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/>
          <table:table-cell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9320895973308552">
            <text:p>0,1932089597</text:p>
          </table:table-cell>
          <table:table-cell office:value-type="float" office:value="0.5604445885521536">
            <text:p>0,5604445886</text:p>
          </table:table-cell>
        </table:table-row>
        <table:table-row>
          <table:table-cell office:value-type="float" office:value="0.8282549460489607">
            <text:p>0,828254946</text:p>
          </table:table-cell>
          <table:table-cell office:value-type="float" office:value="0.08991486879030886">
            <text:p>0,0899148688</text:p>
          </table:table-cell>
        </table:table-row>
        <table:table-row>
          <table:table-cell office:value-type="float" office:value="0.304908905637439">
            <text:p>0,3049089056</text:p>
          </table:table-cell>
          <table:table-cell office:value-type="float" office:value="0.44781442826035467">
            <text:p>0,4478144283</text:p>
          </table:table-cell>
        </table:table-row>
        <table:table-row>
          <table:table-cell office:value-type="float" office:value="0.07841663507271279">
            <text:p>0,0784166351</text:p>
          </table:table-cell>
          <table:table-cell office:value-type="float" office:value="0.7199702960885885">
            <text:p>0,7199702961</text:p>
          </table:table-cell>
        </table:table-row>
        <table:table-row>
          <table:table-cell office:value-type="float" office:value="0.377120683216713">
            <text:p>0,3771206832</text:p>
          </table:table-cell>
          <table:table-cell office:value-type="float" office:value="0.38589847482951734">
            <text:p>0,3858984748</text:p>
          </table:table-cell>
        </table:table-row>
        <table:table-row>
          <table:table-cell office:value-type="float" office:value="0.6968730612521573">
            <text:p>0,6968730613</text:p>
          </table:table-cell>
          <table:table-cell office:value-type="float" office:value="0.16521076836595616">
            <text:p>0,1652107684</text:p>
          </table:table-cell>
        </table:table-row>
        <table:table-row>
          <table:table-cell office:value-type="float" office:value="0.645597218517475">
            <text:p>0,6455972185</text:p>
          </table:table-cell>
          <table:table-cell office:value-type="float" office:value="0.19650935380835022">
            <text:p>0,1965093538</text:p>
          </table:table-cell>
        </table:table-row>
        <table:table-row>
          <table:table-cell office:value-type="float" office:value="0.31047612711694217">
            <text:p>0,3104761271</text:p>
          </table:table-cell>
          <table:table-cell office:value-type="float" office:value="0.4427961529952057">
            <text:p>0,442796153</text:p>
          </table:table-cell>
        </table:table-row>
        <table:table-row>
          <table:table-cell office:value-type="float" office:value="0.7893298035206406">
            <text:p>0,7893298035</text:p>
          </table:table-cell>
          <table:table-cell office:value-type="float" office:value="0.11155765323762246">
            <text:p>0,1115576532</text:p>
          </table:table-cell>
        </table:table-row>
        <table:table-row>
          <table:table-cell office:value-type="float" office:value="0.1410562863916126">
            <text:p>0,1410562864</text:p>
          </table:table-cell>
          <table:table-cell office:value-type="float" office:value="0.6244253917107646">
            <text:p>0,6244253917</text:p>
          </table:table-cell>
        </table:table-row>
        <table:table-row>
          <table:table-cell office:value-type="float" office:value="0.7534463684187956">
            <text:p>0,7534463684</text:p>
          </table:table-cell>
          <table:table-cell office:value-type="float" office:value="0.13198711506176608">
            <text:p>0,1319871151</text:p>
          </table:table-cell>
        </table:table-row>
        <table:table-row>
          <table:table-cell office:value-type="float" office:value="0.5551565917531883">
            <text:p>0,5551565918</text:p>
          </table:table-cell>
          <table:table-cell office:value-type="float" office:value="0.2549116886212828">
            <text:p>0,2549116886</text:p>
          </table:table-cell>
        </table:table-row>
        <table:table-row>
          <table:table-cell office:value-type="float" office:value="0.5978435514885228">
            <text:p>0,5978435515</text:p>
          </table:table-cell>
          <table:table-cell office:value-type="float" office:value="0.22679656526336955">
            <text:p>0,2267965653</text:p>
          </table:table-cell>
        </table:table-row>
        <table:table-row>
          <table:table-cell office:value-type="float" office:value="0.6026128211995625">
            <text:p>0,6026128212</text:p>
          </table:table-cell>
          <table:table-cell office:value-type="float" office:value="0.2237185940655525">
            <text:p>0,2237185941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43674935594803943">
            <text:p>0,4367493559</text:p>
          </table:table-cell>
          <table:table-cell office:value-type="float" office:value="0.33912984940456004">
            <text:p>0,3391298494</text:p>
          </table:table-cell>
        </table:table-row>
        <table:table-row>
          <table:table-cell office:value-type="float" office:value="0.40835986316195144">
            <text:p>0,4083598632</text:p>
          </table:table-cell>
          <table:table-cell office:value-type="float" office:value="0.3609695913636414">
            <text:p>0,3609695914</text:p>
          </table:table-cell>
        </table:table-row>
        <table:table-row>
          <table:table-cell office:value-type="float" office:value="0.1605484041045816">
            <text:p>0,1605484041</text:p>
          </table:table-cell>
          <table:table-cell office:value-type="float" office:value="0.5993150812613712">
            <text:p>0,599315081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7841663507271279">
            <text:p>0,0784166351</text:p>
          </table:table-cell>
          <table:table-cell office:value-type="float" office:value="0.7199702960885885">
            <text:p>0,7199702961</text:p>
          </table:table-cell>
        </table:table-row>
        <table:table-row>
          <table:table-cell office:value-type="float" office:value="0.8282549460489607">
            <text:p>0,828254946</text:p>
          </table:table-cell>
          <table:table-cell office:value-type="float" office:value="0.08991486879030886">
            <text:p>0,0899148688</text:p>
          </table:table-cell>
        </table:table-row>
        <table:table-row>
          <table:table-cell office:value-type="float" office:value="0.23335798625488713">
            <text:p>0,2333579863</text:p>
          </table:table-cell>
          <table:table-cell office:value-type="float" office:value="0.516928590936198">
            <text:p>0,5169285909</text:p>
          </table:table-cell>
        </table:table-row>
        <table:table-row>
          <table:table-cell office:value-type="float" office:value="0.510311121336288">
            <text:p>0,5103111213</text:p>
          </table:table-cell>
          <table:table-cell office:value-type="float" office:value="0.28563936185125094">
            <text:p>0,2856393619</text:p>
          </table:table-cell>
        </table:table-row>
        <table:table-row>
          <table:table-cell office:value-type="float" office:value="0.43674935594803943">
            <text:p>0,4367493559</text:p>
          </table:table-cell>
          <table:table-cell office:value-type="float" office:value="0.33912984940456004">
            <text:p>0,3391298494</text:p>
          </table:table-cell>
        </table:table-row>
        <table:table-row>
          <table:table-cell office:value-type="float" office:value="0.304908905637439">
            <text:p>0,3049089056</text:p>
          </table:table-cell>
          <table:table-cell office:value-type="float" office:value="0.44781442826035467">
            <text:p>0,4478144283</text:p>
          </table:table-cell>
        </table:table-row>
        <table:table-row>
          <table:table-cell office:value-type="float" office:value="0.7534463684187956">
            <text:p>0,7534463684</text:p>
          </table:table-cell>
          <table:table-cell office:value-type="float" office:value="0.13198711506176608">
            <text:p>0,1319871151</text:p>
          </table:table-cell>
        </table:table-row>
        <table:table-row>
          <table:table-cell office:value-type="float" office:value="0.6968730612521573">
            <text:p>0,6968730613</text:p>
          </table:table-cell>
          <table:table-cell office:value-type="float" office:value="0.16521076836595616">
            <text:p>0,1652107684</text:p>
          </table:table-cell>
        </table:table-row>
        <table:table-row>
          <table:table-cell office:value-type="float" office:value="0.19320895973308552">
            <text:p>0,1932089597</text:p>
          </table:table-cell>
          <table:table-cell office:value-type="float" office:value="0.5604445885521536">
            <text:p>0,5604445886</text:p>
          </table:table-cell>
        </table:table-row>
        <table:table-row>
          <table:table-cell office:value-type="float" office:value="0.10541080520984789">
            <text:p>0,1054108052</text:p>
          </table:table-cell>
          <table:table-cell office:value-type="float" office:value="0.675329697678017">
            <text:p>0,6753296977</text:p>
          </table:table-cell>
        </table:table-row>
        <table:table-row>
          <table:table-cell office:value-type="float" office:value="0.645597218517475">
            <text:p>0,6455972185</text:p>
          </table:table-cell>
          <table:table-cell office:value-type="float" office:value="0.19650935380835022">
            <text:p>0,1965093538</text:p>
          </table:table-cell>
        </table:table-row>
        <table:table-row>
          <table:table-cell office:value-type="float" office:value="0.1605484041045816">
            <text:p>0,1605484041</text:p>
          </table:table-cell>
          <table:table-cell office:value-type="float" office:value="0.5993150812613712">
            <text:p>0,5993150813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5551565917531883">
            <text:p>0,5551565918</text:p>
          </table:table-cell>
          <table:table-cell office:value-type="float" office:value="0.2549116886212828">
            <text:p>0,2549116886</text:p>
          </table:table-cell>
        </table:table-row>
        <table:table-row>
          <table:table-cell office:value-type="float" office:value="0.31395777849545137">
            <text:p>0,3139577785</text:p>
          </table:table-cell>
          <table:table-cell office:value-type="float" office:value="0.4396806459745912">
            <text:p>0,439680646</text:p>
          </table:table-cell>
        </table:table-row>
        <table:table-row>
          <table:table-cell office:value-type="float" office:value="0.40835986316195144">
            <text:p>0,4083598632</text:p>
          </table:table-cell>
          <table:table-cell office:value-type="float" office:value="0.3609695913636414">
            <text:p>0,3609695914</text:p>
          </table:table-cell>
        </table:table-row>
        <table:table-row>
          <table:table-cell office:value-type="float" office:value="0.35012651307957793">
            <text:p>0,3501265131</text:p>
          </table:table-cell>
          <table:table-cell office:value-type="float" office:value="0.4082851082830702">
            <text:p>0,4082851083</text:p>
          </table:table-cell>
        </table:table-row>
        <table:table-row>
          <table:table-cell office:value-type="float" office:value="0.18113145210340056">
            <text:p>0,1811314521</text:p>
          </table:table-cell>
          <table:table-cell office:value-type="float" office:value="0.5744045910686999">
            <text:p>0,57440459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282549460489607">
            <text:p>0,828254946</text:p>
          </table:table-cell>
          <table:table-cell office:value-type="float" office:value="0.08991486879030886">
            <text:p>0,0899148688</text:p>
          </table:table-cell>
        </table:table-row>
        <table:table-row>
          <table:table-cell office:value-type="float" office:value="0.03401944108358474">
            <text:p>0,0340194411</text:p>
          </table:table-cell>
          <table:table-cell office:value-type="float" office:value="0.8155564013483126">
            <text:p>0,8155564013</text:p>
          </table:table-cell>
        </table:table-row>
        <table:table-row>
          <table:table-cell office:value-type="float" office:value="0.7534463684187956">
            <text:p>0,7534463684</text:p>
          </table:table-cell>
          <table:table-cell office:value-type="float" office:value="0.13198711506176608">
            <text:p>0,1319871151</text:p>
          </table:table-cell>
        </table:table-row>
        <table:table-row>
          <table:table-cell office:value-type="float" office:value="0.07841663507271279">
            <text:p>0,0784166351</text:p>
          </table:table-cell>
          <table:table-cell office:value-type="float" office:value="0.7199702960885885">
            <text:p>0,7199702961</text:p>
          </table:table-cell>
        </table:table-row>
        <table:table-row>
          <table:table-cell office:value-type="float" office:value="0.5551565917531883">
            <text:p>0,5551565918</text:p>
          </table:table-cell>
          <table:table-cell office:value-type="float" office:value="0.2549116886212828">
            <text:p>0,2549116886</text:p>
          </table:table-cell>
        </table:table-row>
        <table:table-row>
          <table:table-cell office:value-type="float" office:value="0.1605484041045816">
            <text:p>0,1605484041</text:p>
          </table:table-cell>
          <table:table-cell office:value-type="float" office:value="0.5993150812613712">
            <text:p>0,5993150813</text:p>
          </table:table-cell>
        </table:table-row>
        <table:table-row>
          <table:table-cell office:value-type="float" office:value="0.6203164434885267">
            <text:p>0,6203164435</text:p>
          </table:table-cell>
          <table:table-cell office:value-type="float" office:value="0.21239829641593166">
            <text:p>0,2123982964</text:p>
          </table:table-cell>
        </table:table-row>
        <table:table-row>
          <table:table-cell office:value-type="float" office:value="0.26976557749671615">
            <text:p>0,2697655775</text:p>
          </table:table-cell>
          <table:table-cell office:value-type="float" office:value="0.4806103798719923">
            <text:p>0,4806103799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6968730612521573">
            <text:p>0,6968730613</text:p>
          </table:table-cell>
          <table:table-cell office:value-type="float" office:value="0.16521076836595616">
            <text:p>0,1652107684</text:p>
          </table:table-cell>
        </table:table-row>
        <table:table-row>
          <table:table-cell office:value-type="float" office:value="0.23335798625488713">
            <text:p>0,2333579863</text:p>
          </table:table-cell>
          <table:table-cell office:value-type="float" office:value="0.516928590936198">
            <text:p>0,5169285909</text:p>
          </table:table-cell>
        </table:table-row>
        <table:table-row>
          <table:table-cell office:value-type="float" office:value="0.7139923128172133">
            <text:p>0,7139923128</text:p>
          </table:table-cell>
          <table:table-cell office:value-type="float" office:value="0.15501934174963905">
            <text:p>0,1550193417</text:p>
          </table:table-cell>
        </table:table-row>
        <table:table-row>
          <table:table-cell office:value-type="float" office:value="0.304908905637439">
            <text:p>0,3049089056</text:p>
          </table:table-cell>
          <table:table-cell office:value-type="float" office:value="0.44781442826035467">
            <text:p>0,4478144283</text:p>
          </table:table-cell>
        </table:table-row>
        <table:table-row>
          <table:table-cell office:value-type="float" office:value="0.31395777849545137">
            <text:p>0,3139577785</text:p>
          </table:table-cell>
          <table:table-cell office:value-type="float" office:value="0.4396806459745912">
            <text:p>0,439680646</text:p>
          </table:table-cell>
        </table:table-row>
        <table:table-row>
          <table:table-cell office:value-type="float" office:value="0.6462264705171329">
            <text:p>0,6462264705</text:p>
          </table:table-cell>
          <table:table-cell office:value-type="float" office:value="0.19611787523472513">
            <text:p>0,1961178752</text:p>
          </table:table-cell>
        </table:table-row>
        <table:table-row>
          <table:table-cell office:value-type="float" office:value="0.35012651307957793">
            <text:p>0,3501265131</text:p>
          </table:table-cell>
          <table:table-cell office:value-type="float" office:value="0.4082851082830702">
            <text:p>0,4082851083</text:p>
          </table:table-cell>
        </table:table-row>
        <table:table-row>
          <table:table-cell office:value-type="float" office:value="0.08731473737757238">
            <text:p>0,0873147374</text:p>
          </table:table-cell>
          <table:table-cell office:value-type="float" office:value="0.7045093277655412">
            <text:p>0,7045093278</text:p>
          </table:table-cell>
        </table:table-row>
        <table:table-row>
          <table:table-cell office:value-type="float" office:value="0.18113145210340056">
            <text:p>0,1811314521</text:p>
          </table:table-cell>
          <table:table-cell office:value-type="float" office:value="0.5744045910686999">
            <text:p>0,57440459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075585580752976">
            <text:p>0,5075585581</text:p>
          </table:table-cell>
          <table:table-cell office:value-type="float" office:value="0.28756855903511835">
            <text:p>0,287568559</text:p>
          </table:table-cell>
        </table:table-row>
        <table:table-row>
          <table:table-cell office:value-type="float" office:value="0.42267248943174685">
            <text:p>0,4226724894</text:p>
          </table:table-cell>
          <table:table-cell office:value-type="float" office:value="0.34986732936134735">
            <text:p>0,3498673294</text:p>
          </table:table-cell>
        </table:table-row>
        <table:table-row>
          <table:table-cell office:value-type="float" office:value="0.8282549460489607">
            <text:p>0,828254946</text:p>
          </table:table-cell>
          <table:table-cell office:value-type="float" office:value="0.08991486879030886">
            <text:p>0,0899148688</text:p>
          </table:table-cell>
        </table:table-row>
        <table:table-row>
          <table:table-cell office:value-type="float" office:value="0.5551565917531883">
            <text:p>0,5551565918</text:p>
          </table:table-cell>
          <table:table-cell office:value-type="float" office:value="0.2549116886212828">
            <text:p>0,2549116886</text:p>
          </table:table-cell>
        </table:table-row>
        <table:table-row>
          <table:table-cell office:value-type="float" office:value="0.9178273526126955">
            <text:p>0,9178273526</text:p>
          </table:table-cell>
          <table:table-cell office:value-type="float" office:value="0.04196693553265318">
            <text:p>0,0419669355</text:p>
          </table:table-cell>
        </table:table-row>
        <table:table-row>
          <table:table-cell office:value-type="float" office:value="0.07841663507271279">
            <text:p>0,0784166351</text:p>
          </table:table-cell>
          <table:table-cell office:value-type="float" office:value="0.7199702960885885">
            <text:p>0,7199702961</text:p>
          </table:table-cell>
        </table:table-row>
        <table:table-row>
          <table:table-cell office:value-type="float" office:value="0.18113145210340056">
            <text:p>0,1811314521</text:p>
          </table:table-cell>
          <table:table-cell office:value-type="float" office:value="0.5744045910686999">
            <text:p>0,5744045911</text:p>
          </table:table-cell>
        </table:table-row>
        <table:table-row>
          <table:table-cell office:value-type="float" office:value="0.1605484041045816">
            <text:p>0,1605484041</text:p>
          </table:table-cell>
          <table:table-cell office:value-type="float" office:value="0.5993150812613712">
            <text:p>0,5993150813</text:p>
          </table:table-cell>
        </table:table-row>
        <table:table-row>
          <table:table-cell office:value-type="float" office:value="0.03401944108358474">
            <text:p>0,0340194411</text:p>
          </table:table-cell>
          <table:table-cell office:value-type="float" office:value="0.8155564013483126">
            <text:p>0,8155564013</text:p>
          </table:table-cell>
        </table:table-row>
        <table:table-row>
          <table:table-cell office:value-type="float" office:value="0.37928595944078547">
            <text:p>0,3792859594</text:p>
          </table:table-cell>
          <table:table-cell office:value-type="float" office:value="0.3841380354001511">
            <text:p>0,3841380354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6203164434885267">
            <text:p>0,6203164435</text:p>
          </table:table-cell>
          <table:table-cell office:value-type="float" office:value="0.21239829641593166">
            <text:p>0,2123982964</text:p>
          </table:table-cell>
        </table:table-row>
        <table:table-row>
          <table:table-cell office:value-type="float" office:value="0.7830934916762213">
            <text:p>0,7830934917</text:p>
          </table:table-cell>
          <table:table-cell office:value-type="float" office:value="0.11507430160706633">
            <text:p>0,1150743016</text:p>
          </table:table-cell>
        </table:table-row>
        <table:table-row>
          <table:table-cell office:value-type="float" office:value="0.23335798625488713">
            <text:p>0,2333579863</text:p>
          </table:table-cell>
          <table:table-cell office:value-type="float" office:value="0.516928590936198">
            <text:p>0,5169285909</text:p>
          </table:table-cell>
        </table:table-row>
        <table:table-row>
          <table:table-cell office:value-type="float" office:value="0.6968730612521573">
            <text:p>0,6968730613</text:p>
          </table:table-cell>
          <table:table-cell office:value-type="float" office:value="0.16521076836595616">
            <text:p>0,1652107684</text:p>
          </table:table-cell>
        </table:table-row>
        <table:table-row>
          <table:table-cell office:value-type="float" office:value="0.6492367258048497">
            <text:p>0,6492367258</text:p>
          </table:table-cell>
          <table:table-cell office:value-type="float" office:value="0.1942477267764926">
            <text:p>0,1942477268</text:p>
          </table:table-cell>
        </table:table-row>
        <table:table-row>
          <table:table-cell office:value-type="float" office:value="0.23456746886849164">
            <text:p>0,2345674689</text:p>
          </table:table-cell>
          <table:table-cell office:value-type="float" office:value="0.5156783415244661">
            <text:p>0,5156783415</text:p>
          </table:table-cell>
        </table:table-row>
        <table:table-row>
          <table:table-cell office:value-type="float" office:value="0.26976557749671615">
            <text:p>0,2697655775</text:p>
          </table:table-cell>
          <table:table-cell office:value-type="float" office:value="0.4806103798719923">
            <text:p>0,480610379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37928595944078547">
            <text:p>0,3792859594</text:p>
          </table:table-cell>
          <table:table-cell office:value-type="float" office:value="0.3841380354001511">
            <text:p>0,3841380354</text:p>
          </table:table-cell>
        </table:table-row>
        <table:table-row>
          <table:table-cell office:value-type="float" office:value="0.2733306335714451">
            <text:p>0,2733306336</text:p>
          </table:table-cell>
          <table:table-cell office:value-type="float" office:value="0.47718967725240435">
            <text:p>0,4771896773</text:p>
          </table:table-cell>
        </table:table-row>
        <table:table-row>
          <table:table-cell office:value-type="float" office:value="0.7830934916762213">
            <text:p>0,7830934917</text:p>
          </table:table-cell>
          <table:table-cell office:value-type="float" office:value="0.11507430160706633">
            <text:p>0,1150743016</text:p>
          </table:table-cell>
        </table:table-row>
        <table:table-row>
          <table:table-cell office:value-type="float" office:value="0.18113145210340056">
            <text:p>0,1811314521</text:p>
          </table:table-cell>
          <table:table-cell office:value-type="float" office:value="0.5744045910686999">
            <text:p>0,5744045911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6968730612521573">
            <text:p>0,6968730613</text:p>
          </table:table-cell>
          <table:table-cell office:value-type="float" office:value="0.16521076836595616">
            <text:p>0,1652107684</text:p>
          </table:table-cell>
        </table:table-row>
        <table:table-row>
          <table:table-cell office:value-type="float" office:value="0.1605484041045816">
            <text:p>0,1605484041</text:p>
          </table:table-cell>
          <table:table-cell office:value-type="float" office:value="0.5993150812613712">
            <text:p>0,5993150813</text:p>
          </table:table-cell>
        </table:table-row>
        <table:table-row>
          <table:table-cell office:value-type="float" office:value="0.5551565917531883">
            <text:p>0,5551565918</text:p>
          </table:table-cell>
          <table:table-cell office:value-type="float" office:value="0.2549116886212828">
            <text:p>0,2549116886</text:p>
          </table:table-cell>
        </table:table-row>
        <table:table-row>
          <table:table-cell office:value-type="float" office:value="0.9178273526126955">
            <text:p>0,9178273526</text:p>
          </table:table-cell>
          <table:table-cell office:value-type="float" office:value="0.04196693553265318">
            <text:p>0,0419669355</text:p>
          </table:table-cell>
        </table:table-row>
        <table:table-row>
          <table:table-cell office:value-type="float" office:value="0.43511508782162345">
            <text:p>0,4351150878</text:p>
          </table:table-cell>
          <table:table-cell office:value-type="float" office:value="0.3403674600039629">
            <text:p>0,34036746</text:p>
          </table:table-cell>
        </table:table-row>
        <table:table-row>
          <table:table-cell office:value-type="float" office:value="0.4993274633723503">
            <text:p>0,4993274634</text:p>
          </table:table-cell>
          <table:table-cell office:value-type="float" office:value="0.2933689340452471">
            <text:p>0,293368934</text:p>
          </table:table-cell>
        </table:table-row>
        <table:table-row>
          <table:table-cell office:value-type="float" office:value="0.8573935512856372">
            <text:p>0,8573935513</text:p>
          </table:table-cell>
          <table:table-cell office:value-type="float" office:value="0.07404451981445825">
            <text:p>0,0740445198</text:p>
          </table:table-cell>
        </table:table-row>
        <table:table-row>
          <table:table-cell office:value-type="float" office:value="0.07841663507271279">
            <text:p>0,0784166351</text:p>
          </table:table-cell>
          <table:table-cell office:value-type="float" office:value="0.7199702960885885">
            <text:p>0,7199702961</text:p>
          </table:table-cell>
        </table:table-row>
        <table:table-row>
          <table:table-cell office:value-type="float" office:value="0.23335798625488713">
            <text:p>0,2333579863</text:p>
          </table:table-cell>
          <table:table-cell office:value-type="float" office:value="0.516928590936198">
            <text:p>0,5169285909</text:p>
          </table:table-cell>
        </table:table-row>
        <table:table-row>
          <table:table-cell office:value-type="float" office:value="0.6191787362600957">
            <text:p>0,6191787363</text:p>
          </table:table-cell>
          <table:table-cell office:value-type="float" office:value="0.21312088840782173">
            <text:p>0,2131208884</text:p>
          </table:table-cell>
        </table:table-row>
        <table:table-row>
          <table:table-cell office:value-type="float" office:value="0.0966851650045163">
            <text:p>0,096685165</text:p>
          </table:table-cell>
          <table:table-cell office:value-type="float" office:value="0.6890576178702615">
            <text:p>0,6890576179</text:p>
          </table:table-cell>
        </table:table-row>
        <table:table-row>
          <table:table-cell office:value-type="float" office:value="0.03401944108358474">
            <text:p>0,0340194411</text:p>
          </table:table-cell>
          <table:table-cell office:value-type="float" office:value="0.8155564013483126">
            <text:p>0,8155564013</text:p>
          </table:table-cell>
        </table:table-row>
        <table:table-row>
          <table:table-cell office:value-type="float" office:value="0.39727274167101273">
            <text:p>0,3972727417</text:p>
          </table:table-cell>
          <table:table-cell office:value-type="float" office:value="0.3697042426994984">
            <text:p>0,369704242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993274633723503">
            <text:p>0,4993274634</text:p>
          </table:table-cell>
          <table:table-cell office:value-type="float" office:value="0.2933689340452471">
            <text:p>0,293368934</text:p>
          </table:table-cell>
        </table:table-row>
        <table:table-row>
          <table:table-cell office:value-type="float" office:value="0.7830934916762213">
            <text:p>0,7830934917</text:p>
          </table:table-cell>
          <table:table-cell office:value-type="float" office:value="0.11507430160706633">
            <text:p>0,1150743016</text:p>
          </table:table-cell>
        </table:table-row>
        <table:table-row>
          <table:table-cell office:value-type="float" office:value="0.6191787362600957">
            <text:p>0,6191787363</text:p>
          </table:table-cell>
          <table:table-cell office:value-type="float" office:value="0.21312088840782173">
            <text:p>0,2131208884</text:p>
          </table:table-cell>
        </table:table-row>
        <table:table-row>
          <table:table-cell office:value-type="float" office:value="0.03401944108358474">
            <text:p>0,0340194411</text:p>
          </table:table-cell>
          <table:table-cell office:value-type="float" office:value="0.8155564013483126">
            <text:p>0,8155564013</text:p>
          </table:table-cell>
        </table:table-row>
        <table:table-row>
          <table:table-cell office:value-type="float" office:value="0.6968730612521573">
            <text:p>0,6968730613</text:p>
          </table:table-cell>
          <table:table-cell office:value-type="float" office:value="0.16521076836595616">
            <text:p>0,1652107684</text:p>
          </table:table-cell>
        </table:table-row>
        <table:table-row>
          <table:table-cell office:value-type="float" office:value="0.1605484041045816">
            <text:p>0,1605484041</text:p>
          </table:table-cell>
          <table:table-cell office:value-type="float" office:value="0.5993150812613712">
            <text:p>0,5993150813</text:p>
          </table:table-cell>
        </table:table-row>
        <table:table-row>
          <table:table-cell office:value-type="float" office:value="0.07841663507271279">
            <text:p>0,0784166351</text:p>
          </table:table-cell>
          <table:table-cell office:value-type="float" office:value="0.7199702960885885">
            <text:p>0,7199702961</text:p>
          </table:table-cell>
        </table:table-row>
        <table:table-row>
          <table:table-cell office:value-type="float" office:value="0.7460902373574854">
            <text:p>0,7460902374</text:p>
          </table:table-cell>
          <table:table-cell office:value-type="float" office:value="0.13623484826170174">
            <text:p>0,1362348483</text:p>
          </table:table-cell>
        </table:table-row>
        <table:table-row>
          <table:table-cell office:value-type="float" office:value="0.8573935512856372">
            <text:p>0,8573935513</text:p>
          </table:table-cell>
          <table:table-cell office:value-type="float" office:value="0.07404451981445825">
            <text:p>0,0740445198</text:p>
          </table:table-cell>
        </table:table-row>
        <table:table-row>
          <table:table-cell office:value-type="float" office:value="0.6542940199794636">
            <text:p>0,65429402</text:p>
          </table:table-cell>
          <table:table-cell office:value-type="float" office:value="0.19111557069043317">
            <text:p>0,1911155707</text:p>
          </table:table-cell>
        </table:table-row>
        <table:table-row>
          <table:table-cell office:value-type="float" office:value="0.5551565917531883">
            <text:p>0,5551565918</text:p>
          </table:table-cell>
          <table:table-cell office:value-type="float" office:value="0.2549116886212828">
            <text:p>0,2549116886</text:p>
          </table:table-cell>
        </table:table-row>
        <table:table-row>
          <table:table-cell office:value-type="float" office:value="0.44005377241768695">
            <text:p>0,4400537724</text:p>
          </table:table-cell>
          <table:table-cell office:value-type="float" office:value="0.33663451068231853">
            <text:p>0,3366345107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19103612656021202">
            <text:p>0,1910361266</text:p>
          </table:table-cell>
          <table:table-cell office:value-type="float" office:value="0.5629232029034119">
            <text:p>0,5629232029</text:p>
          </table:table-cell>
        </table:table-row>
        <table:table-row>
          <table:table-cell office:value-type="float" office:value="0.30272144757085473">
            <text:p>0,3027214476</text:p>
          </table:table-cell>
          <table:table-cell office:value-type="float" office:value="0.44979872085676254">
            <text:p>0,4497987209</text:p>
          </table:table-cell>
        </table:table-row>
        <table:table-row>
          <table:table-cell office:value-type="float" office:value="0.23335798625488713">
            <text:p>0,2333579863</text:p>
          </table:table-cell>
          <table:table-cell office:value-type="float" office:value="0.516928590936198">
            <text:p>0,5169285909</text:p>
          </table:table-cell>
        </table:table-row>
        <table:table-row>
          <table:table-cell office:value-type="float" office:value="0.5502179071571249">
            <text:p>0,5502179072</text:p>
          </table:table-cell>
          <table:table-cell office:value-type="float" office:value="0.2582332528637288">
            <text:p>0,2582332529</text:p>
          </table:table-cell>
        </table:table-row>
        <table:table-row>
          <table:table-cell office:value-type="float" office:value="0.0966851650045163">
            <text:p>0,096685165</text:p>
          </table:table-cell>
          <table:table-cell office:value-type="float" office:value="0.6890576178702615">
            <text:p>0,68905761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30272144757085473">
            <text:p>0,3027214476</text:p>
          </table:table-cell>
          <table:table-cell office:value-type="float" office:value="0.44979872085676254">
            <text:p>0,4497987209</text:p>
          </table:table-cell>
        </table:table-row>
        <table:table-row>
          <table:table-cell office:value-type="float" office:value="0.41287536898629734">
            <text:p>0,412875369</text:p>
          </table:table-cell>
          <table:table-cell office:value-type="float" office:value="0.3574462131569861">
            <text:p>0,3574462132</text:p>
          </table:table-cell>
        </table:table-row>
        <table:table-row>
          <table:table-cell office:value-type="float" office:value="0.03401944108358474">
            <text:p>0,0340194411</text:p>
          </table:table-cell>
          <table:table-cell office:value-type="float" office:value="0.8155564013483126">
            <text:p>0,8155564013</text:p>
          </table:table-cell>
        </table:table-row>
        <table:table-row>
          <table:table-cell office:value-type="float" office:value="0.07841663507271279">
            <text:p>0,0784166351</text:p>
          </table:table-cell>
          <table:table-cell office:value-type="float" office:value="0.7199702960885885">
            <text:p>0,7199702961</text:p>
          </table:table-cell>
        </table:table-row>
        <table:table-row>
          <table:table-cell office:value-type="float" office:value="0.6191787362600957">
            <text:p>0,6191787363</text:p>
          </table:table-cell>
          <table:table-cell office:value-type="float" office:value="0.21312088840782173">
            <text:p>0,2131208884</text:p>
          </table:table-cell>
        </table:table-row>
        <table:table-row>
          <table:table-cell office:value-type="float" office:value="0.8760968959796519">
            <text:p>0,876096896</text:p>
          </table:table-cell>
          <table:table-cell office:value-type="float" office:value="0.0639995213785135">
            <text:p>0,0639995214</text:p>
          </table:table-cell>
        </table:table-row>
        <table:table-row>
          <table:table-cell office:value-type="float" office:value="0.25582860544261404">
            <text:p>0,2558286054</text:p>
          </table:table-cell>
          <table:table-cell office:value-type="float" office:value="0.494204976850687">
            <text:p>0,4942049769</text:p>
          </table:table-cell>
        </table:table-row>
        <table:table-row>
          <table:table-cell office:value-type="float" office:value="0.5551565917531883">
            <text:p>0,5551565918</text:p>
          </table:table-cell>
          <table:table-cell office:value-type="float" office:value="0.2549116886212828">
            <text:p>0,2549116886</text:p>
          </table:table-cell>
        </table:table-row>
        <table:table-row>
          <table:table-cell office:value-type="float" office:value="0.8073407909870933">
            <text:p>0,807340791</text:p>
          </table:table-cell>
          <table:table-cell office:value-type="float" office:value="0.10147855285079965">
            <text:p>0,1014785529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8573935512856372">
            <text:p>0,8573935513</text:p>
          </table:table-cell>
          <table:table-cell office:value-type="float" office:value="0.07404451981445825">
            <text:p>0,0740445198</text:p>
          </table:table-cell>
        </table:table-row>
        <table:table-row>
          <table:table-cell office:value-type="float" office:value="0.19103612656021202">
            <text:p>0,1910361266</text:p>
          </table:table-cell>
          <table:table-cell office:value-type="float" office:value="0.5629232029034119">
            <text:p>0,5629232029</text:p>
          </table:table-cell>
        </table:table-row>
        <table:table-row>
          <table:table-cell office:value-type="float" office:value="0.1547255331259387">
            <text:p>0,1547255331</text:p>
          </table:table-cell>
          <table:table-cell office:value-type="float" office:value="0.6066483340241983">
            <text:p>0,606648334</text:p>
          </table:table-cell>
        </table:table-row>
        <table:table-row>
          <table:table-cell office:value-type="float" office:value="0.516491880059354">
            <text:p>0,5164918801</text:p>
          </table:table-cell>
          <table:table-cell office:value-type="float" office:value="0.2813263048786647">
            <text:p>0,2813263049</text:p>
          </table:table-cell>
        </table:table-row>
        <table:table-row>
          <table:table-cell office:value-type="float" office:value="0.6968730612521573">
            <text:p>0,6968730613</text:p>
          </table:table-cell>
          <table:table-cell office:value-type="float" office:value="0.16521076836595616">
            <text:p>0,1652107684</text:p>
          </table:table-cell>
        </table:table-row>
        <table:table-row>
          <table:table-cell office:value-type="float" office:value="0.1605484041045816">
            <text:p>0,1605484041</text:p>
          </table:table-cell>
          <table:table-cell office:value-type="float" office:value="0.5993150812613712">
            <text:p>0,5993150813</text:p>
          </table:table-cell>
        </table:table-row>
        <table:table-row>
          <table:table-cell office:value-type="float" office:value="0.7043467802780073">
            <text:p>0,7043467803</text:p>
          </table:table-cell>
          <table:table-cell office:value-type="float" office:value="0.1607462956423681">
            <text:p>0,1607462956</text:p>
          </table:table-cell>
        </table:table-row>
        <table:table-row>
          <table:table-cell office:value-type="float" office:value="0.7460902373574854">
            <text:p>0,7460902374</text:p>
          </table:table-cell>
          <table:table-cell office:value-type="float" office:value="0.13623484826170174">
            <text:p>0,136234848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30272144757085473">
            <text:p>0,3027214476</text:p>
          </table:table-cell>
          <table:table-cell office:value-type="float" office:value="0.44979872085676254">
            <text:p>0,4497987209</text:p>
          </table:table-cell>
        </table:table-row>
        <table:table-row>
          <table:table-cell office:value-type="float" office:value="0.41287536898629734">
            <text:p>0,412875369</text:p>
          </table:table-cell>
          <table:table-cell office:value-type="float" office:value="0.3574462131569861">
            <text:p>0,3574462132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4592660313693402">
            <text:p>0,4592660314</text:p>
          </table:table-cell>
          <table:table-cell office:value-type="float" office:value="0.3223083065513196">
            <text:p>0,3223083066</text:p>
          </table:table-cell>
        </table:table-row>
        <table:table-row>
          <table:table-cell office:value-type="float" office:value="0.07057909916161016">
            <text:p>0,0705790992</text:p>
          </table:table-cell>
          <table:table-cell office:value-type="float" office:value="0.7343327284711002">
            <text:p>0,7343327285</text:p>
          </table:table-cell>
        </table:table-row>
        <table:table-row>
          <table:table-cell office:value-type="float" office:value="0.19103612656021202">
            <text:p>0,1910361266</text:p>
          </table:table-cell>
          <table:table-cell office:value-type="float" office:value="0.5629232029034119">
            <text:p>0,5629232029</text:p>
          </table:table-cell>
        </table:table-row>
        <table:table-row>
          <table:table-cell office:value-type="float" office:value="0.8073407909870933">
            <text:p>0,807340791</text:p>
          </table:table-cell>
          <table:table-cell office:value-type="float" office:value="0.10147855285079965">
            <text:p>0,1014785529</text:p>
          </table:table-cell>
        </table:table-row>
        <table:table-row>
          <table:table-cell office:value-type="float" office:value="0.03642646601585122">
            <text:p>0,036426466</text:p>
          </table:table-cell>
          <table:table-cell office:value-type="float" office:value="0.8091428125119433">
            <text:p>0,8091428125</text:p>
          </table:table-cell>
        </table:table-row>
        <table:table-row>
          <table:table-cell office:value-type="float" office:value="0.5551565917531883">
            <text:p>0,5551565918</text:p>
          </table:table-cell>
          <table:table-cell office:value-type="float" office:value="0.2549116886212828">
            <text:p>0,2549116886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6968730612521573">
            <text:p>0,6968730613</text:p>
          </table:table-cell>
          <table:table-cell office:value-type="float" office:value="0.16521076836595616">
            <text:p>0,1652107684</text:p>
          </table:table-cell>
        </table:table-row>
        <table:table-row>
          <table:table-cell office:value-type="float" office:value="0.8573935512856372">
            <text:p>0,8573935513</text:p>
          </table:table-cell>
          <table:table-cell office:value-type="float" office:value="0.07404451981445825">
            <text:p>0,0740445198</text:p>
          </table:table-cell>
        </table:table-row>
        <table:table-row>
          <table:table-cell office:value-type="float" office:value="0.6380491827909224">
            <text:p>0,6380491828</text:p>
          </table:table-cell>
          <table:table-cell office:value-type="float" office:value="0.20122019129742497">
            <text:p>0,2012201913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1547255331259387">
            <text:p>0,1547255331</text:p>
          </table:table-cell>
          <table:table-cell office:value-type="float" office:value="0.6066483340241983">
            <text:p>0,606648334</text:p>
          </table:table-cell>
        </table:table-row>
        <table:table-row>
          <table:table-cell office:value-type="float" office:value="0.5114228510821714">
            <text:p>0,5114228511</text:p>
          </table:table-cell>
          <table:table-cell office:value-type="float" office:value="0.28486165598384294">
            <text:p>0,284861656</text:p>
          </table:table-cell>
        </table:table-row>
        <table:table-row>
          <table:table-cell office:value-type="float" office:value="0.7775494138837777">
            <text:p>0,7775494139</text:p>
          </table:table-cell>
          <table:table-cell office:value-type="float" office:value="0.11821237597493028">
            <text:p>0,118212376</text:p>
          </table:table-cell>
        </table:table-row>
        <table:table-row>
          <table:table-cell office:value-type="float" office:value="0.2793659843149782">
            <text:p>0,2793659843</text:p>
          </table:table-cell>
          <table:table-cell office:value-type="float" office:value="0.47144916581753626">
            <text:p>0,471449165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114228510821714">
            <text:p>0,5114228511</text:p>
          </table:table-cell>
          <table:table-cell office:value-type="float" office:value="0.28486165598384294">
            <text:p>0,284861656</text:p>
          </table:table-cell>
        </table:table-row>
        <table:table-row>
          <table:table-cell office:value-type="float" office:value="0.41287536898629734">
            <text:p>0,412875369</text:p>
          </table:table-cell>
          <table:table-cell office:value-type="float" office:value="0.3574462131569861">
            <text:p>0,3574462132</text:p>
          </table:table-cell>
        </table:table-row>
        <table:table-row>
          <table:table-cell office:value-type="float" office:value="0.03642646601585122">
            <text:p>0,036426466</text:p>
          </table:table-cell>
          <table:table-cell office:value-type="float" office:value="0.8091428125119433">
            <text:p>0,8091428125</text:p>
          </table:table-cell>
        </table:table-row>
        <table:table-row>
          <table:table-cell office:value-type="float" office:value="0.2191434701969337">
            <text:p>0,2191434702</text:p>
          </table:table-cell>
          <table:table-cell office:value-type="float" office:value="0.5318723783016711">
            <text:p>0,5318723783</text:p>
          </table:table-cell>
        </table:table-row>
        <table:table-row>
          <table:table-cell office:value-type="float" office:value="0.07057909916161016">
            <text:p>0,0705790992</text:p>
          </table:table-cell>
          <table:table-cell office:value-type="float" office:value="0.7343327284711002">
            <text:p>0,7343327285</text:p>
          </table:table-cell>
        </table:table-row>
        <table:table-row>
          <table:table-cell office:value-type="float" office:value="0.34184276679415354">
            <text:p>0,3418427668</text:p>
          </table:table-cell>
          <table:table-cell office:value-type="float" office:value="0.41532678632063746">
            <text:p>0,4153267863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7448780209154465">
            <text:p>0,7448780209</text:p>
          </table:table-cell>
          <table:table-cell office:value-type="float" office:value="0.13693683839741688">
            <text:p>0,1369368384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8573935512856372">
            <text:p>0,8573935513</text:p>
          </table:table-cell>
          <table:table-cell office:value-type="float" office:value="0.07404451981445825">
            <text:p>0,0740445198</text:p>
          </table:table-cell>
        </table:table-row>
        <table:table-row>
          <table:table-cell office:value-type="float" office:value="0.2680478772454148">
            <text:p>0,2680478772</text:p>
          </table:table-cell>
          <table:table-cell office:value-type="float" office:value="0.48226659635927027">
            <text:p>0,4822665964</text:p>
          </table:table-cell>
        </table:table-row>
        <table:table-row>
          <table:table-cell office:value-type="float" office:value="0.8073407909870933">
            <text:p>0,807340791</text:p>
          </table:table-cell>
          <table:table-cell office:value-type="float" office:value="0.10147855285079965">
            <text:p>0,1014785529</text:p>
          </table:table-cell>
        </table:table-row>
        <table:table-row>
          <table:table-cell office:value-type="float" office:value="0.1547255331259387">
            <text:p>0,1547255331</text:p>
          </table:table-cell>
          <table:table-cell office:value-type="float" office:value="0.6066483340241983">
            <text:p>0,606648334</text:p>
          </table:table-cell>
        </table:table-row>
        <table:table-row>
          <table:table-cell office:value-type="float" office:value="0.5551565917531883">
            <text:p>0,5551565918</text:p>
          </table:table-cell>
          <table:table-cell office:value-type="float" office:value="0.2549116886212828">
            <text:p>0,2549116886</text:p>
          </table:table-cell>
        </table:table-row>
        <table:table-row>
          <table:table-cell office:value-type="float" office:value="0.5736481057604741">
            <text:p>0,5736481058</text:p>
          </table:table-cell>
          <table:table-cell office:value-type="float" office:value="0.2426043928299596">
            <text:p>0,2426043928</text:p>
          </table:table-cell>
        </table:table-row>
        <table:table-row>
          <table:table-cell office:value-type="float" office:value="0.30272144757085473">
            <text:p>0,3027214476</text:p>
          </table:table-cell>
          <table:table-cell office:value-type="float" office:value="0.44979872085676254">
            <text:p>0,4497987209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6968730612521573">
            <text:p>0,6968730613</text:p>
          </table:table-cell>
          <table:table-cell office:value-type="float" office:value="0.16521076836595616">
            <text:p>0,165210768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9978490721054">
            <text:p>0,5997849072</text:p>
          </table:table-cell>
          <table:table-cell office:value-type="float" office:value="0.2255421850026046">
            <text:p>0,225542185</text:p>
          </table:table-cell>
        </table:table-row>
        <table:table-row>
          <table:table-cell office:value-type="float" office:value="0.6802063298988925">
            <text:p>0,6802063299</text:p>
          </table:table-cell>
          <table:table-cell office:value-type="float" office:value="0.17525377848765356">
            <text:p>0,1752537785</text:p>
          </table:table-cell>
        </table:table-row>
        <table:table-row>
          <table:table-cell office:value-type="float" office:value="0.45013859267257195">
            <text:p>0,4501385927</text:p>
          </table:table-cell>
          <table:table-cell office:value-type="float" office:value="0.3290763138235676">
            <text:p>0,3290763138</text:p>
          </table:table-cell>
        </table:table-row>
        <table:table-row>
          <table:table-cell office:value-type="float" office:value="0.1749160286035652">
            <text:p>0,1749160286</text:p>
          </table:table-cell>
          <table:table-cell office:value-type="float" office:value="0.581770363790937">
            <text:p>0,5817703638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8573935512856372">
            <text:p>0,8573935513</text:p>
          </table:table-cell>
          <table:table-cell office:value-type="float" office:value="0.07404451981445825">
            <text:p>0,0740445198</text:p>
          </table:table-cell>
        </table:table-row>
        <table:table-row>
          <table:table-cell office:value-type="float" office:value="0.2191434701969337">
            <text:p>0,2191434702</text:p>
          </table:table-cell>
          <table:table-cell office:value-type="float" office:value="0.5318723783016711">
            <text:p>0,5318723783</text:p>
          </table:table-cell>
        </table:table-row>
        <table:table-row>
          <table:table-cell office:value-type="float" office:value="0.7448780209154465">
            <text:p>0,7448780209</text:p>
          </table:table-cell>
          <table:table-cell office:value-type="float" office:value="0.13693683839741688">
            <text:p>0,1369368384</text:p>
          </table:table-cell>
        </table:table-row>
        <table:table-row>
          <table:table-cell office:value-type="float" office:value="0.0474901935187528">
            <text:p>0,0474901935</text:p>
          </table:table-cell>
          <table:table-cell office:value-type="float" office:value="0.7820775515951769">
            <text:p>0,7820775516</text:p>
          </table:table-cell>
        </table:table-row>
        <table:table-row>
          <table:table-cell office:value-type="float" office:value="0.07057909916161016">
            <text:p>0,0705790992</text:p>
          </table:table-cell>
          <table:table-cell office:value-type="float" office:value="0.7343327284711002">
            <text:p>0,7343327285</text:p>
          </table:table-cell>
        </table:table-row>
        <table:table-row>
          <table:table-cell office:value-type="float" office:value="0.5003591235792698">
            <text:p>0,5003591236</text:p>
          </table:table-cell>
          <table:table-cell office:value-type="float" office:value="0.2926393256765897">
            <text:p>0,2926393257</text:p>
          </table:table-cell>
        </table:table-row>
        <table:table-row>
          <table:table-cell office:value-type="float" office:value="0.22847916333858567">
            <text:p>0,2284791633</text:p>
          </table:table-cell>
          <table:table-cell office:value-type="float" office:value="0.5220050592960364">
            <text:p>0,5220050593</text:p>
          </table:table-cell>
        </table:table-row>
        <table:table-row>
          <table:table-cell office:value-type="float" office:value="0.2680478772454148">
            <text:p>0,2680478772</text:p>
          </table:table-cell>
          <table:table-cell office:value-type="float" office:value="0.48226659635927027">
            <text:p>0,4822665964</text:p>
          </table:table-cell>
        </table:table-row>
        <table:table-row>
          <table:table-cell office:value-type="float" office:value="0.41287536898629734">
            <text:p>0,412875369</text:p>
          </table:table-cell>
          <table:table-cell office:value-type="float" office:value="0.3574462131569861">
            <text:p>0,3574462132</text:p>
          </table:table-cell>
        </table:table-row>
        <table:table-row>
          <table:table-cell office:value-type="float" office:value="0.7871502955094668">
            <text:p>0,7871502955</text:p>
          </table:table-cell>
          <table:table-cell office:value-type="float" office:value="0.11278509057305242">
            <text:p>0,1127850906</text:p>
          </table:table-cell>
        </table:table-row>
        <table:table-row>
          <table:table-cell office:value-type="float" office:value="0.3962892805274367">
            <text:p>0,3962892805</text:p>
          </table:table-cell>
          <table:table-cell office:value-type="float" office:value="0.3704848845917703">
            <text:p>0,370484884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749160286035652">
            <text:p>0,1749160286</text:p>
          </table:table-cell>
          <table:table-cell office:value-type="float" office:value="0.581770363790937">
            <text:p>0,5817703638</text:p>
          </table:table-cell>
        </table:table-row>
        <table:table-row>
          <table:table-cell office:value-type="float" office:value="0.7448780209154465">
            <text:p>0,7448780209</text:p>
          </table:table-cell>
          <table:table-cell office:value-type="float" office:value="0.13693683839741688">
            <text:p>0,1369368384</text:p>
          </table:table-cell>
        </table:table-row>
        <table:table-row>
          <table:table-cell office:value-type="float" office:value="0.3306052325374112">
            <text:p>0,3306052325</text:p>
          </table:table-cell>
          <table:table-cell office:value-type="float" office:value="0.4250171893548371">
            <text:p>0,4250171894</text:p>
          </table:table-cell>
        </table:table-row>
        <table:table-row>
          <table:table-cell office:value-type="float" office:value="0.7871502955094668">
            <text:p>0,7871502955</text:p>
          </table:table-cell>
          <table:table-cell office:value-type="float" office:value="0.11278509057305242">
            <text:p>0,1127850906</text:p>
          </table:table-cell>
        </table:table-row>
        <table:table-row>
          <table:table-cell office:value-type="float" office:value="0.11861680327698043">
            <text:p>0,1186168033</text:p>
          </table:table-cell>
          <table:table-cell office:value-type="float" office:value="0.6555920975398787">
            <text:p>0,6555920975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6802063298988925">
            <text:p>0,6802063299</text:p>
          </table:table-cell>
          <table:table-cell office:value-type="float" office:value="0.17525377848765356">
            <text:p>0,1752537785</text:p>
          </table:table-cell>
        </table:table-row>
        <table:table-row>
          <table:table-cell office:value-type="float" office:value="0.3840873387455552">
            <text:p>0,3840873387</text:p>
          </table:table-cell>
          <table:table-cell office:value-type="float" office:value="0.3802521974661345">
            <text:p>0,3802521975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2191434701969337">
            <text:p>0,2191434702</text:p>
          </table:table-cell>
          <table:table-cell office:value-type="float" office:value="0.5318723783016711">
            <text:p>0,5318723783</text:p>
          </table:table-cell>
        </table:table-row>
        <table:table-row>
          <table:table-cell office:value-type="float" office:value="0.547653346292482">
            <text:p>0,5476533463</text:p>
          </table:table-cell>
          <table:table-cell office:value-type="float" office:value="0.25996395608559586">
            <text:p>0,2599639561</text:p>
          </table:table-cell>
        </table:table-row>
        <table:table-row>
          <table:table-cell office:value-type="float" office:value="0.8352858725885411">
            <text:p>0,8352858726</text:p>
          </table:table-cell>
          <table:table-cell office:value-type="float" office:value="0.0860602467402235">
            <text:p>0,0860602467</text:p>
          </table:table-cell>
        </table:table-row>
        <table:table-row>
          <table:table-cell office:value-type="float" office:value="0.2680478772454148">
            <text:p>0,2680478772</text:p>
          </table:table-cell>
          <table:table-cell office:value-type="float" office:value="0.48226659635927027">
            <text:p>0,4822665964</text:p>
          </table:table-cell>
        </table:table-row>
        <table:table-row>
          <table:table-cell office:value-type="float" office:value="0.22847916333858567">
            <text:p>0,2284791633</text:p>
          </table:table-cell>
          <table:table-cell office:value-type="float" office:value="0.5220050592960364">
            <text:p>0,5220050593</text:p>
          </table:table-cell>
        </table:table-row>
        <table:table-row>
          <table:table-cell office:value-type="float" office:value="0.29683590748615696">
            <text:p>0,2968359075</text:p>
          </table:table-cell>
          <table:table-cell office:value-type="float" office:value="0.45517350698946646">
            <text:p>0,455173507</text:p>
          </table:table-cell>
        </table:table-row>
        <table:table-row>
          <table:table-cell office:value-type="float" office:value="0.11587281181784204">
            <text:p>0,1158728118</text:p>
          </table:table-cell>
          <table:table-cell office:value-type="float" office:value="0.6595990425720838">
            <text:p>0,6595990426</text:p>
          </table:table-cell>
        </table:table-row>
        <table:table-row>
          <table:table-cell office:value-type="float" office:value="0.04048496776221331">
            <text:p>0,0404849678</text:p>
          </table:table-cell>
          <table:table-cell office:value-type="float" office:value="0.7987912333862828">
            <text:p>0,7987912334</text:p>
          </table:table-cell>
        </table:table-row>
        <table:table-row>
          <table:table-cell office:value-type="float" office:value="0.07057909916161016">
            <text:p>0,0705790992</text:p>
          </table:table-cell>
          <table:table-cell office:value-type="float" office:value="0.7343327284711002">
            <text:p>0,734332728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802063298988925">
            <text:p>0,6802063299</text:p>
          </table:table-cell>
          <table:table-cell office:value-type="float" office:value="0.17525377848765356">
            <text:p>0,1752537785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7448780209154465">
            <text:p>0,7448780209</text:p>
          </table:table-cell>
          <table:table-cell office:value-type="float" office:value="0.13693683839741688">
            <text:p>0,1369368384</text:p>
          </table:table-cell>
        </table:table-row>
        <table:table-row>
          <table:table-cell office:value-type="float" office:value="0.04048496776221331">
            <text:p>0,0404849678</text:p>
          </table:table-cell>
          <table:table-cell office:value-type="float" office:value="0.7987912333862828">
            <text:p>0,7987912334</text:p>
          </table:table-cell>
        </table:table-row>
        <table:table-row>
          <table:table-cell office:value-type="float" office:value="0.8352858725885411">
            <text:p>0,8352858726</text:p>
          </table:table-cell>
          <table:table-cell office:value-type="float" office:value="0.0860602467402235">
            <text:p>0,0860602467</text:p>
          </table:table-cell>
        </table:table-row>
        <table:table-row>
          <table:table-cell office:value-type="float" office:value="0.6324977667212219">
            <text:p>0,6324977667</text:p>
          </table:table-cell>
          <table:table-cell office:value-type="float" office:value="0.20470271802223416">
            <text:p>0,204702718</text:p>
          </table:table-cell>
        </table:table-row>
        <table:table-row>
          <table:table-cell office:value-type="float" office:value="0.547653346292482">
            <text:p>0,5476533463</text:p>
          </table:table-cell>
          <table:table-cell office:value-type="float" office:value="0.25996395608559586">
            <text:p>0,2599639561</text:p>
          </table:table-cell>
        </table:table-row>
        <table:table-row>
          <table:table-cell office:value-type="float" office:value="0.4285596434240717">
            <text:p>0,4285596434</text:p>
          </table:table-cell>
          <table:table-cell office:value-type="float" office:value="0.3453553304088761">
            <text:p>0,3453553304</text:p>
          </table:table-cell>
        </table:table-row>
        <table:table-row>
          <table:table-cell office:value-type="float" office:value="0.2191434701969337">
            <text:p>0,2191434702</text:p>
          </table:table-cell>
          <table:table-cell office:value-type="float" office:value="0.5318723783016711">
            <text:p>0,5318723783</text:p>
          </table:table-cell>
        </table:table-row>
        <table:table-row>
          <table:table-cell office:value-type="float" office:value="0.3840873387455552">
            <text:p>0,3840873387</text:p>
          </table:table-cell>
          <table:table-cell office:value-type="float" office:value="0.3802521974661345">
            <text:p>0,3802521975</text:p>
          </table:table-cell>
        </table:table-row>
        <table:table-row>
          <table:table-cell office:value-type="float" office:value="0.5031399922671512">
            <text:p>0,5031399923</text:p>
          </table:table-cell>
          <table:table-cell office:value-type="float" office:value="0.2906763839634612">
            <text:p>0,290676384</text:p>
          </table:table-cell>
        </table:table-row>
        <table:table-row>
          <table:table-cell office:value-type="float" office:value="0.1749160286035652">
            <text:p>0,1749160286</text:p>
          </table:table-cell>
          <table:table-cell office:value-type="float" office:value="0.581770363790937">
            <text:p>0,5817703638</text:p>
          </table:table-cell>
        </table:table-row>
        <table:table-row>
          <table:table-cell office:value-type="float" office:value="0.22847916333858567">
            <text:p>0,2284791633</text:p>
          </table:table-cell>
          <table:table-cell office:value-type="float" office:value="0.5220050592960364">
            <text:p>0,5220050593</text:p>
          </table:table-cell>
        </table:table-row>
        <table:table-row>
          <table:table-cell office:value-type="float" office:value="0.3698605836718855">
            <text:p>0,3698605837</text:p>
          </table:table-cell>
          <table:table-cell office:value-type="float" office:value="0.3918383572832914">
            <text:p>0,3918383573</text:p>
          </table:table-cell>
        </table:table-row>
        <table:table-row>
          <table:table-cell office:value-type="float" office:value="0.44801869213923196">
            <text:p>0,4480186921</text:p>
          </table:table-cell>
          <table:table-cell office:value-type="float" office:value="0.3306580155561494">
            <text:p>0,3306580156</text:p>
          </table:table-cell>
        </table:table-row>
        <table:table-row>
          <table:table-cell office:value-type="float" office:value="0.06980811528603649">
            <text:p>0,0698081153</text:p>
          </table:table-cell>
          <table:table-cell office:value-type="float" office:value="0.7357877457686027">
            <text:p>0,7357877458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11587281181784204">
            <text:p>0,1158728118</text:p>
          </table:table-cell>
          <table:table-cell office:value-type="float" office:value="0.6595990425720838">
            <text:p>0,659599042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749160286035652">
            <text:p>0,1749160286</text:p>
          </table:table-cell>
          <table:table-cell office:value-type="float" office:value="0.581770363790937">
            <text:p>0,5817703638</text:p>
          </table:table-cell>
        </table:table-row>
        <table:table-row>
          <table:table-cell office:value-type="float" office:value="0.11587281181784204">
            <text:p>0,1158728118</text:p>
          </table:table-cell>
          <table:table-cell office:value-type="float" office:value="0.6595990425720838">
            <text:p>0,6595990426</text:p>
          </table:table-cell>
        </table:table-row>
        <table:table-row>
          <table:table-cell office:value-type="float" office:value="0.7448780209154465">
            <text:p>0,7448780209</text:p>
          </table:table-cell>
          <table:table-cell office:value-type="float" office:value="0.13693683839741688">
            <text:p>0,1369368384</text:p>
          </table:table-cell>
        </table:table-row>
        <table:table-row>
          <table:table-cell office:value-type="float" office:value="0.6802063298988925">
            <text:p>0,6802063299</text:p>
          </table:table-cell>
          <table:table-cell office:value-type="float" office:value="0.17525377848765356">
            <text:p>0,1752537785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6324977667212219">
            <text:p>0,6324977667</text:p>
          </table:table-cell>
          <table:table-cell office:value-type="float" office:value="0.20470271802223416">
            <text:p>0,204702718</text:p>
          </table:table-cell>
        </table:table-row>
        <table:table-row>
          <table:table-cell office:value-type="float" office:value="0.8173923478202283">
            <text:p>0,8173923478</text:p>
          </table:table-cell>
          <table:table-cell office:value-type="float" office:value="0.0959024677501723">
            <text:p>0,0959024678</text:p>
          </table:table-cell>
        </table:table-row>
        <table:table-row>
          <table:table-cell office:value-type="float" office:value="0.3287710232335631">
            <text:p>0,3287710232</text:p>
          </table:table-cell>
          <table:table-cell office:value-type="float" office:value="0.42661442010322315">
            <text:p>0,4266144201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2191434701969337">
            <text:p>0,2191434702</text:p>
          </table:table-cell>
          <table:table-cell office:value-type="float" office:value="0.5318723783016711">
            <text:p>0,5318723783</text:p>
          </table:table-cell>
        </table:table-row>
        <table:table-row>
          <table:table-cell office:value-type="float" office:value="0.3698605836718855">
            <text:p>0,3698605837</text:p>
          </table:table-cell>
          <table:table-cell office:value-type="float" office:value="0.3918383572832914">
            <text:p>0,3918383573</text:p>
          </table:table-cell>
        </table:table-row>
        <table:table-row>
          <table:table-cell office:value-type="float" office:value="0.2674780997685659">
            <text:p>0,2674780998</text:p>
          </table:table-cell>
          <table:table-cell office:value-type="float" office:value="0.48281715054676655">
            <text:p>0,4828171505</text:p>
          </table:table-cell>
        </table:table-row>
        <table:table-row>
          <table:table-cell office:value-type="float" office:value="0.05329759520374066">
            <text:p>0,0532975952</text:p>
          </table:table-cell>
          <table:table-cell office:value-type="float" office:value="0.7691372806108776">
            <text:p>0,7691372806</text:p>
          </table:table-cell>
        </table:table-row>
        <table:table-row>
          <table:table-cell office:value-type="float" office:value="0.06980811528603649">
            <text:p>0,0698081153</text:p>
          </table:table-cell>
          <table:table-cell office:value-type="float" office:value="0.7357877457686027">
            <text:p>0,7357877458</text:p>
          </table:table-cell>
        </table:table-row>
        <table:table-row>
          <table:table-cell office:value-type="float" office:value="0.547653346292482">
            <text:p>0,5476533463</text:p>
          </table:table-cell>
          <table:table-cell office:value-type="float" office:value="0.25996395608559586">
            <text:p>0,2599639561</text:p>
          </table:table-cell>
        </table:table-row>
        <table:table-row>
          <table:table-cell office:value-type="float" office:value="0.8477812540633197">
            <text:p>0,8477812541</text:p>
          </table:table-cell>
          <table:table-cell office:value-type="float" office:value="0.07924962445659589">
            <text:p>0,0792496245</text:p>
          </table:table-cell>
        </table:table-row>
        <table:table-row>
          <table:table-cell office:value-type="float" office:value="0.24086227389049814">
            <text:p>0,2408622739</text:p>
          </table:table-cell>
          <table:table-cell office:value-type="float" office:value="0.5092227858890572">
            <text:p>0,5092227859</text:p>
          </table:table-cell>
        </table:table-row>
        <table:table-row>
          <table:table-cell office:value-type="float" office:value="0.5873730511388474">
            <text:p>0,5873730511</text:p>
          </table:table-cell>
          <table:table-cell office:value-type="float" office:value="0.23359733094224722">
            <text:p>0,233597330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09329037184404">
            <text:p>0,5093290372</text:p>
          </table:table-cell>
          <table:table-cell office:value-type="float" office:value="0.2863270796895794">
            <text:p>0,2863270797</text:p>
          </table:table-cell>
        </table:table-row>
        <table:table-row>
          <table:table-cell office:value-type="float" office:value="0.7448780209154465">
            <text:p>0,7448780209</text:p>
          </table:table-cell>
          <table:table-cell office:value-type="float" office:value="0.13693683839741688">
            <text:p>0,1369368384</text:p>
          </table:table-cell>
        </table:table-row>
        <table:table-row>
          <table:table-cell office:value-type="float" office:value="0.4182808436017183">
            <text:p>0,4182808436</text:p>
          </table:table-cell>
          <table:table-cell office:value-type="float" office:value="0.3532536481728573">
            <text:p>0,3532536482</text:p>
          </table:table-cell>
        </table:table-row>
        <table:table-row>
          <table:table-cell office:value-type="float" office:value="0.14949915866138555">
            <text:p>0,1494991587</text:p>
          </table:table-cell>
          <table:table-cell office:value-type="float" office:value="0.6133487893961982">
            <text:p>0,6133487894</text:p>
          </table:table-cell>
        </table:table-row>
        <table:table-row>
          <table:table-cell office:value-type="float" office:value="0.8173923478202283">
            <text:p>0,8173923478</text:p>
          </table:table-cell>
          <table:table-cell office:value-type="float" office:value="0.0959024677501723">
            <text:p>0,0959024678</text:p>
          </table:table-cell>
        </table:table-row>
        <table:table-row>
          <table:table-cell office:value-type="float" office:value="0.6802063298988925">
            <text:p>0,6802063299</text:p>
          </table:table-cell>
          <table:table-cell office:value-type="float" office:value="0.17525377848765356">
            <text:p>0,1752537785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3698605836718855">
            <text:p>0,3698605837</text:p>
          </table:table-cell>
          <table:table-cell office:value-type="float" office:value="0.3918383572832914">
            <text:p>0,3918383573</text:p>
          </table:table-cell>
        </table:table-row>
        <table:table-row>
          <table:table-cell office:value-type="float" office:value="0.1749160286035652">
            <text:p>0,1749160286</text:p>
          </table:table-cell>
          <table:table-cell office:value-type="float" office:value="0.581770363790937">
            <text:p>0,5817703638</text:p>
          </table:table-cell>
        </table:table-row>
        <table:table-row>
          <table:table-cell office:value-type="float" office:value="0.3287710232335631">
            <text:p>0,3287710232</text:p>
          </table:table-cell>
          <table:table-cell office:value-type="float" office:value="0.42661442010322315">
            <text:p>0,4266144201</text:p>
          </table:table-cell>
        </table:table-row>
        <table:table-row>
          <table:table-cell office:value-type="float" office:value="0.04256918351741203">
            <text:p>0,0425691835</text:p>
          </table:table-cell>
          <table:table-cell office:value-type="float" office:value="0.7936769922732512">
            <text:p>0,7936769923</text:p>
          </table:table-cell>
        </table:table-row>
        <table:table-row>
          <table:table-cell office:value-type="float" office:value="0.5873730511388474">
            <text:p>0,5873730511</text:p>
          </table:table-cell>
          <table:table-cell office:value-type="float" office:value="0.23359733094224722">
            <text:p>0,2335973309</text:p>
          </table:table-cell>
        </table:table-row>
        <table:table-row>
          <table:table-cell office:value-type="float" office:value="0.19906462929368868">
            <text:p>0,1990646293</text:p>
          </table:table-cell>
          <table:table-cell office:value-type="float" office:value="0.5538334063450192">
            <text:p>0,5538334063</text:p>
          </table:table-cell>
        </table:table-row>
        <table:table-row>
          <table:table-cell office:value-type="float" office:value="0.29477733343335033">
            <text:p>0,2947773334</text:p>
          </table:table-cell>
          <table:table-cell office:value-type="float" office:value="0.45706599532415515">
            <text:p>0,4570659953</text:p>
          </table:table-cell>
        </table:table-row>
        <table:table-row>
          <table:table-cell office:value-type="float" office:value="0.6324977667212219">
            <text:p>0,6324977667</text:p>
          </table:table-cell>
          <table:table-cell office:value-type="float" office:value="0.20470271802223416">
            <text:p>0,204702718</text:p>
          </table:table-cell>
        </table:table-row>
        <table:table-row>
          <table:table-cell office:value-type="float" office:value="0.06980811528603649">
            <text:p>0,0698081153</text:p>
          </table:table-cell>
          <table:table-cell office:value-type="float" office:value="0.7357877457686027">
            <text:p>0,7357877458</text:p>
          </table:table-cell>
        </table:table-row>
        <table:table-row>
          <table:table-cell office:value-type="float" office:value="0.24086227389049814">
            <text:p>0,2408622739</text:p>
          </table:table-cell>
          <table:table-cell office:value-type="float" office:value="0.5092227858890572">
            <text:p>0,509222785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1411059238653569">
            <text:p>0,1141105924</text:p>
          </table:table-cell>
          <table:table-cell office:value-type="float" office:value="0.6621974061873774">
            <text:p>0,6621974062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6324977667212219">
            <text:p>0,6324977667</text:p>
          </table:table-cell>
          <table:table-cell office:value-type="float" office:value="0.20470271802223416">
            <text:p>0,204702718</text:p>
          </table:table-cell>
        </table:table-row>
        <table:table-row>
          <table:table-cell office:value-type="float" office:value="0.14949915866138555">
            <text:p>0,1494991587</text:p>
          </table:table-cell>
          <table:table-cell office:value-type="float" office:value="0.6133487893961982">
            <text:p>0,6133487894</text:p>
          </table:table-cell>
        </table:table-row>
        <table:table-row>
          <table:table-cell office:value-type="float" office:value="0.04256918351741203">
            <text:p>0,0425691835</text:p>
          </table:table-cell>
          <table:table-cell office:value-type="float" office:value="0.7936769922732512">
            <text:p>0,7936769923</text:p>
          </table:table-cell>
        </table:table-row>
        <table:table-row>
          <table:table-cell office:value-type="float" office:value="0.8173923478202283">
            <text:p>0,8173923478</text:p>
          </table:table-cell>
          <table:table-cell office:value-type="float" office:value="0.0959024677501723">
            <text:p>0,0959024678</text:p>
          </table:table-cell>
        </table:table-row>
        <table:table-row>
          <table:table-cell office:value-type="float" office:value="0.509329037184404">
            <text:p>0,5093290372</text:p>
          </table:table-cell>
          <table:table-cell office:value-type="float" office:value="0.2863270796895794">
            <text:p>0,2863270797</text:p>
          </table:table-cell>
        </table:table-row>
        <table:table-row>
          <table:table-cell office:value-type="float" office:value="0.24086227389049814">
            <text:p>0,2408622739</text:p>
          </table:table-cell>
          <table:table-cell office:value-type="float" office:value="0.5092227858890572">
            <text:p>0,5092227859</text:p>
          </table:table-cell>
        </table:table-row>
        <table:table-row>
          <table:table-cell office:value-type="float" office:value="0.4693236534315421">
            <text:p>0,4693236534</text:p>
          </table:table-cell>
          <table:table-cell office:value-type="float" office:value="0.31492799398052906">
            <text:p>0,314927994</text:p>
          </table:table-cell>
        </table:table-row>
        <table:table-row>
          <table:table-cell office:value-type="float" office:value="0.3698605836718855">
            <text:p>0,3698605837</text:p>
          </table:table-cell>
          <table:table-cell office:value-type="float" office:value="0.3918383572832914">
            <text:p>0,3918383573</text:p>
          </table:table-cell>
        </table:table-row>
        <table:table-row>
          <table:table-cell office:value-type="float" office:value="0.3287710232335631">
            <text:p>0,3287710232</text:p>
          </table:table-cell>
          <table:table-cell office:value-type="float" office:value="0.42661442010322315">
            <text:p>0,4266144201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5475048333176901">
            <text:p>0,5475048333</text:p>
          </table:table-cell>
          <table:table-cell office:value-type="float" office:value="0.2600643046063462">
            <text:p>0,2600643046</text:p>
          </table:table-cell>
        </table:table-row>
        <table:table-row>
          <table:table-cell office:value-type="float" office:value="0.7532584197134815">
            <text:p>0,7532584197</text:p>
          </table:table-cell>
          <table:table-cell office:value-type="float" office:value="0.13209538559039713">
            <text:p>0,1320953856</text:p>
          </table:table-cell>
        </table:table-row>
        <table:table-row>
          <table:table-cell office:value-type="float" office:value="0.8419630050157701">
            <text:p>0,841963005</text:p>
          </table:table-cell>
          <table:table-cell office:value-type="float" office:value="0.08241457889972437">
            <text:p>0,0824145789</text:p>
          </table:table-cell>
        </table:table-row>
        <table:table-row>
          <table:table-cell office:value-type="float" office:value="0.264348709110642">
            <text:p>0,2643487091</text:p>
          </table:table-cell>
          <table:table-cell office:value-type="float" office:value="0.48585147174124677">
            <text:p>0,4858514717</text:p>
          </table:table-cell>
        </table:table-row>
        <table:table-row>
          <table:table-cell office:value-type="float" office:value="0.6891813994098759">
            <text:p>0,6891813994</text:p>
          </table:table-cell>
          <table:table-cell office:value-type="float" office:value="0.16983049959067043">
            <text:p>0,1698304996</text:p>
          </table:table-cell>
        </table:table-row>
        <table:table-row>
          <table:table-cell office:value-type="float" office:value="0.6802063298988925">
            <text:p>0,6802063299</text:p>
          </table:table-cell>
          <table:table-cell office:value-type="float" office:value="0.17525377848765356">
            <text:p>0,175253778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264348709110642">
            <text:p>0,2643487091</text:p>
          </table:table-cell>
          <table:table-cell office:value-type="float" office:value="0.48585147174124677">
            <text:p>0,4858514717</text:p>
          </table:table-cell>
        </table:table-row>
        <table:table-row>
          <table:table-cell office:value-type="float" office:value="0.3698605836718855">
            <text:p>0,3698605837</text:p>
          </table:table-cell>
          <table:table-cell office:value-type="float" office:value="0.3918383572832914">
            <text:p>0,3918383573</text:p>
          </table:table-cell>
        </table:table-row>
        <table:table-row>
          <table:table-cell office:value-type="float" office:value="0.11411059238653569">
            <text:p>0,1141105924</text:p>
          </table:table-cell>
          <table:table-cell office:value-type="float" office:value="0.6621974061873774">
            <text:p>0,6621974062</text:p>
          </table:table-cell>
        </table:table-row>
        <table:table-row>
          <table:table-cell office:value-type="float" office:value="0.24086227389049814">
            <text:p>0,2408622739</text:p>
          </table:table-cell>
          <table:table-cell office:value-type="float" office:value="0.5092227858890572">
            <text:p>0,5092227859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04256918351741203">
            <text:p>0,0425691835</text:p>
          </table:table-cell>
          <table:table-cell office:value-type="float" office:value="0.7936769922732512">
            <text:p>0,7936769923</text:p>
          </table:table-cell>
        </table:table-row>
        <table:table-row>
          <table:table-cell office:value-type="float" office:value="0.18635243607616245">
            <text:p>0,1863524361</text:p>
          </table:table-cell>
          <table:table-cell office:value-type="float" office:value="0.5683144245215478">
            <text:p>0,5683144245</text:p>
          </table:table-cell>
        </table:table-row>
        <table:table-row>
          <table:table-cell office:value-type="float" office:value="0.14949915866138555">
            <text:p>0,1494991587</text:p>
          </table:table-cell>
          <table:table-cell office:value-type="float" office:value="0.6133487893961982">
            <text:p>0,6133487894</text:p>
          </table:table-cell>
        </table:table-row>
        <table:table-row>
          <table:table-cell office:value-type="float" office:value="0.6324977667212219">
            <text:p>0,6324977667</text:p>
          </table:table-cell>
          <table:table-cell office:value-type="float" office:value="0.20470271802223416">
            <text:p>0,204702718</text:p>
          </table:table-cell>
        </table:table-row>
        <table:table-row>
          <table:table-cell office:value-type="float" office:value="0.3265194086328219">
            <text:p>0,3265194086</text:p>
          </table:table-cell>
          <table:table-cell office:value-type="float" office:value="0.42858123181608576">
            <text:p>0,4285812318</text:p>
          </table:table-cell>
        </table:table-row>
        <table:table-row>
          <table:table-cell office:value-type="float" office:value="0.4200889504749357">
            <text:p>0,4200889505</text:p>
          </table:table-cell>
          <table:table-cell office:value-type="float" office:value="0.3518573070110751">
            <text:p>0,351857307</text:p>
          </table:table-cell>
        </table:table-row>
        <table:table-row>
          <table:table-cell office:value-type="float" office:value="0.6891813994098759">
            <text:p>0,6891813994</text:p>
          </table:table-cell>
          <table:table-cell office:value-type="float" office:value="0.16983049959067043">
            <text:p>0,1698304996</text:p>
          </table:table-cell>
        </table:table-row>
        <table:table-row>
          <table:table-cell office:value-type="float" office:value="0.8419630050157701">
            <text:p>0,841963005</text:p>
          </table:table-cell>
          <table:table-cell office:value-type="float" office:value="0.08241457889972437">
            <text:p>0,0824145789</text:p>
          </table:table-cell>
        </table:table-row>
        <table:table-row>
          <table:table-cell office:value-type="float" office:value="0.7532584197134815">
            <text:p>0,7532584197</text:p>
          </table:table-cell>
          <table:table-cell office:value-type="float" office:value="0.13209538559039713">
            <text:p>0,1320953856</text:p>
          </table:table-cell>
        </table:table-row>
        <table:table-row>
          <table:table-cell office:value-type="float" office:value="0.6021812520623664">
            <text:p>0,6021812521</text:p>
          </table:table-cell>
          <table:table-cell office:value-type="float" office:value="0.22399661594657572">
            <text:p>0,2239966159</text:p>
          </table:table-cell>
        </table:table-row>
        <table:table-row>
          <table:table-cell office:value-type="float" office:value="0.6802063298988925">
            <text:p>0,6802063299</text:p>
          </table:table-cell>
          <table:table-cell office:value-type="float" office:value="0.17525377848765356">
            <text:p>0,1752537785</text:p>
          </table:table-cell>
        </table:table-row>
        <table:table-row>
          <table:table-cell office:value-type="float" office:value="0.5682929554300663">
            <text:p>0,5682929554</text:p>
          </table:table-cell>
          <table:table-cell office:value-type="float" office:value="0.2461479220496462">
            <text:p>0,24614792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200889504749357">
            <text:p>0,4200889505</text:p>
          </table:table-cell>
          <table:table-cell office:value-type="float" office:value="0.3518573070110751">
            <text:p>0,351857307</text:p>
          </table:table-cell>
        </table:table-row>
        <table:table-row>
          <table:table-cell office:value-type="float" office:value="0.5065394609843807">
            <text:p>0,506539461</text:p>
          </table:table-cell>
          <table:table-cell office:value-type="float" office:value="0.2882841430849101">
            <text:p>0,2882841431</text:p>
          </table:table-cell>
        </table:table-row>
        <table:table-row>
          <table:table-cell office:value-type="float" office:value="0.3265194086328219">
            <text:p>0,3265194086</text:p>
          </table:table-cell>
          <table:table-cell office:value-type="float" office:value="0.42858123181608576">
            <text:p>0,4285812318</text:p>
          </table:table-cell>
        </table:table-row>
        <table:table-row>
          <table:table-cell office:value-type="float" office:value="0.08338604963367921">
            <text:p>0,0833860496</text:p>
          </table:table-cell>
          <table:table-cell office:value-type="float" office:value="0.7112335725301863">
            <text:p>0,7112335725</text:p>
          </table:table-cell>
        </table:table-row>
        <table:table-row>
          <table:table-cell office:value-type="float" office:value="0.11411059238653569">
            <text:p>0,1141105924</text:p>
          </table:table-cell>
          <table:table-cell office:value-type="float" office:value="0.6621974061873774">
            <text:p>0,6621974062</text:p>
          </table:table-cell>
        </table:table-row>
        <table:table-row>
          <table:table-cell office:value-type="float" office:value="0.800329679983855">
            <text:p>0,80032968</text:p>
          </table:table-cell>
          <table:table-cell office:value-type="float" office:value="0.10538853126966063">
            <text:p>0,1053885313</text:p>
          </table:table-cell>
        </table:table-row>
        <table:table-row>
          <table:table-cell office:value-type="float" office:value="0.04256918351741203">
            <text:p>0,0425691835</text:p>
          </table:table-cell>
          <table:table-cell office:value-type="float" office:value="0.7936769922732512">
            <text:p>0,7936769923</text:p>
          </table:table-cell>
        </table:table-row>
        <table:table-row>
          <table:table-cell office:value-type="float" office:value="0.8419630050157701">
            <text:p>0,841963005</text:p>
          </table:table-cell>
          <table:table-cell office:value-type="float" office:value="0.08241457889972437">
            <text:p>0,0824145789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2668748644183154">
            <text:p>0,2668748644</text:p>
          </table:table-cell>
          <table:table-cell office:value-type="float" office:value="0.4834006732308729">
            <text:p>0,4834006732</text:p>
          </table:table-cell>
        </table:table-row>
        <table:table-row>
          <table:table-cell office:value-type="float" office:value="0.18635243607616245">
            <text:p>0,1863524361</text:p>
          </table:table-cell>
          <table:table-cell office:value-type="float" office:value="0.5683144245215478">
            <text:p>0,5683144245</text:p>
          </table:table-cell>
        </table:table-row>
        <table:table-row>
          <table:table-cell office:value-type="float" office:value="0.5587540132555028">
            <text:p>0,5587540133</text:p>
          </table:table-cell>
          <table:table-cell office:value-type="float" office:value="0.2525014961516626">
            <text:p>0,2525014962</text:p>
          </table:table-cell>
        </table:table-row>
        <table:table-row>
          <table:table-cell office:value-type="float" office:value="0.3698605836718855">
            <text:p>0,3698605837</text:p>
          </table:table-cell>
          <table:table-cell office:value-type="float" office:value="0.3918383572832914">
            <text:p>0,3918383573</text:p>
          </table:table-cell>
        </table:table-row>
        <table:table-row>
          <table:table-cell office:value-type="float" office:value="0.6802063298988925">
            <text:p>0,6802063299</text:p>
          </table:table-cell>
          <table:table-cell office:value-type="float" office:value="0.17525377848765356">
            <text:p>0,1752537785</text:p>
          </table:table-cell>
        </table:table-row>
        <table:table-row>
          <table:table-cell office:value-type="float" office:value="0.9425233992622947">
            <text:p>0,9425233993</text:p>
          </table:table-cell>
          <table:table-cell office:value-type="float" office:value="0.029163556894213682">
            <text:p>0,0291635569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7532584197134815">
            <text:p>0,7532584197</text:p>
          </table:table-cell>
          <table:table-cell office:value-type="float" office:value="0.13209538559039713">
            <text:p>0,1320953856</text:p>
          </table:table-cell>
        </table:table-row>
        <table:table-row>
          <table:table-cell office:value-type="float" office:value="0.72837735243798">
            <text:p>0,7283773524</text:p>
          </table:table-cell>
          <table:table-cell office:value-type="float" office:value="0.14654973640054458">
            <text:p>0,146549736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8635243607616245">
            <text:p>0,1863524361</text:p>
          </table:table-cell>
          <table:table-cell office:value-type="float" office:value="0.5683144245215478">
            <text:p>0,5683144245</text:p>
          </table:table-cell>
        </table:table-row>
        <table:table-row>
          <table:table-cell office:value-type="float" office:value="0.5587540132555028">
            <text:p>0,5587540133</text:p>
          </table:table-cell>
          <table:table-cell office:value-type="float" office:value="0.2525014961516626">
            <text:p>0,2525014962</text:p>
          </table:table-cell>
        </table:table-row>
        <table:table-row>
          <table:table-cell office:value-type="float" office:value="0.6679317505920437">
            <text:p>0,6679317506</text:p>
          </table:table-cell>
          <table:table-cell office:value-type="float" office:value="0.18272908372312446">
            <text:p>0,1827290837</text:p>
          </table:table-cell>
        </table:table-row>
        <table:table-row>
          <table:table-cell office:value-type="float" office:value="0.2668748644183154">
            <text:p>0,2668748644</text:p>
          </table:table-cell>
          <table:table-cell office:value-type="float" office:value="0.4834006732308729">
            <text:p>0,4834006732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1383825172565481">
            <text:p>0,1383825173</text:p>
          </table:table-cell>
          <table:table-cell office:value-type="float" office:value="0.6280019929400856">
            <text:p>0,6280019929</text:p>
          </table:table-cell>
        </table:table-row>
        <table:table-row>
          <table:table-cell office:value-type="float" office:value="0.04256918351741203">
            <text:p>0,0425691835</text:p>
          </table:table-cell>
          <table:table-cell office:value-type="float" office:value="0.7936769922732512">
            <text:p>0,7936769923</text:p>
          </table:table-cell>
        </table:table-row>
        <table:table-row>
          <table:table-cell office:value-type="float" office:value="0.5065394609843807">
            <text:p>0,506539461</text:p>
          </table:table-cell>
          <table:table-cell office:value-type="float" office:value="0.2882841430849101">
            <text:p>0,2882841431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3265194086328219">
            <text:p>0,3265194086</text:p>
          </table:table-cell>
          <table:table-cell office:value-type="float" office:value="0.42858123181608576">
            <text:p>0,4285812318</text:p>
          </table:table-cell>
        </table:table-row>
        <table:table-row>
          <table:table-cell office:value-type="float" office:value="0.800329679983855">
            <text:p>0,80032968</text:p>
          </table:table-cell>
          <table:table-cell office:value-type="float" office:value="0.10538853126966063">
            <text:p>0,1053885313</text:p>
          </table:table-cell>
        </table:table-row>
        <table:table-row>
          <table:table-cell office:value-type="float" office:value="0.9425233992622947">
            <text:p>0,9425233993</text:p>
          </table:table-cell>
          <table:table-cell office:value-type="float" office:value="0.029163556894213682">
            <text:p>0,0291635569</text:p>
          </table:table-cell>
        </table:table-row>
        <table:table-row>
          <table:table-cell office:value-type="float" office:value="0.3698605836718855">
            <text:p>0,3698605837</text:p>
          </table:table-cell>
          <table:table-cell office:value-type="float" office:value="0.3918383572832914">
            <text:p>0,3918383573</text:p>
          </table:table-cell>
        </table:table-row>
        <table:table-row>
          <table:table-cell office:value-type="float" office:value="0.11411059238653569">
            <text:p>0,1141105924</text:p>
          </table:table-cell>
          <table:table-cell office:value-type="float" office:value="0.6621974061873774">
            <text:p>0,6621974062</text:p>
          </table:table-cell>
        </table:table-row>
        <table:table-row>
          <table:table-cell office:value-type="float" office:value="0.3751784357372892">
            <text:p>0,3751784357</text:p>
          </table:table-cell>
          <table:table-cell office:value-type="float" office:value="0.38748188946179785">
            <text:p>0,3874818895</text:p>
          </table:table-cell>
        </table:table-row>
        <table:table-row>
          <table:table-cell office:value-type="float" office:value="0.4164149176972897">
            <text:p>0,4164149177</text:p>
          </table:table-cell>
          <table:table-cell office:value-type="float" office:value="0.35469780900938375">
            <text:p>0,354697809</text:p>
          </table:table-cell>
        </table:table-row>
        <table:table-row>
          <table:table-cell office:value-type="float" office:value="0.08706008241132521">
            <text:p>0,0870600824</text:p>
          </table:table-cell>
          <table:table-cell office:value-type="float" office:value="0.704940544277386">
            <text:p>0,7049405443</text:p>
          </table:table-cell>
        </table:table-row>
        <table:table-row>
          <table:table-cell office:value-type="float" office:value="0.6802063298988925">
            <text:p>0,6802063299</text:p>
          </table:table-cell>
          <table:table-cell office:value-type="float" office:value="0.17525377848765356">
            <text:p>0,175253778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69591177474123">
            <text:p>0,6959117747</text:p>
          </table:table-cell>
          <table:table-cell office:value-type="float" office:value="0.16578673305848823">
            <text:p>0,1657867331</text:p>
          </table:table-cell>
        </table:table-row>
        <table:table-row>
          <table:table-cell office:value-type="float" office:value="0.2047475392308081">
            <text:p>0,2047475392</text:p>
          </table:table-cell>
          <table:table-cell office:value-type="float" office:value="0.5475096252616989">
            <text:p>0,5475096253</text:p>
          </table:table-cell>
        </table:table-row>
        <table:table-row>
          <table:table-cell office:value-type="float" office:value="0.7846242351415175">
            <text:p>0,7846242351</text:p>
          </table:table-cell>
          <table:table-cell office:value-type="float" office:value="0.11420982442707261">
            <text:p>0,1142098244</text:p>
          </table:table-cell>
        </table:table-row>
        <table:table-row>
          <table:table-cell office:value-type="float" office:value="0.800329679983855">
            <text:p>0,80032968</text:p>
          </table:table-cell>
          <table:table-cell office:value-type="float" office:value="0.10538853126966063">
            <text:p>0,1053885313</text:p>
          </table:table-cell>
        </table:table-row>
        <table:table-row>
          <table:table-cell office:value-type="float" office:value="0.6267435545103532">
            <text:p>0,6267435545</text:p>
          </table:table-cell>
          <table:table-cell office:value-type="float" office:value="0.2083286322530331">
            <text:p>0,2083286323</text:p>
          </table:table-cell>
        </table:table-row>
        <table:table-row>
          <table:table-cell office:value-type="float" office:value="0.04256918351741203">
            <text:p>0,0425691835</text:p>
          </table:table-cell>
          <table:table-cell office:value-type="float" office:value="0.7936769922732512">
            <text:p>0,7936769923</text:p>
          </table:table-cell>
        </table:table-row>
        <table:table-row>
          <table:table-cell office:value-type="float" office:value="0.2668748644183154">
            <text:p>0,2668748644</text:p>
          </table:table-cell>
          <table:table-cell office:value-type="float" office:value="0.4834006732308729">
            <text:p>0,4834006732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46766456123661837">
            <text:p>0,4676645612</text:p>
          </table:table-cell>
          <table:table-cell office:value-type="float" office:value="0.31613995493477">
            <text:p>0,3161399549</text:p>
          </table:table-cell>
        </table:table-row>
        <table:table-row>
          <table:table-cell office:value-type="float" office:value="0.5701277730273109">
            <text:p>0,570127773</text:p>
          </table:table-cell>
          <table:table-cell office:value-type="float" office:value="0.24493194146003572">
            <text:p>0,2449319415</text:p>
          </table:table-cell>
        </table:table-row>
        <table:table-row>
          <table:table-cell office:value-type="float" office:value="0.14918740759883253">
            <text:p>0,1491874076</text:p>
          </table:table-cell>
          <table:table-cell office:value-type="float" office:value="0.6137521422728243">
            <text:p>0,6137521423</text:p>
          </table:table-cell>
        </table:table-row>
        <table:table-row>
          <table:table-cell office:value-type="float" office:value="0.08706008241132521">
            <text:p>0,0870600824</text:p>
          </table:table-cell>
          <table:table-cell office:value-type="float" office:value="0.704940544277386">
            <text:p>0,7049405443</text:p>
          </table:table-cell>
        </table:table-row>
        <table:table-row>
          <table:table-cell office:value-type="float" office:value="0.5587540132555028">
            <text:p>0,5587540133</text:p>
          </table:table-cell>
          <table:table-cell office:value-type="float" office:value="0.2525014961516626">
            <text:p>0,2525014962</text:p>
          </table:table-cell>
        </table:table-row>
        <table:table-row>
          <table:table-cell office:value-type="float" office:value="0.11411059238653569">
            <text:p>0,1141105924</text:p>
          </table:table-cell>
          <table:table-cell office:value-type="float" office:value="0.6621974061873774">
            <text:p>0,6621974062</text:p>
          </table:table-cell>
        </table:table-row>
        <table:table-row>
          <table:table-cell office:value-type="float" office:value="0.3265194086328219">
            <text:p>0,3265194086</text:p>
          </table:table-cell>
          <table:table-cell office:value-type="float" office:value="0.42858123181608576">
            <text:p>0,4285812318</text:p>
          </table:table-cell>
        </table:table-row>
        <table:table-row>
          <table:table-cell office:value-type="float" office:value="0.43088174339089974">
            <text:p>0,4308817434</text:p>
          </table:table-cell>
          <table:table-cell office:value-type="float" office:value="0.3435841688450074">
            <text:p>0,3435841688</text:p>
          </table:table-cell>
        </table:table-row>
        <table:table-row>
          <table:table-cell office:value-type="float" office:value="0.3698605836718855">
            <text:p>0,3698605837</text:p>
          </table:table-cell>
          <table:table-cell office:value-type="float" office:value="0.3918383572832914">
            <text:p>0,391838357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267435545103532">
            <text:p>0,6267435545</text:p>
          </table:table-cell>
          <table:table-cell office:value-type="float" office:value="0.2083286322530331">
            <text:p>0,2083286323</text:p>
          </table:table-cell>
        </table:table-row>
        <table:table-row>
          <table:table-cell office:value-type="float" office:value="0.2668748644183154">
            <text:p>0,2668748644</text:p>
          </table:table-cell>
          <table:table-cell office:value-type="float" office:value="0.4834006732308729">
            <text:p>0,4834006732</text:p>
          </table:table-cell>
        </table:table-row>
        <table:table-row>
          <table:table-cell office:value-type="float" office:value="0.69591177474123">
            <text:p>0,6959117747</text:p>
          </table:table-cell>
          <table:table-cell office:value-type="float" office:value="0.16578673305848823">
            <text:p>0,1657867331</text:p>
          </table:table-cell>
        </table:table-row>
        <table:table-row>
          <table:table-cell office:value-type="float" office:value="0.7232867682389674">
            <text:p>0,7232867682</text:p>
          </table:table-cell>
          <table:table-cell office:value-type="float" office:value="0.14953732107812778">
            <text:p>0,1495373211</text:p>
          </table:table-cell>
        </table:table-row>
        <table:table-row>
          <table:table-cell office:value-type="float" office:value="0.3265194086328219">
            <text:p>0,3265194086</text:p>
          </table:table-cell>
          <table:table-cell office:value-type="float" office:value="0.42858123181608576">
            <text:p>0,4285812318</text:p>
          </table:table-cell>
        </table:table-row>
        <table:table-row>
          <table:table-cell office:value-type="float" office:value="0.04256918351741203">
            <text:p>0,0425691835</text:p>
          </table:table-cell>
          <table:table-cell office:value-type="float" office:value="0.7936769922732512">
            <text:p>0,7936769923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08706008241132521">
            <text:p>0,0870600824</text:p>
          </table:table-cell>
          <table:table-cell office:value-type="float" office:value="0.704940544277386">
            <text:p>0,7049405443</text:p>
          </table:table-cell>
        </table:table-row>
        <table:table-row>
          <table:table-cell office:value-type="float" office:value="0.800329679983855">
            <text:p>0,80032968</text:p>
          </table:table-cell>
          <table:table-cell office:value-type="float" office:value="0.10538853126966063">
            <text:p>0,1053885313</text:p>
          </table:table-cell>
        </table:table-row>
        <table:table-row>
          <table:table-cell office:value-type="float" office:value="0.23286740278012785">
            <text:p>0,2328674028</text:p>
          </table:table-cell>
          <table:table-cell office:value-type="float" office:value="0.5174366334043499">
            <text:p>0,5174366334</text:p>
          </table:table-cell>
        </table:table-row>
        <table:table-row>
          <table:table-cell office:value-type="float" office:value="0.46766456123661837">
            <text:p>0,4676645612</text:p>
          </table:table-cell>
          <table:table-cell office:value-type="float" office:value="0.31613995493477">
            <text:p>0,3161399549</text:p>
          </table:table-cell>
        </table:table-row>
        <table:table-row>
          <table:table-cell office:value-type="float" office:value="0.8674692135991993">
            <text:p>0,8674692136</text:p>
          </table:table-cell>
          <table:table-cell office:value-type="float" office:value="0.06861972664265681">
            <text:p>0,0686197266</text:p>
          </table:table-cell>
        </table:table-row>
        <table:table-row>
          <table:table-cell office:value-type="float" office:value="0.7846242351415175">
            <text:p>0,7846242351</text:p>
          </table:table-cell>
          <table:table-cell office:value-type="float" office:value="0.11420982442707261">
            <text:p>0,1142098244</text:p>
          </table:table-cell>
        </table:table-row>
        <table:table-row>
          <table:table-cell office:value-type="float" office:value="0.14918740759883253">
            <text:p>0,1491874076</text:p>
          </table:table-cell>
          <table:table-cell office:value-type="float" office:value="0.6137521422728243">
            <text:p>0,6137521423</text:p>
          </table:table-cell>
        </table:table-row>
        <table:table-row>
          <table:table-cell office:value-type="float" office:value="0.5701277730273109">
            <text:p>0,570127773</text:p>
          </table:table-cell>
          <table:table-cell office:value-type="float" office:value="0.24493194146003572">
            <text:p>0,2449319415</text:p>
          </table:table-cell>
        </table:table-row>
        <table:table-row>
          <table:table-cell office:value-type="float" office:value="0.8867801904932999">
            <text:p>0,8867801905</text:p>
          </table:table-cell>
          <table:table-cell office:value-type="float" office:value="0.05830992864249651">
            <text:p>0,0583099286</text:p>
          </table:table-cell>
        </table:table-row>
        <table:table-row>
          <table:table-cell office:value-type="float" office:value="0.1869120274522931">
            <text:p>0,1869120275</text:p>
          </table:table-cell>
          <table:table-cell office:value-type="float" office:value="0.5676667634193583">
            <text:p>0,5676667634</text:p>
          </table:table-cell>
        </table:table-row>
        <table:table-row>
          <table:table-cell office:value-type="float" office:value="0.5093030814518537">
            <text:p>0,5093030815</text:p>
          </table:table-cell>
          <table:table-cell office:value-type="float" office:value="0.28634526453483566">
            <text:p>0,286345264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267435545103532">
            <text:p>0,6267435545</text:p>
          </table:table-cell>
          <table:table-cell office:value-type="float" office:value="0.2083286322530331">
            <text:p>0,2083286323</text:p>
          </table:table-cell>
        </table:table-row>
        <table:table-row>
          <table:table-cell office:value-type="float" office:value="0.5093030814518537">
            <text:p>0,5093030815</text:p>
          </table:table-cell>
          <table:table-cell office:value-type="float" office:value="0.28634526453483566">
            <text:p>0,2863452645</text:p>
          </table:table-cell>
        </table:table-row>
        <table:table-row>
          <table:table-cell office:value-type="float" office:value="0.46766456123661837">
            <text:p>0,4676645612</text:p>
          </table:table-cell>
          <table:table-cell office:value-type="float" office:value="0.31613995493477">
            <text:p>0,3161399549</text:p>
          </table:table-cell>
        </table:table-row>
        <table:table-row>
          <table:table-cell office:value-type="float" office:value="0.38505448870382497">
            <text:p>0,3850544887</text:p>
          </table:table-cell>
          <table:table-cell office:value-type="float" office:value="0.3794724110050989">
            <text:p>0,379472411</text:p>
          </table:table-cell>
        </table:table-row>
        <table:table-row>
          <table:table-cell office:value-type="float" office:value="0.41489579029748586">
            <text:p>0,4148957903</text:p>
          </table:table-cell>
          <table:table-cell office:value-type="float" office:value="0.35587595115732107">
            <text:p>0,3558759512</text:p>
          </table:table-cell>
        </table:table-row>
        <table:table-row>
          <table:table-cell office:value-type="float" office:value="0.23286740278012785">
            <text:p>0,2328674028</text:p>
          </table:table-cell>
          <table:table-cell office:value-type="float" office:value="0.5174366334043499">
            <text:p>0,5174366334</text:p>
          </table:table-cell>
        </table:table-row>
        <table:table-row>
          <table:table-cell office:value-type="float" office:value="0.3265194086328219">
            <text:p>0,3265194086</text:p>
          </table:table-cell>
          <table:table-cell office:value-type="float" office:value="0.42858123181608576">
            <text:p>0,4285812318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0965444274335599">
            <text:p>0,0965444274</text:p>
          </table:table-cell>
          <table:table-cell office:value-type="float" office:value="0.6892840084038803">
            <text:p>0,6892840084</text:p>
          </table:table-cell>
        </table:table-row>
        <table:table-row>
          <table:table-cell office:value-type="float" office:value="0.800329679983855">
            <text:p>0,80032968</text:p>
          </table:table-cell>
          <table:table-cell office:value-type="float" office:value="0.10538853126966063">
            <text:p>0,1053885313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69591177474123">
            <text:p>0,6959117747</text:p>
          </table:table-cell>
          <table:table-cell office:value-type="float" office:value="0.16578673305848823">
            <text:p>0,1657867331</text:p>
          </table:table-cell>
        </table:table-row>
        <table:table-row>
          <table:table-cell office:value-type="float" office:value="0.8674692135991993">
            <text:p>0,8674692136</text:p>
          </table:table-cell>
          <table:table-cell office:value-type="float" office:value="0.06861972664265681">
            <text:p>0,0686197266</text:p>
          </table:table-cell>
        </table:table-row>
        <table:table-row>
          <table:table-cell office:value-type="float" office:value="0.1869120274522931">
            <text:p>0,1869120275</text:p>
          </table:table-cell>
          <table:table-cell office:value-type="float" office:value="0.5676667634193583">
            <text:p>0,5676667634</text:p>
          </table:table-cell>
        </table:table-row>
        <table:table-row>
          <table:table-cell office:value-type="float" office:value="0.14918740759883253">
            <text:p>0,1491874076</text:p>
          </table:table-cell>
          <table:table-cell office:value-type="float" office:value="0.6137521422728243">
            <text:p>0,6137521423</text:p>
          </table:table-cell>
        </table:table-row>
        <table:table-row>
          <table:table-cell office:value-type="float" office:value="0.5701277730273109">
            <text:p>0,570127773</text:p>
          </table:table-cell>
          <table:table-cell office:value-type="float" office:value="0.24493194146003572">
            <text:p>0,2449319415</text:p>
          </table:table-cell>
        </table:table-row>
        <table:table-row>
          <table:table-cell office:value-type="float" office:value="0.7406367936751266">
            <text:p>0,7406367937</text:p>
          </table:table-cell>
          <table:table-cell office:value-type="float" office:value="0.13939742408291234">
            <text:p>0,1393974241</text:p>
          </table:table-cell>
        </table:table-row>
        <table:table-row>
          <table:table-cell office:value-type="float" office:value="0.19859013779564497">
            <text:p>0,1985901378</text:p>
          </table:table-cell>
          <table:table-cell office:value-type="float" office:value="0.5543654661096775">
            <text:p>0,554365466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0965444274335599">
            <text:p>0,0965444274</text:p>
          </table:table-cell>
          <table:table-cell office:value-type="float" office:value="0.6892840084038803">
            <text:p>0,6892840084</text:p>
          </table:table-cell>
        </table:table-row>
        <table:table-row>
          <table:table-cell office:value-type="float" office:value="0.800329679983855">
            <text:p>0,80032968</text:p>
          </table:table-cell>
          <table:table-cell office:value-type="float" office:value="0.10538853126966063">
            <text:p>0,1053885313</text:p>
          </table:table-cell>
        </table:table-row>
        <table:table-row>
          <table:table-cell office:value-type="float" office:value="0.8674692135991993">
            <text:p>0,8674692136</text:p>
          </table:table-cell>
          <table:table-cell office:value-type="float" office:value="0.06861972664265681">
            <text:p>0,0686197266</text:p>
          </table:table-cell>
        </table:table-row>
        <table:table-row>
          <table:table-cell office:value-type="float" office:value="0.7406367936751266">
            <text:p>0,7406367937</text:p>
          </table:table-cell>
          <table:table-cell office:value-type="float" office:value="0.13939742408291234">
            <text:p>0,1393974241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5093030814518537">
            <text:p>0,5093030815</text:p>
          </table:table-cell>
          <table:table-cell office:value-type="float" office:value="0.28634526453483566">
            <text:p>0,2863452645</text:p>
          </table:table-cell>
        </table:table-row>
        <table:table-row>
          <table:table-cell office:value-type="float" office:value="0.6771334293225166">
            <text:p>0,6771334293</text:p>
          </table:table-cell>
          <table:table-cell office:value-type="float" office:value="0.17711882429933024">
            <text:p>0,1771188243</text:p>
          </table:table-cell>
        </table:table-row>
        <table:table-row>
          <table:table-cell office:value-type="float" office:value="0.5701277730273109">
            <text:p>0,570127773</text:p>
          </table:table-cell>
          <table:table-cell office:value-type="float" office:value="0.24493194146003572">
            <text:p>0,2449319415</text:p>
          </table:table-cell>
        </table:table-row>
        <table:table-row>
          <table:table-cell office:value-type="float" office:value="0.284048033943322">
            <text:p>0,2840480339</text:p>
          </table:table-cell>
          <table:table-cell office:value-type="float" office:value="0.4670384310822008">
            <text:p>0,4670384311</text:p>
          </table:table-cell>
        </table:table-row>
        <table:table-row>
          <table:table-cell office:value-type="float" office:value="0.6267435545103532">
            <text:p>0,6267435545</text:p>
          </table:table-cell>
          <table:table-cell office:value-type="float" office:value="0.2083286322530331">
            <text:p>0,2083286323</text:p>
          </table:table-cell>
        </table:table-row>
        <table:table-row>
          <table:table-cell office:value-type="float" office:value="0.8516465317673285">
            <text:p>0,8516465318</text:p>
          </table:table-cell>
          <table:table-cell office:value-type="float" office:value="0.07715302906314503">
            <text:p>0,0771530291</text:p>
          </table:table-cell>
        </table:table-row>
        <table:table-row>
          <table:table-cell office:value-type="float" office:value="0.24029994136454544">
            <text:p>0,2402999414</text:p>
          </table:table-cell>
          <table:table-cell office:value-type="float" office:value="0.5097960206561503">
            <text:p>0,5097960207</text:p>
          </table:table-cell>
        </table:table-row>
        <table:table-row>
          <table:table-cell office:value-type="float" office:value="0.4518704590875691">
            <text:p>0,4518704591</text:p>
          </table:table-cell>
          <table:table-cell office:value-type="float" office:value="0.3277868945880562">
            <text:p>0,3277868946</text:p>
          </table:table-cell>
        </table:table-row>
        <table:table-row>
          <table:table-cell office:value-type="float" office:value="0.6128260734740929">
            <text:p>0,6128260735</text:p>
          </table:table-cell>
          <table:table-cell office:value-type="float" office:value="0.21716791489228493">
            <text:p>0,2171679149</text:p>
          </table:table-cell>
        </table:table-row>
        <table:table-row>
          <table:table-cell office:value-type="float" office:value="0.14918740759883253">
            <text:p>0,1491874076</text:p>
          </table:table-cell>
          <table:table-cell office:value-type="float" office:value="0.6137521422728243">
            <text:p>0,6137521423</text:p>
          </table:table-cell>
        </table:table-row>
        <table:table-row>
          <table:table-cell office:value-type="float" office:value="0.41489579029748586">
            <text:p>0,4148957903</text:p>
          </table:table-cell>
          <table:table-cell office:value-type="float" office:value="0.35587595115732107">
            <text:p>0,3558759512</text:p>
          </table:table-cell>
        </table:table-row>
        <table:table-row>
          <table:table-cell office:value-type="float" office:value="0.17892930454643033">
            <text:p>0,1789293045</text:p>
          </table:table-cell>
          <table:table-cell office:value-type="float" office:value="0.576999640016193">
            <text:p>0,5769996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9018388349701485">
            <text:p>0,2901838835</text:p>
          </table:table-cell>
          <table:table-cell office:value-type="float" office:value="0.4613128148015633">
            <text:p>0,4613128148</text:p>
          </table:table-cell>
        </table:table-row>
        <table:table-row>
          <table:table-cell office:value-type="float" office:value="0.41489579029748586">
            <text:p>0,4148957903</text:p>
          </table:table-cell>
          <table:table-cell office:value-type="float" office:value="0.35587595115732107">
            <text:p>0,3558759512</text:p>
          </table:table-cell>
        </table:table-row>
        <table:table-row>
          <table:table-cell office:value-type="float" office:value="0.24029994136454544">
            <text:p>0,2402999414</text:p>
          </table:table-cell>
          <table:table-cell office:value-type="float" office:value="0.5097960206561503">
            <text:p>0,5097960207</text:p>
          </table:table-cell>
        </table:table-row>
        <table:table-row>
          <table:table-cell office:value-type="float" office:value="0.8674692135991993">
            <text:p>0,8674692136</text:p>
          </table:table-cell>
          <table:table-cell office:value-type="float" office:value="0.06861972664265681">
            <text:p>0,0686197266</text:p>
          </table:table-cell>
        </table:table-row>
        <table:table-row>
          <table:table-cell office:value-type="float" office:value="0.4518704590875691">
            <text:p>0,4518704591</text:p>
          </table:table-cell>
          <table:table-cell office:value-type="float" office:value="0.3277868945880562">
            <text:p>0,3277868946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2081370612224171">
            <text:p>0,2081370612</text:p>
          </table:table-cell>
          <table:table-cell office:value-type="float" office:value="0.5437795914008043">
            <text:p>0,5437795914</text:p>
          </table:table-cell>
        </table:table-row>
        <table:table-row>
          <table:table-cell office:value-type="float" office:value="0.0965444274335599">
            <text:p>0,0965444274</text:p>
          </table:table-cell>
          <table:table-cell office:value-type="float" office:value="0.6892840084038803">
            <text:p>0,6892840084</text:p>
          </table:table-cell>
        </table:table-row>
        <table:table-row>
          <table:table-cell office:value-type="float" office:value="0.5701277730273109">
            <text:p>0,570127773</text:p>
          </table:table-cell>
          <table:table-cell office:value-type="float" office:value="0.24493194146003572">
            <text:p>0,2449319415</text:p>
          </table:table-cell>
        </table:table-row>
        <table:table-row>
          <table:table-cell office:value-type="float" office:value="0.6267435545103532">
            <text:p>0,6267435545</text:p>
          </table:table-cell>
          <table:table-cell office:value-type="float" office:value="0.2083286322530331">
            <text:p>0,2083286323</text:p>
          </table:table-cell>
        </table:table-row>
        <table:table-row>
          <table:table-cell office:value-type="float" office:value="0.7092453864536832">
            <text:p>0,7092453865</text:p>
          </table:table-cell>
          <table:table-cell office:value-type="float" office:value="0.15783292248290592">
            <text:p>0,1578329225</text:p>
          </table:table-cell>
        </table:table-row>
        <table:table-row>
          <table:table-cell office:value-type="float" office:value="0.4955098653618089">
            <text:p>0,4955098654</text:p>
          </table:table-cell>
          <table:table-cell office:value-type="float" office:value="0.2960753837506399">
            <text:p>0,2960753838</text:p>
          </table:table-cell>
        </table:table-row>
        <table:table-row>
          <table:table-cell office:value-type="float" office:value="0.06232503191324748">
            <text:p>0,0623250319</text:p>
          </table:table-cell>
          <table:table-cell office:value-type="float" office:value="0.7503501814275695">
            <text:p>0,7503501814</text:p>
          </table:table-cell>
        </table:table-row>
        <table:table-row>
          <table:table-cell office:value-type="float" office:value="0.09648655796938946">
            <text:p>0,096486558</text:p>
          </table:table-cell>
          <table:table-cell office:value-type="float" office:value="0.689377145127102">
            <text:p>0,6893771451</text:p>
          </table:table-cell>
        </table:table-row>
        <table:table-row>
          <table:table-cell office:value-type="float" office:value="0.6128260734740929">
            <text:p>0,6128260735</text:p>
          </table:table-cell>
          <table:table-cell office:value-type="float" office:value="0.21716791489228493">
            <text:p>0,2171679149</text:p>
          </table:table-cell>
        </table:table-row>
        <table:table-row>
          <table:table-cell office:value-type="float" office:value="0.284048033943322">
            <text:p>0,2840480339</text:p>
          </table:table-cell>
          <table:table-cell office:value-type="float" office:value="0.4670384310822008">
            <text:p>0,4670384311</text:p>
          </table:table-cell>
        </table:table-row>
        <table:table-row>
          <table:table-cell office:value-type="float" office:value="0.800329679983855">
            <text:p>0,80032968</text:p>
          </table:table-cell>
          <table:table-cell office:value-type="float" office:value="0.10538853126966063">
            <text:p>0,105388531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674692135991993">
            <text:p>0,8674692136</text:p>
          </table:table-cell>
          <table:table-cell office:value-type="float" office:value="0.06861972664265681">
            <text:p>0,0686197266</text:p>
          </table:table-cell>
        </table:table-row>
        <table:table-row>
          <table:table-cell office:value-type="float" office:value="0.3646202446457887">
            <text:p>0,3646202446</text:p>
          </table:table-cell>
          <table:table-cell office:value-type="float" office:value="0.3961620708784611">
            <text:p>0,3961620709</text:p>
          </table:table-cell>
        </table:table-row>
        <table:table-row>
          <table:table-cell office:value-type="float" office:value="0.800329679983855">
            <text:p>0,80032968</text:p>
          </table:table-cell>
          <table:table-cell office:value-type="float" office:value="0.10538853126966063">
            <text:p>0,1053885313</text:p>
          </table:table-cell>
        </table:table-row>
        <table:table-row>
          <table:table-cell office:value-type="float" office:value="0.29018388349701485">
            <text:p>0,2901838835</text:p>
          </table:table-cell>
          <table:table-cell office:value-type="float" office:value="0.4613128148015633">
            <text:p>0,4613128148</text:p>
          </table:table-cell>
        </table:table-row>
        <table:table-row>
          <table:table-cell office:value-type="float" office:value="0.7633299529133044">
            <text:p>0,7633299529</text:p>
          </table:table-cell>
          <table:table-cell office:value-type="float" office:value="0.12631243976275797">
            <text:p>0,1263124398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4518704590875691">
            <text:p>0,4518704591</text:p>
          </table:table-cell>
          <table:table-cell office:value-type="float" office:value="0.3277868945880562">
            <text:p>0,3277868946</text:p>
          </table:table-cell>
        </table:table-row>
        <table:table-row>
          <table:table-cell office:value-type="float" office:value="0.7092453864536832">
            <text:p>0,7092453865</text:p>
          </table:table-cell>
          <table:table-cell office:value-type="float" office:value="0.15783292248290592">
            <text:p>0,1578329225</text:p>
          </table:table-cell>
        </table:table-row>
        <table:table-row>
          <table:table-cell office:value-type="float" office:value="0.19357028549655497">
            <text:p>0,1935702855</text:p>
          </table:table-cell>
          <table:table-cell office:value-type="float" office:value="0.5600337677769407">
            <text:p>0,5600337678</text:p>
          </table:table-cell>
        </table:table-row>
        <table:table-row>
          <table:table-cell office:value-type="float" office:value="0.6849776601357573">
            <text:p>0,6849776601</text:p>
          </table:table-cell>
          <table:table-cell office:value-type="float" office:value="0.17236622825324643">
            <text:p>0,1723662283</text:p>
          </table:table-cell>
        </table:table-row>
        <table:table-row>
          <table:table-cell office:value-type="float" office:value="0.11111120315942205">
            <text:p>0,1111112032</text:p>
          </table:table-cell>
          <table:table-cell office:value-type="float" office:value="0.6666665285942288">
            <text:p>0,6666665286</text:p>
          </table:table-cell>
        </table:table-row>
        <table:table-row>
          <table:table-cell office:value-type="float" office:value="0.5190350509833807">
            <text:p>0,519035051</text:p>
          </table:table-cell>
          <table:table-cell office:value-type="float" office:value="0.27955912735091115">
            <text:p>0,2795591274</text:p>
          </table:table-cell>
        </table:table-row>
        <table:table-row>
          <table:table-cell office:value-type="float" office:value="0.15734609089292442">
            <text:p>0,1573460909</text:p>
          </table:table-cell>
          <table:table-cell office:value-type="float" office:value="0.6033312579835355">
            <text:p>0,603331258</text:p>
          </table:table-cell>
        </table:table-row>
        <table:table-row>
          <table:table-cell office:value-type="float" office:value="0.2081370612224171">
            <text:p>0,2081370612</text:p>
          </table:table-cell>
          <table:table-cell office:value-type="float" office:value="0.5437795914008043">
            <text:p>0,5437795914</text:p>
          </table:table-cell>
        </table:table-row>
        <table:table-row>
          <table:table-cell office:value-type="float" office:value="0.6267435545103532">
            <text:p>0,6267435545</text:p>
          </table:table-cell>
          <table:table-cell office:value-type="float" office:value="0.2083286322530331">
            <text:p>0,2083286323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40159882814371906">
            <text:p>0,4015988281</text:p>
          </table:table-cell>
          <table:table-cell office:value-type="float" office:value="0.3662817438768873">
            <text:p>0,3662817439</text:p>
          </table:table-cell>
        </table:table-row>
        <table:table-row>
          <table:table-cell office:value-type="float" office:value="0.41489579029748586">
            <text:p>0,4148957903</text:p>
          </table:table-cell>
          <table:table-cell office:value-type="float" office:value="0.35587595115732107">
            <text:p>0,35587595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6267435545103532">
            <text:p>0,6267435545</text:p>
          </table:table-cell>
          <table:table-cell office:value-type="float" office:value="0.2083286322530331">
            <text:p>0,2083286323</text:p>
          </table:table-cell>
        </table:table-row>
        <table:table-row>
          <table:table-cell office:value-type="float" office:value="0.5190350509833807">
            <text:p>0,519035051</text:p>
          </table:table-cell>
          <table:table-cell office:value-type="float" office:value="0.27955912735091115">
            <text:p>0,2795591274</text:p>
          </table:table-cell>
        </table:table-row>
        <table:table-row>
          <table:table-cell office:value-type="float" office:value="0.11111120315942205">
            <text:p>0,1111112032</text:p>
          </table:table-cell>
          <table:table-cell office:value-type="float" office:value="0.6666665285942288">
            <text:p>0,6666665286</text:p>
          </table:table-cell>
        </table:table-row>
        <table:table-row>
          <table:table-cell office:value-type="float" office:value="0.8674692135991993">
            <text:p>0,8674692136</text:p>
          </table:table-cell>
          <table:table-cell office:value-type="float" office:value="0.06861972664265681">
            <text:p>0,0686197266</text:p>
          </table:table-cell>
        </table:table-row>
        <table:table-row>
          <table:table-cell office:value-type="float" office:value="0.2081370612224171">
            <text:p>0,2081370612</text:p>
          </table:table-cell>
          <table:table-cell office:value-type="float" office:value="0.5437795914008043">
            <text:p>0,5437795914</text:p>
          </table:table-cell>
        </table:table-row>
        <table:table-row>
          <table:table-cell office:value-type="float" office:value="0.2882563930861356">
            <text:p>0,2882563931</text:p>
          </table:table-cell>
          <table:table-cell office:value-type="float" office:value="0.4631048583884041">
            <text:p>0,4631048584</text:p>
          </table:table-cell>
        </table:table-row>
        <table:table-row>
          <table:table-cell office:value-type="float" office:value="0.3418898610566671">
            <text:p>0,3418898611</text:p>
          </table:table-cell>
          <table:table-cell office:value-type="float" office:value="0.4152865137037909">
            <text:p>0,4152865137</text:p>
          </table:table-cell>
        </table:table-row>
        <table:table-row>
          <table:table-cell office:value-type="float" office:value="0.7092453864536832">
            <text:p>0,7092453865</text:p>
          </table:table-cell>
          <table:table-cell office:value-type="float" office:value="0.15783292248290592">
            <text:p>0,1578329225</text:p>
          </table:table-cell>
        </table:table-row>
        <table:table-row>
          <table:table-cell office:value-type="float" office:value="0.29018388349701485">
            <text:p>0,2901838835</text:p>
          </table:table-cell>
          <table:table-cell office:value-type="float" office:value="0.4613128148015633">
            <text:p>0,4613128148</text:p>
          </table:table-cell>
        </table:table-row>
        <table:table-row>
          <table:table-cell office:value-type="float" office:value="0.672783826407257">
            <text:p>0,6727838264</text:p>
          </table:table-cell>
          <table:table-cell office:value-type="float" office:value="0.17976599289760187">
            <text:p>0,1797659929</text:p>
          </table:table-cell>
        </table:table-row>
        <table:table-row>
          <table:table-cell office:value-type="float" office:value="0.8188032461642991">
            <text:p>0,8188032462</text:p>
          </table:table-cell>
          <table:table-cell office:value-type="float" office:value="0.09512252422535172">
            <text:p>0,0951225242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7497358998885589">
            <text:p>0,7497358999</text:p>
          </table:table-cell>
          <table:table-cell office:value-type="float" office:value="0.13412708791153483">
            <text:p>0,1341270879</text:p>
          </table:table-cell>
        </table:table-row>
        <table:table-row>
          <table:table-cell office:value-type="float" office:value="0.800329679983855">
            <text:p>0,80032968</text:p>
          </table:table-cell>
          <table:table-cell office:value-type="float" office:value="0.10538853126966063">
            <text:p>0,1053885313</text:p>
          </table:table-cell>
        </table:table-row>
        <table:table-row>
          <table:table-cell office:value-type="float" office:value="0.3646202446457887">
            <text:p>0,3646202446</text:p>
          </table:table-cell>
          <table:table-cell office:value-type="float" office:value="0.3961620708784611">
            <text:p>0,3961620709</text:p>
          </table:table-cell>
        </table:table-row>
        <table:table-row>
          <table:table-cell office:value-type="float" office:value="0.3970462023811143">
            <text:p>0,3970462024</text:p>
          </table:table-cell>
          <table:table-cell office:value-type="float" office:value="0.36988397704778664">
            <text:p>0,369883977</text:p>
          </table:table-cell>
        </table:table-row>
        <table:table-row>
          <table:table-cell office:value-type="float" office:value="0.4345469670069361">
            <text:p>0,434546967</text:p>
          </table:table-cell>
          <table:table-cell office:value-type="float" office:value="0.34079823497889805">
            <text:p>0,34079823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190350509833807">
            <text:p>0,519035051</text:p>
          </table:table-cell>
          <table:table-cell office:value-type="float" office:value="0.27955912735091115">
            <text:p>0,2795591274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11111120315942205">
            <text:p>0,1111112032</text:p>
          </table:table-cell>
          <table:table-cell office:value-type="float" office:value="0.6666665285942288">
            <text:p>0,6666665286</text:p>
          </table:table-cell>
        </table:table-row>
        <table:table-row>
          <table:table-cell office:value-type="float" office:value="0.6017036793337182">
            <text:p>0,6017036793</text:p>
          </table:table-cell>
          <table:table-cell office:value-type="float" office:value="0.22430439002549574">
            <text:p>0,22430439</text:p>
          </table:table-cell>
        </table:table-row>
        <table:table-row>
          <table:table-cell office:value-type="float" office:value="0.44061433093036584">
            <text:p>0,4406143309</text:p>
          </table:table-cell>
          <table:table-cell office:value-type="float" office:value="0.33621213408923645">
            <text:p>0,3362121341</text:p>
          </table:table-cell>
        </table:table-row>
        <table:table-row>
          <table:table-cell office:value-type="float" office:value="0.8674692135991993">
            <text:p>0,8674692136</text:p>
          </table:table-cell>
          <table:table-cell office:value-type="float" office:value="0.06861972664265681">
            <text:p>0,0686197266</text:p>
          </table:table-cell>
        </table:table-row>
        <table:table-row>
          <table:table-cell office:value-type="float" office:value="0.672783826407257">
            <text:p>0,6727838264</text:p>
          </table:table-cell>
          <table:table-cell office:value-type="float" office:value="0.17976599289760187">
            <text:p>0,1797659929</text:p>
          </table:table-cell>
        </table:table-row>
        <table:table-row>
          <table:table-cell office:value-type="float" office:value="0.7497358998885589">
            <text:p>0,7497358999</text:p>
          </table:table-cell>
          <table:table-cell office:value-type="float" office:value="0.13412708791153483">
            <text:p>0,1341270879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17831705146463517">
            <text:p>0,1783170515</text:p>
          </table:table-cell>
          <table:table-cell office:value-type="float" office:value="0.5777239629523891">
            <text:p>0,577723963</text:p>
          </table:table-cell>
        </table:table-row>
        <table:table-row>
          <table:table-cell office:value-type="float" office:value="0.2081370612224171">
            <text:p>0,2081370612</text:p>
          </table:table-cell>
          <table:table-cell office:value-type="float" office:value="0.5437795914008043">
            <text:p>0,5437795914</text:p>
          </table:table-cell>
        </table:table-row>
        <table:table-row>
          <table:table-cell office:value-type="float" office:value="0.3646202446457887">
            <text:p>0,3646202446</text:p>
          </table:table-cell>
          <table:table-cell office:value-type="float" office:value="0.3961620708784611">
            <text:p>0,3961620709</text:p>
          </table:table-cell>
        </table:table-row>
        <table:table-row>
          <table:table-cell office:value-type="float" office:value="0.15849406976461544">
            <text:p>0,1584940698</text:p>
          </table:table-cell>
          <table:table-cell office:value-type="float" office:value="0.6018868631097243">
            <text:p>0,6018868631</text:p>
          </table:table-cell>
        </table:table-row>
        <table:table-row>
          <table:table-cell office:value-type="float" office:value="0.31549792209963523">
            <text:p>0,3154979221</text:p>
          </table:table-cell>
          <table:table-cell office:value-type="float" office:value="0.43830798287706163">
            <text:p>0,4383079829</text:p>
          </table:table-cell>
        </table:table-row>
        <table:table-row>
          <table:table-cell office:value-type="float" office:value="0.7820714694411264">
            <text:p>0,7820714694</text:p>
          </table:table-cell>
          <table:table-cell office:value-type="float" office:value="0.11565195231677794">
            <text:p>0,1156519523</text:p>
          </table:table-cell>
        </table:table-row>
        <table:table-row>
          <table:table-cell office:value-type="float" office:value="0.6336860108730008">
            <text:p>0,6336860109</text:p>
          </table:table-cell>
          <table:table-cell office:value-type="float" office:value="0.20395602453570394">
            <text:p>0,2039560245</text:p>
          </table:table-cell>
        </table:table-row>
        <table:table-row>
          <table:table-cell office:value-type="float" office:value="0.8480231650553198">
            <text:p>0,8480231651</text:p>
          </table:table-cell>
          <table:table-cell office:value-type="float" office:value="0.07911826760689844">
            <text:p>0,0791182676</text:p>
          </table:table-cell>
        </table:table-row>
        <table:table-row>
          <table:table-cell office:value-type="float" office:value="0.8188032461642991">
            <text:p>0,8188032462</text:p>
          </table:table-cell>
          <table:table-cell office:value-type="float" office:value="0.09512252422535172">
            <text:p>0,095122524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081370612224171">
            <text:p>0,2081370612</text:p>
          </table:table-cell>
          <table:table-cell office:value-type="float" office:value="0.5437795914008043">
            <text:p>0,5437795914</text:p>
          </table:table-cell>
        </table:table-row>
        <table:table-row>
          <table:table-cell office:value-type="float" office:value="0.3646202446457887">
            <text:p>0,3646202446</text:p>
          </table:table-cell>
          <table:table-cell office:value-type="float" office:value="0.3961620708784611">
            <text:p>0,3961620709</text:p>
          </table:table-cell>
        </table:table-row>
        <table:table-row>
          <table:table-cell office:value-type="float" office:value="0.2811316916231989">
            <text:p>0,2811316916</text:p>
          </table:table-cell>
          <table:table-cell office:value-type="float" office:value="0.4697814680500134">
            <text:p>0,4697814681</text:p>
          </table:table-cell>
        </table:table-row>
        <table:table-row>
          <table:table-cell office:value-type="float" office:value="0.8674692135991993">
            <text:p>0,8674692136</text:p>
          </table:table-cell>
          <table:table-cell office:value-type="float" office:value="0.06861972664265681">
            <text:p>0,0686197266</text:p>
          </table:table-cell>
        </table:table-row>
        <table:table-row>
          <table:table-cell office:value-type="float" office:value="0.44061433093036584">
            <text:p>0,4406143309</text:p>
          </table:table-cell>
          <table:table-cell office:value-type="float" office:value="0.33621213408923645">
            <text:p>0,3362121341</text:p>
          </table:table-cell>
        </table:table-row>
        <table:table-row>
          <table:table-cell office:value-type="float" office:value="0.6017036793337182">
            <text:p>0,6017036793</text:p>
          </table:table-cell>
          <table:table-cell office:value-type="float" office:value="0.22430439002549574">
            <text:p>0,22430439</text:p>
          </table:table-cell>
        </table:table-row>
        <table:table-row>
          <table:table-cell office:value-type="float" office:value="0.5480711314329058">
            <text:p>0,5480711314</text:p>
          </table:table-cell>
          <table:table-cell office:value-type="float" office:value="0.25968173639109393">
            <text:p>0,2596817364</text:p>
          </table:table-cell>
        </table:table-row>
        <table:table-row>
          <table:table-cell office:value-type="float" office:value="0.053621324586408003">
            <text:p>0,0536213246</text:p>
          </table:table-cell>
          <table:table-cell office:value-type="float" office:value="0.7684372124316863">
            <text:p>0,7684372124</text:p>
          </table:table-cell>
        </table:table-row>
        <table:table-row>
          <table:table-cell office:value-type="float" office:value="0.06226716244907705">
            <text:p>0,0622671624</text:p>
          </table:table-cell>
          <table:table-cell office:value-type="float" office:value="0.7504661096181983">
            <text:p>0,7504661096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6336860108730008">
            <text:p>0,6336860109</text:p>
          </table:table-cell>
          <table:table-cell office:value-type="float" office:value="0.20395602453570394">
            <text:p>0,2039560245</text:p>
          </table:table-cell>
        </table:table-row>
        <table:table-row>
          <table:table-cell office:value-type="float" office:value="0.17831705146463517">
            <text:p>0,1783170515</text:p>
          </table:table-cell>
          <table:table-cell office:value-type="float" office:value="0.5777239629523891">
            <text:p>0,577723963</text:p>
          </table:table-cell>
        </table:table-row>
        <table:table-row>
          <table:table-cell office:value-type="float" office:value="0.7820714694411264">
            <text:p>0,7820714694</text:p>
          </table:table-cell>
          <table:table-cell office:value-type="float" office:value="0.11565195231677794">
            <text:p>0,1156519523</text:p>
          </table:table-cell>
        </table:table-row>
        <table:table-row>
          <table:table-cell office:value-type="float" office:value="0.672783826407257">
            <text:p>0,6727838264</text:p>
          </table:table-cell>
          <table:table-cell office:value-type="float" office:value="0.17976599289760187">
            <text:p>0,1797659929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3271594341746787">
            <text:p>0,3271594342</text:p>
          </table:table-cell>
          <table:table-cell office:value-type="float" office:value="0.4280214740266216">
            <text:p>0,428021474</text:p>
          </table:table-cell>
        </table:table-row>
        <table:table-row>
          <table:table-cell office:value-type="float" office:value="0.5190350509833807">
            <text:p>0,519035051</text:p>
          </table:table-cell>
          <table:table-cell office:value-type="float" office:value="0.27955912735091115">
            <text:p>0,2795591274</text:p>
          </table:table-cell>
        </table:table-row>
        <table:table-row>
          <table:table-cell office:value-type="float" office:value="0.48005808200941047">
            <text:p>0,480058082</text:p>
          </table:table-cell>
          <table:table-cell office:value-type="float" office:value="0.3071377611606977">
            <text:p>0,30713776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7820714694411264">
            <text:p>0,7820714694</text:p>
          </table:table-cell>
          <table:table-cell office:value-type="float" office:value="0.11565195231677794">
            <text:p>0,1156519523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672783826407257">
            <text:p>0,6727838264</text:p>
          </table:table-cell>
          <table:table-cell office:value-type="float" office:value="0.17976599289760187">
            <text:p>0,1797659929</text:p>
          </table:table-cell>
        </table:table-row>
        <table:table-row>
          <table:table-cell office:value-type="float" office:value="0.17831705146463517">
            <text:p>0,1783170515</text:p>
          </table:table-cell>
          <table:table-cell office:value-type="float" office:value="0.5777239629523891">
            <text:p>0,577723963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053621324586408003">
            <text:p>0,0536213246</text:p>
          </table:table-cell>
          <table:table-cell office:value-type="float" office:value="0.7684372124316863">
            <text:p>0,7684372124</text:p>
          </table:table-cell>
        </table:table-row>
        <table:table-row>
          <table:table-cell office:value-type="float" office:value="0.48005808200941047">
            <text:p>0,480058082</text:p>
          </table:table-cell>
          <table:table-cell office:value-type="float" office:value="0.3071377611606977">
            <text:p>0,3071377612</text:p>
          </table:table-cell>
        </table:table-row>
        <table:table-row>
          <table:table-cell office:value-type="float" office:value="0.8674692135991993">
            <text:p>0,8674692136</text:p>
          </table:table-cell>
          <table:table-cell office:value-type="float" office:value="0.06861972664265681">
            <text:p>0,0686197266</text:p>
          </table:table-cell>
        </table:table-row>
        <table:table-row>
          <table:table-cell office:value-type="float" office:value="0.7897936431101595">
            <text:p>0,7897936431</text:p>
          </table:table-cell>
          <table:table-cell office:value-type="float" office:value="0.11129665067011274">
            <text:p>0,1112966507</text:p>
          </table:table-cell>
        </table:table-row>
        <table:table-row>
          <table:table-cell office:value-type="float" office:value="0.8597470399301661">
            <text:p>0,8597470399</text:p>
          </table:table-cell>
          <table:table-cell office:value-type="float" office:value="0.07277454741030431">
            <text:p>0,0727745474</text:p>
          </table:table-cell>
        </table:table-row>
        <table:table-row>
          <table:table-cell office:value-type="float" office:value="0.5190350509833807">
            <text:p>0,519035051</text:p>
          </table:table-cell>
          <table:table-cell office:value-type="float" office:value="0.27955912735091115">
            <text:p>0,2795591274</text:p>
          </table:table-cell>
        </table:table-row>
        <table:table-row>
          <table:table-cell office:value-type="float" office:value="0.24319982844479524">
            <text:p>0,2431998284</text:p>
          </table:table-cell>
          <table:table-cell office:value-type="float" office:value="0.5068470536995695">
            <text:p>0,5068470537</text:p>
          </table:table-cell>
        </table:table-row>
        <table:table-row>
          <table:table-cell office:value-type="float" office:value="0.3646202446457887">
            <text:p>0,3646202446</text:p>
          </table:table-cell>
          <table:table-cell office:value-type="float" office:value="0.3961620708784611">
            <text:p>0,3961620709</text:p>
          </table:table-cell>
        </table:table-row>
        <table:table-row>
          <table:table-cell office:value-type="float" office:value="0.44061433093036584">
            <text:p>0,4406143309</text:p>
          </table:table-cell>
          <table:table-cell office:value-type="float" office:value="0.33621213408923645">
            <text:p>0,3362121341</text:p>
          </table:table-cell>
        </table:table-row>
        <table:table-row>
          <table:table-cell office:value-type="float" office:value="0.2081370612224171">
            <text:p>0,2081370612</text:p>
          </table:table-cell>
          <table:table-cell office:value-type="float" office:value="0.5437795914008043">
            <text:p>0,5437795914</text:p>
          </table:table-cell>
        </table:table-row>
        <table:table-row>
          <table:table-cell office:value-type="float" office:value="0.3203790517380208">
            <text:p>0,3203790517</text:p>
          </table:table-cell>
          <table:table-cell office:value-type="float" office:value="0.4339796366401464">
            <text:p>0,4339796366</text:p>
          </table:table-cell>
        </table:table-row>
        <table:table-row>
          <table:table-cell office:value-type="float" office:value="0.2811316916231989">
            <text:p>0,2811316916</text:p>
          </table:table-cell>
          <table:table-cell office:value-type="float" office:value="0.4697814680500134">
            <text:p>0,4697814681</text:p>
          </table:table-cell>
        </table:table-row>
        <table:table-row>
          <table:table-cell office:value-type="float" office:value="0.39655279875057786">
            <text:p>0,3965527988</text:p>
          </table:table-cell>
          <table:table-cell office:value-type="float" office:value="0.37027561683655774">
            <text:p>0,370275616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364124504189237">
            <text:p>0,5364124504</text:p>
          </table:table-cell>
          <table:table-cell office:value-type="float" office:value="0.2675981632881279">
            <text:p>0,2675981633</text:p>
          </table:table-cell>
        </table:table-row>
        <table:table-row>
          <table:table-cell office:value-type="float" office:value="0.053621324586408003">
            <text:p>0,0536213246</text:p>
          </table:table-cell>
          <table:table-cell office:value-type="float" office:value="0.7684372124316863">
            <text:p>0,7684372124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6694838632901796">
            <text:p>0,6694838633</text:p>
          </table:table-cell>
          <table:table-cell office:value-type="float" office:value="0.1817800642307842">
            <text:p>0,1817800642</text:p>
          </table:table-cell>
        </table:table-row>
        <table:table-row>
          <table:table-cell office:value-type="float" office:value="0.7820714694411264">
            <text:p>0,7820714694</text:p>
          </table:table-cell>
          <table:table-cell office:value-type="float" office:value="0.11565195231677794">
            <text:p>0,1156519523</text:p>
          </table:table-cell>
        </table:table-row>
        <table:table-row>
          <table:table-cell office:value-type="float" office:value="0.672783826407257">
            <text:p>0,6727838264</text:p>
          </table:table-cell>
          <table:table-cell office:value-type="float" office:value="0.17976599289760187">
            <text:p>0,1797659929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8806426693810985">
            <text:p>0,8806426694</text:p>
          </table:table-cell>
          <table:table-cell office:value-type="float" office:value="0.06157436662189453">
            <text:p>0,0615743666</text:p>
          </table:table-cell>
        </table:table-row>
        <table:table-row>
          <table:table-cell office:value-type="float" office:value="0.3646202446457887">
            <text:p>0,3646202446</text:p>
          </table:table-cell>
          <table:table-cell office:value-type="float" office:value="0.3961620708784611">
            <text:p>0,3961620709</text:p>
          </table:table-cell>
        </table:table-row>
        <table:table-row>
          <table:table-cell office:value-type="float" office:value="0.2811316916231989">
            <text:p>0,2811316916</text:p>
          </table:table-cell>
          <table:table-cell office:value-type="float" office:value="0.4697814680500134">
            <text:p>0,4697814681</text:p>
          </table:table-cell>
        </table:table-row>
        <table:table-row>
          <table:table-cell office:value-type="float" office:value="0.842369640494623">
            <text:p>0,8423696405</text:p>
          </table:table-cell>
          <table:table-cell office:value-type="float" office:value="0.08219302656025596">
            <text:p>0,0821930266</text:p>
          </table:table-cell>
        </table:table-row>
        <table:table-row>
          <table:table-cell office:value-type="float" office:value="0.5190350509833807">
            <text:p>0,519035051</text:p>
          </table:table-cell>
          <table:table-cell office:value-type="float" office:value="0.27955912735091115">
            <text:p>0,2795591274</text:p>
          </table:table-cell>
        </table:table-row>
        <table:table-row>
          <table:table-cell office:value-type="float" office:value="0.39655279875057786">
            <text:p>0,3965527988</text:p>
          </table:table-cell>
          <table:table-cell office:value-type="float" office:value="0.37027561683655774">
            <text:p>0,3702756168</text:p>
          </table:table-cell>
        </table:table-row>
        <table:table-row>
          <table:table-cell office:value-type="float" office:value="0.3203790517380208">
            <text:p>0,3203790517</text:p>
          </table:table-cell>
          <table:table-cell office:value-type="float" office:value="0.4339796366401464">
            <text:p>0,4339796366</text:p>
          </table:table-cell>
        </table:table-row>
        <table:table-row>
          <table:table-cell office:value-type="float" office:value="0.24319982844479524">
            <text:p>0,2431998284</text:p>
          </table:table-cell>
          <table:table-cell office:value-type="float" office:value="0.5068470536995695">
            <text:p>0,5068470537</text:p>
          </table:table-cell>
        </table:table-row>
        <table:table-row>
          <table:table-cell office:value-type="float" office:value="0.2081370612224171">
            <text:p>0,2081370612</text:p>
          </table:table-cell>
          <table:table-cell office:value-type="float" office:value="0.5437795914008043">
            <text:p>0,5437795914</text:p>
          </table:table-cell>
        </table:table-row>
        <table:table-row>
          <table:table-cell office:value-type="float" office:value="0.7916659795876942">
            <text:p>0,7916659796</text:p>
          </table:table-cell>
          <table:table-cell office:value-type="float" office:value="0.11024386510252471">
            <text:p>0,1102438651</text:p>
          </table:table-cell>
        </table:table-row>
        <table:table-row>
          <table:table-cell office:value-type="float" office:value="0.48005808200941047">
            <text:p>0,480058082</text:p>
          </table:table-cell>
          <table:table-cell office:value-type="float" office:value="0.3071377611606977">
            <text:p>0,30713776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2081370612224171">
            <text:p>0,2081370612</text:p>
          </table:table-cell>
          <table:table-cell office:value-type="float" office:value="0.5437795914008043">
            <text:p>0,5437795914</text:p>
          </table:table-cell>
        </table:table-row>
        <table:table-row>
          <table:table-cell office:value-type="float" office:value="0.8806426693810985">
            <text:p>0,8806426694</text:p>
          </table:table-cell>
          <table:table-cell office:value-type="float" office:value="0.06157436662189453">
            <text:p>0,0615743666</text:p>
          </table:table-cell>
        </table:table-row>
        <table:table-row>
          <table:table-cell office:value-type="float" office:value="0.43893307100145473">
            <text:p>0,438933071</text:p>
          </table:table-cell>
          <table:table-cell office:value-type="float" office:value="0.33747975804398644">
            <text:p>0,337479758</text:p>
          </table:table-cell>
        </table:table-row>
        <table:table-row>
          <table:table-cell office:value-type="float" office:value="0.5915184278251682">
            <text:p>0,5915184278</text:p>
          </table:table-cell>
          <table:table-cell office:value-type="float" office:value="0.23089764801739932">
            <text:p>0,230897648</text:p>
          </table:table-cell>
        </table:table-row>
        <table:table-row>
          <table:table-cell office:value-type="float" office:value="0.3646202446457887">
            <text:p>0,3646202446</text:p>
          </table:table-cell>
          <table:table-cell office:value-type="float" office:value="0.3961620708784611">
            <text:p>0,3961620709</text:p>
          </table:table-cell>
        </table:table-row>
        <table:table-row>
          <table:table-cell office:value-type="float" office:value="0.48005808200941047">
            <text:p>0,480058082</text:p>
          </table:table-cell>
          <table:table-cell office:value-type="float" office:value="0.3071377611606977">
            <text:p>0,3071377612</text:p>
          </table:table-cell>
        </table:table-row>
        <table:table-row>
          <table:table-cell office:value-type="float" office:value="0.39655279875057786">
            <text:p>0,3965527988</text:p>
          </table:table-cell>
          <table:table-cell office:value-type="float" office:value="0.37027561683655774">
            <text:p>0,3702756168</text:p>
          </table:table-cell>
        </table:table-row>
        <table:table-row>
          <table:table-cell office:value-type="float" office:value="0.6221266910632017">
            <text:p>0,6221266911</text:p>
          </table:table-cell>
          <table:table-cell office:value-type="float" office:value="0.21124991850193653">
            <text:p>0,2112499185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03652419703402634">
            <text:p>0,036524197</text:p>
          </table:table-cell>
          <table:table-cell office:value-type="float" office:value="0.8088869522140721">
            <text:p>0,8088869522</text:p>
          </table:table-cell>
        </table:table-row>
        <table:table-row>
          <table:table-cell office:value-type="float" office:value="0.06254040348213986">
            <text:p>0,0625404035</text:p>
          </table:table-cell>
          <table:table-cell office:value-type="float" office:value="0.7499192060910318">
            <text:p>0,7499192061</text:p>
          </table:table-cell>
        </table:table-row>
        <table:table-row>
          <table:table-cell office:value-type="float" office:value="0.09080889402445522">
            <text:p>0,090808894</text:p>
          </table:table-cell>
          <table:table-cell office:value-type="float" office:value="0.6986548589665743">
            <text:p>0,698654859</text:p>
          </table:table-cell>
        </table:table-row>
        <table:table-row>
          <table:table-cell office:value-type="float" office:value="0.3203790517380208">
            <text:p>0,3203790517</text:p>
          </table:table-cell>
          <table:table-cell office:value-type="float" office:value="0.4339796366401464">
            <text:p>0,4339796366</text:p>
          </table:table-cell>
        </table:table-row>
        <table:table-row>
          <table:table-cell office:value-type="float" office:value="0.5364124504189237">
            <text:p>0,5364124504</text:p>
          </table:table-cell>
          <table:table-cell office:value-type="float" office:value="0.2675981632881279">
            <text:p>0,2675981633</text:p>
          </table:table-cell>
        </table:table-row>
        <table:table-row>
          <table:table-cell office:value-type="float" office:value="0.7916659795876942">
            <text:p>0,7916659796</text:p>
          </table:table-cell>
          <table:table-cell office:value-type="float" office:value="0.11024386510252471">
            <text:p>0,1102438651</text:p>
          </table:table-cell>
        </table:table-row>
        <table:table-row>
          <table:table-cell office:value-type="float" office:value="0.7663592298068087">
            <text:p>0,7663592298</text:p>
          </table:table-cell>
          <table:table-cell office:value-type="float" office:value="0.12458054065104951">
            <text:p>0,1245805407</text:p>
          </table:table-cell>
        </table:table-row>
        <table:table-row>
          <table:table-cell office:value-type="float" office:value="0.053621324586408003">
            <text:p>0,0536213246</text:p>
          </table:table-cell>
          <table:table-cell office:value-type="float" office:value="0.7684372124316863">
            <text:p>0,768437212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3203790517380208">
            <text:p>0,3203790517</text:p>
          </table:table-cell>
          <table:table-cell office:value-type="float" office:value="0.4339796366401464">
            <text:p>0,4339796366</text:p>
          </table:table-cell>
        </table:table-row>
        <table:table-row>
          <table:table-cell office:value-type="float" office:value="0.23192981366739138">
            <text:p>0,2319298137</text:p>
          </table:table-cell>
          <table:table-cell office:value-type="float" office:value="0.5184090805804252">
            <text:p>0,5184090806</text:p>
          </table:table-cell>
        </table:table-row>
        <table:table-row>
          <table:table-cell office:value-type="float" office:value="0.7139457758052328">
            <text:p>0,7139457758</text:p>
          </table:table-cell>
          <table:table-cell office:value-type="float" office:value="0.15504687952216378">
            <text:p>0,1550468795</text:p>
          </table:table-cell>
        </table:table-row>
        <table:table-row>
          <table:table-cell office:value-type="float" office:value="0.6278128172847893">
            <text:p>0,6278128173</text:p>
          </table:table-cell>
          <table:table-cell office:value-type="float" office:value="0.2076536001944671">
            <text:p>0,2076536002</text:p>
          </table:table-cell>
        </table:table-row>
        <table:table-row>
          <table:table-cell office:value-type="float" office:value="0.8281698720791404">
            <text:p>0,8281698721</text:p>
          </table:table-cell>
          <table:table-cell office:value-type="float" office:value="0.08996160955751964">
            <text:p>0,0899616096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18817721099081647">
            <text:p>0,188177211</text:p>
          </table:table-cell>
          <table:table-cell office:value-type="float" office:value="0.5662060270234077">
            <text:p>0,566206027</text:p>
          </table:table-cell>
        </table:table-row>
        <table:table-row>
          <table:table-cell office:value-type="float" office:value="0.8806426693810985">
            <text:p>0,8806426694</text:p>
          </table:table-cell>
          <table:table-cell office:value-type="float" office:value="0.06157436662189453">
            <text:p>0,0615743666</text:p>
          </table:table-cell>
        </table:table-row>
        <table:table-row>
          <table:table-cell office:value-type="float" office:value="0.3646202446457887">
            <text:p>0,3646202446</text:p>
          </table:table-cell>
          <table:table-cell office:value-type="float" office:value="0.3961620708784611">
            <text:p>0,3961620709</text:p>
          </table:table-cell>
        </table:table-row>
        <table:table-row>
          <table:table-cell office:value-type="float" office:value="0.7663592298068087">
            <text:p>0,7663592298</text:p>
          </table:table-cell>
          <table:table-cell office:value-type="float" office:value="0.12458054065104951">
            <text:p>0,1245805407</text:p>
          </table:table-cell>
        </table:table-row>
        <table:table-row>
          <table:table-cell office:value-type="float" office:value="0.43893307100145473">
            <text:p>0,438933071</text:p>
          </table:table-cell>
          <table:table-cell office:value-type="float" office:value="0.33747975804398644">
            <text:p>0,337479758</text:p>
          </table:table-cell>
        </table:table-row>
        <table:table-row>
          <table:table-cell office:value-type="float" office:value="0.5364124504189237">
            <text:p>0,5364124504</text:p>
          </table:table-cell>
          <table:table-cell office:value-type="float" office:value="0.2675981632881279">
            <text:p>0,2675981633</text:p>
          </table:table-cell>
        </table:table-row>
        <table:table-row>
          <table:table-cell office:value-type="float" office:value="0.9102437424375724">
            <text:p>0,9102437424</text:p>
          </table:table-cell>
          <table:table-cell office:value-type="float" office:value="0.045933051386029544">
            <text:p>0,0459330514</text:p>
          </table:table-cell>
        </table:table-row>
        <table:table-row>
          <table:table-cell office:value-type="float" office:value="0.12750667036146018">
            <text:p>0,1275066704</text:p>
          </table:table-cell>
          <table:table-cell office:value-type="float" office:value="0.6429192383207124">
            <text:p>0,6429192383</text:p>
          </table:table-cell>
        </table:table-row>
        <table:table-row>
          <table:table-cell office:value-type="float" office:value="0.5015540750071036">
            <text:p>0,501554075</text:p>
          </table:table-cell>
          <table:table-cell office:value-type="float" office:value="0.29179517439719205">
            <text:p>0,2917951744</text:p>
          </table:table-cell>
        </table:table-row>
        <table:table-row>
          <table:table-cell office:value-type="float" office:value="0.053621324586408003">
            <text:p>0,0536213246</text:p>
          </table:table-cell>
          <table:table-cell office:value-type="float" office:value="0.7684372124316863">
            <text:p>0,7684372124</text:p>
          </table:table-cell>
        </table:table-row>
        <table:table-row>
          <table:table-cell office:value-type="float" office:value="0.40521766650825825">
            <text:p>0,4052176665</text:p>
          </table:table-cell>
          <table:table-cell office:value-type="float" office:value="0.3634329049438243">
            <text:p>0,3634329049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278128172847893">
            <text:p>0,6278128173</text:p>
          </table:table-cell>
          <table:table-cell office:value-type="float" office:value="0.2076536001944671">
            <text:p>0,2076536002</text:p>
          </table:table-cell>
        </table:table-row>
        <table:table-row>
          <table:table-cell office:value-type="float" office:value="0.053621324586408003">
            <text:p>0,0536213246</text:p>
          </table:table-cell>
          <table:table-cell office:value-type="float" office:value="0.7684372124316863">
            <text:p>0,7684372124</text:p>
          </table:table-cell>
        </table:table-row>
        <table:table-row>
          <table:table-cell office:value-type="float" office:value="0.18817721099081647">
            <text:p>0,188177211</text:p>
          </table:table-cell>
          <table:table-cell office:value-type="float" office:value="0.5662060270234077">
            <text:p>0,566206027</text:p>
          </table:table-cell>
        </table:table-row>
        <table:table-row>
          <table:table-cell office:value-type="float" office:value="0.5364124504189237">
            <text:p>0,5364124504</text:p>
          </table:table-cell>
          <table:table-cell office:value-type="float" office:value="0.2675981632881279">
            <text:p>0,2675981633</text:p>
          </table:table-cell>
        </table:table-row>
        <table:table-row>
          <table:table-cell office:value-type="float" office:value="0.2927971299595762">
            <text:p>0,29279713</text:p>
          </table:table-cell>
          <table:table-cell office:value-type="float" office:value="0.4588926816614137">
            <text:p>0,4588926817</text:p>
          </table:table-cell>
        </table:table-row>
        <table:table-row>
          <table:table-cell office:value-type="float" office:value="0.6995636411858013">
            <text:p>0,6995636412</text:p>
          </table:table-cell>
          <table:table-cell office:value-type="float" office:value="0.1636007883876257">
            <text:p>0,1636007884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8281698720791404">
            <text:p>0,8281698721</text:p>
          </table:table-cell>
          <table:table-cell office:value-type="float" office:value="0.08996160955751964">
            <text:p>0,0899616096</text:p>
          </table:table-cell>
        </table:table-row>
        <table:table-row>
          <table:table-cell office:value-type="float" office:value="0.24586391396206558">
            <text:p>0,245863914</text:p>
          </table:table-cell>
          <table:table-cell office:value-type="float" office:value="0.5041533362398557">
            <text:p>0,5041533362</text:p>
          </table:table-cell>
        </table:table-row>
        <table:table-row>
          <table:table-cell office:value-type="float" office:value="0.23192981366739138">
            <text:p>0,2319298137</text:p>
          </table:table-cell>
          <table:table-cell office:value-type="float" office:value="0.5184090805804252">
            <text:p>0,5184090806</text:p>
          </table:table-cell>
        </table:table-row>
        <table:table-row>
          <table:table-cell office:value-type="float" office:value="0.3203790517380208">
            <text:p>0,3203790517</text:p>
          </table:table-cell>
          <table:table-cell office:value-type="float" office:value="0.4339796366401464">
            <text:p>0,4339796366</text:p>
          </table:table-cell>
        </table:table-row>
        <table:table-row>
          <table:table-cell office:value-type="float" office:value="0.9102437424375724">
            <text:p>0,9102437424</text:p>
          </table:table-cell>
          <table:table-cell office:value-type="float" office:value="0.045933051386029544">
            <text:p>0,0459330514</text:p>
          </table:table-cell>
        </table:table-row>
        <table:table-row>
          <table:table-cell office:value-type="float" office:value="0.7678373597681083">
            <text:p>0,7678373598</text:p>
          </table:table-cell>
          <table:table-cell office:value-type="float" office:value="0.12373670636725387">
            <text:p>0,1237367064</text:p>
          </table:table-cell>
        </table:table-row>
        <table:table-row>
          <table:table-cell office:value-type="float" office:value="0.8806426693810985">
            <text:p>0,8806426694</text:p>
          </table:table-cell>
          <table:table-cell office:value-type="float" office:value="0.06157436662189453">
            <text:p>0,0615743666</text:p>
          </table:table-cell>
        </table:table-row>
        <table:table-row>
          <table:table-cell office:value-type="float" office:value="0.355022721949455">
            <text:p>0,3550227219</text:p>
          </table:table-cell>
          <table:table-cell office:value-type="float" office:value="0.4041621680780457">
            <text:p>0,4041621681</text:p>
          </table:table-cell>
        </table:table-row>
        <table:table-row>
          <table:table-cell office:value-type="float" office:value="0.7470925516706949">
            <text:p>0,7470925517</text:p>
          </table:table-cell>
          <table:table-cell office:value-type="float" office:value="0.1356548422819187">
            <text:p>0,1356548423</text:p>
          </table:table-cell>
        </table:table-row>
        <table:table-row>
          <table:table-cell office:value-type="float" office:value="0.8513662159572698">
            <text:p>0,851366216</text:p>
          </table:table-cell>
          <table:table-cell office:value-type="float" office:value="0.0773049171274024">
            <text:p>0,077304917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8817721099081647">
            <text:p>0,188177211</text:p>
          </table:table-cell>
          <table:table-cell office:value-type="float" office:value="0.5662060270234077">
            <text:p>0,566206027</text:p>
          </table:table-cell>
        </table:table-row>
        <table:table-row>
          <table:table-cell office:value-type="float" office:value="0.5364124504189237">
            <text:p>0,5364124504</text:p>
          </table:table-cell>
          <table:table-cell office:value-type="float" office:value="0.2675981632881279">
            <text:p>0,2675981633</text:p>
          </table:table-cell>
        </table:table-row>
        <table:table-row>
          <table:table-cell office:value-type="float" office:value="0.2927971299595762">
            <text:p>0,29279713</text:p>
          </table:table-cell>
          <table:table-cell office:value-type="float" office:value="0.4588926816614137">
            <text:p>0,4588926817</text:p>
          </table:table-cell>
        </table:table-row>
        <table:table-row>
          <table:table-cell office:value-type="float" office:value="0.6995636411858013">
            <text:p>0,6995636412</text:p>
          </table:table-cell>
          <table:table-cell office:value-type="float" office:value="0.1636007883876257">
            <text:p>0,1636007884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057727092882603116">
            <text:p>0,0577270929</text:p>
          </table:table-cell>
          <table:table-cell office:value-type="float" office:value="0.7597353690561112">
            <text:p>0,7597353691</text:p>
          </table:table-cell>
        </table:table-row>
        <table:table-row>
          <table:table-cell office:value-type="float" office:value="0.8281698720791404">
            <text:p>0,8281698721</text:p>
          </table:table-cell>
          <table:table-cell office:value-type="float" office:value="0.08996160955751964">
            <text:p>0,0899616096</text:p>
          </table:table-cell>
        </table:table-row>
        <table:table-row>
          <table:table-cell office:value-type="float" office:value="0.7678373597681083">
            <text:p>0,7678373598</text:p>
          </table:table-cell>
          <table:table-cell office:value-type="float" office:value="0.12373670636725387">
            <text:p>0,1237367064</text:p>
          </table:table-cell>
        </table:table-row>
        <table:table-row>
          <table:table-cell office:value-type="float" office:value="0.6046800661782765">
            <text:p>0,6046800662</text:p>
          </table:table-cell>
          <table:table-cell office:value-type="float" office:value="0.22238822914112433">
            <text:p>0,2223882291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355022721949455">
            <text:p>0,3550227219</text:p>
          </table:table-cell>
          <table:table-cell office:value-type="float" office:value="0.4041621680780457">
            <text:p>0,4041621681</text:p>
          </table:table-cell>
        </table:table-row>
        <table:table-row>
          <table:table-cell office:value-type="float" office:value="0.053621324586408003">
            <text:p>0,0536213246</text:p>
          </table:table-cell>
          <table:table-cell office:value-type="float" office:value="0.7684372124316863">
            <text:p>0,7684372124</text:p>
          </table:table-cell>
        </table:table-row>
        <table:table-row>
          <table:table-cell office:value-type="float" office:value="0.6301883930958658">
            <text:p>0,6301883931</text:p>
          </table:table-cell>
          <table:table-cell office:value-type="float" office:value="0.20615593905612306">
            <text:p>0,2061559391</text:p>
          </table:table-cell>
        </table:table-row>
        <table:table-row>
          <table:table-cell office:value-type="float" office:value="0.24586391396206558">
            <text:p>0,245863914</text:p>
          </table:table-cell>
          <table:table-cell office:value-type="float" office:value="0.5041533362398557">
            <text:p>0,5041533362</text:p>
          </table:table-cell>
        </table:table-row>
        <table:table-row>
          <table:table-cell office:value-type="float" office:value="0.23192981366739138">
            <text:p>0,2319298137</text:p>
          </table:table-cell>
          <table:table-cell office:value-type="float" office:value="0.5184090805804252">
            <text:p>0,5184090806</text:p>
          </table:table-cell>
        </table:table-row>
        <table:table-row>
          <table:table-cell office:value-type="float" office:value="0.4835363453278526">
            <text:p>0,4835363453</text:p>
          </table:table-cell>
          <table:table-cell office:value-type="float" office:value="0.3046322229727261">
            <text:p>0,304632223</text:p>
          </table:table-cell>
        </table:table-row>
        <table:table-row>
          <table:table-cell office:value-type="float" office:value="0.44462337491443">
            <text:p>0,4446233749</text:p>
          </table:table-cell>
          <table:table-cell office:value-type="float" office:value="0.33319914898492364">
            <text:p>0,333199149</text:p>
          </table:table-cell>
        </table:table-row>
        <table:table-row>
          <table:table-cell office:value-type="float" office:value="0.40306823877828823">
            <text:p>0,4030682388</text:p>
          </table:table-cell>
          <table:table-cell office:value-type="float" office:value="0.36512344603199576">
            <text:p>0,36512344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364124504189237">
            <text:p>0,5364124504</text:p>
          </table:table-cell>
          <table:table-cell office:value-type="float" office:value="0.2675981632881279">
            <text:p>0,2675981633</text:p>
          </table:table-cell>
        </table:table-row>
        <table:table-row>
          <table:table-cell office:value-type="float" office:value="0.6995636411858013">
            <text:p>0,6995636412</text:p>
          </table:table-cell>
          <table:table-cell office:value-type="float" office:value="0.1636007883876257">
            <text:p>0,1636007884</text:p>
          </table:table-cell>
        </table:table-row>
        <table:table-row>
          <table:table-cell office:value-type="float" office:value="0.8759639579813887">
            <text:p>0,875963958</text:p>
          </table:table-cell>
          <table:table-cell office:value-type="float" office:value="0.06407053792425754">
            <text:p>0,0640705379</text:p>
          </table:table-cell>
        </table:table-row>
        <table:table-row>
          <table:table-cell office:value-type="float" office:value="0.18817721099081647">
            <text:p>0,188177211</text:p>
          </table:table-cell>
          <table:table-cell office:value-type="float" office:value="0.5662060270234077">
            <text:p>0,566206027</text:p>
          </table:table-cell>
        </table:table-row>
        <table:table-row>
          <table:table-cell office:value-type="float" office:value="0.6301883930958658">
            <text:p>0,6301883931</text:p>
          </table:table-cell>
          <table:table-cell office:value-type="float" office:value="0.20615593905612306">
            <text:p>0,2061559391</text:p>
          </table:table-cell>
        </table:table-row>
        <table:table-row>
          <table:table-cell office:value-type="float" office:value="0.23192981366739138">
            <text:p>0,2319298137</text:p>
          </table:table-cell>
          <table:table-cell office:value-type="float" office:value="0.5184090805804252">
            <text:p>0,5184090806</text:p>
          </table:table-cell>
        </table:table-row>
        <table:table-row>
          <table:table-cell office:value-type="float" office:value="0.29433202564944694">
            <text:p>0,2943320256</text:p>
          </table:table-cell>
          <table:table-cell office:value-type="float" office:value="0.4574762441611917">
            <text:p>0,4574762442</text:p>
          </table:table-cell>
        </table:table-row>
        <table:table-row>
          <table:table-cell office:value-type="float" office:value="0.355022721949455">
            <text:p>0,3550227219</text:p>
          </table:table-cell>
          <table:table-cell office:value-type="float" office:value="0.4041621680780457">
            <text:p>0,4041621681</text:p>
          </table:table-cell>
        </table:table-row>
        <table:table-row>
          <table:table-cell office:value-type="float" office:value="0.6044139731469869">
            <text:p>0,6044139731</text:p>
          </table:table-cell>
          <table:table-cell office:value-type="float" office:value="0.22255934429244895">
            <text:p>0,2225593443</text:p>
          </table:table-cell>
        </table:table-row>
        <table:table-row>
          <table:table-cell office:value-type="float" office:value="0.052087506177310575">
            <text:p>0,0520875062</text:p>
          </table:table-cell>
          <table:table-cell office:value-type="float" office:value="0.7717731256461883">
            <text:p>0,7717731256</text:p>
          </table:table-cell>
        </table:table-row>
        <table:table-row>
          <table:table-cell office:value-type="float" office:value="0.15950831001146648">
            <text:p>0,15950831</text:p>
          </table:table-cell>
          <table:table-cell office:value-type="float" office:value="0.6006150853982257">
            <text:p>0,6006150854</text:p>
          </table:table-cell>
        </table:table-row>
        <table:table-row>
          <table:table-cell office:value-type="float" office:value="0.7381010510074626">
            <text:p>0,738101051</text:p>
          </table:table-cell>
          <table:table-cell office:value-type="float" office:value="0.14087192397904802">
            <text:p>0,140871924</text:p>
          </table:table-cell>
        </table:table-row>
        <table:table-row>
          <table:table-cell office:value-type="float" office:value="0.13982885335045778">
            <text:p>0,1398288534</text:p>
          </table:table-cell>
          <table:table-cell office:value-type="float" office:value="0.6260630355922836">
            <text:p>0,6260630356</text:p>
          </table:table-cell>
        </table:table-row>
        <table:table-row>
          <table:table-cell office:value-type="float" office:value="0.11431202088641608">
            <text:p>0,1143120209</text:p>
          </table:table-cell>
          <table:table-cell office:value-type="float" office:value="0.6618993923601791">
            <text:p>0,6618993924</text:p>
          </table:table-cell>
        </table:table-row>
        <table:table-row>
          <table:table-cell office:value-type="float" office:value="0.7896324622574791">
            <text:p>0,7896324623</text:p>
          </table:table-cell>
          <table:table-cell office:value-type="float" office:value="0.11138733845534299">
            <text:p>0,1113873385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49164276472120155">
            <text:p>0,4916427647</text:p>
          </table:table-cell>
          <table:table-cell office:value-type="float" office:value="0.2988275784650386">
            <text:p>0,2988275785</text:p>
          </table:table-cell>
        </table:table-row>
        <table:table-row>
          <table:table-cell office:value-type="float" office:value="0.44462337491443">
            <text:p>0,4446233749</text:p>
          </table:table-cell>
          <table:table-cell office:value-type="float" office:value="0.33319914898492364">
            <text:p>0,33319914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59639579813887">
            <text:p>0,875963958</text:p>
          </table:table-cell>
          <table:table-cell office:value-type="float" office:value="0.06407053792425754">
            <text:p>0,0640705379</text:p>
          </table:table-cell>
        </table:table-row>
        <table:table-row>
          <table:table-cell office:value-type="float" office:value="0.052087506177310575">
            <text:p>0,0520875062</text:p>
          </table:table-cell>
          <table:table-cell office:value-type="float" office:value="0.7717731256461883">
            <text:p>0,7717731256</text:p>
          </table:table-cell>
        </table:table-row>
        <table:table-row>
          <table:table-cell office:value-type="float" office:value="0.3912177922559667">
            <text:p>0,3912177923</text:p>
          </table:table-cell>
          <table:table-cell office:value-type="float" office:value="0.37452594597700006">
            <text:p>0,374525946</text:p>
          </table:table-cell>
        </table:table-row>
        <table:table-row>
          <table:table-cell office:value-type="float" office:value="0.18817721099081647">
            <text:p>0,188177211</text:p>
          </table:table-cell>
          <table:table-cell office:value-type="float" office:value="0.5662060270234077">
            <text:p>0,566206027</text:p>
          </table:table-cell>
        </table:table-row>
        <table:table-row>
          <table:table-cell office:value-type="float" office:value="0.23192981366739138">
            <text:p>0,2319298137</text:p>
          </table:table-cell>
          <table:table-cell office:value-type="float" office:value="0.5184090805804252">
            <text:p>0,5184090806</text:p>
          </table:table-cell>
        </table:table-row>
        <table:table-row>
          <table:table-cell office:value-type="float" office:value="0.7381010510074626">
            <text:p>0,738101051</text:p>
          </table:table-cell>
          <table:table-cell office:value-type="float" office:value="0.14087192397904802">
            <text:p>0,140871924</text:p>
          </table:table-cell>
        </table:table-row>
        <table:table-row>
          <table:table-cell office:value-type="float" office:value="0.355022721949455">
            <text:p>0,3550227219</text:p>
          </table:table-cell>
          <table:table-cell office:value-type="float" office:value="0.4041621680780457">
            <text:p>0,4041621681</text:p>
          </table:table-cell>
        </table:table-row>
        <table:table-row>
          <table:table-cell office:value-type="float" office:value="0.07701283575921142">
            <text:p>0,0770128358</text:p>
          </table:table-cell>
          <table:table-cell office:value-type="float" office:value="0.722488134020883">
            <text:p>0,722488134</text:p>
          </table:table-cell>
        </table:table-row>
        <table:table-row>
          <table:table-cell office:value-type="float" office:value="0.8172353072761142">
            <text:p>0,8172353073</text:p>
          </table:table-cell>
          <table:table-cell office:value-type="float" office:value="0.09598932125991222">
            <text:p>0,0959893213</text:p>
          </table:table-cell>
        </table:table-row>
        <table:table-row>
          <table:table-cell office:value-type="float" office:value="0.44462337491443">
            <text:p>0,4446233749</text:p>
          </table:table-cell>
          <table:table-cell office:value-type="float" office:value="0.33319914898492364">
            <text:p>0,333199149</text:p>
          </table:table-cell>
        </table:table-row>
        <table:table-row>
          <table:table-cell office:value-type="float" office:value="0.7896324622574791">
            <text:p>0,7896324623</text:p>
          </table:table-cell>
          <table:table-cell office:value-type="float" office:value="0.11138733845534299">
            <text:p>0,1113873385</text:p>
          </table:table-cell>
        </table:table-row>
        <table:table-row>
          <table:table-cell office:value-type="float" office:value="0.31768953864372096">
            <text:p>0,3176895386</text:p>
          </table:table-cell>
          <table:table-cell office:value-type="float" office:value="0.4363604532649249">
            <text:p>0,4363604533</text:p>
          </table:table-cell>
        </table:table-row>
        <table:table-row>
          <table:table-cell office:value-type="float" office:value="0.6478987073344427">
            <text:p>0,6478987073</text:p>
          </table:table-cell>
          <table:table-cell office:value-type="float" office:value="0.19507844647168093">
            <text:p>0,1950784465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6944520939199266">
            <text:p>0,6944520939</text:p>
          </table:table-cell>
          <table:table-cell office:value-type="float" office:value="0.16666207699401647">
            <text:p>0,166662077</text:p>
          </table:table-cell>
        </table:table-row>
        <table:table-row>
          <table:table-cell office:value-type="float" office:value="0.5117234834195148">
            <text:p>0,5117234834</text:p>
          </table:table-cell>
          <table:table-cell office:value-type="float" office:value="0.2846514951301605">
            <text:p>0,2846514951</text:p>
          </table:table-cell>
        </table:table-row>
        <table:table-row>
          <table:table-cell office:value-type="float" office:value="0.25891070074229094">
            <text:p>0,2589107007</text:p>
          </table:table-cell>
          <table:table-cell office:value-type="float" office:value="0.4911673155719152">
            <text:p>0,4911673156</text:p>
          </table:table-cell>
        </table:table-row>
        <table:table-row>
          <table:table-cell office:value-type="float" office:value="0.6301883930958658">
            <text:p>0,6301883931</text:p>
          </table:table-cell>
          <table:table-cell office:value-type="float" office:value="0.20615593905612306">
            <text:p>0,206155939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59639579813887">
            <text:p>0,875963958</text:p>
          </table:table-cell>
          <table:table-cell office:value-type="float" office:value="0.06407053792425754">
            <text:p>0,0640705379</text:p>
          </table:table-cell>
        </table:table-row>
        <table:table-row>
          <table:table-cell office:value-type="float" office:value="0.44462337491443">
            <text:p>0,4446233749</text:p>
          </table:table-cell>
          <table:table-cell office:value-type="float" office:value="0.33319914898492364">
            <text:p>0,333199149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052087506177310575">
            <text:p>0,0520875062</text:p>
          </table:table-cell>
          <table:table-cell office:value-type="float" office:value="0.7717731256461883">
            <text:p>0,7717731256</text:p>
          </table:table-cell>
        </table:table-row>
        <table:table-row>
          <table:table-cell office:value-type="float" office:value="0.3912177922559667">
            <text:p>0,3912177923</text:p>
          </table:table-cell>
          <table:table-cell office:value-type="float" office:value="0.37452594597700006">
            <text:p>0,374525946</text:p>
          </table:table-cell>
        </table:table-row>
        <table:table-row>
          <table:table-cell office:value-type="float" office:value="0.15203895487719604">
            <text:p>0,1520389549</text:p>
          </table:table-cell>
          <table:table-cell office:value-type="float" office:value="0.6100782708322143">
            <text:p>0,6100782708</text:p>
          </table:table-cell>
        </table:table-row>
        <table:table-row>
          <table:table-cell office:value-type="float" office:value="0.7381010510074626">
            <text:p>0,738101051</text:p>
          </table:table-cell>
          <table:table-cell office:value-type="float" office:value="0.14087192397904802">
            <text:p>0,140871924</text:p>
          </table:table-cell>
        </table:table-row>
        <table:table-row>
          <table:table-cell office:value-type="float" office:value="0.07701283575921142">
            <text:p>0,0770128358</text:p>
          </table:table-cell>
          <table:table-cell office:value-type="float" office:value="0.722488134020883">
            <text:p>0,722488134</text:p>
          </table:table-cell>
        </table:table-row>
        <table:table-row>
          <table:table-cell office:value-type="float" office:value="0.5006226441133074">
            <text:p>0,5006226441</text:p>
          </table:table-cell>
          <table:table-cell office:value-type="float" office:value="0.2924530799209798">
            <text:p>0,2924530799</text:p>
          </table:table-cell>
        </table:table-row>
        <table:table-row>
          <table:table-cell office:value-type="float" office:value="0.5674176521393506">
            <text:p>0,5674176521</text:p>
          </table:table-cell>
          <table:table-cell office:value-type="float" office:value="0.24672869951168952">
            <text:p>0,2467286995</text:p>
          </table:table-cell>
        </table:table-row>
        <table:table-row>
          <table:table-cell office:value-type="float" office:value="0.355022721949455">
            <text:p>0,3550227219</text:p>
          </table:table-cell>
          <table:table-cell office:value-type="float" office:value="0.4041621680780457">
            <text:p>0,4041621681</text:p>
          </table:table-cell>
        </table:table-row>
        <table:table-row>
          <table:table-cell office:value-type="float" office:value="0.8172353072761142">
            <text:p>0,8172353073</text:p>
          </table:table-cell>
          <table:table-cell office:value-type="float" office:value="0.09598932125991222">
            <text:p>0,0959893213</text:p>
          </table:table-cell>
        </table:table-row>
        <table:table-row>
          <table:table-cell office:value-type="float" office:value="0.25891070074229094">
            <text:p>0,2589107007</text:p>
          </table:table-cell>
          <table:table-cell office:value-type="float" office:value="0.4911673155719152">
            <text:p>0,4911673156</text:p>
          </table:table-cell>
        </table:table-row>
        <table:table-row>
          <table:table-cell office:value-type="float" office:value="0.5240482454433721">
            <text:p>0,5240482454</text:p>
          </table:table-cell>
          <table:table-cell office:value-type="float" office:value="0.27608823366146884">
            <text:p>0,2760882337</text:p>
          </table:table-cell>
        </table:table-row>
        <table:table-row>
          <table:table-cell office:value-type="float" office:value="0.6944520939199266">
            <text:p>0,6944520939</text:p>
          </table:table-cell>
          <table:table-cell office:value-type="float" office:value="0.16666207699401647">
            <text:p>0,166662077</text:p>
          </table:table-cell>
        </table:table-row>
        <table:table-row>
          <table:table-cell office:value-type="float" office:value="0.7896324622574791">
            <text:p>0,7896324623</text:p>
          </table:table-cell>
          <table:table-cell office:value-type="float" office:value="0.11138733845534299">
            <text:p>0,1113873385</text:p>
          </table:table-cell>
        </table:table-row>
        <table:table-row>
          <table:table-cell office:value-type="float" office:value="0.206599718785282">
            <text:p>0,2065997188</text:p>
          </table:table-cell>
          <table:table-cell office:value-type="float" office:value="0.5454675822504164">
            <text:p>0,5454675823</text:p>
          </table:table-cell>
        </table:table-row>
        <table:table-row>
          <table:table-cell office:value-type="float" office:value="0.2790118188588603">
            <text:p>0,2790118189</text:p>
          </table:table-cell>
          <table:table-cell office:value-type="float" office:value="0.4717843065007815">
            <text:p>0,471784306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674176521393506">
            <text:p>0,5674176521</text:p>
          </table:table-cell>
          <table:table-cell office:value-type="float" office:value="0.24672869951168952">
            <text:p>0,2467286995</text:p>
          </table:table-cell>
        </table:table-row>
        <table:table-row>
          <table:table-cell office:value-type="float" office:value="0.6944520939199266">
            <text:p>0,6944520939</text:p>
          </table:table-cell>
          <table:table-cell office:value-type="float" office:value="0.16666207699401647">
            <text:p>0,166662077</text:p>
          </table:table-cell>
        </table:table-row>
        <table:table-row>
          <table:table-cell office:value-type="float" office:value="0.052087506177310575">
            <text:p>0,0520875062</text:p>
          </table:table-cell>
          <table:table-cell office:value-type="float" office:value="0.7717731256461883">
            <text:p>0,7717731256</text:p>
          </table:table-cell>
        </table:table-row>
        <table:table-row>
          <table:table-cell office:value-type="float" office:value="0.31170850236700426">
            <text:p>0,3117085024</text:p>
          </table:table-cell>
          <table:table-cell office:value-type="float" office:value="0.4416913914625673">
            <text:p>0,4416913915</text:p>
          </table:table-cell>
        </table:table-row>
        <table:table-row>
          <table:table-cell office:value-type="float" office:value="0.44462337491443">
            <text:p>0,4446233749</text:p>
          </table:table-cell>
          <table:table-cell office:value-type="float" office:value="0.33319914898492364">
            <text:p>0,333199149</text:p>
          </table:table-cell>
        </table:table-row>
        <table:table-row>
          <table:table-cell office:value-type="float" office:value="0.07701283575921142">
            <text:p>0,0770128358</text:p>
          </table:table-cell>
          <table:table-cell office:value-type="float" office:value="0.722488134020883">
            <text:p>0,722488134</text:p>
          </table:table-cell>
        </table:table-row>
        <table:table-row>
          <table:table-cell office:value-type="float" office:value="0.09972797292018706">
            <text:p>0,0997279729</text:p>
          </table:table-cell>
          <table:table-cell office:value-type="float" office:value="0.6842026394660856">
            <text:p>0,6842026395</text:p>
          </table:table-cell>
        </table:table-row>
        <table:table-row>
          <table:table-cell office:value-type="float" office:value="0.8759639579813887">
            <text:p>0,875963958</text:p>
          </table:table-cell>
          <table:table-cell office:value-type="float" office:value="0.06407053792425754">
            <text:p>0,0640705379</text:p>
          </table:table-cell>
        </table:table-row>
        <table:table-row>
          <table:table-cell office:value-type="float" office:value="0.355022721949455">
            <text:p>0,3550227219</text:p>
          </table:table-cell>
          <table:table-cell office:value-type="float" office:value="0.4041621680780457">
            <text:p>0,4041621681</text:p>
          </table:table-cell>
        </table:table-row>
        <table:table-row>
          <table:table-cell office:value-type="float" office:value="0.2790118188588603">
            <text:p>0,2790118189</text:p>
          </table:table-cell>
          <table:table-cell office:value-type="float" office:value="0.4717843065007815">
            <text:p>0,4717843065</text:p>
          </table:table-cell>
        </table:table-row>
        <table:table-row>
          <table:table-cell office:value-type="float" office:value="0.22685183510556428">
            <text:p>0,2268518351</text:p>
          </table:table-cell>
          <table:table-cell office:value-type="float" office:value="0.5237103453720999">
            <text:p>0,5237103454</text:p>
          </table:table-cell>
        </table:table-row>
        <table:table-row>
          <table:table-cell office:value-type="float" office:value="0.5006226441133074">
            <text:p>0,5006226441</text:p>
          </table:table-cell>
          <table:table-cell office:value-type="float" office:value="0.2924530799209798">
            <text:p>0,2924530799</text:p>
          </table:table-cell>
        </table:table-row>
        <table:table-row>
          <table:table-cell office:value-type="float" office:value="0.8172353072761142">
            <text:p>0,8172353073</text:p>
          </table:table-cell>
          <table:table-cell office:value-type="float" office:value="0.09598932125991222">
            <text:p>0,0959893213</text:p>
          </table:table-cell>
        </table:table-row>
        <table:table-row>
          <table:table-cell office:value-type="float" office:value="0.41934453193630516">
            <text:p>0,4193445319</text:p>
          </table:table-cell>
          <table:table-cell office:value-type="float" office:value="0.35243183220891316">
            <text:p>0,3524318322</text:p>
          </table:table-cell>
        </table:table-row>
        <table:table-row>
          <table:table-cell office:value-type="float" office:value="0.12682136619775777">
            <text:p>0,1268213662</text:p>
          </table:table-cell>
          <table:table-cell office:value-type="float" office:value="0.6438801238378322">
            <text:p>0,6438801238</text:p>
          </table:table-cell>
        </table:table-row>
        <table:table-row>
          <table:table-cell office:value-type="float" office:value="0.7896324622574791">
            <text:p>0,7896324623</text:p>
          </table:table-cell>
          <table:table-cell office:value-type="float" office:value="0.11138733845534299">
            <text:p>0,1113873385</text:p>
          </table:table-cell>
        </table:table-row>
        <table:table-row>
          <table:table-cell office:value-type="float" office:value="0.3912177922559667">
            <text:p>0,3912177923</text:p>
          </table:table-cell>
          <table:table-cell office:value-type="float" office:value="0.37452594597700006">
            <text:p>0,374525946</text:p>
          </table:table-cell>
        </table:table-row>
        <table:table-row>
          <table:table-cell office:value-type="float" office:value="0.7586243615959862">
            <text:p>0,7586243616</text:p>
          </table:table-cell>
          <table:table-cell office:value-type="float" office:value="0.1290095513749957">
            <text:p>0,129009551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5385419223700583">
            <text:p>0,1538541922</text:p>
          </table:table-cell>
          <table:table-cell office:value-type="float" office:value="0.6077574828795254">
            <text:p>0,6077574829</text:p>
          </table:table-cell>
        </table:table-row>
        <table:table-row>
          <table:table-cell office:value-type="float" office:value="0.21011852389285432">
            <text:p>0,2101185239</text:p>
          </table:table-cell>
          <table:table-cell office:value-type="float" office:value="0.5416131285771217">
            <text:p>0,5416131286</text:p>
          </table:table-cell>
        </table:table-row>
        <table:table-row>
          <table:table-cell office:value-type="float" office:value="0.7586243615959862">
            <text:p>0,7586243616</text:p>
          </table:table-cell>
          <table:table-cell office:value-type="float" office:value="0.1290095513749957">
            <text:p>0,1290095514</text:p>
          </table:table-cell>
        </table:table-row>
        <table:table-row>
          <table:table-cell office:value-type="float" office:value="0.052087506177310575">
            <text:p>0,0520875062</text:p>
          </table:table-cell>
          <table:table-cell office:value-type="float" office:value="0.7717731256461883">
            <text:p>0,7717731256</text:p>
          </table:table-cell>
        </table:table-row>
        <table:table-row>
          <table:table-cell office:value-type="float" office:value="0.6255186734623434">
            <text:p>0,6255186735</text:p>
          </table:table-cell>
          <table:table-cell office:value-type="float" office:value="0.2091026150869233">
            <text:p>0,2091026151</text:p>
          </table:table-cell>
        </table:table-row>
        <table:table-row>
          <table:table-cell office:value-type="float" office:value="0.8172353072761142">
            <text:p>0,8172353073</text:p>
          </table:table-cell>
          <table:table-cell office:value-type="float" office:value="0.09598932125991222">
            <text:p>0,0959893213</text:p>
          </table:table-cell>
        </table:table-row>
        <table:table-row>
          <table:table-cell office:value-type="float" office:value="0.6944520939199266">
            <text:p>0,6944520939</text:p>
          </table:table-cell>
          <table:table-cell office:value-type="float" office:value="0.16666207699401647">
            <text:p>0,166662077</text:p>
          </table:table-cell>
        </table:table-row>
        <table:table-row>
          <table:table-cell office:value-type="float" office:value="0.5674176521393506">
            <text:p>0,5674176521</text:p>
          </table:table-cell>
          <table:table-cell office:value-type="float" office:value="0.24672869951168952">
            <text:p>0,2467286995</text:p>
          </table:table-cell>
        </table:table-row>
        <table:table-row>
          <table:table-cell office:value-type="float" office:value="0.536300843477207">
            <text:p>0,5363008435</text:p>
          </table:table-cell>
          <table:table-cell office:value-type="float" office:value="0.2676743596751463">
            <text:p>0,2676743597</text:p>
          </table:table-cell>
        </table:table-row>
        <table:table-row>
          <table:table-cell office:value-type="float" office:value="0.6855496229925199">
            <text:p>0,685549623</text:p>
          </table:table-cell>
          <table:table-cell office:value-type="float" office:value="0.1720207593227232">
            <text:p>0,1720207593</text:p>
          </table:table-cell>
        </table:table-row>
        <table:table-row>
          <table:table-cell office:value-type="float" office:value="0.9286803545018382">
            <text:p>0,9286803545</text:p>
          </table:table-cell>
          <table:table-cell office:value-type="float" office:value="0.036319371107918275">
            <text:p>0,0363193711</text:p>
          </table:table-cell>
        </table:table-row>
        <table:table-row>
          <table:table-cell office:value-type="float" office:value="0.355022721949455">
            <text:p>0,3550227219</text:p>
          </table:table-cell>
          <table:table-cell office:value-type="float" office:value="0.4041621680780457">
            <text:p>0,4041621681</text:p>
          </table:table-cell>
        </table:table-row>
        <table:table-row>
          <table:table-cell office:value-type="float" office:value="0.07701283575921142">
            <text:p>0,0770128358</text:p>
          </table:table-cell>
          <table:table-cell office:value-type="float" office:value="0.722488134020883">
            <text:p>0,722488134</text:p>
          </table:table-cell>
        </table:table-row>
        <table:table-row>
          <table:table-cell office:value-type="float" office:value="0.12682136619775777">
            <text:p>0,1268213662</text:p>
          </table:table-cell>
          <table:table-cell office:value-type="float" office:value="0.6438801238378322">
            <text:p>0,6438801238</text:p>
          </table:table-cell>
        </table:table-row>
        <table:table-row>
          <table:table-cell office:value-type="float" office:value="0.22789371370303793">
            <text:p>0,2278937137</text:p>
          </table:table-cell>
          <table:table-cell office:value-type="float" office:value="0.5226178535983589">
            <text:p>0,5226178536</text:p>
          </table:table-cell>
        </table:table-row>
        <table:table-row>
          <table:table-cell office:value-type="float" office:value="0.2779699402613866">
            <text:p>0,2779699403</text:p>
          </table:table-cell>
          <table:table-cell office:value-type="float" office:value="0.47277145348398797">
            <text:p>0,4727714535</text:p>
          </table:table-cell>
        </table:table-row>
        <table:table-row>
          <table:table-cell office:value-type="float" office:value="0.8759639579813887">
            <text:p>0,875963958</text:p>
          </table:table-cell>
          <table:table-cell office:value-type="float" office:value="0.06407053792425754">
            <text:p>0,0640705379</text:p>
          </table:table-cell>
        </table:table-row>
        <table:table-row>
          <table:table-cell office:value-type="float" office:value="0.48180919024590835">
            <text:p>0,4818091902</text:p>
          </table:table-cell>
          <table:table-cell office:value-type="float" office:value="0.30587523438080066">
            <text:p>0,305875234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355022721949455">
            <text:p>0,3550227219</text:p>
          </table:table-cell>
          <table:table-cell office:value-type="float" office:value="0.4041621680780457">
            <text:p>0,4041621681</text:p>
          </table:table-cell>
        </table:table-row>
        <table:table-row>
          <table:table-cell office:value-type="float" office:value="0.44509786685550046">
            <text:p>0,4450978669</text:p>
          </table:table-cell>
          <table:table-cell office:value-type="float" office:value="0.33284344651686104">
            <text:p>0,3328434465</text:p>
          </table:table-cell>
        </table:table-row>
        <table:table-row>
          <table:table-cell office:value-type="float" office:value="0.12682136619775777">
            <text:p>0,1268213662</text:p>
          </table:table-cell>
          <table:table-cell office:value-type="float" office:value="0.6438801238378322">
            <text:p>0,6438801238</text:p>
          </table:table-cell>
        </table:table-row>
        <table:table-row>
          <table:table-cell office:value-type="float" office:value="0.07701283575921142">
            <text:p>0,0770128358</text:p>
          </table:table-cell>
          <table:table-cell office:value-type="float" office:value="0.722488134020883">
            <text:p>0,722488134</text:p>
          </table:table-cell>
        </table:table-row>
        <table:table-row>
          <table:table-cell office:value-type="float" office:value="0.3069866078829296">
            <text:p>0,3069866079</text:p>
          </table:table-cell>
          <table:table-cell office:value-type="float" office:value="0.4459362781385795">
            <text:p>0,4459362781</text:p>
          </table:table-cell>
        </table:table-row>
        <table:table-row>
          <table:table-cell office:value-type="float" office:value="0.1781398884967874">
            <text:p>0,1781398885</text:p>
          </table:table-cell>
          <table:table-cell office:value-type="float" office:value="0.577933786596478">
            <text:p>0,5779337866</text:p>
          </table:table-cell>
        </table:table-row>
        <table:table-row>
          <table:table-cell office:value-type="float" office:value="0.15385419223700583">
            <text:p>0,1538541922</text:p>
          </table:table-cell>
          <table:table-cell office:value-type="float" office:value="0.6077574828795254">
            <text:p>0,6077574829</text:p>
          </table:table-cell>
        </table:table-row>
        <table:table-row>
          <table:table-cell office:value-type="float" office:value="0.9286803545018382">
            <text:p>0,9286803545</text:p>
          </table:table-cell>
          <table:table-cell office:value-type="float" office:value="0.036319371107918275">
            <text:p>0,0363193711</text:p>
          </table:table-cell>
        </table:table-row>
        <table:table-row>
          <table:table-cell office:value-type="float" office:value="0.536300843477207">
            <text:p>0,5363008435</text:p>
          </table:table-cell>
          <table:table-cell office:value-type="float" office:value="0.2676743596751463">
            <text:p>0,2676743597</text:p>
          </table:table-cell>
        </table:table-row>
        <table:table-row>
          <table:table-cell office:value-type="float" office:value="0.6855496229925199">
            <text:p>0,685549623</text:p>
          </table:table-cell>
          <table:table-cell office:value-type="float" office:value="0.1720207593227232">
            <text:p>0,1720207593</text:p>
          </table:table-cell>
        </table:table-row>
        <table:table-row>
          <table:table-cell office:value-type="float" office:value="0.041118551661784235">
            <text:p>0,0411185517</text:p>
          </table:table-cell>
          <table:table-cell office:value-type="float" office:value="0.7972229015352468">
            <text:p>0,7972229015</text:p>
          </table:table-cell>
        </table:table-row>
        <table:table-row>
          <table:table-cell office:value-type="float" office:value="0.7327987637243953">
            <text:p>0,7327987637</text:p>
          </table:table-cell>
          <table:table-cell office:value-type="float" office:value="0.14396333973106312">
            <text:p>0,1439633397</text:p>
          </table:table-cell>
        </table:table-row>
        <table:table-row>
          <table:table-cell office:value-type="float" office:value="0.6278777286013401">
            <text:p>0,6278777286</text:p>
          </table:table-cell>
          <table:table-cell office:value-type="float" office:value="0.20761263980213562">
            <text:p>0,2076126398</text:p>
          </table:table-cell>
        </table:table-row>
        <table:table-row>
          <table:table-cell office:value-type="float" office:value="0.8759639579813887">
            <text:p>0,875963958</text:p>
          </table:table-cell>
          <table:table-cell office:value-type="float" office:value="0.06407053792425754">
            <text:p>0,0640705379</text:p>
          </table:table-cell>
        </table:table-row>
        <table:table-row>
          <table:table-cell office:value-type="float" office:value="0.23067706203760072">
            <text:p>0,230677062</text:p>
          </table:table-cell>
          <table:table-cell office:value-type="float" office:value="0.5197114804228601">
            <text:p>0,5197114804</text:p>
          </table:table-cell>
        </table:table-row>
        <table:table-row>
          <table:table-cell office:value-type="float" office:value="0.5674176521393506">
            <text:p>0,5674176521</text:p>
          </table:table-cell>
          <table:table-cell office:value-type="float" office:value="0.24672869951168952">
            <text:p>0,2467286995</text:p>
          </table:table-cell>
        </table:table-row>
        <table:table-row>
          <table:table-cell office:value-type="float" office:value="0.2751865919268238">
            <text:p>0,2751865919</text:p>
          </table:table-cell>
          <table:table-cell office:value-type="float" office:value="0.4754176976614405">
            <text:p>0,4754176977</text:p>
          </table:table-cell>
        </table:table-row>
        <table:table-row>
          <table:table-cell office:value-type="float" office:value="0.8172353072761142">
            <text:p>0,8172353073</text:p>
          </table:table-cell>
          <table:table-cell office:value-type="float" office:value="0.09598932125991222">
            <text:p>0,095989321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172353072761142">
            <text:p>0,8172353073</text:p>
          </table:table-cell>
          <table:table-cell office:value-type="float" office:value="0.09598932125991222">
            <text:p>0,0959893213</text:p>
          </table:table-cell>
        </table:table-row>
        <table:table-row>
          <table:table-cell office:value-type="float" office:value="0.7327987637243953">
            <text:p>0,7327987637</text:p>
          </table:table-cell>
          <table:table-cell office:value-type="float" office:value="0.14396333973106312">
            <text:p>0,1439633397</text:p>
          </table:table-cell>
        </table:table-row>
        <table:table-row>
          <table:table-cell office:value-type="float" office:value="0.355022721949455">
            <text:p>0,3550227219</text:p>
          </table:table-cell>
          <table:table-cell office:value-type="float" office:value="0.4041621680780457">
            <text:p>0,4041621681</text:p>
          </table:table-cell>
        </table:table-row>
        <table:table-row>
          <table:table-cell office:value-type="float" office:value="0.44509786685550046">
            <text:p>0,4450978669</text:p>
          </table:table-cell>
          <table:table-cell office:value-type="float" office:value="0.33284344651686104">
            <text:p>0,3328434465</text:p>
          </table:table-cell>
        </table:table-row>
        <table:table-row>
          <table:table-cell office:value-type="float" office:value="0.51656418976413">
            <text:p>0,5165641898</text:p>
          </table:table-cell>
          <table:table-cell office:value-type="float" office:value="0.28127599889517396">
            <text:p>0,2812759989</text:p>
          </table:table-cell>
        </table:table-row>
        <table:table-row>
          <table:table-cell office:value-type="float" office:value="0.07701283575921142">
            <text:p>0,0770128358</text:p>
          </table:table-cell>
          <table:table-cell office:value-type="float" office:value="0.722488134020883">
            <text:p>0,722488134</text:p>
          </table:table-cell>
        </table:table-row>
        <table:table-row>
          <table:table-cell office:value-type="float" office:value="0.8759639579813887">
            <text:p>0,875963958</text:p>
          </table:table-cell>
          <table:table-cell office:value-type="float" office:value="0.06407053792425754">
            <text:p>0,0640705379</text:p>
          </table:table-cell>
        </table:table-row>
        <table:table-row>
          <table:table-cell office:value-type="float" office:value="0.12682136619775777">
            <text:p>0,1268213662</text:p>
          </table:table-cell>
          <table:table-cell office:value-type="float" office:value="0.6438801238378322">
            <text:p>0,6438801238</text:p>
          </table:table-cell>
        </table:table-row>
        <table:table-row>
          <table:table-cell office:value-type="float" office:value="0.08847640803054868">
            <text:p>0,088476408</text:p>
          </table:table-cell>
          <table:table-cell office:value-type="float" office:value="0.7025501587989184">
            <text:p>0,7025501588</text:p>
          </table:table-cell>
        </table:table-row>
        <table:table-row>
          <table:table-cell office:value-type="float" office:value="0.041118551661784235">
            <text:p>0,0411185517</text:p>
          </table:table-cell>
          <table:table-cell office:value-type="float" office:value="0.7972229015352468">
            <text:p>0,7972229015</text:p>
          </table:table-cell>
        </table:table-row>
        <table:table-row>
          <table:table-cell office:value-type="float" office:value="0.6278777286013401">
            <text:p>0,6278777286</text:p>
          </table:table-cell>
          <table:table-cell office:value-type="float" office:value="0.20761263980213562">
            <text:p>0,2076126398</text:p>
          </table:table-cell>
        </table:table-row>
        <table:table-row>
          <table:table-cell office:value-type="float" office:value="0.4013285848742357">
            <text:p>0,4013285849</text:p>
          </table:table-cell>
          <table:table-cell office:value-type="float" office:value="0.36649500011899216">
            <text:p>0,3664950001</text:p>
          </table:table-cell>
        </table:table-row>
        <table:table-row>
          <table:table-cell office:value-type="float" office:value="0.2751865919268238">
            <text:p>0,2751865919</text:p>
          </table:table-cell>
          <table:table-cell office:value-type="float" office:value="0.4754176976614405">
            <text:p>0,4754176977</text:p>
          </table:table-cell>
        </table:table-row>
        <table:table-row>
          <table:table-cell office:value-type="float" office:value="0.3069866078829296">
            <text:p>0,3069866079</text:p>
          </table:table-cell>
          <table:table-cell office:value-type="float" office:value="0.4459362781385795">
            <text:p>0,4459362781</text:p>
          </table:table-cell>
        </table:table-row>
        <table:table-row>
          <table:table-cell office:value-type="float" office:value="0.1781398884967874">
            <text:p>0,1781398885</text:p>
          </table:table-cell>
          <table:table-cell office:value-type="float" office:value="0.577933786596478">
            <text:p>0,5779337866</text:p>
          </table:table-cell>
        </table:table-row>
        <table:table-row>
          <table:table-cell office:value-type="float" office:value="0.24865395870303675">
            <text:p>0,2486539587</text:p>
          </table:table-cell>
          <table:table-cell office:value-type="float" office:value="0.5013478580182005">
            <text:p>0,501347858</text:p>
          </table:table-cell>
        </table:table-row>
        <table:table-row>
          <table:table-cell office:value-type="float" office:value="0.6807806142663855">
            <text:p>0,6807806143</text:p>
          </table:table-cell>
          <table:table-cell office:value-type="float" office:value="0.17490569371350917">
            <text:p>0,1749056937</text:p>
          </table:table-cell>
        </table:table-row>
        <table:table-row>
          <table:table-cell office:value-type="float" office:value="0.15385419223700583">
            <text:p>0,1538541922</text:p>
          </table:table-cell>
          <table:table-cell office:value-type="float" office:value="0.6077574828795254">
            <text:p>0,60775748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1656418976413">
            <text:p>0,5165641898</text:p>
          </table:table-cell>
          <table:table-cell office:value-type="float" office:value="0.28127599889517396">
            <text:p>0,2812759989</text:p>
          </table:table-cell>
        </table:table-row>
        <table:table-row>
          <table:table-cell office:value-type="float" office:value="0.44509786685550046">
            <text:p>0,4450978669</text:p>
          </table:table-cell>
          <table:table-cell office:value-type="float" office:value="0.33284344651686104">
            <text:p>0,3328434465</text:p>
          </table:table-cell>
        </table:table-row>
        <table:table-row>
          <table:table-cell office:value-type="float" office:value="0.8759639579813887">
            <text:p>0,875963958</text:p>
          </table:table-cell>
          <table:table-cell office:value-type="float" office:value="0.06407053792425754">
            <text:p>0,0640705379</text:p>
          </table:table-cell>
        </table:table-row>
        <table:table-row>
          <table:table-cell office:value-type="float" office:value="0.7327987637243953">
            <text:p>0,7327987637</text:p>
          </table:table-cell>
          <table:table-cell office:value-type="float" office:value="0.14396333973106312">
            <text:p>0,1439633397</text:p>
          </table:table-cell>
        </table:table-row>
        <table:table-row>
          <table:table-cell office:value-type="float" office:value="0.8172353072761142">
            <text:p>0,8172353073</text:p>
          </table:table-cell>
          <table:table-cell office:value-type="float" office:value="0.09598932125991222">
            <text:p>0,0959893213</text:p>
          </table:table-cell>
        </table:table-row>
        <table:table-row>
          <table:table-cell office:value-type="float" office:value="0.5817615660222962">
            <text:p>0,581761566</text:p>
          </table:table-cell>
          <table:table-cell office:value-type="float" office:value="0.23726704147369093">
            <text:p>0,2372670415</text:p>
          </table:table-cell>
        </table:table-row>
        <table:table-row>
          <table:table-cell office:value-type="float" office:value="0.7899385347878701">
            <text:p>0,7899385348</text:p>
          </table:table-cell>
          <table:table-cell office:value-type="float" office:value="0.11121513582427034">
            <text:p>0,1112151358</text:p>
          </table:table-cell>
        </table:table-row>
        <table:table-row>
          <table:table-cell office:value-type="float" office:value="0.15385419223700583">
            <text:p>0,1538541922</text:p>
          </table:table-cell>
          <table:table-cell office:value-type="float" office:value="0.6077574828795254">
            <text:p>0,6077574829</text:p>
          </table:table-cell>
        </table:table-row>
        <table:table-row>
          <table:table-cell office:value-type="float" office:value="0.05233647710630894">
            <text:p>0,0523364771</text:p>
          </table:table-cell>
          <table:table-cell office:value-type="float" office:value="0.7712283297558263">
            <text:p>0,7712283298</text:p>
          </table:table-cell>
        </table:table-row>
        <table:table-row>
          <table:table-cell office:value-type="float" office:value="0.9427784306092797">
            <text:p>0,9427784306</text:p>
          </table:table-cell>
          <table:table-cell office:value-type="float" office:value="0.029032219582297514">
            <text:p>0,0290322196</text:p>
          </table:table-cell>
        </table:table-row>
        <table:table-row>
          <table:table-cell office:value-type="float" office:value="0.041118551661784235">
            <text:p>0,0411185517</text:p>
          </table:table-cell>
          <table:table-cell office:value-type="float" office:value="0.7972229015352468">
            <text:p>0,7972229015</text:p>
          </table:table-cell>
        </table:table-row>
        <table:table-row>
          <table:table-cell office:value-type="float" office:value="0.08847640803054868">
            <text:p>0,088476408</text:p>
          </table:table-cell>
          <table:table-cell office:value-type="float" office:value="0.7025501587989184">
            <text:p>0,7025501588</text:p>
          </table:table-cell>
        </table:table-row>
        <table:table-row>
          <table:table-cell office:value-type="float" office:value="0.1781398884967874">
            <text:p>0,1781398885</text:p>
          </table:table-cell>
          <table:table-cell office:value-type="float" office:value="0.577933786596478">
            <text:p>0,5779337866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32081114137787986">
            <text:p>0,3208111414</text:p>
          </table:table-cell>
          <table:table-cell office:value-type="float" office:value="0.43359807435189646">
            <text:p>0,4335980744</text:p>
          </table:table-cell>
        </table:table-row>
        <table:table-row>
          <table:table-cell office:value-type="float" office:value="0.6807806142663855">
            <text:p>0,6807806143</text:p>
          </table:table-cell>
          <table:table-cell office:value-type="float" office:value="0.17490569371350917">
            <text:p>0,1749056937</text:p>
          </table:table-cell>
        </table:table-row>
        <table:table-row>
          <table:table-cell office:value-type="float" office:value="0.4013285848742357">
            <text:p>0,4013285849</text:p>
          </table:table-cell>
          <table:table-cell office:value-type="float" office:value="0.36649500011899216">
            <text:p>0,3664950001</text:p>
          </table:table-cell>
        </table:table-row>
        <table:table-row>
          <table:table-cell office:value-type="float" office:value="0.12682136619775777">
            <text:p>0,1268213662</text:p>
          </table:table-cell>
          <table:table-cell office:value-type="float" office:value="0.6438801238378322">
            <text:p>0,643880123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807806142663855">
            <text:p>0,6807806143</text:p>
          </table:table-cell>
          <table:table-cell office:value-type="float" office:value="0.17490569371350917">
            <text:p>0,1749056937</text:p>
          </table:table-cell>
        </table:table-row>
        <table:table-row>
          <table:table-cell office:value-type="float" office:value="0.5817615660222962">
            <text:p>0,581761566</text:p>
          </table:table-cell>
          <table:table-cell office:value-type="float" office:value="0.23726704147369093">
            <text:p>0,2372670415</text:p>
          </table:table-cell>
        </table:table-row>
        <table:table-row>
          <table:table-cell office:value-type="float" office:value="0.44509786685550046">
            <text:p>0,4450978669</text:p>
          </table:table-cell>
          <table:table-cell office:value-type="float" office:value="0.33284344651686104">
            <text:p>0,3328434465</text:p>
          </table:table-cell>
        </table:table-row>
        <table:table-row>
          <table:table-cell office:value-type="float" office:value="0.08847640803054868">
            <text:p>0,088476408</text:p>
          </table:table-cell>
          <table:table-cell office:value-type="float" office:value="0.7025501587989184">
            <text:p>0,7025501588</text:p>
          </table:table-cell>
        </table:table-row>
        <table:table-row>
          <table:table-cell office:value-type="float" office:value="0.32081114137787986">
            <text:p>0,3208111414</text:p>
          </table:table-cell>
          <table:table-cell office:value-type="float" office:value="0.43359807435189646">
            <text:p>0,4335980744</text:p>
          </table:table-cell>
        </table:table-row>
        <table:table-row>
          <table:table-cell office:value-type="float" office:value="0.3885600315484238">
            <text:p>0,3885600315</text:p>
          </table:table-cell>
          <table:table-cell office:value-type="float" office:value="0.37665416376747674">
            <text:p>0,3766541638</text:p>
          </table:table-cell>
        </table:table-row>
        <table:table-row>
          <table:table-cell office:value-type="float" office:value="0.05233647710630894">
            <text:p>0,0523364771</text:p>
          </table:table-cell>
          <table:table-cell office:value-type="float" office:value="0.7712283297558263">
            <text:p>0,7712283298</text:p>
          </table:table-cell>
        </table:table-row>
        <table:table-row>
          <table:table-cell office:value-type="float" office:value="0.5108449701649259">
            <text:p>0,5108449702</text:p>
          </table:table-cell>
          <table:table-cell office:value-type="float" office:value="0.28526580453645156">
            <text:p>0,2852658045</text:p>
          </table:table-cell>
        </table:table-row>
        <table:table-row>
          <table:table-cell office:value-type="float" office:value="0.7327987637243953">
            <text:p>0,7327987637</text:p>
          </table:table-cell>
          <table:table-cell office:value-type="float" office:value="0.14396333973106312">
            <text:p>0,1439633397</text:p>
          </table:table-cell>
        </table:table-row>
        <table:table-row>
          <table:table-cell office:value-type="float" office:value="0.7899385347878701">
            <text:p>0,7899385348</text:p>
          </table:table-cell>
          <table:table-cell office:value-type="float" office:value="0.11121513582427034">
            <text:p>0,1112151358</text:p>
          </table:table-cell>
        </table:table-row>
        <table:table-row>
          <table:table-cell office:value-type="float" office:value="0.8829686099516322">
            <text:p>0,88296861</text:p>
          </table:table-cell>
          <table:table-cell office:value-type="float" office:value="0.060335905787801125">
            <text:p>0,0603359058</text:p>
          </table:table-cell>
        </table:table-row>
        <table:table-row>
          <table:table-cell office:value-type="float" office:value="0.4013285848742357">
            <text:p>0,4013285849</text:p>
          </table:table-cell>
          <table:table-cell office:value-type="float" office:value="0.36649500011899216">
            <text:p>0,3664950001</text:p>
          </table:table-cell>
        </table:table-row>
        <table:table-row>
          <table:table-cell office:value-type="float" office:value="0.20819806514495043">
            <text:p>0,2081980651</text:p>
          </table:table-cell>
          <table:table-cell office:value-type="float" office:value="0.5437127383490195">
            <text:p>0,5437127383</text:p>
          </table:table-cell>
        </table:table-row>
        <table:table-row>
          <table:table-cell office:value-type="float" office:value="0.15385419223700583">
            <text:p>0,1538541922</text:p>
          </table:table-cell>
          <table:table-cell office:value-type="float" office:value="0.6077574828795254">
            <text:p>0,6077574829</text:p>
          </table:table-cell>
        </table:table-row>
        <table:table-row>
          <table:table-cell office:value-type="float" office:value="0.9427784306092797">
            <text:p>0,9427784306</text:p>
          </table:table-cell>
          <table:table-cell office:value-type="float" office:value="0.029032219582297514">
            <text:p>0,0290322196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8537175597652564">
            <text:p>0,8537175598</text:p>
          </table:table-cell>
          <table:table-cell office:value-type="float" office:value="0.07603162404481811">
            <text:p>0,076031624</text:p>
          </table:table-cell>
        </table:table-row>
        <table:table-row>
          <table:table-cell office:value-type="float" office:value="0.12682136619775777">
            <text:p>0,1268213662</text:p>
          </table:table-cell>
          <table:table-cell office:value-type="float" office:value="0.6438801238378322">
            <text:p>0,643880123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5233647710630894">
            <text:p>0,0523364771</text:p>
          </table:table-cell>
          <table:table-cell office:value-type="float" office:value="0.7712283297558263">
            <text:p>0,7712283298</text:p>
          </table:table-cell>
        </table:table-row>
        <table:table-row>
          <table:table-cell office:value-type="float" office:value="0.44509786685550046">
            <text:p>0,4450978669</text:p>
          </table:table-cell>
          <table:table-cell office:value-type="float" office:value="0.33284344651686104">
            <text:p>0,3328434465</text:p>
          </table:table-cell>
        </table:table-row>
        <table:table-row>
          <table:table-cell office:value-type="float" office:value="0.5817615660222962">
            <text:p>0,581761566</text:p>
          </table:table-cell>
          <table:table-cell office:value-type="float" office:value="0.23726704147369093">
            <text:p>0,2372670415</text:p>
          </table:table-cell>
        </table:table-row>
        <table:table-row>
          <table:table-cell office:value-type="float" office:value="0.6807806142663855">
            <text:p>0,6807806143</text:p>
          </table:table-cell>
          <table:table-cell office:value-type="float" office:value="0.17490569371350917">
            <text:p>0,1749056937</text:p>
          </table:table-cell>
        </table:table-row>
        <table:table-row>
          <table:table-cell office:value-type="float" office:value="0.08847640803054868">
            <text:p>0,088476408</text:p>
          </table:table-cell>
          <table:table-cell office:value-type="float" office:value="0.7025501587989184">
            <text:p>0,7025501588</text:p>
          </table:table-cell>
        </table:table-row>
        <table:table-row>
          <table:table-cell office:value-type="float" office:value="0.20819806514495043">
            <text:p>0,2081980651</text:p>
          </table:table-cell>
          <table:table-cell office:value-type="float" office:value="0.5437127383490195">
            <text:p>0,5437127383</text:p>
          </table:table-cell>
        </table:table-row>
        <table:table-row>
          <table:table-cell office:value-type="float" office:value="0.5108449701649259">
            <text:p>0,5108449702</text:p>
          </table:table-cell>
          <table:table-cell office:value-type="float" office:value="0.28526580453645156">
            <text:p>0,2852658045</text:p>
          </table:table-cell>
        </table:table-row>
        <table:table-row>
          <table:table-cell office:value-type="float" office:value="0.32081114137787986">
            <text:p>0,3208111414</text:p>
          </table:table-cell>
          <table:table-cell office:value-type="float" office:value="0.43359807435189646">
            <text:p>0,4335980744</text:p>
          </table:table-cell>
        </table:table-row>
        <table:table-row>
          <table:table-cell office:value-type="float" office:value="0.2464827117635578">
            <text:p>0,2464827118</text:p>
          </table:table-cell>
          <table:table-cell office:value-type="float" office:value="0.5035297473528169">
            <text:p>0,5035297474</text:p>
          </table:table-cell>
        </table:table-row>
        <table:table-row>
          <table:table-cell office:value-type="float" office:value="0.36315560281330006">
            <text:p>0,3631556028</text:p>
          </table:table-cell>
          <table:table-cell office:value-type="float" office:value="0.3973760685026688">
            <text:p>0,3973760685</text:p>
          </table:table-cell>
        </table:table-row>
        <table:table-row>
          <table:table-cell office:value-type="float" office:value="0.16280483764487075">
            <text:p>0,1628048376</text:p>
          </table:table-cell>
          <table:table-cell office:value-type="float" office:value="0.5965091851790543">
            <text:p>0,5965091852</text:p>
          </table:table-cell>
        </table:table-row>
        <table:table-row>
          <table:table-cell office:value-type="float" office:value="0.8829686099516322">
            <text:p>0,88296861</text:p>
          </table:table-cell>
          <table:table-cell office:value-type="float" office:value="0.060335905787801125">
            <text:p>0,0603359058</text:p>
          </table:table-cell>
        </table:table-row>
        <table:table-row>
          <table:table-cell office:value-type="float" office:value="0.7899385347878701">
            <text:p>0,7899385348</text:p>
          </table:table-cell>
          <table:table-cell office:value-type="float" office:value="0.11121513582427034">
            <text:p>0,1112151358</text:p>
          </table:table-cell>
        </table:table-row>
        <table:table-row>
          <table:table-cell office:value-type="float" office:value="0.7327987637243953">
            <text:p>0,7327987637</text:p>
          </table:table-cell>
          <table:table-cell office:value-type="float" office:value="0.14396333973106312">
            <text:p>0,1439633397</text:p>
          </table:table-cell>
        </table:table-row>
        <table:table-row>
          <table:table-cell office:value-type="float" office:value="0.4013285848742357">
            <text:p>0,4013285849</text:p>
          </table:table-cell>
          <table:table-cell office:value-type="float" office:value="0.36649500011899216">
            <text:p>0,3664950001</text:p>
          </table:table-cell>
        </table:table-row>
        <table:table-row>
          <table:table-cell office:value-type="float" office:value="0.9427784306092797">
            <text:p>0,9427784306</text:p>
          </table:table-cell>
          <table:table-cell office:value-type="float" office:value="0.029032219582297514">
            <text:p>0,0290322196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29057454128390525">
            <text:p>0,2905745413</text:p>
          </table:table-cell>
          <table:table-cell office:value-type="float" office:value="0.4609503350488888">
            <text:p>0,46095033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817615660222962">
            <text:p>0,581761566</text:p>
          </table:table-cell>
          <table:table-cell office:value-type="float" office:value="0.23726704147369093">
            <text:p>0,2372670415</text:p>
          </table:table-cell>
        </table:table-row>
        <table:table-row>
          <table:table-cell office:value-type="float" office:value="0.5108449701649259">
            <text:p>0,5108449702</text:p>
          </table:table-cell>
          <table:table-cell office:value-type="float" office:value="0.28526580453645156">
            <text:p>0,2852658045</text:p>
          </table:table-cell>
        </table:table-row>
        <table:table-row>
          <table:table-cell office:value-type="float" office:value="0.05233647710630894">
            <text:p>0,0523364771</text:p>
          </table:table-cell>
          <table:table-cell office:value-type="float" office:value="0.7712283297558263">
            <text:p>0,7712283298</text:p>
          </table:table-cell>
        </table:table-row>
        <table:table-row>
          <table:table-cell office:value-type="float" office:value="0.6553648008361146">
            <text:p>0,6553648008</text:p>
          </table:table-cell>
          <table:table-cell office:value-type="float" office:value="0.19045395385060737">
            <text:p>0,1904539539</text:p>
          </table:table-cell>
        </table:table-row>
        <table:table-row>
          <table:table-cell office:value-type="float" office:value="0.8829686099516322">
            <text:p>0,88296861</text:p>
          </table:table-cell>
          <table:table-cell office:value-type="float" office:value="0.060335905787801125">
            <text:p>0,0603359058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08847640803054868">
            <text:p>0,088476408</text:p>
          </table:table-cell>
          <table:table-cell office:value-type="float" office:value="0.7025501587989184">
            <text:p>0,7025501588</text:p>
          </table:table-cell>
        </table:table-row>
        <table:table-row>
          <table:table-cell office:value-type="float" office:value="0.16280483764487075">
            <text:p>0,1628048376</text:p>
          </table:table-cell>
          <table:table-cell office:value-type="float" office:value="0.5965091851790543">
            <text:p>0,5965091852</text:p>
          </table:table-cell>
        </table:table-row>
        <table:table-row>
          <table:table-cell office:value-type="float" office:value="0.45783339447082627">
            <text:p>0,4578333945</text:p>
          </table:table-cell>
          <table:table-cell office:value-type="float" office:value="0.32336612967512024">
            <text:p>0,3233661297</text:p>
          </table:table-cell>
        </table:table-row>
        <table:table-row>
          <table:table-cell office:value-type="float" office:value="0.20819806514495043">
            <text:p>0,2081980651</text:p>
          </table:table-cell>
          <table:table-cell office:value-type="float" office:value="0.5437127383490195">
            <text:p>0,5437127383</text:p>
          </table:table-cell>
        </table:table-row>
        <table:table-row>
          <table:table-cell office:value-type="float" office:value="0.44509786685550046">
            <text:p>0,4450978669</text:p>
          </table:table-cell>
          <table:table-cell office:value-type="float" office:value="0.33284344651686104">
            <text:p>0,3328434465</text:p>
          </table:table-cell>
        </table:table-row>
        <table:table-row>
          <table:table-cell office:value-type="float" office:value="0.9427784306092797">
            <text:p>0,9427784306</text:p>
          </table:table-cell>
          <table:table-cell office:value-type="float" office:value="0.029032219582297514">
            <text:p>0,0290322196</text:p>
          </table:table-cell>
        </table:table-row>
        <table:table-row>
          <table:table-cell office:value-type="float" office:value="0.826639886996289">
            <text:p>0,826639887</text:p>
          </table:table-cell>
          <table:table-cell office:value-type="float" office:value="0.09080261384213772">
            <text:p>0,0908026138</text:p>
          </table:table-cell>
        </table:table-row>
        <table:table-row>
          <table:table-cell office:value-type="float" office:value="0.36315560281330006">
            <text:p>0,3631556028</text:p>
          </table:table-cell>
          <table:table-cell office:value-type="float" office:value="0.3973760685026688">
            <text:p>0,3973760685</text:p>
          </table:table-cell>
        </table:table-row>
        <table:table-row>
          <table:table-cell office:value-type="float" office:value="0.1932672730195778">
            <text:p>0,193267273</text:p>
          </table:table-cell>
          <table:table-cell office:value-type="float" office:value="0.5603782614342441">
            <text:p>0,5603782614</text:p>
          </table:table-cell>
        </table:table-row>
        <table:table-row>
          <table:table-cell office:value-type="float" office:value="0.848937307337386">
            <text:p>0,8489373073</text:p>
          </table:table-cell>
          <table:table-cell office:value-type="float" office:value="0.07862206053249465">
            <text:p>0,0786220605</text:p>
          </table:table-cell>
        </table:table-row>
        <table:table-row>
          <table:table-cell office:value-type="float" office:value="0.713119942130015">
            <text:p>0,7131199421</text:p>
          </table:table-cell>
          <table:table-cell office:value-type="float" office:value="0.15553570701301112">
            <text:p>0,155535707</text:p>
          </table:table-cell>
        </table:table-row>
        <table:table-row>
          <table:table-cell office:value-type="float" office:value="0.7899385347878701">
            <text:p>0,7899385348</text:p>
          </table:table-cell>
          <table:table-cell office:value-type="float" office:value="0.11121513582427034">
            <text:p>0,111215135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5233647710630894">
            <text:p>0,0523364771</text:p>
          </table:table-cell>
          <table:table-cell office:value-type="float" office:value="0.7712283297558263">
            <text:p>0,7712283298</text:p>
          </table:table-cell>
        </table:table-row>
        <table:table-row>
          <table:table-cell office:value-type="float" office:value="0.08847640803054868">
            <text:p>0,088476408</text:p>
          </table:table-cell>
          <table:table-cell office:value-type="float" office:value="0.7025501587989184">
            <text:p>0,7025501588</text:p>
          </table:table-cell>
        </table:table-row>
        <table:table-row>
          <table:table-cell office:value-type="float" office:value="0.44509786685550046">
            <text:p>0,4450978669</text:p>
          </table:table-cell>
          <table:table-cell office:value-type="float" office:value="0.33284344651686104">
            <text:p>0,3328434465</text:p>
          </table:table-cell>
        </table:table-row>
        <table:table-row>
          <table:table-cell office:value-type="float" office:value="0.36971118890288923">
            <text:p>0,3697111889</text:p>
          </table:table-cell>
          <table:table-cell office:value-type="float" office:value="0.3919611945748124">
            <text:p>0,3919611946</text:p>
          </table:table-cell>
        </table:table-row>
        <table:table-row>
          <table:table-cell office:value-type="float" office:value="0.6553648008361146">
            <text:p>0,6553648008</text:p>
          </table:table-cell>
          <table:table-cell office:value-type="float" office:value="0.19045395385060737">
            <text:p>0,1904539539</text:p>
          </table:table-cell>
        </table:table-row>
        <table:table-row>
          <table:table-cell office:value-type="float" office:value="0.3379900890395343">
            <text:p>0,337990089</text:p>
          </table:table-cell>
          <table:table-cell office:value-type="float" office:value="0.4186308495976637">
            <text:p>0,4186308496</text:p>
          </table:table-cell>
        </table:table-row>
        <table:table-row>
          <table:table-cell office:value-type="float" office:value="0.7236170890113729">
            <text:p>0,723617089</text:p>
          </table:table-cell>
          <table:table-cell office:value-type="float" office:value="0.1493431426177927">
            <text:p>0,1493431426</text:p>
          </table:table-cell>
        </table:table-row>
        <table:table-row>
          <table:table-cell office:value-type="float" office:value="0.5955193817170714">
            <text:p>0,5955193817</text:p>
          </table:table-cell>
          <table:table-cell office:value-type="float" office:value="0.2283009772475597">
            <text:p>0,2283009772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21549080455783198">
            <text:p>0,2154908046</text:p>
          </table:table-cell>
          <table:table-cell office:value-type="float" office:value="0.5357901287587348">
            <text:p>0,5357901288</text:p>
          </table:table-cell>
        </table:table-row>
        <table:table-row>
          <table:table-cell office:value-type="float" office:value="0.45783339447082627">
            <text:p>0,4578333945</text:p>
          </table:table-cell>
          <table:table-cell office:value-type="float" office:value="0.32336612967512024">
            <text:p>0,3233661297</text:p>
          </table:table-cell>
        </table:table-row>
        <table:table-row>
          <table:table-cell office:value-type="float" office:value="0.16280483764487075">
            <text:p>0,1628048376</text:p>
          </table:table-cell>
          <table:table-cell office:value-type="float" office:value="0.5965091851790543">
            <text:p>0,5965091852</text:p>
          </table:table-cell>
        </table:table-row>
        <table:table-row>
          <table:table-cell office:value-type="float" office:value="0.5108449701649259">
            <text:p>0,5108449702</text:p>
          </table:table-cell>
          <table:table-cell office:value-type="float" office:value="0.28526580453645156">
            <text:p>0,2852658045</text:p>
          </table:table-cell>
        </table:table-row>
        <table:table-row>
          <table:table-cell office:value-type="float" office:value="0.7899385347878701">
            <text:p>0,7899385348</text:p>
          </table:table-cell>
          <table:table-cell office:value-type="float" office:value="0.11121513582427034">
            <text:p>0,1112151358</text:p>
          </table:table-cell>
        </table:table-row>
        <table:table-row>
          <table:table-cell office:value-type="float" office:value="0.26435823912941614">
            <text:p>0,2643582391</text:p>
          </table:table-cell>
          <table:table-cell office:value-type="float" office:value="0.48584220405656">
            <text:p>0,4858422041</text:p>
          </table:table-cell>
        </table:table-row>
        <table:table-row>
          <table:table-cell office:value-type="float" office:value="0.2910961999755035">
            <text:p>0,2910962</text:p>
          </table:table-cell>
          <table:table-cell office:value-type="float" office:value="0.46046668316451156">
            <text:p>0,4604666832</text:p>
          </table:table-cell>
        </table:table-row>
        <table:table-row>
          <table:table-cell office:value-type="float" office:value="0.1932672730195778">
            <text:p>0,193267273</text:p>
          </table:table-cell>
          <table:table-cell office:value-type="float" office:value="0.5603782614342441">
            <text:p>0,5603782614</text:p>
          </table:table-cell>
        </table:table-row>
        <table:table-row>
          <table:table-cell office:value-type="float" office:value="0.6856500488870053">
            <text:p>0,6856500489</text:p>
          </table:table-cell>
          <table:table-cell office:value-type="float" office:value="0.17196011636696795">
            <text:p>0,171960116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7899385347878701">
            <text:p>0,7899385348</text:p>
          </table:table-cell>
          <table:table-cell office:value-type="float" office:value="0.11121513582427034">
            <text:p>0,1112151358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16280483764487075">
            <text:p>0,1628048376</text:p>
          </table:table-cell>
          <table:table-cell office:value-type="float" office:value="0.5965091851790543">
            <text:p>0,5965091852</text:p>
          </table:table-cell>
        </table:table-row>
        <table:table-row>
          <table:table-cell office:value-type="float" office:value="0.7236170890113729">
            <text:p>0,723617089</text:p>
          </table:table-cell>
          <table:table-cell office:value-type="float" office:value="0.1493431426177927">
            <text:p>0,1493431426</text:p>
          </table:table-cell>
        </table:table-row>
        <table:table-row>
          <table:table-cell office:value-type="float" office:value="0.08847640803054868">
            <text:p>0,088476408</text:p>
          </table:table-cell>
          <table:table-cell office:value-type="float" office:value="0.7025501587989184">
            <text:p>0,7025501588</text:p>
          </table:table-cell>
        </table:table-row>
        <table:table-row>
          <table:table-cell office:value-type="float" office:value="0.3379900890395343">
            <text:p>0,337990089</text:p>
          </table:table-cell>
          <table:table-cell office:value-type="float" office:value="0.4186308495976637">
            <text:p>0,4186308496</text:p>
          </table:table-cell>
        </table:table-row>
        <table:table-row>
          <table:table-cell office:value-type="float" office:value="0.42911121340361474">
            <text:p>0,4291112134</text:p>
          </table:table-cell>
          <table:table-cell office:value-type="float" office:value="0.3449341915474333">
            <text:p>0,3449341915</text:p>
          </table:table-cell>
        </table:table-row>
        <table:table-row>
          <table:table-cell office:value-type="float" office:value="0.1932672730195778">
            <text:p>0,193267273</text:p>
          </table:table-cell>
          <table:table-cell office:value-type="float" office:value="0.5603782614342441">
            <text:p>0,5603782614</text:p>
          </table:table-cell>
        </table:table-row>
        <table:table-row>
          <table:table-cell office:value-type="float" office:value="0.6553648008361146">
            <text:p>0,6553648008</text:p>
          </table:table-cell>
          <table:table-cell office:value-type="float" office:value="0.19045395385060737">
            <text:p>0,1904539539</text:p>
          </table:table-cell>
        </table:table-row>
        <table:table-row>
          <table:table-cell office:value-type="float" office:value="0.6856500488870053">
            <text:p>0,6856500489</text:p>
          </table:table-cell>
          <table:table-cell office:value-type="float" office:value="0.17196011636696795">
            <text:p>0,1719601164</text:p>
          </table:table-cell>
        </table:table-row>
        <table:table-row>
          <table:table-cell office:value-type="float" office:value="0.37965471866601436">
            <text:p>0,3796547187</text:p>
          </table:table-cell>
          <table:table-cell office:value-type="float" office:value="0.3838387234935854">
            <text:p>0,3838387235</text:p>
          </table:table-cell>
        </table:table-row>
        <table:table-row>
          <table:table-cell office:value-type="float" office:value="0.45783339447082627">
            <text:p>0,4578333945</text:p>
          </table:table-cell>
          <table:table-cell office:value-type="float" office:value="0.32336612967512024">
            <text:p>0,3233661297</text:p>
          </table:table-cell>
        </table:table-row>
        <table:table-row>
          <table:table-cell office:value-type="float" office:value="0.04405506398364396">
            <text:p>0,044055064</text:p>
          </table:table-cell>
          <table:table-cell office:value-type="float" office:value="0.7901070177837193">
            <text:p>0,7901070178</text:p>
          </table:table-cell>
        </table:table-row>
        <table:table-row>
          <table:table-cell office:value-type="float" office:value="0.7750296692546366">
            <text:p>0,7750296693</text:p>
          </table:table-cell>
          <table:table-cell office:value-type="float" office:value="0.1196423060740387">
            <text:p>0,1196423061</text:p>
          </table:table-cell>
        </table:table-row>
        <table:table-row>
          <table:table-cell office:value-type="float" office:value="0.5955193817170714">
            <text:p>0,5955193817</text:p>
          </table:table-cell>
          <table:table-cell office:value-type="float" office:value="0.2283009772475597">
            <text:p>0,2283009772</text:p>
          </table:table-cell>
        </table:table-row>
        <table:table-row>
          <table:table-cell office:value-type="float" office:value="0.5108449701649259">
            <text:p>0,5108449702</text:p>
          </table:table-cell>
          <table:table-cell office:value-type="float" office:value="0.28526580453645156">
            <text:p>0,2852658045</text:p>
          </table:table-cell>
        </table:table-row>
        <table:table-row>
          <table:table-cell office:value-type="float" office:value="0.06783994924486529">
            <text:p>0,0678399492</text:p>
          </table:table-cell>
          <table:table-cell office:value-type="float" office:value="0.7395389678956461">
            <text:p>0,7395389679</text:p>
          </table:table-cell>
        </table:table-row>
        <table:table-row>
          <table:table-cell office:value-type="float" office:value="0.6168158325298825">
            <text:p>0,6168158325</text:p>
          </table:table-cell>
          <table:table-cell office:value-type="float" office:value="0.21462376370946745">
            <text:p>0,214623763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16280483764487075">
            <text:p>0,1628048376</text:p>
          </table:table-cell>
          <table:table-cell office:value-type="float" office:value="0.5965091851790543">
            <text:p>0,5965091852</text:p>
          </table:table-cell>
        </table:table-row>
        <table:table-row>
          <table:table-cell office:value-type="float" office:value="0.7899385347878701">
            <text:p>0,7899385348</text:p>
          </table:table-cell>
          <table:table-cell office:value-type="float" office:value="0.11121513582427034">
            <text:p>0,1112151358</text:p>
          </table:table-cell>
        </table:table-row>
        <table:table-row>
          <table:table-cell office:value-type="float" office:value="0.04405506398364396">
            <text:p>0,044055064</text:p>
          </table:table-cell>
          <table:table-cell office:value-type="float" office:value="0.7901070177837193">
            <text:p>0,7901070178</text:p>
          </table:table-cell>
        </table:table-row>
        <table:table-row>
          <table:table-cell office:value-type="float" office:value="0.266921828113494">
            <text:p>0,2669218281</text:p>
          </table:table-cell>
          <table:table-cell office:value-type="float" office:value="0.48335522056881863">
            <text:p>0,4833552206</text:p>
          </table:table-cell>
        </table:table-row>
        <table:table-row>
          <table:table-cell office:value-type="float" office:value="0.37965471866601436">
            <text:p>0,3796547187</text:p>
          </table:table-cell>
          <table:table-cell office:value-type="float" office:value="0.3838387234935854">
            <text:p>0,3838387235</text:p>
          </table:table-cell>
        </table:table-row>
        <table:table-row>
          <table:table-cell office:value-type="float" office:value="0.3280673613605566">
            <text:p>0,3280673614</text:p>
          </table:table-cell>
          <table:table-cell office:value-type="float" office:value="0.4272283514693167">
            <text:p>0,4272283515</text:p>
          </table:table-cell>
        </table:table-row>
        <table:table-row>
          <table:table-cell office:value-type="float" office:value="0.06783994924486529">
            <text:p>0,0678399492</text:p>
          </table:table-cell>
          <table:table-cell office:value-type="float" office:value="0.7395389678956461">
            <text:p>0,7395389679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213187755898263">
            <text:p>0,2131877559</text:p>
          </table:table-cell>
          <table:table-cell office:value-type="float" office:value="0.5382774037387135">
            <text:p>0,5382774037</text:p>
          </table:table-cell>
        </table:table-row>
        <table:table-row>
          <table:table-cell office:value-type="float" office:value="0.45783339447082627">
            <text:p>0,4578333945</text:p>
          </table:table-cell>
          <table:table-cell office:value-type="float" office:value="0.32336612967512024">
            <text:p>0,3233661297</text:p>
          </table:table-cell>
        </table:table-row>
        <table:table-row>
          <table:table-cell office:value-type="float" office:value="0.2505139626027738">
            <text:p>0,2505139626</text:p>
          </table:table-cell>
          <table:table-cell office:value-type="float" office:value="0.4994863012835974">
            <text:p>0,4994863013</text:p>
          </table:table-cell>
        </table:table-row>
        <table:table-row>
          <table:table-cell office:value-type="float" office:value="0.1932672730195778">
            <text:p>0,193267273</text:p>
          </table:table-cell>
          <table:table-cell office:value-type="float" office:value="0.5603782614342441">
            <text:p>0,5603782614</text:p>
          </table:table-cell>
        </table:table-row>
        <table:table-row>
          <table:table-cell office:value-type="float" office:value="0.7750296692546366">
            <text:p>0,7750296693</text:p>
          </table:table-cell>
          <table:table-cell office:value-type="float" office:value="0.1196423060740387">
            <text:p>0,1196423061</text:p>
          </table:table-cell>
        </table:table-row>
        <table:table-row>
          <table:table-cell office:value-type="float" office:value="0.6856500488870053">
            <text:p>0,6856500489</text:p>
          </table:table-cell>
          <table:table-cell office:value-type="float" office:value="0.17196011636696795">
            <text:p>0,1719601164</text:p>
          </table:table-cell>
        </table:table-row>
        <table:table-row>
          <table:table-cell office:value-type="float" office:value="0.49652173160655966">
            <text:p>0,4965217316</text:p>
          </table:table-cell>
          <table:table-cell office:value-type="float" office:value="0.2953570183372578">
            <text:p>0,2953570183</text:p>
          </table:table-cell>
        </table:table-row>
        <table:table-row>
          <table:table-cell office:value-type="float" office:value="0.7236170890113729">
            <text:p>0,723617089</text:p>
          </table:table-cell>
          <table:table-cell office:value-type="float" office:value="0.1493431426177927">
            <text:p>0,1493431426</text:p>
          </table:table-cell>
        </table:table-row>
        <table:table-row>
          <table:table-cell office:value-type="float" office:value="0.08847640803054868">
            <text:p>0,088476408</text:p>
          </table:table-cell>
          <table:table-cell office:value-type="float" office:value="0.7025501587989184">
            <text:p>0,702550158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096080061715539">
            <text:p>0,6096080062</text:p>
          </table:table-cell>
          <table:table-cell office:value-type="float" office:value="0.21922602107168432">
            <text:p>0,2192260211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49652173160655966">
            <text:p>0,4965217316</text:p>
          </table:table-cell>
          <table:table-cell office:value-type="float" office:value="0.2953570183372578">
            <text:p>0,2953570183</text:p>
          </table:table-cell>
        </table:table-row>
        <table:table-row>
          <table:table-cell office:value-type="float" office:value="0.6856500488870053">
            <text:p>0,6856500489</text:p>
          </table:table-cell>
          <table:table-cell office:value-type="float" office:value="0.17196011636696795">
            <text:p>0,1719601164</text:p>
          </table:table-cell>
        </table:table-row>
        <table:table-row>
          <table:table-cell office:value-type="float" office:value="0.7899385347878701">
            <text:p>0,7899385348</text:p>
          </table:table-cell>
          <table:table-cell office:value-type="float" office:value="0.11121513582427034">
            <text:p>0,1112151358</text:p>
          </table:table-cell>
        </table:table-row>
        <table:table-row>
          <table:table-cell office:value-type="float" office:value="0.04405506398364396">
            <text:p>0,044055064</text:p>
          </table:table-cell>
          <table:table-cell office:value-type="float" office:value="0.7901070177837193">
            <text:p>0,7901070178</text:p>
          </table:table-cell>
        </table:table-row>
        <table:table-row>
          <table:table-cell office:value-type="float" office:value="0.06783994924486529">
            <text:p>0,0678399492</text:p>
          </table:table-cell>
          <table:table-cell office:value-type="float" office:value="0.7395389678956461">
            <text:p>0,7395389679</text:p>
          </table:table-cell>
        </table:table-row>
        <table:table-row>
          <table:table-cell office:value-type="float" office:value="0.287996014463378">
            <text:p>0,2879960145</text:p>
          </table:table-cell>
          <table:table-cell office:value-type="float" office:value="0.46334739871740305">
            <text:p>0,4633473987</text:p>
          </table:table-cell>
        </table:table-row>
        <table:table-row>
          <table:table-cell office:value-type="float" office:value="0.9410693287070718">
            <text:p>0,9410693287</text:p>
          </table:table-cell>
          <table:table-cell office:value-type="float" office:value="0.029912721087905547">
            <text:p>0,0299127211</text:p>
          </table:table-cell>
        </table:table-row>
        <table:table-row>
          <table:table-cell office:value-type="float" office:value="0.3280673613605566">
            <text:p>0,3280673614</text:p>
          </table:table-cell>
          <table:table-cell office:value-type="float" office:value="0.4272283514693167">
            <text:p>0,4272283515</text:p>
          </table:table-cell>
        </table:table-row>
        <table:table-row>
          <table:table-cell office:value-type="float" office:value="0.4324641444127863">
            <text:p>0,4324641444</text:p>
          </table:table-cell>
          <table:table-cell office:value-type="float" office:value="0.3423799391648805">
            <text:p>0,3423799392</text:p>
          </table:table-cell>
        </table:table-row>
        <table:table-row>
          <table:table-cell office:value-type="float" office:value="0.13189753643863864">
            <text:p>0,1318975364</text:p>
          </table:table-cell>
          <table:table-cell office:value-type="float" office:value="0.6368229957188387">
            <text:p>0,6368229957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1932672730195778">
            <text:p>0,193267273</text:p>
          </table:table-cell>
          <table:table-cell office:value-type="float" office:value="0.5603782614342441">
            <text:p>0,5603782614</text:p>
          </table:table-cell>
        </table:table-row>
        <table:table-row>
          <table:table-cell office:value-type="float" office:value="0.4029896502192814">
            <text:p>0,4029896502</text:p>
          </table:table-cell>
          <table:table-cell office:value-type="float" office:value="0.36518534183646845">
            <text:p>0,3651853418</text:p>
          </table:table-cell>
        </table:table-row>
        <table:table-row>
          <table:table-cell office:value-type="float" office:value="0.213187755898263">
            <text:p>0,2131877559</text:p>
          </table:table-cell>
          <table:table-cell office:value-type="float" office:value="0.5382774037387135">
            <text:p>0,5382774037</text:p>
          </table:table-cell>
        </table:table-row>
        <table:table-row>
          <table:table-cell office:value-type="float" office:value="0.16280483764487075">
            <text:p>0,1628048376</text:p>
          </table:table-cell>
          <table:table-cell office:value-type="float" office:value="0.5965091851790543">
            <text:p>0,5965091852</text:p>
          </table:table-cell>
        </table:table-row>
        <table:table-row>
          <table:table-cell office:value-type="float" office:value="0.7750296692546366">
            <text:p>0,7750296693</text:p>
          </table:table-cell>
          <table:table-cell office:value-type="float" office:value="0.1196423060740387">
            <text:p>0,119642306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9652173160655966">
            <text:p>0,4965217316</text:p>
          </table:table-cell>
          <table:table-cell office:value-type="float" office:value="0.2953570183372578">
            <text:p>0,2953570183</text:p>
          </table:table-cell>
        </table:table-row>
        <table:table-row>
          <table:table-cell office:value-type="float" office:value="0.5527445874093629">
            <text:p>0,5527445874</text:p>
          </table:table-cell>
          <table:table-cell office:value-type="float" office:value="0.2565320535427482">
            <text:p>0,2565320535</text:p>
          </table:table-cell>
        </table:table-row>
        <table:table-row>
          <table:table-cell office:value-type="float" office:value="0.7750296692546366">
            <text:p>0,7750296693</text:p>
          </table:table-cell>
          <table:table-cell office:value-type="float" office:value="0.1196423060740387">
            <text:p>0,1196423061</text:p>
          </table:table-cell>
        </table:table-row>
        <table:table-row>
          <table:table-cell office:value-type="float" office:value="0.04405506398364396">
            <text:p>0,044055064</text:p>
          </table:table-cell>
          <table:table-cell office:value-type="float" office:value="0.7901070177837193">
            <text:p>0,7901070178</text:p>
          </table:table-cell>
        </table:table-row>
        <table:table-row>
          <table:table-cell office:value-type="float" office:value="0.4324641444127863">
            <text:p>0,4324641444</text:p>
          </table:table-cell>
          <table:table-cell office:value-type="float" office:value="0.3423799391648805">
            <text:p>0,3423799392</text:p>
          </table:table-cell>
        </table:table-row>
        <table:table-row>
          <table:table-cell office:value-type="float" office:value="0.6856500488870053">
            <text:p>0,6856500489</text:p>
          </table:table-cell>
          <table:table-cell office:value-type="float" office:value="0.17196011636696795">
            <text:p>0,1719601164</text:p>
          </table:table-cell>
        </table:table-row>
        <table:table-row>
          <table:table-cell office:value-type="float" office:value="0.8257824803464837">
            <text:p>0,8257824803</text:p>
          </table:table-cell>
          <table:table-cell office:value-type="float" office:value="0.09127425460346739">
            <text:p>0,0912742546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08658547916890036">
            <text:p>0,0865854792</text:p>
          </table:table-cell>
          <table:table-cell office:value-type="float" office:value="0.7057458935394438">
            <text:p>0,7057458935</text:p>
          </table:table-cell>
        </table:table-row>
        <table:table-row>
          <table:table-cell office:value-type="float" office:value="0.06783994924486529">
            <text:p>0,0678399492</text:p>
          </table:table-cell>
          <table:table-cell office:value-type="float" office:value="0.7395389678956461">
            <text:p>0,7395389679</text:p>
          </table:table-cell>
        </table:table-row>
        <table:table-row>
          <table:table-cell office:value-type="float" office:value="0.26925048453934297">
            <text:p>0,2692504845</text:p>
          </table:table-cell>
          <table:table-cell office:value-type="float" office:value="0.4811064805383064">
            <text:p>0,4811064805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21729351010297893">
            <text:p>0,2172935101</text:p>
          </table:table-cell>
          <table:table-cell office:value-type="float" office:value="0.5338524803208978">
            <text:p>0,5338524803</text:p>
          </table:table-cell>
        </table:table-row>
        <table:table-row>
          <table:table-cell office:value-type="float" office:value="0.6096080061715539">
            <text:p>0,6096080062</text:p>
          </table:table-cell>
          <table:table-cell office:value-type="float" office:value="0.21922602107168432">
            <text:p>0,2192260211</text:p>
          </table:table-cell>
        </table:table-row>
        <table:table-row>
          <table:table-cell office:value-type="float" office:value="0.910903689370405">
            <text:p>0,9109036894</text:p>
          </table:table-cell>
          <table:table-cell office:value-type="float" office:value="0.04558725418695031">
            <text:p>0,0455872542</text:p>
          </table:table-cell>
        </table:table-row>
        <table:table-row>
          <table:table-cell office:value-type="float" office:value="0.287996014463378">
            <text:p>0,2879960145</text:p>
          </table:table-cell>
          <table:table-cell office:value-type="float" office:value="0.46334739871740305">
            <text:p>0,4633473987</text:p>
          </table:table-cell>
        </table:table-row>
        <table:table-row>
          <table:table-cell office:value-type="float" office:value="0.6585170192464931">
            <text:p>0,6585170192</text:p>
          </table:table-cell>
          <table:table-cell office:value-type="float" office:value="0.1885093843755844">
            <text:p>0,1885093844</text:p>
          </table:table-cell>
        </table:table-row>
        <table:table-row>
          <table:table-cell office:value-type="float" office:value="0.39888389601456553">
            <text:p>0,398883896</text:p>
          </table:table-cell>
          <table:table-cell office:value-type="float" office:value="0.3684274420032442">
            <text:p>0,36842744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3398275672508336">
            <text:p>0,3398275673</text:p>
          </table:table-cell>
          <table:table-cell office:value-type="float" office:value="0.4170526891297691">
            <text:p>0,4170526891</text:p>
          </table:table-cell>
        </table:table-row>
        <table:table-row>
          <table:table-cell office:value-type="float" office:value="0.04405506398364396">
            <text:p>0,044055064</text:p>
          </table:table-cell>
          <table:table-cell office:value-type="float" office:value="0.7901070177837193">
            <text:p>0,7901070178</text:p>
          </table:table-cell>
        </table:table-row>
        <table:table-row>
          <table:table-cell office:value-type="float" office:value="0.287996014463378">
            <text:p>0,2879960145</text:p>
          </table:table-cell>
          <table:table-cell office:value-type="float" office:value="0.46334739871740305">
            <text:p>0,4633473987</text:p>
          </table:table-cell>
        </table:table-row>
        <table:table-row>
          <table:table-cell office:value-type="float" office:value="0.7564648716449711">
            <text:p>0,7564648716</text:p>
          </table:table-cell>
          <table:table-cell office:value-type="float" office:value="0.1302501097183334">
            <text:p>0,1302501097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21729351010297893">
            <text:p>0,2172935101</text:p>
          </table:table-cell>
          <table:table-cell office:value-type="float" office:value="0.5338524803208978">
            <text:p>0,5338524803</text:p>
          </table:table-cell>
        </table:table-row>
        <table:table-row>
          <table:table-cell office:value-type="float" office:value="0.5527445874093629">
            <text:p>0,5527445874</text:p>
          </table:table-cell>
          <table:table-cell office:value-type="float" office:value="0.2565320535427482">
            <text:p>0,2565320535</text:p>
          </table:table-cell>
        </table:table-row>
        <table:table-row>
          <table:table-cell office:value-type="float" office:value="0.6908544313071487">
            <text:p>0,6908544313</text:p>
          </table:table-cell>
          <table:table-cell office:value-type="float" office:value="0.16882346561807415">
            <text:p>0,1688234656</text:p>
          </table:table-cell>
        </table:table-row>
        <table:table-row>
          <table:table-cell office:value-type="float" office:value="0.45454512295036853">
            <text:p>0,454545123</text:p>
          </table:table-cell>
          <table:table-cell office:value-type="float" office:value="0.3258003834543003">
            <text:p>0,3258003835</text:p>
          </table:table-cell>
        </table:table-row>
        <table:table-row>
          <table:table-cell office:value-type="float" office:value="0.26925048453934297">
            <text:p>0,2692504845</text:p>
          </table:table-cell>
          <table:table-cell office:value-type="float" office:value="0.4811064805383064">
            <text:p>0,4811064805</text:p>
          </table:table-cell>
        </table:table-row>
        <table:table-row>
          <table:table-cell office:value-type="float" office:value="0.23371352101529552">
            <text:p>0,233713521</text:p>
          </table:table-cell>
          <table:table-cell office:value-type="float" office:value="0.5165607369945057">
            <text:p>0,516560737</text:p>
          </table:table-cell>
        </table:table-row>
        <table:table-row>
          <table:table-cell office:value-type="float" office:value="0.910903689370405">
            <text:p>0,9109036894</text:p>
          </table:table-cell>
          <table:table-cell office:value-type="float" office:value="0.04558725418695031">
            <text:p>0,0455872542</text:p>
          </table:table-cell>
        </table:table-row>
        <table:table-row>
          <table:table-cell office:value-type="float" office:value="0.4324641444127863">
            <text:p>0,4324641444</text:p>
          </table:table-cell>
          <table:table-cell office:value-type="float" office:value="0.3423799391648805">
            <text:p>0,3423799392</text:p>
          </table:table-cell>
        </table:table-row>
        <table:table-row>
          <table:table-cell office:value-type="float" office:value="0.39888389601456553">
            <text:p>0,398883896</text:p>
          </table:table-cell>
          <table:table-cell office:value-type="float" office:value="0.3684274420032442">
            <text:p>0,368427442</text:p>
          </table:table-cell>
        </table:table-row>
        <table:table-row>
          <table:table-cell office:value-type="float" office:value="0.5944845988918295">
            <text:p>0,5944845989</text:p>
          </table:table-cell>
          <table:table-cell office:value-type="float" office:value="0.22897172626950346">
            <text:p>0,2289717263</text:p>
          </table:table-cell>
        </table:table-row>
        <table:table-row>
          <table:table-cell office:value-type="float" office:value="0.5214048193598287">
            <text:p>0,5214048194</text:p>
          </table:table-cell>
          <table:table-cell office:value-type="float" office:value="0.2779163349307584">
            <text:p>0,277916334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7564648716449711">
            <text:p>0,7564648716</text:p>
          </table:table-cell>
          <table:table-cell office:value-type="float" office:value="0.1302501097183334">
            <text:p>0,1302501097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5214048193598287">
            <text:p>0,5214048194</text:p>
          </table:table-cell>
          <table:table-cell office:value-type="float" office:value="0.2779163349307584">
            <text:p>0,2779163349</text:p>
          </table:table-cell>
        </table:table-row>
        <table:table-row>
          <table:table-cell office:value-type="float" office:value="0.11652982928107444">
            <text:p>0,1165298293</text:p>
          </table:table-cell>
          <table:table-cell office:value-type="float" office:value="0.6586353426596795">
            <text:p>0,6586353427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45454512295036853">
            <text:p>0,454545123</text:p>
          </table:table-cell>
          <table:table-cell office:value-type="float" office:value="0.3258003834543003">
            <text:p>0,3258003835</text:p>
          </table:table-cell>
        </table:table-row>
        <table:table-row>
          <table:table-cell office:value-type="float" office:value="0.04405506398364396">
            <text:p>0,044055064</text:p>
          </table:table-cell>
          <table:table-cell office:value-type="float" office:value="0.7901070177837193">
            <text:p>0,7901070178</text:p>
          </table:table-cell>
        </table:table-row>
        <table:table-row>
          <table:table-cell office:value-type="float" office:value="0.077251003944927">
            <text:p>0,0772510039</text:p>
          </table:table-cell>
          <table:table-cell office:value-type="float" office:value="0.7220593517584608">
            <text:p>0,7220593518</text:p>
          </table:table-cell>
        </table:table-row>
        <table:table-row>
          <table:table-cell office:value-type="float" office:value="0.21729351010297893">
            <text:p>0,2172935101</text:p>
          </table:table-cell>
          <table:table-cell office:value-type="float" office:value="0.5338524803208978">
            <text:p>0,5338524803</text:p>
          </table:table-cell>
        </table:table-row>
        <table:table-row>
          <table:table-cell office:value-type="float" office:value="0.6908544313071487">
            <text:p>0,6908544313</text:p>
          </table:table-cell>
          <table:table-cell office:value-type="float" office:value="0.16882346561807415">
            <text:p>0,1688234656</text:p>
          </table:table-cell>
        </table:table-row>
        <table:table-row>
          <table:table-cell office:value-type="float" office:value="0.06553369172511177">
            <text:p>0,0655336917</text:p>
          </table:table-cell>
          <table:table-cell office:value-type="float" office:value="0.7440045083890894">
            <text:p>0,7440045084</text:p>
          </table:table-cell>
        </table:table-row>
        <table:table-row>
          <table:table-cell office:value-type="float" office:value="0.3398275672508336">
            <text:p>0,3398275673</text:p>
          </table:table-cell>
          <table:table-cell office:value-type="float" office:value="0.4170526891297691">
            <text:p>0,4170526891</text:p>
          </table:table-cell>
        </table:table-row>
        <table:table-row>
          <table:table-cell office:value-type="float" office:value="0.35676880948741435">
            <text:p>0,3567688095</text:p>
          </table:table-cell>
          <table:table-cell office:value-type="float" office:value="0.4026987280380073">
            <text:p>0,402698728</text:p>
          </table:table-cell>
        </table:table-row>
        <table:table-row>
          <table:table-cell office:value-type="float" office:value="0.3857562503065655">
            <text:p>0,3857562503</text:p>
          </table:table-cell>
          <table:table-cell office:value-type="float" office:value="0.37890721280426587">
            <text:p>0,3789072128</text:p>
          </table:table-cell>
        </table:table-row>
        <table:table-row>
          <table:table-cell office:value-type="float" office:value="0.6027134700418603">
            <text:p>0,60271347</text:p>
          </table:table-cell>
          <table:table-cell office:value-type="float" office:value="0.22365376922286773">
            <text:p>0,2236537692</text:p>
          </table:table-cell>
        </table:table-row>
        <table:table-row>
          <table:table-cell office:value-type="float" office:value="0.14540503002477784">
            <text:p>0,14540503</text:p>
          </table:table-cell>
          <table:table-cell office:value-type="float" office:value="0.6186798851033717">
            <text:p>0,6186798851</text:p>
          </table:table-cell>
        </table:table-row>
        <table:table-row>
          <table:table-cell office:value-type="float" office:value="0.6463169194916446">
            <text:p>0,6463169195</text:p>
          </table:table-cell>
          <table:table-cell office:value-type="float" office:value="0.19606161959286672">
            <text:p>0,1960616196</text:p>
          </table:table-cell>
        </table:table-row>
        <table:table-row>
          <table:table-cell office:value-type="float" office:value="0.4324641444127863">
            <text:p>0,4324641444</text:p>
          </table:table-cell>
          <table:table-cell office:value-type="float" office:value="0.3423799391648805">
            <text:p>0,342379939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491871516117117">
            <text:p>0,2491871516</text:p>
          </table:table-cell>
          <table:table-cell office:value-type="float" office:value="0.5008135101871128">
            <text:p>0,5008135102</text:p>
          </table:table-cell>
        </table:table-row>
        <table:table-row>
          <table:table-cell office:value-type="float" office:value="0.3398275672508336">
            <text:p>0,3398275673</text:p>
          </table:table-cell>
          <table:table-cell office:value-type="float" office:value="0.4170526891297691">
            <text:p>0,4170526891</text:p>
          </table:table-cell>
        </table:table-row>
        <table:table-row>
          <table:table-cell office:value-type="float" office:value="0.8073137766315919">
            <text:p>0,8073137766</text:p>
          </table:table-cell>
          <table:table-cell office:value-type="float" office:value="0.10149358564805344">
            <text:p>0,1014935856</text:p>
          </table:table-cell>
        </table:table-row>
        <table:table-row>
          <table:table-cell office:value-type="float" office:value="0.7564648716449711">
            <text:p>0,7564648716</text:p>
          </table:table-cell>
          <table:table-cell office:value-type="float" office:value="0.1302501097183334">
            <text:p>0,1302501097</text:p>
          </table:table-cell>
        </table:table-row>
        <table:table-row>
          <table:table-cell office:value-type="float" office:value="0.04405506398364396">
            <text:p>0,044055064</text:p>
          </table:table-cell>
          <table:table-cell office:value-type="float" office:value="0.7901070177837193">
            <text:p>0,7901070178</text:p>
          </table:table-cell>
        </table:table-row>
        <table:table-row>
          <table:table-cell office:value-type="float" office:value="0.6463169194916446">
            <text:p>0,6463169195</text:p>
          </table:table-cell>
          <table:table-cell office:value-type="float" office:value="0.19606161959286672">
            <text:p>0,1960616196</text:p>
          </table:table-cell>
        </table:table-row>
        <table:table-row>
          <table:table-cell office:value-type="float" office:value="0.566185803404358">
            <text:p>0,5661858034</text:p>
          </table:table-cell>
          <table:table-cell office:value-type="float" office:value="0.24754680982511745">
            <text:p>0,2475468098</text:p>
          </table:table-cell>
        </table:table-row>
        <table:table-row>
          <table:table-cell office:value-type="float" office:value="0.6027134700418603">
            <text:p>0,60271347</text:p>
          </table:table-cell>
          <table:table-cell office:value-type="float" office:value="0.22365376922286773">
            <text:p>0,2236537692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4324641444127863">
            <text:p>0,4324641444</text:p>
          </table:table-cell>
          <table:table-cell office:value-type="float" office:value="0.3423799391648805">
            <text:p>0,3423799392</text:p>
          </table:table-cell>
        </table:table-row>
        <table:table-row>
          <table:table-cell office:value-type="float" office:value="0.8609397010747925">
            <text:p>0,8609397011</text:p>
          </table:table-cell>
          <table:table-cell office:value-type="float" office:value="0.07213163591229577">
            <text:p>0,0721316359</text:p>
          </table:table-cell>
        </table:table-row>
        <table:table-row>
          <table:table-cell office:value-type="float" office:value="0.08662700831320624">
            <text:p>0,0866270083</text:p>
          </table:table-cell>
          <table:table-cell office:value-type="float" office:value="0.7056753351939287">
            <text:p>0,7056753352</text:p>
          </table:table-cell>
        </table:table-row>
        <table:table-row>
          <table:table-cell office:value-type="float" office:value="0.06553369172511177">
            <text:p>0,0655336917</text:p>
          </table:table-cell>
          <table:table-cell office:value-type="float" office:value="0.7440045083890894">
            <text:p>0,7440045084</text:p>
          </table:table-cell>
        </table:table-row>
        <table:table-row>
          <table:table-cell office:value-type="float" office:value="0.4889636965085603">
            <text:p>0,4889636965</text:p>
          </table:table-cell>
          <table:table-cell office:value-type="float" office:value="0.3007406085660628">
            <text:p>0,3007406086</text:p>
          </table:table-cell>
        </table:table-row>
        <table:table-row>
          <table:table-cell office:value-type="float" office:value="0.45454512295036853">
            <text:p>0,454545123</text:p>
          </table:table-cell>
          <table:table-cell office:value-type="float" office:value="0.3258003834543003">
            <text:p>0,3258003835</text:p>
          </table:table-cell>
        </table:table-row>
        <table:table-row>
          <table:table-cell office:value-type="float" office:value="0.7089005252225907">
            <text:p>0,7089005252</text:p>
          </table:table-cell>
          <table:table-cell office:value-type="float" office:value="0.1580376937044089">
            <text:p>0,1580376937</text:p>
          </table:table-cell>
        </table:table-row>
        <table:table-row>
          <table:table-cell office:value-type="float" office:value="0.2079175057346997">
            <text:p>0,2079175057</text:p>
          </table:table-cell>
          <table:table-cell office:value-type="float" office:value="0.5440202792506013">
            <text:p>0,5440202793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8662700831320624">
            <text:p>0,0866270083</text:p>
          </table:table-cell>
          <table:table-cell office:value-type="float" office:value="0.7056753351939287">
            <text:p>0,7056753352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3398275672508336">
            <text:p>0,3398275673</text:p>
          </table:table-cell>
          <table:table-cell office:value-type="float" office:value="0.4170526891297691">
            <text:p>0,4170526891</text:p>
          </table:table-cell>
        </table:table-row>
        <table:table-row>
          <table:table-cell office:value-type="float" office:value="0.4324641444127863">
            <text:p>0,4324641444</text:p>
          </table:table-cell>
          <table:table-cell office:value-type="float" office:value="0.3423799391648805">
            <text:p>0,3423799392</text:p>
          </table:table-cell>
        </table:table-row>
        <table:table-row>
          <table:table-cell office:value-type="float" office:value="0.3067630587517673">
            <text:p>0,3067630588</text:p>
          </table:table-cell>
          <table:table-cell office:value-type="float" office:value="0.4461380508179251">
            <text:p>0,4461380508</text:p>
          </table:table-cell>
        </table:table-row>
        <table:table-row>
          <table:table-cell office:value-type="float" office:value="0.2491871516117117">
            <text:p>0,2491871516</text:p>
          </table:table-cell>
          <table:table-cell office:value-type="float" office:value="0.5008135101871128">
            <text:p>0,5008135102</text:p>
          </table:table-cell>
        </table:table-row>
        <table:table-row>
          <table:table-cell office:value-type="float" office:value="0.7089005252225907">
            <text:p>0,7089005252</text:p>
          </table:table-cell>
          <table:table-cell office:value-type="float" office:value="0.1580376937044089">
            <text:p>0,1580376937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5458797976914922">
            <text:p>0,5458797977</text:p>
          </table:table-cell>
          <table:table-cell office:value-type="float" office:value="0.26116321309000035">
            <text:p>0,2611632131</text:p>
          </table:table-cell>
        </table:table-row>
        <table:table-row>
          <table:table-cell office:value-type="float" office:value="0.6463169194916446">
            <text:p>0,6463169195</text:p>
          </table:table-cell>
          <table:table-cell office:value-type="float" office:value="0.19606161959286672">
            <text:p>0,1960616196</text:p>
          </table:table-cell>
        </table:table-row>
        <table:table-row>
          <table:table-cell office:value-type="float" office:value="0.04405506398364396">
            <text:p>0,044055064</text:p>
          </table:table-cell>
          <table:table-cell office:value-type="float" office:value="0.7901070177837193">
            <text:p>0,7901070178</text:p>
          </table:table-cell>
        </table:table-row>
        <table:table-row>
          <table:table-cell office:value-type="float" office:value="0.4889636965085603">
            <text:p>0,4889636965</text:p>
          </table:table-cell>
          <table:table-cell office:value-type="float" office:value="0.3007406085660628">
            <text:p>0,3007406086</text:p>
          </table:table-cell>
        </table:table-row>
        <table:table-row>
          <table:table-cell office:value-type="float" office:value="0.566185803404358">
            <text:p>0,5661858034</text:p>
          </table:table-cell>
          <table:table-cell office:value-type="float" office:value="0.24754680982511745">
            <text:p>0,2475468098</text:p>
          </table:table-cell>
        </table:table-row>
        <table:table-row>
          <table:table-cell office:value-type="float" office:value="0.6027134700418603">
            <text:p>0,60271347</text:p>
          </table:table-cell>
          <table:table-cell office:value-type="float" office:value="0.22365376922286773">
            <text:p>0,2236537692</text:p>
          </table:table-cell>
        </table:table-row>
        <table:table-row>
          <table:table-cell office:value-type="float" office:value="0.8379099928163429">
            <text:p>0,8379099928</text:p>
          </table:table-cell>
          <table:table-cell office:value-type="float" office:value="0.08462576351726891">
            <text:p>0,0846257635</text:p>
          </table:table-cell>
        </table:table-row>
        <table:table-row>
          <table:table-cell office:value-type="float" office:value="0.21990977801188916">
            <text:p>0,219909778</text:p>
          </table:table-cell>
          <table:table-cell office:value-type="float" office:value="0.5310546108427026">
            <text:p>0,5310546108</text:p>
          </table:table-cell>
        </table:table-row>
        <table:table-row>
          <table:table-cell office:value-type="float" office:value="0.06553369172511177">
            <text:p>0,0655336917</text:p>
          </table:table-cell>
          <table:table-cell office:value-type="float" office:value="0.7440045083890894">
            <text:p>0,7440045084</text:p>
          </table:table-cell>
        </table:table-row>
        <table:table-row>
          <table:table-cell office:value-type="float" office:value="0.776539014993261">
            <text:p>0,776539015</text:p>
          </table:table-cell>
          <table:table-cell office:value-type="float" office:value="0.11878548866166472">
            <text:p>0,118785488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7089005252225907">
            <text:p>0,7089005252</text:p>
          </table:table-cell>
          <table:table-cell office:value-type="float" office:value="0.1580376937044089">
            <text:p>0,1580376937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11426539800809762">
            <text:p>0,114265398</text:p>
          </table:table-cell>
          <table:table-cell office:value-type="float" office:value="0.661968347623928">
            <text:p>0,6619683476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3067630587517673">
            <text:p>0,3067630588</text:p>
          </table:table-cell>
          <table:table-cell office:value-type="float" office:value="0.4461380508179251">
            <text:p>0,4461380508</text:p>
          </table:table-cell>
        </table:table-row>
        <table:table-row>
          <table:table-cell office:value-type="float" office:value="0.04405506398364396">
            <text:p>0,044055064</text:p>
          </table:table-cell>
          <table:table-cell office:value-type="float" office:value="0.7901070177837193">
            <text:p>0,7901070178</text:p>
          </table:table-cell>
        </table:table-row>
        <table:table-row>
          <table:table-cell office:value-type="float" office:value="0.06553369172511177">
            <text:p>0,0655336917</text:p>
          </table:table-cell>
          <table:table-cell office:value-type="float" office:value="0.7440045083890894">
            <text:p>0,7440045084</text:p>
          </table:table-cell>
        </table:table-row>
        <table:table-row>
          <table:table-cell office:value-type="float" office:value="0.6463169194916446">
            <text:p>0,6463169195</text:p>
          </table:table-cell>
          <table:table-cell office:value-type="float" office:value="0.19606161959286672">
            <text:p>0,1960616196</text:p>
          </table:table-cell>
        </table:table-row>
        <table:table-row>
          <table:table-cell office:value-type="float" office:value="0.26312355753022926">
            <text:p>0,2631235575</text:p>
          </table:table-cell>
          <table:table-cell office:value-type="float" office:value="0.4870442928183475">
            <text:p>0,4870442928</text:p>
          </table:table-cell>
        </table:table-row>
        <table:table-row>
          <table:table-cell office:value-type="float" office:value="0.7603878411192149">
            <text:p>0,7603878411</text:p>
          </table:table-cell>
          <table:table-cell office:value-type="float" office:value="0.12799779752616747">
            <text:p>0,1279977975</text:p>
          </table:table-cell>
        </table:table-row>
        <table:table-row>
          <table:table-cell office:value-type="float" office:value="0.46483506231429667">
            <text:p>0,4648350623</text:p>
          </table:table-cell>
          <table:table-cell office:value-type="float" office:value="0.31821186405577817">
            <text:p>0,3182118641</text:p>
          </table:table-cell>
        </table:table-row>
        <table:table-row>
          <table:table-cell office:value-type="float" office:value="0.08662700831320624">
            <text:p>0,0866270083</text:p>
          </table:table-cell>
          <table:table-cell office:value-type="float" office:value="0.7056753351939287">
            <text:p>0,7056753352</text:p>
          </table:table-cell>
        </table:table-row>
        <table:table-row>
          <table:table-cell office:value-type="float" office:value="0.4889636965085603">
            <text:p>0,4889636965</text:p>
          </table:table-cell>
          <table:table-cell office:value-type="float" office:value="0.3007406085660628">
            <text:p>0,3007406086</text:p>
          </table:table-cell>
        </table:table-row>
        <table:table-row>
          <table:table-cell office:value-type="float" office:value="0.566185803404358">
            <text:p>0,5661858034</text:p>
          </table:table-cell>
          <table:table-cell office:value-type="float" office:value="0.24754680982511745">
            <text:p>0,2475468098</text:p>
          </table:table-cell>
        </table:table-row>
        <table:table-row>
          <table:table-cell office:value-type="float" office:value="0.776539014993261">
            <text:p>0,776539015</text:p>
          </table:table-cell>
          <table:table-cell office:value-type="float" office:value="0.11878548866166472">
            <text:p>0,1187854887</text:p>
          </table:table-cell>
        </table:table-row>
        <table:table-row>
          <table:table-cell office:value-type="float" office:value="0.2491871516117117">
            <text:p>0,2491871516</text:p>
          </table:table-cell>
          <table:table-cell office:value-type="float" office:value="0.5008135101871128">
            <text:p>0,5008135102</text:p>
          </table:table-cell>
        </table:table-row>
        <table:table-row>
          <table:table-cell office:value-type="float" office:value="0.21990977801188916">
            <text:p>0,219909778</text:p>
          </table:table-cell>
          <table:table-cell office:value-type="float" office:value="0.5310546108427026">
            <text:p>0,5310546108</text:p>
          </table:table-cell>
        </table:table-row>
        <table:table-row>
          <table:table-cell office:value-type="float" office:value="0.3674438393762235">
            <text:p>0,3674438394</text:p>
          </table:table-cell>
          <table:table-cell office:value-type="float" office:value="0.3938285396224732">
            <text:p>0,393828539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11426539800809762">
            <text:p>0,114265398</text:p>
          </table:table-cell>
          <table:table-cell office:value-type="float" office:value="0.661968347623928">
            <text:p>0,6619683476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566185803404358">
            <text:p>0,5661858034</text:p>
          </table:table-cell>
          <table:table-cell office:value-type="float" office:value="0.24754680982511745">
            <text:p>0,2475468098</text:p>
          </table:table-cell>
        </table:table-row>
        <table:table-row>
          <table:table-cell office:value-type="float" office:value="0.39477654555049535">
            <text:p>0,3947765456</text:p>
          </table:table-cell>
          <table:table-cell office:value-type="float" office:value="0.3716875414648414">
            <text:p>0,3716875415</text:p>
          </table:table-cell>
        </table:table-row>
        <table:table-row>
          <table:table-cell office:value-type="float" office:value="0.46483506231429667">
            <text:p>0,4648350623</text:p>
          </table:table-cell>
          <table:table-cell office:value-type="float" office:value="0.31821186405577817">
            <text:p>0,3182118641</text:p>
          </table:table-cell>
        </table:table-row>
        <table:table-row>
          <table:table-cell office:value-type="float" office:value="0.8295860711254137">
            <text:p>0,8295860711</text:p>
          </table:table-cell>
          <table:table-cell office:value-type="float" office:value="0.08918384339900198">
            <text:p>0,0891838434</text:p>
          </table:table-cell>
        </table:table-row>
        <table:table-row>
          <table:table-cell office:value-type="float" office:value="0.6463169194916446">
            <text:p>0,6463169195</text:p>
          </table:table-cell>
          <table:table-cell office:value-type="float" office:value="0.19606161959286672">
            <text:p>0,1960616196</text:p>
          </table:table-cell>
        </table:table-row>
        <table:table-row>
          <table:table-cell office:value-type="float" office:value="0.4927431078249245">
            <text:p>0,4927431078</text:p>
          </table:table-cell>
          <table:table-cell office:value-type="float" office:value="0.29804337183489427">
            <text:p>0,2980433718</text:p>
          </table:table-cell>
        </table:table-row>
        <table:table-row>
          <table:table-cell office:value-type="float" office:value="0.21990977801188916">
            <text:p>0,219909778</text:p>
          </table:table-cell>
          <table:table-cell office:value-type="float" office:value="0.5310546108427026">
            <text:p>0,5310546108</text:p>
          </table:table-cell>
        </table:table-row>
        <table:table-row>
          <table:table-cell office:value-type="float" office:value="0.7089005252225907">
            <text:p>0,7089005252</text:p>
          </table:table-cell>
          <table:table-cell office:value-type="float" office:value="0.1580376937044089">
            <text:p>0,1580376937</text:p>
          </table:table-cell>
        </table:table-row>
        <table:table-row>
          <table:table-cell office:value-type="float" office:value="0.26312355753022926">
            <text:p>0,2631235575</text:p>
          </table:table-cell>
          <table:table-cell office:value-type="float" office:value="0.4870442928183475">
            <text:p>0,4870442928</text:p>
          </table:table-cell>
        </table:table-row>
        <table:table-row>
          <table:table-cell office:value-type="float" office:value="0.3674438393762235">
            <text:p>0,3674438394</text:p>
          </table:table-cell>
          <table:table-cell office:value-type="float" office:value="0.3938285396224732">
            <text:p>0,3938285396</text:p>
          </table:table-cell>
        </table:table-row>
        <table:table-row>
          <table:table-cell office:value-type="float" office:value="0.776539014993261">
            <text:p>0,776539015</text:p>
          </table:table-cell>
          <table:table-cell office:value-type="float" office:value="0.11878548866166472">
            <text:p>0,1187854887</text:p>
          </table:table-cell>
        </table:table-row>
        <table:table-row>
          <table:table-cell office:value-type="float" office:value="0.3341092833764098">
            <text:p>0,3341092834</text:p>
          </table:table-cell>
          <table:table-cell office:value-type="float" office:value="0.4219781289809097">
            <text:p>0,421978129</text:p>
          </table:table-cell>
        </table:table-row>
        <table:table-row>
          <table:table-cell office:value-type="float" office:value="0.08662700831320624">
            <text:p>0,0866270083</text:p>
          </table:table-cell>
          <table:table-cell office:value-type="float" office:value="0.7056753351939287">
            <text:p>0,7056753352</text:p>
          </table:table-cell>
        </table:table-row>
        <table:table-row>
          <table:table-cell office:value-type="float" office:value="0.3067630587517673">
            <text:p>0,3067630588</text:p>
          </table:table-cell>
          <table:table-cell office:value-type="float" office:value="0.4461380508179251">
            <text:p>0,4461380508</text:p>
          </table:table-cell>
        </table:table-row>
        <table:table-row>
          <table:table-cell office:value-type="float" office:value="0.7192513189920536">
            <text:p>0,719251319</text:p>
          </table:table-cell>
          <table:table-cell office:value-type="float" office:value="0.15191314183507498">
            <text:p>0,151913141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8662700831320624">
            <text:p>0,0866270083</text:p>
          </table:table-cell>
          <table:table-cell office:value-type="float" office:value="0.7056753351939287">
            <text:p>0,7056753352</text:p>
          </table:table-cell>
        </table:table-row>
        <table:table-row>
          <table:table-cell office:value-type="float" office:value="0.11426539800809762">
            <text:p>0,114265398</text:p>
          </table:table-cell>
          <table:table-cell office:value-type="float" office:value="0.661968347623928">
            <text:p>0,6619683476</text:p>
          </table:table-cell>
        </table:table-row>
        <table:table-row>
          <table:table-cell office:value-type="float" office:value="0.776539014993261">
            <text:p>0,776539015</text:p>
          </table:table-cell>
          <table:table-cell office:value-type="float" office:value="0.11878548866166472">
            <text:p>0,1187854887</text:p>
          </table:table-cell>
        </table:table-row>
        <table:table-row>
          <table:table-cell office:value-type="float" office:value="0.39477654555049535">
            <text:p>0,3947765456</text:p>
          </table:table-cell>
          <table:table-cell office:value-type="float" office:value="0.3716875414648414">
            <text:p>0,3716875415</text:p>
          </table:table-cell>
        </table:table-row>
        <table:table-row>
          <table:table-cell office:value-type="float" office:value="0.8295860711254137">
            <text:p>0,8295860711</text:p>
          </table:table-cell>
          <table:table-cell office:value-type="float" office:value="0.08918384339900198">
            <text:p>0,0891838434</text:p>
          </table:table-cell>
        </table:table-row>
        <table:table-row>
          <table:table-cell office:value-type="float" office:value="0.46483506231429667">
            <text:p>0,4648350623</text:p>
          </table:table-cell>
          <table:table-cell office:value-type="float" office:value="0.31821186405577817">
            <text:p>0,3182118641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519247100723564">
            <text:p>0,5192471007</text:p>
          </table:table-cell>
          <table:table-cell office:value-type="float" office:value="0.27941197572845833">
            <text:p>0,2794119757</text:p>
          </table:table-cell>
        </table:table-row>
        <table:table-row>
          <table:table-cell office:value-type="float" office:value="0.7192513189920536">
            <text:p>0,719251319</text:p>
          </table:table-cell>
          <table:table-cell office:value-type="float" office:value="0.15191314183507498">
            <text:p>0,1519131418</text:p>
          </table:table-cell>
        </table:table-row>
        <table:table-row>
          <table:table-cell office:value-type="float" office:value="0.26312355753022926">
            <text:p>0,2631235575</text:p>
          </table:table-cell>
          <table:table-cell office:value-type="float" office:value="0.4870442928183475">
            <text:p>0,4870442928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566185803404358">
            <text:p>0,5661858034</text:p>
          </table:table-cell>
          <table:table-cell office:value-type="float" office:value="0.24754680982511745">
            <text:p>0,2475468098</text:p>
          </table:table-cell>
        </table:table-row>
        <table:table-row>
          <table:table-cell office:value-type="float" office:value="0.21990977801188916">
            <text:p>0,219909778</text:p>
          </table:table-cell>
          <table:table-cell office:value-type="float" office:value="0.5310546108427026">
            <text:p>0,5310546108</text:p>
          </table:table-cell>
        </table:table-row>
        <table:table-row>
          <table:table-cell office:value-type="float" office:value="0.6463169194916446">
            <text:p>0,6463169195</text:p>
          </table:table-cell>
          <table:table-cell office:value-type="float" office:value="0.19606161959286672">
            <text:p>0,1960616196</text:p>
          </table:table-cell>
        </table:table-row>
        <table:table-row>
          <table:table-cell office:value-type="float" office:value="0.23693727130525083">
            <text:p>0,2369372713</text:p>
          </table:table-cell>
          <table:table-cell office:value-type="float" office:value="0.5132379726136694">
            <text:p>0,5132379726</text:p>
          </table:table-cell>
        </table:table-row>
        <table:table-row>
          <table:table-cell office:value-type="float" office:value="0.6759304669890659">
            <text:p>0,675930467</text:p>
          </table:table-cell>
          <table:table-cell office:value-type="float" office:value="0.17785009457577272">
            <text:p>0,1778500946</text:p>
          </table:table-cell>
        </table:table-row>
        <table:table-row>
          <table:table-cell office:value-type="float" office:value="0.2897355654584056">
            <text:p>0,2897355655</text:p>
          </table:table-cell>
          <table:table-cell office:value-type="float" office:value="0.4617290965894537">
            <text:p>0,4617290966</text:p>
          </table:table-cell>
        </table:table-row>
        <table:table-row>
          <table:table-cell office:value-type="float" office:value="0.3674438393762235">
            <text:p>0,3674438394</text:p>
          </table:table-cell>
          <table:table-cell office:value-type="float" office:value="0.3938285396224732">
            <text:p>0,393828539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8662700831320624">
            <text:p>0,0866270083</text:p>
          </table:table-cell>
          <table:table-cell office:value-type="float" office:value="0.7056753351939287">
            <text:p>0,7056753352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776539014993261">
            <text:p>0,776539015</text:p>
          </table:table-cell>
          <table:table-cell office:value-type="float" office:value="0.11878548866166472">
            <text:p>0,1187854887</text:p>
          </table:table-cell>
        </table:table-row>
        <table:table-row>
          <table:table-cell office:value-type="float" office:value="0.7192513189920536">
            <text:p>0,719251319</text:p>
          </table:table-cell>
          <table:table-cell office:value-type="float" office:value="0.15191314183507498">
            <text:p>0,1519131418</text:p>
          </table:table-cell>
        </table:table-row>
        <table:table-row>
          <table:table-cell office:value-type="float" office:value="0.11428154249797794">
            <text:p>0,1142815425</text:p>
          </table:table-cell>
          <table:table-cell office:value-type="float" office:value="0.6619444683221736">
            <text:p>0,6619444683</text:p>
          </table:table-cell>
        </table:table-row>
        <table:table-row>
          <table:table-cell office:value-type="float" office:value="0.6034669036367665">
            <text:p>0,6034669036</text:p>
          </table:table-cell>
          <table:table-cell office:value-type="float" office:value="0.22316867748734126">
            <text:p>0,2231686775</text:p>
          </table:table-cell>
        </table:table-row>
        <table:table-row>
          <table:table-cell office:value-type="float" office:value="0.3521854028780468">
            <text:p>0,3521854029</text:p>
          </table:table-cell>
          <table:table-cell office:value-type="float" office:value="0.4065478933578155">
            <text:p>0,4065478934</text:p>
          </table:table-cell>
        </table:table-row>
        <table:table-row>
          <table:table-cell office:value-type="float" office:value="0.46483506231429667">
            <text:p>0,4648350623</text:p>
          </table:table-cell>
          <table:table-cell office:value-type="float" office:value="0.31821186405577817">
            <text:p>0,3182118641</text:p>
          </table:table-cell>
        </table:table-row>
        <table:table-row>
          <table:table-cell office:value-type="float" office:value="0.30499400195658233">
            <text:p>0,304994002</text:p>
          </table:table-cell>
          <table:table-cell office:value-type="float" office:value="0.44773737954069137">
            <text:p>0,4477373795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39477654555049535">
            <text:p>0,3947765456</text:p>
          </table:table-cell>
          <table:table-cell office:value-type="float" office:value="0.3716875414648414">
            <text:p>0,3716875415</text:p>
          </table:table-cell>
        </table:table-row>
        <table:table-row>
          <table:table-cell office:value-type="float" office:value="0.19225524382711748">
            <text:p>0,1922552438</text:p>
          </table:table-cell>
          <table:table-cell office:value-type="float" office:value="0.5615307948930535">
            <text:p>0,5615307949</text:p>
          </table:table-cell>
        </table:table-row>
        <table:table-row>
          <table:table-cell office:value-type="float" office:value="0.6759304669890659">
            <text:p>0,675930467</text:p>
          </table:table-cell>
          <table:table-cell office:value-type="float" office:value="0.17785009457577272">
            <text:p>0,1778500946</text:p>
          </table:table-cell>
        </table:table-row>
        <table:table-row>
          <table:table-cell office:value-type="float" office:value="0.566185803404358">
            <text:p>0,5661858034</text:p>
          </table:table-cell>
          <table:table-cell office:value-type="float" office:value="0.24754680982511745">
            <text:p>0,2475468098</text:p>
          </table:table-cell>
        </table:table-row>
        <table:table-row>
          <table:table-cell office:value-type="float" office:value="0.21990977801188916">
            <text:p>0,219909778</text:p>
          </table:table-cell>
          <table:table-cell office:value-type="float" office:value="0.5310546108427026">
            <text:p>0,5310546108</text:p>
          </table:table-cell>
        </table:table-row>
        <table:table-row>
          <table:table-cell office:value-type="float" office:value="0.8295860711254137">
            <text:p>0,8295860711</text:p>
          </table:table-cell>
          <table:table-cell office:value-type="float" office:value="0.08918384339900198">
            <text:p>0,0891838434</text:p>
          </table:table-cell>
        </table:table-row>
        <table:table-row>
          <table:table-cell office:value-type="float" office:value="0.5141967302410276">
            <text:p>0,5141967302</text:p>
          </table:table-cell>
          <table:table-cell office:value-type="float" office:value="0.2829248782442473">
            <text:p>0,2829248782</text:p>
          </table:table-cell>
        </table:table-row>
        <table:table-row>
          <table:table-cell office:value-type="float" office:value="0.43415757501117547">
            <text:p>0,434157575</text:p>
          </table:table-cell>
          <table:table-cell office:value-type="float" office:value="0.3410936523213822">
            <text:p>0,341093652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4240908813509162">
            <text:p>0,0424090881</text:p>
          </table:table-cell>
          <table:table-cell office:value-type="float" office:value="0.7940653304198353">
            <text:p>0,7940653304</text:p>
          </table:table-cell>
        </table:table-row>
        <table:table-row>
          <table:table-cell office:value-type="float" office:value="0.6034669036367665">
            <text:p>0,6034669036</text:p>
          </table:table-cell>
          <table:table-cell office:value-type="float" office:value="0.22316867748734126">
            <text:p>0,2231686775</text:p>
          </table:table-cell>
        </table:table-row>
        <table:table-row>
          <table:table-cell office:value-type="float" office:value="0.08662700831320624">
            <text:p>0,0866270083</text:p>
          </table:table-cell>
          <table:table-cell office:value-type="float" office:value="0.7056753351939287">
            <text:p>0,7056753352</text:p>
          </table:table-cell>
        </table:table-row>
        <table:table-row>
          <table:table-cell office:value-type="float" office:value="0.26062805496183833">
            <text:p>0,260628055</text:p>
          </table:table-cell>
          <table:table-cell office:value-type="float" office:value="0.48948256154971714">
            <text:p>0,4894825615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8295860711254137">
            <text:p>0,8295860711</text:p>
          </table:table-cell>
          <table:table-cell office:value-type="float" office:value="0.08918384339900198">
            <text:p>0,0891838434</text:p>
          </table:table-cell>
        </table:table-row>
        <table:table-row>
          <table:table-cell office:value-type="float" office:value="0.1296693798905934">
            <text:p>0,1296693799</text:p>
          </table:table-cell>
          <table:table-cell office:value-type="float" office:value="0.6399036519338284">
            <text:p>0,6399036519</text:p>
          </table:table-cell>
        </table:table-row>
        <table:table-row>
          <table:table-cell office:value-type="float" office:value="0.6759304669890659">
            <text:p>0,675930467</text:p>
          </table:table-cell>
          <table:table-cell office:value-type="float" office:value="0.17785009457577272">
            <text:p>0,1778500946</text:p>
          </table:table-cell>
        </table:table-row>
        <table:table-row>
          <table:table-cell office:value-type="float" office:value="0.3521854028780468">
            <text:p>0,3521854029</text:p>
          </table:table-cell>
          <table:table-cell office:value-type="float" office:value="0.4065478933578155">
            <text:p>0,4065478934</text:p>
          </table:table-cell>
        </table:table-row>
        <table:table-row>
          <table:table-cell office:value-type="float" office:value="0.30499400195658233">
            <text:p>0,304994002</text:p>
          </table:table-cell>
          <table:table-cell office:value-type="float" office:value="0.44773737954069137">
            <text:p>0,4477373795</text:p>
          </table:table-cell>
        </table:table-row>
        <table:table-row>
          <table:table-cell office:value-type="float" office:value="0.21990977801188916">
            <text:p>0,219909778</text:p>
          </table:table-cell>
          <table:table-cell office:value-type="float" office:value="0.5310546108427026">
            <text:p>0,5310546108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9045232054426586">
            <text:p>0,9045232054</text:p>
          </table:table-cell>
          <table:table-cell office:value-type="float" office:value="0.048935751148925455">
            <text:p>0,0489357511</text:p>
          </table:table-cell>
        </table:table-row>
        <table:table-row>
          <table:table-cell office:value-type="float" office:value="0.7412969224791208">
            <text:p>0,7412969225</text:p>
          </table:table-cell>
          <table:table-cell office:value-type="float" office:value="0.13901398241369745">
            <text:p>0,1390139824</text:p>
          </table:table-cell>
        </table:table-row>
        <table:table-row>
          <table:table-cell office:value-type="float" office:value="0.43415757501117547">
            <text:p>0,434157575</text:p>
          </table:table-cell>
          <table:table-cell office:value-type="float" office:value="0.3410936523213822">
            <text:p>0,3410936523</text:p>
          </table:table-cell>
        </table:table-row>
        <table:table-row>
          <table:table-cell office:value-type="float" office:value="0.566185803404358">
            <text:p>0,5661858034</text:p>
          </table:table-cell>
          <table:table-cell office:value-type="float" office:value="0.24754680982511745">
            <text:p>0,2475468098</text:p>
          </table:table-cell>
        </table:table-row>
        <table:table-row>
          <table:table-cell office:value-type="float" office:value="0.46483506231429667">
            <text:p>0,4648350623</text:p>
          </table:table-cell>
          <table:table-cell office:value-type="float" office:value="0.31821186405577817">
            <text:p>0,3182118641</text:p>
          </table:table-cell>
        </table:table-row>
        <table:table-row>
          <table:table-cell office:value-type="float" office:value="0.7909209176395805">
            <text:p>0,7909209176</text:p>
          </table:table-cell>
          <table:table-cell office:value-type="float" office:value="0.11066265251054452">
            <text:p>0,110662652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3521854028780468">
            <text:p>0,3521854029</text:p>
          </table:table-cell>
          <table:table-cell office:value-type="float" office:value="0.4065478933578155">
            <text:p>0,4065478934</text:p>
          </table:table-cell>
        </table:table-row>
        <table:table-row>
          <table:table-cell office:value-type="float" office:value="0.04240908813509162">
            <text:p>0,0424090881</text:p>
          </table:table-cell>
          <table:table-cell office:value-type="float" office:value="0.7940653304198353">
            <text:p>0,7940653304</text:p>
          </table:table-cell>
        </table:table-row>
        <table:table-row>
          <table:table-cell office:value-type="float" office:value="0.21990977801188916">
            <text:p>0,219909778</text:p>
          </table:table-cell>
          <table:table-cell office:value-type="float" office:value="0.5310546108427026">
            <text:p>0,5310546108</text:p>
          </table:table-cell>
        </table:table-row>
        <table:table-row>
          <table:table-cell office:value-type="float" office:value="0.4297730082022412">
            <text:p>0,4297730082</text:p>
          </table:table-cell>
          <table:table-cell office:value-type="float" office:value="0.3444292500406678">
            <text:p>0,34442925</text:p>
          </table:table-cell>
        </table:table-row>
        <table:table-row>
          <table:table-cell office:value-type="float" office:value="0.08487636319458372">
            <text:p>0,0848763632</text:p>
          </table:table-cell>
          <table:table-cell office:value-type="float" office:value="0.7086645177899134">
            <text:p>0,7086645178</text:p>
          </table:table-cell>
        </table:table-row>
        <table:table-row>
          <table:table-cell office:value-type="float" office:value="0.1296693798905934">
            <text:p>0,1296693799</text:p>
          </table:table-cell>
          <table:table-cell office:value-type="float" office:value="0.6399036519338284">
            <text:p>0,6399036519</text:p>
          </table:table-cell>
        </table:table-row>
        <table:table-row>
          <table:table-cell office:value-type="float" office:value="0.646857255452011">
            <text:p>0,6468572555</text:p>
          </table:table-cell>
          <table:table-cell office:value-type="float" office:value="0.19572563421926037">
            <text:p>0,1957256342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6034669036367665">
            <text:p>0,6034669036</text:p>
          </table:table-cell>
          <table:table-cell office:value-type="float" office:value="0.22316867748734126">
            <text:p>0,2231686775</text:p>
          </table:table-cell>
        </table:table-row>
        <table:table-row>
          <table:table-cell office:value-type="float" office:value="0.08662700831320624">
            <text:p>0,0866270083</text:p>
          </table:table-cell>
          <table:table-cell office:value-type="float" office:value="0.7056753351939287">
            <text:p>0,7056753352</text:p>
          </table:table-cell>
        </table:table-row>
        <table:table-row>
          <table:table-cell office:value-type="float" office:value="0.6759304669890659">
            <text:p>0,675930467</text:p>
          </table:table-cell>
          <table:table-cell office:value-type="float" office:value="0.17785009457577272">
            <text:p>0,1778500946</text:p>
          </table:table-cell>
        </table:table-row>
        <table:table-row>
          <table:table-cell office:value-type="float" office:value="0.30499400195658233">
            <text:p>0,304994002</text:p>
          </table:table-cell>
          <table:table-cell office:value-type="float" office:value="0.44773737954069137">
            <text:p>0,4477373795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9045232054426586">
            <text:p>0,9045232054</text:p>
          </table:table-cell>
          <table:table-cell office:value-type="float" office:value="0.048935751148925455">
            <text:p>0,0489357511</text:p>
          </table:table-cell>
        </table:table-row>
        <table:table-row>
          <table:table-cell office:value-type="float" office:value="0.517159285375509">
            <text:p>0,5171592854</text:p>
          </table:table-cell>
          <table:table-cell office:value-type="float" office:value="0.28086212352879847">
            <text:p>0,2808621235</text:p>
          </table:table-cell>
        </table:table-row>
        <table:table-row>
          <table:table-cell office:value-type="float" office:value="0.566185803404358">
            <text:p>0,5661858034</text:p>
          </table:table-cell>
          <table:table-cell office:value-type="float" office:value="0.24754680982511745">
            <text:p>0,2475468098</text:p>
          </table:table-cell>
        </table:table-row>
        <table:table-row>
          <table:table-cell office:value-type="float" office:value="0.46483506231429667">
            <text:p>0,4648350623</text:p>
          </table:table-cell>
          <table:table-cell office:value-type="float" office:value="0.31821186405577817">
            <text:p>0,3182118641</text:p>
          </table:table-cell>
        </table:table-row>
        <table:table-row>
          <table:table-cell office:value-type="float" office:value="0.7141890658317069">
            <text:p>0,7141890658</text:p>
          </table:table-cell>
          <table:table-cell office:value-type="float" office:value="0.15490292520225413">
            <text:p>0,154902925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7580734032499394">
            <text:p>0,7580734032</text:p>
          </table:table-cell>
          <table:table-cell office:value-type="float" office:value="0.12932589147836748">
            <text:p>0,1293258915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04240908813509162">
            <text:p>0,0424090881</text:p>
          </table:table-cell>
          <table:table-cell office:value-type="float" office:value="0.7940653304198353">
            <text:p>0,7940653304</text:p>
          </table:table-cell>
        </table:table-row>
        <table:table-row>
          <table:table-cell office:value-type="float" office:value="0.2849517864391814">
            <text:p>0,2849517864</text:p>
          </table:table-cell>
          <table:table-cell office:value-type="float" office:value="0.46619124544535484">
            <text:p>0,4661912454</text:p>
          </table:table-cell>
        </table:table-row>
        <table:table-row>
          <table:table-cell office:value-type="float" office:value="0.21990977801188916">
            <text:p>0,219909778</text:p>
          </table:table-cell>
          <table:table-cell office:value-type="float" office:value="0.5310546108427026">
            <text:p>0,5310546108</text:p>
          </table:table-cell>
        </table:table-row>
        <table:table-row>
          <table:table-cell office:value-type="float" office:value="0.4297730082022412">
            <text:p>0,4297730082</text:p>
          </table:table-cell>
          <table:table-cell office:value-type="float" office:value="0.3444292500406678">
            <text:p>0,34442925</text:p>
          </table:table-cell>
        </table:table-row>
        <table:table-row>
          <table:table-cell office:value-type="float" office:value="0.38811158698995335">
            <text:p>0,388111587</text:p>
          </table:table-cell>
          <table:table-cell office:value-type="float" office:value="0.37701397528519687">
            <text:p>0,3770139753</text:p>
          </table:table-cell>
        </table:table-row>
        <table:table-row>
          <table:table-cell office:value-type="float" office:value="0.7141890658317069">
            <text:p>0,7141890658</text:p>
          </table:table-cell>
          <table:table-cell office:value-type="float" office:value="0.15490292520225413">
            <text:p>0,1549029252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30499400195658233">
            <text:p>0,304994002</text:p>
          </table:table-cell>
          <table:table-cell office:value-type="float" office:value="0.44773737954069137">
            <text:p>0,4477373795</text:p>
          </table:table-cell>
        </table:table-row>
        <table:table-row>
          <table:table-cell office:value-type="float" office:value="0.11523671128546267">
            <text:p>0,1152367113</text:p>
          </table:table-cell>
          <table:table-cell office:value-type="float" office:value="0.6605346685072795">
            <text:p>0,6605346685</text:p>
          </table:table-cell>
        </table:table-row>
        <table:table-row>
          <table:table-cell office:value-type="float" office:value="0.9045232054426586">
            <text:p>0,9045232054</text:p>
          </table:table-cell>
          <table:table-cell office:value-type="float" office:value="0.048935751148925455">
            <text:p>0,0489357511</text:p>
          </table:table-cell>
        </table:table-row>
        <table:table-row>
          <table:table-cell office:value-type="float" office:value="0.3521854028780468">
            <text:p>0,3521854029</text:p>
          </table:table-cell>
          <table:table-cell office:value-type="float" office:value="0.4065478933578155">
            <text:p>0,4065478934</text:p>
          </table:table-cell>
        </table:table-row>
        <table:table-row>
          <table:table-cell office:value-type="float" office:value="0.15686739520876564">
            <text:p>0,1568673952</text:p>
          </table:table-cell>
          <table:table-cell office:value-type="float" office:value="0.6039351123758057">
            <text:p>0,6039351124</text:p>
          </table:table-cell>
        </table:table-row>
        <table:table-row>
          <table:table-cell office:value-type="float" office:value="0.1296693798905934">
            <text:p>0,1296693799</text:p>
          </table:table-cell>
          <table:table-cell office:value-type="float" office:value="0.6399036519338284">
            <text:p>0,6399036519</text:p>
          </table:table-cell>
        </table:table-row>
        <table:table-row>
          <table:table-cell office:value-type="float" office:value="0.566185803404358">
            <text:p>0,5661858034</text:p>
          </table:table-cell>
          <table:table-cell office:value-type="float" office:value="0.24754680982511745">
            <text:p>0,2475468098</text:p>
          </table:table-cell>
        </table:table-row>
        <table:table-row>
          <table:table-cell office:value-type="float" office:value="0.17265632902552625">
            <text:p>0,172656329</text:p>
          </table:table-cell>
          <table:table-cell office:value-type="float" office:value="0.5844806514426479">
            <text:p>0,5844806514</text:p>
          </table:table-cell>
        </table:table-row>
        <table:table-row>
          <table:table-cell office:value-type="float" office:value="0.46483506231429667">
            <text:p>0,4648350623</text:p>
          </table:table-cell>
          <table:table-cell office:value-type="float" office:value="0.31821186405577817">
            <text:p>0,318211864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4240908813509162">
            <text:p>0,0424090881</text:p>
          </table:table-cell>
          <table:table-cell office:value-type="float" office:value="0.7940653304198353">
            <text:p>0,7940653304</text:p>
          </table:table-cell>
        </table:table-row>
        <table:table-row>
          <table:table-cell office:value-type="float" office:value="0.835884072030829">
            <text:p>0,835884072</text:p>
          </table:table-cell>
          <table:table-cell office:value-type="float" office:value="0.08573304115765557">
            <text:p>0,0857330412</text:p>
          </table:table-cell>
        </table:table-row>
        <table:table-row>
          <table:table-cell office:value-type="float" office:value="0.7580734032499394">
            <text:p>0,7580734032</text:p>
          </table:table-cell>
          <table:table-cell office:value-type="float" office:value="0.12932589147836748">
            <text:p>0,1293258915</text:p>
          </table:table-cell>
        </table:table-row>
        <table:table-row>
          <table:table-cell office:value-type="float" office:value="0.6276138778483675">
            <text:p>0,6276138778</text:p>
          </table:table-cell>
          <table:table-cell office:value-type="float" office:value="0.20777914831256328">
            <text:p>0,2077791483</text:p>
          </table:table-cell>
        </table:table-row>
        <table:table-row>
          <table:table-cell office:value-type="float" office:value="0.7072453440706045">
            <text:p>0,7072453441</text:p>
          </table:table-cell>
          <table:table-cell office:value-type="float" office:value="0.1590211987983261">
            <text:p>0,1590211988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30499400195658233">
            <text:p>0,304994002</text:p>
          </table:table-cell>
          <table:table-cell office:value-type="float" office:value="0.44773737954069137">
            <text:p>0,4477373795</text:p>
          </table:table-cell>
        </table:table-row>
        <table:table-row>
          <table:table-cell office:value-type="float" office:value="0.38811158698995335">
            <text:p>0,388111587</text:p>
          </table:table-cell>
          <table:table-cell office:value-type="float" office:value="0.37701397528519687">
            <text:p>0,3770139753</text:p>
          </table:table-cell>
        </table:table-row>
        <table:table-row>
          <table:table-cell office:value-type="float" office:value="0.21990977801188916">
            <text:p>0,219909778</text:p>
          </table:table-cell>
          <table:table-cell office:value-type="float" office:value="0.5310546108427026">
            <text:p>0,5310546108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9045232054426586">
            <text:p>0,9045232054</text:p>
          </table:table-cell>
          <table:table-cell office:value-type="float" office:value="0.048935751148925455">
            <text:p>0,0489357511</text:p>
          </table:table-cell>
        </table:table-row>
        <table:table-row>
          <table:table-cell office:value-type="float" office:value="0.5920749531413495">
            <text:p>0,5920749531</text:p>
          </table:table-cell>
          <table:table-cell office:value-type="float" office:value="0.2305359312213796">
            <text:p>0,2305359312</text:p>
          </table:table-cell>
        </table:table-row>
        <table:table-row>
          <table:table-cell office:value-type="float" office:value="0.19183049780419262">
            <text:p>0,1918304978</text:p>
          </table:table-cell>
          <table:table-cell office:value-type="float" office:value="0.5620154137367473">
            <text:p>0,5620154137</text:p>
          </table:table-cell>
        </table:table-row>
        <table:table-row>
          <table:table-cell office:value-type="float" office:value="0.3521854028780468">
            <text:p>0,3521854029</text:p>
          </table:table-cell>
          <table:table-cell office:value-type="float" office:value="0.4065478933578155">
            <text:p>0,4065478934</text:p>
          </table:table-cell>
        </table:table-row>
        <table:table-row>
          <table:table-cell office:value-type="float" office:value="0.5170479316380506">
            <text:p>0,5170479316</text:p>
          </table:table-cell>
          <table:table-cell office:value-type="float" office:value="0.28093954938541454">
            <text:p>0,2809395494</text:p>
          </table:table-cell>
        </table:table-row>
        <table:table-row>
          <table:table-cell office:value-type="float" office:value="0.4944706241761886">
            <text:p>0,4944706242</text:p>
          </table:table-cell>
          <table:table-cell office:value-type="float" office:value="0.29681394768085123">
            <text:p>0,2968139477</text:p>
          </table:table-cell>
        </table:table-row>
        <table:table-row>
          <table:table-cell office:value-type="float" office:value="0.5493265370717031">
            <text:p>0,5493265371</text:p>
          </table:table-cell>
          <table:table-cell office:value-type="float" office:value="0.2588343389823682">
            <text:p>0,258834339</text:p>
          </table:table-cell>
        </table:table-row>
        <table:table-row>
          <table:table-cell office:value-type="float" office:value="0.15686739520876564">
            <text:p>0,1568673952</text:p>
          </table:table-cell>
          <table:table-cell office:value-type="float" office:value="0.6039351123758057">
            <text:p>0,603935112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15686739520876564">
            <text:p>0,1568673952</text:p>
          </table:table-cell>
          <table:table-cell office:value-type="float" office:value="0.6039351123758057">
            <text:p>0,6039351124</text:p>
          </table:table-cell>
        </table:table-row>
        <table:table-row>
          <table:table-cell office:value-type="float" office:value="0.45895902243146813">
            <text:p>0,4589590224</text:p>
          </table:table-cell>
          <table:table-cell office:value-type="float" office:value="0.322534855190713">
            <text:p>0,3225348552</text:p>
          </table:table-cell>
        </table:table-row>
        <table:table-row>
          <table:table-cell office:value-type="float" office:value="0.3521854028780468">
            <text:p>0,3521854029</text:p>
          </table:table-cell>
          <table:table-cell office:value-type="float" office:value="0.4065478933578155">
            <text:p>0,4065478934</text:p>
          </table:table-cell>
        </table:table-row>
        <table:table-row>
          <table:table-cell office:value-type="float" office:value="0.7580734032499394">
            <text:p>0,7580734032</text:p>
          </table:table-cell>
          <table:table-cell office:value-type="float" office:value="0.12932589147836748">
            <text:p>0,1293258915</text:p>
          </table:table-cell>
        </table:table-row>
        <table:table-row>
          <table:table-cell office:value-type="float" office:value="0.6579336420908353">
            <text:p>0,6579336421</text:p>
          </table:table-cell>
          <table:table-cell office:value-type="float" office:value="0.18886891189473243">
            <text:p>0,1888689119</text:p>
          </table:table-cell>
        </table:table-row>
        <table:table-row>
          <table:table-cell office:value-type="float" office:value="0.835884072030829">
            <text:p>0,835884072</text:p>
          </table:table-cell>
          <table:table-cell office:value-type="float" office:value="0.08573304115765557">
            <text:p>0,0857330412</text:p>
          </table:table-cell>
        </table:table-row>
        <table:table-row>
          <table:table-cell office:value-type="float" office:value="0.3993051107871374">
            <text:p>0,3993051108</text:p>
          </table:table-cell>
          <table:table-cell office:value-type="float" office:value="0.36809406492173424">
            <text:p>0,3680940649</text:p>
          </table:table-cell>
        </table:table-row>
        <table:table-row>
          <table:table-cell office:value-type="float" office:value="0.30499400195658233">
            <text:p>0,304994002</text:p>
          </table:table-cell>
          <table:table-cell office:value-type="float" office:value="0.44773737954069137">
            <text:p>0,4477373795</text:p>
          </table:table-cell>
        </table:table-row>
        <table:table-row>
          <table:table-cell office:value-type="float" office:value="0.05223650722899114">
            <text:p>0,0522365072</text:p>
          </table:table-cell>
          <table:table-cell office:value-type="float" office:value="0.7714469268878864">
            <text:p>0,7714469269</text:p>
          </table:table-cell>
        </table:table-row>
        <table:table-row>
          <table:table-cell office:value-type="float" office:value="0.6276138778483675">
            <text:p>0,6276138778</text:p>
          </table:table-cell>
          <table:table-cell office:value-type="float" office:value="0.20777914831256328">
            <text:p>0,2077791483</text:p>
          </table:table-cell>
        </table:table-row>
        <table:table-row>
          <table:table-cell office:value-type="float" office:value="0.04240908813509162">
            <text:p>0,0424090881</text:p>
          </table:table-cell>
          <table:table-cell office:value-type="float" office:value="0.7940653304198353">
            <text:p>0,7940653304</text:p>
          </table:table-cell>
        </table:table-row>
        <table:table-row>
          <table:table-cell office:value-type="float" office:value="0.9045232054426586">
            <text:p>0,9045232054</text:p>
          </table:table-cell>
          <table:table-cell office:value-type="float" office:value="0.048935751148925455">
            <text:p>0,0489357511</text:p>
          </table:table-cell>
        </table:table-row>
        <table:table-row>
          <table:table-cell office:value-type="float" office:value="0.4944706241761886">
            <text:p>0,4944706242</text:p>
          </table:table-cell>
          <table:table-cell office:value-type="float" office:value="0.29681394768085123">
            <text:p>0,2968139477</text:p>
          </table:table-cell>
        </table:table-row>
        <table:table-row>
          <table:table-cell office:value-type="float" office:value="0.7072453440706045">
            <text:p>0,7072453441</text:p>
          </table:table-cell>
          <table:table-cell office:value-type="float" office:value="0.1590211987983261">
            <text:p>0,1590211988</text:p>
          </table:table-cell>
        </table:table-row>
        <table:table-row>
          <table:table-cell office:value-type="float" office:value="0.8789857949902344">
            <text:p>0,878985795</text:p>
          </table:table-cell>
          <table:table-cell office:value-type="float" office:value="0.06245757696505572">
            <text:p>0,062457577</text:p>
          </table:table-cell>
        </table:table-row>
        <table:table-row>
          <table:table-cell office:value-type="float" office:value="0.5493265370717031">
            <text:p>0,5493265371</text:p>
          </table:table-cell>
          <table:table-cell office:value-type="float" office:value="0.2588343389823682">
            <text:p>0,258834339</text:p>
          </table:table-cell>
        </table:table-row>
        <table:table-row>
          <table:table-cell office:value-type="float" office:value="0.25195508315356724">
            <text:p>0,2519550832</text:p>
          </table:table-cell>
          <table:table-cell office:value-type="float" office:value="0.4980487243231997">
            <text:p>0,498048724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7466071446455253">
            <text:p>0,1746607145</text:p>
          </table:table-cell>
          <table:table-cell office:value-type="float" office:value="0.5820757072572205">
            <text:p>0,5820757073</text:p>
          </table:table-cell>
        </table:table-row>
        <table:table-row>
          <table:table-cell office:value-type="float" office:value="0.25195508315356724">
            <text:p>0,2519550832</text:p>
          </table:table-cell>
          <table:table-cell office:value-type="float" office:value="0.4980487243231997">
            <text:p>0,4980487243</text:p>
          </table:table-cell>
        </table:table-row>
        <table:table-row>
          <table:table-cell office:value-type="float" office:value="0.4944706241761886">
            <text:p>0,4944706242</text:p>
          </table:table-cell>
          <table:table-cell office:value-type="float" office:value="0.29681394768085123">
            <text:p>0,2968139477</text:p>
          </table:table-cell>
        </table:table-row>
        <table:table-row>
          <table:table-cell office:value-type="float" office:value="0.13520095604026316">
            <text:p>0,135200956</text:p>
          </table:table-cell>
          <table:table-cell office:value-type="float" office:value="0.632303173741922">
            <text:p>0,6323031737</text:p>
          </table:table-cell>
        </table:table-row>
        <table:table-row>
          <table:table-cell office:value-type="float" office:value="0.30499400195658233">
            <text:p>0,304994002</text:p>
          </table:table-cell>
          <table:table-cell office:value-type="float" office:value="0.44773737954069137">
            <text:p>0,4477373795</text:p>
          </table:table-cell>
        </table:table-row>
        <table:table-row>
          <table:table-cell office:value-type="float" office:value="0.7580734032499394">
            <text:p>0,7580734032</text:p>
          </table:table-cell>
          <table:table-cell office:value-type="float" office:value="0.12932589147836748">
            <text:p>0,1293258915</text:p>
          </table:table-cell>
        </table:table-row>
        <table:table-row>
          <table:table-cell office:value-type="float" office:value="0.09716200006938963">
            <text:p>0,0971620001</text:p>
          </table:table-cell>
          <table:table-cell office:value-type="float" office:value="0.6882918030121927">
            <text:p>0,688291803</text:p>
          </table:table-cell>
        </table:table-row>
        <table:table-row>
          <table:table-cell office:value-type="float" office:value="0.3993051107871374">
            <text:p>0,3993051108</text:p>
          </table:table-cell>
          <table:table-cell office:value-type="float" office:value="0.36809406492173424">
            <text:p>0,3680940649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8070828144019038">
            <text:p>0,8070828144</text:p>
          </table:table-cell>
          <table:table-cell office:value-type="float" office:value="0.10162212048497998">
            <text:p>0,1016221205</text:p>
          </table:table-cell>
        </table:table-row>
        <table:table-row>
          <table:table-cell office:value-type="float" office:value="0.3521854028780468">
            <text:p>0,3521854029</text:p>
          </table:table-cell>
          <table:table-cell office:value-type="float" office:value="0.4065478933578155">
            <text:p>0,4065478934</text:p>
          </table:table-cell>
        </table:table-row>
        <table:table-row>
          <table:table-cell office:value-type="float" office:value="0.5493265370717031">
            <text:p>0,5493265371</text:p>
          </table:table-cell>
          <table:table-cell office:value-type="float" office:value="0.2588343389823682">
            <text:p>0,258834339</text:p>
          </table:table-cell>
        </table:table-row>
        <table:table-row>
          <table:table-cell office:value-type="float" office:value="0.45895902243146813">
            <text:p>0,4589590224</text:p>
          </table:table-cell>
          <table:table-cell office:value-type="float" office:value="0.322534855190713">
            <text:p>0,3225348552</text:p>
          </table:table-cell>
        </table:table-row>
        <table:table-row>
          <table:table-cell office:value-type="float" office:value="0.5632833308935193">
            <text:p>0,5632833309</text:p>
          </table:table-cell>
          <table:table-cell office:value-type="float" office:value="0.2494779610874046">
            <text:p>0,2494779611</text:p>
          </table:table-cell>
        </table:table-row>
        <table:table-row>
          <table:table-cell office:value-type="float" office:value="0.6175728567059104">
            <text:p>0,6175728567</text:p>
          </table:table-cell>
          <table:table-cell office:value-type="float" office:value="0.21414196148037623">
            <text:p>0,2141419615</text:p>
          </table:table-cell>
        </table:table-row>
        <table:table-row>
          <table:table-cell office:value-type="float" office:value="0.42810636841606264">
            <text:p>0,4281063684</text:p>
          </table:table-cell>
          <table:table-cell office:value-type="float" office:value="0.34570162126437864">
            <text:p>0,3457016213</text:p>
          </table:table-cell>
        </table:table-row>
        <table:table-row>
          <table:table-cell office:value-type="float" office:value="0.26006850911618384">
            <text:p>0,2600685091</text:p>
          </table:table-cell>
          <table:table-cell office:value-type="float" office:value="0.4900308743500408">
            <text:p>0,4900308744</text:p>
          </table:table-cell>
        </table:table-row>
        <table:table-row>
          <table:table-cell office:value-type="float" office:value="0.04240908813509162">
            <text:p>0,0424090881</text:p>
          </table:table-cell>
          <table:table-cell office:value-type="float" office:value="0.7940653304198353">
            <text:p>0,794065330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175728567059104">
            <text:p>0,6175728567</text:p>
          </table:table-cell>
          <table:table-cell office:value-type="float" office:value="0.21414196148037623">
            <text:p>0,2141419615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8070828144019038">
            <text:p>0,8070828144</text:p>
          </table:table-cell>
          <table:table-cell office:value-type="float" office:value="0.10162212048497998">
            <text:p>0,1016221205</text:p>
          </table:table-cell>
        </table:table-row>
        <table:table-row>
          <table:table-cell office:value-type="float" office:value="0.6953577487943561">
            <text:p>0,6953577488</text:p>
          </table:table-cell>
          <table:table-cell office:value-type="float" office:value="0.16611886410930476">
            <text:p>0,1661188641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7580734032499394">
            <text:p>0,7580734032</text:p>
          </table:table-cell>
          <table:table-cell office:value-type="float" office:value="0.12932589147836748">
            <text:p>0,1293258915</text:p>
          </table:table-cell>
        </table:table-row>
        <table:table-row>
          <table:table-cell office:value-type="float" office:value="0.23109147835343766">
            <text:p>0,2310914784</text:p>
          </table:table-cell>
          <table:table-cell office:value-type="float" office:value="0.5192802496740563">
            <text:p>0,5192802497</text:p>
          </table:table-cell>
        </table:table-row>
        <table:table-row>
          <table:table-cell office:value-type="float" office:value="0.09716200006938963">
            <text:p>0,0971620001</text:p>
          </table:table-cell>
          <table:table-cell office:value-type="float" office:value="0.6882918030121927">
            <text:p>0,688291803</text:p>
          </table:table-cell>
        </table:table-row>
        <table:table-row>
          <table:table-cell office:value-type="float" office:value="0.30499400195658233">
            <text:p>0,304994002</text:p>
          </table:table-cell>
          <table:table-cell office:value-type="float" office:value="0.44773737954069137">
            <text:p>0,4477373795</text:p>
          </table:table-cell>
        </table:table-row>
        <table:table-row>
          <table:table-cell office:value-type="float" office:value="0.04548376648587672">
            <text:p>0,0454837665</text:p>
          </table:table-cell>
          <table:table-cell office:value-type="float" office:value="0.7867307652616611">
            <text:p>0,7867307653</text:p>
          </table:table-cell>
        </table:table-row>
        <table:table-row>
          <table:table-cell office:value-type="float" office:value="0.42810636841606264">
            <text:p>0,4281063684</text:p>
          </table:table-cell>
          <table:table-cell office:value-type="float" office:value="0.34570162126437864">
            <text:p>0,3457016213</text:p>
          </table:table-cell>
        </table:table-row>
        <table:table-row>
          <table:table-cell office:value-type="float" office:value="0.18611192498658571">
            <text:p>0,186111925</text:p>
          </table:table-cell>
          <table:table-cell office:value-type="float" office:value="0.5685930865336235">
            <text:p>0,5685930865</text:p>
          </table:table-cell>
        </table:table-row>
        <table:table-row>
          <table:table-cell office:value-type="float" office:value="0.26006850911618384">
            <text:p>0,2600685091</text:p>
          </table:table-cell>
          <table:table-cell office:value-type="float" office:value="0.4900308743500408">
            <text:p>0,4900308744</text:p>
          </table:table-cell>
        </table:table-row>
        <table:table-row>
          <table:table-cell office:value-type="float" office:value="0.7160168802473903">
            <text:p>0,7160168802</text:p>
          </table:table-cell>
          <table:table-cell office:value-type="float" office:value="0.15382219347976855">
            <text:p>0,1538221935</text:p>
          </table:table-cell>
        </table:table-row>
        <table:table-row>
          <table:table-cell office:value-type="float" office:value="0.3993051107871374">
            <text:p>0,3993051108</text:p>
          </table:table-cell>
          <table:table-cell office:value-type="float" office:value="0.36809406492173424">
            <text:p>0,3680940649</text:p>
          </table:table-cell>
        </table:table-row>
        <table:table-row>
          <table:table-cell office:value-type="float" office:value="0.13212627768947804">
            <text:p>0,1321262777</text:p>
          </table:table-cell>
          <table:table-cell office:value-type="float" office:value="0.6365082151004262">
            <text:p>0,6365082151</text:p>
          </table:table-cell>
        </table:table-row>
        <table:table-row>
          <table:table-cell office:value-type="float" office:value="0.5034577922290092">
            <text:p>0,5034577922</text:p>
          </table:table-cell>
          <table:table-cell office:value-type="float" office:value="0.2904524031264645">
            <text:p>0,2904524031</text:p>
          </table:table-cell>
        </table:table-row>
        <table:table-row>
          <table:table-cell office:value-type="float" office:value="0.5632833308935193">
            <text:p>0,5632833309</text:p>
          </table:table-cell>
          <table:table-cell office:value-type="float" office:value="0.2494779610874046">
            <text:p>0,24947796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4548376648587672">
            <text:p>0,0454837665</text:p>
          </table:table-cell>
          <table:table-cell office:value-type="float" office:value="0.7867307652616611">
            <text:p>0,7867307653</text:p>
          </table:table-cell>
        </table:table-row>
        <table:table-row>
          <table:table-cell office:value-type="float" office:value="0.8070828144019038">
            <text:p>0,8070828144</text:p>
          </table:table-cell>
          <table:table-cell office:value-type="float" office:value="0.10162212048497998">
            <text:p>0,1016221205</text:p>
          </table:table-cell>
        </table:table-row>
        <table:table-row>
          <table:table-cell office:value-type="float" office:value="0.3324516950094017">
            <text:p>0,332451695</text:p>
          </table:table-cell>
          <table:table-cell office:value-type="float" office:value="0.42341375752676713">
            <text:p>0,4234137575</text:p>
          </table:table-cell>
        </table:table-row>
        <table:table-row>
          <table:table-cell office:value-type="float" office:value="0.5034577922290092">
            <text:p>0,5034577922</text:p>
          </table:table-cell>
          <table:table-cell office:value-type="float" office:value="0.2904524031264645">
            <text:p>0,2904524031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47086431414310026">
            <text:p>0,4708643141</text:p>
          </table:table-cell>
          <table:table-cell office:value-type="float" office:value="0.3138044636234506">
            <text:p>0,3138044636</text:p>
          </table:table-cell>
        </table:table-row>
        <table:table-row>
          <table:table-cell office:value-type="float" office:value="0.42810636841606264">
            <text:p>0,4281063684</text:p>
          </table:table-cell>
          <table:table-cell office:value-type="float" office:value="0.34570162126437864">
            <text:p>0,3457016213</text:p>
          </table:table-cell>
        </table:table-row>
        <table:table-row>
          <table:table-cell office:value-type="float" office:value="0.6493726574964935">
            <text:p>0,6493726575</text:p>
          </table:table-cell>
          <table:table-cell office:value-type="float" office:value="0.1941633803949503">
            <text:p>0,1941633804</text:p>
          </table:table-cell>
        </table:table-row>
        <table:table-row>
          <table:table-cell office:value-type="float" office:value="0.3985920595424386">
            <text:p>0,3985920595</text:p>
          </table:table-cell>
          <table:table-cell office:value-type="float" office:value="0.3686585238221406">
            <text:p>0,3686585238</text:p>
          </table:table-cell>
        </table:table-row>
        <table:table-row>
          <table:table-cell office:value-type="float" office:value="0.09716200006938963">
            <text:p>0,0971620001</text:p>
          </table:table-cell>
          <table:table-cell office:value-type="float" office:value="0.6882918030121927">
            <text:p>0,688291803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5632833308935193">
            <text:p>0,5632833309</text:p>
          </table:table-cell>
          <table:table-cell office:value-type="float" office:value="0.2494779610874046">
            <text:p>0,2494779611</text:p>
          </table:table-cell>
        </table:table-row>
        <table:table-row>
          <table:table-cell office:value-type="float" office:value="0.6953577487943561">
            <text:p>0,6953577488</text:p>
          </table:table-cell>
          <table:table-cell office:value-type="float" office:value="0.16611886410930476">
            <text:p>0,1661188641</text:p>
          </table:table-cell>
        </table:table-row>
        <table:table-row>
          <table:table-cell office:value-type="float" office:value="0.2151524459593383">
            <text:p>0,215152446</text:p>
          </table:table-cell>
          <table:table-cell office:value-type="float" office:value="0.536154717648936">
            <text:p>0,5361547176</text:p>
          </table:table-cell>
        </table:table-row>
        <table:table-row>
          <table:table-cell office:value-type="float" office:value="0.15210355602685505">
            <text:p>0,152103556</text:p>
          </table:table-cell>
          <table:table-cell office:value-type="float" office:value="0.6099954410178581">
            <text:p>0,609995441</text:p>
          </table:table-cell>
        </table:table-row>
        <table:table-row>
          <table:table-cell office:value-type="float" office:value="0.23109147835343766">
            <text:p>0,2310914784</text:p>
          </table:table-cell>
          <table:table-cell office:value-type="float" office:value="0.5192802496740563">
            <text:p>0,5192802497</text:p>
          </table:table-cell>
        </table:table-row>
        <table:table-row>
          <table:table-cell office:value-type="float" office:value="0.12948576951146099">
            <text:p>0,1294857695</text:p>
          </table:table-cell>
          <table:table-cell office:value-type="float" office:value="0.6401586884313295">
            <text:p>0,6401586884</text:p>
          </table:table-cell>
        </table:table-row>
        <table:table-row>
          <table:table-cell office:value-type="float" office:value="0.28176659839324664">
            <text:p>0,2817665984</text:p>
          </table:table-cell>
          <table:table-cell office:value-type="float" office:value="0.4691830839232357">
            <text:p>0,469183083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070828144019038">
            <text:p>0,8070828144</text:p>
          </table:table-cell>
          <table:table-cell office:value-type="float" office:value="0.10162212048497998">
            <text:p>0,1016221205</text:p>
          </table:table-cell>
        </table:table-row>
        <table:table-row>
          <table:table-cell office:value-type="float" office:value="0.7240503651379386">
            <text:p>0,7240503651</text:p>
          </table:table-cell>
          <table:table-cell office:value-type="float" office:value="0.14908850922205863">
            <text:p>0,1490885092</text:p>
          </table:table-cell>
        </table:table-row>
        <table:table-row>
          <table:table-cell office:value-type="float" office:value="0.3985920595424386">
            <text:p>0,3985920595</text:p>
          </table:table-cell>
          <table:table-cell office:value-type="float" office:value="0.3686585238221406">
            <text:p>0,3686585238</text:p>
          </table:table-cell>
        </table:table-row>
        <table:table-row>
          <table:table-cell office:value-type="float" office:value="0.5034577922290092">
            <text:p>0,5034577922</text:p>
          </table:table-cell>
          <table:table-cell office:value-type="float" office:value="0.2904524031264645">
            <text:p>0,2904524031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5632833308935193">
            <text:p>0,5632833309</text:p>
          </table:table-cell>
          <table:table-cell office:value-type="float" office:value="0.2494779610874046">
            <text:p>0,2494779611</text:p>
          </table:table-cell>
        </table:table-row>
        <table:table-row>
          <table:table-cell office:value-type="float" office:value="0.23109147835343766">
            <text:p>0,2310914784</text:p>
          </table:table-cell>
          <table:table-cell office:value-type="float" office:value="0.5192802496740563">
            <text:p>0,5192802497</text:p>
          </table:table-cell>
        </table:table-row>
        <table:table-row>
          <table:table-cell office:value-type="float" office:value="0.12948576951146099">
            <text:p>0,1294857695</text:p>
          </table:table-cell>
          <table:table-cell office:value-type="float" office:value="0.6401586884313295">
            <text:p>0,6401586884</text:p>
          </table:table-cell>
        </table:table-row>
        <table:table-row>
          <table:table-cell office:value-type="float" office:value="0.09716200006938963">
            <text:p>0,0971620001</text:p>
          </table:table-cell>
          <table:table-cell office:value-type="float" office:value="0.6882918030121927">
            <text:p>0,688291803</text:p>
          </table:table-cell>
        </table:table-row>
        <table:table-row>
          <table:table-cell office:value-type="float" office:value="0.3324516950094017">
            <text:p>0,332451695</text:p>
          </table:table-cell>
          <table:table-cell office:value-type="float" office:value="0.42341375752676713">
            <text:p>0,4234137575</text:p>
          </table:table-cell>
        </table:table-row>
        <table:table-row>
          <table:table-cell office:value-type="float" office:value="0.04548376648587672">
            <text:p>0,0454837665</text:p>
          </table:table-cell>
          <table:table-cell office:value-type="float" office:value="0.7867307652616611">
            <text:p>0,7867307653</text:p>
          </table:table-cell>
        </table:table-row>
        <table:table-row>
          <table:table-cell office:value-type="float" office:value="0.908122974365733">
            <text:p>0,9081229744</text:p>
          </table:table-cell>
          <table:table-cell office:value-type="float" office:value="0.047045135189639264">
            <text:p>0,0470451352</text:p>
          </table:table-cell>
        </table:table-row>
        <table:table-row>
          <table:table-cell office:value-type="float" office:value="0.5864902414929744">
            <text:p>0,5864902415</text:p>
          </table:table-cell>
          <table:table-cell office:value-type="float" office:value="0.2341734912573381">
            <text:p>0,2341734913</text:p>
          </table:table-cell>
        </table:table-row>
        <table:table-row>
          <table:table-cell office:value-type="float" office:value="0.28176659839324664">
            <text:p>0,2817665984</text:p>
          </table:table-cell>
          <table:table-cell office:value-type="float" office:value="0.4691830839232357">
            <text:p>0,4691830839</text:p>
          </table:table-cell>
        </table:table-row>
        <table:table-row>
          <table:table-cell office:value-type="float" office:value="0.1669746375314384">
            <text:p>0,1669746375</text:p>
          </table:table-cell>
          <table:table-cell office:value-type="float" office:value="0.5913746978814963">
            <text:p>0,5913746979</text:p>
          </table:table-cell>
        </table:table-row>
        <table:table-row>
          <table:table-cell office:value-type="float" office:value="0.28832411634409194">
            <text:p>0,2883241163</text:p>
          </table:table-cell>
          <table:table-cell office:value-type="float" office:value="0.4630417927397963">
            <text:p>0,4630417927</text:p>
          </table:table-cell>
        </table:table-row>
        <table:table-row>
          <table:table-cell office:value-type="float" office:value="0.47086431414310026">
            <text:p>0,4708643141</text:p>
          </table:table-cell>
          <table:table-cell office:value-type="float" office:value="0.3138044636234506">
            <text:p>0,313804463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3109147835343766">
            <text:p>0,2310914784</text:p>
          </table:table-cell>
          <table:table-cell office:value-type="float" office:value="0.5192802496740563">
            <text:p>0,5192802497</text:p>
          </table:table-cell>
        </table:table-row>
        <table:table-row>
          <table:table-cell office:value-type="float" office:value="0.3985920595424386">
            <text:p>0,3985920595</text:p>
          </table:table-cell>
          <table:table-cell office:value-type="float" office:value="0.3686585238221406">
            <text:p>0,3686585238</text:p>
          </table:table-cell>
        </table:table-row>
        <table:table-row>
          <table:table-cell office:value-type="float" office:value="0.7240503651379386">
            <text:p>0,7240503651</text:p>
          </table:table-cell>
          <table:table-cell office:value-type="float" office:value="0.14908850922205863">
            <text:p>0,1490885092</text:p>
          </table:table-cell>
        </table:table-row>
        <table:table-row>
          <table:table-cell office:value-type="float" office:value="0.8070828144019038">
            <text:p>0,8070828144</text:p>
          </table:table-cell>
          <table:table-cell office:value-type="float" office:value="0.10162212048497998">
            <text:p>0,1016221205</text:p>
          </table:table-cell>
        </table:table-row>
        <table:table-row>
          <table:table-cell office:value-type="float" office:value="0.5034577922290092">
            <text:p>0,5034577922</text:p>
          </table:table-cell>
          <table:table-cell office:value-type="float" office:value="0.2904524031264645">
            <text:p>0,2904524031</text:p>
          </table:table-cell>
        </table:table-row>
        <table:table-row>
          <table:table-cell office:value-type="float" office:value="0.5632833308935193">
            <text:p>0,5632833309</text:p>
          </table:table-cell>
          <table:table-cell office:value-type="float" office:value="0.2494779610874046">
            <text:p>0,2494779611</text:p>
          </table:table-cell>
        </table:table-row>
        <table:table-row>
          <table:table-cell office:value-type="float" office:value="0.17370276810573826">
            <text:p>0,1737027681</text:p>
          </table:table-cell>
          <table:table-cell office:value-type="float" office:value="0.583223359452886">
            <text:p>0,5832233595</text:p>
          </table:table-cell>
        </table:table-row>
        <table:table-row>
          <table:table-cell office:value-type="float" office:value="0.3324516950094017">
            <text:p>0,332451695</text:p>
          </table:table-cell>
          <table:table-cell office:value-type="float" office:value="0.42341375752676713">
            <text:p>0,4234137575</text:p>
          </table:table-cell>
        </table:table-row>
        <table:table-row>
          <table:table-cell office:value-type="float" office:value="0.5956171857625395">
            <text:p>0,5956171858</text:p>
          </table:table-cell>
          <table:table-cell office:value-type="float" office:value="0.22823761055455705">
            <text:p>0,2282376106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6917165102689184">
            <text:p>0,6917165103</text:p>
          </table:table-cell>
          <table:table-cell office:value-type="float" office:value="0.16830503772782268">
            <text:p>0,1683050377</text:p>
          </table:table-cell>
        </table:table-row>
        <table:table-row>
          <table:table-cell office:value-type="float" office:value="0.6565097962879893">
            <text:p>0,6565097963</text:p>
          </table:table-cell>
          <table:table-cell office:value-type="float" office:value="0.18974707881551622">
            <text:p>0,1897470788</text:p>
          </table:table-cell>
        </table:table-row>
        <table:table-row>
          <table:table-cell office:value-type="float" office:value="0.27503846781894675">
            <text:p>0,2750384678</text:p>
          </table:table-cell>
          <table:table-cell office:value-type="float" office:value="0.47555889957122277">
            <text:p>0,4755588996</text:p>
          </table:table-cell>
        </table:table-row>
        <table:table-row>
          <table:table-cell office:value-type="float" office:value="0.04548376648587672">
            <text:p>0,0454837665</text:p>
          </table:table-cell>
          <table:table-cell office:value-type="float" office:value="0.7867307652616611">
            <text:p>0,7867307653</text:p>
          </table:table-cell>
        </table:table-row>
        <table:table-row>
          <table:table-cell office:value-type="float" office:value="0.12948576951146099">
            <text:p>0,1294857695</text:p>
          </table:table-cell>
          <table:table-cell office:value-type="float" office:value="0.6401586884313295">
            <text:p>0,6401586884</text:p>
          </table:table-cell>
        </table:table-row>
        <table:table-row>
          <table:table-cell office:value-type="float" office:value="0.09716200006938963">
            <text:p>0,0971620001</text:p>
          </table:table-cell>
          <table:table-cell office:value-type="float" office:value="0.6882918030121927">
            <text:p>0,688291803</text:p>
          </table:table-cell>
        </table:table-row>
        <table:table-row>
          <table:table-cell office:value-type="float" office:value="0.1669746375314384">
            <text:p>0,1669746375</text:p>
          </table:table-cell>
          <table:table-cell office:value-type="float" office:value="0.5913746978814963">
            <text:p>0,59137469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41339940648723283">
            <text:p>0,4133994065</text:p>
          </table:table-cell>
          <table:table-cell office:value-type="float" office:value="0.3570385653188577">
            <text:p>0,3570385653</text:p>
          </table:table-cell>
        </table:table-row>
        <table:table-row>
          <table:table-cell office:value-type="float" office:value="0.5034577922290092">
            <text:p>0,5034577922</text:p>
          </table:table-cell>
          <table:table-cell office:value-type="float" office:value="0.2904524031264645">
            <text:p>0,2904524031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09716200006938963">
            <text:p>0,0971620001</text:p>
          </table:table-cell>
          <table:table-cell office:value-type="float" office:value="0.6882918030121927">
            <text:p>0,688291803</text:p>
          </table:table-cell>
        </table:table-row>
        <table:table-row>
          <table:table-cell office:value-type="float" office:value="0.31410161317987007">
            <text:p>0,3141016132</text:p>
          </table:table-cell>
          <table:table-cell office:value-type="float" office:value="0.43955231004145434">
            <text:p>0,43955231</text:p>
          </table:table-cell>
        </table:table-row>
        <table:table-row>
          <table:table-cell office:value-type="float" office:value="0.6565097962879893">
            <text:p>0,6565097963</text:p>
          </table:table-cell>
          <table:table-cell office:value-type="float" office:value="0.18974707881551622">
            <text:p>0,1897470788</text:p>
          </table:table-cell>
        </table:table-row>
        <table:table-row>
          <table:table-cell office:value-type="float" office:value="0.21977313434011725">
            <text:p>0,2197731343</text:p>
          </table:table-cell>
          <table:table-cell office:value-type="float" office:value="0.531200326002548">
            <text:p>0,531200326</text:p>
          </table:table-cell>
        </table:table-row>
        <table:table-row>
          <table:table-cell office:value-type="float" office:value="0.3595289141815152">
            <text:p>0,3595289142</text:p>
          </table:table-cell>
          <table:table-cell office:value-type="float" office:value="0.4003927000264963">
            <text:p>0,4003927</text:p>
          </table:table-cell>
        </table:table-row>
        <table:table-row>
          <table:table-cell office:value-type="float" office:value="0.04710914462964748">
            <text:p>0,0471091446</text:p>
          </table:table-cell>
          <table:table-cell office:value-type="float" office:value="0.7829535887657953">
            <text:p>0,7829535888</text:p>
          </table:table-cell>
        </table:table-row>
        <table:table-row>
          <table:table-cell office:value-type="float" office:value="0.5956171857625395">
            <text:p>0,5956171858</text:p>
          </table:table-cell>
          <table:table-cell office:value-type="float" office:value="0.22823761055455705">
            <text:p>0,2282376106</text:p>
          </table:table-cell>
        </table:table-row>
        <table:table-row>
          <table:table-cell office:value-type="float" office:value="0.8070828144019038">
            <text:p>0,8070828144</text:p>
          </table:table-cell>
          <table:table-cell office:value-type="float" office:value="0.10162212048497998">
            <text:p>0,1016221205</text:p>
          </table:table-cell>
        </table:table-row>
        <table:table-row>
          <table:table-cell office:value-type="float" office:value="0.6917165102689184">
            <text:p>0,6917165103</text:p>
          </table:table-cell>
          <table:table-cell office:value-type="float" office:value="0.16830503772782268">
            <text:p>0,1683050377</text:p>
          </table:table-cell>
        </table:table-row>
        <table:table-row>
          <table:table-cell office:value-type="float" office:value="0.17968040850639122">
            <text:p>0,1796804085</text:p>
          </table:table-cell>
          <table:table-cell office:value-type="float" office:value="0.5761127408067197">
            <text:p>0,5761127408</text:p>
          </table:table-cell>
        </table:table-row>
        <table:table-row>
          <table:table-cell office:value-type="float" office:value="0.3985920595424386">
            <text:p>0,3985920595</text:p>
          </table:table-cell>
          <table:table-cell office:value-type="float" office:value="0.3686585238221406">
            <text:p>0,3686585238</text:p>
          </table:table-cell>
        </table:table-row>
        <table:table-row>
          <table:table-cell office:value-type="float" office:value="0.12948576951146099">
            <text:p>0,1294857695</text:p>
          </table:table-cell>
          <table:table-cell office:value-type="float" office:value="0.6401586884313295">
            <text:p>0,6401586884</text:p>
          </table:table-cell>
        </table:table-row>
        <table:table-row>
          <table:table-cell office:value-type="float" office:value="0.23109147835343766">
            <text:p>0,2310914784</text:p>
          </table:table-cell>
          <table:table-cell office:value-type="float" office:value="0.5192802496740563">
            <text:p>0,5192802497</text:p>
          </table:table-cell>
        </table:table-row>
        <table:table-row>
          <table:table-cell office:value-type="float" office:value="0.27503846781894675">
            <text:p>0,2750384678</text:p>
          </table:table-cell>
          <table:table-cell office:value-type="float" office:value="0.47555889957122277">
            <text:p>0,475558899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04710914462964748">
            <text:p>0,0471091446</text:p>
          </table:table-cell>
          <table:table-cell office:value-type="float" office:value="0.7829535887657953">
            <text:p>0,7829535888</text:p>
          </table:table-cell>
        </table:table-row>
        <table:table-row>
          <table:table-cell office:value-type="float" office:value="0.12948576951146099">
            <text:p>0,1294857695</text:p>
          </table:table-cell>
          <table:table-cell office:value-type="float" office:value="0.6401586884313295">
            <text:p>0,6401586884</text:p>
          </table:table-cell>
        </table:table-row>
        <table:table-row>
          <table:table-cell office:value-type="float" office:value="0.6565097962879893">
            <text:p>0,6565097963</text:p>
          </table:table-cell>
          <table:table-cell office:value-type="float" office:value="0.18974707881551622">
            <text:p>0,1897470788</text:p>
          </table:table-cell>
        </table:table-row>
        <table:table-row>
          <table:table-cell office:value-type="float" office:value="0.8070828144019038">
            <text:p>0,8070828144</text:p>
          </table:table-cell>
          <table:table-cell office:value-type="float" office:value="0.10162212048497998">
            <text:p>0,1016221205</text:p>
          </table:table-cell>
        </table:table-row>
        <table:table-row>
          <table:table-cell office:value-type="float" office:value="0.3595289141815152">
            <text:p>0,3595289142</text:p>
          </table:table-cell>
          <table:table-cell office:value-type="float" office:value="0.4003927000264963">
            <text:p>0,4003927</text:p>
          </table:table-cell>
        </table:table-row>
        <table:table-row>
          <table:table-cell office:value-type="float" office:value="0.17968040850639122">
            <text:p>0,1796804085</text:p>
          </table:table-cell>
          <table:table-cell office:value-type="float" office:value="0.5761127408067197">
            <text:p>0,5761127408</text:p>
          </table:table-cell>
        </table:table-row>
        <table:table-row>
          <table:table-cell office:value-type="float" office:value="0.4856821815917684">
            <text:p>0,4856821816</text:p>
          </table:table-cell>
          <table:table-cell office:value-type="float" office:value="0.3030909804057861">
            <text:p>0,3030909804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6917165102689184">
            <text:p>0,6917165103</text:p>
          </table:table-cell>
          <table:table-cell office:value-type="float" office:value="0.16830503772782268">
            <text:p>0,1683050377</text:p>
          </table:table-cell>
        </table:table-row>
        <table:table-row>
          <table:table-cell office:value-type="float" office:value="0.42403661735064124">
            <text:p>0,4240366174</text:p>
          </table:table-cell>
          <table:table-cell office:value-type="float" office:value="0.3488190594384375">
            <text:p>0,3488190594</text:p>
          </table:table-cell>
        </table:table-row>
        <table:table-row>
          <table:table-cell office:value-type="float" office:value="0.7866047945499485">
            <text:p>0,7866047945</text:p>
          </table:table-cell>
          <table:table-cell office:value-type="float" office:value="0.11309256709059623">
            <text:p>0,1130925671</text:p>
          </table:table-cell>
        </table:table-row>
        <table:table-row>
          <table:table-cell office:value-type="float" office:value="0.27503846781894675">
            <text:p>0,2750384678</text:p>
          </table:table-cell>
          <table:table-cell office:value-type="float" office:value="0.47555889957122277">
            <text:p>0,4755588996</text:p>
          </table:table-cell>
        </table:table-row>
        <table:table-row>
          <table:table-cell office:value-type="float" office:value="0.5425564510007499">
            <text:p>0,542556451</text:p>
          </table:table-cell>
          <table:table-cell office:value-type="float" office:value="0.26341568642771795">
            <text:p>0,2634156864</text:p>
          </table:table-cell>
        </table:table-row>
        <table:table-row>
          <table:table-cell office:value-type="float" office:value="0.6067650035495834">
            <text:p>0,6067650035</text:p>
          </table:table-cell>
          <table:table-cell office:value-type="float" office:value="0.22104877973676462">
            <text:p>0,2210487797</text:p>
          </table:table-cell>
        </table:table-row>
        <table:table-row>
          <table:table-cell office:value-type="float" office:value="0.7385746909218738">
            <text:p>0,7385746909</text:p>
          </table:table-cell>
          <table:table-cell office:value-type="float" office:value="0.14059631666959105">
            <text:p>0,1405963167</text:p>
          </table:table-cell>
        </table:table-row>
        <table:table-row>
          <table:table-cell office:value-type="float" office:value="0.5034577922290092">
            <text:p>0,5034577922</text:p>
          </table:table-cell>
          <table:table-cell office:value-type="float" office:value="0.2904524031264645">
            <text:p>0,2904524031</text:p>
          </table:table-cell>
        </table:table-row>
        <table:table-row>
          <table:table-cell office:value-type="float" office:value="0.5625594657554014">
            <text:p>0,5625594658</text:p>
          </table:table-cell>
          <table:table-cell office:value-type="float" office:value="0.24996035721076626">
            <text:p>0,249960357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2403661735064124">
            <text:p>0,4240366174</text:p>
          </table:table-cell>
          <table:table-cell office:value-type="float" office:value="0.3488190594384375">
            <text:p>0,3488190594</text:p>
          </table:table-cell>
        </table:table-row>
        <table:table-row>
          <table:table-cell office:value-type="float" office:value="0.17968040850639122">
            <text:p>0,1796804085</text:p>
          </table:table-cell>
          <table:table-cell office:value-type="float" office:value="0.5761127408067197">
            <text:p>0,5761127408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04710914462964748">
            <text:p>0,0471091446</text:p>
          </table:table-cell>
          <table:table-cell office:value-type="float" office:value="0.7829535887657953">
            <text:p>0,7829535888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22721457447028054">
            <text:p>0,2272145745</text:p>
          </table:table-cell>
          <table:table-cell office:value-type="float" office:value="0.5233297004529436">
            <text:p>0,5233297005</text:p>
          </table:table-cell>
        </table:table-row>
        <table:table-row>
          <table:table-cell office:value-type="float" office:value="0.4856821815917684">
            <text:p>0,4856821816</text:p>
          </table:table-cell>
          <table:table-cell office:value-type="float" office:value="0.3030909804057861">
            <text:p>0,3030909804</text:p>
          </table:table-cell>
        </table:table-row>
        <table:table-row>
          <table:table-cell office:value-type="float" office:value="0.12948576951146099">
            <text:p>0,1294857695</text:p>
          </table:table-cell>
          <table:table-cell office:value-type="float" office:value="0.6401586884313295">
            <text:p>0,6401586884</text:p>
          </table:table-cell>
        </table:table-row>
        <table:table-row>
          <table:table-cell office:value-type="float" office:value="0.3595289141815152">
            <text:p>0,3595289142</text:p>
          </table:table-cell>
          <table:table-cell office:value-type="float" office:value="0.4003927000264963">
            <text:p>0,4003927</text:p>
          </table:table-cell>
        </table:table-row>
        <table:table-row>
          <table:table-cell office:value-type="float" office:value="0.7385746909218738">
            <text:p>0,7385746909</text:p>
          </table:table-cell>
          <table:table-cell office:value-type="float" office:value="0.14059631666959105">
            <text:p>0,1405963167</text:p>
          </table:table-cell>
        </table:table-row>
        <table:table-row>
          <table:table-cell office:value-type="float" office:value="0.12002506246843642">
            <text:p>0,1200250625</text:p>
          </table:table-cell>
          <table:table-cell office:value-type="float" office:value="0.6535536658175809">
            <text:p>0,6535536658</text:p>
          </table:table-cell>
        </table:table-row>
        <table:table-row>
          <table:table-cell office:value-type="float" office:value="0.7866047945499485">
            <text:p>0,7866047945</text:p>
          </table:table-cell>
          <table:table-cell office:value-type="float" office:value="0.11309256709059623">
            <text:p>0,1130925671</text:p>
          </table:table-cell>
        </table:table-row>
        <table:table-row>
          <table:table-cell office:value-type="float" office:value="0.8326949073972095">
            <text:p>0,8326949074</text:p>
          </table:table-cell>
          <table:table-cell office:value-type="float" office:value="0.0874788181103906">
            <text:p>0,0874788181</text:p>
          </table:table-cell>
        </table:table-row>
        <table:table-row>
          <table:table-cell office:value-type="float" office:value="0.5034577922290092">
            <text:p>0,5034577922</text:p>
          </table:table-cell>
          <table:table-cell office:value-type="float" office:value="0.2904524031264645">
            <text:p>0,2904524031</text:p>
          </table:table-cell>
        </table:table-row>
        <table:table-row>
          <table:table-cell office:value-type="float" office:value="0.2630012759713802">
            <text:p>0,263001276</text:p>
          </table:table-cell>
          <table:table-cell office:value-type="float" office:value="0.48716349976685536">
            <text:p>0,4871634998</text:p>
          </table:table-cell>
        </table:table-row>
        <table:table-row>
          <table:table-cell office:value-type="float" office:value="0.27503846781894675">
            <text:p>0,2750384678</text:p>
          </table:table-cell>
          <table:table-cell office:value-type="float" office:value="0.47555889957122277">
            <text:p>0,4755588996</text:p>
          </table:table-cell>
        </table:table-row>
        <table:table-row>
          <table:table-cell office:value-type="float" office:value="0.3034287715112382">
            <text:p>0,3034287715</text:p>
          </table:table-cell>
          <table:table-cell office:value-type="float" office:value="0.44915630936604334">
            <text:p>0,4491563094</text:p>
          </table:table-cell>
        </table:table-row>
        <table:table-row>
          <table:table-cell office:value-type="float" office:value="0.8070828144019038">
            <text:p>0,8070828144</text:p>
          </table:table-cell>
          <table:table-cell office:value-type="float" office:value="0.10162212048497998">
            <text:p>0,101622120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034577922290092">
            <text:p>0,5034577922</text:p>
          </table:table-cell>
          <table:table-cell office:value-type="float" office:value="0.2904524031264645">
            <text:p>0,2904524031</text:p>
          </table:table-cell>
        </table:table-row>
        <table:table-row>
          <table:table-cell office:value-type="float" office:value="0.6331765134226467">
            <text:p>0,6331765134</text:p>
          </table:table-cell>
          <table:table-cell office:value-type="float" office:value="0.2042761072943413">
            <text:p>0,2042761073</text:p>
          </table:table-cell>
        </table:table-row>
        <table:table-row>
          <table:table-cell office:value-type="float" office:value="0.22721457447028054">
            <text:p>0,2272145745</text:p>
          </table:table-cell>
          <table:table-cell office:value-type="float" office:value="0.5233297004529436">
            <text:p>0,5233297005</text:p>
          </table:table-cell>
        </table:table-row>
        <table:table-row>
          <table:table-cell office:value-type="float" office:value="0.7180118527116954">
            <text:p>0,7180118527</text:p>
          </table:table-cell>
          <table:table-cell office:value-type="float" office:value="0.15264419945828223">
            <text:p>0,1526441995</text:p>
          </table:table-cell>
        </table:table-row>
        <table:table-row>
          <table:table-cell office:value-type="float" office:value="0.08083822293802415">
            <text:p>0,0808382229</text:p>
          </table:table-cell>
          <table:table-cell office:value-type="float" office:value="0.7156793659650709">
            <text:p>0,715679366</text:p>
          </table:table-cell>
        </table:table-row>
        <table:table-row>
          <table:table-cell office:value-type="float" office:value="0.42403661735064124">
            <text:p>0,4240366174</text:p>
          </table:table-cell>
          <table:table-cell office:value-type="float" office:value="0.3488190594384375">
            <text:p>0,3488190594</text:p>
          </table:table-cell>
        </table:table-row>
        <table:table-row>
          <table:table-cell office:value-type="float" office:value="0.636484672273239">
            <text:p>0,6364846723</text:p>
          </table:table-cell>
          <table:table-cell office:value-type="float" office:value="0.20220010511830788">
            <text:p>0,2022001051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17968040850639122">
            <text:p>0,1796804085</text:p>
          </table:table-cell>
          <table:table-cell office:value-type="float" office:value="0.5761127408067197">
            <text:p>0,5761127408</text:p>
          </table:table-cell>
        </table:table-row>
        <table:table-row>
          <table:table-cell office:value-type="float" office:value="0.3034287715112382">
            <text:p>0,3034287715</text:p>
          </table:table-cell>
          <table:table-cell office:value-type="float" office:value="0.44915630936604334">
            <text:p>0,4491563094</text:p>
          </table:table-cell>
        </table:table-row>
        <table:table-row>
          <table:table-cell office:value-type="float" office:value="0.4856821815917684">
            <text:p>0,4856821816</text:p>
          </table:table-cell>
          <table:table-cell office:value-type="float" office:value="0.3030909804057861">
            <text:p>0,3030909804</text:p>
          </table:table-cell>
        </table:table-row>
        <table:table-row>
          <table:table-cell office:value-type="float" office:value="0.9420903418767056">
            <text:p>0,9420903419</text:p>
          </table:table-cell>
          <table:table-cell office:value-type="float" office:value="0.029386615651367798">
            <text:p>0,0293866157</text:p>
          </table:table-cell>
        </table:table-row>
        <table:table-row>
          <table:table-cell office:value-type="float" office:value="0.3595289141815152">
            <text:p>0,3595289142</text:p>
          </table:table-cell>
          <table:table-cell office:value-type="float" office:value="0.4003927000264963">
            <text:p>0,4003927</text:p>
          </table:table-cell>
        </table:table-row>
        <table:table-row>
          <table:table-cell office:value-type="float" office:value="0.04710914462964748">
            <text:p>0,0471091446</text:p>
          </table:table-cell>
          <table:table-cell office:value-type="float" office:value="0.7829535887657953">
            <text:p>0,7829535888</text:p>
          </table:table-cell>
        </table:table-row>
        <table:table-row>
          <table:table-cell office:value-type="float" office:value="0.15642016319054752">
            <text:p>0,1564201632</text:p>
          </table:table-cell>
          <table:table-cell office:value-type="float" office:value="0.6045001097464786">
            <text:p>0,6045001097</text:p>
          </table:table-cell>
        </table:table-row>
        <table:table-row>
          <table:table-cell office:value-type="float" office:value="0.2630012759713802">
            <text:p>0,263001276</text:p>
          </table:table-cell>
          <table:table-cell office:value-type="float" office:value="0.48716349976685536">
            <text:p>0,4871634998</text:p>
          </table:table-cell>
        </table:table-row>
        <table:table-row>
          <table:table-cell office:value-type="float" office:value="0.044459852106468856">
            <text:p>0,0444598521</text:p>
          </table:table-cell>
          <table:table-cell office:value-type="float" office:value="0.789144950009565">
            <text:p>0,78914495</text:p>
          </table:table-cell>
        </table:table-row>
        <table:table-row>
          <table:table-cell office:value-type="float" office:value="0.12948576951146099">
            <text:p>0,1294857695</text:p>
          </table:table-cell>
          <table:table-cell office:value-type="float" office:value="0.6401586884313295">
            <text:p>0,640158688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7457796893914784">
            <text:p>0,7457796894</text:p>
          </table:table-cell>
          <table:table-cell office:value-type="float" office:value="0.13641463109228258">
            <text:p>0,1364146311</text:p>
          </table:table-cell>
        </table:table-row>
        <table:table-row>
          <table:table-cell office:value-type="float" office:value="0.3034287715112382">
            <text:p>0,3034287715</text:p>
          </table:table-cell>
          <table:table-cell office:value-type="float" office:value="0.44915630936604334">
            <text:p>0,4491563094</text:p>
          </table:table-cell>
        </table:table-row>
        <table:table-row>
          <table:table-cell office:value-type="float" office:value="0.6563946072661473">
            <text:p>0,6563946073</text:p>
          </table:table-cell>
          <table:table-cell office:value-type="float" office:value="0.1898181640729365">
            <text:p>0,1898181641</text:p>
          </table:table-cell>
        </table:table-row>
        <table:table-row>
          <table:table-cell office:value-type="float" office:value="0.7180118527116954">
            <text:p>0,7180118527</text:p>
          </table:table-cell>
          <table:table-cell office:value-type="float" office:value="0.15264419945828223">
            <text:p>0,1526441995</text:p>
          </table:table-cell>
        </table:table-row>
        <table:table-row>
          <table:table-cell office:value-type="float" office:value="0.2630012759713802">
            <text:p>0,263001276</text:p>
          </table:table-cell>
          <table:table-cell office:value-type="float" office:value="0.48716349976685536">
            <text:p>0,4871634998</text:p>
          </table:table-cell>
        </table:table-row>
        <table:table-row>
          <table:table-cell office:value-type="float" office:value="0.10484815174570047">
            <text:p>0,1048481517</text:p>
          </table:table-cell>
          <table:table-cell office:value-type="float" office:value="0.6761973567963033">
            <text:p>0,6761973568</text:p>
          </table:table-cell>
        </table:table-row>
        <table:table-row>
          <table:table-cell office:value-type="float" office:value="0.4198387971743323">
            <text:p>0,4198387972</text:p>
          </table:table-cell>
          <table:table-cell office:value-type="float" office:value="0.35205031277549614">
            <text:p>0,3520503128</text:p>
          </table:table-cell>
        </table:table-row>
        <table:table-row>
          <table:table-cell office:value-type="float" office:value="0.15642016319054752">
            <text:p>0,1564201632</text:p>
          </table:table-cell>
          <table:table-cell office:value-type="float" office:value="0.6045001097464786">
            <text:p>0,6045001097</text:p>
          </table:table-cell>
        </table:table-row>
        <table:table-row>
          <table:table-cell office:value-type="float" office:value="0.9420903418767056">
            <text:p>0,9420903419</text:p>
          </table:table-cell>
          <table:table-cell office:value-type="float" office:value="0.029386615651367798">
            <text:p>0,0293866157</text:p>
          </table:table-cell>
        </table:table-row>
        <table:table-row>
          <table:table-cell office:value-type="float" office:value="0.3595289141815152">
            <text:p>0,3595289142</text:p>
          </table:table-cell>
          <table:table-cell office:value-type="float" office:value="0.4003927000264963">
            <text:p>0,4003927</text:p>
          </table:table-cell>
        </table:table-row>
        <table:table-row>
          <table:table-cell office:value-type="float" office:value="0.5337101520758445">
            <text:p>0,5337101521</text:p>
          </table:table-cell>
          <table:table-cell office:value-type="float" office:value="0.26944531205676014">
            <text:p>0,2694453121</text:p>
          </table:table-cell>
        </table:table-row>
        <table:table-row>
          <table:table-cell office:value-type="float" office:value="0.45829801730931424">
            <text:p>0,4582980173</text:p>
          </table:table-cell>
          <table:table-cell office:value-type="float" office:value="0.32302288272843793">
            <text:p>0,3230228827</text:p>
          </table:table-cell>
        </table:table-row>
        <table:table-row>
          <table:table-cell office:value-type="float" office:value="0.35820676579183325">
            <text:p>0,3582067658</text:p>
          </table:table-cell>
          <table:table-cell office:value-type="float" office:value="0.4014962274205506">
            <text:p>0,4014962274</text:p>
          </table:table-cell>
        </table:table-row>
        <table:table-row>
          <table:table-cell office:value-type="float" office:value="0.17968040850639122">
            <text:p>0,1796804085</text:p>
          </table:table-cell>
          <table:table-cell office:value-type="float" office:value="0.5761127408067197">
            <text:p>0,5761127408</text:p>
          </table:table-cell>
        </table:table-row>
        <table:table-row>
          <table:table-cell office:value-type="float" office:value="0.20261297633214856">
            <text:p>0,2026129763</text:p>
          </table:table-cell>
          <table:table-cell office:value-type="float" office:value="0.5498744882456132">
            <text:p>0,5498744882</text:p>
          </table:table-cell>
        </table:table-row>
        <table:table-row>
          <table:table-cell office:value-type="float" office:value="0.06512521282669059">
            <text:p>0,0651252128</text:p>
          </table:table-cell>
          <table:table-cell office:value-type="float" office:value="0.7448035799101198">
            <text:p>0,7448035799</text:p>
          </table:table-cell>
        </table:table-row>
        <table:table-row>
          <table:table-cell office:value-type="float" office:value="0.5034577922290092">
            <text:p>0,5034577922</text:p>
          </table:table-cell>
          <table:table-cell office:value-type="float" office:value="0.2904524031264645">
            <text:p>0,290452403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06512521282669059">
            <text:p>0,0651252128</text:p>
          </table:table-cell>
          <table:table-cell office:value-type="float" office:value="0.7448035799101198">
            <text:p>0,7448035799</text:p>
          </table:table-cell>
        </table:table-row>
        <table:table-row>
          <table:table-cell office:value-type="float" office:value="0.7652120022515234">
            <text:p>0,7652120023</text:p>
          </table:table-cell>
          <table:table-cell office:value-type="float" office:value="0.12523603054794064">
            <text:p>0,1252360305</text:p>
          </table:table-cell>
        </table:table-row>
        <table:table-row>
          <table:table-cell office:value-type="float" office:value="0.5889515735555177">
            <text:p>0,5889515736</text:p>
          </table:table-cell>
          <table:table-cell office:value-type="float" office:value="0.23256819615322322">
            <text:p>0,2325681962</text:p>
          </table:table-cell>
        </table:table-row>
        <table:table-row>
          <table:table-cell office:value-type="float" office:value="0.15642016319054752">
            <text:p>0,1564201632</text:p>
          </table:table-cell>
          <table:table-cell office:value-type="float" office:value="0.6045001097464786">
            <text:p>0,6045001097</text:p>
          </table:table-cell>
        </table:table-row>
        <table:table-row>
          <table:table-cell office:value-type="float" office:value="0.10484815174570047">
            <text:p>0,1048481517</text:p>
          </table:table-cell>
          <table:table-cell office:value-type="float" office:value="0.6761973567963033">
            <text:p>0,6761973568</text:p>
          </table:table-cell>
        </table:table-row>
        <table:table-row>
          <table:table-cell office:value-type="float" office:value="0.20261297633214856">
            <text:p>0,2026129763</text:p>
          </table:table-cell>
          <table:table-cell office:value-type="float" office:value="0.5498744882456132">
            <text:p>0,5498744882</text:p>
          </table:table-cell>
        </table:table-row>
        <table:table-row>
          <table:table-cell office:value-type="float" office:value="0.4198387971743323">
            <text:p>0,4198387972</text:p>
          </table:table-cell>
          <table:table-cell office:value-type="float" office:value="0.35205031277549614">
            <text:p>0,3520503128</text:p>
          </table:table-cell>
        </table:table-row>
        <table:table-row>
          <table:table-cell office:value-type="float" office:value="0.2630012759713802">
            <text:p>0,263001276</text:p>
          </table:table-cell>
          <table:table-cell office:value-type="float" office:value="0.48716349976685536">
            <text:p>0,4871634998</text:p>
          </table:table-cell>
        </table:table-row>
        <table:table-row>
          <table:table-cell office:value-type="float" office:value="0.5337101520758445">
            <text:p>0,5337101521</text:p>
          </table:table-cell>
          <table:table-cell office:value-type="float" office:value="0.26944531205676014">
            <text:p>0,2694453121</text:p>
          </table:table-cell>
        </table:table-row>
        <table:table-row>
          <table:table-cell office:value-type="float" office:value="0.9420903418767056">
            <text:p>0,9420903419</text:p>
          </table:table-cell>
          <table:table-cell office:value-type="float" office:value="0.029386615651367798">
            <text:p>0,0293866157</text:p>
          </table:table-cell>
        </table:table-row>
        <table:table-row>
          <table:table-cell office:value-type="float" office:value="0.37759907525175085">
            <text:p>0,3775990753</text:p>
          </table:table-cell>
          <table:table-cell office:value-type="float" office:value="0.3855090926207688">
            <text:p>0,3855090926</text:p>
          </table:table-cell>
        </table:table-row>
        <table:table-row>
          <table:table-cell office:value-type="float" office:value="0.09662258972170765">
            <text:p>0,0966225897</text:p>
          </table:table-cell>
          <table:table-cell office:value-type="float" office:value="0.689158256146785">
            <text:p>0,6891582561</text:p>
          </table:table-cell>
        </table:table-row>
        <table:table-row>
          <table:table-cell office:value-type="float" office:value="0.6311818901111078">
            <text:p>0,6311818901</text:p>
          </table:table-cell>
          <table:table-cell office:value-type="float" office:value="0.20553043474837385">
            <text:p>0,2055304347</text:p>
          </table:table-cell>
        </table:table-row>
        <table:table-row>
          <table:table-cell office:value-type="float" office:value="0.6563946072661473">
            <text:p>0,6563946073</text:p>
          </table:table-cell>
          <table:table-cell office:value-type="float" office:value="0.1898181640729365">
            <text:p>0,1898181641</text:p>
          </table:table-cell>
        </table:table-row>
        <table:table-row>
          <table:table-cell office:value-type="float" office:value="0.716002827165334">
            <text:p>0,7160028272</text:p>
          </table:table-cell>
          <table:table-cell office:value-type="float" office:value="0.15383049737931698">
            <text:p>0,1538304974</text:p>
          </table:table-cell>
        </table:table-row>
        <table:table-row>
          <table:table-cell office:value-type="float" office:value="0.3121247768117374">
            <text:p>0,3121247768</text:p>
          </table:table-cell>
          <table:table-cell office:value-type="float" office:value="0.4413187162507255">
            <text:p>0,4413187163</text:p>
          </table:table-cell>
        </table:table-row>
        <table:table-row>
          <table:table-cell office:value-type="float" office:value="0.35820676579183325">
            <text:p>0,3582067658</text:p>
          </table:table-cell>
          <table:table-cell office:value-type="float" office:value="0.4014962274205506">
            <text:p>0,401496227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15642016319054752">
            <text:p>0,1564201632</text:p>
          </table:table-cell>
          <table:table-cell office:value-type="float" office:value="0.6045001097464786">
            <text:p>0,6045001097</text:p>
          </table:table-cell>
        </table:table-row>
        <table:table-row>
          <table:table-cell office:value-type="float" office:value="0.7652120022515234">
            <text:p>0,7652120023</text:p>
          </table:table-cell>
          <table:table-cell office:value-type="float" office:value="0.12523603054794064">
            <text:p>0,1252360305</text:p>
          </table:table-cell>
        </table:table-row>
        <table:table-row>
          <table:table-cell office:value-type="float" office:value="0.4803573902461">
            <text:p>0,4803573902</text:p>
          </table:table-cell>
          <table:table-cell office:value-type="float" office:value="0.30692180077129827">
            <text:p>0,3069218008</text:p>
          </table:table-cell>
        </table:table-row>
        <table:table-row>
          <table:table-cell office:value-type="float" office:value="0.5337101520758445">
            <text:p>0,5337101521</text:p>
          </table:table-cell>
          <table:table-cell office:value-type="float" office:value="0.26944531205676014">
            <text:p>0,2694453121</text:p>
          </table:table-cell>
        </table:table-row>
        <table:table-row>
          <table:table-cell office:value-type="float" office:value="0.02649350186393311">
            <text:p>0,0264935019</text:p>
          </table:table-cell>
          <table:table-cell office:value-type="float" office:value="0.8372317541289668">
            <text:p>0,8372317541</text:p>
          </table:table-cell>
        </table:table-row>
        <table:table-row>
          <table:table-cell office:value-type="float" office:value="0.06205031616071805">
            <text:p>0,0620503162</text:p>
          </table:table-cell>
          <table:table-cell office:value-type="float" office:value="0.7509009912490255">
            <text:p>0,7509009912</text:p>
          </table:table-cell>
        </table:table-row>
        <table:table-row>
          <table:table-cell office:value-type="float" office:value="0.11574087021097827">
            <text:p>0,1157408702</text:p>
          </table:table-cell>
          <table:table-cell office:value-type="float" office:value="0.6597929009985561">
            <text:p>0,659792901</text:p>
          </table:table-cell>
        </table:table-row>
        <table:table-row>
          <table:table-cell office:value-type="float" office:value="0.21303548604883032">
            <text:p>0,213035486</text:p>
          </table:table-cell>
          <table:table-cell office:value-type="float" office:value="0.5384423264110645">
            <text:p>0,5384423264</text:p>
          </table:table-cell>
        </table:table-row>
        <table:table-row>
          <table:table-cell office:value-type="float" office:value="0.4198387971743323">
            <text:p>0,4198387972</text:p>
          </table:table-cell>
          <table:table-cell office:value-type="float" office:value="0.35205031277549614">
            <text:p>0,3520503128</text:p>
          </table:table-cell>
        </table:table-row>
        <table:table-row>
          <table:table-cell office:value-type="float" office:value="0.9420903418767056">
            <text:p>0,9420903419</text:p>
          </table:table-cell>
          <table:table-cell office:value-type="float" office:value="0.029386615651367798">
            <text:p>0,0293866157</text:p>
          </table:table-cell>
        </table:table-row>
        <table:table-row>
          <table:table-cell office:value-type="float" office:value="0.37759907525175085">
            <text:p>0,3775990753</text:p>
          </table:table-cell>
          <table:table-cell office:value-type="float" office:value="0.3855090926207688">
            <text:p>0,3855090926</text:p>
          </table:table-cell>
        </table:table-row>
        <table:table-row>
          <table:table-cell office:value-type="float" office:value="0.09662258972170765">
            <text:p>0,0966225897</text:p>
          </table:table-cell>
          <table:table-cell office:value-type="float" office:value="0.689158256146785">
            <text:p>0,6891582561</text:p>
          </table:table-cell>
        </table:table-row>
        <table:table-row>
          <table:table-cell office:value-type="float" office:value="0.4452182183204906">
            <text:p>0,4452182183</text:p>
          </table:table-cell>
          <table:table-cell office:value-type="float" office:value="0.3327532552941973">
            <text:p>0,3327532553</text:p>
          </table:table-cell>
        </table:table-row>
        <table:table-row>
          <table:table-cell office:value-type="float" office:value="0.2630012759713802">
            <text:p>0,263001276</text:p>
          </table:table-cell>
          <table:table-cell office:value-type="float" office:value="0.48716349976685536">
            <text:p>0,4871634998</text:p>
          </table:table-cell>
        </table:table-row>
        <table:table-row>
          <table:table-cell office:value-type="float" office:value="0.5889515735555177">
            <text:p>0,5889515736</text:p>
          </table:table-cell>
          <table:table-cell office:value-type="float" office:value="0.23256819615322322">
            <text:p>0,2325681962</text:p>
          </table:table-cell>
        </table:table-row>
        <table:table-row>
          <table:table-cell office:value-type="float" office:value="0.19172025786687077">
            <text:p>0,1917202579</text:p>
          </table:table-cell>
          <table:table-cell office:value-type="float" office:value="0.5621412809285731">
            <text:p>0,5621412809</text:p>
          </table:table-cell>
        </table:table-row>
        <table:table-row>
          <table:table-cell office:value-type="float" office:value="0.06512521282669059">
            <text:p>0,0651252128</text:p>
          </table:table-cell>
          <table:table-cell office:value-type="float" office:value="0.7448035799101198">
            <text:p>0,744803579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889515735555177">
            <text:p>0,5889515736</text:p>
          </table:table-cell>
          <table:table-cell office:value-type="float" office:value="0.23256819615322322">
            <text:p>0,2325681962</text:p>
          </table:table-cell>
        </table:table-row>
        <table:table-row>
          <table:table-cell office:value-type="float" office:value="0.7364816302770099">
            <text:p>0,7364816303</text:p>
          </table:table-cell>
          <table:table-cell office:value-type="float" office:value="0.14181492073270707">
            <text:p>0,1418149207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7652120022515234">
            <text:p>0,7652120023</text:p>
          </table:table-cell>
          <table:table-cell office:value-type="float" office:value="0.12523603054794064">
            <text:p>0,1252360305</text:p>
          </table:table-cell>
        </table:table-row>
        <table:table-row>
          <table:table-cell office:value-type="float" office:value="0.4803573902461">
            <text:p>0,4803573902</text:p>
          </table:table-cell>
          <table:table-cell office:value-type="float" office:value="0.30692180077129827">
            <text:p>0,3069218008</text:p>
          </table:table-cell>
        </table:table-row>
        <table:table-row>
          <table:table-cell office:value-type="float" office:value="0.32261972092501395">
            <text:p>0,3226197209</text:p>
          </table:table-cell>
          <table:table-cell office:value-type="float" office:value="0.4320037668038511">
            <text:p>0,4320037668</text:p>
          </table:table-cell>
        </table:table-row>
        <table:table-row>
          <table:table-cell office:value-type="float" office:value="0.02649350186393311">
            <text:p>0,0264935019</text:p>
          </table:table-cell>
          <table:table-cell office:value-type="float" office:value="0.8372317541289668">
            <text:p>0,8372317541</text:p>
          </table:table-cell>
        </table:table-row>
        <table:table-row>
          <table:table-cell office:value-type="float" office:value="0.06205031616071805">
            <text:p>0,0620503162</text:p>
          </table:table-cell>
          <table:table-cell office:value-type="float" office:value="0.7509009912490255">
            <text:p>0,7509009912</text:p>
          </table:table-cell>
        </table:table-row>
        <table:table-row>
          <table:table-cell office:value-type="float" office:value="0.15642016319054752">
            <text:p>0,1564201632</text:p>
          </table:table-cell>
          <table:table-cell office:value-type="float" office:value="0.6045001097464786">
            <text:p>0,6045001097</text:p>
          </table:table-cell>
        </table:table-row>
        <table:table-row>
          <table:table-cell office:value-type="float" office:value="0.5337101520758445">
            <text:p>0,5337101521</text:p>
          </table:table-cell>
          <table:table-cell office:value-type="float" office:value="0.26944531205676014">
            <text:p>0,2694453121</text:p>
          </table:table-cell>
        </table:table-row>
        <table:table-row>
          <table:table-cell office:value-type="float" office:value="0.2649145448838866">
            <text:p>0,2649145449</text:p>
          </table:table-cell>
          <table:table-cell office:value-type="float" office:value="0.4853015009892815">
            <text:p>0,485301501</text:p>
          </table:table-cell>
        </table:table-row>
        <table:table-row>
          <table:table-cell office:value-type="float" office:value="0.4452182183204906">
            <text:p>0,4452182183</text:p>
          </table:table-cell>
          <table:table-cell office:value-type="float" office:value="0.3327532552941973">
            <text:p>0,3327532553</text:p>
          </table:table-cell>
        </table:table-row>
        <table:table-row>
          <table:table-cell office:value-type="float" office:value="0.09662258972170765">
            <text:p>0,0966225897</text:p>
          </table:table-cell>
          <table:table-cell office:value-type="float" office:value="0.689158256146785">
            <text:p>0,6891582561</text:p>
          </table:table-cell>
        </table:table-row>
        <table:table-row>
          <table:table-cell office:value-type="float" office:value="0.21907870973413673">
            <text:p>0,2190787097</text:p>
          </table:table-cell>
          <table:table-cell office:value-type="float" office:value="0.5319415530789593">
            <text:p>0,5319415531</text:p>
          </table:table-cell>
        </table:table-row>
        <table:table-row>
          <table:table-cell office:value-type="float" office:value="0.06512521282669059">
            <text:p>0,0651252128</text:p>
          </table:table-cell>
          <table:table-cell office:value-type="float" office:value="0.7448035799101198">
            <text:p>0,7448035799</text:p>
          </table:table-cell>
        </table:table-row>
        <table:table-row>
          <table:table-cell office:value-type="float" office:value="0.2630012759713802">
            <text:p>0,263001276</text:p>
          </table:table-cell>
          <table:table-cell office:value-type="float" office:value="0.48716349976685536">
            <text:p>0,4871634998</text:p>
          </table:table-cell>
        </table:table-row>
        <table:table-row>
          <table:table-cell office:value-type="float" office:value="0.5521804958765101">
            <text:p>0,5521804959</text:p>
          </table:table-cell>
          <table:table-cell office:value-type="float" office:value="0.2569115154461684">
            <text:p>0,2569115154</text:p>
          </table:table-cell>
        </table:table-row>
        <table:table-row>
          <table:table-cell office:value-type="float" office:value="0.19172025786687077">
            <text:p>0,1917202579</text:p>
          </table:table-cell>
          <table:table-cell office:value-type="float" office:value="0.5621412809285731">
            <text:p>0,562141280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889515735555177">
            <text:p>0,5889515736</text:p>
          </table:table-cell>
          <table:table-cell office:value-type="float" office:value="0.23256819615322322">
            <text:p>0,2325681962</text:p>
          </table:table-cell>
        </table:table-row>
        <table:table-row>
          <table:table-cell office:value-type="float" office:value="0.7364816302770099">
            <text:p>0,7364816303</text:p>
          </table:table-cell>
          <table:table-cell office:value-type="float" office:value="0.14181492073270707">
            <text:p>0,1418149207</text:p>
          </table:table-cell>
        </table:table-row>
        <table:table-row>
          <table:table-cell office:value-type="float" office:value="0.09662258972170765">
            <text:p>0,0966225897</text:p>
          </table:table-cell>
          <table:table-cell office:value-type="float" office:value="0.689158256146785">
            <text:p>0,6891582561</text:p>
          </table:table-cell>
        </table:table-row>
        <table:table-row>
          <table:table-cell office:value-type="float" office:value="0.3801297514817321">
            <text:p>0,3801297515</text:p>
          </table:table-cell>
          <table:table-cell office:value-type="float" office:value="0.38345336633655025">
            <text:p>0,3834533663</text:p>
          </table:table-cell>
        </table:table-row>
        <table:table-row>
          <table:table-cell office:value-type="float" office:value="0.8208820963653858">
            <text:p>0,8208820964</text:p>
          </table:table-cell>
          <table:table-cell office:value-type="float" office:value="0.09397456086190059">
            <text:p>0,0939745609</text:p>
          </table:table-cell>
        </table:table-row>
        <table:table-row>
          <table:table-cell office:value-type="float" office:value="0.32261972092501395">
            <text:p>0,3226197209</text:p>
          </table:table-cell>
          <table:table-cell office:value-type="float" office:value="0.4320037668038511">
            <text:p>0,4320037668</text:p>
          </table:table-cell>
        </table:table-row>
        <table:table-row>
          <table:table-cell office:value-type="float" office:value="0.13992692555254044">
            <text:p>0,1399269256</text:p>
          </table:table-cell>
          <table:table-cell office:value-type="float" office:value="0.6259319239061686">
            <text:p>0,6259319239</text:p>
          </table:table-cell>
        </table:table-row>
        <table:table-row>
          <table:table-cell office:value-type="float" office:value="0.048437469972412356">
            <text:p>0,04843747</text:p>
          </table:table-cell>
          <table:table-cell office:value-type="float" office:value="0.779914857447368">
            <text:p>0,7799148574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4452182183204906">
            <text:p>0,4452182183</text:p>
          </table:table-cell>
          <table:table-cell office:value-type="float" office:value="0.3327532552941973">
            <text:p>0,3327532553</text:p>
          </table:table-cell>
        </table:table-row>
        <table:table-row>
          <table:table-cell office:value-type="float" office:value="0.8989184665679097">
            <text:p>0,8989184666</text:p>
          </table:table-cell>
          <table:table-cell office:value-type="float" office:value="0.0518868914692141">
            <text:p>0,0518868915</text:p>
          </table:table-cell>
        </table:table-row>
        <table:table-row>
          <table:table-cell office:value-type="float" office:value="0.27799056149248336">
            <text:p>0,2779905615</text:p>
          </table:table-cell>
          <table:table-cell office:value-type="float" office:value="0.47275189759233527">
            <text:p>0,4727518976</text:p>
          </table:table-cell>
        </table:table-row>
        <table:table-row>
          <table:table-cell office:value-type="float" office:value="0.19172025786687077">
            <text:p>0,1917202579</text:p>
          </table:table-cell>
          <table:table-cell office:value-type="float" office:value="0.5621412809285731">
            <text:p>0,5621412809</text:p>
          </table:table-cell>
        </table:table-row>
        <table:table-row>
          <table:table-cell office:value-type="float" office:value="0.06512521282669059">
            <text:p>0,0651252128</text:p>
          </table:table-cell>
          <table:table-cell office:value-type="float" office:value="0.7448035799101198">
            <text:p>0,7448035799</text:p>
          </table:table-cell>
        </table:table-row>
        <table:table-row>
          <table:table-cell office:value-type="float" office:value="0.02649350186393311">
            <text:p>0,0264935019</text:p>
          </table:table-cell>
          <table:table-cell office:value-type="float" office:value="0.8372317541289668">
            <text:p>0,8372317541</text:p>
          </table:table-cell>
        </table:table-row>
        <table:table-row>
          <table:table-cell office:value-type="float" office:value="0.5206341354672477">
            <text:p>0,5206341355</text:p>
          </table:table-cell>
          <table:table-cell office:value-type="float" office:value="0.27845018504108277">
            <text:p>0,278450185</text:p>
          </table:table-cell>
        </table:table-row>
        <table:table-row>
          <table:table-cell office:value-type="float" office:value="0.7879940533541443">
            <text:p>0,7879940534</text:p>
          </table:table-cell>
          <table:table-cell office:value-type="float" office:value="0.11230970865163548">
            <text:p>0,1123097087</text:p>
          </table:table-cell>
        </table:table-row>
        <table:table-row>
          <table:table-cell office:value-type="float" office:value="0.5521804958765101">
            <text:p>0,5521804959</text:p>
          </table:table-cell>
          <table:table-cell office:value-type="float" office:value="0.2569115154461684">
            <text:p>0,256911515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7364816302770099">
            <text:p>0,7364816303</text:p>
          </table:table-cell>
          <table:table-cell office:value-type="float" office:value="0.14181492073270707">
            <text:p>0,1418149207</text:p>
          </table:table-cell>
        </table:table-row>
        <table:table-row>
          <table:table-cell office:value-type="float" office:value="0.6291524669408018">
            <text:p>0,6291524669</text:p>
          </table:table-cell>
          <table:table-cell office:value-type="float" office:value="0.20680868200616198">
            <text:p>0,206808682</text:p>
          </table:table-cell>
        </table:table-row>
        <table:table-row>
          <table:table-cell office:value-type="float" office:value="0.4452182183204906">
            <text:p>0,4452182183</text:p>
          </table:table-cell>
          <table:table-cell office:value-type="float" office:value="0.3327532552941973">
            <text:p>0,3327532553</text:p>
          </table:table-cell>
        </table:table-row>
        <table:table-row>
          <table:table-cell office:value-type="float" office:value="0.5206341354672477">
            <text:p>0,5206341355</text:p>
          </table:table-cell>
          <table:table-cell office:value-type="float" office:value="0.27845018504108277">
            <text:p>0,278450185</text:p>
          </table:table-cell>
        </table:table-row>
        <table:table-row>
          <table:table-cell office:value-type="float" office:value="0.09662258972170765">
            <text:p>0,0966225897</text:p>
          </table:table-cell>
          <table:table-cell office:value-type="float" office:value="0.689158256146785">
            <text:p>0,6891582561</text:p>
          </table:table-cell>
        </table:table-row>
        <table:table-row>
          <table:table-cell office:value-type="float" office:value="0.23721946704051078">
            <text:p>0,237219467</text:p>
          </table:table-cell>
          <table:table-cell office:value-type="float" office:value="0.5129481885461149">
            <text:p>0,5129481885</text:p>
          </table:table-cell>
        </table:table-row>
        <table:table-row>
          <table:table-cell office:value-type="float" office:value="0.19172025786687077">
            <text:p>0,1917202579</text:p>
          </table:table-cell>
          <table:table-cell office:value-type="float" office:value="0.5621412809285731">
            <text:p>0,5621412809</text:p>
          </table:table-cell>
        </table:table-row>
        <table:table-row>
          <table:table-cell office:value-type="float" office:value="0.048437469972412356">
            <text:p>0,04843747</text:p>
          </table:table-cell>
          <table:table-cell office:value-type="float" office:value="0.779914857447368">
            <text:p>0,7799148574</text:p>
          </table:table-cell>
        </table:table-row>
        <table:table-row>
          <table:table-cell office:value-type="float" office:value="0.8723945194425201">
            <text:p>0,8723945194</text:p>
          </table:table-cell>
          <table:table-cell office:value-type="float" office:value="0.06597937954105093">
            <text:p>0,0659793795</text:p>
          </table:table-cell>
        </table:table-row>
        <table:table-row>
          <table:table-cell office:value-type="float" office:value="0.38901288243920923">
            <text:p>0,3890128824</text:p>
          </table:table-cell>
          <table:table-cell office:value-type="float" office:value="0.3762910274501342">
            <text:p>0,3762910275</text:p>
          </table:table-cell>
        </table:table-row>
        <table:table-row>
          <table:table-cell office:value-type="float" office:value="0.13992692555254044">
            <text:p>0,1399269256</text:p>
          </table:table-cell>
          <table:table-cell office:value-type="float" office:value="0.6259319239061686">
            <text:p>0,6259319239</text:p>
          </table:table-cell>
        </table:table-row>
        <table:table-row>
          <table:table-cell office:value-type="float" office:value="0.8989184665679097">
            <text:p>0,8989184666</text:p>
          </table:table-cell>
          <table:table-cell office:value-type="float" office:value="0.0518868914692141">
            <text:p>0,0518868915</text:p>
          </table:table-cell>
        </table:table-row>
        <table:table-row>
          <table:table-cell office:value-type="float" office:value="0.32261972092501395">
            <text:p>0,3226197209</text:p>
          </table:table-cell>
          <table:table-cell office:value-type="float" office:value="0.4320037668038511">
            <text:p>0,4320037668</text:p>
          </table:table-cell>
        </table:table-row>
        <table:table-row>
          <table:table-cell office:value-type="float" office:value="0.3668340658102971">
            <text:p>0,3668340658</text:p>
          </table:table-cell>
          <table:table-cell office:value-type="float" office:value="0.3943317196597653">
            <text:p>0,3943317197</text:p>
          </table:table-cell>
        </table:table-row>
        <table:table-row>
          <table:table-cell office:value-type="float" office:value="0.8208820963653858">
            <text:p>0,8208820964</text:p>
          </table:table-cell>
          <table:table-cell office:value-type="float" office:value="0.09397456086190059">
            <text:p>0,0939745609</text:p>
          </table:table-cell>
        </table:table-row>
        <table:table-row>
          <table:table-cell office:value-type="float" office:value="0.02649350186393311">
            <text:p>0,0264935019</text:p>
          </table:table-cell>
          <table:table-cell office:value-type="float" office:value="0.8372317541289668">
            <text:p>0,8372317541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7879940533541443">
            <text:p>0,7879940534</text:p>
          </table:table-cell>
          <table:table-cell office:value-type="float" office:value="0.11230970865163548">
            <text:p>0,112309708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206341354672477">
            <text:p>0,5206341355</text:p>
          </table:table-cell>
          <table:table-cell office:value-type="float" office:value="0.27845018504108277">
            <text:p>0,278450185</text:p>
          </table:table-cell>
        </table:table-row>
        <table:table-row>
          <table:table-cell office:value-type="float" office:value="0.6077599474364622">
            <text:p>0,6077599474</text:p>
          </table:table-cell>
          <table:table-cell office:value-type="float" office:value="0.22041039807058593">
            <text:p>0,2204103981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6822346923732892">
            <text:p>0,6822346924</text:p>
          </table:table-cell>
          <table:table-cell office:value-type="float" office:value="0.17402500499513351">
            <text:p>0,174025005</text:p>
          </table:table-cell>
        </table:table-row>
        <table:table-row>
          <table:table-cell office:value-type="float" office:value="0.7364816302770099">
            <text:p>0,7364816303</text:p>
          </table:table-cell>
          <table:table-cell office:value-type="float" office:value="0.14181492073270707">
            <text:p>0,1418149207</text:p>
          </table:table-cell>
        </table:table-row>
        <table:table-row>
          <table:table-cell office:value-type="float" office:value="0.4563548298729286">
            <text:p>0,4563548299</text:p>
          </table:table-cell>
          <table:table-cell office:value-type="float" office:value="0.32445960159815124">
            <text:p>0,3244596016</text:p>
          </table:table-cell>
        </table:table-row>
        <table:table-row>
          <table:table-cell office:value-type="float" office:value="0.4452182183204906">
            <text:p>0,4452182183</text:p>
          </table:table-cell>
          <table:table-cell office:value-type="float" office:value="0.3327532552941973">
            <text:p>0,3327532553</text:p>
          </table:table-cell>
        </table:table-row>
        <table:table-row>
          <table:table-cell office:value-type="float" office:value="0.32261972092501395">
            <text:p>0,3226197209</text:p>
          </table:table-cell>
          <table:table-cell office:value-type="float" office:value="0.4320037668038511">
            <text:p>0,4320037668</text:p>
          </table:table-cell>
        </table:table-row>
        <table:table-row>
          <table:table-cell office:value-type="float" office:value="0.19172025786687077">
            <text:p>0,1917202579</text:p>
          </table:table-cell>
          <table:table-cell office:value-type="float" office:value="0.5621412809285731">
            <text:p>0,5621412809</text:p>
          </table:table-cell>
        </table:table-row>
        <table:table-row>
          <table:table-cell office:value-type="float" office:value="0.2731560819364901">
            <text:p>0,2731560819</text:p>
          </table:table-cell>
          <table:table-cell office:value-type="float" office:value="0.47735663982358856">
            <text:p>0,4773566398</text:p>
          </table:table-cell>
        </table:table-row>
        <table:table-row>
          <table:table-cell office:value-type="float" office:value="0.1484423635448559">
            <text:p>0,1484423635</text:p>
          </table:table-cell>
          <table:table-cell office:value-type="float" office:value="0.6147178130968732">
            <text:p>0,6147178131</text:p>
          </table:table-cell>
        </table:table-row>
        <table:table-row>
          <table:table-cell office:value-type="float" office:value="0.3668340658102971">
            <text:p>0,3668340658</text:p>
          </table:table-cell>
          <table:table-cell office:value-type="float" office:value="0.3943317196597653">
            <text:p>0,3943317197</text:p>
          </table:table-cell>
        </table:table-row>
        <table:table-row>
          <table:table-cell office:value-type="float" office:value="0.3938494892109805">
            <text:p>0,3938494892</text:p>
          </table:table-cell>
          <table:table-cell office:value-type="float" office:value="0.37242571020557214">
            <text:p>0,3724257102</text:p>
          </table:table-cell>
        </table:table-row>
        <table:table-row>
          <table:table-cell office:value-type="float" office:value="0.18539969321736255">
            <text:p>0,1853996932</text:p>
          </table:table-cell>
          <table:table-cell office:value-type="float" office:value="0.5694193534105805">
            <text:p>0,5694193534</text:p>
          </table:table-cell>
        </table:table-row>
        <table:table-row>
          <table:table-cell office:value-type="float" office:value="0.8208820963653858">
            <text:p>0,8208820964</text:p>
          </table:table-cell>
          <table:table-cell office:value-type="float" office:value="0.09397456086190059">
            <text:p>0,0939745609</text:p>
          </table:table-cell>
        </table:table-row>
        <table:table-row>
          <table:table-cell office:value-type="float" office:value="0.3088628361661682">
            <text:p>0,3088628362</text:p>
          </table:table-cell>
          <table:table-cell office:value-type="float" office:value="0.4442457052202221">
            <text:p>0,4442457052</text:p>
          </table:table-cell>
        </table:table-row>
        <table:table-row>
          <table:table-cell office:value-type="float" office:value="0.23518990449904006">
            <text:p>0,2351899045</text:p>
          </table:table-cell>
          <table:table-cell office:value-type="float" office:value="0.5150361822784714">
            <text:p>0,5150361823</text:p>
          </table:table-cell>
        </table:table-row>
        <table:table-row>
          <table:table-cell office:value-type="float" office:value="0.02649350186393311">
            <text:p>0,0264935019</text:p>
          </table:table-cell>
          <table:table-cell office:value-type="float" office:value="0.8372317541289668">
            <text:p>0,837231754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208820963653858">
            <text:p>0,8208820964</text:p>
          </table:table-cell>
          <table:table-cell office:value-type="float" office:value="0.09397456086190059">
            <text:p>0,0939745609</text:p>
          </table:table-cell>
        </table:table-row>
        <table:table-row>
          <table:table-cell office:value-type="float" office:value="0.6077599474364622">
            <text:p>0,6077599474</text:p>
          </table:table-cell>
          <table:table-cell office:value-type="float" office:value="0.22041039807058593">
            <text:p>0,2204103981</text:p>
          </table:table-cell>
        </table:table-row>
        <table:table-row>
          <table:table-cell office:value-type="float" office:value="0.6822346923732892">
            <text:p>0,6822346924</text:p>
          </table:table-cell>
          <table:table-cell office:value-type="float" office:value="0.17402500499513351">
            <text:p>0,174025005</text:p>
          </table:table-cell>
        </table:table-row>
        <table:table-row>
          <table:table-cell office:value-type="float" office:value="0.09258694125542426">
            <text:p>0,0925869413</text:p>
          </table:table-cell>
          <table:table-cell office:value-type="float" office:value="0.6957189765111464">
            <text:p>0,6957189765</text:p>
          </table:table-cell>
        </table:table-row>
        <table:table-row>
          <table:table-cell office:value-type="float" office:value="0.7364816302770099">
            <text:p>0,7364816303</text:p>
          </table:table-cell>
          <table:table-cell office:value-type="float" office:value="0.14181492073270707">
            <text:p>0,1418149207</text:p>
          </table:table-cell>
        </table:table-row>
        <table:table-row>
          <table:table-cell office:value-type="float" office:value="0.23518990449904006">
            <text:p>0,2351899045</text:p>
          </table:table-cell>
          <table:table-cell office:value-type="float" office:value="0.5150361822784714">
            <text:p>0,5150361823</text:p>
          </table:table-cell>
        </table:table-row>
        <table:table-row>
          <table:table-cell office:value-type="float" office:value="0.04408670706630534">
            <text:p>0,0440867071</text:p>
          </table:table-cell>
          <table:table-cell office:value-type="float" office:value="0.7900316522275195">
            <text:p>0,7900316522</text:p>
          </table:table-cell>
        </table:table-row>
        <table:table-row>
          <table:table-cell office:value-type="float" office:value="0.2731560819364901">
            <text:p>0,2731560819</text:p>
          </table:table-cell>
          <table:table-cell office:value-type="float" office:value="0.47735663982358856">
            <text:p>0,4773566398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14212711505040532">
            <text:p>0,1421271151</text:p>
          </table:table-cell>
          <table:table-cell office:value-type="float" office:value="0.6230024999414382">
            <text:p>0,6230024999</text:p>
          </table:table-cell>
        </table:table-row>
        <table:table-row>
          <table:table-cell office:value-type="float" office:value="0.4797884567106132">
            <text:p>0,4797884567</text:p>
          </table:table-cell>
          <table:table-cell office:value-type="float" office:value="0.3073323620157983">
            <text:p>0,307332362</text:p>
          </table:table-cell>
        </table:table-row>
        <table:table-row>
          <table:table-cell office:value-type="float" office:value="0.5581503171640092">
            <text:p>0,5581503172</text:p>
          </table:table-cell>
          <table:table-cell office:value-type="float" office:value="0.25290541618613693">
            <text:p>0,2529054162</text:p>
          </table:table-cell>
        </table:table-row>
        <table:table-row>
          <table:table-cell office:value-type="float" office:value="0.19172025786687077">
            <text:p>0,1917202579</text:p>
          </table:table-cell>
          <table:table-cell office:value-type="float" office:value="0.5621412809285731">
            <text:p>0,5621412809</text:p>
          </table:table-cell>
        </table:table-row>
        <table:table-row>
          <table:table-cell office:value-type="float" office:value="0.3668340658102971">
            <text:p>0,3668340658</text:p>
          </table:table-cell>
          <table:table-cell office:value-type="float" office:value="0.3943317196597653">
            <text:p>0,3943317197</text:p>
          </table:table-cell>
        </table:table-row>
        <table:table-row>
          <table:table-cell office:value-type="float" office:value="0.3088628361661682">
            <text:p>0,3088628362</text:p>
          </table:table-cell>
          <table:table-cell office:value-type="float" office:value="0.4442457052202221">
            <text:p>0,4442457052</text:p>
          </table:table-cell>
        </table:table-row>
        <table:table-row>
          <table:table-cell office:value-type="float" office:value="0.7138717661168129">
            <text:p>0,7138717661</text:p>
          </table:table-cell>
          <table:table-cell office:value-type="float" office:value="0.1550906758019457">
            <text:p>0,1550906758</text:p>
          </table:table-cell>
        </table:table-row>
        <table:table-row>
          <table:table-cell office:value-type="float" office:value="0.32261972092501395">
            <text:p>0,3226197209</text:p>
          </table:table-cell>
          <table:table-cell office:value-type="float" office:value="0.4320037668038511">
            <text:p>0,4320037668</text:p>
          </table:table-cell>
        </table:table-row>
        <table:table-row>
          <table:table-cell office:value-type="float" office:value="0.1660215684415764">
            <text:p>0,1660215684</text:p>
          </table:table-cell>
          <table:table-cell office:value-type="float" office:value="0.592542556281547">
            <text:p>0,592542556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797884567106132">
            <text:p>0,4797884567</text:p>
          </table:table-cell>
          <table:table-cell office:value-type="float" office:value="0.3073323620157983">
            <text:p>0,307332362</text:p>
          </table:table-cell>
        </table:table-row>
        <table:table-row>
          <table:table-cell office:value-type="float" office:value="0.8570920923113766">
            <text:p>0,8570920923</text:p>
          </table:table-cell>
          <table:table-cell office:value-type="float" office:value="0.07420731677584713">
            <text:p>0,0742073168</text:p>
          </table:table-cell>
        </table:table-row>
        <table:table-row>
          <table:table-cell office:value-type="float" office:value="0.7364816302770099">
            <text:p>0,7364816303</text:p>
          </table:table-cell>
          <table:table-cell office:value-type="float" office:value="0.14181492073270707">
            <text:p>0,1418149207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40904883887673243">
            <text:p>0,4090488389</text:p>
          </table:table-cell>
          <table:table-cell office:value-type="float" office:value="0.3604307395780091">
            <text:p>0,3604307396</text:p>
          </table:table-cell>
        </table:table-row>
        <table:table-row>
          <table:table-cell office:value-type="float" office:value="0.5286449409708487">
            <text:p>0,528644941</text:p>
          </table:table-cell>
          <table:table-cell office:value-type="float" office:value="0.27292026505282885">
            <text:p>0,2729202651</text:p>
          </table:table-cell>
        </table:table-row>
        <table:table-row>
          <table:table-cell office:value-type="float" office:value="0.8098740571857159">
            <text:p>0,8098740572</text:p>
          </table:table-cell>
          <table:table-cell office:value-type="float" office:value="0.10006997095012105">
            <text:p>0,100069971</text:p>
          </table:table-cell>
        </table:table-row>
        <table:table-row>
          <table:table-cell office:value-type="float" office:value="0.5581503171640092">
            <text:p>0,5581503172</text:p>
          </table:table-cell>
          <table:table-cell office:value-type="float" office:value="0.25290541618613693">
            <text:p>0,2529054162</text:p>
          </table:table-cell>
        </table:table-row>
        <table:table-row>
          <table:table-cell office:value-type="float" office:value="0.04408670706630534">
            <text:p>0,0440867071</text:p>
          </table:table-cell>
          <table:table-cell office:value-type="float" office:value="0.7900316522275195">
            <text:p>0,7900316522</text:p>
          </table:table-cell>
        </table:table-row>
        <table:table-row>
          <table:table-cell office:value-type="float" office:value="0.12519538147626003">
            <text:p>0,1251953815</text:p>
          </table:table-cell>
          <table:table-cell office:value-type="float" office:value="0.6461704061610165">
            <text:p>0,6461704062</text:p>
          </table:table-cell>
        </table:table-row>
        <table:table-row>
          <table:table-cell office:value-type="float" office:value="0.23518990449904006">
            <text:p>0,2351899045</text:p>
          </table:table-cell>
          <table:table-cell office:value-type="float" office:value="0.5150361822784714">
            <text:p>0,5150361823</text:p>
          </table:table-cell>
        </table:table-row>
        <table:table-row>
          <table:table-cell office:value-type="float" office:value="0.32261972092501395">
            <text:p>0,3226197209</text:p>
          </table:table-cell>
          <table:table-cell office:value-type="float" office:value="0.4320037668038511">
            <text:p>0,4320037668</text:p>
          </table:table-cell>
        </table:table-row>
        <table:table-row>
          <table:table-cell office:value-type="float" office:value="0.6478058597816512">
            <text:p>0,6478058598</text:p>
          </table:table-cell>
          <table:table-cell office:value-type="float" office:value="0.19513612344592635">
            <text:p>0,1951361234</text:p>
          </table:table-cell>
        </table:table-row>
        <table:table-row>
          <table:table-cell office:value-type="float" office:value="0.6077599474364622">
            <text:p>0,6077599474</text:p>
          </table:table-cell>
          <table:table-cell office:value-type="float" office:value="0.22041039807058593">
            <text:p>0,2204103981</text:p>
          </table:table-cell>
        </table:table-row>
        <table:table-row>
          <table:table-cell office:value-type="float" office:value="0.09429448149606882">
            <text:p>0,0942944815</text:p>
          </table:table-cell>
          <table:table-cell office:value-type="float" office:value="0.6929259348364489">
            <text:p>0,6929259348</text:p>
          </table:table-cell>
        </table:table-row>
        <table:table-row>
          <table:table-cell office:value-type="float" office:value="0.3587427889105797">
            <text:p>0,3587427889</text:p>
          </table:table-cell>
          <table:table-cell office:value-type="float" office:value="0.40104859219584454">
            <text:p>0,4010485922</text:p>
          </table:table-cell>
        </table:table-row>
        <table:table-row>
          <table:table-cell office:value-type="float" office:value="0.19172025786687077">
            <text:p>0,1917202579</text:p>
          </table:table-cell>
          <table:table-cell office:value-type="float" office:value="0.5621412809285731">
            <text:p>0,5621412809</text:p>
          </table:table-cell>
        </table:table-row>
        <table:table-row>
          <table:table-cell office:value-type="float" office:value="0.3668340658102971">
            <text:p>0,3668340658</text:p>
          </table:table-cell>
          <table:table-cell office:value-type="float" office:value="0.3943317196597653">
            <text:p>0,394331719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570920923113766">
            <text:p>0,8570920923</text:p>
          </table:table-cell>
          <table:table-cell office:value-type="float" office:value="0.07420731677584713">
            <text:p>0,0742073168</text:p>
          </table:table-cell>
        </table:table-row>
        <table:table-row>
          <table:table-cell office:value-type="float" office:value="0.4797884567106132">
            <text:p>0,4797884567</text:p>
          </table:table-cell>
          <table:table-cell office:value-type="float" office:value="0.3073323620157983">
            <text:p>0,307332362</text:p>
          </table:table-cell>
        </table:table-row>
        <table:table-row>
          <table:table-cell office:value-type="float" office:value="0.7364816302770099">
            <text:p>0,7364816303</text:p>
          </table:table-cell>
          <table:table-cell office:value-type="float" office:value="0.14181492073270707">
            <text:p>0,1418149207</text:p>
          </table:table-cell>
        </table:table-row>
        <table:table-row>
          <table:table-cell office:value-type="float" office:value="0.19172025786687077">
            <text:p>0,1917202579</text:p>
          </table:table-cell>
          <table:table-cell office:value-type="float" office:value="0.5621412809285731">
            <text:p>0,5621412809</text:p>
          </table:table-cell>
        </table:table-row>
        <table:table-row>
          <table:table-cell office:value-type="float" office:value="0.04408670706630534">
            <text:p>0,0440867071</text:p>
          </table:table-cell>
          <table:table-cell office:value-type="float" office:value="0.7900316522275195">
            <text:p>0,7900316522</text:p>
          </table:table-cell>
        </table:table-row>
        <table:table-row>
          <table:table-cell office:value-type="float" office:value="0.2661224530600761">
            <text:p>0,2661224531</text:p>
          </table:table-cell>
          <table:table-cell office:value-type="float" office:value="0.48412942218025645">
            <text:p>0,4841294222</text:p>
          </table:table-cell>
        </table:table-row>
        <table:table-row>
          <table:table-cell office:value-type="float" office:value="0.32261972092501395">
            <text:p>0,3226197209</text:p>
          </table:table-cell>
          <table:table-cell office:value-type="float" office:value="0.4320037668038511">
            <text:p>0,4320037668</text:p>
          </table:table-cell>
        </table:table-row>
        <table:table-row>
          <table:table-cell office:value-type="float" office:value="0.8098740571857159">
            <text:p>0,8098740572</text:p>
          </table:table-cell>
          <table:table-cell office:value-type="float" office:value="0.10006997095012105">
            <text:p>0,100069971</text:p>
          </table:table-cell>
        </table:table-row>
        <table:table-row>
          <table:table-cell office:value-type="float" office:value="0.23518990449904006">
            <text:p>0,2351899045</text:p>
          </table:table-cell>
          <table:table-cell office:value-type="float" office:value="0.5150361822784714">
            <text:p>0,5150361823</text:p>
          </table:table-cell>
        </table:table-row>
        <table:table-row>
          <table:table-cell office:value-type="float" office:value="0.40904883887673243">
            <text:p>0,4090488389</text:p>
          </table:table-cell>
          <table:table-cell office:value-type="float" office:value="0.3604307395780091">
            <text:p>0,3604307396</text:p>
          </table:table-cell>
        </table:table-row>
        <table:table-row>
          <table:table-cell office:value-type="float" office:value="0.43608801804622344">
            <text:p>0,436088018</text:p>
          </table:table-cell>
          <table:table-cell office:value-type="float" office:value="0.3396303928509251">
            <text:p>0,3396303929</text:p>
          </table:table-cell>
        </table:table-row>
        <table:table-row>
          <table:table-cell office:value-type="float" office:value="0.12519538147626003">
            <text:p>0,1251953815</text:p>
          </table:table-cell>
          <table:table-cell office:value-type="float" office:value="0.6461704061610165">
            <text:p>0,6461704062</text:p>
          </table:table-cell>
        </table:table-row>
        <table:table-row>
          <table:table-cell office:value-type="float" office:value="0.6478058597816512">
            <text:p>0,6478058598</text:p>
          </table:table-cell>
          <table:table-cell office:value-type="float" office:value="0.19513612344592635">
            <text:p>0,1951361234</text:p>
          </table:table-cell>
        </table:table-row>
        <table:table-row>
          <table:table-cell office:value-type="float" office:value="0.5286449409708487">
            <text:p>0,528644941</text:p>
          </table:table-cell>
          <table:table-cell office:value-type="float" office:value="0.27292026505282885">
            <text:p>0,2729202651</text:p>
          </table:table-cell>
        </table:table-row>
        <table:table-row>
          <table:table-cell office:value-type="float" office:value="0.06277813837449217">
            <text:p>0,0627781384</text:p>
          </table:table-cell>
          <table:table-cell office:value-type="float" office:value="0.7494443407653857">
            <text:p>0,7494443408</text:p>
          </table:table-cell>
        </table:table-row>
        <table:table-row>
          <table:table-cell office:value-type="float" office:value="0.15070827613678806">
            <text:p>0,1507082761</text:p>
          </table:table-cell>
          <table:table-cell office:value-type="float" office:value="0.6117883616675203">
            <text:p>0,6117883617</text:p>
          </table:table-cell>
        </table:table-row>
        <table:table-row>
          <table:table-cell office:value-type="float" office:value="0.16681385567302198">
            <text:p>0,1668138557</text:p>
          </table:table-cell>
          <table:table-cell office:value-type="float" office:value="0.5915714803383314">
            <text:p>0,5915714803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478058597816512">
            <text:p>0,6478058598</text:p>
          </table:table-cell>
          <table:table-cell office:value-type="float" office:value="0.19513612344592635">
            <text:p>0,1951361234</text:p>
          </table:table-cell>
        </table:table-row>
        <table:table-row>
          <table:table-cell office:value-type="float" office:value="0.8098740571857159">
            <text:p>0,8098740572</text:p>
          </table:table-cell>
          <table:table-cell office:value-type="float" office:value="0.10006997095012105">
            <text:p>0,100069971</text:p>
          </table:table-cell>
        </table:table-row>
        <table:table-row>
          <table:table-cell office:value-type="float" office:value="0.12519538147626003">
            <text:p>0,1251953815</text:p>
          </table:table-cell>
          <table:table-cell office:value-type="float" office:value="0.6461704061610165">
            <text:p>0,6461704062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7364816302770099">
            <text:p>0,7364816303</text:p>
          </table:table-cell>
          <table:table-cell office:value-type="float" office:value="0.14181492073270707">
            <text:p>0,1418149207</text:p>
          </table:table-cell>
        </table:table-row>
        <table:table-row>
          <table:table-cell office:value-type="float" office:value="0.5673520866838457">
            <text:p>0,5673520867</text:p>
          </table:table-cell>
          <table:table-cell office:value-type="float" office:value="0.24677222124788456">
            <text:p>0,2467722212</text:p>
          </table:table-cell>
        </table:table-row>
        <table:table-row>
          <table:table-cell office:value-type="float" office:value="0.3808080254136194">
            <text:p>0,3808080254</text:p>
          </table:table-cell>
          <table:table-cell office:value-type="float" office:value="0.3829035525838611">
            <text:p>0,3829035526</text:p>
          </table:table-cell>
        </table:table-row>
        <table:table-row>
          <table:table-cell office:value-type="float" office:value="0.8923601229241491">
            <text:p>0,8923601229</text:p>
          </table:table-cell>
          <table:table-cell office:value-type="float" office:value="0.05535185231529238">
            <text:p>0,0553518523</text:p>
          </table:table-cell>
        </table:table-row>
        <table:table-row>
          <table:table-cell office:value-type="float" office:value="0.8570920923113766">
            <text:p>0,8570920923</text:p>
          </table:table-cell>
          <table:table-cell office:value-type="float" office:value="0.07420731677584713">
            <text:p>0,0742073168</text:p>
          </table:table-cell>
        </table:table-row>
        <table:table-row>
          <table:table-cell office:value-type="float" office:value="0.3338267126938362">
            <text:p>0,3338267127</text:p>
          </table:table-cell>
          <table:table-cell office:value-type="float" office:value="0.4222226097415751">
            <text:p>0,4222226097</text:p>
          </table:table-cell>
        </table:table-row>
        <table:table-row>
          <table:table-cell office:value-type="float" office:value="0.27247007663736306">
            <text:p>0,2724700766</text:p>
          </table:table-cell>
          <table:table-cell office:value-type="float" office:value="0.47801333672462176">
            <text:p>0,4780133367</text:p>
          </table:table-cell>
        </table:table-row>
        <table:table-row>
          <table:table-cell office:value-type="float" office:value="0.699958730041878">
            <text:p>0,69995873</text:p>
          </table:table-cell>
          <table:table-cell office:value-type="float" office:value="0.16336463734678408">
            <text:p>0,1633646373</text:p>
          </table:table-cell>
        </table:table-row>
        <table:table-row>
          <table:table-cell office:value-type="float" office:value="0.3208374928756749">
            <text:p>0,3208374929</text:p>
          </table:table-cell>
          <table:table-cell office:value-type="float" office:value="0.4335748126401202">
            <text:p>0,4335748126</text:p>
          </table:table-cell>
        </table:table-row>
        <table:table-row>
          <table:table-cell office:value-type="float" office:value="0.43608801804622344">
            <text:p>0,436088018</text:p>
          </table:table-cell>
          <table:table-cell office:value-type="float" office:value="0.3396303928509251">
            <text:p>0,3396303929</text:p>
          </table:table-cell>
        </table:table-row>
        <table:table-row>
          <table:table-cell office:value-type="float" office:value="0.23518990449904006">
            <text:p>0,2351899045</text:p>
          </table:table-cell>
          <table:table-cell office:value-type="float" office:value="0.5150361822784714">
            <text:p>0,5150361823</text:p>
          </table:table-cell>
        </table:table-row>
        <table:table-row>
          <table:table-cell office:value-type="float" office:value="0.520122240101816">
            <text:p>0,5201222401</text:p>
          </table:table-cell>
          <table:table-cell office:value-type="float" office:value="0.27880499162721883">
            <text:p>0,2788049916</text:p>
          </table:table-cell>
        </table:table-row>
        <table:table-row>
          <table:table-cell office:value-type="float" office:value="0.16681385567302198">
            <text:p>0,1668138557</text:p>
          </table:table-cell>
          <table:table-cell office:value-type="float" office:value="0.5915714803383314">
            <text:p>0,5915714803</text:p>
          </table:table-cell>
        </table:table-row>
        <table:table-row>
          <table:table-cell office:value-type="float" office:value="0.4797884567106132">
            <text:p>0,4797884567</text:p>
          </table:table-cell>
          <table:table-cell office:value-type="float" office:value="0.3073323620157983">
            <text:p>0,30733236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16681385567302198">
            <text:p>0,1668138557</text:p>
          </table:table-cell>
          <table:table-cell office:value-type="float" office:value="0.5915714803383314">
            <text:p>0,5915714803</text:p>
          </table:table-cell>
        </table:table-row>
        <table:table-row>
          <table:table-cell office:value-type="float" office:value="0.6478058597816512">
            <text:p>0,6478058598</text:p>
          </table:table-cell>
          <table:table-cell office:value-type="float" office:value="0.19513612344592635">
            <text:p>0,1951361234</text:p>
          </table:table-cell>
        </table:table-row>
        <table:table-row>
          <table:table-cell office:value-type="float" office:value="0.8098740571857159">
            <text:p>0,8098740572</text:p>
          </table:table-cell>
          <table:table-cell office:value-type="float" office:value="0.10006997095012105">
            <text:p>0,100069971</text:p>
          </table:table-cell>
        </table:table-row>
        <table:table-row>
          <table:table-cell office:value-type="float" office:value="0.2326408969825251">
            <text:p>0,232640897</text:p>
          </table:table-cell>
          <table:table-cell office:value-type="float" office:value="0.5176713807138071">
            <text:p>0,5176713807</text:p>
          </table:table-cell>
        </table:table-row>
        <table:table-row>
          <table:table-cell office:value-type="float" office:value="0.5673520866838457">
            <text:p>0,5673520867</text:p>
          </table:table-cell>
          <table:table-cell office:value-type="float" office:value="0.24677222124788456">
            <text:p>0,2467722212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7364816302770099">
            <text:p>0,7364816303</text:p>
          </table:table-cell>
          <table:table-cell office:value-type="float" office:value="0.14181492073270707">
            <text:p>0,1418149207</text:p>
          </table:table-cell>
        </table:table-row>
        <table:table-row>
          <table:table-cell office:value-type="float" office:value="0.4797884567106132">
            <text:p>0,4797884567</text:p>
          </table:table-cell>
          <table:table-cell office:value-type="float" office:value="0.3073323620157983">
            <text:p>0,307332362</text:p>
          </table:table-cell>
        </table:table-row>
        <table:table-row>
          <table:table-cell office:value-type="float" office:value="0.12519538147626003">
            <text:p>0,1251953815</text:p>
          </table:table-cell>
          <table:table-cell office:value-type="float" office:value="0.6461704061610165">
            <text:p>0,6461704062</text:p>
          </table:table-cell>
        </table:table-row>
        <table:table-row>
          <table:table-cell office:value-type="float" office:value="0.27247007663736306">
            <text:p>0,2724700766</text:p>
          </table:table-cell>
          <table:table-cell office:value-type="float" office:value="0.47801333672462176">
            <text:p>0,4780133367</text:p>
          </table:table-cell>
        </table:table-row>
        <table:table-row>
          <table:table-cell office:value-type="float" office:value="0.8923601229241491">
            <text:p>0,8923601229</text:p>
          </table:table-cell>
          <table:table-cell office:value-type="float" office:value="0.05535185231529238">
            <text:p>0,0553518523</text:p>
          </table:table-cell>
        </table:table-row>
        <table:table-row>
          <table:table-cell office:value-type="float" office:value="0.41449572068076346">
            <text:p>0,4144957207</text:p>
          </table:table-cell>
          <table:table-cell office:value-type="float" office:value="0.35618657929430875">
            <text:p>0,3561865793</text:p>
          </table:table-cell>
        </table:table-row>
        <table:table-row>
          <table:table-cell office:value-type="float" office:value="0.8570920923113766">
            <text:p>0,8570920923</text:p>
          </table:table-cell>
          <table:table-cell office:value-type="float" office:value="0.07420731677584713">
            <text:p>0,0742073168</text:p>
          </table:table-cell>
        </table:table-row>
        <table:table-row>
          <table:table-cell office:value-type="float" office:value="0.6840621504907437">
            <text:p>0,6840621505</text:p>
          </table:table-cell>
          <table:table-cell office:value-type="float" office:value="0.17291950180726445">
            <text:p>0,1729195018</text:p>
          </table:table-cell>
        </table:table-row>
        <table:table-row>
          <table:table-cell office:value-type="float" office:value="0.43608801804622344">
            <text:p>0,436088018</text:p>
          </table:table-cell>
          <table:table-cell office:value-type="float" office:value="0.3396303928509251">
            <text:p>0,3396303929</text:p>
          </table:table-cell>
        </table:table-row>
        <table:table-row>
          <table:table-cell office:value-type="float" office:value="0.5375756452464322">
            <text:p>0,5375756452</text:p>
          </table:table-cell>
          <table:table-cell office:value-type="float" office:value="0.26680449725435973">
            <text:p>0,2668044973</text:p>
          </table:table-cell>
        </table:table-row>
        <table:table-row>
          <table:table-cell office:value-type="float" office:value="0.3488892688397979">
            <text:p>0,3488892688</text:p>
          </table:table-cell>
          <table:table-cell office:value-type="float" office:value="0.40933150681638875">
            <text:p>0,409331506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478058597816512">
            <text:p>0,6478058598</text:p>
          </table:table-cell>
          <table:table-cell office:value-type="float" office:value="0.19513612344592635">
            <text:p>0,1951361234</text:p>
          </table:table-cell>
        </table:table-row>
        <table:table-row>
          <table:table-cell office:value-type="float" office:value="0.5673520866838457">
            <text:p>0,5673520867</text:p>
          </table:table-cell>
          <table:table-cell office:value-type="float" office:value="0.24677222124788456">
            <text:p>0,2467722212</text:p>
          </table:table-cell>
        </table:table-row>
        <table:table-row>
          <table:table-cell office:value-type="float" office:value="0.028281057306315305">
            <text:p>0,0282810573</text:p>
          </table:table-cell>
          <table:table-cell office:value-type="float" office:value="0.8318302723249059">
            <text:p>0,8318302723</text:p>
          </table:table-cell>
        </table:table-row>
        <table:table-row>
          <table:table-cell office:value-type="float" office:value="0.07086200823916003">
            <text:p>0,0708620082</text:p>
          </table:table-cell>
          <table:table-cell office:value-type="float" office:value="0.7338008109720091">
            <text:p>0,733800811</text:p>
          </table:table-cell>
        </table:table-row>
        <table:table-row>
          <table:table-cell office:value-type="float" office:value="0.27247007663736306">
            <text:p>0,2724700766</text:p>
          </table:table-cell>
          <table:table-cell office:value-type="float" office:value="0.47801333672462176">
            <text:p>0,4780133367</text:p>
          </table:table-cell>
        </table:table-row>
        <table:table-row>
          <table:table-cell office:value-type="float" office:value="0.30513610281839604">
            <text:p>0,3051361028</text:p>
          </table:table-cell>
          <table:table-cell office:value-type="float" office:value="0.44760874118212546">
            <text:p>0,4476087412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8570920923113766">
            <text:p>0,8570920923</text:p>
          </table:table-cell>
          <table:table-cell office:value-type="float" office:value="0.07420731677584713">
            <text:p>0,0742073168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17954979430456394">
            <text:p>0,1795497943</text:p>
          </table:table-cell>
          <table:table-cell office:value-type="float" office:value="0.576266835963287">
            <text:p>0,576266836</text:p>
          </table:table-cell>
        </table:table-row>
        <table:table-row>
          <table:table-cell office:value-type="float" office:value="0.21990495835098314">
            <text:p>0,2199049584</text:p>
          </table:table-cell>
          <table:table-cell office:value-type="float" office:value="0.5310597497004729">
            <text:p>0,5310597497</text:p>
          </table:table-cell>
        </table:table-row>
        <table:table-row>
          <table:table-cell office:value-type="float" office:value="0.3737098830963737">
            <text:p>0,3737098831</text:p>
          </table:table-cell>
          <table:table-cell office:value-type="float" office:value="0.3886818478922994">
            <text:p>0,3886818479</text:p>
          </table:table-cell>
        </table:table-row>
        <table:table-row>
          <table:table-cell office:value-type="float" office:value="0.8098740571857159">
            <text:p>0,8098740572</text:p>
          </table:table-cell>
          <table:table-cell office:value-type="float" office:value="0.10006997095012105">
            <text:p>0,100069971</text:p>
          </table:table-cell>
        </table:table-row>
        <table:table-row>
          <table:table-cell office:value-type="float" office:value="0.2326408969825251">
            <text:p>0,232640897</text:p>
          </table:table-cell>
          <table:table-cell office:value-type="float" office:value="0.5176713807138071">
            <text:p>0,5176713807</text:p>
          </table:table-cell>
        </table:table-row>
        <table:table-row>
          <table:table-cell office:value-type="float" office:value="0.5099042921921374">
            <text:p>0,5099042922</text:p>
          </table:table-cell>
          <table:table-cell office:value-type="float" office:value="0.2859241691583888">
            <text:p>0,2859241692</text:p>
          </table:table-cell>
        </table:table-row>
        <table:table-row>
          <table:table-cell office:value-type="float" office:value="0.5375756452464322">
            <text:p>0,5375756452</text:p>
          </table:table-cell>
          <table:table-cell office:value-type="float" office:value="0.26680449725435973">
            <text:p>0,2668044973</text:p>
          </table:table-cell>
        </table:table-row>
        <table:table-row>
          <table:table-cell office:value-type="float" office:value="0.14312611152844765">
            <text:p>0,1431261115</text:p>
          </table:table-cell>
          <table:table-cell office:value-type="float" office:value="0.621679882204967">
            <text:p>0,6216798822</text:p>
          </table:table-cell>
        </table:table-row>
        <table:table-row>
          <table:table-cell office:value-type="float" office:value="0.4797884567106132">
            <text:p>0,4797884567</text:p>
          </table:table-cell>
          <table:table-cell office:value-type="float" office:value="0.3073323620157983">
            <text:p>0,30733236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797884567106132">
            <text:p>0,4797884567</text:p>
          </table:table-cell>
          <table:table-cell office:value-type="float" office:value="0.3073323620157983">
            <text:p>0,307332362</text:p>
          </table:table-cell>
        </table:table-row>
        <table:table-row>
          <table:table-cell office:value-type="float" office:value="0.3737098830963737">
            <text:p>0,3737098831</text:p>
          </table:table-cell>
          <table:table-cell office:value-type="float" office:value="0.3886818478922994">
            <text:p>0,3886818479</text:p>
          </table:table-cell>
        </table:table-row>
        <table:table-row>
          <table:table-cell office:value-type="float" office:value="0.8570920923113766">
            <text:p>0,8570920923</text:p>
          </table:table-cell>
          <table:table-cell office:value-type="float" office:value="0.07420731677584713">
            <text:p>0,0742073168</text:p>
          </table:table-cell>
        </table:table-row>
        <table:table-row>
          <table:table-cell office:value-type="float" office:value="0.7478281641728689">
            <text:p>0,7478281642</text:p>
          </table:table-cell>
          <table:table-cell office:value-type="float" office:value="0.1352294152939354">
            <text:p>0,1352294153</text:p>
          </table:table-cell>
        </table:table-row>
        <table:table-row>
          <table:table-cell office:value-type="float" office:value="0.8098740571857159">
            <text:p>0,8098740572</text:p>
          </table:table-cell>
          <table:table-cell office:value-type="float" office:value="0.10006997095012105">
            <text:p>0,100069971</text:p>
          </table:table-cell>
        </table:table-row>
        <table:table-row>
          <table:table-cell office:value-type="float" office:value="0.6837165449484505">
            <text:p>0,6837165449</text:p>
          </table:table-cell>
          <table:table-cell office:value-type="float" office:value="0.17312845922208053">
            <text:p>0,1731284592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5725863601464972">
            <text:p>0,5725863601</text:p>
          </table:table-cell>
          <table:table-cell office:value-type="float" office:value="0.24330563623977142">
            <text:p>0,2433056362</text:p>
          </table:table-cell>
        </table:table-row>
        <table:table-row>
          <table:table-cell office:value-type="float" office:value="0.6425715863189997">
            <text:p>0,6425715863</text:p>
          </table:table-cell>
          <table:table-cell office:value-type="float" office:value="0.1983943698307754">
            <text:p>0,1983943698</text:p>
          </table:table-cell>
        </table:table-row>
        <table:table-row>
          <table:table-cell office:value-type="float" office:value="0.037900198608957394">
            <text:p>0,0379001986</text:p>
          </table:table-cell>
          <table:table-cell office:value-type="float" office:value="0.8053202665685064">
            <text:p>0,8053202666</text:p>
          </table:table-cell>
        </table:table-row>
        <table:table-row>
          <table:table-cell office:value-type="float" office:value="0.21990495835098314">
            <text:p>0,2199049584</text:p>
          </table:table-cell>
          <table:table-cell office:value-type="float" office:value="0.5310597497004729">
            <text:p>0,5310597497</text:p>
          </table:table-cell>
        </table:table-row>
        <table:table-row>
          <table:table-cell office:value-type="float" office:value="0.06124286693651794">
            <text:p>0,0612428669</text:p>
          </table:table-cell>
          <table:table-cell office:value-type="float" office:value="0.7525270379687552">
            <text:p>0,752527038</text:p>
          </table:table-cell>
        </table:table-row>
        <table:table-row>
          <table:table-cell office:value-type="float" office:value="0.17954979430456394">
            <text:p>0,1795497943</text:p>
          </table:table-cell>
          <table:table-cell office:value-type="float" office:value="0.576266835963287">
            <text:p>0,576266836</text:p>
          </table:table-cell>
        </table:table-row>
        <table:table-row>
          <table:table-cell office:value-type="float" office:value="0.14312611152844765">
            <text:p>0,1431261115</text:p>
          </table:table-cell>
          <table:table-cell office:value-type="float" office:value="0.621679882204967">
            <text:p>0,6216798822</text:p>
          </table:table-cell>
        </table:table-row>
        <table:table-row>
          <table:table-cell office:value-type="float" office:value="0.35292534166749007">
            <text:p>0,3529253417</text:p>
          </table:table-cell>
          <table:table-cell office:value-type="float" office:value="0.4059248013361524">
            <text:p>0,4059248013</text:p>
          </table:table-cell>
        </table:table-row>
        <table:table-row>
          <table:table-cell office:value-type="float" office:value="0.1720353682296994">
            <text:p>0,1720353682</text:p>
          </table:table-cell>
          <table:table-cell office:value-type="float" office:value="0.585228534937974">
            <text:p>0,5852285349</text:p>
          </table:table-cell>
        </table:table-row>
        <table:table-row>
          <table:table-cell office:value-type="float" office:value="0.2940172350961794">
            <text:p>0,2940172351</text:p>
          </table:table-cell>
          <table:table-cell office:value-type="float" office:value="0.45776643861138644">
            <text:p>0,45776643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797884567106132">
            <text:p>0,4797884567</text:p>
          </table:table-cell>
          <table:table-cell office:value-type="float" office:value="0.3073323620157983">
            <text:p>0,307332362</text:p>
          </table:table-cell>
        </table:table-row>
        <table:table-row>
          <table:table-cell office:value-type="float" office:value="0.3737098830963737">
            <text:p>0,3737098831</text:p>
          </table:table-cell>
          <table:table-cell office:value-type="float" office:value="0.3886818478922994">
            <text:p>0,3886818479</text:p>
          </table:table-cell>
        </table:table-row>
        <table:table-row>
          <table:table-cell office:value-type="float" office:value="0.8570920923113766">
            <text:p>0,8570920923</text:p>
          </table:table-cell>
          <table:table-cell office:value-type="float" office:value="0.07420731677584713">
            <text:p>0,0742073168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8098740571857159">
            <text:p>0,8098740572</text:p>
          </table:table-cell>
          <table:table-cell office:value-type="float" office:value="0.10006997095012105">
            <text:p>0,100069971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5266726624004509">
            <text:p>0,5266726624</text:p>
          </table:table-cell>
          <table:table-cell office:value-type="float" office:value="0.2742778338782459">
            <text:p>0,2742778339</text:p>
          </table:table-cell>
        </table:table-row>
        <table:table-row>
          <table:table-cell office:value-type="float" office:value="0.9253552112386593">
            <text:p>0,9253552112</text:p>
          </table:table-cell>
          <table:table-cell office:value-type="float" office:value="0.03804614911178861">
            <text:p>0,0380461491</text:p>
          </table:table-cell>
        </table:table-row>
        <table:table-row>
          <table:table-cell office:value-type="float" office:value="0.21990495835098314">
            <text:p>0,2199049584</text:p>
          </table:table-cell>
          <table:table-cell office:value-type="float" office:value="0.5310597497004729">
            <text:p>0,5310597497</text:p>
          </table:table-cell>
        </table:table-row>
        <table:table-row>
          <table:table-cell office:value-type="float" office:value="0.6837165449484505">
            <text:p>0,6837165449</text:p>
          </table:table-cell>
          <table:table-cell office:value-type="float" office:value="0.17312845922208053">
            <text:p>0,1731284592</text:p>
          </table:table-cell>
        </table:table-row>
        <table:table-row>
          <table:table-cell office:value-type="float" office:value="0.2694964676749443">
            <text:p>0,2694964677</text:p>
          </table:table-cell>
          <table:table-cell office:value-type="float" office:value="0.480869508047404">
            <text:p>0,480869508</text:p>
          </table:table-cell>
        </table:table-row>
        <table:table-row>
          <table:table-cell office:value-type="float" office:value="0.7478281641728689">
            <text:p>0,7478281642</text:p>
          </table:table-cell>
          <table:table-cell office:value-type="float" office:value="0.1352294152939354">
            <text:p>0,1352294153</text:p>
          </table:table-cell>
        </table:table-row>
        <table:table-row>
          <table:table-cell office:value-type="float" office:value="0.5952639317911559">
            <text:p>0,5952639318</text:p>
          </table:table-cell>
          <table:table-cell office:value-type="float" office:value="0.22846650637113886">
            <text:p>0,2284665064</text:p>
          </table:table-cell>
        </table:table-row>
        <table:table-row>
          <table:table-cell office:value-type="float" office:value="0.35292534166749007">
            <text:p>0,3529253417</text:p>
          </table:table-cell>
          <table:table-cell office:value-type="float" office:value="0.4059248013361524">
            <text:p>0,4059248013</text:p>
          </table:table-cell>
        </table:table-row>
        <table:table-row>
          <table:table-cell office:value-type="float" office:value="0.738372309269939">
            <text:p>0,7383723093</text:p>
          </table:table-cell>
          <table:table-cell office:value-type="float" office:value="0.1407140701315196">
            <text:p>0,1407140701</text:p>
          </table:table-cell>
        </table:table-row>
        <table:table-row>
          <table:table-cell office:value-type="float" office:value="0.6347665463828418">
            <text:p>0,6347665464</text:p>
          </table:table-cell>
          <table:table-cell office:value-type="float" office:value="0.20327762276760308">
            <text:p>0,2032776228</text:p>
          </table:table-cell>
        </table:table-row>
        <table:table-row>
          <table:table-cell office:value-type="float" office:value="0.5688209229974421">
            <text:p>0,568820923</text:p>
          </table:table-cell>
          <table:table-cell office:value-type="float" office:value="0.24579782352644852">
            <text:p>0,2457978235</text:p>
          </table:table-cell>
        </table:table-row>
        <table:table-row>
          <table:table-cell office:value-type="float" office:value="0.2940172350961794">
            <text:p>0,2940172351</text:p>
          </table:table-cell>
          <table:table-cell office:value-type="float" office:value="0.45776643861138644">
            <text:p>0,45776643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21990495835098314">
            <text:p>0,2199049584</text:p>
          </table:table-cell>
          <table:table-cell office:value-type="float" office:value="0.5310597497004729">
            <text:p>0,5310597497</text:p>
          </table:table-cell>
        </table:table-row>
        <table:table-row>
          <table:table-cell office:value-type="float" office:value="0.12487843170601096">
            <text:p>0,1248784317</text:p>
          </table:table-cell>
          <table:table-cell office:value-type="float" office:value="0.6466185747580797">
            <text:p>0,6466185748</text:p>
          </table:table-cell>
        </table:table-row>
        <table:table-row>
          <table:table-cell office:value-type="float" office:value="0.6837165449484505">
            <text:p>0,6837165449</text:p>
          </table:table-cell>
          <table:table-cell office:value-type="float" office:value="0.17312845922208053">
            <text:p>0,1731284592</text:p>
          </table:table-cell>
        </table:table-row>
        <table:table-row>
          <table:table-cell office:value-type="float" office:value="0.8570920923113766">
            <text:p>0,8570920923</text:p>
          </table:table-cell>
          <table:table-cell office:value-type="float" office:value="0.07420731677584713">
            <text:p>0,0742073168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4635920709281743">
            <text:p>0,4635920709</text:p>
          </table:table-cell>
          <table:table-cell office:value-type="float" office:value="0.31912404145235507">
            <text:p>0,3191240415</text:p>
          </table:table-cell>
        </table:table-row>
        <table:table-row>
          <table:table-cell office:value-type="float" office:value="0.4052234497125832">
            <text:p>0,4052234497</text:p>
          </table:table-cell>
          <table:table-cell office:value-type="float" office:value="0.3634283624661061">
            <text:p>0,3634283625</text:p>
          </table:table-cell>
        </table:table-row>
        <table:table-row>
          <table:table-cell office:value-type="float" office:value="0.6347665463828418">
            <text:p>0,6347665464</text:p>
          </table:table-cell>
          <table:table-cell office:value-type="float" office:value="0.20327762276760308">
            <text:p>0,2032776228</text:p>
          </table:table-cell>
        </table:table-row>
        <table:table-row>
          <table:table-cell office:value-type="float" office:value="0.9253552112386593">
            <text:p>0,9253552112</text:p>
          </table:table-cell>
          <table:table-cell office:value-type="float" office:value="0.03804614911178861">
            <text:p>0,0380461491</text:p>
          </table:table-cell>
        </table:table-row>
        <table:table-row>
          <table:table-cell office:value-type="float" office:value="0.3440614746729743">
            <text:p>0,3440614747</text:p>
          </table:table-cell>
          <table:table-cell office:value-type="float" office:value="0.41343246367278874">
            <text:p>0,4134324637</text:p>
          </table:table-cell>
        </table:table-row>
        <table:table-row>
          <table:table-cell office:value-type="float" office:value="0.7930858670813465">
            <text:p>0,7930858671</text:p>
          </table:table-cell>
          <table:table-cell office:value-type="float" office:value="0.10944631431825147">
            <text:p>0,1094463143</text:p>
          </table:table-cell>
        </table:table-row>
        <table:table-row>
          <table:table-cell office:value-type="float" office:value="0.738372309269939">
            <text:p>0,7383723093</text:p>
          </table:table-cell>
          <table:table-cell office:value-type="float" office:value="0.1407140701315196">
            <text:p>0,1407140701</text:p>
          </table:table-cell>
        </table:table-row>
        <table:table-row>
          <table:table-cell office:value-type="float" office:value="0.29584893436779097">
            <text:p>0,2958489344</text:p>
          </table:table-cell>
          <table:table-cell office:value-type="float" office:value="0.4560800294456996">
            <text:p>0,4560800294</text:p>
          </table:table-cell>
        </table:table-row>
        <table:table-row>
          <table:table-cell office:value-type="float" office:value="0.5266726624004509">
            <text:p>0,5266726624</text:p>
          </table:table-cell>
          <table:table-cell office:value-type="float" office:value="0.2742778338782459">
            <text:p>0,2742778339</text:p>
          </table:table-cell>
        </table:table-row>
        <table:table-row>
          <table:table-cell office:value-type="float" office:value="0.4797884567106132">
            <text:p>0,4797884567</text:p>
          </table:table-cell>
          <table:table-cell office:value-type="float" office:value="0.3073323620157983">
            <text:p>0,307332362</text:p>
          </table:table-cell>
        </table:table-row>
        <table:table-row>
          <table:table-cell office:value-type="float" office:value="0.7478281641728689">
            <text:p>0,7478281642</text:p>
          </table:table-cell>
          <table:table-cell office:value-type="float" office:value="0.1352294152939354">
            <text:p>0,1352294153</text:p>
          </table:table-cell>
        </table:table-row>
        <table:table-row>
          <table:table-cell office:value-type="float" office:value="0.3737098830963737">
            <text:p>0,3737098831</text:p>
          </table:table-cell>
          <table:table-cell office:value-type="float" office:value="0.3886818478922994">
            <text:p>0,38868184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9584893436779097">
            <text:p>0,2958489344</text:p>
          </table:table-cell>
          <table:table-cell office:value-type="float" office:value="0.4560800294456996">
            <text:p>0,4560800294</text:p>
          </table:table-cell>
        </table:table-row>
        <table:table-row>
          <table:table-cell office:value-type="float" office:value="0.5983982567737829">
            <text:p>0,5983982568</text:p>
          </table:table-cell>
          <table:table-cell office:value-type="float" office:value="0.22643794251929417">
            <text:p>0,2264379425</text:p>
          </table:table-cell>
        </table:table-row>
        <table:table-row>
          <table:table-cell office:value-type="float" office:value="0.21990495835098314">
            <text:p>0,2199049584</text:p>
          </table:table-cell>
          <table:table-cell office:value-type="float" office:value="0.5310597497004729">
            <text:p>0,5310597497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5266726624004509">
            <text:p>0,5266726624</text:p>
          </table:table-cell>
          <table:table-cell office:value-type="float" office:value="0.2742778338782459">
            <text:p>0,2742778339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6347665463828418">
            <text:p>0,6347665464</text:p>
          </table:table-cell>
          <table:table-cell office:value-type="float" office:value="0.20327762276760308">
            <text:p>0,2032776228</text:p>
          </table:table-cell>
        </table:table-row>
        <table:table-row>
          <table:table-cell office:value-type="float" office:value="0.06598962110151843">
            <text:p>0,0659896211</text:p>
          </table:table-cell>
          <table:table-cell office:value-type="float" office:value="0.7431155491246727">
            <text:p>0,7431155491</text:p>
          </table:table-cell>
        </table:table-row>
        <table:table-row>
          <table:table-cell office:value-type="float" office:value="0.1604237006872555">
            <text:p>0,1604237007</text:p>
          </table:table-cell>
          <table:table-cell office:value-type="float" office:value="0.5994707243068798">
            <text:p>0,5994707243</text:p>
          </table:table-cell>
        </table:table-row>
        <table:table-row>
          <table:table-cell office:value-type="float" office:value="0.7930858670813465">
            <text:p>0,7930858671</text:p>
          </table:table-cell>
          <table:table-cell office:value-type="float" office:value="0.10944631431825147">
            <text:p>0,1094463143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9253552112386593">
            <text:p>0,9253552112</text:p>
          </table:table-cell>
          <table:table-cell office:value-type="float" office:value="0.03804614911178861">
            <text:p>0,0380461491</text:p>
          </table:table-cell>
        </table:table-row>
        <table:table-row>
          <table:table-cell office:value-type="float" office:value="0.1843596893697386">
            <text:p>0,1843596894</text:p>
          </table:table-cell>
          <table:table-cell office:value-type="float" office:value="0.5706287278243471">
            <text:p>0,5706287278</text:p>
          </table:table-cell>
        </table:table-row>
        <table:table-row>
          <table:table-cell office:value-type="float" office:value="0.4635920709281743">
            <text:p>0,4635920709</text:p>
          </table:table-cell>
          <table:table-cell office:value-type="float" office:value="0.31912404145235507">
            <text:p>0,3191240415</text:p>
          </table:table-cell>
        </table:table-row>
        <table:table-row>
          <table:table-cell office:value-type="float" office:value="0.8570920923113766">
            <text:p>0,8570920923</text:p>
          </table:table-cell>
          <table:table-cell office:value-type="float" office:value="0.07420731677584713">
            <text:p>0,0742073168</text:p>
          </table:table-cell>
        </table:table-row>
        <table:table-row>
          <table:table-cell office:value-type="float" office:value="0.8649848171474896">
            <text:p>0,8649848171</text:p>
          </table:table-cell>
          <table:table-cell office:value-type="float" office:value="0.069954400500981">
            <text:p>0,0699544005</text:p>
          </table:table-cell>
        </table:table-row>
        <table:table-row>
          <table:table-cell office:value-type="float" office:value="0.41106025380020667">
            <text:p>0,4110602538</text:p>
          </table:table-cell>
          <table:table-cell office:value-type="float" office:value="0.35886019168967">
            <text:p>0,3588601917</text:p>
          </table:table-cell>
        </table:table-row>
        <table:table-row>
          <table:table-cell office:value-type="float" office:value="0.3440614746729743">
            <text:p>0,3440614747</text:p>
          </table:table-cell>
          <table:table-cell office:value-type="float" office:value="0.41343246367278874">
            <text:p>0,413432463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7930858670813465">
            <text:p>0,7930858671</text:p>
          </table:table-cell>
          <table:table-cell office:value-type="float" office:value="0.10944631431825147">
            <text:p>0,1094463143</text:p>
          </table:table-cell>
        </table:table-row>
        <table:table-row>
          <table:table-cell office:value-type="float" office:value="0.1604237006872555">
            <text:p>0,1604237007</text:p>
          </table:table-cell>
          <table:table-cell office:value-type="float" office:value="0.5994707243068798">
            <text:p>0,5994707243</text:p>
          </table:table-cell>
        </table:table-row>
        <table:table-row>
          <table:table-cell office:value-type="float" office:value="0.703182215637765">
            <text:p>0,7031822156</text:p>
          </table:table-cell>
          <table:table-cell office:value-type="float" office:value="0.16144039231682228">
            <text:p>0,1614403923</text:p>
          </table:table-cell>
        </table:table-row>
        <table:table-row>
          <table:table-cell office:value-type="float" office:value="0.7432828778753762">
            <text:p>0,7432828779</text:p>
          </table:table-cell>
          <table:table-cell office:value-type="float" office:value="0.13786145088195012">
            <text:p>0,1378614509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4635920709281743">
            <text:p>0,4635920709</text:p>
          </table:table-cell>
          <table:table-cell office:value-type="float" office:value="0.31912404145235507">
            <text:p>0,3191240415</text:p>
          </table:table-cell>
        </table:table-row>
        <table:table-row>
          <table:table-cell office:value-type="float" office:value="0.1843596893697386">
            <text:p>0,1843596894</text:p>
          </table:table-cell>
          <table:table-cell office:value-type="float" office:value="0.5706287278243471">
            <text:p>0,5706287278</text:p>
          </table:table-cell>
        </table:table-row>
        <table:table-row>
          <table:table-cell office:value-type="float" office:value="0.9253552112386593">
            <text:p>0,9253552112</text:p>
          </table:table-cell>
          <table:table-cell office:value-type="float" office:value="0.03804614911178861">
            <text:p>0,0380461491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6505477736831125">
            <text:p>0,6505477737</text:p>
          </table:table-cell>
          <table:table-cell office:value-type="float" office:value="0.1934345818948643">
            <text:p>0,1934345819</text:p>
          </table:table-cell>
        </table:table-row>
        <table:table-row>
          <table:table-cell office:value-type="float" office:value="0.05835536023603438">
            <text:p>0,0583553602</text:p>
          </table:table-cell>
          <table:table-cell office:value-type="float" office:value="0.7584314585132527">
            <text:p>0,7584314585</text:p>
          </table:table-cell>
        </table:table-row>
        <table:table-row>
          <table:table-cell office:value-type="float" office:value="0.48511553130132645">
            <text:p>0,4851155313</text:p>
          </table:table-cell>
          <table:table-cell office:value-type="float" office:value="0.3034976444394991">
            <text:p>0,3034976444</text:p>
          </table:table-cell>
        </table:table-row>
        <table:table-row>
          <table:table-cell office:value-type="float" office:value="0.8649848171474896">
            <text:p>0,8649848171</text:p>
          </table:table-cell>
          <table:table-cell office:value-type="float" office:value="0.069954400500981">
            <text:p>0,0699544005</text:p>
          </table:table-cell>
        </table:table-row>
        <table:table-row>
          <table:table-cell office:value-type="float" office:value="0.849203589847219">
            <text:p>0,8492035898</text:p>
          </table:table-cell>
          <table:table-cell office:value-type="float" office:value="0.07847756953657448">
            <text:p>0,0784775695</text:p>
          </table:table-cell>
        </table:table-row>
        <table:table-row>
          <table:table-cell office:value-type="float" office:value="0.41106025380020667">
            <text:p>0,4110602538</text:p>
          </table:table-cell>
          <table:table-cell office:value-type="float" office:value="0.35886019168967">
            <text:p>0,3588601917</text:p>
          </table:table-cell>
        </table:table-row>
        <table:table-row>
          <table:table-cell office:value-type="float" office:value="0.5508289004028786">
            <text:p>0,5508289004</text:p>
          </table:table-cell>
          <table:table-cell office:value-type="float" office:value="0.2578215171517847">
            <text:p>0,2578215172</text:p>
          </table:table-cell>
        </table:table-row>
        <table:table-row>
          <table:table-cell office:value-type="float" office:value="0.21990495835098314">
            <text:p>0,2199049584</text:p>
          </table:table-cell>
          <table:table-cell office:value-type="float" office:value="0.5310597497004729">
            <text:p>0,531059749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6468465026676163">
            <text:p>0,2646846503</text:p>
          </table:table-cell>
          <table:table-cell office:value-type="float" office:value="0.4855248788651082">
            <text:p>0,4855248789</text:p>
          </table:table-cell>
        </table:table-row>
        <table:table-row>
          <table:table-cell office:value-type="float" office:value="0.36682845099876266">
            <text:p>0,366828451</text:p>
          </table:table-cell>
          <table:table-cell office:value-type="float" office:value="0.3943363548975697">
            <text:p>0,3943363549</text:p>
          </table:table-cell>
        </table:table-row>
        <table:table-row>
          <table:table-cell office:value-type="float" office:value="0.703182215637765">
            <text:p>0,7031822156</text:p>
          </table:table-cell>
          <table:table-cell office:value-type="float" office:value="0.16144039231682228">
            <text:p>0,1614403923</text:p>
          </table:table-cell>
        </table:table-row>
        <table:table-row>
          <table:table-cell office:value-type="float" office:value="0.05835536023603438">
            <text:p>0,0583553602</text:p>
          </table:table-cell>
          <table:table-cell office:value-type="float" office:value="0.7584314585132527">
            <text:p>0,7584314585</text:p>
          </table:table-cell>
        </table:table-row>
        <table:table-row>
          <table:table-cell office:value-type="float" office:value="0.7930858670813465">
            <text:p>0,7930858671</text:p>
          </table:table-cell>
          <table:table-cell office:value-type="float" office:value="0.10944631431825147">
            <text:p>0,1094463143</text:p>
          </table:table-cell>
        </table:table-row>
        <table:table-row>
          <table:table-cell office:value-type="float" office:value="0.9253552112386593">
            <text:p>0,9253552112</text:p>
          </table:table-cell>
          <table:table-cell office:value-type="float" office:value="0.03804614911178861">
            <text:p>0,0380461491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8649848171474896">
            <text:p>0,8649848171</text:p>
          </table:table-cell>
          <table:table-cell office:value-type="float" office:value="0.069954400500981">
            <text:p>0,0699544005</text:p>
          </table:table-cell>
        </table:table-row>
        <table:table-row>
          <table:table-cell office:value-type="float" office:value="0.5508289004028786">
            <text:p>0,5508289004</text:p>
          </table:table-cell>
          <table:table-cell office:value-type="float" office:value="0.2578215171517847">
            <text:p>0,2578215172</text:p>
          </table:table-cell>
        </table:table-row>
        <table:table-row>
          <table:table-cell office:value-type="float" office:value="0.09515506289993997">
            <text:p>0,0951550629</text:p>
          </table:table-cell>
          <table:table-cell office:value-type="float" office:value="0.6915278571735529">
            <text:p>0,6915278572</text:p>
          </table:table-cell>
        </table:table-row>
        <table:table-row>
          <table:table-cell office:value-type="float" office:value="0.5093607909106689">
            <text:p>0,5093607909</text:p>
          </table:table-cell>
          <table:table-cell office:value-type="float" office:value="0.28630483334222523">
            <text:p>0,2863048333</text:p>
          </table:table-cell>
        </table:table-row>
        <table:table-row>
          <table:table-cell office:value-type="float" office:value="0.07572446034751476">
            <text:p>0,0757244603</text:p>
          </table:table-cell>
          <table:table-cell office:value-type="float" office:value="0.7248192224236679">
            <text:p>0,7248192224</text:p>
          </table:table-cell>
        </table:table-row>
        <table:table-row>
          <table:table-cell office:value-type="float" office:value="0.14360747498522164">
            <text:p>0,143607475</text:p>
          </table:table-cell>
          <table:table-cell office:value-type="float" office:value="0.6210442308326449">
            <text:p>0,6210442308</text:p>
          </table:table-cell>
        </table:table-row>
        <table:table-row>
          <table:table-cell office:value-type="float" office:value="0.21990495835098314">
            <text:p>0,2199049584</text:p>
          </table:table-cell>
          <table:table-cell office:value-type="float" office:value="0.5310597497004729">
            <text:p>0,5310597497</text:p>
          </table:table-cell>
        </table:table-row>
        <table:table-row>
          <table:table-cell office:value-type="float" office:value="0.1604237006872555">
            <text:p>0,1604237007</text:p>
          </table:table-cell>
          <table:table-cell office:value-type="float" office:value="0.5994707243068798">
            <text:p>0,5994707243</text:p>
          </table:table-cell>
        </table:table-row>
        <table:table-row>
          <table:table-cell office:value-type="float" office:value="0.23616012437526454">
            <text:p>0,2361601244</text:p>
          </table:table-cell>
          <table:table-cell office:value-type="float" office:value="0.5140369104805751">
            <text:p>0,5140369105</text:p>
          </table:table-cell>
        </table:table-row>
        <table:table-row>
          <table:table-cell office:value-type="float" office:value="0.6505477736831125">
            <text:p>0,6505477737</text:p>
          </table:table-cell>
          <table:table-cell office:value-type="float" office:value="0.1934345818948643">
            <text:p>0,193434581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649848171474896">
            <text:p>0,8649848171</text:p>
          </table:table-cell>
          <table:table-cell office:value-type="float" office:value="0.069954400500981">
            <text:p>0,0699544005</text:p>
          </table:table-cell>
        </table:table-row>
        <table:table-row>
          <table:table-cell office:value-type="float" office:value="0.7930858670813465">
            <text:p>0,7930858671</text:p>
          </table:table-cell>
          <table:table-cell office:value-type="float" office:value="0.10944631431825147">
            <text:p>0,1094463143</text:p>
          </table:table-cell>
        </table:table-row>
        <table:table-row>
          <table:table-cell office:value-type="float" office:value="0.5508289004028786">
            <text:p>0,5508289004</text:p>
          </table:table-cell>
          <table:table-cell office:value-type="float" office:value="0.2578215171517847">
            <text:p>0,2578215172</text:p>
          </table:table-cell>
        </table:table-row>
        <table:table-row>
          <table:table-cell office:value-type="float" office:value="0.2931042691587692">
            <text:p>0,2931042692</text:p>
          </table:table-cell>
          <table:table-cell office:value-type="float" office:value="0.4586089498719348">
            <text:p>0,4586089499</text:p>
          </table:table-cell>
        </table:table-row>
        <table:table-row>
          <table:table-cell office:value-type="float" office:value="0.1604237006872555">
            <text:p>0,1604237007</text:p>
          </table:table-cell>
          <table:table-cell office:value-type="float" office:value="0.5994707243068798">
            <text:p>0,5994707243</text:p>
          </table:table-cell>
        </table:table-row>
        <table:table-row>
          <table:table-cell office:value-type="float" office:value="0.4092283750109144">
            <text:p>0,409228375</text:p>
          </table:table-cell>
          <table:table-cell office:value-type="float" office:value="0.36029039790627304">
            <text:p>0,3602903979</text:p>
          </table:table-cell>
        </table:table-row>
        <table:table-row>
          <table:table-cell office:value-type="float" office:value="0.6195684115921686">
            <text:p>0,6195684116</text:p>
          </table:table-cell>
          <table:table-cell office:value-type="float" office:value="0.2128733192222687">
            <text:p>0,2128733192</text:p>
          </table:table-cell>
        </table:table-row>
        <table:table-row>
          <table:table-cell office:value-type="float" office:value="0.7399247108334663">
            <text:p>0,7399247108</text:p>
          </table:table-cell>
          <table:table-cell office:value-type="float" office:value="0.1398112353480392">
            <text:p>0,1398112353</text:p>
          </table:table-cell>
        </table:table-row>
        <table:table-row>
          <table:table-cell office:value-type="float" office:value="0.5093607909106689">
            <text:p>0,5093607909</text:p>
          </table:table-cell>
          <table:table-cell office:value-type="float" office:value="0.28630483334222523">
            <text:p>0,2863048333</text:p>
          </table:table-cell>
        </table:table-row>
        <table:table-row>
          <table:table-cell office:value-type="float" office:value="0.3648170661665161">
            <text:p>0,3648170662</text:p>
          </table:table-cell>
          <table:table-cell office:value-type="float" office:value="0.3959991174124693">
            <text:p>0,3959991174</text:p>
          </table:table-cell>
        </table:table-row>
        <table:table-row>
          <table:table-cell office:value-type="float" office:value="0.21990495835098314">
            <text:p>0,2199049584</text:p>
          </table:table-cell>
          <table:table-cell office:value-type="float" office:value="0.5310597497004729">
            <text:p>0,5310597497</text:p>
          </table:table-cell>
        </table:table-row>
        <table:table-row>
          <table:table-cell office:value-type="float" office:value="0.9253552112386593">
            <text:p>0,9253552112</text:p>
          </table:table-cell>
          <table:table-cell office:value-type="float" office:value="0.03804614911178861">
            <text:p>0,0380461491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4511958473839284">
            <text:p>0,4511958474</text:p>
          </table:table-cell>
          <table:table-cell office:value-type="float" office:value="0.3282888661158516">
            <text:p>0,3282888661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05439796728890446">
            <text:p>0,0543979673</text:p>
          </table:table-cell>
          <table:table-cell office:value-type="float" office:value="0.7667662818353562">
            <text:p>0,7667662818</text:p>
          </table:table-cell>
        </table:table-row>
        <table:table-row>
          <table:table-cell office:value-type="float" office:value="0.36682845099876266">
            <text:p>0,366828451</text:p>
          </table:table-cell>
          <table:table-cell office:value-type="float" office:value="0.3943363548975697">
            <text:p>0,3943363549</text:p>
          </table:table-cell>
        </table:table-row>
        <table:table-row>
          <table:table-cell office:value-type="float" office:value="0.46843330671503014">
            <text:p>0,4684333067</text:p>
          </table:table-cell>
          <table:table-cell office:value-type="float" office:value="0.31557812227031334">
            <text:p>0,315578122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195684115921686">
            <text:p>0,6195684116</text:p>
          </table:table-cell>
          <table:table-cell office:value-type="float" office:value="0.2128733192222687">
            <text:p>0,2128733192</text:p>
          </table:table-cell>
        </table:table-row>
        <table:table-row>
          <table:table-cell office:value-type="float" office:value="0.7399247108334663">
            <text:p>0,7399247108</text:p>
          </table:table-cell>
          <table:table-cell office:value-type="float" office:value="0.1398112353480392">
            <text:p>0,1398112353</text:p>
          </table:table-cell>
        </table:table-row>
        <table:table-row>
          <table:table-cell office:value-type="float" office:value="0.11853277487525533">
            <text:p>0,1185327749</text:p>
          </table:table-cell>
          <table:table-cell office:value-type="float" office:value="0.6557141088059877">
            <text:p>0,6557141088</text:p>
          </table:table-cell>
        </table:table-row>
        <table:table-row>
          <table:table-cell office:value-type="float" office:value="0.07055836753749103">
            <text:p>0,0705583675</text:p>
          </table:table-cell>
          <table:table-cell office:value-type="float" office:value="0.7343717493610835">
            <text:p>0,7343717494</text:p>
          </table:table-cell>
        </table:table-row>
        <table:table-row>
          <table:table-cell office:value-type="float" office:value="0.21990495835098314">
            <text:p>0,2199049584</text:p>
          </table:table-cell>
          <table:table-cell office:value-type="float" office:value="0.5310597497004729">
            <text:p>0,5310597497</text:p>
          </table:table-cell>
        </table:table-row>
        <table:table-row>
          <table:table-cell office:value-type="float" office:value="0.2830339331385775">
            <text:p>0,2830339331</text:p>
          </table:table-cell>
          <table:table-cell office:value-type="float" office:value="0.46799066442535286">
            <text:p>0,4679906644</text:p>
          </table:table-cell>
        </table:table-row>
        <table:table-row>
          <table:table-cell office:value-type="float" office:value="0.3096270391537314">
            <text:p>0,3096270392</text:p>
          </table:table-cell>
          <table:table-cell office:value-type="float" office:value="0.44355859324297997">
            <text:p>0,4435585932</text:p>
          </table:table-cell>
        </table:table-row>
        <table:table-row>
          <table:table-cell office:value-type="float" office:value="0.7930858670813465">
            <text:p>0,7930858671</text:p>
          </table:table-cell>
          <table:table-cell office:value-type="float" office:value="0.10944631431825147">
            <text:p>0,1094463143</text:p>
          </table:table-cell>
        </table:table-row>
        <table:table-row>
          <table:table-cell office:value-type="float" office:value="0.5508289004028786">
            <text:p>0,5508289004</text:p>
          </table:table-cell>
          <table:table-cell office:value-type="float" office:value="0.2578215171517847">
            <text:p>0,2578215172</text:p>
          </table:table-cell>
        </table:table-row>
        <table:table-row>
          <table:table-cell office:value-type="float" office:value="0.8492671778018454">
            <text:p>0,8492671778</text:p>
          </table:table-cell>
          <table:table-cell office:value-type="float" office:value="0.07844306860517547">
            <text:p>0,0784430686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3648170661665161">
            <text:p>0,3648170662</text:p>
          </table:table-cell>
          <table:table-cell office:value-type="float" office:value="0.3959991174124693">
            <text:p>0,3959991174</text:p>
          </table:table-cell>
        </table:table-row>
        <table:table-row>
          <table:table-cell office:value-type="float" office:value="0.20374455810239658">
            <text:p>0,2037445581</text:p>
          </table:table-cell>
          <table:table-cell office:value-type="float" office:value="0.5486192758852051">
            <text:p>0,5486192759</text:p>
          </table:table-cell>
        </table:table-row>
        <table:table-row>
          <table:table-cell office:value-type="float" office:value="0.14622340162150121">
            <text:p>0,1462234016</text:p>
          </table:table-cell>
          <table:table-cell office:value-type="float" office:value="0.617608313869795">
            <text:p>0,6176083139</text:p>
          </table:table-cell>
        </table:table-row>
        <table:table-row>
          <table:table-cell office:value-type="float" office:value="0.17372280188804004">
            <text:p>0,1737228019</text:p>
          </table:table-cell>
          <table:table-cell office:value-type="float" office:value="0.583199325950593">
            <text:p>0,583199326</text:p>
          </table:table-cell>
        </table:table-row>
        <table:table-row>
          <table:table-cell office:value-type="float" office:value="0.5093607909106689">
            <text:p>0,5093607909</text:p>
          </table:table-cell>
          <table:table-cell office:value-type="float" office:value="0.28630483334222523">
            <text:p>0,2863048333</text:p>
          </table:table-cell>
        </table:table-row>
        <table:table-row>
          <table:table-cell office:value-type="float" office:value="0.05439796728890446">
            <text:p>0,0543979673</text:p>
          </table:table-cell>
          <table:table-cell office:value-type="float" office:value="0.7667662818353562">
            <text:p>0,7667662818</text:p>
          </table:table-cell>
        </table:table-row>
        <table:table-row>
          <table:table-cell office:value-type="float" office:value="0.8734564829149427">
            <text:p>0,8734564829</text:p>
          </table:table-cell>
          <table:table-cell office:value-type="float" office:value="0.06541106206260783">
            <text:p>0,065411062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2345514787012384">
            <text:p>0,4234551479</text:p>
          </table:table-cell>
          <table:table-cell office:value-type="float" office:value="0.34926568565187543">
            <text:p>0,3492656857</text:p>
          </table:table-cell>
        </table:table-row>
        <table:table-row>
          <table:table-cell office:value-type="float" office:value="0.5093607909106689">
            <text:p>0,5093607909</text:p>
          </table:table-cell>
          <table:table-cell office:value-type="float" office:value="0.28630483334222523">
            <text:p>0,2863048333</text:p>
          </table:table-cell>
        </table:table-row>
        <table:table-row>
          <table:table-cell office:value-type="float" office:value="0.5508289004028786">
            <text:p>0,5508289004</text:p>
          </table:table-cell>
          <table:table-cell office:value-type="float" office:value="0.2578215171517847">
            <text:p>0,2578215172</text:p>
          </table:table-cell>
        </table:table-row>
        <table:table-row>
          <table:table-cell office:value-type="float" office:value="0.7399247108334663">
            <text:p>0,7399247108</text:p>
          </table:table-cell>
          <table:table-cell office:value-type="float" office:value="0.1398112353480392">
            <text:p>0,1398112353</text:p>
          </table:table-cell>
        </table:table-row>
        <table:table-row>
          <table:table-cell office:value-type="float" office:value="0.3096270391537314">
            <text:p>0,3096270392</text:p>
          </table:table-cell>
          <table:table-cell office:value-type="float" office:value="0.44355859324297997">
            <text:p>0,4435585932</text:p>
          </table:table-cell>
        </table:table-row>
        <table:table-row>
          <table:table-cell office:value-type="float" office:value="0.3648170661665161">
            <text:p>0,3648170662</text:p>
          </table:table-cell>
          <table:table-cell office:value-type="float" office:value="0.3959991174124693">
            <text:p>0,3959991174</text:p>
          </table:table-cell>
        </table:table-row>
        <table:table-row>
          <table:table-cell office:value-type="float" office:value="0.8492671778018454">
            <text:p>0,8492671778</text:p>
          </table:table-cell>
          <table:table-cell office:value-type="float" office:value="0.07844306860517547">
            <text:p>0,0784430686</text:p>
          </table:table-cell>
        </table:table-row>
        <table:table-row>
          <table:table-cell office:value-type="float" office:value="0.8734564829149427">
            <text:p>0,8734564829</text:p>
          </table:table-cell>
          <table:table-cell office:value-type="float" office:value="0.06541106206260783">
            <text:p>0,0654110621</text:p>
          </table:table-cell>
        </table:table-row>
        <table:table-row>
          <table:table-cell office:value-type="float" office:value="0.9295936290050085">
            <text:p>0,929593629</text:p>
          </table:table-cell>
          <table:table-cell office:value-type="float" office:value="0.03584564046776795">
            <text:p>0,0358456405</text:p>
          </table:table-cell>
        </table:table-row>
        <table:table-row>
          <table:table-cell office:value-type="float" office:value="0.6002326309738607">
            <text:p>0,600232631</text:p>
          </table:table-cell>
          <table:table-cell office:value-type="float" office:value="0.2252531826629678">
            <text:p>0,2252531827</text:p>
          </table:table-cell>
        </table:table-row>
        <table:table-row>
          <table:table-cell office:value-type="float" office:value="0.7930858670813465">
            <text:p>0,7930858671</text:p>
          </table:table-cell>
          <table:table-cell office:value-type="float" office:value="0.10944631431825147">
            <text:p>0,1094463143</text:p>
          </table:table-cell>
        </table:table-row>
        <table:table-row>
          <table:table-cell office:value-type="float" office:value="0.3519521313656979">
            <text:p>0,3519521314</text:p>
          </table:table-cell>
          <table:table-cell office:value-type="float" office:value="0.4067444636872759">
            <text:p>0,4067444637</text:p>
          </table:table-cell>
        </table:table-row>
        <table:table-row>
          <table:table-cell office:value-type="float" office:value="0.6248025106674899">
            <text:p>0,6248025107</text:p>
          </table:table-cell>
          <table:table-cell office:value-type="float" office:value="0.20955549804714946">
            <text:p>0,209555498</text:p>
          </table:table-cell>
        </table:table-row>
        <table:table-row>
          <table:table-cell office:value-type="float" office:value="0.6830636641976209">
            <text:p>0,6830636642</text:p>
          </table:table-cell>
          <table:table-cell office:value-type="float" office:value="0.17352334322279805">
            <text:p>0,1735233432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6792577583649541">
            <text:p>0,6792577584</text:p>
          </table:table-cell>
          <table:table-cell office:value-type="float" office:value="0.17582904785174935">
            <text:p>0,1758290479</text:p>
          </table:table-cell>
        </table:table-row>
        <table:table-row>
          <table:table-cell office:value-type="float" office:value="0.2830339331385775">
            <text:p>0,2830339331</text:p>
          </table:table-cell>
          <table:table-cell office:value-type="float" office:value="0.46799066442535286">
            <text:p>0,4679906644</text:p>
          </table:table-cell>
        </table:table-row>
        <table:table-row>
          <table:table-cell office:value-type="float" office:value="0.2609563626639533">
            <text:p>0,2609563627</text:p>
          </table:table-cell>
          <table:table-cell office:value-type="float" office:value="0.4891611186842242">
            <text:p>0,489161118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609563626639533">
            <text:p>0,2609563627</text:p>
          </table:table-cell>
          <table:table-cell office:value-type="float" office:value="0.4891611186842242">
            <text:p>0,4891611187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7399247108334663">
            <text:p>0,7399247108</text:p>
          </table:table-cell>
          <table:table-cell office:value-type="float" office:value="0.1398112353480392">
            <text:p>0,1398112353</text:p>
          </table:table-cell>
        </table:table-row>
        <table:table-row>
          <table:table-cell office:value-type="float" office:value="0.3648170661665161">
            <text:p>0,3648170662</text:p>
          </table:table-cell>
          <table:table-cell office:value-type="float" office:value="0.3959991174124693">
            <text:p>0,3959991174</text:p>
          </table:table-cell>
        </table:table-row>
        <table:table-row>
          <table:table-cell office:value-type="float" office:value="0.42345514787012384">
            <text:p>0,4234551479</text:p>
          </table:table-cell>
          <table:table-cell office:value-type="float" office:value="0.34926568565187543">
            <text:p>0,3492656857</text:p>
          </table:table-cell>
        </table:table-row>
        <table:table-row>
          <table:table-cell office:value-type="float" office:value="0.5508289004028786">
            <text:p>0,5508289004</text:p>
          </table:table-cell>
          <table:table-cell office:value-type="float" office:value="0.2578215171517847">
            <text:p>0,2578215172</text:p>
          </table:table-cell>
        </table:table-row>
        <table:table-row>
          <table:table-cell office:value-type="float" office:value="0.9295936290050085">
            <text:p>0,929593629</text:p>
          </table:table-cell>
          <table:table-cell office:value-type="float" office:value="0.03584564046776795">
            <text:p>0,0358456405</text:p>
          </table:table-cell>
        </table:table-row>
        <table:table-row>
          <table:table-cell office:value-type="float" office:value="0.7930858670813465">
            <text:p>0,7930858671</text:p>
          </table:table-cell>
          <table:table-cell office:value-type="float" office:value="0.10944631431825147">
            <text:p>0,1094463143</text:p>
          </table:table-cell>
        </table:table-row>
        <table:table-row>
          <table:table-cell office:value-type="float" office:value="0.45266268239317126">
            <text:p>0,4526626824</text:p>
          </table:table-cell>
          <table:table-cell office:value-type="float" office:value="0.3271978876421602">
            <text:p>0,3271978876</text:p>
          </table:table-cell>
        </table:table-row>
        <table:table-row>
          <table:table-cell office:value-type="float" office:value="0.6830636641976209">
            <text:p>0,6830636642</text:p>
          </table:table-cell>
          <table:table-cell office:value-type="float" office:value="0.17352334322279805">
            <text:p>0,1735233432</text:p>
          </table:table-cell>
        </table:table-row>
        <table:table-row>
          <table:table-cell office:value-type="float" office:value="0.2830339331385775">
            <text:p>0,2830339331</text:p>
          </table:table-cell>
          <table:table-cell office:value-type="float" office:value="0.46799066442535286">
            <text:p>0,4679906644</text:p>
          </table:table-cell>
        </table:table-row>
        <table:table-row>
          <table:table-cell office:value-type="float" office:value="0.6002326309738607">
            <text:p>0,600232631</text:p>
          </table:table-cell>
          <table:table-cell office:value-type="float" office:value="0.2252531826629678">
            <text:p>0,2252531827</text:p>
          </table:table-cell>
        </table:table-row>
        <table:table-row>
          <table:table-cell office:value-type="float" office:value="0.8734564829149427">
            <text:p>0,8734564829</text:p>
          </table:table-cell>
          <table:table-cell office:value-type="float" office:value="0.06541106206260783">
            <text:p>0,0654110621</text:p>
          </table:table-cell>
        </table:table-row>
        <table:table-row>
          <table:table-cell office:value-type="float" office:value="0.49443111291036707">
            <text:p>0,4944311129</text:p>
          </table:table-cell>
          <table:table-cell office:value-type="float" office:value="0.2968420427028028">
            <text:p>0,2968420427</text:p>
          </table:table-cell>
        </table:table-row>
        <table:table-row>
          <table:table-cell office:value-type="float" office:value="0.3096270391537314">
            <text:p>0,3096270392</text:p>
          </table:table-cell>
          <table:table-cell office:value-type="float" office:value="0.44355859324297997">
            <text:p>0,4435585932</text:p>
          </table:table-cell>
        </table:table-row>
        <table:table-row>
          <table:table-cell office:value-type="float" office:value="0.8230637085282265">
            <text:p>0,8230637085</text:p>
          </table:table-cell>
          <table:table-cell office:value-type="float" office:value="0.09277141329859617">
            <text:p>0,0927714133</text:p>
          </table:table-cell>
        </table:table-row>
        <table:table-row>
          <table:table-cell office:value-type="float" office:value="0.6449222712336691">
            <text:p>0,6449222712</text:p>
          </table:table-cell>
          <table:table-cell office:value-type="float" office:value="0.1969294730637482">
            <text:p>0,1969294731</text:p>
          </table:table-cell>
        </table:table-row>
        <table:table-row>
          <table:table-cell office:value-type="float" office:value="0.3519521313656979">
            <text:p>0,3519521314</text:p>
          </table:table-cell>
          <table:table-cell office:value-type="float" office:value="0.4067444636872759">
            <text:p>0,406744463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0998213093311858">
            <text:p>0,1099821309</text:p>
          </table:table-cell>
          <table:table-cell office:value-type="float" office:value="0.6683644606904764">
            <text:p>0,6683644607</text:p>
          </table:table-cell>
        </table:table-row>
        <table:table-row>
          <table:table-cell office:value-type="float" office:value="0.19509764740581959">
            <text:p>0,1950976474</text:p>
          </table:table-cell>
          <table:table-cell office:value-type="float" office:value="0.5583014066064738">
            <text:p>0,5583014066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2609563626639533">
            <text:p>0,2609563627</text:p>
          </table:table-cell>
          <table:table-cell office:value-type="float" office:value="0.4891611186842242">
            <text:p>0,4891611187</text:p>
          </table:table-cell>
        </table:table-row>
        <table:table-row>
          <table:table-cell office:value-type="float" office:value="0.7399247108334663">
            <text:p>0,7399247108</text:p>
          </table:table-cell>
          <table:table-cell office:value-type="float" office:value="0.1398112353480392">
            <text:p>0,1398112353</text:p>
          </table:table-cell>
        </table:table-row>
        <table:table-row>
          <table:table-cell office:value-type="float" office:value="0.6449222712336691">
            <text:p>0,6449222712</text:p>
          </table:table-cell>
          <table:table-cell office:value-type="float" office:value="0.1969294730637482">
            <text:p>0,1969294731</text:p>
          </table:table-cell>
        </table:table-row>
        <table:table-row>
          <table:table-cell office:value-type="float" office:value="0.537106965477786">
            <text:p>0,5371069655</text:p>
          </table:table-cell>
          <table:table-cell office:value-type="float" office:value="0.26712418140739147">
            <text:p>0,2671241814</text:p>
          </table:table-cell>
        </table:table-row>
        <table:table-row>
          <table:table-cell office:value-type="float" office:value="0.3096270391537314">
            <text:p>0,3096270392</text:p>
          </table:table-cell>
          <table:table-cell office:value-type="float" office:value="0.44355859324297997">
            <text:p>0,4435585932</text:p>
          </table:table-cell>
        </table:table-row>
        <table:table-row>
          <table:table-cell office:value-type="float" office:value="0.49443111291036707">
            <text:p>0,4944311129</text:p>
          </table:table-cell>
          <table:table-cell office:value-type="float" office:value="0.2968420427028028">
            <text:p>0,2968420427</text:p>
          </table:table-cell>
        </table:table-row>
        <table:table-row>
          <table:table-cell office:value-type="float" office:value="0.7006254981069531">
            <text:p>0,7006254981</text:p>
          </table:table-cell>
          <table:table-cell office:value-type="float" office:value="0.16296625031785428">
            <text:p>0,1629662503</text:p>
          </table:table-cell>
        </table:table-row>
        <table:table-row>
          <table:table-cell office:value-type="float" office:value="0.6002326309738607">
            <text:p>0,600232631</text:p>
          </table:table-cell>
          <table:table-cell office:value-type="float" office:value="0.2252531826629678">
            <text:p>0,2252531827</text:p>
          </table:table-cell>
        </table:table-row>
        <table:table-row>
          <table:table-cell office:value-type="float" office:value="0.7868929571797847">
            <text:p>0,7868929572</text:p>
          </table:table-cell>
          <table:table-cell office:value-type="float" office:value="0.11293012835527738">
            <text:p>0,1129301284</text:p>
          </table:table-cell>
        </table:table-row>
        <table:table-row>
          <table:table-cell office:value-type="float" office:value="0.9295936290050085">
            <text:p>0,929593629</text:p>
          </table:table-cell>
          <table:table-cell office:value-type="float" office:value="0.03584564046776795">
            <text:p>0,0358456405</text:p>
          </table:table-cell>
        </table:table-row>
        <table:table-row>
          <table:table-cell office:value-type="float" office:value="0.8924177198451406">
            <text:p>0,8924177198</text:p>
          </table:table-cell>
          <table:table-cell office:value-type="float" office:value="0.055321366894995005">
            <text:p>0,0553213669</text:p>
          </table:table-cell>
        </table:table-row>
        <table:table-row>
          <table:table-cell office:value-type="float" office:value="0.45266268239317126">
            <text:p>0,4526626824</text:p>
          </table:table-cell>
          <table:table-cell office:value-type="float" office:value="0.3271978876421602">
            <text:p>0,3271978876</text:p>
          </table:table-cell>
        </table:table-row>
        <table:table-row>
          <table:table-cell office:value-type="float" office:value="0.3324869099485044">
            <text:p>0,3324869099</text:p>
          </table:table-cell>
          <table:table-cell office:value-type="float" office:value="0.42338322089232927">
            <text:p>0,4233832209</text:p>
          </table:table-cell>
        </table:table-row>
        <table:table-row>
          <table:table-cell office:value-type="float" office:value="0.8302617762412146">
            <text:p>0,8302617762</text:p>
          </table:table-cell>
          <table:table-cell office:value-type="float" office:value="0.0888129850347874">
            <text:p>0,088812985</text:p>
          </table:table-cell>
        </table:table-row>
        <table:table-row>
          <table:table-cell office:value-type="float" office:value="0.4837383441449954">
            <text:p>0,4837383441</text:p>
          </table:table-cell>
          <table:table-cell office:value-type="float" office:value="0.30448699210942476">
            <text:p>0,304486992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467476349290186">
            <text:p>0,9467476349</text:p>
          </table:table-cell>
          <table:table-cell office:value-type="float" office:value="0.026990424030154503">
            <text:p>0,026990424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10998213093311858">
            <text:p>0,1099821309</text:p>
          </table:table-cell>
          <table:table-cell office:value-type="float" office:value="0.6683644606904764">
            <text:p>0,6683644607</text:p>
          </table:table-cell>
        </table:table-row>
        <table:table-row>
          <table:table-cell office:value-type="float" office:value="0.2609563626639533">
            <text:p>0,2609563627</text:p>
          </table:table-cell>
          <table:table-cell office:value-type="float" office:value="0.4891611186842242">
            <text:p>0,4891611187</text:p>
          </table:table-cell>
        </table:table-row>
        <table:table-row>
          <table:table-cell office:value-type="float" office:value="0.12354860936051834">
            <text:p>0,1235486094</text:p>
          </table:table-cell>
          <table:table-cell office:value-type="float" office:value="0.6485051787571852">
            <text:p>0,6485051788</text:p>
          </table:table-cell>
        </table:table-row>
        <table:table-row>
          <table:table-cell office:value-type="float" office:value="0.1815311689784198">
            <text:p>0,181531169</text:p>
          </table:table-cell>
          <table:table-cell office:value-type="float" office:value="0.5739352525983641">
            <text:p>0,5739352526</text:p>
          </table:table-cell>
        </table:table-row>
        <table:table-row>
          <table:table-cell office:value-type="float" office:value="0.7006254981069531">
            <text:p>0,7006254981</text:p>
          </table:table-cell>
          <table:table-cell office:value-type="float" office:value="0.16296625031785428">
            <text:p>0,1629662503</text:p>
          </table:table-cell>
        </table:table-row>
        <table:table-row>
          <table:table-cell office:value-type="float" office:value="0.21493306850857422">
            <text:p>0,2149330685</text:p>
          </table:table-cell>
          <table:table-cell office:value-type="float" office:value="0.5363912549265553">
            <text:p>0,5363912549</text:p>
          </table:table-cell>
        </table:table-row>
        <table:table-row>
          <table:table-cell office:value-type="float" office:value="0.537106965477786">
            <text:p>0,5371069655</text:p>
          </table:table-cell>
          <table:table-cell office:value-type="float" office:value="0.26712418140739147">
            <text:p>0,2671241814</text:p>
          </table:table-cell>
        </table:table-row>
        <table:table-row>
          <table:table-cell office:value-type="float" office:value="0.3096270391537314">
            <text:p>0,3096270392</text:p>
          </table:table-cell>
          <table:table-cell office:value-type="float" office:value="0.44355859324297997">
            <text:p>0,4435585932</text:p>
          </table:table-cell>
        </table:table-row>
        <table:table-row>
          <table:table-cell office:value-type="float" office:value="0.4184530069092434">
            <text:p>0,4184530069</text:p>
          </table:table-cell>
          <table:table-cell office:value-type="float" office:value="0.3531205623075939">
            <text:p>0,3531205623</text:p>
          </table:table-cell>
        </table:table-row>
        <table:table-row>
          <table:table-cell office:value-type="float" office:value="0.36328231046212056">
            <text:p>0,3632823105</text:p>
          </table:table-cell>
          <table:table-cell office:value-type="float" office:value="0.3972709477201878">
            <text:p>0,3972709477</text:p>
          </table:table-cell>
        </table:table-row>
        <table:table-row>
          <table:table-cell office:value-type="float" office:value="0.6449222712336691">
            <text:p>0,6449222712</text:p>
          </table:table-cell>
          <table:table-cell office:value-type="float" office:value="0.1969294730637482">
            <text:p>0,1969294731</text:p>
          </table:table-cell>
        </table:table-row>
        <table:table-row>
          <table:table-cell office:value-type="float" office:value="0.7399247108334663">
            <text:p>0,7399247108</text:p>
          </table:table-cell>
          <table:table-cell office:value-type="float" office:value="0.1398112353480392">
            <text:p>0,1398112353</text:p>
          </table:table-cell>
        </table:table-row>
        <table:table-row>
          <table:table-cell office:value-type="float" office:value="0.49443111291036707">
            <text:p>0,4944311129</text:p>
          </table:table-cell>
          <table:table-cell office:value-type="float" office:value="0.2968420427028028">
            <text:p>0,2968420427</text:p>
          </table:table-cell>
        </table:table-row>
        <table:table-row>
          <table:table-cell office:value-type="float" office:value="0.45266268239317126">
            <text:p>0,4526626824</text:p>
          </table:table-cell>
          <table:table-cell office:value-type="float" office:value="0.3271978876421602">
            <text:p>0,3271978876</text:p>
          </table:table-cell>
        </table:table-row>
        <table:table-row>
          <table:table-cell office:value-type="float" office:value="0.9295936290050085">
            <text:p>0,929593629</text:p>
          </table:table-cell>
          <table:table-cell office:value-type="float" office:value="0.03584564046776795">
            <text:p>0,0358456405</text:p>
          </table:table-cell>
        </table:table-row>
        <table:table-row>
          <table:table-cell office:value-type="float" office:value="0.8399364323820049">
            <text:p>0,8399364324</text:p>
          </table:table-cell>
          <table:table-cell office:value-type="float" office:value="0.08351954064366174">
            <text:p>0,0835195406</text:p>
          </table:table-cell>
        </table:table-row>
        <table:table-row>
          <table:table-cell office:value-type="float" office:value="0.8850506230420081">
            <text:p>0,885050623</text:p>
          </table:table-cell>
          <table:table-cell office:value-type="float" office:value="0.059228708430147714">
            <text:p>0,059228708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449222712336691">
            <text:p>0,6449222712</text:p>
          </table:table-cell>
          <table:table-cell office:value-type="float" office:value="0.1969294730637482">
            <text:p>0,1969294731</text:p>
          </table:table-cell>
        </table:table-row>
        <table:table-row>
          <table:table-cell office:value-type="float" office:value="0.5555901864724438">
            <text:p>0,5555901865</text:p>
          </table:table-cell>
          <table:table-cell office:value-type="float" office:value="0.25462077673680505">
            <text:p>0,2546207767</text:p>
          </table:table-cell>
        </table:table-row>
        <table:table-row>
          <table:table-cell office:value-type="float" office:value="0.7774213306027731">
            <text:p>0,7774213306</text:p>
          </table:table-cell>
          <table:table-cell office:value-type="float" office:value="0.11828500602361702">
            <text:p>0,118285006</text:p>
          </table:table-cell>
        </table:table-row>
        <table:table-row>
          <table:table-cell office:value-type="float" office:value="0.8399364323820049">
            <text:p>0,8399364324</text:p>
          </table:table-cell>
          <table:table-cell office:value-type="float" office:value="0.08351954064366174">
            <text:p>0,0835195406</text:p>
          </table:table-cell>
        </table:table-row>
        <table:table-row>
          <table:table-cell office:value-type="float" office:value="0.7006254981069531">
            <text:p>0,7006254981</text:p>
          </table:table-cell>
          <table:table-cell office:value-type="float" office:value="0.16296625031785428">
            <text:p>0,1629662503</text:p>
          </table:table-cell>
        </table:table-row>
        <table:table-row>
          <table:table-cell office:value-type="float" office:value="0.12354860936051834">
            <text:p>0,1235486094</text:p>
          </table:table-cell>
          <table:table-cell office:value-type="float" office:value="0.6485051787571852">
            <text:p>0,6485051788</text:p>
          </table:table-cell>
        </table:table-row>
        <table:table-row>
          <table:table-cell office:value-type="float" office:value="0.16909691512934483">
            <text:p>0,1690969151</text:p>
          </table:table-cell>
          <table:table-cell office:value-type="float" office:value="0.5887860470152493">
            <text:p>0,588786047</text:p>
          </table:table-cell>
        </table:table-row>
        <table:table-row>
          <table:table-cell office:value-type="float" office:value="0.7399247108334663">
            <text:p>0,7399247108</text:p>
          </table:table-cell>
          <table:table-cell office:value-type="float" office:value="0.1398112353480392">
            <text:p>0,1398112353</text:p>
          </table:table-cell>
        </table:table-row>
        <table:table-row>
          <table:table-cell office:value-type="float" office:value="0.06786312698422295">
            <text:p>0,067863127</text:p>
          </table:table-cell>
          <table:table-cell office:value-type="float" office:value="0.7394944780158721">
            <text:p>0,739494478</text:p>
          </table:table-cell>
        </table:table-row>
        <table:table-row>
          <table:table-cell office:value-type="float" office:value="0.0888389268202523">
            <text:p>0,0888389268</text:p>
          </table:table-cell>
          <table:table-cell office:value-type="float" office:value="0.7019414037135445">
            <text:p>0,7019414037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2609563626639533">
            <text:p>0,2609563627</text:p>
          </table:table-cell>
          <table:table-cell office:value-type="float" office:value="0.4891611186842242">
            <text:p>0,4891611187</text:p>
          </table:table-cell>
        </table:table-row>
        <table:table-row>
          <table:table-cell office:value-type="float" office:value="0.21493306850857422">
            <text:p>0,2149330685</text:p>
          </table:table-cell>
          <table:table-cell office:value-type="float" office:value="0.5363912549265553">
            <text:p>0,5363912549</text:p>
          </table:table-cell>
        </table:table-row>
        <table:table-row>
          <table:table-cell office:value-type="float" office:value="0.1815311689784198">
            <text:p>0,181531169</text:p>
          </table:table-cell>
          <table:table-cell office:value-type="float" office:value="0.5739352525983641">
            <text:p>0,5739352526</text:p>
          </table:table-cell>
        </table:table-row>
        <table:table-row>
          <table:table-cell office:value-type="float" office:value="0.49443111291036707">
            <text:p>0,4944311129</text:p>
          </table:table-cell>
          <table:table-cell office:value-type="float" office:value="0.2968420427028028">
            <text:p>0,2968420427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29087232253369183">
            <text:p>0,2908723225</text:p>
          </table:table-cell>
          <table:table-cell office:value-type="float" office:value="0.4606741963027433">
            <text:p>0,4606741963</text:p>
          </table:table-cell>
        </table:table-row>
        <table:table-row>
          <table:table-cell office:value-type="float" office:value="0.23368778512861377">
            <text:p>0,2336877851</text:p>
          </table:table-cell>
          <table:table-cell office:value-type="float" office:value="0.5165873552247379">
            <text:p>0,516587355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104104383145655">
            <text:p>0,4104104383</text:p>
          </table:table-cell>
          <table:table-cell office:value-type="float" office:value="0.35936715794882523">
            <text:p>0,3593671579</text:p>
          </table:table-cell>
        </table:table-row>
        <table:table-row>
          <table:table-cell office:value-type="float" office:value="0.8399364323820049">
            <text:p>0,8399364324</text:p>
          </table:table-cell>
          <table:table-cell office:value-type="float" office:value="0.08351954064366174">
            <text:p>0,0835195406</text:p>
          </table:table-cell>
        </table:table-row>
        <table:table-row>
          <table:table-cell office:value-type="float" office:value="0.5555901864724438">
            <text:p>0,5555901865</text:p>
          </table:table-cell>
          <table:table-cell office:value-type="float" office:value="0.25462077673680505">
            <text:p>0,2546207767</text:p>
          </table:table-cell>
        </table:table-row>
        <table:table-row>
          <table:table-cell office:value-type="float" office:value="0.3132132406145741">
            <text:p>0,3132132406</text:p>
          </table:table-cell>
          <table:table-cell office:value-type="float" office:value="0.44034542741564764">
            <text:p>0,4403454274</text:p>
          </table:table-cell>
        </table:table-row>
        <table:table-row>
          <table:table-cell office:value-type="float" office:value="0.49443111291036707">
            <text:p>0,4944311129</text:p>
          </table:table-cell>
          <table:table-cell office:value-type="float" office:value="0.2968420427028028">
            <text:p>0,2968420427</text:p>
          </table:table-cell>
        </table:table-row>
        <table:table-row>
          <table:table-cell office:value-type="float" office:value="0.6225813531527867">
            <text:p>0,6225813532</text:p>
          </table:table-cell>
          <table:table-cell office:value-type="float" office:value="0.21096175431555486">
            <text:p>0,2109617543</text:p>
          </table:table-cell>
        </table:table-row>
        <table:table-row>
          <table:table-cell office:value-type="float" office:value="0.45377136958418796">
            <text:p>0,4537713696</text:p>
          </table:table-cell>
          <table:table-cell office:value-type="float" office:value="0.3263744589282649">
            <text:p>0,3263744589</text:p>
          </table:table-cell>
        </table:table-row>
        <table:table-row>
          <table:table-cell office:value-type="float" office:value="0.06786312698422295">
            <text:p>0,067863127</text:p>
          </table:table-cell>
          <table:table-cell office:value-type="float" office:value="0.7394944780158721">
            <text:p>0,739494478</text:p>
          </table:table-cell>
        </table:table-row>
        <table:table-row>
          <table:table-cell office:value-type="float" office:value="0.6449222712336691">
            <text:p>0,6449222712</text:p>
          </table:table-cell>
          <table:table-cell office:value-type="float" office:value="0.1969294730637482">
            <text:p>0,1969294731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2609563626639533">
            <text:p>0,2609563627</text:p>
          </table:table-cell>
          <table:table-cell office:value-type="float" office:value="0.4891611186842242">
            <text:p>0,4891611187</text:p>
          </table:table-cell>
        </table:table-row>
        <table:table-row>
          <table:table-cell office:value-type="float" office:value="0.79867104754241">
            <text:p>0,7986710475</text:p>
          </table:table-cell>
          <table:table-cell office:value-type="float" office:value="0.10631602479265079">
            <text:p>0,1063160248</text:p>
          </table:table-cell>
        </table:table-row>
        <table:table-row>
          <table:table-cell office:value-type="float" office:value="0.0331534444439569">
            <text:p>0,0331534444</text:p>
          </table:table-cell>
          <table:table-cell office:value-type="float" office:value="0.8179191266388561">
            <text:p>0,8179191266</text:p>
          </table:table-cell>
        </table:table-row>
        <table:table-row>
          <table:table-cell office:value-type="float" office:value="0.693124155747754">
            <text:p>0,6931241557</text:p>
          </table:table-cell>
          <table:table-cell office:value-type="float" office:value="0.167459216766077">
            <text:p>0,1674592168</text:p>
          </table:table-cell>
        </table:table-row>
        <table:table-row>
          <table:table-cell office:value-type="float" office:value="0.21493306850857422">
            <text:p>0,2149330685</text:p>
          </table:table-cell>
          <table:table-cell office:value-type="float" office:value="0.5363912549265553">
            <text:p>0,5363912549</text:p>
          </table:table-cell>
        </table:table-row>
        <table:table-row>
          <table:table-cell office:value-type="float" office:value="0.16909691512934483">
            <text:p>0,1690969151</text:p>
          </table:table-cell>
          <table:table-cell office:value-type="float" office:value="0.5887860470152493">
            <text:p>0,588786047</text:p>
          </table:table-cell>
        </table:table-row>
        <table:table-row>
          <table:table-cell office:value-type="float" office:value="0.14438325015968312">
            <text:p>0,1443832502</text:p>
          </table:table-cell>
          <table:table-cell office:value-type="float" office:value="0.6200220399027292">
            <text:p>0,6200220399</text:p>
          </table:table-cell>
        </table:table-row>
        <table:table-row>
          <table:table-cell office:value-type="float" office:value="0.7006254981069531">
            <text:p>0,7006254981</text:p>
          </table:table-cell>
          <table:table-cell office:value-type="float" office:value="0.16296625031785428">
            <text:p>0,162966250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6786312698422295">
            <text:p>0,067863127</text:p>
          </table:table-cell>
          <table:table-cell office:value-type="float" office:value="0.7394944780158721">
            <text:p>0,739494478</text:p>
          </table:table-cell>
        </table:table-row>
        <table:table-row>
          <table:table-cell office:value-type="float" office:value="0.14438325015968312">
            <text:p>0,1443832502</text:p>
          </table:table-cell>
          <table:table-cell office:value-type="float" office:value="0.6200220399027292">
            <text:p>0,6200220399</text:p>
          </table:table-cell>
        </table:table-row>
        <table:table-row>
          <table:table-cell office:value-type="float" office:value="0.79867104754241">
            <text:p>0,7986710475</text:p>
          </table:table-cell>
          <table:table-cell office:value-type="float" office:value="0.10631602479265079">
            <text:p>0,1063160248</text:p>
          </table:table-cell>
        </table:table-row>
        <table:table-row>
          <table:table-cell office:value-type="float" office:value="0.8775935392865766">
            <text:p>0,8775935393</text:p>
          </table:table-cell>
          <table:table-cell office:value-type="float" office:value="0.0632003739931486">
            <text:p>0,063200374</text:p>
          </table:table-cell>
        </table:table-row>
        <table:table-row>
          <table:table-cell office:value-type="float" office:value="0.7006254981069531">
            <text:p>0,7006254981</text:p>
          </table:table-cell>
          <table:table-cell office:value-type="float" office:value="0.16296625031785428">
            <text:p>0,1629662503</text:p>
          </table:table-cell>
        </table:table-row>
        <table:table-row>
          <table:table-cell office:value-type="float" office:value="0.38146893531271553">
            <text:p>0,3814689353</text:p>
          </table:table-cell>
          <table:table-cell office:value-type="float" office:value="0.38236828504948395">
            <text:p>0,382368285</text:p>
          </table:table-cell>
        </table:table-row>
        <table:table-row>
          <table:table-cell office:value-type="float" office:value="0.2609563626639533">
            <text:p>0,2609563627</text:p>
          </table:table-cell>
          <table:table-cell office:value-type="float" office:value="0.4891611186842242">
            <text:p>0,4891611187</text:p>
          </table:table-cell>
        </table:table-row>
        <table:table-row>
          <table:table-cell office:value-type="float" office:value="0.4104104383145655">
            <text:p>0,4104104383</text:p>
          </table:table-cell>
          <table:table-cell office:value-type="float" office:value="0.35936715794882523">
            <text:p>0,3593671579</text:p>
          </table:table-cell>
        </table:table-row>
        <table:table-row>
          <table:table-cell office:value-type="float" office:value="0.3270764686738069">
            <text:p>0,3270764687</text:p>
          </table:table-cell>
          <table:table-cell office:value-type="float" office:value="0.42809400363887873">
            <text:p>0,4280940036</text:p>
          </table:table-cell>
        </table:table-row>
        <table:table-row>
          <table:table-cell office:value-type="float" office:value="0.3132132406145741">
            <text:p>0,3132132406</text:p>
          </table:table-cell>
          <table:table-cell office:value-type="float" office:value="0.44034542741564764">
            <text:p>0,4403454274</text:p>
          </table:table-cell>
        </table:table-row>
        <table:table-row>
          <table:table-cell office:value-type="float" office:value="0.5766665765355277">
            <text:p>0,5766665765</text:p>
          </table:table-cell>
          <table:table-cell office:value-type="float" office:value="0.24061434268513626">
            <text:p>0,2406143427</text:p>
          </table:table-cell>
        </table:table-row>
        <table:table-row>
          <table:table-cell office:value-type="float" office:value="0.6225813531527867">
            <text:p>0,6225813532</text:p>
          </table:table-cell>
          <table:table-cell office:value-type="float" office:value="0.21096175431555486">
            <text:p>0,2109617543</text:p>
          </table:table-cell>
        </table:table-row>
        <table:table-row>
          <table:table-cell office:value-type="float" office:value="0.24341157894059895">
            <text:p>0,2434115789</text:p>
          </table:table-cell>
          <table:table-cell office:value-type="float" office:value="0.506632409920758">
            <text:p>0,5066324099</text:p>
          </table:table-cell>
        </table:table-row>
        <table:table-row>
          <table:table-cell office:value-type="float" office:value="0.5312190298162722">
            <text:p>0,5312190298</text:p>
          </table:table-cell>
          <table:table-cell office:value-type="float" office:value="0.2711522588247445">
            <text:p>0,2711522588</text:p>
          </table:table-cell>
        </table:table-row>
        <table:table-row>
          <table:table-cell office:value-type="float" office:value="0.21493306850857422">
            <text:p>0,2149330685</text:p>
          </table:table-cell>
          <table:table-cell office:value-type="float" office:value="0.5363912549265553">
            <text:p>0,5363912549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45377136958418796">
            <text:p>0,4537713696</text:p>
          </table:table-cell>
          <table:table-cell office:value-type="float" office:value="0.3263744589282649">
            <text:p>0,3263744589</text:p>
          </table:table-cell>
        </table:table-row>
        <table:table-row>
          <table:table-cell office:value-type="float" office:value="0.6699671664472596">
            <text:p>0,6699671664</text:p>
          </table:table-cell>
          <table:table-cell office:value-type="float" office:value="0.18148477934294982">
            <text:p>0,181484779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75935392865766">
            <text:p>0,8775935393</text:p>
          </table:table-cell>
          <table:table-cell office:value-type="float" office:value="0.0632003739931486">
            <text:p>0,063200374</text:p>
          </table:table-cell>
        </table:table-row>
        <table:table-row>
          <table:table-cell office:value-type="float" office:value="0.14438325015968312">
            <text:p>0,1443832502</text:p>
          </table:table-cell>
          <table:table-cell office:value-type="float" office:value="0.6200220399027292">
            <text:p>0,6200220399</text:p>
          </table:table-cell>
        </table:table-row>
        <table:table-row>
          <table:table-cell office:value-type="float" office:value="0.1765723787690304">
            <text:p>0,1765723788</text:p>
          </table:table-cell>
          <table:table-cell office:value-type="float" office:value="0.5797948372889377">
            <text:p>0,5797948373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21493306850857422">
            <text:p>0,2149330685</text:p>
          </table:table-cell>
          <table:table-cell office:value-type="float" office:value="0.5363912549265553">
            <text:p>0,5363912549</text:p>
          </table:table-cell>
        </table:table-row>
        <table:table-row>
          <table:table-cell office:value-type="float" office:value="0.7205813403571845">
            <text:p>0,7205813404</text:p>
          </table:table-cell>
          <table:table-cell office:value-type="float" office:value="0.15112937360444345">
            <text:p>0,1511293736</text:p>
          </table:table-cell>
        </table:table-row>
        <table:table-row>
          <table:table-cell office:value-type="float" office:value="0.7916167019308453">
            <text:p>0,7916167019</text:p>
          </table:table-cell>
          <table:table-cell office:value-type="float" office:value="0.11027155719801485">
            <text:p>0,1102715572</text:p>
          </table:table-cell>
        </table:table-row>
        <table:table-row>
          <table:table-cell office:value-type="float" office:value="0.8079070576980588">
            <text:p>0,8079070577</text:p>
          </table:table-cell>
          <table:table-cell office:value-type="float" office:value="0.10116349779392086">
            <text:p>0,1011634978</text:p>
          </table:table-cell>
        </table:table-row>
        <table:table-row>
          <table:table-cell office:value-type="float" office:value="0.06786312698422295">
            <text:p>0,067863127</text:p>
          </table:table-cell>
          <table:table-cell office:value-type="float" office:value="0.7394944780158721">
            <text:p>0,739494478</text:p>
          </table:table-cell>
        </table:table-row>
        <table:table-row>
          <table:table-cell office:value-type="float" office:value="0.6699671664472596">
            <text:p>0,6699671664</text:p>
          </table:table-cell>
          <table:table-cell office:value-type="float" office:value="0.18148477934294982">
            <text:p>0,1814847793</text:p>
          </table:table-cell>
        </table:table-row>
        <table:table-row>
          <table:table-cell office:value-type="float" office:value="0.492565506148432">
            <text:p>0,4925655061</text:p>
          </table:table-cell>
          <table:table-cell office:value-type="float" office:value="0.29816988797257216">
            <text:p>0,298169888</text:p>
          </table:table-cell>
        </table:table-row>
        <table:table-row>
          <table:table-cell office:value-type="float" office:value="0.1092888884187184">
            <text:p>0,1092888884</text:p>
          </table:table-cell>
          <table:table-cell office:value-type="float" office:value="0.6694113002253126">
            <text:p>0,6694113002</text:p>
          </table:table-cell>
        </table:table-row>
        <table:table-row>
          <table:table-cell office:value-type="float" office:value="0.35165601713969885">
            <text:p>0,3516560171</text:p>
          </table:table-cell>
          <table:table-cell office:value-type="float" office:value="0.40699408338558807">
            <text:p>0,4069940834</text:p>
          </table:table-cell>
        </table:table-row>
        <table:table-row>
          <table:table-cell office:value-type="float" office:value="0.08789941672959838">
            <text:p>0,0878994167</text:p>
          </table:table-cell>
          <table:table-cell office:value-type="float" office:value="0.7035216420552786">
            <text:p>0,7035216421</text:p>
          </table:table-cell>
        </table:table-row>
        <table:table-row>
          <table:table-cell office:value-type="float" office:value="0.24341157894059895">
            <text:p>0,2434115789</text:p>
          </table:table-cell>
          <table:table-cell office:value-type="float" office:value="0.506632409920758">
            <text:p>0,5066324099</text:p>
          </table:table-cell>
        </table:table-row>
        <table:table-row>
          <table:table-cell office:value-type="float" office:value="0.6225813531527867">
            <text:p>0,6225813532</text:p>
          </table:table-cell>
          <table:table-cell office:value-type="float" office:value="0.21096175431555486">
            <text:p>0,2109617543</text:p>
          </table:table-cell>
        </table:table-row>
        <table:table-row>
          <table:table-cell office:value-type="float" office:value="0.5766665765355277">
            <text:p>0,5766665765</text:p>
          </table:table-cell>
          <table:table-cell office:value-type="float" office:value="0.24061434268513626">
            <text:p>0,2406143427</text:p>
          </table:table-cell>
        </table:table-row>
        <table:table-row>
          <table:table-cell office:value-type="float" office:value="0.3132132406145741">
            <text:p>0,3132132406</text:p>
          </table:table-cell>
          <table:table-cell office:value-type="float" office:value="0.44034542741564764">
            <text:p>0,440345427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75935392865766">
            <text:p>0,8775935393</text:p>
          </table:table-cell>
          <table:table-cell office:value-type="float" office:value="0.0632003739931486">
            <text:p>0,063200374</text:p>
          </table:table-cell>
        </table:table-row>
        <table:table-row>
          <table:table-cell office:value-type="float" office:value="0.14438325015968312">
            <text:p>0,1443832502</text:p>
          </table:table-cell>
          <table:table-cell office:value-type="float" office:value="0.6200220399027292">
            <text:p>0,6200220399</text:p>
          </table:table-cell>
        </table:table-row>
        <table:table-row>
          <table:table-cell office:value-type="float" office:value="0.1765723787690304">
            <text:p>0,1765723788</text:p>
          </table:table-cell>
          <table:table-cell office:value-type="float" office:value="0.5797948372889377">
            <text:p>0,5797948373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4506685878601313">
            <text:p>0,4506685879</text:p>
          </table:table-cell>
          <table:table-cell office:value-type="float" office:value="0.3286814557453881">
            <text:p>0,3286814557</text:p>
          </table:table-cell>
        </table:table-row>
        <table:table-row>
          <table:table-cell office:value-type="float" office:value="0.3132132406145741">
            <text:p>0,3132132406</text:p>
          </table:table-cell>
          <table:table-cell office:value-type="float" office:value="0.44034542741564764">
            <text:p>0,4403454274</text:p>
          </table:table-cell>
        </table:table-row>
        <table:table-row>
          <table:table-cell office:value-type="float" office:value="0.5766665765355277">
            <text:p>0,5766665765</text:p>
          </table:table-cell>
          <table:table-cell office:value-type="float" office:value="0.24061434268513626">
            <text:p>0,2406143427</text:p>
          </table:table-cell>
        </table:table-row>
        <table:table-row>
          <table:table-cell office:value-type="float" office:value="0.1092888884187184">
            <text:p>0,1092888884</text:p>
          </table:table-cell>
          <table:table-cell office:value-type="float" office:value="0.6694113002253126">
            <text:p>0,6694113002</text:p>
          </table:table-cell>
        </table:table-row>
        <table:table-row>
          <table:table-cell office:value-type="float" office:value="0.2547454404328208">
            <text:p>0,2547454404</text:p>
          </table:table-cell>
          <table:table-cell office:value-type="float" office:value="0.49527686754734446">
            <text:p>0,4952768675</text:p>
          </table:table-cell>
        </table:table-row>
        <table:table-row>
          <table:table-cell office:value-type="float" office:value="0.6225813531527867">
            <text:p>0,6225813532</text:p>
          </table:table-cell>
          <table:table-cell office:value-type="float" office:value="0.21096175431555486">
            <text:p>0,2109617543</text:p>
          </table:table-cell>
        </table:table-row>
        <table:table-row>
          <table:table-cell office:value-type="float" office:value="0.7554876068839662">
            <text:p>0,7554876069</text:p>
          </table:table-cell>
          <table:table-cell office:value-type="float" office:value="0.13081209920756132">
            <text:p>0,1308120992</text:p>
          </table:table-cell>
        </table:table-row>
        <table:table-row>
          <table:table-cell office:value-type="float" office:value="0.406777196827982">
            <text:p>0,4067771968</text:p>
          </table:table-cell>
          <table:table-cell office:value-type="float" office:value="0.36220912766959257">
            <text:p>0,3622091277</text:p>
          </table:table-cell>
        </table:table-row>
        <table:table-row>
          <table:table-cell office:value-type="float" office:value="0.7205813403571845">
            <text:p>0,7205813404</text:p>
          </table:table-cell>
          <table:table-cell office:value-type="float" office:value="0.15112937360444345">
            <text:p>0,1511293736</text:p>
          </table:table-cell>
        </table:table-row>
        <table:table-row>
          <table:table-cell office:value-type="float" office:value="0.21493306850857422">
            <text:p>0,2149330685</text:p>
          </table:table-cell>
          <table:table-cell office:value-type="float" office:value="0.5363912549265553">
            <text:p>0,5363912549</text:p>
          </table:table-cell>
        </table:table-row>
        <table:table-row>
          <table:table-cell office:value-type="float" office:value="0.492565506148432">
            <text:p>0,4925655061</text:p>
          </table:table-cell>
          <table:table-cell office:value-type="float" office:value="0.29816988797257216">
            <text:p>0,298169888</text:p>
          </table:table-cell>
        </table:table-row>
        <table:table-row>
          <table:table-cell office:value-type="float" office:value="0.35165601713969885">
            <text:p>0,3516560171</text:p>
          </table:table-cell>
          <table:table-cell office:value-type="float" office:value="0.40699408338558807">
            <text:p>0,4069940834</text:p>
          </table:table-cell>
        </table:table-row>
        <table:table-row>
          <table:table-cell office:value-type="float" office:value="0.3881129761883807">
            <text:p>0,3881129762</text:p>
          </table:table-cell>
          <table:table-cell office:value-type="float" office:value="0.37701286033467696">
            <text:p>0,3770128603</text:p>
          </table:table-cell>
        </table:table-row>
        <table:table-row>
          <table:table-cell office:value-type="float" office:value="0.5351612601114133">
            <text:p>0,5351612601</text:p>
          </table:table-cell>
          <table:table-cell office:value-type="float" office:value="0.2684528312463964">
            <text:p>0,26845283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75935392865766">
            <text:p>0,8775935393</text:p>
          </table:table-cell>
          <table:table-cell office:value-type="float" office:value="0.0632003739931486">
            <text:p>0,063200374</text:p>
          </table:table-cell>
        </table:table-row>
        <table:table-row>
          <table:table-cell office:value-type="float" office:value="0.7563515282399248">
            <text:p>0,7563515282</text:p>
          </table:table-cell>
          <table:table-cell office:value-type="float" office:value="0.1303152707791606">
            <text:p>0,1303152708</text:p>
          </table:table-cell>
        </table:table-row>
        <table:table-row>
          <table:table-cell office:value-type="float" office:value="0.07079231638075485">
            <text:p>0,0707923164</text:p>
          </table:table-cell>
          <table:table-cell office:value-type="float" office:value="0.7339317448834701">
            <text:p>0,7339317449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1092888884187184">
            <text:p>0,1092888884</text:p>
          </table:table-cell>
          <table:table-cell office:value-type="float" office:value="0.6694113002253126">
            <text:p>0,6694113002</text:p>
          </table:table-cell>
        </table:table-row>
        <table:table-row>
          <table:table-cell office:value-type="float" office:value="0.1765723787690304">
            <text:p>0,1765723788</text:p>
          </table:table-cell>
          <table:table-cell office:value-type="float" office:value="0.5797948372889377">
            <text:p>0,5797948373</text:p>
          </table:table-cell>
        </table:table-row>
        <table:table-row>
          <table:table-cell office:value-type="float" office:value="0.5766665765355277">
            <text:p>0,5766665765</text:p>
          </table:table-cell>
          <table:table-cell office:value-type="float" office:value="0.24061434268513626">
            <text:p>0,2406143427</text:p>
          </table:table-cell>
        </table:table-row>
        <table:table-row>
          <table:table-cell office:value-type="float" office:value="0.6225813531527867">
            <text:p>0,6225813532</text:p>
          </table:table-cell>
          <table:table-cell office:value-type="float" office:value="0.21096175431555486">
            <text:p>0,2109617543</text:p>
          </table:table-cell>
        </table:table-row>
        <table:table-row>
          <table:table-cell office:value-type="float" office:value="0.14438325015968312">
            <text:p>0,1443832502</text:p>
          </table:table-cell>
          <table:table-cell office:value-type="float" office:value="0.6200220399027292">
            <text:p>0,6200220399</text:p>
          </table:table-cell>
        </table:table-row>
        <table:table-row>
          <table:table-cell office:value-type="float" office:value="0.6664465366588691">
            <text:p>0,6664465367</text:p>
          </table:table-cell>
          <table:table-cell office:value-type="float" office:value="0.18363823175085603">
            <text:p>0,1836382318</text:p>
          </table:table-cell>
        </table:table-row>
        <table:table-row>
          <table:table-cell office:value-type="float" office:value="0.3881129761883807">
            <text:p>0,3881129762</text:p>
          </table:table-cell>
          <table:table-cell office:value-type="float" office:value="0.37701286033467696">
            <text:p>0,3770128603</text:p>
          </table:table-cell>
        </table:table-row>
        <table:table-row>
          <table:table-cell office:value-type="float" office:value="0.5351612601114133">
            <text:p>0,5351612601</text:p>
          </table:table-cell>
          <table:table-cell office:value-type="float" office:value="0.2684528312463964">
            <text:p>0,2684528312</text:p>
          </table:table-cell>
        </table:table-row>
        <table:table-row>
          <table:table-cell office:value-type="float" office:value="0.4506685878601313">
            <text:p>0,4506685879</text:p>
          </table:table-cell>
          <table:table-cell office:value-type="float" office:value="0.3286814557453881">
            <text:p>0,3286814557</text:p>
          </table:table-cell>
        </table:table-row>
        <table:table-row>
          <table:table-cell office:value-type="float" office:value="0.7116224233778838">
            <text:p>0,7116224234</text:p>
          </table:table-cell>
          <table:table-cell office:value-type="float" office:value="0.15642284088657077">
            <text:p>0,1564228409</text:p>
          </table:table-cell>
        </table:table-row>
        <table:table-row>
          <table:table-cell office:value-type="float" office:value="0.3132132406145741">
            <text:p>0,3132132406</text:p>
          </table:table-cell>
          <table:table-cell office:value-type="float" office:value="0.44034542741564764">
            <text:p>0,4403454274</text:p>
          </table:table-cell>
        </table:table-row>
        <table:table-row>
          <table:table-cell office:value-type="float" office:value="0.12681612872103898">
            <text:p>0,1268161287</text:p>
          </table:table-cell>
          <table:table-cell office:value-type="float" office:value="0.6438874774442227">
            <text:p>0,6438874774</text:p>
          </table:table-cell>
        </table:table-row>
        <table:table-row>
          <table:table-cell office:value-type="float" office:value="0.2051464263906186">
            <text:p>0,2051464264</text:p>
          </table:table-cell>
          <table:table-cell office:value-type="float" office:value="0.5470690710598154">
            <text:p>0,5470690711</text:p>
          </table:table-cell>
        </table:table-row>
        <table:table-row>
          <table:table-cell office:value-type="float" office:value="0.23422654980550456">
            <text:p>0,2342265498</text:p>
          </table:table-cell>
          <table:table-cell office:value-type="float" office:value="0.5160304247109075">
            <text:p>0,516030424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775935392865766">
            <text:p>0,8775935393</text:p>
          </table:table-cell>
          <table:table-cell office:value-type="float" office:value="0.0632003739931486">
            <text:p>0,063200374</text:p>
          </table:table-cell>
        </table:table-row>
        <table:table-row>
          <table:table-cell office:value-type="float" office:value="0.7563515282399248">
            <text:p>0,7563515282</text:p>
          </table:table-cell>
          <table:table-cell office:value-type="float" office:value="0.1303152707791606">
            <text:p>0,1303152708</text:p>
          </table:table-cell>
        </table:table-row>
        <table:table-row>
          <table:table-cell office:value-type="float" office:value="0.3132132406145741">
            <text:p>0,3132132406</text:p>
          </table:table-cell>
          <table:table-cell office:value-type="float" office:value="0.44034542741564764">
            <text:p>0,4403454274</text:p>
          </table:table-cell>
        </table:table-row>
        <table:table-row>
          <table:table-cell office:value-type="float" office:value="0.23422654980550456">
            <text:p>0,2342265498</text:p>
          </table:table-cell>
          <table:table-cell office:value-type="float" office:value="0.5160304247109075">
            <text:p>0,5160304247</text:p>
          </table:table-cell>
        </table:table-row>
        <table:table-row>
          <table:table-cell office:value-type="float" office:value="0.07079231638075485">
            <text:p>0,0707923164</text:p>
          </table:table-cell>
          <table:table-cell office:value-type="float" office:value="0.7339317448834701">
            <text:p>0,7339317449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3881129761883807">
            <text:p>0,3881129762</text:p>
          </table:table-cell>
          <table:table-cell office:value-type="float" office:value="0.37701286033467696">
            <text:p>0,3770128603</text:p>
          </table:table-cell>
        </table:table-row>
        <table:table-row>
          <table:table-cell office:value-type="float" office:value="0.7116224233778838">
            <text:p>0,7116224234</text:p>
          </table:table-cell>
          <table:table-cell office:value-type="float" office:value="0.15642284088657077">
            <text:p>0,1564228409</text:p>
          </table:table-cell>
        </table:table-row>
        <table:table-row>
          <table:table-cell office:value-type="float" office:value="0.3650375852091988">
            <text:p>0,3650375852</text:p>
          </table:table-cell>
          <table:table-cell office:value-type="float" office:value="0.3958165963805371">
            <text:p>0,3958165964</text:p>
          </table:table-cell>
        </table:table-row>
        <table:table-row>
          <table:table-cell office:value-type="float" office:value="0.1092888884187184">
            <text:p>0,1092888884</text:p>
          </table:table-cell>
          <table:table-cell office:value-type="float" office:value="0.6694113002253126">
            <text:p>0,6694113002</text:p>
          </table:table-cell>
        </table:table-row>
        <table:table-row>
          <table:table-cell office:value-type="float" office:value="0.9361938649966609">
            <text:p>0,936193865</text:p>
          </table:table-cell>
          <table:table-cell office:value-type="float" office:value="0.03242888375238229">
            <text:p>0,0324288838</text:p>
          </table:table-cell>
        </table:table-row>
        <table:table-row>
          <table:table-cell office:value-type="float" office:value="0.4475143160669765">
            <text:p>0,4475143161</text:p>
          </table:table-cell>
          <table:table-cell office:value-type="float" office:value="0.3310348917417467">
            <text:p>0,3310348917</text:p>
          </table:table-cell>
        </table:table-row>
        <table:table-row>
          <table:table-cell office:value-type="float" office:value="0.5351612601114133">
            <text:p>0,5351612601</text:p>
          </table:table-cell>
          <table:table-cell office:value-type="float" office:value="0.2684528312463964">
            <text:p>0,2684528312</text:p>
          </table:table-cell>
        </table:table-row>
        <table:table-row>
          <table:table-cell office:value-type="float" office:value="0.6664465366588691">
            <text:p>0,6664465367</text:p>
          </table:table-cell>
          <table:table-cell office:value-type="float" office:value="0.18363823175085603">
            <text:p>0,1836382318</text:p>
          </table:table-cell>
        </table:table-row>
        <table:table-row>
          <table:table-cell office:value-type="float" office:value="0.5766665765355277">
            <text:p>0,5766665765</text:p>
          </table:table-cell>
          <table:table-cell office:value-type="float" office:value="0.24061434268513626">
            <text:p>0,2406143427</text:p>
          </table:table-cell>
        </table:table-row>
        <table:table-row>
          <table:table-cell office:value-type="float" office:value="0.6114688375502243">
            <text:p>0,6114688376</text:p>
          </table:table-cell>
          <table:table-cell office:value-type="float" office:value="0.21803527090397212">
            <text:p>0,2180352709</text:p>
          </table:table-cell>
        </table:table-row>
        <table:table-row>
          <table:table-cell office:value-type="float" office:value="0.167458641138865">
            <text:p>0,1674586411</text:p>
          </table:table-cell>
          <table:table-cell office:value-type="float" office:value="0.590782892416672">
            <text:p>0,5907828924</text:p>
          </table:table-cell>
        </table:table-row>
        <table:table-row>
          <table:table-cell office:value-type="float" office:value="0.564324410438658">
            <text:p>0,5643244104</text:p>
          </table:table-cell>
          <table:table-cell office:value-type="float" office:value="0.2487847109924759">
            <text:p>0,2487847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7563515282399248">
            <text:p>0,7563515282</text:p>
          </table:table-cell>
          <table:table-cell office:value-type="float" office:value="0.1303152707791606">
            <text:p>0,1303152708</text:p>
          </table:table-cell>
        </table:table-row>
        <table:table-row>
          <table:table-cell office:value-type="float" office:value="0.167458641138865">
            <text:p>0,1674586411</text:p>
          </table:table-cell>
          <table:table-cell office:value-type="float" office:value="0.590782892416672">
            <text:p>0,5907828924</text:p>
          </table:table-cell>
        </table:table-row>
        <table:table-row>
          <table:table-cell office:value-type="float" office:value="0.4475143160669765">
            <text:p>0,4475143161</text:p>
          </table:table-cell>
          <table:table-cell office:value-type="float" office:value="0.3310348917417467">
            <text:p>0,3310348917</text:p>
          </table:table-cell>
        </table:table-row>
        <table:table-row>
          <table:table-cell office:value-type="float" office:value="0.5328819063891554">
            <text:p>0,5328819064</text:p>
          </table:table-cell>
          <table:table-cell office:value-type="float" office:value="0.2700123929893361">
            <text:p>0,270012393</text:p>
          </table:table-cell>
        </table:table-row>
        <table:table-row>
          <table:table-cell office:value-type="float" office:value="0.23422654980550456">
            <text:p>0,2342265498</text:p>
          </table:table-cell>
          <table:table-cell office:value-type="float" office:value="0.5160304247109075">
            <text:p>0,5160304247</text:p>
          </table:table-cell>
        </table:table-row>
        <table:table-row>
          <table:table-cell office:value-type="float" office:value="0.18038568290795853">
            <text:p>0,1803856829</text:p>
          </table:table-cell>
          <table:table-cell office:value-type="float" office:value="0.5752816428408603">
            <text:p>0,5752816428</text:p>
          </table:table-cell>
        </table:table-row>
        <table:table-row>
          <table:table-cell office:value-type="float" office:value="0.846025135526316">
            <text:p>0,8460251355</text:p>
          </table:table-cell>
          <table:table-cell office:value-type="float" office:value="0.0802037532549309">
            <text:p>0,0802037533</text:p>
          </table:table-cell>
        </table:table-row>
        <table:table-row>
          <table:table-cell office:value-type="float" office:value="0.24837821959172848">
            <text:p>0,2483782196</text:p>
          </table:table-cell>
          <table:table-cell office:value-type="float" office:value="0.5016244191458329">
            <text:p>0,5016244191</text:p>
          </table:table-cell>
        </table:table-row>
        <table:table-row>
          <table:table-cell office:value-type="float" office:value="0.11274868096493848">
            <text:p>0,112748681</text:p>
          </table:table-cell>
          <table:table-cell office:value-type="float" office:value="0.6642192963183583">
            <text:p>0,6642192963</text:p>
          </table:table-cell>
        </table:table-row>
        <table:table-row>
          <table:table-cell office:value-type="float" office:value="0.9361938649966609">
            <text:p>0,936193865</text:p>
          </table:table-cell>
          <table:table-cell office:value-type="float" office:value="0.03242888375238229">
            <text:p>0,0324288838</text:p>
          </table:table-cell>
        </table:table-row>
        <table:table-row>
          <table:table-cell office:value-type="float" office:value="0.7116224233778838">
            <text:p>0,7116224234</text:p>
          </table:table-cell>
          <table:table-cell office:value-type="float" office:value="0.15642284088657077">
            <text:p>0,1564228409</text:p>
          </table:table-cell>
        </table:table-row>
        <table:table-row>
          <table:table-cell office:value-type="float" office:value="0.30493488418778725">
            <text:p>0,3049348842</text:p>
          </table:table-cell>
          <table:table-cell office:value-type="float" office:value="0.44779090537389077">
            <text:p>0,4477909054</text:p>
          </table:table-cell>
        </table:table-row>
        <table:table-row>
          <table:table-cell office:value-type="float" office:value="0.8775935392865766">
            <text:p>0,8775935393</text:p>
          </table:table-cell>
          <table:table-cell office:value-type="float" office:value="0.0632003739931486">
            <text:p>0,063200374</text:p>
          </table:table-cell>
        </table:table-row>
        <table:table-row>
          <table:table-cell office:value-type="float" office:value="0.6664465366588691">
            <text:p>0,6664465367</text:p>
          </table:table-cell>
          <table:table-cell office:value-type="float" office:value="0.18363823175085603">
            <text:p>0,1836382318</text:p>
          </table:table-cell>
        </table:table-row>
        <table:table-row>
          <table:table-cell office:value-type="float" office:value="0.0802795731754063">
            <text:p>0,0802795732</text:p>
          </table:table-cell>
          <table:table-cell office:value-type="float" office:value="0.7166634983356251">
            <text:p>0,7166634983</text:p>
          </table:table-cell>
        </table:table-row>
        <table:table-row>
          <table:table-cell office:value-type="float" office:value="0.4268481673897357">
            <text:p>0,4268481674</text:p>
          </table:table-cell>
          <table:table-cell office:value-type="float" office:value="0.34666381748005437">
            <text:p>0,3466638175</text:p>
          </table:table-cell>
        </table:table-row>
        <table:table-row>
          <table:table-cell office:value-type="float" office:value="0.6114688375502243">
            <text:p>0,6114688376</text:p>
          </table:table-cell>
          <table:table-cell office:value-type="float" office:value="0.21803527090397212">
            <text:p>0,218035270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5328819063891554">
            <text:p>0,5328819064</text:p>
          </table:table-cell>
          <table:table-cell office:value-type="float" office:value="0.2700123929893361">
            <text:p>0,270012393</text:p>
          </table:table-cell>
        </table:table-row>
        <table:table-row>
          <table:table-cell office:value-type="float" office:value="0.167458641138865">
            <text:p>0,1674586411</text:p>
          </table:table-cell>
          <table:table-cell office:value-type="float" office:value="0.590782892416672">
            <text:p>0,5907828924</text:p>
          </table:table-cell>
        </table:table-row>
        <table:table-row>
          <table:table-cell office:value-type="float" office:value="0.33913828726252604">
            <text:p>0,3391382873</text:p>
          </table:table-cell>
          <table:table-cell office:value-type="float" office:value="0.4176441918701883">
            <text:p>0,4176441919</text:p>
          </table:table-cell>
        </table:table-row>
        <table:table-row>
          <table:table-cell office:value-type="float" office:value="0.4475143160669765">
            <text:p>0,4475143161</text:p>
          </table:table-cell>
          <table:table-cell office:value-type="float" office:value="0.3310348917417467">
            <text:p>0,3310348917</text:p>
          </table:table-cell>
        </table:table-row>
        <table:table-row>
          <table:table-cell office:value-type="float" office:value="0.11274868096493848">
            <text:p>0,112748681</text:p>
          </table:table-cell>
          <table:table-cell office:value-type="float" office:value="0.6642192963183583">
            <text:p>0,6642192963</text:p>
          </table:table-cell>
        </table:table-row>
        <table:table-row>
          <table:table-cell office:value-type="float" office:value="0.18038568290795853">
            <text:p>0,1803856829</text:p>
          </table:table-cell>
          <table:table-cell office:value-type="float" office:value="0.5752816428408603">
            <text:p>0,5752816428</text:p>
          </table:table-cell>
        </table:table-row>
        <table:table-row>
          <table:table-cell office:value-type="float" office:value="0.3895429707733158">
            <text:p>0,3895429708</text:p>
          </table:table-cell>
          <table:table-cell office:value-type="float" office:value="0.37586622365608524">
            <text:p>0,3758662237</text:p>
          </table:table-cell>
        </table:table-row>
        <table:table-row>
          <table:table-cell office:value-type="float" office:value="0.7116224233778838">
            <text:p>0,7116224234</text:p>
          </table:table-cell>
          <table:table-cell office:value-type="float" office:value="0.15642284088657077">
            <text:p>0,1564228409</text:p>
          </table:table-cell>
        </table:table-row>
        <table:table-row>
          <table:table-cell office:value-type="float" office:value="0.7988518410807464">
            <text:p>0,7988518411</text:p>
          </table:table-cell>
          <table:table-cell office:value-type="float" office:value="0.106214879805696">
            <text:p>0,1062148798</text:p>
          </table:table-cell>
        </table:table-row>
        <table:table-row>
          <table:table-cell office:value-type="float" office:value="0.23422654980550456">
            <text:p>0,2342265498</text:p>
          </table:table-cell>
          <table:table-cell office:value-type="float" office:value="0.5160304247109075">
            <text:p>0,5160304247</text:p>
          </table:table-cell>
        </table:table-row>
        <table:table-row>
          <table:table-cell office:value-type="float" office:value="0.846025135526316">
            <text:p>0,8460251355</text:p>
          </table:table-cell>
          <table:table-cell office:value-type="float" office:value="0.0802037532549309">
            <text:p>0,0802037533</text:p>
          </table:table-cell>
        </table:table-row>
        <table:table-row>
          <table:table-cell office:value-type="float" office:value="0.0802795731754063">
            <text:p>0,0802795732</text:p>
          </table:table-cell>
          <table:table-cell office:value-type="float" office:value="0.7166634983356251">
            <text:p>0,7166634983</text:p>
          </table:table-cell>
        </table:table-row>
        <table:table-row>
          <table:table-cell office:value-type="float" office:value="0.30044021991046294">
            <text:p>0,3004402199</text:p>
          </table:table-cell>
          <table:table-cell office:value-type="float" office:value="0.45187572585182567">
            <text:p>0,4518757259</text:p>
          </table:table-cell>
        </table:table-row>
        <table:table-row>
          <table:table-cell office:value-type="float" office:value="0.6114688375502243">
            <text:p>0,6114688376</text:p>
          </table:table-cell>
          <table:table-cell office:value-type="float" office:value="0.21803527090397212">
            <text:p>0,2180352709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2491183338173315">
            <text:p>0,2491183338</text:p>
          </table:table-cell>
          <table:table-cell office:value-type="float" office:value="0.5008824448916553">
            <text:p>0,5008824449</text:p>
          </table:table-cell>
        </table:table-row>
        <table:table-row>
          <table:table-cell office:value-type="float" office:value="0.9028881409504418">
            <text:p>0,902888141</text:p>
          </table:table-cell>
          <table:table-cell office:value-type="float" office:value="0.049795737248857774">
            <text:p>0,0497957372</text:p>
          </table:table-cell>
        </table:table-row>
        <table:table-row>
          <table:table-cell office:value-type="float" office:value="0.6502190670795716">
            <text:p>0,6502190671</text:p>
          </table:table-cell>
          <table:table-cell office:value-type="float" office:value="0.1936383769799238">
            <text:p>0,19363837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1274868096493848">
            <text:p>0,112748681</text:p>
          </table:table-cell>
          <table:table-cell office:value-type="float" office:value="0.6642192963183583">
            <text:p>0,6642192963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9028881409504418">
            <text:p>0,902888141</text:p>
          </table:table-cell>
          <table:table-cell office:value-type="float" office:value="0.049795737248857774">
            <text:p>0,0497957372</text:p>
          </table:table-cell>
        </table:table-row>
        <table:table-row>
          <table:table-cell office:value-type="float" office:value="0.167458641138865">
            <text:p>0,1674586411</text:p>
          </table:table-cell>
          <table:table-cell office:value-type="float" office:value="0.590782892416672">
            <text:p>0,5907828924</text:p>
          </table:table-cell>
        </table:table-row>
        <table:table-row>
          <table:table-cell office:value-type="float" office:value="0.30044021991046294">
            <text:p>0,3004402199</text:p>
          </table:table-cell>
          <table:table-cell office:value-type="float" office:value="0.45187572585182567">
            <text:p>0,4518757259</text:p>
          </table:table-cell>
        </table:table-row>
        <table:table-row>
          <table:table-cell office:value-type="float" office:value="0.7116224233778838">
            <text:p>0,7116224234</text:p>
          </table:table-cell>
          <table:table-cell office:value-type="float" office:value="0.15642284088657077">
            <text:p>0,1564228409</text:p>
          </table:table-cell>
        </table:table-row>
        <table:table-row>
          <table:table-cell office:value-type="float" office:value="0.55306370142247">
            <text:p>0,5530637014</text:p>
          </table:table-cell>
          <table:table-cell office:value-type="float" office:value="0.2563174726925004">
            <text:p>0,2563174727</text:p>
          </table:table-cell>
        </table:table-row>
        <table:table-row>
          <table:table-cell office:value-type="float" office:value="0.2491183338173315">
            <text:p>0,2491183338</text:p>
          </table:table-cell>
          <table:table-cell office:value-type="float" office:value="0.5008824448916553">
            <text:p>0,5008824449</text:p>
          </table:table-cell>
        </table:table-row>
        <table:table-row>
          <table:table-cell office:value-type="float" office:value="0.6114688375502243">
            <text:p>0,6114688376</text:p>
          </table:table-cell>
          <table:table-cell office:value-type="float" office:value="0.21803527090397212">
            <text:p>0,2180352709</text:p>
          </table:table-cell>
        </table:table-row>
        <table:table-row>
          <table:table-cell office:value-type="float" office:value="0.6502190670795716">
            <text:p>0,6502190671</text:p>
          </table:table-cell>
          <table:table-cell office:value-type="float" office:value="0.1936383769799238">
            <text:p>0,193638377</text:p>
          </table:table-cell>
        </table:table-row>
        <table:table-row>
          <table:table-cell office:value-type="float" office:value="0.7335249628092602">
            <text:p>0,7335249628</text:p>
          </table:table-cell>
          <table:table-cell office:value-type="float" office:value="0.14353928122227333">
            <text:p>0,1435392812</text:p>
          </table:table-cell>
        </table:table-row>
        <table:table-row>
          <table:table-cell office:value-type="float" office:value="0.0802795731754063">
            <text:p>0,0802795732</text:p>
          </table:table-cell>
          <table:table-cell office:value-type="float" office:value="0.7166634983356251">
            <text:p>0,7166634983</text:p>
          </table:table-cell>
        </table:table-row>
        <table:table-row>
          <table:table-cell office:value-type="float" office:value="0.846025135526316">
            <text:p>0,8460251355</text:p>
          </table:table-cell>
          <table:table-cell office:value-type="float" office:value="0.0802037532549309">
            <text:p>0,0802037533</text:p>
          </table:table-cell>
        </table:table-row>
        <table:table-row>
          <table:table-cell office:value-type="float" office:value="0.7851889283315765">
            <text:p>0,7851889283</text:p>
          </table:table-cell>
          <table:table-cell office:value-type="float" office:value="0.11389113065516798">
            <text:p>0,1138911307</text:p>
          </table:table-cell>
        </table:table-row>
        <table:table-row>
          <table:table-cell office:value-type="float" office:value="0.3993631665180264">
            <text:p>0,3993631665</text:p>
          </table:table-cell>
          <table:table-cell office:value-type="float" office:value="0.3680481295873661">
            <text:p>0,3680481296</text:p>
          </table:table-cell>
        </table:table-row>
        <table:table-row>
          <table:table-cell office:value-type="float" office:value="0.37118424639855807">
            <text:p>0,3711842464</text:p>
          </table:table-cell>
          <table:table-cell office:value-type="float" office:value="0.39075108010062254">
            <text:p>0,3907510801</text:p>
          </table:table-cell>
        </table:table-row>
        <table:table-row>
          <table:table-cell office:value-type="float" office:value="0.4445359908787791">
            <text:p>0,4445359909</text:p>
          </table:table-cell>
          <table:table-cell office:value-type="float" office:value="0.333264677042847">
            <text:p>0,333264677</text:p>
          </table:table-cell>
        </table:table-row>
        <table:table-row>
          <table:table-cell office:value-type="float" office:value="0.08874548346944672">
            <text:p>0,0887454835</text:p>
          </table:table-cell>
          <table:table-cell office:value-type="float" office:value="0.7020981982776091">
            <text:p>0,702098198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9028881409504418">
            <text:p>0,902888141</text:p>
          </table:table-cell>
          <table:table-cell office:value-type="float" office:value="0.049795737248857774">
            <text:p>0,0497957372</text:p>
          </table:table-cell>
        </table:table-row>
        <table:table-row>
          <table:table-cell office:value-type="float" office:value="0.167458641138865">
            <text:p>0,1674586411</text:p>
          </table:table-cell>
          <table:table-cell office:value-type="float" office:value="0.590782892416672">
            <text:p>0,5907828924</text:p>
          </table:table-cell>
        </table:table-row>
        <table:table-row>
          <table:table-cell office:value-type="float" office:value="0.4809105471812639">
            <text:p>0,4809105472</text:p>
          </table:table-cell>
          <table:table-cell office:value-type="float" office:value="0.3065228574918537">
            <text:p>0,3065228575</text:p>
          </table:table-cell>
        </table:table-row>
        <table:table-row>
          <table:table-cell office:value-type="float" office:value="0.11274868096493848">
            <text:p>0,112748681</text:p>
          </table:table-cell>
          <table:table-cell office:value-type="float" office:value="0.6642192963183583">
            <text:p>0,6642192963</text:p>
          </table:table-cell>
        </table:table-row>
        <table:table-row>
          <table:table-cell office:value-type="float" office:value="0.846025135526316">
            <text:p>0,8460251355</text:p>
          </table:table-cell>
          <table:table-cell office:value-type="float" office:value="0.0802037532549309">
            <text:p>0,0802037533</text:p>
          </table:table-cell>
        </table:table-row>
        <table:table-row>
          <table:table-cell office:value-type="float" office:value="0.23263316929330602">
            <text:p>0,2326331693</text:p>
          </table:table-cell>
          <table:table-cell office:value-type="float" office:value="0.5176793915938216">
            <text:p>0,5176793916</text:p>
          </table:table-cell>
        </table:table-row>
        <table:table-row>
          <table:table-cell office:value-type="float" office:value="0.30044021991046294">
            <text:p>0,3004402199</text:p>
          </table:table-cell>
          <table:table-cell office:value-type="float" office:value="0.45187572585182567">
            <text:p>0,4518757259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3993631665180264">
            <text:p>0,3993631665</text:p>
          </table:table-cell>
          <table:table-cell office:value-type="float" office:value="0.3680481295873661">
            <text:p>0,3680481296</text:p>
          </table:table-cell>
        </table:table-row>
        <table:table-row>
          <table:table-cell office:value-type="float" office:value="0.2491183338173315">
            <text:p>0,2491183338</text:p>
          </table:table-cell>
          <table:table-cell office:value-type="float" office:value="0.5008824448916553">
            <text:p>0,5008824449</text:p>
          </table:table-cell>
        </table:table-row>
        <table:table-row>
          <table:table-cell office:value-type="float" office:value="0.14996544457023664">
            <text:p>0,1499654446</text:p>
          </table:table-cell>
          <table:table-cell office:value-type="float" office:value="0.6127462788167987">
            <text:p>0,6127462788</text:p>
          </table:table-cell>
        </table:table-row>
        <table:table-row>
          <table:table-cell office:value-type="float" office:value="0.6114688375502243">
            <text:p>0,6114688376</text:p>
          </table:table-cell>
          <table:table-cell office:value-type="float" office:value="0.21803527090397212">
            <text:p>0,2180352709</text:p>
          </table:table-cell>
        </table:table-row>
        <table:table-row>
          <table:table-cell office:value-type="float" office:value="0.5414990235848661">
            <text:p>0,5414990236</text:p>
          </table:table-cell>
          <table:table-cell office:value-type="float" office:value="0.26413382766642535">
            <text:p>0,2641338277</text:p>
          </table:table-cell>
        </table:table-row>
        <table:table-row>
          <table:table-cell office:value-type="float" office:value="0.55306370142247">
            <text:p>0,5530637014</text:p>
          </table:table-cell>
          <table:table-cell office:value-type="float" office:value="0.2563174726925004">
            <text:p>0,2563174727</text:p>
          </table:table-cell>
        </table:table-row>
        <table:table-row>
          <table:table-cell office:value-type="float" office:value="0.33396748279325994">
            <text:p>0,3339674828</text:p>
          </table:table-cell>
          <table:table-cell office:value-type="float" office:value="0.4221008022213044">
            <text:p>0,4221008022</text:p>
          </table:table-cell>
        </table:table-row>
        <table:table-row>
          <table:table-cell office:value-type="float" office:value="0.08874548346944672">
            <text:p>0,0887454835</text:p>
          </table:table-cell>
          <table:table-cell office:value-type="float" office:value="0.7020981982776091">
            <text:p>0,7020981983</text:p>
          </table:table-cell>
        </table:table-row>
        <table:table-row>
          <table:table-cell office:value-type="float" office:value="0.7116224233778838">
            <text:p>0,7116224234</text:p>
          </table:table-cell>
          <table:table-cell office:value-type="float" office:value="0.15642284088657077">
            <text:p>0,1564228409</text:p>
          </table:table-cell>
        </table:table-row>
        <table:table-row>
          <table:table-cell office:value-type="float" office:value="0.8059251082443548">
            <text:p>0,8059251082</text:p>
          </table:table-cell>
          <table:table-cell office:value-type="float" office:value="0.10226668311555087">
            <text:p>0,102266683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3993631665180264">
            <text:p>0,3993631665</text:p>
          </table:table-cell>
          <table:table-cell office:value-type="float" office:value="0.3680481295873661">
            <text:p>0,3680481296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9028881409504418">
            <text:p>0,902888141</text:p>
          </table:table-cell>
          <table:table-cell office:value-type="float" office:value="0.049795737248857774">
            <text:p>0,0497957372</text:p>
          </table:table-cell>
        </table:table-row>
        <table:table-row>
          <table:table-cell office:value-type="float" office:value="0.6429954124659678">
            <text:p>0,6429954125</text:p>
          </table:table-cell>
          <table:table-cell office:value-type="float" office:value="0.1981300526482067">
            <text:p>0,1981300526</text:p>
          </table:table-cell>
        </table:table-row>
        <table:table-row>
          <table:table-cell office:value-type="float" office:value="0.846025135526316">
            <text:p>0,8460251355</text:p>
          </table:table-cell>
          <table:table-cell office:value-type="float" office:value="0.0802037532549309">
            <text:p>0,0802037533</text:p>
          </table:table-cell>
        </table:table-row>
        <table:table-row>
          <table:table-cell office:value-type="float" office:value="0.4798398348521391">
            <text:p>0,4798398349</text:p>
          </table:table-cell>
          <table:table-cell office:value-type="float" office:value="0.30729527585547745">
            <text:p>0,3072952759</text:p>
          </table:table-cell>
        </table:table-row>
        <table:table-row>
          <table:table-cell office:value-type="float" office:value="0.7116224233778838">
            <text:p>0,7116224234</text:p>
          </table:table-cell>
          <table:table-cell office:value-type="float" office:value="0.15642284088657077">
            <text:p>0,1564228409</text:p>
          </table:table-cell>
        </table:table-row>
        <table:table-row>
          <table:table-cell office:value-type="float" office:value="0.20987255439169064">
            <text:p>0,2098725544</text:p>
          </table:table-cell>
          <table:table-cell office:value-type="float" office:value="0.5418815061671374">
            <text:p>0,5418815062</text:p>
          </table:table-cell>
        </table:table-row>
        <table:table-row>
          <table:table-cell office:value-type="float" office:value="0.5414990235848661">
            <text:p>0,5414990236</text:p>
          </table:table-cell>
          <table:table-cell office:value-type="float" office:value="0.26413382766642535">
            <text:p>0,2641338277</text:p>
          </table:table-cell>
        </table:table-row>
        <table:table-row>
          <table:table-cell office:value-type="float" office:value="0.08311902570711183">
            <text:p>0,0831190257</text:p>
          </table:table-cell>
          <table:table-cell office:value-type="float" office:value="0.7116962960572448">
            <text:p>0,7116962961</text:p>
          </table:table-cell>
        </table:table-row>
        <table:table-row>
          <table:table-cell office:value-type="float" office:value="0.3620994086431899">
            <text:p>0,3620994086</text:p>
          </table:table-cell>
          <table:table-cell office:value-type="float" office:value="0.39825303603325934">
            <text:p>0,398253036</text:p>
          </table:table-cell>
        </table:table-row>
        <table:table-row>
          <table:table-cell office:value-type="float" office:value="0.4809105471812639">
            <text:p>0,4809105472</text:p>
          </table:table-cell>
          <table:table-cell office:value-type="float" office:value="0.3065228574918537">
            <text:p>0,3065228575</text:p>
          </table:table-cell>
        </table:table-row>
        <table:table-row>
          <table:table-cell office:value-type="float" office:value="0.2491183338173315">
            <text:p>0,2491183338</text:p>
          </table:table-cell>
          <table:table-cell office:value-type="float" office:value="0.5008824448916553">
            <text:p>0,5008824449</text:p>
          </table:table-cell>
        </table:table-row>
        <table:table-row>
          <table:table-cell office:value-type="float" office:value="0.17216349449191337">
            <text:p>0,1721634945</text:p>
          </table:table-cell>
          <table:table-cell office:value-type="float" office:value="0.585074109638946">
            <text:p>0,5850741096</text:p>
          </table:table-cell>
        </table:table-row>
        <table:table-row>
          <table:table-cell office:value-type="float" office:value="0.28305517781448736">
            <text:p>0,2830551778</text:p>
          </table:table-cell>
          <table:table-cell office:value-type="float" office:value="0.4679706983497174">
            <text:p>0,4679706983</text:p>
          </table:table-cell>
        </table:table-row>
        <table:table-row>
          <table:table-cell office:value-type="float" office:value="0.23263316929330602">
            <text:p>0,2326331693</text:p>
          </table:table-cell>
          <table:table-cell office:value-type="float" office:value="0.5176793915938216">
            <text:p>0,5176793916</text:p>
          </table:table-cell>
        </table:table-row>
        <table:table-row>
          <table:table-cell office:value-type="float" office:value="0.7408032756657379">
            <text:p>0,7408032757</text:p>
          </table:table-cell>
          <table:table-cell office:value-type="float" office:value="0.13930070543439044">
            <text:p>0,1393007054</text:p>
          </table:table-cell>
        </table:table-row>
        <table:table-row>
          <table:table-cell office:value-type="float" office:value="0.1396577884482193">
            <text:p>0,1396577884</text:p>
          </table:table-cell>
          <table:table-cell office:value-type="float" office:value="0.6262918405383429">
            <text:p>0,626291840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46025135526316">
            <text:p>0,8460251355</text:p>
          </table:table-cell>
          <table:table-cell office:value-type="float" office:value="0.0802037532549309">
            <text:p>0,0802037533</text:p>
          </table:table-cell>
        </table:table-row>
        <table:table-row>
          <table:table-cell office:value-type="float" office:value="0.08311902570711183">
            <text:p>0,0831190257</text:p>
          </table:table-cell>
          <table:table-cell office:value-type="float" office:value="0.7116962960572448">
            <text:p>0,7116962961</text:p>
          </table:table-cell>
        </table:table-row>
        <table:table-row>
          <table:table-cell office:value-type="float" office:value="0.1396577884482193">
            <text:p>0,1396577884</text:p>
          </table:table-cell>
          <table:table-cell office:value-type="float" office:value="0.6262918405383429">
            <text:p>0,6262918405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7408032756657379">
            <text:p>0,7408032757</text:p>
          </table:table-cell>
          <table:table-cell office:value-type="float" office:value="0.13930070543439044">
            <text:p>0,1393007054</text:p>
          </table:table-cell>
        </table:table-row>
        <table:table-row>
          <table:table-cell office:value-type="float" office:value="0.5414990235848661">
            <text:p>0,5414990236</text:p>
          </table:table-cell>
          <table:table-cell office:value-type="float" office:value="0.26413382766642535">
            <text:p>0,2641338277</text:p>
          </table:table-cell>
        </table:table-row>
        <table:table-row>
          <table:table-cell office:value-type="float" office:value="0.31169772602169965">
            <text:p>0,311697726</text:p>
          </table:table-cell>
          <table:table-cell office:value-type="float" office:value="0.44170104243183506">
            <text:p>0,4417010424</text:p>
          </table:table-cell>
        </table:table-row>
        <table:table-row>
          <table:table-cell office:value-type="float" office:value="0.5776092845082071">
            <text:p>0,5776092845</text:p>
          </table:table-cell>
          <table:table-cell office:value-type="float" office:value="0.2399938917954625">
            <text:p>0,2399938918</text:p>
          </table:table-cell>
        </table:table-row>
        <table:table-row>
          <table:table-cell office:value-type="float" office:value="0.28305517781448736">
            <text:p>0,2830551778</text:p>
          </table:table-cell>
          <table:table-cell office:value-type="float" office:value="0.4679706983497174">
            <text:p>0,4679706983</text:p>
          </table:table-cell>
        </table:table-row>
        <table:table-row>
          <table:table-cell office:value-type="float" office:value="0.6196866036977501">
            <text:p>0,6196866037</text:p>
          </table:table-cell>
          <table:table-cell office:value-type="float" office:value="0.21279824460450414">
            <text:p>0,2127982446</text:p>
          </table:table-cell>
        </table:table-row>
        <table:table-row>
          <table:table-cell office:value-type="float" office:value="0.4809105471812639">
            <text:p>0,4809105472</text:p>
          </table:table-cell>
          <table:table-cell office:value-type="float" office:value="0.3065228574918537">
            <text:p>0,3065228575</text:p>
          </table:table-cell>
        </table:table-row>
        <table:table-row>
          <table:table-cell office:value-type="float" office:value="0.9028881409504418">
            <text:p>0,902888141</text:p>
          </table:table-cell>
          <table:table-cell office:value-type="float" office:value="0.049795737248857774">
            <text:p>0,0497957372</text:p>
          </table:table-cell>
        </table:table-row>
        <table:table-row>
          <table:table-cell office:value-type="float" office:value="0.3541456048273034">
            <text:p>0,3541456048</text:p>
          </table:table-cell>
          <table:table-cell office:value-type="float" office:value="0.40489866003570163">
            <text:p>0,40489866</text:p>
          </table:table-cell>
        </table:table-row>
        <table:table-row>
          <table:table-cell office:value-type="float" office:value="0.9091350030268477">
            <text:p>0,909135003</text:p>
          </table:table-cell>
          <table:table-cell office:value-type="float" office:value="0.04651428797970569">
            <text:p>0,046514288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3993631665180264">
            <text:p>0,3993631665</text:p>
          </table:table-cell>
          <table:table-cell office:value-type="float" office:value="0.3680481295873661">
            <text:p>0,3680481296</text:p>
          </table:table-cell>
        </table:table-row>
        <table:table-row>
          <table:table-cell office:value-type="float" office:value="0.698199461158644">
            <text:p>0,6981994612</text:p>
          </table:table-cell>
          <table:table-cell office:value-type="float" office:value="0.16441669406417414">
            <text:p>0,1644166941</text:p>
          </table:table-cell>
        </table:table-row>
        <table:table-row>
          <table:table-cell office:value-type="float" office:value="0.1759008354343082">
            <text:p>0,1759008354</text:p>
          </table:table-cell>
          <table:table-cell office:value-type="float" office:value="0.5805946645137807">
            <text:p>0,580594664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759008354343082">
            <text:p>0,1759008354</text:p>
          </table:table-cell>
          <table:table-cell office:value-type="float" office:value="0.5805946645137807">
            <text:p>0,5805946645</text:p>
          </table:table-cell>
        </table:table-row>
        <table:table-row>
          <table:table-cell office:value-type="float" office:value="0.28305517781448736">
            <text:p>0,2830551778</text:p>
          </table:table-cell>
          <table:table-cell office:value-type="float" office:value="0.4679706983497174">
            <text:p>0,4679706983</text:p>
          </table:table-cell>
        </table:table-row>
        <table:table-row>
          <table:table-cell office:value-type="float" office:value="0.1396577884482193">
            <text:p>0,1396577884</text:p>
          </table:table-cell>
          <table:table-cell office:value-type="float" office:value="0.6262918405383429">
            <text:p>0,6262918405</text:p>
          </table:table-cell>
        </table:table-row>
        <table:table-row>
          <table:table-cell office:value-type="float" office:value="0.3541456048273034">
            <text:p>0,3541456048</text:p>
          </table:table-cell>
          <table:table-cell office:value-type="float" office:value="0.40489866003570163">
            <text:p>0,40489866</text:p>
          </table:table-cell>
        </table:table-row>
        <table:table-row>
          <table:table-cell office:value-type="float" office:value="0.846025135526316">
            <text:p>0,8460251355</text:p>
          </table:table-cell>
          <table:table-cell office:value-type="float" office:value="0.0802037532549309">
            <text:p>0,0802037533</text:p>
          </table:table-cell>
        </table:table-row>
        <table:table-row>
          <table:table-cell office:value-type="float" office:value="0.08311902570711183">
            <text:p>0,0831190257</text:p>
          </table:table-cell>
          <table:table-cell office:value-type="float" office:value="0.7116962960572448">
            <text:p>0,7116962961</text:p>
          </table:table-cell>
        </table:table-row>
        <table:table-row>
          <table:table-cell office:value-type="float" office:value="0.31169772602169965">
            <text:p>0,311697726</text:p>
          </table:table-cell>
          <table:table-cell office:value-type="float" office:value="0.44170104243183506">
            <text:p>0,4417010424</text:p>
          </table:table-cell>
        </table:table-row>
        <table:table-row>
          <table:table-cell office:value-type="float" office:value="0.4203719099928176">
            <text:p>0,42037191</text:p>
          </table:table-cell>
          <table:table-cell office:value-type="float" office:value="0.351639058862413">
            <text:p>0,3516390589</text:p>
          </table:table-cell>
        </table:table-row>
        <table:table-row>
          <table:table-cell office:value-type="float" office:value="0.4647950077417399">
            <text:p>0,4647950077</text:p>
          </table:table-cell>
          <table:table-cell office:value-type="float" office:value="0.3182412393362738">
            <text:p>0,3182412393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6196866036977501">
            <text:p>0,6196866037</text:p>
          </table:table-cell>
          <table:table-cell office:value-type="float" office:value="0.21279824460450414">
            <text:p>0,2127982446</text:p>
          </table:table-cell>
        </table:table-row>
        <table:table-row>
          <table:table-cell office:value-type="float" office:value="0.9028881409504418">
            <text:p>0,902888141</text:p>
          </table:table-cell>
          <table:table-cell office:value-type="float" office:value="0.049795737248857774">
            <text:p>0,0497957372</text:p>
          </table:table-cell>
        </table:table-row>
        <table:table-row>
          <table:table-cell office:value-type="float" office:value="0.698199461158644">
            <text:p>0,6981994612</text:p>
          </table:table-cell>
          <table:table-cell office:value-type="float" office:value="0.16441669406417414">
            <text:p>0,1644166941</text:p>
          </table:table-cell>
        </table:table-row>
        <table:table-row>
          <table:table-cell office:value-type="float" office:value="0.05114384149752859">
            <text:p>0,0511438415</text:p>
          </table:table-cell>
          <table:table-cell office:value-type="float" office:value="0.7738499579979509">
            <text:p>0,773849958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4883041993420867">
            <text:p>0,4883041993</text:p>
          </table:table-cell>
          <table:table-cell office:value-type="float" office:value="0.3012123360117992">
            <text:p>0,301212336</text:p>
          </table:table-cell>
        </table:table-row>
        <table:table-row>
          <table:table-cell office:value-type="float" office:value="0.0815139111996378">
            <text:p>0,0815139112</text:p>
          </table:table-cell>
          <table:table-cell office:value-type="float" office:value="0.714493588163702">
            <text:p>0,7144935882</text:p>
          </table:table-cell>
        </table:table-row>
        <table:table-row>
          <table:table-cell office:value-type="float" office:value="0.7408032756657379">
            <text:p>0,7408032757</text:p>
          </table:table-cell>
          <table:table-cell office:value-type="float" office:value="0.13930070543439044">
            <text:p>0,139300705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8987963284582424">
            <text:p>0,1898796328</text:p>
          </table:table-cell>
          <table:table-cell office:value-type="float" office:value="0.5642481981152295">
            <text:p>0,5642481981</text:p>
          </table:table-cell>
        </table:table-row>
        <table:table-row>
          <table:table-cell office:value-type="float" office:value="0.846025135526316">
            <text:p>0,8460251355</text:p>
          </table:table-cell>
          <table:table-cell office:value-type="float" office:value="0.0802037532549309">
            <text:p>0,0802037533</text:p>
          </table:table-cell>
        </table:table-row>
        <table:table-row>
          <table:table-cell office:value-type="float" office:value="0.28305517781448736">
            <text:p>0,2830551778</text:p>
          </table:table-cell>
          <table:table-cell office:value-type="float" office:value="0.4679706983497174">
            <text:p>0,4679706983</text:p>
          </table:table-cell>
        </table:table-row>
        <table:table-row>
          <table:table-cell office:value-type="float" office:value="0.7650359967151008">
            <text:p>0,7650359967</text:p>
          </table:table-cell>
          <table:table-cell office:value-type="float" office:value="0.12533663806290551">
            <text:p>0,1253366381</text:p>
          </table:table-cell>
        </table:table-row>
        <table:table-row>
          <table:table-cell office:value-type="float" office:value="0.10971569374142531">
            <text:p>0,1097156937</text:p>
          </table:table-cell>
          <table:table-cell office:value-type="float" office:value="0.6687664060795987">
            <text:p>0,6687664061</text:p>
          </table:table-cell>
        </table:table-row>
        <table:table-row>
          <table:table-cell office:value-type="float" office:value="0.4883041993420867">
            <text:p>0,4883041993</text:p>
          </table:table-cell>
          <table:table-cell office:value-type="float" office:value="0.3012123360117992">
            <text:p>0,301212336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5983091972608146">
            <text:p>0,5983091973</text:p>
          </table:table-cell>
          <table:table-cell office:value-type="float" office:value="0.22649550921742245">
            <text:p>0,2264955092</text:p>
          </table:table-cell>
        </table:table-row>
        <table:table-row>
          <table:table-cell office:value-type="float" office:value="0.9028881409504418">
            <text:p>0,902888141</text:p>
          </table:table-cell>
          <table:table-cell office:value-type="float" office:value="0.049795737248857774">
            <text:p>0,0497957372</text:p>
          </table:table-cell>
        </table:table-row>
        <table:table-row>
          <table:table-cell office:value-type="float" office:value="0.3541456048273034">
            <text:p>0,3541456048</text:p>
          </table:table-cell>
          <table:table-cell office:value-type="float" office:value="0.40489866003570163">
            <text:p>0,40489866</text:p>
          </table:table-cell>
        </table:table-row>
        <table:table-row>
          <table:table-cell office:value-type="float" office:value="0.6196866036977501">
            <text:p>0,6196866037</text:p>
          </table:table-cell>
          <table:table-cell office:value-type="float" office:value="0.21279824460450414">
            <text:p>0,2127982446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5432282901761535">
            <text:p>0,5432282902</text:p>
          </table:table-cell>
          <table:table-cell office:value-type="float" office:value="0.26295977709750906">
            <text:p>0,2629597771</text:p>
          </table:table-cell>
        </table:table-row>
        <table:table-row>
          <table:table-cell office:value-type="float" office:value="0.9253719200931018">
            <text:p>0,9253719201</text:p>
          </table:table-cell>
          <table:table-cell office:value-type="float" office:value="0.038037464298582124">
            <text:p>0,0380374643</text:p>
          </table:table-cell>
        </table:table-row>
        <table:table-row>
          <table:table-cell office:value-type="float" office:value="0.5419243833886582">
            <text:p>0,5419243834</text:p>
          </table:table-cell>
          <table:table-cell office:value-type="float" office:value="0.26384486459126144">
            <text:p>0,2638448646</text:p>
          </table:table-cell>
        </table:table-row>
        <table:table-row>
          <table:table-cell office:value-type="float" office:value="0.060846394713550696">
            <text:p>0,0608463947</text:p>
          </table:table-cell>
          <table:table-cell office:value-type="float" office:value="0.7533293801168233">
            <text:p>0,7533293801</text:p>
          </table:table-cell>
        </table:table-row>
        <table:table-row>
          <table:table-cell office:value-type="float" office:value="0.17135682016592999">
            <text:p>0,1713568202</text:p>
          </table:table-cell>
          <table:table-cell office:value-type="float" office:value="0.5860473213446614">
            <text:p>0,5860473213</text:p>
          </table:table-cell>
        </table:table-row>
        <table:table-row>
          <table:table-cell office:value-type="float" office:value="0.3310218378903479">
            <text:p>0,3310218379</text:p>
          </table:table-cell>
          <table:table-cell office:value-type="float" office:value="0.4246550270573768">
            <text:p>0,424655027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8305517781448736">
            <text:p>0,2830551778</text:p>
          </table:table-cell>
          <table:table-cell office:value-type="float" office:value="0.4679706983497174">
            <text:p>0,4679706983</text:p>
          </table:table-cell>
        </table:table-row>
        <table:table-row>
          <table:table-cell office:value-type="float" office:value="0.7650359967151008">
            <text:p>0,7650359967</text:p>
          </table:table-cell>
          <table:table-cell office:value-type="float" office:value="0.12533663806290551">
            <text:p>0,1253366381</text:p>
          </table:table-cell>
        </table:table-row>
        <table:table-row>
          <table:table-cell office:value-type="float" office:value="0.18987963284582424">
            <text:p>0,1898796328</text:p>
          </table:table-cell>
          <table:table-cell office:value-type="float" office:value="0.5642481981152295">
            <text:p>0,5642481981</text:p>
          </table:table-cell>
        </table:table-row>
        <table:table-row>
          <table:table-cell office:value-type="float" office:value="0.10971569374142531">
            <text:p>0,1097156937</text:p>
          </table:table-cell>
          <table:table-cell office:value-type="float" office:value="0.6687664060795987">
            <text:p>0,6687664061</text:p>
          </table:table-cell>
        </table:table-row>
        <table:table-row>
          <table:table-cell office:value-type="float" office:value="0.6871977325529994">
            <text:p>0,6871977326</text:p>
          </table:table-cell>
          <table:table-cell office:value-type="float" office:value="0.17102609657903012">
            <text:p>0,1710260966</text:p>
          </table:table-cell>
        </table:table-row>
        <table:table-row>
          <table:table-cell office:value-type="float" office:value="0.061001835303787444">
            <text:p>0,0610018353</text:p>
          </table:table-cell>
          <table:table-cell office:value-type="float" office:value="0.7530145038594626">
            <text:p>0,7530145039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8410546773832228">
            <text:p>0,8410546774</text:p>
          </table:table-cell>
          <table:table-cell office:value-type="float" office:value="0.08290966781716491">
            <text:p>0,0829096678</text:p>
          </table:table-cell>
        </table:table-row>
        <table:table-row>
          <table:table-cell office:value-type="float" office:value="0.408010723424709">
            <text:p>0,4080107234</text:p>
          </table:table-cell>
          <table:table-cell office:value-type="float" office:value="0.36124282906200655">
            <text:p>0,3612428291</text:p>
          </table:table-cell>
        </table:table-row>
        <table:table-row>
          <table:table-cell office:value-type="float" office:value="0.45722480128626575">
            <text:p>0,4572248013</text:p>
          </table:table-cell>
          <table:table-cell office:value-type="float" office:value="0.32381600042128644">
            <text:p>0,3238160004</text:p>
          </table:table-cell>
        </table:table-row>
        <table:table-row>
          <table:table-cell office:value-type="float" office:value="0.12921202773008617">
            <text:p>0,1292120277</text:p>
          </table:table-cell>
          <table:table-cell office:value-type="float" office:value="0.6405392542570383">
            <text:p>0,6405392543</text:p>
          </table:table-cell>
        </table:table-row>
        <table:table-row>
          <table:table-cell office:value-type="float" office:value="0.3541456048273034">
            <text:p>0,3541456048</text:p>
          </table:table-cell>
          <table:table-cell office:value-type="float" office:value="0.40489866003570163">
            <text:p>0,40489866</text:p>
          </table:table-cell>
        </table:table-row>
        <table:table-row>
          <table:table-cell office:value-type="float" office:value="0.3861369580190367">
            <text:p>0,386136958</text:p>
          </table:table-cell>
          <table:table-cell office:value-type="float" office:value="0.3786008062291707">
            <text:p>0,3786008062</text:p>
          </table:table-cell>
        </table:table-row>
        <table:table-row>
          <table:table-cell office:value-type="float" office:value="0.15229640273999737">
            <text:p>0,1522964027</text:p>
          </table:table-cell>
          <table:table-cell office:value-type="float" office:value="0.6097482828481118">
            <text:p>0,6097482828</text:p>
          </table:table-cell>
        </table:table-row>
        <table:table-row>
          <table:table-cell office:value-type="float" office:value="0.9253719200931018">
            <text:p>0,9253719201</text:p>
          </table:table-cell>
          <table:table-cell office:value-type="float" office:value="0.038037464298582124">
            <text:p>0,0380374643</text:p>
          </table:table-cell>
        </table:table-row>
        <table:table-row>
          <table:table-cell office:value-type="float" office:value="0.8959734187029884">
            <text:p>0,8959734187</text:p>
          </table:table-cell>
          <table:table-cell office:value-type="float" office:value="0.05344127561836476">
            <text:p>0,0534412756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846025135526316">
            <text:p>0,8460251355</text:p>
          </table:table-cell>
          <table:table-cell office:value-type="float" office:value="0.0802037532549309">
            <text:p>0,080203753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5408138533938001">
            <text:p>0,5408138534</text:p>
          </table:table-cell>
          <table:table-cell office:value-type="float" office:value="0.26459952856025437">
            <text:p>0,2645995286</text:p>
          </table:table-cell>
        </table:table-row>
        <table:table-row>
          <table:table-cell office:value-type="float" office:value="0.18987963284582424">
            <text:p>0,1898796328</text:p>
          </table:table-cell>
          <table:table-cell office:value-type="float" office:value="0.5642481981152295">
            <text:p>0,5642481981</text:p>
          </table:table-cell>
        </table:table-row>
        <table:table-row>
          <table:table-cell office:value-type="float" office:value="0.2457598884456758">
            <text:p>0,2457598884</text:p>
          </table:table-cell>
          <table:table-cell office:value-type="float" office:value="0.5042582441979737">
            <text:p>0,5042582442</text:p>
          </table:table-cell>
        </table:table-row>
        <table:table-row>
          <table:table-cell office:value-type="float" office:value="0.33126860628813953">
            <text:p>0,3312686063</text:p>
          </table:table-cell>
          <table:table-cell office:value-type="float" office:value="0.4244406144556936">
            <text:p>0,4244406145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7082515474141318">
            <text:p>0,7082515474</text:p>
          </table:table-cell>
          <table:table-cell office:value-type="float" office:value="0.15842317794860117">
            <text:p>0,1584231779</text:p>
          </table:table-cell>
        </table:table-row>
        <table:table-row>
          <table:table-cell office:value-type="float" office:value="0.5191881106929142">
            <text:p>0,5191881107</text:p>
          </table:table-cell>
          <table:table-cell office:value-type="float" office:value="0.27945290876104834">
            <text:p>0,2794529088</text:p>
          </table:table-cell>
        </table:table-row>
        <table:table-row>
          <table:table-cell office:value-type="float" office:value="0.7650359967151008">
            <text:p>0,7650359967</text:p>
          </table:table-cell>
          <table:table-cell office:value-type="float" office:value="0.12533663806290551">
            <text:p>0,1253366381</text:p>
          </table:table-cell>
        </table:table-row>
        <table:table-row>
          <table:table-cell office:value-type="float" office:value="0.47233614272185814">
            <text:p>0,4723361427</text:p>
          </table:table-cell>
          <table:table-cell office:value-type="float" office:value="0.31273284472349605">
            <text:p>0,3127328447</text:p>
          </table:table-cell>
        </table:table-row>
        <table:table-row>
          <table:table-cell office:value-type="float" office:value="0.07405790119986272">
            <text:p>0,0740579012</text:p>
          </table:table-cell>
          <table:table-cell office:value-type="float" office:value="0.7278641861131419">
            <text:p>0,7278641861</text:p>
          </table:table-cell>
        </table:table-row>
        <table:table-row>
          <table:table-cell office:value-type="float" office:value="0.12921202773008617">
            <text:p>0,1292120277</text:p>
          </table:table-cell>
          <table:table-cell office:value-type="float" office:value="0.6405392542570383">
            <text:p>0,6405392543</text:p>
          </table:table-cell>
        </table:table-row>
        <table:table-row>
          <table:table-cell office:value-type="float" office:value="0.28305517781448736">
            <text:p>0,2830551778</text:p>
          </table:table-cell>
          <table:table-cell office:value-type="float" office:value="0.4679706983497174">
            <text:p>0,4679706983</text:p>
          </table:table-cell>
        </table:table-row>
        <table:table-row>
          <table:table-cell office:value-type="float" office:value="0.7977717863089377">
            <text:p>0,7977717863</text:p>
          </table:table-cell>
          <table:table-cell office:value-type="float" office:value="0.10681928686914777">
            <text:p>0,1068192869</text:p>
          </table:table-cell>
        </table:table-row>
        <table:table-row>
          <table:table-cell office:value-type="float" office:value="0.09829712467259898">
            <text:p>0,0982971247</text:p>
          </table:table-cell>
          <table:table-cell office:value-type="float" office:value="0.6864762773367875">
            <text:p>0,6864762773</text:p>
          </table:table-cell>
        </table:table-row>
        <table:table-row>
          <table:table-cell office:value-type="float" office:value="0.408010723424709">
            <text:p>0,4080107234</text:p>
          </table:table-cell>
          <table:table-cell office:value-type="float" office:value="0.36124282906200655">
            <text:p>0,3612428291</text:p>
          </table:table-cell>
        </table:table-row>
        <table:table-row>
          <table:table-cell office:value-type="float" office:value="0.4349463991079953">
            <text:p>0,4349463991</text:p>
          </table:table-cell>
          <table:table-cell office:value-type="float" office:value="0.34049533806955135">
            <text:p>0,3404953381</text:p>
          </table:table-cell>
        </table:table-row>
        <table:table-row>
          <table:table-cell office:value-type="float" office:value="0.15229640273999737">
            <text:p>0,1522964027</text:p>
          </table:table-cell>
          <table:table-cell office:value-type="float" office:value="0.6097482828481118">
            <text:p>0,609748282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021388793813429">
            <text:p>0,8021388794</text:p>
          </table:table-cell>
          <table:table-cell office:value-type="float" office:value="0.10437793719597166">
            <text:p>0,1043779372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7082515474141318">
            <text:p>0,7082515474</text:p>
          </table:table-cell>
          <table:table-cell office:value-type="float" office:value="0.15842317794860117">
            <text:p>0,1584231779</text:p>
          </table:table-cell>
        </table:table-row>
        <table:table-row>
          <table:table-cell office:value-type="float" office:value="0.47233614272185814">
            <text:p>0,4723361427</text:p>
          </table:table-cell>
          <table:table-cell office:value-type="float" office:value="0.31273284472349605">
            <text:p>0,3127328447</text:p>
          </table:table-cell>
        </table:table-row>
        <table:table-row>
          <table:table-cell office:value-type="float" office:value="0.7650359967151008">
            <text:p>0,7650359967</text:p>
          </table:table-cell>
          <table:table-cell office:value-type="float" office:value="0.12533663806290551">
            <text:p>0,1253366381</text:p>
          </table:table-cell>
        </table:table-row>
        <table:table-row>
          <table:table-cell office:value-type="float" office:value="0.15229640273999737">
            <text:p>0,1522964027</text:p>
          </table:table-cell>
          <table:table-cell office:value-type="float" office:value="0.6097482828481118">
            <text:p>0,6097482828</text:p>
          </table:table-cell>
        </table:table-row>
        <table:table-row>
          <table:table-cell office:value-type="float" office:value="0.38244937245937843">
            <text:p>0,3824493725</text:p>
          </table:table-cell>
          <table:table-cell office:value-type="float" office:value="0.3815750874525037">
            <text:p>0,3815750875</text:p>
          </table:table-cell>
        </table:table-row>
        <table:table-row>
          <table:table-cell office:value-type="float" office:value="0.12921202773008617">
            <text:p>0,1292120277</text:p>
          </table:table-cell>
          <table:table-cell office:value-type="float" office:value="0.6405392542570383">
            <text:p>0,6405392543</text:p>
          </table:table-cell>
        </table:table-row>
        <table:table-row>
          <table:table-cell office:value-type="float" office:value="0.18987963284582424">
            <text:p>0,1898796328</text:p>
          </table:table-cell>
          <table:table-cell office:value-type="float" office:value="0.5642481981152295">
            <text:p>0,5642481981</text:p>
          </table:table-cell>
        </table:table-row>
        <table:table-row>
          <table:table-cell office:value-type="float" office:value="0.5191881106929142">
            <text:p>0,5191881107</text:p>
          </table:table-cell>
          <table:table-cell office:value-type="float" office:value="0.27945290876104834">
            <text:p>0,2794529088</text:p>
          </table:table-cell>
        </table:table-row>
        <table:table-row>
          <table:table-cell office:value-type="float" office:value="0.4349463991079953">
            <text:p>0,4349463991</text:p>
          </table:table-cell>
          <table:table-cell office:value-type="float" office:value="0.34049533806955135">
            <text:p>0,3404953381</text:p>
          </table:table-cell>
        </table:table-row>
        <table:table-row>
          <table:table-cell office:value-type="float" office:value="0.5408138533938001">
            <text:p>0,5408138534</text:p>
          </table:table-cell>
          <table:table-cell office:value-type="float" office:value="0.26459952856025437">
            <text:p>0,2645995286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33126860628813953">
            <text:p>0,3312686063</text:p>
          </table:table-cell>
          <table:table-cell office:value-type="float" office:value="0.4244406144556936">
            <text:p>0,4244406145</text:p>
          </table:table-cell>
        </table:table-row>
        <table:table-row>
          <table:table-cell office:value-type="float" office:value="0.5832807054007907">
            <text:p>0,5832807054</text:p>
          </table:table-cell>
          <table:table-cell office:value-type="float" office:value="0.23627183802036555">
            <text:p>0,236271838</text:p>
          </table:table-cell>
        </table:table-row>
        <table:table-row>
          <table:table-cell office:value-type="float" office:value="0.07405790119986272">
            <text:p>0,0740579012</text:p>
          </table:table-cell>
          <table:table-cell office:value-type="float" office:value="0.7278641861131419">
            <text:p>0,7278641861</text:p>
          </table:table-cell>
        </table:table-row>
        <table:table-row>
          <table:table-cell office:value-type="float" office:value="0.21173889932823556">
            <text:p>0,2117388993</text:p>
          </table:table-cell>
          <table:table-cell office:value-type="float" office:value="0.539849047237501">
            <text:p>0,5398490472</text:p>
          </table:table-cell>
        </table:table-row>
        <table:table-row>
          <table:table-cell office:value-type="float" office:value="0.09829712467259898">
            <text:p>0,0982971247</text:p>
          </table:table-cell>
          <table:table-cell office:value-type="float" office:value="0.6864762773367875">
            <text:p>0,686476277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913982006332667">
            <text:p>0,8913982006</text:p>
          </table:table-cell>
          <table:table-cell office:value-type="float" office:value="0.055861132759980725">
            <text:p>0,0558611328</text:p>
          </table:table-cell>
        </table:table-row>
        <table:table-row>
          <table:table-cell office:value-type="float" office:value="0.8021388793813429">
            <text:p>0,8021388794</text:p>
          </table:table-cell>
          <table:table-cell office:value-type="float" office:value="0.10437793719597166">
            <text:p>0,1043779372</text:p>
          </table:table-cell>
        </table:table-row>
        <table:table-row>
          <table:table-cell office:value-type="float" office:value="0.33126860628813953">
            <text:p>0,3312686063</text:p>
          </table:table-cell>
          <table:table-cell office:value-type="float" office:value="0.4244406144556936">
            <text:p>0,4244406145</text:p>
          </table:table-cell>
        </table:table-row>
        <table:table-row>
          <table:table-cell office:value-type="float" office:value="0.2783899655427552">
            <text:p>0,2783899655</text:p>
          </table:table-cell>
          <table:table-cell office:value-type="float" office:value="0.4723732706327747">
            <text:p>0,4723732706</text:p>
          </table:table-cell>
        </table:table-row>
        <table:table-row>
          <table:table-cell office:value-type="float" office:value="0.38244937245937843">
            <text:p>0,3824493725</text:p>
          </table:table-cell>
          <table:table-cell office:value-type="float" office:value="0.3815750874525037">
            <text:p>0,3815750875</text:p>
          </table:table-cell>
        </table:table-row>
        <table:table-row>
          <table:table-cell office:value-type="float" office:value="0.5832807054007907">
            <text:p>0,5832807054</text:p>
          </table:table-cell>
          <table:table-cell office:value-type="float" office:value="0.23627183802036555">
            <text:p>0,236271838</text:p>
          </table:table-cell>
        </table:table-row>
        <table:table-row>
          <table:table-cell office:value-type="float" office:value="0.12921202773008617">
            <text:p>0,1292120277</text:p>
          </table:table-cell>
          <table:table-cell office:value-type="float" office:value="0.6405392542570383">
            <text:p>0,6405392543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7082515474141318">
            <text:p>0,7082515474</text:p>
          </table:table-cell>
          <table:table-cell office:value-type="float" office:value="0.15842317794860117">
            <text:p>0,1584231779</text:p>
          </table:table-cell>
        </table:table-row>
        <table:table-row>
          <table:table-cell office:value-type="float" office:value="0.4349463991079953">
            <text:p>0,4349463991</text:p>
          </table:table-cell>
          <table:table-cell office:value-type="float" office:value="0.34049533806955135">
            <text:p>0,3404953381</text:p>
          </table:table-cell>
        </table:table-row>
        <table:table-row>
          <table:table-cell office:value-type="float" office:value="0.2332714346467094">
            <text:p>0,2332714346</text:p>
          </table:table-cell>
          <table:table-cell office:value-type="float" office:value="0.5170181839378325">
            <text:p>0,5170181839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09829712467259898">
            <text:p>0,0982971247</text:p>
          </table:table-cell>
          <table:table-cell office:value-type="float" office:value="0.6864762773367875">
            <text:p>0,6864762773</text:p>
          </table:table-cell>
        </table:table-row>
        <table:table-row>
          <table:table-cell office:value-type="float" office:value="0.07405790119986272">
            <text:p>0,0740579012</text:p>
          </table:table-cell>
          <table:table-cell office:value-type="float" office:value="0.7278641861131419">
            <text:p>0,7278641861</text:p>
          </table:table-cell>
        </table:table-row>
        <table:table-row>
          <table:table-cell office:value-type="float" office:value="0.040265604988369286">
            <text:p>0,040265605</text:p>
          </table:table-cell>
          <table:table-cell office:value-type="float" office:value="0.7993370861659552">
            <text:p>0,7993370862</text:p>
          </table:table-cell>
        </table:table-row>
        <table:table-row>
          <table:table-cell office:value-type="float" office:value="0.47233614272185814">
            <text:p>0,4723361427</text:p>
          </table:table-cell>
          <table:table-cell office:value-type="float" office:value="0.31273284472349605">
            <text:p>0,3127328447</text:p>
          </table:table-cell>
        </table:table-row>
        <table:table-row>
          <table:table-cell office:value-type="float" office:value="0.7569733216095231">
            <text:p>0,7569733216</text:p>
          </table:table-cell>
          <table:table-cell office:value-type="float" office:value="0.1299578621644104">
            <text:p>0,1299578622</text:p>
          </table:table-cell>
        </table:table-row>
        <table:table-row>
          <table:table-cell office:value-type="float" office:value="0.16259543470421556">
            <text:p>0,1625954347</text:p>
          </table:table-cell>
          <table:table-cell office:value-type="float" office:value="0.5967687577776053">
            <text:p>0,596768757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332714346467094">
            <text:p>0,2332714346</text:p>
          </table:table-cell>
          <table:table-cell office:value-type="float" office:value="0.5170181839378325">
            <text:p>0,5170181839</text:p>
          </table:table-cell>
        </table:table-row>
        <table:table-row>
          <table:table-cell office:value-type="float" office:value="0.16259543470421556">
            <text:p>0,1625954347</text:p>
          </table:table-cell>
          <table:table-cell office:value-type="float" office:value="0.5967687577776053">
            <text:p>0,5967687578</text:p>
          </table:table-cell>
        </table:table-row>
        <table:table-row>
          <table:table-cell office:value-type="float" office:value="0.7569733216095231">
            <text:p>0,7569733216</text:p>
          </table:table-cell>
          <table:table-cell office:value-type="float" office:value="0.1299578621644104">
            <text:p>0,1299578622</text:p>
          </table:table-cell>
        </table:table-row>
        <table:table-row>
          <table:table-cell office:value-type="float" office:value="0.507451886738879">
            <text:p>0,5074518867</text:p>
          </table:table-cell>
          <table:table-cell office:value-type="float" office:value="0.2876434272508753">
            <text:p>0,2876434273</text:p>
          </table:table-cell>
        </table:table-row>
        <table:table-row>
          <table:table-cell office:value-type="float" office:value="0.5501636962114977">
            <text:p>0,5501636962</text:p>
          </table:table-cell>
          <table:table-cell office:value-type="float" office:value="0.2582697955378265">
            <text:p>0,2582697955</text:p>
          </table:table-cell>
        </table:table-row>
        <table:table-row>
          <table:table-cell office:value-type="float" office:value="0.8835394218956826">
            <text:p>0,8835394219</text:p>
          </table:table-cell>
          <table:table-cell office:value-type="float" office:value="0.060032222948210534">
            <text:p>0,0600322229</text:p>
          </table:table-cell>
        </table:table-row>
        <table:table-row>
          <table:table-cell office:value-type="float" office:value="0.47233614272185814">
            <text:p>0,4723361427</text:p>
          </table:table-cell>
          <table:table-cell office:value-type="float" office:value="0.31273284472349605">
            <text:p>0,3127328447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8913982006332667">
            <text:p>0,8913982006</text:p>
          </table:table-cell>
          <table:table-cell office:value-type="float" office:value="0.055861132759980725">
            <text:p>0,0558611328</text:p>
          </table:table-cell>
        </table:table-row>
        <table:table-row>
          <table:table-cell office:value-type="float" office:value="0.5832807054007907">
            <text:p>0,5832807054</text:p>
          </table:table-cell>
          <table:table-cell office:value-type="float" office:value="0.23627183802036555">
            <text:p>0,236271838</text:p>
          </table:table-cell>
        </table:table-row>
        <table:table-row>
          <table:table-cell office:value-type="float" office:value="0.809997658118927">
            <text:p>0,8099976581</text:p>
          </table:table-cell>
          <table:table-cell office:value-type="float" office:value="0.10000130104598093">
            <text:p>0,100001301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33126860628813953">
            <text:p>0,3312686063</text:p>
          </table:table-cell>
          <table:table-cell office:value-type="float" office:value="0.4244406144556936">
            <text:p>0,4244406145</text:p>
          </table:table-cell>
        </table:table-row>
        <table:table-row>
          <table:table-cell office:value-type="float" office:value="0.2899711496757026">
            <text:p>0,2899711497</text:p>
          </table:table-cell>
          <table:table-cell office:value-type="float" office:value="0.46151030680643235">
            <text:p>0,4615103068</text:p>
          </table:table-cell>
        </table:table-row>
        <table:table-row>
          <table:table-cell office:value-type="float" office:value="0.4349463991079953">
            <text:p>0,4349463991</text:p>
          </table:table-cell>
          <table:table-cell office:value-type="float" office:value="0.34049533806955135">
            <text:p>0,3404953381</text:p>
          </table:table-cell>
        </table:table-row>
        <table:table-row>
          <table:table-cell office:value-type="float" office:value="0.4168539159333436">
            <text:p>0,4168539159</text:p>
          </table:table-cell>
          <table:table-cell office:value-type="float" office:value="0.3543577492656296">
            <text:p>0,3543577493</text:p>
          </table:table-cell>
        </table:table-row>
        <table:table-row>
          <table:table-cell office:value-type="float" office:value="0.7082515474141318">
            <text:p>0,7082515474</text:p>
          </table:table-cell>
          <table:table-cell office:value-type="float" office:value="0.15842317794860117">
            <text:p>0,1584231779</text:p>
          </table:table-cell>
        </table:table-row>
        <table:table-row>
          <table:table-cell office:value-type="float" office:value="0.2748575618751155">
            <text:p>0,2748575619</text:p>
          </table:table-cell>
          <table:table-cell office:value-type="float" office:value="0.47573140292869387">
            <text:p>0,47573140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16259543470421556">
            <text:p>0,1625954347</text:p>
          </table:table-cell>
          <table:table-cell office:value-type="float" office:value="0.5967687577776053">
            <text:p>0,5967687578</text:p>
          </table:table-cell>
        </table:table-row>
        <table:table-row>
          <table:table-cell office:value-type="float" office:value="0.33126860628813953">
            <text:p>0,3312686063</text:p>
          </table:table-cell>
          <table:table-cell office:value-type="float" office:value="0.4244406144556936">
            <text:p>0,4244406145</text:p>
          </table:table-cell>
        </table:table-row>
        <table:table-row>
          <table:table-cell office:value-type="float" office:value="0.5832807054007907">
            <text:p>0,5832807054</text:p>
          </table:table-cell>
          <table:table-cell office:value-type="float" office:value="0.23627183802036555">
            <text:p>0,236271838</text:p>
          </table:table-cell>
        </table:table-row>
        <table:table-row>
          <table:table-cell office:value-type="float" office:value="0.41643236805812645">
            <text:p>0,4164323681</text:p>
          </table:table-cell>
          <table:table-cell office:value-type="float" office:value="0.35468428807433605">
            <text:p>0,3546842881</text:p>
          </table:table-cell>
        </table:table-row>
        <table:table-row>
          <table:table-cell office:value-type="float" office:value="0.217038834584024">
            <text:p>0,2170388346</text:p>
          </table:table-cell>
          <table:table-cell office:value-type="float" office:value="0.5341257309272984">
            <text:p>0,5341257309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8913982006332667">
            <text:p>0,8913982006</text:p>
          </table:table-cell>
          <table:table-cell office:value-type="float" office:value="0.055861132759980725">
            <text:p>0,0558611328</text:p>
          </table:table-cell>
        </table:table-row>
        <table:table-row>
          <table:table-cell office:value-type="float" office:value="0.16683412352210264">
            <text:p>0,1668341235</text:p>
          </table:table-cell>
          <table:table-cell office:value-type="float" office:value="0.5915466691014717">
            <text:p>0,5915466691</text:p>
          </table:table-cell>
        </table:table-row>
        <table:table-row>
          <table:table-cell office:value-type="float" office:value="0.7082515474141318">
            <text:p>0,7082515474</text:p>
          </table:table-cell>
          <table:table-cell office:value-type="float" office:value="0.15842317794860117">
            <text:p>0,1584231779</text:p>
          </table:table-cell>
        </table:table-row>
        <table:table-row>
          <table:table-cell office:value-type="float" office:value="0.8431918016521516">
            <text:p>0,8431918017</text:p>
          </table:table-cell>
          <table:table-cell office:value-type="float" office:value="0.08174524142144979">
            <text:p>0,0817452414</text:p>
          </table:table-cell>
        </table:table-row>
        <table:table-row>
          <table:table-cell office:value-type="float" office:value="0.2899711496757026">
            <text:p>0,2899711497</text:p>
          </table:table-cell>
          <table:table-cell office:value-type="float" office:value="0.46151030680643235">
            <text:p>0,4615103068</text:p>
          </table:table-cell>
        </table:table-row>
        <table:table-row>
          <table:table-cell office:value-type="float" office:value="0.03965120526064597">
            <text:p>0,0396512053</text:p>
          </table:table-cell>
          <table:table-cell office:value-type="float" office:value="0.8008738960843005">
            <text:p>0,8008738961</text:p>
          </table:table-cell>
        </table:table-row>
        <table:table-row>
          <table:table-cell office:value-type="float" office:value="0.25238201237495184">
            <text:p>0,2523820124</text:p>
          </table:table-cell>
          <table:table-cell office:value-type="float" office:value="0.49762363473691174">
            <text:p>0,4976236347</text:p>
          </table:table-cell>
        </table:table-row>
        <table:table-row>
          <table:table-cell office:value-type="float" office:value="0.32702991747025245">
            <text:p>0,3270299175</text:p>
          </table:table-cell>
          <table:table-cell office:value-type="float" office:value="0.4281347033870192">
            <text:p>0,4281347034</text:p>
          </table:table-cell>
        </table:table-row>
        <table:table-row>
          <table:table-cell office:value-type="float" office:value="0.7309753253525088">
            <text:p>0,7309753254</text:p>
          </table:table-cell>
          <table:table-cell office:value-type="float" office:value="0.1450290499949669">
            <text:p>0,14502905</text:p>
          </table:table-cell>
        </table:table-row>
        <table:table-row>
          <table:table-cell office:value-type="float" office:value="0.6623030381672089">
            <text:p>0,6623030382</text:p>
          </table:table-cell>
          <table:table-cell office:value-type="float" office:value="0.18617997188124635">
            <text:p>0,1861799719</text:p>
          </table:table-cell>
        </table:table-row>
        <table:table-row>
          <table:table-cell office:value-type="float" office:value="0.8051797205906382">
            <text:p>0,8051797206</text:p>
          </table:table-cell>
          <table:table-cell office:value-type="float" office:value="0.10268192897354489">
            <text:p>0,1026819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16259543470421556">
            <text:p>0,1625954347</text:p>
          </table:table-cell>
          <table:table-cell office:value-type="float" office:value="0.5967687577776053">
            <text:p>0,5967687578</text:p>
          </table:table-cell>
        </table:table-row>
        <table:table-row>
          <table:table-cell office:value-type="float" office:value="0.8913982006332667">
            <text:p>0,8913982006</text:p>
          </table:table-cell>
          <table:table-cell office:value-type="float" office:value="0.055861132759980725">
            <text:p>0,0558611328</text:p>
          </table:table-cell>
        </table:table-row>
        <table:table-row>
          <table:table-cell office:value-type="float" office:value="0.217038834584024">
            <text:p>0,2170388346</text:p>
          </table:table-cell>
          <table:table-cell office:value-type="float" office:value="0.5341257309272984">
            <text:p>0,5341257309</text:p>
          </table:table-cell>
        </table:table-row>
        <table:table-row>
          <table:table-cell office:value-type="float" office:value="0.8051797205906382">
            <text:p>0,8051797206</text:p>
          </table:table-cell>
          <table:table-cell office:value-type="float" office:value="0.10268192897354489">
            <text:p>0,102681929</text:p>
          </table:table-cell>
        </table:table-row>
        <table:table-row>
          <table:table-cell office:value-type="float" office:value="0.40322741567577663">
            <text:p>0,4032274157</text:p>
          </table:table-cell>
          <table:table-cell office:value-type="float" office:value="0.36499809789593807">
            <text:p>0,3649980979</text:p>
          </table:table-cell>
        </table:table-row>
        <table:table-row>
          <table:table-cell office:value-type="float" office:value="0.4681199201896529">
            <text:p>0,4681199202</text:p>
          </table:table-cell>
          <table:table-cell office:value-type="float" office:value="0.3158071030844789">
            <text:p>0,3158071031</text:p>
          </table:table-cell>
        </table:table-row>
        <table:table-row>
          <table:table-cell office:value-type="float" office:value="0.611266359319495">
            <text:p>0,6112663593</text:p>
          </table:table-cell>
          <table:table-cell office:value-type="float" office:value="0.21816474924732698">
            <text:p>0,2181647492</text:p>
          </table:table-cell>
        </table:table-row>
        <table:table-row>
          <table:table-cell office:value-type="float" office:value="0.3410078285234166">
            <text:p>0,3410078285</text:p>
          </table:table-cell>
          <table:table-cell office:value-type="float" office:value="0.41604124415895893">
            <text:p>0,4160412442</text:p>
          </table:table-cell>
        </table:table-row>
        <table:table-row>
          <table:table-cell office:value-type="float" office:value="0.41643236805812645">
            <text:p>0,4164323681</text:p>
          </table:table-cell>
          <table:table-cell office:value-type="float" office:value="0.35468428807433605">
            <text:p>0,3546842881</text:p>
          </table:table-cell>
        </table:table-row>
        <table:table-row>
          <table:table-cell office:value-type="float" office:value="0.4897637483379438">
            <text:p>0,4897637483</text:p>
          </table:table-cell>
          <table:table-cell office:value-type="float" office:value="0.3001687715327761">
            <text:p>0,3001687715</text:p>
          </table:table-cell>
        </table:table-row>
        <table:table-row>
          <table:table-cell office:value-type="float" office:value="0.7082515474141318">
            <text:p>0,7082515474</text:p>
          </table:table-cell>
          <table:table-cell office:value-type="float" office:value="0.15842317794860117">
            <text:p>0,1584231779</text:p>
          </table:table-cell>
        </table:table-row>
        <table:table-row>
          <table:table-cell office:value-type="float" office:value="0.18391743797504462">
            <text:p>0,183917438</text:p>
          </table:table-cell>
          <table:table-cell office:value-type="float" office:value="0.5711440358639691">
            <text:p>0,5711440359</text:p>
          </table:table-cell>
        </table:table-row>
        <table:table-row>
          <table:table-cell office:value-type="float" office:value="0.7441391015174771">
            <text:p>0,7441391015</text:p>
          </table:table-cell>
          <table:table-cell office:value-type="float" office:value="0.1373650241744907">
            <text:p>0,1373650242</text:p>
          </table:table-cell>
        </table:table-row>
        <table:table-row>
          <table:table-cell office:value-type="float" office:value="0.5324548068367184">
            <text:p>0,5324548068</text:p>
          </table:table-cell>
          <table:table-cell office:value-type="float" office:value="0.2703049905359648">
            <text:p>0,2703049905</text:p>
          </table:table-cell>
        </table:table-row>
        <table:table-row>
          <table:table-cell office:value-type="float" office:value="0.6605770841352294">
            <text:p>0,6605770841</text:p>
          </table:table-cell>
          <table:table-cell office:value-type="float" office:value="0.18724106640700067">
            <text:p>0,1872410664</text:p>
          </table:table-cell>
        </table:table-row>
        <table:table-row>
          <table:table-cell office:value-type="float" office:value="0.2899711496757026">
            <text:p>0,2899711497</text:p>
          </table:table-cell>
          <table:table-cell office:value-type="float" office:value="0.46151030680643235">
            <text:p>0,4615103068</text:p>
          </table:table-cell>
        </table:table-row>
        <table:table-row>
          <table:table-cell office:value-type="float" office:value="0.6623030381672089">
            <text:p>0,6623030382</text:p>
          </table:table-cell>
          <table:table-cell office:value-type="float" office:value="0.18617997188124635">
            <text:p>0,186179971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16259543470421556">
            <text:p>0,1625954347</text:p>
          </table:table-cell>
          <table:table-cell office:value-type="float" office:value="0.5967687577776053">
            <text:p>0,5967687578</text:p>
          </table:table-cell>
        </table:table-row>
        <table:table-row>
          <table:table-cell office:value-type="float" office:value="0.8913982006332667">
            <text:p>0,8913982006</text:p>
          </table:table-cell>
          <table:table-cell office:value-type="float" office:value="0.055861132759980725">
            <text:p>0,0558611328</text:p>
          </table:table-cell>
        </table:table-row>
        <table:table-row>
          <table:table-cell office:value-type="float" office:value="0.3410078285234166">
            <text:p>0,3410078285</text:p>
          </table:table-cell>
          <table:table-cell office:value-type="float" office:value="0.41604124415895893">
            <text:p>0,4160412442</text:p>
          </table:table-cell>
        </table:table-row>
        <table:table-row>
          <table:table-cell office:value-type="float" office:value="0.2361160843267402">
            <text:p>0,2361160843</text:p>
          </table:table-cell>
          <table:table-cell office:value-type="float" office:value="0.5140822247265077">
            <text:p>0,5140822247</text:p>
          </table:table-cell>
        </table:table-row>
        <table:table-row>
          <table:table-cell office:value-type="float" office:value="0.8411746531838943">
            <text:p>0,8411746532</text:p>
          </table:table-cell>
          <table:table-cell office:value-type="float" office:value="0.08284425903563453">
            <text:p>0,082844259</text:p>
          </table:table-cell>
        </table:table-row>
        <table:table-row>
          <table:table-cell office:value-type="float" office:value="0.2899711496757026">
            <text:p>0,2899711497</text:p>
          </table:table-cell>
          <table:table-cell office:value-type="float" office:value="0.46151030680643235">
            <text:p>0,4615103068</text:p>
          </table:table-cell>
        </table:table-row>
        <table:table-row>
          <table:table-cell office:value-type="float" office:value="0.3909203524338832">
            <text:p>0,3909203524</text:p>
          </table:table-cell>
          <table:table-cell office:value-type="float" office:value="0.3747637626993432">
            <text:p>0,3747637627</text:p>
          </table:table-cell>
        </table:table-row>
        <table:table-row>
          <table:table-cell office:value-type="float" office:value="0.8051797205906382">
            <text:p>0,8051797206</text:p>
          </table:table-cell>
          <table:table-cell office:value-type="float" office:value="0.10268192897354489">
            <text:p>0,102681929</text:p>
          </table:table-cell>
        </table:table-row>
        <table:table-row>
          <table:table-cell office:value-type="float" office:value="0.7441391015174771">
            <text:p>0,7441391015</text:p>
          </table:table-cell>
          <table:table-cell office:value-type="float" office:value="0.1373650241744907">
            <text:p>0,1373650242</text:p>
          </table:table-cell>
        </table:table-row>
        <table:table-row>
          <table:table-cell office:value-type="float" office:value="0.554527593603628">
            <text:p>0,5545275936</text:p>
          </table:table-cell>
          <table:table-cell office:value-type="float" office:value="0.2553339046232681">
            <text:p>0,2553339046</text:p>
          </table:table-cell>
        </table:table-row>
        <table:table-row>
          <table:table-cell office:value-type="float" office:value="0.611266359319495">
            <text:p>0,6112663593</text:p>
          </table:table-cell>
          <table:table-cell office:value-type="float" office:value="0.21816474924732698">
            <text:p>0,2181647492</text:p>
          </table:table-cell>
        </table:table-row>
        <table:table-row>
          <table:table-cell office:value-type="float" office:value="0.7736296732333034">
            <text:p>0,7736296732</text:p>
          </table:table-cell>
          <table:table-cell office:value-type="float" office:value="0.12043779456294079">
            <text:p>0,1204377946</text:p>
          </table:table-cell>
        </table:table-row>
        <table:table-row>
          <table:table-cell office:value-type="float" office:value="0.45474434526194424">
            <text:p>0,4547443453</text:p>
          </table:table-cell>
          <table:table-cell office:value-type="float" office:value="0.32565265236530794">
            <text:p>0,3256526524</text:p>
          </table:table-cell>
        </table:table-row>
        <table:table-row>
          <table:table-cell office:value-type="float" office:value="0.3033467246034113">
            <text:p>0,3033467246</text:p>
          </table:table-cell>
          <table:table-cell office:value-type="float" office:value="0.4492307882575395">
            <text:p>0,4492307883</text:p>
          </table:table-cell>
        </table:table-row>
        <table:table-row>
          <table:table-cell office:value-type="float" office:value="0.4897637483379438">
            <text:p>0,4897637483</text:p>
          </table:table-cell>
          <table:table-cell office:value-type="float" office:value="0.3001687715327761">
            <text:p>0,3001687715</text:p>
          </table:table-cell>
        </table:table-row>
        <table:table-row>
          <table:table-cell office:value-type="float" office:value="0.41643236805812645">
            <text:p>0,4164323681</text:p>
          </table:table-cell>
          <table:table-cell office:value-type="float" office:value="0.35468428807433605">
            <text:p>0,3546842881</text:p>
          </table:table-cell>
        </table:table-row>
        <table:table-row>
          <table:table-cell office:value-type="float" office:value="0.6290638760282482">
            <text:p>0,629063876</text:p>
          </table:table-cell>
          <table:table-cell office:value-type="float" office:value="0.2068645285777163">
            <text:p>0,20686452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6259543470421556">
            <text:p>0,1625954347</text:p>
          </table:table-cell>
          <table:table-cell office:value-type="float" office:value="0.5967687577776053">
            <text:p>0,5967687578</text:p>
          </table:table-cell>
        </table:table-row>
        <table:table-row>
          <table:table-cell office:value-type="float" office:value="0.04953872699005456">
            <text:p>0,049538727</text:p>
          </table:table-cell>
          <table:table-cell office:value-type="float" office:value="0.777427029965329">
            <text:p>0,77742703</text:p>
          </table:table-cell>
        </table:table-row>
        <table:table-row>
          <table:table-cell office:value-type="float" office:value="0.7441391015174771">
            <text:p>0,7441391015</text:p>
          </table:table-cell>
          <table:table-cell office:value-type="float" office:value="0.1373650241744907">
            <text:p>0,1373650242</text:p>
          </table:table-cell>
        </table:table-row>
        <table:table-row>
          <table:table-cell office:value-type="float" office:value="0.6290638760282482">
            <text:p>0,629063876</text:p>
          </table:table-cell>
          <table:table-cell office:value-type="float" office:value="0.2068645285777163">
            <text:p>0,2068645286</text:p>
          </table:table-cell>
        </table:table-row>
        <table:table-row>
          <table:table-cell office:value-type="float" office:value="0.22753726004971536">
            <text:p>0,22753726</text:p>
          </table:table-cell>
          <table:table-cell office:value-type="float" office:value="0.5229913417455451">
            <text:p>0,5229913417</text:p>
          </table:table-cell>
        </table:table-row>
        <table:table-row>
          <table:table-cell office:value-type="float" office:value="0.8913982006332667">
            <text:p>0,8913982006</text:p>
          </table:table-cell>
          <table:table-cell office:value-type="float" office:value="0.055861132759980725">
            <text:p>0,0558611328</text:p>
          </table:table-cell>
        </table:table-row>
        <table:table-row>
          <table:table-cell office:value-type="float" office:value="0.3410078285234166">
            <text:p>0,3410078285</text:p>
          </table:table-cell>
          <table:table-cell office:value-type="float" office:value="0.41604124415895893">
            <text:p>0,4160412442</text:p>
          </table:table-cell>
        </table:table-row>
        <table:table-row>
          <table:table-cell office:value-type="float" office:value="0.9493143528037382">
            <text:p>0,9493143528</text:p>
          </table:table-cell>
          <table:table-cell office:value-type="float" office:value="0.02567235859607364">
            <text:p>0,0256723586</text:p>
          </table:table-cell>
        </table:table-row>
        <table:table-row>
          <table:table-cell office:value-type="float" office:value="0.5364441845905394">
            <text:p>0,5364441846</text:p>
          </table:table-cell>
          <table:table-cell office:value-type="float" office:value="0.267576499154663">
            <text:p>0,2675764992</text:p>
          </table:table-cell>
        </table:table-row>
        <table:table-row>
          <table:table-cell office:value-type="float" office:value="0.45474434526194424">
            <text:p>0,4547443453</text:p>
          </table:table-cell>
          <table:table-cell office:value-type="float" office:value="0.32565265236530794">
            <text:p>0,3256526524</text:p>
          </table:table-cell>
        </table:table-row>
        <table:table-row>
          <table:table-cell office:value-type="float" office:value="0.4897637483379438">
            <text:p>0,4897637483</text:p>
          </table:table-cell>
          <table:table-cell office:value-type="float" office:value="0.3001687715327761">
            <text:p>0,3001687715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260766421529481">
            <text:p>0,2607664215</text:p>
          </table:table-cell>
          <table:table-cell office:value-type="float" office:value="0.4893470635260373">
            <text:p>0,4893470635</text:p>
          </table:table-cell>
        </table:table-row>
        <table:table-row>
          <table:table-cell office:value-type="float" office:value="0.8051797205906382">
            <text:p>0,8051797206</text:p>
          </table:table-cell>
          <table:table-cell office:value-type="float" office:value="0.10268192897354489">
            <text:p>0,102681929</text:p>
          </table:table-cell>
        </table:table-row>
        <table:table-row>
          <table:table-cell office:value-type="float" office:value="0.41643236805812645">
            <text:p>0,4164323681</text:p>
          </table:table-cell>
          <table:table-cell office:value-type="float" office:value="0.35468428807433605">
            <text:p>0,3546842881</text:p>
          </table:table-cell>
        </table:table-row>
        <table:table-row>
          <table:table-cell office:value-type="float" office:value="0.3836522331840342">
            <text:p>0,3836522332</text:p>
          </table:table-cell>
          <table:table-cell office:value-type="float" office:value="0.3806033313101901">
            <text:p>0,3806033313</text:p>
          </table:table-cell>
        </table:table-row>
        <table:table-row>
          <table:table-cell office:value-type="float" office:value="0.85619935209968">
            <text:p>0,8561993521</text:p>
          </table:table-cell>
          <table:table-cell office:value-type="float" office:value="0.07468959148852106">
            <text:p>0,0746895915</text:p>
          </table:table-cell>
        </table:table-row>
        <table:table-row>
          <table:table-cell office:value-type="float" office:value="0.554527593603628">
            <text:p>0,5545275936</text:p>
          </table:table-cell>
          <table:table-cell office:value-type="float" office:value="0.2553339046232681">
            <text:p>0,255333904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5351911047689978">
            <text:p>0,0535191105</text:p>
          </table:table-cell>
          <table:table-cell office:value-type="float" office:value="0.7686580226657951">
            <text:p>0,7686580227</text:p>
          </table:table-cell>
        </table:table-row>
        <table:table-row>
          <table:table-cell office:value-type="float" office:value="0.15861505121737035">
            <text:p>0,1586150512</text:p>
          </table:table-cell>
          <table:table-cell office:value-type="float" office:value="0.6017349485363166">
            <text:p>0,6017349485</text:p>
          </table:table-cell>
        </table:table-row>
        <table:table-row>
          <table:table-cell office:value-type="float" office:value="0.22753726004971536">
            <text:p>0,22753726</text:p>
          </table:table-cell>
          <table:table-cell office:value-type="float" office:value="0.5229913417455451">
            <text:p>0,5229913417</text:p>
          </table:table-cell>
        </table:table-row>
        <table:table-row>
          <table:table-cell office:value-type="float" office:value="0.8051797205906382">
            <text:p>0,8051797206</text:p>
          </table:table-cell>
          <table:table-cell office:value-type="float" office:value="0.10268192897354489">
            <text:p>0,102681929</text:p>
          </table:table-cell>
        </table:table-row>
        <table:table-row>
          <table:table-cell office:value-type="float" office:value="0.3410078285234166">
            <text:p>0,3410078285</text:p>
          </table:table-cell>
          <table:table-cell office:value-type="float" office:value="0.41604124415895893">
            <text:p>0,4160412442</text:p>
          </table:table-cell>
        </table:table-row>
        <table:table-row>
          <table:table-cell office:value-type="float" office:value="0.6290638760282482">
            <text:p>0,629063876</text:p>
          </table:table-cell>
          <table:table-cell office:value-type="float" office:value="0.2068645285777163">
            <text:p>0,2068645286</text:p>
          </table:table-cell>
        </table:table-row>
        <table:table-row>
          <table:table-cell office:value-type="float" office:value="0.26357308001694857">
            <text:p>0,26357308</text:p>
          </table:table-cell>
          <table:table-cell office:value-type="float" office:value="0.4866063108909999">
            <text:p>0,4866063109</text:p>
          </table:table-cell>
        </table:table-row>
        <table:table-row>
          <table:table-cell office:value-type="float" office:value="0.554527593603628">
            <text:p>0,5545275936</text:p>
          </table:table-cell>
          <table:table-cell office:value-type="float" office:value="0.2553339046232681">
            <text:p>0,2553339046</text:p>
          </table:table-cell>
        </table:table-row>
        <table:table-row>
          <table:table-cell office:value-type="float" office:value="0.1656191509684453">
            <text:p>0,165619151</text:p>
          </table:table-cell>
          <table:table-cell office:value-type="float" office:value="0.5930366712239967">
            <text:p>0,5930366712</text:p>
          </table:table-cell>
        </table:table-row>
        <table:table-row>
          <table:table-cell office:value-type="float" office:value="0.3836522331840342">
            <text:p>0,3836522332</text:p>
          </table:table-cell>
          <table:table-cell office:value-type="float" office:value="0.3806033313101901">
            <text:p>0,3806033313</text:p>
          </table:table-cell>
        </table:table-row>
        <table:table-row>
          <table:table-cell office:value-type="float" office:value="0.7441391015174771">
            <text:p>0,7441391015</text:p>
          </table:table-cell>
          <table:table-cell office:value-type="float" office:value="0.1373650241744907">
            <text:p>0,1373650242</text:p>
          </table:table-cell>
        </table:table-row>
        <table:table-row>
          <table:table-cell office:value-type="float" office:value="0.5364441845905394">
            <text:p>0,5364441846</text:p>
          </table:table-cell>
          <table:table-cell office:value-type="float" office:value="0.267576499154663">
            <text:p>0,2675764992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41643236805812645">
            <text:p>0,4164323681</text:p>
          </table:table-cell>
          <table:table-cell office:value-type="float" office:value="0.35468428807433605">
            <text:p>0,3546842881</text:p>
          </table:table-cell>
        </table:table-row>
        <table:table-row>
          <table:table-cell office:value-type="float" office:value="0.6512437258142787">
            <text:p>0,6512437258</text:p>
          </table:table-cell>
          <table:table-cell office:value-type="float" office:value="0.19300326777967758">
            <text:p>0,1930032678</text:p>
          </table:table-cell>
        </table:table-row>
        <table:table-row>
          <table:table-cell office:value-type="float" office:value="0.9493143528037382">
            <text:p>0,9493143528</text:p>
          </table:table-cell>
          <table:table-cell office:value-type="float" office:value="0.02567235859607364">
            <text:p>0,0256723586</text:p>
          </table:table-cell>
        </table:table-row>
        <table:table-row>
          <table:table-cell office:value-type="float" office:value="0.7227732107894751">
            <text:p>0,7227732108</text:p>
          </table:table-cell>
          <table:table-cell office:value-type="float" office:value="0.14983930296121362">
            <text:p>0,149839303</text:p>
          </table:table-cell>
        </table:table-row>
        <table:table-row>
          <table:table-cell office:value-type="float" office:value="0.8499372141105828">
            <text:p>0,8499372141</text:p>
          </table:table-cell>
          <table:table-cell office:value-type="float" office:value="0.07807960532886427">
            <text:p>0,07807960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7529893167048725">
            <text:p>0,0752989317</text:p>
          </table:table-cell>
          <table:table-cell office:value-type="float" office:value="0.7255934919312459">
            <text:p>0,7255934919</text:p>
          </table:table-cell>
        </table:table-row>
        <table:table-row>
          <table:table-cell office:value-type="float" office:value="0.15861505121737035">
            <text:p>0,1586150512</text:p>
          </table:table-cell>
          <table:table-cell office:value-type="float" office:value="0.6017349485363166">
            <text:p>0,6017349485</text:p>
          </table:table-cell>
        </table:table-row>
        <table:table-row>
          <table:table-cell office:value-type="float" office:value="0.6290638760282482">
            <text:p>0,629063876</text:p>
          </table:table-cell>
          <table:table-cell office:value-type="float" office:value="0.2068645285777163">
            <text:p>0,2068645286</text:p>
          </table:table-cell>
        </table:table-row>
        <table:table-row>
          <table:table-cell office:value-type="float" office:value="0.554527593603628">
            <text:p>0,5545275936</text:p>
          </table:table-cell>
          <table:table-cell office:value-type="float" office:value="0.2553339046232681">
            <text:p>0,2553339046</text:p>
          </table:table-cell>
        </table:table-row>
        <table:table-row>
          <table:table-cell office:value-type="float" office:value="0.6512437258142787">
            <text:p>0,6512437258</text:p>
          </table:table-cell>
          <table:table-cell office:value-type="float" office:value="0.19300326777967758">
            <text:p>0,1930032678</text:p>
          </table:table-cell>
        </table:table-row>
        <table:table-row>
          <table:table-cell office:value-type="float" office:value="0.41643236805812645">
            <text:p>0,4164323681</text:p>
          </table:table-cell>
          <table:table-cell office:value-type="float" office:value="0.35468428807433605">
            <text:p>0,3546842881</text:p>
          </table:table-cell>
        </table:table-row>
        <table:table-row>
          <table:table-cell office:value-type="float" office:value="0.05351911047689978">
            <text:p>0,0535191105</text:p>
          </table:table-cell>
          <table:table-cell office:value-type="float" office:value="0.7686580226657951">
            <text:p>0,7686580227</text:p>
          </table:table-cell>
        </table:table-row>
        <table:table-row>
          <table:table-cell office:value-type="float" office:value="0.7227732107894751">
            <text:p>0,7227732108</text:p>
          </table:table-cell>
          <table:table-cell office:value-type="float" office:value="0.14983930296121362">
            <text:p>0,149839303</text:p>
          </table:table-cell>
        </table:table-row>
        <table:table-row>
          <table:table-cell office:value-type="float" office:value="0.8499372141105828">
            <text:p>0,8499372141</text:p>
          </table:table-cell>
          <table:table-cell office:value-type="float" office:value="0.07807960532886427">
            <text:p>0,0780796053</text:p>
          </table:table-cell>
        </table:table-row>
        <table:table-row>
          <table:table-cell office:value-type="float" office:value="0.1917998172291288">
            <text:p>0,1917998172</text:p>
          </table:table-cell>
          <table:table-cell office:value-type="float" office:value="0.5620504398573635">
            <text:p>0,5620504399</text:p>
          </table:table-cell>
        </table:table-row>
        <table:table-row>
          <table:table-cell office:value-type="float" office:value="0.4931426823950376">
            <text:p>0,4931426824</text:p>
          </table:table-cell>
          <table:table-cell office:value-type="float" office:value="0.2977588146547957">
            <text:p>0,2977588147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5364441845905394">
            <text:p>0,5364441846</text:p>
          </table:table-cell>
          <table:table-cell office:value-type="float" office:value="0.267576499154663">
            <text:p>0,2675764992</text:p>
          </table:table-cell>
        </table:table-row>
        <table:table-row>
          <table:table-cell office:value-type="float" office:value="0.46581740002610744">
            <text:p>0,4658174</text:p>
          </table:table-cell>
          <table:table-cell office:value-type="float" office:value="0.3174918315315871">
            <text:p>0,3174918315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29803502004415955">
            <text:p>0,29803502</text:p>
          </table:table-cell>
          <table:table-cell office:value-type="float" office:value="0.4540741625054191">
            <text:p>0,4540741625</text:p>
          </table:table-cell>
        </table:table-row>
        <table:table-row>
          <table:table-cell office:value-type="float" office:value="0.7441391015174771">
            <text:p>0,7441391015</text:p>
          </table:table-cell>
          <table:table-cell office:value-type="float" office:value="0.1373650241744907">
            <text:p>0,1373650242</text:p>
          </table:table-cell>
        </table:table-row>
        <table:table-row>
          <table:table-cell office:value-type="float" office:value="0.8051797205906382">
            <text:p>0,8051797206</text:p>
          </table:table-cell>
          <table:table-cell office:value-type="float" office:value="0.10268192897354489">
            <text:p>0,1026819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5861505121737035">
            <text:p>0,1586150512</text:p>
          </table:table-cell>
          <table:table-cell office:value-type="float" office:value="0.6017349485363166">
            <text:p>0,6017349485</text:p>
          </table:table-cell>
        </table:table-row>
        <table:table-row>
          <table:table-cell office:value-type="float" office:value="0.07529893167048725">
            <text:p>0,0752989317</text:p>
          </table:table-cell>
          <table:table-cell office:value-type="float" office:value="0.7255934919312459">
            <text:p>0,7255934919</text:p>
          </table:table-cell>
        </table:table-row>
        <table:table-row>
          <table:table-cell office:value-type="float" office:value="0.37727484358706664">
            <text:p>0,3772748436</text:p>
          </table:table-cell>
          <table:table-cell office:value-type="float" office:value="0.3857729706476061">
            <text:p>0,3857729706</text:p>
          </table:table-cell>
        </table:table-row>
        <table:table-row>
          <table:table-cell office:value-type="float" office:value="0.1917998172291288">
            <text:p>0,1917998172</text:p>
          </table:table-cell>
          <table:table-cell office:value-type="float" office:value="0.5620504398573635">
            <text:p>0,5620504399</text:p>
          </table:table-cell>
        </table:table-row>
        <table:table-row>
          <table:table-cell office:value-type="float" office:value="0.2501867324946639">
            <text:p>0,2501867325</text:p>
          </table:table-cell>
          <table:table-cell office:value-type="float" office:value="0.49981330236134436">
            <text:p>0,4998133024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30885030043942335">
            <text:p>0,3088503004</text:p>
          </table:table-cell>
          <table:table-cell office:value-type="float" office:value="0.4442569834542017">
            <text:p>0,4442569835</text:p>
          </table:table-cell>
        </table:table-row>
        <table:table-row>
          <table:table-cell office:value-type="float" office:value="0.46581740002610744">
            <text:p>0,4658174</text:p>
          </table:table-cell>
          <table:table-cell office:value-type="float" office:value="0.3174918315315871">
            <text:p>0,3174918315</text:p>
          </table:table-cell>
        </table:table-row>
        <table:table-row>
          <table:table-cell office:value-type="float" office:value="0.8051797205906382">
            <text:p>0,8051797206</text:p>
          </table:table-cell>
          <table:table-cell office:value-type="float" office:value="0.10268192897354489">
            <text:p>0,102681929</text:p>
          </table:table-cell>
        </table:table-row>
        <table:table-row>
          <table:table-cell office:value-type="float" office:value="0.6512437258142787">
            <text:p>0,6512437258</text:p>
          </table:table-cell>
          <table:table-cell office:value-type="float" office:value="0.19300326777967758">
            <text:p>0,1930032678</text:p>
          </table:table-cell>
        </table:table-row>
        <table:table-row>
          <table:table-cell office:value-type="float" office:value="0.7185230917004284">
            <text:p>0,7185230917</text:p>
          </table:table-cell>
          <table:table-cell office:value-type="float" office:value="0.15234258588718264">
            <text:p>0,1523425859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05351911047689978">
            <text:p>0,0535191105</text:p>
          </table:table-cell>
          <table:table-cell office:value-type="float" office:value="0.7686580226657951">
            <text:p>0,7686580227</text:p>
          </table:table-cell>
        </table:table-row>
        <table:table-row>
          <table:table-cell office:value-type="float" office:value="0.7702815234925406">
            <text:p>0,7702815235</text:p>
          </table:table-cell>
          <table:table-cell office:value-type="float" office:value="0.12234316302296111">
            <text:p>0,122343163</text:p>
          </table:table-cell>
        </table:table-row>
        <table:table-row>
          <table:table-cell office:value-type="float" office:value="0.41643236805812645">
            <text:p>0,4164323681</text:p>
          </table:table-cell>
          <table:table-cell office:value-type="float" office:value="0.35468428807433605">
            <text:p>0,3546842881</text:p>
          </table:table-cell>
        </table:table-row>
        <table:table-row>
          <table:table-cell office:value-type="float" office:value="0.8499372141105828">
            <text:p>0,8499372141</text:p>
          </table:table-cell>
          <table:table-cell office:value-type="float" office:value="0.07807960532886427">
            <text:p>0,0780796053</text:p>
          </table:table-cell>
        </table:table-row>
        <table:table-row>
          <table:table-cell office:value-type="float" office:value="0.28100673436833895">
            <text:p>0,2810067344</text:p>
          </table:table-cell>
          <table:table-cell office:value-type="float" office:value="0.46989931676299557">
            <text:p>0,4698993168</text:p>
          </table:table-cell>
        </table:table-row>
        <table:table-row>
          <table:table-cell office:value-type="float" office:value="0.7441391015174771">
            <text:p>0,7441391015</text:p>
          </table:table-cell>
          <table:table-cell office:value-type="float" office:value="0.1373650241744907">
            <text:p>0,137365024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6581740002610744">
            <text:p>0,4658174</text:p>
          </table:table-cell>
          <table:table-cell office:value-type="float" office:value="0.3174918315315871">
            <text:p>0,3174918315</text:p>
          </table:table-cell>
        </table:table-row>
        <table:table-row>
          <table:table-cell office:value-type="float" office:value="0.6148117810447942">
            <text:p>0,614811781</text:p>
          </table:table-cell>
          <table:table-cell office:value-type="float" office:value="0.2159006561380158">
            <text:p>0,2159006561</text:p>
          </table:table-cell>
        </table:table-row>
        <table:table-row>
          <table:table-cell office:value-type="float" office:value="0.07529893167048725">
            <text:p>0,0752989317</text:p>
          </table:table-cell>
          <table:table-cell office:value-type="float" office:value="0.7255934919312459">
            <text:p>0,7255934919</text:p>
          </table:table-cell>
        </table:table-row>
        <table:table-row>
          <table:table-cell office:value-type="float" office:value="0.15193709998060934">
            <text:p>0,1519371</text:p>
          </table:table-cell>
          <table:table-cell office:value-type="float" office:value="0.6102089021275507">
            <text:p>0,6102089021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1917998172291288">
            <text:p>0,1917998172</text:p>
          </table:table-cell>
          <table:table-cell office:value-type="float" office:value="0.5620504398573635">
            <text:p>0,5620504399</text:p>
          </table:table-cell>
        </table:table-row>
        <table:table-row>
          <table:table-cell office:value-type="float" office:value="0.8499372141105828">
            <text:p>0,8499372141</text:p>
          </table:table-cell>
          <table:table-cell office:value-type="float" office:value="0.07807960532886427">
            <text:p>0,0780796053</text:p>
          </table:table-cell>
        </table:table-row>
        <table:table-row>
          <table:table-cell office:value-type="float" office:value="0.34586640017585574">
            <text:p>0,3458664002</text:p>
          </table:table-cell>
          <table:table-cell office:value-type="float" office:value="0.411895927427929">
            <text:p>0,4118959274</text:p>
          </table:table-cell>
        </table:table-row>
        <table:table-row>
          <table:table-cell office:value-type="float" office:value="0.37727484358706664">
            <text:p>0,3772748436</text:p>
          </table:table-cell>
          <table:table-cell office:value-type="float" office:value="0.3857729706476061">
            <text:p>0,3857729706</text:p>
          </table:table-cell>
        </table:table-row>
        <table:table-row>
          <table:table-cell office:value-type="float" office:value="0.23839700211285875">
            <text:p>0,2383970021</text:p>
          </table:table-cell>
          <table:table-cell office:value-type="float" office:value="0.5117408453363534">
            <text:p>0,5117408453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05351911047689978">
            <text:p>0,0535191105</text:p>
          </table:table-cell>
          <table:table-cell office:value-type="float" office:value="0.7686580226657951">
            <text:p>0,7686580227</text:p>
          </table:table-cell>
        </table:table-row>
        <table:table-row>
          <table:table-cell office:value-type="float" office:value="0.6571962853773715">
            <text:p>0,6571962854</text:p>
          </table:table-cell>
          <table:table-cell office:value-type="float" office:value="0.18932356307996">
            <text:p>0,1893235631</text:p>
          </table:table-cell>
        </table:table-row>
        <table:table-row>
          <table:table-cell office:value-type="float" office:value="0.7148873943577664">
            <text:p>0,7148873944</text:p>
          </table:table-cell>
          <table:table-cell office:value-type="float" office:value="0.15448986146955845">
            <text:p>0,1544898615</text:p>
          </table:table-cell>
        </table:table-row>
        <table:table-row>
          <table:table-cell office:value-type="float" office:value="0.30885030043942335">
            <text:p>0,3088503004</text:p>
          </table:table-cell>
          <table:table-cell office:value-type="float" office:value="0.4442569834542017">
            <text:p>0,4442569835</text:p>
          </table:table-cell>
        </table:table-row>
        <table:table-row>
          <table:table-cell office:value-type="float" office:value="0.7702815234925406">
            <text:p>0,7702815235</text:p>
          </table:table-cell>
          <table:table-cell office:value-type="float" office:value="0.12234316302296111">
            <text:p>0,122343163</text:p>
          </table:table-cell>
        </table:table-row>
        <table:table-row>
          <table:table-cell office:value-type="float" office:value="0.4219355385545925">
            <text:p>0,4219355386</text:p>
          </table:table-cell>
          <table:table-cell office:value-type="float" office:value="0.3504343462323516">
            <text:p>0,3504343462</text:p>
          </table:table-cell>
        </table:table-row>
        <table:table-row>
          <table:table-cell office:value-type="float" office:value="0.2501867324946639">
            <text:p>0,2501867325</text:p>
          </table:table-cell>
          <table:table-cell office:value-type="float" office:value="0.49981330236134436">
            <text:p>0,499813302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15193709998060934">
            <text:p>0,1519371</text:p>
          </table:table-cell>
          <table:table-cell office:value-type="float" office:value="0.6102089021275507">
            <text:p>0,6102089021</text:p>
          </table:table-cell>
        </table:table-row>
        <table:table-row>
          <table:table-cell office:value-type="float" office:value="0.30885030043942335">
            <text:p>0,3088503004</text:p>
          </table:table-cell>
          <table:table-cell office:value-type="float" office:value="0.4442569834542017">
            <text:p>0,4442569835</text:p>
          </table:table-cell>
        </table:table-row>
        <table:table-row>
          <table:table-cell office:value-type="float" office:value="0.6148117810447942">
            <text:p>0,614811781</text:p>
          </table:table-cell>
          <table:table-cell office:value-type="float" office:value="0.2159006561380158">
            <text:p>0,2159006561</text:p>
          </table:table-cell>
        </table:table-row>
        <table:table-row>
          <table:table-cell office:value-type="float" office:value="0.1917998172291288">
            <text:p>0,1917998172</text:p>
          </table:table-cell>
          <table:table-cell office:value-type="float" office:value="0.5620504398573635">
            <text:p>0,5620504399</text:p>
          </table:table-cell>
        </table:table-row>
        <table:table-row>
          <table:table-cell office:value-type="float" office:value="0.5257948233631807">
            <text:p>0,5257948234</text:p>
          </table:table-cell>
          <table:table-cell office:value-type="float" office:value="0.27488288989765197">
            <text:p>0,2748828899</text:p>
          </table:table-cell>
        </table:table-row>
        <table:table-row>
          <table:table-cell office:value-type="float" office:value="0.2501867324946639">
            <text:p>0,2501867325</text:p>
          </table:table-cell>
          <table:table-cell office:value-type="float" office:value="0.49981330236134436">
            <text:p>0,4998133024</text:p>
          </table:table-cell>
        </table:table-row>
        <table:table-row>
          <table:table-cell office:value-type="float" office:value="0.7148873943577664">
            <text:p>0,7148873944</text:p>
          </table:table-cell>
          <table:table-cell office:value-type="float" office:value="0.15448986146955845">
            <text:p>0,1544898615</text:p>
          </table:table-cell>
        </table:table-row>
        <table:table-row>
          <table:table-cell office:value-type="float" office:value="0.8499372141105828">
            <text:p>0,8499372141</text:p>
          </table:table-cell>
          <table:table-cell office:value-type="float" office:value="0.07807960532886427">
            <text:p>0,0780796053</text:p>
          </table:table-cell>
        </table:table-row>
        <table:table-row>
          <table:table-cell office:value-type="float" office:value="0.6571962853773715">
            <text:p>0,6571962854</text:p>
          </table:table-cell>
          <table:table-cell office:value-type="float" office:value="0.18932356307996">
            <text:p>0,1893235631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5746132632576453">
            <text:p>0,5746132633</text:p>
          </table:table-cell>
          <table:table-cell office:value-type="float" office:value="0.2419675051439778">
            <text:p>0,2419675051</text:p>
          </table:table-cell>
        </table:table-row>
        <table:table-row>
          <table:table-cell office:value-type="float" office:value="0.4771509139648038">
            <text:p>0,477150914</text:p>
          </table:table-cell>
          <table:table-cell office:value-type="float" office:value="0.3092388879179693">
            <text:p>0,3092388879</text:p>
          </table:table-cell>
        </table:table-row>
        <table:table-row>
          <table:table-cell office:value-type="float" office:value="0.21381739846471334">
            <text:p>0,2138173985</text:p>
          </table:table-cell>
          <table:table-cell office:value-type="float" office:value="0.5375960656907066">
            <text:p>0,5375960657</text:p>
          </table:table-cell>
        </table:table-row>
        <table:table-row>
          <table:table-cell office:value-type="float" office:value="0.11975271995600897">
            <text:p>0,11975272</text:p>
          </table:table-cell>
          <table:table-cell office:value-type="float" office:value="0.6539469405481162">
            <text:p>0,6539469405</text:p>
          </table:table-cell>
        </table:table-row>
        <table:table-row>
          <table:table-cell office:value-type="float" office:value="0.46581740002610744">
            <text:p>0,4658174</text:p>
          </table:table-cell>
          <table:table-cell office:value-type="float" office:value="0.3174918315315871">
            <text:p>0,3174918315</text:p>
          </table:table-cell>
        </table:table-row>
        <table:table-row>
          <table:table-cell office:value-type="float" office:value="0.4219355385545925">
            <text:p>0,4219355386</text:p>
          </table:table-cell>
          <table:table-cell office:value-type="float" office:value="0.3504343462323516">
            <text:p>0,3504343462</text:p>
          </table:table-cell>
        </table:table-row>
        <table:table-row>
          <table:table-cell office:value-type="float" office:value="0.8116613270164712">
            <text:p>0,811661327</text:p>
          </table:table-cell>
          <table:table-cell office:value-type="float" office:value="0.09907751331400816">
            <text:p>0,099077513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6571962853773715">
            <text:p>0,6571962854</text:p>
          </table:table-cell>
          <table:table-cell office:value-type="float" office:value="0.18932356307996">
            <text:p>0,1893235631</text:p>
          </table:table-cell>
        </table:table-row>
        <table:table-row>
          <table:table-cell office:value-type="float" office:value="0.35081457391220916">
            <text:p>0,3508145739</text:p>
          </table:table-cell>
          <table:table-cell office:value-type="float" office:value="0.40770398117815354">
            <text:p>0,4077039812</text:p>
          </table:table-cell>
        </table:table-row>
        <table:table-row>
          <table:table-cell office:value-type="float" office:value="0.2501867324946639">
            <text:p>0,2501867325</text:p>
          </table:table-cell>
          <table:table-cell office:value-type="float" office:value="0.49981330236134436">
            <text:p>0,4998133024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7870905234227549">
            <text:p>0,7870905234</text:p>
          </table:table-cell>
          <table:table-cell office:value-type="float" office:value="0.11281877644826432">
            <text:p>0,1128187764</text:p>
          </table:table-cell>
        </table:table-row>
        <table:table-row>
          <table:table-cell office:value-type="float" office:value="0.6148117810447942">
            <text:p>0,614811781</text:p>
          </table:table-cell>
          <table:table-cell office:value-type="float" office:value="0.2159006561380158">
            <text:p>0,2159006561</text:p>
          </table:table-cell>
        </table:table-row>
        <table:table-row>
          <table:table-cell office:value-type="float" office:value="0.7148873943577664">
            <text:p>0,7148873944</text:p>
          </table:table-cell>
          <table:table-cell office:value-type="float" office:value="0.15448986146955845">
            <text:p>0,1544898615</text:p>
          </table:table-cell>
        </table:table-row>
        <table:table-row>
          <table:table-cell office:value-type="float" office:value="0.39966982809074325">
            <text:p>0,3996698281</text:p>
          </table:table-cell>
          <table:table-cell office:value-type="float" office:value="0.3678055456659374">
            <text:p>0,3678055457</text:p>
          </table:table-cell>
        </table:table-row>
        <table:table-row>
          <table:table-cell office:value-type="float" office:value="0.15193709998060934">
            <text:p>0,1519371</text:p>
          </table:table-cell>
          <table:table-cell office:value-type="float" office:value="0.6102089021275507">
            <text:p>0,6102089021</text:p>
          </table:table-cell>
        </table:table-row>
        <table:table-row>
          <table:table-cell office:value-type="float" office:value="0.21381739846471334">
            <text:p>0,2138173985</text:p>
          </table:table-cell>
          <table:table-cell office:value-type="float" office:value="0.5375960656907066">
            <text:p>0,5375960657</text:p>
          </table:table-cell>
        </table:table-row>
        <table:table-row>
          <table:table-cell office:value-type="float" office:value="0.8499372141105828">
            <text:p>0,8499372141</text:p>
          </table:table-cell>
          <table:table-cell office:value-type="float" office:value="0.07807960532886427">
            <text:p>0,0780796053</text:p>
          </table:table-cell>
        </table:table-row>
        <table:table-row>
          <table:table-cell office:value-type="float" office:value="0.1917998172291288">
            <text:p>0,1917998172</text:p>
          </table:table-cell>
          <table:table-cell office:value-type="float" office:value="0.5620504398573635">
            <text:p>0,5620504399</text:p>
          </table:table-cell>
        </table:table-row>
        <table:table-row>
          <table:table-cell office:value-type="float" office:value="0.4771509139648038">
            <text:p>0,477150914</text:p>
          </table:table-cell>
          <table:table-cell office:value-type="float" office:value="0.3092388879179693">
            <text:p>0,3092388879</text:p>
          </table:table-cell>
        </table:table-row>
        <table:table-row>
          <table:table-cell office:value-type="float" office:value="0.7113809649474385">
            <text:p>0,7113809649</text:p>
          </table:table-cell>
          <table:table-cell office:value-type="float" office:value="0.1565659688230273">
            <text:p>0,1565659688</text:p>
          </table:table-cell>
        </table:table-row>
        <table:table-row>
          <table:table-cell office:value-type="float" office:value="0.2780620952530468">
            <text:p>0,2780620953</text:p>
          </table:table-cell>
          <table:table-cell office:value-type="float" office:value="0.47268406504919">
            <text:p>0,472684065</text:p>
          </table:table-cell>
        </table:table-row>
        <table:table-row>
          <table:table-cell office:value-type="float" office:value="0.5246318473716247">
            <text:p>0,5246318474</text:p>
          </table:table-cell>
          <table:table-cell office:value-type="float" office:value="0.2756852566931799">
            <text:p>0,275685256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5246318473716247">
            <text:p>0,5246318474</text:p>
          </table:table-cell>
          <table:table-cell office:value-type="float" office:value="0.2756852566931799">
            <text:p>0,2756852567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15193709998060934">
            <text:p>0,1519371</text:p>
          </table:table-cell>
          <table:table-cell office:value-type="float" office:value="0.6102089021275507">
            <text:p>0,6102089021</text:p>
          </table:table-cell>
        </table:table-row>
        <table:table-row>
          <table:table-cell office:value-type="float" office:value="0.7870905234227549">
            <text:p>0,7870905234</text:p>
          </table:table-cell>
          <table:table-cell office:value-type="float" office:value="0.11281877644826432">
            <text:p>0,1128187764</text:p>
          </table:table-cell>
        </table:table-row>
        <table:table-row>
          <table:table-cell office:value-type="float" office:value="0.8499372141105828">
            <text:p>0,8499372141</text:p>
          </table:table-cell>
          <table:table-cell office:value-type="float" office:value="0.07807960532886427">
            <text:p>0,0780796053</text:p>
          </table:table-cell>
        </table:table-row>
        <table:table-row>
          <table:table-cell office:value-type="float" office:value="0.6137053300471612">
            <text:p>0,61370533</text:p>
          </table:table-cell>
          <table:table-cell office:value-type="float" office:value="0.2166065292286633">
            <text:p>0,2166065292</text:p>
          </table:table-cell>
        </table:table-row>
        <table:table-row>
          <table:table-cell office:value-type="float" office:value="0.1917998172291288">
            <text:p>0,1917998172</text:p>
          </table:table-cell>
          <table:table-cell office:value-type="float" office:value="0.5620504398573635">
            <text:p>0,5620504399</text:p>
          </table:table-cell>
        </table:table-row>
        <table:table-row>
          <table:table-cell office:value-type="float" office:value="0.2780620952530468">
            <text:p>0,2780620953</text:p>
          </table:table-cell>
          <table:table-cell office:value-type="float" office:value="0.47268406504919">
            <text:p>0,472684065</text:p>
          </table:table-cell>
        </table:table-row>
        <table:table-row>
          <table:table-cell office:value-type="float" office:value="0.21381739846471334">
            <text:p>0,2138173985</text:p>
          </table:table-cell>
          <table:table-cell office:value-type="float" office:value="0.5375960656907066">
            <text:p>0,5375960657</text:p>
          </table:table-cell>
        </table:table-row>
        <table:table-row>
          <table:table-cell office:value-type="float" office:value="0.4771509139648038">
            <text:p>0,477150914</text:p>
          </table:table-cell>
          <table:table-cell office:value-type="float" office:value="0.3092388879179693">
            <text:p>0,3092388879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735098516506884">
            <text:p>0,7350985165</text:p>
          </table:table-cell>
          <table:table-cell office:value-type="float" office:value="0.1426211359574555">
            <text:p>0,142621136</text:p>
          </table:table-cell>
        </table:table-row>
        <table:table-row>
          <table:table-cell office:value-type="float" office:value="0.4548813495529923">
            <text:p>0,4548813496</text:p>
          </table:table-cell>
          <table:table-cell office:value-type="float" office:value="0.3255510771355682">
            <text:p>0,3255510771</text:p>
          </table:table-cell>
        </table:table-row>
        <table:table-row>
          <table:table-cell office:value-type="float" office:value="0.39966982809074325">
            <text:p>0,3996698281</text:p>
          </table:table-cell>
          <table:table-cell office:value-type="float" office:value="0.3678055456659374">
            <text:p>0,3678055457</text:p>
          </table:table-cell>
        </table:table-row>
        <table:table-row>
          <table:table-cell office:value-type="float" office:value="0.4194711904328691">
            <text:p>0,4194711904</text:p>
          </table:table-cell>
          <table:table-cell office:value-type="float" office:value="0.35233404409922153">
            <text:p>0,3523340441</text:p>
          </table:table-cell>
        </table:table-row>
        <table:table-row>
          <table:table-cell office:value-type="float" office:value="0.3142695893039832">
            <text:p>0,3142695893</text:p>
          </table:table-cell>
          <table:table-cell office:value-type="float" office:value="0.43940247119347453">
            <text:p>0,4394024712</text:p>
          </table:table-cell>
        </table:table-row>
        <table:table-row>
          <table:table-cell office:value-type="float" office:value="0.3546811418899494">
            <text:p>0,3546811419</text:p>
          </table:table-cell>
          <table:table-cell office:value-type="float" office:value="0.4044488755027412">
            <text:p>0,404448875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6401918803372462">
            <text:p>0,064019188</text:p>
          </table:table-cell>
          <table:table-cell office:value-type="float" office:value="0.7469798663471133">
            <text:p>0,7469798663</text:p>
          </table:table-cell>
        </table:table-row>
        <table:table-row>
          <table:table-cell office:value-type="float" office:value="0.5246318473716247">
            <text:p>0,5246318474</text:p>
          </table:table-cell>
          <table:table-cell office:value-type="float" office:value="0.2756852566931799">
            <text:p>0,2756852567</text:p>
          </table:table-cell>
        </table:table-row>
        <table:table-row>
          <table:table-cell office:value-type="float" office:value="0.6137053300471612">
            <text:p>0,61370533</text:p>
          </table:table-cell>
          <table:table-cell office:value-type="float" office:value="0.2166065292286633">
            <text:p>0,2166065292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7196186094189524">
            <text:p>0,7196186094</text:p>
          </table:table-cell>
          <table:table-cell office:value-type="float" office:value="0.15169662890039604">
            <text:p>0,1516966289</text:p>
          </table:table-cell>
        </table:table-row>
        <table:table-row>
          <table:table-cell office:value-type="float" office:value="0.3546811418899494">
            <text:p>0,3546811419</text:p>
          </table:table-cell>
          <table:table-cell office:value-type="float" office:value="0.4044488755027412">
            <text:p>0,4044488755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15193709998060934">
            <text:p>0,1519371</text:p>
          </table:table-cell>
          <table:table-cell office:value-type="float" office:value="0.6102089021275507">
            <text:p>0,6102089021</text:p>
          </table:table-cell>
        </table:table-row>
        <table:table-row>
          <table:table-cell office:value-type="float" office:value="0.6013207831544816">
            <text:p>0,6013207832</text:p>
          </table:table-cell>
          <table:table-cell office:value-type="float" office:value="0.22455123756983042">
            <text:p>0,2245512376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1917998172291288">
            <text:p>0,1917998172</text:p>
          </table:table-cell>
          <table:table-cell office:value-type="float" office:value="0.5620504398573635">
            <text:p>0,5620504399</text:p>
          </table:table-cell>
        </table:table-row>
        <table:table-row>
          <table:table-cell office:value-type="float" office:value="0.4771509139648038">
            <text:p>0,477150914</text:p>
          </table:table-cell>
          <table:table-cell office:value-type="float" office:value="0.3092388879179693">
            <text:p>0,3092388879</text:p>
          </table:table-cell>
        </table:table-row>
        <table:table-row>
          <table:table-cell office:value-type="float" office:value="0.2780620952530468">
            <text:p>0,2780620953</text:p>
          </table:table-cell>
          <table:table-cell office:value-type="float" office:value="0.47268406504919">
            <text:p>0,472684065</text:p>
          </table:table-cell>
        </table:table-row>
        <table:table-row>
          <table:table-cell office:value-type="float" office:value="0.39966982809074325">
            <text:p>0,3996698281</text:p>
          </table:table-cell>
          <table:table-cell office:value-type="float" office:value="0.3678055456659374">
            <text:p>0,3678055457</text:p>
          </table:table-cell>
        </table:table-row>
        <table:table-row>
          <table:table-cell office:value-type="float" office:value="0.7899919400043091">
            <text:p>0,78999194</text:p>
          </table:table-cell>
          <table:table-cell office:value-type="float" office:value="0.11118509238182273">
            <text:p>0,1111850924</text:p>
          </table:table-cell>
        </table:table-row>
        <table:table-row>
          <table:table-cell office:value-type="float" office:value="0.8470357975290286">
            <text:p>0,8470357975</text:p>
          </table:table-cell>
          <table:table-cell office:value-type="float" office:value="0.07965452273125795">
            <text:p>0,0796545227</text:p>
          </table:table-cell>
        </table:table-row>
        <table:table-row>
          <table:table-cell office:value-type="float" office:value="0.23665375725590984">
            <text:p>0,2366537573</text:p>
          </table:table-cell>
          <table:table-cell office:value-type="float" office:value="0.513529284277142">
            <text:p>0,5135292843</text:p>
          </table:table-cell>
        </table:table-row>
        <table:table-row>
          <table:table-cell office:value-type="float" office:value="0.735098516506884">
            <text:p>0,7350985165</text:p>
          </table:table-cell>
          <table:table-cell office:value-type="float" office:value="0.1426211359574555">
            <text:p>0,14262113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06401918803372462">
            <text:p>0,064019188</text:p>
          </table:table-cell>
          <table:table-cell office:value-type="float" office:value="0.7469798663471133">
            <text:p>0,7469798663</text:p>
          </table:table-cell>
        </table:table-row>
        <table:table-row>
          <table:table-cell office:value-type="float" office:value="0.15193709998060934">
            <text:p>0,1519371</text:p>
          </table:table-cell>
          <table:table-cell office:value-type="float" office:value="0.6102089021275507">
            <text:p>0,6102089021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6137053300471612">
            <text:p>0,61370533</text:p>
          </table:table-cell>
          <table:table-cell office:value-type="float" office:value="0.2166065292286633">
            <text:p>0,2166065292</text:p>
          </table:table-cell>
        </table:table-row>
        <table:table-row>
          <table:table-cell office:value-type="float" office:value="0.5246318473716247">
            <text:p>0,5246318474</text:p>
          </table:table-cell>
          <table:table-cell office:value-type="float" office:value="0.2756852566931799">
            <text:p>0,2756852567</text:p>
          </table:table-cell>
        </table:table-row>
        <table:table-row>
          <table:table-cell office:value-type="float" office:value="0.7110001014691045">
            <text:p>0,7110001015</text:p>
          </table:table-cell>
          <table:table-cell office:value-type="float" office:value="0.15679178047821163">
            <text:p>0,1567917805</text:p>
          </table:table-cell>
        </table:table-row>
        <table:table-row>
          <table:table-cell office:value-type="float" office:value="0.8470357975290286">
            <text:p>0,8470357975</text:p>
          </table:table-cell>
          <table:table-cell office:value-type="float" office:value="0.07965452273125795">
            <text:p>0,0796545227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6013207831544816">
            <text:p>0,6013207832</text:p>
          </table:table-cell>
          <table:table-cell office:value-type="float" office:value="0.22455123756983042">
            <text:p>0,2245512376</text:p>
          </table:table-cell>
        </table:table-row>
        <table:table-row>
          <table:table-cell office:value-type="float" office:value="0.1917998172291288">
            <text:p>0,1917998172</text:p>
          </table:table-cell>
          <table:table-cell office:value-type="float" office:value="0.5620504398573635">
            <text:p>0,5620504399</text:p>
          </table:table-cell>
        </table:table-row>
        <table:table-row>
          <table:table-cell office:value-type="float" office:value="0.3062814238566035">
            <text:p>0,3062814239</text:p>
          </table:table-cell>
          <table:table-cell office:value-type="float" office:value="0.4465730184960228">
            <text:p>0,4465730185</text:p>
          </table:table-cell>
        </table:table-row>
        <table:table-row>
          <table:table-cell office:value-type="float" office:value="0.7899919400043091">
            <text:p>0,78999194</text:p>
          </table:table-cell>
          <table:table-cell office:value-type="float" office:value="0.11118509238182273">
            <text:p>0,1111850924</text:p>
          </table:table-cell>
        </table:table-row>
        <table:table-row>
          <table:table-cell office:value-type="float" office:value="0.33861915084101835">
            <text:p>0,3386191508</text:p>
          </table:table-cell>
          <table:table-cell office:value-type="float" office:value="0.4180900835687552">
            <text:p>0,4180900836</text:p>
          </table:table-cell>
        </table:table-row>
        <table:table-row>
          <table:table-cell office:value-type="float" office:value="0.4525066209106776">
            <text:p>0,4525066209</text:p>
          </table:table-cell>
          <table:table-cell office:value-type="float" office:value="0.32731387638016674">
            <text:p>0,3273138764</text:p>
          </table:table-cell>
        </table:table-row>
        <table:table-row>
          <table:table-cell office:value-type="float" office:value="0.7763530885337808">
            <text:p>0,7763530885</text:p>
          </table:table-cell>
          <table:table-cell office:value-type="float" office:value="0.1188909894151684">
            <text:p>0,1188909894</text:p>
          </table:table-cell>
        </table:table-row>
        <table:table-row>
          <table:table-cell office:value-type="float" office:value="0.3714430942242823">
            <text:p>0,3714430942</text:p>
          </table:table-cell>
          <table:table-cell office:value-type="float" office:value="0.3905386852110445">
            <text:p>0,3905386852</text:p>
          </table:table-cell>
        </table:table-row>
        <table:table-row>
          <table:table-cell office:value-type="float" office:value="0.5001089127009792">
            <text:p>0,5001089127</text:p>
          </table:table-cell>
          <table:table-cell office:value-type="float" office:value="0.292816210097418">
            <text:p>0,292816210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6401918803372462">
            <text:p>0,064019188</text:p>
          </table:table-cell>
          <table:table-cell office:value-type="float" office:value="0.7469798663471133">
            <text:p>0,7469798663</text:p>
          </table:table-cell>
        </table:table-row>
        <table:table-row>
          <table:table-cell office:value-type="float" office:value="0.3062814238566035">
            <text:p>0,3062814239</text:p>
          </table:table-cell>
          <table:table-cell office:value-type="float" office:value="0.4465730184960228">
            <text:p>0,4465730185</text:p>
          </table:table-cell>
        </table:table-row>
        <table:table-row>
          <table:table-cell office:value-type="float" office:value="0.22539066896629859">
            <text:p>0,225390669</text:p>
          </table:table-cell>
          <table:table-cell office:value-type="float" office:value="0.5252467283248081">
            <text:p>0,5252467283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6137053300471612">
            <text:p>0,61370533</text:p>
          </table:table-cell>
          <table:table-cell office:value-type="float" office:value="0.2166065292286633">
            <text:p>0,2166065292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7110001014691045">
            <text:p>0,7110001015</text:p>
          </table:table-cell>
          <table:table-cell office:value-type="float" office:value="0.15679178047821163">
            <text:p>0,1567917805</text:p>
          </table:table-cell>
        </table:table-row>
        <table:table-row>
          <table:table-cell office:value-type="float" office:value="0.8470357975290286">
            <text:p>0,8470357975</text:p>
          </table:table-cell>
          <table:table-cell office:value-type="float" office:value="0.07965452273125795">
            <text:p>0,0796545227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436390074369794">
            <text:p>0,4363900744</text:p>
          </table:table-cell>
          <table:table-cell office:value-type="float" office:value="0.3394017299676043">
            <text:p>0,33940173</text:p>
          </table:table-cell>
        </table:table-row>
        <table:table-row>
          <table:table-cell office:value-type="float" office:value="0.5246318473716247">
            <text:p>0,5246318474</text:p>
          </table:table-cell>
          <table:table-cell office:value-type="float" office:value="0.2756852566931799">
            <text:p>0,2756852567</text:p>
          </table:table-cell>
        </table:table-row>
        <table:table-row>
          <table:table-cell office:value-type="float" office:value="0.37584956373421563">
            <text:p>0,3758495637</text:p>
          </table:table-cell>
          <table:table-cell office:value-type="float" office:value="0.38693429085112285">
            <text:p>0,3869342909</text:p>
          </table:table-cell>
        </table:table-row>
        <table:table-row>
          <table:table-cell office:value-type="float" office:value="0.5001089127009792">
            <text:p>0,5001089127</text:p>
          </table:table-cell>
          <table:table-cell office:value-type="float" office:value="0.292816210097418">
            <text:p>0,2928162101</text:p>
          </table:table-cell>
        </table:table-row>
        <table:table-row>
          <table:table-cell office:value-type="float" office:value="0.4525066209106776">
            <text:p>0,4525066209</text:p>
          </table:table-cell>
          <table:table-cell office:value-type="float" office:value="0.32731387638016674">
            <text:p>0,3273138764</text:p>
          </table:table-cell>
        </table:table-row>
        <table:table-row>
          <table:table-cell office:value-type="float" office:value="0.5866547285518129">
            <text:p>0,5866547286</text:p>
          </table:table-cell>
          <table:table-cell office:value-type="float" office:value="0.23406610693101404">
            <text:p>0,2340661069</text:p>
          </table:table-cell>
        </table:table-row>
        <table:table-row>
          <table:table-cell office:value-type="float" office:value="0.7279690588241209">
            <text:p>0,7279690588</text:p>
          </table:table-cell>
          <table:table-cell office:value-type="float" office:value="0.1467889716933326">
            <text:p>0,1467889717</text:p>
          </table:table-cell>
        </table:table-row>
        <table:table-row>
          <table:table-cell office:value-type="float" office:value="0.7899919400043091">
            <text:p>0,78999194</text:p>
          </table:table-cell>
          <table:table-cell office:value-type="float" office:value="0.11118509238182273">
            <text:p>0,1111850924</text:p>
          </table:table-cell>
        </table:table-row>
        <table:table-row>
          <table:table-cell office:value-type="float" office:value="0.13071972918006447">
            <text:p>0,1307197292</text:p>
          </table:table-cell>
          <table:table-cell office:value-type="float" office:value="0.6384481652929079">
            <text:p>0,63844816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6401918803372462">
            <text:p>0,064019188</text:p>
          </table:table-cell>
          <table:table-cell office:value-type="float" office:value="0.7469798663471133">
            <text:p>0,7469798663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2545824860965825">
            <text:p>0,2545824861</text:p>
          </table:table-cell>
          <table:table-cell office:value-type="float" office:value="0.49543832280227373">
            <text:p>0,4954383228</text:p>
          </table:table-cell>
        </table:table-row>
        <table:table-row>
          <table:table-cell office:value-type="float" office:value="0.37584956373421563">
            <text:p>0,3758495637</text:p>
          </table:table-cell>
          <table:table-cell office:value-type="float" office:value="0.38693429085112285">
            <text:p>0,3869342909</text:p>
          </table:table-cell>
        </table:table-row>
        <table:table-row>
          <table:table-cell office:value-type="float" office:value="0.8470357975290286">
            <text:p>0,8470357975</text:p>
          </table:table-cell>
          <table:table-cell office:value-type="float" office:value="0.07965452273125795">
            <text:p>0,0796545227</text:p>
          </table:table-cell>
        </table:table-row>
        <table:table-row>
          <table:table-cell office:value-type="float" office:value="0.5866547285518129">
            <text:p>0,5866547286</text:p>
          </table:table-cell>
          <table:table-cell office:value-type="float" office:value="0.23406610693101404">
            <text:p>0,2340661069</text:p>
          </table:table-cell>
        </table:table-row>
        <table:table-row>
          <table:table-cell office:value-type="float" office:value="0.6952918301933753">
            <text:p>0,6952918302</text:p>
          </table:table-cell>
          <table:table-cell office:value-type="float" office:value="0.16615839022427337">
            <text:p>0,1661583902</text:p>
          </table:table-cell>
        </table:table-row>
        <table:table-row>
          <table:table-cell office:value-type="float" office:value="0.5246318473716247">
            <text:p>0,5246318474</text:p>
          </table:table-cell>
          <table:table-cell office:value-type="float" office:value="0.2756852566931799">
            <text:p>0,2756852567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6193319571825585">
            <text:p>0,6193319572</text:p>
          </table:table-cell>
          <table:table-cell office:value-type="float" office:value="0.21302353454340295">
            <text:p>0,2130235345</text:p>
          </table:table-cell>
        </table:table-row>
        <table:table-row>
          <table:table-cell office:value-type="float" office:value="0.17371248889557864">
            <text:p>0,1737124889</text:p>
          </table:table-cell>
          <table:table-cell office:value-type="float" office:value="0.5832116977462316">
            <text:p>0,5832116977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4321415040705461">
            <text:p>0,4321415041</text:p>
          </table:table-cell>
          <table:table-cell office:value-type="float" office:value="0.34262529401372155">
            <text:p>0,342625294</text:p>
          </table:table-cell>
        </table:table-row>
        <table:table-row>
          <table:table-cell office:value-type="float" office:value="0.7899919400043091">
            <text:p>0,78999194</text:p>
          </table:table-cell>
          <table:table-cell office:value-type="float" office:value="0.11118509238182273">
            <text:p>0,1111850924</text:p>
          </table:table-cell>
        </table:table-row>
        <table:table-row>
          <table:table-cell office:value-type="float" office:value="0.3062814238566035">
            <text:p>0,3062814239</text:p>
          </table:table-cell>
          <table:table-cell office:value-type="float" office:value="0.4465730184960228">
            <text:p>0,4465730185</text:p>
          </table:table-cell>
        </table:table-row>
        <table:table-row>
          <table:table-cell office:value-type="float" office:value="0.1419373127398552">
            <text:p>0,1419373127</text:p>
          </table:table-cell>
          <table:table-cell office:value-type="float" office:value="0.6232543129114081">
            <text:p>0,6232543129</text:p>
          </table:table-cell>
        </table:table-row>
        <table:table-row>
          <table:table-cell office:value-type="float" office:value="0.13071972918006447">
            <text:p>0,1307197292</text:p>
          </table:table-cell>
          <table:table-cell office:value-type="float" office:value="0.6384481652929079">
            <text:p>0,63844816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4321415040705461">
            <text:p>0,4321415041</text:p>
          </table:table-cell>
          <table:table-cell office:value-type="float" office:value="0.34262529401372155">
            <text:p>0,342625294</text:p>
          </table:table-cell>
        </table:table-row>
        <table:table-row>
          <table:table-cell office:value-type="float" office:value="0.06401918803372462">
            <text:p>0,064019188</text:p>
          </table:table-cell>
          <table:table-cell office:value-type="float" office:value="0.7469798663471133">
            <text:p>0,7469798663</text:p>
          </table:table-cell>
        </table:table-row>
        <table:table-row>
          <table:table-cell office:value-type="float" office:value="0.9643390517195239">
            <text:p>0,9643390517</text:p>
          </table:table-cell>
          <table:table-cell office:value-type="float" office:value="0.017992336221593463">
            <text:p>0,0179923362</text:p>
          </table:table-cell>
        </table:table-row>
        <table:table-row>
          <table:table-cell office:value-type="float" office:value="0.3062814238566035">
            <text:p>0,3062814239</text:p>
          </table:table-cell>
          <table:table-cell office:value-type="float" office:value="0.4465730184960228">
            <text:p>0,4465730185</text:p>
          </table:table-cell>
        </table:table-row>
        <table:table-row>
          <table:table-cell office:value-type="float" office:value="0.49814478960288555">
            <text:p>0,4981447896</text:p>
          </table:table-cell>
          <table:table-cell office:value-type="float" office:value="0.2942062697906097">
            <text:p>0,2942062698</text:p>
          </table:table-cell>
        </table:table-row>
        <table:table-row>
          <table:table-cell office:value-type="float" office:value="0.03199742947498541">
            <text:p>0,0319974295</text:p>
          </table:table-cell>
          <table:table-cell office:value-type="float" office:value="0.8211217467801482">
            <text:p>0,8211217468</text:p>
          </table:table-cell>
        </table:table-row>
        <table:table-row>
          <table:table-cell office:value-type="float" office:value="0.6193319571825585">
            <text:p>0,6193319572</text:p>
          </table:table-cell>
          <table:table-cell office:value-type="float" office:value="0.21302353454340295">
            <text:p>0,2130235345</text:p>
          </table:table-cell>
        </table:table-row>
        <table:table-row>
          <table:table-cell office:value-type="float" office:value="0.37421617383571065">
            <text:p>0,3742161738</text:p>
          </table:table-cell>
          <table:table-cell office:value-type="float" office:value="0.38826789046535193">
            <text:p>0,3882678905</text:p>
          </table:table-cell>
        </table:table-row>
        <table:table-row>
          <table:table-cell office:value-type="float" office:value="0.712991824749694">
            <text:p>0,7129918247</text:p>
          </table:table-cell>
          <table:table-cell office:value-type="float" office:value="0.15561156761257444">
            <text:p>0,1556115676</text:p>
          </table:table-cell>
        </table:table-row>
        <table:table-row>
          <table:table-cell office:value-type="float" office:value="0.6838059532290106">
            <text:p>0,6838059532</text:p>
          </table:table-cell>
          <table:table-cell office:value-type="float" office:value="0.17307439679919778">
            <text:p>0,1730743968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7758225796680317">
            <text:p>0,7758225797</text:p>
          </table:table-cell>
          <table:table-cell office:value-type="float" office:value="0.11919208696331995">
            <text:p>0,119192087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2525356600852169">
            <text:p>0,2525356601</text:p>
          </table:table-cell>
          <table:table-cell office:value-type="float" office:value="0.4974707370856729">
            <text:p>0,4974707371</text:p>
          </table:table-cell>
        </table:table-row>
        <table:table-row>
          <table:table-cell office:value-type="float" office:value="0.19861071066494757">
            <text:p>0,1986107107</text:p>
          </table:table-cell>
          <table:table-cell office:value-type="float" office:value="0.5543423840379842">
            <text:p>0,554342384</text:p>
          </table:table-cell>
        </table:table-row>
        <table:table-row>
          <table:table-cell office:value-type="float" office:value="0.5363136943706062">
            <text:p>0,5363136944</text:p>
          </table:table-cell>
          <table:table-cell office:value-type="float" office:value="0.26766558569830534">
            <text:p>0,2676655857</text:p>
          </table:table-cell>
        </table:table-row>
        <table:table-row>
          <table:table-cell office:value-type="float" office:value="0.37584956373421563">
            <text:p>0,3758495637</text:p>
          </table:table-cell>
          <table:table-cell office:value-type="float" office:value="0.38693429085112285">
            <text:p>0,3869342909</text:p>
          </table:table-cell>
        </table:table-row>
        <table:table-row>
          <table:table-cell office:value-type="float" office:value="0.5866547285518129">
            <text:p>0,5866547286</text:p>
          </table:table-cell>
          <table:table-cell office:value-type="float" office:value="0.23406610693101404">
            <text:p>0,2340661069</text:p>
          </table:table-cell>
        </table:table-row>
        <table:table-row>
          <table:table-cell table:number-columns-repeated="2"/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2525356600852169">
            <text:p>0,2525356601</text:p>
          </table:table-cell>
          <table:table-cell office:value-type="float" office:value="0.4974707370856729">
            <text:p>0,4974707371</text:p>
          </table:table-cell>
        </table:table-row>
        <table:table-row>
          <table:table-cell office:value-type="float" office:value="0.06401918803372462">
            <text:p>0,064019188</text:p>
          </table:table-cell>
          <table:table-cell office:value-type="float" office:value="0.7469798663471133">
            <text:p>0,7469798663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8576535364928921">
            <text:p>0,8576535365</text:p>
          </table:table-cell>
          <table:table-cell office:value-type="float" office:value="0.07390414292423697">
            <text:p>0,0739041429</text:p>
          </table:table-cell>
        </table:table-row>
        <table:table-row>
          <table:table-cell office:value-type="float" office:value="0.18651935898619548">
            <text:p>0,186519359</text:p>
          </table:table-cell>
          <table:table-cell office:value-type="float" office:value="0.5681211292663237">
            <text:p>0,5681211293</text:p>
          </table:table-cell>
        </table:table-row>
        <table:table-row>
          <table:table-cell office:value-type="float" office:value="0.19861071066494757">
            <text:p>0,1986107107</text:p>
          </table:table-cell>
          <table:table-cell office:value-type="float" office:value="0.5543423840379842">
            <text:p>0,554342384</text:p>
          </table:table-cell>
        </table:table-row>
        <table:table-row>
          <table:table-cell office:value-type="float" office:value="0.3062814238566035">
            <text:p>0,3062814239</text:p>
          </table:table-cell>
          <table:table-cell office:value-type="float" office:value="0.4465730184960228">
            <text:p>0,4465730185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37421617383571065">
            <text:p>0,3742161738</text:p>
          </table:table-cell>
          <table:table-cell office:value-type="float" office:value="0.38826789046535193">
            <text:p>0,3882678905</text:p>
          </table:table-cell>
        </table:table-row>
        <table:table-row>
          <table:table-cell office:value-type="float" office:value="0.13368476361864776">
            <text:p>0,1336847636</text:p>
          </table:table-cell>
          <table:table-cell office:value-type="float" office:value="0.6343707292643985">
            <text:p>0,6343707293</text:p>
          </table:table-cell>
        </table:table-row>
        <table:table-row>
          <table:table-cell office:value-type="float" office:value="0.7869435109323678">
            <text:p>0,7869435109</text:p>
          </table:table-cell>
          <table:table-cell office:value-type="float" office:value="0.11290163401550113">
            <text:p>0,112901634</text:p>
          </table:table-cell>
        </table:table-row>
        <table:table-row>
          <table:table-cell office:value-type="float" office:value="0.9426276902343692">
            <text:p>0,9426276902</text:p>
          </table:table-cell>
          <table:table-cell office:value-type="float" office:value="0.02910984646337611">
            <text:p>0,0291098465</text:p>
          </table:table-cell>
        </table:table-row>
        <table:table-row>
          <table:table-cell office:value-type="float" office:value="0.30357451612586656">
            <text:p>0,3035745161</text:p>
          </table:table-cell>
          <table:table-cell office:value-type="float" office:value="0.44902403307778793">
            <text:p>0,4490240331</text:p>
          </table:table-cell>
        </table:table-row>
        <table:table-row>
          <table:table-cell office:value-type="float" office:value="0.648365800381624">
            <text:p>0,6483658004</text:p>
          </table:table-cell>
          <table:table-cell office:value-type="float" office:value="0.1947883505676138">
            <text:p>0,1947883506</text:p>
          </table:table-cell>
        </table:table-row>
        <table:table-row>
          <table:table-cell office:value-type="float" office:value="0.6838059532290106">
            <text:p>0,6838059532</text:p>
          </table:table-cell>
          <table:table-cell office:value-type="float" office:value="0.17307439679919778">
            <text:p>0,1730743968</text:p>
          </table:table-cell>
        </table:table-row>
        <table:table-row>
          <table:table-cell office:value-type="float" office:value="0.37584956373421563">
            <text:p>0,3758495637</text:p>
          </table:table-cell>
          <table:table-cell office:value-type="float" office:value="0.38693429085112285">
            <text:p>0,3869342909</text:p>
          </table:table-cell>
        </table:table-row>
        <table:table-row>
          <table:table-cell office:value-type="float" office:value="0.6193319571825585">
            <text:p>0,6193319572</text:p>
          </table:table-cell>
          <table:table-cell office:value-type="float" office:value="0.21302353454340295">
            <text:p>0,2130235345</text:p>
          </table:table-cell>
        </table:table-row>
        <table:table-row>
          <table:table-cell office:value-type="float" office:value="0.4321314044288164">
            <text:p>0,4321314044</text:p>
          </table:table-cell>
          <table:table-cell office:value-type="float" office:value="0.3426329758583745">
            <text:p>0,3426329759</text:p>
          </table:table-cell>
        </table:table-row>
        <table:table-row>
          <table:table-cell table:number-columns-repeated="2"/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13368476361864776">
            <text:p>0,1336847636</text:p>
          </table:table-cell>
          <table:table-cell office:value-type="float" office:value="0.6343707292643985">
            <text:p>0,6343707293</text:p>
          </table:table-cell>
        </table:table-row>
        <table:table-row>
          <table:table-cell office:value-type="float" office:value="0.49749643639437346">
            <text:p>0,4974964364</text:p>
          </table:table-cell>
          <table:table-cell office:value-type="float" office:value="0.2946657271942803">
            <text:p>0,2946657272</text:p>
          </table:table-cell>
        </table:table-row>
        <table:table-row>
          <table:table-cell office:value-type="float" office:value="0.18651935898619548">
            <text:p>0,186519359</text:p>
          </table:table-cell>
          <table:table-cell office:value-type="float" office:value="0.5681211292663237">
            <text:p>0,5681211293</text:p>
          </table:table-cell>
        </table:table-row>
        <table:table-row>
          <table:table-cell office:value-type="float" office:value="0.05929863741647774">
            <text:p>0,0592986374</text:p>
          </table:table-cell>
          <table:table-cell office:value-type="float" office:value="0.7564868845082924">
            <text:p>0,7564868845</text:p>
          </table:table-cell>
        </table:table-row>
        <table:table-row>
          <table:table-cell office:value-type="float" office:value="0.4321314044288164">
            <text:p>0,4321314044</text:p>
          </table:table-cell>
          <table:table-cell office:value-type="float" office:value="0.3426329758583745">
            <text:p>0,3426329759</text:p>
          </table:table-cell>
        </table:table-row>
        <table:table-row>
          <table:table-cell office:value-type="float" office:value="0.5539669252170014">
            <text:p>0,5539669252</text:p>
          </table:table-cell>
          <table:table-cell office:value-type="float" office:value="0.25571045606094844">
            <text:p>0,2557104561</text:p>
          </table:table-cell>
        </table:table-row>
        <table:table-row>
          <table:table-cell office:value-type="float" office:value="0.3062814238566035">
            <text:p>0,3062814239</text:p>
          </table:table-cell>
          <table:table-cell office:value-type="float" office:value="0.4465730184960228">
            <text:p>0,4465730185</text:p>
          </table:table-cell>
        </table:table-row>
        <table:table-row>
          <table:table-cell office:value-type="float" office:value="0.37421617383571065">
            <text:p>0,3742161738</text:p>
          </table:table-cell>
          <table:table-cell office:value-type="float" office:value="0.38826789046535193">
            <text:p>0,3882678905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9426276902343692">
            <text:p>0,9426276902</text:p>
          </table:table-cell>
          <table:table-cell office:value-type="float" office:value="0.02910984646337611">
            <text:p>0,0291098465</text:p>
          </table:table-cell>
        </table:table-row>
        <table:table-row>
          <table:table-cell office:value-type="float" office:value="0.453551521051393">
            <text:p>0,4535515211</text:p>
          </table:table-cell>
          <table:table-cell office:value-type="float" office:value="0.32653766174240073">
            <text:p>0,3265376617</text:p>
          </table:table-cell>
        </table:table-row>
        <table:table-row>
          <table:table-cell office:value-type="float" office:value="0.648365800381624">
            <text:p>0,6483658004</text:p>
          </table:table-cell>
          <table:table-cell office:value-type="float" office:value="0.1947883505676138">
            <text:p>0,1947883506</text:p>
          </table:table-cell>
        </table:table-row>
        <table:table-row>
          <table:table-cell office:value-type="float" office:value="0.37584956373421563">
            <text:p>0,3758495637</text:p>
          </table:table-cell>
          <table:table-cell office:value-type="float" office:value="0.38693429085112285">
            <text:p>0,3869342909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7317536861232652">
            <text:p>0,7317536861</text:p>
          </table:table-cell>
          <table:table-cell office:value-type="float" office:value="0.14457397390349103">
            <text:p>0,1445739739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6838059532290106">
            <text:p>0,6838059532</text:p>
          </table:table-cell>
          <table:table-cell office:value-type="float" office:value="0.17307439679919778">
            <text:p>0,1730743968</text:p>
          </table:table-cell>
        </table:table-row>
        <table:table-row>
          <table:table-cell office:value-type="float" office:value="0.7639038535955115">
            <text:p>0,7639038536</text:p>
          </table:table-cell>
          <table:table-cell office:value-type="float" office:value="0.12598406559404685">
            <text:p>0,1259840656</text:p>
          </table:table-cell>
        </table:table-row>
        <table:table-row>
          <table:table-cell table:number-columns-repeated="2"/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5929863741647774">
            <text:p>0,0592986374</text:p>
          </table:table-cell>
          <table:table-cell office:value-type="float" office:value="0.7564868845082924">
            <text:p>0,7564868845</text:p>
          </table:table-cell>
        </table:table-row>
        <table:table-row>
          <table:table-cell office:value-type="float" office:value="0.10315436989485889">
            <text:p>0,1031543699</text:p>
          </table:table-cell>
          <table:table-cell office:value-type="float" office:value="0.6788234599245162">
            <text:p>0,6788234599</text:p>
          </table:table-cell>
        </table:table-row>
        <table:table-row>
          <table:table-cell office:value-type="float" office:value="0.13368476361864776">
            <text:p>0,1336847636</text:p>
          </table:table-cell>
          <table:table-cell office:value-type="float" office:value="0.6343707292643985">
            <text:p>0,6343707293</text:p>
          </table:table-cell>
        </table:table-row>
        <table:table-row>
          <table:table-cell office:value-type="float" office:value="0.9426276902343692">
            <text:p>0,9426276902</text:p>
          </table:table-cell>
          <table:table-cell office:value-type="float" office:value="0.02910984646337611">
            <text:p>0,0291098465</text:p>
          </table:table-cell>
        </table:table-row>
        <table:table-row>
          <table:table-cell office:value-type="float" office:value="0.18651935898619548">
            <text:p>0,186519359</text:p>
          </table:table-cell>
          <table:table-cell office:value-type="float" office:value="0.5681211292663237">
            <text:p>0,5681211293</text:p>
          </table:table-cell>
        </table:table-row>
        <table:table-row>
          <table:table-cell office:value-type="float" office:value="0.6373806882053491">
            <text:p>0,6373806882</text:p>
          </table:table-cell>
          <table:table-cell office:value-type="float" office:value="0.20163874830666473">
            <text:p>0,2016387483</text:p>
          </table:table-cell>
        </table:table-row>
        <table:table-row>
          <table:table-cell office:value-type="float" office:value="0.5558232002167468">
            <text:p>0,5558232002</text:p>
          </table:table-cell>
          <table:table-cell office:value-type="float" office:value="0.2544644876219867">
            <text:p>0,2544644876</text:p>
          </table:table-cell>
        </table:table-row>
        <table:table-row>
          <table:table-cell office:value-type="float" office:value="0.32637699125409864">
            <text:p>0,3263769913</text:p>
          </table:table-cell>
          <table:table-cell office:value-type="float" office:value="0.4287058627518583">
            <text:p>0,4287058628</text:p>
          </table:table-cell>
        </table:table-row>
        <table:table-row>
          <table:table-cell office:value-type="float" office:value="0.26436844468819026">
            <text:p>0,2643684447</text:p>
          </table:table-cell>
          <table:table-cell office:value-type="float" office:value="0.4858322796127802">
            <text:p>0,4858322796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8090146087904826">
            <text:p>0,8090146088</text:p>
          </table:table-cell>
          <table:table-cell office:value-type="float" office:value="0.1005476061566779">
            <text:p>0,1005476062</text:p>
          </table:table-cell>
        </table:table-row>
        <table:table-row>
          <table:table-cell office:value-type="float" office:value="0.49749643639437346">
            <text:p>0,4974964364</text:p>
          </table:table-cell>
          <table:table-cell office:value-type="float" office:value="0.2946657271942803">
            <text:p>0,2946657272</text:p>
          </table:table-cell>
        </table:table-row>
        <table:table-row>
          <table:table-cell office:value-type="float" office:value="0.41497188558873765">
            <text:p>0,4149718856</text:p>
          </table:table-cell>
          <table:table-cell office:value-type="float" office:value="0.3558168850484067">
            <text:p>0,355816885</text:p>
          </table:table-cell>
        </table:table-row>
        <table:table-row>
          <table:table-cell office:value-type="float" office:value="0.5539669252170014">
            <text:p>0,5539669252</text:p>
          </table:table-cell>
          <table:table-cell office:value-type="float" office:value="0.25571045606094844">
            <text:p>0,2557104561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7317536861232652">
            <text:p>0,7317536861</text:p>
          </table:table-cell>
          <table:table-cell office:value-type="float" office:value="0.14457397390349103">
            <text:p>0,1445739739</text:p>
          </table:table-cell>
        </table:table-row>
        <table:table-row>
          <table:table-cell office:value-type="float" office:value="0.37195930541174865">
            <text:p>0,3719593054</text:p>
          </table:table-cell>
          <table:table-cell office:value-type="float" office:value="0.3901153343362791">
            <text:p>0,3901153343</text:p>
          </table:table-cell>
        </table:table-row>
        <table:table-row>
          <table:table-cell office:value-type="float" office:value="0.8803448269929846">
            <text:p>0,880344827</text:p>
          </table:table-cell>
          <table:table-cell office:value-type="float" office:value="0.06173307263178851">
            <text:p>0,0617330726</text:p>
          </table:table-cell>
        </table:table-row>
        <table:table-row>
          <table:table-cell table:number-columns-repeated="2"/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05929863741647774">
            <text:p>0,0592986374</text:p>
          </table:table-cell>
          <table:table-cell office:value-type="float" office:value="0.7564868845082924">
            <text:p>0,7564868845</text:p>
          </table:table-cell>
        </table:table-row>
        <table:table-row>
          <table:table-cell office:value-type="float" office:value="0.18651935898619548">
            <text:p>0,186519359</text:p>
          </table:table-cell>
          <table:table-cell office:value-type="float" office:value="0.5681211292663237">
            <text:p>0,5681211293</text:p>
          </table:table-cell>
        </table:table-row>
        <table:table-row>
          <table:table-cell office:value-type="float" office:value="0.49749643639437346">
            <text:p>0,4974964364</text:p>
          </table:table-cell>
          <table:table-cell office:value-type="float" office:value="0.2946657271942803">
            <text:p>0,2946657272</text:p>
          </table:table-cell>
        </table:table-row>
        <table:table-row>
          <table:table-cell office:value-type="float" office:value="0.13368476361864776">
            <text:p>0,1336847636</text:p>
          </table:table-cell>
          <table:table-cell office:value-type="float" office:value="0.6343707292643985">
            <text:p>0,6343707293</text:p>
          </table:table-cell>
        </table:table-row>
        <table:table-row>
          <table:table-cell office:value-type="float" office:value="0.22871632999888522">
            <text:p>0,22871633</text:p>
          </table:table-cell>
          <table:table-cell office:value-type="float" office:value="0.5217570387356598">
            <text:p>0,5217570387</text:p>
          </table:table-cell>
        </table:table-row>
        <table:table-row>
          <table:table-cell office:value-type="float" office:value="0.9426276902343692">
            <text:p>0,9426276902</text:p>
          </table:table-cell>
          <table:table-cell office:value-type="float" office:value="0.02910984646337611">
            <text:p>0,0291098465</text:p>
          </table:table-cell>
        </table:table-row>
        <table:table-row>
          <table:table-cell office:value-type="float" office:value="0.4202735599098498">
            <text:p>0,4202735599</text:p>
          </table:table-cell>
          <table:table-cell office:value-type="float" office:value="0.3517149084624498">
            <text:p>0,3517149085</text:p>
          </table:table-cell>
        </table:table-row>
        <table:table-row>
          <table:table-cell office:value-type="float" office:value="0.09312873470872529">
            <text:p>0,0931287347</text:p>
          </table:table-cell>
          <table:table-cell office:value-type="float" office:value="0.6948299904828044">
            <text:p>0,6948299905</text:p>
          </table:table-cell>
        </table:table-row>
        <table:table-row>
          <table:table-cell office:value-type="float" office:value="0.32637699125409864">
            <text:p>0,3263769913</text:p>
          </table:table-cell>
          <table:table-cell office:value-type="float" office:value="0.4287058627518583">
            <text:p>0,4287058628</text:p>
          </table:table-cell>
        </table:table-row>
        <table:table-row>
          <table:table-cell office:value-type="float" office:value="0.6853342251902537">
            <text:p>0,6853342252</text:p>
          </table:table-cell>
          <table:table-cell office:value-type="float" office:value="0.1721508439393964">
            <text:p>0,1721508439</text:p>
          </table:table-cell>
        </table:table-row>
        <table:table-row>
          <table:table-cell office:value-type="float" office:value="0.6373806882053491">
            <text:p>0,6373806882</text:p>
          </table:table-cell>
          <table:table-cell office:value-type="float" office:value="0.20163874830666473">
            <text:p>0,2016387483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26436844468819026">
            <text:p>0,2643684447</text:p>
          </table:table-cell>
          <table:table-cell office:value-type="float" office:value="0.4858322796127802">
            <text:p>0,4858322796</text:p>
          </table:table-cell>
        </table:table-row>
        <table:table-row>
          <table:table-cell office:value-type="float" office:value="0.5378164607476561">
            <text:p>0,5378164607</text:p>
          </table:table-cell>
          <table:table-cell office:value-type="float" office:value="0.2666402923887513">
            <text:p>0,2666402924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28237518415728097">
            <text:p>0,2823751842</text:p>
          </table:table-cell>
          <table:table-cell office:value-type="float" office:value="0.4686101392035401">
            <text:p>0,4686101392</text:p>
          </table:table-cell>
        </table:table-row>
        <table:table-row>
          <table:table-cell office:value-type="float" office:value="0.9912983604212093">
            <text:p>0,9912983604</text:p>
          </table:table-cell>
          <table:table-cell office:value-type="float" office:value="0.004360326010855786">
            <text:p>0,004360326</text:p>
          </table:table-cell>
        </table:table-row>
        <table:table-row>
          <table:table-cell office:value-type="float" office:value="0.5860078444757522">
            <text:p>0,5860078445</text:p>
          </table:table-cell>
          <table:table-cell office:value-type="float" office:value="0.23448850794011444">
            <text:p>0,23448850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32637699125409864">
            <text:p>0,3263769913</text:p>
          </table:table-cell>
          <table:table-cell office:value-type="float" office:value="0.4287058627518583">
            <text:p>0,4287058628</text:p>
          </table:table-cell>
        </table:table-row>
        <table:table-row>
          <table:table-cell office:value-type="float" office:value="0.13368476361864776">
            <text:p>0,1336847636</text:p>
          </table:table-cell>
          <table:table-cell office:value-type="float" office:value="0.6343707292643985">
            <text:p>0,6343707293</text:p>
          </table:table-cell>
        </table:table-row>
        <table:table-row>
          <table:table-cell office:value-type="float" office:value="0.4026134267220213">
            <text:p>0,4026134267</text:p>
          </table:table-cell>
          <table:table-cell office:value-type="float" office:value="0.3654817364945109">
            <text:p>0,3654817365</text:p>
          </table:table-cell>
        </table:table-row>
        <table:table-row>
          <table:table-cell office:value-type="float" office:value="0.7423251154854003">
            <text:p>0,7423251155</text:p>
          </table:table-cell>
          <table:table-cell office:value-type="float" office:value="0.1384170872832956">
            <text:p>0,1384170873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6853342251902537">
            <text:p>0,6853342252</text:p>
          </table:table-cell>
          <table:table-cell office:value-type="float" office:value="0.1721508439393964">
            <text:p>0,1721508439</text:p>
          </table:table-cell>
        </table:table-row>
        <table:table-row>
          <table:table-cell office:value-type="float" office:value="0.09312873470872529">
            <text:p>0,0931287347</text:p>
          </table:table-cell>
          <table:table-cell office:value-type="float" office:value="0.6948299904828044">
            <text:p>0,6948299905</text:p>
          </table:table-cell>
        </table:table-row>
        <table:table-row>
          <table:table-cell office:value-type="float" office:value="0.18651935898619548">
            <text:p>0,186519359</text:p>
          </table:table-cell>
          <table:table-cell office:value-type="float" office:value="0.5681211292663237">
            <text:p>0,5681211293</text:p>
          </table:table-cell>
        </table:table-row>
        <table:table-row>
          <table:table-cell office:value-type="float" office:value="0.03954768805086104">
            <text:p>0,0395476881</text:p>
          </table:table-cell>
          <table:table-cell office:value-type="float" office:value="0.8011339947329834">
            <text:p>0,8011339947</text:p>
          </table:table-cell>
        </table:table-row>
        <table:table-row>
          <table:table-cell office:value-type="float" office:value="0.16624913972037947">
            <text:p>0,1662491397</text:p>
          </table:table-cell>
          <table:table-cell office:value-type="float" office:value="0.592263394186419">
            <text:p>0,5922633942</text:p>
          </table:table-cell>
        </table:table-row>
        <table:table-row>
          <table:table-cell office:value-type="float" office:value="0.05929863741647774">
            <text:p>0,0592986374</text:p>
          </table:table-cell>
          <table:table-cell office:value-type="float" office:value="0.7564868845082924">
            <text:p>0,7564868845</text:p>
          </table:table-cell>
        </table:table-row>
        <table:table-row>
          <table:table-cell office:value-type="float" office:value="0.6373806882053491">
            <text:p>0,6373806882</text:p>
          </table:table-cell>
          <table:table-cell office:value-type="float" office:value="0.20163874830666473">
            <text:p>0,2016387483</text:p>
          </table:table-cell>
        </table:table-row>
        <table:table-row>
          <table:table-cell office:value-type="float" office:value="0.47927662150149947">
            <text:p>0,4792766215</text:p>
          </table:table-cell>
          <table:table-cell office:value-type="float" office:value="0.3077019272730138">
            <text:p>0,3077019273</text:p>
          </table:table-cell>
        </table:table-row>
        <table:table-row>
          <table:table-cell office:value-type="float" office:value="0.5378164607476561">
            <text:p>0,5378164607</text:p>
          </table:table-cell>
          <table:table-cell office:value-type="float" office:value="0.2666402923887513">
            <text:p>0,2666402924</text:p>
          </table:table-cell>
        </table:table-row>
        <table:table-row>
          <table:table-cell office:value-type="float" office:value="0.43115526265208365">
            <text:p>0,4311552627</text:p>
          </table:table-cell>
          <table:table-cell office:value-type="float" office:value="0.3433758589176883">
            <text:p>0,3433758589</text:p>
          </table:table-cell>
        </table:table-row>
        <table:table-row>
          <table:table-cell office:value-type="float" office:value="0.07699965185582483">
            <text:p>0,0769996519</text:p>
          </table:table-cell>
          <table:table-cell office:value-type="float" office:value="0.7225118888027366">
            <text:p>0,7225118888</text:p>
          </table:table-cell>
        </table:table-row>
        <table:table-row>
          <table:table-cell office:value-type="float" office:value="0.22871632999888522">
            <text:p>0,22871633</text:p>
          </table:table-cell>
          <table:table-cell office:value-type="float" office:value="0.5217570387356598">
            <text:p>0,521757038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6853342251902537">
            <text:p>0,6853342252</text:p>
          </table:table-cell>
          <table:table-cell office:value-type="float" office:value="0.1721508439393964">
            <text:p>0,1721508439</text:p>
          </table:table-cell>
        </table:table-row>
        <table:table-row>
          <table:table-cell office:value-type="float" office:value="0.13368476361864776">
            <text:p>0,1336847636</text:p>
          </table:table-cell>
          <table:table-cell office:value-type="float" office:value="0.6343707292643985">
            <text:p>0,6343707293</text:p>
          </table:table-cell>
        </table:table-row>
        <table:table-row>
          <table:table-cell office:value-type="float" office:value="0.30294468827341237">
            <text:p>0,3029446883</text:p>
          </table:table-cell>
          <table:table-cell office:value-type="float" office:value="0.4495958863949031">
            <text:p>0,4495958864</text:p>
          </table:table-cell>
        </table:table-row>
        <table:table-row>
          <table:table-cell office:value-type="float" office:value="0.2404845814489514">
            <text:p>0,2404845814</text:p>
          </table:table-cell>
          <table:table-cell office:value-type="float" office:value="0.5096077269685508">
            <text:p>0,509607727</text:p>
          </table:table-cell>
        </table:table-row>
        <table:table-row>
          <table:table-cell office:value-type="float" office:value="0.8005298206663674">
            <text:p>0,8005298207</text:p>
          </table:table-cell>
          <table:table-cell office:value-type="float" office:value="0.1052766792653902">
            <text:p>0,1052766793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3491144822276149">
            <text:p>0,3491144822</text:p>
          </table:table-cell>
          <table:table-cell office:value-type="float" office:value="0.40914089477472304">
            <text:p>0,4091408948</text:p>
          </table:table-cell>
        </table:table-row>
        <table:table-row>
          <table:table-cell office:value-type="float" office:value="0.607729157162014">
            <text:p>0,6077291572</text:p>
          </table:table-cell>
          <table:table-cell office:value-type="float" office:value="0.22043014606642597">
            <text:p>0,2204301461</text:p>
          </table:table-cell>
        </table:table-row>
        <table:table-row>
          <table:table-cell office:value-type="float" office:value="0.47927662150149947">
            <text:p>0,4792766215</text:p>
          </table:table-cell>
          <table:table-cell office:value-type="float" office:value="0.3077019272730138">
            <text:p>0,3077019273</text:p>
          </table:table-cell>
        </table:table-row>
        <table:table-row>
          <table:table-cell office:value-type="float" office:value="0.5378273032186914">
            <text:p>0,5378273032</text:p>
          </table:table-cell>
          <table:table-cell office:value-type="float" office:value="0.26663290009798546">
            <text:p>0,2666329001</text:p>
          </table:table-cell>
        </table:table-row>
        <table:table-row>
          <table:table-cell office:value-type="float" office:value="0.6373806882053491">
            <text:p>0,6373806882</text:p>
          </table:table-cell>
          <table:table-cell office:value-type="float" office:value="0.20163874830666473">
            <text:p>0,2016387483</text:p>
          </table:table-cell>
        </table:table-row>
        <table:table-row>
          <table:table-cell office:value-type="float" office:value="0.10357625265483882">
            <text:p>0,1035762527</text:p>
          </table:table-cell>
          <table:table-cell office:value-type="float" office:value="0.6781673530313639">
            <text:p>0,678167353</text:p>
          </table:table-cell>
        </table:table-row>
        <table:table-row>
          <table:table-cell office:value-type="float" office:value="0.5006851396523162">
            <text:p>0,5006851397</text:p>
          </table:table-cell>
          <table:table-cell office:value-type="float" office:value="0.2924089177693686">
            <text:p>0,2924089178</text:p>
          </table:table-cell>
        </table:table-row>
        <table:table-row>
          <table:table-cell office:value-type="float" office:value="0.39794352620792606">
            <text:p>0,3979435262</text:p>
          </table:table-cell>
          <table:table-cell office:value-type="float" office:value="0.3691723482535614">
            <text:p>0,3691723483</text:p>
          </table:table-cell>
        </table:table-row>
        <table:table-row>
          <table:table-cell office:value-type="float" office:value="0.16624913972037947">
            <text:p>0,1662491397</text:p>
          </table:table-cell>
          <table:table-cell office:value-type="float" office:value="0.592263394186419">
            <text:p>0,5922633942</text:p>
          </table:table-cell>
        </table:table-row>
        <table:table-row>
          <table:table-cell office:value-type="float" office:value="0.07699965185582483">
            <text:p>0,0769996519</text:p>
          </table:table-cell>
          <table:table-cell office:value-type="float" office:value="0.7225118888027366">
            <text:p>0,722511888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7093267579152738">
            <text:p>0,7093267579</text:p>
          </table:table-cell>
          <table:table-cell office:value-type="float" office:value="0.1577846131094055">
            <text:p>0,1577846131</text:p>
          </table:table-cell>
        </table:table-row>
        <table:table-row>
          <table:table-cell office:value-type="float" office:value="0.39794352620792606">
            <text:p>0,3979435262</text:p>
          </table:table-cell>
          <table:table-cell office:value-type="float" office:value="0.3691723482535614">
            <text:p>0,3691723483</text:p>
          </table:table-cell>
        </table:table-row>
        <table:table-row>
          <table:table-cell office:value-type="float" office:value="0.8005298206663674">
            <text:p>0,8005298207</text:p>
          </table:table-cell>
          <table:table-cell office:value-type="float" office:value="0.1052766792653902">
            <text:p>0,1052766793</text:p>
          </table:table-cell>
        </table:table-row>
        <table:table-row>
          <table:table-cell office:value-type="float" office:value="0.225270150790221">
            <text:p>0,2252701508</text:p>
          </table:table-cell>
          <table:table-cell office:value-type="float" office:value="0.525373672464094">
            <text:p>0,5253736725</text:p>
          </table:table-cell>
        </table:table-row>
        <table:table-row>
          <table:table-cell office:value-type="float" office:value="0.16624913972037947">
            <text:p>0,1662491397</text:p>
          </table:table-cell>
          <table:table-cell office:value-type="float" office:value="0.592263394186419">
            <text:p>0,5922633942</text:p>
          </table:table-cell>
        </table:table-row>
        <table:table-row>
          <table:table-cell office:value-type="float" office:value="0.10357625265483882">
            <text:p>0,1035762527</text:p>
          </table:table-cell>
          <table:table-cell office:value-type="float" office:value="0.6781673530313639">
            <text:p>0,678167353</text:p>
          </table:table-cell>
        </table:table-row>
        <table:table-row>
          <table:table-cell office:value-type="float" office:value="0.46347217883592834">
            <text:p>0,4634721788</text:p>
          </table:table-cell>
          <table:table-cell office:value-type="float" office:value="0.3192120896814278">
            <text:p>0,3192120897</text:p>
          </table:table-cell>
        </table:table-row>
        <table:table-row>
          <table:table-cell office:value-type="float" office:value="0.04130289694802596">
            <text:p>0,0413028969</text:p>
          </table:table-cell>
          <table:table-cell office:value-type="float" office:value="0.7967688583213046">
            <text:p>0,7967688583</text:p>
          </table:table-cell>
        </table:table-row>
        <table:table-row>
          <table:table-cell office:value-type="float" office:value="0.07699965185582483">
            <text:p>0,0769996519</text:p>
          </table:table-cell>
          <table:table-cell office:value-type="float" office:value="0.7225118888027366">
            <text:p>0,7225118888</text:p>
          </table:table-cell>
        </table:table-row>
        <table:table-row>
          <table:table-cell office:value-type="float" office:value="0.13368476361864776">
            <text:p>0,1336847636</text:p>
          </table:table-cell>
          <table:table-cell office:value-type="float" office:value="0.6343707292643985">
            <text:p>0,6343707293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5556169320205656">
            <text:p>0,555616932</text:p>
          </table:table-cell>
          <table:table-cell office:value-type="float" office:value="0.25460283605277545">
            <text:p>0,2546028361</text:p>
          </table:table-cell>
        </table:table-row>
        <table:table-row>
          <table:table-cell office:value-type="float" office:value="0.6853342251902537">
            <text:p>0,6853342252</text:p>
          </table:table-cell>
          <table:table-cell office:value-type="float" office:value="0.1721508439393964">
            <text:p>0,1721508439</text:p>
          </table:table-cell>
        </table:table-row>
        <table:table-row>
          <table:table-cell office:value-type="float" office:value="0.2825375575719739">
            <text:p>0,2825375576</text:p>
          </table:table-cell>
          <table:table-cell office:value-type="float" office:value="0.46845737934576315">
            <text:p>0,4684573793</text:p>
          </table:table-cell>
        </table:table-row>
        <table:table-row>
          <table:table-cell office:value-type="float" office:value="0.05911536010575944">
            <text:p>0,0591153601</text:p>
          </table:table-cell>
          <table:table-cell office:value-type="float" office:value="0.7568634949133317">
            <text:p>0,7568634949</text:p>
          </table:table-cell>
        </table:table-row>
        <table:table-row>
          <table:table-cell office:value-type="float" office:value="0.30294468827341237">
            <text:p>0,3029446883</text:p>
          </table:table-cell>
          <table:table-cell office:value-type="float" office:value="0.4495958863949031">
            <text:p>0,449595886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39794352620792606">
            <text:p>0,3979435262</text:p>
          </table:table-cell>
          <table:table-cell office:value-type="float" office:value="0.3691723482535614">
            <text:p>0,3691723483</text:p>
          </table:table-cell>
        </table:table-row>
        <table:table-row>
          <table:table-cell office:value-type="float" office:value="0.46347217883592834">
            <text:p>0,4634721788</text:p>
          </table:table-cell>
          <table:table-cell office:value-type="float" office:value="0.3192120896814278">
            <text:p>0,3192120897</text:p>
          </table:table-cell>
        </table:table-row>
        <table:table-row>
          <table:table-cell office:value-type="float" office:value="0.2825375575719739">
            <text:p>0,2825375576</text:p>
          </table:table-cell>
          <table:table-cell office:value-type="float" office:value="0.46845737934576315">
            <text:p>0,4684573793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6171954904011552">
            <text:p>0,6171954904</text:p>
          </table:table-cell>
          <table:table-cell office:value-type="float" office:value="0.21438209643545214">
            <text:p>0,2143820964</text:p>
          </table:table-cell>
        </table:table-row>
        <table:table-row>
          <table:table-cell office:value-type="float" office:value="0.6853342251902537">
            <text:p>0,6853342252</text:p>
          </table:table-cell>
          <table:table-cell office:value-type="float" office:value="0.1721508439393964">
            <text:p>0,1721508439</text:p>
          </table:table-cell>
        </table:table-row>
        <table:table-row>
          <table:table-cell office:value-type="float" office:value="0.16624913972037947">
            <text:p>0,1662491397</text:p>
          </table:table-cell>
          <table:table-cell office:value-type="float" office:value="0.592263394186419">
            <text:p>0,5922633942</text:p>
          </table:table-cell>
        </table:table-row>
        <table:table-row>
          <table:table-cell office:value-type="float" office:value="0.23288646377842093">
            <text:p>0,2328864638</text:p>
          </table:table-cell>
          <table:table-cell office:value-type="float" office:value="0.5174168840723694">
            <text:p>0,5174168841</text:p>
          </table:table-cell>
        </table:table-row>
        <table:table-row>
          <table:table-cell office:value-type="float" office:value="0.19923511135498018">
            <text:p>0,1992351114</text:p>
          </table:table-cell>
          <table:table-cell office:value-type="float" office:value="0.5536423952087517">
            <text:p>0,5536423952</text:p>
          </table:table-cell>
        </table:table-row>
        <table:table-row>
          <table:table-cell office:value-type="float" office:value="0.07699965185582483">
            <text:p>0,0769996519</text:p>
          </table:table-cell>
          <table:table-cell office:value-type="float" office:value="0.7225118888027366">
            <text:p>0,7225118888</text:p>
          </table:table-cell>
        </table:table-row>
        <table:table-row>
          <table:table-cell office:value-type="float" office:value="0.7335749341393333">
            <text:p>0,7335749341</text:p>
          </table:table-cell>
          <table:table-cell office:value-type="float" office:value="0.14351010855974877">
            <text:p>0,1435101086</text:p>
          </table:table-cell>
        </table:table-row>
        <table:table-row>
          <table:table-cell office:value-type="float" office:value="0.6081940934087993">
            <text:p>0,6081940934</text:p>
          </table:table-cell>
          <table:table-cell office:value-type="float" office:value="0.22013200257428223">
            <text:p>0,2201320026</text:p>
          </table:table-cell>
        </table:table-row>
        <table:table-row>
          <table:table-cell office:value-type="float" office:value="0.30294468827341237">
            <text:p>0,3029446883</text:p>
          </table:table-cell>
          <table:table-cell office:value-type="float" office:value="0.4495958863949031">
            <text:p>0,4495958864</text:p>
          </table:table-cell>
        </table:table-row>
        <table:table-row>
          <table:table-cell office:value-type="float" office:value="0.5163894623945632">
            <text:p>0,5163894624</text:p>
          </table:table-cell>
          <table:table-cell office:value-type="float" office:value="0.281397563047158">
            <text:p>0,281397563</text:p>
          </table:table-cell>
        </table:table-row>
        <table:table-row>
          <table:table-cell office:value-type="float" office:value="0.7764056628440251">
            <text:p>0,7764056628</text:p>
          </table:table-cell>
          <table:table-cell office:value-type="float" office:value="0.11886115575124878">
            <text:p>0,1188611558</text:p>
          </table:table-cell>
        </table:table-row>
        <table:table-row>
          <table:table-cell office:value-type="float" office:value="0.4980203841452384">
            <text:p>0,4980203841</text:p>
          </table:table-cell>
          <table:table-cell office:value-type="float" office:value="0.2942944068910617">
            <text:p>0,294294406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6624913972037947">
            <text:p>0,1662491397</text:p>
          </table:table-cell>
          <table:table-cell office:value-type="float" office:value="0.592263394186419">
            <text:p>0,5922633942</text:p>
          </table:table-cell>
        </table:table-row>
        <table:table-row>
          <table:table-cell office:value-type="float" office:value="0.07699965185582483">
            <text:p>0,0769996519</text:p>
          </table:table-cell>
          <table:table-cell office:value-type="float" office:value="0.7225118888027366">
            <text:p>0,7225118888</text:p>
          </table:table-cell>
        </table:table-row>
        <table:table-row>
          <table:table-cell office:value-type="float" office:value="0.30294468827341237">
            <text:p>0,3029446883</text:p>
          </table:table-cell>
          <table:table-cell office:value-type="float" office:value="0.4495958863949031">
            <text:p>0,4495958864</text:p>
          </table:table-cell>
        </table:table-row>
        <table:table-row>
          <table:table-cell office:value-type="float" office:value="0.3927787314627741">
            <text:p>0,3927787315</text:p>
          </table:table-cell>
          <table:table-cell office:value-type="float" office:value="0.3732793832473882">
            <text:p>0,3732793832</text:p>
          </table:table-cell>
        </table:table-row>
        <table:table-row>
          <table:table-cell office:value-type="float" office:value="0.9153862148674987">
            <text:p>0,9153862149</text:p>
          </table:table-cell>
          <table:table-cell office:value-type="float" office:value="0.04324182006763133">
            <text:p>0,0432418201</text:p>
          </table:table-cell>
        </table:table-row>
        <table:table-row>
          <table:table-cell office:value-type="float" office:value="0.46347217883592834">
            <text:p>0,4634721788</text:p>
          </table:table-cell>
          <table:table-cell office:value-type="float" office:value="0.3192120896814278">
            <text:p>0,3192120897</text:p>
          </table:table-cell>
        </table:table-row>
        <table:table-row>
          <table:table-cell office:value-type="float" office:value="0.888183930216681">
            <text:p>0,8881839302</text:p>
          </table:table-cell>
          <table:table-cell office:value-type="float" office:value="0.057564893365765535">
            <text:p>0,0575648934</text:p>
          </table:table-cell>
        </table:table-row>
        <table:table-row>
          <table:table-cell office:value-type="float" office:value="0.39794352620792606">
            <text:p>0,3979435262</text:p>
          </table:table-cell>
          <table:table-cell office:value-type="float" office:value="0.3691723482535614">
            <text:p>0,3691723483</text:p>
          </table:table-cell>
        </table:table-row>
        <table:table-row>
          <table:table-cell office:value-type="float" office:value="0.7764056628440251">
            <text:p>0,7764056628</text:p>
          </table:table-cell>
          <table:table-cell office:value-type="float" office:value="0.11886115575124878">
            <text:p>0,1188611558</text:p>
          </table:table-cell>
        </table:table-row>
        <table:table-row>
          <table:table-cell office:value-type="float" office:value="0.6240690880717291">
            <text:p>0,6240690881</text:p>
          </table:table-cell>
          <table:table-cell office:value-type="float" office:value="0.21001956475382944">
            <text:p>0,2100195648</text:p>
          </table:table-cell>
        </table:table-row>
        <table:table-row>
          <table:table-cell office:value-type="float" office:value="0.6853342251902537">
            <text:p>0,6853342252</text:p>
          </table:table-cell>
          <table:table-cell office:value-type="float" office:value="0.1721508439393964">
            <text:p>0,1721508439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5163894623945632">
            <text:p>0,5163894624</text:p>
          </table:table-cell>
          <table:table-cell office:value-type="float" office:value="0.281397563047158">
            <text:p>0,281397563</text:p>
          </table:table-cell>
        </table:table-row>
        <table:table-row>
          <table:table-cell office:value-type="float" office:value="0.2825375575719739">
            <text:p>0,2825375576</text:p>
          </table:table-cell>
          <table:table-cell office:value-type="float" office:value="0.46845737934576315">
            <text:p>0,4684573793</text:p>
          </table:table-cell>
        </table:table-row>
        <table:table-row>
          <table:table-cell office:value-type="float" office:value="0.2515222634167797">
            <text:p>0,2515222634</text:p>
          </table:table-cell>
          <table:table-cell office:value-type="float" office:value="0.49848004684082636">
            <text:p>0,4984800468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5588804291702548">
            <text:p>0,5588804292</text:p>
          </table:table-cell>
          <table:table-cell office:value-type="float" office:value="0.2524169416243739">
            <text:p>0,252416941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6624913972037947">
            <text:p>0,1662491397</text:p>
          </table:table-cell>
          <table:table-cell office:value-type="float" office:value="0.592263394186419">
            <text:p>0,5922633942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239867020628341">
            <text:p>0,2398670206</text:p>
          </table:table-cell>
          <table:table-cell office:value-type="float" office:value="0.5102377917516083">
            <text:p>0,5102377918</text:p>
          </table:table-cell>
        </table:table-row>
        <table:table-row>
          <table:table-cell office:value-type="float" office:value="0.07699965185582483">
            <text:p>0,0769996519</text:p>
          </table:table-cell>
          <table:table-cell office:value-type="float" office:value="0.7225118888027366">
            <text:p>0,7225118888</text:p>
          </table:table-cell>
        </table:table-row>
        <table:table-row>
          <table:table-cell office:value-type="float" office:value="0.10727551219748885">
            <text:p>0,1072755122</text:p>
          </table:table-cell>
          <table:table-cell office:value-type="float" office:value="0.67247059338513">
            <text:p>0,6724705934</text:p>
          </table:table-cell>
        </table:table-row>
        <table:table-row>
          <table:table-cell office:value-type="float" office:value="0.5588804291702548">
            <text:p>0,5588804292</text:p>
          </table:table-cell>
          <table:table-cell office:value-type="float" office:value="0.2524169416243739">
            <text:p>0,2524169416</text:p>
          </table:table-cell>
        </table:table-row>
        <table:table-row>
          <table:table-cell office:value-type="float" office:value="0.6240690880717291">
            <text:p>0,6240690881</text:p>
          </table:table-cell>
          <table:table-cell office:value-type="float" office:value="0.21001956475382944">
            <text:p>0,2100195648</text:p>
          </table:table-cell>
        </table:table-row>
        <table:table-row>
          <table:table-cell office:value-type="float" office:value="0.9153862148674987">
            <text:p>0,9153862149</text:p>
          </table:table-cell>
          <table:table-cell office:value-type="float" office:value="0.04324182006763133">
            <text:p>0,0432418201</text:p>
          </table:table-cell>
        </table:table-row>
        <table:table-row>
          <table:table-cell office:value-type="float" office:value="0.13597327937871545">
            <text:p>0,1359732794</text:p>
          </table:table-cell>
          <table:table-cell office:value-type="float" office:value="0.6312544517167489">
            <text:p>0,6312544517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3321239942879456">
            <text:p>0,3321239943</text:p>
          </table:table-cell>
          <table:table-cell office:value-type="float" office:value="0.4236980007947694">
            <text:p>0,4236980008</text:p>
          </table:table-cell>
        </table:table-row>
        <table:table-row>
          <table:table-cell office:value-type="float" office:value="0.7764056628440251">
            <text:p>0,7764056628</text:p>
          </table:table-cell>
          <table:table-cell office:value-type="float" office:value="0.11886115575124878">
            <text:p>0,1188611558</text:p>
          </table:table-cell>
        </table:table-row>
        <table:table-row>
          <table:table-cell office:value-type="float" office:value="0.4387061880714185">
            <text:p>0,4387061881</text:p>
          </table:table-cell>
          <table:table-cell office:value-type="float" office:value="0.3376510073447545">
            <text:p>0,3376510073</text:p>
          </table:table-cell>
        </table:table-row>
        <table:table-row>
          <table:table-cell office:value-type="float" office:value="0.3913705730766216">
            <text:p>0,3913705731</text:p>
          </table:table-cell>
          <table:table-cell office:value-type="float" office:value="0.37440382587757015">
            <text:p>0,3744038259</text:p>
          </table:table-cell>
        </table:table-row>
        <table:table-row>
          <table:table-cell office:value-type="float" office:value="0.5163894623945632">
            <text:p>0,5163894624</text:p>
          </table:table-cell>
          <table:table-cell office:value-type="float" office:value="0.281397563047158">
            <text:p>0,281397563</text:p>
          </table:table-cell>
        </table:table-row>
        <table:table-row>
          <table:table-cell office:value-type="float" office:value="0.7230107826243025">
            <text:p>0,7230107826</text:p>
          </table:table-cell>
          <table:table-cell office:value-type="float" office:value="0.149699592717784">
            <text:p>0,1496995927</text:p>
          </table:table-cell>
        </table:table-row>
        <table:table-row>
          <table:table-cell office:value-type="float" office:value="0.4763268065376948">
            <text:p>0,4763268065</text:p>
          </table:table-cell>
          <table:table-cell office:value-type="float" office:value="0.309835667005535">
            <text:p>0,30983566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230107826243025">
            <text:p>0,7230107826</text:p>
          </table:table-cell>
          <table:table-cell office:value-type="float" office:value="0.149699592717784">
            <text:p>0,1496995927</text:p>
          </table:table-cell>
        </table:table-row>
        <table:table-row>
          <table:table-cell office:value-type="float" office:value="0.9153862148674987">
            <text:p>0,9153862149</text:p>
          </table:table-cell>
          <table:table-cell office:value-type="float" office:value="0.04324182006763133">
            <text:p>0,0432418201</text:p>
          </table:table-cell>
        </table:table-row>
        <table:table-row>
          <table:table-cell office:value-type="float" office:value="0.3321239942879456">
            <text:p>0,3321239943</text:p>
          </table:table-cell>
          <table:table-cell office:value-type="float" office:value="0.4236980007947694">
            <text:p>0,4236980008</text:p>
          </table:table-cell>
        </table:table-row>
        <table:table-row>
          <table:table-cell office:value-type="float" office:value="0.2412521550508976">
            <text:p>0,2412521551</text:p>
          </table:table-cell>
          <table:table-cell office:value-type="float" office:value="0.5088257386111346">
            <text:p>0,5088257386</text:p>
          </table:table-cell>
        </table:table-row>
        <table:table-row>
          <table:table-cell office:value-type="float" office:value="0.6260330856649882">
            <text:p>0,6260330857</text:p>
          </table:table-cell>
          <table:table-cell office:value-type="float" office:value="0.20877747399041513">
            <text:p>0,208777474</text:p>
          </table:table-cell>
        </table:table-row>
        <table:table-row>
          <table:table-cell office:value-type="float" office:value="0.3913705730766216">
            <text:p>0,3913705731</text:p>
          </table:table-cell>
          <table:table-cell office:value-type="float" office:value="0.37440382587757015">
            <text:p>0,3744038259</text:p>
          </table:table-cell>
        </table:table-row>
        <table:table-row>
          <table:table-cell office:value-type="float" office:value="0.10727551219748885">
            <text:p>0,1072755122</text:p>
          </table:table-cell>
          <table:table-cell office:value-type="float" office:value="0.67247059338513">
            <text:p>0,6724705934</text:p>
          </table:table-cell>
        </table:table-row>
        <table:table-row>
          <table:table-cell office:value-type="float" office:value="0.4387061880714185">
            <text:p>0,4387061881</text:p>
          </table:table-cell>
          <table:table-cell office:value-type="float" office:value="0.3376510073447545">
            <text:p>0,3376510073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9841710351719962">
            <text:p>0,9841710352</text:p>
          </table:table-cell>
          <table:table-cell office:value-type="float" office:value="0.007946052287479577">
            <text:p>0,0079460523</text:p>
          </table:table-cell>
        </table:table-row>
        <table:table-row>
          <table:table-cell office:value-type="float" office:value="0.7764056628440251">
            <text:p>0,7764056628</text:p>
          </table:table-cell>
          <table:table-cell office:value-type="float" office:value="0.11886115575124878">
            <text:p>0,1188611558</text:p>
          </table:table-cell>
        </table:table-row>
        <table:table-row>
          <table:table-cell office:value-type="float" office:value="0.5163894623945632">
            <text:p>0,5163894624</text:p>
          </table:table-cell>
          <table:table-cell office:value-type="float" office:value="0.281397563047158">
            <text:p>0,281397563</text:p>
          </table:table-cell>
        </table:table-row>
        <table:table-row>
          <table:table-cell office:value-type="float" office:value="0.07699965185582483">
            <text:p>0,0769996519</text:p>
          </table:table-cell>
          <table:table-cell office:value-type="float" office:value="0.7225118888027366">
            <text:p>0,7225118888</text:p>
          </table:table-cell>
        </table:table-row>
        <table:table-row>
          <table:table-cell office:value-type="float" office:value="0.35213695919949045">
            <text:p>0,3521369592</text:p>
          </table:table-cell>
          <table:table-cell office:value-type="float" office:value="0.40658870991571916">
            <text:p>0,4065887099</text:p>
          </table:table-cell>
        </table:table-row>
        <table:table-row>
          <table:table-cell office:value-type="float" office:value="0.13597327937871545">
            <text:p>0,1359732794</text:p>
          </table:table-cell>
          <table:table-cell office:value-type="float" office:value="0.6312544517167489">
            <text:p>0,6312544517</text:p>
          </table:table-cell>
        </table:table-row>
        <table:table-row>
          <table:table-cell office:value-type="float" office:value="0.18336733283716106">
            <text:p>0,1833673328</text:p>
          </table:table-cell>
          <table:table-cell office:value-type="float" office:value="0.5717858796849863">
            <text:p>0,571785879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163894623945632">
            <text:p>0,5163894624</text:p>
          </table:table-cell>
          <table:table-cell office:value-type="float" office:value="0.281397563047158">
            <text:p>0,281397563</text:p>
          </table:table-cell>
        </table:table-row>
        <table:table-row>
          <table:table-cell office:value-type="float" office:value="0.18336733283716106">
            <text:p>0,1833673328</text:p>
          </table:table-cell>
          <table:table-cell office:value-type="float" office:value="0.5717858796849863">
            <text:p>0,5717858797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07699965185582483">
            <text:p>0,0769996519</text:p>
          </table:table-cell>
          <table:table-cell office:value-type="float" office:value="0.7225118888027366">
            <text:p>0,7225118888</text:p>
          </table:table-cell>
        </table:table-row>
        <table:table-row>
          <table:table-cell office:value-type="float" office:value="0.5916549171434855">
            <text:p>0,5916549171</text:p>
          </table:table-cell>
          <table:table-cell office:value-type="float" office:value="0.23080892026526623">
            <text:p>0,2308089203</text:p>
          </table:table-cell>
        </table:table-row>
        <table:table-row>
          <table:table-cell office:value-type="float" office:value="0.13597327937871545">
            <text:p>0,1359732794</text:p>
          </table:table-cell>
          <table:table-cell office:value-type="float" office:value="0.6312544517167489">
            <text:p>0,6312544517</text:p>
          </table:table-cell>
        </table:table-row>
        <table:table-row>
          <table:table-cell office:value-type="float" office:value="0.3913705730766216">
            <text:p>0,3913705731</text:p>
          </table:table-cell>
          <table:table-cell office:value-type="float" office:value="0.37440382587757015">
            <text:p>0,3744038259</text:p>
          </table:table-cell>
        </table:table-row>
        <table:table-row>
          <table:table-cell office:value-type="float" office:value="0.9153862148674987">
            <text:p>0,9153862149</text:p>
          </table:table-cell>
          <table:table-cell office:value-type="float" office:value="0.04324182006763133">
            <text:p>0,0432418201</text:p>
          </table:table-cell>
        </table:table-row>
        <table:table-row>
          <table:table-cell office:value-type="float" office:value="0.7764056628440251">
            <text:p>0,7764056628</text:p>
          </table:table-cell>
          <table:table-cell office:value-type="float" office:value="0.11886115575124878">
            <text:p>0,1188611558</text:p>
          </table:table-cell>
        </table:table-row>
        <table:table-row>
          <table:table-cell office:value-type="float" office:value="0.4387061880714185">
            <text:p>0,4387061881</text:p>
          </table:table-cell>
          <table:table-cell office:value-type="float" office:value="0.3376510073447545">
            <text:p>0,3376510073</text:p>
          </table:table-cell>
        </table:table-row>
        <table:table-row>
          <table:table-cell office:value-type="float" office:value="0.8496686188908916">
            <text:p>0,8496686189</text:p>
          </table:table-cell>
          <table:table-cell office:value-type="float" office:value="0.07822528842949283">
            <text:p>0,0782252884</text:p>
          </table:table-cell>
        </table:table-row>
        <table:table-row>
          <table:table-cell office:value-type="float" office:value="0.8336517920766456">
            <text:p>0,8336517921</text:p>
          </table:table-cell>
          <table:table-cell office:value-type="float" office:value="0.08695466044853739">
            <text:p>0,0869546604</text:p>
          </table:table-cell>
        </table:table-row>
        <table:table-row>
          <table:table-cell office:value-type="float" office:value="0.6764192193284249">
            <text:p>0,6764192193</text:p>
          </table:table-cell>
          <table:table-cell office:value-type="float" office:value="0.17755290788499667">
            <text:p>0,1775529079</text:p>
          </table:table-cell>
        </table:table-row>
        <table:table-row>
          <table:table-cell office:value-type="float" office:value="0.9496138663365633">
            <text:p>0,9496138663</text:p>
          </table:table-cell>
          <table:table-cell office:value-type="float" office:value="0.025518668041011994">
            <text:p>0,025518668</text:p>
          </table:table-cell>
        </table:table-row>
        <table:table-row>
          <table:table-cell office:value-type="float" office:value="0.2412521550508976">
            <text:p>0,2412521551</text:p>
          </table:table-cell>
          <table:table-cell office:value-type="float" office:value="0.5088257386111346">
            <text:p>0,5088257386</text:p>
          </table:table-cell>
        </table:table-row>
        <table:table-row>
          <table:table-cell office:value-type="float" office:value="0.22173120672304603">
            <text:p>0,2217312067</text:p>
          </table:table-cell>
          <table:table-cell office:value-type="float" office:value="0.5291165677972456">
            <text:p>0,5291165678</text:p>
          </table:table-cell>
        </table:table-row>
        <table:table-row>
          <table:table-cell office:value-type="float" office:value="0.10727551219748885">
            <text:p>0,1072755122</text:p>
          </table:table-cell>
          <table:table-cell office:value-type="float" office:value="0.67247059338513">
            <text:p>0,672470593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1452055010548813">
            <text:p>0,3145205501</text:p>
          </table:table-cell>
          <table:table-cell office:value-type="float" office:value="0.43917868255077164">
            <text:p>0,4391786826</text:p>
          </table:table-cell>
        </table:table-row>
        <table:table-row>
          <table:table-cell office:value-type="float" office:value="0.18336733283716106">
            <text:p>0,1833673328</text:p>
          </table:table-cell>
          <table:table-cell office:value-type="float" office:value="0.5717858796849863">
            <text:p>0,5717858797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13597327937871545">
            <text:p>0,1359732794</text:p>
          </table:table-cell>
          <table:table-cell office:value-type="float" office:value="0.6312544517167489">
            <text:p>0,6312544517</text:p>
          </table:table-cell>
        </table:table-row>
        <table:table-row>
          <table:table-cell office:value-type="float" office:value="0.3913705730766216">
            <text:p>0,3913705731</text:p>
          </table:table-cell>
          <table:table-cell office:value-type="float" office:value="0.37440382587757015">
            <text:p>0,3744038259</text:p>
          </table:table-cell>
        </table:table-row>
        <table:table-row>
          <table:table-cell office:value-type="float" office:value="0.9153862148674987">
            <text:p>0,9153862149</text:p>
          </table:table-cell>
          <table:table-cell office:value-type="float" office:value="0.04324182006763133">
            <text:p>0,0432418201</text:p>
          </table:table-cell>
        </table:table-row>
        <table:table-row>
          <table:table-cell office:value-type="float" office:value="0.6764192193284249">
            <text:p>0,6764192193</text:p>
          </table:table-cell>
          <table:table-cell office:value-type="float" office:value="0.17755290788499667">
            <text:p>0,1775529079</text:p>
          </table:table-cell>
        </table:table-row>
        <table:table-row>
          <table:table-cell office:value-type="float" office:value="0.7033233835985194">
            <text:p>0,7033233836</text:p>
          </table:table-cell>
          <table:table-cell office:value-type="float" office:value="0.16135622365719582">
            <text:p>0,1613562237</text:p>
          </table:table-cell>
        </table:table-row>
        <table:table-row>
          <table:table-cell office:value-type="float" office:value="0.25575445266862695">
            <text:p>0,2557544527</text:p>
          </table:table-cell>
          <table:table-cell office:value-type="float" office:value="0.49427828534991014">
            <text:p>0,4942782853</text:p>
          </table:table-cell>
        </table:table-row>
        <table:table-row>
          <table:table-cell office:value-type="float" office:value="0.5916549171434855">
            <text:p>0,5916549171</text:p>
          </table:table-cell>
          <table:table-cell office:value-type="float" office:value="0.23080892026526623">
            <text:p>0,2308089203</text:p>
          </table:table-cell>
        </table:table-row>
        <table:table-row>
          <table:table-cell office:value-type="float" office:value="0.9496138663365633">
            <text:p>0,9496138663</text:p>
          </table:table-cell>
          <table:table-cell office:value-type="float" office:value="0.025518668041011994">
            <text:p>0,025518668</text:p>
          </table:table-cell>
        </table:table-row>
        <table:table-row>
          <table:table-cell office:value-type="float" office:value="0.7764056628440251">
            <text:p>0,7764056628</text:p>
          </table:table-cell>
          <table:table-cell office:value-type="float" office:value="0.11886115575124878">
            <text:p>0,1188611558</text:p>
          </table:table-cell>
        </table:table-row>
        <table:table-row>
          <table:table-cell office:value-type="float" office:value="0.8496686188908916">
            <text:p>0,8496686189</text:p>
          </table:table-cell>
          <table:table-cell office:value-type="float" office:value="0.07822528842949283">
            <text:p>0,0782252884</text:p>
          </table:table-cell>
        </table:table-row>
        <table:table-row>
          <table:table-cell office:value-type="float" office:value="0.48274266062086735">
            <text:p>0,4827426606</text:p>
          </table:table-cell>
          <table:table-cell office:value-type="float" office:value="0.3052031515465349">
            <text:p>0,3052031515</text:p>
          </table:table-cell>
        </table:table-row>
        <table:table-row>
          <table:table-cell office:value-type="float" office:value="0.4387061880714185">
            <text:p>0,4387061881</text:p>
          </table:table-cell>
          <table:table-cell office:value-type="float" office:value="0.3376510073447545">
            <text:p>0,3376510073</text:p>
          </table:table-cell>
        </table:table-row>
        <table:table-row>
          <table:table-cell office:value-type="float" office:value="0.07699965185582483">
            <text:p>0,0769996519</text:p>
          </table:table-cell>
          <table:table-cell office:value-type="float" office:value="0.7225118888027366">
            <text:p>0,7225118888</text:p>
          </table:table-cell>
        </table:table-row>
        <table:table-row>
          <table:table-cell office:value-type="float" office:value="0.5589937195115124">
            <text:p>0,5589937195</text:p>
          </table:table-cell>
          <table:table-cell office:value-type="float" office:value="0.2523411743906767">
            <text:p>0,252341174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1890250016373528">
            <text:p>0,1890250016</text:p>
          </table:table-cell>
          <table:table-cell office:value-type="float" office:value="0.5652299439504225">
            <text:p>0,565229944</text:p>
          </table:table-cell>
        </table:table-row>
        <table:table-row>
          <table:table-cell office:value-type="float" office:value="0.25575445266862695">
            <text:p>0,2557544527</text:p>
          </table:table-cell>
          <table:table-cell office:value-type="float" office:value="0.49427828534991014">
            <text:p>0,4942782853</text:p>
          </table:table-cell>
        </table:table-row>
        <table:table-row>
          <table:table-cell office:value-type="float" office:value="0.10646131615771998">
            <text:p>0,1064613162</text:p>
          </table:table-cell>
          <table:table-cell office:value-type="float" office:value="0.6737158965598845">
            <text:p>0,6737158966</text:p>
          </table:table-cell>
        </table:table-row>
        <table:table-row>
          <table:table-cell office:value-type="float" office:value="0.33215313346363307">
            <text:p>0,3321531335</text:p>
          </table:table-cell>
          <table:table-cell office:value-type="float" office:value="0.4236727201809435">
            <text:p>0,4236727202</text:p>
          </table:table-cell>
        </table:table-row>
        <table:table-row>
          <table:table-cell office:value-type="float" office:value="0.6764192193284249">
            <text:p>0,6764192193</text:p>
          </table:table-cell>
          <table:table-cell office:value-type="float" office:value="0.17755290788499667">
            <text:p>0,1775529079</text:p>
          </table:table-cell>
        </table:table-row>
        <table:table-row>
          <table:table-cell office:value-type="float" office:value="0.6178361249848411">
            <text:p>0,617836125</text:p>
          </table:table-cell>
          <table:table-cell office:value-type="float" office:value="0.21397447561491933">
            <text:p>0,2139744756</text:p>
          </table:table-cell>
        </table:table-row>
        <table:table-row>
          <table:table-cell office:value-type="float" office:value="0.5589937195115124">
            <text:p>0,5589937195</text:p>
          </table:table-cell>
          <table:table-cell office:value-type="float" office:value="0.2523411743906767">
            <text:p>0,2523411744</text:p>
          </table:table-cell>
        </table:table-row>
        <table:table-row>
          <table:table-cell office:value-type="float" office:value="0.48274266062086735">
            <text:p>0,4827426606</text:p>
          </table:table-cell>
          <table:table-cell office:value-type="float" office:value="0.3052031515465349">
            <text:p>0,3052031515</text:p>
          </table:table-cell>
        </table:table-row>
        <table:table-row>
          <table:table-cell office:value-type="float" office:value="0.3913705730766216">
            <text:p>0,3913705731</text:p>
          </table:table-cell>
          <table:table-cell office:value-type="float" office:value="0.37440382587757015">
            <text:p>0,3744038259</text:p>
          </table:table-cell>
        </table:table-row>
        <table:table-row>
          <table:table-cell office:value-type="float" office:value="0.7534641071356549">
            <text:p>0,7534641071</text:p>
          </table:table-cell>
          <table:table-cell office:value-type="float" office:value="0.1319768971187144">
            <text:p>0,1319768971</text:p>
          </table:table-cell>
        </table:table-row>
        <table:table-row>
          <table:table-cell office:value-type="float" office:value="0.13597327937871545">
            <text:p>0,1359732794</text:p>
          </table:table-cell>
          <table:table-cell office:value-type="float" office:value="0.6312544517167489">
            <text:p>0,6312544517</text:p>
          </table:table-cell>
        </table:table-row>
        <table:table-row>
          <table:table-cell office:value-type="float" office:value="0.1539056685352659">
            <text:p>0,1539056685</text:p>
          </table:table-cell>
          <table:table-cell office:value-type="float" office:value="0.6076918704190979">
            <text:p>0,6076918704</text:p>
          </table:table-cell>
        </table:table-row>
        <table:table-row>
          <table:table-cell office:value-type="float" office:value="0.9153862148674987">
            <text:p>0,9153862149</text:p>
          </table:table-cell>
          <table:table-cell office:value-type="float" office:value="0.04324182006763133">
            <text:p>0,0432418201</text:p>
          </table:table-cell>
        </table:table-row>
        <table:table-row>
          <table:table-cell office:value-type="float" office:value="0.8496686188908916">
            <text:p>0,8496686189</text:p>
          </table:table-cell>
          <table:table-cell office:value-type="float" office:value="0.07822528842949283">
            <text:p>0,0782252884</text:p>
          </table:table-cell>
        </table:table-row>
        <table:table-row>
          <table:table-cell office:value-type="float" office:value="0.2970680631576954">
            <text:p>0,2970680632</text:p>
          </table:table-cell>
          <table:table-cell office:value-type="float" office:value="0.4549604939477365">
            <text:p>0,4549604939</text:p>
          </table:table-cell>
        </table:table-row>
        <table:table-row>
          <table:table-cell office:value-type="float" office:value="0.879463735233363">
            <text:p>0,8794637352</text:p>
          </table:table-cell>
          <table:table-cell office:value-type="float" office:value="0.06220272167522101">
            <text:p>0,062202721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7534641071356549">
            <text:p>0,7534641071</text:p>
          </table:table-cell>
          <table:table-cell office:value-type="float" office:value="0.1319768971187144">
            <text:p>0,1319768971</text:p>
          </table:table-cell>
        </table:table-row>
        <table:table-row>
          <table:table-cell office:value-type="float" office:value="0.10646131615771998">
            <text:p>0,1064613162</text:p>
          </table:table-cell>
          <table:table-cell office:value-type="float" office:value="0.6737158965598845">
            <text:p>0,6737158966</text:p>
          </table:table-cell>
        </table:table-row>
        <table:table-row>
          <table:table-cell office:value-type="float" office:value="0.25575445266862695">
            <text:p>0,2557544527</text:p>
          </table:table-cell>
          <table:table-cell office:value-type="float" office:value="0.49427828534991014">
            <text:p>0,4942782853</text:p>
          </table:table-cell>
        </table:table-row>
        <table:table-row>
          <table:table-cell office:value-type="float" office:value="0.48274266062086735">
            <text:p>0,4827426606</text:p>
          </table:table-cell>
          <table:table-cell office:value-type="float" office:value="0.3052031515465349">
            <text:p>0,3052031515</text:p>
          </table:table-cell>
        </table:table-row>
        <table:table-row>
          <table:table-cell office:value-type="float" office:value="0.8349776271460871">
            <text:p>0,8349776271</text:p>
          </table:table-cell>
          <table:table-cell office:value-type="float" office:value="0.08622889783814724">
            <text:p>0,0862288978</text:p>
          </table:table-cell>
        </table:table-row>
        <table:table-row>
          <table:table-cell office:value-type="float" office:value="0.2058373220235819">
            <text:p>0,205837322</text:p>
          </table:table-cell>
          <table:table-cell office:value-type="float" office:value="0.5463070178814953">
            <text:p>0,5463070179</text:p>
          </table:table-cell>
        </table:table-row>
        <table:table-row>
          <table:table-cell office:value-type="float" office:value="0.4156083116439336">
            <text:p>0,4156083116</text:p>
          </table:table-cell>
          <table:table-cell office:value-type="float" office:value="0.3553230951523596">
            <text:p>0,3553230952</text:p>
          </table:table-cell>
        </table:table-row>
        <table:table-row>
          <table:table-cell office:value-type="float" office:value="0.518488953864605">
            <text:p>0,5184889539</text:p>
          </table:table-cell>
          <table:table-cell office:value-type="float" office:value="0.2799382291326632">
            <text:p>0,2799382291</text:p>
          </table:table-cell>
        </table:table-row>
        <table:table-row>
          <table:table-cell office:value-type="float" office:value="0.6178361249848411">
            <text:p>0,617836125</text:p>
          </table:table-cell>
          <table:table-cell office:value-type="float" office:value="0.21397447561491933">
            <text:p>0,2139744756</text:p>
          </table:table-cell>
        </table:table-row>
        <table:table-row>
          <table:table-cell office:value-type="float" office:value="0.6764192193284249">
            <text:p>0,6764192193</text:p>
          </table:table-cell>
          <table:table-cell office:value-type="float" office:value="0.17755290788499667">
            <text:p>0,1775529079</text:p>
          </table:table-cell>
        </table:table-row>
        <table:table-row>
          <table:table-cell office:value-type="float" office:value="0.13597327937871545">
            <text:p>0,1359732794</text:p>
          </table:table-cell>
          <table:table-cell office:value-type="float" office:value="0.6312544517167489">
            <text:p>0,6312544517</text:p>
          </table:table-cell>
        </table:table-row>
        <table:table-row>
          <table:table-cell office:value-type="float" office:value="0.34976733751666694">
            <text:p>0,3497673375</text:p>
          </table:table-cell>
          <table:table-cell office:value-type="float" office:value="0.40858869006700005">
            <text:p>0,4085886901</text:p>
          </table:table-cell>
        </table:table-row>
        <table:table-row>
          <table:table-cell office:value-type="float" office:value="0.9153862148674987">
            <text:p>0,9153862149</text:p>
          </table:table-cell>
          <table:table-cell office:value-type="float" office:value="0.04324182006763133">
            <text:p>0,0432418201</text:p>
          </table:table-cell>
        </table:table-row>
        <table:table-row>
          <table:table-cell office:value-type="float" office:value="0.3913705730766216">
            <text:p>0,3913705731</text:p>
          </table:table-cell>
          <table:table-cell office:value-type="float" office:value="0.37440382587757015">
            <text:p>0,3744038259</text:p>
          </table:table-cell>
        </table:table-row>
        <table:table-row>
          <table:table-cell office:value-type="float" office:value="0.879463735233363">
            <text:p>0,8794637352</text:p>
          </table:table-cell>
          <table:table-cell office:value-type="float" office:value="0.06220272167522101">
            <text:p>0,0622027217</text:p>
          </table:table-cell>
        </table:table-row>
        <table:table-row>
          <table:table-cell office:value-type="float" office:value="0.33215313346363307">
            <text:p>0,3321531335</text:p>
          </table:table-cell>
          <table:table-cell office:value-type="float" office:value="0.4236727201809435">
            <text:p>0,423672720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25575445266862695">
            <text:p>0,2557544527</text:p>
          </table:table-cell>
          <table:table-cell office:value-type="float" office:value="0.49427828534991014">
            <text:p>0,4942782853</text:p>
          </table:table-cell>
        </table:table-row>
        <table:table-row>
          <table:table-cell office:value-type="float" office:value="0.6764192193284249">
            <text:p>0,6764192193</text:p>
          </table:table-cell>
          <table:table-cell office:value-type="float" office:value="0.17755290788499667">
            <text:p>0,1775529079</text:p>
          </table:table-cell>
        </table:table-row>
        <table:table-row>
          <table:table-cell office:value-type="float" office:value="0.8349776271460871">
            <text:p>0,8349776271</text:p>
          </table:table-cell>
          <table:table-cell office:value-type="float" office:value="0.08622889783814724">
            <text:p>0,0862288978</text:p>
          </table:table-cell>
        </table:table-row>
        <table:table-row>
          <table:table-cell office:value-type="float" office:value="0.10467391086712023">
            <text:p>0,1046739109</text:p>
          </table:table-cell>
          <table:table-cell office:value-type="float" office:value="0.676466522803095">
            <text:p>0,6764665228</text:p>
          </table:table-cell>
        </table:table-row>
        <table:table-row>
          <table:table-cell office:value-type="float" office:value="0.2058373220235819">
            <text:p>0,205837322</text:p>
          </table:table-cell>
          <table:table-cell office:value-type="float" office:value="0.5463070178814953">
            <text:p>0,5463070179</text:p>
          </table:table-cell>
        </table:table-row>
        <table:table-row>
          <table:table-cell office:value-type="float" office:value="0.3067465811240142">
            <text:p>0,3067465811</text:p>
          </table:table-cell>
          <table:table-cell office:value-type="float" office:value="0.44615292622961866">
            <text:p>0,4461529262</text:p>
          </table:table-cell>
        </table:table-row>
        <table:table-row>
          <table:table-cell office:value-type="float" office:value="0.9187446943308404">
            <text:p>0,9187446943</text:p>
          </table:table-cell>
          <table:table-cell office:value-type="float" office:value="0.041488292022032525">
            <text:p>0,041488292</text:p>
          </table:table-cell>
        </table:table-row>
        <table:table-row>
          <table:table-cell office:value-type="float" office:value="0.7647117014230429">
            <text:p>0,7647117014</text:p>
          </table:table-cell>
          <table:table-cell office:value-type="float" office:value="0.1255220406305011">
            <text:p>0,1255220406</text:p>
          </table:table-cell>
        </table:table-row>
        <table:table-row>
          <table:table-cell office:value-type="float" office:value="0.7529475065143645">
            <text:p>0,7529475065</text:p>
          </table:table-cell>
          <table:table-cell office:value-type="float" office:value="0.13227452122554073">
            <text:p>0,1322745212</text:p>
          </table:table-cell>
        </table:table-row>
        <table:table-row>
          <table:table-cell office:value-type="float" office:value="0.5740778028509861">
            <text:p>0,5740778029</text:p>
          </table:table-cell>
          <table:table-cell office:value-type="float" office:value="0.2423207783956418">
            <text:p>0,2423207784</text:p>
          </table:table-cell>
        </table:table-row>
        <table:table-row>
          <table:table-cell office:value-type="float" office:value="0.1797316015125705">
            <text:p>0,1797316015</text:p>
          </table:table-cell>
          <table:table-cell office:value-type="float" office:value="0.5760523599398499">
            <text:p>0,5760523599</text:p>
          </table:table-cell>
        </table:table-row>
        <table:table-row>
          <table:table-cell office:value-type="float" office:value="0.13597327937871545">
            <text:p>0,1359732794</text:p>
          </table:table-cell>
          <table:table-cell office:value-type="float" office:value="0.6312544517167489">
            <text:p>0,6312544517</text:p>
          </table:table-cell>
        </table:table-row>
        <table:table-row>
          <table:table-cell office:value-type="float" office:value="0.879463735233363">
            <text:p>0,8794637352</text:p>
          </table:table-cell>
          <table:table-cell office:value-type="float" office:value="0.06220272167522101">
            <text:p>0,0622027217</text:p>
          </table:table-cell>
        </table:table-row>
        <table:table-row>
          <table:table-cell office:value-type="float" office:value="0.15210306136548596">
            <text:p>0,1521030614</text:p>
          </table:table-cell>
          <table:table-cell office:value-type="float" office:value="0.6099960751922028">
            <text:p>0,6099960752</text:p>
          </table:table-cell>
        </table:table-row>
        <table:table-row>
          <table:table-cell office:value-type="float" office:value="0.6307774741206589">
            <text:p>0,6307774741</text:p>
          </table:table-cell>
          <table:table-cell office:value-type="float" office:value="0.2057849950292686">
            <text:p>0,205784995</text:p>
          </table:table-cell>
        </table:table-row>
        <table:table-row>
          <table:table-cell office:value-type="float" office:value="0.5374042623520352">
            <text:p>0,5374042624</text:p>
          </table:table-cell>
          <table:table-cell office:value-type="float" office:value="0.2669213805109064">
            <text:p>0,266921380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374042623520352">
            <text:p>0,5374042624</text:p>
          </table:table-cell>
          <table:table-cell office:value-type="float" office:value="0.2669213805109064">
            <text:p>0,2669213805</text:p>
          </table:table-cell>
        </table:table-row>
        <table:table-row>
          <table:table-cell office:value-type="float" office:value="0.43743822837352764">
            <text:p>0,4374382284</text:p>
          </table:table-cell>
          <table:table-cell office:value-type="float" office:value="0.3386088688427039">
            <text:p>0,3386088688</text:p>
          </table:table-cell>
        </table:table-row>
        <table:table-row>
          <table:table-cell office:value-type="float" office:value="0.25575445266862695">
            <text:p>0,2557544527</text:p>
          </table:table-cell>
          <table:table-cell office:value-type="float" office:value="0.49427828534991014">
            <text:p>0,4942782853</text:p>
          </table:table-cell>
        </table:table-row>
        <table:table-row>
          <table:table-cell office:value-type="float" office:value="0.9187446943308404">
            <text:p>0,9187446943</text:p>
          </table:table-cell>
          <table:table-cell office:value-type="float" office:value="0.041488292022032525">
            <text:p>0,041488292</text:p>
          </table:table-cell>
        </table:table-row>
        <table:table-row>
          <table:table-cell office:value-type="float" office:value="0.3067465811240142">
            <text:p>0,3067465811</text:p>
          </table:table-cell>
          <table:table-cell office:value-type="float" office:value="0.44615292622961866">
            <text:p>0,4461529262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36312955043005524">
            <text:p>0,3631295504</text:p>
          </table:table-cell>
          <table:table-cell office:value-type="float" office:value="0.39739768467914494">
            <text:p>0,3973976847</text:p>
          </table:table-cell>
        </table:table-row>
        <table:table-row>
          <table:table-cell office:value-type="float" office:value="0.43483070489349585">
            <text:p>0,4348307049</text:p>
          </table:table-cell>
          <table:table-cell office:value-type="float" office:value="0.3405830568650091">
            <text:p>0,3405830569</text:p>
          </table:table-cell>
        </table:table-row>
        <table:table-row>
          <table:table-cell office:value-type="float" office:value="0.06837542161623011">
            <text:p>0,0683754216</text:p>
          </table:table-cell>
          <table:table-cell office:value-type="float" office:value="0.7385130565090675">
            <text:p>0,7385130565</text:p>
          </table:table-cell>
        </table:table-row>
        <table:table-row>
          <table:table-cell office:value-type="float" office:value="0.5740778028509861">
            <text:p>0,5740778029</text:p>
          </table:table-cell>
          <table:table-cell office:value-type="float" office:value="0.2423207783956418">
            <text:p>0,2423207784</text:p>
          </table:table-cell>
        </table:table-row>
        <table:table-row>
          <table:table-cell office:value-type="float" office:value="0.6307774741206589">
            <text:p>0,6307774741</text:p>
          </table:table-cell>
          <table:table-cell office:value-type="float" office:value="0.2057849950292686">
            <text:p>0,205784995</text:p>
          </table:table-cell>
        </table:table-row>
        <table:table-row>
          <table:table-cell office:value-type="float" office:value="0.13597327937871545">
            <text:p>0,1359732794</text:p>
          </table:table-cell>
          <table:table-cell office:value-type="float" office:value="0.6312544517167489">
            <text:p>0,6312544517</text:p>
          </table:table-cell>
        </table:table-row>
        <table:table-row>
          <table:table-cell office:value-type="float" office:value="0.10467391086712023">
            <text:p>0,1046739109</text:p>
          </table:table-cell>
          <table:table-cell office:value-type="float" office:value="0.676466522803095">
            <text:p>0,6764665228</text:p>
          </table:table-cell>
        </table:table-row>
        <table:table-row>
          <table:table-cell office:value-type="float" office:value="0.1797316015125705">
            <text:p>0,1797316015</text:p>
          </table:table-cell>
          <table:table-cell office:value-type="float" office:value="0.5760523599398499">
            <text:p>0,5760523599</text:p>
          </table:table-cell>
        </table:table-row>
        <table:table-row>
          <table:table-cell office:value-type="float" office:value="0.2274603835771386">
            <text:p>0,2274603836</text:p>
          </table:table-cell>
          <table:table-cell office:value-type="float" office:value="0.5230719303950138">
            <text:p>0,5230719304</text:p>
          </table:table-cell>
        </table:table-row>
        <table:table-row>
          <table:table-cell office:value-type="float" office:value="0.2058373220235819">
            <text:p>0,205837322</text:p>
          </table:table-cell>
          <table:table-cell office:value-type="float" office:value="0.5463070178814953">
            <text:p>0,5463070179</text:p>
          </table:table-cell>
        </table:table-row>
        <table:table-row>
          <table:table-cell office:value-type="float" office:value="0.09101646296044592">
            <text:p>0,091016463</text:p>
          </table:table-cell>
          <table:table-cell office:value-type="float" office:value="0.698310651562827">
            <text:p>0,698310651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187446943308404">
            <text:p>0,9187446943</text:p>
          </table:table-cell>
          <table:table-cell office:value-type="float" office:value="0.041488292022032525">
            <text:p>0,041488292</text:p>
          </table:table-cell>
        </table:table-row>
        <table:table-row>
          <table:table-cell office:value-type="float" office:value="0.6307774741206589">
            <text:p>0,6307774741</text:p>
          </table:table-cell>
          <table:table-cell office:value-type="float" office:value="0.2057849950292686">
            <text:p>0,205784995</text:p>
          </table:table-cell>
        </table:table-row>
        <table:table-row>
          <table:table-cell office:value-type="float" office:value="0.5374042623520352">
            <text:p>0,5374042624</text:p>
          </table:table-cell>
          <table:table-cell office:value-type="float" office:value="0.2669213805109064">
            <text:p>0,2669213805</text:p>
          </table:table-cell>
        </table:table-row>
        <table:table-row>
          <table:table-cell office:value-type="float" office:value="0.43743822837352764">
            <text:p>0,4374382284</text:p>
          </table:table-cell>
          <table:table-cell office:value-type="float" office:value="0.3386088688427039">
            <text:p>0,3386088688</text:p>
          </table:table-cell>
        </table:table-row>
        <table:table-row>
          <table:table-cell office:value-type="float" office:value="0.1797316015125705">
            <text:p>0,1797316015</text:p>
          </table:table-cell>
          <table:table-cell office:value-type="float" office:value="0.5760523599398499">
            <text:p>0,5760523599</text:p>
          </table:table-cell>
        </table:table-row>
        <table:table-row>
          <table:table-cell office:value-type="float" office:value="0.06837542161623011">
            <text:p>0,0683754216</text:p>
          </table:table-cell>
          <table:table-cell office:value-type="float" office:value="0.7385130565090675">
            <text:p>0,7385130565</text:p>
          </table:table-cell>
        </table:table-row>
        <table:table-row>
          <table:table-cell office:value-type="float" office:value="0.37361337720934784">
            <text:p>0,3736133772</text:p>
          </table:table-cell>
          <table:table-cell office:value-type="float" office:value="0.38876078560898286">
            <text:p>0,3887607856</text:p>
          </table:table-cell>
        </table:table-row>
        <table:table-row>
          <table:table-cell office:value-type="float" office:value="0.047386876723629755">
            <text:p>0,0473868767</text:p>
          </table:table-cell>
          <table:table-cell office:value-type="float" office:value="0.7823147301179297">
            <text:p>0,7823147301</text:p>
          </table:table-cell>
        </table:table-row>
        <table:table-row>
          <table:table-cell office:value-type="float" office:value="0.43483070489349585">
            <text:p>0,4348307049</text:p>
          </table:table-cell>
          <table:table-cell office:value-type="float" office:value="0.3405830568650091">
            <text:p>0,3405830569</text:p>
          </table:table-cell>
        </table:table-row>
        <table:table-row>
          <table:table-cell office:value-type="float" office:value="0.9744742295325809">
            <text:p>0,9744742295</text:p>
          </table:table-cell>
          <table:table-cell office:value-type="float" office:value="0.012845387220127069">
            <text:p>0,0128453872</text:p>
          </table:table-cell>
        </table:table-row>
        <table:table-row>
          <table:table-cell office:value-type="float" office:value="0.2730980269762138">
            <text:p>0,273098027</text:p>
          </table:table-cell>
          <table:table-cell office:value-type="float" office:value="0.47741218252219675">
            <text:p>0,4774121825</text:p>
          </table:table-cell>
        </table:table-row>
        <table:table-row>
          <table:table-cell office:value-type="float" office:value="0.10467391086712023">
            <text:p>0,1046739109</text:p>
          </table:table-cell>
          <table:table-cell office:value-type="float" office:value="0.676466522803095">
            <text:p>0,6764665228</text:p>
          </table:table-cell>
        </table:table-row>
        <table:table-row>
          <table:table-cell office:value-type="float" office:value="0.09101646296044592">
            <text:p>0,091016463</text:p>
          </table:table-cell>
          <table:table-cell office:value-type="float" office:value="0.698310651562827">
            <text:p>0,6983106516</text:p>
          </table:table-cell>
        </table:table-row>
        <table:table-row>
          <table:table-cell office:value-type="float" office:value="0.1404764512851203">
            <text:p>0,1404764513</text:p>
          </table:table-cell>
          <table:table-cell office:value-type="float" office:value="0.6251981172871188">
            <text:p>0,6251981173</text:p>
          </table:table-cell>
        </table:table-row>
        <table:table-row>
          <table:table-cell office:value-type="float" office:value="0.3067465811240142">
            <text:p>0,3067465811</text:p>
          </table:table-cell>
          <table:table-cell office:value-type="float" office:value="0.44615292622961866">
            <text:p>0,4461529262</text:p>
          </table:table-cell>
        </table:table-row>
        <table:table-row>
          <table:table-cell office:value-type="float" office:value="0.2058373220235819">
            <text:p>0,205837322</text:p>
          </table:table-cell>
          <table:table-cell office:value-type="float" office:value="0.5463070178814953">
            <text:p>0,5463070179</text:p>
          </table:table-cell>
        </table:table-row>
        <table:table-row>
          <table:table-cell office:value-type="float" office:value="0.03266033258949715">
            <text:p>0,0326603326</text:p>
          </table:table-cell>
          <table:table-cell office:value-type="float" office:value="0.8192783007231916">
            <text:p>0,819278300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307774741206589">
            <text:p>0,6307774741</text:p>
          </table:table-cell>
          <table:table-cell office:value-type="float" office:value="0.2057849950292686">
            <text:p>0,205784995</text:p>
          </table:table-cell>
        </table:table-row>
        <table:table-row>
          <table:table-cell office:value-type="float" office:value="0.8609171580106604">
            <text:p>0,860917158</text:p>
          </table:table-cell>
          <table:table-cell office:value-type="float" office:value="0.07214378376245145">
            <text:p>0,0721437838</text:p>
          </table:table-cell>
        </table:table-row>
        <table:table-row>
          <table:table-cell office:value-type="float" office:value="0.37361337720934784">
            <text:p>0,3736133772</text:p>
          </table:table-cell>
          <table:table-cell office:value-type="float" office:value="0.38876078560898286">
            <text:p>0,3887607856</text:p>
          </table:table-cell>
        </table:table-row>
        <table:table-row>
          <table:table-cell office:value-type="float" office:value="0.5374042623520352">
            <text:p>0,5374042624</text:p>
          </table:table-cell>
          <table:table-cell office:value-type="float" office:value="0.2669213805109064">
            <text:p>0,2669213805</text:p>
          </table:table-cell>
        </table:table-row>
        <table:table-row>
          <table:table-cell office:value-type="float" office:value="0.5926446417020123">
            <text:p>0,5926446417</text:p>
          </table:table-cell>
          <table:table-cell office:value-type="float" office:value="0.23016583493455411">
            <text:p>0,2301658349</text:p>
          </table:table-cell>
        </table:table-row>
        <table:table-row>
          <table:table-cell office:value-type="float" office:value="0.9187446943308404">
            <text:p>0,9187446943</text:p>
          </table:table-cell>
          <table:table-cell office:value-type="float" office:value="0.041488292022032525">
            <text:p>0,041488292</text:p>
          </table:table-cell>
        </table:table-row>
        <table:table-row>
          <table:table-cell office:value-type="float" office:value="0.2058373220235819">
            <text:p>0,205837322</text:p>
          </table:table-cell>
          <table:table-cell office:value-type="float" office:value="0.5463070178814953">
            <text:p>0,5463070179</text:p>
          </table:table-cell>
        </table:table-row>
        <table:table-row>
          <table:table-cell office:value-type="float" office:value="0.2570036602790192">
            <text:p>0,2570036603</text:p>
          </table:table-cell>
          <table:table-cell office:value-type="float" office:value="0.4930447157006653">
            <text:p>0,4930447157</text:p>
          </table:table-cell>
        </table:table-row>
        <table:table-row>
          <table:table-cell office:value-type="float" office:value="0.43483070489349585">
            <text:p>0,4348307049</text:p>
          </table:table-cell>
          <table:table-cell office:value-type="float" office:value="0.3405830568650091">
            <text:p>0,3405830569</text:p>
          </table:table-cell>
        </table:table-row>
        <table:table-row>
          <table:table-cell office:value-type="float" office:value="0.1404764512851203">
            <text:p>0,1404764513</text:p>
          </table:table-cell>
          <table:table-cell office:value-type="float" office:value="0.6251981172871188">
            <text:p>0,6251981173</text:p>
          </table:table-cell>
        </table:table-row>
        <table:table-row>
          <table:table-cell office:value-type="float" office:value="0.2730980269762138">
            <text:p>0,273098027</text:p>
          </table:table-cell>
          <table:table-cell office:value-type="float" office:value="0.47741218252219675">
            <text:p>0,4774121825</text:p>
          </table:table-cell>
        </table:table-row>
        <table:table-row>
          <table:table-cell office:value-type="float" office:value="0.10467391086712023">
            <text:p>0,1046739109</text:p>
          </table:table-cell>
          <table:table-cell office:value-type="float" office:value="0.676466522803095">
            <text:p>0,6764665228</text:p>
          </table:table-cell>
        </table:table-row>
        <table:table-row>
          <table:table-cell office:value-type="float" office:value="0.3309255632963938">
            <text:p>0,3309255633</text:p>
          </table:table-cell>
          <table:table-cell office:value-type="float" office:value="0.42473869998374325">
            <text:p>0,4247387</text:p>
          </table:table-cell>
        </table:table-row>
        <table:table-row>
          <table:table-cell office:value-type="float" office:value="0.43743822837352764">
            <text:p>0,4374382284</text:p>
          </table:table-cell>
          <table:table-cell office:value-type="float" office:value="0.3386088688427039">
            <text:p>0,3386088688</text:p>
          </table:table-cell>
        </table:table-row>
        <table:table-row>
          <table:table-cell office:value-type="float" office:value="0.03266033258949715">
            <text:p>0,0326603326</text:p>
          </table:table-cell>
          <table:table-cell office:value-type="float" office:value="0.8192783007231916">
            <text:p>0,8192783007</text:p>
          </table:table-cell>
        </table:table-row>
        <table:table-row>
          <table:table-cell office:value-type="float" office:value="0.8790640770333084">
            <text:p>0,879064077</text:p>
          </table:table-cell>
          <table:table-cell office:value-type="float" office:value="0.062415829360740305">
            <text:p>0,0624158294</text:p>
          </table:table-cell>
        </table:table-row>
        <table:table-row>
          <table:table-cell office:value-type="float" office:value="0.1797316015125705">
            <text:p>0,1797316015</text:p>
          </table:table-cell>
          <table:table-cell office:value-type="float" office:value="0.5760523599398499">
            <text:p>0,576052359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350046607215761">
            <text:p>0,7350046607</text:p>
          </table:table-cell>
          <table:table-cell office:value-type="float" office:value="0.14267587184217423">
            <text:p>0,1426758718</text:p>
          </table:table-cell>
        </table:table-row>
        <table:table-row>
          <table:table-cell office:value-type="float" office:value="0.03266033258949715">
            <text:p>0,0326603326</text:p>
          </table:table-cell>
          <table:table-cell office:value-type="float" office:value="0.8192783007231916">
            <text:p>0,8192783007</text:p>
          </table:table-cell>
        </table:table-row>
        <table:table-row>
          <table:table-cell office:value-type="float" office:value="0.09958934395944832">
            <text:p>0,099589344</text:p>
          </table:table-cell>
          <table:table-cell office:value-type="float" office:value="0.6844222061686718">
            <text:p>0,6844222062</text:p>
          </table:table-cell>
        </table:table-row>
        <table:table-row>
          <table:table-cell office:value-type="float" office:value="0.8571636248051105">
            <text:p>0,8571636248</text:p>
          </table:table-cell>
          <table:table-cell office:value-type="float" office:value="0.07416868447588654">
            <text:p>0,0741686845</text:p>
          </table:table-cell>
        </table:table-row>
        <table:table-row>
          <table:table-cell office:value-type="float" office:value="0.5374042623520352">
            <text:p>0,5374042624</text:p>
          </table:table-cell>
          <table:table-cell office:value-type="float" office:value="0.2669213805109064">
            <text:p>0,2669213805</text:p>
          </table:table-cell>
        </table:table-row>
        <table:table-row>
          <table:table-cell office:value-type="float" office:value="0.3309255632963938">
            <text:p>0,3309255633</text:p>
          </table:table-cell>
          <table:table-cell office:value-type="float" office:value="0.42473869998374325">
            <text:p>0,4247387</text:p>
          </table:table-cell>
        </table:table-row>
        <table:table-row>
          <table:table-cell office:value-type="float" office:value="0.43743822837352764">
            <text:p>0,4374382284</text:p>
          </table:table-cell>
          <table:table-cell office:value-type="float" office:value="0.3386088688427039">
            <text:p>0,3386088688</text:p>
          </table:table-cell>
        </table:table-row>
        <table:table-row>
          <table:table-cell office:value-type="float" office:value="0.9187446943308404">
            <text:p>0,9187446943</text:p>
          </table:table-cell>
          <table:table-cell office:value-type="float" office:value="0.041488292022032525">
            <text:p>0,041488292</text:p>
          </table:table-cell>
        </table:table-row>
        <table:table-row>
          <table:table-cell office:value-type="float" office:value="0.6946676796907412">
            <text:p>0,6946676797</text:p>
          </table:table-cell>
          <table:table-cell office:value-type="float" office:value="0.1665327362812975">
            <text:p>0,1665327363</text:p>
          </table:table-cell>
        </table:table-row>
        <table:table-row>
          <table:table-cell office:value-type="float" office:value="0.2730980269762138">
            <text:p>0,273098027</text:p>
          </table:table-cell>
          <table:table-cell office:value-type="float" office:value="0.47741218252219675">
            <text:p>0,4774121825</text:p>
          </table:table-cell>
        </table:table-row>
        <table:table-row>
          <table:table-cell office:value-type="float" office:value="0.6540666468662614">
            <text:p>0,6540666469</text:p>
          </table:table-cell>
          <table:table-cell office:value-type="float" office:value="0.1912561302450192">
            <text:p>0,1912561302</text:p>
          </table:table-cell>
        </table:table-row>
        <table:table-row>
          <table:table-cell office:value-type="float" office:value="0.6307774741206589">
            <text:p>0,6307774741</text:p>
          </table:table-cell>
          <table:table-cell office:value-type="float" office:value="0.2057849950292686">
            <text:p>0,205784995</text:p>
          </table:table-cell>
        </table:table-row>
        <table:table-row>
          <table:table-cell office:value-type="float" office:value="0.10467391086712023">
            <text:p>0,1046739109</text:p>
          </table:table-cell>
          <table:table-cell office:value-type="float" office:value="0.676466522803095">
            <text:p>0,6764665228</text:p>
          </table:table-cell>
        </table:table-row>
        <table:table-row>
          <table:table-cell office:value-type="float" office:value="0.22707933841213154">
            <text:p>0,2270793384</text:p>
          </table:table-cell>
          <table:table-cell office:value-type="float" office:value="0.5234715764908335">
            <text:p>0,5234715765</text:p>
          </table:table-cell>
        </table:table-row>
        <table:table-row>
          <table:table-cell office:value-type="float" office:value="0.4047290316796175">
            <text:p>0,4047290317</text:p>
          </table:table-cell>
          <table:table-cell office:value-type="float" office:value="0.36381682537211224">
            <text:p>0,3638168254</text:p>
          </table:table-cell>
        </table:table-row>
        <table:table-row>
          <table:table-cell office:value-type="float" office:value="0.1404764512851203">
            <text:p>0,1404764513</text:p>
          </table:table-cell>
          <table:table-cell office:value-type="float" office:value="0.6251981172871188">
            <text:p>0,6251981173</text:p>
          </table:table-cell>
        </table:table-row>
        <table:table-row>
          <table:table-cell office:value-type="float" office:value="0.16625498039285">
            <text:p>0,1662549804</text:p>
          </table:table-cell>
          <table:table-cell office:value-type="float" office:value="0.592256231938672">
            <text:p>0,592256231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730980269762138">
            <text:p>0,273098027</text:p>
          </table:table-cell>
          <table:table-cell office:value-type="float" office:value="0.47741218252219675">
            <text:p>0,4774121825</text:p>
          </table:table-cell>
        </table:table-row>
        <table:table-row>
          <table:table-cell office:value-type="float" office:value="0.042153573906187264">
            <text:p>0,0421535739</text:p>
          </table:table-cell>
          <table:table-cell office:value-type="float" office:value="0.7946866445985862">
            <text:p>0,7946866446</text:p>
          </table:table-cell>
        </table:table-row>
        <table:table-row>
          <table:table-cell office:value-type="float" office:value="0.09958934395944832">
            <text:p>0,099589344</text:p>
          </table:table-cell>
          <table:table-cell office:value-type="float" office:value="0.6844222061686718">
            <text:p>0,6844222062</text:p>
          </table:table-cell>
        </table:table-row>
        <table:table-row>
          <table:table-cell office:value-type="float" office:value="0.4485326303042213">
            <text:p>0,4485326303</text:p>
          </table:table-cell>
          <table:table-cell office:value-type="float" office:value="0.33027421260323164">
            <text:p>0,3302742126</text:p>
          </table:table-cell>
        </table:table-row>
        <table:table-row>
          <table:table-cell office:value-type="float" office:value="0.5374042623520352">
            <text:p>0,5374042624</text:p>
          </table:table-cell>
          <table:table-cell office:value-type="float" office:value="0.2669213805109064">
            <text:p>0,2669213805</text:p>
          </table:table-cell>
        </table:table-row>
        <table:table-row>
          <table:table-cell office:value-type="float" office:value="0.8571636248051105">
            <text:p>0,8571636248</text:p>
          </table:table-cell>
          <table:table-cell office:value-type="float" office:value="0.07416868447588654">
            <text:p>0,0741686845</text:p>
          </table:table-cell>
        </table:table-row>
        <table:table-row>
          <table:table-cell office:value-type="float" office:value="0.16625498039285">
            <text:p>0,1662549804</text:p>
          </table:table-cell>
          <table:table-cell office:value-type="float" office:value="0.592256231938672">
            <text:p>0,5922562319</text:p>
          </table:table-cell>
        </table:table-row>
        <table:table-row>
          <table:table-cell office:value-type="float" office:value="0.38413250578178365">
            <text:p>0,3841325058</text:p>
          </table:table-cell>
          <table:table-cell office:value-type="float" office:value="0.3802157586855054">
            <text:p>0,3802157587</text:p>
          </table:table-cell>
        </table:table-row>
        <table:table-row>
          <table:table-cell office:value-type="float" office:value="0.6946676796907412">
            <text:p>0,6946676797</text:p>
          </table:table-cell>
          <table:table-cell office:value-type="float" office:value="0.1665327362812975">
            <text:p>0,1665327363</text:p>
          </table:table-cell>
        </table:table-row>
        <table:table-row>
          <table:table-cell office:value-type="float" office:value="0.91967006596102">
            <text:p>0,919670066</text:p>
          </table:table-cell>
          <table:table-cell office:value-type="float" office:value="0.04100570076719434">
            <text:p>0,0410057008</text:p>
          </table:table-cell>
        </table:table-row>
        <table:table-row>
          <table:table-cell office:value-type="float" office:value="0.7796000092525923">
            <text:p>0,7796000093</text:p>
          </table:table-cell>
          <table:table-cell office:value-type="float" office:value="0.11705039257464289">
            <text:p>0,1170503926</text:p>
          </table:table-cell>
        </table:table-row>
        <table:table-row>
          <table:table-cell office:value-type="float" office:value="0.820427931724612">
            <text:p>0,8204279317</text:p>
          </table:table-cell>
          <table:table-cell office:value-type="float" office:value="0.09422523123868587">
            <text:p>0,0942252312</text:p>
          </table:table-cell>
        </table:table-row>
        <table:table-row>
          <table:table-cell office:value-type="float" office:value="0.22707933841213154">
            <text:p>0,2270793384</text:p>
          </table:table-cell>
          <table:table-cell office:value-type="float" office:value="0.5234715764908335">
            <text:p>0,5234715765</text:p>
          </table:table-cell>
        </table:table-row>
        <table:table-row>
          <table:table-cell office:value-type="float" office:value="0.3309255632963938">
            <text:p>0,3309255633</text:p>
          </table:table-cell>
          <table:table-cell office:value-type="float" office:value="0.42473869998374325">
            <text:p>0,4247387</text:p>
          </table:table-cell>
        </table:table-row>
        <table:table-row>
          <table:table-cell office:value-type="float" office:value="0.6540666468662614">
            <text:p>0,6540666469</text:p>
          </table:table-cell>
          <table:table-cell office:value-type="float" office:value="0.1912561302450192">
            <text:p>0,1912561302</text:p>
          </table:table-cell>
        </table:table-row>
        <table:table-row>
          <table:table-cell office:value-type="float" office:value="0.3318730305499389">
            <text:p>0,3318730305</text:p>
          </table:table-cell>
          <table:table-cell office:value-type="float" office:value="0.42391577824944826">
            <text:p>0,4239157782</text:p>
          </table:table-cell>
        </table:table-row>
        <table:table-row>
          <table:table-cell office:value-type="float" office:value="0.9187446943308404">
            <text:p>0,9187446943</text:p>
          </table:table-cell>
          <table:table-cell office:value-type="float" office:value="0.041488292022032525">
            <text:p>0,04148829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2707933841213154">
            <text:p>0,2270793384</text:p>
          </table:table-cell>
          <table:table-cell office:value-type="float" office:value="0.5234715764908335">
            <text:p>0,5234715765</text:p>
          </table:table-cell>
        </table:table-row>
        <table:table-row>
          <table:table-cell office:value-type="float" office:value="0.6149591318755744">
            <text:p>0,6149591319</text:p>
          </table:table-cell>
          <table:table-cell office:value-type="float" office:value="0.21580669992942791">
            <text:p>0,2158066999</text:p>
          </table:table-cell>
        </table:table-row>
        <table:table-row>
          <table:table-cell office:value-type="float" office:value="0.16625498039285">
            <text:p>0,1662549804</text:p>
          </table:table-cell>
          <table:table-cell office:value-type="float" office:value="0.592256231938672">
            <text:p>0,5922562319</text:p>
          </table:table-cell>
        </table:table-row>
        <table:table-row>
          <table:table-cell office:value-type="float" office:value="0.5374042623520352">
            <text:p>0,5374042624</text:p>
          </table:table-cell>
          <table:table-cell office:value-type="float" office:value="0.2669213805109064">
            <text:p>0,2669213805</text:p>
          </table:table-cell>
        </table:table-row>
        <table:table-row>
          <table:table-cell office:value-type="float" office:value="0.05193890782563389">
            <text:p>0,0519389078</text:p>
          </table:table-cell>
          <table:table-cell office:value-type="float" office:value="0.7720989078006999">
            <text:p>0,7720989078</text:p>
          </table:table-cell>
        </table:table-row>
        <table:table-row>
          <table:table-cell office:value-type="float" office:value="0.09958934395944832">
            <text:p>0,099589344</text:p>
          </table:table-cell>
          <table:table-cell office:value-type="float" office:value="0.6844222061686718">
            <text:p>0,6844222062</text:p>
          </table:table-cell>
        </table:table-row>
        <table:table-row>
          <table:table-cell office:value-type="float" office:value="0.14623558699984665">
            <text:p>0,146235587</text:p>
          </table:table-cell>
          <table:table-cell office:value-type="float" office:value="0.6175923810907442">
            <text:p>0,6175923811</text:p>
          </table:table-cell>
        </table:table-row>
        <table:table-row>
          <table:table-cell office:value-type="float" office:value="0.5130105984295908">
            <text:p>0,5130105984</text:p>
          </table:table-cell>
          <table:table-cell office:value-type="float" office:value="0.28375241820332064">
            <text:p>0,2837524182</text:p>
          </table:table-cell>
        </table:table-row>
        <table:table-row>
          <table:table-cell office:value-type="float" office:value="0.8571636248051105">
            <text:p>0,8571636248</text:p>
          </table:table-cell>
          <table:table-cell office:value-type="float" office:value="0.07416868447588654">
            <text:p>0,0741686845</text:p>
          </table:table-cell>
        </table:table-row>
        <table:table-row>
          <table:table-cell office:value-type="float" office:value="0.38413250578178365">
            <text:p>0,3841325058</text:p>
          </table:table-cell>
          <table:table-cell office:value-type="float" office:value="0.3802157586855054">
            <text:p>0,3802157587</text:p>
          </table:table-cell>
        </table:table-row>
        <table:table-row>
          <table:table-cell office:value-type="float" office:value="0.6985522615906444">
            <text:p>0,6985522616</text:p>
          </table:table-cell>
          <table:table-cell office:value-type="float" office:value="0.16420561045754534">
            <text:p>0,1642056105</text:p>
          </table:table-cell>
        </table:table-row>
        <table:table-row>
          <table:table-cell office:value-type="float" office:value="0.7796000092525923">
            <text:p>0,7796000093</text:p>
          </table:table-cell>
          <table:table-cell office:value-type="float" office:value="0.11705039257464289">
            <text:p>0,1170503926</text:p>
          </table:table-cell>
        </table:table-row>
        <table:table-row>
          <table:table-cell office:value-type="float" office:value="0.2730980269762138">
            <text:p>0,273098027</text:p>
          </table:table-cell>
          <table:table-cell office:value-type="float" office:value="0.47741218252219675">
            <text:p>0,4774121825</text:p>
          </table:table-cell>
        </table:table-row>
        <table:table-row>
          <table:table-cell office:value-type="float" office:value="0.6540666468662614">
            <text:p>0,6540666469</text:p>
          </table:table-cell>
          <table:table-cell office:value-type="float" office:value="0.1912561302450192">
            <text:p>0,1912561302</text:p>
          </table:table-cell>
        </table:table-row>
        <table:table-row>
          <table:table-cell office:value-type="float" office:value="0.91967006596102">
            <text:p>0,919670066</text:p>
          </table:table-cell>
          <table:table-cell office:value-type="float" office:value="0.04100570076719434">
            <text:p>0,0410057008</text:p>
          </table:table-cell>
        </table:table-row>
        <table:table-row>
          <table:table-cell office:value-type="float" office:value="0.10426235661024545">
            <text:p>0,1042623566</text:p>
          </table:table-cell>
          <table:table-cell office:value-type="float" office:value="0.6771031796219643">
            <text:p>0,6771031796</text:p>
          </table:table-cell>
        </table:table-row>
        <table:table-row>
          <table:table-cell office:value-type="float" office:value="0.3309255632963938">
            <text:p>0,3309255633</text:p>
          </table:table-cell>
          <table:table-cell office:value-type="float" office:value="0.42473869998374325">
            <text:p>0,424738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8413250578178365">
            <text:p>0,3841325058</text:p>
          </table:table-cell>
          <table:table-cell office:value-type="float" office:value="0.3802157586855054">
            <text:p>0,3802157587</text:p>
          </table:table-cell>
        </table:table-row>
        <table:table-row>
          <table:table-cell office:value-type="float" office:value="0.91967006596102">
            <text:p>0,919670066</text:p>
          </table:table-cell>
          <table:table-cell office:value-type="float" office:value="0.04100570076719434">
            <text:p>0,0410057008</text:p>
          </table:table-cell>
        </table:table-row>
        <table:table-row>
          <table:table-cell office:value-type="float" office:value="0.4834555057963964">
            <text:p>0,4834555058</text:p>
          </table:table-cell>
          <table:table-cell office:value-type="float" office:value="0.3046903525792294">
            <text:p>0,3046903526</text:p>
          </table:table-cell>
        </table:table-row>
        <table:table-row>
          <table:table-cell office:value-type="float" office:value="0.3309255632963938">
            <text:p>0,3309255633</text:p>
          </table:table-cell>
          <table:table-cell office:value-type="float" office:value="0.42473869998374325">
            <text:p>0,4247387</text:p>
          </table:table-cell>
        </table:table-row>
        <table:table-row>
          <table:table-cell office:value-type="float" office:value="0.2730980269762138">
            <text:p>0,273098027</text:p>
          </table:table-cell>
          <table:table-cell office:value-type="float" office:value="0.47741218252219675">
            <text:p>0,4774121825</text:p>
          </table:table-cell>
        </table:table-row>
        <table:table-row>
          <table:table-cell office:value-type="float" office:value="0.14623558699984665">
            <text:p>0,146235587</text:p>
          </table:table-cell>
          <table:table-cell office:value-type="float" office:value="0.6175923810907442">
            <text:p>0,6175923811</text:p>
          </table:table-cell>
        </table:table-row>
        <table:table-row>
          <table:table-cell office:value-type="float" office:value="0.6540666468662614">
            <text:p>0,6540666469</text:p>
          </table:table-cell>
          <table:table-cell office:value-type="float" office:value="0.1912561302450192">
            <text:p>0,1912561302</text:p>
          </table:table-cell>
        </table:table-row>
        <table:table-row>
          <table:table-cell office:value-type="float" office:value="0.16625498039285">
            <text:p>0,1662549804</text:p>
          </table:table-cell>
          <table:table-cell office:value-type="float" office:value="0.592256231938672">
            <text:p>0,5922562319</text:p>
          </table:table-cell>
        </table:table-row>
        <table:table-row>
          <table:table-cell office:value-type="float" office:value="0.20630067369510885">
            <text:p>0,2063006737</text:p>
          </table:table-cell>
          <table:table-cell office:value-type="float" office:value="0.5457966604095597">
            <text:p>0,5457966604</text:p>
          </table:table-cell>
        </table:table-row>
        <table:table-row>
          <table:table-cell office:value-type="float" office:value="0.6985522615906444">
            <text:p>0,6985522616</text:p>
          </table:table-cell>
          <table:table-cell office:value-type="float" office:value="0.16420561045754534">
            <text:p>0,1642056105</text:p>
          </table:table-cell>
        </table:table-row>
        <table:table-row>
          <table:table-cell office:value-type="float" office:value="0.8221116621112293">
            <text:p>0,8221116621</text:p>
          </table:table-cell>
          <table:table-cell office:value-type="float" office:value="0.09329626552482462">
            <text:p>0,0932962655</text:p>
          </table:table-cell>
        </table:table-row>
        <table:table-row>
          <table:table-cell office:value-type="float" office:value="0.07453523474425029">
            <text:p>0,0745352347</text:p>
          </table:table-cell>
          <table:table-cell office:value-type="float" office:value="0.7269885812932904">
            <text:p>0,7269885813</text:p>
          </table:table-cell>
        </table:table-row>
        <table:table-row>
          <table:table-cell office:value-type="float" office:value="0.3005164077093049">
            <text:p>0,3005164077</text:p>
          </table:table-cell>
          <table:table-cell office:value-type="float" office:value="0.45180623160299893">
            <text:p>0,4518062316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7796000092525923">
            <text:p>0,7796000093</text:p>
          </table:table-cell>
          <table:table-cell office:value-type="float" office:value="0.11705039257464289">
            <text:p>0,1170503926</text:p>
          </table:table-cell>
        </table:table-row>
        <table:table-row>
          <table:table-cell office:value-type="float" office:value="0.10693590016429609">
            <text:p>0,1069359002</text:p>
          </table:table-cell>
          <table:table-cell office:value-type="float" office:value="0.6729894494602718">
            <text:p>0,6729894495</text:p>
          </table:table-cell>
        </table:table-row>
        <table:table-row>
          <table:table-cell office:value-type="float" office:value="0.865738572683545">
            <text:p>0,8657385727</text:p>
          </table:table-cell>
          <table:table-cell office:value-type="float" office:value="0.06954926369874637">
            <text:p>0,069549263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802493597914047">
            <text:p>0,5802493598</text:p>
          </table:table-cell>
          <table:table-cell office:value-type="float" office:value="0.23825899428256803">
            <text:p>0,2382589943</text:p>
          </table:table-cell>
        </table:table-row>
        <table:table-row>
          <table:table-cell office:value-type="float" office:value="0.4834555057963964">
            <text:p>0,4834555058</text:p>
          </table:table-cell>
          <table:table-cell office:value-type="float" office:value="0.3046903525792294">
            <text:p>0,3046903526</text:p>
          </table:table-cell>
        </table:table-row>
        <table:table-row>
          <table:table-cell office:value-type="float" office:value="0.2730980269762138">
            <text:p>0,273098027</text:p>
          </table:table-cell>
          <table:table-cell office:value-type="float" office:value="0.47741218252219675">
            <text:p>0,4774121825</text:p>
          </table:table-cell>
        </table:table-row>
        <table:table-row>
          <table:table-cell office:value-type="float" office:value="0.91967006596102">
            <text:p>0,919670066</text:p>
          </table:table-cell>
          <table:table-cell office:value-type="float" office:value="0.04100570076719434">
            <text:p>0,0410057008</text:p>
          </table:table-cell>
        </table:table-row>
        <table:table-row>
          <table:table-cell office:value-type="float" office:value="0.38413250578178365">
            <text:p>0,3841325058</text:p>
          </table:table-cell>
          <table:table-cell office:value-type="float" office:value="0.3802157586855054">
            <text:p>0,3802157587</text:p>
          </table:table-cell>
        </table:table-row>
        <table:table-row>
          <table:table-cell office:value-type="float" office:value="0.4658172433124676">
            <text:p>0,4658172433</text:p>
          </table:table-cell>
          <table:table-cell office:value-type="float" office:value="0.3174919463387501">
            <text:p>0,3174919463</text:p>
          </table:table-cell>
        </table:table-row>
        <table:table-row>
          <table:table-cell office:value-type="float" office:value="0.10693590016429609">
            <text:p>0,1069359002</text:p>
          </table:table-cell>
          <table:table-cell office:value-type="float" office:value="0.6729894494602718">
            <text:p>0,6729894495</text:p>
          </table:table-cell>
        </table:table-row>
        <table:table-row>
          <table:table-cell office:value-type="float" office:value="0.20630067369510885">
            <text:p>0,2063006737</text:p>
          </table:table-cell>
          <table:table-cell office:value-type="float" office:value="0.5457966604095597">
            <text:p>0,5457966604</text:p>
          </table:table-cell>
        </table:table-row>
        <table:table-row>
          <table:table-cell office:value-type="float" office:value="0.14623558699984665">
            <text:p>0,146235587</text:p>
          </table:table-cell>
          <table:table-cell office:value-type="float" office:value="0.6175923810907442">
            <text:p>0,6175923811</text:p>
          </table:table-cell>
        </table:table-row>
        <table:table-row>
          <table:table-cell office:value-type="float" office:value="0.7719547433297294">
            <text:p>0,7719547433</text:p>
          </table:table-cell>
          <table:table-cell office:value-type="float" office:value="0.12139044887405792">
            <text:p>0,1213904489</text:p>
          </table:table-cell>
        </table:table-row>
        <table:table-row>
          <table:table-cell office:value-type="float" office:value="0.7039649986836632">
            <text:p>0,7039649987</text:p>
          </table:table-cell>
          <table:table-cell office:value-type="float" office:value="0.16097377950169922">
            <text:p>0,1609737795</text:p>
          </table:table-cell>
        </table:table-row>
        <table:table-row>
          <table:table-cell office:value-type="float" office:value="0.3005164077093049">
            <text:p>0,3005164077</text:p>
          </table:table-cell>
          <table:table-cell office:value-type="float" office:value="0.45180623160299893">
            <text:p>0,4518062316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865738572683545">
            <text:p>0,8657385727</text:p>
          </table:table-cell>
          <table:table-cell office:value-type="float" office:value="0.06954926369874637">
            <text:p>0,0695492637</text:p>
          </table:table-cell>
        </table:table-row>
        <table:table-row>
          <table:table-cell office:value-type="float" office:value="0.3309255632963938">
            <text:p>0,3309255633</text:p>
          </table:table-cell>
          <table:table-cell office:value-type="float" office:value="0.42473869998374325">
            <text:p>0,4247387</text:p>
          </table:table-cell>
        </table:table-row>
        <table:table-row>
          <table:table-cell office:value-type="float" office:value="0.6178119772922268">
            <text:p>0,6178119773</text:p>
          </table:table-cell>
          <table:table-cell office:value-type="float" office:value="0.21398983639381175">
            <text:p>0,2139898364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91967006596102">
            <text:p>0,919670066</text:p>
          </table:table-cell>
          <table:table-cell office:value-type="float" office:value="0.04100570076719434">
            <text:p>0,0410057008</text:p>
          </table:table-cell>
        </table:table-row>
        <table:table-row>
          <table:table-cell office:value-type="float" office:value="0.7719547433297294">
            <text:p>0,7719547433</text:p>
          </table:table-cell>
          <table:table-cell office:value-type="float" office:value="0.12139044887405792">
            <text:p>0,1213904489</text:p>
          </table:table-cell>
        </table:table-row>
        <table:table-row>
          <table:table-cell office:value-type="float" office:value="0.8440236965177648">
            <text:p>0,8440236965</text:p>
          </table:table-cell>
          <table:table-cell office:value-type="float" office:value="0.08129237702206649">
            <text:p>0,081292377</text:p>
          </table:table-cell>
        </table:table-row>
        <table:table-row>
          <table:table-cell office:value-type="float" office:value="0.38638923557458676">
            <text:p>0,3863892356</text:p>
          </table:table-cell>
          <table:table-cell office:value-type="float" office:value="0.3783978478362653">
            <text:p>0,3783978478</text:p>
          </table:table-cell>
        </table:table-row>
        <table:table-row>
          <table:table-cell office:value-type="float" office:value="0.4635605135196645">
            <text:p>0,4635605135</text:p>
          </table:table-cell>
          <table:table-cell office:value-type="float" office:value="0.3191472159712758">
            <text:p>0,319147216</text:p>
          </table:table-cell>
        </table:table-row>
        <table:table-row>
          <table:table-cell office:value-type="float" office:value="0.2629122036465314">
            <text:p>0,2629122036</text:p>
          </table:table-cell>
          <table:table-cell office:value-type="float" office:value="0.48725034993036676">
            <text:p>0,4872503499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5037240544793457">
            <text:p>0,5037240545</text:p>
          </table:table-cell>
          <table:table-cell office:value-type="float" office:value="0.2902647997461689">
            <text:p>0,2902647997</text:p>
          </table:table-cell>
        </table:table-row>
        <table:table-row>
          <table:table-cell office:value-type="float" office:value="0.5599808111084554">
            <text:p>0,5599808111</text:p>
          </table:table-cell>
          <table:table-cell office:value-type="float" office:value="0.2516813438725082">
            <text:p>0,2516813439</text:p>
          </table:table-cell>
        </table:table-row>
        <table:table-row>
          <table:table-cell office:value-type="float" office:value="0.6178119772922268">
            <text:p>0,6178119773</text:p>
          </table:table-cell>
          <table:table-cell office:value-type="float" office:value="0.21398983639381175">
            <text:p>0,2139898364</text:p>
          </table:table-cell>
        </table:table-row>
        <table:table-row>
          <table:table-cell office:value-type="float" office:value="0.10693590016429609">
            <text:p>0,1069359002</text:p>
          </table:table-cell>
          <table:table-cell office:value-type="float" office:value="0.6729894494602718">
            <text:p>0,6729894495</text:p>
          </table:table-cell>
        </table:table-row>
        <table:table-row>
          <table:table-cell office:value-type="float" office:value="0.6581411985797976">
            <text:p>0,6581411986</text:p>
          </table:table-cell>
          <table:table-cell office:value-type="float" office:value="0.18874097935382095">
            <text:p>0,1887409794</text:p>
          </table:table-cell>
        </table:table-row>
        <table:table-row>
          <table:table-cell office:value-type="float" office:value="0.14957402719482285">
            <text:p>0,1495740272</text:p>
          </table:table-cell>
          <table:table-cell office:value-type="float" office:value="0.6132519848857362">
            <text:p>0,6132519849</text:p>
          </table:table-cell>
        </table:table-row>
        <table:table-row>
          <table:table-cell office:value-type="float" office:value="0.20296223350013265">
            <text:p>0,2029622335</text:p>
          </table:table-cell>
          <table:table-cell office:value-type="float" office:value="0.5494866999742043">
            <text:p>0,5494867</text:p>
          </table:table-cell>
        </table:table-row>
        <table:table-row>
          <table:table-cell office:value-type="float" office:value="0.20630067369510885">
            <text:p>0,2063006737</text:p>
          </table:table-cell>
          <table:table-cell office:value-type="float" office:value="0.5457966604095597">
            <text:p>0,5457966604</text:p>
          </table:table-cell>
        </table:table-row>
        <table:table-row>
          <table:table-cell office:value-type="float" office:value="0.14623558699984665">
            <text:p>0,146235587</text:p>
          </table:table-cell>
          <table:table-cell office:value-type="float" office:value="0.6175923810907442">
            <text:p>0,61759238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629122036465314">
            <text:p>0,2629122036</text:p>
          </table:table-cell>
          <table:table-cell office:value-type="float" office:value="0.48725034993036676">
            <text:p>0,4872503499</text:p>
          </table:table-cell>
        </table:table-row>
        <table:table-row>
          <table:table-cell office:value-type="float" office:value="0.38542304749216616">
            <text:p>0,3854230475</text:p>
          </table:table-cell>
          <table:table-cell office:value-type="float" office:value="0.3791755099126919">
            <text:p>0,3791755099</text:p>
          </table:table-cell>
        </table:table-row>
        <table:table-row>
          <table:table-cell office:value-type="float" office:value="0.7212310784109617">
            <text:p>0,7212310784</text:p>
          </table:table-cell>
          <table:table-cell office:value-type="float" office:value="0.15074675248724445">
            <text:p>0,1507467525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4635605135196645">
            <text:p>0,4635605135</text:p>
          </table:table-cell>
          <table:table-cell office:value-type="float" office:value="0.3191472159712758">
            <text:p>0,319147216</text:p>
          </table:table-cell>
        </table:table-row>
        <table:table-row>
          <table:table-cell office:value-type="float" office:value="0.6581411985797976">
            <text:p>0,6581411986</text:p>
          </table:table-cell>
          <table:table-cell office:value-type="float" office:value="0.18874097935382095">
            <text:p>0,1887409794</text:p>
          </table:table-cell>
        </table:table-row>
        <table:table-row>
          <table:table-cell office:value-type="float" office:value="0.91967006596102">
            <text:p>0,919670066</text:p>
          </table:table-cell>
          <table:table-cell office:value-type="float" office:value="0.04100570076719434">
            <text:p>0,0410057008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5037240544793457">
            <text:p>0,5037240545</text:p>
          </table:table-cell>
          <table:table-cell office:value-type="float" office:value="0.2902647997461689">
            <text:p>0,2902647997</text:p>
          </table:table-cell>
        </table:table-row>
        <table:table-row>
          <table:table-cell office:value-type="float" office:value="0.10693590016429609">
            <text:p>0,1069359002</text:p>
          </table:table-cell>
          <table:table-cell office:value-type="float" office:value="0.6729894494602718">
            <text:p>0,6729894495</text:p>
          </table:table-cell>
        </table:table-row>
        <table:table-row>
          <table:table-cell office:value-type="float" office:value="0.5599808111084554">
            <text:p>0,5599808111</text:p>
          </table:table-cell>
          <table:table-cell office:value-type="float" office:value="0.2516813438725082">
            <text:p>0,2516813439</text:p>
          </table:table-cell>
        </table:table-row>
        <table:table-row>
          <table:table-cell office:value-type="float" office:value="0.23898351848082836">
            <text:p>0,2389835185</text:p>
          </table:table-cell>
          <table:table-cell office:value-type="float" office:value="0.5111405943619083">
            <text:p>0,5111405944</text:p>
          </table:table-cell>
        </table:table-row>
        <table:table-row>
          <table:table-cell office:value-type="float" office:value="0.40779049664509304">
            <text:p>0,4077904966</text:p>
          </table:table-cell>
          <table:table-cell office:value-type="float" office:value="0.3614152392633433">
            <text:p>0,3614152393</text:p>
          </table:table-cell>
        </table:table-row>
        <table:table-row>
          <table:table-cell office:value-type="float" office:value="0.8317570508392014">
            <text:p>0,8317570508</text:p>
          </table:table-cell>
          <table:table-cell office:value-type="float" office:value="0.08799284496271553">
            <text:p>0,087992845</text:p>
          </table:table-cell>
        </table:table-row>
        <table:table-row>
          <table:table-cell office:value-type="float" office:value="0.6178119772922268">
            <text:p>0,6178119773</text:p>
          </table:table-cell>
          <table:table-cell office:value-type="float" office:value="0.21398983639381175">
            <text:p>0,2139898364</text:p>
          </table:table-cell>
        </table:table-row>
        <table:table-row>
          <table:table-cell office:value-type="float" office:value="0.13339278275217795">
            <text:p>0,1333927828</text:p>
          </table:table-cell>
          <table:table-cell office:value-type="float" office:value="0.6347702329325032">
            <text:p>0,6347702329</text:p>
          </table:table-cell>
        </table:table-row>
        <table:table-row>
          <table:table-cell office:value-type="float" office:value="0.7719547433297294">
            <text:p>0,7719547433</text:p>
          </table:table-cell>
          <table:table-cell office:value-type="float" office:value="0.12139044887405792">
            <text:p>0,121390448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6766870837992376">
            <text:p>0,1676687084</text:p>
          </table:table-cell>
          <table:table-cell office:value-type="float" office:value="0.5905263031891745">
            <text:p>0,5905263032</text:p>
          </table:table-cell>
        </table:table-row>
        <table:table-row>
          <table:table-cell office:value-type="float" office:value="0.2629122036465314">
            <text:p>0,2629122036</text:p>
          </table:table-cell>
          <table:table-cell office:value-type="float" office:value="0.48725034993036676">
            <text:p>0,4872503499</text:p>
          </table:table-cell>
        </table:table-row>
        <table:table-row>
          <table:table-cell office:value-type="float" office:value="0.34723663949296213">
            <text:p>0,3472366395</text:p>
          </table:table-cell>
          <table:table-cell office:value-type="float" office:value="0.4107321156783087">
            <text:p>0,4107321157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91967006596102">
            <text:p>0,919670066</text:p>
          </table:table-cell>
          <table:table-cell office:value-type="float" office:value="0.04100570076719434">
            <text:p>0,0410057008</text:p>
          </table:table-cell>
        </table:table-row>
        <table:table-row>
          <table:table-cell office:value-type="float" office:value="0.23898351848082836">
            <text:p>0,2389835185</text:p>
          </table:table-cell>
          <table:table-cell office:value-type="float" office:value="0.5111405943619083">
            <text:p>0,5111405944</text:p>
          </table:table-cell>
        </table:table-row>
        <table:table-row>
          <table:table-cell office:value-type="float" office:value="0.13339278275217795">
            <text:p>0,1333927828</text:p>
          </table:table-cell>
          <table:table-cell office:value-type="float" office:value="0.6347702329325032">
            <text:p>0,6347702329</text:p>
          </table:table-cell>
        </table:table-row>
        <table:table-row>
          <table:table-cell office:value-type="float" office:value="0.7719547433297294">
            <text:p>0,7719547433</text:p>
          </table:table-cell>
          <table:table-cell office:value-type="float" office:value="0.12139044887405792">
            <text:p>0,1213904489</text:p>
          </table:table-cell>
        </table:table-row>
        <table:table-row>
          <table:table-cell office:value-type="float" office:value="0.6581411985797976">
            <text:p>0,6581411986</text:p>
          </table:table-cell>
          <table:table-cell office:value-type="float" office:value="0.18874097935382095">
            <text:p>0,1887409794</text:p>
          </table:table-cell>
        </table:table-row>
        <table:table-row>
          <table:table-cell office:value-type="float" office:value="0.8317570508392014">
            <text:p>0,8317570508</text:p>
          </table:table-cell>
          <table:table-cell office:value-type="float" office:value="0.08799284496271553">
            <text:p>0,087992845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10693590016429609">
            <text:p>0,1069359002</text:p>
          </table:table-cell>
          <table:table-cell office:value-type="float" office:value="0.6729894494602718">
            <text:p>0,6729894495</text:p>
          </table:table-cell>
        </table:table-row>
        <table:table-row>
          <table:table-cell office:value-type="float" office:value="0.8873192786598015">
            <text:p>0,8873192787</text:p>
          </table:table-cell>
          <table:table-cell office:value-type="float" office:value="0.05802373774080616">
            <text:p>0,0580237377</text:p>
          </table:table-cell>
        </table:table-row>
        <table:table-row>
          <table:table-cell office:value-type="float" office:value="0.6962606584256852">
            <text:p>0,6962606584</text:p>
          </table:table-cell>
          <table:table-cell office:value-type="float" office:value="0.16557764985249512">
            <text:p>0,1655776499</text:p>
          </table:table-cell>
        </table:table-row>
        <table:table-row>
          <table:table-cell office:value-type="float" office:value="0.5698402755935166">
            <text:p>0,5698402756</text:p>
          </table:table-cell>
          <table:table-cell office:value-type="float" office:value="0.24512234395664045">
            <text:p>0,245122344</text:p>
          </table:table-cell>
        </table:table-row>
        <table:table-row>
          <table:table-cell office:value-type="float" office:value="0.023677350292790358">
            <text:p>0,0236773503</text:p>
          </table:table-cell>
          <table:table-cell office:value-type="float" office:value="0.8461255372298887">
            <text:p>0,8461255372</text:p>
          </table:table-cell>
        </table:table-row>
        <table:table-row>
          <table:table-cell office:value-type="float" office:value="0.525390769328844">
            <text:p>0,5253907693</text:p>
          </table:table-cell>
          <table:table-cell office:value-type="float" office:value="0.2751615563942238">
            <text:p>0,275161556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363195633395104">
            <text:p>0,4363195633</text:p>
          </table:table-cell>
          <table:table-cell office:value-type="float" office:value="0.33945510119333266">
            <text:p>0,3394551012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7719547433297294">
            <text:p>0,7719547433</text:p>
          </table:table-cell>
          <table:table-cell office:value-type="float" office:value="0.12139044887405792">
            <text:p>0,1213904489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41015876932957374">
            <text:p>0,4101587693</text:p>
          </table:table-cell>
          <table:table-cell office:value-type="float" office:value="0.35956361023941363">
            <text:p>0,3595636102</text:p>
          </table:table-cell>
        </table:table-row>
        <table:table-row>
          <table:table-cell office:value-type="float" office:value="0.34723663949296213">
            <text:p>0,3472366395</text:p>
          </table:table-cell>
          <table:table-cell office:value-type="float" office:value="0.4107321156783087">
            <text:p>0,4107321157</text:p>
          </table:table-cell>
        </table:table-row>
        <table:table-row>
          <table:table-cell office:value-type="float" office:value="0.5183096760623639">
            <text:p>0,5183096761</text:p>
          </table:table-cell>
          <table:table-cell office:value-type="float" office:value="0.28006272768916607">
            <text:p>0,2800627277</text:p>
          </table:table-cell>
        </table:table-row>
        <table:table-row>
          <table:table-cell office:value-type="float" office:value="0.10693590016429609">
            <text:p>0,1069359002</text:p>
          </table:table-cell>
          <table:table-cell office:value-type="float" office:value="0.6729894494602718">
            <text:p>0,6729894495</text:p>
          </table:table-cell>
        </table:table-row>
        <table:table-row>
          <table:table-cell office:value-type="float" office:value="0.23898351848082836">
            <text:p>0,2389835185</text:p>
          </table:table-cell>
          <table:table-cell office:value-type="float" office:value="0.5111405943619083">
            <text:p>0,5111405944</text:p>
          </table:table-cell>
        </table:table-row>
        <table:table-row>
          <table:table-cell office:value-type="float" office:value="0.9595608091465592">
            <text:p>0,9595608091</text:p>
          </table:table-cell>
          <table:table-cell office:value-type="float" office:value="0.020428252170082706">
            <text:p>0,0204282522</text:p>
          </table:table-cell>
        </table:table-row>
        <table:table-row>
          <table:table-cell office:value-type="float" office:value="0.7007798076384851">
            <text:p>0,7007798076</text:p>
          </table:table-cell>
          <table:table-cell office:value-type="float" office:value="0.16287407898304507">
            <text:p>0,162874079</text:p>
          </table:table-cell>
        </table:table-row>
        <table:table-row>
          <table:table-cell office:value-type="float" office:value="0.5768135667252102">
            <text:p>0,5768135667</text:p>
          </table:table-cell>
          <table:table-cell office:value-type="float" office:value="0.24051756654599954">
            <text:p>0,2405175665</text:p>
          </table:table-cell>
        </table:table-row>
        <table:table-row>
          <table:table-cell office:value-type="float" office:value="0.6403439083794845">
            <text:p>0,6403439084</text:p>
          </table:table-cell>
          <table:table-cell office:value-type="float" office:value="0.19978508613030432">
            <text:p>0,1997850861</text:p>
          </table:table-cell>
        </table:table-row>
        <table:table-row>
          <table:table-cell office:value-type="float" office:value="0.91967006596102">
            <text:p>0,919670066</text:p>
          </table:table-cell>
          <table:table-cell office:value-type="float" office:value="0.04100570076719434">
            <text:p>0,0410057008</text:p>
          </table:table-cell>
        </table:table-row>
        <table:table-row>
          <table:table-cell office:value-type="float" office:value="0.19688985365437556">
            <text:p>0,1968898537</text:p>
          </table:table-cell>
          <table:table-cell office:value-type="float" office:value="0.5562772784109703">
            <text:p>0,5562772784</text:p>
          </table:table-cell>
        </table:table-row>
        <table:table-row>
          <table:table-cell office:value-type="float" office:value="0.8317570508392014">
            <text:p>0,8317570508</text:p>
          </table:table-cell>
          <table:table-cell office:value-type="float" office:value="0.08799284496271553">
            <text:p>0,087992845</text:p>
          </table:table-cell>
        </table:table-row>
        <table:table-row>
          <table:table-cell office:value-type="float" office:value="0.13339278275217795">
            <text:p>0,1333927828</text:p>
          </table:table-cell>
          <table:table-cell office:value-type="float" office:value="0.6347702329325032">
            <text:p>0,63477023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9688985365437556">
            <text:p>0,1968898537</text:p>
          </table:table-cell>
          <table:table-cell office:value-type="float" office:value="0.5562772784109703">
            <text:p>0,5562772784</text:p>
          </table:table-cell>
        </table:table-row>
        <table:table-row>
          <table:table-cell office:value-type="float" office:value="0.6403439083794845">
            <text:p>0,6403439084</text:p>
          </table:table-cell>
          <table:table-cell office:value-type="float" office:value="0.19978508613030432">
            <text:p>0,1997850861</text:p>
          </table:table-cell>
        </table:table-row>
        <table:table-row>
          <table:table-cell office:value-type="float" office:value="0.91967006596102">
            <text:p>0,919670066</text:p>
          </table:table-cell>
          <table:table-cell office:value-type="float" office:value="0.04100570076719434">
            <text:p>0,0410057008</text:p>
          </table:table-cell>
        </table:table-row>
        <table:table-row>
          <table:table-cell office:value-type="float" office:value="0.8317570508392014">
            <text:p>0,8317570508</text:p>
          </table:table-cell>
          <table:table-cell office:value-type="float" office:value="0.08799284496271553">
            <text:p>0,087992845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13339278275217795">
            <text:p>0,1333927828</text:p>
          </table:table-cell>
          <table:table-cell office:value-type="float" office:value="0.6347702329325032">
            <text:p>0,6347702329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7007798076384851">
            <text:p>0,7007798076</text:p>
          </table:table-cell>
          <table:table-cell office:value-type="float" office:value="0.16287407898304507">
            <text:p>0,162874079</text:p>
          </table:table-cell>
        </table:table-row>
        <table:table-row>
          <table:table-cell office:value-type="float" office:value="0.5768135667252102">
            <text:p>0,5768135667</text:p>
          </table:table-cell>
          <table:table-cell office:value-type="float" office:value="0.24051756654599954">
            <text:p>0,2405175665</text:p>
          </table:table-cell>
        </table:table-row>
        <table:table-row>
          <table:table-cell office:value-type="float" office:value="0.41015876932957374">
            <text:p>0,4101587693</text:p>
          </table:table-cell>
          <table:table-cell office:value-type="float" office:value="0.35956361023941363">
            <text:p>0,3595636102</text:p>
          </table:table-cell>
        </table:table-row>
        <table:table-row>
          <table:table-cell office:value-type="float" office:value="0.37144125556983565">
            <text:p>0,3714412556</text:p>
          </table:table-cell>
          <table:table-cell office:value-type="float" office:value="0.39054019363879655">
            <text:p>0,3905401936</text:p>
          </table:table-cell>
        </table:table-row>
        <table:table-row>
          <table:table-cell office:value-type="float" office:value="0.10693590016429609">
            <text:p>0,1069359002</text:p>
          </table:table-cell>
          <table:table-cell office:value-type="float" office:value="0.6729894494602718">
            <text:p>0,6729894495</text:p>
          </table:table-cell>
        </table:table-row>
        <table:table-row>
          <table:table-cell office:value-type="float" office:value="0.34723663949296213">
            <text:p>0,3472366395</text:p>
          </table:table-cell>
          <table:table-cell office:value-type="float" office:value="0.4107321156783087">
            <text:p>0,4107321157</text:p>
          </table:table-cell>
        </table:table-row>
        <table:table-row>
          <table:table-cell office:value-type="float" office:value="0.23898351848082836">
            <text:p>0,2389835185</text:p>
          </table:table-cell>
          <table:table-cell office:value-type="float" office:value="0.5111405943619083">
            <text:p>0,5111405944</text:p>
          </table:table-cell>
        </table:table-row>
        <table:table-row>
          <table:table-cell office:value-type="float" office:value="0.49410505998549037">
            <text:p>0,49410506</text:p>
          </table:table-cell>
          <table:table-cell office:value-type="float" office:value="0.29707392992897863">
            <text:p>0,2970739299</text:p>
          </table:table-cell>
        </table:table-row>
        <table:table-row>
          <table:table-cell office:value-type="float" office:value="0.8008096580253921">
            <text:p>0,800809658</text:p>
          </table:table-cell>
          <table:table-cell office:value-type="float" office:value="0.10512031086553764">
            <text:p>0,1051203109</text:p>
          </table:table-cell>
        </table:table-row>
        <table:table-row>
          <table:table-cell office:value-type="float" office:value="0.26864117127446135">
            <text:p>0,2686411713</text:p>
          </table:table-cell>
          <table:table-cell office:value-type="float" office:value="0.481693940538545">
            <text:p>0,481693940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008096580253921">
            <text:p>0,800809658</text:p>
          </table:table-cell>
          <table:table-cell office:value-type="float" office:value="0.10512031086553764">
            <text:p>0,1051203109</text:p>
          </table:table-cell>
        </table:table-row>
        <table:table-row>
          <table:table-cell office:value-type="float" office:value="0.19688985365437556">
            <text:p>0,1968898537</text:p>
          </table:table-cell>
          <table:table-cell office:value-type="float" office:value="0.5562772784109703">
            <text:p>0,5562772784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7007798076384851">
            <text:p>0,7007798076</text:p>
          </table:table-cell>
          <table:table-cell office:value-type="float" office:value="0.16287407898304507">
            <text:p>0,162874079</text:p>
          </table:table-cell>
        </table:table-row>
        <table:table-row>
          <table:table-cell office:value-type="float" office:value="0.29914906932013186">
            <text:p>0,2991490693</text:p>
          </table:table-cell>
          <table:table-cell office:value-type="float" office:value="0.45305478398642895">
            <text:p>0,453054784</text:p>
          </table:table-cell>
        </table:table-row>
        <table:table-row>
          <table:table-cell office:value-type="float" office:value="0.43393950914618684">
            <text:p>0,4339395091</text:p>
          </table:table-cell>
          <table:table-cell office:value-type="float" office:value="0.3412591487191744">
            <text:p>0,3412591487</text:p>
          </table:table-cell>
        </table:table-row>
        <table:table-row>
          <table:table-cell office:value-type="float" office:value="0.23898351848082836">
            <text:p>0,2389835185</text:p>
          </table:table-cell>
          <table:table-cell office:value-type="float" office:value="0.5111405943619083">
            <text:p>0,5111405944</text:p>
          </table:table-cell>
        </table:table-row>
        <table:table-row>
          <table:table-cell office:value-type="float" office:value="0.15418116197247927">
            <text:p>0,154181162</text:p>
          </table:table-cell>
          <table:table-cell office:value-type="float" office:value="0.6073409087102665">
            <text:p>0,6073409087</text:p>
          </table:table-cell>
        </table:table-row>
        <table:table-row>
          <table:table-cell office:value-type="float" office:value="0.5095813516049659">
            <text:p>0,5095813516</text:p>
          </table:table-cell>
          <table:table-cell office:value-type="float" office:value="0.286150329827795">
            <text:p>0,2861503298</text:p>
          </table:table-cell>
        </table:table-row>
        <table:table-row>
          <table:table-cell office:value-type="float" office:value="0.9125435930895336">
            <text:p>0,9125435931</text:p>
          </table:table-cell>
          <table:table-cell office:value-type="float" office:value="0.04472852387945048">
            <text:p>0,0447285239</text:p>
          </table:table-cell>
        </table:table-row>
        <table:table-row>
          <table:table-cell office:value-type="float" office:value="0.49410505998549037">
            <text:p>0,49410506</text:p>
          </table:table-cell>
          <table:table-cell office:value-type="float" office:value="0.29707392992897863">
            <text:p>0,2970739299</text:p>
          </table:table-cell>
        </table:table-row>
        <table:table-row>
          <table:table-cell office:value-type="float" office:value="0.8338909862518106">
            <text:p>0,8338909863</text:p>
          </table:table-cell>
          <table:table-cell office:value-type="float" office:value="0.0868236828236233">
            <text:p>0,0868236828</text:p>
          </table:table-cell>
        </table:table-row>
        <table:table-row>
          <table:table-cell office:value-type="float" office:value="0.9267537673409889">
            <text:p>0,9267537673</text:p>
          </table:table-cell>
          <table:table-cell office:value-type="float" office:value="0.03731948843814803">
            <text:p>0,0373194884</text:p>
          </table:table-cell>
        </table:table-row>
        <table:table-row>
          <table:table-cell office:value-type="float" office:value="0.5762677830777632">
            <text:p>0,5762677831</text:p>
          </table:table-cell>
          <table:table-cell office:value-type="float" office:value="0.24087696446638962">
            <text:p>0,2408769645</text:p>
          </table:table-cell>
        </table:table-row>
        <table:table-row>
          <table:table-cell office:value-type="float" office:value="0.41015876932957374">
            <text:p>0,4101587693</text:p>
          </table:table-cell>
          <table:table-cell office:value-type="float" office:value="0.35956361023941363">
            <text:p>0,3595636102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6186381822786035">
            <text:p>0,6186381823</text:p>
          </table:table-cell>
          <table:table-cell office:value-type="float" office:value="0.21346444309325507">
            <text:p>0,213464443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7007798076384851">
            <text:p>0,7007798076</text:p>
          </table:table-cell>
          <table:table-cell office:value-type="float" office:value="0.16287407898304507">
            <text:p>0,162874079</text:p>
          </table:table-cell>
        </table:table-row>
        <table:table-row>
          <table:table-cell office:value-type="float" office:value="0.13622911424278447">
            <text:p>0,1362291142</text:p>
          </table:table-cell>
          <table:table-cell office:value-type="float" office:value="0.6309077158178669">
            <text:p>0,6309077158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3535476102814811">
            <text:p>0,3535476103</text:p>
          </table:table-cell>
          <table:table-cell office:value-type="float" office:value="0.4054013031619721">
            <text:p>0,4054013032</text:p>
          </table:table-cell>
        </table:table-row>
        <table:table-row>
          <table:table-cell office:value-type="float" office:value="0.7745520064503775">
            <text:p>0,7745520065</text:p>
          </table:table-cell>
          <table:table-cell office:value-type="float" office:value="0.11991363693647794">
            <text:p>0,1199136369</text:p>
          </table:table-cell>
        </table:table-row>
        <table:table-row>
          <table:table-cell office:value-type="float" office:value="0.19688985365437556">
            <text:p>0,1968898537</text:p>
          </table:table-cell>
          <table:table-cell office:value-type="float" office:value="0.5562772784109703">
            <text:p>0,5562772784</text:p>
          </table:table-cell>
        </table:table-row>
        <table:table-row>
          <table:table-cell office:value-type="float" office:value="0.15418116197247927">
            <text:p>0,154181162</text:p>
          </table:table-cell>
          <table:table-cell office:value-type="float" office:value="0.6073409087102665">
            <text:p>0,6073409087</text:p>
          </table:table-cell>
        </table:table-row>
        <table:table-row>
          <table:table-cell office:value-type="float" office:value="0.6320966466246465">
            <text:p>0,6320966466</text:p>
          </table:table-cell>
          <table:table-cell office:value-type="float" office:value="0.2049549405067368">
            <text:p>0,2049549405</text:p>
          </table:table-cell>
        </table:table-row>
        <table:table-row>
          <table:table-cell office:value-type="float" office:value="0.43393950914618684">
            <text:p>0,4339395091</text:p>
          </table:table-cell>
          <table:table-cell office:value-type="float" office:value="0.3412591487191744">
            <text:p>0,3412591487</text:p>
          </table:table-cell>
        </table:table-row>
        <table:table-row>
          <table:table-cell office:value-type="float" office:value="0.41015876932957374">
            <text:p>0,4101587693</text:p>
          </table:table-cell>
          <table:table-cell office:value-type="float" office:value="0.35956361023941363">
            <text:p>0,3595636102</text:p>
          </table:table-cell>
        </table:table-row>
        <table:table-row>
          <table:table-cell office:value-type="float" office:value="0.9723391350028051">
            <text:p>0,972339135</text:p>
          </table:table-cell>
          <table:table-cell office:value-type="float" office:value="0.013927418998578411">
            <text:p>0,013927419</text:p>
          </table:table-cell>
        </table:table-row>
        <table:table-row>
          <table:table-cell office:value-type="float" office:value="0.49410505998549037">
            <text:p>0,49410506</text:p>
          </table:table-cell>
          <table:table-cell office:value-type="float" office:value="0.29707392992897863">
            <text:p>0,2970739299</text:p>
          </table:table-cell>
        </table:table-row>
        <table:table-row>
          <table:table-cell office:value-type="float" office:value="0.5494966390226548">
            <text:p>0,549496639</text:p>
          </table:table-cell>
          <table:table-cell office:value-type="float" office:value="0.25871959487475005">
            <text:p>0,2587195949</text:p>
          </table:table-cell>
        </table:table-row>
        <table:table-row>
          <table:table-cell office:value-type="float" office:value="0.6186381822786035">
            <text:p>0,6186381823</text:p>
          </table:table-cell>
          <table:table-cell office:value-type="float" office:value="0.21346444309325507">
            <text:p>0,2134644431</text:p>
          </table:table-cell>
        </table:table-row>
        <table:table-row>
          <table:table-cell office:value-type="float" office:value="0.5095813516049659">
            <text:p>0,5095813516</text:p>
          </table:table-cell>
          <table:table-cell office:value-type="float" office:value="0.286150329827795">
            <text:p>0,2861503298</text:p>
          </table:table-cell>
        </table:table-row>
        <table:table-row>
          <table:table-cell office:value-type="float" office:value="0.8338909862518106">
            <text:p>0,8338909863</text:p>
          </table:table-cell>
          <table:table-cell office:value-type="float" office:value="0.0868236828236233">
            <text:p>0,086823682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535476102814811">
            <text:p>0,3535476103</text:p>
          </table:table-cell>
          <table:table-cell office:value-type="float" office:value="0.4054013031619721">
            <text:p>0,4054013032</text:p>
          </table:table-cell>
        </table:table-row>
        <table:table-row>
          <table:table-cell office:value-type="float" office:value="0.19688985365437556">
            <text:p>0,1968898537</text:p>
          </table:table-cell>
          <table:table-cell office:value-type="float" office:value="0.5562772784109703">
            <text:p>0,5562772784</text:p>
          </table:table-cell>
        </table:table-row>
        <table:table-row>
          <table:table-cell office:value-type="float" office:value="0.7007798076384851">
            <text:p>0,7007798076</text:p>
          </table:table-cell>
          <table:table-cell office:value-type="float" office:value="0.16287407898304507">
            <text:p>0,162874079</text:p>
          </table:table-cell>
        </table:table-row>
        <table:table-row>
          <table:table-cell office:value-type="float" office:value="0.8338909862518106">
            <text:p>0,8338909863</text:p>
          </table:table-cell>
          <table:table-cell office:value-type="float" office:value="0.0868236828236233">
            <text:p>0,0868236828</text:p>
          </table:table-cell>
        </table:table-row>
        <table:table-row>
          <table:table-cell office:value-type="float" office:value="0.9723391350028051">
            <text:p>0,972339135</text:p>
          </table:table-cell>
          <table:table-cell office:value-type="float" office:value="0.013927418998578411">
            <text:p>0,013927419</text:p>
          </table:table-cell>
        </table:table-row>
        <table:table-row>
          <table:table-cell office:value-type="float" office:value="0.11423913007299027">
            <text:p>0,1142391301</text:p>
          </table:table-cell>
          <table:table-cell office:value-type="float" office:value="0.662007204110812">
            <text:p>0,6620072041</text:p>
          </table:table-cell>
        </table:table-row>
        <table:table-row>
          <table:table-cell office:value-type="float" office:value="0.43393950914618684">
            <text:p>0,4339395091</text:p>
          </table:table-cell>
          <table:table-cell office:value-type="float" office:value="0.3412591487191744">
            <text:p>0,3412591487</text:p>
          </table:table-cell>
        </table:table-row>
        <table:table-row>
          <table:table-cell office:value-type="float" office:value="0.8929520189132788">
            <text:p>0,8929520189</text:p>
          </table:table-cell>
          <table:table-cell office:value-type="float" office:value="0.05503861512055486">
            <text:p>0,0550386151</text:p>
          </table:table-cell>
        </table:table-row>
        <table:table-row>
          <table:table-cell office:value-type="float" office:value="0.6320966466246465">
            <text:p>0,6320966466</text:p>
          </table:table-cell>
          <table:table-cell office:value-type="float" office:value="0.2049549405067368">
            <text:p>0,2049549405</text:p>
          </table:table-cell>
        </table:table-row>
        <table:table-row>
          <table:table-cell office:value-type="float" office:value="0.49410505998549037">
            <text:p>0,49410506</text:p>
          </table:table-cell>
          <table:table-cell office:value-type="float" office:value="0.29707392992897863">
            <text:p>0,2970739299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7745520064503775">
            <text:p>0,7745520065</text:p>
          </table:table-cell>
          <table:table-cell office:value-type="float" office:value="0.11991363693647794">
            <text:p>0,1199136369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3773764173957275">
            <text:p>0,3773764174</text:p>
          </table:table-cell>
          <table:table-cell office:value-type="float" office:value="0.3856902919571208">
            <text:p>0,385690292</text:p>
          </table:table-cell>
        </table:table-row>
        <table:table-row>
          <table:table-cell office:value-type="float" office:value="0.41015876932957374">
            <text:p>0,4101587693</text:p>
          </table:table-cell>
          <table:table-cell office:value-type="float" office:value="0.35956361023941363">
            <text:p>0,3595636102</text:p>
          </table:table-cell>
        </table:table-row>
        <table:table-row>
          <table:table-cell office:value-type="float" office:value="0.13622911424278447">
            <text:p>0,1362291142</text:p>
          </table:table-cell>
          <table:table-cell office:value-type="float" office:value="0.6309077158178669">
            <text:p>0,6309077158</text:p>
          </table:table-cell>
        </table:table-row>
        <table:table-row>
          <table:table-cell office:value-type="float" office:value="0.750723199336131">
            <text:p>0,7507231993</text:p>
          </table:table-cell>
          <table:table-cell office:value-type="float" office:value="0.1335571574903911">
            <text:p>0,133557157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984339237959716">
            <text:p>0,5984339238</text:p>
          </table:table-cell>
          <table:table-cell office:value-type="float" office:value="0.22641488910658858">
            <text:p>0,2264148891</text:p>
          </table:table-cell>
        </table:table-row>
        <table:table-row>
          <table:table-cell office:value-type="float" office:value="0.19688985365437556">
            <text:p>0,1968898537</text:p>
          </table:table-cell>
          <table:table-cell office:value-type="float" office:value="0.5562772784109703">
            <text:p>0,5562772784</text:p>
          </table:table-cell>
        </table:table-row>
        <table:table-row>
          <table:table-cell office:value-type="float" office:value="0.49410505998549037">
            <text:p>0,49410506</text:p>
          </table:table-cell>
          <table:table-cell office:value-type="float" office:value="0.29707392992897863">
            <text:p>0,2970739299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6320966466246465">
            <text:p>0,6320966466</text:p>
          </table:table-cell>
          <table:table-cell office:value-type="float" office:value="0.2049549405067368">
            <text:p>0,2049549405</text:p>
          </table:table-cell>
        </table:table-row>
        <table:table-row>
          <table:table-cell office:value-type="float" office:value="0.14943949800626205">
            <text:p>0,149439498</text:p>
          </table:table-cell>
          <table:table-cell office:value-type="float" office:value="0.6134259475776187">
            <text:p>0,6134259476</text:p>
          </table:table-cell>
        </table:table-row>
        <table:table-row>
          <table:table-cell office:value-type="float" office:value="0.3016583801231691">
            <text:p>0,3016583801</text:p>
          </table:table-cell>
          <table:table-cell office:value-type="float" office:value="0.45076564189485646">
            <text:p>0,4507656419</text:p>
          </table:table-cell>
        </table:table-row>
        <table:table-row>
          <table:table-cell office:value-type="float" office:value="0.24420947077730265">
            <text:p>0,2442094708</text:p>
          </table:table-cell>
          <table:table-cell office:value-type="float" office:value="0.5058244534810503">
            <text:p>0,5058244535</text:p>
          </table:table-cell>
        </table:table-row>
        <table:table-row>
          <table:table-cell office:value-type="float" office:value="0.43393950914618684">
            <text:p>0,4339395091</text:p>
          </table:table-cell>
          <table:table-cell office:value-type="float" office:value="0.3412591487191744">
            <text:p>0,3412591487</text:p>
          </table:table-cell>
        </table:table-row>
        <table:table-row>
          <table:table-cell office:value-type="float" office:value="0.9346666195526528">
            <text:p>0,9346666196</text:p>
          </table:table-cell>
          <table:table-cell office:value-type="float" office:value="0.033218422003887804">
            <text:p>0,033218422</text:p>
          </table:table-cell>
        </table:table-row>
        <table:table-row>
          <table:table-cell office:value-type="float" office:value="0.48029172917677604">
            <text:p>0,4802917292</text:p>
          </table:table-cell>
          <table:table-cell office:value-type="float" office:value="0.3069691715538363">
            <text:p>0,3069691716</text:p>
          </table:table-cell>
        </table:table-row>
        <table:table-row>
          <table:table-cell office:value-type="float" office:value="0.687265774937837">
            <text:p>0,6872657749</text:p>
          </table:table-cell>
          <table:table-cell office:value-type="float" office:value="0.17098505747010984">
            <text:p>0,1709850575</text:p>
          </table:table-cell>
        </table:table-row>
        <table:table-row>
          <table:table-cell office:value-type="float" office:value="0.41015876932957374">
            <text:p>0,4101587693</text:p>
          </table:table-cell>
          <table:table-cell office:value-type="float" office:value="0.35956361023941363">
            <text:p>0,3595636102</text:p>
          </table:table-cell>
        </table:table-row>
        <table:table-row>
          <table:table-cell office:value-type="float" office:value="0.7886231551027976">
            <text:p>0,7886231551</text:p>
          </table:table-cell>
          <table:table-cell office:value-type="float" office:value="0.11195543180378742">
            <text:p>0,1119554318</text:p>
          </table:table-cell>
        </table:table-row>
        <table:table-row>
          <table:table-cell office:value-type="float" office:value="0.8398853868977246">
            <text:p>0,8398853869</text:p>
          </table:table-cell>
          <table:table-cell office:value-type="float" office:value="0.083547389715254">
            <text:p>0,0835473897</text:p>
          </table:table-cell>
        </table:table-row>
        <table:table-row>
          <table:table-cell office:value-type="float" office:value="0.3368180076944318">
            <text:p>0,3368180077</text:p>
          </table:table-cell>
          <table:table-cell office:value-type="float" office:value="0.41963976041218">
            <text:p>0,419639760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4943949800626205">
            <text:p>0,149439498</text:p>
          </table:table-cell>
          <table:table-cell office:value-type="float" office:value="0.6134259475776187">
            <text:p>0,6134259476</text:p>
          </table:table-cell>
        </table:table-row>
        <table:table-row>
          <table:table-cell office:value-type="float" office:value="0.19688985365437556">
            <text:p>0,1968898537</text:p>
          </table:table-cell>
          <table:table-cell office:value-type="float" office:value="0.5562772784109703">
            <text:p>0,5562772784</text:p>
          </table:table-cell>
        </table:table-row>
        <table:table-row>
          <table:table-cell office:value-type="float" office:value="0.10492056097753429">
            <text:p>0,104920561</text:p>
          </table:table-cell>
          <table:table-cell office:value-type="float" office:value="0.6760855653455156">
            <text:p>0,6760855653</text:p>
          </table:table-cell>
        </table:table-row>
        <table:table-row>
          <table:table-cell office:value-type="float" office:value="0.5785594438594587">
            <text:p>0,5785594439</text:p>
          </table:table-cell>
          <table:table-cell office:value-type="float" office:value="0.2393690488420428">
            <text:p>0,2393690488</text:p>
          </table:table-cell>
        </table:table-row>
        <table:table-row>
          <table:table-cell office:value-type="float" office:value="0.9346666195526528">
            <text:p>0,9346666196</text:p>
          </table:table-cell>
          <table:table-cell office:value-type="float" office:value="0.033218422003887804">
            <text:p>0,033218422</text:p>
          </table:table-cell>
        </table:table-row>
        <table:table-row>
          <table:table-cell office:value-type="float" office:value="0.7408332981702553">
            <text:p>0,7408332982</text:p>
          </table:table-cell>
          <table:table-cell office:value-type="float" office:value="0.1392832648482688">
            <text:p>0,1392832648</text:p>
          </table:table-cell>
        </table:table-row>
        <table:table-row>
          <table:table-cell office:value-type="float" office:value="0.49410505998549037">
            <text:p>0,49410506</text:p>
          </table:table-cell>
          <table:table-cell office:value-type="float" office:value="0.29707392992897863">
            <text:p>0,2970739299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8872631188820452">
            <text:p>0,8872631189</text:p>
          </table:table-cell>
          <table:table-cell office:value-type="float" office:value="0.0580535477629075">
            <text:p>0,0580535478</text:p>
          </table:table-cell>
        </table:table-row>
        <table:table-row>
          <table:table-cell office:value-type="float" office:value="0.24420947077730265">
            <text:p>0,2442094708</text:p>
          </table:table-cell>
          <table:table-cell office:value-type="float" office:value="0.5058244534810503">
            <text:p>0,5058244535</text:p>
          </table:table-cell>
        </table:table-row>
        <table:table-row>
          <table:table-cell office:value-type="float" office:value="0.8398853868977246">
            <text:p>0,8398853869</text:p>
          </table:table-cell>
          <table:table-cell office:value-type="float" office:value="0.083547389715254">
            <text:p>0,0835473897</text:p>
          </table:table-cell>
        </table:table-row>
        <table:table-row>
          <table:table-cell office:value-type="float" office:value="0.3368180076944318">
            <text:p>0,3368180077</text:p>
          </table:table-cell>
          <table:table-cell office:value-type="float" office:value="0.41963976041218">
            <text:p>0,4196397604</text:p>
          </table:table-cell>
        </table:table-row>
        <table:table-row>
          <table:table-cell office:value-type="float" office:value="0.37660198946762646">
            <text:p>0,3766019895</text:p>
          </table:table-cell>
          <table:table-cell office:value-type="float" office:value="0.38632093936029843">
            <text:p>0,3863209394</text:p>
          </table:table-cell>
        </table:table-row>
        <table:table-row>
          <table:table-cell office:value-type="float" office:value="0.687265774937837">
            <text:p>0,6872657749</text:p>
          </table:table-cell>
          <table:table-cell office:value-type="float" office:value="0.17098505747010984">
            <text:p>0,1709850575</text:p>
          </table:table-cell>
        </table:table-row>
        <table:table-row>
          <table:table-cell office:value-type="float" office:value="0.07744276195390064">
            <text:p>0,077442762</text:p>
          </table:table-cell>
          <table:table-cell office:value-type="float" office:value="0.7217146034124309">
            <text:p>0,7217146034</text:p>
          </table:table-cell>
        </table:table-row>
        <table:table-row>
          <table:table-cell office:value-type="float" office:value="0.7886231551027976">
            <text:p>0,7886231551</text:p>
          </table:table-cell>
          <table:table-cell office:value-type="float" office:value="0.11195543180378742">
            <text:p>0,1119554318</text:p>
          </table:table-cell>
        </table:table-row>
        <table:table-row>
          <table:table-cell office:value-type="float" office:value="0.6679212703256998">
            <text:p>0,6679212703</text:p>
          </table:table-cell>
          <table:table-cell office:value-type="float" office:value="0.1827354954938396">
            <text:p>0,182735495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9410505998549037">
            <text:p>0,49410506</text:p>
          </table:table-cell>
          <table:table-cell office:value-type="float" office:value="0.29707392992897863">
            <text:p>0,2970739299</text:p>
          </table:table-cell>
        </table:table-row>
        <table:table-row>
          <table:table-cell office:value-type="float" office:value="0.5785594438594587">
            <text:p>0,5785594439</text:p>
          </table:table-cell>
          <table:table-cell office:value-type="float" office:value="0.2393690488420428">
            <text:p>0,2393690488</text:p>
          </table:table-cell>
        </table:table-row>
        <table:table-row>
          <table:table-cell office:value-type="float" office:value="0.7408332981702553">
            <text:p>0,7408332982</text:p>
          </table:table-cell>
          <table:table-cell office:value-type="float" office:value="0.1392832648482688">
            <text:p>0,1392832648</text:p>
          </table:table-cell>
        </table:table-row>
        <table:table-row>
          <table:table-cell office:value-type="float" office:value="0.14943949800626205">
            <text:p>0,149439498</text:p>
          </table:table-cell>
          <table:table-cell office:value-type="float" office:value="0.6134259475776187">
            <text:p>0,6134259476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9346666195526528">
            <text:p>0,9346666196</text:p>
          </table:table-cell>
          <table:table-cell office:value-type="float" office:value="0.033218422003887804">
            <text:p>0,033218422</text:p>
          </table:table-cell>
        </table:table-row>
        <table:table-row>
          <table:table-cell office:value-type="float" office:value="0.7886231551027976">
            <text:p>0,7886231551</text:p>
          </table:table-cell>
          <table:table-cell office:value-type="float" office:value="0.11195543180378742">
            <text:p>0,1119554318</text:p>
          </table:table-cell>
        </table:table-row>
        <table:table-row>
          <table:table-cell office:value-type="float" office:value="0.29214497296530884">
            <text:p>0,292144973</text:p>
          </table:table-cell>
          <table:table-cell office:value-type="float" office:value="0.45949563094706736">
            <text:p>0,4594956309</text:p>
          </table:table-cell>
        </table:table-row>
        <table:table-row>
          <table:table-cell office:value-type="float" office:value="0.19688985365437556">
            <text:p>0,1968898537</text:p>
          </table:table-cell>
          <table:table-cell office:value-type="float" office:value="0.5562772784109703">
            <text:p>0,5562772784</text:p>
          </table:table-cell>
        </table:table-row>
        <table:table-row>
          <table:table-cell office:value-type="float" office:value="0.43951671966064026">
            <text:p>0,4395167197</text:p>
          </table:table-cell>
          <table:table-cell office:value-type="float" office:value="0.33703942827597944">
            <text:p>0,3370394283</text:p>
          </table:table-cell>
        </table:table-row>
        <table:table-row>
          <table:table-cell office:value-type="float" office:value="0.24420947077730265">
            <text:p>0,2442094708</text:p>
          </table:table-cell>
          <table:table-cell office:value-type="float" office:value="0.5058244534810503">
            <text:p>0,5058244535</text:p>
          </table:table-cell>
        </table:table-row>
        <table:table-row>
          <table:table-cell office:value-type="float" office:value="0.3778440486713216">
            <text:p>0,3778440487</text:p>
          </table:table-cell>
          <table:table-cell office:value-type="float" office:value="0.3853097945539382">
            <text:p>0,3853097946</text:p>
          </table:table-cell>
        </table:table-row>
        <table:table-row>
          <table:table-cell office:value-type="float" office:value="0.6679212703256998">
            <text:p>0,6679212703</text:p>
          </table:table-cell>
          <table:table-cell office:value-type="float" office:value="0.1827354954938396">
            <text:p>0,1827354955</text:p>
          </table:table-cell>
        </table:table-row>
        <table:table-row>
          <table:table-cell office:value-type="float" office:value="0.11641184327428863">
            <text:p>0,1164118433</text:p>
          </table:table-cell>
          <table:table-cell office:value-type="float" office:value="0.6588082016309762">
            <text:p>0,6588082016</text:p>
          </table:table-cell>
        </table:table-row>
        <table:table-row>
          <table:table-cell office:value-type="float" office:value="0.1853985713576212">
            <text:p>0,1853985714</text:p>
          </table:table-cell>
          <table:table-cell office:value-type="float" office:value="0.5694206561414944">
            <text:p>0,5694206561</text:p>
          </table:table-cell>
        </table:table-row>
        <table:table-row>
          <table:table-cell office:value-type="float" office:value="0.9920050142943743">
            <text:p>0,9920050143</text:p>
          </table:table-cell>
          <table:table-cell office:value-type="float" office:value="0.0040055149277310464">
            <text:p>0,0040055149</text:p>
          </table:table-cell>
        </table:table-row>
        <table:table-row>
          <table:table-cell office:value-type="float" office:value="0.44331925785806464">
            <text:p>0,4433192579</text:p>
          </table:table-cell>
          <table:table-cell office:value-type="float" office:value="0.33417775806296124">
            <text:p>0,334177758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4420947077730265">
            <text:p>0,2442094708</text:p>
          </table:table-cell>
          <table:table-cell office:value-type="float" office:value="0.5058244534810503">
            <text:p>0,5058244535</text:p>
          </table:table-cell>
        </table:table-row>
        <table:table-row>
          <table:table-cell office:value-type="float" office:value="0.05499329818789088">
            <text:p>0,0549932982</text:p>
          </table:table-cell>
          <table:table-cell office:value-type="float" office:value="0.7654935007555422">
            <text:p>0,7654935008</text:p>
          </table:table-cell>
        </table:table-row>
        <table:table-row>
          <table:table-cell office:value-type="float" office:value="0.899390100440349">
            <text:p>0,8993901004</text:p>
          </table:table-cell>
          <table:table-cell office:value-type="float" office:value="0.051638201718168686">
            <text:p>0,0516382017</text:p>
          </table:table-cell>
        </table:table-row>
        <table:table-row>
          <table:table-cell office:value-type="float" office:value="0.11641184327428863">
            <text:p>0,1164118433</text:p>
          </table:table-cell>
          <table:table-cell office:value-type="float" office:value="0.6588082016309762">
            <text:p>0,6588082016</text:p>
          </table:table-cell>
        </table:table-row>
        <table:table-row>
          <table:table-cell office:value-type="float" office:value="0.29214497296530884">
            <text:p>0,292144973</text:p>
          </table:table-cell>
          <table:table-cell office:value-type="float" office:value="0.45949563094706736">
            <text:p>0,4594956309</text:p>
          </table:table-cell>
        </table:table-row>
        <table:table-row>
          <table:table-cell office:value-type="float" office:value="0.8127843918208928">
            <text:p>0,8127843918</text:p>
          </table:table-cell>
          <table:table-cell office:value-type="float" office:value="0.0984544427368671">
            <text:p>0,0984544427</text:p>
          </table:table-cell>
        </table:table-row>
        <table:table-row>
          <table:table-cell office:value-type="float" office:value="0.5785594438594587">
            <text:p>0,5785594439</text:p>
          </table:table-cell>
          <table:table-cell office:value-type="float" office:value="0.2393690488420428">
            <text:p>0,2393690488</text:p>
          </table:table-cell>
        </table:table-row>
        <table:table-row>
          <table:table-cell office:value-type="float" office:value="0.6267323278397474">
            <text:p>0,6267323278</text:p>
          </table:table-cell>
          <table:table-cell office:value-type="float" office:value="0.20833572277148482">
            <text:p>0,2083357228</text:p>
          </table:table-cell>
        </table:table-row>
        <table:table-row>
          <table:table-cell office:value-type="float" office:value="0.53593417171209">
            <text:p>0,5359341717</text:p>
          </table:table-cell>
          <table:table-cell office:value-type="float" office:value="0.2679247499661732">
            <text:p>0,26792475</text:p>
          </table:table-cell>
        </table:table-row>
        <table:table-row>
          <table:table-cell office:value-type="float" office:value="0.14943949800626205">
            <text:p>0,149439498</text:p>
          </table:table-cell>
          <table:table-cell office:value-type="float" office:value="0.6134259475776187">
            <text:p>0,6134259476</text:p>
          </table:table-cell>
        </table:table-row>
        <table:table-row>
          <table:table-cell office:value-type="float" office:value="0.3343752577739222">
            <text:p>0,3343752578</text:p>
          </table:table-cell>
          <table:table-cell office:value-type="float" office:value="0.42174810179825417">
            <text:p>0,4217481018</text:p>
          </table:table-cell>
        </table:table-row>
        <table:table-row>
          <table:table-cell office:value-type="float" office:value="0.19688985365437556">
            <text:p>0,1968898537</text:p>
          </table:table-cell>
          <table:table-cell office:value-type="float" office:value="0.5562772784109703">
            <text:p>0,5562772784</text:p>
          </table:table-cell>
        </table:table-row>
        <table:table-row>
          <table:table-cell office:value-type="float" office:value="0.048472714413158605">
            <text:p>0,0484727144</text:p>
          </table:table-cell>
          <table:table-cell office:value-type="float" office:value="0.7798348019936879">
            <text:p>0,779834802</text:p>
          </table:table-cell>
        </table:table-row>
        <table:table-row>
          <table:table-cell office:value-type="float" office:value="0.38324729252655043">
            <text:p>0,3832472925</text:p>
          </table:table-cell>
          <table:table-cell office:value-type="float" office:value="0.38093030075237055">
            <text:p>0,3809303008</text:p>
          </table:table-cell>
        </table:table-row>
        <table:table-row>
          <table:table-cell office:value-type="float" office:value="0.43951671966064026">
            <text:p>0,4395167197</text:p>
          </table:table-cell>
          <table:table-cell office:value-type="float" office:value="0.33703942827597944">
            <text:p>0,3370394283</text:p>
          </table:table-cell>
        </table:table-row>
        <table:table-row>
          <table:table-cell office:value-type="float" office:value="0.7886231551027976">
            <text:p>0,7886231551</text:p>
          </table:table-cell>
          <table:table-cell office:value-type="float" office:value="0.11195543180378742">
            <text:p>0,1119554318</text:p>
          </table:table-cell>
        </table:table-row>
        <table:table-row>
          <table:table-cell office:value-type="float" office:value="0.6814159514029514">
            <text:p>0,6814159514</text:p>
          </table:table-cell>
          <table:table-cell office:value-type="float" office:value="0.174520774699356">
            <text:p>0,174520774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3951671966064026">
            <text:p>0,4395167197</text:p>
          </table:table-cell>
          <table:table-cell office:value-type="float" office:value="0.33703942827597944">
            <text:p>0,3370394283</text:p>
          </table:table-cell>
        </table:table-row>
        <table:table-row>
          <table:table-cell office:value-type="float" office:value="0.899390100440349">
            <text:p>0,8993901004</text:p>
          </table:table-cell>
          <table:table-cell office:value-type="float" office:value="0.051638201718168686">
            <text:p>0,0516382017</text:p>
          </table:table-cell>
        </table:table-row>
        <table:table-row>
          <table:table-cell office:value-type="float" office:value="0.11641184327428863">
            <text:p>0,1164118433</text:p>
          </table:table-cell>
          <table:table-cell office:value-type="float" office:value="0.6588082016309762">
            <text:p>0,6588082016</text:p>
          </table:table-cell>
        </table:table-row>
        <table:table-row>
          <table:table-cell office:value-type="float" office:value="0.6814159514029514">
            <text:p>0,6814159514</text:p>
          </table:table-cell>
          <table:table-cell office:value-type="float" office:value="0.174520774699356">
            <text:p>0,1745207747</text:p>
          </table:table-cell>
        </table:table-row>
        <table:table-row>
          <table:table-cell office:value-type="float" office:value="0.06340811719702749">
            <text:p>0,0634081172</text:p>
          </table:table-cell>
          <table:table-cell office:value-type="float" office:value="0.7481903155217665">
            <text:p>0,7481903155</text:p>
          </table:table-cell>
        </table:table-row>
        <table:table-row>
          <table:table-cell office:value-type="float" office:value="0.5336868206223677">
            <text:p>0,5336868206</text:p>
          </table:table-cell>
          <table:table-cell office:value-type="float" office:value="0.2694612805453993">
            <text:p>0,2694612805</text:p>
          </table:table-cell>
        </table:table-row>
        <table:table-row>
          <table:table-cell office:value-type="float" office:value="0.14943949800626205">
            <text:p>0,149439498</text:p>
          </table:table-cell>
          <table:table-cell office:value-type="float" office:value="0.6134259475776187">
            <text:p>0,6134259476</text:p>
          </table:table-cell>
        </table:table-row>
        <table:table-row>
          <table:table-cell office:value-type="float" office:value="0.29214497296530884">
            <text:p>0,292144973</text:p>
          </table:table-cell>
          <table:table-cell office:value-type="float" office:value="0.45949563094706736">
            <text:p>0,4594956309</text:p>
          </table:table-cell>
        </table:table-row>
        <table:table-row>
          <table:table-cell office:value-type="float" office:value="0.3343752577739222">
            <text:p>0,3343752578</text:p>
          </table:table-cell>
          <table:table-cell office:value-type="float" office:value="0.42174810179825417">
            <text:p>0,4217481018</text:p>
          </table:table-cell>
        </table:table-row>
        <table:table-row>
          <table:table-cell office:value-type="float" office:value="0.6267323278397474">
            <text:p>0,6267323278</text:p>
          </table:table-cell>
          <table:table-cell office:value-type="float" office:value="0.20833572277148482">
            <text:p>0,2083357228</text:p>
          </table:table-cell>
        </table:table-row>
        <table:table-row>
          <table:table-cell office:value-type="float" office:value="0.38324729252655043">
            <text:p>0,3832472925</text:p>
          </table:table-cell>
          <table:table-cell office:value-type="float" office:value="0.38093030075237055">
            <text:p>0,3809303008</text:p>
          </table:table-cell>
        </table:table-row>
        <table:table-row>
          <table:table-cell office:value-type="float" office:value="0.24420947077730265">
            <text:p>0,2442094708</text:p>
          </table:table-cell>
          <table:table-cell office:value-type="float" office:value="0.5058244534810503">
            <text:p>0,5058244535</text:p>
          </table:table-cell>
        </table:table-row>
        <table:table-row>
          <table:table-cell office:value-type="float" office:value="0.8539600230577733">
            <text:p>0,8539600231</text:p>
          </table:table-cell>
          <table:table-cell office:value-type="float" office:value="0.07590042578855538">
            <text:p>0,0759004258</text:p>
          </table:table-cell>
        </table:table-row>
        <table:table-row>
          <table:table-cell office:value-type="float" office:value="0.2106811627054557">
            <text:p>0,2106811627</text:p>
          </table:table-cell>
          <table:table-cell office:value-type="float" office:value="0.5409998227609758">
            <text:p>0,5409998228</text:p>
          </table:table-cell>
        </table:table-row>
        <table:table-row>
          <table:table-cell office:value-type="float" office:value="0.3766777956252525">
            <text:p>0,3766777956</text:p>
          </table:table-cell>
          <table:table-cell office:value-type="float" office:value="0.3862591787853341">
            <text:p>0,3862591788</text:p>
          </table:table-cell>
        </table:table-row>
        <table:table-row>
          <table:table-cell office:value-type="float" office:value="0.7347672037553556">
            <text:p>0,7347672038</text:p>
          </table:table-cell>
          <table:table-cell office:value-type="float" office:value="0.14281437030515054">
            <text:p>0,1428143703</text:p>
          </table:table-cell>
        </table:table-row>
        <table:table-row>
          <table:table-cell office:value-type="float" office:value="0.31379375504149815">
            <text:p>0,313793755</text:p>
          </table:table-cell>
          <table:table-cell office:value-type="float" office:value="0.43982703113993604">
            <text:p>0,43982703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6340811719702749">
            <text:p>0,0634081172</text:p>
          </table:table-cell>
          <table:table-cell office:value-type="float" office:value="0.7481903155217665">
            <text:p>0,7481903155</text:p>
          </table:table-cell>
        </table:table-row>
        <table:table-row>
          <table:table-cell office:value-type="float" office:value="0.6267323278397474">
            <text:p>0,6267323278</text:p>
          </table:table-cell>
          <table:table-cell office:value-type="float" office:value="0.20833572277148482">
            <text:p>0,2083357228</text:p>
          </table:table-cell>
        </table:table-row>
        <table:table-row>
          <table:table-cell office:value-type="float" office:value="0.899390100440349">
            <text:p>0,8993901004</text:p>
          </table:table-cell>
          <table:table-cell office:value-type="float" office:value="0.051638201718168686">
            <text:p>0,0516382017</text:p>
          </table:table-cell>
        </table:table-row>
        <table:table-row>
          <table:table-cell office:value-type="float" office:value="0.11641184327428863">
            <text:p>0,1164118433</text:p>
          </table:table-cell>
          <table:table-cell office:value-type="float" office:value="0.6588082016309762">
            <text:p>0,6588082016</text:p>
          </table:table-cell>
        </table:table-row>
        <table:table-row>
          <table:table-cell office:value-type="float" office:value="0.6814159514029514">
            <text:p>0,6814159514</text:p>
          </table:table-cell>
          <table:table-cell office:value-type="float" office:value="0.174520774699356">
            <text:p>0,1745207747</text:p>
          </table:table-cell>
        </table:table-row>
        <table:table-row>
          <table:table-cell office:value-type="float" office:value="0.43951671966064026">
            <text:p>0,4395167197</text:p>
          </table:table-cell>
          <table:table-cell office:value-type="float" office:value="0.33703942827597944">
            <text:p>0,3370394283</text:p>
          </table:table-cell>
        </table:table-row>
        <table:table-row>
          <table:table-cell office:value-type="float" office:value="0.14943949800626205">
            <text:p>0,149439498</text:p>
          </table:table-cell>
          <table:table-cell office:value-type="float" office:value="0.6134259475776187">
            <text:p>0,6134259476</text:p>
          </table:table-cell>
        </table:table-row>
        <table:table-row>
          <table:table-cell office:value-type="float" office:value="0.5336868206223677">
            <text:p>0,5336868206</text:p>
          </table:table-cell>
          <table:table-cell office:value-type="float" office:value="0.2694612805453993">
            <text:p>0,2694612805</text:p>
          </table:table-cell>
        </table:table-row>
        <table:table-row>
          <table:table-cell office:value-type="float" office:value="0.767723879027067">
            <text:p>0,767723879</text:p>
          </table:table-cell>
          <table:table-cell office:value-type="float" office:value="0.1238014614101054">
            <text:p>0,1238014614</text:p>
          </table:table-cell>
        </table:table-row>
        <table:table-row>
          <table:table-cell office:value-type="float" office:value="0.504644257055764">
            <text:p>0,5046442571</text:p>
          </table:table-cell>
          <table:table-cell office:value-type="float" office:value="0.2896168237804586">
            <text:p>0,2896168238</text:p>
          </table:table-cell>
        </table:table-row>
        <table:table-row>
          <table:table-cell office:value-type="float" office:value="0.18765890534810303">
            <text:p>0,1876589053</text:p>
          </table:table-cell>
          <table:table-cell office:value-type="float" office:value="0.5668038488766284">
            <text:p>0,5668038489</text:p>
          </table:table-cell>
        </table:table-row>
        <table:table-row>
          <table:table-cell office:value-type="float" office:value="0.24420947077730265">
            <text:p>0,2442094708</text:p>
          </table:table-cell>
          <table:table-cell office:value-type="float" office:value="0.5058244534810503">
            <text:p>0,5058244535</text:p>
          </table:table-cell>
        </table:table-row>
        <table:table-row>
          <table:table-cell office:value-type="float" office:value="0.8458582999182818">
            <text:p>0,8458582999</text:p>
          </table:table-cell>
          <table:table-cell office:value-type="float" office:value="0.08029444933811469">
            <text:p>0,0802944493</text:p>
          </table:table-cell>
        </table:table-row>
        <table:table-row>
          <table:table-cell office:value-type="float" office:value="0.29214497296530884">
            <text:p>0,292144973</text:p>
          </table:table-cell>
          <table:table-cell office:value-type="float" office:value="0.45949563094706736">
            <text:p>0,4594956309</text:p>
          </table:table-cell>
        </table:table-row>
        <table:table-row>
          <table:table-cell office:value-type="float" office:value="0.4094360324712921">
            <text:p>0,4094360325</text:p>
          </table:table-cell>
          <table:table-cell office:value-type="float" office:value="0.36012811245430376">
            <text:p>0,3601281125</text:p>
          </table:table-cell>
        </table:table-row>
        <table:table-row>
          <table:table-cell office:value-type="float" office:value="0.7303736586832711">
            <text:p>0,7303736587</text:p>
          </table:table-cell>
          <table:table-cell office:value-type="float" office:value="0.14538098623815354">
            <text:p>0,1453809862</text:p>
          </table:table-cell>
        </table:table-row>
        <table:table-row>
          <table:table-cell office:value-type="float" office:value="0.2106811627054557">
            <text:p>0,2106811627</text:p>
          </table:table-cell>
          <table:table-cell office:value-type="float" office:value="0.5409998227609758">
            <text:p>0,540999822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99390100440349">
            <text:p>0,8993901004</text:p>
          </table:table-cell>
          <table:table-cell office:value-type="float" office:value="0.051638201718168686">
            <text:p>0,0516382017</text:p>
          </table:table-cell>
        </table:table-row>
        <table:table-row>
          <table:table-cell office:value-type="float" office:value="0.8458582999182818">
            <text:p>0,8458582999</text:p>
          </table:table-cell>
          <table:table-cell office:value-type="float" office:value="0.08029444933811469">
            <text:p>0,0802944493</text:p>
          </table:table-cell>
        </table:table-row>
        <table:table-row>
          <table:table-cell office:value-type="float" office:value="0.06340811719702749">
            <text:p>0,0634081172</text:p>
          </table:table-cell>
          <table:table-cell office:value-type="float" office:value="0.7481903155217665">
            <text:p>0,7481903155</text:p>
          </table:table-cell>
        </table:table-row>
        <table:table-row>
          <table:table-cell office:value-type="float" office:value="0.11641184327428863">
            <text:p>0,1164118433</text:p>
          </table:table-cell>
          <table:table-cell office:value-type="float" office:value="0.6588082016309762">
            <text:p>0,6588082016</text:p>
          </table:table-cell>
        </table:table-row>
        <table:table-row>
          <table:table-cell office:value-type="float" office:value="0.33735024159884114">
            <text:p>0,3373502416</text:p>
          </table:table-cell>
          <table:table-cell office:value-type="float" office:value="0.41918140387997116">
            <text:p>0,4191814039</text:p>
          </table:table-cell>
        </table:table-row>
        <table:table-row>
          <table:table-cell office:value-type="float" office:value="0.0787011278665435">
            <text:p>0,0787011279</text:p>
          </table:table-cell>
          <table:table-cell office:value-type="float" office:value="0.7194627870200756">
            <text:p>0,719462787</text:p>
          </table:table-cell>
        </table:table-row>
        <table:table-row>
          <table:table-cell office:value-type="float" office:value="0.401767552430741">
            <text:p>0,4017675524</text:p>
          </table:table-cell>
          <table:table-cell office:value-type="float" office:value="0.36614863537991726">
            <text:p>0,3661486354</text:p>
          </table:table-cell>
        </table:table-row>
        <table:table-row>
          <table:table-cell office:value-type="float" office:value="0.7703730183807695">
            <text:p>0,7703730184</text:p>
          </table:table-cell>
          <table:table-cell office:value-type="float" office:value="0.12229104004757385">
            <text:p>0,12229104</text:p>
          </table:table-cell>
        </table:table-row>
        <table:table-row>
          <table:table-cell office:value-type="float" office:value="0.2106811627054557">
            <text:p>0,2106811627</text:p>
          </table:table-cell>
          <table:table-cell office:value-type="float" office:value="0.5409998227609758">
            <text:p>0,5409998228</text:p>
          </table:table-cell>
        </table:table-row>
        <table:table-row>
          <table:table-cell office:value-type="float" office:value="0.14943949800626205">
            <text:p>0,149439498</text:p>
          </table:table-cell>
          <table:table-cell office:value-type="float" office:value="0.6134259475776187">
            <text:p>0,6134259476</text:p>
          </table:table-cell>
        </table:table-row>
        <table:table-row>
          <table:table-cell office:value-type="float" office:value="0.18765890534810303">
            <text:p>0,1876589053</text:p>
          </table:table-cell>
          <table:table-cell office:value-type="float" office:value="0.5668038488766284">
            <text:p>0,5668038489</text:p>
          </table:table-cell>
        </table:table-row>
        <table:table-row>
          <table:table-cell office:value-type="float" office:value="0.5499405649894457">
            <text:p>0,549940565</text:p>
          </table:table-cell>
          <table:table-cell office:value-type="float" office:value="0.2584202234489902">
            <text:p>0,2584202234</text:p>
          </table:table-cell>
        </table:table-row>
        <table:table-row>
          <table:table-cell office:value-type="float" office:value="0.25304558681719097">
            <text:p>0,2530455868</text:p>
          </table:table-cell>
          <table:table-cell office:value-type="float" office:value="0.496963632709134">
            <text:p>0,4969636327</text:p>
          </table:table-cell>
        </table:table-row>
        <table:table-row>
          <table:table-cell office:value-type="float" office:value="0.29214497296530884">
            <text:p>0,292144973</text:p>
          </table:table-cell>
          <table:table-cell office:value-type="float" office:value="0.45949563094706736">
            <text:p>0,4594956309</text:p>
          </table:table-cell>
        </table:table-row>
        <table:table-row>
          <table:table-cell office:value-type="float" office:value="0.6663270718063887">
            <text:p>0,6663270718</text:p>
          </table:table-cell>
          <table:table-cell office:value-type="float" office:value="0.18371140409387765">
            <text:p>0,1837114041</text:p>
          </table:table-cell>
        </table:table-row>
        <table:table-row>
          <table:table-cell office:value-type="float" office:value="0.24420947077730265">
            <text:p>0,2442094708</text:p>
          </table:table-cell>
          <table:table-cell office:value-type="float" office:value="0.5058244534810503">
            <text:p>0,5058244535</text:p>
          </table:table-cell>
        </table:table-row>
        <table:table-row>
          <table:table-cell office:value-type="float" office:value="0.16452837760282477">
            <text:p>0,1645283776</text:p>
          </table:table-cell>
          <table:table-cell office:value-type="float" office:value="0.5943790222352587">
            <text:p>0,594379022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531862871057254">
            <text:p>0,4531862871</text:p>
          </table:table-cell>
          <table:table-cell office:value-type="float" office:value="0.3268088777280813">
            <text:p>0,3268088777</text:p>
          </table:table-cell>
        </table:table-row>
        <table:table-row>
          <table:table-cell office:value-type="float" office:value="0.401767552430741">
            <text:p>0,4017675524</text:p>
          </table:table-cell>
          <table:table-cell office:value-type="float" office:value="0.36614863537991726">
            <text:p>0,3661486354</text:p>
          </table:table-cell>
        </table:table-row>
        <table:table-row>
          <table:table-cell office:value-type="float" office:value="0.33735024159884114">
            <text:p>0,3373502416</text:p>
          </table:table-cell>
          <table:table-cell office:value-type="float" office:value="0.41918140387997116">
            <text:p>0,4191814039</text:p>
          </table:table-cell>
        </table:table-row>
        <table:table-row>
          <table:table-cell office:value-type="float" office:value="0.8458582999182818">
            <text:p>0,8458582999</text:p>
          </table:table-cell>
          <table:table-cell office:value-type="float" office:value="0.08029444933811469">
            <text:p>0,0802944493</text:p>
          </table:table-cell>
        </table:table-row>
        <table:table-row>
          <table:table-cell office:value-type="float" office:value="0.6270902827174826">
            <text:p>0,6270902827</text:p>
          </table:table-cell>
          <table:table-cell office:value-type="float" office:value="0.20810967759576537">
            <text:p>0,2081096776</text:p>
          </table:table-cell>
        </table:table-row>
        <table:table-row>
          <table:table-cell office:value-type="float" office:value="0.06340811719702749">
            <text:p>0,0634081172</text:p>
          </table:table-cell>
          <table:table-cell office:value-type="float" office:value="0.7481903155217665">
            <text:p>0,7481903155</text:p>
          </table:table-cell>
        </table:table-row>
        <table:table-row>
          <table:table-cell office:value-type="float" office:value="0.7703730183807695">
            <text:p>0,7703730184</text:p>
          </table:table-cell>
          <table:table-cell office:value-type="float" office:value="0.12229104004757385">
            <text:p>0,12229104</text:p>
          </table:table-cell>
        </table:table-row>
        <table:table-row>
          <table:table-cell office:value-type="float" office:value="0.6663270718063887">
            <text:p>0,6663270718</text:p>
          </table:table-cell>
          <table:table-cell office:value-type="float" office:value="0.18371140409387765">
            <text:p>0,1837114041</text:p>
          </table:table-cell>
        </table:table-row>
        <table:table-row>
          <table:table-cell office:value-type="float" office:value="0.7316021598374279">
            <text:p>0,7316021598</text:p>
          </table:table-cell>
          <table:table-cell office:value-type="float" office:value="0.1446625462208334">
            <text:p>0,1446625462</text:p>
          </table:table-cell>
        </table:table-row>
        <table:table-row>
          <table:table-cell office:value-type="float" office:value="0.5236462526248877">
            <text:p>0,5236462526</text:p>
          </table:table-cell>
          <table:table-cell office:value-type="float" office:value="0.2763659401155252">
            <text:p>0,2763659401</text:p>
          </table:table-cell>
        </table:table-row>
        <table:table-row>
          <table:table-cell office:value-type="float" office:value="0.11641184327428863">
            <text:p>0,1164118433</text:p>
          </table:table-cell>
          <table:table-cell office:value-type="float" office:value="0.6588082016309762">
            <text:p>0,6588082016</text:p>
          </table:table-cell>
        </table:table-row>
        <table:table-row>
          <table:table-cell office:value-type="float" office:value="0.0787011278665435">
            <text:p>0,0787011279</text:p>
          </table:table-cell>
          <table:table-cell office:value-type="float" office:value="0.7194627870200756">
            <text:p>0,719462787</text:p>
          </table:table-cell>
        </table:table-row>
        <table:table-row>
          <table:table-cell office:value-type="float" office:value="0.9842885576397693">
            <text:p>0,9842885576</text:p>
          </table:table-cell>
          <table:table-cell office:value-type="float" office:value="0.007886822162023077">
            <text:p>0,0078868222</text:p>
          </table:table-cell>
        </table:table-row>
        <table:table-row>
          <table:table-cell office:value-type="float" office:value="0.9040855785498723">
            <text:p>0,9040855785</text:p>
          </table:table-cell>
          <table:table-cell office:value-type="float" office:value="0.049165851186510956">
            <text:p>0,0491658512</text:p>
          </table:table-cell>
        </table:table-row>
        <table:table-row>
          <table:table-cell office:value-type="float" office:value="0.5504910262995044">
            <text:p>0,5504910263</text:p>
          </table:table-cell>
          <table:table-cell office:value-type="float" office:value="0.25804917528214555">
            <text:p>0,2580491753</text:p>
          </table:table-cell>
        </table:table-row>
        <table:table-row>
          <table:table-cell office:value-type="float" office:value="0.29214497296530884">
            <text:p>0,292144973</text:p>
          </table:table-cell>
          <table:table-cell office:value-type="float" office:value="0.45949563094706736">
            <text:p>0,4594956309</text:p>
          </table:table-cell>
        </table:table-row>
        <table:table-row>
          <table:table-cell office:value-type="float" office:value="0.899390100440349">
            <text:p>0,8993901004</text:p>
          </table:table-cell>
          <table:table-cell office:value-type="float" office:value="0.051638201718168686">
            <text:p>0,051638201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1641184327428863">
            <text:p>0,1164118433</text:p>
          </table:table-cell>
          <table:table-cell office:value-type="float" office:value="0.6588082016309762">
            <text:p>0,6588082016</text:p>
          </table:table-cell>
        </table:table-row>
        <table:table-row>
          <table:table-cell office:value-type="float" office:value="0.264398399955449">
            <text:p>0,2643984</text:p>
          </table:table-cell>
          <table:table-cell office:value-type="float" office:value="0.4858031505780602">
            <text:p>0,4858031506</text:p>
          </table:table-cell>
        </table:table-row>
        <table:table-row>
          <table:table-cell office:value-type="float" office:value="0.06340811719702749">
            <text:p>0,0634081172</text:p>
          </table:table-cell>
          <table:table-cell office:value-type="float" office:value="0.7481903155217665">
            <text:p>0,7481903155</text:p>
          </table:table-cell>
        </table:table-row>
        <table:table-row>
          <table:table-cell office:value-type="float" office:value="0.7703730183807695">
            <text:p>0,7703730184</text:p>
          </table:table-cell>
          <table:table-cell office:value-type="float" office:value="0.12229104004757385">
            <text:p>0,12229104</text:p>
          </table:table-cell>
        </table:table-row>
        <table:table-row>
          <table:table-cell office:value-type="float" office:value="0.33735024159884114">
            <text:p>0,3373502416</text:p>
          </table:table-cell>
          <table:table-cell office:value-type="float" office:value="0.41918140387997116">
            <text:p>0,4191814039</text:p>
          </table:table-cell>
        </table:table-row>
        <table:table-row>
          <table:table-cell office:value-type="float" office:value="0.401767552430741">
            <text:p>0,4017675524</text:p>
          </table:table-cell>
          <table:table-cell office:value-type="float" office:value="0.36614863537991726">
            <text:p>0,3661486354</text:p>
          </table:table-cell>
        </table:table-row>
        <table:table-row>
          <table:table-cell office:value-type="float" office:value="0.9040855785498723">
            <text:p>0,9040855785</text:p>
          </table:table-cell>
          <table:table-cell office:value-type="float" office:value="0.049165851186510956">
            <text:p>0,0491658512</text:p>
          </table:table-cell>
        </table:table-row>
        <table:table-row>
          <table:table-cell office:value-type="float" office:value="0.4531862871057254">
            <text:p>0,4531862871</text:p>
          </table:table-cell>
          <table:table-cell office:value-type="float" office:value="0.3268088777280813">
            <text:p>0,3268088777</text:p>
          </table:table-cell>
        </table:table-row>
        <table:table-row>
          <table:table-cell office:value-type="float" office:value="0.9842885576397693">
            <text:p>0,9842885576</text:p>
          </table:table-cell>
          <table:table-cell office:value-type="float" office:value="0.007886822162023077">
            <text:p>0,0078868222</text:p>
          </table:table-cell>
        </table:table-row>
        <table:table-row>
          <table:table-cell office:value-type="float" office:value="0.8436668877324681">
            <text:p>0,8436668877</text:p>
          </table:table-cell>
          <table:table-cell office:value-type="float" office:value="0.0814865881586333">
            <text:p>0,0814865882</text:p>
          </table:table-cell>
        </table:table-row>
        <table:table-row>
          <table:table-cell office:value-type="float" office:value="0.7316021598374279">
            <text:p>0,7316021598</text:p>
          </table:table-cell>
          <table:table-cell office:value-type="float" office:value="0.1446625462208334">
            <text:p>0,1446625462</text:p>
          </table:table-cell>
        </table:table-row>
        <table:table-row>
          <table:table-cell office:value-type="float" office:value="0.0896195977904415">
            <text:p>0,0896195978</text:p>
          </table:table-cell>
          <table:table-cell office:value-type="float" office:value="0.700634675036601">
            <text:p>0,700634675</text:p>
          </table:table-cell>
        </table:table-row>
        <table:table-row>
          <table:table-cell office:value-type="float" office:value="0.5060969242074654">
            <text:p>0,5060969242</text:p>
          </table:table-cell>
          <table:table-cell office:value-type="float" office:value="0.28859510529694454">
            <text:p>0,2885951053</text:p>
          </table:table-cell>
        </table:table-row>
        <table:table-row>
          <table:table-cell office:value-type="float" office:value="0.69745142613818">
            <text:p>0,6974514261</text:p>
          </table:table-cell>
          <table:table-cell office:value-type="float" office:value="0.16486442649221322">
            <text:p>0,1648644265</text:p>
          </table:table-cell>
        </table:table-row>
        <table:table-row>
          <table:table-cell office:value-type="float" office:value="0.6241208064424568">
            <text:p>0,6241208064</text:p>
          </table:table-cell>
          <table:table-cell office:value-type="float" office:value="0.20998683147528685">
            <text:p>0,2099868315</text:p>
          </table:table-cell>
        </table:table-row>
        <table:table-row>
          <table:table-cell office:value-type="float" office:value="0.899390100440349">
            <text:p>0,8993901004</text:p>
          </table:table-cell>
          <table:table-cell office:value-type="float" office:value="0.051638201718168686">
            <text:p>0,0516382017</text:p>
          </table:table-cell>
        </table:table-row>
        <table:table-row>
          <table:table-cell office:value-type="float" office:value="0.29214497296530884">
            <text:p>0,292144973</text:p>
          </table:table-cell>
          <table:table-cell office:value-type="float" office:value="0.45949563094706736">
            <text:p>0,459495630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710492070508918">
            <text:p>0,1710492071</text:p>
          </table:table-cell>
          <table:table-cell office:value-type="float" office:value="0.586419044139008">
            <text:p>0,5864190441</text:p>
          </table:table-cell>
        </table:table-row>
        <table:table-row>
          <table:table-cell office:value-type="float" office:value="0.264398399955449">
            <text:p>0,2643984</text:p>
          </table:table-cell>
          <table:table-cell office:value-type="float" office:value="0.4858031505780602">
            <text:p>0,4858031506</text:p>
          </table:table-cell>
        </table:table-row>
        <table:table-row>
          <table:table-cell office:value-type="float" office:value="0.6241208064424568">
            <text:p>0,6241208064</text:p>
          </table:table-cell>
          <table:table-cell office:value-type="float" office:value="0.20998683147528685">
            <text:p>0,2099868315</text:p>
          </table:table-cell>
        </table:table-row>
        <table:table-row>
          <table:table-cell office:value-type="float" office:value="0.5083400872847034">
            <text:p>0,5083400873</text:p>
          </table:table-cell>
          <table:table-cell office:value-type="float" office:value="0.28702027568471244">
            <text:p>0,2870202757</text:p>
          </table:table-cell>
        </table:table-row>
        <table:table-row>
          <table:table-cell office:value-type="float" office:value="0.29214497296530884">
            <text:p>0,292144973</text:p>
          </table:table-cell>
          <table:table-cell office:value-type="float" office:value="0.45949563094706736">
            <text:p>0,4594956309</text:p>
          </table:table-cell>
        </table:table-row>
        <table:table-row>
          <table:table-cell office:value-type="float" office:value="0.05895401246923925">
            <text:p>0,0589540125</text:p>
          </table:table-cell>
          <table:table-cell office:value-type="float" office:value="0.7571955262577741">
            <text:p>0,7571955263</text:p>
          </table:table-cell>
        </table:table-row>
        <table:table-row>
          <table:table-cell office:value-type="float" office:value="0.11641184327428863">
            <text:p>0,1164118433</text:p>
          </table:table-cell>
          <table:table-cell office:value-type="float" office:value="0.6588082016309762">
            <text:p>0,6588082016</text:p>
          </table:table-cell>
        </table:table-row>
        <table:table-row>
          <table:table-cell office:value-type="float" office:value="0.14459870356188792">
            <text:p>0,1445987036</text:p>
          </table:table-cell>
          <table:table-cell office:value-type="float" office:value="0.6197386378267076">
            <text:p>0,6197386378</text:p>
          </table:table-cell>
        </table:table-row>
        <table:table-row>
          <table:table-cell office:value-type="float" office:value="0.924647855286017">
            <text:p>0,9246478553</text:p>
          </table:table-cell>
          <table:table-cell office:value-type="float" office:value="0.038413885662850755">
            <text:p>0,0384138857</text:p>
          </table:table-cell>
        </table:table-row>
        <table:table-row>
          <table:table-cell office:value-type="float" office:value="0.8436668877324681">
            <text:p>0,8436668877</text:p>
          </table:table-cell>
          <table:table-cell office:value-type="float" office:value="0.0814865881586333">
            <text:p>0,0814865882</text:p>
          </table:table-cell>
        </table:table-row>
        <table:table-row>
          <table:table-cell office:value-type="float" office:value="0.7703730183807695">
            <text:p>0,7703730184</text:p>
          </table:table-cell>
          <table:table-cell office:value-type="float" office:value="0.12229104004757385">
            <text:p>0,12229104</text:p>
          </table:table-cell>
        </table:table-row>
        <table:table-row>
          <table:table-cell office:value-type="float" office:value="0.9842885576397693">
            <text:p>0,9842885576</text:p>
          </table:table-cell>
          <table:table-cell office:value-type="float" office:value="0.007886822162023077">
            <text:p>0,0078868222</text:p>
          </table:table-cell>
        </table:table-row>
        <table:table-row>
          <table:table-cell office:value-type="float" office:value="0.401767552430741">
            <text:p>0,4017675524</text:p>
          </table:table-cell>
          <table:table-cell office:value-type="float" office:value="0.36614863537991726">
            <text:p>0,3661486354</text:p>
          </table:table-cell>
        </table:table-row>
        <table:table-row>
          <table:table-cell office:value-type="float" office:value="0.6831949861209543">
            <text:p>0,6831949861</text:p>
          </table:table-cell>
          <table:table-cell office:value-type="float" office:value="0.17344390019735845">
            <text:p>0,1734439002</text:p>
          </table:table-cell>
        </table:table-row>
        <table:table-row>
          <table:table-cell office:value-type="float" office:value="0.36372011224896394">
            <text:p>0,3637201122</text:p>
          </table:table-cell>
          <table:table-cell office:value-type="float" office:value="0.39690787416103335">
            <text:p>0,3969078742</text:p>
          </table:table-cell>
        </table:table-row>
        <table:table-row>
          <table:table-cell office:value-type="float" office:value="0.33735024159884114">
            <text:p>0,3373502416</text:p>
          </table:table-cell>
          <table:table-cell office:value-type="float" office:value="0.41918140387997116">
            <text:p>0,4191814039</text:p>
          </table:table-cell>
        </table:table-row>
        <table:table-row>
          <table:table-cell office:value-type="float" office:value="0.6274838813722539">
            <text:p>0,6274838814</text:p>
          </table:table-cell>
          <table:table-cell office:value-type="float" office:value="0.20786119816521176">
            <text:p>0,207861198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710492070508918">
            <text:p>0,1710492071</text:p>
          </table:table-cell>
          <table:table-cell office:value-type="float" office:value="0.586419044139008">
            <text:p>0,5864190441</text:p>
          </table:table-cell>
        </table:table-row>
        <table:table-row>
          <table:table-cell office:value-type="float" office:value="0.7703730183807695">
            <text:p>0,7703730184</text:p>
          </table:table-cell>
          <table:table-cell office:value-type="float" office:value="0.12229104004757385">
            <text:p>0,12229104</text:p>
          </table:table-cell>
        </table:table-row>
        <table:table-row>
          <table:table-cell office:value-type="float" office:value="0.264398399955449">
            <text:p>0,2643984</text:p>
          </table:table-cell>
          <table:table-cell office:value-type="float" office:value="0.4858031505780602">
            <text:p>0,4858031506</text:p>
          </table:table-cell>
        </table:table-row>
        <table:table-row>
          <table:table-cell office:value-type="float" office:value="0.401767552430741">
            <text:p>0,4017675524</text:p>
          </table:table-cell>
          <table:table-cell office:value-type="float" office:value="0.36614863537991726">
            <text:p>0,3661486354</text:p>
          </table:table-cell>
        </table:table-row>
        <table:table-row>
          <table:table-cell office:value-type="float" office:value="0.4842353207990366">
            <text:p>0,4842353208</text:p>
          </table:table-cell>
          <table:table-cell office:value-type="float" office:value="0.3041298103819674">
            <text:p>0,3041298104</text:p>
          </table:table-cell>
        </table:table-row>
        <table:table-row>
          <table:table-cell office:value-type="float" office:value="0.6831949861209543">
            <text:p>0,6831949861</text:p>
          </table:table-cell>
          <table:table-cell office:value-type="float" office:value="0.17344390019735845">
            <text:p>0,1734439002</text:p>
          </table:table-cell>
        </table:table-row>
        <table:table-row>
          <table:table-cell office:value-type="float" office:value="0.08273853157267261">
            <text:p>0,0827385316</text:p>
          </table:table-cell>
          <table:table-cell office:value-type="float" office:value="0.7123569372074608">
            <text:p>0,7123569372</text:p>
          </table:table-cell>
        </table:table-row>
        <table:table-row>
          <table:table-cell office:value-type="float" office:value="0.6102822083709938">
            <text:p>0,6102822084</text:p>
          </table:table-cell>
          <table:table-cell office:value-type="float" office:value="0.218794387903547">
            <text:p>0,2187943879</text:p>
          </table:table-cell>
        </table:table-row>
        <table:table-row>
          <table:table-cell office:value-type="float" office:value="0.05730392714988508">
            <text:p>0,0573039271</text:p>
          </table:table-cell>
          <table:table-cell office:value-type="float" office:value="0.7606176131168271">
            <text:p>0,7606176131</text:p>
          </table:table-cell>
        </table:table-row>
        <table:table-row>
          <table:table-cell office:value-type="float" office:value="0.8436668877324681">
            <text:p>0,8436668877</text:p>
          </table:table-cell>
          <table:table-cell office:value-type="float" office:value="0.0814865881586333">
            <text:p>0,0814865882</text:p>
          </table:table-cell>
        </table:table-row>
        <table:table-row>
          <table:table-cell office:value-type="float" office:value="0.8389751077846241">
            <text:p>0,8389751078</text:p>
          </table:table-cell>
          <table:table-cell office:value-type="float" office:value="0.08404415620368244">
            <text:p>0,0840441562</text:p>
          </table:table-cell>
        </table:table-row>
        <table:table-row>
          <table:table-cell office:value-type="float" office:value="0.5477744210410211">
            <text:p>0,547774421</text:p>
          </table:table-cell>
          <table:table-cell office:value-type="float" office:value="0.25988215732829334">
            <text:p>0,2598821573</text:p>
          </table:table-cell>
        </table:table-row>
        <table:table-row>
          <table:table-cell office:value-type="float" office:value="0.9138109978070676">
            <text:p>0,9138109978</text:p>
          </table:table-cell>
          <table:table-cell office:value-type="float" office:value="0.044065379951605865">
            <text:p>0,04406538</text:p>
          </table:table-cell>
        </table:table-row>
        <table:table-row>
          <table:table-cell office:value-type="float" office:value="0.9842885576397693">
            <text:p>0,9842885576</text:p>
          </table:table-cell>
          <table:table-cell office:value-type="float" office:value="0.007886822162023077">
            <text:p>0,0078868222</text:p>
          </table:table-cell>
        </table:table-row>
        <table:table-row>
          <table:table-cell office:value-type="float" office:value="0.9313979105961454">
            <text:p>0,9313979106</text:p>
          </table:table-cell>
          <table:table-cell office:value-type="float" office:value="0.03491041317598631">
            <text:p>0,0349104132</text:p>
          </table:table-cell>
        </table:table-row>
        <table:table-row>
          <table:table-cell office:value-type="float" office:value="0.6718472708993133">
            <text:p>0,6718472709</text:p>
          </table:table-cell>
          <table:table-cell office:value-type="float" office:value="0.18033709922962027">
            <text:p>0,1803370992</text:p>
          </table:table-cell>
        </table:table-row>
        <table:table-row>
          <table:table-cell office:value-type="float" office:value="0.11071338160996341">
            <text:p>0,1107133816</text:p>
          </table:table-cell>
          <table:table-cell office:value-type="float" office:value="0.6672637957631249">
            <text:p>0,667263795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64398399955449">
            <text:p>0,2643984</text:p>
          </table:table-cell>
          <table:table-cell office:value-type="float" office:value="0.4858031505780602">
            <text:p>0,4858031506</text:p>
          </table:table-cell>
        </table:table-row>
        <table:table-row>
          <table:table-cell office:value-type="float" office:value="0.1710492070508918">
            <text:p>0,1710492071</text:p>
          </table:table-cell>
          <table:table-cell office:value-type="float" office:value="0.586419044139008">
            <text:p>0,5864190441</text:p>
          </table:table-cell>
        </table:table-row>
        <table:table-row>
          <table:table-cell office:value-type="float" office:value="0.05730392714988508">
            <text:p>0,0573039271</text:p>
          </table:table-cell>
          <table:table-cell office:value-type="float" office:value="0.7606176131168271">
            <text:p>0,7606176131</text:p>
          </table:table-cell>
        </table:table-row>
        <table:table-row>
          <table:table-cell office:value-type="float" office:value="0.6831949861209543">
            <text:p>0,6831949861</text:p>
          </table:table-cell>
          <table:table-cell office:value-type="float" office:value="0.17344390019735845">
            <text:p>0,1734439002</text:p>
          </table:table-cell>
        </table:table-row>
        <table:table-row>
          <table:table-cell office:value-type="float" office:value="0.45050951729417194">
            <text:p>0,4505095173</text:p>
          </table:table-cell>
          <table:table-cell office:value-type="float" office:value="0.3287999424209114">
            <text:p>0,3287999424</text:p>
          </table:table-cell>
        </table:table-row>
        <table:table-row>
          <table:table-cell office:value-type="float" office:value="0.7703730183807695">
            <text:p>0,7703730184</text:p>
          </table:table-cell>
          <table:table-cell office:value-type="float" office:value="0.12229104004757385">
            <text:p>0,12229104</text:p>
          </table:table-cell>
        </table:table-row>
        <table:table-row>
          <table:table-cell office:value-type="float" office:value="0.1532401286822692">
            <text:p>0,1532401287</text:p>
          </table:table-cell>
          <table:table-cell office:value-type="float" office:value="0.6085410255438392">
            <text:p>0,6085410255</text:p>
          </table:table-cell>
        </table:table-row>
        <table:table-row>
          <table:table-cell office:value-type="float" office:value="0.9138109978070676">
            <text:p>0,9138109978</text:p>
          </table:table-cell>
          <table:table-cell office:value-type="float" office:value="0.044065379951605865">
            <text:p>0,04406538</text:p>
          </table:table-cell>
        </table:table-row>
        <table:table-row>
          <table:table-cell office:value-type="float" office:value="0.08273853157267261">
            <text:p>0,0827385316</text:p>
          </table:table-cell>
          <table:table-cell office:value-type="float" office:value="0.7123569372074608">
            <text:p>0,7123569372</text:p>
          </table:table-cell>
        </table:table-row>
        <table:table-row>
          <table:table-cell office:value-type="float" office:value="0.11071338160996341">
            <text:p>0,1107133816</text:p>
          </table:table-cell>
          <table:table-cell office:value-type="float" office:value="0.6672637957631249">
            <text:p>0,6672637958</text:p>
          </table:table-cell>
        </table:table-row>
        <table:table-row>
          <table:table-cell office:value-type="float" office:value="0.6718472708993133">
            <text:p>0,6718472709</text:p>
          </table:table-cell>
          <table:table-cell office:value-type="float" office:value="0.18033709922962027">
            <text:p>0,1803370992</text:p>
          </table:table-cell>
        </table:table-row>
        <table:table-row>
          <table:table-cell office:value-type="float" office:value="0.3669375271799967">
            <text:p>0,3669375272</text:p>
          </table:table-cell>
          <table:table-cell office:value-type="float" office:value="0.3942463147615223">
            <text:p>0,3942463148</text:p>
          </table:table-cell>
        </table:table-row>
        <table:table-row>
          <table:table-cell office:value-type="float" office:value="0.8436668877324681">
            <text:p>0,8436668877</text:p>
          </table:table-cell>
          <table:table-cell office:value-type="float" office:value="0.0814865881586333">
            <text:p>0,0814865882</text:p>
          </table:table-cell>
        </table:table-row>
        <table:table-row>
          <table:table-cell office:value-type="float" office:value="0.6102822083709938">
            <text:p>0,6102822084</text:p>
          </table:table-cell>
          <table:table-cell office:value-type="float" office:value="0.218794387903547">
            <text:p>0,2187943879</text:p>
          </table:table-cell>
        </table:table-row>
        <table:table-row>
          <table:table-cell office:value-type="float" office:value="0.3037311341118768">
            <text:p>0,3037311341</text:p>
          </table:table-cell>
          <table:table-cell office:value-type="float" office:value="0.4488819236208299">
            <text:p>0,4488819236</text:p>
          </table:table-cell>
        </table:table-row>
        <table:table-row>
          <table:table-cell office:value-type="float" office:value="0.5477744210410211">
            <text:p>0,547774421</text:p>
          </table:table-cell>
          <table:table-cell office:value-type="float" office:value="0.25988215732829334">
            <text:p>0,2598821573</text:p>
          </table:table-cell>
        </table:table-row>
        <table:table-row>
          <table:table-cell office:value-type="float" office:value="0.4842353207990366">
            <text:p>0,4842353208</text:p>
          </table:table-cell>
          <table:table-cell office:value-type="float" office:value="0.3041298103819674">
            <text:p>0,304129810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730392714988508">
            <text:p>0,0573039271</text:p>
          </table:table-cell>
          <table:table-cell office:value-type="float" office:value="0.7606176131168271">
            <text:p>0,7606176131</text:p>
          </table:table-cell>
        </table:table-row>
        <table:table-row>
          <table:table-cell office:value-type="float" office:value="0.3037311341118768">
            <text:p>0,3037311341</text:p>
          </table:table-cell>
          <table:table-cell office:value-type="float" office:value="0.4488819236208299">
            <text:p>0,4488819236</text:p>
          </table:table-cell>
        </table:table-row>
        <table:table-row>
          <table:table-cell office:value-type="float" office:value="0.5477744210410211">
            <text:p>0,547774421</text:p>
          </table:table-cell>
          <table:table-cell office:value-type="float" office:value="0.25988215732829334">
            <text:p>0,2598821573</text:p>
          </table:table-cell>
        </table:table-row>
        <table:table-row>
          <table:table-cell office:value-type="float" office:value="0.11071338160996341">
            <text:p>0,1107133816</text:p>
          </table:table-cell>
          <table:table-cell office:value-type="float" office:value="0.6672637957631249">
            <text:p>0,6672637958</text:p>
          </table:table-cell>
        </table:table-row>
        <table:table-row>
          <table:table-cell office:value-type="float" office:value="0.8436668877324681">
            <text:p>0,8436668877</text:p>
          </table:table-cell>
          <table:table-cell office:value-type="float" office:value="0.0814865881586333">
            <text:p>0,0814865882</text:p>
          </table:table-cell>
        </table:table-row>
        <table:table-row>
          <table:table-cell office:value-type="float" office:value="0.45050951729417194">
            <text:p>0,4505095173</text:p>
          </table:table-cell>
          <table:table-cell office:value-type="float" office:value="0.3287999424209114">
            <text:p>0,3287999424</text:p>
          </table:table-cell>
        </table:table-row>
        <table:table-row>
          <table:table-cell office:value-type="float" office:value="0.9157177101809997">
            <text:p>0,9157177102</text:p>
          </table:table-cell>
          <table:table-cell office:value-type="float" office:value="0.04306859693027121">
            <text:p>0,0430685969</text:p>
          </table:table-cell>
        </table:table-row>
        <table:table-row>
          <table:table-cell office:value-type="float" office:value="0.1532401286822692">
            <text:p>0,1532401287</text:p>
          </table:table-cell>
          <table:table-cell office:value-type="float" office:value="0.6085410255438392">
            <text:p>0,6085410255</text:p>
          </table:table-cell>
        </table:table-row>
        <table:table-row>
          <table:table-cell office:value-type="float" office:value="0.18730574849726964">
            <text:p>0,1873057485</text:p>
          </table:table-cell>
          <table:table-cell office:value-type="float" office:value="0.5672116585474262">
            <text:p>0,5672116585</text:p>
          </table:table-cell>
        </table:table-row>
        <table:table-row>
          <table:table-cell office:value-type="float" office:value="0.3607903433355163">
            <text:p>0,3607903433</text:p>
          </table:table-cell>
          <table:table-cell office:value-type="float" office:value="0.39934174164045966">
            <text:p>0,3993417416</text:p>
          </table:table-cell>
        </table:table-row>
        <table:table-row>
          <table:table-cell office:value-type="float" office:value="0.8174190544270005">
            <text:p>0,8174190544</text:p>
          </table:table-cell>
          <table:table-cell office:value-type="float" office:value="0.09588769811101427">
            <text:p>0,0958876981</text:p>
          </table:table-cell>
        </table:table-row>
        <table:table-row>
          <table:table-cell office:value-type="float" office:value="0.9138109978070676">
            <text:p>0,9138109978</text:p>
          </table:table-cell>
          <table:table-cell office:value-type="float" office:value="0.044065379951605865">
            <text:p>0,04406538</text:p>
          </table:table-cell>
        </table:table-row>
        <table:table-row>
          <table:table-cell office:value-type="float" office:value="0.6102822083709938">
            <text:p>0,6102822084</text:p>
          </table:table-cell>
          <table:table-cell office:value-type="float" office:value="0.218794387903547">
            <text:p>0,2187943879</text:p>
          </table:table-cell>
        </table:table-row>
        <table:table-row>
          <table:table-cell office:value-type="float" office:value="0.22747607015762802">
            <text:p>0,2274760702</text:p>
          </table:table-cell>
          <table:table-cell office:value-type="float" office:value="0.5230554852421216">
            <text:p>0,5230554852</text:p>
          </table:table-cell>
        </table:table-row>
        <table:table-row>
          <table:table-cell office:value-type="float" office:value="0.6249145257202676">
            <text:p>0,6249145257</text:p>
          </table:table-cell>
          <table:table-cell office:value-type="float" office:value="0.20948464548734558">
            <text:p>0,2094846455</text:p>
          </table:table-cell>
        </table:table-row>
        <table:table-row>
          <table:table-cell office:value-type="float" office:value="0.7028225976979647">
            <text:p>0,7028225977</text:p>
          </table:table-cell>
          <table:table-cell office:value-type="float" office:value="0.16165484572405098">
            <text:p>0,1616548457</text:p>
          </table:table-cell>
        </table:table-row>
        <table:table-row>
          <table:table-cell office:value-type="float" office:value="0.7520684196594019">
            <text:p>0,7520684197</text:p>
          </table:table-cell>
          <table:table-cell office:value-type="float" office:value="0.13278121580572189">
            <text:p>0,132781215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5050951729417194">
            <text:p>0,4505095173</text:p>
          </table:table-cell>
          <table:table-cell office:value-type="float" office:value="0.3287999424209114">
            <text:p>0,3287999424</text:p>
          </table:table-cell>
        </table:table-row>
        <table:table-row>
          <table:table-cell office:value-type="float" office:value="0.3607903433355163">
            <text:p>0,3607903433</text:p>
          </table:table-cell>
          <table:table-cell office:value-type="float" office:value="0.39934174164045966">
            <text:p>0,3993417416</text:p>
          </table:table-cell>
        </table:table-row>
        <table:table-row>
          <table:table-cell office:value-type="float" office:value="0.49887974341762775">
            <text:p>0,4988797434</text:p>
          </table:table-cell>
          <table:table-cell office:value-type="float" office:value="0.2936858040378717">
            <text:p>0,293685804</text:p>
          </table:table-cell>
        </table:table-row>
        <table:table-row>
          <table:table-cell office:value-type="float" office:value="0.18730574849726964">
            <text:p>0,1873057485</text:p>
          </table:table-cell>
          <table:table-cell office:value-type="float" office:value="0.5672116585474262">
            <text:p>0,5672116585</text:p>
          </table:table-cell>
        </table:table-row>
        <table:table-row>
          <table:table-cell office:value-type="float" office:value="0.6249145257202676">
            <text:p>0,6249145257</text:p>
          </table:table-cell>
          <table:table-cell office:value-type="float" office:value="0.20948464548734558">
            <text:p>0,2094846455</text:p>
          </table:table-cell>
        </table:table-row>
        <table:table-row>
          <table:table-cell office:value-type="float" office:value="0.10548264642614709">
            <text:p>0,1054826464</text:p>
          </table:table-cell>
          <table:table-cell office:value-type="float" office:value="0.6752190793378603">
            <text:p>0,6752190793</text:p>
          </table:table-cell>
        </table:table-row>
        <table:table-row>
          <table:table-cell office:value-type="float" office:value="0.8174190544270005">
            <text:p>0,8174190544</text:p>
          </table:table-cell>
          <table:table-cell office:value-type="float" office:value="0.09588769811101427">
            <text:p>0,0958876981</text:p>
          </table:table-cell>
        </table:table-row>
        <table:table-row>
          <table:table-cell office:value-type="float" office:value="0.057621279370712736">
            <text:p>0,0576212794</text:p>
          </table:table-cell>
          <table:table-cell office:value-type="float" office:value="0.7599556720713594">
            <text:p>0,7599556721</text:p>
          </table:table-cell>
        </table:table-row>
        <table:table-row>
          <table:table-cell office:value-type="float" office:value="0.7028225976979647">
            <text:p>0,7028225977</text:p>
          </table:table-cell>
          <table:table-cell office:value-type="float" office:value="0.16165484572405098">
            <text:p>0,1616548457</text:p>
          </table:table-cell>
        </table:table-row>
        <table:table-row>
          <table:table-cell office:value-type="float" office:value="0.9798715486856142">
            <text:p>0,9798715487</text:p>
          </table:table-cell>
          <table:table-cell office:value-type="float" office:value="0.010115386175937102">
            <text:p>0,0101153862</text:p>
          </table:table-cell>
        </table:table-row>
        <table:table-row>
          <table:table-cell office:value-type="float" office:value="0.05730392714988508">
            <text:p>0,0573039271</text:p>
          </table:table-cell>
          <table:table-cell office:value-type="float" office:value="0.7606176131168271">
            <text:p>0,7606176131</text:p>
          </table:table-cell>
        </table:table-row>
        <table:table-row>
          <table:table-cell office:value-type="float" office:value="0.11071338160996341">
            <text:p>0,1107133816</text:p>
          </table:table-cell>
          <table:table-cell office:value-type="float" office:value="0.6672637957631249">
            <text:p>0,6672637958</text:p>
          </table:table-cell>
        </table:table-row>
        <table:table-row>
          <table:table-cell office:value-type="float" office:value="0.7520684196594019">
            <text:p>0,7520684197</text:p>
          </table:table-cell>
          <table:table-cell office:value-type="float" office:value="0.13278121580572189">
            <text:p>0,1327812158</text:p>
          </table:table-cell>
        </table:table-row>
        <table:table-row>
          <table:table-cell office:value-type="float" office:value="0.3204939442567361">
            <text:p>0,3204939443</text:p>
          </table:table-cell>
          <table:table-cell office:value-type="float" office:value="0.4338781542311443">
            <text:p>0,4338781542</text:p>
          </table:table-cell>
        </table:table-row>
        <table:table-row>
          <table:table-cell office:value-type="float" office:value="0.5477744210410211">
            <text:p>0,547774421</text:p>
          </table:table-cell>
          <table:table-cell office:value-type="float" office:value="0.25988215732829334">
            <text:p>0,2598821573</text:p>
          </table:table-cell>
        </table:table-row>
        <table:table-row>
          <table:table-cell office:value-type="float" office:value="0.15287127338827866">
            <text:p>0,1528712734</text:p>
          </table:table-cell>
          <table:table-cell office:value-type="float" office:value="0.609012438320247">
            <text:p>0,6090124383</text:p>
          </table:table-cell>
        </table:table-row>
        <table:table-row>
          <table:table-cell office:value-type="float" office:value="0.9157177101809997">
            <text:p>0,9157177102</text:p>
          </table:table-cell>
          <table:table-cell office:value-type="float" office:value="0.04306859693027121">
            <text:p>0,043068596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6525562777764544">
            <text:p>0,2652556278</text:p>
          </table:table-cell>
          <table:table-cell office:value-type="float" office:value="0.48497026515195707">
            <text:p>0,4849702652</text:p>
          </table:table-cell>
        </table:table-row>
        <table:table-row>
          <table:table-cell office:value-type="float" office:value="0.6249145257202676">
            <text:p>0,6249145257</text:p>
          </table:table-cell>
          <table:table-cell office:value-type="float" office:value="0.20948464548734558">
            <text:p>0,2094846455</text:p>
          </table:table-cell>
        </table:table-row>
        <table:table-row>
          <table:table-cell office:value-type="float" office:value="0.2266565000428356">
            <text:p>0,2266565</text:p>
          </table:table-cell>
          <table:table-cell office:value-type="float" office:value="0.5239154486408579">
            <text:p>0,5239154486</text:p>
          </table:table-cell>
        </table:table-row>
        <table:table-row>
          <table:table-cell office:value-type="float" office:value="0.7028225976979647">
            <text:p>0,7028225977</text:p>
          </table:table-cell>
          <table:table-cell office:value-type="float" office:value="0.16165484572405098">
            <text:p>0,1616548457</text:p>
          </table:table-cell>
        </table:table-row>
        <table:table-row>
          <table:table-cell office:value-type="float" office:value="0.42145608669440904">
            <text:p>0,4214560867</text:p>
          </table:table-cell>
          <table:table-cell office:value-type="float" office:value="0.35080350686836803">
            <text:p>0,3508035069</text:p>
          </table:table-cell>
        </table:table-row>
        <table:table-row>
          <table:table-cell office:value-type="float" office:value="0.5477744210410211">
            <text:p>0,547774421</text:p>
          </table:table-cell>
          <table:table-cell office:value-type="float" office:value="0.25988215732829334">
            <text:p>0,2598821573</text:p>
          </table:table-cell>
        </table:table-row>
        <table:table-row>
          <table:table-cell office:value-type="float" office:value="0.3204939442567361">
            <text:p>0,3204939443</text:p>
          </table:table-cell>
          <table:table-cell office:value-type="float" office:value="0.4338781542311443">
            <text:p>0,4338781542</text:p>
          </table:table-cell>
        </table:table-row>
        <table:table-row>
          <table:table-cell office:value-type="float" office:value="0.0634932991017125">
            <text:p>0,0634932991</text:p>
          </table:table-cell>
          <table:table-cell office:value-type="float" office:value="0.7480212328355571">
            <text:p>0,7480212328</text:p>
          </table:table-cell>
        </table:table-row>
        <table:table-row>
          <table:table-cell office:value-type="float" office:value="0.10548264642614709">
            <text:p>0,1054826464</text:p>
          </table:table-cell>
          <table:table-cell office:value-type="float" office:value="0.6752190793378603">
            <text:p>0,6752190793</text:p>
          </table:table-cell>
        </table:table-row>
        <table:table-row>
          <table:table-cell office:value-type="float" office:value="0.9798715486856142">
            <text:p>0,9798715487</text:p>
          </table:table-cell>
          <table:table-cell office:value-type="float" office:value="0.010115386175937102">
            <text:p>0,0101153862</text:p>
          </table:table-cell>
        </table:table-row>
        <table:table-row>
          <table:table-cell office:value-type="float" office:value="0.45050951729417194">
            <text:p>0,4505095173</text:p>
          </table:table-cell>
          <table:table-cell office:value-type="float" office:value="0.3287999424209114">
            <text:p>0,3287999424</text:p>
          </table:table-cell>
        </table:table-row>
        <table:table-row>
          <table:table-cell office:value-type="float" office:value="0.15287127338827866">
            <text:p>0,1528712734</text:p>
          </table:table-cell>
          <table:table-cell office:value-type="float" office:value="0.609012438320247">
            <text:p>0,6090124383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18730574849726964">
            <text:p>0,1873057485</text:p>
          </table:table-cell>
          <table:table-cell office:value-type="float" office:value="0.5672116585474262">
            <text:p>0,5672116585</text:p>
          </table:table-cell>
        </table:table-row>
        <table:table-row>
          <table:table-cell office:value-type="float" office:value="0.3661759734505483">
            <text:p>0,3661759735</text:p>
          </table:table-cell>
          <table:table-cell office:value-type="float" office:value="0.39487524141665764">
            <text:p>0,3948752414</text:p>
          </table:table-cell>
        </table:table-row>
        <table:table-row>
          <table:table-cell office:value-type="float" office:value="0.9157177101809997">
            <text:p>0,9157177102</text:p>
          </table:table-cell>
          <table:table-cell office:value-type="float" office:value="0.04306859693027121">
            <text:p>0,0430685969</text:p>
          </table:table-cell>
        </table:table-row>
        <table:table-row>
          <table:table-cell office:value-type="float" office:value="0.8639366352244993">
            <text:p>0,8639366352</text:p>
          </table:table-cell>
          <table:table-cell office:value-type="float" office:value="0.0705180823574354">
            <text:p>0,070518082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028225976979647">
            <text:p>0,7028225977</text:p>
          </table:table-cell>
          <table:table-cell office:value-type="float" office:value="0.16165484572405098">
            <text:p>0,1616548457</text:p>
          </table:table-cell>
        </table:table-row>
        <table:table-row>
          <table:table-cell office:value-type="float" office:value="0.7992449754705633">
            <text:p>0,7992449755</text:p>
          </table:table-cell>
          <table:table-cell office:value-type="float" office:value="0.10599498017597053">
            <text:p>0,1059949802</text:p>
          </table:table-cell>
        </table:table-row>
        <table:table-row>
          <table:table-cell office:value-type="float" office:value="0.10548264642614709">
            <text:p>0,1054826464</text:p>
          </table:table-cell>
          <table:table-cell office:value-type="float" office:value="0.6752190793378603">
            <text:p>0,6752190793</text:p>
          </table:table-cell>
        </table:table-row>
        <table:table-row>
          <table:table-cell office:value-type="float" office:value="0.6249145257202676">
            <text:p>0,6249145257</text:p>
          </table:table-cell>
          <table:table-cell office:value-type="float" office:value="0.20948464548734558">
            <text:p>0,2094846455</text:p>
          </table:table-cell>
        </table:table-row>
        <table:table-row>
          <table:table-cell office:value-type="float" office:value="0.9157177101809997">
            <text:p>0,9157177102</text:p>
          </table:table-cell>
          <table:table-cell office:value-type="float" office:value="0.04306859693027121">
            <text:p>0,0430685969</text:p>
          </table:table-cell>
        </table:table-row>
        <table:table-row>
          <table:table-cell office:value-type="float" office:value="0.15287127338827866">
            <text:p>0,1528712734</text:p>
          </table:table-cell>
          <table:table-cell office:value-type="float" office:value="0.609012438320247">
            <text:p>0,6090124383</text:p>
          </table:table-cell>
        </table:table-row>
        <table:table-row>
          <table:table-cell office:value-type="float" office:value="0.9798715486856142">
            <text:p>0,9798715487</text:p>
          </table:table-cell>
          <table:table-cell office:value-type="float" office:value="0.010115386175937102">
            <text:p>0,0101153862</text:p>
          </table:table-cell>
        </table:table-row>
        <table:table-row>
          <table:table-cell office:value-type="float" office:value="0.4747235101653252">
            <text:p>0,4747235102</text:p>
          </table:table-cell>
          <table:table-cell office:value-type="float" office:value="0.3109981784020268">
            <text:p>0,3109981784</text:p>
          </table:table-cell>
        </table:table-row>
        <table:table-row>
          <table:table-cell office:value-type="float" office:value="0.3204939442567361">
            <text:p>0,3204939443</text:p>
          </table:table-cell>
          <table:table-cell office:value-type="float" office:value="0.4338781542311443">
            <text:p>0,4338781542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5239849320384061">
            <text:p>0,523984932</text:p>
          </table:table-cell>
          <table:table-cell office:value-type="float" office:value="0.27613196503892634">
            <text:p>0,276131965</text:p>
          </table:table-cell>
        </table:table-row>
        <table:table-row>
          <table:table-cell office:value-type="float" office:value="0.0634932991017125">
            <text:p>0,0634932991</text:p>
          </table:table-cell>
          <table:table-cell office:value-type="float" office:value="0.7480212328355571">
            <text:p>0,7480212328</text:p>
          </table:table-cell>
        </table:table-row>
        <table:table-row>
          <table:table-cell office:value-type="float" office:value="0.12978355961493082">
            <text:p>0,1297835596</text:p>
          </table:table-cell>
          <table:table-cell office:value-type="float" office:value="0.6397451462992749">
            <text:p>0,6397451463</text:p>
          </table:table-cell>
        </table:table-row>
        <table:table-row>
          <table:table-cell office:value-type="float" office:value="0.27598259095733735">
            <text:p>0,275982591</text:p>
          </table:table-cell>
          <table:table-cell office:value-type="float" office:value="0.4746595475719223">
            <text:p>0,4746595476</text:p>
          </table:table-cell>
        </table:table-row>
        <table:table-row>
          <table:table-cell office:value-type="float" office:value="0.2266565000428356">
            <text:p>0,2266565</text:p>
          </table:table-cell>
          <table:table-cell office:value-type="float" office:value="0.5239154486408579">
            <text:p>0,5239154486</text:p>
          </table:table-cell>
        </table:table-row>
        <table:table-row>
          <table:table-cell office:value-type="float" office:value="0.3661759734505483">
            <text:p>0,3661759735</text:p>
          </table:table-cell>
          <table:table-cell office:value-type="float" office:value="0.39487524141665764">
            <text:p>0,3948752414</text:p>
          </table:table-cell>
        </table:table-row>
        <table:table-row>
          <table:table-cell office:value-type="float" office:value="0.8478933126529564">
            <text:p>0,8478933127</text:p>
          </table:table-cell>
          <table:table-cell office:value-type="float" office:value="0.07918877469214336">
            <text:p>0,079188774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266565000428356">
            <text:p>0,2266565</text:p>
          </table:table-cell>
          <table:table-cell office:value-type="float" office:value="0.5239154486408579">
            <text:p>0,5239154486</text:p>
          </table:table-cell>
        </table:table-row>
        <table:table-row>
          <table:table-cell office:value-type="float" office:value="0.8478933126529564">
            <text:p>0,8478933127</text:p>
          </table:table-cell>
          <table:table-cell office:value-type="float" office:value="0.07918877469214336">
            <text:p>0,0791887747</text:p>
          </table:table-cell>
        </table:table-row>
        <table:table-row>
          <table:table-cell office:value-type="float" office:value="0.17068732997768032">
            <text:p>0,17068733</text:p>
          </table:table-cell>
          <table:table-cell office:value-type="float" office:value="0.5868567682054076">
            <text:p>0,5868567682</text:p>
          </table:table-cell>
        </table:table-row>
        <table:table-row>
          <table:table-cell office:value-type="float" office:value="0.27598259095733735">
            <text:p>0,275982591</text:p>
          </table:table-cell>
          <table:table-cell office:value-type="float" office:value="0.4746595475719223">
            <text:p>0,4746595476</text:p>
          </table:table-cell>
        </table:table-row>
        <table:table-row>
          <table:table-cell office:value-type="float" office:value="0.4747235101653252">
            <text:p>0,4747235102</text:p>
          </table:table-cell>
          <table:table-cell office:value-type="float" office:value="0.3109981784020268">
            <text:p>0,3109981784</text:p>
          </table:table-cell>
        </table:table-row>
        <table:table-row>
          <table:table-cell office:value-type="float" office:value="0.5972320212449902">
            <text:p>0,5972320212</text:p>
          </table:table-cell>
          <table:table-cell office:value-type="float" office:value="0.22719211879989853">
            <text:p>0,2271921188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7452153266140678">
            <text:p>0,7452153266</text:p>
          </table:table-cell>
          <table:table-cell office:value-type="float" office:value="0.1367414485717111">
            <text:p>0,1367414486</text:p>
          </table:table-cell>
        </table:table-row>
        <table:table-row>
          <table:table-cell office:value-type="float" office:value="0.9157177101809997">
            <text:p>0,9157177102</text:p>
          </table:table-cell>
          <table:table-cell office:value-type="float" office:value="0.04306859693027121">
            <text:p>0,0430685969</text:p>
          </table:table-cell>
        </table:table-row>
        <table:table-row>
          <table:table-cell office:value-type="float" office:value="0.09596289994586536">
            <text:p>0,0959628999</text:p>
          </table:table-cell>
          <table:table-cell office:value-type="float" office:value="0.6902212080437633">
            <text:p>0,690221208</text:p>
          </table:table-cell>
        </table:table-row>
        <table:table-row>
          <table:table-cell office:value-type="float" office:value="0.6249145257202676">
            <text:p>0,6249145257</text:p>
          </table:table-cell>
          <table:table-cell office:value-type="float" office:value="0.20948464548734558">
            <text:p>0,2094846455</text:p>
          </table:table-cell>
        </table:table-row>
        <table:table-row>
          <table:table-cell office:value-type="float" office:value="0.5393027420427616">
            <text:p>0,539302742</text:p>
          </table:table-cell>
          <table:table-cell office:value-type="float" office:value="0.2656276543586614">
            <text:p>0,2656276544</text:p>
          </table:table-cell>
        </table:table-row>
        <table:table-row>
          <table:table-cell office:value-type="float" office:value="0.5239849320384061">
            <text:p>0,523984932</text:p>
          </table:table-cell>
          <table:table-cell office:value-type="float" office:value="0.27613196503892634">
            <text:p>0,276131965</text:p>
          </table:table-cell>
        </table:table-row>
        <table:table-row>
          <table:table-cell office:value-type="float" office:value="0.3661759734505483">
            <text:p>0,3661759735</text:p>
          </table:table-cell>
          <table:table-cell office:value-type="float" office:value="0.39487524141665764">
            <text:p>0,3948752414</text:p>
          </table:table-cell>
        </table:table-row>
        <table:table-row>
          <table:table-cell office:value-type="float" office:value="0.0634932991017125">
            <text:p>0,0634932991</text:p>
          </table:table-cell>
          <table:table-cell office:value-type="float" office:value="0.7480212328355571">
            <text:p>0,7480212328</text:p>
          </table:table-cell>
        </table:table-row>
        <table:table-row>
          <table:table-cell office:value-type="float" office:value="0.4006972675577429">
            <text:p>0,4006972676</text:p>
          </table:table-cell>
          <table:table-cell office:value-type="float" office:value="0.3669934695773329">
            <text:p>0,3669934696</text:p>
          </table:table-cell>
        </table:table-row>
        <table:table-row>
          <table:table-cell office:value-type="float" office:value="0.4382118154221766">
            <text:p>0,4382118154</text:p>
          </table:table-cell>
          <table:table-cell office:value-type="float" office:value="0.3380243090398435">
            <text:p>0,33802430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249145257202676">
            <text:p>0,6249145257</text:p>
          </table:table-cell>
          <table:table-cell office:value-type="float" office:value="0.20948464548734558">
            <text:p>0,2094846455</text:p>
          </table:table-cell>
        </table:table-row>
        <table:table-row>
          <table:table-cell office:value-type="float" office:value="0.17068732997768032">
            <text:p>0,17068733</text:p>
          </table:table-cell>
          <table:table-cell office:value-type="float" office:value="0.5868567682054076">
            <text:p>0,5868567682</text:p>
          </table:table-cell>
        </table:table-row>
        <table:table-row>
          <table:table-cell office:value-type="float" office:value="0.09596289994586536">
            <text:p>0,0959628999</text:p>
          </table:table-cell>
          <table:table-cell office:value-type="float" office:value="0.6902212080437633">
            <text:p>0,690221208</text:p>
          </table:table-cell>
        </table:table-row>
        <table:table-row>
          <table:table-cell office:value-type="float" office:value="0.7452153266140678">
            <text:p>0,7452153266</text:p>
          </table:table-cell>
          <table:table-cell office:value-type="float" office:value="0.1367414485717111">
            <text:p>0,1367414486</text:p>
          </table:table-cell>
        </table:table-row>
        <table:table-row>
          <table:table-cell office:value-type="float" office:value="0.9157177101809997">
            <text:p>0,9157177102</text:p>
          </table:table-cell>
          <table:table-cell office:value-type="float" office:value="0.04306859693027121">
            <text:p>0,0430685969</text:p>
          </table:table-cell>
        </table:table-row>
        <table:table-row>
          <table:table-cell office:value-type="float" office:value="0.8478933126529564">
            <text:p>0,8478933127</text:p>
          </table:table-cell>
          <table:table-cell office:value-type="float" office:value="0.07918877469214336">
            <text:p>0,0791887747</text:p>
          </table:table-cell>
        </table:table-row>
        <table:table-row>
          <table:table-cell office:value-type="float" office:value="0.2266565000428356">
            <text:p>0,2266565</text:p>
          </table:table-cell>
          <table:table-cell office:value-type="float" office:value="0.5239154486408579">
            <text:p>0,5239154486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977657881735823">
            <text:p>0,9776578817</text:p>
          </table:table-cell>
          <table:table-cell office:value-type="float" office:value="0.011234162333759068">
            <text:p>0,0112341623</text:p>
          </table:table-cell>
        </table:table-row>
        <table:table-row>
          <table:table-cell office:value-type="float" office:value="0.8004863003996064">
            <text:p>0,8004863004</text:p>
          </table:table-cell>
          <table:table-cell office:value-type="float" office:value="0.10530100011254817">
            <text:p>0,1053010001</text:p>
          </table:table-cell>
        </table:table-row>
        <table:table-row>
          <table:table-cell office:value-type="float" office:value="0.19400533438979078">
            <text:p>0,1940053344</text:p>
          </table:table-cell>
          <table:table-cell office:value-type="float" office:value="0.5595396335766512">
            <text:p>0,5595396336</text:p>
          </table:table-cell>
        </table:table-row>
        <table:table-row>
          <table:table-cell office:value-type="float" office:value="0.2701852322696646">
            <text:p>0,2701852323</text:p>
          </table:table-cell>
          <table:table-cell office:value-type="float" office:value="0.48020654845442245">
            <text:p>0,4802065485</text:p>
          </table:table-cell>
        </table:table-row>
        <table:table-row>
          <table:table-cell office:value-type="float" office:value="0.5813834742907659">
            <text:p>0,5813834743</text:p>
          </table:table-cell>
          <table:table-cell office:value-type="float" office:value="0.23751493503756682">
            <text:p>0,237514935</text:p>
          </table:table-cell>
        </table:table-row>
        <table:table-row>
          <table:table-cell office:value-type="float" office:value="0.5393027420427616">
            <text:p>0,539302742</text:p>
          </table:table-cell>
          <table:table-cell office:value-type="float" office:value="0.2656276543586614">
            <text:p>0,2656276544</text:p>
          </table:table-cell>
        </table:table-row>
        <table:table-row>
          <table:table-cell office:value-type="float" office:value="0.27598259095733735">
            <text:p>0,275982591</text:p>
          </table:table-cell>
          <table:table-cell office:value-type="float" office:value="0.4746595475719223">
            <text:p>0,4746595476</text:p>
          </table:table-cell>
        </table:table-row>
        <table:table-row>
          <table:table-cell office:value-type="float" office:value="0.08287069151452064">
            <text:p>0,0828706915</text:p>
          </table:table-cell>
          <table:table-cell office:value-type="float" office:value="0.7121272998102797">
            <text:p>0,7121272998</text:p>
          </table:table-cell>
        </table:table-row>
        <table:table-row>
          <table:table-cell office:value-type="float" office:value="0.3179114466202751">
            <text:p>0,3179114466</text:p>
          </table:table-cell>
          <table:table-cell office:value-type="float" office:value="0.4361636348901615">
            <text:p>0,436163634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452153266140678">
            <text:p>0,7452153266</text:p>
          </table:table-cell>
          <table:table-cell office:value-type="float" office:value="0.1367414485717111">
            <text:p>0,1367414486</text:p>
          </table:table-cell>
        </table:table-row>
        <table:table-row>
          <table:table-cell office:value-type="float" office:value="0.17068732997768032">
            <text:p>0,17068733</text:p>
          </table:table-cell>
          <table:table-cell office:value-type="float" office:value="0.5868567682054076">
            <text:p>0,5868567682</text:p>
          </table:table-cell>
        </table:table-row>
        <table:table-row>
          <table:table-cell office:value-type="float" office:value="0.6263369363486992">
            <text:p>0,6263369363</text:p>
          </table:table-cell>
          <table:table-cell office:value-type="float" office:value="0.20858548386531395">
            <text:p>0,2085854839</text:p>
          </table:table-cell>
        </table:table-row>
        <table:table-row>
          <table:table-cell office:value-type="float" office:value="0.10883530524696859">
            <text:p>0,1088353052</text:p>
          </table:table-cell>
          <table:table-cell office:value-type="float" office:value="0.6700980369155579">
            <text:p>0,6700980369</text:p>
          </table:table-cell>
        </table:table-row>
        <table:table-row>
          <table:table-cell office:value-type="float" office:value="0.48697654793874334">
            <text:p>0,4869765479</text:p>
          </table:table-cell>
          <table:table-cell office:value-type="float" office:value="0.30216295029660156">
            <text:p>0,3021629503</text:p>
          </table:table-cell>
        </table:table-row>
        <table:table-row>
          <table:table-cell office:value-type="float" office:value="0.5393027420427616">
            <text:p>0,539302742</text:p>
          </table:table-cell>
          <table:table-cell office:value-type="float" office:value="0.2656276543586614">
            <text:p>0,2656276544</text:p>
          </table:table-cell>
        </table:table-row>
        <table:table-row>
          <table:table-cell office:value-type="float" office:value="0.2266565000428356">
            <text:p>0,2266565</text:p>
          </table:table-cell>
          <table:table-cell office:value-type="float" office:value="0.5239154486408579">
            <text:p>0,5239154486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5813834742907659">
            <text:p>0,5813834743</text:p>
          </table:table-cell>
          <table:table-cell office:value-type="float" office:value="0.23751493503756682">
            <text:p>0,237514935</text:p>
          </table:table-cell>
        </table:table-row>
        <table:table-row>
          <table:table-cell office:value-type="float" office:value="0.8004863003996064">
            <text:p>0,8004863004</text:p>
          </table:table-cell>
          <table:table-cell office:value-type="float" office:value="0.10530100011254817">
            <text:p>0,1053010001</text:p>
          </table:table-cell>
        </table:table-row>
        <table:table-row>
          <table:table-cell office:value-type="float" office:value="0.4443345963205718">
            <text:p>0,4443345963</text:p>
          </table:table-cell>
          <table:table-cell office:value-type="float" office:value="0.33341572451746826">
            <text:p>0,3334157245</text:p>
          </table:table-cell>
        </table:table-row>
        <table:table-row>
          <table:table-cell office:value-type="float" office:value="0.4062626881365561">
            <text:p>0,4062626881</text:p>
          </table:table-cell>
          <table:table-cell office:value-type="float" office:value="0.3626126074854037">
            <text:p>0,3626126075</text:p>
          </table:table-cell>
        </table:table-row>
        <table:table-row>
          <table:table-cell office:value-type="float" office:value="0.19400533438979078">
            <text:p>0,1940053344</text:p>
          </table:table-cell>
          <table:table-cell office:value-type="float" office:value="0.5595396335766512">
            <text:p>0,5595396336</text:p>
          </table:table-cell>
        </table:table-row>
        <table:table-row>
          <table:table-cell office:value-type="float" office:value="0.370374701711804">
            <text:p>0,3703747017</text:p>
          </table:table-cell>
          <table:table-cell office:value-type="float" office:value="0.39141582200010816">
            <text:p>0,391415822</text:p>
          </table:table-cell>
        </table:table-row>
        <table:table-row>
          <table:table-cell office:value-type="float" office:value="0.8863229460507549">
            <text:p>0,8863229461</text:p>
          </table:table-cell>
          <table:table-cell office:value-type="float" office:value="0.05855273857174825">
            <text:p>0,0585527386</text:p>
          </table:table-cell>
        </table:table-row>
        <table:table-row>
          <table:table-cell office:value-type="float" office:value="0.2701852322696646">
            <text:p>0,2701852323</text:p>
          </table:table-cell>
          <table:table-cell office:value-type="float" office:value="0.48020654845442245">
            <text:p>0,4802065485</text:p>
          </table:table-cell>
        </table:table-row>
        <table:table-row>
          <table:table-cell office:value-type="float" office:value="0.75131271596688">
            <text:p>0,751312716</text:p>
          </table:table-cell>
          <table:table-cell office:value-type="float" office:value="0.13321703064326418">
            <text:p>0,133217030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004863003996064">
            <text:p>0,8004863004</text:p>
          </table:table-cell>
          <table:table-cell office:value-type="float" office:value="0.10530100011254817">
            <text:p>0,1053010001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8863229460507549">
            <text:p>0,8863229461</text:p>
          </table:table-cell>
          <table:table-cell office:value-type="float" office:value="0.05855273857174825">
            <text:p>0,0585527386</text:p>
          </table:table-cell>
        </table:table-row>
        <table:table-row>
          <table:table-cell office:value-type="float" office:value="0.9229353746688529">
            <text:p>0,9229353747</text:p>
          </table:table-cell>
          <table:table-cell office:value-type="float" office:value="0.03930474412077334">
            <text:p>0,0393047441</text:p>
          </table:table-cell>
        </table:table-row>
        <table:table-row>
          <table:table-cell office:value-type="float" office:value="0.10883530524696859">
            <text:p>0,1088353052</text:p>
          </table:table-cell>
          <table:table-cell office:value-type="float" office:value="0.6700980369155579">
            <text:p>0,6700980369</text:p>
          </table:table-cell>
        </table:table-row>
        <table:table-row>
          <table:table-cell office:value-type="float" office:value="0.10932327167764505">
            <text:p>0,1093232717</text:p>
          </table:table-cell>
          <table:table-cell office:value-type="float" office:value="0.66935930123827">
            <text:p>0,6693593012</text:p>
          </table:table-cell>
        </table:table-row>
        <table:table-row>
          <table:table-cell office:value-type="float" office:value="0.17019936354700388">
            <text:p>0,1701993635</text:p>
          </table:table-cell>
          <table:table-cell office:value-type="float" office:value="0.5874477444650146">
            <text:p>0,5874477445</text:p>
          </table:table-cell>
        </table:table-row>
        <table:table-row>
          <table:table-cell office:value-type="float" office:value="0.370374701711804">
            <text:p>0,3703747017</text:p>
          </table:table-cell>
          <table:table-cell office:value-type="float" office:value="0.39141582200010816">
            <text:p>0,391415822</text:p>
          </table:table-cell>
        </table:table-row>
        <table:table-row>
          <table:table-cell office:value-type="float" office:value="0.4062626881365561">
            <text:p>0,4062626881</text:p>
          </table:table-cell>
          <table:table-cell office:value-type="float" office:value="0.3626126074854037">
            <text:p>0,3626126075</text:p>
          </table:table-cell>
        </table:table-row>
        <table:table-row>
          <table:table-cell office:value-type="float" office:value="0.2701852322696646">
            <text:p>0,2701852323</text:p>
          </table:table-cell>
          <table:table-cell office:value-type="float" office:value="0.48020654845442245">
            <text:p>0,4802065485</text:p>
          </table:table-cell>
        </table:table-row>
        <table:table-row>
          <table:table-cell office:value-type="float" office:value="0.040058371199062255">
            <text:p>0,0400583712</text:p>
          </table:table-cell>
          <table:table-cell office:value-type="float" office:value="0.7998541252009869">
            <text:p>0,7998541252</text:p>
          </table:table-cell>
        </table:table-row>
        <table:table-row>
          <table:table-cell office:value-type="float" office:value="0.19400533438979078">
            <text:p>0,1940053344</text:p>
          </table:table-cell>
          <table:table-cell office:value-type="float" office:value="0.5595396335766512">
            <text:p>0,5595396336</text:p>
          </table:table-cell>
        </table:table-row>
        <table:table-row>
          <table:table-cell office:value-type="float" office:value="0.32292598003535056">
            <text:p>0,32292598</text:p>
          </table:table-cell>
          <table:table-cell office:value-type="float" office:value="0.4317342346794498">
            <text:p>0,4317342347</text:p>
          </table:table-cell>
        </table:table-row>
        <table:table-row>
          <table:table-cell office:value-type="float" office:value="0.5813834742907659">
            <text:p>0,5813834743</text:p>
          </table:table-cell>
          <table:table-cell office:value-type="float" office:value="0.23751493503756682">
            <text:p>0,237514935</text:p>
          </table:table-cell>
        </table:table-row>
        <table:table-row>
          <table:table-cell office:value-type="float" office:value="0.5393027420427616">
            <text:p>0,539302742</text:p>
          </table:table-cell>
          <table:table-cell office:value-type="float" office:value="0.2656276543586614">
            <text:p>0,2656276544</text:p>
          </table:table-cell>
        </table:table-row>
        <table:table-row>
          <table:table-cell office:value-type="float" office:value="0.4443345963205718">
            <text:p>0,4443345963</text:p>
          </table:table-cell>
          <table:table-cell office:value-type="float" office:value="0.33341572451746826">
            <text:p>0,3334157245</text:p>
          </table:table-cell>
        </table:table-row>
        <table:table-row>
          <table:table-cell office:value-type="float" office:value="0.32815107861762005">
            <text:p>0,3281510786</text:p>
          </table:table-cell>
          <table:table-cell office:value-type="float" office:value="0.4271552752991261">
            <text:p>0,42715527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317766535651868">
            <text:p>0,7317766536</text:p>
          </table:table-cell>
          <table:table-cell office:value-type="float" office:value="0.144560549445382">
            <text:p>0,1445605494</text:p>
          </table:table-cell>
        </table:table-row>
        <table:table-row>
          <table:table-cell office:value-type="float" office:value="0.5813834742907659">
            <text:p>0,5813834743</text:p>
          </table:table-cell>
          <table:table-cell office:value-type="float" office:value="0.23751493503756682">
            <text:p>0,237514935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4702712421780974">
            <text:p>0,4702712422</text:p>
          </table:table-cell>
          <table:table-cell office:value-type="float" office:value="0.3142367448032103">
            <text:p>0,3142367448</text:p>
          </table:table-cell>
        </table:table-row>
        <table:table-row>
          <table:table-cell office:value-type="float" office:value="0.8004863003996064">
            <text:p>0,8004863004</text:p>
          </table:table-cell>
          <table:table-cell office:value-type="float" office:value="0.10530100011254817">
            <text:p>0,1053010001</text:p>
          </table:table-cell>
        </table:table-row>
        <table:table-row>
          <table:table-cell office:value-type="float" office:value="0.10883530524696859">
            <text:p>0,1088353052</text:p>
          </table:table-cell>
          <table:table-cell office:value-type="float" office:value="0.6700980369155579">
            <text:p>0,6700980369</text:p>
          </table:table-cell>
        </table:table-row>
        <table:table-row>
          <table:table-cell office:value-type="float" office:value="0.11086433854989916">
            <text:p>0,1108643385</text:p>
          </table:table-cell>
          <table:table-cell office:value-type="float" office:value="0.6670370312633864">
            <text:p>0,6670370313</text:p>
          </table:table-cell>
        </table:table-row>
        <table:table-row>
          <table:table-cell office:value-type="float" office:value="0.21551237603221346">
            <text:p>0,215512376</text:p>
          </table:table-cell>
          <table:table-cell office:value-type="float" office:value="0.5357668947261371">
            <text:p>0,5357668947</text:p>
          </table:table-cell>
        </table:table-row>
        <table:table-row>
          <table:table-cell office:value-type="float" office:value="0.17019936354700388">
            <text:p>0,1701993635</text:p>
          </table:table-cell>
          <table:table-cell office:value-type="float" office:value="0.5874477444650146">
            <text:p>0,5874477445</text:p>
          </table:table-cell>
        </table:table-row>
        <table:table-row>
          <table:table-cell office:value-type="float" office:value="0.8817149880050034">
            <text:p>0,881714988</text:p>
          </table:table-cell>
          <table:table-cell office:value-type="float" office:value="0.0610032012807481">
            <text:p>0,0610032013</text:p>
          </table:table-cell>
        </table:table-row>
        <table:table-row>
          <table:table-cell office:value-type="float" office:value="0.5393027420427616">
            <text:p>0,539302742</text:p>
          </table:table-cell>
          <table:table-cell office:value-type="float" office:value="0.2656276543586614">
            <text:p>0,2656276544</text:p>
          </table:table-cell>
        </table:table-row>
        <table:table-row>
          <table:table-cell office:value-type="float" office:value="0.9359914459584587">
            <text:p>0,935991446</text:p>
          </table:table-cell>
          <table:table-cell office:value-type="float" office:value="0.03253349104040881">
            <text:p>0,032533491</text:p>
          </table:table-cell>
        </table:table-row>
        <table:table-row>
          <table:table-cell office:value-type="float" office:value="0.2701852322696646">
            <text:p>0,2701852323</text:p>
          </table:table-cell>
          <table:table-cell office:value-type="float" office:value="0.48020654845442245">
            <text:p>0,4802065485</text:p>
          </table:table-cell>
        </table:table-row>
        <table:table-row>
          <table:table-cell office:value-type="float" office:value="0.26338159773253667">
            <text:p>0,2633815977</text:p>
          </table:table-cell>
          <table:table-cell office:value-type="float" office:value="0.4867928315655201">
            <text:p>0,4867928316</text:p>
          </table:table-cell>
        </table:table-row>
        <table:table-row>
          <table:table-cell office:value-type="float" office:value="0.7859786121896394">
            <text:p>0,7859786122</text:p>
          </table:table-cell>
          <table:table-cell office:value-type="float" office:value="0.11344565186919342">
            <text:p>0,1134456519</text:p>
          </table:table-cell>
        </table:table-row>
        <table:table-row>
          <table:table-cell office:value-type="float" office:value="0.040058371199062255">
            <text:p>0,0400583712</text:p>
          </table:table-cell>
          <table:table-cell office:value-type="float" office:value="0.7998541252009869">
            <text:p>0,7998541252</text:p>
          </table:table-cell>
        </table:table-row>
        <table:table-row>
          <table:table-cell office:value-type="float" office:value="0.3207363512277575">
            <text:p>0,3207363512</text:p>
          </table:table-cell>
          <table:table-cell office:value-type="float" office:value="0.43366410035407654">
            <text:p>0,433664100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125778208416812">
            <text:p>0,4125778208</text:p>
          </table:table-cell>
          <table:table-cell office:value-type="float" office:value="0.3576777904807579">
            <text:p>0,3576777905</text:p>
          </table:table-cell>
        </table:table-row>
        <table:table-row>
          <table:table-cell office:value-type="float" office:value="0.7317766535651868">
            <text:p>0,7317766536</text:p>
          </table:table-cell>
          <table:table-cell office:value-type="float" office:value="0.144560549445382">
            <text:p>0,1445605494</text:p>
          </table:table-cell>
        </table:table-row>
        <table:table-row>
          <table:table-cell office:value-type="float" office:value="0.17019936354700388">
            <text:p>0,1701993635</text:p>
          </table:table-cell>
          <table:table-cell office:value-type="float" office:value="0.5874477444650146">
            <text:p>0,5874477445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3283211907350363">
            <text:p>0,3283211907</text:p>
          </table:table-cell>
          <table:table-cell office:value-type="float" office:value="0.42700681440785326">
            <text:p>0,4270068144</text:p>
          </table:table-cell>
        </table:table-row>
        <table:table-row>
          <table:table-cell office:value-type="float" office:value="0.10883530524696859">
            <text:p>0,1088353052</text:p>
          </table:table-cell>
          <table:table-cell office:value-type="float" office:value="0.6700980369155579">
            <text:p>0,6700980369</text:p>
          </table:table-cell>
        </table:table-row>
        <table:table-row>
          <table:table-cell office:value-type="float" office:value="0.4702712421780974">
            <text:p>0,4702712422</text:p>
          </table:table-cell>
          <table:table-cell office:value-type="float" office:value="0.3142367448032103">
            <text:p>0,3142367448</text:p>
          </table:table-cell>
        </table:table-row>
        <table:table-row>
          <table:table-cell office:value-type="float" office:value="0.11086433854989916">
            <text:p>0,1108643385</text:p>
          </table:table-cell>
          <table:table-cell office:value-type="float" office:value="0.6670370312633864">
            <text:p>0,6670370313</text:p>
          </table:table-cell>
        </table:table-row>
        <table:table-row>
          <table:table-cell office:value-type="float" office:value="0.5995679478778131">
            <text:p>0,5995679479</text:p>
          </table:table-cell>
          <table:table-cell office:value-type="float" office:value="0.225682269428232">
            <text:p>0,2256822694</text:p>
          </table:table-cell>
        </table:table-row>
        <table:table-row>
          <table:table-cell office:value-type="float" office:value="0.8817149880050034">
            <text:p>0,881714988</text:p>
          </table:table-cell>
          <table:table-cell office:value-type="float" office:value="0.0610032012807481">
            <text:p>0,0610032013</text:p>
          </table:table-cell>
        </table:table-row>
        <table:table-row>
          <table:table-cell office:value-type="float" office:value="0.8096066678189576">
            <text:p>0,8096066678</text:p>
          </table:table-cell>
          <table:table-cell office:value-type="float" office:value="0.10021854441261258">
            <text:p>0,1002185444</text:p>
          </table:table-cell>
        </table:table-row>
        <table:table-row>
          <table:table-cell office:value-type="float" office:value="0.6636111544925336">
            <text:p>0,6636111545</text:p>
          </table:table-cell>
          <table:table-cell office:value-type="float" office:value="0.1853766793833277">
            <text:p>0,1853766794</text:p>
          </table:table-cell>
        </table:table-row>
        <table:table-row>
          <table:table-cell office:value-type="float" office:value="0.6711895946998907">
            <text:p>0,6711895947</text:p>
          </table:table-cell>
          <table:table-cell office:value-type="float" office:value="0.18073838445836443">
            <text:p>0,1807383845</text:p>
          </table:table-cell>
        </table:table-row>
        <table:table-row>
          <table:table-cell office:value-type="float" office:value="0.5393027420427616">
            <text:p>0,539302742</text:p>
          </table:table-cell>
          <table:table-cell office:value-type="float" office:value="0.2656276543586614">
            <text:p>0,2656276544</text:p>
          </table:table-cell>
        </table:table-row>
        <table:table-row>
          <table:table-cell office:value-type="float" office:value="0.7859786121896394">
            <text:p>0,7859786122</text:p>
          </table:table-cell>
          <table:table-cell office:value-type="float" office:value="0.11344565186919342">
            <text:p>0,1134456519</text:p>
          </table:table-cell>
        </table:table-row>
        <table:table-row>
          <table:table-cell office:value-type="float" office:value="0.2701852322696646">
            <text:p>0,2701852323</text:p>
          </table:table-cell>
          <table:table-cell office:value-type="float" office:value="0.48020654845442245">
            <text:p>0,4802065485</text:p>
          </table:table-cell>
        </table:table-row>
        <table:table-row>
          <table:table-cell office:value-type="float" office:value="0.26338159773253667">
            <text:p>0,2633815977</text:p>
          </table:table-cell>
          <table:table-cell office:value-type="float" office:value="0.4867928315655201">
            <text:p>0,486792831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4125778208416812">
            <text:p>0,4125778208</text:p>
          </table:table-cell>
          <table:table-cell office:value-type="float" office:value="0.3576777904807579">
            <text:p>0,3576777905</text:p>
          </table:table-cell>
        </table:table-row>
        <table:table-row>
          <table:table-cell office:value-type="float" office:value="0.935124302815319">
            <text:p>0,9351243028</text:p>
          </table:table-cell>
          <table:table-cell office:value-type="float" office:value="0.032981746389801114">
            <text:p>0,0329817464</text:p>
          </table:table-cell>
        </table:table-row>
        <table:table-row>
          <table:table-cell office:value-type="float" office:value="0.2165600609994443">
            <text:p>0,216560061</text:p>
          </table:table-cell>
          <table:table-cell office:value-type="float" office:value="0.5346398588195973">
            <text:p>0,5346398588</text:p>
          </table:table-cell>
        </table:table-row>
        <table:table-row>
          <table:table-cell office:value-type="float" office:value="0.3378318881743953">
            <text:p>0,3378318882</text:p>
          </table:table-cell>
          <table:table-cell office:value-type="float" office:value="0.41876692439745367">
            <text:p>0,4187669244</text:p>
          </table:table-cell>
        </table:table-row>
        <table:table-row>
          <table:table-cell office:value-type="float" office:value="0.10093711635032536">
            <text:p>0,1009371164</text:p>
          </table:table-cell>
          <table:table-cell office:value-type="float" office:value="0.6822939781018853">
            <text:p>0,6822939781</text:p>
          </table:table-cell>
        </table:table-row>
        <table:table-row>
          <table:table-cell office:value-type="float" office:value="0.17019936354700388">
            <text:p>0,1701993635</text:p>
          </table:table-cell>
          <table:table-cell office:value-type="float" office:value="0.5874477444650146">
            <text:p>0,5874477445</text:p>
          </table:table-cell>
        </table:table-row>
        <table:table-row>
          <table:table-cell office:value-type="float" office:value="0.11983266188532529">
            <text:p>0,1198326619</text:p>
          </table:table-cell>
          <table:table-cell office:value-type="float" office:value="0.653831454511931">
            <text:p>0,6538314545</text:p>
          </table:table-cell>
        </table:table-row>
        <table:table-row>
          <table:table-cell office:value-type="float" office:value="0.8817149880050034">
            <text:p>0,881714988</text:p>
          </table:table-cell>
          <table:table-cell office:value-type="float" office:value="0.0610032012807481">
            <text:p>0,0610032013</text:p>
          </table:table-cell>
        </table:table-row>
        <table:table-row>
          <table:table-cell office:value-type="float" office:value="0.7859786121896394">
            <text:p>0,7859786122</text:p>
          </table:table-cell>
          <table:table-cell office:value-type="float" office:value="0.11344565186919342">
            <text:p>0,1134456519</text:p>
          </table:table-cell>
        </table:table-row>
        <table:table-row>
          <table:table-cell office:value-type="float" office:value="0.26338159773253667">
            <text:p>0,2633815977</text:p>
          </table:table-cell>
          <table:table-cell office:value-type="float" office:value="0.4867928315655201">
            <text:p>0,4867928316</text:p>
          </table:table-cell>
        </table:table-row>
        <table:table-row>
          <table:table-cell office:value-type="float" office:value="0.4774535180263622">
            <text:p>0,477453518</text:p>
          </table:table-cell>
          <table:table-cell office:value-type="float" office:value="0.30901988594000607">
            <text:p>0,3090198859</text:p>
          </table:table-cell>
        </table:table-row>
        <table:table-row>
          <table:table-cell office:value-type="float" office:value="0.5331322947349986">
            <text:p>0,5331322947</text:p>
          </table:table-cell>
          <table:table-cell office:value-type="float" office:value="0.26984091135219135">
            <text:p>0,2698409114</text:p>
          </table:table-cell>
        </table:table-row>
        <table:table-row>
          <table:table-cell office:value-type="float" office:value="0.6457582729885784">
            <text:p>0,645758273</text:p>
          </table:table-cell>
          <table:table-cell office:value-type="float" office:value="0.19640913831192786">
            <text:p>0,1964091383</text:p>
          </table:table-cell>
        </table:table-row>
        <table:table-row>
          <table:table-cell office:value-type="float" office:value="0.4473724975339717">
            <text:p>0,4473724975</text:p>
          </table:table-cell>
          <table:table-cell office:value-type="float" office:value="0.3311408985937534">
            <text:p>0,3311408986</text:p>
          </table:table-cell>
        </table:table-row>
        <table:table-row>
          <table:table-cell office:value-type="float" office:value="0.18270583029891138">
            <text:p>0,1827058303</text:p>
          </table:table-cell>
          <table:table-cell office:value-type="float" office:value="0.5725589744784535">
            <text:p>0,5725589745</text:p>
          </table:table-cell>
        </table:table-row>
        <table:table-row>
          <table:table-cell office:value-type="float" office:value="0.7192701868132794">
            <text:p>0,7192701868</text:p>
          </table:table-cell>
          <table:table-cell office:value-type="float" office:value="0.15190201815280835">
            <text:p>0,151902018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817149880050034">
            <text:p>0,881714988</text:p>
          </table:table-cell>
          <table:table-cell office:value-type="float" office:value="0.0610032012807481">
            <text:p>0,0610032013</text:p>
          </table:table-cell>
        </table:table-row>
        <table:table-row>
          <table:table-cell office:value-type="float" office:value="0.935124302815319">
            <text:p>0,9351243028</text:p>
          </table:table-cell>
          <table:table-cell office:value-type="float" office:value="0.032981746389801114">
            <text:p>0,0329817464</text:p>
          </table:table-cell>
        </table:table-row>
        <table:table-row>
          <table:table-cell office:value-type="float" office:value="0.584691859786687">
            <text:p>0,5846918598</text:p>
          </table:table-cell>
          <table:table-cell office:value-type="float" office:value="0.23534853705319636">
            <text:p>0,2353485371</text:p>
          </table:table-cell>
        </table:table-row>
        <table:table-row>
          <table:table-cell office:value-type="float" office:value="0.7907094038896406">
            <text:p>0,7907094039</text:p>
          </table:table-cell>
          <table:table-cell office:value-type="float" office:value="0.11078157695106172">
            <text:p>0,110781577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5331322947349986">
            <text:p>0,5331322947</text:p>
          </table:table-cell>
          <table:table-cell office:value-type="float" office:value="0.26984091135219135">
            <text:p>0,2698409114</text:p>
          </table:table-cell>
        </table:table-row>
        <table:table-row>
          <table:table-cell office:value-type="float" office:value="0.2854282549097076">
            <text:p>0,2854282549</text:p>
          </table:table-cell>
          <table:table-cell office:value-type="float" office:value="0.46574514049032034">
            <text:p>0,4657451405</text:p>
          </table:table-cell>
        </table:table-row>
        <table:table-row>
          <table:table-cell office:value-type="float" office:value="0.08567236595062748">
            <text:p>0,085672366</text:p>
          </table:table-cell>
          <table:table-cell office:value-type="float" office:value="0.7073015784965223">
            <text:p>0,7073015785</text:p>
          </table:table-cell>
        </table:table-row>
        <table:table-row>
          <table:table-cell office:value-type="float" office:value="0.26338159773253667">
            <text:p>0,2633815977</text:p>
          </table:table-cell>
          <table:table-cell office:value-type="float" office:value="0.4867928315655201">
            <text:p>0,4867928316</text:p>
          </table:table-cell>
        </table:table-row>
        <table:table-row>
          <table:table-cell office:value-type="float" office:value="0.40011185738154853">
            <text:p>0,4001118574</text:p>
          </table:table-cell>
          <table:table-cell office:value-type="float" office:value="0.36745604312305025">
            <text:p>0,3674560431</text:p>
          </table:table-cell>
        </table:table-row>
        <table:table-row>
          <table:table-cell office:value-type="float" office:value="0.6966850523108432">
            <text:p>0,6966850523</text:p>
          </table:table-cell>
          <table:table-cell office:value-type="float" office:value="0.16532338459086848">
            <text:p>0,1653233846</text:p>
          </table:table-cell>
        </table:table-row>
        <table:table-row>
          <table:table-cell office:value-type="float" office:value="0.03868335559765845">
            <text:p>0,0386833556</text:p>
          </table:table-cell>
          <table:table-cell office:value-type="float" office:value="0.8033191529465605">
            <text:p>0,8033191529</text:p>
          </table:table-cell>
        </table:table-row>
        <table:table-row>
          <table:table-cell office:value-type="float" office:value="0.4473724975339717">
            <text:p>0,4473724975</text:p>
          </table:table-cell>
          <table:table-cell office:value-type="float" office:value="0.3311408985937534">
            <text:p>0,3311408986</text:p>
          </table:table-cell>
        </table:table-row>
        <table:table-row>
          <table:table-cell office:value-type="float" office:value="0.34640944802841395">
            <text:p>0,346409448</text:p>
          </table:table-cell>
          <table:table-cell office:value-type="float" office:value="0.41143441484536836">
            <text:p>0,4114344148</text:p>
          </table:table-cell>
        </table:table-row>
        <table:table-row>
          <table:table-cell office:value-type="float" office:value="0.6407339143422233">
            <text:p>0,6407339143</text:p>
          </table:table-cell>
          <table:table-cell office:value-type="float" office:value="0.19954143496229404">
            <text:p>0,199541435</text:p>
          </table:table-cell>
        </table:table-row>
        <table:table-row>
          <table:table-cell office:value-type="float" office:value="0.3315676137878729">
            <text:p>0,3315676138</text:p>
          </table:table-cell>
          <table:table-cell office:value-type="float" office:value="0.4241809192221285">
            <text:p>0,4241809192</text:p>
          </table:table-cell>
        </table:table-row>
        <table:table-row>
          <table:table-cell office:value-type="float" office:value="0.5000386525287983">
            <text:p>0,5000386525</text:p>
          </table:table-cell>
          <table:table-cell office:value-type="float" office:value="0.29286588787642387">
            <text:p>0,29286588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0284723781550825">
            <text:p>0,1028472378</text:p>
          </table:table-cell>
          <table:table-cell office:value-type="float" office:value="0.679301952273625">
            <text:p>0,6793019523</text:p>
          </table:table-cell>
        </table:table-row>
        <table:table-row>
          <table:table-cell office:value-type="float" office:value="0.24343612801186754">
            <text:p>0,243436128</text:p>
          </table:table-cell>
          <table:table-cell office:value-type="float" office:value="0.506607531460129">
            <text:p>0,5066075315</text:p>
          </table:table-cell>
        </table:table-row>
        <table:table-row>
          <table:table-cell office:value-type="float" office:value="0.8817149880050034">
            <text:p>0,881714988</text:p>
          </table:table-cell>
          <table:table-cell office:value-type="float" office:value="0.0610032012807481">
            <text:p>0,0610032013</text:p>
          </table:table-cell>
        </table:table-row>
        <table:table-row>
          <table:table-cell office:value-type="float" office:value="0.6966850523108432">
            <text:p>0,6966850523</text:p>
          </table:table-cell>
          <table:table-cell office:value-type="float" office:value="0.16532338459086848">
            <text:p>0,1653233846</text:p>
          </table:table-cell>
        </table:table-row>
        <table:table-row>
          <table:table-cell office:value-type="float" office:value="0.7907094038896406">
            <text:p>0,7907094039</text:p>
          </table:table-cell>
          <table:table-cell office:value-type="float" office:value="0.11078157695106172">
            <text:p>0,110781577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7720868566906003">
            <text:p>0,7720868567</text:p>
          </table:table-cell>
          <table:table-cell office:value-type="float" office:value="0.1213152688872986">
            <text:p>0,1213152689</text:p>
          </table:table-cell>
        </table:table-row>
        <table:table-row>
          <table:table-cell office:value-type="float" office:value="0.08567236595062748">
            <text:p>0,085672366</text:p>
          </table:table-cell>
          <table:table-cell office:value-type="float" office:value="0.7073015784965223">
            <text:p>0,7073015785</text:p>
          </table:table-cell>
        </table:table-row>
        <table:table-row>
          <table:table-cell office:value-type="float" office:value="0.935124302815319">
            <text:p>0,9351243028</text:p>
          </table:table-cell>
          <table:table-cell office:value-type="float" office:value="0.032981746389801114">
            <text:p>0,0329817464</text:p>
          </table:table-cell>
        </table:table-row>
        <table:table-row>
          <table:table-cell office:value-type="float" office:value="0.40011185738154853">
            <text:p>0,4001118574</text:p>
          </table:table-cell>
          <table:table-cell office:value-type="float" office:value="0.36745604312305025">
            <text:p>0,3674560431</text:p>
          </table:table-cell>
        </table:table-row>
        <table:table-row>
          <table:table-cell office:value-type="float" office:value="0.03868335559765845">
            <text:p>0,0386833556</text:p>
          </table:table-cell>
          <table:table-cell office:value-type="float" office:value="0.8033191529465605">
            <text:p>0,8033191529</text:p>
          </table:table-cell>
        </table:table-row>
        <table:table-row>
          <table:table-cell office:value-type="float" office:value="0.6407339143422233">
            <text:p>0,6407339143</text:p>
          </table:table-cell>
          <table:table-cell office:value-type="float" office:value="0.19954143496229404">
            <text:p>0,199541435</text:p>
          </table:table-cell>
        </table:table-row>
        <table:table-row>
          <table:table-cell office:value-type="float" office:value="0.3497958223189336">
            <text:p>0,3497958223</text:p>
          </table:table-cell>
          <table:table-cell office:value-type="float" office:value="0.40856460849985177">
            <text:p>0,4085646085</text:p>
          </table:table-cell>
        </table:table-row>
        <table:table-row>
          <table:table-cell office:value-type="float" office:value="0.584691859786687">
            <text:p>0,5846918598</text:p>
          </table:table-cell>
          <table:table-cell office:value-type="float" office:value="0.23534853705319636">
            <text:p>0,2353485371</text:p>
          </table:table-cell>
        </table:table-row>
        <table:table-row>
          <table:table-cell office:value-type="float" office:value="0.46533775584242376">
            <text:p>0,4653377558</text:p>
          </table:table-cell>
          <table:table-cell office:value-type="float" office:value="0.31784330550640805">
            <text:p>0,3178433055</text:p>
          </table:table-cell>
        </table:table-row>
        <table:table-row>
          <table:table-cell office:value-type="float" office:value="0.6752856408433714">
            <text:p>0,6752856408</text:p>
          </table:table-cell>
          <table:table-cell office:value-type="float" office:value="0.17824234664752203">
            <text:p>0,1782423466</text:p>
          </table:table-cell>
        </table:table-row>
        <table:table-row>
          <table:table-cell office:value-type="float" office:value="0.5000386525287983">
            <text:p>0,5000386525</text:p>
          </table:table-cell>
          <table:table-cell office:value-type="float" office:value="0.29286588787642387">
            <text:p>0,29286588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0284723781550825">
            <text:p>0,1028472378</text:p>
          </table:table-cell>
          <table:table-cell office:value-type="float" office:value="0.679301952273625">
            <text:p>0,6793019523</text:p>
          </table:table-cell>
        </table:table-row>
        <table:table-row>
          <table:table-cell office:value-type="float" office:value="0.1792498292056777">
            <text:p>0,1792498292</text:p>
          </table:table-cell>
          <table:table-cell office:value-type="float" office:value="0.576620939103411">
            <text:p>0,5766209391</text:p>
          </table:table-cell>
        </table:table-row>
        <table:table-row>
          <table:table-cell office:value-type="float" office:value="0.3497958223189336">
            <text:p>0,3497958223</text:p>
          </table:table-cell>
          <table:table-cell office:value-type="float" office:value="0.40856460849985177">
            <text:p>0,4085646085</text:p>
          </table:table-cell>
        </table:table-row>
        <table:table-row>
          <table:table-cell office:value-type="float" office:value="0.2455947919975202">
            <text:p>0,245594792</text:p>
          </table:table-cell>
          <table:table-cell office:value-type="float" office:value="0.5044247867401759">
            <text:p>0,5044247867</text:p>
          </table:table-cell>
        </table:table-row>
        <table:table-row>
          <table:table-cell office:value-type="float" office:value="0.6966850523108432">
            <text:p>0,6966850523</text:p>
          </table:table-cell>
          <table:table-cell office:value-type="float" office:value="0.16532338459086848">
            <text:p>0,1653233846</text:p>
          </table:table-cell>
        </table:table-row>
        <table:table-row>
          <table:table-cell office:value-type="float" office:value="0.7720868566906003">
            <text:p>0,7720868567</text:p>
          </table:table-cell>
          <table:table-cell office:value-type="float" office:value="0.1213152688872986">
            <text:p>0,1213152689</text:p>
          </table:table-cell>
        </table:table-row>
        <table:table-row>
          <table:table-cell office:value-type="float" office:value="0.05619148231244798">
            <text:p>0,0561914823</text:p>
          </table:table-cell>
          <table:table-cell office:value-type="float" office:value="0.7629525737063404">
            <text:p>0,7629525737</text:p>
          </table:table-cell>
        </table:table-row>
        <table:table-row>
          <table:table-cell office:value-type="float" office:value="0.8287881242868109">
            <text:p>0,8287881243</text:p>
          </table:table-cell>
          <table:table-cell office:value-type="float" office:value="0.0896219882450967">
            <text:p>0,0896219882</text:p>
          </table:table-cell>
        </table:table-row>
        <table:table-row>
          <table:table-cell office:value-type="float" office:value="0.5429811971930123">
            <text:p>0,5429811972</text:p>
          </table:table-cell>
          <table:table-cell office:value-type="float" office:value="0.26312742133187483">
            <text:p>0,2631274213</text:p>
          </table:table-cell>
        </table:table-row>
        <table:table-row>
          <table:table-cell office:value-type="float" office:value="0.46533775584242376">
            <text:p>0,4653377558</text:p>
          </table:table-cell>
          <table:table-cell office:value-type="float" office:value="0.31784330550640805">
            <text:p>0,3178433055</text:p>
          </table:table-cell>
        </table:table-row>
        <table:table-row>
          <table:table-cell office:value-type="float" office:value="0.08567236595062748">
            <text:p>0,085672366</text:p>
          </table:table-cell>
          <table:table-cell office:value-type="float" office:value="0.7073015784965223">
            <text:p>0,7073015785</text:p>
          </table:table-cell>
        </table:table-row>
        <table:table-row>
          <table:table-cell office:value-type="float" office:value="0.03868335559765845">
            <text:p>0,0386833556</text:p>
          </table:table-cell>
          <table:table-cell office:value-type="float" office:value="0.8033191529465605">
            <text:p>0,8033191529</text:p>
          </table:table-cell>
        </table:table-row>
        <table:table-row>
          <table:table-cell office:value-type="float" office:value="0.8817149880050034">
            <text:p>0,881714988</text:p>
          </table:table-cell>
          <table:table-cell office:value-type="float" office:value="0.0610032012807481">
            <text:p>0,0610032013</text:p>
          </table:table-cell>
        </table:table-row>
        <table:table-row>
          <table:table-cell office:value-type="float" office:value="0.935124302815319">
            <text:p>0,9351243028</text:p>
          </table:table-cell>
          <table:table-cell office:value-type="float" office:value="0.032981746389801114">
            <text:p>0,0329817464</text:p>
          </table:table-cell>
        </table:table-row>
        <table:table-row>
          <table:table-cell office:value-type="float" office:value="0.20990391376701972">
            <text:p>0,2099039138</text:p>
          </table:table-cell>
          <table:table-cell office:value-type="float" office:value="0.5418472811746942">
            <text:p>0,5418472812</text:p>
          </table:table-cell>
        </table:table-row>
        <table:table-row>
          <table:table-cell office:value-type="float" office:value="0.584691859786687">
            <text:p>0,5846918598</text:p>
          </table:table-cell>
          <table:table-cell office:value-type="float" office:value="0.23534853705319636">
            <text:p>0,2353485371</text:p>
          </table:table-cell>
        </table:table-row>
        <table:table-row>
          <table:table-cell office:value-type="float" office:value="0.9776133082443925">
            <text:p>0,9776133082</text:p>
          </table:table-cell>
          <table:table-cell office:value-type="float" office:value="0.011256702553998355">
            <text:p>0,011256702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0898300525745124">
            <text:p>0,4089830053</text:p>
          </table:table-cell>
          <table:table-cell office:value-type="float" office:value="0.36048220880303006">
            <text:p>0,3604822088</text:p>
          </table:table-cell>
        </table:table-row>
        <table:table-row>
          <table:table-cell office:value-type="float" office:value="0.2515739970918751">
            <text:p>0,2515739971</text:p>
          </table:table-cell>
          <table:table-cell office:value-type="float" office:value="0.4984284726064735">
            <text:p>0,4984284726</text:p>
          </table:table-cell>
        </table:table-row>
        <table:table-row>
          <table:table-cell office:value-type="float" office:value="0.3438166172245787">
            <text:p>0,3438166172</text:p>
          </table:table-cell>
          <table:table-cell office:value-type="float" office:value="0.41364122141424486">
            <text:p>0,4136412214</text:p>
          </table:table-cell>
        </table:table-row>
        <table:table-row>
          <table:table-cell office:value-type="float" office:value="0.46533775584242376">
            <text:p>0,4653377558</text:p>
          </table:table-cell>
          <table:table-cell office:value-type="float" office:value="0.31784330550640805">
            <text:p>0,3178433055</text:p>
          </table:table-cell>
        </table:table-row>
        <table:table-row>
          <table:table-cell office:value-type="float" office:value="0.6721364372856107">
            <text:p>0,6721364373</text:p>
          </table:table-cell>
          <table:table-cell office:value-type="float" office:value="0.1801607247236745">
            <text:p>0,1801607247</text:p>
          </table:table-cell>
        </table:table-row>
        <table:table-row>
          <table:table-cell office:value-type="float" office:value="0.5850071877948051">
            <text:p>0,5850071878</text:p>
          </table:table-cell>
          <table:table-cell office:value-type="float" office:value="0.23514237416705774">
            <text:p>0,2351423742</text:p>
          </table:table-cell>
        </table:table-row>
        <table:table-row>
          <table:table-cell office:value-type="float" office:value="0.20990391376701972">
            <text:p>0,2099039138</text:p>
          </table:table-cell>
          <table:table-cell office:value-type="float" office:value="0.5418472811746942">
            <text:p>0,5418472812</text:p>
          </table:table-cell>
        </table:table-row>
        <table:table-row>
          <table:table-cell office:value-type="float" office:value="0.935124302815319">
            <text:p>0,9351243028</text:p>
          </table:table-cell>
          <table:table-cell office:value-type="float" office:value="0.032981746389801114">
            <text:p>0,0329817464</text:p>
          </table:table-cell>
        </table:table-row>
        <table:table-row>
          <table:table-cell office:value-type="float" office:value="0.5153163276239663">
            <text:p>0,5153163276</text:p>
          </table:table-cell>
          <table:table-cell office:value-type="float" office:value="0.28214463321364913">
            <text:p>0,2821446332</text:p>
          </table:table-cell>
        </table:table-row>
        <table:table-row>
          <table:table-cell office:value-type="float" office:value="0.3497958223189336">
            <text:p>0,3497958223</text:p>
          </table:table-cell>
          <table:table-cell office:value-type="float" office:value="0.40856460849985177">
            <text:p>0,4085646085</text:p>
          </table:table-cell>
        </table:table-row>
        <table:table-row>
          <table:table-cell office:value-type="float" office:value="0.03868335559765845">
            <text:p>0,0386833556</text:p>
          </table:table-cell>
          <table:table-cell office:value-type="float" office:value="0.8033191529465605">
            <text:p>0,8033191529</text:p>
          </table:table-cell>
        </table:table-row>
        <table:table-row>
          <table:table-cell office:value-type="float" office:value="0.6997122238091464">
            <text:p>0,6997122238</text:p>
          </table:table-cell>
          <table:table-cell office:value-type="float" office:value="0.16351197031329467">
            <text:p>0,1635119703</text:p>
          </table:table-cell>
        </table:table-row>
        <table:table-row>
          <table:table-cell office:value-type="float" office:value="0.7690596851922971">
            <text:p>0,7690596852</text:p>
          </table:table-cell>
          <table:table-cell office:value-type="float" office:value="0.1230395190247755">
            <text:p>0,123039519</text:p>
          </table:table-cell>
        </table:table-row>
        <table:table-row>
          <table:table-cell office:value-type="float" office:value="0.1792498292056777">
            <text:p>0,1792498292</text:p>
          </table:table-cell>
          <table:table-cell office:value-type="float" office:value="0.576620939103411">
            <text:p>0,5766209391</text:p>
          </table:table-cell>
        </table:table-row>
        <table:table-row>
          <table:table-cell office:value-type="float" office:value="0.10284723781550825">
            <text:p>0,1028472378</text:p>
          </table:table-cell>
          <table:table-cell office:value-type="float" office:value="0.679301952273625">
            <text:p>0,6793019523</text:p>
          </table:table-cell>
        </table:table-row>
        <table:table-row>
          <table:table-cell office:value-type="float" office:value="0.1370942600244183">
            <text:p>0,13709426</text:p>
          </table:table-cell>
          <table:table-cell office:value-type="float" office:value="0.6297375795136397">
            <text:p>0,6297375795</text:p>
          </table:table-cell>
        </table:table-row>
        <table:table-row>
          <table:table-cell office:value-type="float" office:value="0.9776133082443925">
            <text:p>0,9776133082</text:p>
          </table:table-cell>
          <table:table-cell office:value-type="float" office:value="0.011256702553998355">
            <text:p>0,011256702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35124302815319">
            <text:p>0,9351243028</text:p>
          </table:table-cell>
          <table:table-cell office:value-type="float" office:value="0.032981746389801114">
            <text:p>0,0329817464</text:p>
          </table:table-cell>
        </table:table-row>
        <table:table-row>
          <table:table-cell office:value-type="float" office:value="0.7690596851922971">
            <text:p>0,7690596852</text:p>
          </table:table-cell>
          <table:table-cell office:value-type="float" office:value="0.1230395190247755">
            <text:p>0,123039519</text:p>
          </table:table-cell>
        </table:table-row>
        <table:table-row>
          <table:table-cell office:value-type="float" office:value="0.03868335559765845">
            <text:p>0,0386833556</text:p>
          </table:table-cell>
          <table:table-cell office:value-type="float" office:value="0.8033191529465605">
            <text:p>0,8033191529</text:p>
          </table:table-cell>
        </table:table-row>
        <table:table-row>
          <table:table-cell office:value-type="float" office:value="0.09846764935042661">
            <text:p>0,0984676494</text:p>
          </table:table-cell>
          <table:table-cell office:value-type="float" office:value="0.6862044465732081">
            <text:p>0,6862044466</text:p>
          </table:table-cell>
        </table:table-row>
        <table:table-row>
          <table:table-cell office:value-type="float" office:value="0.1370942600244183">
            <text:p>0,13709426</text:p>
          </table:table-cell>
          <table:table-cell office:value-type="float" office:value="0.6297375795136397">
            <text:p>0,6297375795</text:p>
          </table:table-cell>
        </table:table-row>
        <table:table-row>
          <table:table-cell office:value-type="float" office:value="0.1792498292056777">
            <text:p>0,1792498292</text:p>
          </table:table-cell>
          <table:table-cell office:value-type="float" office:value="0.576620939103411">
            <text:p>0,5766209391</text:p>
          </table:table-cell>
        </table:table-row>
        <table:table-row>
          <table:table-cell office:value-type="float" office:value="0.46533775584242376">
            <text:p>0,4653377558</text:p>
          </table:table-cell>
          <table:table-cell office:value-type="float" office:value="0.31784330550640805">
            <text:p>0,3178433055</text:p>
          </table:table-cell>
        </table:table-row>
        <table:table-row>
          <table:table-cell office:value-type="float" office:value="0.6997122238091464">
            <text:p>0,6997122238</text:p>
          </table:table-cell>
          <table:table-cell office:value-type="float" office:value="0.16351197031329467">
            <text:p>0,1635119703</text:p>
          </table:table-cell>
        </table:table-row>
        <table:table-row>
          <table:table-cell office:value-type="float" office:value="0.5850071877948051">
            <text:p>0,5850071878</text:p>
          </table:table-cell>
          <table:table-cell office:value-type="float" office:value="0.23514237416705774">
            <text:p>0,2351423742</text:p>
          </table:table-cell>
        </table:table-row>
        <table:table-row>
          <table:table-cell office:value-type="float" office:value="0.6548410924759921">
            <text:p>0,6548410925</text:p>
          </table:table-cell>
          <table:table-cell office:value-type="float" office:value="0.1907774765393686">
            <text:p>0,1907774765</text:p>
          </table:table-cell>
        </table:table-row>
        <table:table-row>
          <table:table-cell office:value-type="float" office:value="0.20990391376701972">
            <text:p>0,2099039138</text:p>
          </table:table-cell>
          <table:table-cell office:value-type="float" office:value="0.5418472811746942">
            <text:p>0,5418472812</text:p>
          </table:table-cell>
        </table:table-row>
        <table:table-row>
          <table:table-cell office:value-type="float" office:value="0.5153163276239663">
            <text:p>0,5153163276</text:p>
          </table:table-cell>
          <table:table-cell office:value-type="float" office:value="0.28214463321364913">
            <text:p>0,2821446332</text:p>
          </table:table-cell>
        </table:table-row>
        <table:table-row>
          <table:table-cell office:value-type="float" office:value="0.7682053957123213">
            <text:p>0,7682053957</text:p>
          </table:table-cell>
          <table:table-cell office:value-type="float" office:value="0.12352672846667978">
            <text:p>0,1235267285</text:p>
          </table:table-cell>
        </table:table-row>
        <table:table-row>
          <table:table-cell office:value-type="float" office:value="0.3641888328205666">
            <text:p>0,3641888328</text:p>
          </table:table-cell>
          <table:table-cell office:value-type="float" office:value="0.3965194014547223">
            <text:p>0,3965194015</text:p>
          </table:table-cell>
        </table:table-row>
        <table:table-row>
          <table:table-cell office:value-type="float" office:value="0.9776133082443925">
            <text:p>0,9776133082</text:p>
          </table:table-cell>
          <table:table-cell office:value-type="float" office:value="0.011256702553998355">
            <text:p>0,0112567026</text:p>
          </table:table-cell>
        </table:table-row>
        <table:table-row>
          <table:table-cell office:value-type="float" office:value="0.42561945358390874">
            <text:p>0,4256194536</text:p>
          </table:table-cell>
          <table:table-cell office:value-type="float" office:value="0.34760483326138236">
            <text:p>0,3476048333</text:p>
          </table:table-cell>
        </table:table-row>
        <table:table-row>
          <table:table-cell office:value-type="float" office:value="0.10284723781550825">
            <text:p>0,1028472378</text:p>
          </table:table-cell>
          <table:table-cell office:value-type="float" office:value="0.679301952273625">
            <text:p>0,679301952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7388610879493924">
            <text:p>0,2738861088</text:p>
          </table:table-cell>
          <table:table-cell office:value-type="float" office:value="0.47665870715665937">
            <text:p>0,4766587072</text:p>
          </table:table-cell>
        </table:table-row>
        <table:table-row>
          <table:table-cell office:value-type="float" office:value="0.03868335559765845">
            <text:p>0,0386833556</text:p>
          </table:table-cell>
          <table:table-cell office:value-type="float" office:value="0.8033191529465605">
            <text:p>0,8033191529</text:p>
          </table:table-cell>
        </table:table-row>
        <table:table-row>
          <table:table-cell office:value-type="float" office:value="0.08374595587721209">
            <text:p>0,0837459559</text:p>
          </table:table-cell>
          <table:table-cell office:value-type="float" office:value="0.7106110646945669">
            <text:p>0,7106110647</text:p>
          </table:table-cell>
        </table:table-row>
        <table:table-row>
          <table:table-cell office:value-type="float" office:value="0.1370942600244183">
            <text:p>0,13709426</text:p>
          </table:table-cell>
          <table:table-cell office:value-type="float" office:value="0.6297375795136397">
            <text:p>0,6297375795</text:p>
          </table:table-cell>
        </table:table-row>
        <table:table-row>
          <table:table-cell office:value-type="float" office:value="0.6548410924759921">
            <text:p>0,6548410925</text:p>
          </table:table-cell>
          <table:table-cell office:value-type="float" office:value="0.1907774765393686">
            <text:p>0,1907774765</text:p>
          </table:table-cell>
        </table:table-row>
        <table:table-row>
          <table:table-cell office:value-type="float" office:value="0.8711421077873995">
            <text:p>0,8711421078</text:p>
          </table:table-cell>
          <table:table-cell office:value-type="float" office:value="0.06665006145208352">
            <text:p>0,0666500615</text:p>
          </table:table-cell>
        </table:table-row>
        <table:table-row>
          <table:table-cell office:value-type="float" office:value="0.1792498292056777">
            <text:p>0,1792498292</text:p>
          </table:table-cell>
          <table:table-cell office:value-type="float" office:value="0.576620939103411">
            <text:p>0,5766209391</text:p>
          </table:table-cell>
        </table:table-row>
        <table:table-row>
          <table:table-cell office:value-type="float" office:value="0.7690596851922971">
            <text:p>0,7690596852</text:p>
          </table:table-cell>
          <table:table-cell office:value-type="float" office:value="0.1230395190247755">
            <text:p>0,123039519</text:p>
          </table:table-cell>
        </table:table-row>
        <table:table-row>
          <table:table-cell office:value-type="float" office:value="0.33615347372916426">
            <text:p>0,3361534737</text:p>
          </table:table-cell>
          <table:table-cell office:value-type="float" office:value="0.4202125615976453">
            <text:p>0,4202125616</text:p>
          </table:table-cell>
        </table:table-row>
        <table:table-row>
          <table:table-cell office:value-type="float" office:value="0.5850071877948051">
            <text:p>0,5850071878</text:p>
          </table:table-cell>
          <table:table-cell office:value-type="float" office:value="0.23514237416705774">
            <text:p>0,2351423742</text:p>
          </table:table-cell>
        </table:table-row>
        <table:table-row>
          <table:table-cell office:value-type="float" office:value="0.22163412116493217">
            <text:p>0,2216341212</text:p>
          </table:table-cell>
          <table:table-cell office:value-type="float" office:value="0.529219667822739">
            <text:p>0,5292196678</text:p>
          </table:table-cell>
        </table:table-row>
        <table:table-row>
          <table:table-cell office:value-type="float" office:value="0.6997122238091464">
            <text:p>0,6997122238</text:p>
          </table:table-cell>
          <table:table-cell office:value-type="float" office:value="0.16351197031329467">
            <text:p>0,1635119703</text:p>
          </table:table-cell>
        </table:table-row>
        <table:table-row>
          <table:table-cell office:value-type="float" office:value="0.5196983276547266">
            <text:p>0,5196983277</text:p>
          </table:table-cell>
          <table:table-cell office:value-type="float" office:value="0.2790989473896389">
            <text:p>0,2790989474</text:p>
          </table:table-cell>
        </table:table-row>
        <table:table-row>
          <table:table-cell office:value-type="float" office:value="0.5945137417967405">
            <text:p>0,5945137418</text:p>
          </table:table-cell>
          <table:table-cell office:value-type="float" office:value="0.22895282777462922">
            <text:p>0,2289528278</text:p>
          </table:table-cell>
        </table:table-row>
        <table:table-row>
          <table:table-cell office:value-type="float" office:value="0.935124302815319">
            <text:p>0,9351243028</text:p>
          </table:table-cell>
          <table:table-cell office:value-type="float" office:value="0.032981746389801114">
            <text:p>0,0329817464</text:p>
          </table:table-cell>
        </table:table-row>
        <table:table-row>
          <table:table-cell office:value-type="float" office:value="0.46533775584242376">
            <text:p>0,4653377558</text:p>
          </table:table-cell>
          <table:table-cell office:value-type="float" office:value="0.31784330550640805">
            <text:p>0,3178433055</text:p>
          </table:table-cell>
        </table:table-row>
        <table:table-row>
          <table:table-cell office:value-type="float" office:value="0.8898965985348088">
            <text:p>0,8898965985</text:p>
          </table:table-cell>
          <table:table-cell office:value-type="float" office:value="0.056656691053141084">
            <text:p>0,05665669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3615347372916426">
            <text:p>0,3361534737</text:p>
          </table:table-cell>
          <table:table-cell office:value-type="float" office:value="0.4202125615976453">
            <text:p>0,4202125616</text:p>
          </table:table-cell>
        </table:table-row>
        <table:table-row>
          <table:table-cell office:value-type="float" office:value="0.5196983276547266">
            <text:p>0,5196983277</text:p>
          </table:table-cell>
          <table:table-cell office:value-type="float" office:value="0.2790989473896389">
            <text:p>0,2790989474</text:p>
          </table:table-cell>
        </table:table-row>
        <table:table-row>
          <table:table-cell office:value-type="float" office:value="0.1792498292056777">
            <text:p>0,1792498292</text:p>
          </table:table-cell>
          <table:table-cell office:value-type="float" office:value="0.576620939103411">
            <text:p>0,5766209391</text:p>
          </table:table-cell>
        </table:table-row>
        <table:table-row>
          <table:table-cell office:value-type="float" office:value="0.7799471854338635">
            <text:p>0,7799471854</text:p>
          </table:table-cell>
          <table:table-cell office:value-type="float" office:value="0.11685381423353047">
            <text:p>0,1168538142</text:p>
          </table:table-cell>
        </table:table-row>
        <table:table-row>
          <table:table-cell office:value-type="float" office:value="0.6997122238091464">
            <text:p>0,6997122238</text:p>
          </table:table-cell>
          <table:table-cell office:value-type="float" office:value="0.16351197031329467">
            <text:p>0,1635119703</text:p>
          </table:table-cell>
        </table:table-row>
        <table:table-row>
          <table:table-cell office:value-type="float" office:value="0.03868335559765845">
            <text:p>0,0386833556</text:p>
          </table:table-cell>
          <table:table-cell office:value-type="float" office:value="0.8033191529465605">
            <text:p>0,8033191529</text:p>
          </table:table-cell>
        </table:table-row>
        <table:table-row>
          <table:table-cell office:value-type="float" office:value="0.8711421077873995">
            <text:p>0,8711421078</text:p>
          </table:table-cell>
          <table:table-cell office:value-type="float" office:value="0.06665006145208352">
            <text:p>0,0666500615</text:p>
          </table:table-cell>
        </table:table-row>
        <table:table-row>
          <table:table-cell office:value-type="float" office:value="0.394488772426125">
            <text:p>0,3944887724</text:p>
          </table:table-cell>
          <table:table-cell office:value-type="float" office:value="0.37191658800273586">
            <text:p>0,371916588</text:p>
          </table:table-cell>
        </table:table-row>
        <table:table-row>
          <table:table-cell office:value-type="float" office:value="0.06613253786533818">
            <text:p>0,0661325379</text:p>
          </table:table-cell>
          <table:table-cell office:value-type="float" office:value="0.742837526327541">
            <text:p>0,7428375263</text:p>
          </table:table-cell>
        </table:table-row>
        <table:table-row>
          <table:table-cell office:value-type="float" office:value="0.1370942600244183">
            <text:p>0,13709426</text:p>
          </table:table-cell>
          <table:table-cell office:value-type="float" office:value="0.6297375795136397">
            <text:p>0,6297375795</text:p>
          </table:table-cell>
        </table:table-row>
        <table:table-row>
          <table:table-cell office:value-type="float" office:value="0.22163412116493217">
            <text:p>0,2216341212</text:p>
          </table:table-cell>
          <table:table-cell office:value-type="float" office:value="0.529219667822739">
            <text:p>0,5292196678</text:p>
          </table:table-cell>
        </table:table-row>
        <table:table-row>
          <table:table-cell office:value-type="float" office:value="0.2778271023746">
            <text:p>0,2778271024</text:p>
          </table:table-cell>
          <table:table-cell office:value-type="float" office:value="0.4729069319611573">
            <text:p>0,472906932</text:p>
          </table:table-cell>
        </table:table-row>
        <table:table-row>
          <table:table-cell office:value-type="float" office:value="0.27388610879493924">
            <text:p>0,2738861088</text:p>
          </table:table-cell>
          <table:table-cell office:value-type="float" office:value="0.47665870715665937">
            <text:p>0,4766587072</text:p>
          </table:table-cell>
        </table:table-row>
        <table:table-row>
          <table:table-cell office:value-type="float" office:value="0.7496908591781961">
            <text:p>0,7496908592</text:p>
          </table:table-cell>
          <table:table-cell office:value-type="float" office:value="0.13415309714811818">
            <text:p>0,1341530971</text:p>
          </table:table-cell>
        </table:table-row>
        <table:table-row>
          <table:table-cell office:value-type="float" office:value="0.5788051810516534">
            <text:p>0,5788051811</text:p>
          </table:table-cell>
          <table:table-cell office:value-type="float" office:value="0.23920753089186453">
            <text:p>0,2392075309</text:p>
          </table:table-cell>
        </table:table-row>
        <table:table-row>
          <table:table-cell office:value-type="float" office:value="0.12495098029239277">
            <text:p>0,1249509803</text:p>
          </table:table-cell>
          <table:table-cell office:value-type="float" office:value="0.6465159405398982">
            <text:p>0,6465159405</text:p>
          </table:table-cell>
        </table:table-row>
        <table:table-row>
          <table:table-cell office:value-type="float" office:value="0.09438032735704069">
            <text:p>0,0943803274</text:p>
          </table:table-cell>
          <table:table-cell office:value-type="float" office:value="0.6927861862528955">
            <text:p>0,692786186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711421077873995">
            <text:p>0,8711421078</text:p>
          </table:table-cell>
          <table:table-cell office:value-type="float" office:value="0.06665006145208352">
            <text:p>0,0666500615</text:p>
          </table:table-cell>
        </table:table-row>
        <table:table-row>
          <table:table-cell office:value-type="float" office:value="0.06613253786533818">
            <text:p>0,0661325379</text:p>
          </table:table-cell>
          <table:table-cell office:value-type="float" office:value="0.742837526327541">
            <text:p>0,7428375263</text:p>
          </table:table-cell>
        </table:table-row>
        <table:table-row>
          <table:table-cell office:value-type="float" office:value="0.6572356078318934">
            <text:p>0,6572356078</text:p>
          </table:table-cell>
          <table:table-cell office:value-type="float" office:value="0.18929931057640426">
            <text:p>0,1892993106</text:p>
          </table:table-cell>
        </table:table-row>
        <table:table-row>
          <table:table-cell office:value-type="float" office:value="0.03868335559765845">
            <text:p>0,0386833556</text:p>
          </table:table-cell>
          <table:table-cell office:value-type="float" office:value="0.8033191529465605">
            <text:p>0,8033191529</text:p>
          </table:table-cell>
        </table:table-row>
        <table:table-row>
          <table:table-cell office:value-type="float" office:value="0.5788051810516534">
            <text:p>0,5788051811</text:p>
          </table:table-cell>
          <table:table-cell office:value-type="float" office:value="0.23920753089186453">
            <text:p>0,2392075309</text:p>
          </table:table-cell>
        </table:table-row>
        <table:table-row>
          <table:table-cell office:value-type="float" office:value="0.09438032735704069">
            <text:p>0,0943803274</text:p>
          </table:table-cell>
          <table:table-cell office:value-type="float" office:value="0.6927861862528955">
            <text:p>0,6927861863</text:p>
          </table:table-cell>
        </table:table-row>
        <table:table-row>
          <table:table-cell office:value-type="float" office:value="0.44382365257618284">
            <text:p>0,4438236526</text:p>
          </table:table-cell>
          <table:table-cell office:value-type="float" office:value="0.33379908993143603">
            <text:p>0,3337990899</text:p>
          </table:table-cell>
        </table:table-row>
        <table:table-row>
          <table:table-cell office:value-type="float" office:value="0.33615347372916426">
            <text:p>0,3361534737</text:p>
          </table:table-cell>
          <table:table-cell office:value-type="float" office:value="0.4202125615976453">
            <text:p>0,4202125616</text:p>
          </table:table-cell>
        </table:table-row>
        <table:table-row>
          <table:table-cell office:value-type="float" office:value="0.7496908591781961">
            <text:p>0,7496908592</text:p>
          </table:table-cell>
          <table:table-cell office:value-type="float" office:value="0.13415309714811818">
            <text:p>0,1341530971</text:p>
          </table:table-cell>
        </table:table-row>
        <table:table-row>
          <table:table-cell office:value-type="float" office:value="0.2778271023746">
            <text:p>0,2778271024</text:p>
          </table:table-cell>
          <table:table-cell office:value-type="float" office:value="0.4729069319611573">
            <text:p>0,472906932</text:p>
          </table:table-cell>
        </table:table-row>
        <table:table-row>
          <table:table-cell office:value-type="float" office:value="0.6997122238091464">
            <text:p>0,6997122238</text:p>
          </table:table-cell>
          <table:table-cell office:value-type="float" office:value="0.16351197031329467">
            <text:p>0,1635119703</text:p>
          </table:table-cell>
        </table:table-row>
        <table:table-row>
          <table:table-cell office:value-type="float" office:value="0.8300624562187564">
            <text:p>0,8300624562</text:p>
          </table:table-cell>
          <table:table-cell office:value-type="float" office:value="0.08892236542720666">
            <text:p>0,0889223654</text:p>
          </table:table-cell>
        </table:table-row>
        <table:table-row>
          <table:table-cell office:value-type="float" office:value="0.394488772426125">
            <text:p>0,3944887724</text:p>
          </table:table-cell>
          <table:table-cell office:value-type="float" office:value="0.37191658800273586">
            <text:p>0,371916588</text:p>
          </table:table-cell>
        </table:table-row>
        <table:table-row>
          <table:table-cell office:value-type="float" office:value="0.22841621887907848">
            <text:p>0,2284162189</text:p>
          </table:table-cell>
          <table:table-cell office:value-type="float" office:value="0.5220709060131634">
            <text:p>0,522070906</text:p>
          </table:table-cell>
        </table:table-row>
        <table:table-row>
          <table:table-cell office:value-type="float" office:value="0.27388610879493924">
            <text:p>0,2738861088</text:p>
          </table:table-cell>
          <table:table-cell office:value-type="float" office:value="0.47665870715665937">
            <text:p>0,4766587072</text:p>
          </table:table-cell>
        </table:table-row>
        <table:table-row>
          <table:table-cell office:value-type="float" office:value="0.5724614863846722">
            <text:p>0,5724614864</text:p>
          </table:table-cell>
          <table:table-cell office:value-type="float" office:value="0.24338815342034714">
            <text:p>0,2433881534</text:p>
          </table:table-cell>
        </table:table-row>
        <table:table-row>
          <table:table-cell office:value-type="float" office:value="0.20053386954356914">
            <text:p>0,2005338695</text:p>
          </table:table-cell>
          <table:table-cell office:value-type="float" office:value="0.5521899179969603">
            <text:p>0,55218991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9438032735704069">
            <text:p>0,0943803274</text:p>
          </table:table-cell>
          <table:table-cell office:value-type="float" office:value="0.6927861862528955">
            <text:p>0,6927861863</text:p>
          </table:table-cell>
        </table:table-row>
        <table:table-row>
          <table:table-cell office:value-type="float" office:value="0.20053386954356914">
            <text:p>0,2005338695</text:p>
          </table:table-cell>
          <table:table-cell office:value-type="float" office:value="0.5521899179969603">
            <text:p>0,552189918</text:p>
          </table:table-cell>
        </table:table-row>
        <table:table-row>
          <table:table-cell office:value-type="float" office:value="0.8711421077873995">
            <text:p>0,8711421078</text:p>
          </table:table-cell>
          <table:table-cell office:value-type="float" office:value="0.06665006145208352">
            <text:p>0,0666500615</text:p>
          </table:table-cell>
        </table:table-row>
        <table:table-row>
          <table:table-cell office:value-type="float" office:value="0.7496908591781961">
            <text:p>0,7496908592</text:p>
          </table:table-cell>
          <table:table-cell office:value-type="float" office:value="0.13415309714811818">
            <text:p>0,1341530971</text:p>
          </table:table-cell>
        </table:table-row>
        <table:table-row>
          <table:table-cell office:value-type="float" office:value="0.8300624562187564">
            <text:p>0,8300624562</text:p>
          </table:table-cell>
          <table:table-cell office:value-type="float" office:value="0.08892236542720666">
            <text:p>0,0889223654</text:p>
          </table:table-cell>
        </table:table-row>
        <table:table-row>
          <table:table-cell office:value-type="float" office:value="0.5017195255043385">
            <text:p>0,5017195255</text:p>
          </table:table-cell>
          <table:table-cell office:value-type="float" office:value="0.29167837425055376">
            <text:p>0,2916783743</text:p>
          </table:table-cell>
        </table:table-row>
        <table:table-row>
          <table:table-cell office:value-type="float" office:value="0.5724614863846722">
            <text:p>0,5724614864</text:p>
          </table:table-cell>
          <table:table-cell office:value-type="float" office:value="0.24338815342034714">
            <text:p>0,2433881534</text:p>
          </table:table-cell>
        </table:table-row>
        <table:table-row>
          <table:table-cell office:value-type="float" office:value="0.394488772426125">
            <text:p>0,3944887724</text:p>
          </table:table-cell>
          <table:table-cell office:value-type="float" office:value="0.37191658800273586">
            <text:p>0,371916588</text:p>
          </table:table-cell>
        </table:table-row>
        <table:table-row>
          <table:table-cell office:value-type="float" office:value="0.6572356078318934">
            <text:p>0,6572356078</text:p>
          </table:table-cell>
          <table:table-cell office:value-type="float" office:value="0.18929931057640426">
            <text:p>0,1892993106</text:p>
          </table:table-cell>
        </table:table-row>
        <table:table-row>
          <table:table-cell office:value-type="float" office:value="0.03868335559765845">
            <text:p>0,0386833556</text:p>
          </table:table-cell>
          <table:table-cell office:value-type="float" office:value="0.8033191529465605">
            <text:p>0,8033191529</text:p>
          </table:table-cell>
        </table:table-row>
        <table:table-row>
          <table:table-cell office:value-type="float" office:value="0.5853994464270352">
            <text:p>0,5853994464</text:p>
          </table:table-cell>
          <table:table-cell office:value-type="float" office:value="0.23488599122285359">
            <text:p>0,2348859912</text:p>
          </table:table-cell>
        </table:table-row>
        <table:table-row>
          <table:table-cell office:value-type="float" office:value="0.44382365257618284">
            <text:p>0,4438236526</text:p>
          </table:table-cell>
          <table:table-cell office:value-type="float" office:value="0.33379908993143603">
            <text:p>0,3337990899</text:p>
          </table:table-cell>
        </table:table-row>
        <table:table-row>
          <table:table-cell office:value-type="float" office:value="0.06613253786533818">
            <text:p>0,0661325379</text:p>
          </table:table-cell>
          <table:table-cell office:value-type="float" office:value="0.742837526327541">
            <text:p>0,7428375263</text:p>
          </table:table-cell>
        </table:table-row>
        <table:table-row>
          <table:table-cell office:value-type="float" office:value="0.35187519922570243">
            <text:p>0,3518751992</text:p>
          </table:table-cell>
          <table:table-cell office:value-type="float" office:value="0.4068093061875444">
            <text:p>0,4068093062</text:p>
          </table:table-cell>
        </table:table-row>
        <table:table-row>
          <table:table-cell office:value-type="float" office:value="0.4850286059293319">
            <text:p>0,4850286059</text:p>
          </table:table-cell>
          <table:table-cell office:value-type="float" office:value="0.3035600485832738">
            <text:p>0,3035600486</text:p>
          </table:table-cell>
        </table:table-row>
        <table:table-row>
          <table:table-cell office:value-type="float" office:value="0.23974826124997803">
            <text:p>0,2397482612</text:p>
          </table:table-cell>
          <table:table-cell office:value-type="float" office:value="0.5103590486387214">
            <text:p>0,5103590486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3974826124997803">
            <text:p>0,2397482612</text:p>
          </table:table-cell>
          <table:table-cell office:value-type="float" office:value="0.5103590486387214">
            <text:p>0,5103590486</text:p>
          </table:table-cell>
        </table:table-row>
        <table:table-row>
          <table:table-cell office:value-type="float" office:value="0.8711421077873995">
            <text:p>0,8711421078</text:p>
          </table:table-cell>
          <table:table-cell office:value-type="float" office:value="0.06665006145208352">
            <text:p>0,0666500615</text:p>
          </table:table-cell>
        </table:table-row>
        <table:table-row>
          <table:table-cell office:value-type="float" office:value="0.35187519922570243">
            <text:p>0,3518751992</text:p>
          </table:table-cell>
          <table:table-cell office:value-type="float" office:value="0.4068093061875444">
            <text:p>0,4068093062</text:p>
          </table:table-cell>
        </table:table-row>
        <table:table-row>
          <table:table-cell office:value-type="float" office:value="0.8300624562187564">
            <text:p>0,8300624562</text:p>
          </table:table-cell>
          <table:table-cell office:value-type="float" office:value="0.08892236542720666">
            <text:p>0,0889223654</text:p>
          </table:table-cell>
        </table:table-row>
        <table:table-row>
          <table:table-cell office:value-type="float" office:value="0.7496908591781961">
            <text:p>0,7496908592</text:p>
          </table:table-cell>
          <table:table-cell office:value-type="float" office:value="0.13415309714811818">
            <text:p>0,1341530971</text:p>
          </table:table-cell>
        </table:table-row>
        <table:table-row>
          <table:table-cell office:value-type="float" office:value="0.20053386954356914">
            <text:p>0,2005338695</text:p>
          </table:table-cell>
          <table:table-cell office:value-type="float" office:value="0.5521899179969603">
            <text:p>0,552189918</text:p>
          </table:table-cell>
        </table:table-row>
        <table:table-row>
          <table:table-cell office:value-type="float" office:value="0.394488772426125">
            <text:p>0,3944887724</text:p>
          </table:table-cell>
          <table:table-cell office:value-type="float" office:value="0.37191658800273586">
            <text:p>0,371916588</text:p>
          </table:table-cell>
        </table:table-row>
        <table:table-row>
          <table:table-cell office:value-type="float" office:value="0.16401677314187577">
            <text:p>0,1640167731</text:p>
          </table:table-cell>
          <table:table-cell office:value-type="float" office:value="0.5950101567423255">
            <text:p>0,5950101567</text:p>
          </table:table-cell>
        </table:table-row>
        <table:table-row>
          <table:table-cell office:value-type="float" office:value="0.13089742375873406">
            <text:p>0,1308974238</text:p>
          </table:table-cell>
          <table:table-cell office:value-type="float" office:value="0.6382025100159842">
            <text:p>0,63820251</text:p>
          </table:table-cell>
        </table:table-row>
        <table:table-row>
          <table:table-cell office:value-type="float" office:value="0.7149774281857347">
            <text:p>0,7149774282</text:p>
          </table:table-cell>
          <table:table-cell office:value-type="float" office:value="0.15443662083452625">
            <text:p>0,1544366208</text:p>
          </table:table-cell>
        </table:table-row>
        <table:table-row>
          <table:table-cell office:value-type="float" office:value="0.6071749173771337">
            <text:p>0,6071749174</text:p>
          </table:table-cell>
          <table:table-cell office:value-type="float" office:value="0.22078570509959605">
            <text:p>0,2207857051</text:p>
          </table:table-cell>
        </table:table-row>
        <table:table-row>
          <table:table-cell office:value-type="float" office:value="0.5569967278856582">
            <text:p>0,5569967279</text:p>
          </table:table-cell>
          <table:table-cell office:value-type="float" office:value="0.2536778658744884">
            <text:p>0,2536778659</text:p>
          </table:table-cell>
        </table:table-row>
        <table:table-row>
          <table:table-cell office:value-type="float" office:value="0.6572356078318934">
            <text:p>0,6572356078</text:p>
          </table:table-cell>
          <table:table-cell office:value-type="float" office:value="0.18929931057640426">
            <text:p>0,1892993106</text:p>
          </table:table-cell>
        </table:table-row>
        <table:table-row>
          <table:table-cell office:value-type="float" office:value="0.5147764920305273">
            <text:p>0,514776492</text:p>
          </table:table-cell>
          <table:table-cell office:value-type="float" office:value="0.28252073756064044">
            <text:p>0,2825207376</text:p>
          </table:table-cell>
        </table:table-row>
        <table:table-row>
          <table:table-cell office:value-type="float" office:value="0.10769024728279708">
            <text:p>0,1076902473</text:p>
          </table:table-cell>
          <table:table-cell office:value-type="float" office:value="0.67183807764642">
            <text:p>0,6718380776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4421500519666808">
            <text:p>0,442150052</text:p>
          </table:table-cell>
          <table:table-cell office:value-type="float" office:value="0.3350563542925755">
            <text:p>0,335056354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711421077873995">
            <text:p>0,8711421078</text:p>
          </table:table-cell>
          <table:table-cell office:value-type="float" office:value="0.06665006145208352">
            <text:p>0,0666500615</text:p>
          </table:table-cell>
        </table:table-row>
        <table:table-row>
          <table:table-cell office:value-type="float" office:value="0.9713045093508168">
            <text:p>0,9713045094</text:p>
          </table:table-cell>
          <table:table-cell office:value-type="float" office:value="0.014452178049782938">
            <text:p>0,014452178</text:p>
          </table:table-cell>
        </table:table-row>
        <table:table-row>
          <table:table-cell office:value-type="float" office:value="0.10769024728279708">
            <text:p>0,1076902473</text:p>
          </table:table-cell>
          <table:table-cell office:value-type="float" office:value="0.67183807764642">
            <text:p>0,6718380776</text:p>
          </table:table-cell>
        </table:table-row>
        <table:table-row>
          <table:table-cell office:value-type="float" office:value="0.3057898422344876">
            <text:p>0,3057898422</text:p>
          </table:table-cell>
          <table:table-cell office:value-type="float" office:value="0.4470173219399295">
            <text:p>0,4470173219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06808358116166763">
            <text:p>0,0680835812</text:p>
          </table:table-cell>
          <table:table-cell office:value-type="float" office:value="0.7390716934449855">
            <text:p>0,7390716934</text:p>
          </table:table-cell>
        </table:table-row>
        <table:table-row>
          <table:table-cell office:value-type="float" office:value="0.20053386954356914">
            <text:p>0,2005338695</text:p>
          </table:table-cell>
          <table:table-cell office:value-type="float" office:value="0.5521899179969603">
            <text:p>0,552189918</text:p>
          </table:table-cell>
        </table:table-row>
        <table:table-row>
          <table:table-cell office:value-type="float" office:value="0.6572356078318934">
            <text:p>0,6572356078</text:p>
          </table:table-cell>
          <table:table-cell office:value-type="float" office:value="0.18929931057640426">
            <text:p>0,1892993106</text:p>
          </table:table-cell>
        </table:table-row>
        <table:table-row>
          <table:table-cell office:value-type="float" office:value="0.8220110189911938">
            <text:p>0,822011019</text:p>
          </table:table-cell>
          <table:table-cell office:value-type="float" office:value="0.0933517666750826">
            <text:p>0,0933517667</text:p>
          </table:table-cell>
        </table:table-row>
        <table:table-row>
          <table:table-cell office:value-type="float" office:value="0.46263328732063924">
            <text:p>0,4626332873</text:p>
          </table:table-cell>
          <table:table-cell office:value-type="float" office:value="0.319828486835387">
            <text:p>0,3198284868</text:p>
          </table:table-cell>
        </table:table-row>
        <table:table-row>
          <table:table-cell office:value-type="float" office:value="0.7496908591781961">
            <text:p>0,7496908592</text:p>
          </table:table-cell>
          <table:table-cell office:value-type="float" office:value="0.13415309714811818">
            <text:p>0,1341530971</text:p>
          </table:table-cell>
        </table:table-row>
        <table:table-row>
          <table:table-cell office:value-type="float" office:value="0.35187519922570243">
            <text:p>0,3518751992</text:p>
          </table:table-cell>
          <table:table-cell office:value-type="float" office:value="0.4068093061875444">
            <text:p>0,4068093062</text:p>
          </table:table-cell>
        </table:table-row>
        <table:table-row>
          <table:table-cell office:value-type="float" office:value="0.4421500519666808">
            <text:p>0,442150052</text:p>
          </table:table-cell>
          <table:table-cell office:value-type="float" office:value="0.3350563542925755">
            <text:p>0,3350563543</text:p>
          </table:table-cell>
        </table:table-row>
        <table:table-row>
          <table:table-cell office:value-type="float" office:value="0.13089742375873406">
            <text:p>0,1308974238</text:p>
          </table:table-cell>
          <table:table-cell office:value-type="float" office:value="0.6382025100159842">
            <text:p>0,63820251</text:p>
          </table:table-cell>
        </table:table-row>
        <table:table-row>
          <table:table-cell office:value-type="float" office:value="0.26725763349092724">
            <text:p>0,2672576335</text:p>
          </table:table-cell>
          <table:table-cell office:value-type="float" office:value="0.4830303360051702">
            <text:p>0,483030336</text:p>
          </table:table-cell>
        </table:table-row>
        <table:table-row>
          <table:table-cell office:value-type="float" office:value="0.394488772426125">
            <text:p>0,3944887724</text:p>
          </table:table-cell>
          <table:table-cell office:value-type="float" office:value="0.37191658800273586">
            <text:p>0,371916588</text:p>
          </table:table-cell>
        </table:table-row>
        <table:table-row>
          <table:table-cell office:value-type="float" office:value="0.7149774281857347">
            <text:p>0,7149774282</text:p>
          </table:table-cell>
          <table:table-cell office:value-type="float" office:value="0.15443662083452625">
            <text:p>0,154436620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829626509212472">
            <text:p>0,5829626509</text:p>
          </table:table-cell>
          <table:table-cell office:value-type="float" office:value="0.2364800913392977">
            <text:p>0,2364800913</text:p>
          </table:table-cell>
        </table:table-row>
        <table:table-row>
          <table:table-cell office:value-type="float" office:value="0.46263328732063924">
            <text:p>0,4626332873</text:p>
          </table:table-cell>
          <table:table-cell office:value-type="float" office:value="0.319828486835387">
            <text:p>0,3198284868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7496908591781961">
            <text:p>0,7496908592</text:p>
          </table:table-cell>
          <table:table-cell office:value-type="float" office:value="0.13415309714811818">
            <text:p>0,1341530971</text:p>
          </table:table-cell>
        </table:table-row>
        <table:table-row>
          <table:table-cell office:value-type="float" office:value="0.26725763349092724">
            <text:p>0,2672576335</text:p>
          </table:table-cell>
          <table:table-cell office:value-type="float" office:value="0.4830303360051702">
            <text:p>0,483030336</text:p>
          </table:table-cell>
        </table:table-row>
        <table:table-row>
          <table:table-cell office:value-type="float" office:value="0.23266619976389336">
            <text:p>0,2326661998</text:p>
          </table:table-cell>
          <table:table-cell office:value-type="float" office:value="0.5176451516114995">
            <text:p>0,5176451516</text:p>
          </table:table-cell>
        </table:table-row>
        <table:table-row>
          <table:table-cell office:value-type="float" office:value="0.9399829378797735">
            <text:p>0,9399829379</text:p>
          </table:table-cell>
          <table:table-cell office:value-type="float" office:value="0.03047282767331705">
            <text:p>0,0304728277</text:p>
          </table:table-cell>
        </table:table-row>
        <table:table-row>
          <table:table-cell office:value-type="float" office:value="0.6074064008121489">
            <text:p>0,6074064008</text:p>
          </table:table-cell>
          <table:table-cell office:value-type="float" office:value="0.2206371828139676">
            <text:p>0,2206371828</text:p>
          </table:table-cell>
        </table:table-row>
        <table:table-row>
          <table:table-cell office:value-type="float" office:value="0.1483680908382837">
            <text:p>0,1483680908</text:p>
          </table:table-cell>
          <table:table-cell office:value-type="float" office:value="0.6148142125697216">
            <text:p>0,6148142126</text:p>
          </table:table-cell>
        </table:table-row>
        <table:table-row>
          <table:table-cell office:value-type="float" office:value="0.8182994924667102">
            <text:p>0,8182994925</text:p>
          </table:table-cell>
          <table:table-cell office:value-type="float" office:value="0.09540092169695957">
            <text:p>0,0954009217</text:p>
          </table:table-cell>
        </table:table-row>
        <table:table-row>
          <table:table-cell office:value-type="float" office:value="0.08920455834637006">
            <text:p>0,0892045583</text:p>
          </table:table-cell>
          <table:table-cell office:value-type="float" office:value="0.701328678399867">
            <text:p>0,7013286784</text:p>
          </table:table-cell>
        </table:table-row>
        <table:table-row>
          <table:table-cell office:value-type="float" office:value="0.8820280811114203">
            <text:p>0,8820280811</text:p>
          </table:table-cell>
          <table:table-cell office:value-type="float" office:value="0.060836499265745414">
            <text:p>0,0608364993</text:p>
          </table:table-cell>
        </table:table-row>
        <table:table-row>
          <table:table-cell office:value-type="float" office:value="0.6572356078318934">
            <text:p>0,6572356078</text:p>
          </table:table-cell>
          <table:table-cell office:value-type="float" office:value="0.18929931057640426">
            <text:p>0,1892993106</text:p>
          </table:table-cell>
        </table:table-row>
        <table:table-row>
          <table:table-cell office:value-type="float" office:value="0.20053386954356914">
            <text:p>0,2005338695</text:p>
          </table:table-cell>
          <table:table-cell office:value-type="float" office:value="0.5521899179969603">
            <text:p>0,552189918</text:p>
          </table:table-cell>
        </table:table-row>
        <table:table-row>
          <table:table-cell office:value-type="float" office:value="0.13089742375873406">
            <text:p>0,1308974238</text:p>
          </table:table-cell>
          <table:table-cell office:value-type="float" office:value="0.6382025100159842">
            <text:p>0,63820251</text:p>
          </table:table-cell>
        </table:table-row>
        <table:table-row>
          <table:table-cell office:value-type="float" office:value="0.3057898422344876">
            <text:p>0,3057898422</text:p>
          </table:table-cell>
          <table:table-cell office:value-type="float" office:value="0.4470173219399295">
            <text:p>0,4470173219</text:p>
          </table:table-cell>
        </table:table-row>
        <table:table-row>
          <table:table-cell office:value-type="float" office:value="0.9713045093508168">
            <text:p>0,9713045094</text:p>
          </table:table-cell>
          <table:table-cell office:value-type="float" office:value="0.014452178049782938">
            <text:p>0,01445217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279100416455555">
            <text:p>0,4279100416</text:p>
          </table:table-cell>
          <table:table-cell office:value-type="float" office:value="0.3458516669397105">
            <text:p>0,3458516669</text:p>
          </table:table-cell>
        </table:table-row>
        <table:table-row>
          <table:table-cell office:value-type="float" office:value="0.6572356078318934">
            <text:p>0,6572356078</text:p>
          </table:table-cell>
          <table:table-cell office:value-type="float" office:value="0.18929931057640426">
            <text:p>0,1892993106</text:p>
          </table:table-cell>
        </table:table-row>
        <table:table-row>
          <table:table-cell office:value-type="float" office:value="0.3193378989216208">
            <text:p>0,3193378989</text:p>
          </table:table-cell>
          <table:table-cell office:value-type="float" office:value="0.4349000982820641">
            <text:p>0,4349000983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08920455834637006">
            <text:p>0,0892045583</text:p>
          </table:table-cell>
          <table:table-cell office:value-type="float" office:value="0.701328678399867">
            <text:p>0,7013286784</text:p>
          </table:table-cell>
        </table:table-row>
        <table:table-row>
          <table:table-cell office:value-type="float" office:value="0.7472944662308194">
            <text:p>0,7472944662</text:p>
          </table:table-cell>
          <table:table-cell office:value-type="float" office:value="0.1355380481300409">
            <text:p>0,1355380481</text:p>
          </table:table-cell>
        </table:table-row>
        <table:table-row>
          <table:table-cell office:value-type="float" office:value="0.26725763349092724">
            <text:p>0,2672576335</text:p>
          </table:table-cell>
          <table:table-cell office:value-type="float" office:value="0.4830303360051702">
            <text:p>0,483030336</text:p>
          </table:table-cell>
        </table:table-row>
        <table:table-row>
          <table:table-cell office:value-type="float" office:value="0.8820280811114203">
            <text:p>0,8820280811</text:p>
          </table:table-cell>
          <table:table-cell office:value-type="float" office:value="0.060836499265745414">
            <text:p>0,0608364993</text:p>
          </table:table-cell>
        </table:table-row>
        <table:table-row>
          <table:table-cell office:value-type="float" office:value="0.4781867167927921">
            <text:p>0,4781867168</text:p>
          </table:table-cell>
          <table:table-cell office:value-type="float" office:value="0.3084895396360283">
            <text:p>0,3084895396</text:p>
          </table:table-cell>
        </table:table-row>
        <table:table-row>
          <table:table-cell office:value-type="float" office:value="0.20053386954356914">
            <text:p>0,2005338695</text:p>
          </table:table-cell>
          <table:table-cell office:value-type="float" office:value="0.5521899179969603">
            <text:p>0,552189918</text:p>
          </table:table-cell>
        </table:table-row>
        <table:table-row>
          <table:table-cell office:value-type="float" office:value="0.6074064008121489">
            <text:p>0,6074064008</text:p>
          </table:table-cell>
          <table:table-cell office:value-type="float" office:value="0.2206371828139676">
            <text:p>0,2206371828</text:p>
          </table:table-cell>
        </table:table-row>
        <table:table-row>
          <table:table-cell office:value-type="float" office:value="0.028145984478992362">
            <text:p>0,0281459845</text:p>
          </table:table-cell>
          <table:table-cell office:value-type="float" office:value="0.832232349724411">
            <text:p>0,8322323497</text:p>
          </table:table-cell>
        </table:table-row>
        <table:table-row>
          <table:table-cell office:value-type="float" office:value="0.5387617758763312">
            <text:p>0,5387617759</text:p>
          </table:table-cell>
          <table:table-cell office:value-type="float" office:value="0.26599606548988364">
            <text:p>0,2659960655</text:p>
          </table:table-cell>
        </table:table-row>
        <table:table-row>
          <table:table-cell office:value-type="float" office:value="0.1669870590625518">
            <text:p>0,1669870591</text:p>
          </table:table-cell>
          <table:table-cell office:value-type="float" office:value="0.5913594989938566">
            <text:p>0,591359499</text:p>
          </table:table-cell>
        </table:table-row>
        <table:table-row>
          <table:table-cell office:value-type="float" office:value="0.7756511225702014">
            <text:p>0,7756511226</text:p>
          </table:table-cell>
          <table:table-cell office:value-type="float" office:value="0.1192894217904491">
            <text:p>0,1192894218</text:p>
          </table:table-cell>
        </table:table-row>
        <table:table-row>
          <table:table-cell office:value-type="float" office:value="0.8182994924667102">
            <text:p>0,8182994925</text:p>
          </table:table-cell>
          <table:table-cell office:value-type="float" office:value="0.09540092169695957">
            <text:p>0,0954009217</text:p>
          </table:table-cell>
        </table:table-row>
        <table:table-row>
          <table:table-cell office:value-type="float" office:value="0.12275136882738744">
            <text:p>0,1227513688</text:p>
          </table:table-cell>
          <table:table-cell office:value-type="float" office:value="0.6496410857029788">
            <text:p>0,649641085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572356078318934">
            <text:p>0,6572356078</text:p>
          </table:table-cell>
          <table:table-cell office:value-type="float" office:value="0.18929931057640426">
            <text:p>0,1892993106</text:p>
          </table:table-cell>
        </table:table-row>
        <table:table-row>
          <table:table-cell office:value-type="float" office:value="0.89161381280788">
            <text:p>0,8916138128</text:p>
          </table:table-cell>
          <table:table-cell office:value-type="float" office:value="0.05574695509737437">
            <text:p>0,0557469551</text:p>
          </table:table-cell>
        </table:table-row>
        <table:table-row>
          <table:table-cell office:value-type="float" office:value="0.08920455834637006">
            <text:p>0,0892045583</text:p>
          </table:table-cell>
          <table:table-cell office:value-type="float" office:value="0.701328678399867">
            <text:p>0,7013286784</text:p>
          </table:table-cell>
        </table:table-row>
        <table:table-row>
          <table:table-cell office:value-type="float" office:value="0.7472944662308194">
            <text:p>0,7472944662</text:p>
          </table:table-cell>
          <table:table-cell office:value-type="float" office:value="0.1355380481300409">
            <text:p>0,1355380481</text:p>
          </table:table-cell>
        </table:table-row>
        <table:table-row>
          <table:table-cell office:value-type="float" office:value="0.12275136882738744">
            <text:p>0,1227513688</text:p>
          </table:table-cell>
          <table:table-cell office:value-type="float" office:value="0.6496410857029788">
            <text:p>0,6496410857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4781867167927921">
            <text:p>0,4781867168</text:p>
          </table:table-cell>
          <table:table-cell office:value-type="float" office:value="0.3084895396360283">
            <text:p>0,3084895396</text:p>
          </table:table-cell>
        </table:table-row>
        <table:table-row>
          <table:table-cell office:value-type="float" office:value="0.26725763349092724">
            <text:p>0,2672576335</text:p>
          </table:table-cell>
          <table:table-cell office:value-type="float" office:value="0.4830303360051702">
            <text:p>0,483030336</text:p>
          </table:table-cell>
        </table:table-row>
        <table:table-row>
          <table:table-cell office:value-type="float" office:value="0.20053386954356914">
            <text:p>0,2005338695</text:p>
          </table:table-cell>
          <table:table-cell office:value-type="float" office:value="0.5521899179969603">
            <text:p>0,552189918</text:p>
          </table:table-cell>
        </table:table-row>
        <table:table-row>
          <table:table-cell office:value-type="float" office:value="0.5927194655564639">
            <text:p>0,5927194656</text:p>
          </table:table-cell>
          <table:table-cell office:value-type="float" office:value="0.2301172390834667">
            <text:p>0,2301172391</text:p>
          </table:table-cell>
        </table:table-row>
        <table:table-row>
          <table:table-cell office:value-type="float" office:value="0.8820280811114203">
            <text:p>0,8820280811</text:p>
          </table:table-cell>
          <table:table-cell office:value-type="float" office:value="0.060836499265745414">
            <text:p>0,0608364993</text:p>
          </table:table-cell>
        </table:table-row>
        <table:table-row>
          <table:table-cell office:value-type="float" office:value="0.5387617758763312">
            <text:p>0,5387617759</text:p>
          </table:table-cell>
          <table:table-cell office:value-type="float" office:value="0.26599606548988364">
            <text:p>0,2659960655</text:p>
          </table:table-cell>
        </table:table-row>
        <table:table-row>
          <table:table-cell office:value-type="float" office:value="0.8182994924667102">
            <text:p>0,8182994925</text:p>
          </table:table-cell>
          <table:table-cell office:value-type="float" office:value="0.09540092169695957">
            <text:p>0,0954009217</text:p>
          </table:table-cell>
        </table:table-row>
        <table:table-row>
          <table:table-cell office:value-type="float" office:value="0.039499935057647054">
            <text:p>0,0394999351</text:p>
          </table:table-cell>
          <table:table-cell office:value-type="float" office:value="0.8012540942367691">
            <text:p>0,8012540942</text:p>
          </table:table-cell>
        </table:table-row>
        <table:table-row>
          <table:table-cell office:value-type="float" office:value="0.1513809274962964">
            <text:p>0,1513809275</text:p>
          </table:table-cell>
          <table:table-cell office:value-type="float" office:value="0.6109229799945821">
            <text:p>0,61092298</text:p>
          </table:table-cell>
        </table:table-row>
        <table:table-row>
          <table:table-cell office:value-type="float" office:value="0.30653766031740504">
            <text:p>0,3065376603</text:p>
          </table:table-cell>
          <table:table-cell office:value-type="float" office:value="0.4463415671035028">
            <text:p>0,4463415671</text:p>
          </table:table-cell>
        </table:table-row>
        <table:table-row>
          <table:table-cell office:value-type="float" office:value="0.3741165527124489">
            <text:p>0,3741165527</text:p>
          </table:table-cell>
          <table:table-cell office:value-type="float" office:value="0.3883493213341058">
            <text:p>0,388349321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589695781694685">
            <text:p>0,4589695782</text:p>
          </table:table-cell>
          <table:table-cell office:value-type="float" office:value="0.32252706462215885">
            <text:p>0,3225270646</text:p>
          </table:table-cell>
        </table:table-row>
        <table:table-row>
          <table:table-cell office:value-type="float" office:value="0.89161381280788">
            <text:p>0,8916138128</text:p>
          </table:table-cell>
          <table:table-cell office:value-type="float" office:value="0.05574695509737437">
            <text:p>0,0557469551</text:p>
          </table:table-cell>
        </table:table-row>
        <table:table-row>
          <table:table-cell office:value-type="float" office:value="0.3741165527124489">
            <text:p>0,3741165527</text:p>
          </table:table-cell>
          <table:table-cell office:value-type="float" office:value="0.3883493213341058">
            <text:p>0,3883493213</text:p>
          </table:table-cell>
        </table:table-row>
        <table:table-row>
          <table:table-cell office:value-type="float" office:value="0.6572356078318934">
            <text:p>0,6572356078</text:p>
          </table:table-cell>
          <table:table-cell office:value-type="float" office:value="0.18929931057640426">
            <text:p>0,1892993106</text:p>
          </table:table-cell>
        </table:table-row>
        <table:table-row>
          <table:table-cell office:value-type="float" office:value="0.7391818949558164">
            <text:p>0,739181895</text:p>
          </table:table-cell>
          <table:table-cell office:value-type="float" office:value="0.14024311869237338">
            <text:p>0,1402431187</text:p>
          </table:table-cell>
        </table:table-row>
        <table:table-row>
          <table:table-cell office:value-type="float" office:value="0.4781867167927921">
            <text:p>0,4781867168</text:p>
          </table:table-cell>
          <table:table-cell office:value-type="float" office:value="0.3084895396360283">
            <text:p>0,3084895396</text:p>
          </table:table-cell>
        </table:table-row>
        <table:table-row>
          <table:table-cell office:value-type="float" office:value="0.24217706962450924">
            <text:p>0,2421770696</text:p>
          </table:table-cell>
          <table:table-cell office:value-type="float" office:value="0.5078851052604593">
            <text:p>0,5078851053</text:p>
          </table:table-cell>
        </table:table-row>
        <table:table-row>
          <table:table-cell office:value-type="float" office:value="0.1513809274962964">
            <text:p>0,1513809275</text:p>
          </table:table-cell>
          <table:table-cell office:value-type="float" office:value="0.6109229799945821">
            <text:p>0,61092298</text:p>
          </table:table-cell>
        </table:table-row>
        <table:table-row>
          <table:table-cell office:value-type="float" office:value="0.12275136882738744">
            <text:p>0,1227513688</text:p>
          </table:table-cell>
          <table:table-cell office:value-type="float" office:value="0.6496410857029788">
            <text:p>0,6496410857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8820280811114203">
            <text:p>0,8820280811</text:p>
          </table:table-cell>
          <table:table-cell office:value-type="float" office:value="0.060836499265745414">
            <text:p>0,0608364993</text:p>
          </table:table-cell>
        </table:table-row>
        <table:table-row>
          <table:table-cell office:value-type="float" office:value="0.8182994924667102">
            <text:p>0,8182994925</text:p>
          </table:table-cell>
          <table:table-cell office:value-type="float" office:value="0.09540092169695957">
            <text:p>0,0954009217</text:p>
          </table:table-cell>
        </table:table-row>
        <table:table-row>
          <table:table-cell office:value-type="float" office:value="0.8095768791778333">
            <text:p>0,8095768792</text:p>
          </table:table-cell>
          <table:table-cell office:value-type="float" office:value="0.10023509782953122">
            <text:p>0,1002350978</text:p>
          </table:table-cell>
        </table:table-row>
        <table:table-row>
          <table:table-cell office:value-type="float" office:value="0.7472944662308194">
            <text:p>0,7472944662</text:p>
          </table:table-cell>
          <table:table-cell office:value-type="float" office:value="0.1355380481300409">
            <text:p>0,1355380481</text:p>
          </table:table-cell>
        </table:table-row>
        <table:table-row>
          <table:table-cell office:value-type="float" office:value="0.5387617758763312">
            <text:p>0,5387617759</text:p>
          </table:table-cell>
          <table:table-cell office:value-type="float" office:value="0.26599606548988364">
            <text:p>0,2659960655</text:p>
          </table:table-cell>
        </table:table-row>
        <table:table-row>
          <table:table-cell office:value-type="float" office:value="0.19520257076097447">
            <text:p>0,1952025708</text:p>
          </table:table-cell>
          <table:table-cell office:value-type="float" office:value="0.5581826500000544">
            <text:p>0,55818265</text:p>
          </table:table-cell>
        </table:table-row>
        <table:table-row>
          <table:table-cell office:value-type="float" office:value="0.26725763349092724">
            <text:p>0,2672576335</text:p>
          </table:table-cell>
          <table:table-cell office:value-type="float" office:value="0.4830303360051702">
            <text:p>0,48303033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741165527124489">
            <text:p>0,3741165527</text:p>
          </table:table-cell>
          <table:table-cell office:value-type="float" office:value="0.3883493213341058">
            <text:p>0,3883493213</text:p>
          </table:table-cell>
        </table:table-row>
        <table:table-row>
          <table:table-cell office:value-type="float" office:value="0.5387617758763312">
            <text:p>0,5387617759</text:p>
          </table:table-cell>
          <table:table-cell office:value-type="float" office:value="0.26599606548988364">
            <text:p>0,2659960655</text:p>
          </table:table-cell>
        </table:table-row>
        <table:table-row>
          <table:table-cell office:value-type="float" office:value="0.26725763349092724">
            <text:p>0,2672576335</text:p>
          </table:table-cell>
          <table:table-cell office:value-type="float" office:value="0.4830303360051702">
            <text:p>0,483030336</text:p>
          </table:table-cell>
        </table:table-row>
        <table:table-row>
          <table:table-cell office:value-type="float" office:value="0.6572356078318934">
            <text:p>0,6572356078</text:p>
          </table:table-cell>
          <table:table-cell office:value-type="float" office:value="0.18929931057640426">
            <text:p>0,1892993106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9432112091935525">
            <text:p>0,9432112092</text:p>
          </table:table-cell>
          <table:table-cell office:value-type="float" office:value="0.028809385757073702">
            <text:p>0,0288093858</text:p>
          </table:table-cell>
        </table:table-row>
        <table:table-row>
          <table:table-cell office:value-type="float" office:value="0.07615005210369302">
            <text:p>0,0761500521</text:p>
          </table:table-cell>
          <table:table-cell office:value-type="float" office:value="0.7240470110622228">
            <text:p>0,7240470111</text:p>
          </table:table-cell>
        </table:table-row>
        <table:table-row>
          <table:table-cell office:value-type="float" office:value="0.1513809274962964">
            <text:p>0,1513809275</text:p>
          </table:table-cell>
          <table:table-cell office:value-type="float" office:value="0.6109229799945821">
            <text:p>0,61092298</text:p>
          </table:table-cell>
        </table:table-row>
        <table:table-row>
          <table:table-cell office:value-type="float" office:value="0.10415776946661623">
            <text:p>0,1041577695</text:p>
          </table:table-cell>
          <table:table-cell office:value-type="float" office:value="0.677265171593433">
            <text:p>0,6772651716</text:p>
          </table:table-cell>
        </table:table-row>
        <table:table-row>
          <table:table-cell office:value-type="float" office:value="0.24217706962450924">
            <text:p>0,2421770696</text:p>
          </table:table-cell>
          <table:table-cell office:value-type="float" office:value="0.5078851052604593">
            <text:p>0,5078851053</text:p>
          </table:table-cell>
        </table:table-row>
        <table:table-row>
          <table:table-cell office:value-type="float" office:value="0.19520257076097447">
            <text:p>0,1952025708</text:p>
          </table:table-cell>
          <table:table-cell office:value-type="float" office:value="0.5581826500000544">
            <text:p>0,55818265</text:p>
          </table:table-cell>
        </table:table-row>
        <table:table-row>
          <table:table-cell office:value-type="float" office:value="0.7067048549842708">
            <text:p>0,706704855</text:p>
          </table:table-cell>
          <table:table-cell office:value-type="float" office:value="0.15934260546625134">
            <text:p>0,1593426055</text:p>
          </table:table-cell>
        </table:table-row>
        <table:table-row>
          <table:table-cell office:value-type="float" office:value="0.41586619557785026">
            <text:p>0,4158661956</text:p>
          </table:table-cell>
          <table:table-cell office:value-type="float" office:value="0.3551231159532463">
            <text:p>0,355123116</text:p>
          </table:table-cell>
        </table:table-row>
        <table:table-row>
          <table:table-cell office:value-type="float" office:value="0.8325588339590428">
            <text:p>0,832558834</text:p>
          </table:table-cell>
          <table:table-cell office:value-type="float" office:value="0.08755338021392023">
            <text:p>0,0875533802</text:p>
          </table:table-cell>
        </table:table-row>
        <table:table-row>
          <table:table-cell office:value-type="float" office:value="0.7540930129904809">
            <text:p>0,754093013</text:p>
          </table:table-cell>
          <table:table-cell office:value-type="float" office:value="0.1316147093654333">
            <text:p>0,1316147094</text:p>
          </table:table-cell>
        </table:table-row>
        <table:table-row>
          <table:table-cell office:value-type="float" office:value="0.20285510206397686">
            <text:p>0,2028551021</text:p>
          </table:table-cell>
          <table:table-cell office:value-type="float" office:value="0.5496056149728586">
            <text:p>0,549605615</text:p>
          </table:table-cell>
        </table:table-row>
        <table:table-row>
          <table:table-cell office:value-type="float" office:value="0.8820280811114203">
            <text:p>0,8820280811</text:p>
          </table:table-cell>
          <table:table-cell office:value-type="float" office:value="0.060836499265745414">
            <text:p>0,060836499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9704537737822834">
            <text:p>0,2970453774</text:p>
          </table:table-cell>
          <table:table-cell office:value-type="float" office:value="0.45498130547821725">
            <text:p>0,4549813055</text:p>
          </table:table-cell>
        </table:table-row>
        <table:table-row>
          <table:table-cell office:value-type="float" office:value="0.7540930129904809">
            <text:p>0,754093013</text:p>
          </table:table-cell>
          <table:table-cell office:value-type="float" office:value="0.1316147093654333">
            <text:p>0,1316147094</text:p>
          </table:table-cell>
        </table:table-row>
        <table:table-row>
          <table:table-cell office:value-type="float" office:value="0.3741165527124489">
            <text:p>0,3741165527</text:p>
          </table:table-cell>
          <table:table-cell office:value-type="float" office:value="0.3883493213341058">
            <text:p>0,3883493213</text:p>
          </table:table-cell>
        </table:table-row>
        <table:table-row>
          <table:table-cell office:value-type="float" office:value="0.6436032893391166">
            <text:p>0,6436032893</text:p>
          </table:table-cell>
          <table:table-cell office:value-type="float" office:value="0.19775110511817062">
            <text:p>0,1977511051</text:p>
          </table:table-cell>
        </table:table-row>
        <table:table-row>
          <table:table-cell office:value-type="float" office:value="0.1513809274962964">
            <text:p>0,1513809275</text:p>
          </table:table-cell>
          <table:table-cell office:value-type="float" office:value="0.6109229799945821">
            <text:p>0,61092298</text:p>
          </table:table-cell>
        </table:table-row>
        <table:table-row>
          <table:table-cell office:value-type="float" office:value="0.5498574017455311">
            <text:p>0,5498574017</text:p>
          </table:table-cell>
          <table:table-cell office:value-type="float" office:value="0.25847629724631793">
            <text:p>0,2584762972</text:p>
          </table:table-cell>
        </table:table-row>
        <table:table-row>
          <table:table-cell office:value-type="float" office:value="0.10415776946661623">
            <text:p>0,1041577695</text:p>
          </table:table-cell>
          <table:table-cell office:value-type="float" office:value="0.677265171593433">
            <text:p>0,6772651716</text:p>
          </table:table-cell>
        </table:table-row>
        <table:table-row>
          <table:table-cell office:value-type="float" office:value="0.8820280811114203">
            <text:p>0,8820280811</text:p>
          </table:table-cell>
          <table:table-cell office:value-type="float" office:value="0.060836499265745414">
            <text:p>0,0608364993</text:p>
          </table:table-cell>
        </table:table-row>
        <table:table-row>
          <table:table-cell office:value-type="float" office:value="0.7067048549842708">
            <text:p>0,706704855</text:p>
          </table:table-cell>
          <table:table-cell office:value-type="float" office:value="0.15934260546625134">
            <text:p>0,1593426055</text:p>
          </table:table-cell>
        </table:table-row>
        <table:table-row>
          <table:table-cell office:value-type="float" office:value="0.8325588339590428">
            <text:p>0,832558834</text:p>
          </table:table-cell>
          <table:table-cell office:value-type="float" office:value="0.08755338021392023">
            <text:p>0,0875533802</text:p>
          </table:table-cell>
        </table:table-row>
        <table:table-row>
          <table:table-cell office:value-type="float" office:value="0.5260441062631454">
            <text:p>0,5260441063</text:p>
          </table:table-cell>
          <table:table-cell office:value-type="float" office:value="0.2747110187910302">
            <text:p>0,2747110188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46434799992028125">
            <text:p>0,4643479999</text:p>
          </table:table-cell>
          <table:table-cell office:value-type="float" office:value="0.31856915250314555">
            <text:p>0,3185691525</text:p>
          </table:table-cell>
        </table:table-row>
        <table:table-row>
          <table:table-cell office:value-type="float" office:value="0.26725763349092724">
            <text:p>0,2672576335</text:p>
          </table:table-cell>
          <table:table-cell office:value-type="float" office:value="0.4830303360051702">
            <text:p>0,483030336</text:p>
          </table:table-cell>
        </table:table-row>
        <table:table-row>
          <table:table-cell office:value-type="float" office:value="0.9432112091935525">
            <text:p>0,9432112092</text:p>
          </table:table-cell>
          <table:table-cell office:value-type="float" office:value="0.028809385757073702">
            <text:p>0,0288093858</text:p>
          </table:table-cell>
        </table:table-row>
        <table:table-row>
          <table:table-cell office:value-type="float" office:value="0.936258423341066">
            <text:p>0,9362584233</text:p>
          </table:table-cell>
          <table:table-cell office:value-type="float" office:value="0.03239552329422013">
            <text:p>0,0323955233</text:p>
          </table:table-cell>
        </table:table-row>
        <table:table-row>
          <table:table-cell office:value-type="float" office:value="0.17929712973687328">
            <text:p>0,1792971297</text:p>
          </table:table-cell>
          <table:table-cell office:value-type="float" office:value="0.5765650820528929">
            <text:p>0,576565082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10415776946661623">
            <text:p>0,1041577695</text:p>
          </table:table-cell>
          <table:table-cell office:value-type="float" office:value="0.677265171593433">
            <text:p>0,6772651716</text:p>
          </table:table-cell>
        </table:table-row>
        <table:table-row>
          <table:table-cell office:value-type="float" office:value="0.1513809274962964">
            <text:p>0,1513809275</text:p>
          </table:table-cell>
          <table:table-cell office:value-type="float" office:value="0.6109229799945821">
            <text:p>0,61092298</text:p>
          </table:table-cell>
        </table:table-row>
        <table:table-row>
          <table:table-cell office:value-type="float" office:value="0.7067048549842708">
            <text:p>0,706704855</text:p>
          </table:table-cell>
          <table:table-cell office:value-type="float" office:value="0.15934260546625134">
            <text:p>0,1593426055</text:p>
          </table:table-cell>
        </table:table-row>
        <table:table-row>
          <table:table-cell office:value-type="float" office:value="0.4095349527784157">
            <text:p>0,4095349528</text:p>
          </table:table-cell>
          <table:table-cell office:value-type="float" office:value="0.3600508201595882">
            <text:p>0,3600508202</text:p>
          </table:table-cell>
        </table:table-row>
        <table:table-row>
          <table:table-cell office:value-type="float" office:value="0.46434799992028125">
            <text:p>0,4643479999</text:p>
          </table:table-cell>
          <table:table-cell office:value-type="float" office:value="0.31856915250314555">
            <text:p>0,3185691525</text:p>
          </table:table-cell>
        </table:table-row>
        <table:table-row>
          <table:table-cell office:value-type="float" office:value="0.21180283971650793">
            <text:p>0,2118028397</text:p>
          </table:table-cell>
          <table:table-cell office:value-type="float" office:value="0.5397795748594942">
            <text:p>0,5397795749</text:p>
          </table:table-cell>
        </table:table-row>
        <table:table-row>
          <table:table-cell office:value-type="float" office:value="0.36302884893758686">
            <text:p>0,3630288489</text:p>
          </table:table-cell>
          <table:table-cell office:value-type="float" office:value="0.39748124598682666">
            <text:p>0,397481246</text:p>
          </table:table-cell>
        </table:table-row>
        <table:table-row>
          <table:table-cell office:value-type="float" office:value="0.8325588339590428">
            <text:p>0,832558834</text:p>
          </table:table-cell>
          <table:table-cell office:value-type="float" office:value="0.08755338021392023">
            <text:p>0,0875533802</text:p>
          </table:table-cell>
        </table:table-row>
        <table:table-row>
          <table:table-cell office:value-type="float" office:value="0.623476575093264">
            <text:p>0,6234765751</text:p>
          </table:table-cell>
          <table:table-cell office:value-type="float" office:value="0.21039467131150635">
            <text:p>0,2103946713</text:p>
          </table:table-cell>
        </table:table-row>
        <table:table-row>
          <table:table-cell office:value-type="float" office:value="0.29704537737822834">
            <text:p>0,2970453774</text:p>
          </table:table-cell>
          <table:table-cell office:value-type="float" office:value="0.45498130547821725">
            <text:p>0,4549813055</text:p>
          </table:table-cell>
        </table:table-row>
        <table:table-row>
          <table:table-cell office:value-type="float" office:value="0.6436032893391166">
            <text:p>0,6436032893</text:p>
          </table:table-cell>
          <table:table-cell office:value-type="float" office:value="0.19775110511817062">
            <text:p>0,1977511051</text:p>
          </table:table-cell>
        </table:table-row>
        <table:table-row>
          <table:table-cell office:value-type="float" office:value="0.8820280811114203">
            <text:p>0,8820280811</text:p>
          </table:table-cell>
          <table:table-cell office:value-type="float" office:value="0.060836499265745414">
            <text:p>0,0608364993</text:p>
          </table:table-cell>
        </table:table-row>
        <table:table-row>
          <table:table-cell office:value-type="float" office:value="0.5583217902943595">
            <text:p>0,5583217903</text:p>
          </table:table-cell>
          <table:table-cell office:value-type="float" office:value="0.25279066501123026">
            <text:p>0,252790665</text:p>
          </table:table-cell>
        </table:table-row>
        <table:table-row>
          <table:table-cell office:value-type="float" office:value="0.2645786287816304">
            <text:p>0,2645786288</text:p>
          </table:table-cell>
          <table:table-cell office:value-type="float" office:value="0.4856279276811091">
            <text:p>0,4856279277</text:p>
          </table:table-cell>
        </table:table-row>
        <table:table-row>
          <table:table-cell office:value-type="float" office:value="0.9432112091935525">
            <text:p>0,9432112092</text:p>
          </table:table-cell>
          <table:table-cell office:value-type="float" office:value="0.028809385757073702">
            <text:p>0,0288093858</text:p>
          </table:table-cell>
        </table:table-row>
        <table:table-row>
          <table:table-cell office:value-type="float" office:value="0.17929712973687328">
            <text:p>0,1792971297</text:p>
          </table:table-cell>
          <table:table-cell office:value-type="float" office:value="0.5765650820528929">
            <text:p>0,576565082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9432112091935525">
            <text:p>0,9432112092</text:p>
          </table:table-cell>
          <table:table-cell office:value-type="float" office:value="0.028809385757073702">
            <text:p>0,0288093858</text:p>
          </table:table-cell>
        </table:table-row>
        <table:table-row>
          <table:table-cell office:value-type="float" office:value="0.21180283971650793">
            <text:p>0,2118028397</text:p>
          </table:table-cell>
          <table:table-cell office:value-type="float" office:value="0.5397795748594942">
            <text:p>0,5397795749</text:p>
          </table:table-cell>
        </table:table-row>
        <table:table-row>
          <table:table-cell office:value-type="float" office:value="0.542241431732294">
            <text:p>0,5422414317</text:p>
          </table:table-cell>
          <table:table-cell office:value-type="float" office:value="0.26362955536476484">
            <text:p>0,2636295554</text:p>
          </table:table-cell>
        </table:table-row>
        <table:table-row>
          <table:table-cell office:value-type="float" office:value="0.7067048549842708">
            <text:p>0,706704855</text:p>
          </table:table-cell>
          <table:table-cell office:value-type="float" office:value="0.15934260546625134">
            <text:p>0,1593426055</text:p>
          </table:table-cell>
        </table:table-row>
        <table:table-row>
          <table:table-cell office:value-type="float" office:value="0.46434799992028125">
            <text:p>0,4643479999</text:p>
          </table:table-cell>
          <table:table-cell office:value-type="float" office:value="0.31856915250314555">
            <text:p>0,3185691525</text:p>
          </table:table-cell>
        </table:table-row>
        <table:table-row>
          <table:table-cell office:value-type="float" office:value="0.8820280811114203">
            <text:p>0,8820280811</text:p>
          </table:table-cell>
          <table:table-cell office:value-type="float" office:value="0.060836499265745414">
            <text:p>0,0608364993</text:p>
          </table:table-cell>
        </table:table-row>
        <table:table-row>
          <table:table-cell office:value-type="float" office:value="0.10415776946661623">
            <text:p>0,1041577695</text:p>
          </table:table-cell>
          <table:table-cell office:value-type="float" office:value="0.677265171593433">
            <text:p>0,6772651716</text:p>
          </table:table-cell>
        </table:table-row>
        <table:table-row>
          <table:table-cell office:value-type="float" office:value="0.29704537737822834">
            <text:p>0,2970453774</text:p>
          </table:table-cell>
          <table:table-cell office:value-type="float" office:value="0.45498130547821725">
            <text:p>0,4549813055</text:p>
          </table:table-cell>
        </table:table-row>
        <table:table-row>
          <table:table-cell office:value-type="float" office:value="0.17929712973687328">
            <text:p>0,1792971297</text:p>
          </table:table-cell>
          <table:table-cell office:value-type="float" office:value="0.5765650820528929">
            <text:p>0,5765650821</text:p>
          </table:table-cell>
        </table:table-row>
        <table:table-row>
          <table:table-cell office:value-type="float" office:value="0.4095349527784157">
            <text:p>0,4095349528</text:p>
          </table:table-cell>
          <table:table-cell office:value-type="float" office:value="0.3600508201595882">
            <text:p>0,3600508202</text:p>
          </table:table-cell>
        </table:table-row>
        <table:table-row>
          <table:table-cell office:value-type="float" office:value="0.7802871626284832">
            <text:p>0,7802871626</text:p>
          </table:table-cell>
          <table:table-cell office:value-type="float" office:value="0.1166613545029952">
            <text:p>0,1166613545</text:p>
          </table:table-cell>
        </table:table-row>
        <table:table-row>
          <table:table-cell office:value-type="float" office:value="0.36302884893758686">
            <text:p>0,3630288489</text:p>
          </table:table-cell>
          <table:table-cell office:value-type="float" office:value="0.39748124598682666">
            <text:p>0,397481246</text:p>
          </table:table-cell>
        </table:table-row>
        <table:table-row>
          <table:table-cell office:value-type="float" office:value="0.1513809274962964">
            <text:p>0,1513809275</text:p>
          </table:table-cell>
          <table:table-cell office:value-type="float" office:value="0.6109229799945821">
            <text:p>0,61092298</text:p>
          </table:table-cell>
        </table:table-row>
        <table:table-row>
          <table:table-cell office:value-type="float" office:value="0.2618073098834867">
            <text:p>0,2618073099</text:p>
          </table:table-cell>
          <table:table-cell office:value-type="float" office:value="0.4883289045847061">
            <text:p>0,4883289046</text:p>
          </table:table-cell>
        </table:table-row>
        <table:table-row>
          <table:table-cell office:value-type="float" office:value="0.12569846140297222">
            <text:p>0,1256984614</text:p>
          </table:table-cell>
          <table:table-cell office:value-type="float" office:value="0.6454602118196433">
            <text:p>0,6454602118</text:p>
          </table:table-cell>
        </table:table-row>
        <table:table-row>
          <table:table-cell office:value-type="float" office:value="0.6798033676661048">
            <text:p>0,6798033677</text:p>
          </table:table-cell>
          <table:table-cell office:value-type="float" office:value="0.17549810936171595">
            <text:p>0,175498109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300047304450422">
            <text:p>0,6300047304</text:p>
          </table:table-cell>
          <table:table-cell office:value-type="float" office:value="0.20627162678593736">
            <text:p>0,2062716268</text:p>
          </table:table-cell>
        </table:table-row>
        <table:table-row>
          <table:table-cell office:value-type="float" office:value="0.21180283971650793">
            <text:p>0,2118028397</text:p>
          </table:table-cell>
          <table:table-cell office:value-type="float" office:value="0.5397795748594942">
            <text:p>0,5397795749</text:p>
          </table:table-cell>
        </table:table-row>
        <table:table-row>
          <table:table-cell office:value-type="float" office:value="0.8207862976243372">
            <text:p>0,8207862976</text:p>
          </table:table-cell>
          <table:table-cell office:value-type="float" office:value="0.09402742998237679">
            <text:p>0,09402743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36302884893758686">
            <text:p>0,3630288489</text:p>
          </table:table-cell>
          <table:table-cell office:value-type="float" office:value="0.39748124598682666">
            <text:p>0,397481246</text:p>
          </table:table-cell>
        </table:table-row>
        <table:table-row>
          <table:table-cell office:value-type="float" office:value="0.542241431732294">
            <text:p>0,5422414317</text:p>
          </table:table-cell>
          <table:table-cell office:value-type="float" office:value="0.26362955536476484">
            <text:p>0,2636295554</text:p>
          </table:table-cell>
        </table:table-row>
        <table:table-row>
          <table:table-cell office:value-type="float" office:value="0.06883328811848102">
            <text:p>0,0688332881</text:p>
          </table:table-cell>
          <table:table-cell office:value-type="float" office:value="0.7376390118205813">
            <text:p>0,7376390118</text:p>
          </table:table-cell>
        </table:table-row>
        <table:table-row>
          <table:table-cell office:value-type="float" office:value="0.2618073098834867">
            <text:p>0,2618073099</text:p>
          </table:table-cell>
          <table:table-cell office:value-type="float" office:value="0.4883289045847061">
            <text:p>0,4883289046</text:p>
          </table:table-cell>
        </table:table-row>
        <table:table-row>
          <table:table-cell office:value-type="float" office:value="0.6798033676661048">
            <text:p>0,6798033677</text:p>
          </table:table-cell>
          <table:table-cell office:value-type="float" office:value="0.17549810936171595">
            <text:p>0,1754981094</text:p>
          </table:table-cell>
        </table:table-row>
        <table:table-row>
          <table:table-cell office:value-type="float" office:value="0.30359619734176957">
            <text:p>0,3035961973</text:p>
          </table:table-cell>
          <table:table-cell office:value-type="float" office:value="0.44900435814630113">
            <text:p>0,4490043581</text:p>
          </table:table-cell>
        </table:table-row>
        <table:table-row>
          <table:table-cell office:value-type="float" office:value="0.10415776946661623">
            <text:p>0,1041577695</text:p>
          </table:table-cell>
          <table:table-cell office:value-type="float" office:value="0.677265171593433">
            <text:p>0,6772651716</text:p>
          </table:table-cell>
        </table:table-row>
        <table:table-row>
          <table:table-cell office:value-type="float" office:value="0.7802871626284832">
            <text:p>0,7802871626</text:p>
          </table:table-cell>
          <table:table-cell office:value-type="float" office:value="0.1166613545029952">
            <text:p>0,1166613545</text:p>
          </table:table-cell>
        </table:table-row>
        <table:table-row>
          <table:table-cell office:value-type="float" office:value="0.5183248243437876">
            <text:p>0,5183248243</text:p>
          </table:table-cell>
          <table:table-cell office:value-type="float" office:value="0.2800522072095869">
            <text:p>0,2800522072</text:p>
          </table:table-cell>
        </table:table-row>
        <table:table-row>
          <table:table-cell office:value-type="float" office:value="0.9432112091935525">
            <text:p>0,9432112092</text:p>
          </table:table-cell>
          <table:table-cell office:value-type="float" office:value="0.028809385757073702">
            <text:p>0,0288093858</text:p>
          </table:table-cell>
        </table:table-row>
        <table:table-row>
          <table:table-cell office:value-type="float" office:value="0.8806242115782711">
            <text:p>0,8806242116</text:p>
          </table:table-cell>
          <table:table-cell office:value-type="float" office:value="0.061584201124964544">
            <text:p>0,0615842011</text:p>
          </table:table-cell>
        </table:table-row>
        <table:table-row>
          <table:table-cell office:value-type="float" office:value="0.9325292269868432">
            <text:p>0,932529227</text:p>
          </table:table-cell>
          <table:table-cell office:value-type="float" office:value="0.034324471167026416">
            <text:p>0,0343244712</text:p>
          </table:table-cell>
        </table:table-row>
        <table:table-row>
          <table:table-cell office:value-type="float" office:value="0.4696257169715942">
            <text:p>0,469625717</text:p>
          </table:table-cell>
          <table:table-cell office:value-type="float" office:value="0.3147075682808147">
            <text:p>0,314707568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0415776946661623">
            <text:p>0,1041577695</text:p>
          </table:table-cell>
          <table:table-cell office:value-type="float" office:value="0.677265171593433">
            <text:p>0,6772651716</text:p>
          </table:table-cell>
        </table:table-row>
        <table:table-row>
          <table:table-cell office:value-type="float" office:value="0.18688844825144169">
            <text:p>0,1868884483</text:p>
          </table:table-cell>
          <table:table-cell office:value-type="float" office:value="0.5676940339858335">
            <text:p>0,567694034</text:p>
          </table:table-cell>
        </table:table-row>
        <table:table-row>
          <table:table-cell office:value-type="float" office:value="0.30359619734176957">
            <text:p>0,3035961973</text:p>
          </table:table-cell>
          <table:table-cell office:value-type="float" office:value="0.44900435814630113">
            <text:p>0,4490043581</text:p>
          </table:table-cell>
        </table:table-row>
        <table:table-row>
          <table:table-cell office:value-type="float" office:value="0.2618073098834867">
            <text:p>0,2618073099</text:p>
          </table:table-cell>
          <table:table-cell office:value-type="float" office:value="0.4883289045847061">
            <text:p>0,4883289046</text:p>
          </table:table-cell>
        </table:table-row>
        <table:table-row>
          <table:table-cell office:value-type="float" office:value="0.8806242115782711">
            <text:p>0,8806242116</text:p>
          </table:table-cell>
          <table:table-cell office:value-type="float" office:value="0.061584201124964544">
            <text:p>0,0615842011</text:p>
          </table:table-cell>
        </table:table-row>
        <table:table-row>
          <table:table-cell office:value-type="float" office:value="0.8207862976243372">
            <text:p>0,8207862976</text:p>
          </table:table-cell>
          <table:table-cell office:value-type="float" office:value="0.09402742998237679">
            <text:p>0,09402743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21180283971650793">
            <text:p>0,2118028397</text:p>
          </table:table-cell>
          <table:table-cell office:value-type="float" office:value="0.5397795748594942">
            <text:p>0,5397795749</text:p>
          </table:table-cell>
        </table:table-row>
        <table:table-row>
          <table:table-cell office:value-type="float" office:value="0.06883328811848102">
            <text:p>0,0688332881</text:p>
          </table:table-cell>
          <table:table-cell office:value-type="float" office:value="0.7376390118205813">
            <text:p>0,7376390118</text:p>
          </table:table-cell>
        </table:table-row>
        <table:table-row>
          <table:table-cell office:value-type="float" office:value="0.36302884893758686">
            <text:p>0,3630288489</text:p>
          </table:table-cell>
          <table:table-cell office:value-type="float" office:value="0.39748124598682666">
            <text:p>0,397481246</text:p>
          </table:table-cell>
        </table:table-row>
        <table:table-row>
          <table:table-cell office:value-type="float" office:value="0.7462081288046385">
            <text:p>0,7462081288</text:p>
          </table:table-cell>
          <table:table-cell office:value-type="float" office:value="0.1361666081907701">
            <text:p>0,1361666082</text:p>
          </table:table-cell>
        </table:table-row>
        <table:table-row>
          <table:table-cell office:value-type="float" office:value="0.4696257169715942">
            <text:p>0,469625717</text:p>
          </table:table-cell>
          <table:table-cell office:value-type="float" office:value="0.3147075682808147">
            <text:p>0,3147075683</text:p>
          </table:table-cell>
        </table:table-row>
        <table:table-row>
          <table:table-cell office:value-type="float" office:value="0.9432112091935525">
            <text:p>0,9432112092</text:p>
          </table:table-cell>
          <table:table-cell office:value-type="float" office:value="0.028809385757073702">
            <text:p>0,0288093858</text:p>
          </table:table-cell>
        </table:table-row>
        <table:table-row>
          <table:table-cell office:value-type="float" office:value="0.550219994350586">
            <text:p>0,5502199944</text:p>
          </table:table-cell>
          <table:table-cell office:value-type="float" office:value="0.2582318459581956">
            <text:p>0,258231846</text:p>
          </table:table-cell>
        </table:table-row>
        <table:table-row>
          <table:table-cell office:value-type="float" office:value="0.6976929951107586">
            <text:p>0,6976929951</text:p>
          </table:table-cell>
          <table:table-cell office:value-type="float" office:value="0.1647198104164337">
            <text:p>0,1647198104</text:p>
          </table:table-cell>
        </table:table-row>
        <table:table-row>
          <table:table-cell office:value-type="float" office:value="0.6012869630644647">
            <text:p>0,6012869631</text:p>
          </table:table-cell>
          <table:table-cell office:value-type="float" office:value="0.22457304466219086">
            <text:p>0,2245730447</text:p>
          </table:table-cell>
        </table:table-row>
        <table:table-row>
          <table:table-cell office:value-type="float" office:value="0.9325292269868432">
            <text:p>0,932529227</text:p>
          </table:table-cell>
          <table:table-cell office:value-type="float" office:value="0.034324471167026416">
            <text:p>0,03432447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6302884893758686">
            <text:p>0,3630288489</text:p>
          </table:table-cell>
          <table:table-cell office:value-type="float" office:value="0.39748124598682666">
            <text:p>0,397481246</text:p>
          </table:table-cell>
        </table:table-row>
        <table:table-row>
          <table:table-cell office:value-type="float" office:value="0.6012869630644647">
            <text:p>0,6012869631</text:p>
          </table:table-cell>
          <table:table-cell office:value-type="float" office:value="0.22457304466219086">
            <text:p>0,2245730447</text:p>
          </table:table-cell>
        </table:table-row>
        <table:table-row>
          <table:table-cell office:value-type="float" office:value="0.4696257169715942">
            <text:p>0,469625717</text:p>
          </table:table-cell>
          <table:table-cell office:value-type="float" office:value="0.3147075682808147">
            <text:p>0,3147075683</text:p>
          </table:table-cell>
        </table:table-row>
        <table:table-row>
          <table:table-cell office:value-type="float" office:value="0.13546044495477136">
            <text:p>0,135460445</text:p>
          </table:table-cell>
          <table:table-cell office:value-type="float" office:value="0.6319504857294723">
            <text:p>0,6319504857</text:p>
          </table:table-cell>
        </table:table-row>
        <table:table-row>
          <table:table-cell office:value-type="float" office:value="0.6976929951107586">
            <text:p>0,6976929951</text:p>
          </table:table-cell>
          <table:table-cell office:value-type="float" office:value="0.1647198104164337">
            <text:p>0,1647198104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30359619734176957">
            <text:p>0,3035961973</text:p>
          </table:table-cell>
          <table:table-cell office:value-type="float" office:value="0.44900435814630113">
            <text:p>0,4490043581</text:p>
          </table:table-cell>
        </table:table-row>
        <table:table-row>
          <table:table-cell office:value-type="float" office:value="0.4797736086002468">
            <text:p>0,4797736086</text:p>
          </table:table-cell>
          <table:table-cell office:value-type="float" office:value="0.3073430801614361">
            <text:p>0,3073430802</text:p>
          </table:table-cell>
        </table:table-row>
        <table:table-row>
          <table:table-cell office:value-type="float" office:value="0.18688844825144169">
            <text:p>0,1868884483</text:p>
          </table:table-cell>
          <table:table-cell office:value-type="float" office:value="0.5676940339858335">
            <text:p>0,567694034</text:p>
          </table:table-cell>
        </table:table-row>
        <table:table-row>
          <table:table-cell office:value-type="float" office:value="0.5458726577315667">
            <text:p>0,5458726577</text:p>
          </table:table-cell>
          <table:table-cell office:value-type="float" office:value="0.26116804499834556">
            <text:p>0,261168045</text:p>
          </table:table-cell>
        </table:table-row>
        <table:table-row>
          <table:table-cell office:value-type="float" office:value="0.8207862976243372">
            <text:p>0,8207862976</text:p>
          </table:table-cell>
          <table:table-cell office:value-type="float" office:value="0.09402742998237679">
            <text:p>0,09402743</text:p>
          </table:table-cell>
        </table:table-row>
        <table:table-row>
          <table:table-cell office:value-type="float" office:value="0.8631031885921067">
            <text:p>0,8631031886</text:p>
          </table:table-cell>
          <table:table-cell office:value-type="float" office:value="0.07096652988597518">
            <text:p>0,0709665299</text:p>
          </table:table-cell>
        </table:table-row>
        <table:table-row>
          <table:table-cell office:value-type="float" office:value="0.550219994350586">
            <text:p>0,5502199944</text:p>
          </table:table-cell>
          <table:table-cell office:value-type="float" office:value="0.2582318459581956">
            <text:p>0,258231846</text:p>
          </table:table-cell>
        </table:table-row>
        <table:table-row>
          <table:table-cell office:value-type="float" office:value="0.9432112091935525">
            <text:p>0,9432112092</text:p>
          </table:table-cell>
          <table:table-cell office:value-type="float" office:value="0.028809385757073702">
            <text:p>0,0288093858</text:p>
          </table:table-cell>
        </table:table-row>
        <table:table-row>
          <table:table-cell office:value-type="float" office:value="0.10415776946661623">
            <text:p>0,1041577695</text:p>
          </table:table-cell>
          <table:table-cell office:value-type="float" office:value="0.677265171593433">
            <text:p>0,6772651716</text:p>
          </table:table-cell>
        </table:table-row>
        <table:table-row>
          <table:table-cell office:value-type="float" office:value="0.06883328811848102">
            <text:p>0,0688332881</text:p>
          </table:table-cell>
          <table:table-cell office:value-type="float" office:value="0.7376390118205813">
            <text:p>0,7376390118</text:p>
          </table:table-cell>
        </table:table-row>
        <table:table-row>
          <table:table-cell office:value-type="float" office:value="0.08836288252800391">
            <text:p>0,0883628825</text:p>
          </table:table-cell>
          <table:table-cell office:value-type="float" office:value="0.7027410513912089">
            <text:p>0,702741051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805884572927984">
            <text:p>0,7805884573</text:p>
          </table:table-cell>
          <table:table-cell office:value-type="float" office:value="0.11649082783889653">
            <text:p>0,1164908278</text:p>
          </table:table-cell>
        </table:table-row>
        <table:table-row>
          <table:table-cell office:value-type="float" office:value="0.38260792281537953">
            <text:p>0,3826079228</text:p>
          </table:table-cell>
          <table:table-cell office:value-type="float" office:value="0.3814469118859889">
            <text:p>0,3814469119</text:p>
          </table:table-cell>
        </table:table-row>
        <table:table-row>
          <table:table-cell office:value-type="float" office:value="0.8631031885921067">
            <text:p>0,8631031886</text:p>
          </table:table-cell>
          <table:table-cell office:value-type="float" office:value="0.07096652988597518">
            <text:p>0,0709665299</text:p>
          </table:table-cell>
        </table:table-row>
        <table:table-row>
          <table:table-cell office:value-type="float" office:value="0.9432112091935525">
            <text:p>0,9432112092</text:p>
          </table:table-cell>
          <table:table-cell office:value-type="float" office:value="0.028809385757073702">
            <text:p>0,0288093858</text:p>
          </table:table-cell>
        </table:table-row>
        <table:table-row>
          <table:table-cell office:value-type="float" office:value="0.13546044495477136">
            <text:p>0,135460445</text:p>
          </table:table-cell>
          <table:table-cell office:value-type="float" office:value="0.6319504857294723">
            <text:p>0,6319504857</text:p>
          </table:table-cell>
        </table:table-row>
        <table:table-row>
          <table:table-cell office:value-type="float" office:value="0.4696257169715942">
            <text:p>0,469625717</text:p>
          </table:table-cell>
          <table:table-cell office:value-type="float" office:value="0.3147075682808147">
            <text:p>0,3147075683</text:p>
          </table:table-cell>
        </table:table-row>
        <table:table-row>
          <table:table-cell office:value-type="float" office:value="0.30359619734176957">
            <text:p>0,3035961973</text:p>
          </table:table-cell>
          <table:table-cell office:value-type="float" office:value="0.44900435814630113">
            <text:p>0,4490043581</text:p>
          </table:table-cell>
        </table:table-row>
        <table:table-row>
          <table:table-cell office:value-type="float" office:value="0.18688844825144169">
            <text:p>0,1868884483</text:p>
          </table:table-cell>
          <table:table-cell office:value-type="float" office:value="0.5676940339858335">
            <text:p>0,567694034</text:p>
          </table:table-cell>
        </table:table-row>
        <table:table-row>
          <table:table-cell office:value-type="float" office:value="0.36302884893758686">
            <text:p>0,3630288489</text:p>
          </table:table-cell>
          <table:table-cell office:value-type="float" office:value="0.39748124598682666">
            <text:p>0,397481246</text:p>
          </table:table-cell>
        </table:table-row>
        <table:table-row>
          <table:table-cell office:value-type="float" office:value="0.25450639365872657">
            <text:p>0,2545063937</text:p>
          </table:table-cell>
          <table:table-cell office:value-type="float" office:value="0.4955137329334657">
            <text:p>0,4955137329</text:p>
          </table:table-cell>
        </table:table-row>
        <table:table-row>
          <table:table-cell office:value-type="float" office:value="0.6976929951107586">
            <text:p>0,6976929951</text:p>
          </table:table-cell>
          <table:table-cell office:value-type="float" office:value="0.1647198104164337">
            <text:p>0,1647198104</text:p>
          </table:table-cell>
        </table:table-row>
        <table:table-row>
          <table:table-cell office:value-type="float" office:value="0.8207862976243372">
            <text:p>0,8207862976</text:p>
          </table:table-cell>
          <table:table-cell office:value-type="float" office:value="0.09402742998237679">
            <text:p>0,09402743</text:p>
          </table:table-cell>
        </table:table-row>
        <table:table-row>
          <table:table-cell office:value-type="float" office:value="0.04045138000038044">
            <text:p>0,04045138</text:p>
          </table:table-cell>
          <table:table-cell office:value-type="float" office:value="0.798874715661157">
            <text:p>0,7988747157</text:p>
          </table:table-cell>
        </table:table-row>
        <table:table-row>
          <table:table-cell office:value-type="float" office:value="0.10415776946661623">
            <text:p>0,1041577695</text:p>
          </table:table-cell>
          <table:table-cell office:value-type="float" office:value="0.677265171593433">
            <text:p>0,6772651716</text:p>
          </table:table-cell>
        </table:table-row>
        <table:table-row>
          <table:table-cell office:value-type="float" office:value="0.1820401634774219">
            <text:p>0,1820401635</text:p>
          </table:table-cell>
          <table:table-cell office:value-type="float" office:value="0.5733383501210567">
            <text:p>0,5733383501</text:p>
          </table:table-cell>
        </table:table-row>
        <table:table-row>
          <table:table-cell office:value-type="float" office:value="0.6538235005391645">
            <text:p>0,6538235005</text:p>
          </table:table-cell>
          <table:table-cell office:value-type="float" office:value="0.19140646766180203">
            <text:p>0,1914064677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048874756072876">
            <text:p>0,5048874756</text:p>
          </table:table-cell>
          <table:table-cell office:value-type="float" office:value="0.2894456561196127">
            <text:p>0,2894456561</text:p>
          </table:table-cell>
        </table:table-row>
        <table:table-row>
          <table:table-cell office:value-type="float" office:value="0.6356985425078528">
            <text:p>0,6356985425</text:p>
          </table:table-cell>
          <table:table-cell office:value-type="float" office:value="0.2026929433976814">
            <text:p>0,2026929434</text:p>
          </table:table-cell>
        </table:table-row>
        <table:table-row>
          <table:table-cell office:value-type="float" office:value="0.4218579102350689">
            <text:p>0,4218579102</text:p>
          </table:table-cell>
          <table:table-cell office:value-type="float" office:value="0.35049410300208284">
            <text:p>0,350494103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4696257169715942">
            <text:p>0,469625717</text:p>
          </table:table-cell>
          <table:table-cell office:value-type="float" office:value="0.3147075682808147">
            <text:p>0,3147075683</text:p>
          </table:table-cell>
        </table:table-row>
        <table:table-row>
          <table:table-cell office:value-type="float" office:value="0.23831597976484903">
            <text:p>0,2383159798</text:p>
          </table:table-cell>
          <table:table-cell office:value-type="float" office:value="0.5118238230261036">
            <text:p>0,511823823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25450639365872657">
            <text:p>0,2545063937</text:p>
          </table:table-cell>
          <table:table-cell office:value-type="float" office:value="0.4955137329334657">
            <text:p>0,4955137329</text:p>
          </table:table-cell>
        </table:table-row>
        <table:table-row>
          <table:table-cell office:value-type="float" office:value="0.8207862976243372">
            <text:p>0,8207862976</text:p>
          </table:table-cell>
          <table:table-cell office:value-type="float" office:value="0.09402742998237679">
            <text:p>0,09402743</text:p>
          </table:table-cell>
        </table:table-row>
        <table:table-row>
          <table:table-cell office:value-type="float" office:value="0.04045138000038044">
            <text:p>0,04045138</text:p>
          </table:table-cell>
          <table:table-cell office:value-type="float" office:value="0.798874715661157">
            <text:p>0,7988747157</text:p>
          </table:table-cell>
        </table:table-row>
        <table:table-row>
          <table:table-cell office:value-type="float" office:value="0.7805884572927984">
            <text:p>0,7805884573</text:p>
          </table:table-cell>
          <table:table-cell office:value-type="float" office:value="0.11649082783889653">
            <text:p>0,1164908278</text:p>
          </table:table-cell>
        </table:table-row>
        <table:table-row>
          <table:table-cell office:value-type="float" office:value="0.18688844825144169">
            <text:p>0,1868884483</text:p>
          </table:table-cell>
          <table:table-cell office:value-type="float" office:value="0.5676940339858335">
            <text:p>0,567694034</text:p>
          </table:table-cell>
        </table:table-row>
        <table:table-row>
          <table:table-cell office:value-type="float" office:value="0.6976929951107586">
            <text:p>0,6976929951</text:p>
          </table:table-cell>
          <table:table-cell office:value-type="float" office:value="0.1647198104164337">
            <text:p>0,1647198104</text:p>
          </table:table-cell>
        </table:table-row>
        <table:table-row>
          <table:table-cell office:value-type="float" office:value="0.13546044495477136">
            <text:p>0,135460445</text:p>
          </table:table-cell>
          <table:table-cell office:value-type="float" office:value="0.6319504857294723">
            <text:p>0,6319504857</text:p>
          </table:table-cell>
        </table:table-row>
        <table:table-row>
          <table:table-cell office:value-type="float" office:value="0.38260792281537953">
            <text:p>0,3826079228</text:p>
          </table:table-cell>
          <table:table-cell office:value-type="float" office:value="0.3814469118859889">
            <text:p>0,3814469119</text:p>
          </table:table-cell>
        </table:table-row>
        <table:table-row>
          <table:table-cell office:value-type="float" office:value="0.18089816245044676">
            <text:p>0,1808981625</text:p>
          </table:table-cell>
          <table:table-cell office:value-type="float" office:value="0.5746787538219531">
            <text:p>0,5746787538</text:p>
          </table:table-cell>
        </table:table-row>
        <table:table-row>
          <table:table-cell office:value-type="float" office:value="0.8631031885921067">
            <text:p>0,8631031886</text:p>
          </table:table-cell>
          <table:table-cell office:value-type="float" office:value="0.07096652988597518">
            <text:p>0,070966529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048874756072876">
            <text:p>0,5048874756</text:p>
          </table:table-cell>
          <table:table-cell office:value-type="float" office:value="0.2894456561196127">
            <text:p>0,2894456561</text:p>
          </table:table-cell>
        </table:table-row>
        <table:table-row>
          <table:table-cell office:value-type="float" office:value="0.6356985425078528">
            <text:p>0,6356985425</text:p>
          </table:table-cell>
          <table:table-cell office:value-type="float" office:value="0.2026929433976814">
            <text:p>0,2026929434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9057059830098464">
            <text:p>0,905705983</text:p>
          </table:table-cell>
          <table:table-cell office:value-type="float" office:value="0.048314136382258566">
            <text:p>0,0483141364</text:p>
          </table:table-cell>
        </table:table-row>
        <table:table-row>
          <table:table-cell office:value-type="float" office:value="0.13546044495477136">
            <text:p>0,135460445</text:p>
          </table:table-cell>
          <table:table-cell office:value-type="float" office:value="0.6319504857294723">
            <text:p>0,6319504857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9960618967446093">
            <text:p>0,9960618967</text:p>
          </table:table-cell>
          <table:table-cell office:value-type="float" office:value="0.001970994036441187">
            <text:p>0,001970994</text:p>
          </table:table-cell>
        </table:table-row>
        <table:table-row>
          <table:table-cell office:value-type="float" office:value="0.38260792281537953">
            <text:p>0,3826079228</text:p>
          </table:table-cell>
          <table:table-cell office:value-type="float" office:value="0.3814469118859889">
            <text:p>0,3814469119</text:p>
          </table:table-cell>
        </table:table-row>
        <table:table-row>
          <table:table-cell office:value-type="float" office:value="0.3240227629501987">
            <text:p>0,324022763</text:p>
          </table:table-cell>
          <table:table-cell office:value-type="float" office:value="0.430770026307294">
            <text:p>0,4307700263</text:p>
          </table:table-cell>
        </table:table-row>
        <table:table-row>
          <table:table-cell office:value-type="float" office:value="0.4696257169715942">
            <text:p>0,469625717</text:p>
          </table:table-cell>
          <table:table-cell office:value-type="float" office:value="0.3147075682808147">
            <text:p>0,3147075683</text:p>
          </table:table-cell>
        </table:table-row>
        <table:table-row>
          <table:table-cell office:value-type="float" office:value="0.306363933038793">
            <text:p>0,306363933</text:p>
          </table:table-cell>
          <table:table-cell office:value-type="float" office:value="0.4464984796418414">
            <text:p>0,4464984796</text:p>
          </table:table-cell>
        </table:table-row>
        <table:table-row>
          <table:table-cell office:value-type="float" office:value="0.8207862976243372">
            <text:p>0,8207862976</text:p>
          </table:table-cell>
          <table:table-cell office:value-type="float" office:value="0.09402742998237679">
            <text:p>0,09402743</text:p>
          </table:table-cell>
        </table:table-row>
        <table:table-row>
          <table:table-cell office:value-type="float" office:value="0.7805884572927984">
            <text:p>0,7805884573</text:p>
          </table:table-cell>
          <table:table-cell office:value-type="float" office:value="0.11649082783889653">
            <text:p>0,1164908278</text:p>
          </table:table-cell>
        </table:table-row>
        <table:table-row>
          <table:table-cell office:value-type="float" office:value="0.4218579102350689">
            <text:p>0,4218579102</text:p>
          </table:table-cell>
          <table:table-cell office:value-type="float" office:value="0.35049410300208284">
            <text:p>0,350494103</text:p>
          </table:table-cell>
        </table:table-row>
        <table:table-row>
          <table:table-cell office:value-type="float" office:value="0.6976929951107586">
            <text:p>0,6976929951</text:p>
          </table:table-cell>
          <table:table-cell office:value-type="float" office:value="0.1647198104164337">
            <text:p>0,1647198104</text:p>
          </table:table-cell>
        </table:table-row>
        <table:table-row>
          <table:table-cell office:value-type="float" office:value="0.25709399486111845">
            <text:p>0,2570939949</text:p>
          </table:table-cell>
          <table:table-cell office:value-type="float" office:value="0.4929556283113692">
            <text:p>0,4929556283</text:p>
          </table:table-cell>
        </table:table-row>
        <table:table-row>
          <table:table-cell office:value-type="float" office:value="0.6393779204041519">
            <text:p>0,6393779204</text:p>
          </table:table-cell>
          <table:table-cell office:value-type="float" office:value="0.20038889427162665">
            <text:p>0,200388894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5709399486111845">
            <text:p>0,2570939949</text:p>
          </table:table-cell>
          <table:table-cell office:value-type="float" office:value="0.4929556283113692">
            <text:p>0,4929556283</text:p>
          </table:table-cell>
        </table:table-row>
        <table:table-row>
          <table:table-cell office:value-type="float" office:value="0.9057059830098464">
            <text:p>0,905705983</text:p>
          </table:table-cell>
          <table:table-cell office:value-type="float" office:value="0.048314136382258566">
            <text:p>0,0483141364</text:p>
          </table:table-cell>
        </table:table-row>
        <table:table-row>
          <table:table-cell office:value-type="float" office:value="0.14797915786237542">
            <text:p>0,1479791579</text:p>
          </table:table-cell>
          <table:table-cell office:value-type="float" office:value="0.6153194079988238">
            <text:p>0,615319408</text:p>
          </table:table-cell>
        </table:table-row>
        <table:table-row>
          <table:table-cell office:value-type="float" office:value="0.6976929951107586">
            <text:p>0,6976929951</text:p>
          </table:table-cell>
          <table:table-cell office:value-type="float" office:value="0.1647198104164337">
            <text:p>0,1647198104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7805884572927984">
            <text:p>0,7805884573</text:p>
          </table:table-cell>
          <table:table-cell office:value-type="float" office:value="0.11649082783889653">
            <text:p>0,1164908278</text:p>
          </table:table-cell>
        </table:table-row>
        <table:table-row>
          <table:table-cell office:value-type="float" office:value="0.8207862976243372">
            <text:p>0,8207862976</text:p>
          </table:table-cell>
          <table:table-cell office:value-type="float" office:value="0.09402742998237679">
            <text:p>0,09402743</text:p>
          </table:table-cell>
        </table:table-row>
        <table:table-row>
          <table:table-cell office:value-type="float" office:value="0.4218579102350689">
            <text:p>0,4218579102</text:p>
          </table:table-cell>
          <table:table-cell office:value-type="float" office:value="0.35049410300208284">
            <text:p>0,350494103</text:p>
          </table:table-cell>
        </table:table-row>
        <table:table-row>
          <table:table-cell office:value-type="float" office:value="0.13546044495477136">
            <text:p>0,135460445</text:p>
          </table:table-cell>
          <table:table-cell office:value-type="float" office:value="0.6319504857294723">
            <text:p>0,6319504857</text:p>
          </table:table-cell>
        </table:table-row>
        <table:table-row>
          <table:table-cell office:value-type="float" office:value="0.9960618967446093">
            <text:p>0,9960618967</text:p>
          </table:table-cell>
          <table:table-cell office:value-type="float" office:value="0.001970994036441187">
            <text:p>0,001970994</text:p>
          </table:table-cell>
        </table:table-row>
        <table:table-row>
          <table:table-cell office:value-type="float" office:value="0.306363933038793">
            <text:p>0,306363933</text:p>
          </table:table-cell>
          <table:table-cell office:value-type="float" office:value="0.4464984796418414">
            <text:p>0,4464984796</text:p>
          </table:table-cell>
        </table:table-row>
        <table:table-row>
          <table:table-cell office:value-type="float" office:value="0.38260792281537953">
            <text:p>0,3826079228</text:p>
          </table:table-cell>
          <table:table-cell office:value-type="float" office:value="0.3814469118859889">
            <text:p>0,3814469119</text:p>
          </table:table-cell>
        </table:table-row>
        <table:table-row>
          <table:table-cell office:value-type="float" office:value="0.4696257169715942">
            <text:p>0,469625717</text:p>
          </table:table-cell>
          <table:table-cell office:value-type="float" office:value="0.3147075682808147">
            <text:p>0,3147075683</text:p>
          </table:table-cell>
        </table:table-row>
        <table:table-row>
          <table:table-cell office:value-type="float" office:value="0.05755645274292181">
            <text:p>0,0575564527</text:p>
          </table:table-cell>
          <table:table-cell office:value-type="float" office:value="0.7600907406061163">
            <text:p>0,7600907406</text:p>
          </table:table-cell>
        </table:table-row>
        <table:table-row>
          <table:table-cell office:value-type="float" office:value="0.35405253056362085">
            <text:p>0,3540525306</text:p>
          </table:table-cell>
          <table:table-cell office:value-type="float" office:value="0.4049768655223388">
            <text:p>0,4049768655</text:p>
          </table:table-cell>
        </table:table-row>
        <table:table-row>
          <table:table-cell office:value-type="float" office:value="0.02968076641075583">
            <text:p>0,0296807664</text:p>
          </table:table-cell>
          <table:table-cell office:value-type="float" office:value="0.8277189319433043">
            <text:p>0,8277189319</text:p>
          </table:table-cell>
        </table:table-row>
        <table:table-row>
          <table:table-cell office:value-type="float" office:value="0.554740459347223">
            <text:p>0,5547404593</text:p>
          </table:table-cell>
          <table:table-cell office:value-type="float" office:value="0.2551909913627366">
            <text:p>0,255190991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266561588808899">
            <text:p>0,2266561589</text:p>
          </table:table-cell>
          <table:table-cell office:value-type="float" office:value="0.5239158069407367">
            <text:p>0,5239158069</text:p>
          </table:table-cell>
        </table:table-row>
        <table:table-row>
          <table:table-cell office:value-type="float" office:value="0.6156795185753721">
            <text:p>0,6156795186</text:p>
          </table:table-cell>
          <table:table-cell office:value-type="float" office:value="0.21534751732032853">
            <text:p>0,2153475173</text:p>
          </table:table-cell>
        </table:table-row>
        <table:table-row>
          <table:table-cell office:value-type="float" office:value="0.14797915786237542">
            <text:p>0,1479791579</text:p>
          </table:table-cell>
          <table:table-cell office:value-type="float" office:value="0.6153194079988238">
            <text:p>0,615319408</text:p>
          </table:table-cell>
        </table:table-row>
        <table:table-row>
          <table:table-cell office:value-type="float" office:value="0.7805884572927984">
            <text:p>0,7805884573</text:p>
          </table:table-cell>
          <table:table-cell office:value-type="float" office:value="0.11649082783889653">
            <text:p>0,1164908278</text:p>
          </table:table-cell>
        </table:table-row>
        <table:table-row>
          <table:table-cell office:value-type="float" office:value="0.25709399486111845">
            <text:p>0,2570939949</text:p>
          </table:table-cell>
          <table:table-cell office:value-type="float" office:value="0.4929556283113692">
            <text:p>0,4929556283</text:p>
          </table:table-cell>
        </table:table-row>
        <table:table-row>
          <table:table-cell office:value-type="float" office:value="0.554740459347223">
            <text:p>0,5547404593</text:p>
          </table:table-cell>
          <table:table-cell office:value-type="float" office:value="0.2551909913627366">
            <text:p>0,2551909914</text:p>
          </table:table-cell>
        </table:table-row>
        <table:table-row>
          <table:table-cell office:value-type="float" office:value="0.6976929951107586">
            <text:p>0,6976929951</text:p>
          </table:table-cell>
          <table:table-cell office:value-type="float" office:value="0.1647198104164337">
            <text:p>0,1647198104</text:p>
          </table:table-cell>
        </table:table-row>
        <table:table-row>
          <table:table-cell office:value-type="float" office:value="0.9202569248153575">
            <text:p>0,9202569248</text:p>
          </table:table-cell>
          <table:table-cell office:value-type="float" office:value="0.04069977336844255">
            <text:p>0,0406997734</text:p>
          </table:table-cell>
        </table:table-row>
        <table:table-row>
          <table:table-cell office:value-type="float" office:value="0.6867463112080302">
            <text:p>0,6867463112</text:p>
          </table:table-cell>
          <table:table-cell office:value-type="float" office:value="0.17129841848345062">
            <text:p>0,1712984185</text:p>
          </table:table-cell>
        </table:table-row>
        <table:table-row>
          <table:table-cell office:value-type="float" office:value="0.306363933038793">
            <text:p>0,306363933</text:p>
          </table:table-cell>
          <table:table-cell office:value-type="float" office:value="0.4464984796418414">
            <text:p>0,4464984796</text:p>
          </table:table-cell>
        </table:table-row>
        <table:table-row>
          <table:table-cell office:value-type="float" office:value="0.9960618967446093">
            <text:p>0,9960618967</text:p>
          </table:table-cell>
          <table:table-cell office:value-type="float" office:value="0.001970994036441187">
            <text:p>0,001970994</text:p>
          </table:table-cell>
        </table:table-row>
        <table:table-row>
          <table:table-cell office:value-type="float" office:value="0.4696257169715942">
            <text:p>0,469625717</text:p>
          </table:table-cell>
          <table:table-cell office:value-type="float" office:value="0.3147075682808147">
            <text:p>0,3147075683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12974271493318648">
            <text:p>0,1297427149</text:p>
          </table:table-cell>
          <table:table-cell office:value-type="float" office:value="0.6398018393534102">
            <text:p>0,6398018394</text:p>
          </table:table-cell>
        </table:table-row>
        <table:table-row>
          <table:table-cell office:value-type="float" office:value="0.02968076641075583">
            <text:p>0,0296807664</text:p>
          </table:table-cell>
          <table:table-cell office:value-type="float" office:value="0.8277189319433043">
            <text:p>0,8277189319</text:p>
          </table:table-cell>
        </table:table-row>
        <table:table-row>
          <table:table-cell office:value-type="float" office:value="0.053754073116473296">
            <text:p>0,0537540731</text:p>
          </table:table-cell>
          <table:table-cell office:value-type="float" office:value="0.7681507534701195">
            <text:p>0,7681507535</text:p>
          </table:table-cell>
        </table:table-row>
        <table:table-row>
          <table:table-cell office:value-type="float" office:value="0.9057059830098464">
            <text:p>0,905705983</text:p>
          </table:table-cell>
          <table:table-cell office:value-type="float" office:value="0.048314136382258566">
            <text:p>0,048314136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490339592404773">
            <text:p>0,4490339592</text:p>
          </table:table-cell>
          <table:table-cell office:value-type="float" office:value="0.329900037874589">
            <text:p>0,3299000379</text:p>
          </table:table-cell>
        </table:table-row>
        <table:table-row>
          <table:table-cell office:value-type="float" office:value="0.306363933038793">
            <text:p>0,306363933</text:p>
          </table:table-cell>
          <table:table-cell office:value-type="float" office:value="0.4464984796418414">
            <text:p>0,4464984796</text:p>
          </table:table-cell>
        </table:table-row>
        <table:table-row>
          <table:table-cell office:value-type="float" office:value="0.8141745534116371">
            <text:p>0,8141745534</text:p>
          </table:table-cell>
          <table:table-cell office:value-type="float" office:value="0.09768378413571821">
            <text:p>0,0976837841</text:p>
          </table:table-cell>
        </table:table-row>
        <table:table-row>
          <table:table-cell office:value-type="float" office:value="0.053754073116473296">
            <text:p>0,0537540731</text:p>
          </table:table-cell>
          <table:table-cell office:value-type="float" office:value="0.7681507534701195">
            <text:p>0,7681507535</text:p>
          </table:table-cell>
        </table:table-row>
        <table:table-row>
          <table:table-cell office:value-type="float" office:value="0.6156795185753721">
            <text:p>0,6156795186</text:p>
          </table:table-cell>
          <table:table-cell office:value-type="float" office:value="0.21534751732032853">
            <text:p>0,2153475173</text:p>
          </table:table-cell>
        </table:table-row>
        <table:table-row>
          <table:table-cell office:value-type="float" office:value="0.9057059830098464">
            <text:p>0,905705983</text:p>
          </table:table-cell>
          <table:table-cell office:value-type="float" office:value="0.048314136382258566">
            <text:p>0,0483141364</text:p>
          </table:table-cell>
        </table:table-row>
        <table:table-row>
          <table:table-cell office:value-type="float" office:value="0.19632632574565057">
            <text:p>0,1963263257</text:p>
          </table:table-cell>
          <table:table-cell office:value-type="float" office:value="0.5569127334873518">
            <text:p>0,5569127335</text:p>
          </table:table-cell>
        </table:table-row>
        <table:table-row>
          <table:table-cell office:value-type="float" office:value="0.9202569248153575">
            <text:p>0,9202569248</text:p>
          </table:table-cell>
          <table:table-cell office:value-type="float" office:value="0.04069977336844255">
            <text:p>0,0406997734</text:p>
          </table:table-cell>
        </table:table-row>
        <table:table-row>
          <table:table-cell office:value-type="float" office:value="0.9960618967446093">
            <text:p>0,9960618967</text:p>
          </table:table-cell>
          <table:table-cell office:value-type="float" office:value="0.001970994036441187">
            <text:p>0,001970994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6688139415561563">
            <text:p>0,6688139416</text:p>
          </table:table-cell>
          <table:table-cell office:value-type="float" office:value="0.18218954423646783">
            <text:p>0,1821895442</text:p>
          </table:table-cell>
        </table:table-row>
        <table:table-row>
          <table:table-cell office:value-type="float" office:value="0.5207380014681483">
            <text:p>0,5207380015</text:p>
          </table:table-cell>
          <table:table-cell office:value-type="float" office:value="0.27837821438918">
            <text:p>0,2783782144</text:p>
          </table:table-cell>
        </table:table-row>
        <table:table-row>
          <table:table-cell office:value-type="float" office:value="0.14797915786237542">
            <text:p>0,1479791579</text:p>
          </table:table-cell>
          <table:table-cell office:value-type="float" office:value="0.6153194079988238">
            <text:p>0,615319408</text:p>
          </table:table-cell>
        </table:table-row>
        <table:table-row>
          <table:table-cell office:value-type="float" office:value="0.02968076641075583">
            <text:p>0,0296807664</text:p>
          </table:table-cell>
          <table:table-cell office:value-type="float" office:value="0.8277189319433043">
            <text:p>0,8277189319</text:p>
          </table:table-cell>
        </table:table-row>
        <table:table-row>
          <table:table-cell office:value-type="float" office:value="0.25709399486111845">
            <text:p>0,2570939949</text:p>
          </table:table-cell>
          <table:table-cell office:value-type="float" office:value="0.4929556283113692">
            <text:p>0,4929556283</text:p>
          </table:table-cell>
        </table:table-row>
        <table:table-row>
          <table:table-cell office:value-type="float" office:value="0.5659684194080478">
            <text:p>0,5659684194</text:p>
          </table:table-cell>
          <table:table-cell office:value-type="float" office:value="0.24769127387219037">
            <text:p>0,2476912739</text:p>
          </table:table-cell>
        </table:table-row>
        <table:table-row>
          <table:table-cell office:value-type="float" office:value="0.2266561588808899">
            <text:p>0,2266561589</text:p>
          </table:table-cell>
          <table:table-cell office:value-type="float" office:value="0.5239158069407367">
            <text:p>0,523915806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490339592404773">
            <text:p>0,4490339592</text:p>
          </table:table-cell>
          <table:table-cell office:value-type="float" office:value="0.329900037874589">
            <text:p>0,3299000379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7227450426568761">
            <text:p>0,7227450427</text:p>
          </table:table-cell>
          <table:table-cell office:value-type="float" office:value="0.14985586948042973">
            <text:p>0,1498558695</text:p>
          </table:table-cell>
        </table:table-row>
        <table:table-row>
          <table:table-cell office:value-type="float" office:value="0.3501332772255287">
            <text:p>0,3501332772</text:p>
          </table:table-cell>
          <table:table-cell office:value-type="float" office:value="0.4082793925968703">
            <text:p>0,4082793926</text:p>
          </table:table-cell>
        </table:table-row>
        <table:table-row>
          <table:table-cell office:value-type="float" office:value="0.14797915786237542">
            <text:p>0,1479791579</text:p>
          </table:table-cell>
          <table:table-cell office:value-type="float" office:value="0.6153194079988238">
            <text:p>0,615319408</text:p>
          </table:table-cell>
        </table:table-row>
        <table:table-row>
          <table:table-cell office:value-type="float" office:value="0.8141745534116371">
            <text:p>0,8141745534</text:p>
          </table:table-cell>
          <table:table-cell office:value-type="float" office:value="0.09768378413571821">
            <text:p>0,0976837841</text:p>
          </table:table-cell>
        </table:table-row>
        <table:table-row>
          <table:table-cell office:value-type="float" office:value="0.306363933038793">
            <text:p>0,306363933</text:p>
          </table:table-cell>
          <table:table-cell office:value-type="float" office:value="0.4464984796418414">
            <text:p>0,4464984796</text:p>
          </table:table-cell>
        </table:table-row>
        <table:table-row>
          <table:table-cell office:value-type="float" office:value="0.5659684194080478">
            <text:p>0,5659684194</text:p>
          </table:table-cell>
          <table:table-cell office:value-type="float" office:value="0.24769127387219037">
            <text:p>0,2476912739</text:p>
          </table:table-cell>
        </table:table-row>
        <table:table-row>
          <table:table-cell office:value-type="float" office:value="0.9202569248153575">
            <text:p>0,9202569248</text:p>
          </table:table-cell>
          <table:table-cell office:value-type="float" office:value="0.04069977336844255">
            <text:p>0,0406997734</text:p>
          </table:table-cell>
        </table:table-row>
        <table:table-row>
          <table:table-cell office:value-type="float" office:value="0.5038758151972744">
            <text:p>0,5038758152</text:p>
          </table:table-cell>
          <table:table-cell office:value-type="float" office:value="0.29015789417837823">
            <text:p>0,2901578942</text:p>
          </table:table-cell>
        </table:table-row>
        <table:table-row>
          <table:table-cell office:value-type="float" office:value="0.9057059830098464">
            <text:p>0,905705983</text:p>
          </table:table-cell>
          <table:table-cell office:value-type="float" office:value="0.048314136382258566">
            <text:p>0,0483141364</text:p>
          </table:table-cell>
        </table:table-row>
        <table:table-row>
          <table:table-cell office:value-type="float" office:value="0.25709399486111845">
            <text:p>0,2570939949</text:p>
          </table:table-cell>
          <table:table-cell office:value-type="float" office:value="0.4929556283113692">
            <text:p>0,4929556283</text:p>
          </table:table-cell>
        </table:table-row>
        <table:table-row>
          <table:table-cell office:value-type="float" office:value="0.9960618967446093">
            <text:p>0,9960618967</text:p>
          </table:table-cell>
          <table:table-cell office:value-type="float" office:value="0.001970994036441187">
            <text:p>0,001970994</text:p>
          </table:table-cell>
        </table:table-row>
        <table:table-row>
          <table:table-cell office:value-type="float" office:value="0.02968076641075583">
            <text:p>0,0296807664</text:p>
          </table:table-cell>
          <table:table-cell office:value-type="float" office:value="0.8277189319433043">
            <text:p>0,8277189319</text:p>
          </table:table-cell>
        </table:table-row>
        <table:table-row>
          <table:table-cell office:value-type="float" office:value="0.8409696924850069">
            <text:p>0,8409696925</text:p>
          </table:table-cell>
          <table:table-cell office:value-type="float" office:value="0.08295600297204564">
            <text:p>0,082956003</text:p>
          </table:table-cell>
        </table:table-row>
        <table:table-row>
          <table:table-cell office:value-type="float" office:value="0.056232306165611354">
            <text:p>0,0562323062</text:p>
          </table:table-cell>
          <table:table-cell office:value-type="float" office:value="0.7628664802993652">
            <text:p>0,7628664803</text:p>
          </table:table-cell>
        </table:table-row>
        <table:table-row>
          <table:table-cell office:value-type="float" office:value="0.053754073116473296">
            <text:p>0,0537540731</text:p>
          </table:table-cell>
          <table:table-cell office:value-type="float" office:value="0.7681507534701195">
            <text:p>0,768150753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5709399486111845">
            <text:p>0,2570939949</text:p>
          </table:table-cell>
          <table:table-cell office:value-type="float" office:value="0.4929556283113692">
            <text:p>0,4929556283</text:p>
          </table:table-cell>
        </table:table-row>
        <table:table-row>
          <table:table-cell office:value-type="float" office:value="0.19032229391746275">
            <text:p>0,1903222939</text:p>
          </table:table-cell>
          <table:table-cell office:value-type="float" office:value="0.5637405658126546">
            <text:p>0,5637405658</text:p>
          </table:table-cell>
        </table:table-row>
        <table:table-row>
          <table:table-cell office:value-type="float" office:value="0.5659684194080478">
            <text:p>0,5659684194</text:p>
          </table:table-cell>
          <table:table-cell office:value-type="float" office:value="0.24769127387219037">
            <text:p>0,2476912739</text:p>
          </table:table-cell>
        </table:table-row>
        <table:table-row>
          <table:table-cell office:value-type="float" office:value="0.6438059046313381">
            <text:p>0,6438059046</text:p>
          </table:table-cell>
          <table:table-cell office:value-type="float" office:value="0.19762483548446108">
            <text:p>0,1976248355</text:p>
          </table:table-cell>
        </table:table-row>
        <table:table-row>
          <table:table-cell office:value-type="float" office:value="0.3501332772255287">
            <text:p>0,3501332772</text:p>
          </table:table-cell>
          <table:table-cell office:value-type="float" office:value="0.4082793925968703">
            <text:p>0,4082793926</text:p>
          </table:table-cell>
        </table:table-row>
        <table:table-row>
          <table:table-cell office:value-type="float" office:value="0.729920928030352">
            <text:p>0,729920928</text:p>
          </table:table-cell>
          <table:table-cell office:value-type="float" office:value="0.14564590009156508">
            <text:p>0,1456459001</text:p>
          </table:table-cell>
        </table:table-row>
        <table:table-row>
          <table:table-cell office:value-type="float" office:value="0.4490339592404773">
            <text:p>0,4490339592</text:p>
          </table:table-cell>
          <table:table-cell office:value-type="float" office:value="0.329900037874589">
            <text:p>0,3299000379</text:p>
          </table:table-cell>
        </table:table-row>
        <table:table-row>
          <table:table-cell office:value-type="float" office:value="0.8074201231814288">
            <text:p>0,8074201232</text:p>
          </table:table-cell>
          <table:table-cell office:value-type="float" office:value="0.1014344079693299">
            <text:p>0,101434408</text:p>
          </table:table-cell>
        </table:table-row>
        <table:table-row>
          <table:table-cell office:value-type="float" office:value="0.6823578259357495">
            <text:p>0,6823578259</text:p>
          </table:table-cell>
          <table:table-cell office:value-type="float" office:value="0.1739504700468928">
            <text:p>0,17395047</text:p>
          </table:table-cell>
        </table:table-row>
        <table:table-row>
          <table:table-cell office:value-type="float" office:value="0.8409696924850069">
            <text:p>0,8409696925</text:p>
          </table:table-cell>
          <table:table-cell office:value-type="float" office:value="0.08295600297204564">
            <text:p>0,082956003</text:p>
          </table:table-cell>
        </table:table-row>
        <table:table-row>
          <table:table-cell office:value-type="float" office:value="0.10043377011313638">
            <text:p>0,1004337701</text:p>
          </table:table-cell>
          <table:table-cell office:value-type="float" office:value="0.6830871253591353">
            <text:p>0,6830871254</text:p>
          </table:table-cell>
        </table:table-row>
        <table:table-row>
          <table:table-cell office:value-type="float" office:value="0.306363933038793">
            <text:p>0,306363933</text:p>
          </table:table-cell>
          <table:table-cell office:value-type="float" office:value="0.4464984796418414">
            <text:p>0,4464984796</text:p>
          </table:table-cell>
        </table:table-row>
        <table:table-row>
          <table:table-cell office:value-type="float" office:value="0.02968076641075583">
            <text:p>0,0296807664</text:p>
          </table:table-cell>
          <table:table-cell office:value-type="float" office:value="0.8277189319433043">
            <text:p>0,8277189319</text:p>
          </table:table-cell>
        </table:table-row>
        <table:table-row>
          <table:table-cell office:value-type="float" office:value="0.40601006522974453">
            <text:p>0,4060100652</text:p>
          </table:table-cell>
          <table:table-cell office:value-type="float" office:value="0.36281080891956075">
            <text:p>0,3628108089</text:p>
          </table:table-cell>
        </table:table-row>
        <table:table-row>
          <table:table-cell office:value-type="float" office:value="0.5178394735842894">
            <text:p>0,5178394736</text:p>
          </table:table-cell>
          <table:table-cell office:value-type="float" office:value="0.2803893597338284">
            <text:p>0,2803893597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14797915786237542">
            <text:p>0,1479791579</text:p>
          </table:table-cell>
          <table:table-cell office:value-type="float" office:value="0.6153194079988238">
            <text:p>0,61531940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409696924850069">
            <text:p>0,8409696925</text:p>
          </table:table-cell>
          <table:table-cell office:value-type="float" office:value="0.08295600297204564">
            <text:p>0,082956003</text:p>
          </table:table-cell>
        </table:table-row>
        <table:table-row>
          <table:table-cell office:value-type="float" office:value="0.02968076641075583">
            <text:p>0,0296807664</text:p>
          </table:table-cell>
          <table:table-cell office:value-type="float" office:value="0.8277189319433043">
            <text:p>0,8277189319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5659684194080478">
            <text:p>0,5659684194</text:p>
          </table:table-cell>
          <table:table-cell office:value-type="float" office:value="0.24769127387219037">
            <text:p>0,2476912739</text:p>
          </table:table-cell>
        </table:table-row>
        <table:table-row>
          <table:table-cell office:value-type="float" office:value="0.6823578259357495">
            <text:p>0,6823578259</text:p>
          </table:table-cell>
          <table:table-cell office:value-type="float" office:value="0.1739504700468928">
            <text:p>0,17395047</text:p>
          </table:table-cell>
        </table:table-row>
        <table:table-row>
          <table:table-cell office:value-type="float" office:value="0.40601006522974453">
            <text:p>0,4060100652</text:p>
          </table:table-cell>
          <table:table-cell office:value-type="float" office:value="0.36281080891956075">
            <text:p>0,3628108089</text:p>
          </table:table-cell>
        </table:table-row>
        <table:table-row>
          <table:table-cell office:value-type="float" office:value="0.21323147087576438">
            <text:p>0,2132314709</text:p>
          </table:table-cell>
          <table:table-cell office:value-type="float" office:value="0.5382300671592353">
            <text:p>0,5382300672</text:p>
          </table:table-cell>
        </table:table-row>
        <table:table-row>
          <table:table-cell office:value-type="float" office:value="0.6086712463107091">
            <text:p>0,6086712463</text:p>
          </table:table-cell>
          <table:table-cell office:value-type="float" office:value="0.2198261435354879">
            <text:p>0,2198261435</text:p>
          </table:table-cell>
        </table:table-row>
        <table:table-row>
          <table:table-cell office:value-type="float" office:value="0.14797915786237542">
            <text:p>0,1479791579</text:p>
          </table:table-cell>
          <table:table-cell office:value-type="float" office:value="0.6153194079988238">
            <text:p>0,615319408</text:p>
          </table:table-cell>
        </table:table-row>
        <table:table-row>
          <table:table-cell office:value-type="float" office:value="0.306363933038793">
            <text:p>0,306363933</text:p>
          </table:table-cell>
          <table:table-cell office:value-type="float" office:value="0.4464984796418414">
            <text:p>0,4464984796</text:p>
          </table:table-cell>
        </table:table-row>
        <table:table-row>
          <table:table-cell office:value-type="float" office:value="0.13652667458651263">
            <text:p>0,1365266746</text:p>
          </table:table-cell>
          <table:table-cell office:value-type="float" office:value="0.6305048382096017">
            <text:p>0,6305048382</text:p>
          </table:table-cell>
        </table:table-row>
        <table:table-row>
          <table:table-cell office:value-type="float" office:value="0.729920928030352">
            <text:p>0,729920928</text:p>
          </table:table-cell>
          <table:table-cell office:value-type="float" office:value="0.14564590009156508">
            <text:p>0,1456459001</text:p>
          </table:table-cell>
        </table:table-row>
        <table:table-row>
          <table:table-cell office:value-type="float" office:value="0.8074201231814288">
            <text:p>0,8074201232</text:p>
          </table:table-cell>
          <table:table-cell office:value-type="float" office:value="0.1014344079693299">
            <text:p>0,101434408</text:p>
          </table:table-cell>
        </table:table-row>
        <table:table-row>
          <table:table-cell office:value-type="float" office:value="0.3611296606849169">
            <text:p>0,3611296607</text:p>
          </table:table-cell>
          <table:table-cell office:value-type="float" office:value="0.3990593534425243">
            <text:p>0,3990593534</text:p>
          </table:table-cell>
        </table:table-row>
        <table:table-row>
          <table:table-cell office:value-type="float" office:value="0.19032229391746275">
            <text:p>0,1903222939</text:p>
          </table:table-cell>
          <table:table-cell office:value-type="float" office:value="0.5637405658126546">
            <text:p>0,5637405658</text:p>
          </table:table-cell>
        </table:table-row>
        <table:table-row>
          <table:table-cell office:value-type="float" office:value="0.26889041190485924">
            <text:p>0,2688904119</text:p>
          </table:table-cell>
          <table:table-cell office:value-type="float" office:value="0.4814535585843258">
            <text:p>0,4814535586</text:p>
          </table:table-cell>
        </table:table-row>
        <table:table-row>
          <table:table-cell office:value-type="float" office:value="0.7730955903384071">
            <text:p>0,7730955903</text:p>
          </table:table-cell>
          <table:table-cell office:value-type="float" office:value="0.12074145421360438">
            <text:p>0,120741454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7670239721359275">
            <text:p>0,4767023972</text:p>
          </table:table-cell>
          <table:table-cell office:value-type="float" office:value="0.30956361827204326">
            <text:p>0,3095636183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5659684194080478">
            <text:p>0,5659684194</text:p>
          </table:table-cell>
          <table:table-cell office:value-type="float" office:value="0.24769127387219037">
            <text:p>0,2476912739</text:p>
          </table:table-cell>
        </table:table-row>
        <table:table-row>
          <table:table-cell office:value-type="float" office:value="0.02968076641075583">
            <text:p>0,0296807664</text:p>
          </table:table-cell>
          <table:table-cell office:value-type="float" office:value="0.8277189319433043">
            <text:p>0,8277189319</text:p>
          </table:table-cell>
        </table:table-row>
        <table:table-row>
          <table:table-cell office:value-type="float" office:value="0.306363933038793">
            <text:p>0,306363933</text:p>
          </table:table-cell>
          <table:table-cell office:value-type="float" office:value="0.4464984796418414">
            <text:p>0,4464984796</text:p>
          </table:table-cell>
        </table:table-row>
        <table:table-row>
          <table:table-cell office:value-type="float" office:value="0.8409696924850069">
            <text:p>0,8409696925</text:p>
          </table:table-cell>
          <table:table-cell office:value-type="float" office:value="0.08295600297204564">
            <text:p>0,082956003</text:p>
          </table:table-cell>
        </table:table-row>
        <table:table-row>
          <table:table-cell office:value-type="float" office:value="0.9068444770281037">
            <text:p>0,906844477</text:p>
          </table:table-cell>
          <table:table-cell office:value-type="float" office:value="0.047716178322815495">
            <text:p>0,0477161783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19032229391746275">
            <text:p>0,1903222939</text:p>
          </table:table-cell>
          <table:table-cell office:value-type="float" office:value="0.5637405658126546">
            <text:p>0,5637405658</text:p>
          </table:table-cell>
        </table:table-row>
        <table:table-row>
          <table:table-cell office:value-type="float" office:value="0.426748174100692">
            <text:p>0,4267481741</text:p>
          </table:table-cell>
          <table:table-cell office:value-type="float" office:value="0.3467403471048499">
            <text:p>0,3467403471</text:p>
          </table:table-cell>
        </table:table-row>
        <table:table-row>
          <table:table-cell office:value-type="float" office:value="0.22857531407488285">
            <text:p>0,2285753141</text:p>
          </table:table-cell>
          <table:table-cell office:value-type="float" office:value="0.5219044927267327">
            <text:p>0,5219044927</text:p>
          </table:table-cell>
        </table:table-row>
        <table:table-row>
          <table:table-cell office:value-type="float" office:value="0.3611296606849169">
            <text:p>0,3611296607</text:p>
          </table:table-cell>
          <table:table-cell office:value-type="float" office:value="0.3990593534425243">
            <text:p>0,3990593534</text:p>
          </table:table-cell>
        </table:table-row>
        <table:table-row>
          <table:table-cell office:value-type="float" office:value="0.632523454411534">
            <text:p>0,6325234544</text:p>
          </table:table-cell>
          <table:table-cell office:value-type="float" office:value="0.20468656844516075">
            <text:p>0,2046865684</text:p>
          </table:table-cell>
        </table:table-row>
        <table:table-row>
          <table:table-cell office:value-type="float" office:value="0.6823578259357495">
            <text:p>0,6823578259</text:p>
          </table:table-cell>
          <table:table-cell office:value-type="float" office:value="0.1739504700468928">
            <text:p>0,17395047</text:p>
          </table:table-cell>
        </table:table-row>
        <table:table-row>
          <table:table-cell office:value-type="float" office:value="0.14797915786237542">
            <text:p>0,1479791579</text:p>
          </table:table-cell>
          <table:table-cell office:value-type="float" office:value="0.6153194079988238">
            <text:p>0,615319408</text:p>
          </table:table-cell>
        </table:table-row>
        <table:table-row>
          <table:table-cell office:value-type="float" office:value="0.26889041190485924">
            <text:p>0,2688904119</text:p>
          </table:table-cell>
          <table:table-cell office:value-type="float" office:value="0.4814535585843258">
            <text:p>0,4814535586</text:p>
          </table:table-cell>
        </table:table-row>
        <table:table-row>
          <table:table-cell office:value-type="float" office:value="0.7730955903384071">
            <text:p>0,7730955903</text:p>
          </table:table-cell>
          <table:table-cell office:value-type="float" office:value="0.12074145421360438">
            <text:p>0,120741454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8409696924850069">
            <text:p>0,8409696925</text:p>
          </table:table-cell>
          <table:table-cell office:value-type="float" office:value="0.08295600297204564">
            <text:p>0,082956003</text:p>
          </table:table-cell>
        </table:table-row>
        <table:table-row>
          <table:table-cell office:value-type="float" office:value="0.04614874287671601">
            <text:p>0,0461487429</text:p>
          </table:table-cell>
          <table:table-cell office:value-type="float" office:value="0.7851774153476502">
            <text:p>0,7851774153</text:p>
          </table:table-cell>
        </table:table-row>
        <table:table-row>
          <table:table-cell office:value-type="float" office:value="0.22857531407488285">
            <text:p>0,2285753141</text:p>
          </table:table-cell>
          <table:table-cell office:value-type="float" office:value="0.5219044927267327">
            <text:p>0,5219044927</text:p>
          </table:table-cell>
        </table:table-row>
        <table:table-row>
          <table:table-cell office:value-type="float" office:value="0.26889041190485924">
            <text:p>0,2688904119</text:p>
          </table:table-cell>
          <table:table-cell office:value-type="float" office:value="0.4814535585843258">
            <text:p>0,4814535586</text:p>
          </table:table-cell>
        </table:table-row>
        <table:table-row>
          <table:table-cell office:value-type="float" office:value="0.7730955903384071">
            <text:p>0,7730955903</text:p>
          </table:table-cell>
          <table:table-cell office:value-type="float" office:value="0.12074145421360438">
            <text:p>0,1207414542</text:p>
          </table:table-cell>
        </table:table-row>
        <table:table-row>
          <table:table-cell office:value-type="float" office:value="0.4958817187498731">
            <text:p>0,4958817187</text:p>
          </table:table-cell>
          <table:table-cell office:value-type="float" office:value="0.2958113045852887">
            <text:p>0,2958113046</text:p>
          </table:table-cell>
        </table:table-row>
        <table:table-row>
          <table:table-cell office:value-type="float" office:value="0.12524902018361997">
            <text:p>0,1252490202</text:p>
          </table:table-cell>
          <table:table-cell office:value-type="float" office:value="0.6460946169049981">
            <text:p>0,6460946169</text:p>
          </table:table-cell>
        </table:table-row>
        <table:table-row>
          <table:table-cell office:value-type="float" office:value="0.7464065399575044">
            <text:p>0,74640654</text:p>
          </table:table-cell>
          <table:table-cell office:value-type="float" office:value="0.13605177240907285">
            <text:p>0,1360517724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14797915786237542">
            <text:p>0,1479791579</text:p>
          </table:table-cell>
          <table:table-cell office:value-type="float" office:value="0.6153194079988238">
            <text:p>0,615319408</text:p>
          </table:table-cell>
        </table:table-row>
        <table:table-row>
          <table:table-cell office:value-type="float" office:value="0.6823578259357495">
            <text:p>0,6823578259</text:p>
          </table:table-cell>
          <table:table-cell office:value-type="float" office:value="0.1739504700468928">
            <text:p>0,17395047</text:p>
          </table:table-cell>
        </table:table-row>
        <table:table-row>
          <table:table-cell office:value-type="float" office:value="0.5621844624307039">
            <text:p>0,5621844624</text:p>
          </table:table-cell>
          <table:table-cell office:value-type="float" office:value="0.2502103878882398">
            <text:p>0,2502103879</text:p>
          </table:table-cell>
        </table:table-row>
        <table:table-row>
          <table:table-cell office:value-type="float" office:value="0.3972559343602594">
            <text:p>0,3972559344</text:p>
          </table:table-cell>
          <table:table-cell office:value-type="float" office:value="0.3697175757168384">
            <text:p>0,3697175757</text:p>
          </table:table-cell>
        </table:table-row>
        <table:table-row>
          <table:table-cell office:value-type="float" office:value="0.6182232288040306">
            <text:p>0,6182232288</text:p>
          </table:table-cell>
          <table:table-cell office:value-type="float" office:value="0.21372827292084917">
            <text:p>0,2137282729</text:p>
          </table:table-cell>
        </table:table-row>
        <table:table-row>
          <table:table-cell office:value-type="float" office:value="0.898530123733629">
            <text:p>0,8985301237</text:p>
          </table:table-cell>
          <table:table-cell office:value-type="float" office:value="0.05209171132771029">
            <text:p>0,0520917113</text:p>
          </table:table-cell>
        </table:table-row>
        <table:table-row>
          <table:table-cell office:value-type="float" office:value="0.3483448454550201">
            <text:p>0,3483448455</text:p>
          </table:table-cell>
          <table:table-cell office:value-type="float" office:value="0.40979254032584433">
            <text:p>0,409792540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4614874287671601">
            <text:p>0,0461487429</text:p>
          </table:table-cell>
          <table:table-cell office:value-type="float" office:value="0.7851774153476502">
            <text:p>0,7851774153</text:p>
          </table:table-cell>
        </table:table-row>
        <table:table-row>
          <table:table-cell office:value-type="float" office:value="0.19805791556265484">
            <text:p>0,1980579156</text:p>
          </table:table-cell>
          <table:table-cell office:value-type="float" office:value="0.5549630177584621">
            <text:p>0,5549630178</text:p>
          </table:table-cell>
        </table:table-row>
        <table:table-row>
          <table:table-cell office:value-type="float" office:value="0.5621844624307039">
            <text:p>0,5621844624</text:p>
          </table:table-cell>
          <table:table-cell office:value-type="float" office:value="0.2502103878882398">
            <text:p>0,2502103879</text:p>
          </table:table-cell>
        </table:table-row>
        <table:table-row>
          <table:table-cell office:value-type="float" office:value="0.22857531407488285">
            <text:p>0,2285753141</text:p>
          </table:table-cell>
          <table:table-cell office:value-type="float" office:value="0.5219044927267327">
            <text:p>0,5219044927</text:p>
          </table:table-cell>
        </table:table-row>
        <table:table-row>
          <table:table-cell office:value-type="float" office:value="0.14797915786237542">
            <text:p>0,1479791579</text:p>
          </table:table-cell>
          <table:table-cell office:value-type="float" office:value="0.6153194079988238">
            <text:p>0,615319408</text:p>
          </table:table-cell>
        </table:table-row>
        <table:table-row>
          <table:table-cell office:value-type="float" office:value="0.8409696924850069">
            <text:p>0,8409696925</text:p>
          </table:table-cell>
          <table:table-cell office:value-type="float" office:value="0.08295600297204564">
            <text:p>0,082956003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6823578259357495">
            <text:p>0,6823578259</text:p>
          </table:table-cell>
          <table:table-cell office:value-type="float" office:value="0.1739504700468928">
            <text:p>0,17395047</text:p>
          </table:table-cell>
        </table:table-row>
        <table:table-row>
          <table:table-cell office:value-type="float" office:value="0.12524902018361997">
            <text:p>0,1252490202</text:p>
          </table:table-cell>
          <table:table-cell office:value-type="float" office:value="0.6460946169049981">
            <text:p>0,6460946169</text:p>
          </table:table-cell>
        </table:table-row>
        <table:table-row>
          <table:table-cell office:value-type="float" office:value="0.898530123733629">
            <text:p>0,8985301237</text:p>
          </table:table-cell>
          <table:table-cell office:value-type="float" office:value="0.05209171132771029">
            <text:p>0,0520917113</text:p>
          </table:table-cell>
        </table:table-row>
        <table:table-row>
          <table:table-cell office:value-type="float" office:value="0.5209403388634226">
            <text:p>0,5209403389</text:p>
          </table:table-cell>
          <table:table-cell office:value-type="float" office:value="0.27823803171445605">
            <text:p>0,2782380317</text:p>
          </table:table-cell>
        </table:table-row>
        <table:table-row>
          <table:table-cell office:value-type="float" office:value="0.7464065399575044">
            <text:p>0,74640654</text:p>
          </table:table-cell>
          <table:table-cell office:value-type="float" office:value="0.13605177240907285">
            <text:p>0,1360517724</text:p>
          </table:table-cell>
        </table:table-row>
        <table:table-row>
          <table:table-cell office:value-type="float" office:value="0.3191379034775924">
            <text:p>0,3191379035</text:p>
          </table:table-cell>
          <table:table-cell office:value-type="float" office:value="0.43507708182656246">
            <text:p>0,4350770818</text:p>
          </table:table-cell>
        </table:table-row>
        <table:table-row>
          <table:table-cell office:value-type="float" office:value="0.8124050377548537">
            <text:p>0,8124050378</text:p>
          </table:table-cell>
          <table:table-cell office:value-type="float" office:value="0.09866485824924498">
            <text:p>0,0986648582</text:p>
          </table:table-cell>
        </table:table-row>
        <table:table-row>
          <table:table-cell office:value-type="float" office:value="0.448408914157129">
            <text:p>0,4484089142</text:p>
          </table:table-cell>
          <table:table-cell office:value-type="float" office:value="0.33036658225777815">
            <text:p>0,3303665823</text:p>
          </table:table-cell>
        </table:table-row>
        <table:table-row>
          <table:table-cell office:value-type="float" office:value="0.26889041190485924">
            <text:p>0,2688904119</text:p>
          </table:table-cell>
          <table:table-cell office:value-type="float" office:value="0.4814535585843258">
            <text:p>0,48145355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815172637309958">
            <text:p>0,3815172637</text:p>
          </table:table-cell>
          <table:table-cell office:value-type="float" office:value="0.3823291623113523">
            <text:p>0,3823291623</text:p>
          </table:table-cell>
        </table:table-row>
        <table:table-row>
          <table:table-cell office:value-type="float" office:value="0.26889041190485924">
            <text:p>0,2688904119</text:p>
          </table:table-cell>
          <table:table-cell office:value-type="float" office:value="0.4814535585843258">
            <text:p>0,4814535586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6823578259357495">
            <text:p>0,6823578259</text:p>
          </table:table-cell>
          <table:table-cell office:value-type="float" office:value="0.1739504700468928">
            <text:p>0,17395047</text:p>
          </table:table-cell>
        </table:table-row>
        <table:table-row>
          <table:table-cell office:value-type="float" office:value="0.6229023321915481">
            <text:p>0,6229023322</text:p>
          </table:table-cell>
          <table:table-cell office:value-type="float" office:value="0.21075838161463623">
            <text:p>0,2107583816</text:p>
          </table:table-cell>
        </table:table-row>
        <table:table-row>
          <table:table-cell office:value-type="float" office:value="0.5621844624307039">
            <text:p>0,5621844624</text:p>
          </table:table-cell>
          <table:table-cell office:value-type="float" office:value="0.2502103878882398">
            <text:p>0,2502103879</text:p>
          </table:table-cell>
        </table:table-row>
        <table:table-row>
          <table:table-cell office:value-type="float" office:value="0.3191379034775924">
            <text:p>0,3191379035</text:p>
          </table:table-cell>
          <table:table-cell office:value-type="float" office:value="0.43507708182656246">
            <text:p>0,4350770818</text:p>
          </table:table-cell>
        </table:table-row>
        <table:table-row>
          <table:table-cell office:value-type="float" office:value="0.053670118383798204">
            <text:p>0,0536701184</text:p>
          </table:table-cell>
          <table:table-cell office:value-type="float" office:value="0.7683318787925317">
            <text:p>0,7683318788</text:p>
          </table:table-cell>
        </table:table-row>
        <table:table-row>
          <table:table-cell office:value-type="float" office:value="0.4379463562534757">
            <text:p>0,4379463563</text:p>
          </table:table-cell>
          <table:table-cell office:value-type="float" office:value="0.33822484463869773">
            <text:p>0,3382248446</text:p>
          </table:table-cell>
        </table:table-row>
        <table:table-row>
          <table:table-cell office:value-type="float" office:value="0.8409696924850069">
            <text:p>0,8409696925</text:p>
          </table:table-cell>
          <table:table-cell office:value-type="float" office:value="0.08295600297204564">
            <text:p>0,082956003</text:p>
          </table:table-cell>
        </table:table-row>
        <table:table-row>
          <table:table-cell office:value-type="float" office:value="0.3357820623309925">
            <text:p>0,3357820623</text:p>
          </table:table-cell>
          <table:table-cell office:value-type="float" office:value="0.4205329497452055">
            <text:p>0,4205329497</text:p>
          </table:table-cell>
        </table:table-row>
        <table:table-row>
          <table:table-cell office:value-type="float" office:value="0.16499825598226744">
            <text:p>0,164998256</text:p>
          </table:table-cell>
          <table:table-cell office:value-type="float" office:value="0.5938002265113046">
            <text:p>0,5938002265</text:p>
          </table:table-cell>
        </table:table-row>
        <table:table-row>
          <table:table-cell office:value-type="float" office:value="0.19805791556265484">
            <text:p>0,1980579156</text:p>
          </table:table-cell>
          <table:table-cell office:value-type="float" office:value="0.5549630177584621">
            <text:p>0,5549630178</text:p>
          </table:table-cell>
        </table:table-row>
        <table:table-row>
          <table:table-cell office:value-type="float" office:value="0.4923784049990583">
            <text:p>0,492378405</text:p>
          </table:table-cell>
          <table:table-cell office:value-type="float" office:value="0.2983031958181238">
            <text:p>0,2983031958</text:p>
          </table:table-cell>
        </table:table-row>
        <table:table-row>
          <table:table-cell office:value-type="float" office:value="0.7757218762383933">
            <text:p>0,7757218762</text:p>
          </table:table-cell>
          <table:table-cell office:value-type="float" office:value="0.11924925419367749">
            <text:p>0,1192492542</text:p>
          </table:table-cell>
        </table:table-row>
        <table:table-row>
          <table:table-cell office:value-type="float" office:value="0.8124050377548537">
            <text:p>0,8124050378</text:p>
          </table:table-cell>
          <table:table-cell office:value-type="float" office:value="0.09866485824924498">
            <text:p>0,098664858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4923784049990583">
            <text:p>0,492378405</text:p>
          </table:table-cell>
          <table:table-cell office:value-type="float" office:value="0.2983031958181238">
            <text:p>0,2983031958</text:p>
          </table:table-cell>
        </table:table-row>
        <table:table-row>
          <table:table-cell office:value-type="float" office:value="0.053670118383798204">
            <text:p>0,0536701184</text:p>
          </table:table-cell>
          <table:table-cell office:value-type="float" office:value="0.7683318787925317">
            <text:p>0,7683318788</text:p>
          </table:table-cell>
        </table:table-row>
        <table:table-row>
          <table:table-cell office:value-type="float" office:value="0.5621844624307039">
            <text:p>0,5621844624</text:p>
          </table:table-cell>
          <table:table-cell office:value-type="float" office:value="0.2502103878882398">
            <text:p>0,2502103879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16052606360986912">
            <text:p>0,1605260636</text:p>
          </table:table-cell>
          <table:table-cell office:value-type="float" office:value="0.5993429601144276">
            <text:p>0,5993429601</text:p>
          </table:table-cell>
        </table:table-row>
        <table:table-row>
          <table:table-cell office:value-type="float" office:value="0.69025609775138">
            <text:p>0,6902560978</text:p>
          </table:table-cell>
          <table:table-cell office:value-type="float" office:value="0.1691834752778566">
            <text:p>0,1691834753</text:p>
          </table:table-cell>
        </table:table-row>
        <table:table-row>
          <table:table-cell office:value-type="float" office:value="0.8478051058895312">
            <text:p>0,8478051059</text:p>
          </table:table-cell>
          <table:table-cell office:value-type="float" office:value="0.07923667216296504">
            <text:p>0,0792366722</text:p>
          </table:table-cell>
        </table:table-row>
        <table:table-row>
          <table:table-cell office:value-type="float" office:value="0.7750972263020169">
            <text:p>0,7750972263</text:p>
          </table:table-cell>
          <table:table-cell office:value-type="float" office:value="0.11960393782001899">
            <text:p>0,1196039378</text:p>
          </table:table-cell>
        </table:table-row>
        <table:table-row>
          <table:table-cell office:value-type="float" office:value="0.3815172637309958">
            <text:p>0,3815172637</text:p>
          </table:table-cell>
          <table:table-cell office:value-type="float" office:value="0.3823291623113523">
            <text:p>0,3823291623</text:p>
          </table:table-cell>
        </table:table-row>
        <table:table-row>
          <table:table-cell office:value-type="float" office:value="0.4379463562534757">
            <text:p>0,4379463563</text:p>
          </table:table-cell>
          <table:table-cell office:value-type="float" office:value="0.33822484463869773">
            <text:p>0,3382248446</text:p>
          </table:table-cell>
        </table:table-row>
        <table:table-row>
          <table:table-cell office:value-type="float" office:value="0.2599386702321866">
            <text:p>0,2599386702</text:p>
          </table:table-cell>
          <table:table-cell office:value-type="float" office:value="0.4901581909727424">
            <text:p>0,490158191</text:p>
          </table:table-cell>
        </table:table-row>
        <table:table-row>
          <table:table-cell office:value-type="float" office:value="0.19805791556265484">
            <text:p>0,1980579156</text:p>
          </table:table-cell>
          <table:table-cell office:value-type="float" office:value="0.5549630177584621">
            <text:p>0,5549630178</text:p>
          </table:table-cell>
        </table:table-row>
        <table:table-row>
          <table:table-cell office:value-type="float" office:value="0.6046622641623328">
            <text:p>0,6046622642</text:p>
          </table:table-cell>
          <table:table-cell office:value-type="float" office:value="0.2223996758216128">
            <text:p>0,2223996758</text:p>
          </table:table-cell>
        </table:table-row>
        <table:table-row>
          <table:table-cell office:value-type="float" office:value="0.9705261115074114">
            <text:p>0,9705261115</text:p>
          </table:table-cell>
          <table:table-cell office:value-type="float" office:value="0.014847163376457861">
            <text:p>0,0148471634</text:p>
          </table:table-cell>
        </table:table-row>
        <table:table-row>
          <table:table-cell office:value-type="float" office:value="0.2849368392314745">
            <text:p>0,2849368392</text:p>
          </table:table-cell>
          <table:table-cell office:value-type="float" office:value="0.4662052461559083">
            <text:p>0,4662052462</text:p>
          </table:table-cell>
        </table:table-row>
        <table:table-row>
          <table:table-cell office:value-type="float" office:value="0.21584347908178542">
            <text:p>0,2158434791</text:p>
          </table:table-cell>
          <table:table-cell office:value-type="float" office:value="0.5354104186684925">
            <text:p>0,535410418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046622641623328">
            <text:p>0,6046622642</text:p>
          </table:table-cell>
          <table:table-cell office:value-type="float" office:value="0.2223996758216128">
            <text:p>0,2223996758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69025609775138">
            <text:p>0,6902560978</text:p>
          </table:table-cell>
          <table:table-cell office:value-type="float" office:value="0.1691834752778566">
            <text:p>0,1691834753</text:p>
          </table:table-cell>
        </table:table-row>
        <table:table-row>
          <table:table-cell office:value-type="float" office:value="0.31364986767858094">
            <text:p>0,3136498677</text:p>
          </table:table-cell>
          <table:table-cell office:value-type="float" office:value="0.4399554770568853">
            <text:p>0,4399554771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16052606360986912">
            <text:p>0,1605260636</text:p>
          </table:table-cell>
          <table:table-cell office:value-type="float" office:value="0.5993429601144276">
            <text:p>0,5993429601</text:p>
          </table:table-cell>
        </table:table-row>
        <table:table-row>
          <table:table-cell office:value-type="float" office:value="0.8478051058895312">
            <text:p>0,8478051059</text:p>
          </table:table-cell>
          <table:table-cell office:value-type="float" office:value="0.07923667216296504">
            <text:p>0,0792366722</text:p>
          </table:table-cell>
        </table:table-row>
        <table:table-row>
          <table:table-cell office:value-type="float" office:value="0.4379463562534757">
            <text:p>0,4379463563</text:p>
          </table:table-cell>
          <table:table-cell office:value-type="float" office:value="0.33822484463869773">
            <text:p>0,3382248446</text:p>
          </table:table-cell>
        </table:table-row>
        <table:table-row>
          <table:table-cell office:value-type="float" office:value="0.053670118383798204">
            <text:p>0,0536701184</text:p>
          </table:table-cell>
          <table:table-cell office:value-type="float" office:value="0.7683318787925317">
            <text:p>0,7683318788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37098860311195997">
            <text:p>0,3709886031</text:p>
          </table:table-cell>
          <table:table-cell office:value-type="float" office:value="0.3909116623083644">
            <text:p>0,3909116623</text:p>
          </table:table-cell>
        </table:table-row>
        <table:table-row>
          <table:table-cell office:value-type="float" office:value="0.7393587005500082">
            <text:p>0,7393587006</text:p>
          </table:table-cell>
          <table:table-cell office:value-type="float" office:value="0.14014030182243786">
            <text:p>0,1401403018</text:p>
          </table:table-cell>
        </table:table-row>
        <table:table-row>
          <table:table-cell office:value-type="float" office:value="0.5621844624307039">
            <text:p>0,5621844624</text:p>
          </table:table-cell>
          <table:table-cell office:value-type="float" office:value="0.2502103878882398">
            <text:p>0,2502103879</text:p>
          </table:table-cell>
        </table:table-row>
        <table:table-row>
          <table:table-cell office:value-type="float" office:value="0.06359944920434334">
            <text:p>0,0635994492</text:p>
          </table:table-cell>
          <table:table-cell office:value-type="float" office:value="0.7478106877674169">
            <text:p>0,7478106878</text:p>
          </table:table-cell>
        </table:table-row>
        <table:table-row>
          <table:table-cell office:value-type="float" office:value="0.38423515880708137">
            <text:p>0,3842351588</text:p>
          </table:table-cell>
          <table:table-cell office:value-type="float" office:value="0.3801329507006511">
            <text:p>0,3801329507</text:p>
          </table:table-cell>
        </table:table-row>
        <table:table-row>
          <table:table-cell office:value-type="float" office:value="0.46775770182325976">
            <text:p>0,4677577018</text:p>
          </table:table-cell>
          <table:table-cell office:value-type="float" office:value="0.31607185916701763">
            <text:p>0,3160718592</text:p>
          </table:table-cell>
        </table:table-row>
        <table:table-row>
          <table:table-cell office:value-type="float" office:value="0.7750972263020169">
            <text:p>0,7750972263</text:p>
          </table:table-cell>
          <table:table-cell office:value-type="float" office:value="0.11960393782001899">
            <text:p>0,119603937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1364986767858094">
            <text:p>0,3136498677</text:p>
          </table:table-cell>
          <table:table-cell office:value-type="float" office:value="0.4399554770568853">
            <text:p>0,4399554771</text:p>
          </table:table-cell>
        </table:table-row>
        <table:table-row>
          <table:table-cell office:value-type="float" office:value="0.21057884640079805">
            <text:p>0,2105788464</text:p>
          </table:table-cell>
          <table:table-cell office:value-type="float" office:value="0.5411112919227603">
            <text:p>0,5411112919</text:p>
          </table:table-cell>
        </table:table-row>
        <table:table-row>
          <table:table-cell office:value-type="float" office:value="0.5621844624307039">
            <text:p>0,5621844624</text:p>
          </table:table-cell>
          <table:table-cell office:value-type="float" office:value="0.2502103878882398">
            <text:p>0,2502103879</text:p>
          </table:table-cell>
        </table:table-row>
        <table:table-row>
          <table:table-cell office:value-type="float" office:value="0.16052606360986912">
            <text:p>0,1605260636</text:p>
          </table:table-cell>
          <table:table-cell office:value-type="float" office:value="0.5993429601144276">
            <text:p>0,5993429601</text:p>
          </table:table-cell>
        </table:table-row>
        <table:table-row>
          <table:table-cell office:value-type="float" office:value="0.4836774745915872">
            <text:p>0,4836774746</text:p>
          </table:table-cell>
          <table:table-cell office:value-type="float" office:value="0.304530752231569">
            <text:p>0,3045307522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69025609775138">
            <text:p>0,6902560978</text:p>
          </table:table-cell>
          <table:table-cell office:value-type="float" office:value="0.1691834752778566">
            <text:p>0,1691834753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1845842387750889">
            <text:p>0,1845842388</text:p>
          </table:table-cell>
          <table:table-cell office:value-type="float" office:value="0.5703673211043079">
            <text:p>0,5703673211</text:p>
          </table:table-cell>
        </table:table-row>
        <table:table-row>
          <table:table-cell office:value-type="float" office:value="0.06359944920434334">
            <text:p>0,0635994492</text:p>
          </table:table-cell>
          <table:table-cell office:value-type="float" office:value="0.7478106877674169">
            <text:p>0,7478106878</text:p>
          </table:table-cell>
        </table:table-row>
        <table:table-row>
          <table:table-cell office:value-type="float" office:value="0.40973080004934515">
            <text:p>0,4097308</text:p>
          </table:table-cell>
          <table:table-cell office:value-type="float" office:value="0.3598978206181882">
            <text:p>0,3598978206</text:p>
          </table:table-cell>
        </table:table-row>
        <table:table-row>
          <table:table-cell office:value-type="float" office:value="0.7750972263020169">
            <text:p>0,7750972263</text:p>
          </table:table-cell>
          <table:table-cell office:value-type="float" office:value="0.11960393782001899">
            <text:p>0,1196039378</text:p>
          </table:table-cell>
        </table:table-row>
        <table:table-row>
          <table:table-cell office:value-type="float" office:value="0.6396153987015699">
            <text:p>0,6396153987</text:p>
          </table:table-cell>
          <table:table-cell office:value-type="float" office:value="0.20024041193520548">
            <text:p>0,2002404119</text:p>
          </table:table-cell>
        </table:table-row>
        <table:table-row>
          <table:table-cell office:value-type="float" office:value="0.7997011281223352">
            <text:p>0,7997011281</text:p>
          </table:table-cell>
          <table:table-cell office:value-type="float" office:value="0.10573989906608539">
            <text:p>0,1057398991</text:p>
          </table:table-cell>
        </table:table-row>
        <table:table-row>
          <table:table-cell office:value-type="float" office:value="0.8766853966344972">
            <text:p>0,8766853966</text:p>
          </table:table-cell>
          <table:table-cell office:value-type="float" office:value="0.0636852043065339">
            <text:p>0,0636852043</text:p>
          </table:table-cell>
        </table:table-row>
        <table:table-row>
          <table:table-cell office:value-type="float" office:value="0.3554842071069157">
            <text:p>0,3554842071</text:p>
          </table:table-cell>
          <table:table-cell office:value-type="float" office:value="0.4037750364946837">
            <text:p>0,403775036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1364986767858094">
            <text:p>0,3136498677</text:p>
          </table:table-cell>
          <table:table-cell office:value-type="float" office:value="0.4399554770568853">
            <text:p>0,4399554771</text:p>
          </table:table-cell>
        </table:table-row>
        <table:table-row>
          <table:table-cell office:value-type="float" office:value="0.06359944920434334">
            <text:p>0,0635994492</text:p>
          </table:table-cell>
          <table:table-cell office:value-type="float" office:value="0.7478106877674169">
            <text:p>0,7478106878</text:p>
          </table:table-cell>
        </table:table-row>
        <table:table-row>
          <table:table-cell office:value-type="float" office:value="0.21057884640079805">
            <text:p>0,2105788464</text:p>
          </table:table-cell>
          <table:table-cell office:value-type="float" office:value="0.5411112919227603">
            <text:p>0,5411112919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40973080004934515">
            <text:p>0,4097308</text:p>
          </table:table-cell>
          <table:table-cell office:value-type="float" office:value="0.3598978206181882">
            <text:p>0,3598978206</text:p>
          </table:table-cell>
        </table:table-row>
        <table:table-row>
          <table:table-cell office:value-type="float" office:value="0.16052606360986912">
            <text:p>0,1605260636</text:p>
          </table:table-cell>
          <table:table-cell office:value-type="float" office:value="0.5993429601144276">
            <text:p>0,5993429601</text:p>
          </table:table-cell>
        </table:table-row>
        <table:table-row>
          <table:table-cell office:value-type="float" office:value="0.4836774745915872">
            <text:p>0,4836774746</text:p>
          </table:table-cell>
          <table:table-cell office:value-type="float" office:value="0.304530752231569">
            <text:p>0,3045307522</text:p>
          </table:table-cell>
        </table:table-row>
        <table:table-row>
          <table:table-cell office:value-type="float" office:value="0.7750972263020169">
            <text:p>0,7750972263</text:p>
          </table:table-cell>
          <table:table-cell office:value-type="float" office:value="0.11960393782001899">
            <text:p>0,1196039378</text:p>
          </table:table-cell>
        </table:table-row>
        <table:table-row>
          <table:table-cell office:value-type="float" office:value="0.6396153987015699">
            <text:p>0,6396153987</text:p>
          </table:table-cell>
          <table:table-cell office:value-type="float" office:value="0.20024041193520548">
            <text:p>0,2002404119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6971647736489357">
            <text:p>0,6971647736</text:p>
          </table:table-cell>
          <table:table-cell office:value-type="float" office:value="0.16503606446210162">
            <text:p>0,1650360645</text:p>
          </table:table-cell>
        </table:table-row>
        <table:table-row>
          <table:table-cell office:value-type="float" office:value="0.5063007602646703">
            <text:p>0,5063007603</text:p>
          </table:table-cell>
          <table:table-cell office:value-type="float" office:value="0.2884518566782215">
            <text:p>0,2884518567</text:p>
          </table:table-cell>
        </table:table-row>
        <table:table-row>
          <table:table-cell office:value-type="float" office:value="0.580257954979561">
            <text:p>0,580257955</text:p>
          </table:table-cell>
          <table:table-cell office:value-type="float" office:value="0.2382533524986401">
            <text:p>0,2382533525</text:p>
          </table:table-cell>
        </table:table-row>
        <table:table-row>
          <table:table-cell office:value-type="float" office:value="0.5621844624307039">
            <text:p>0,5621844624</text:p>
          </table:table-cell>
          <table:table-cell office:value-type="float" office:value="0.2502103878882398">
            <text:p>0,2502103879</text:p>
          </table:table-cell>
        </table:table-row>
        <table:table-row>
          <table:table-cell office:value-type="float" office:value="0.8174098322660182">
            <text:p>0,8174098323</text:p>
          </table:table-cell>
          <table:table-cell office:value-type="float" office:value="0.09589279824457864">
            <text:p>0,0958927982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874824075021442">
            <text:p>0,874824075</text:p>
          </table:table-cell>
          <table:table-cell office:value-type="float" office:value="0.06467969389014017">
            <text:p>0,064679693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6359944920434334">
            <text:p>0,0635994492</text:p>
          </table:table-cell>
          <table:table-cell office:value-type="float" office:value="0.7478106877674169">
            <text:p>0,7478106878</text:p>
          </table:table-cell>
        </table:table-row>
        <table:table-row>
          <table:table-cell office:value-type="float" office:value="0.2717072686540972">
            <text:p>0,2717072687</text:p>
          </table:table-cell>
          <table:table-cell office:value-type="float" office:value="0.47874452649962784">
            <text:p>0,4787445265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40973080004934515">
            <text:p>0,4097308</text:p>
          </table:table-cell>
          <table:table-cell office:value-type="float" office:value="0.3598978206181882">
            <text:p>0,3598978206</text:p>
          </table:table-cell>
        </table:table-row>
        <table:table-row>
          <table:table-cell office:value-type="float" office:value="0.16052606360986912">
            <text:p>0,1605260636</text:p>
          </table:table-cell>
          <table:table-cell office:value-type="float" office:value="0.5993429601144276">
            <text:p>0,5993429601</text:p>
          </table:table-cell>
        </table:table-row>
        <table:table-row>
          <table:table-cell office:value-type="float" office:value="0.4836774745915872">
            <text:p>0,4836774746</text:p>
          </table:table-cell>
          <table:table-cell office:value-type="float" office:value="0.304530752231569">
            <text:p>0,3045307522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21356019088155878">
            <text:p>0,2135601909</text:p>
          </table:table-cell>
          <table:table-cell office:value-type="float" office:value="0.5378742694011089">
            <text:p>0,5378742694</text:p>
          </table:table-cell>
        </table:table-row>
        <table:table-row>
          <table:table-cell office:value-type="float" office:value="0.31364986767858094">
            <text:p>0,3136498677</text:p>
          </table:table-cell>
          <table:table-cell office:value-type="float" office:value="0.4399554770568853">
            <text:p>0,4399554771</text:p>
          </table:table-cell>
        </table:table-row>
        <table:table-row>
          <table:table-cell office:value-type="float" office:value="0.874824075021442">
            <text:p>0,874824075</text:p>
          </table:table-cell>
          <table:table-cell office:value-type="float" office:value="0.06467969389014017">
            <text:p>0,0646796939</text:p>
          </table:table-cell>
        </table:table-row>
        <table:table-row>
          <table:table-cell office:value-type="float" office:value="0.8174098322660182">
            <text:p>0,8174098323</text:p>
          </table:table-cell>
          <table:table-cell office:value-type="float" office:value="0.09589279824457864">
            <text:p>0,0958927982</text:p>
          </table:table-cell>
        </table:table-row>
        <table:table-row>
          <table:table-cell office:value-type="float" office:value="0.19006212377521325">
            <text:p>0,1900621238</text:p>
          </table:table-cell>
          <table:table-cell office:value-type="float" office:value="0.5640388506125652">
            <text:p>0,5640388506</text:p>
          </table:table-cell>
        </table:table-row>
        <table:table-row>
          <table:table-cell office:value-type="float" office:value="0.7510504936345168">
            <text:p>0,7510504936</text:p>
          </table:table-cell>
          <table:table-cell office:value-type="float" office:value="0.13336830566005908">
            <text:p>0,1333683057</text:p>
          </table:table-cell>
        </table:table-row>
        <table:table-row>
          <table:table-cell office:value-type="float" office:value="0.38019473988400104">
            <text:p>0,3801947399</text:p>
          </table:table-cell>
          <table:table-cell office:value-type="float" office:value="0.383400665031172">
            <text:p>0,383400665</text:p>
          </table:table-cell>
        </table:table-row>
        <table:table-row>
          <table:table-cell office:value-type="float" office:value="0.6396153987015699">
            <text:p>0,6396153987</text:p>
          </table:table-cell>
          <table:table-cell office:value-type="float" office:value="0.20024041193520548">
            <text:p>0,2002404119</text:p>
          </table:table-cell>
        </table:table-row>
        <table:table-row>
          <table:table-cell office:value-type="float" office:value="0.08935506876752711">
            <text:p>0,0893550688</text:p>
          </table:table-cell>
          <table:table-cell office:value-type="float" office:value="0.7010768179489468">
            <text:p>0,7010768179</text:p>
          </table:table-cell>
        </table:table-row>
        <table:table-row>
          <table:table-cell office:value-type="float" office:value="0.5350198639008108">
            <text:p>0,5350198639</text:p>
          </table:table-cell>
          <table:table-cell office:value-type="float" office:value="0.2685494795265979">
            <text:p>0,26854947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350198639008108">
            <text:p>0,5350198639</text:p>
          </table:table-cell>
          <table:table-cell office:value-type="float" office:value="0.2685494795265979">
            <text:p>0,2685494795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6373552919146065">
            <text:p>0,6373552919</text:p>
          </table:table-cell>
          <table:table-cell office:value-type="float" office:value="0.20165465372772007">
            <text:p>0,2016546537</text:p>
          </table:table-cell>
        </table:table-row>
        <table:table-row>
          <table:table-cell office:value-type="float" office:value="0.6973200033213895">
            <text:p>0,6973200033</text:p>
          </table:table-cell>
          <table:table-cell office:value-type="float" office:value="0.16494311372135273">
            <text:p>0,1649431137</text:p>
          </table:table-cell>
        </table:table-row>
        <table:table-row>
          <table:table-cell office:value-type="float" office:value="0.31364986767858094">
            <text:p>0,3136498677</text:p>
          </table:table-cell>
          <table:table-cell office:value-type="float" office:value="0.4399554770568853">
            <text:p>0,4399554771</text:p>
          </table:table-cell>
        </table:table-row>
        <table:table-row>
          <table:table-cell office:value-type="float" office:value="0.4836774745915872">
            <text:p>0,4836774746</text:p>
          </table:table-cell>
          <table:table-cell office:value-type="float" office:value="0.304530752231569">
            <text:p>0,3045307522</text:p>
          </table:table-cell>
        </table:table-row>
        <table:table-row>
          <table:table-cell office:value-type="float" office:value="0.2717072686540972">
            <text:p>0,2717072687</text:p>
          </table:table-cell>
          <table:table-cell office:value-type="float" office:value="0.47874452649962784">
            <text:p>0,4787445265</text:p>
          </table:table-cell>
        </table:table-row>
        <table:table-row>
          <table:table-cell office:value-type="float" office:value="0.9341252154569033">
            <text:p>0,9341252155</text:p>
          </table:table-cell>
          <table:table-cell office:value-type="float" office:value="0.03349846587969485">
            <text:p>0,0334984659</text:p>
          </table:table-cell>
        </table:table-row>
        <table:table-row>
          <table:table-cell office:value-type="float" office:value="0.16052606360986912">
            <text:p>0,1605260636</text:p>
          </table:table-cell>
          <table:table-cell office:value-type="float" office:value="0.5993429601144276">
            <text:p>0,5993429601</text:p>
          </table:table-cell>
        </table:table-row>
        <table:table-row>
          <table:table-cell office:value-type="float" office:value="0.030741303748133716">
            <text:p>0,0307413037</text:p>
          </table:table-cell>
          <table:table-cell office:value-type="float" office:value="0.8246680184674406">
            <text:p>0,8246680185</text:p>
          </table:table-cell>
        </table:table-row>
        <table:table-row>
          <table:table-cell office:value-type="float" office:value="0.06359944920434334">
            <text:p>0,0635994492</text:p>
          </table:table-cell>
          <table:table-cell office:value-type="float" office:value="0.7478106877674169">
            <text:p>0,7478106878</text:p>
          </table:table-cell>
        </table:table-row>
        <table:table-row>
          <table:table-cell office:value-type="float" office:value="0.441843662706576">
            <text:p>0,4418436627</text:p>
          </table:table-cell>
          <table:table-cell office:value-type="float" office:value="0.33528678160685266">
            <text:p>0,3352867816</text:p>
          </table:table-cell>
        </table:table-row>
        <table:table-row>
          <table:table-cell office:value-type="float" office:value="0.874824075021442">
            <text:p>0,874824075</text:p>
          </table:table-cell>
          <table:table-cell office:value-type="float" office:value="0.06467969389014017">
            <text:p>0,0646796939</text:p>
          </table:table-cell>
        </table:table-row>
        <table:table-row>
          <table:table-cell office:value-type="float" office:value="0.35452296605659195">
            <text:p>0,3545229661</text:p>
          </table:table-cell>
          <table:table-cell office:value-type="float" office:value="0.40458168817495044">
            <text:p>0,4045816882</text:p>
          </table:table-cell>
        </table:table-row>
        <table:table-row>
          <table:table-cell office:value-type="float" office:value="0.2392319647089679">
            <text:p>0,2392319647</text:p>
          </table:table-cell>
          <table:table-cell office:value-type="float" office:value="0.5108865523122801">
            <text:p>0,5108865523</text:p>
          </table:table-cell>
        </table:table-row>
        <table:table-row>
          <table:table-cell office:value-type="float" office:value="0.8123839413540311">
            <text:p>0,8123839414</text:p>
          </table:table-cell>
          <table:table-cell office:value-type="float" office:value="0.09867656118681178">
            <text:p>0,0986765612</text:p>
          </table:table-cell>
        </table:table-row>
        <table:table-row>
          <table:table-cell office:value-type="float" office:value="0.21356019088155878">
            <text:p>0,2135601909</text:p>
          </table:table-cell>
          <table:table-cell office:value-type="float" office:value="0.5378742694011089">
            <text:p>0,537874269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373552919146065">
            <text:p>0,6373552919</text:p>
          </table:table-cell>
          <table:table-cell office:value-type="float" office:value="0.20165465372772007">
            <text:p>0,2016546537</text:p>
          </table:table-cell>
        </table:table-row>
        <table:table-row>
          <table:table-cell office:value-type="float" office:value="0.441843662706576">
            <text:p>0,4418436627</text:p>
          </table:table-cell>
          <table:table-cell office:value-type="float" office:value="0.33528678160685266">
            <text:p>0,3352867816</text:p>
          </table:table-cell>
        </table:table-row>
        <table:table-row>
          <table:table-cell office:value-type="float" office:value="0.874824075021442">
            <text:p>0,874824075</text:p>
          </table:table-cell>
          <table:table-cell office:value-type="float" office:value="0.06467969389014017">
            <text:p>0,0646796939</text:p>
          </table:table-cell>
        </table:table-row>
        <table:table-row>
          <table:table-cell office:value-type="float" office:value="0.35452296605659195">
            <text:p>0,3545229661</text:p>
          </table:table-cell>
          <table:table-cell office:value-type="float" office:value="0.40458168817495044">
            <text:p>0,4045816882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5369301553425214">
            <text:p>0,5369301553</text:p>
          </table:table-cell>
          <table:table-cell office:value-type="float" office:value="0.2672448189589367">
            <text:p>0,267244819</text:p>
          </table:table-cell>
        </table:table-row>
        <table:table-row>
          <table:table-cell office:value-type="float" office:value="0.7710504049893646">
            <text:p>0,771050405</text:p>
          </table:table-cell>
          <table:table-cell office:value-type="float" office:value="0.12190524145206028">
            <text:p>0,1219052415</text:p>
          </table:table-cell>
        </table:table-row>
        <table:table-row>
          <table:table-cell office:value-type="float" office:value="0.2717072686540972">
            <text:p>0,2717072687</text:p>
          </table:table-cell>
          <table:table-cell office:value-type="float" office:value="0.47874452649962784">
            <text:p>0,4787445265</text:p>
          </table:table-cell>
        </table:table-row>
        <table:table-row>
          <table:table-cell office:value-type="float" office:value="0.6973200033213895">
            <text:p>0,6973200033</text:p>
          </table:table-cell>
          <table:table-cell office:value-type="float" office:value="0.16494311372135273">
            <text:p>0,1649431137</text:p>
          </table:table-cell>
        </table:table-row>
        <table:table-row>
          <table:table-cell office:value-type="float" office:value="0.16052606360986912">
            <text:p>0,1605260636</text:p>
          </table:table-cell>
          <table:table-cell office:value-type="float" office:value="0.5993429601144276">
            <text:p>0,5993429601</text:p>
          </table:table-cell>
        </table:table-row>
        <table:table-row>
          <table:table-cell office:value-type="float" office:value="0.0883029067899904">
            <text:p>0,0883029068</text:p>
          </table:table-cell>
          <table:table-cell office:value-type="float" office:value="0.7028419498145971">
            <text:p>0,7028419498</text:p>
          </table:table-cell>
        </table:table-row>
        <table:table-row>
          <table:table-cell office:value-type="float" office:value="0.8123839413540311">
            <text:p>0,8123839414</text:p>
          </table:table-cell>
          <table:table-cell office:value-type="float" office:value="0.09867656118681178">
            <text:p>0,0986765612</text:p>
          </table:table-cell>
        </table:table-row>
        <table:table-row>
          <table:table-cell office:value-type="float" office:value="0.2392319647089679">
            <text:p>0,2392319647</text:p>
          </table:table-cell>
          <table:table-cell office:value-type="float" office:value="0.5108865523122801">
            <text:p>0,5108865523</text:p>
          </table:table-cell>
        </table:table-row>
        <table:table-row>
          <table:table-cell office:value-type="float" office:value="0.31364986767858094">
            <text:p>0,3136498677</text:p>
          </table:table-cell>
          <table:table-cell office:value-type="float" office:value="0.4399554770568853">
            <text:p>0,4399554771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9286729210711231">
            <text:p>0,9286729211</text:p>
          </table:table-cell>
          <table:table-cell office:value-type="float" office:value="0.036323227907239075">
            <text:p>0,0363232279</text:p>
          </table:table-cell>
        </table:table-row>
        <table:table-row>
          <table:table-cell office:value-type="float" office:value="0.03713528924339823">
            <text:p>0,0371352892</text:p>
          </table:table-cell>
          <table:table-cell office:value-type="float" office:value="0.8072948126193842">
            <text:p>0,807294812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883029067899904">
            <text:p>0,0883029068</text:p>
          </table:table-cell>
          <table:table-cell office:value-type="float" office:value="0.7028419498145971">
            <text:p>0,7028419498</text:p>
          </table:table-cell>
        </table:table-row>
        <table:table-row>
          <table:table-cell office:value-type="float" office:value="0.03713528924339823">
            <text:p>0,0371352892</text:p>
          </table:table-cell>
          <table:table-cell office:value-type="float" office:value="0.8072948126193842">
            <text:p>0,8072948126</text:p>
          </table:table-cell>
        </table:table-row>
        <table:table-row>
          <table:table-cell office:value-type="float" office:value="0.874824075021442">
            <text:p>0,874824075</text:p>
          </table:table-cell>
          <table:table-cell office:value-type="float" office:value="0.06467969389014017">
            <text:p>0,0646796939</text:p>
          </table:table-cell>
        </table:table-row>
        <table:table-row>
          <table:table-cell office:value-type="float" office:value="0.17158045234426184">
            <text:p>0,1715804523</text:p>
          </table:table-cell>
          <table:table-cell office:value-type="float" office:value="0.5857772913706181">
            <text:p>0,5857772914</text:p>
          </table:table-cell>
        </table:table-row>
        <table:table-row>
          <table:table-cell office:value-type="float" office:value="0.5255079426336318">
            <text:p>0,5255079426</text:p>
          </table:table-cell>
          <table:table-cell office:value-type="float" office:value="0.2750807337133109">
            <text:p>0,2750807337</text:p>
          </table:table-cell>
        </table:table-row>
        <table:table-row>
          <table:table-cell office:value-type="float" office:value="0.4409854473190127">
            <text:p>0,4409854473</text:p>
          </table:table-cell>
          <table:table-cell office:value-type="float" office:value="0.33593264850693594">
            <text:p>0,3359326485</text:p>
          </table:table-cell>
        </table:table-row>
        <table:table-row>
          <table:table-cell office:value-type="float" office:value="0.35452296605659195">
            <text:p>0,3545229661</text:p>
          </table:table-cell>
          <table:table-cell office:value-type="float" office:value="0.40458168817495044">
            <text:p>0,4045816882</text:p>
          </table:table-cell>
        </table:table-row>
        <table:table-row>
          <table:table-cell office:value-type="float" office:value="0.441843662706576">
            <text:p>0,4418436627</text:p>
          </table:table-cell>
          <table:table-cell office:value-type="float" office:value="0.33528678160685266">
            <text:p>0,3352867816</text:p>
          </table:table-cell>
        </table:table-row>
        <table:table-row>
          <table:table-cell office:value-type="float" office:value="0.2392319647089679">
            <text:p>0,2392319647</text:p>
          </table:table-cell>
          <table:table-cell office:value-type="float" office:value="0.5108865523122801">
            <text:p>0,5108865523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6373552919146065">
            <text:p>0,6373552919</text:p>
          </table:table-cell>
          <table:table-cell office:value-type="float" office:value="0.20165465372772007">
            <text:p>0,2016546537</text:p>
          </table:table-cell>
        </table:table-row>
        <table:table-row>
          <table:table-cell office:value-type="float" office:value="0.5909887137436705">
            <text:p>0,5909887137</text:p>
          </table:table-cell>
          <table:table-cell office:value-type="float" office:value="0.23124209679270913">
            <text:p>0,2312420968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6663496417122355">
            <text:p>0,6663496417</text:p>
          </table:table-cell>
          <table:table-cell office:value-type="float" office:value="0.18369757950117804">
            <text:p>0,1836975795</text:p>
          </table:table-cell>
        </table:table-row>
        <table:table-row>
          <table:table-cell office:value-type="float" office:value="0.8138022848963253">
            <text:p>0,8138022849</text:p>
          </table:table-cell>
          <table:table-cell office:value-type="float" office:value="0.09789009267366688">
            <text:p>0,0978900927</text:p>
          </table:table-cell>
        </table:table-row>
        <table:table-row>
          <table:table-cell office:value-type="float" office:value="0.31364986767858094">
            <text:p>0,3136498677</text:p>
          </table:table-cell>
          <table:table-cell office:value-type="float" office:value="0.4399554770568853">
            <text:p>0,4399554771</text:p>
          </table:table-cell>
        </table:table-row>
        <table:table-row>
          <table:table-cell office:value-type="float" office:value="0.2717072686540972">
            <text:p>0,2717072687</text:p>
          </table:table-cell>
          <table:table-cell office:value-type="float" office:value="0.47874452649962784">
            <text:p>0,478744526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883029067899904">
            <text:p>0,0883029068</text:p>
          </table:table-cell>
          <table:table-cell office:value-type="float" office:value="0.7028419498145971">
            <text:p>0,7028419498</text:p>
          </table:table-cell>
        </table:table-row>
        <table:table-row>
          <table:table-cell office:value-type="float" office:value="0.03713528924339823">
            <text:p>0,0371352892</text:p>
          </table:table-cell>
          <table:table-cell office:value-type="float" office:value="0.8072948126193842">
            <text:p>0,8072948126</text:p>
          </table:table-cell>
        </table:table-row>
        <table:table-row>
          <table:table-cell office:value-type="float" office:value="0.874824075021442">
            <text:p>0,874824075</text:p>
          </table:table-cell>
          <table:table-cell office:value-type="float" office:value="0.06467969389014017">
            <text:p>0,0646796939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2392319647089679">
            <text:p>0,2392319647</text:p>
          </table:table-cell>
          <table:table-cell office:value-type="float" office:value="0.5108865523122801">
            <text:p>0,5108865523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5255079426336318">
            <text:p>0,5255079426</text:p>
          </table:table-cell>
          <table:table-cell office:value-type="float" office:value="0.2750807337133109">
            <text:p>0,2750807337</text:p>
          </table:table-cell>
        </table:table-row>
        <table:table-row>
          <table:table-cell office:value-type="float" office:value="0.17158045234426184">
            <text:p>0,1715804523</text:p>
          </table:table-cell>
          <table:table-cell office:value-type="float" office:value="0.5857772913706181">
            <text:p>0,5857772914</text:p>
          </table:table-cell>
        </table:table-row>
        <table:table-row>
          <table:table-cell office:value-type="float" office:value="0.17570877622568182">
            <text:p>0,1757087762</text:p>
          </table:table-cell>
          <table:table-cell office:value-type="float" office:value="0.5808236931484774">
            <text:p>0,5808236931</text:p>
          </table:table-cell>
        </table:table-row>
        <table:table-row>
          <table:table-cell office:value-type="float" office:value="0.6823579095192213">
            <text:p>0,6823579095</text:p>
          </table:table-cell>
          <table:table-cell office:value-type="float" office:value="0.1739504194546061">
            <text:p>0,1739504195</text:p>
          </table:table-cell>
        </table:table-row>
        <table:table-row>
          <table:table-cell office:value-type="float" office:value="0.7433296952993671">
            <text:p>0,7433296953</text:p>
          </table:table-cell>
          <table:table-cell office:value-type="float" office:value="0.1378342993951992">
            <text:p>0,1378342994</text:p>
          </table:table-cell>
        </table:table-row>
        <table:table-row>
          <table:table-cell office:value-type="float" office:value="0.8138022848963253">
            <text:p>0,8138022849</text:p>
          </table:table-cell>
          <table:table-cell office:value-type="float" office:value="0.09789009267366688">
            <text:p>0,0978900927</text:p>
          </table:table-cell>
        </table:table-row>
        <table:table-row>
          <table:table-cell office:value-type="float" office:value="0.5909887137436705">
            <text:p>0,5909887137</text:p>
          </table:table-cell>
          <table:table-cell office:value-type="float" office:value="0.23124209679270913">
            <text:p>0,2312420968</text:p>
          </table:table-cell>
        </table:table-row>
        <table:table-row>
          <table:table-cell office:value-type="float" office:value="0.31364986767858094">
            <text:p>0,3136498677</text:p>
          </table:table-cell>
          <table:table-cell office:value-type="float" office:value="0.4399554770568853">
            <text:p>0,4399554771</text:p>
          </table:table-cell>
        </table:table-row>
        <table:table-row>
          <table:table-cell office:value-type="float" office:value="0.373469363564368">
            <text:p>0,3734693636</text:p>
          </table:table-cell>
          <table:table-cell office:value-type="float" office:value="0.38887860161472987">
            <text:p>0,3888786016</text:p>
          </table:table-cell>
        </table:table-row>
        <table:table-row>
          <table:table-cell office:value-type="float" office:value="0.35452296605659195">
            <text:p>0,3545229661</text:p>
          </table:table-cell>
          <table:table-cell office:value-type="float" office:value="0.40458168817495044">
            <text:p>0,4045816882</text:p>
          </table:table-cell>
        </table:table-row>
        <table:table-row>
          <table:table-cell office:value-type="float" office:value="0.4275758605196764">
            <text:p>0,4275758605</text:p>
          </table:table-cell>
          <table:table-cell office:value-type="float" office:value="0.34610714905293816">
            <text:p>0,346107149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883029067899904">
            <text:p>0,0883029068</text:p>
          </table:table-cell>
          <table:table-cell office:value-type="float" office:value="0.7028419498145971">
            <text:p>0,7028419498</text:p>
          </table:table-cell>
        </table:table-row>
        <table:table-row>
          <table:table-cell office:value-type="float" office:value="0.03713528924339823">
            <text:p>0,0371352892</text:p>
          </table:table-cell>
          <table:table-cell office:value-type="float" office:value="0.8072948126193842">
            <text:p>0,8072948126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6823579095192213">
            <text:p>0,6823579095</text:p>
          </table:table-cell>
          <table:table-cell office:value-type="float" office:value="0.1739504194546061">
            <text:p>0,1739504195</text:p>
          </table:table-cell>
        </table:table-row>
        <table:table-row>
          <table:table-cell office:value-type="float" office:value="0.5255079426336318">
            <text:p>0,5255079426</text:p>
          </table:table-cell>
          <table:table-cell office:value-type="float" office:value="0.2750807337133109">
            <text:p>0,2750807337</text:p>
          </table:table-cell>
        </table:table-row>
        <table:table-row>
          <table:table-cell office:value-type="float" office:value="0.5909887137436705">
            <text:p>0,5909887137</text:p>
          </table:table-cell>
          <table:table-cell office:value-type="float" office:value="0.23124209679270913">
            <text:p>0,2312420968</text:p>
          </table:table-cell>
        </table:table-row>
        <table:table-row>
          <table:table-cell office:value-type="float" office:value="0.874824075021442">
            <text:p>0,874824075</text:p>
          </table:table-cell>
          <table:table-cell office:value-type="float" office:value="0.06467969389014017">
            <text:p>0,0646796939</text:p>
          </table:table-cell>
        </table:table-row>
        <table:table-row>
          <table:table-cell office:value-type="float" office:value="0.17158045234426184">
            <text:p>0,1715804523</text:p>
          </table:table-cell>
          <table:table-cell office:value-type="float" office:value="0.5857772913706181">
            <text:p>0,5857772914</text:p>
          </table:table-cell>
        </table:table-row>
        <table:table-row>
          <table:table-cell office:value-type="float" office:value="0.6192588017081131">
            <text:p>0,6192588017</text:p>
          </table:table-cell>
          <table:table-cell office:value-type="float" office:value="0.21307001473567355">
            <text:p>0,2130700147</text:p>
          </table:table-cell>
        </table:table-row>
        <table:table-row>
          <table:table-cell office:value-type="float" office:value="0.7433296952993671">
            <text:p>0,7433296953</text:p>
          </table:table-cell>
          <table:table-cell office:value-type="float" office:value="0.1378342993951992">
            <text:p>0,1378342994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20374506608257092">
            <text:p>0,2037450661</text:p>
          </table:table-cell>
          <table:table-cell office:value-type="float" office:value="0.5486187131896462">
            <text:p>0,5486187132</text:p>
          </table:table-cell>
        </table:table-row>
        <table:table-row>
          <table:table-cell office:value-type="float" office:value="0.2802679397660618">
            <text:p>0,2802679398</text:p>
          </table:table-cell>
          <table:table-cell office:value-type="float" office:value="0.470596619045494">
            <text:p>0,470596619</text:p>
          </table:table-cell>
        </table:table-row>
        <table:table-row>
          <table:table-cell office:value-type="float" office:value="0.8467877851645529">
            <text:p>0,8467877852</text:p>
          </table:table-cell>
          <table:table-cell office:value-type="float" office:value="0.07978927132718516">
            <text:p>0,0797892713</text:p>
          </table:table-cell>
        </table:table-row>
        <table:table-row>
          <table:table-cell office:value-type="float" office:value="0.4392252589965577">
            <text:p>0,439225259</text:p>
          </table:table-cell>
          <table:table-cell office:value-type="float" office:value="0.337259282225275">
            <text:p>0,3372592822</text:p>
          </table:table-cell>
        </table:table-row>
        <table:table-row>
          <table:table-cell office:value-type="float" office:value="0.8138022848963253">
            <text:p>0,8138022849</text:p>
          </table:table-cell>
          <table:table-cell office:value-type="float" office:value="0.09789009267366688">
            <text:p>0,0978900927</text:p>
          </table:table-cell>
        </table:table-row>
        <table:table-row>
          <table:table-cell office:value-type="float" office:value="0.373469363564368">
            <text:p>0,3734693636</text:p>
          </table:table-cell>
          <table:table-cell office:value-type="float" office:value="0.38887860161472987">
            <text:p>0,388878601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73469363564368">
            <text:p>0,3734693636</text:p>
          </table:table-cell>
          <table:table-cell office:value-type="float" office:value="0.38887860161472987">
            <text:p>0,3888786016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17158045234426184">
            <text:p>0,1715804523</text:p>
          </table:table-cell>
          <table:table-cell office:value-type="float" office:value="0.5857772913706181">
            <text:p>0,5857772914</text:p>
          </table:table-cell>
        </table:table-row>
        <table:table-row>
          <table:table-cell office:value-type="float" office:value="0.6823579095192213">
            <text:p>0,6823579095</text:p>
          </table:table-cell>
          <table:table-cell office:value-type="float" office:value="0.1739504194546061">
            <text:p>0,1739504195</text:p>
          </table:table-cell>
        </table:table-row>
        <table:table-row>
          <table:table-cell office:value-type="float" office:value="0.4392252589965577">
            <text:p>0,439225259</text:p>
          </table:table-cell>
          <table:table-cell office:value-type="float" office:value="0.337259282225275">
            <text:p>0,3372592822</text:p>
          </table:table-cell>
        </table:table-row>
        <table:table-row>
          <table:table-cell office:value-type="float" office:value="0.3003473049993862">
            <text:p>0,300347305</text:p>
          </table:table-cell>
          <table:table-cell office:value-type="float" office:value="0.45196048956358426">
            <text:p>0,4519604896</text:p>
          </table:table-cell>
        </table:table-row>
        <table:table-row>
          <table:table-cell office:value-type="float" office:value="0.874824075021442">
            <text:p>0,874824075</text:p>
          </table:table-cell>
          <table:table-cell office:value-type="float" office:value="0.06467969389014017">
            <text:p>0,0646796939</text:p>
          </table:table-cell>
        </table:table-row>
        <table:table-row>
          <table:table-cell office:value-type="float" office:value="0.4631306765336895">
            <text:p>0,4631306765</text:p>
          </table:table-cell>
          <table:table-cell office:value-type="float" office:value="0.31946294991845636">
            <text:p>0,3194629499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5255079426336318">
            <text:p>0,5255079426</text:p>
          </table:table-cell>
          <table:table-cell office:value-type="float" office:value="0.2750807337133109">
            <text:p>0,2750807337</text:p>
          </table:table-cell>
        </table:table-row>
        <table:table-row>
          <table:table-cell office:value-type="float" office:value="0.7433296952993671">
            <text:p>0,7433296953</text:p>
          </table:table-cell>
          <table:table-cell office:value-type="float" office:value="0.1378342993951992">
            <text:p>0,1378342994</text:p>
          </table:table-cell>
        </table:table-row>
        <table:table-row>
          <table:table-cell office:value-type="float" office:value="0.2242121470411768">
            <text:p>0,224212147</text:p>
          </table:table-cell>
          <table:table-cell office:value-type="float" office:value="0.5264895491742798">
            <text:p>0,5264895492</text:p>
          </table:table-cell>
        </table:table-row>
        <table:table-row>
          <table:table-cell office:value-type="float" office:value="0.051938070844510714">
            <text:p>0,0519380708</text:p>
          </table:table-cell>
          <table:table-cell office:value-type="float" office:value="0.7721007440896072">
            <text:p>0,7721007441</text:p>
          </table:table-cell>
        </table:table-row>
        <table:table-row>
          <table:table-cell office:value-type="float" office:value="0.2603917237610329">
            <text:p>0,2603917238</text:p>
          </table:table-cell>
          <table:table-cell office:value-type="float" office:value="0.4897140764619967">
            <text:p>0,4897140765</text:p>
          </table:table-cell>
        </table:table-row>
        <table:table-row>
          <table:table-cell office:value-type="float" office:value="0.7571264721952313">
            <text:p>0,7571264722</text:p>
          </table:table-cell>
          <table:table-cell office:value-type="float" office:value="0.1298698533005357">
            <text:p>0,1298698533</text:p>
          </table:table-cell>
        </table:table-row>
        <table:table-row>
          <table:table-cell office:value-type="float" office:value="0.5425361534561508">
            <text:p>0,5425361535</text:p>
          </table:table-cell>
          <table:table-cell office:value-type="float" office:value="0.26342946471084605">
            <text:p>0,2634294647</text:p>
          </table:table-cell>
        </table:table-row>
        <table:table-row>
          <table:table-cell office:value-type="float" office:value="0.07350012518887793">
            <text:p>0,0735001252</text:p>
          </table:table-cell>
          <table:table-cell office:value-type="float" office:value="0.7288909348825128">
            <text:p>0,728890934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7158045234426184">
            <text:p>0,1715804523</text:p>
          </table:table-cell>
          <table:table-cell office:value-type="float" office:value="0.5857772913706181">
            <text:p>0,5857772914</text:p>
          </table:table-cell>
        </table:table-row>
        <table:table-row>
          <table:table-cell office:value-type="float" office:value="0.6823579095192213">
            <text:p>0,6823579095</text:p>
          </table:table-cell>
          <table:table-cell office:value-type="float" office:value="0.1739504194546061">
            <text:p>0,1739504195</text:p>
          </table:table-cell>
        </table:table-row>
        <table:table-row>
          <table:table-cell office:value-type="float" office:value="0.2242121470411768">
            <text:p>0,224212147</text:p>
          </table:table-cell>
          <table:table-cell office:value-type="float" office:value="0.5264895491742798">
            <text:p>0,5264895492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373469363564368">
            <text:p>0,3734693636</text:p>
          </table:table-cell>
          <table:table-cell office:value-type="float" office:value="0.38887860161472987">
            <text:p>0,3888786016</text:p>
          </table:table-cell>
        </table:table-row>
        <table:table-row>
          <table:table-cell office:value-type="float" office:value="0.874824075021442">
            <text:p>0,874824075</text:p>
          </table:table-cell>
          <table:table-cell office:value-type="float" office:value="0.06467969389014017">
            <text:p>0,0646796939</text:p>
          </table:table-cell>
        </table:table-row>
        <table:table-row>
          <table:table-cell office:value-type="float" office:value="0.6071937796005062">
            <text:p>0,6071937796</text:p>
          </table:table-cell>
          <table:table-cell office:value-type="float" office:value="0.22077360183287797">
            <text:p>0,2207736018</text:p>
          </table:table-cell>
        </table:table-row>
        <table:table-row>
          <table:table-cell office:value-type="float" office:value="0.302217247911014">
            <text:p>0,3022172479</text:p>
          </table:table-cell>
          <table:table-cell office:value-type="float" office:value="0.4502571074483873">
            <text:p>0,4502571074</text:p>
          </table:table-cell>
        </table:table-row>
        <table:table-row>
          <table:table-cell office:value-type="float" office:value="0.4392252589965577">
            <text:p>0,439225259</text:p>
          </table:table-cell>
          <table:table-cell office:value-type="float" office:value="0.337259282225275">
            <text:p>0,3372592822</text:p>
          </table:table-cell>
        </table:table-row>
        <table:table-row>
          <table:table-cell office:value-type="float" office:value="0.39416056665791055">
            <text:p>0,3941605667</text:p>
          </table:table-cell>
          <table:table-cell office:value-type="float" office:value="0.3721779179911633">
            <text:p>0,372177918</text:p>
          </table:table-cell>
        </table:table-row>
        <table:table-row>
          <table:table-cell office:value-type="float" office:value="0.8435494261994735">
            <text:p>0,8435494262</text:p>
          </table:table-cell>
          <table:table-cell office:value-type="float" office:value="0.08155053149371716">
            <text:p>0,0815505315</text:p>
          </table:table-cell>
        </table:table-row>
        <table:table-row>
          <table:table-cell office:value-type="float" office:value="0.7433296952993671">
            <text:p>0,7433296953</text:p>
          </table:table-cell>
          <table:table-cell office:value-type="float" office:value="0.1378342993951992">
            <text:p>0,1378342994</text:p>
          </table:table-cell>
        </table:table-row>
        <table:table-row>
          <table:table-cell office:value-type="float" office:value="0.8020880508835022">
            <text:p>0,8020880509</text:p>
          </table:table-cell>
          <table:table-cell office:value-type="float" office:value="0.10440631373177811">
            <text:p>0,1044063137</text:p>
          </table:table-cell>
        </table:table-row>
        <table:table-row>
          <table:table-cell office:value-type="float" office:value="0.4836824184836506">
            <text:p>0,4836824185</text:p>
          </table:table-cell>
          <table:table-cell office:value-type="float" office:value="0.3045271978835904">
            <text:p>0,3045271979</text:p>
          </table:table-cell>
        </table:table-row>
        <table:table-row>
          <table:table-cell office:value-type="float" office:value="0.044378713254453694">
            <text:p>0,0443787133</text:p>
          </table:table-cell>
          <table:table-cell office:value-type="float" office:value="0.7893374422104068">
            <text:p>0,7893374422</text:p>
          </table:table-cell>
        </table:table-row>
        <table:table-row>
          <table:table-cell office:value-type="float" office:value="0.5893294971472114">
            <text:p>0,5893294971</text:p>
          </table:table-cell>
          <table:table-cell office:value-type="float" office:value="0.23232200946802484">
            <text:p>0,23232200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5688902421931175">
            <text:p>0,5688902422</text:p>
          </table:table-cell>
          <table:table-cell office:value-type="float" office:value="0.2457518696124481">
            <text:p>0,2457518696</text:p>
          </table:table-cell>
        </table:table-row>
        <table:table-row>
          <table:table-cell office:value-type="float" office:value="0.8020880508835022">
            <text:p>0,8020880509</text:p>
          </table:table-cell>
          <table:table-cell office:value-type="float" office:value="0.10440631373177811">
            <text:p>0,1044063137</text:p>
          </table:table-cell>
        </table:table-row>
        <table:table-row>
          <table:table-cell office:value-type="float" office:value="0.4990930903580275">
            <text:p>0,4990930904</text:p>
          </table:table-cell>
          <table:table-cell office:value-type="float" office:value="0.29353479182763187">
            <text:p>0,2935347918</text:p>
          </table:table-cell>
        </table:table-row>
        <table:table-row>
          <table:table-cell office:value-type="float" office:value="0.1639851089453296">
            <text:p>0,1639851089</text:p>
          </table:table-cell>
          <table:table-cell office:value-type="float" office:value="0.5950492512103113">
            <text:p>0,5950492512</text:p>
          </table:table-cell>
        </table:table-row>
        <table:table-row>
          <table:table-cell office:value-type="float" office:value="0.302217247911014">
            <text:p>0,3022172479</text:p>
          </table:table-cell>
          <table:table-cell office:value-type="float" office:value="0.4502571074483873">
            <text:p>0,4502571074</text:p>
          </table:table-cell>
        </table:table-row>
        <table:table-row>
          <table:table-cell office:value-type="float" office:value="0.3582701020032124">
            <text:p>0,358270102</text:p>
          </table:table-cell>
          <table:table-cell office:value-type="float" office:value="0.40144331763548713">
            <text:p>0,4014433176</text:p>
          </table:table-cell>
        </table:table-row>
        <table:table-row>
          <table:table-cell office:value-type="float" office:value="0.2242121470411768">
            <text:p>0,224212147</text:p>
          </table:table-cell>
          <table:table-cell office:value-type="float" office:value="0.5264895491742798">
            <text:p>0,5264895492</text:p>
          </table:table-cell>
        </table:table-row>
        <table:table-row>
          <table:table-cell office:value-type="float" office:value="0.17158045234426184">
            <text:p>0,1715804523</text:p>
          </table:table-cell>
          <table:table-cell office:value-type="float" office:value="0.5857772913706181">
            <text:p>0,5857772914</text:p>
          </table:table-cell>
        </table:table-row>
        <table:table-row>
          <table:table-cell office:value-type="float" office:value="0.28527499765860953">
            <text:p>0,2852749977</text:p>
          </table:table-cell>
          <table:table-cell office:value-type="float" office:value="0.4658885905931146">
            <text:p>0,4658885906</text:p>
          </table:table-cell>
        </table:table-row>
        <table:table-row>
          <table:table-cell office:value-type="float" office:value="0.22139409346351546">
            <text:p>0,2213940935</text:p>
          </table:table-cell>
          <table:table-cell office:value-type="float" office:value="0.5294746622513136">
            <text:p>0,5294746623</text:p>
          </table:table-cell>
        </table:table-row>
        <table:table-row>
          <table:table-cell office:value-type="float" office:value="0.9246208217863473">
            <text:p>0,9246208218</text:p>
          </table:table-cell>
          <table:table-cell office:value-type="float" office:value="0.038427942488787115">
            <text:p>0,0384279425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4836824184836506">
            <text:p>0,4836824185</text:p>
          </table:table-cell>
          <table:table-cell office:value-type="float" office:value="0.3045271978835904">
            <text:p>0,3045271979</text:p>
          </table:table-cell>
        </table:table-row>
        <table:table-row>
          <table:table-cell office:value-type="float" office:value="0.044378713254453694">
            <text:p>0,0443787133</text:p>
          </table:table-cell>
          <table:table-cell office:value-type="float" office:value="0.7893374422104068">
            <text:p>0,7893374422</text:p>
          </table:table-cell>
        </table:table-row>
        <table:table-row>
          <table:table-cell office:value-type="float" office:value="0.6990072450565992">
            <text:p>0,6990072451</text:p>
          </table:table-cell>
          <table:table-cell office:value-type="float" office:value="0.16393346852263058">
            <text:p>0,163933468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0159086194899907">
            <text:p>0,4015908619</text:p>
          </table:table-cell>
          <table:table-cell office:value-type="float" office:value="0.3662880291891283">
            <text:p>0,3662880292</text:p>
          </table:table-cell>
        </table:table-row>
        <table:table-row>
          <table:table-cell office:value-type="float" office:value="0.6214740005704145">
            <text:p>0,6214740006</text:p>
          </table:table-cell>
          <table:table-cell office:value-type="float" office:value="0.21166377695147454">
            <text:p>0,211663777</text:p>
          </table:table-cell>
        </table:table-row>
        <table:table-row>
          <table:table-cell office:value-type="float" office:value="0.4836824184836506">
            <text:p>0,4836824185</text:p>
          </table:table-cell>
          <table:table-cell office:value-type="float" office:value="0.3045271978835904">
            <text:p>0,3045271979</text:p>
          </table:table-cell>
        </table:table-row>
        <table:table-row>
          <table:table-cell office:value-type="float" office:value="0.09920263776615461">
            <text:p>0,0992026378</text:p>
          </table:table-cell>
          <table:table-cell office:value-type="float" office:value="0.6850354976094057">
            <text:p>0,6850354976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8870585246753474">
            <text:p>0,8870585247</text:p>
          </table:table-cell>
          <table:table-cell office:value-type="float" office:value="0.05816215584881734">
            <text:p>0,0581621558</text:p>
          </table:table-cell>
        </table:table-row>
        <table:table-row>
          <table:table-cell office:value-type="float" office:value="0.4990930903580275">
            <text:p>0,4990930904</text:p>
          </table:table-cell>
          <table:table-cell office:value-type="float" office:value="0.29353479182763187">
            <text:p>0,2935347918</text:p>
          </table:table-cell>
        </table:table-row>
        <table:table-row>
          <table:table-cell office:value-type="float" office:value="0.6990072450565992">
            <text:p>0,6990072451</text:p>
          </table:table-cell>
          <table:table-cell office:value-type="float" office:value="0.16393346852263058">
            <text:p>0,1639334685</text:p>
          </table:table-cell>
        </table:table-row>
        <table:table-row>
          <table:table-cell office:value-type="float" office:value="0.7942912551268584">
            <text:p>0,7942912551</text:p>
          </table:table-cell>
          <table:table-cell office:value-type="float" office:value="0.10876980800308478">
            <text:p>0,108769808</text:p>
          </table:table-cell>
        </table:table-row>
        <table:table-row>
          <table:table-cell office:value-type="float" office:value="0.712734726016232">
            <text:p>0,712734726</text:p>
          </table:table-cell>
          <table:table-cell office:value-type="float" office:value="0.15576382095042152">
            <text:p>0,155763821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5688902421931175">
            <text:p>0,5688902422</text:p>
          </table:table-cell>
          <table:table-cell office:value-type="float" office:value="0.2457518696124481">
            <text:p>0,2457518696</text:p>
          </table:table-cell>
        </table:table-row>
        <table:table-row>
          <table:table-cell office:value-type="float" office:value="0.14188094166348214">
            <text:p>0,1418809417</text:p>
          </table:table-cell>
          <table:table-cell office:value-type="float" office:value="0.6233291335084672">
            <text:p>0,6233291335</text:p>
          </table:table-cell>
        </table:table-row>
        <table:table-row>
          <table:table-cell office:value-type="float" office:value="0.3582701020032124">
            <text:p>0,358270102</text:p>
          </table:table-cell>
          <table:table-cell office:value-type="float" office:value="0.40144331763548713">
            <text:p>0,4014433176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33715362236582935">
            <text:p>0,3371536224</text:p>
          </table:table-cell>
          <table:table-cell office:value-type="float" office:value="0.4193506889990919">
            <text:p>0,419350689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4188094166348214">
            <text:p>0,1418809417</text:p>
          </table:table-cell>
          <table:table-cell office:value-type="float" office:value="0.6233291335084672">
            <text:p>0,6233291335</text:p>
          </table:table-cell>
        </table:table-row>
        <table:table-row>
          <table:table-cell office:value-type="float" office:value="0.33715362236582935">
            <text:p>0,3371536224</text:p>
          </table:table-cell>
          <table:table-cell office:value-type="float" office:value="0.4193506889990919">
            <text:p>0,419350689</text:p>
          </table:table-cell>
        </table:table-row>
        <table:table-row>
          <table:table-cell office:value-type="float" office:value="0.8870585246753474">
            <text:p>0,8870585247</text:p>
          </table:table-cell>
          <table:table-cell office:value-type="float" office:value="0.05816215584881734">
            <text:p>0,0581621558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40159086194899907">
            <text:p>0,4015908619</text:p>
          </table:table-cell>
          <table:table-cell office:value-type="float" office:value="0.3662880291891283">
            <text:p>0,3662880292</text:p>
          </table:table-cell>
        </table:table-row>
        <table:table-row>
          <table:table-cell office:value-type="float" office:value="0.712734726016232">
            <text:p>0,712734726</text:p>
          </table:table-cell>
          <table:table-cell office:value-type="float" office:value="0.15576382095042152">
            <text:p>0,155763821</text:p>
          </table:table-cell>
        </table:table-row>
        <table:table-row>
          <table:table-cell office:value-type="float" office:value="0.7926702733399605">
            <text:p>0,7926702733</text:p>
          </table:table-cell>
          <table:table-cell office:value-type="float" office:value="0.10967967936255629">
            <text:p>0,1096796794</text:p>
          </table:table-cell>
        </table:table-row>
        <table:table-row>
          <table:table-cell office:value-type="float" office:value="0.3582701020032124">
            <text:p>0,358270102</text:p>
          </table:table-cell>
          <table:table-cell office:value-type="float" office:value="0.40144331763548713">
            <text:p>0,4014433176</text:p>
          </table:table-cell>
        </table:table-row>
        <table:table-row>
          <table:table-cell office:value-type="float" office:value="0.6990072450565992">
            <text:p>0,6990072451</text:p>
          </table:table-cell>
          <table:table-cell office:value-type="float" office:value="0.16393346852263058">
            <text:p>0,1639334685</text:p>
          </table:table-cell>
        </table:table-row>
        <table:table-row>
          <table:table-cell office:value-type="float" office:value="0.6279187387658417">
            <text:p>0,6279187388</text:p>
          </table:table-cell>
          <table:table-cell office:value-type="float" office:value="0.20758676262581166">
            <text:p>0,2075867626</text:p>
          </table:table-cell>
        </table:table-row>
        <table:table-row>
          <table:table-cell office:value-type="float" office:value="0.5028356343406184">
            <text:p>0,5028356343</text:p>
          </table:table-cell>
          <table:table-cell office:value-type="float" office:value="0.2908909573693067">
            <text:p>0,2908909574</text:p>
          </table:table-cell>
        </table:table-row>
        <table:table-row>
          <table:table-cell office:value-type="float" office:value="0.5668635702462719">
            <text:p>0,5668635702</text:p>
          </table:table-cell>
          <table:table-cell office:value-type="float" office:value="0.24709657309434974">
            <text:p>0,2470965731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4836824184836506">
            <text:p>0,4836824185</text:p>
          </table:table-cell>
          <table:table-cell office:value-type="float" office:value="0.3045271978835904">
            <text:p>0,3045271979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4430860892536027">
            <text:p>0,4430860893</text:p>
          </table:table-cell>
          <table:table-cell office:value-type="float" office:value="0.3343528793319972">
            <text:p>0,334352879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7410967206512643">
            <text:p>0,2741096721</text:p>
          </table:table-cell>
          <table:table-cell office:value-type="float" office:value="0.4764451584932803">
            <text:p>0,4764451585</text:p>
          </table:table-cell>
        </table:table-row>
        <table:table-row>
          <table:table-cell office:value-type="float" office:value="0.14329529805628607">
            <text:p>0,1432952981</text:p>
          </table:table-cell>
          <table:table-cell office:value-type="float" office:value="0.6214563459040872">
            <text:p>0,6214563459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10264726458925941">
            <text:p>0,1026472646</text:p>
          </table:table-cell>
          <table:table-cell office:value-type="float" office:value="0.6796138820278579">
            <text:p>0,679613882</text:p>
          </table:table-cell>
        </table:table-row>
        <table:table-row>
          <table:table-cell office:value-type="float" office:value="0.7926702733399605">
            <text:p>0,7926702733</text:p>
          </table:table-cell>
          <table:table-cell office:value-type="float" office:value="0.10967967936255629">
            <text:p>0,1096796794</text:p>
          </table:table-cell>
        </table:table-row>
        <table:table-row>
          <table:table-cell office:value-type="float" office:value="0.6279187387658417">
            <text:p>0,6279187388</text:p>
          </table:table-cell>
          <table:table-cell office:value-type="float" office:value="0.20758676262581166">
            <text:p>0,2075867626</text:p>
          </table:table-cell>
        </table:table-row>
        <table:table-row>
          <table:table-cell office:value-type="float" office:value="0.40159086194899907">
            <text:p>0,4015908619</text:p>
          </table:table-cell>
          <table:table-cell office:value-type="float" office:value="0.3662880291891283">
            <text:p>0,3662880292</text:p>
          </table:table-cell>
        </table:table-row>
        <table:table-row>
          <table:table-cell office:value-type="float" office:value="0.7307384404403328">
            <text:p>0,7307384404</text:p>
          </table:table-cell>
          <table:table-cell office:value-type="float" office:value="0.14516759511566668">
            <text:p>0,1451675951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29231291668907705">
            <text:p>0,2923129167</text:p>
          </table:table-cell>
          <table:table-cell office:value-type="float" office:value="0.45934029492750517">
            <text:p>0,4593402949</text:p>
          </table:table-cell>
        </table:table-row>
        <table:table-row>
          <table:table-cell office:value-type="float" office:value="0.6842672255898817">
            <text:p>0,6842672256</text:p>
          </table:table-cell>
          <table:table-cell office:value-type="float" office:value="0.17279553580152762">
            <text:p>0,1727955358</text:p>
          </table:table-cell>
        </table:table-row>
        <table:table-row>
          <table:table-cell office:value-type="float" office:value="0.33715362236582935">
            <text:p>0,3371536224</text:p>
          </table:table-cell>
          <table:table-cell office:value-type="float" office:value="0.4193506889990919">
            <text:p>0,419350689</text:p>
          </table:table-cell>
        </table:table-row>
        <table:table-row>
          <table:table-cell office:value-type="float" office:value="0.11083554455235983">
            <text:p>0,1108355446</text:p>
          </table:table-cell>
          <table:table-cell office:value-type="float" office:value="0.6670802731102288">
            <text:p>0,6670802731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3582701020032124">
            <text:p>0,358270102</text:p>
          </table:table-cell>
          <table:table-cell office:value-type="float" office:value="0.40144331763548713">
            <text:p>0,4014433176</text:p>
          </table:table-cell>
        </table:table-row>
        <table:table-row>
          <table:table-cell office:value-type="float" office:value="0.5028356343406184">
            <text:p>0,5028356343</text:p>
          </table:table-cell>
          <table:table-cell office:value-type="float" office:value="0.2908909573693067">
            <text:p>0,2908909574</text:p>
          </table:table-cell>
        </table:table-row>
        <table:table-row>
          <table:table-cell office:value-type="float" office:value="0.5421905588792093">
            <text:p>0,5421905589</text:p>
          </table:table-cell>
          <table:table-cell office:value-type="float" office:value="0.2636640991509315">
            <text:p>0,263664099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4329529805628607">
            <text:p>0,1432952981</text:p>
          </table:table-cell>
          <table:table-cell office:value-type="float" office:value="0.6214563459040872">
            <text:p>0,6214563459</text:p>
          </table:table-cell>
        </table:table-row>
        <table:table-row>
          <table:table-cell office:value-type="float" office:value="0.27410967206512643">
            <text:p>0,2741096721</text:p>
          </table:table-cell>
          <table:table-cell office:value-type="float" office:value="0.4764451584932803">
            <text:p>0,4764451585</text:p>
          </table:table-cell>
        </table:table-row>
        <table:table-row>
          <table:table-cell office:value-type="float" office:value="0.6279187387658417">
            <text:p>0,6279187388</text:p>
          </table:table-cell>
          <table:table-cell office:value-type="float" office:value="0.20758676262581166">
            <text:p>0,2075867626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40159086194899907">
            <text:p>0,4015908619</text:p>
          </table:table-cell>
          <table:table-cell office:value-type="float" office:value="0.3662880291891283">
            <text:p>0,3662880292</text:p>
          </table:table-cell>
        </table:table-row>
        <table:table-row>
          <table:table-cell office:value-type="float" office:value="0.5498036956848968">
            <text:p>0,5498036957</text:p>
          </table:table-cell>
          <table:table-cell office:value-type="float" office:value="0.25851251144412635">
            <text:p>0,2585125114</text:p>
          </table:table-cell>
        </table:table-row>
        <table:table-row>
          <table:table-cell office:value-type="float" office:value="0.08417664971671975">
            <text:p>0,0841766497</text:p>
          </table:table-cell>
          <table:table-cell office:value-type="float" office:value="0.7098678754141146">
            <text:p>0,7098678754</text:p>
          </table:table-cell>
        </table:table-row>
        <table:table-row>
          <table:table-cell office:value-type="float" office:value="0.44168037213694694">
            <text:p>0,4416803721</text:p>
          </table:table-cell>
          <table:table-cell office:value-type="float" office:value="0.3354096207911621">
            <text:p>0,3354096208</text:p>
          </table:table-cell>
        </table:table-row>
        <table:table-row>
          <table:table-cell office:value-type="float" office:value="0.29231291668907705">
            <text:p>0,2923129167</text:p>
          </table:table-cell>
          <table:table-cell office:value-type="float" office:value="0.45934029492750517">
            <text:p>0,4593402949</text:p>
          </table:table-cell>
        </table:table-row>
        <table:table-row>
          <table:table-cell office:value-type="float" office:value="0.7926702733399605">
            <text:p>0,7926702733</text:p>
          </table:table-cell>
          <table:table-cell office:value-type="float" office:value="0.10967967936255629">
            <text:p>0,1096796794</text:p>
          </table:table-cell>
        </table:table-row>
        <table:table-row>
          <table:table-cell office:value-type="float" office:value="0.03533165847268819">
            <text:p>0,0353316585</text:p>
          </table:table-cell>
          <table:table-cell office:value-type="float" office:value="0.8120328260767636">
            <text:p>0,8120328261</text:p>
          </table:table-cell>
        </table:table-row>
        <table:table-row>
          <table:table-cell office:value-type="float" office:value="0.33715362236582935">
            <text:p>0,3371536224</text:p>
          </table:table-cell>
          <table:table-cell office:value-type="float" office:value="0.4193506889990919">
            <text:p>0,419350689</text:p>
          </table:table-cell>
        </table:table-row>
        <table:table-row>
          <table:table-cell office:value-type="float" office:value="0.3582701020032124">
            <text:p>0,358270102</text:p>
          </table:table-cell>
          <table:table-cell office:value-type="float" office:value="0.40144331763548713">
            <text:p>0,4014433176</text:p>
          </table:table-cell>
        </table:table-row>
        <table:table-row>
          <table:table-cell office:value-type="float" office:value="0.6842672255898817">
            <text:p>0,6842672256</text:p>
          </table:table-cell>
          <table:table-cell office:value-type="float" office:value="0.17279553580152762">
            <text:p>0,1727955358</text:p>
          </table:table-cell>
        </table:table-row>
        <table:table-row>
          <table:table-cell office:value-type="float" office:value="0.6723084699141899">
            <text:p>0,6723084699</text:p>
          </table:table-cell>
          <table:table-cell office:value-type="float" office:value="0.18005581292737372">
            <text:p>0,18005581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6620133644234514">
            <text:p>0,1662013364</text:p>
          </table:table-cell>
          <table:table-cell office:value-type="float" office:value="0.5923220186932521">
            <text:p>0,5923220187</text:p>
          </table:table-cell>
        </table:table-row>
        <table:table-row>
          <table:table-cell office:value-type="float" office:value="0.27410967206512643">
            <text:p>0,2741096721</text:p>
          </table:table-cell>
          <table:table-cell office:value-type="float" office:value="0.4764451584932803">
            <text:p>0,4764451585</text:p>
          </table:table-cell>
        </table:table-row>
        <table:table-row>
          <table:table-cell office:value-type="float" office:value="0.08417664971671975">
            <text:p>0,0841766497</text:p>
          </table:table-cell>
          <table:table-cell office:value-type="float" office:value="0.7098678754141146">
            <text:p>0,7098678754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13074721338060025">
            <text:p>0,1307472134</text:p>
          </table:table-cell>
          <table:table-cell office:value-type="float" office:value="0.6384101586319104">
            <text:p>0,6384101586</text:p>
          </table:table-cell>
        </table:table-row>
        <table:table-row>
          <table:table-cell office:value-type="float" office:value="0.4669835521952262">
            <text:p>0,4669835522</text:p>
          </table:table-cell>
          <table:table-cell office:value-type="float" office:value="0.31663805183839344">
            <text:p>0,3166380518</text:p>
          </table:table-cell>
        </table:table-row>
        <table:table-row>
          <table:table-cell office:value-type="float" office:value="0.856948826839552">
            <text:p>0,8569488268</text:p>
          </table:table-cell>
          <table:table-cell office:value-type="float" office:value="0.07428469449859909">
            <text:p>0,0742846945</text:p>
          </table:table-cell>
        </table:table-row>
        <table:table-row>
          <table:table-cell office:value-type="float" office:value="0.9190452371767063">
            <text:p>0,9190452372</text:p>
          </table:table-cell>
          <table:table-cell office:value-type="float" office:value="0.04133152905881676">
            <text:p>0,0413315291</text:p>
          </table:table-cell>
        </table:table-row>
        <table:table-row>
          <table:table-cell office:value-type="float" office:value="0.5221842135132075">
            <text:p>0,5221842135</text:p>
          </table:table-cell>
          <table:table-cell office:value-type="float" office:value="0.2773768523544188">
            <text:p>0,2773768524</text:p>
          </table:table-cell>
        </table:table-row>
        <table:table-row>
          <table:table-cell office:value-type="float" office:value="0.7926702733399605">
            <text:p>0,7926702733</text:p>
          </table:table-cell>
          <table:table-cell office:value-type="float" office:value="0.10967967936255629">
            <text:p>0,1096796794</text:p>
          </table:table-cell>
        </table:table-row>
        <table:table-row>
          <table:table-cell office:value-type="float" office:value="0.9461511539503189">
            <text:p>0,946151154</text:p>
          </table:table-cell>
          <table:table-cell office:value-type="float" office:value="0.027296985740087876">
            <text:p>0,0272969857</text:p>
          </table:table-cell>
        </table:table-row>
        <table:table-row>
          <table:table-cell office:value-type="float" office:value="0.7511113747462212">
            <text:p>0,7511113747</text:p>
          </table:table-cell>
          <table:table-cell office:value-type="float" office:value="0.13333318123616777">
            <text:p>0,1333331812</text:p>
          </table:table-cell>
        </table:table-row>
        <table:table-row>
          <table:table-cell office:value-type="float" office:value="0.6020502300557551">
            <text:p>0,6020502301</text:p>
          </table:table-cell>
          <table:table-cell office:value-type="float" office:value="0.2240810415669977">
            <text:p>0,2240810416</text:p>
          </table:table-cell>
        </table:table-row>
        <table:table-row>
          <table:table-cell office:value-type="float" office:value="0.7162056198149441">
            <text:p>0,7162056198</text:p>
          </table:table-cell>
          <table:table-cell office:value-type="float" office:value="0.15371067605992794">
            <text:p>0,1537106761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5498036956848968">
            <text:p>0,5498036957</text:p>
          </table:table-cell>
          <table:table-cell office:value-type="float" office:value="0.25851251144412635">
            <text:p>0,2585125114</text:p>
          </table:table-cell>
        </table:table-row>
        <table:table-row>
          <table:table-cell office:value-type="float" office:value="0.40159086194899907">
            <text:p>0,4015908619</text:p>
          </table:table-cell>
          <table:table-cell office:value-type="float" office:value="0.3662880291891283">
            <text:p>0,366288029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493005334771289">
            <text:p>0,3493005335</text:p>
          </table:table-cell>
          <table:table-cell office:value-type="float" office:value="0.40898347444667094">
            <text:p>0,4089834744</text:p>
          </table:table-cell>
        </table:table-row>
        <table:table-row>
          <table:table-cell office:value-type="float" office:value="0.13074721338060025">
            <text:p>0,1307472134</text:p>
          </table:table-cell>
          <table:table-cell office:value-type="float" office:value="0.6384101586319104">
            <text:p>0,6384101586</text:p>
          </table:table-cell>
        </table:table-row>
        <table:table-row>
          <table:table-cell office:value-type="float" office:value="0.27410967206512643">
            <text:p>0,2741096721</text:p>
          </table:table-cell>
          <table:table-cell office:value-type="float" office:value="0.4764451584932803">
            <text:p>0,4764451585</text:p>
          </table:table-cell>
        </table:table-row>
        <table:table-row>
          <table:table-cell office:value-type="float" office:value="0.16620133644234514">
            <text:p>0,1662013364</text:p>
          </table:table-cell>
          <table:table-cell office:value-type="float" office:value="0.5923220186932521">
            <text:p>0,5923220187</text:p>
          </table:table-cell>
        </table:table-row>
        <table:table-row>
          <table:table-cell office:value-type="float" office:value="0.4669835521952262">
            <text:p>0,4669835522</text:p>
          </table:table-cell>
          <table:table-cell office:value-type="float" office:value="0.31663805183839344">
            <text:p>0,3166380518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6411208617524846">
            <text:p>0,6411208618</text:p>
          </table:table-cell>
          <table:table-cell office:value-type="float" office:value="0.1992997678578552">
            <text:p>0,1992997679</text:p>
          </table:table-cell>
        </table:table-row>
        <table:table-row>
          <table:table-cell office:value-type="float" office:value="0.08417664971671975">
            <text:p>0,0841766497</text:p>
          </table:table-cell>
          <table:table-cell office:value-type="float" office:value="0.7098678754141146">
            <text:p>0,7098678754</text:p>
          </table:table-cell>
        </table:table-row>
        <table:table-row>
          <table:table-cell office:value-type="float" office:value="0.6020502300557551">
            <text:p>0,6020502301</text:p>
          </table:table-cell>
          <table:table-cell office:value-type="float" office:value="0.2240810415669977">
            <text:p>0,2240810416</text:p>
          </table:table-cell>
        </table:table-row>
        <table:table-row>
          <table:table-cell office:value-type="float" office:value="0.7162056198149441">
            <text:p>0,7162056198</text:p>
          </table:table-cell>
          <table:table-cell office:value-type="float" office:value="0.15371067605992794">
            <text:p>0,1537106761</text:p>
          </table:table-cell>
        </table:table-row>
        <table:table-row>
          <table:table-cell office:value-type="float" office:value="0.21530289461823945">
            <text:p>0,2153028946</text:p>
          </table:table-cell>
          <table:table-cell office:value-type="float" office:value="0.5359925705139632">
            <text:p>0,5359925705</text:p>
          </table:table-cell>
        </table:table-row>
        <table:table-row>
          <table:table-cell office:value-type="float" office:value="0.40159086194899907">
            <text:p>0,4015908619</text:p>
          </table:table-cell>
          <table:table-cell office:value-type="float" office:value="0.3662880291891283">
            <text:p>0,3662880292</text:p>
          </table:table-cell>
        </table:table-row>
        <table:table-row>
          <table:table-cell office:value-type="float" office:value="0.5221842135132075">
            <text:p>0,5221842135</text:p>
          </table:table-cell>
          <table:table-cell office:value-type="float" office:value="0.2773768523544188">
            <text:p>0,2773768524</text:p>
          </table:table-cell>
        </table:table-row>
        <table:table-row>
          <table:table-cell office:value-type="float" office:value="0.41520653446409994">
            <text:p>0,4152065345</text:p>
          </table:table-cell>
          <table:table-cell office:value-type="float" office:value="0.35563478177038454">
            <text:p>0,3556347818</text:p>
          </table:table-cell>
        </table:table-row>
        <table:table-row>
          <table:table-cell office:value-type="float" office:value="0.5498036956848968">
            <text:p>0,5498036957</text:p>
          </table:table-cell>
          <table:table-cell office:value-type="float" office:value="0.25851251144412635">
            <text:p>0,2585125114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24843023209869752">
            <text:p>0,2484302321</text:p>
          </table:table-cell>
          <table:table-cell office:value-type="float" office:value="0.5015722398394151">
            <text:p>0,501572239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7162056198149441">
            <text:p>0,7162056198</text:p>
          </table:table-cell>
          <table:table-cell office:value-type="float" office:value="0.15371067605992794">
            <text:p>0,1537106761</text:p>
          </table:table-cell>
        </table:table-row>
        <table:table-row>
          <table:table-cell office:value-type="float" office:value="0.13074721338060025">
            <text:p>0,1307472134</text:p>
          </table:table-cell>
          <table:table-cell office:value-type="float" office:value="0.6384101586319104">
            <text:p>0,6384101586</text:p>
          </table:table-cell>
        </table:table-row>
        <table:table-row>
          <table:table-cell office:value-type="float" office:value="0.16620133644234514">
            <text:p>0,1662013364</text:p>
          </table:table-cell>
          <table:table-cell office:value-type="float" office:value="0.5923220186932521">
            <text:p>0,5923220187</text:p>
          </table:table-cell>
        </table:table-row>
        <table:table-row>
          <table:table-cell office:value-type="float" office:value="0.784212020817971">
            <text:p>0,7842120208</text:p>
          </table:table-cell>
          <table:table-cell office:value-type="float" office:value="0.11444253669342774">
            <text:p>0,1144425367</text:p>
          </table:table-cell>
        </table:table-row>
        <table:table-row>
          <table:table-cell office:value-type="float" office:value="0.4669835521952262">
            <text:p>0,4669835522</text:p>
          </table:table-cell>
          <table:table-cell office:value-type="float" office:value="0.31663805183839344">
            <text:p>0,3166380518</text:p>
          </table:table-cell>
        </table:table-row>
        <table:table-row>
          <table:table-cell office:value-type="float" office:value="0.6411208617524846">
            <text:p>0,6411208618</text:p>
          </table:table-cell>
          <table:table-cell office:value-type="float" office:value="0.1992997678578552">
            <text:p>0,1992997679</text:p>
          </table:table-cell>
        </table:table-row>
        <table:table-row>
          <table:table-cell office:value-type="float" office:value="0.32637982073651756">
            <text:p>0,3263798207</text:p>
          </table:table-cell>
          <table:table-cell office:value-type="float" office:value="0.42870338637751615">
            <text:p>0,4287033864</text:p>
          </table:table-cell>
        </table:table-row>
        <table:table-row>
          <table:table-cell office:value-type="float" office:value="0.08711838212922024">
            <text:p>0,0871183821</text:p>
          </table:table-cell>
          <table:table-cell office:value-type="float" office:value="0.7048417676411172">
            <text:p>0,7048417676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5498036956848968">
            <text:p>0,5498036957</text:p>
          </table:table-cell>
          <table:table-cell office:value-type="float" office:value="0.25851251144412635">
            <text:p>0,2585125114</text:p>
          </table:table-cell>
        </table:table-row>
        <table:table-row>
          <table:table-cell office:value-type="float" office:value="0.21236116220573897">
            <text:p>0,2123611622</text:p>
          </table:table-cell>
          <table:table-cell office:value-type="float" office:value="0.5391733924720286">
            <text:p>0,5391733925</text:p>
          </table:table-cell>
        </table:table-row>
        <table:table-row>
          <table:table-cell office:value-type="float" office:value="0.08417664971671975">
            <text:p>0,0841766497</text:p>
          </table:table-cell>
          <table:table-cell office:value-type="float" office:value="0.7098678754141146">
            <text:p>0,7098678754</text:p>
          </table:table-cell>
        </table:table-row>
        <table:table-row>
          <table:table-cell office:value-type="float" office:value="0.2775987411927076">
            <text:p>0,2775987412</text:p>
          </table:table-cell>
          <table:table-cell office:value-type="float" office:value="0.4731235997003589">
            <text:p>0,4731235997</text:p>
          </table:table-cell>
        </table:table-row>
        <table:table-row>
          <table:table-cell office:value-type="float" office:value="0.5208134414557961">
            <text:p>0,5208134415</text:p>
          </table:table-cell>
          <table:table-cell office:value-type="float" office:value="0.2783259451415784">
            <text:p>0,2783259451</text:p>
          </table:table-cell>
        </table:table-row>
        <table:table-row>
          <table:table-cell office:value-type="float" office:value="0.43053732207708795">
            <text:p>0,4305373221</text:p>
          </table:table-cell>
          <table:table-cell office:value-type="float" office:value="0.34384657123726925">
            <text:p>0,3438465712</text:p>
          </table:table-cell>
        </table:table-row>
        <table:table-row>
          <table:table-cell office:value-type="float" office:value="0.24843023209869752">
            <text:p>0,2484302321</text:p>
          </table:table-cell>
          <table:table-cell office:value-type="float" office:value="0.5015722398394151">
            <text:p>0,501572239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074310243860318">
            <text:p>0,9074310244</text:p>
          </table:table-cell>
          <table:table-cell office:value-type="float" office:value="0.047408259333500236">
            <text:p>0,0474082593</text:p>
          </table:table-cell>
        </table:table-row>
        <table:table-row>
          <table:table-cell office:value-type="float" office:value="0.5498036956848968">
            <text:p>0,5498036957</text:p>
          </table:table-cell>
          <table:table-cell office:value-type="float" office:value="0.25851251144412635">
            <text:p>0,2585125114</text:p>
          </table:table-cell>
        </table:table-row>
        <table:table-row>
          <table:table-cell office:value-type="float" office:value="0.784212020817971">
            <text:p>0,7842120208</text:p>
          </table:table-cell>
          <table:table-cell office:value-type="float" office:value="0.11444253669342774">
            <text:p>0,1144425367</text:p>
          </table:table-cell>
        </table:table-row>
        <table:table-row>
          <table:table-cell office:value-type="float" office:value="0.5208134414557961">
            <text:p>0,5208134415</text:p>
          </table:table-cell>
          <table:table-cell office:value-type="float" office:value="0.2783259451415784">
            <text:p>0,2783259451</text:p>
          </table:table-cell>
        </table:table-row>
        <table:table-row>
          <table:table-cell office:value-type="float" office:value="0.6218635376136334">
            <text:p>0,6218635376</text:p>
          </table:table-cell>
          <table:table-cell office:value-type="float" office:value="0.21141675289565431">
            <text:p>0,2114167529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368786961276961">
            <text:p>0,3687869613</text:p>
          </table:table-cell>
          <table:table-cell office:value-type="float" office:value="0.3927216772541926">
            <text:p>0,3927216773</text:p>
          </table:table-cell>
        </table:table-row>
        <table:table-row>
          <table:table-cell office:value-type="float" office:value="0.6453694418870456">
            <text:p>0,6453694419</text:p>
          </table:table-cell>
          <table:table-cell office:value-type="float" office:value="0.19665110824309617">
            <text:p>0,1966511082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2775987411927076">
            <text:p>0,2775987412</text:p>
          </table:table-cell>
          <table:table-cell office:value-type="float" office:value="0.4731235997003589">
            <text:p>0,4731235997</text:p>
          </table:table-cell>
        </table:table-row>
        <table:table-row>
          <table:table-cell office:value-type="float" office:value="0.4669835521952262">
            <text:p>0,4669835522</text:p>
          </table:table-cell>
          <table:table-cell office:value-type="float" office:value="0.31663805183839344">
            <text:p>0,3166380518</text:p>
          </table:table-cell>
        </table:table-row>
        <table:table-row>
          <table:table-cell office:value-type="float" office:value="0.7162056198149441">
            <text:p>0,7162056198</text:p>
          </table:table-cell>
          <table:table-cell office:value-type="float" office:value="0.15371067605992794">
            <text:p>0,1537106761</text:p>
          </table:table-cell>
        </table:table-row>
        <table:table-row>
          <table:table-cell office:value-type="float" office:value="0.16620133644234514">
            <text:p>0,1662013364</text:p>
          </table:table-cell>
          <table:table-cell office:value-type="float" office:value="0.5923220186932521">
            <text:p>0,5923220187</text:p>
          </table:table-cell>
        </table:table-row>
        <table:table-row>
          <table:table-cell office:value-type="float" office:value="0.08711838212922024">
            <text:p>0,0871183821</text:p>
          </table:table-cell>
          <table:table-cell office:value-type="float" office:value="0.7048417676411172">
            <text:p>0,7048417676</text:p>
          </table:table-cell>
        </table:table-row>
        <table:table-row>
          <table:table-cell office:value-type="float" office:value="0.32637982073651756">
            <text:p>0,3263798207</text:p>
          </table:table-cell>
          <table:table-cell office:value-type="float" office:value="0.42870338637751615">
            <text:p>0,4287033864</text:p>
          </table:table-cell>
        </table:table-row>
        <table:table-row>
          <table:table-cell office:value-type="float" office:value="0.12729903837314419">
            <text:p>0,1272990384</text:p>
          </table:table-cell>
          <table:table-cell office:value-type="float" office:value="0.6432100921086134">
            <text:p>0,6432100921</text:p>
          </table:table-cell>
        </table:table-row>
        <table:table-row>
          <table:table-cell office:value-type="float" office:value="0.7336898373664528">
            <text:p>0,7336898374</text:p>
          </table:table-cell>
          <table:table-cell office:value-type="float" office:value="0.1434430332041816">
            <text:p>0,143443033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1495792848500167">
            <text:p>0,2149579285</text:p>
          </table:table-cell>
          <table:table-cell office:value-type="float" office:value="0.5363644443261478">
            <text:p>0,5363644443</text:p>
          </table:table-cell>
        </table:table-row>
        <table:table-row>
          <table:table-cell office:value-type="float" office:value="0.4669835521952262">
            <text:p>0,4669835522</text:p>
          </table:table-cell>
          <table:table-cell office:value-type="float" office:value="0.31663805183839344">
            <text:p>0,3166380518</text:p>
          </table:table-cell>
        </table:table-row>
        <table:table-row>
          <table:table-cell office:value-type="float" office:value="0.2775987411927076">
            <text:p>0,2775987412</text:p>
          </table:table-cell>
          <table:table-cell office:value-type="float" office:value="0.4731235997003589">
            <text:p>0,4731235997</text:p>
          </table:table-cell>
        </table:table-row>
        <table:table-row>
          <table:table-cell office:value-type="float" office:value="0.16620133644234514">
            <text:p>0,1662013364</text:p>
          </table:table-cell>
          <table:table-cell office:value-type="float" office:value="0.5923220186932521">
            <text:p>0,5923220187</text:p>
          </table:table-cell>
        </table:table-row>
        <table:table-row>
          <table:table-cell office:value-type="float" office:value="0.08711838212922024">
            <text:p>0,0871183821</text:p>
          </table:table-cell>
          <table:table-cell office:value-type="float" office:value="0.7048417676411172">
            <text:p>0,7048417676</text:p>
          </table:table-cell>
        </table:table-row>
        <table:table-row>
          <table:table-cell office:value-type="float" office:value="0.38226534399264894">
            <text:p>0,382265344</text:p>
          </table:table-cell>
          <table:table-cell office:value-type="float" office:value="0.3817238933998428">
            <text:p>0,3817238934</text:p>
          </table:table-cell>
        </table:table-row>
        <table:table-row>
          <table:table-cell office:value-type="float" office:value="0.9074310243860318">
            <text:p>0,9074310244</text:p>
          </table:table-cell>
          <table:table-cell office:value-type="float" office:value="0.047408259333500236">
            <text:p>0,0474082593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05197405665338593">
            <text:p>0,0519740567</text:p>
          </table:table-cell>
          <table:table-cell office:value-type="float" office:value="0.7720218066275067">
            <text:p>0,7720218066</text:p>
          </table:table-cell>
        </table:table-row>
        <table:table-row>
          <table:table-cell office:value-type="float" office:value="0.9021996250043373">
            <text:p>0,902199625</text:p>
          </table:table-cell>
          <table:table-cell office:value-type="float" office:value="0.05015810525943987">
            <text:p>0,0501581053</text:p>
          </table:table-cell>
        </table:table-row>
        <table:table-row>
          <table:table-cell office:value-type="float" office:value="0.5945726712969641">
            <text:p>0,5945726713</text:p>
          </table:table-cell>
          <table:table-cell office:value-type="float" office:value="0.22891461478188802">
            <text:p>0,2289146148</text:p>
          </table:table-cell>
        </table:table-row>
        <table:table-row>
          <table:table-cell office:value-type="float" office:value="0.6453694418870456">
            <text:p>0,6453694419</text:p>
          </table:table-cell>
          <table:table-cell office:value-type="float" office:value="0.19665110824309617">
            <text:p>0,1966511082</text:p>
          </table:table-cell>
        </table:table-row>
        <table:table-row>
          <table:table-cell office:value-type="float" office:value="0.12729903837314419">
            <text:p>0,1272990384</text:p>
          </table:table-cell>
          <table:table-cell office:value-type="float" office:value="0.6432100921086134">
            <text:p>0,6432100921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12122383572655109">
            <text:p>0,1212238357</text:p>
          </table:table-cell>
          <table:table-cell office:value-type="float" office:value="0.651827864804561">
            <text:p>0,6518278648</text:p>
          </table:table-cell>
        </table:table-row>
        <table:table-row>
          <table:table-cell office:value-type="float" office:value="0.32637982073651756">
            <text:p>0,3263798207</text:p>
          </table:table-cell>
          <table:table-cell office:value-type="float" office:value="0.42870338637751615">
            <text:p>0,4287033864</text:p>
          </table:table-cell>
        </table:table-row>
        <table:table-row>
          <table:table-cell office:value-type="float" office:value="0.6911671763296068">
            <text:p>0,6911671763</text:p>
          </table:table-cell>
          <table:table-cell office:value-type="float" office:value="0.16863535297102827">
            <text:p>0,1686353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945726712969641">
            <text:p>0,5945726713</text:p>
          </table:table-cell>
          <table:table-cell office:value-type="float" office:value="0.22891461478188802">
            <text:p>0,2289146148</text:p>
          </table:table-cell>
        </table:table-row>
        <table:table-row>
          <table:table-cell office:value-type="float" office:value="0.6911671763296068">
            <text:p>0,6911671763</text:p>
          </table:table-cell>
          <table:table-cell office:value-type="float" office:value="0.16863535297102827">
            <text:p>0,168635353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46991792447337954">
            <text:p>0,4699179245</text:p>
          </table:table-cell>
          <table:table-cell office:value-type="float" office:value="0.3144944023033951">
            <text:p>0,3144944023</text:p>
          </table:table-cell>
        </table:table-row>
        <table:table-row>
          <table:table-cell office:value-type="float" office:value="0.38226534399264894">
            <text:p>0,382265344</text:p>
          </table:table-cell>
          <table:table-cell office:value-type="float" office:value="0.3817238933998428">
            <text:p>0,3817238934</text:p>
          </table:table-cell>
        </table:table-row>
        <table:table-row>
          <table:table-cell office:value-type="float" office:value="0.4669835521952262">
            <text:p>0,4669835522</text:p>
          </table:table-cell>
          <table:table-cell office:value-type="float" office:value="0.31663805183839344">
            <text:p>0,3166380518</text:p>
          </table:table-cell>
        </table:table-row>
        <table:table-row>
          <table:table-cell office:value-type="float" office:value="0.08711838212922024">
            <text:p>0,0871183821</text:p>
          </table:table-cell>
          <table:table-cell office:value-type="float" office:value="0.7048417676411172">
            <text:p>0,7048417676</text:p>
          </table:table-cell>
        </table:table-row>
        <table:table-row>
          <table:table-cell office:value-type="float" office:value="0.8358036751738536">
            <text:p>0,8358036752</text:p>
          </table:table-cell>
          <table:table-cell office:value-type="float" office:value="0.08577701014804184">
            <text:p>0,0857770101</text:p>
          </table:table-cell>
        </table:table-row>
        <table:table-row>
          <table:table-cell office:value-type="float" office:value="0.04466288479647951">
            <text:p>0,0446628848</text:p>
          </table:table-cell>
          <table:table-cell office:value-type="float" office:value="0.7886640475534759">
            <text:p>0,7886640476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9014702592781176">
            <text:p>0,9014702593</text:p>
          </table:table-cell>
          <table:table-cell office:value-type="float" office:value="0.05054212348408127">
            <text:p>0,0505421235</text:p>
          </table:table-cell>
        </table:table-row>
        <table:table-row>
          <table:table-cell office:value-type="float" office:value="0.6453694418870456">
            <text:p>0,6453694419</text:p>
          </table:table-cell>
          <table:table-cell office:value-type="float" office:value="0.19665110824309617">
            <text:p>0,1966511082</text:p>
          </table:table-cell>
        </table:table-row>
        <table:table-row>
          <table:table-cell office:value-type="float" office:value="0.25528610085109155">
            <text:p>0,2552861009</text:p>
          </table:table-cell>
          <table:table-cell office:value-type="float" office:value="0.49474155044067636">
            <text:p>0,4947415504</text:p>
          </table:table-cell>
        </table:table-row>
        <table:table-row>
          <table:table-cell office:value-type="float" office:value="0.9624103145700005">
            <text:p>0,9624103146</text:p>
          </table:table-cell>
          <table:table-cell office:value-type="float" office:value="0.01897486547489491">
            <text:p>0,0189748655</text:p>
          </table:table-cell>
        </table:table-row>
        <table:table-row>
          <table:table-cell office:value-type="float" office:value="0.15326266763842805">
            <text:p>0,1532626676</text:p>
          </table:table-cell>
          <table:table-cell office:value-type="float" office:value="0.6085122382009521">
            <text:p>0,6085122382</text:p>
          </table:table-cell>
        </table:table-row>
        <table:table-row>
          <table:table-cell office:value-type="float" office:value="0.10605475877462525">
            <text:p>0,1060547588</text:p>
          </table:table-cell>
          <table:table-cell office:value-type="float" office:value="0.6743395038162823">
            <text:p>0,6743395038</text:p>
          </table:table-cell>
        </table:table-row>
        <table:table-row>
          <table:table-cell office:value-type="float" office:value="0.9397893104343368">
            <text:p>0,9397893104</text:p>
          </table:table-cell>
          <table:table-cell office:value-type="float" office:value="0.03057268945302727">
            <text:p>0,03057268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5528610085109155">
            <text:p>0,2552861009</text:p>
          </table:table-cell>
          <table:table-cell office:value-type="float" office:value="0.49474155044067636">
            <text:p>0,4947415504</text:p>
          </table:table-cell>
        </table:table-row>
        <table:table-row>
          <table:table-cell office:value-type="float" office:value="0.16047365340196235">
            <text:p>0,1604736534</text:p>
          </table:table-cell>
          <table:table-cell office:value-type="float" office:value="0.599408370778966">
            <text:p>0,5994083708</text:p>
          </table:table-cell>
        </table:table-row>
        <table:table-row>
          <table:table-cell office:value-type="float" office:value="0.5500983962549469">
            <text:p>0,5500983963</text:p>
          </table:table-cell>
          <table:table-cell office:value-type="float" office:value="0.25831381551565424">
            <text:p>0,2583138155</text:p>
          </table:table-cell>
        </table:table-row>
        <table:table-row>
          <table:table-cell office:value-type="float" office:value="0.6911671763296068">
            <text:p>0,6911671763</text:p>
          </table:table-cell>
          <table:table-cell office:value-type="float" office:value="0.16863535297102827">
            <text:p>0,168635353</text:p>
          </table:table-cell>
        </table:table-row>
        <table:table-row>
          <table:table-cell office:value-type="float" office:value="0.38226534399264894">
            <text:p>0,382265344</text:p>
          </table:table-cell>
          <table:table-cell office:value-type="float" office:value="0.3817238933998428">
            <text:p>0,3817238934</text:p>
          </table:table-cell>
        </table:table-row>
        <table:table-row>
          <table:table-cell office:value-type="float" office:value="0.10605475877462525">
            <text:p>0,1060547588</text:p>
          </table:table-cell>
          <table:table-cell office:value-type="float" office:value="0.6743395038162823">
            <text:p>0,6743395038</text:p>
          </table:table-cell>
        </table:table-row>
        <table:table-row>
          <table:table-cell office:value-type="float" office:value="0.29976037589310867">
            <text:p>0,2997603759</text:p>
          </table:table-cell>
          <table:table-cell office:value-type="float" office:value="0.45249623207405354">
            <text:p>0,4524962321</text:p>
          </table:table-cell>
        </table:table-row>
        <table:table-row>
          <table:table-cell office:value-type="float" office:value="0.5945726712969641">
            <text:p>0,5945726713</text:p>
          </table:table-cell>
          <table:table-cell office:value-type="float" office:value="0.22891461478188802">
            <text:p>0,2289146148</text:p>
          </table:table-cell>
        </table:table-row>
        <table:table-row>
          <table:table-cell office:value-type="float" office:value="0.4848585949489024">
            <text:p>0,4848585949</text:p>
          </table:table-cell>
          <table:table-cell office:value-type="float" office:value="0.30368211645190213">
            <text:p>0,3036821165</text:p>
          </table:table-cell>
        </table:table-row>
        <table:table-row>
          <table:table-cell office:value-type="float" office:value="0.15326266763842805">
            <text:p>0,1532626676</text:p>
          </table:table-cell>
          <table:table-cell office:value-type="float" office:value="0.6085122382009521">
            <text:p>0,6085122382</text:p>
          </table:table-cell>
        </table:table-row>
        <table:table-row>
          <table:table-cell office:value-type="float" office:value="0.7566296357652582">
            <text:p>0,7566296358</text:p>
          </table:table-cell>
          <table:table-cell office:value-type="float" office:value="0.13015539562215006">
            <text:p>0,1301553956</text:p>
          </table:table-cell>
        </table:table-row>
        <table:table-row>
          <table:table-cell office:value-type="float" office:value="0.7643804506302879">
            <text:p>0,7643804506</text:p>
          </table:table-cell>
          <table:table-cell office:value-type="float" office:value="0.125711460311707">
            <text:p>0,1257114603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8747755500192452">
            <text:p>0,87477555</text:p>
          </table:table-cell>
          <table:table-cell office:value-type="float" office:value="0.0647056345624415">
            <text:p>0,0647056346</text:p>
          </table:table-cell>
        </table:table-row>
        <table:table-row>
          <table:table-cell office:value-type="float" office:value="0.9014702592781176">
            <text:p>0,9014702593</text:p>
          </table:table-cell>
          <table:table-cell office:value-type="float" office:value="0.05054212348408127">
            <text:p>0,0505421235</text:p>
          </table:table-cell>
        </table:table-row>
        <table:table-row>
          <table:table-cell office:value-type="float" office:value="0.9397893104343368">
            <text:p>0,9397893104</text:p>
          </table:table-cell>
          <table:table-cell office:value-type="float" office:value="0.03057268945302727">
            <text:p>0,03057268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911671763296068">
            <text:p>0,6911671763</text:p>
          </table:table-cell>
          <table:table-cell office:value-type="float" office:value="0.16863535297102827">
            <text:p>0,168635353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10605475877462525">
            <text:p>0,1060547588</text:p>
          </table:table-cell>
          <table:table-cell office:value-type="float" office:value="0.6743395038162823">
            <text:p>0,6743395038</text:p>
          </table:table-cell>
        </table:table-row>
        <table:table-row>
          <table:table-cell office:value-type="float" office:value="0.25528610085109155">
            <text:p>0,2552861009</text:p>
          </table:table-cell>
          <table:table-cell office:value-type="float" office:value="0.49474155044067636">
            <text:p>0,4947415504</text:p>
          </table:table-cell>
        </table:table-row>
        <table:table-row>
          <table:table-cell office:value-type="float" office:value="0.1788906475242466">
            <text:p>0,1788906475</text:p>
          </table:table-cell>
          <table:table-cell office:value-type="float" office:value="0.5770453363252196">
            <text:p>0,5770453363</text:p>
          </table:table-cell>
        </table:table-row>
        <table:table-row>
          <table:table-cell office:value-type="float" office:value="0.38226534399264894">
            <text:p>0,382265344</text:p>
          </table:table-cell>
          <table:table-cell office:value-type="float" office:value="0.3817238933998428">
            <text:p>0,3817238934</text:p>
          </table:table-cell>
        </table:table-row>
        <table:table-row>
          <table:table-cell office:value-type="float" office:value="0.5945726712969641">
            <text:p>0,5945726713</text:p>
          </table:table-cell>
          <table:table-cell office:value-type="float" office:value="0.22891461478188802">
            <text:p>0,2289146148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office:value-type="float" office:value="0.15326266763842805">
            <text:p>0,1532626676</text:p>
          </table:table-cell>
          <table:table-cell office:value-type="float" office:value="0.6085122382009521">
            <text:p>0,6085122382</text:p>
          </table:table-cell>
        </table:table-row>
        <table:table-row>
          <table:table-cell office:value-type="float" office:value="0.32437460059752865">
            <text:p>0,3243746006</text:p>
          </table:table-cell>
          <table:table-cell office:value-type="float" office:value="0.4304610631418352">
            <text:p>0,4304610631</text:p>
          </table:table-cell>
        </table:table-row>
        <table:table-row>
          <table:table-cell office:value-type="float" office:value="0.7566296357652582">
            <text:p>0,7566296358</text:p>
          </table:table-cell>
          <table:table-cell office:value-type="float" office:value="0.13015539562215006">
            <text:p>0,1301553956</text:p>
          </table:table-cell>
        </table:table-row>
        <table:table-row>
          <table:table-cell office:value-type="float" office:value="0.7643804506302879">
            <text:p>0,7643804506</text:p>
          </table:table-cell>
          <table:table-cell office:value-type="float" office:value="0.125711460311707">
            <text:p>0,1257114603</text:p>
          </table:table-cell>
        </table:table-row>
        <table:table-row>
          <table:table-cell office:value-type="float" office:value="0.2812981834220955">
            <text:p>0,2812981834</text:p>
          </table:table-cell>
          <table:table-cell office:value-type="float" office:value="0.4696244882895747">
            <text:p>0,4696244883</text:p>
          </table:table-cell>
        </table:table-row>
        <table:table-row>
          <table:table-cell office:value-type="float" office:value="0.4252027043909122">
            <text:p>0,4252027044</text:p>
          </table:table-cell>
          <table:table-cell office:value-type="float" office:value="0.34792431084197584">
            <text:p>0,3479243108</text:p>
          </table:table-cell>
        </table:table-row>
        <table:table-row>
          <table:table-cell office:value-type="float" office:value="0.4848585949489024">
            <text:p>0,4848585949</text:p>
          </table:table-cell>
          <table:table-cell office:value-type="float" office:value="0.30368211645190213">
            <text:p>0,3036821165</text:p>
          </table:table-cell>
        </table:table-row>
        <table:table-row>
          <table:table-cell office:value-type="float" office:value="0.8618134980028797">
            <text:p>0,861813498</text:p>
          </table:table-cell>
          <table:table-cell office:value-type="float" office:value="0.0716608927752318">
            <text:p>0,0716608928</text:p>
          </table:table-cell>
        </table:table-row>
        <table:table-row>
          <table:table-cell office:value-type="float" office:value="0.5297396811343781">
            <text:p>0,5297396811</text:p>
          </table:table-cell>
          <table:table-cell office:value-type="float" office:value="0.2721678207619712">
            <text:p>0,272167820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6911671763296068">
            <text:p>0,6911671763</text:p>
          </table:table-cell>
          <table:table-cell office:value-type="float" office:value="0.16863535297102827">
            <text:p>0,168635353</text:p>
          </table:table-cell>
        </table:table-row>
        <table:table-row>
          <table:table-cell office:value-type="float" office:value="0.872001136872682">
            <text:p>0,8720011369</text:p>
          </table:table-cell>
          <table:table-cell office:value-type="float" office:value="0.06618998887745797">
            <text:p>0,0661899889</text:p>
          </table:table-cell>
        </table:table-row>
        <table:table-row>
          <table:table-cell office:value-type="float" office:value="0.9926982154548654">
            <text:p>0,9926982155</text:p>
          </table:table-cell>
          <table:table-cell office:value-type="float" office:value="0.003657581222767936">
            <text:p>0,0036575812</text:p>
          </table:table-cell>
        </table:table-row>
        <table:table-row>
          <table:table-cell office:value-type="float" office:value="0.6178280866266298">
            <text:p>0,6178280866</text:p>
          </table:table-cell>
          <table:table-cell office:value-type="float" office:value="0.21397958892492508">
            <text:p>0,2139795889</text:p>
          </table:table-cell>
        </table:table-row>
        <table:table-row>
          <table:table-cell office:value-type="float" office:value="0.10605475877462525">
            <text:p>0,1060547588</text:p>
          </table:table-cell>
          <table:table-cell office:value-type="float" office:value="0.6743395038162823">
            <text:p>0,6743395038</text:p>
          </table:table-cell>
        </table:table-row>
        <table:table-row>
          <table:table-cell office:value-type="float" office:value="0.20357162008444013">
            <text:p>0,2035716201</text:p>
          </table:table-cell>
          <table:table-cell office:value-type="float" office:value="0.5488108821298544">
            <text:p>0,5488108821</text:p>
          </table:table-cell>
        </table:table-row>
        <table:table-row>
          <table:table-cell office:value-type="float" office:value="0.32437460059752865">
            <text:p>0,3243746006</text:p>
          </table:table-cell>
          <table:table-cell office:value-type="float" office:value="0.4304610631418352">
            <text:p>0,4304610631</text:p>
          </table:table-cell>
        </table:table-row>
        <table:table-row>
          <table:table-cell office:value-type="float" office:value="0.15326266763842805">
            <text:p>0,1532626676</text:p>
          </table:table-cell>
          <table:table-cell office:value-type="float" office:value="0.6085122382009521">
            <text:p>0,6085122382</text:p>
          </table:table-cell>
        </table:table-row>
        <table:table-row>
          <table:table-cell office:value-type="float" office:value="0.38226534399264894">
            <text:p>0,382265344</text:p>
          </table:table-cell>
          <table:table-cell office:value-type="float" office:value="0.3817238933998428">
            <text:p>0,3817238934</text:p>
          </table:table-cell>
        </table:table-row>
        <table:table-row>
          <table:table-cell office:value-type="float" office:value="0.10765964400232386">
            <text:p>0,107659644</text:p>
          </table:table-cell>
          <table:table-cell office:value-type="float" office:value="0.6718847092829658">
            <text:p>0,6718847093</text:p>
          </table:table-cell>
        </table:table-row>
        <table:table-row>
          <table:table-cell office:value-type="float" office:value="0.3575843714324554">
            <text:p>0,3575843714</text:p>
          </table:table-cell>
          <table:table-cell office:value-type="float" office:value="0.40201641207098715">
            <text:p>0,4020164121</text:p>
          </table:table-cell>
        </table:table-row>
        <table:table-row>
          <table:table-cell office:value-type="float" office:value="0.24889697391654803">
            <text:p>0,2488969739</text:p>
          </table:table-cell>
          <table:table-cell office:value-type="float" office:value="0.5011042454414469">
            <text:p>0,5011042454</text:p>
          </table:table-cell>
        </table:table-row>
        <table:table-row>
          <table:table-cell office:value-type="float" office:value="0.5631136381303925">
            <text:p>0,5631136381</text:p>
          </table:table-cell>
          <table:table-cell office:value-type="float" office:value="0.24959101942314654">
            <text:p>0,2495910194</text:p>
          </table:table-cell>
        </table:table-row>
        <table:table-row>
          <table:table-cell office:value-type="float" office:value="0.7550247505375597">
            <text:p>0,7550247505</text:p>
          </table:table-cell>
          <table:table-cell office:value-type="float" office:value="0.13107839793364573">
            <text:p>0,1310783979</text:p>
          </table:table-cell>
        </table:table-row>
        <table:table-row>
          <table:table-cell office:value-type="float" office:value="0.46568880761101933">
            <text:p>0,4656888076</text:p>
          </table:table-cell>
          <table:table-cell office:value-type="float" office:value="0.31758604380404165">
            <text:p>0,3175860438</text:p>
          </table:table-cell>
        </table:table-row>
        <table:table-row>
          <table:table-cell office:value-type="float" office:value="0.8298429100659394">
            <text:p>0,8298429101</text:p>
          </table:table-cell>
          <table:table-cell office:value-type="float" office:value="0.08904286046711318">
            <text:p>0,089042860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72001136872682">
            <text:p>0,8720011369</text:p>
          </table:table-cell>
          <table:table-cell office:value-type="float" office:value="0.06618998887745797">
            <text:p>0,0661899889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6911671763296068">
            <text:p>0,6911671763</text:p>
          </table:table-cell>
          <table:table-cell office:value-type="float" office:value="0.16863535297102827">
            <text:p>0,168635353</text:p>
          </table:table-cell>
        </table:table-row>
        <table:table-row>
          <table:table-cell office:value-type="float" office:value="0.6178280866266298">
            <text:p>0,6178280866</text:p>
          </table:table-cell>
          <table:table-cell office:value-type="float" office:value="0.21397958892492508">
            <text:p>0,2139795889</text:p>
          </table:table-cell>
        </table:table-row>
        <table:table-row>
          <table:table-cell office:value-type="float" office:value="0.9926982154548654">
            <text:p>0,9926982155</text:p>
          </table:table-cell>
          <table:table-cell office:value-type="float" office:value="0.003657581222767936">
            <text:p>0,0036575812</text:p>
          </table:table-cell>
        </table:table-row>
        <table:table-row>
          <table:table-cell office:value-type="float" office:value="0.32437460059752865">
            <text:p>0,3243746006</text:p>
          </table:table-cell>
          <table:table-cell office:value-type="float" office:value="0.4304610631418352">
            <text:p>0,4304610631</text:p>
          </table:table-cell>
        </table:table-row>
        <table:table-row>
          <table:table-cell office:value-type="float" office:value="0.7550247505375597">
            <text:p>0,7550247505</text:p>
          </table:table-cell>
          <table:table-cell office:value-type="float" office:value="0.13107839793364573">
            <text:p>0,1310783979</text:p>
          </table:table-cell>
        </table:table-row>
        <table:table-row>
          <table:table-cell office:value-type="float" office:value="0.20357162008444013">
            <text:p>0,2035716201</text:p>
          </table:table-cell>
          <table:table-cell office:value-type="float" office:value="0.5488108821298544">
            <text:p>0,5488108821</text:p>
          </table:table-cell>
        </table:table-row>
        <table:table-row>
          <table:table-cell office:value-type="float" office:value="0.4218133944803738">
            <text:p>0,4218133945</text:p>
          </table:table-cell>
          <table:table-cell office:value-type="float" office:value="0.3505283728442221">
            <text:p>0,3505283728</text:p>
          </table:table-cell>
        </table:table-row>
        <table:table-row>
          <table:table-cell office:value-type="float" office:value="0.09262799520279823">
            <text:p>0,0926279952</text:p>
          </table:table-cell>
          <table:table-cell office:value-type="float" office:value="0.6956515234097627">
            <text:p>0,6956515234</text:p>
          </table:table-cell>
        </table:table-row>
        <table:table-row>
          <table:table-cell office:value-type="float" office:value="0.38226534399264894">
            <text:p>0,382265344</text:p>
          </table:table-cell>
          <table:table-cell office:value-type="float" office:value="0.3817238933998428">
            <text:p>0,3817238934</text:p>
          </table:table-cell>
        </table:table-row>
        <table:table-row>
          <table:table-cell office:value-type="float" office:value="0.2674129776146534">
            <text:p>0,2674129776</text:p>
          </table:table-cell>
          <table:table-cell office:value-type="float" office:value="0.48288011291901234">
            <text:p>0,4828801129</text:p>
          </table:table-cell>
        </table:table-row>
        <table:table-row>
          <table:table-cell office:value-type="float" office:value="0.46568880761101933">
            <text:p>0,4656888076</text:p>
          </table:table-cell>
          <table:table-cell office:value-type="float" office:value="0.31758604380404165">
            <text:p>0,3175860438</text:p>
          </table:table-cell>
        </table:table-row>
        <table:table-row>
          <table:table-cell office:value-type="float" office:value="0.15480347626963986">
            <text:p>0,1548034763</text:p>
          </table:table-cell>
          <table:table-cell office:value-type="float" office:value="0.6065492708487632">
            <text:p>0,6065492708</text:p>
          </table:table-cell>
        </table:table-row>
        <table:table-row>
          <table:table-cell office:value-type="float" office:value="0.3575843714324554">
            <text:p>0,3575843714</text:p>
          </table:table-cell>
          <table:table-cell office:value-type="float" office:value="0.40201641207098715">
            <text:p>0,4020164121</text:p>
          </table:table-cell>
        </table:table-row>
        <table:table-row>
          <table:table-cell office:value-type="float" office:value="0.5459351108124102">
            <text:p>0,5459351108</text:p>
          </table:table-cell>
          <table:table-cell office:value-type="float" office:value="0.261125781467231">
            <text:p>0,2611257815</text:p>
          </table:table-cell>
        </table:table-row>
        <table:table-row>
          <table:table-cell office:value-type="float" office:value="0.4988846150824741">
            <text:p>0,4988846151</text:p>
          </table:table-cell>
          <table:table-cell office:value-type="float" office:value="0.29368235539349996">
            <text:p>0,293682355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72001136872682">
            <text:p>0,8720011369</text:p>
          </table:table-cell>
          <table:table-cell office:value-type="float" office:value="0.06618998887745797">
            <text:p>0,0661899889</text:p>
          </table:table-cell>
        </table:table-row>
        <table:table-row>
          <table:table-cell office:value-type="float" office:value="0.09262799520279823">
            <text:p>0,0926279952</text:p>
          </table:table-cell>
          <table:table-cell office:value-type="float" office:value="0.6956515234097627">
            <text:p>0,6956515234</text:p>
          </table:table-cell>
        </table:table-row>
        <table:table-row>
          <table:table-cell office:value-type="float" office:value="0.15480347626963986">
            <text:p>0,1548034763</text:p>
          </table:table-cell>
          <table:table-cell office:value-type="float" office:value="0.6065492708487632">
            <text:p>0,6065492708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9926982154548654">
            <text:p>0,9926982155</text:p>
          </table:table-cell>
          <table:table-cell office:value-type="float" office:value="0.003657581222767936">
            <text:p>0,0036575812</text:p>
          </table:table-cell>
        </table:table-row>
        <table:table-row>
          <table:table-cell office:value-type="float" office:value="0.6178280866266298">
            <text:p>0,6178280866</text:p>
          </table:table-cell>
          <table:table-cell office:value-type="float" office:value="0.21397958892492508">
            <text:p>0,2139795889</text:p>
          </table:table-cell>
        </table:table-row>
        <table:table-row>
          <table:table-cell office:value-type="float" office:value="0.7841239031413876">
            <text:p>0,7841239031</text:p>
          </table:table-cell>
          <table:table-cell office:value-type="float" office:value="0.1144922907498842">
            <text:p>0,1144922907</text:p>
          </table:table-cell>
        </table:table-row>
        <table:table-row>
          <table:table-cell office:value-type="float" office:value="0.23371864014735733">
            <text:p>0,2337186401</text:p>
          </table:table-cell>
          <table:table-cell office:value-type="float" office:value="0.516555442530007">
            <text:p>0,5165554425</text:p>
          </table:table-cell>
        </table:table-row>
        <table:table-row>
          <table:table-cell office:value-type="float" office:value="0.6685873492077407">
            <text:p>0,6685873492</text:p>
          </table:table-cell>
          <table:table-cell office:value-type="float" office:value="0.18232809195390565">
            <text:p>0,182328092</text:p>
          </table:table-cell>
        </table:table-row>
        <table:table-row>
          <table:table-cell office:value-type="float" office:value="0.4988846150824741">
            <text:p>0,4988846151</text:p>
          </table:table-cell>
          <table:table-cell office:value-type="float" office:value="0.29368235539349996">
            <text:p>0,2936823554</text:p>
          </table:table-cell>
        </table:table-row>
        <table:table-row>
          <table:table-cell office:value-type="float" office:value="0.7550247505375597">
            <text:p>0,7550247505</text:p>
          </table:table-cell>
          <table:table-cell office:value-type="float" office:value="0.13107839793364573">
            <text:p>0,1310783979</text:p>
          </table:table-cell>
        </table:table-row>
        <table:table-row>
          <table:table-cell office:value-type="float" office:value="0.5538392862721626">
            <text:p>0,5538392863</text:p>
          </table:table-cell>
          <table:table-cell office:value-type="float" office:value="0.25579620649168777">
            <text:p>0,2557962065</text:p>
          </table:table-cell>
        </table:table-row>
        <table:table-row>
          <table:table-cell office:value-type="float" office:value="0.18866944598346638">
            <text:p>0,188669446</text:p>
          </table:table-cell>
          <table:table-cell office:value-type="float" office:value="0.5656390372242617">
            <text:p>0,5656390372</text:p>
          </table:table-cell>
        </table:table-row>
        <table:table-row>
          <table:table-cell office:value-type="float" office:value="0.7126358993091058">
            <text:p>0,7126358993</text:p>
          </table:table-cell>
          <table:table-cell office:value-type="float" office:value="0.15582235322824034">
            <text:p>0,1558223532</text:p>
          </table:table-cell>
        </table:table-row>
        <table:table-row>
          <table:table-cell office:value-type="float" office:value="0.20357162008444013">
            <text:p>0,2035716201</text:p>
          </table:table-cell>
          <table:table-cell office:value-type="float" office:value="0.5488108821298544">
            <text:p>0,5488108821</text:p>
          </table:table-cell>
        </table:table-row>
        <table:table-row>
          <table:table-cell office:value-type="float" office:value="0.3112835672534564">
            <text:p>0,3112835673</text:p>
          </table:table-cell>
          <table:table-cell office:value-type="float" office:value="0.44207207700863693">
            <text:p>0,442072077</text:p>
          </table:table-cell>
        </table:table-row>
        <table:table-row>
          <table:table-cell office:value-type="float" office:value="0.2674129776146534">
            <text:p>0,2674129776</text:p>
          </table:table-cell>
          <table:table-cell office:value-type="float" office:value="0.48288011291901234">
            <text:p>0,48288011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244375675970593">
            <text:p>0,4244375676</text:p>
          </table:table-cell>
          <table:table-cell office:value-type="float" office:value="0.348511268250126">
            <text:p>0,3485112683</text:p>
          </table:table-cell>
        </table:table-row>
        <table:table-row>
          <table:table-cell office:value-type="float" office:value="0.09262799520279823">
            <text:p>0,0926279952</text:p>
          </table:table-cell>
          <table:table-cell office:value-type="float" office:value="0.6956515234097627">
            <text:p>0,6956515234</text:p>
          </table:table-cell>
        </table:table-row>
        <table:table-row>
          <table:table-cell office:value-type="float" office:value="0.15480347626963986">
            <text:p>0,1548034763</text:p>
          </table:table-cell>
          <table:table-cell office:value-type="float" office:value="0.6065492708487632">
            <text:p>0,6065492708</text:p>
          </table:table-cell>
        </table:table-row>
        <table:table-row>
          <table:table-cell office:value-type="float" office:value="0.4988846150824741">
            <text:p>0,4988846151</text:p>
          </table:table-cell>
          <table:table-cell office:value-type="float" office:value="0.29368235539349996">
            <text:p>0,2936823554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872001136872682">
            <text:p>0,8720011369</text:p>
          </table:table-cell>
          <table:table-cell office:value-type="float" office:value="0.06618998887745797">
            <text:p>0,0661899889</text:p>
          </table:table-cell>
        </table:table-row>
        <table:table-row>
          <table:table-cell office:value-type="float" office:value="0.9492943369921608">
            <text:p>0,949294337</text:p>
          </table:table-cell>
          <table:table-cell office:value-type="float" office:value="0.0256826302522567">
            <text:p>0,0256826303</text:p>
          </table:table-cell>
        </table:table-row>
        <table:table-row>
          <table:table-cell office:value-type="float" office:value="0.35066264638860317">
            <text:p>0,3506626464</text:p>
          </table:table-cell>
          <table:table-cell office:value-type="float" office:value="0.4078322481014327">
            <text:p>0,4078322481</text:p>
          </table:table-cell>
        </table:table-row>
        <table:table-row>
          <table:table-cell office:value-type="float" office:value="0.8169979792339046">
            <text:p>0,8169979792</text:p>
          </table:table-cell>
          <table:table-cell office:value-type="float" office:value="0.09612059475065782">
            <text:p>0,0961205948</text:p>
          </table:table-cell>
        </table:table-row>
        <table:table-row>
          <table:table-cell office:value-type="float" office:value="0.5538392862721626">
            <text:p>0,5538392863</text:p>
          </table:table-cell>
          <table:table-cell office:value-type="float" office:value="0.25579620649168777">
            <text:p>0,2557962065</text:p>
          </table:table-cell>
        </table:table-row>
        <table:table-row>
          <table:table-cell office:value-type="float" office:value="0.7841239031413876">
            <text:p>0,7841239031</text:p>
          </table:table-cell>
          <table:table-cell office:value-type="float" office:value="0.1144922907498842">
            <text:p>0,1144922907</text:p>
          </table:table-cell>
        </table:table-row>
        <table:table-row>
          <table:table-cell office:value-type="float" office:value="0.23371864014735733">
            <text:p>0,2337186401</text:p>
          </table:table-cell>
          <table:table-cell office:value-type="float" office:value="0.516555442530007">
            <text:p>0,5165554425</text:p>
          </table:table-cell>
        </table:table-row>
        <table:table-row>
          <table:table-cell office:value-type="float" office:value="0.5739973873373833">
            <text:p>0,5739973873</text:p>
          </table:table-cell>
          <table:table-cell office:value-type="float" office:value="0.24237384724563316">
            <text:p>0,2423738472</text:p>
          </table:table-cell>
        </table:table-row>
        <table:table-row>
          <table:table-cell office:value-type="float" office:value="0.18866944598346638">
            <text:p>0,188669446</text:p>
          </table:table-cell>
          <table:table-cell office:value-type="float" office:value="0.5656390372242617">
            <text:p>0,5656390372</text:p>
          </table:table-cell>
        </table:table-row>
        <table:table-row>
          <table:table-cell office:value-type="float" office:value="0.6628476893679615">
            <text:p>0,6628476894</text:p>
          </table:table-cell>
          <table:table-cell office:value-type="float" office:value="0.18584541432971002">
            <text:p>0,1858454143</text:p>
          </table:table-cell>
        </table:table-row>
        <table:table-row>
          <table:table-cell office:value-type="float" office:value="0.6178280866266298">
            <text:p>0,6178280866</text:p>
          </table:table-cell>
          <table:table-cell office:value-type="float" office:value="0.21397958892492508">
            <text:p>0,2139795889</text:p>
          </table:table-cell>
        </table:table-row>
        <table:table-row>
          <table:table-cell office:value-type="float" office:value="0.7550247505375597">
            <text:p>0,7550247505</text:p>
          </table:table-cell>
          <table:table-cell office:value-type="float" office:value="0.13107839793364573">
            <text:p>0,13107839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5066264638860317">
            <text:p>0,3506626464</text:p>
          </table:table-cell>
          <table:table-cell office:value-type="float" office:value="0.4078322481014327">
            <text:p>0,4078322481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9492943369921608">
            <text:p>0,949294337</text:p>
          </table:table-cell>
          <table:table-cell office:value-type="float" office:value="0.0256826302522567">
            <text:p>0,0256826303</text:p>
          </table:table-cell>
        </table:table-row>
        <table:table-row>
          <table:table-cell office:value-type="float" office:value="0.18866944598346638">
            <text:p>0,188669446</text:p>
          </table:table-cell>
          <table:table-cell office:value-type="float" office:value="0.5656390372242617">
            <text:p>0,5656390372</text:p>
          </table:table-cell>
        </table:table-row>
        <table:table-row>
          <table:table-cell office:value-type="float" office:value="0.12219289127712382">
            <text:p>0,1221928913</text:p>
          </table:table-cell>
          <table:table-cell office:value-type="float" office:value="0.6504390020652707">
            <text:p>0,6504390021</text:p>
          </table:table-cell>
        </table:table-row>
        <table:table-row>
          <table:table-cell office:value-type="float" office:value="0.15480347626963986">
            <text:p>0,1548034763</text:p>
          </table:table-cell>
          <table:table-cell office:value-type="float" office:value="0.6065492708487632">
            <text:p>0,6065492708</text:p>
          </table:table-cell>
        </table:table-row>
        <table:table-row>
          <table:table-cell office:value-type="float" office:value="0.6963327816181429">
            <text:p>0,6963327816</text:p>
          </table:table-cell>
          <table:table-cell office:value-type="float" office:value="0.16553443353356823">
            <text:p>0,1655344335</text:p>
          </table:table-cell>
        </table:table-row>
        <table:table-row>
          <table:table-cell office:value-type="float" office:value="0.28907862930297507">
            <text:p>0,2890786293</text:p>
          </table:table-cell>
          <table:table-cell office:value-type="float" office:value="0.4623396710719908">
            <text:p>0,4623396711</text:p>
          </table:table-cell>
        </table:table-row>
        <table:table-row>
          <table:table-cell office:value-type="float" office:value="0.42232459319237914">
            <text:p>0,4223245932</text:p>
          </table:table-cell>
          <table:table-cell office:value-type="float" office:value="0.35013494232080833">
            <text:p>0,3501349423</text:p>
          </table:table-cell>
        </table:table-row>
        <table:table-row>
          <table:table-cell office:value-type="float" office:value="0.872001136872682">
            <text:p>0,8720011369</text:p>
          </table:table-cell>
          <table:table-cell office:value-type="float" office:value="0.06618998887745797">
            <text:p>0,0661899889</text:p>
          </table:table-cell>
        </table:table-row>
        <table:table-row>
          <table:table-cell office:value-type="float" office:value="0.4955157228391881">
            <text:p>0,4955157228</text:p>
          </table:table-cell>
          <table:table-cell office:value-type="float" office:value="0.2960712231772392">
            <text:p>0,2960712232</text:p>
          </table:table-cell>
        </table:table-row>
        <table:table-row>
          <table:table-cell office:value-type="float" office:value="0.4244375675970593">
            <text:p>0,4244375676</text:p>
          </table:table-cell>
          <table:table-cell office:value-type="float" office:value="0.348511268250126">
            <text:p>0,3485112683</text:p>
          </table:table-cell>
        </table:table-row>
        <table:table-row>
          <table:table-cell office:value-type="float" office:value="0.6628476893679615">
            <text:p>0,6628476894</text:p>
          </table:table-cell>
          <table:table-cell office:value-type="float" office:value="0.18584541432971002">
            <text:p>0,1858454143</text:p>
          </table:table-cell>
        </table:table-row>
        <table:table-row>
          <table:table-cell office:value-type="float" office:value="0.8169979792339046">
            <text:p>0,8169979792</text:p>
          </table:table-cell>
          <table:table-cell office:value-type="float" office:value="0.09612059475065782">
            <text:p>0,0961205948</text:p>
          </table:table-cell>
        </table:table-row>
        <table:table-row>
          <table:table-cell office:value-type="float" office:value="0.08989515990430313">
            <text:p>0,0898951599</text:p>
          </table:table-cell>
          <table:table-cell office:value-type="float" office:value="0.7001747844088106">
            <text:p>0,7001747844</text:p>
          </table:table-cell>
        </table:table-row>
        <table:table-row>
          <table:table-cell office:value-type="float" office:value="0.27868868331504776">
            <text:p>0,2786886833</text:p>
          </table:table-cell>
          <table:table-cell office:value-type="float" office:value="0.47209026972876533">
            <text:p>0,4720902697</text:p>
          </table:table-cell>
        </table:table-row>
        <table:table-row>
          <table:table-cell office:value-type="float" office:value="0.22677743934319528">
            <text:p>0,2267774393</text:p>
          </table:table-cell>
          <table:table-cell office:value-type="float" office:value="0.5237884510606706">
            <text:p>0,52378845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169979792339046">
            <text:p>0,8169979792</text:p>
          </table:table-cell>
          <table:table-cell office:value-type="float" office:value="0.09612059475065782">
            <text:p>0,0961205948</text:p>
          </table:table-cell>
        </table:table-row>
        <table:table-row>
          <table:table-cell office:value-type="float" office:value="0.7394337666755828">
            <text:p>0,7394337667</text:p>
          </table:table-cell>
          <table:table-cell office:value-type="float" office:value="0.14009665271288607">
            <text:p>0,1400966527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6526317377936228">
            <text:p>0,6526317378</text:p>
          </table:table-cell>
          <table:table-cell office:value-type="float" office:value="0.19214373939813845">
            <text:p>0,1921437394</text:p>
          </table:table-cell>
        </table:table-row>
        <table:table-row>
          <table:table-cell office:value-type="float" office:value="0.5775183166960338">
            <text:p>0,5775183167</text:p>
          </table:table-cell>
          <table:table-cell office:value-type="float" office:value="0.24005374091582388">
            <text:p>0,2400537409</text:p>
          </table:table-cell>
        </table:table-row>
        <table:table-row>
          <table:table-cell office:value-type="float" office:value="0.28907862930297507">
            <text:p>0,2890786293</text:p>
          </table:table-cell>
          <table:table-cell office:value-type="float" office:value="0.4623396710719908">
            <text:p>0,4623396711</text:p>
          </table:table-cell>
        </table:table-row>
        <table:table-row>
          <table:table-cell office:value-type="float" office:value="0.18866944598346638">
            <text:p>0,188669446</text:p>
          </table:table-cell>
          <table:table-cell office:value-type="float" office:value="0.5656390372242617">
            <text:p>0,5656390372</text:p>
          </table:table-cell>
        </table:table-row>
        <table:table-row>
          <table:table-cell office:value-type="float" office:value="0.52728170565442">
            <text:p>0,5272817057</text:p>
          </table:table-cell>
          <table:table-cell office:value-type="float" office:value="0.2738583432590993">
            <text:p>0,2738583433</text:p>
          </table:table-cell>
        </table:table-row>
        <table:table-row>
          <table:table-cell office:value-type="float" office:value="0.6963327816181429">
            <text:p>0,6963327816</text:p>
          </table:table-cell>
          <table:table-cell office:value-type="float" office:value="0.16553443353356823">
            <text:p>0,1655344335</text:p>
          </table:table-cell>
        </table:table-row>
        <table:table-row>
          <table:table-cell office:value-type="float" office:value="0.35772052194718934">
            <text:p>0,3577205219</text:p>
          </table:table-cell>
          <table:table-cell office:value-type="float" office:value="0.4019025815578291">
            <text:p>0,4019025816</text:p>
          </table:table-cell>
        </table:table-row>
        <table:table-row>
          <table:table-cell office:value-type="float" office:value="0.41536970959405706">
            <text:p>0,4153697096</text:p>
          </table:table-cell>
          <table:table-cell office:value-type="float" office:value="0.35550817724810735">
            <text:p>0,3555081772</text:p>
          </table:table-cell>
        </table:table-row>
        <table:table-row>
          <table:table-cell office:value-type="float" office:value="0.34658967576474153">
            <text:p>0,3465896758</text:p>
          </table:table-cell>
          <table:table-cell office:value-type="float" office:value="0.411281327147897">
            <text:p>0,4112813271</text:p>
          </table:table-cell>
        </table:table-row>
        <table:table-row>
          <table:table-cell office:value-type="float" office:value="0.22677743934319528">
            <text:p>0,2267774393</text:p>
          </table:table-cell>
          <table:table-cell office:value-type="float" office:value="0.5237884510606706">
            <text:p>0,5237884511</text:p>
          </table:table-cell>
        </table:table-row>
        <table:table-row>
          <table:table-cell office:value-type="float" office:value="0.2441028886087924">
            <text:p>0,2441028886</text:p>
          </table:table-cell>
          <table:table-cell office:value-type="float" office:value="0.5059323036174168">
            <text:p>0,5059323036</text:p>
          </table:table-cell>
        </table:table-row>
        <table:table-row>
          <table:table-cell office:value-type="float" office:value="0.9492943369921608">
            <text:p>0,949294337</text:p>
          </table:table-cell>
          <table:table-cell office:value-type="float" office:value="0.0256826302522567">
            <text:p>0,0256826303</text:p>
          </table:table-cell>
        </table:table-row>
        <table:table-row>
          <table:table-cell office:value-type="float" office:value="0.9330996194972011">
            <text:p>0,9330996195</text:p>
          </table:table-cell>
          <table:table-cell office:value-type="float" office:value="0.03402918289567303">
            <text:p>0,0340291829</text:p>
          </table:table-cell>
        </table:table-row>
        <table:table-row>
          <table:table-cell office:value-type="float" office:value="0.4602906233669136">
            <text:p>0,4602906234</text:p>
          </table:table-cell>
          <table:table-cell office:value-type="float" office:value="0.3215527851284865">
            <text:p>0,321552785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8866944598346638">
            <text:p>0,188669446</text:p>
          </table:table-cell>
          <table:table-cell office:value-type="float" office:value="0.5656390372242617">
            <text:p>0,5656390372</text:p>
          </table:table-cell>
        </table:table-row>
        <table:table-row>
          <table:table-cell office:value-type="float" office:value="0.06728909305604093">
            <text:p>0,0672890931</text:p>
          </table:table-cell>
          <table:table-cell office:value-type="float" office:value="0.7405985870199606">
            <text:p>0,740598587</text:p>
          </table:table-cell>
        </table:table-row>
        <table:table-row>
          <table:table-cell office:value-type="float" office:value="0.7394337666755828">
            <text:p>0,7394337667</text:p>
          </table:table-cell>
          <table:table-cell office:value-type="float" office:value="0.14009665271288607">
            <text:p>0,1400966527</text:p>
          </table:table-cell>
        </table:table-row>
        <table:table-row>
          <table:table-cell office:value-type="float" office:value="0.9330996194972011">
            <text:p>0,9330996195</text:p>
          </table:table-cell>
          <table:table-cell office:value-type="float" office:value="0.03402918289567303">
            <text:p>0,0340291829</text:p>
          </table:table-cell>
        </table:table-row>
        <table:table-row>
          <table:table-cell office:value-type="float" office:value="0.8304789037371755">
            <text:p>0,8304789037</text:p>
          </table:table-cell>
          <table:table-cell office:value-type="float" office:value="0.08869384741615205">
            <text:p>0,0886938474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8169979792339046">
            <text:p>0,8169979792</text:p>
          </table:table-cell>
          <table:table-cell office:value-type="float" office:value="0.09612059475065782">
            <text:p>0,0961205948</text:p>
          </table:table-cell>
        </table:table-row>
        <table:table-row>
          <table:table-cell office:value-type="float" office:value="0.28907862930297507">
            <text:p>0,2890786293</text:p>
          </table:table-cell>
          <table:table-cell office:value-type="float" office:value="0.4623396710719908">
            <text:p>0,4623396711</text:p>
          </table:table-cell>
        </table:table-row>
        <table:table-row>
          <table:table-cell office:value-type="float" office:value="0.52728170565442">
            <text:p>0,5272817057</text:p>
          </table:table-cell>
          <table:table-cell office:value-type="float" office:value="0.2738583432590993">
            <text:p>0,2738583433</text:p>
          </table:table-cell>
        </table:table-row>
        <table:table-row>
          <table:table-cell office:value-type="float" office:value="0.6963327816181429">
            <text:p>0,6963327816</text:p>
          </table:table-cell>
          <table:table-cell office:value-type="float" office:value="0.16553443353356823">
            <text:p>0,1655344335</text:p>
          </table:table-cell>
        </table:table-row>
        <table:table-row>
          <table:table-cell office:value-type="float" office:value="0.4752286033892545">
            <text:p>0,4752286034</text:p>
          </table:table-cell>
          <table:table-cell office:value-type="float" office:value="0.3106317360153178">
            <text:p>0,310631736</text:p>
          </table:table-cell>
        </table:table-row>
        <table:table-row>
          <table:table-cell office:value-type="float" office:value="0.3123892197015036">
            <text:p>0,3123892197</text:p>
          </table:table-cell>
          <table:table-cell office:value-type="float" office:value="0.44108209931913656">
            <text:p>0,4410820993</text:p>
          </table:table-cell>
        </table:table-row>
        <table:table-row>
          <table:table-cell office:value-type="float" office:value="0.4602906233669136">
            <text:p>0,4602906234</text:p>
          </table:table-cell>
          <table:table-cell office:value-type="float" office:value="0.3215527851284865">
            <text:p>0,3215527851</text:p>
          </table:table-cell>
        </table:table-row>
        <table:table-row>
          <table:table-cell office:value-type="float" office:value="0.40612987583799515">
            <text:p>0,4061298758</text:p>
          </table:table-cell>
          <table:table-cell office:value-type="float" office:value="0.3627168009134438">
            <text:p>0,3627168009</text:p>
          </table:table-cell>
        </table:table-row>
        <table:table-row>
          <table:table-cell office:value-type="float" office:value="0.41536970959405706">
            <text:p>0,4153697096</text:p>
          </table:table-cell>
          <table:table-cell office:value-type="float" office:value="0.35550817724810735">
            <text:p>0,3555081772</text:p>
          </table:table-cell>
        </table:table-row>
        <table:table-row>
          <table:table-cell office:value-type="float" office:value="0.2441028886087924">
            <text:p>0,2441028886</text:p>
          </table:table-cell>
          <table:table-cell office:value-type="float" office:value="0.5059323036174168">
            <text:p>0,5059323036</text:p>
          </table:table-cell>
        </table:table-row>
        <table:table-row>
          <table:table-cell office:value-type="float" office:value="0.35772052194718934">
            <text:p>0,3577205219</text:p>
          </table:table-cell>
          <table:table-cell office:value-type="float" office:value="0.4019025815578291">
            <text:p>0,401902581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5878976744810835">
            <text:p>0,1587897674</text:p>
          </table:table-cell>
          <table:table-cell office:value-type="float" office:value="0.6015156622298583">
            <text:p>0,6015156622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9330996194972011">
            <text:p>0,9330996195</text:p>
          </table:table-cell>
          <table:table-cell office:value-type="float" office:value="0.03402918289567303">
            <text:p>0,0340291829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28907862930297507">
            <text:p>0,2890786293</text:p>
          </table:table-cell>
          <table:table-cell office:value-type="float" office:value="0.4623396710719908">
            <text:p>0,4623396711</text:p>
          </table:table-cell>
        </table:table-row>
        <table:table-row>
          <table:table-cell office:value-type="float" office:value="0.52728170565442">
            <text:p>0,5272817057</text:p>
          </table:table-cell>
          <table:table-cell office:value-type="float" office:value="0.2738583432590993">
            <text:p>0,2738583433</text:p>
          </table:table-cell>
        </table:table-row>
        <table:table-row>
          <table:table-cell office:value-type="float" office:value="0.8990296691847057">
            <text:p>0,8990296692</text:p>
          </table:table-cell>
          <table:table-cell office:value-type="float" office:value="0.05182824911058137">
            <text:p>0,0518282491</text:p>
          </table:table-cell>
        </table:table-row>
        <table:table-row>
          <table:table-cell office:value-type="float" office:value="0.7394337666755828">
            <text:p>0,7394337667</text:p>
          </table:table-cell>
          <table:table-cell office:value-type="float" office:value="0.14009665271288607">
            <text:p>0,1400966527</text:p>
          </table:table-cell>
        </table:table-row>
        <table:table-row>
          <table:table-cell office:value-type="float" office:value="0.6306685074115722">
            <text:p>0,6306685074</text:p>
          </table:table-cell>
          <table:table-cell office:value-type="float" office:value="0.20585359825056682">
            <text:p>0,2058535983</text:p>
          </table:table-cell>
        </table:table-row>
        <table:table-row>
          <table:table-cell office:value-type="float" office:value="0.7740858474303354">
            <text:p>0,7740858474</text:p>
          </table:table-cell>
          <table:table-cell office:value-type="float" office:value="0.12017851388458611">
            <text:p>0,1201785139</text:p>
          </table:table-cell>
        </table:table-row>
        <table:table-row>
          <table:table-cell office:value-type="float" office:value="0.583993862653265">
            <text:p>0,5839938627</text:p>
          </table:table-cell>
          <table:table-cell office:value-type="float" office:value="0.23580508857146598">
            <text:p>0,2358050886</text:p>
          </table:table-cell>
        </table:table-row>
        <table:table-row>
          <table:table-cell office:value-type="float" office:value="0.21164871155337422">
            <text:p>0,2116487116</text:p>
          </table:table-cell>
          <table:table-cell office:value-type="float" office:value="0.5399470557062218">
            <text:p>0,5399470557</text:p>
          </table:table-cell>
        </table:table-row>
        <table:table-row>
          <table:table-cell office:value-type="float" office:value="0.18866944598346638">
            <text:p>0,188669446</text:p>
          </table:table-cell>
          <table:table-cell office:value-type="float" office:value="0.5656390372242617">
            <text:p>0,5656390372</text:p>
          </table:table-cell>
        </table:table-row>
        <table:table-row>
          <table:table-cell office:value-type="float" office:value="0.35772052194718934">
            <text:p>0,3577205219</text:p>
          </table:table-cell>
          <table:table-cell office:value-type="float" office:value="0.4019025815578291">
            <text:p>0,4019025816</text:p>
          </table:table-cell>
        </table:table-row>
        <table:table-row>
          <table:table-cell office:value-type="float" office:value="0.6963327816181429">
            <text:p>0,6963327816</text:p>
          </table:table-cell>
          <table:table-cell office:value-type="float" office:value="0.16553443353356823">
            <text:p>0,1655344335</text:p>
          </table:table-cell>
        </table:table-row>
        <table:table-row>
          <table:table-cell office:value-type="float" office:value="0.6720247186211098">
            <text:p>0,6720247186</text:p>
          </table:table-cell>
          <table:table-cell office:value-type="float" office:value="0.18022886204678457">
            <text:p>0,180228862</text:p>
          </table:table-cell>
        </table:table-row>
        <table:table-row>
          <table:table-cell office:value-type="float" office:value="0.40612987583799515">
            <text:p>0,4061298758</text:p>
          </table:table-cell>
          <table:table-cell office:value-type="float" office:value="0.3627168009134438">
            <text:p>0,362716800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15878976744810835">
            <text:p>0,1587897674</text:p>
          </table:table-cell>
          <table:table-cell office:value-type="float" office:value="0.6015156622298583">
            <text:p>0,6015156622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21164871155337422">
            <text:p>0,2116487116</text:p>
          </table:table-cell>
          <table:table-cell office:value-type="float" office:value="0.5399470557062218">
            <text:p>0,5399470557</text:p>
          </table:table-cell>
        </table:table-row>
        <table:table-row>
          <table:table-cell office:value-type="float" office:value="0.43744365601419705">
            <text:p>0,437443656</text:p>
          </table:table-cell>
          <table:table-cell office:value-type="float" office:value="0.3386047656550608">
            <text:p>0,3386047657</text:p>
          </table:table-cell>
        </table:table-row>
        <table:table-row>
          <table:table-cell office:value-type="float" office:value="0.26567450064328174">
            <text:p>0,2656745006</text:p>
          </table:table-cell>
          <table:table-cell office:value-type="float" office:value="0.4845637763570727">
            <text:p>0,4845637764</text:p>
          </table:table-cell>
        </table:table-row>
        <table:table-row>
          <table:table-cell office:value-type="float" office:value="0.9330996194972011">
            <text:p>0,9330996195</text:p>
          </table:table-cell>
          <table:table-cell office:value-type="float" office:value="0.03402918289567303">
            <text:p>0,0340291829</text:p>
          </table:table-cell>
        </table:table-row>
        <table:table-row>
          <table:table-cell office:value-type="float" office:value="0.7740858474303354">
            <text:p>0,7740858474</text:p>
          </table:table-cell>
          <table:table-cell office:value-type="float" office:value="0.12017851388458611">
            <text:p>0,1201785139</text:p>
          </table:table-cell>
        </table:table-row>
        <table:table-row>
          <table:table-cell office:value-type="float" office:value="0.8424506778226815">
            <text:p>0,8424506778</text:p>
          </table:table-cell>
          <table:table-cell office:value-type="float" office:value="0.08214888036093704">
            <text:p>0,0821488804</text:p>
          </table:table-cell>
        </table:table-row>
        <table:table-row>
          <table:table-cell office:value-type="float" office:value="0.4950749160075111">
            <text:p>0,495074916</text:p>
          </table:table-cell>
          <table:table-cell office:value-type="float" office:value="0.29638439755253365">
            <text:p>0,2963843976</text:p>
          </table:table-cell>
        </table:table-row>
        <table:table-row>
          <table:table-cell office:value-type="float" office:value="0.6963327816181429">
            <text:p>0,6963327816</text:p>
          </table:table-cell>
          <table:table-cell office:value-type="float" office:value="0.16553443353356823">
            <text:p>0,1655344335</text:p>
          </table:table-cell>
        </table:table-row>
        <table:table-row>
          <table:table-cell office:value-type="float" office:value="0.7394337666755828">
            <text:p>0,7394337667</text:p>
          </table:table-cell>
          <table:table-cell office:value-type="float" office:value="0.14009665271288607">
            <text:p>0,1400966527</text:p>
          </table:table-cell>
        </table:table-row>
        <table:table-row>
          <table:table-cell office:value-type="float" office:value="0.6720247186211098">
            <text:p>0,6720247186</text:p>
          </table:table-cell>
          <table:table-cell office:value-type="float" office:value="0.18022886204678457">
            <text:p>0,180228862</text:p>
          </table:table-cell>
        </table:table-row>
        <table:table-row>
          <table:table-cell office:value-type="float" office:value="0.5392007496092792">
            <text:p>0,5392007496</text:p>
          </table:table-cell>
          <table:table-cell office:value-type="float" office:value="0.2656970995500023">
            <text:p>0,2656970996</text:p>
          </table:table-cell>
        </table:table-row>
        <table:table-row>
          <table:table-cell office:value-type="float" office:value="0.583993862653265">
            <text:p>0,5839938627</text:p>
          </table:table-cell>
          <table:table-cell office:value-type="float" office:value="0.23580508857146598">
            <text:p>0,2358050886</text:p>
          </table:table-cell>
        </table:table-row>
        <table:table-row>
          <table:table-cell office:value-type="float" office:value="0.39719829577908994">
            <text:p>0,3971982958</text:p>
          </table:table-cell>
          <table:table-cell office:value-type="float" office:value="0.3697633017832983">
            <text:p>0,3697633018</text:p>
          </table:table-cell>
        </table:table-row>
        <table:table-row>
          <table:table-cell office:value-type="float" office:value="0.35772052194718934">
            <text:p>0,3577205219</text:p>
          </table:table-cell>
          <table:table-cell office:value-type="float" office:value="0.4019025815578291">
            <text:p>0,401902581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3195547514024879">
            <text:p>0,3195547514</text:p>
          </table:table-cell>
          <table:table-cell office:value-type="float" office:value="0.4347082599201648">
            <text:p>0,4347082599</text:p>
          </table:table-cell>
        </table:table-row>
        <table:table-row>
          <table:table-cell office:value-type="float" office:value="0.15878976744810835">
            <text:p>0,1587897674</text:p>
          </table:table-cell>
          <table:table-cell office:value-type="float" office:value="0.6015156622298583">
            <text:p>0,6015156622</text:p>
          </table:table-cell>
        </table:table-row>
        <table:table-row>
          <table:table-cell office:value-type="float" office:value="0.7740858474303354">
            <text:p>0,7740858474</text:p>
          </table:table-cell>
          <table:table-cell office:value-type="float" office:value="0.12017851388458611">
            <text:p>0,1201785139</text:p>
          </table:table-cell>
        </table:table-row>
        <table:table-row>
          <table:table-cell office:value-type="float" office:value="0.9330996194972011">
            <text:p>0,9330996195</text:p>
          </table:table-cell>
          <table:table-cell office:value-type="float" office:value="0.03402918289567303">
            <text:p>0,0340291829</text:p>
          </table:table-cell>
        </table:table-row>
        <table:table-row>
          <table:table-cell office:value-type="float" office:value="0.4950749160075111">
            <text:p>0,495074916</text:p>
          </table:table-cell>
          <table:table-cell office:value-type="float" office:value="0.29638439755253365">
            <text:p>0,2963843976</text:p>
          </table:table-cell>
        </table:table-row>
        <table:table-row>
          <table:table-cell office:value-type="float" office:value="0.21164871155337422">
            <text:p>0,2116487116</text:p>
          </table:table-cell>
          <table:table-cell office:value-type="float" office:value="0.5399470557062218">
            <text:p>0,5399470557</text:p>
          </table:table-cell>
        </table:table-row>
        <table:table-row>
          <table:table-cell office:value-type="float" office:value="0.7394337666755828">
            <text:p>0,7394337667</text:p>
          </table:table-cell>
          <table:table-cell office:value-type="float" office:value="0.14009665271288607">
            <text:p>0,1400966527</text:p>
          </table:table-cell>
        </table:table-row>
        <table:table-row>
          <table:table-cell office:value-type="float" office:value="0.43744365601419705">
            <text:p>0,437443656</text:p>
          </table:table-cell>
          <table:table-cell office:value-type="float" office:value="0.3386047656550608">
            <text:p>0,3386047657</text:p>
          </table:table-cell>
        </table:table-row>
        <table:table-row>
          <table:table-cell office:value-type="float" office:value="0.26567450064328174">
            <text:p>0,2656745006</text:p>
          </table:table-cell>
          <table:table-cell office:value-type="float" office:value="0.4845637763570727">
            <text:p>0,4845637764</text:p>
          </table:table-cell>
        </table:table-row>
        <table:table-row>
          <table:table-cell office:value-type="float" office:value="0.1305412543832866">
            <text:p>0,1305412544</text:p>
          </table:table-cell>
          <table:table-cell office:value-type="float" office:value="0.6386950673139287">
            <text:p>0,6386950673</text:p>
          </table:table-cell>
        </table:table-row>
        <table:table-row>
          <table:table-cell office:value-type="float" office:value="0.8392350160456205">
            <text:p>0,839235016</text:p>
          </table:table-cell>
          <table:table-cell office:value-type="float" office:value="0.08390228902937413">
            <text:p>0,083902289</text:p>
          </table:table-cell>
        </table:table-row>
        <table:table-row>
          <table:table-cell office:value-type="float" office:value="0.8757338739066112">
            <text:p>0,8757338739</text:p>
          </table:table-cell>
          <table:table-cell office:value-type="float" office:value="0.06419346341959586">
            <text:p>0,0641934634</text:p>
          </table:table-cell>
        </table:table-row>
        <table:table-row>
          <table:table-cell office:value-type="float" office:value="0.8998164234132714">
            <text:p>0,8998164234</text:p>
          </table:table-cell>
          <table:table-cell office:value-type="float" office:value="0.05141346024030502">
            <text:p>0,0514134602</text:p>
          </table:table-cell>
        </table:table-row>
        <table:table-row>
          <table:table-cell office:value-type="float" office:value="0.5995327235378023">
            <text:p>0,5995327235</text:p>
          </table:table-cell>
          <table:table-cell office:value-type="float" office:value="0.22570501516682784">
            <text:p>0,2257050152</text:p>
          </table:table-cell>
        </table:table-row>
        <table:table-row>
          <table:table-cell office:value-type="float" office:value="0.6720247186211098">
            <text:p>0,6720247186</text:p>
          </table:table-cell>
          <table:table-cell office:value-type="float" office:value="0.18022886204678457">
            <text:p>0,18022886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8061720795007176">
            <text:p>0,380617208</text:p>
          </table:table-cell>
          <table:table-cell office:value-type="float" office:value="0.3830581810656115">
            <text:p>0,3830581811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5995327235378023">
            <text:p>0,5995327235</text:p>
          </table:table-cell>
          <table:table-cell office:value-type="float" office:value="0.22570501516682784">
            <text:p>0,2257050152</text:p>
          </table:table-cell>
        </table:table-row>
        <table:table-row>
          <table:table-cell office:value-type="float" office:value="0.21164871155337422">
            <text:p>0,2116487116</text:p>
          </table:table-cell>
          <table:table-cell office:value-type="float" office:value="0.5399470557062218">
            <text:p>0,5399470557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1305412543832866">
            <text:p>0,1305412544</text:p>
          </table:table-cell>
          <table:table-cell office:value-type="float" office:value="0.6386950673139287">
            <text:p>0,6386950673</text:p>
          </table:table-cell>
        </table:table-row>
        <table:table-row>
          <table:table-cell office:value-type="float" office:value="0.43744365601419705">
            <text:p>0,437443656</text:p>
          </table:table-cell>
          <table:table-cell office:value-type="float" office:value="0.3386047656550608">
            <text:p>0,3386047657</text:p>
          </table:table-cell>
        </table:table-row>
        <table:table-row>
          <table:table-cell office:value-type="float" office:value="0.26567450064328174">
            <text:p>0,2656745006</text:p>
          </table:table-cell>
          <table:table-cell office:value-type="float" office:value="0.4845637763570727">
            <text:p>0,4845637764</text:p>
          </table:table-cell>
        </table:table-row>
        <table:table-row>
          <table:table-cell office:value-type="float" office:value="0.9330996194972011">
            <text:p>0,9330996195</text:p>
          </table:table-cell>
          <table:table-cell office:value-type="float" office:value="0.03402918289567303">
            <text:p>0,0340291829</text:p>
          </table:table-cell>
        </table:table-row>
        <table:table-row>
          <table:table-cell office:value-type="float" office:value="0.5437425331150543">
            <text:p>0,5437425331</text:p>
          </table:table-cell>
          <table:table-cell office:value-type="float" office:value="0.26261100285191785">
            <text:p>0,2626110029</text:p>
          </table:table-cell>
        </table:table-row>
        <table:table-row>
          <table:table-cell office:value-type="float" office:value="0.3195547514024879">
            <text:p>0,3195547514</text:p>
          </table:table-cell>
          <table:table-cell office:value-type="float" office:value="0.4347082599201648">
            <text:p>0,4347082599</text:p>
          </table:table-cell>
        </table:table-row>
        <table:table-row>
          <table:table-cell office:value-type="float" office:value="0.6702665196489229">
            <text:p>0,6702665196</text:p>
          </table:table-cell>
          <table:table-cell office:value-type="float" office:value="0.18130193621279223">
            <text:p>0,1813019362</text:p>
          </table:table-cell>
        </table:table-row>
        <table:table-row>
          <table:table-cell office:value-type="float" office:value="0.7394337666755828">
            <text:p>0,7394337667</text:p>
          </table:table-cell>
          <table:table-cell office:value-type="float" office:value="0.14009665271288607">
            <text:p>0,1400966527</text:p>
          </table:table-cell>
        </table:table-row>
        <table:table-row>
          <table:table-cell office:value-type="float" office:value="0.16982780003749154">
            <text:p>0,1698278</text:p>
          </table:table-cell>
          <table:table-cell office:value-type="float" office:value="0.5878983134740996">
            <text:p>0,5878983135</text:p>
          </table:table-cell>
        </table:table-row>
        <table:table-row>
          <table:table-cell office:value-type="float" office:value="0.8134116655258157">
            <text:p>0,8134116655</text:p>
          </table:table-cell>
          <table:table-cell office:value-type="float" office:value="0.09810662186386154">
            <text:p>0,0981066219</text:p>
          </table:table-cell>
        </table:table-row>
        <table:table-row>
          <table:table-cell office:value-type="float" office:value="0.4746449167466626">
            <text:p>0,4746449167</text:p>
          </table:table-cell>
          <table:table-cell office:value-type="float" office:value="0.3110552150232483">
            <text:p>0,311055215</text:p>
          </table:table-cell>
        </table:table-row>
        <table:table-row>
          <table:table-cell office:value-type="float" office:value="0.7089072800742656">
            <text:p>0,7089072801</text:p>
          </table:table-cell>
          <table:table-cell office:value-type="float" office:value="0.15803368233980664">
            <text:p>0,158033682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1164871155337422">
            <text:p>0,2116487116</text:p>
          </table:table-cell>
          <table:table-cell office:value-type="float" office:value="0.5399470557062218">
            <text:p>0,5399470557</text:p>
          </table:table-cell>
        </table:table-row>
        <table:table-row>
          <table:table-cell office:value-type="float" office:value="0.4746449167466626">
            <text:p>0,4746449167</text:p>
          </table:table-cell>
          <table:table-cell office:value-type="float" office:value="0.3110552150232483">
            <text:p>0,311055215</text:p>
          </table:table-cell>
        </table:table-row>
        <table:table-row>
          <table:table-cell office:value-type="float" office:value="0.16982780003749154">
            <text:p>0,1698278</text:p>
          </table:table-cell>
          <table:table-cell office:value-type="float" office:value="0.5878983134740996">
            <text:p>0,5878983135</text:p>
          </table:table-cell>
        </table:table-row>
        <table:table-row>
          <table:table-cell office:value-type="float" office:value="0.6702665196489229">
            <text:p>0,6702665196</text:p>
          </table:table-cell>
          <table:table-cell office:value-type="float" office:value="0.18130193621279223">
            <text:p>0,1813019362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26567450064328174">
            <text:p>0,2656745006</text:p>
          </table:table-cell>
          <table:table-cell office:value-type="float" office:value="0.4845637763570727">
            <text:p>0,4845637764</text:p>
          </table:table-cell>
        </table:table-row>
        <table:table-row>
          <table:table-cell office:value-type="float" office:value="0.1305412543832866">
            <text:p>0,1305412544</text:p>
          </table:table-cell>
          <table:table-cell office:value-type="float" office:value="0.6386950673139287">
            <text:p>0,6386950673</text:p>
          </table:table-cell>
        </table:table-row>
        <table:table-row>
          <table:table-cell office:value-type="float" office:value="0.5402786064635567">
            <text:p>0,5402786065</text:p>
          </table:table-cell>
          <table:table-cell office:value-type="float" office:value="0.2649635339225973">
            <text:p>0,2649635339</text:p>
          </table:table-cell>
        </table:table-row>
        <table:table-row>
          <table:table-cell office:value-type="float" office:value="0.6097565673392065">
            <text:p>0,6097565673</text:p>
          </table:table-cell>
          <table:table-cell office:value-type="float" office:value="0.21913088975218997">
            <text:p>0,2191308898</text:p>
          </table:table-cell>
        </table:table-row>
        <table:table-row>
          <table:table-cell office:value-type="float" office:value="0.38061720795007176">
            <text:p>0,380617208</text:p>
          </table:table-cell>
          <table:table-cell office:value-type="float" office:value="0.3830581810656115">
            <text:p>0,3830581811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8670855852730489">
            <text:p>0,8670855853</text:p>
          </table:table-cell>
          <table:table-cell office:value-type="float" office:value="0.06882569554725748">
            <text:p>0,0688256955</text:p>
          </table:table-cell>
        </table:table-row>
        <table:table-row>
          <table:table-cell office:value-type="float" office:value="0.7089072800742656">
            <text:p>0,7089072801</text:p>
          </table:table-cell>
          <table:table-cell office:value-type="float" office:value="0.15803368233980664">
            <text:p>0,1580336823</text:p>
          </table:table-cell>
        </table:table-row>
        <table:table-row>
          <table:table-cell office:value-type="float" office:value="0.8134116655258157">
            <text:p>0,8134116655</text:p>
          </table:table-cell>
          <table:table-cell office:value-type="float" office:value="0.09810662186386154">
            <text:p>0,0981066219</text:p>
          </table:table-cell>
        </table:table-row>
        <table:table-row>
          <table:table-cell office:value-type="float" office:value="0.43744365601419705">
            <text:p>0,437443656</text:p>
          </table:table-cell>
          <table:table-cell office:value-type="float" office:value="0.3386047656550608">
            <text:p>0,3386047657</text:p>
          </table:table-cell>
        </table:table-row>
        <table:table-row>
          <table:table-cell office:value-type="float" office:value="0.9343663102831059">
            <text:p>0,9343663103</text:p>
          </table:table-cell>
          <table:table-cell office:value-type="float" office:value="0.03337374839956586">
            <text:p>0,0333737484</text:p>
          </table:table-cell>
        </table:table-row>
        <table:table-row>
          <table:table-cell office:value-type="float" office:value="0.8851282237869259">
            <text:p>0,8851282238</text:p>
          </table:table-cell>
          <table:table-cell office:value-type="float" office:value="0.059187466183126425">
            <text:p>0,059187466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402786064635567">
            <text:p>0,5402786065</text:p>
          </table:table-cell>
          <table:table-cell office:value-type="float" office:value="0.2649635339225973">
            <text:p>0,2649635339</text:p>
          </table:table-cell>
        </table:table-row>
        <table:table-row>
          <table:table-cell office:value-type="float" office:value="0.6097565673392065">
            <text:p>0,6097565673</text:p>
          </table:table-cell>
          <table:table-cell office:value-type="float" office:value="0.21913088975218997">
            <text:p>0,2191308898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7593809815616676">
            <text:p>0,7593809816</text:p>
          </table:table-cell>
          <table:table-cell office:value-type="float" office:value="0.12857531503768638">
            <text:p>0,128575315</text:p>
          </table:table-cell>
        </table:table-row>
        <table:table-row>
          <table:table-cell office:value-type="float" office:value="0.6702665196489229">
            <text:p>0,6702665196</text:p>
          </table:table-cell>
          <table:table-cell office:value-type="float" office:value="0.18130193621279223">
            <text:p>0,1813019362</text:p>
          </table:table-cell>
        </table:table-row>
        <table:table-row>
          <table:table-cell office:value-type="float" office:value="0.1305412543832866">
            <text:p>0,1305412544</text:p>
          </table:table-cell>
          <table:table-cell office:value-type="float" office:value="0.6386950673139287">
            <text:p>0,6386950673</text:p>
          </table:table-cell>
        </table:table-row>
        <table:table-row>
          <table:table-cell office:value-type="float" office:value="0.4746449167466626">
            <text:p>0,4746449167</text:p>
          </table:table-cell>
          <table:table-cell office:value-type="float" office:value="0.3110552150232483">
            <text:p>0,311055215</text:p>
          </table:table-cell>
        </table:table-row>
        <table:table-row>
          <table:table-cell office:value-type="float" office:value="0.7089072800742656">
            <text:p>0,7089072801</text:p>
          </table:table-cell>
          <table:table-cell office:value-type="float" office:value="0.15803368233980664">
            <text:p>0,1580336823</text:p>
          </table:table-cell>
        </table:table-row>
        <table:table-row>
          <table:table-cell office:value-type="float" office:value="0.28144055417895264">
            <text:p>0,2814405542</text:p>
          </table:table-cell>
          <table:table-cell office:value-type="float" office:value="0.4694902883273929">
            <text:p>0,4694902883</text:p>
          </table:table-cell>
        </table:table-row>
        <table:table-row>
          <table:table-cell office:value-type="float" office:value="0.33506860308589625">
            <text:p>0,3350686031</text:p>
          </table:table-cell>
          <table:table-cell office:value-type="float" office:value="0.4211488938544764">
            <text:p>0,4211488939</text:p>
          </table:table-cell>
        </table:table-row>
        <table:table-row>
          <table:table-cell office:value-type="float" office:value="0.2492922634881685">
            <text:p>0,2492922635</text:p>
          </table:table-cell>
          <table:table-cell office:value-type="float" office:value="0.5007082381130563">
            <text:p>0,5007082381</text:p>
          </table:table-cell>
        </table:table-row>
        <table:table-row>
          <table:table-cell office:value-type="float" office:value="0.16982780003749154">
            <text:p>0,1698278</text:p>
          </table:table-cell>
          <table:table-cell office:value-type="float" office:value="0.5878983134740996">
            <text:p>0,5878983135</text:p>
          </table:table-cell>
        </table:table-row>
        <table:table-row>
          <table:table-cell office:value-type="float" office:value="0.43744365601419705">
            <text:p>0,437443656</text:p>
          </table:table-cell>
          <table:table-cell office:value-type="float" office:value="0.3386047656550608">
            <text:p>0,3386047657</text:p>
          </table:table-cell>
        </table:table-row>
        <table:table-row>
          <table:table-cell office:value-type="float" office:value="0.3910671650184951">
            <text:p>0,391067165</text:p>
          </table:table-cell>
          <table:table-cell office:value-type="float" office:value="0.37464636802966034">
            <text:p>0,374646368</text:p>
          </table:table-cell>
        </table:table-row>
        <table:table-row>
          <table:table-cell office:value-type="float" office:value="0.9495262985125981">
            <text:p>0,9495262985</text:p>
          </table:table-cell>
          <table:table-cell office:value-type="float" office:value="0.02556359955480003">
            <text:p>0,0255635996</text:p>
          </table:table-cell>
        </table:table-row>
        <table:table-row>
          <table:table-cell office:value-type="float" office:value="0.8851282237869259">
            <text:p>0,8851282238</text:p>
          </table:table-cell>
          <table:table-cell office:value-type="float" office:value="0.059187466183126425">
            <text:p>0,059187466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6982780003749154">
            <text:p>0,1698278</text:p>
          </table:table-cell>
          <table:table-cell office:value-type="float" office:value="0.5878983134740996">
            <text:p>0,5878983135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7928297025541394">
            <text:p>0,7928297026</text:p>
          </table:table-cell>
          <table:table-cell office:value-type="float" office:value="0.10959014911438714">
            <text:p>0,1095901491</text:p>
          </table:table-cell>
        </table:table-row>
        <table:table-row>
          <table:table-cell office:value-type="float" office:value="0.8851282237869259">
            <text:p>0,8851282238</text:p>
          </table:table-cell>
          <table:table-cell office:value-type="float" office:value="0.059187466183126425">
            <text:p>0,0591874662</text:p>
          </table:table-cell>
        </table:table-row>
        <table:table-row>
          <table:table-cell office:value-type="float" office:value="0.23811624933837078">
            <text:p>0,2381162493</text:p>
          </table:table-cell>
          <table:table-cell office:value-type="float" office:value="0.5120284338833145">
            <text:p>0,5120284339</text:p>
          </table:table-cell>
        </table:table-row>
        <table:table-row>
          <table:table-cell office:value-type="float" office:value="0.7089072800742656">
            <text:p>0,7089072801</text:p>
          </table:table-cell>
          <table:table-cell office:value-type="float" office:value="0.15803368233980664">
            <text:p>0,1580336823</text:p>
          </table:table-cell>
        </table:table-row>
        <table:table-row>
          <table:table-cell office:value-type="float" office:value="0.7593809815616676">
            <text:p>0,7593809816</text:p>
          </table:table-cell>
          <table:table-cell office:value-type="float" office:value="0.12857531503768638">
            <text:p>0,128575315</text:p>
          </table:table-cell>
        </table:table-row>
        <table:table-row>
          <table:table-cell office:value-type="float" office:value="0.5402786064635567">
            <text:p>0,5402786065</text:p>
          </table:table-cell>
          <table:table-cell office:value-type="float" office:value="0.2649635339225973">
            <text:p>0,2649635339</text:p>
          </table:table-cell>
        </table:table-row>
        <table:table-row>
          <table:table-cell office:value-type="float" office:value="0.28144055417895264">
            <text:p>0,2814405542</text:p>
          </table:table-cell>
          <table:table-cell office:value-type="float" office:value="0.4694902883273929">
            <text:p>0,4694902883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48566968659712506">
            <text:p>0,4856696866</text:p>
          </table:table-cell>
          <table:table-cell office:value-type="float" office:value="0.3030999450443952">
            <text:p>0,303099945</text:p>
          </table:table-cell>
        </table:table-row>
        <table:table-row>
          <table:table-cell office:value-type="float" office:value="0.9495262985125981">
            <text:p>0,9495262985</text:p>
          </table:table-cell>
          <table:table-cell office:value-type="float" office:value="0.02556359955480003">
            <text:p>0,0255635996</text:p>
          </table:table-cell>
        </table:table-row>
        <table:table-row>
          <table:table-cell office:value-type="float" office:value="0.1013735641405609">
            <text:p>0,1013735641</text:p>
          </table:table-cell>
          <table:table-cell office:value-type="float" office:value="0.6816078453533114">
            <text:p>0,6816078454</text:p>
          </table:table-cell>
        </table:table-row>
        <table:table-row>
          <table:table-cell office:value-type="float" office:value="0.9065214054745379">
            <text:p>0,9065214055</text:p>
          </table:table-cell>
          <table:table-cell office:value-type="float" office:value="0.04788582329925484">
            <text:p>0,0478858233</text:p>
          </table:table-cell>
        </table:table-row>
        <table:table-row>
          <table:table-cell office:value-type="float" office:value="0.43744365601419705">
            <text:p>0,437443656</text:p>
          </table:table-cell>
          <table:table-cell office:value-type="float" office:value="0.3386047656550608">
            <text:p>0,3386047657</text:p>
          </table:table-cell>
        </table:table-row>
        <table:table-row>
          <table:table-cell office:value-type="float" office:value="0.1305412543832866">
            <text:p>0,1305412544</text:p>
          </table:table-cell>
          <table:table-cell office:value-type="float" office:value="0.6386950673139287">
            <text:p>0,6386950673</text:p>
          </table:table-cell>
        </table:table-row>
        <table:table-row>
          <table:table-cell office:value-type="float" office:value="0.13839001940322437">
            <text:p>0,1383900194</text:p>
          </table:table-cell>
          <table:table-cell office:value-type="float" office:value="0.6279919094922473">
            <text:p>0,62799190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8144055417895264">
            <text:p>0,2814405542</text:p>
          </table:table-cell>
          <table:table-cell office:value-type="float" office:value="0.4694902883273929">
            <text:p>0,4694902883</text:p>
          </table:table-cell>
        </table:table-row>
        <table:table-row>
          <table:table-cell office:value-type="float" office:value="0.3633586595480563">
            <text:p>0,3633586595</text:p>
          </table:table-cell>
          <table:table-cell office:value-type="float" office:value="0.3972076148887942">
            <text:p>0,3972076149</text:p>
          </table:table-cell>
        </table:table-row>
        <table:table-row>
          <table:table-cell office:value-type="float" office:value="0.7928297025541394">
            <text:p>0,7928297026</text:p>
          </table:table-cell>
          <table:table-cell office:value-type="float" office:value="0.10959014911438714">
            <text:p>0,1095901491</text:p>
          </table:table-cell>
        </table:table-row>
        <table:table-row>
          <table:table-cell office:value-type="float" office:value="0.5402786064635567">
            <text:p>0,5402786065</text:p>
          </table:table-cell>
          <table:table-cell office:value-type="float" office:value="0.2649635339225973">
            <text:p>0,2649635339</text:p>
          </table:table-cell>
        </table:table-row>
        <table:table-row>
          <table:table-cell office:value-type="float" office:value="0.8851282237869259">
            <text:p>0,8851282238</text:p>
          </table:table-cell>
          <table:table-cell office:value-type="float" office:value="0.059187466183126425">
            <text:p>0,0591874662</text:p>
          </table:table-cell>
        </table:table-row>
        <table:table-row>
          <table:table-cell office:value-type="float" office:value="0.6351818943942202">
            <text:p>0,6351818944</text:p>
          </table:table-cell>
          <table:table-cell office:value-type="float" office:value="0.20301700495291608">
            <text:p>0,203017005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3876765946130743">
            <text:p>0,3876765946</text:p>
          </table:table-cell>
          <table:table-cell office:value-type="float" office:value="0.377363192050876">
            <text:p>0,3773631921</text:p>
          </table:table-cell>
        </table:table-row>
        <table:table-row>
          <table:table-cell office:value-type="float" office:value="0.2258683899921785">
            <text:p>0,22586839</text:p>
          </table:table-cell>
          <table:table-cell office:value-type="float" office:value="0.524743869064082">
            <text:p>0,5247438691</text:p>
          </table:table-cell>
        </table:table-row>
        <table:table-row>
          <table:table-cell office:value-type="float" office:value="0.18030831578440934">
            <text:p>0,1803083158</text:p>
          </table:table-cell>
          <table:table-cell office:value-type="float" office:value="0.575372733112428">
            <text:p>0,5753727331</text:p>
          </table:table-cell>
        </table:table-row>
        <table:table-row>
          <table:table-cell office:value-type="float" office:value="0.23811624933837078">
            <text:p>0,2381162493</text:p>
          </table:table-cell>
          <table:table-cell office:value-type="float" office:value="0.5120284338833145">
            <text:p>0,5120284339</text:p>
          </table:table-cell>
        </table:table-row>
        <table:table-row>
          <table:table-cell office:value-type="float" office:value="0.43744365601419705">
            <text:p>0,437443656</text:p>
          </table:table-cell>
          <table:table-cell office:value-type="float" office:value="0.3386047656550608">
            <text:p>0,3386047657</text:p>
          </table:table-cell>
        </table:table-row>
        <table:table-row>
          <table:table-cell office:value-type="float" office:value="0.6644776936310042">
            <text:p>0,6644776936</text:p>
          </table:table-cell>
          <table:table-cell office:value-type="float" office:value="0.1848449879740638">
            <text:p>0,184844988</text:p>
          </table:table-cell>
        </table:table-row>
        <table:table-row>
          <table:table-cell office:value-type="float" office:value="0.7593809815616676">
            <text:p>0,7593809816</text:p>
          </table:table-cell>
          <table:table-cell office:value-type="float" office:value="0.12857531503768638">
            <text:p>0,128575315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7089072800742656">
            <text:p>0,7089072801</text:p>
          </table:table-cell>
          <table:table-cell office:value-type="float" office:value="0.15803368233980664">
            <text:p>0,1580336823</text:p>
          </table:table-cell>
        </table:table-row>
        <table:table-row>
          <table:table-cell office:value-type="float" office:value="0.9065214054745379">
            <text:p>0,9065214055</text:p>
          </table:table-cell>
          <table:table-cell office:value-type="float" office:value="0.04788582329925484">
            <text:p>0,047885823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8030831578440934">
            <text:p>0,1803083158</text:p>
          </table:table-cell>
          <table:table-cell office:value-type="float" office:value="0.575372733112428">
            <text:p>0,5753727331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5139292608339573">
            <text:p>0,5139292608</text:p>
          </table:table-cell>
          <table:table-cell office:value-type="float" office:value="0.28311140277309665">
            <text:p>0,2831114028</text:p>
          </table:table-cell>
        </table:table-row>
        <table:table-row>
          <table:table-cell office:value-type="float" office:value="0.28144055417895264">
            <text:p>0,2814405542</text:p>
          </table:table-cell>
          <table:table-cell office:value-type="float" office:value="0.4694902883273929">
            <text:p>0,4694902883</text:p>
          </table:table-cell>
        </table:table-row>
        <table:table-row>
          <table:table-cell office:value-type="float" office:value="0.5402786064635567">
            <text:p>0,5402786065</text:p>
          </table:table-cell>
          <table:table-cell office:value-type="float" office:value="0.2649635339225973">
            <text:p>0,2649635339</text:p>
          </table:table-cell>
        </table:table-row>
        <table:table-row>
          <table:table-cell office:value-type="float" office:value="0.9065214054745379">
            <text:p>0,9065214055</text:p>
          </table:table-cell>
          <table:table-cell office:value-type="float" office:value="0.04788582329925484">
            <text:p>0,0478858233</text:p>
          </table:table-cell>
        </table:table-row>
        <table:table-row>
          <table:table-cell office:value-type="float" office:value="0.6060037343320916">
            <text:p>0,6060037343</text:p>
          </table:table-cell>
          <table:table-cell office:value-type="float" office:value="0.22153758322441053">
            <text:p>0,2215375832</text:p>
          </table:table-cell>
        </table:table-row>
        <table:table-row>
          <table:table-cell office:value-type="float" office:value="0.43744365601419705">
            <text:p>0,437443656</text:p>
          </table:table-cell>
          <table:table-cell office:value-type="float" office:value="0.3386047656550608">
            <text:p>0,3386047657</text:p>
          </table:table-cell>
        </table:table-row>
        <table:table-row>
          <table:table-cell office:value-type="float" office:value="0.2258683899921785">
            <text:p>0,22586839</text:p>
          </table:table-cell>
          <table:table-cell office:value-type="float" office:value="0.524743869064082">
            <text:p>0,5247438691</text:p>
          </table:table-cell>
        </table:table-row>
        <table:table-row>
          <table:table-cell office:value-type="float" office:value="0.7089072800742656">
            <text:p>0,7089072801</text:p>
          </table:table-cell>
          <table:table-cell office:value-type="float" office:value="0.15803368233980664">
            <text:p>0,1580336823</text:p>
          </table:table-cell>
        </table:table-row>
        <table:table-row>
          <table:table-cell office:value-type="float" office:value="0.32985501305513676">
            <text:p>0,3298550131</text:p>
          </table:table-cell>
          <table:table-cell office:value-type="float" office:value="0.4256699441478474">
            <text:p>0,4256699441</text:p>
          </table:table-cell>
        </table:table-row>
        <table:table-row>
          <table:table-cell office:value-type="float" office:value="0.6644776936310042">
            <text:p>0,6644776936</text:p>
          </table:table-cell>
          <table:table-cell office:value-type="float" office:value="0.1848449879740638">
            <text:p>0,184844988</text:p>
          </table:table-cell>
        </table:table-row>
        <table:table-row>
          <table:table-cell office:value-type="float" office:value="0.8224354762593833">
            <text:p>0,8224354763</text:p>
          </table:table-cell>
          <table:table-cell office:value-type="float" office:value="0.09311771642655664">
            <text:p>0,0931177164</text:p>
          </table:table-cell>
        </table:table-row>
        <table:table-row>
          <table:table-cell office:value-type="float" office:value="0.8559186592629562">
            <text:p>0,8559186593</text:p>
          </table:table-cell>
          <table:table-cell office:value-type="float" office:value="0.07484127888077707">
            <text:p>0,0748412789</text:p>
          </table:table-cell>
        </table:table-row>
        <table:table-row>
          <table:table-cell office:value-type="float" office:value="0.7593809815616676">
            <text:p>0,7593809816</text:p>
          </table:table-cell>
          <table:table-cell office:value-type="float" office:value="0.12857531503768638">
            <text:p>0,128575315</text:p>
          </table:table-cell>
        </table:table-row>
        <table:table-row>
          <table:table-cell office:value-type="float" office:value="0.08189256449687309">
            <text:p>0,0818925645</text:p>
          </table:table-cell>
          <table:table-cell office:value-type="float" office:value="0.7138312307450845">
            <text:p>0,713831230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065214054745379">
            <text:p>0,9065214055</text:p>
          </table:table-cell>
          <table:table-cell office:value-type="float" office:value="0.04788582329925484">
            <text:p>0,0478858233</text:p>
          </table:table-cell>
        </table:table-row>
        <table:table-row>
          <table:table-cell office:value-type="float" office:value="0.1519210901680437">
            <text:p>0,1519210902</text:p>
          </table:table-cell>
          <table:table-cell office:value-type="float" office:value="0.6102294390695422">
            <text:p>0,6102294391</text:p>
          </table:table-cell>
        </table:table-row>
        <table:table-row>
          <table:table-cell office:value-type="float" office:value="0.37277154331864065">
            <text:p>0,3727715433</text:p>
          </table:table-cell>
          <table:table-cell office:value-type="float" office:value="0.38944980278551977">
            <text:p>0,3894498028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18030831578440934">
            <text:p>0,1803083158</text:p>
          </table:table-cell>
          <table:table-cell office:value-type="float" office:value="0.575372733112428">
            <text:p>0,5753727331</text:p>
          </table:table-cell>
        </table:table-row>
        <table:table-row>
          <table:table-cell office:value-type="float" office:value="0.2258683899921785">
            <text:p>0,22586839</text:p>
          </table:table-cell>
          <table:table-cell office:value-type="float" office:value="0.524743869064082">
            <text:p>0,5247438691</text:p>
          </table:table-cell>
        </table:table-row>
        <table:table-row>
          <table:table-cell office:value-type="float" office:value="0.4685020027399">
            <text:p>0,4685020027</text:p>
          </table:table-cell>
          <table:table-cell office:value-type="float" office:value="0.31552793867105133">
            <text:p>0,3155279387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5139292608339573">
            <text:p>0,5139292608</text:p>
          </table:table-cell>
          <table:table-cell office:value-type="float" office:value="0.28311140277309665">
            <text:p>0,2831114028</text:p>
          </table:table-cell>
        </table:table-row>
        <table:table-row>
          <table:table-cell office:value-type="float" office:value="0.8224354762593833">
            <text:p>0,8224354763</text:p>
          </table:table-cell>
          <table:table-cell office:value-type="float" office:value="0.09311771642655664">
            <text:p>0,0931177164</text:p>
          </table:table-cell>
        </table:table-row>
        <table:table-row>
          <table:table-cell office:value-type="float" office:value="0.4361409854197016">
            <text:p>0,4361409854</text:p>
          </table:table-cell>
          <table:table-cell office:value-type="float" office:value="0.3395902897293972">
            <text:p>0,3395902897</text:p>
          </table:table-cell>
        </table:table-row>
        <table:table-row>
          <table:table-cell office:value-type="float" office:value="0.5402786064635567">
            <text:p>0,5402786065</text:p>
          </table:table-cell>
          <table:table-cell office:value-type="float" office:value="0.2649635339225973">
            <text:p>0,2649635339</text:p>
          </table:table-cell>
        </table:table-row>
        <table:table-row>
          <table:table-cell office:value-type="float" office:value="0.28144055417895264">
            <text:p>0,2814405542</text:p>
          </table:table-cell>
          <table:table-cell office:value-type="float" office:value="0.4694902883273929">
            <text:p>0,4694902883</text:p>
          </table:table-cell>
        </table:table-row>
        <table:table-row>
          <table:table-cell office:value-type="float" office:value="0.32985501305513676">
            <text:p>0,3298550131</text:p>
          </table:table-cell>
          <table:table-cell office:value-type="float" office:value="0.4256699441478474">
            <text:p>0,4256699441</text:p>
          </table:table-cell>
        </table:table-row>
        <table:table-row>
          <table:table-cell office:value-type="float" office:value="0.7698972471746292">
            <text:p>0,7698972472</text:p>
          </table:table-cell>
          <table:table-cell office:value-type="float" office:value="0.12256211207024503">
            <text:p>0,1225621121</text:p>
          </table:table-cell>
        </table:table-row>
        <table:table-row>
          <table:table-cell office:value-type="float" office:value="0.3187978705809362">
            <text:p>0,3187978706</text:p>
          </table:table-cell>
          <table:table-cell office:value-type="float" office:value="0.43537811716075314">
            <text:p>0,4353781172</text:p>
          </table:table-cell>
        </table:table-row>
        <table:table-row>
          <table:table-cell office:value-type="float" office:value="0.7593809815616676">
            <text:p>0,7593809816</text:p>
          </table:table-cell>
          <table:table-cell office:value-type="float" office:value="0.12857531503768638">
            <text:p>0,12857531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2258683899921785">
            <text:p>0,22586839</text:p>
          </table:table-cell>
          <table:table-cell office:value-type="float" office:value="0.524743869064082">
            <text:p>0,5247438691</text:p>
          </table:table-cell>
        </table:table-row>
        <table:table-row>
          <table:table-cell office:value-type="float" office:value="0.8224354762593833">
            <text:p>0,8224354763</text:p>
          </table:table-cell>
          <table:table-cell office:value-type="float" office:value="0.09311771642655664">
            <text:p>0,0931177164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7034704751862628">
            <text:p>0,7034704752</text:p>
          </table:table-cell>
          <table:table-cell office:value-type="float" office:value="0.16126853213542602">
            <text:p>0,1612685321</text:p>
          </table:table-cell>
        </table:table-row>
        <table:table-row>
          <table:table-cell office:value-type="float" office:value="0.9065214054745379">
            <text:p>0,9065214055</text:p>
          </table:table-cell>
          <table:table-cell office:value-type="float" office:value="0.04788582329925484">
            <text:p>0,0478858233</text:p>
          </table:table-cell>
        </table:table-row>
        <table:table-row>
          <table:table-cell office:value-type="float" office:value="0.6592436075366772">
            <text:p>0,6592436075</text:p>
          </table:table-cell>
          <table:table-cell office:value-type="float" office:value="0.188061820372587">
            <text:p>0,1880618204</text:p>
          </table:table-cell>
        </table:table-row>
        <table:table-row>
          <table:table-cell office:value-type="float" office:value="0.4685020027399">
            <text:p>0,4685020027</text:p>
          </table:table-cell>
          <table:table-cell office:value-type="float" office:value="0.31552793867105133">
            <text:p>0,3155279387</text:p>
          </table:table-cell>
        </table:table-row>
        <table:table-row>
          <table:table-cell office:value-type="float" office:value="0.5860671518383958">
            <text:p>0,5860671518</text:p>
          </table:table-cell>
          <table:table-cell office:value-type="float" office:value="0.23444977183832294">
            <text:p>0,2344497718</text:p>
          </table:table-cell>
        </table:table-row>
        <table:table-row>
          <table:table-cell office:value-type="float" office:value="0.13834166883883772">
            <text:p>0,1383416688</text:p>
          </table:table-cell>
          <table:table-cell office:value-type="float" office:value="0.6280569010737829">
            <text:p>0,6280569011</text:p>
          </table:table-cell>
        </table:table-row>
        <table:table-row>
          <table:table-cell office:value-type="float" office:value="0.03552277228998226">
            <text:p>0,0355227723</text:p>
          </table:table-cell>
          <table:table-cell office:value-type="float" office:value="0.8115251414910141">
            <text:p>0,8115251415</text:p>
          </table:table-cell>
        </table:table-row>
        <table:table-row>
          <table:table-cell office:value-type="float" office:value="0.5139292608339573">
            <text:p>0,5139292608</text:p>
          </table:table-cell>
          <table:table-cell office:value-type="float" office:value="0.28311140277309665">
            <text:p>0,2831114028</text:p>
          </table:table-cell>
        </table:table-row>
        <table:table-row>
          <table:table-cell office:value-type="float" office:value="0.5402786064635567">
            <text:p>0,5402786065</text:p>
          </table:table-cell>
          <table:table-cell office:value-type="float" office:value="0.2649635339225973">
            <text:p>0,2649635339</text:p>
          </table:table-cell>
        </table:table-row>
        <table:table-row>
          <table:table-cell office:value-type="float" office:value="0.619971080755935">
            <text:p>0,6199710808</text:p>
          </table:table-cell>
          <table:table-cell office:value-type="float" office:value="0.2126175765513082">
            <text:p>0,2126175766</text:p>
          </table:table-cell>
        </table:table-row>
        <table:table-row>
          <table:table-cell office:value-type="float" office:value="0.28144055417895264">
            <text:p>0,2814405542</text:p>
          </table:table-cell>
          <table:table-cell office:value-type="float" office:value="0.4694902883273929">
            <text:p>0,4694902883</text:p>
          </table:table-cell>
        </table:table-row>
        <table:table-row>
          <table:table-cell office:value-type="float" office:value="0.4361409854197016">
            <text:p>0,4361409854</text:p>
          </table:table-cell>
          <table:table-cell office:value-type="float" office:value="0.3395902897293972">
            <text:p>0,3395902897</text:p>
          </table:table-cell>
        </table:table-row>
        <table:table-row>
          <table:table-cell office:value-type="float" office:value="0.7593809815616676">
            <text:p>0,7593809816</text:p>
          </table:table-cell>
          <table:table-cell office:value-type="float" office:value="0.12857531503768638">
            <text:p>0,12857531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065214054745379">
            <text:p>0,9065214055</text:p>
          </table:table-cell>
          <table:table-cell office:value-type="float" office:value="0.04788582329925484">
            <text:p>0,0478858233</text:p>
          </table:table-cell>
        </table:table-row>
        <table:table-row>
          <table:table-cell office:value-type="float" office:value="0.13834166883883772">
            <text:p>0,1383416688</text:p>
          </table:table-cell>
          <table:table-cell office:value-type="float" office:value="0.6280569010737829">
            <text:p>0,6280569011</text:p>
          </table:table-cell>
        </table:table-row>
        <table:table-row>
          <table:table-cell office:value-type="float" office:value="0.2258683899921785">
            <text:p>0,22586839</text:p>
          </table:table-cell>
          <table:table-cell office:value-type="float" office:value="0.524743869064082">
            <text:p>0,5247438691</text:p>
          </table:table-cell>
        </table:table-row>
        <table:table-row>
          <table:table-cell office:value-type="float" office:value="0.05804925929997902">
            <text:p>0,0580492593</text:p>
          </table:table-cell>
          <table:table-cell office:value-type="float" office:value="0.7590658610740706">
            <text:p>0,7590658611</text:p>
          </table:table-cell>
        </table:table-row>
        <table:table-row>
          <table:table-cell office:value-type="float" office:value="0.7034704751862628">
            <text:p>0,7034704752</text:p>
          </table:table-cell>
          <table:table-cell office:value-type="float" office:value="0.16126853213542602">
            <text:p>0,1612685321</text:p>
          </table:table-cell>
        </table:table-row>
        <table:table-row>
          <table:table-cell office:value-type="float" office:value="0.08998589389919173">
            <text:p>0,0899858939</text:p>
          </table:table-cell>
          <table:table-cell office:value-type="float" office:value="0.7000235110892994">
            <text:p>0,7000235111</text:p>
          </table:table-cell>
        </table:table-row>
        <table:table-row>
          <table:table-cell office:value-type="float" office:value="0.6592436075366772">
            <text:p>0,6592436075</text:p>
          </table:table-cell>
          <table:table-cell office:value-type="float" office:value="0.188061820372587">
            <text:p>0,1880618204</text:p>
          </table:table-cell>
        </table:table-row>
        <table:table-row>
          <table:table-cell office:value-type="float" office:value="0.4685020027399">
            <text:p>0,4685020027</text:p>
          </table:table-cell>
          <table:table-cell office:value-type="float" office:value="0.31552793867105133">
            <text:p>0,3155279387</text:p>
          </table:table-cell>
        </table:table-row>
        <table:table-row>
          <table:table-cell office:value-type="float" office:value="0.7593809815616676">
            <text:p>0,7593809816</text:p>
          </table:table-cell>
          <table:table-cell office:value-type="float" office:value="0.12857531503768638">
            <text:p>0,128575315</text:p>
          </table:table-cell>
        </table:table-row>
        <table:table-row>
          <table:table-cell office:value-type="float" office:value="0.8231857965953988">
            <text:p>0,8231857966</text:p>
          </table:table-cell>
          <table:table-cell office:value-type="float" office:value="0.09270412951705831">
            <text:p>0,0927041295</text:p>
          </table:table-cell>
        </table:table-row>
        <table:table-row>
          <table:table-cell office:value-type="float" office:value="0.03552277228998226">
            <text:p>0,0355227723</text:p>
          </table:table-cell>
          <table:table-cell office:value-type="float" office:value="0.8115251414910141">
            <text:p>0,8115251415</text:p>
          </table:table-cell>
        </table:table-row>
        <table:table-row>
          <table:table-cell office:value-type="float" office:value="0.3140782723330231">
            <text:p>0,3140782723</text:p>
          </table:table-cell>
          <table:table-cell office:value-type="float" office:value="0.4395731338229554">
            <text:p>0,4395731338</text:p>
          </table:table-cell>
        </table:table-row>
        <table:table-row>
          <table:table-cell office:value-type="float" office:value="0.11187057095326024">
            <text:p>0,111870571</text:p>
          </table:table-cell>
          <table:table-cell office:value-type="float" office:value="0.6655294169089601">
            <text:p>0,6655294169</text:p>
          </table:table-cell>
        </table:table-row>
        <table:table-row>
          <table:table-cell office:value-type="float" office:value="0.7868060840654019">
            <text:p>0,7868060841</text:p>
          </table:table-cell>
          <table:table-cell office:value-type="float" office:value="0.1129790960380912">
            <text:p>0,112979096</text:p>
          </table:table-cell>
        </table:table-row>
        <table:table-row>
          <table:table-cell office:value-type="float" office:value="0.5402786064635567">
            <text:p>0,5402786065</text:p>
          </table:table-cell>
          <table:table-cell office:value-type="float" office:value="0.2649635339225973">
            <text:p>0,2649635339</text:p>
          </table:table-cell>
        </table:table-row>
        <table:table-row>
          <table:table-cell office:value-type="float" office:value="0.5139292608339573">
            <text:p>0,5139292608</text:p>
          </table:table-cell>
          <table:table-cell office:value-type="float" office:value="0.28311140277309665">
            <text:p>0,2831114028</text:p>
          </table:table-cell>
        </table:table-row>
        <table:table-row>
          <table:table-cell office:value-type="float" office:value="0.4103305483442104">
            <text:p>0,4103305483</text:p>
          </table:table-cell>
          <table:table-cell office:value-type="float" office:value="0.3594295133678025">
            <text:p>0,359429513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3834166883883772">
            <text:p>0,1383416688</text:p>
          </table:table-cell>
          <table:table-cell office:value-type="float" office:value="0.6280569010737829">
            <text:p>0,6280569011</text:p>
          </table:table-cell>
        </table:table-row>
        <table:table-row>
          <table:table-cell office:value-type="float" office:value="0.2258683899921785">
            <text:p>0,22586839</text:p>
          </table:table-cell>
          <table:table-cell office:value-type="float" office:value="0.524743869064082">
            <text:p>0,5247438691</text:p>
          </table:table-cell>
        </table:table-row>
        <table:table-row>
          <table:table-cell office:value-type="float" office:value="0.6592436075366772">
            <text:p>0,6592436075</text:p>
          </table:table-cell>
          <table:table-cell office:value-type="float" office:value="0.188061820372587">
            <text:p>0,1880618204</text:p>
          </table:table-cell>
        </table:table-row>
        <table:table-row>
          <table:table-cell office:value-type="float" office:value="0.5588027256859337">
            <text:p>0,5588027257</text:p>
          </table:table-cell>
          <table:table-cell office:value-type="float" office:value="0.25246891323107257">
            <text:p>0,2524689132</text:p>
          </table:table-cell>
        </table:table-row>
        <table:table-row>
          <table:table-cell office:value-type="float" office:value="0.4103305483442104">
            <text:p>0,4103305483</text:p>
          </table:table-cell>
          <table:table-cell office:value-type="float" office:value="0.3594295133678025">
            <text:p>0,3594295134</text:p>
          </table:table-cell>
        </table:table-row>
        <table:table-row>
          <table:table-cell office:value-type="float" office:value="0.4685020027399">
            <text:p>0,4685020027</text:p>
          </table:table-cell>
          <table:table-cell office:value-type="float" office:value="0.31552793867105133">
            <text:p>0,3155279387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2712639087067897">
            <text:p>0,2712639087</text:p>
          </table:table-cell>
          <table:table-cell office:value-type="float" office:value="0.47916998098536057">
            <text:p>0,479169981</text:p>
          </table:table-cell>
        </table:table-row>
        <table:table-row>
          <table:table-cell office:value-type="float" office:value="0.9065214054745379">
            <text:p>0,9065214055</text:p>
          </table:table-cell>
          <table:table-cell office:value-type="float" office:value="0.04788582329925484">
            <text:p>0,0478858233</text:p>
          </table:table-cell>
        </table:table-row>
        <table:table-row>
          <table:table-cell office:value-type="float" office:value="0.35014563051799164">
            <text:p>0,3501456305</text:p>
          </table:table-cell>
          <table:table-cell office:value-type="float" office:value="0.40826895423850573">
            <text:p>0,4082689542</text:p>
          </table:table-cell>
        </table:table-row>
        <table:table-row>
          <table:table-cell office:value-type="float" office:value="0.37426319015924187">
            <text:p>0,3742631902</text:p>
          </table:table-cell>
          <table:table-cell office:value-type="float" office:value="0.38822946282185034">
            <text:p>0,3882294628</text:p>
          </table:table-cell>
        </table:table-row>
        <table:table-row>
          <table:table-cell office:value-type="float" office:value="0.7868060840654019">
            <text:p>0,7868060841</text:p>
          </table:table-cell>
          <table:table-cell office:value-type="float" office:value="0.1129790960380912">
            <text:p>0,112979096</text:p>
          </table:table-cell>
        </table:table-row>
        <table:table-row>
          <table:table-cell office:value-type="float" office:value="0.7034704751862628">
            <text:p>0,7034704752</text:p>
          </table:table-cell>
          <table:table-cell office:value-type="float" office:value="0.16126853213542602">
            <text:p>0,1612685321</text:p>
          </table:table-cell>
        </table:table-row>
        <table:table-row>
          <table:table-cell office:value-type="float" office:value="0.3140782723330231">
            <text:p>0,3140782723</text:p>
          </table:table-cell>
          <table:table-cell office:value-type="float" office:value="0.4395731338229554">
            <text:p>0,4395731338</text:p>
          </table:table-cell>
        </table:table-row>
        <table:table-row>
          <table:table-cell office:value-type="float" office:value="0.8633802028277379">
            <text:p>0,8633802028</text:p>
          </table:table-cell>
          <table:table-cell office:value-type="float" office:value="0.07081745451836119">
            <text:p>0,0708174545</text:p>
          </table:table-cell>
        </table:table-row>
        <table:table-row>
          <table:table-cell office:value-type="float" office:value="0.23345058805408686">
            <text:p>0,2334505881</text:p>
          </table:table-cell>
          <table:table-cell office:value-type="float" office:value="0.5168327535375696">
            <text:p>0,5168327535</text:p>
          </table:table-cell>
        </table:table-row>
        <table:table-row>
          <table:table-cell office:value-type="float" office:value="0.7555441259899366">
            <text:p>0,755544126</text:p>
          </table:table-cell>
          <table:table-cell office:value-type="float" office:value="0.13077958722201155">
            <text:p>0,130779587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863709426443787">
            <text:p>0,0786370943</text:p>
          </table:table-cell>
          <table:table-cell office:value-type="float" office:value="0.7195769369961916">
            <text:p>0,719576937</text:p>
          </table:table-cell>
        </table:table-row>
        <table:table-row>
          <table:table-cell office:value-type="float" office:value="0.13834166883883772">
            <text:p>0,1383416688</text:p>
          </table:table-cell>
          <table:table-cell office:value-type="float" office:value="0.6280569010737829">
            <text:p>0,6280569011</text:p>
          </table:table-cell>
        </table:table-row>
        <table:table-row>
          <table:table-cell office:value-type="float" office:value="0.5994442119232587">
            <text:p>0,5994442119</text:p>
          </table:table-cell>
          <table:table-cell office:value-type="float" office:value="0.22576217353886752">
            <text:p>0,2257621735</text:p>
          </table:table-cell>
        </table:table-row>
        <table:table-row>
          <table:table-cell office:value-type="float" office:value="0.2712639087067897">
            <text:p>0,2712639087</text:p>
          </table:table-cell>
          <table:table-cell office:value-type="float" office:value="0.47916998098536057">
            <text:p>0,479169981</text:p>
          </table:table-cell>
        </table:table-row>
        <table:table-row>
          <table:table-cell office:value-type="float" office:value="0.3140782723330231">
            <text:p>0,3140782723</text:p>
          </table:table-cell>
          <table:table-cell office:value-type="float" office:value="0.4395731338229554">
            <text:p>0,4395731338</text:p>
          </table:table-cell>
        </table:table-row>
        <table:table-row>
          <table:table-cell office:value-type="float" office:value="0.16871047918288962">
            <text:p>0,1687104792</text:p>
          </table:table-cell>
          <table:table-cell office:value-type="float" office:value="0.5892561878945837">
            <text:p>0,5892561879</text:p>
          </table:table-cell>
        </table:table-row>
        <table:table-row>
          <table:table-cell office:value-type="float" office:value="0.7868060840654019">
            <text:p>0,7868060841</text:p>
          </table:table-cell>
          <table:table-cell office:value-type="float" office:value="0.1129790960380912">
            <text:p>0,112979096</text:p>
          </table:table-cell>
        </table:table-row>
        <table:table-row>
          <table:table-cell office:value-type="float" office:value="0.4685020027399">
            <text:p>0,4685020027</text:p>
          </table:table-cell>
          <table:table-cell office:value-type="float" office:value="0.31552793867105133">
            <text:p>0,3155279387</text:p>
          </table:table-cell>
        </table:table-row>
        <table:table-row>
          <table:table-cell office:value-type="float" office:value="0.1954995796481266">
            <text:p>0,1954995796</text:p>
          </table:table-cell>
          <table:table-cell office:value-type="float" office:value="0.5578466559573176">
            <text:p>0,557846656</text:p>
          </table:table-cell>
        </table:table-row>
        <table:table-row>
          <table:table-cell office:value-type="float" office:value="0.5588027256859337">
            <text:p>0,5588027257</text:p>
          </table:table-cell>
          <table:table-cell office:value-type="float" office:value="0.25246891323107257">
            <text:p>0,2524689132</text:p>
          </table:table-cell>
        </table:table-row>
        <table:table-row>
          <table:table-cell office:value-type="float" office:value="0.6592436075366772">
            <text:p>0,6592436075</text:p>
          </table:table-cell>
          <table:table-cell office:value-type="float" office:value="0.188061820372587">
            <text:p>0,1880618204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42593590246645835">
            <text:p>0,4259359025</text:p>
          </table:table-cell>
          <table:table-cell office:value-type="float" office:value="0.3473623497939623">
            <text:p>0,3473623498</text:p>
          </table:table-cell>
        </table:table-row>
        <table:table-row>
          <table:table-cell office:value-type="float" office:value="0.9065214054745379">
            <text:p>0,9065214055</text:p>
          </table:table-cell>
          <table:table-cell office:value-type="float" office:value="0.04788582329925484">
            <text:p>0,0478858233</text:p>
          </table:table-cell>
        </table:table-row>
        <table:table-row>
          <table:table-cell office:value-type="float" office:value="0.8382004212806076">
            <text:p>0,8382004213</text:p>
          </table:table-cell>
          <table:table-cell office:value-type="float" office:value="0.0844671380662475">
            <text:p>0,0844671381</text:p>
          </table:table-cell>
        </table:table-row>
        <table:table-row>
          <table:table-cell office:value-type="float" office:value="0.23345058805408686">
            <text:p>0,2334505881</text:p>
          </table:table-cell>
          <table:table-cell office:value-type="float" office:value="0.5168327535375696">
            <text:p>0,5168327535</text:p>
          </table:table-cell>
        </table:table-row>
        <table:table-row>
          <table:table-cell office:value-type="float" office:value="0.2258683899921785">
            <text:p>0,22586839</text:p>
          </table:table-cell>
          <table:table-cell office:value-type="float" office:value="0.524743869064082">
            <text:p>0,524743869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592436075366772">
            <text:p>0,6592436075</text:p>
          </table:table-cell>
          <table:table-cell office:value-type="float" office:value="0.188061820372587">
            <text:p>0,1880618204</text:p>
          </table:table-cell>
        </table:table-row>
        <table:table-row>
          <table:table-cell office:value-type="float" office:value="0.7364519022393786">
            <text:p>0,7364519022</text:p>
          </table:table-cell>
          <table:table-cell office:value-type="float" office:value="0.14183224120258475">
            <text:p>0,1418322412</text:p>
          </table:table-cell>
        </table:table-row>
        <table:table-row>
          <table:table-cell office:value-type="float" office:value="0.8382004212806076">
            <text:p>0,8382004213</text:p>
          </table:table-cell>
          <table:table-cell office:value-type="float" office:value="0.0844671380662475">
            <text:p>0,0844671381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13834166883883772">
            <text:p>0,1383416688</text:p>
          </table:table-cell>
          <table:table-cell office:value-type="float" office:value="0.6280569010737829">
            <text:p>0,6280569011</text:p>
          </table:table-cell>
        </table:table-row>
        <table:table-row>
          <table:table-cell office:value-type="float" office:value="0.42593590246645835">
            <text:p>0,4259359025</text:p>
          </table:table-cell>
          <table:table-cell office:value-type="float" office:value="0.3473623497939623">
            <text:p>0,3473623498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16871047918288962">
            <text:p>0,1687104792</text:p>
          </table:table-cell>
          <table:table-cell office:value-type="float" office:value="0.5892561878945837">
            <text:p>0,5892561879</text:p>
          </table:table-cell>
        </table:table-row>
        <table:table-row>
          <table:table-cell office:value-type="float" office:value="0.1954995796481266">
            <text:p>0,1954995796</text:p>
          </table:table-cell>
          <table:table-cell office:value-type="float" office:value="0.5578466559573176">
            <text:p>0,557846656</text:p>
          </table:table-cell>
        </table:table-row>
        <table:table-row>
          <table:table-cell office:value-type="float" office:value="0.5236347770602569">
            <text:p>0,5236347771</text:p>
          </table:table-cell>
          <table:table-cell office:value-type="float" office:value="0.27637386928037433">
            <text:p>0,2763738693</text:p>
          </table:table-cell>
        </table:table-row>
        <table:table-row>
          <table:table-cell office:value-type="float" office:value="0.9065214054745379">
            <text:p>0,9065214055</text:p>
          </table:table-cell>
          <table:table-cell office:value-type="float" office:value="0.04788582329925484">
            <text:p>0,0478858233</text:p>
          </table:table-cell>
        </table:table-row>
        <table:table-row>
          <table:table-cell office:value-type="float" office:value="0.4685020027399">
            <text:p>0,4685020027</text:p>
          </table:table-cell>
          <table:table-cell office:value-type="float" office:value="0.31552793867105133">
            <text:p>0,3155279387</text:p>
          </table:table-cell>
        </table:table-row>
        <table:table-row>
          <table:table-cell office:value-type="float" office:value="0.09800659340645529">
            <text:p>0,0980065934</text:p>
          </table:table-cell>
          <table:table-cell office:value-type="float" office:value="0.6869399523949833">
            <text:p>0,6869399524</text:p>
          </table:table-cell>
        </table:table-row>
        <table:table-row>
          <table:table-cell office:value-type="float" office:value="0.3140782723330231">
            <text:p>0,3140782723</text:p>
          </table:table-cell>
          <table:table-cell office:value-type="float" office:value="0.4395731338229554">
            <text:p>0,4395731338</text:p>
          </table:table-cell>
        </table:table-row>
        <table:table-row>
          <table:table-cell office:value-type="float" office:value="0.6110556864083645">
            <text:p>0,6110556864</text:p>
          </table:table-cell>
          <table:table-cell office:value-type="float" office:value="0.21829949059223164">
            <text:p>0,2182994906</text:p>
          </table:table-cell>
        </table:table-row>
        <table:table-row>
          <table:table-cell office:value-type="float" office:value="0.3562067804134037">
            <text:p>0,3562067804</text:p>
          </table:table-cell>
          <table:table-cell office:value-type="float" office:value="0.4031693871680142">
            <text:p>0,4031693872</text:p>
          </table:table-cell>
        </table:table-row>
        <table:table-row>
          <table:table-cell office:value-type="float" office:value="0.4890396969973235">
            <text:p>0,489039697</text:p>
          </table:table-cell>
          <table:table-cell office:value-type="float" office:value="0.30068626711802415">
            <text:p>0,300686267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382004212806076">
            <text:p>0,8382004213</text:p>
          </table:table-cell>
          <table:table-cell office:value-type="float" office:value="0.0844671380662475">
            <text:p>0,0844671381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2833750711281624">
            <text:p>0,2833750711</text:p>
          </table:table-cell>
          <table:table-cell office:value-type="float" office:value="0.4676701481899006">
            <text:p>0,4676701482</text:p>
          </table:table-cell>
        </table:table-row>
        <table:table-row>
          <table:table-cell office:value-type="float" office:value="0.7364519022393786">
            <text:p>0,7364519022</text:p>
          </table:table-cell>
          <table:table-cell office:value-type="float" office:value="0.14183224120258475">
            <text:p>0,1418322412</text:p>
          </table:table-cell>
        </table:table-row>
        <table:table-row>
          <table:table-cell office:value-type="float" office:value="0.1954995796481266">
            <text:p>0,1954995796</text:p>
          </table:table-cell>
          <table:table-cell office:value-type="float" office:value="0.5578466559573176">
            <text:p>0,557846656</text:p>
          </table:table-cell>
        </table:table-row>
        <table:table-row>
          <table:table-cell office:value-type="float" office:value="0.3562067804134037">
            <text:p>0,3562067804</text:p>
          </table:table-cell>
          <table:table-cell office:value-type="float" office:value="0.4031693871680142">
            <text:p>0,4031693872</text:p>
          </table:table-cell>
        </table:table-row>
        <table:table-row>
          <table:table-cell office:value-type="float" office:value="0.6110556864083645">
            <text:p>0,6110556864</text:p>
          </table:table-cell>
          <table:table-cell office:value-type="float" office:value="0.21829949059223164">
            <text:p>0,2182994906</text:p>
          </table:table-cell>
        </table:table-row>
        <table:table-row>
          <table:table-cell office:value-type="float" office:value="0.4221307164858471">
            <text:p>0,4221307165</text:p>
          </table:table-cell>
          <table:table-cell office:value-type="float" office:value="0.3502841263399461">
            <text:p>0,3502841263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5614375038190617">
            <text:p>0,5614375038</text:p>
          </table:table-cell>
          <table:table-cell office:value-type="float" office:value="0.2507086655919063">
            <text:p>0,2507086656</text:p>
          </table:table-cell>
        </table:table-row>
        <table:table-row>
          <table:table-cell office:value-type="float" office:value="0.6592436075366772">
            <text:p>0,6592436075</text:p>
          </table:table-cell>
          <table:table-cell office:value-type="float" office:value="0.188061820372587">
            <text:p>0,1880618204</text:p>
          </table:table-cell>
        </table:table-row>
        <table:table-row>
          <table:table-cell office:value-type="float" office:value="0.8883665487819067">
            <text:p>0,8883665488</text:p>
          </table:table-cell>
          <table:table-cell office:value-type="float" office:value="0.057468011799118424">
            <text:p>0,0574680118</text:p>
          </table:table-cell>
        </table:table-row>
        <table:table-row>
          <table:table-cell office:value-type="float" office:value="0.16871047918288962">
            <text:p>0,1687104792</text:p>
          </table:table-cell>
          <table:table-cell office:value-type="float" office:value="0.5892561878945837">
            <text:p>0,5892561879</text:p>
          </table:table-cell>
        </table:table-row>
        <table:table-row>
          <table:table-cell office:value-type="float" office:value="0.5236347770602569">
            <text:p>0,5236347771</text:p>
          </table:table-cell>
          <table:table-cell office:value-type="float" office:value="0.27637386928037433">
            <text:p>0,2763738693</text:p>
          </table:table-cell>
        </table:table-row>
        <table:table-row>
          <table:table-cell office:value-type="float" office:value="0.09800659340645529">
            <text:p>0,0980065934</text:p>
          </table:table-cell>
          <table:table-cell office:value-type="float" office:value="0.6869399523949833">
            <text:p>0,6869399524</text:p>
          </table:table-cell>
        </table:table-row>
        <table:table-row>
          <table:table-cell office:value-type="float" office:value="0.3295952302407132">
            <text:p>0,3295952302</text:p>
          </table:table-cell>
          <table:table-cell office:value-type="float" office:value="0.4258961502996925">
            <text:p>0,4258961503</text:p>
          </table:table-cell>
        </table:table-row>
        <table:table-row>
          <table:table-cell office:value-type="float" office:value="0.681716086446781">
            <text:p>0,6817160864</text:p>
          </table:table-cell>
          <table:table-cell office:value-type="float" office:value="0.1743390002871753">
            <text:p>0,174339000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2833750711281624">
            <text:p>0,2833750711</text:p>
          </table:table-cell>
          <table:table-cell office:value-type="float" office:value="0.4676701481899006">
            <text:p>0,4676701482</text:p>
          </table:table-cell>
        </table:table-row>
        <table:table-row>
          <table:table-cell office:value-type="float" office:value="0.20285430539753502">
            <text:p>0,2028543054</text:p>
          </table:table-cell>
          <table:table-cell office:value-type="float" office:value="0.5496064993835557">
            <text:p>0,5496064994</text:p>
          </table:table-cell>
        </table:table-row>
        <table:table-row>
          <table:table-cell office:value-type="float" office:value="0.8211954308291077">
            <text:p>0,8211954308</text:p>
          </table:table-cell>
          <table:table-cell office:value-type="float" office:value="0.09380166032534154">
            <text:p>0,0938016603</text:p>
          </table:table-cell>
        </table:table-row>
        <table:table-row>
          <table:table-cell office:value-type="float" office:value="0.15532768162829672">
            <text:p>0,1553276816</text:p>
          </table:table-cell>
          <table:table-cell office:value-type="float" office:value="0.6058836699294272">
            <text:p>0,6058836699</text:p>
          </table:table-cell>
        </table:table-row>
        <table:table-row>
          <table:table-cell office:value-type="float" office:value="0.7364519022393786">
            <text:p>0,7364519022</text:p>
          </table:table-cell>
          <table:table-cell office:value-type="float" office:value="0.14183224120258475">
            <text:p>0,1418322412</text:p>
          </table:table-cell>
        </table:table-row>
        <table:table-row>
          <table:table-cell office:value-type="float" office:value="0.09937223795755418">
            <text:p>0,099372238</text:p>
          </table:table-cell>
          <table:table-cell office:value-type="float" office:value="0.6847663755917619">
            <text:p>0,6847663756</text:p>
          </table:table-cell>
        </table:table-row>
        <table:table-row>
          <table:table-cell office:value-type="float" office:value="0.6110556864083645">
            <text:p>0,6110556864</text:p>
          </table:table-cell>
          <table:table-cell office:value-type="float" office:value="0.21829949059223164">
            <text:p>0,2182994906</text:p>
          </table:table-cell>
        </table:table-row>
        <table:table-row>
          <table:table-cell office:value-type="float" office:value="0.4221307164858471">
            <text:p>0,4221307165</text:p>
          </table:table-cell>
          <table:table-cell office:value-type="float" office:value="0.3502841263399461">
            <text:p>0,3502841263</text:p>
          </table:table-cell>
        </table:table-row>
        <table:table-row>
          <table:table-cell office:value-type="float" office:value="0.45998651345323316">
            <text:p>0,4599865135</text:p>
          </table:table-cell>
          <table:table-cell office:value-type="float" office:value="0.32177694417453406">
            <text:p>0,3217769442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681716086446781">
            <text:p>0,6817160864</text:p>
          </table:table-cell>
          <table:table-cell office:value-type="float" office:value="0.1743390002871753">
            <text:p>0,1743390003</text:p>
          </table:table-cell>
        </table:table-row>
        <table:table-row>
          <table:table-cell office:value-type="float" office:value="0.3879868902712017">
            <text:p>0,3879868903</text:p>
          </table:table-cell>
          <table:table-cell office:value-type="float" office:value="0.37711406319358787">
            <text:p>0,3771140632</text:p>
          </table:table-cell>
        </table:table-row>
        <table:table-row>
          <table:table-cell office:value-type="float" office:value="0.982928579037409">
            <text:p>0,982928579</text:p>
          </table:table-cell>
          <table:table-cell office:value-type="float" office:value="0.008572453964784676">
            <text:p>0,008572454</text:p>
          </table:table-cell>
        </table:table-row>
        <table:table-row>
          <table:table-cell office:value-type="float" office:value="0.3165269961414817">
            <text:p>0,3165269961</text:p>
          </table:table-cell>
          <table:table-cell office:value-type="float" office:value="0.43739268033424794">
            <text:p>0,4373926803</text:p>
          </table:table-cell>
        </table:table-row>
        <table:table-row>
          <table:table-cell office:value-type="float" office:value="0.727029813644861">
            <text:p>0,7270298136</text:p>
          </table:table-cell>
          <table:table-cell office:value-type="float" office:value="0.14733956721045105">
            <text:p>0,1473395672</text:p>
          </table:table-cell>
        </table:table-row>
        <table:table-row>
          <table:table-cell office:value-type="float" office:value="0.5663864208063383">
            <text:p>0,5663864208</text:p>
          </table:table-cell>
          <table:table-cell office:value-type="float" office:value="0.24741351274000523">
            <text:p>0,247413512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9937223795755418">
            <text:p>0,099372238</text:p>
          </table:table-cell>
          <table:table-cell office:value-type="float" office:value="0.6847663755917619">
            <text:p>0,6847663756</text:p>
          </table:table-cell>
        </table:table-row>
        <table:table-row>
          <table:table-cell office:value-type="float" office:value="0.8211954308291077">
            <text:p>0,8211954308</text:p>
          </table:table-cell>
          <table:table-cell office:value-type="float" office:value="0.09380166032534154">
            <text:p>0,0938016603</text:p>
          </table:table-cell>
        </table:table-row>
        <table:table-row>
          <table:table-cell office:value-type="float" office:value="0.3165269961414817">
            <text:p>0,3165269961</text:p>
          </table:table-cell>
          <table:table-cell office:value-type="float" office:value="0.43739268033424794">
            <text:p>0,4373926803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3879868902712017">
            <text:p>0,3879868903</text:p>
          </table:table-cell>
          <table:table-cell office:value-type="float" office:value="0.37711406319358787">
            <text:p>0,3771140632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20285430539753502">
            <text:p>0,2028543054</text:p>
          </table:table-cell>
          <table:table-cell office:value-type="float" office:value="0.5496064993835557">
            <text:p>0,5496064994</text:p>
          </table:table-cell>
        </table:table-row>
        <table:table-row>
          <table:table-cell office:value-type="float" office:value="0.15452366537163847">
            <text:p>0,1545236654</text:p>
          </table:table-cell>
          <table:table-cell office:value-type="float" office:value="0.6069050173664914">
            <text:p>0,6069050174</text:p>
          </table:table-cell>
        </table:table-row>
        <table:table-row>
          <table:table-cell office:value-type="float" office:value="0.681716086446781">
            <text:p>0,6817160864</text:p>
          </table:table-cell>
          <table:table-cell office:value-type="float" office:value="0.1743390002871753">
            <text:p>0,1743390003</text:p>
          </table:table-cell>
        </table:table-row>
        <table:table-row>
          <table:table-cell office:value-type="float" office:value="0.22550739432320535">
            <text:p>0,2255073943</text:p>
          </table:table-cell>
          <table:table-cell office:value-type="float" office:value="0.5251238115853719">
            <text:p>0,5251238116</text:p>
          </table:table-cell>
        </table:table-row>
        <table:table-row>
          <table:table-cell office:value-type="float" office:value="0.26072198220249204">
            <text:p>0,2607219822</text:p>
          </table:table-cell>
          <table:table-cell office:value-type="float" office:value="0.48939057764031413">
            <text:p>0,4893905776</text:p>
          </table:table-cell>
        </table:table-row>
        <table:table-row>
          <table:table-cell office:value-type="float" office:value="0.7479628886245309">
            <text:p>0,7479628886</text:p>
          </table:table-cell>
          <table:table-cell office:value-type="float" office:value="0.13515152273676811">
            <text:p>0,1351515227</text:p>
          </table:table-cell>
        </table:table-row>
        <table:table-row>
          <table:table-cell office:value-type="float" office:value="0.8096844444439555">
            <text:p>0,8096844444</text:p>
          </table:table-cell>
          <table:table-cell office:value-type="float" office:value="0.10017532571952914">
            <text:p>0,1001753257</text:p>
          </table:table-cell>
        </table:table-row>
        <table:table-row>
          <table:table-cell office:value-type="float" office:value="0.2833750711281624">
            <text:p>0,2833750711</text:p>
          </table:table-cell>
          <table:table-cell office:value-type="float" office:value="0.4676701481899006">
            <text:p>0,4676701482</text:p>
          </table:table-cell>
        </table:table-row>
        <table:table-row>
          <table:table-cell office:value-type="float" office:value="0.15532768162829672">
            <text:p>0,1553276816</text:p>
          </table:table-cell>
          <table:table-cell office:value-type="float" office:value="0.6058836699294272">
            <text:p>0,6058836699</text:p>
          </table:table-cell>
        </table:table-row>
        <table:table-row>
          <table:table-cell office:value-type="float" office:value="0.5663864208063383">
            <text:p>0,5663864208</text:p>
          </table:table-cell>
          <table:table-cell office:value-type="float" office:value="0.24741351274000523">
            <text:p>0,2474135127</text:p>
          </table:table-cell>
        </table:table-row>
        <table:table-row>
          <table:table-cell office:value-type="float" office:value="0.727029813644861">
            <text:p>0,7270298136</text:p>
          </table:table-cell>
          <table:table-cell office:value-type="float" office:value="0.14733956721045105">
            <text:p>0,147339567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030206657706892">
            <text:p>0,4030206658</text:p>
          </table:table-cell>
          <table:table-cell office:value-type="float" office:value="0.36516091348225166">
            <text:p>0,3651609135</text:p>
          </table:table-cell>
        </table:table-row>
        <table:table-row>
          <table:table-cell office:value-type="float" office:value="0.5643986476684522">
            <text:p>0,5643986477</text:p>
          </table:table-cell>
          <table:table-cell office:value-type="float" office:value="0.24873530119640774">
            <text:p>0,2487353012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8211954308291077">
            <text:p>0,8211954308</text:p>
          </table:table-cell>
          <table:table-cell office:value-type="float" office:value="0.09380166032534154">
            <text:p>0,0938016603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7479628886245309">
            <text:p>0,7479628886</text:p>
          </table:table-cell>
          <table:table-cell office:value-type="float" office:value="0.13515152273676811">
            <text:p>0,1351515227</text:p>
          </table:table-cell>
        </table:table-row>
        <table:table-row>
          <table:table-cell office:value-type="float" office:value="0.22550739432320535">
            <text:p>0,2255073943</text:p>
          </table:table-cell>
          <table:table-cell office:value-type="float" office:value="0.5251238115853719">
            <text:p>0,5251238116</text:p>
          </table:table-cell>
        </table:table-row>
        <table:table-row>
          <table:table-cell office:value-type="float" office:value="0.5923521601791227">
            <text:p>0,5923521602</text:p>
          </table:table-cell>
          <table:table-cell office:value-type="float" office:value="0.23035582235742036">
            <text:p>0,2303558224</text:p>
          </table:table-cell>
        </table:table-row>
        <table:table-row>
          <table:table-cell office:value-type="float" office:value="0.26072198220249204">
            <text:p>0,2607219822</text:p>
          </table:table-cell>
          <table:table-cell office:value-type="float" office:value="0.48939057764031413">
            <text:p>0,4893905776</text:p>
          </table:table-cell>
        </table:table-row>
        <table:table-row>
          <table:table-cell office:value-type="float" office:value="0.11275350730395445">
            <text:p>0,1127535073</text:p>
          </table:table-cell>
          <table:table-cell office:value-type="float" office:value="0.6642121096526046">
            <text:p>0,6642121097</text:p>
          </table:table-cell>
        </table:table-row>
        <table:table-row>
          <table:table-cell office:value-type="float" office:value="0.8096844444439555">
            <text:p>0,8096844444</text:p>
          </table:table-cell>
          <table:table-cell office:value-type="float" office:value="0.10017532571952914">
            <text:p>0,1001753257</text:p>
          </table:table-cell>
        </table:table-row>
        <table:table-row>
          <table:table-cell office:value-type="float" office:value="0.3654854713739438">
            <text:p>0,3654854714</text:p>
          </table:table-cell>
          <table:table-cell office:value-type="float" office:value="0.39544605586106396">
            <text:p>0,3954460559</text:p>
          </table:table-cell>
        </table:table-row>
        <table:table-row>
          <table:table-cell office:value-type="float" office:value="0.2833750711281624">
            <text:p>0,2833750711</text:p>
          </table:table-cell>
          <table:table-cell office:value-type="float" office:value="0.4676701481899006">
            <text:p>0,4676701482</text:p>
          </table:table-cell>
        </table:table-row>
        <table:table-row>
          <table:table-cell office:value-type="float" office:value="0.19404016902216853">
            <text:p>0,194040169</text:p>
          </table:table-cell>
          <table:table-cell office:value-type="float" office:value="0.5595000919158228">
            <text:p>0,5595000919</text:p>
          </table:table-cell>
        </table:table-row>
        <table:table-row>
          <table:table-cell office:value-type="float" office:value="0.1466904141789876">
            <text:p>0,1466904142</text:p>
          </table:table-cell>
          <table:table-cell office:value-type="float" office:value="0.6169981538177818">
            <text:p>0,6169981538</text:p>
          </table:table-cell>
        </table:table-row>
        <table:table-row>
          <table:table-cell office:value-type="float" office:value="0.15532768162829672">
            <text:p>0,1553276816</text:p>
          </table:table-cell>
          <table:table-cell office:value-type="float" office:value="0.6058836699294272">
            <text:p>0,6058836699</text:p>
          </table:table-cell>
        </table:table-row>
        <table:table-row>
          <table:table-cell office:value-type="float" office:value="0.727029813644861">
            <text:p>0,7270298136</text:p>
          </table:table-cell>
          <table:table-cell office:value-type="float" office:value="0.14733956721045105">
            <text:p>0,147339567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11275350730395445">
            <text:p>0,1127535073</text:p>
          </table:table-cell>
          <table:table-cell office:value-type="float" office:value="0.6642121096526046">
            <text:p>0,6642121097</text:p>
          </table:table-cell>
        </table:table-row>
        <table:table-row>
          <table:table-cell office:value-type="float" office:value="0.522206084681752">
            <text:p>0,5222060847</text:p>
          </table:table-cell>
          <table:table-cell office:value-type="float" office:value="0.2773617193354949">
            <text:p>0,2773617193</text:p>
          </table:table-cell>
        </table:table-row>
        <table:table-row>
          <table:table-cell office:value-type="float" office:value="0.4269497849940399">
            <text:p>0,426949785</text:p>
          </table:table-cell>
          <table:table-cell office:value-type="float" office:value="0.3465860538724017">
            <text:p>0,3465860539</text:p>
          </table:table-cell>
        </table:table-row>
        <table:table-row>
          <table:table-cell office:value-type="float" office:value="0.8970874983361324">
            <text:p>0,8970874983</text:p>
          </table:table-cell>
          <table:table-cell office:value-type="float" office:value="0.05285296899787917">
            <text:p>0,052852969</text:p>
          </table:table-cell>
        </table:table-row>
        <table:table-row>
          <table:table-cell office:value-type="float" office:value="0.03146438517777278">
            <text:p>0,0314643852</text:p>
          </table:table-cell>
          <table:table-cell office:value-type="float" office:value="0.8226179682781461">
            <text:p>0,8226179683</text:p>
          </table:table-cell>
        </table:table-row>
        <table:table-row>
          <table:table-cell office:value-type="float" office:value="0.6467650265865176">
            <text:p>0,6467650266</text:p>
          </table:table-cell>
          <table:table-cell office:value-type="float" office:value="0.19578297295660452">
            <text:p>0,195782973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22550739432320535">
            <text:p>0,2255073943</text:p>
          </table:table-cell>
          <table:table-cell office:value-type="float" office:value="0.5251238115853719">
            <text:p>0,5251238116</text:p>
          </table:table-cell>
        </table:table-row>
        <table:table-row>
          <table:table-cell office:value-type="float" office:value="0.5923521601791227">
            <text:p>0,5923521602</text:p>
          </table:table-cell>
          <table:table-cell office:value-type="float" office:value="0.23035582235742036">
            <text:p>0,2303558224</text:p>
          </table:table-cell>
        </table:table-row>
        <table:table-row>
          <table:table-cell office:value-type="float" office:value="0.6924759458763089">
            <text:p>0,6924759459</text:p>
          </table:table-cell>
          <table:table-cell office:value-type="float" office:value="0.16784860399305412">
            <text:p>0,167848604</text:p>
          </table:table-cell>
        </table:table-row>
        <table:table-row>
          <table:table-cell office:value-type="float" office:value="0.8337721972084521">
            <text:p>0,8337721972</text:p>
          </table:table-cell>
          <table:table-cell office:value-type="float" office:value="0.08688872681997184">
            <text:p>0,0868887268</text:p>
          </table:table-cell>
        </table:table-row>
        <table:table-row>
          <table:table-cell office:value-type="float" office:value="0.26072198220249204">
            <text:p>0,2607219822</text:p>
          </table:table-cell>
          <table:table-cell office:value-type="float" office:value="0.48939057764031413">
            <text:p>0,4893905776</text:p>
          </table:table-cell>
        </table:table-row>
        <table:table-row>
          <table:table-cell office:value-type="float" office:value="0.5643986476684522">
            <text:p>0,5643986477</text:p>
          </table:table-cell>
          <table:table-cell office:value-type="float" office:value="0.24873530119640774">
            <text:p>0,2487353012</text:p>
          </table:table-cell>
        </table:table-row>
        <table:table-row>
          <table:table-cell office:value-type="float" office:value="0.1466904141789876">
            <text:p>0,1466904142</text:p>
          </table:table-cell>
          <table:table-cell office:value-type="float" office:value="0.6169981538177818">
            <text:p>0,6169981538</text:p>
          </table:table-cell>
        </table:table-row>
        <table:table-row>
          <table:table-cell office:value-type="float" office:value="0.79192423117263">
            <text:p>0,7919242312</text:p>
          </table:table-cell>
          <table:table-cell office:value-type="float" office:value="0.11009875201085939">
            <text:p>0,110098752</text:p>
          </table:table-cell>
        </table:table-row>
        <table:table-row>
          <table:table-cell office:value-type="float" office:value="0.15532768162829672">
            <text:p>0,1553276816</text:p>
          </table:table-cell>
          <table:table-cell office:value-type="float" office:value="0.6058836699294272">
            <text:p>0,605883669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269497849940399">
            <text:p>0,426949785</text:p>
          </table:table-cell>
          <table:table-cell office:value-type="float" office:value="0.3465860538724017">
            <text:p>0,3465860539</text:p>
          </table:table-cell>
        </table:table-row>
        <table:table-row>
          <table:table-cell office:value-type="float" office:value="0.28510969199751396">
            <text:p>0,285109692</text:p>
          </table:table-cell>
          <table:table-cell office:value-type="float" office:value="0.46604336131337976">
            <text:p>0,4660433613</text:p>
          </table:table-cell>
        </table:table-row>
        <table:table-row>
          <table:table-cell office:value-type="float" office:value="0.7254193499764434">
            <text:p>0,72541935</text:p>
          </table:table-cell>
          <table:table-cell office:value-type="float" office:value="0.14828446651687544">
            <text:p>0,1482844665</text:p>
          </table:table-cell>
        </table:table-row>
        <table:table-row>
          <table:table-cell office:value-type="float" office:value="0.11275350730395445">
            <text:p>0,1127535073</text:p>
          </table:table-cell>
          <table:table-cell office:value-type="float" office:value="0.6642121096526046">
            <text:p>0,6642121097</text:p>
          </table:table-cell>
        </table:table-row>
        <table:table-row>
          <table:table-cell office:value-type="float" office:value="0.2053279924781919">
            <text:p>0,2053279925</text:p>
          </table:table-cell>
          <table:table-cell office:value-type="float" office:value="0.5468686807577832">
            <text:p>0,5468686808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79192423117263">
            <text:p>0,7919242312</text:p>
          </table:table-cell>
          <table:table-cell office:value-type="float" office:value="0.11009875201085939">
            <text:p>0,110098752</text:p>
          </table:table-cell>
        </table:table-row>
        <table:table-row>
          <table:table-cell office:value-type="float" office:value="0.03385940319741785">
            <text:p>0,0338594032</text:p>
          </table:table-cell>
          <table:table-cell office:value-type="float" office:value="0.8159907524133152">
            <text:p>0,8159907524</text:p>
          </table:table-cell>
        </table:table-row>
        <table:table-row>
          <table:table-cell office:value-type="float" office:value="0.6924759458763089">
            <text:p>0,6924759459</text:p>
          </table:table-cell>
          <table:table-cell office:value-type="float" office:value="0.16784860399305412">
            <text:p>0,167848604</text:p>
          </table:table-cell>
        </table:table-row>
        <table:table-row>
          <table:table-cell office:value-type="float" office:value="0.22550739432320535">
            <text:p>0,2255073943</text:p>
          </table:table-cell>
          <table:table-cell office:value-type="float" office:value="0.5251238115853719">
            <text:p>0,5251238116</text:p>
          </table:table-cell>
        </table:table-row>
        <table:table-row>
          <table:table-cell office:value-type="float" office:value="0.16012688796497343">
            <text:p>0,160126888</text:p>
          </table:table-cell>
          <table:table-cell office:value-type="float" office:value="0.5998414214777179">
            <text:p>0,5998414215</text:p>
          </table:table-cell>
        </table:table-row>
        <table:table-row>
          <table:table-cell office:value-type="float" office:value="0.1466904141789876">
            <text:p>0,1466904142</text:p>
          </table:table-cell>
          <table:table-cell office:value-type="float" office:value="0.6169981538177818">
            <text:p>0,6169981538</text:p>
          </table:table-cell>
        </table:table-row>
        <table:table-row>
          <table:table-cell office:value-type="float" office:value="0.6467650265865176">
            <text:p>0,6467650266</text:p>
          </table:table-cell>
          <table:table-cell office:value-type="float" office:value="0.19578297295660452">
            <text:p>0,195782973</text:p>
          </table:table-cell>
        </table:table-row>
        <table:table-row>
          <table:table-cell office:value-type="float" office:value="0.08365075664079394">
            <text:p>0,0836507566</text:p>
          </table:table-cell>
          <table:table-cell office:value-type="float" office:value="0.7107755946660208">
            <text:p>0,7107755947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8551748502560188">
            <text:p>0,8551748503</text:p>
          </table:table-cell>
          <table:table-cell office:value-type="float" office:value="0.07524335619795686">
            <text:p>0,0752433562</text:p>
          </table:table-cell>
        </table:table-row>
        <table:table-row>
          <table:table-cell office:value-type="float" office:value="0.5643986476684522">
            <text:p>0,5643986477</text:p>
          </table:table-cell>
          <table:table-cell office:value-type="float" office:value="0.24873530119640774">
            <text:p>0,24873530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8193318738990953">
            <text:p>0,4819331874</text:p>
          </table:table-cell>
          <table:table-cell office:value-type="float" office:value="0.3057859210661962">
            <text:p>0,3057859211</text:p>
          </table:table-cell>
        </table:table-row>
        <table:table-row>
          <table:table-cell office:value-type="float" office:value="0.5643986476684522">
            <text:p>0,5643986477</text:p>
          </table:table-cell>
          <table:table-cell office:value-type="float" office:value="0.24873530119640774">
            <text:p>0,2487353012</text:p>
          </table:table-cell>
        </table:table-row>
        <table:table-row>
          <table:table-cell office:value-type="float" office:value="0.4269497849940399">
            <text:p>0,426949785</text:p>
          </table:table-cell>
          <table:table-cell office:value-type="float" office:value="0.3465860538724017">
            <text:p>0,3465860539</text:p>
          </table:table-cell>
        </table:table-row>
        <table:table-row>
          <table:table-cell office:value-type="float" office:value="0.28510969199751396">
            <text:p>0,285109692</text:p>
          </table:table-cell>
          <table:table-cell office:value-type="float" office:value="0.46604336131337976">
            <text:p>0,4660433613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35723317266538696">
            <text:p>0,3572331727</text:p>
          </table:table-cell>
          <table:table-cell office:value-type="float" office:value="0.40231013672190574">
            <text:p>0,4023101367</text:p>
          </table:table-cell>
        </table:table-row>
        <table:table-row>
          <table:table-cell office:value-type="float" office:value="0.6092242849517145">
            <text:p>0,609224285</text:p>
          </table:table-cell>
          <table:table-cell office:value-type="float" office:value="0.21947179105959624">
            <text:p>0,2194717911</text:p>
          </table:table-cell>
        </table:table-row>
        <table:table-row>
          <table:table-cell office:value-type="float" office:value="0.8574271990602822">
            <text:p>0,8574271991</text:p>
          </table:table-cell>
          <table:table-cell office:value-type="float" office:value="0.07402635077434183">
            <text:p>0,0740263508</text:p>
          </table:table-cell>
        </table:table-row>
        <table:table-row>
          <table:table-cell office:value-type="float" office:value="0.6467650265865176">
            <text:p>0,6467650266</text:p>
          </table:table-cell>
          <table:table-cell office:value-type="float" office:value="0.19578297295660452">
            <text:p>0,195782973</text:p>
          </table:table-cell>
        </table:table-row>
        <table:table-row>
          <table:table-cell office:value-type="float" office:value="0.79192423117263">
            <text:p>0,7919242312</text:p>
          </table:table-cell>
          <table:table-cell office:value-type="float" office:value="0.11009875201085939">
            <text:p>0,110098752</text:p>
          </table:table-cell>
        </table:table-row>
        <table:table-row>
          <table:table-cell office:value-type="float" office:value="0.04385290113837484">
            <text:p>0,0438529011</text:p>
          </table:table-cell>
          <table:table-cell office:value-type="float" office:value="0.7905891570658892">
            <text:p>0,7905891571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2053279924781919">
            <text:p>0,2053279925</text:p>
          </table:table-cell>
          <table:table-cell office:value-type="float" office:value="0.5468686807577832">
            <text:p>0,5468686808</text:p>
          </table:table-cell>
        </table:table-row>
        <table:table-row>
          <table:table-cell office:value-type="float" office:value="0.3821709776432394">
            <text:p>0,3821709776</text:p>
          </table:table-cell>
          <table:table-cell office:value-type="float" office:value="0.38180021219411653">
            <text:p>0,3818002122</text:p>
          </table:table-cell>
        </table:table-row>
        <table:table-row>
          <table:table-cell office:value-type="float" office:value="0.7303866684104668">
            <text:p>0,7303866684</text:p>
          </table:table-cell>
          <table:table-cell office:value-type="float" office:value="0.1453733748528151">
            <text:p>0,1453733749</text:p>
          </table:table-cell>
        </table:table-row>
        <table:table-row>
          <table:table-cell office:value-type="float" office:value="0.17402628212508234">
            <text:p>0,1740262821</text:p>
          </table:table-cell>
          <table:table-cell office:value-type="float" office:value="0.5828354256110877">
            <text:p>0,5828354256</text:p>
          </table:table-cell>
        </table:table-row>
        <table:table-row>
          <table:table-cell office:value-type="float" office:value="0.9578585349192703">
            <text:p>0,9578585349</text:p>
          </table:table-cell>
          <table:table-cell office:value-type="float" office:value="0.021297524822139646">
            <text:p>0,021297524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28510969199751396">
            <text:p>0,285109692</text:p>
          </table:table-cell>
          <table:table-cell office:value-type="float" office:value="0.46604336131337976">
            <text:p>0,4660433613</text:p>
          </table:table-cell>
        </table:table-row>
        <table:table-row>
          <table:table-cell office:value-type="float" office:value="0.2053279924781919">
            <text:p>0,2053279925</text:p>
          </table:table-cell>
          <table:table-cell office:value-type="float" office:value="0.5468686807577832">
            <text:p>0,5468686808</text:p>
          </table:table-cell>
        </table:table-row>
        <table:table-row>
          <table:table-cell office:value-type="float" office:value="0.48193318738990953">
            <text:p>0,4819331874</text:p>
          </table:table-cell>
          <table:table-cell office:value-type="float" office:value="0.3057859210661962">
            <text:p>0,3057859211</text:p>
          </table:table-cell>
        </table:table-row>
        <table:table-row>
          <table:table-cell office:value-type="float" office:value="0.12478484886890599">
            <text:p>0,1247848489</text:p>
          </table:table-cell>
          <table:table-cell office:value-type="float" office:value="0.6467510100949955">
            <text:p>0,6467510101</text:p>
          </table:table-cell>
        </table:table-row>
        <table:table-row>
          <table:table-cell office:value-type="float" office:value="0.04385290113837484">
            <text:p>0,0438529011</text:p>
          </table:table-cell>
          <table:table-cell office:value-type="float" office:value="0.7905891570658892">
            <text:p>0,7905891571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3821709776432394">
            <text:p>0,3821709776</text:p>
          </table:table-cell>
          <table:table-cell office:value-type="float" office:value="0.38180021219411653">
            <text:p>0,3818002122</text:p>
          </table:table-cell>
        </table:table-row>
        <table:table-row>
          <table:table-cell office:value-type="float" office:value="0.79192423117263">
            <text:p>0,7919242312</text:p>
          </table:table-cell>
          <table:table-cell office:value-type="float" office:value="0.11009875201085939">
            <text:p>0,110098752</text:p>
          </table:table-cell>
        </table:table-row>
        <table:table-row>
          <table:table-cell office:value-type="float" office:value="0.8716364557978384">
            <text:p>0,8716364558</text:p>
          </table:table-cell>
          <table:table-cell office:value-type="float" office:value="0.06638527443177156">
            <text:p>0,0663852744</text:p>
          </table:table-cell>
        </table:table-row>
        <table:table-row>
          <table:table-cell office:value-type="float" office:value="0.7303866684104668">
            <text:p>0,7303866684</text:p>
          </table:table-cell>
          <table:table-cell office:value-type="float" office:value="0.1453733748528151">
            <text:p>0,1453733749</text:p>
          </table:table-cell>
        </table:table-row>
        <table:table-row>
          <table:table-cell office:value-type="float" office:value="0.17402628212508234">
            <text:p>0,1740262821</text:p>
          </table:table-cell>
          <table:table-cell office:value-type="float" office:value="0.5828354256110877">
            <text:p>0,5828354256</text:p>
          </table:table-cell>
        </table:table-row>
        <table:table-row>
          <table:table-cell office:value-type="float" office:value="0.6092242849517145">
            <text:p>0,609224285</text:p>
          </table:table-cell>
          <table:table-cell office:value-type="float" office:value="0.21947179105959624">
            <text:p>0,2194717911</text:p>
          </table:table-cell>
        </table:table-row>
        <table:table-row>
          <table:table-cell office:value-type="float" office:value="0.5387352117712094">
            <text:p>0,5387352118</text:p>
          </table:table-cell>
          <table:table-cell office:value-type="float" office:value="0.2660141610553992">
            <text:p>0,2660141611</text:p>
          </table:table-cell>
        </table:table-row>
        <table:table-row>
          <table:table-cell office:value-type="float" office:value="0.8574271990602822">
            <text:p>0,8574271991</text:p>
          </table:table-cell>
          <table:table-cell office:value-type="float" office:value="0.07402635077434183">
            <text:p>0,0740263508</text:p>
          </table:table-cell>
        </table:table-row>
        <table:table-row>
          <table:table-cell office:value-type="float" office:value="0.5643986476684522">
            <text:p>0,5643986477</text:p>
          </table:table-cell>
          <table:table-cell office:value-type="float" office:value="0.24873530119640774">
            <text:p>0,2487353012</text:p>
          </table:table-cell>
        </table:table-row>
        <table:table-row>
          <table:table-cell office:value-type="float" office:value="0.3133839623477819">
            <text:p>0,3133839623</text:p>
          </table:table-cell>
          <table:table-cell office:value-type="float" office:value="0.44019292399275456">
            <text:p>0,44019292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8193318738990953">
            <text:p>0,4819331874</text:p>
          </table:table-cell>
          <table:table-cell office:value-type="float" office:value="0.3057859210661962">
            <text:p>0,3057859211</text:p>
          </table:table-cell>
        </table:table-row>
        <table:table-row>
          <table:table-cell office:value-type="float" office:value="0.3133839623477819">
            <text:p>0,3133839623</text:p>
          </table:table-cell>
          <table:table-cell office:value-type="float" office:value="0.44019292399275456">
            <text:p>0,440192924</text:p>
          </table:table-cell>
        </table:table-row>
        <table:table-row>
          <table:table-cell office:value-type="float" office:value="0.41050575436502035">
            <text:p>0,4105057544</text:p>
          </table:table-cell>
          <table:table-cell office:value-type="float" office:value="0.3592927701632981">
            <text:p>0,3592927702</text:p>
          </table:table-cell>
        </table:table-row>
        <table:table-row>
          <table:table-cell office:value-type="float" office:value="0.6999860231570497">
            <text:p>0,6999860232</text:p>
          </table:table-cell>
          <table:table-cell office:value-type="float" office:value="0.16334832626890072">
            <text:p>0,1633483263</text:p>
          </table:table-cell>
        </table:table-row>
        <table:table-row>
          <table:table-cell office:value-type="float" office:value="0.2573733948440891">
            <text:p>0,2573733948</text:p>
          </table:table-cell>
          <table:table-cell office:value-type="float" office:value="0.49268018484974485">
            <text:p>0,4926801848</text:p>
          </table:table-cell>
        </table:table-row>
        <table:table-row>
          <table:table-cell office:value-type="float" office:value="0.6241480685577349">
            <text:p>0,6241480686</text:p>
          </table:table-cell>
          <table:table-cell office:value-type="float" office:value="0.20996957744797262">
            <text:p>0,2099695774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09934282347969814">
            <text:p>0,0993428235</text:p>
          </table:table-cell>
          <table:table-cell office:value-type="float" office:value="0.6848130340897673">
            <text:p>0,6848130341</text:p>
          </table:table-cell>
        </table:table-row>
        <table:table-row>
          <table:table-cell office:value-type="float" office:value="0.12478484886890599">
            <text:p>0,1247848489</text:p>
          </table:table-cell>
          <table:table-cell office:value-type="float" office:value="0.6467510100949955">
            <text:p>0,6467510101</text:p>
          </table:table-cell>
        </table:table-row>
        <table:table-row>
          <table:table-cell office:value-type="float" office:value="0.3821709776432394">
            <text:p>0,3821709776</text:p>
          </table:table-cell>
          <table:table-cell office:value-type="float" office:value="0.38180021219411653">
            <text:p>0,3818002122</text:p>
          </table:table-cell>
        </table:table-row>
        <table:table-row>
          <table:table-cell office:value-type="float" office:value="0.7303866684104668">
            <text:p>0,7303866684</text:p>
          </table:table-cell>
          <table:table-cell office:value-type="float" office:value="0.1453733748528151">
            <text:p>0,1453733749</text:p>
          </table:table-cell>
        </table:table-row>
        <table:table-row>
          <table:table-cell office:value-type="float" office:value="0.1557166651013509">
            <text:p>0,1557166651</text:p>
          </table:table-cell>
          <table:table-cell office:value-type="float" office:value="0.6053904903561612">
            <text:p>0,6053904904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28510969199751396">
            <text:p>0,285109692</text:p>
          </table:table-cell>
          <table:table-cell office:value-type="float" office:value="0.46604336131337976">
            <text:p>0,4660433613</text:p>
          </table:table-cell>
        </table:table-row>
        <table:table-row>
          <table:table-cell office:value-type="float" office:value="0.2053279924781919">
            <text:p>0,2053279925</text:p>
          </table:table-cell>
          <table:table-cell office:value-type="float" office:value="0.5468686807577832">
            <text:p>0,5468686808</text:p>
          </table:table-cell>
        </table:table-row>
        <table:table-row>
          <table:table-cell office:value-type="float" office:value="0.8717004758499075">
            <text:p>0,8717004758</text:p>
          </table:table-cell>
          <table:table-cell office:value-type="float" office:value="0.06635098894182534">
            <text:p>0,0663509889</text:p>
          </table:table-cell>
        </table:table-row>
        <table:table-row>
          <table:table-cell office:value-type="float" office:value="0.831030418613066">
            <text:p>0,8310304186</text:p>
          </table:table-cell>
          <table:table-cell office:value-type="float" office:value="0.08839130181142629">
            <text:p>0,088391301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48193318738990953">
            <text:p>0,4819331874</text:p>
          </table:table-cell>
          <table:table-cell office:value-type="float" office:value="0.3057859210661962">
            <text:p>0,3057859211</text:p>
          </table:table-cell>
        </table:table-row>
        <table:table-row>
          <table:table-cell office:value-type="float" office:value="0.5544987339761235">
            <text:p>0,554498734</text:p>
          </table:table-cell>
          <table:table-cell office:value-type="float" office:value="0.25535328243782374">
            <text:p>0,2553532824</text:p>
          </table:table-cell>
        </table:table-row>
        <table:table-row>
          <table:table-cell office:value-type="float" office:value="0.6999860231570497">
            <text:p>0,6999860232</text:p>
          </table:table-cell>
          <table:table-cell office:value-type="float" office:value="0.16334832626890072">
            <text:p>0,1633483263</text:p>
          </table:table-cell>
        </table:table-row>
        <table:table-row>
          <table:table-cell office:value-type="float" office:value="0.7991349292636936">
            <text:p>0,7991349293</text:p>
          </table:table-cell>
          <table:table-cell office:value-type="float" office:value="0.1060565290446529">
            <text:p>0,106056529</text:p>
          </table:table-cell>
        </table:table-row>
        <table:table-row>
          <table:table-cell office:value-type="float" office:value="0.7303866684104668">
            <text:p>0,7303866684</text:p>
          </table:table-cell>
          <table:table-cell office:value-type="float" office:value="0.1453733748528151">
            <text:p>0,1453733749</text:p>
          </table:table-cell>
        </table:table-row>
        <table:table-row>
          <table:table-cell office:value-type="float" office:value="0.09934282347969814">
            <text:p>0,0993428235</text:p>
          </table:table-cell>
          <table:table-cell office:value-type="float" office:value="0.6848130340897673">
            <text:p>0,6848130341</text:p>
          </table:table-cell>
        </table:table-row>
        <table:table-row>
          <table:table-cell office:value-type="float" office:value="0.9410488408842316">
            <text:p>0,9410488409</text:p>
          </table:table-cell>
          <table:table-cell office:value-type="float" office:value="0.029923280928651708">
            <text:p>0,0299232809</text:p>
          </table:table-cell>
        </table:table-row>
        <table:table-row>
          <table:table-cell office:value-type="float" office:value="0.6241480685577349">
            <text:p>0,6241480686</text:p>
          </table:table-cell>
          <table:table-cell office:value-type="float" office:value="0.20996957744797262">
            <text:p>0,2099695774</text:p>
          </table:table-cell>
        </table:table-row>
        <table:table-row>
          <table:table-cell office:value-type="float" office:value="0.4237655400038367">
            <text:p>0,42376554</text:p>
          </table:table-cell>
          <table:table-cell office:value-type="float" office:value="0.3490272355898162">
            <text:p>0,3490272356</text:p>
          </table:table-cell>
        </table:table-row>
        <table:table-row>
          <table:table-cell office:value-type="float" office:value="0.3133839623477819">
            <text:p>0,3133839623</text:p>
          </table:table-cell>
          <table:table-cell office:value-type="float" office:value="0.44019292399275456">
            <text:p>0,440192924</text:p>
          </table:table-cell>
        </table:table-row>
        <table:table-row>
          <table:table-cell office:value-type="float" office:value="0.34939962768309674">
            <text:p>0,3493996277</text:p>
          </table:table-cell>
          <table:table-cell office:value-type="float" office:value="0.40889964669009315">
            <text:p>0,4088996467</text:p>
          </table:table-cell>
        </table:table-row>
        <table:table-row>
          <table:table-cell office:value-type="float" office:value="0.6108882829189185">
            <text:p>0,6108882829</text:p>
          </table:table-cell>
          <table:table-cell office:value-type="float" office:value="0.2184065744142173">
            <text:p>0,2184065744</text:p>
          </table:table-cell>
        </table:table-row>
        <table:table-row>
          <table:table-cell office:value-type="float" office:value="0.9137079234830678">
            <text:p>0,9137079235</text:p>
          </table:table-cell>
          <table:table-cell office:value-type="float" office:value="0.04411929432430328">
            <text:p>0,0441192943</text:p>
          </table:table-cell>
        </table:table-row>
        <table:table-row>
          <table:table-cell office:value-type="float" office:value="0.831030418613066">
            <text:p>0,8310304186</text:p>
          </table:table-cell>
          <table:table-cell office:value-type="float" office:value="0.08839130181142629">
            <text:p>0,0883913018</text:p>
          </table:table-cell>
        </table:table-row>
        <table:table-row>
          <table:table-cell office:value-type="float" office:value="0.19411721864987902">
            <text:p>0,1941172186</text:p>
          </table:table-cell>
          <table:table-cell office:value-type="float" office:value="0.5594126435655705">
            <text:p>0,5594126436</text:p>
          </table:table-cell>
        </table:table-row>
        <table:table-row>
          <table:table-cell office:value-type="float" office:value="0.22870268544414685">
            <text:p>0,2287026854</text:p>
          </table:table-cell>
          <table:table-cell office:value-type="float" office:value="0.5217713042443534">
            <text:p>0,521771304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2870268544414685">
            <text:p>0,2287026854</text:p>
          </table:table-cell>
          <table:table-cell office:value-type="float" office:value="0.5217713042443534">
            <text:p>0,5217713042</text:p>
          </table:table-cell>
        </table:table-row>
        <table:table-row>
          <table:table-cell office:value-type="float" office:value="0.0716065263262733">
            <text:p>0,0716065263</text:p>
          </table:table-cell>
          <table:table-cell office:value-type="float" office:value="0.732406042059479">
            <text:p>0,7324060421</text:p>
          </table:table-cell>
        </table:table-row>
        <table:table-row>
          <table:table-cell office:value-type="float" office:value="0.3133839623477819">
            <text:p>0,3133839623</text:p>
          </table:table-cell>
          <table:table-cell office:value-type="float" office:value="0.44019292399275456">
            <text:p>0,440192924</text:p>
          </table:table-cell>
        </table:table-row>
        <table:table-row>
          <table:table-cell office:value-type="float" office:value="0.16645313270760087">
            <text:p>0,1664531327</text:p>
          </table:table-cell>
          <table:table-cell office:value-type="float" office:value="0.5920133179776564">
            <text:p>0,592013318</text:p>
          </table:table-cell>
        </table:table-row>
        <table:table-row>
          <table:table-cell office:value-type="float" office:value="0.12304902404465985">
            <text:p>0,123049024</text:p>
          </table:table-cell>
          <table:table-cell office:value-type="float" office:value="0.6492165567694794">
            <text:p>0,6492165568</text:p>
          </table:table-cell>
        </table:table-row>
        <table:table-row>
          <table:table-cell office:value-type="float" office:value="0.41385935362131976">
            <text:p>0,4138593536</text:p>
          </table:table-cell>
          <table:table-cell office:value-type="float" office:value="0.3566809861186133">
            <text:p>0,3566809861</text:p>
          </table:table-cell>
        </table:table-row>
        <table:table-row>
          <table:table-cell office:value-type="float" office:value="0.19411721864987902">
            <text:p>0,1941172186</text:p>
          </table:table-cell>
          <table:table-cell office:value-type="float" office:value="0.5594126435655705">
            <text:p>0,5594126436</text:p>
          </table:table-cell>
        </table:table-row>
        <table:table-row>
          <table:table-cell office:value-type="float" office:value="0.34939962768309674">
            <text:p>0,3493996277</text:p>
          </table:table-cell>
          <table:table-cell office:value-type="float" office:value="0.40889964669009315">
            <text:p>0,4088996467</text:p>
          </table:table-cell>
        </table:table-row>
        <table:table-row>
          <table:table-cell office:value-type="float" office:value="0.5544987339761235">
            <text:p>0,554498734</text:p>
          </table:table-cell>
          <table:table-cell office:value-type="float" office:value="0.25535328243782374">
            <text:p>0,2553532824</text:p>
          </table:table-cell>
        </table:table-row>
        <table:table-row>
          <table:table-cell office:value-type="float" office:value="0.4237655400038367">
            <text:p>0,42376554</text:p>
          </table:table-cell>
          <table:table-cell office:value-type="float" office:value="0.3490272355898162">
            <text:p>0,3490272356</text:p>
          </table:table-cell>
        </table:table-row>
        <table:table-row>
          <table:table-cell office:value-type="float" office:value="0.48193318738990953">
            <text:p>0,4819331874</text:p>
          </table:table-cell>
          <table:table-cell office:value-type="float" office:value="0.3057859210661962">
            <text:p>0,3057859211</text:p>
          </table:table-cell>
        </table:table-row>
        <table:table-row>
          <table:table-cell office:value-type="float" office:value="0.5001398421285755">
            <text:p>0,5001398421</text:p>
          </table:table-cell>
          <table:table-cell office:value-type="float" office:value="0.2927943424091013">
            <text:p>0,2927943424</text:p>
          </table:table-cell>
        </table:table-row>
        <table:table-row>
          <table:table-cell office:value-type="float" office:value="0.831030418613066">
            <text:p>0,8310304186</text:p>
          </table:table-cell>
          <table:table-cell office:value-type="float" office:value="0.08839130181142629">
            <text:p>0,0883913018</text:p>
          </table:table-cell>
        </table:table-row>
        <table:table-row>
          <table:table-cell office:value-type="float" office:value="0.6999860231570497">
            <text:p>0,6999860232</text:p>
          </table:table-cell>
          <table:table-cell office:value-type="float" office:value="0.16334832626890072">
            <text:p>0,1633483263</text:p>
          </table:table-cell>
        </table:table-row>
        <table:table-row>
          <table:table-cell office:value-type="float" office:value="0.5714550961880215">
            <text:p>0,5714550962</text:p>
          </table:table-cell>
          <table:table-cell office:value-type="float" office:value="0.24405350970586448">
            <text:p>0,2440535097</text:p>
          </table:table-cell>
        </table:table-row>
        <table:table-row>
          <table:table-cell office:value-type="float" office:value="0.788577926498603">
            <text:p>0,7885779265</text:p>
          </table:table-cell>
          <table:table-cell office:value-type="float" office:value="0.11198089744724349">
            <text:p>0,1119808974</text:p>
          </table:table-cell>
        </table:table-row>
        <table:table-row>
          <table:table-cell office:value-type="float" office:value="0.7424385152715127">
            <text:p>0,7424385153</text:p>
          </table:table-cell>
          <table:table-cell office:value-type="float" office:value="0.1383512808159506">
            <text:p>0,138351280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355454353996433">
            <text:p>0,9355454354</text:p>
          </table:table-cell>
          <table:table-cell office:value-type="float" office:value="0.03276402289842251">
            <text:p>0,0327640229</text:p>
          </table:table-cell>
        </table:table-row>
        <table:table-row>
          <table:table-cell office:value-type="float" office:value="0.831030418613066">
            <text:p>0,8310304186</text:p>
          </table:table-cell>
          <table:table-cell office:value-type="float" office:value="0.08839130181142629">
            <text:p>0,0883913018</text:p>
          </table:table-cell>
        </table:table-row>
        <table:table-row>
          <table:table-cell office:value-type="float" office:value="0.0667539132492624">
            <text:p>0,0667539132</text:p>
          </table:table-cell>
          <table:table-cell office:value-type="float" office:value="0.7416322132129038">
            <text:p>0,7416322132</text:p>
          </table:table-cell>
        </table:table-row>
        <table:table-row>
          <table:table-cell office:value-type="float" office:value="0.12304902404465985">
            <text:p>0,123049024</text:p>
          </table:table-cell>
          <table:table-cell office:value-type="float" office:value="0.6492165567694794">
            <text:p>0,6492165568</text:p>
          </table:table-cell>
        </table:table-row>
        <table:table-row>
          <table:table-cell office:value-type="float" office:value="0.07971371599335803">
            <text:p>0,079713716</text:p>
          </table:table-cell>
          <table:table-cell office:value-type="float" office:value="0.71766382450462">
            <text:p>0,7176638245</text:p>
          </table:table-cell>
        </table:table-row>
        <table:table-row>
          <table:table-cell office:value-type="float" office:value="0.19411721864987902">
            <text:p>0,1941172186</text:p>
          </table:table-cell>
          <table:table-cell office:value-type="float" office:value="0.5594126435655705">
            <text:p>0,5594126436</text:p>
          </table:table-cell>
        </table:table-row>
        <table:table-row>
          <table:table-cell office:value-type="float" office:value="0.16645313270760087">
            <text:p>0,1664531327</text:p>
          </table:table-cell>
          <table:table-cell office:value-type="float" office:value="0.5920133179776564">
            <text:p>0,592013318</text:p>
          </table:table-cell>
        </table:table-row>
        <table:table-row>
          <table:table-cell office:value-type="float" office:value="0.3133839623477819">
            <text:p>0,3133839623</text:p>
          </table:table-cell>
          <table:table-cell office:value-type="float" office:value="0.44019292399275456">
            <text:p>0,440192924</text:p>
          </table:table-cell>
        </table:table-row>
        <table:table-row>
          <table:table-cell office:value-type="float" office:value="0.5544987339761235">
            <text:p>0,554498734</text:p>
          </table:table-cell>
          <table:table-cell office:value-type="float" office:value="0.25535328243782374">
            <text:p>0,2553532824</text:p>
          </table:table-cell>
        </table:table-row>
        <table:table-row>
          <table:table-cell office:value-type="float" office:value="0.4237655400038367">
            <text:p>0,42376554</text:p>
          </table:table-cell>
          <table:table-cell office:value-type="float" office:value="0.3490272355898162">
            <text:p>0,3490272356</text:p>
          </table:table-cell>
        </table:table-row>
        <table:table-row>
          <table:table-cell office:value-type="float" office:value="0.36304134451330206">
            <text:p>0,3630413445</text:p>
          </table:table-cell>
          <table:table-cell office:value-type="float" office:value="0.3974708766264472">
            <text:p>0,3974708766</text:p>
          </table:table-cell>
        </table:table-row>
        <table:table-row>
          <table:table-cell office:value-type="float" office:value="0.41385935362131976">
            <text:p>0,4138593536</text:p>
          </table:table-cell>
          <table:table-cell office:value-type="float" office:value="0.3566809861186133">
            <text:p>0,3566809861</text:p>
          </table:table-cell>
        </table:table-row>
        <table:table-row>
          <table:table-cell office:value-type="float" office:value="0.2840112787713264">
            <text:p>0,2840112788</text:p>
          </table:table-cell>
          <table:table-cell office:value-type="float" office:value="0.46707291420746266">
            <text:p>0,4670729142</text:p>
          </table:table-cell>
        </table:table-row>
        <table:table-row>
          <table:table-cell office:value-type="float" office:value="0.48193318738990953">
            <text:p>0,4819331874</text:p>
          </table:table-cell>
          <table:table-cell office:value-type="float" office:value="0.3057859210661962">
            <text:p>0,3057859211</text:p>
          </table:table-cell>
        </table:table-row>
        <table:table-row>
          <table:table-cell office:value-type="float" office:value="0.1369948752380436">
            <text:p>0,1369948752</text:p>
          </table:table-cell>
          <table:table-cell office:value-type="float" office:value="0.6298718124243392">
            <text:p>0,6298718124</text:p>
          </table:table-cell>
        </table:table-row>
        <table:table-row>
          <table:table-cell office:value-type="float" office:value="0.5001398421285755">
            <text:p>0,5001398421</text:p>
          </table:table-cell>
          <table:table-cell office:value-type="float" office:value="0.2927943424091013">
            <text:p>0,2927943424</text:p>
          </table:table-cell>
        </table:table-row>
        <table:table-row>
          <table:table-cell office:value-type="float" office:value="0.7424385152715127">
            <text:p>0,7424385153</text:p>
          </table:table-cell>
          <table:table-cell office:value-type="float" office:value="0.1383512808159506">
            <text:p>0,138351280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355454353996433">
            <text:p>0,9355454354</text:p>
          </table:table-cell>
          <table:table-cell office:value-type="float" office:value="0.03276402289842251">
            <text:p>0,0327640229</text:p>
          </table:table-cell>
        </table:table-row>
        <table:table-row>
          <table:table-cell office:value-type="float" office:value="0.831030418613066">
            <text:p>0,8310304186</text:p>
          </table:table-cell>
          <table:table-cell office:value-type="float" office:value="0.08839130181142629">
            <text:p>0,0883913018</text:p>
          </table:table-cell>
        </table:table-row>
        <table:table-row>
          <table:table-cell office:value-type="float" office:value="0.26690992148006254">
            <text:p>0,2669099215</text:p>
          </table:table-cell>
          <table:table-cell office:value-type="float" office:value="0.4833667437339496">
            <text:p>0,4833667437</text:p>
          </table:table-cell>
        </table:table-row>
        <table:table-row>
          <table:table-cell office:value-type="float" office:value="0.19411721864987902">
            <text:p>0,1941172186</text:p>
          </table:table-cell>
          <table:table-cell office:value-type="float" office:value="0.5594126435655705">
            <text:p>0,5594126436</text:p>
          </table:table-cell>
        </table:table-row>
        <table:table-row>
          <table:table-cell office:value-type="float" office:value="0.5544987339761235">
            <text:p>0,554498734</text:p>
          </table:table-cell>
          <table:table-cell office:value-type="float" office:value="0.25535328243782374">
            <text:p>0,2553532824</text:p>
          </table:table-cell>
        </table:table-row>
        <table:table-row>
          <table:table-cell office:value-type="float" office:value="0.07971371599335803">
            <text:p>0,079713716</text:p>
          </table:table-cell>
          <table:table-cell office:value-type="float" office:value="0.71766382450462">
            <text:p>0,7176638245</text:p>
          </table:table-cell>
        </table:table-row>
        <table:table-row>
          <table:table-cell office:value-type="float" office:value="0.06287655103290551">
            <text:p>0,062876551</text:p>
          </table:table-cell>
          <table:table-cell office:value-type="float" office:value="0.7492480288553935">
            <text:p>0,7492480289</text:p>
          </table:table-cell>
        </table:table-row>
        <table:table-row>
          <table:table-cell office:value-type="float" office:value="0.6567879159722138">
            <text:p>0,656787916</text:p>
          </table:table-cell>
          <table:table-cell office:value-type="float" office:value="0.1895754717605015">
            <text:p>0,1895754718</text:p>
          </table:table-cell>
        </table:table-row>
        <table:table-row>
          <table:table-cell office:value-type="float" office:value="0.7945036102919016">
            <text:p>0,7945036103</text:p>
          </table:table-cell>
          <table:table-cell office:value-type="float" office:value="0.10865067998460798">
            <text:p>0,10865068</text:p>
          </table:table-cell>
        </table:table-row>
        <table:table-row>
          <table:table-cell office:value-type="float" office:value="0.7424385152715127">
            <text:p>0,7424385153</text:p>
          </table:table-cell>
          <table:table-cell office:value-type="float" office:value="0.1383512808159506">
            <text:p>0,1383512808</text:p>
          </table:table-cell>
        </table:table-row>
        <table:table-row>
          <table:table-cell office:value-type="float" office:value="0.5001398421285755">
            <text:p>0,5001398421</text:p>
          </table:table-cell>
          <table:table-cell office:value-type="float" office:value="0.2927943424091013">
            <text:p>0,2927943424</text:p>
          </table:table-cell>
        </table:table-row>
        <table:table-row>
          <table:table-cell office:value-type="float" office:value="0.12304902404465985">
            <text:p>0,123049024</text:p>
          </table:table-cell>
          <table:table-cell office:value-type="float" office:value="0.6492165567694794">
            <text:p>0,6492165568</text:p>
          </table:table-cell>
        </table:table-row>
        <table:table-row>
          <table:table-cell office:value-type="float" office:value="0.3133839623477819">
            <text:p>0,3133839623</text:p>
          </table:table-cell>
          <table:table-cell office:value-type="float" office:value="0.44019292399275456">
            <text:p>0,440192924</text:p>
          </table:table-cell>
        </table:table-row>
        <table:table-row>
          <table:table-cell office:value-type="float" office:value="0.6013502671726589">
            <text:p>0,6013502672</text:p>
          </table:table-cell>
          <table:table-cell office:value-type="float" office:value="0.22453222686390184">
            <text:p>0,2245322269</text:p>
          </table:table-cell>
        </table:table-row>
        <table:table-row>
          <table:table-cell office:value-type="float" office:value="0.36304134451330206">
            <text:p>0,3630413445</text:p>
          </table:table-cell>
          <table:table-cell office:value-type="float" office:value="0.3974708766264472">
            <text:p>0,3974708766</text:p>
          </table:table-cell>
        </table:table-row>
        <table:table-row>
          <table:table-cell office:value-type="float" office:value="0.41385935362131976">
            <text:p>0,4138593536</text:p>
          </table:table-cell>
          <table:table-cell office:value-type="float" office:value="0.3566809861186133">
            <text:p>0,3566809861</text:p>
          </table:table-cell>
        </table:table-row>
        <table:table-row>
          <table:table-cell office:value-type="float" office:value="0.4237655400038367">
            <text:p>0,42376554</text:p>
          </table:table-cell>
          <table:table-cell office:value-type="float" office:value="0.3490272355898162">
            <text:p>0,349027235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6690992148006254">
            <text:p>0,2669099215</text:p>
          </table:table-cell>
          <table:table-cell office:value-type="float" office:value="0.4833667437339496">
            <text:p>0,4833667437</text:p>
          </table:table-cell>
        </table:table-row>
        <table:table-row>
          <table:table-cell office:value-type="float" office:value="0.06287655103290551">
            <text:p>0,062876551</text:p>
          </table:table-cell>
          <table:table-cell office:value-type="float" office:value="0.7492480288553935">
            <text:p>0,7492480289</text:p>
          </table:table-cell>
        </table:table-row>
        <table:table-row>
          <table:table-cell office:value-type="float" office:value="0.19411721864987902">
            <text:p>0,1941172186</text:p>
          </table:table-cell>
          <table:table-cell office:value-type="float" office:value="0.5594126435655705">
            <text:p>0,5594126436</text:p>
          </table:table-cell>
        </table:table-row>
        <table:table-row>
          <table:table-cell office:value-type="float" office:value="0.12897080177075476">
            <text:p>0,1289708018</text:p>
          </table:table-cell>
          <table:table-cell office:value-type="float" office:value="0.6408749496752493">
            <text:p>0,6408749497</text:p>
          </table:table-cell>
        </table:table-row>
        <table:table-row>
          <table:table-cell office:value-type="float" office:value="0.18990659703074236">
            <text:p>0,189906597</text:p>
          </table:table-cell>
          <table:table-cell office:value-type="float" office:value="0.5642172593702885">
            <text:p>0,5642172594</text:p>
          </table:table-cell>
        </table:table-row>
        <table:table-row>
          <table:table-cell office:value-type="float" office:value="0.6013502671726589">
            <text:p>0,6013502672</text:p>
          </table:table-cell>
          <table:table-cell office:value-type="float" office:value="0.22453222686390184">
            <text:p>0,2245322269</text:p>
          </table:table-cell>
        </table:table-row>
        <table:table-row>
          <table:table-cell office:value-type="float" office:value="0.8748606120702476">
            <text:p>0,8748606121</text:p>
          </table:table-cell>
          <table:table-cell office:value-type="float" office:value="0.06466016225638738">
            <text:p>0,0646601623</text:p>
          </table:table-cell>
        </table:table-row>
        <table:table-row>
          <table:table-cell office:value-type="float" office:value="0.5544987339761235">
            <text:p>0,554498734</text:p>
          </table:table-cell>
          <table:table-cell office:value-type="float" office:value="0.25535328243782374">
            <text:p>0,2553532824</text:p>
          </table:table-cell>
        </table:table-row>
        <table:table-row>
          <table:table-cell office:value-type="float" office:value="0.07971371599335803">
            <text:p>0,079713716</text:p>
          </table:table-cell>
          <table:table-cell office:value-type="float" office:value="0.71766382450462">
            <text:p>0,7176638245</text:p>
          </table:table-cell>
        </table:table-row>
        <table:table-row>
          <table:table-cell office:value-type="float" office:value="0.12304902404465985">
            <text:p>0,123049024</text:p>
          </table:table-cell>
          <table:table-cell office:value-type="float" office:value="0.6492165567694794">
            <text:p>0,6492165568</text:p>
          </table:table-cell>
        </table:table-row>
        <table:table-row>
          <table:table-cell office:value-type="float" office:value="0.831030418613066">
            <text:p>0,8310304186</text:p>
          </table:table-cell>
          <table:table-cell office:value-type="float" office:value="0.08839130181142629">
            <text:p>0,0883913018</text:p>
          </table:table-cell>
        </table:table-row>
        <table:table-row>
          <table:table-cell office:value-type="float" office:value="0.43486227533987715">
            <text:p>0,4348622753</text:p>
          </table:table-cell>
          <table:table-cell office:value-type="float" office:value="0.34055911914723">
            <text:p>0,3405591191</text:p>
          </table:table-cell>
        </table:table-row>
        <table:table-row>
          <table:table-cell office:value-type="float" office:value="0.9355454353996433">
            <text:p>0,9355454354</text:p>
          </table:table-cell>
          <table:table-cell office:value-type="float" office:value="0.03276402289842251">
            <text:p>0,0327640229</text:p>
          </table:table-cell>
        </table:table-row>
        <table:table-row>
          <table:table-cell office:value-type="float" office:value="0.36304134451330206">
            <text:p>0,3630413445</text:p>
          </table:table-cell>
          <table:table-cell office:value-type="float" office:value="0.3974708766264472">
            <text:p>0,3974708766</text:p>
          </table:table-cell>
        </table:table-row>
        <table:table-row>
          <table:table-cell office:value-type="float" office:value="0.4942180644024807">
            <text:p>0,4942180644</text:p>
          </table:table-cell>
          <table:table-cell office:value-type="float" office:value="0.2969935530861181">
            <text:p>0,2969935531</text:p>
          </table:table-cell>
        </table:table-row>
        <table:table-row>
          <table:table-cell office:value-type="float" office:value="0.9196429982216541">
            <text:p>0,9196429982</text:p>
          </table:table-cell>
          <table:table-cell office:value-type="float" office:value="0.04101981343634942">
            <text:p>0,0410198134</text:p>
          </table:table-cell>
        </table:table-row>
        <table:table-row>
          <table:table-cell office:value-type="float" office:value="0.5232097164321514">
            <text:p>0,5232097164</text:p>
          </table:table-cell>
          <table:table-cell office:value-type="float" office:value="0.2766676307311061">
            <text:p>0,276667630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814419300533909">
            <text:p>0,6814419301</text:p>
          </table:table-cell>
          <table:table-cell office:value-type="float" office:value="0.17450503935312178">
            <text:p>0,1745050394</text:p>
          </table:table-cell>
        </table:table-row>
        <table:table-row>
          <table:table-cell office:value-type="float" office:value="0.26690992148006254">
            <text:p>0,2669099215</text:p>
          </table:table-cell>
          <table:table-cell office:value-type="float" office:value="0.4833667437339496">
            <text:p>0,4833667437</text:p>
          </table:table-cell>
        </table:table-row>
        <table:table-row>
          <table:table-cell office:value-type="float" office:value="0.831030418613066">
            <text:p>0,8310304186</text:p>
          </table:table-cell>
          <table:table-cell office:value-type="float" office:value="0.08839130181142629">
            <text:p>0,0883913018</text:p>
          </table:table-cell>
        </table:table-row>
        <table:table-row>
          <table:table-cell office:value-type="float" office:value="0.36304134451330206">
            <text:p>0,3630413445</text:p>
          </table:table-cell>
          <table:table-cell office:value-type="float" office:value="0.3974708766264472">
            <text:p>0,3974708766</text:p>
          </table:table-cell>
        </table:table-row>
        <table:table-row>
          <table:table-cell office:value-type="float" office:value="0.06287655103290551">
            <text:p>0,062876551</text:p>
          </table:table-cell>
          <table:table-cell office:value-type="float" office:value="0.7492480288553935">
            <text:p>0,7492480289</text:p>
          </table:table-cell>
        </table:table-row>
        <table:table-row>
          <table:table-cell office:value-type="float" office:value="0.23269635234867994">
            <text:p>0,2326963523</text:p>
          </table:table-cell>
          <table:table-cell office:value-type="float" office:value="0.5176138970195349">
            <text:p>0,517613897</text:p>
          </table:table-cell>
        </table:table-row>
        <table:table-row>
          <table:table-cell office:value-type="float" office:value="0.6247651749434339">
            <text:p>0,6247651749</text:p>
          </table:table-cell>
          <table:table-cell office:value-type="float" office:value="0.2095791153167612">
            <text:p>0,2095791153</text:p>
          </table:table-cell>
        </table:table-row>
        <table:table-row>
          <table:table-cell office:value-type="float" office:value="0.8748606120702476">
            <text:p>0,8748606121</text:p>
          </table:table-cell>
          <table:table-cell office:value-type="float" office:value="0.06466016225638738">
            <text:p>0,0646601623</text:p>
          </table:table-cell>
        </table:table-row>
        <table:table-row>
          <table:table-cell office:value-type="float" office:value="0.16464514036058506">
            <text:p>0,1646451404</text:p>
          </table:table-cell>
          <table:table-cell office:value-type="float" office:value="0.5942351168957754">
            <text:p>0,5942351169</text:p>
          </table:table-cell>
        </table:table-row>
        <table:table-row>
          <table:table-cell office:value-type="float" office:value="0.07971371599335803">
            <text:p>0,079713716</text:p>
          </table:table-cell>
          <table:table-cell office:value-type="float" office:value="0.71766382450462">
            <text:p>0,7176638245</text:p>
          </table:table-cell>
        </table:table-row>
        <table:table-row>
          <table:table-cell office:value-type="float" office:value="0.10497517266351533">
            <text:p>0,1049751727</text:p>
          </table:table-cell>
          <table:table-cell office:value-type="float" office:value="0.6760012767563499">
            <text:p>0,6760012768</text:p>
          </table:table-cell>
        </table:table-row>
        <table:table-row>
          <table:table-cell office:value-type="float" office:value="0.9196429982216541">
            <text:p>0,9196429982</text:p>
          </table:table-cell>
          <table:table-cell office:value-type="float" office:value="0.04101981343634942">
            <text:p>0,0410198134</text:p>
          </table:table-cell>
        </table:table-row>
        <table:table-row>
          <table:table-cell office:value-type="float" office:value="0.6013502671726589">
            <text:p>0,6013502672</text:p>
          </table:table-cell>
          <table:table-cell office:value-type="float" office:value="0.22453222686390184">
            <text:p>0,2245322269</text:p>
          </table:table-cell>
        </table:table-row>
        <table:table-row>
          <table:table-cell office:value-type="float" office:value="0.3920725200219396">
            <text:p>0,39207252</text:p>
          </table:table-cell>
          <table:table-cell office:value-type="float" office:value="0.37384305480020463">
            <text:p>0,3738430548</text:p>
          </table:table-cell>
        </table:table-row>
        <table:table-row>
          <table:table-cell office:value-type="float" office:value="0.19411721864987902">
            <text:p>0,1941172186</text:p>
          </table:table-cell>
          <table:table-cell office:value-type="float" office:value="0.5594126435655705">
            <text:p>0,5594126436</text:p>
          </table:table-cell>
        </table:table-row>
        <table:table-row>
          <table:table-cell office:value-type="float" office:value="0.46032860349691923">
            <text:p>0,4603286035</text:p>
          </table:table-cell>
          <table:table-cell office:value-type="float" office:value="0.3215247952232011">
            <text:p>0,3215247952</text:p>
          </table:table-cell>
        </table:table-row>
        <table:table-row>
          <table:table-cell office:value-type="float" office:value="0.13230688962282877">
            <text:p>0,1323068896</text:p>
          </table:table-cell>
          <table:table-cell office:value-type="float" office:value="0.6362598597586062">
            <text:p>0,636259859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6032860349691923">
            <text:p>0,4603286035</text:p>
          </table:table-cell>
          <table:table-cell office:value-type="float" office:value="0.3215247952232011">
            <text:p>0,3215247952</text:p>
          </table:table-cell>
        </table:table-row>
        <table:table-row>
          <table:table-cell office:value-type="float" office:value="0.6013502671726589">
            <text:p>0,6013502672</text:p>
          </table:table-cell>
          <table:table-cell office:value-type="float" office:value="0.22453222686390184">
            <text:p>0,2245322269</text:p>
          </table:table-cell>
        </table:table-row>
        <table:table-row>
          <table:table-cell office:value-type="float" office:value="0.7432092794513714">
            <text:p>0,7432092795</text:p>
          </table:table-cell>
          <table:table-cell office:value-type="float" office:value="0.13790413557924353">
            <text:p>0,1379041356</text:p>
          </table:table-cell>
        </table:table-row>
        <table:table-row>
          <table:table-cell office:value-type="float" office:value="0.9196429982216541">
            <text:p>0,9196429982</text:p>
          </table:table-cell>
          <table:table-cell office:value-type="float" office:value="0.04101981343634942">
            <text:p>0,0410198134</text:p>
          </table:table-cell>
        </table:table-row>
        <table:table-row>
          <table:table-cell office:value-type="float" office:value="0.06287655103290551">
            <text:p>0,062876551</text:p>
          </table:table-cell>
          <table:table-cell office:value-type="float" office:value="0.7492480288553935">
            <text:p>0,7492480289</text:p>
          </table:table-cell>
        </table:table-row>
        <table:table-row>
          <table:table-cell office:value-type="float" office:value="0.13230688962282877">
            <text:p>0,1323068896</text:p>
          </table:table-cell>
          <table:table-cell office:value-type="float" office:value="0.6362598597586062">
            <text:p>0,6362598598</text:p>
          </table:table-cell>
        </table:table-row>
        <table:table-row>
          <table:table-cell office:value-type="float" office:value="0.16464514036058506">
            <text:p>0,1646451404</text:p>
          </table:table-cell>
          <table:table-cell office:value-type="float" office:value="0.5942351168957754">
            <text:p>0,5942351169</text:p>
          </table:table-cell>
        </table:table-row>
        <table:table-row>
          <table:table-cell office:value-type="float" office:value="0.8173713305068293">
            <text:p>0,8173713305</text:p>
          </table:table-cell>
          <table:table-cell office:value-type="float" office:value="0.09591409119109184">
            <text:p>0,0959140912</text:p>
          </table:table-cell>
        </table:table-row>
        <table:table-row>
          <table:table-cell office:value-type="float" office:value="0.03116552354071022">
            <text:p>0,0311655235</text:p>
          </table:table-cell>
          <table:table-cell office:value-type="float" office:value="0.8234624019062505">
            <text:p>0,8234624019</text:p>
          </table:table-cell>
        </table:table-row>
        <table:table-row>
          <table:table-cell office:value-type="float" office:value="0.3920725200219396">
            <text:p>0,39207252</text:p>
          </table:table-cell>
          <table:table-cell office:value-type="float" office:value="0.37384305480020463">
            <text:p>0,3738430548</text:p>
          </table:table-cell>
        </table:table-row>
        <table:table-row>
          <table:table-cell office:value-type="float" office:value="0.33181081051424255">
            <text:p>0,3318108105</text:p>
          </table:table-cell>
          <table:table-cell office:value-type="float" office:value="0.4239697833322955">
            <text:p>0,4239697833</text:p>
          </table:table-cell>
        </table:table-row>
        <table:table-row>
          <table:table-cell office:value-type="float" office:value="0.36304134451330206">
            <text:p>0,3630413445</text:p>
          </table:table-cell>
          <table:table-cell office:value-type="float" office:value="0.3974708766264472">
            <text:p>0,3974708766</text:p>
          </table:table-cell>
        </table:table-row>
        <table:table-row>
          <table:table-cell office:value-type="float" office:value="0.6951010181596277">
            <text:p>0,6951010182</text:p>
          </table:table-cell>
          <table:table-cell office:value-type="float" office:value="0.16627281550879747">
            <text:p>0,1662728155</text:p>
          </table:table-cell>
        </table:table-row>
        <table:table-row>
          <table:table-cell office:value-type="float" office:value="0.6814419300533909">
            <text:p>0,6814419301</text:p>
          </table:table-cell>
          <table:table-cell office:value-type="float" office:value="0.17450503935312178">
            <text:p>0,1745050394</text:p>
          </table:table-cell>
        </table:table-row>
        <table:table-row>
          <table:table-cell office:value-type="float" office:value="0.6360974427072479">
            <text:p>0,6360974427</text:p>
          </table:table-cell>
          <table:table-cell office:value-type="float" office:value="0.2024428279381798">
            <text:p>0,2024428279</text:p>
          </table:table-cell>
        </table:table-row>
        <table:table-row>
          <table:table-cell office:value-type="float" office:value="0.831030418613066">
            <text:p>0,8310304186</text:p>
          </table:table-cell>
          <table:table-cell office:value-type="float" office:value="0.08839130181142629">
            <text:p>0,0883913018</text:p>
          </table:table-cell>
        </table:table-row>
        <table:table-row>
          <table:table-cell office:value-type="float" office:value="0.19411721864987902">
            <text:p>0,1941172186</text:p>
          </table:table-cell>
          <table:table-cell office:value-type="float" office:value="0.5594126435655705">
            <text:p>0,559412643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6032860349691923">
            <text:p>0,4603286035</text:p>
          </table:table-cell>
          <table:table-cell office:value-type="float" office:value="0.3215247952232011">
            <text:p>0,3215247952</text:p>
          </table:table-cell>
        </table:table-row>
        <table:table-row>
          <table:table-cell office:value-type="float" office:value="0.6013502671726589">
            <text:p>0,6013502672</text:p>
          </table:table-cell>
          <table:table-cell office:value-type="float" office:value="0.22453222686390184">
            <text:p>0,2245322269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06287655103290551">
            <text:p>0,062876551</text:p>
          </table:table-cell>
          <table:table-cell office:value-type="float" office:value="0.7492480288553935">
            <text:p>0,7492480289</text:p>
          </table:table-cell>
        </table:table-row>
        <table:table-row>
          <table:table-cell office:value-type="float" office:value="0.19411721864987902">
            <text:p>0,1941172186</text:p>
          </table:table-cell>
          <table:table-cell office:value-type="float" office:value="0.5594126435655705">
            <text:p>0,5594126436</text:p>
          </table:table-cell>
        </table:table-row>
        <table:table-row>
          <table:table-cell office:value-type="float" office:value="0.10843509941357515">
            <text:p>0,1084350994</text:p>
          </table:table-cell>
          <table:table-cell office:value-type="float" office:value="0.6707051482127679">
            <text:p>0,6707051482</text:p>
          </table:table-cell>
        </table:table-row>
        <table:table-row>
          <table:table-cell office:value-type="float" office:value="0.33181081051424255">
            <text:p>0,3318108105</text:p>
          </table:table-cell>
          <table:table-cell office:value-type="float" office:value="0.4239697833322955">
            <text:p>0,4239697833</text:p>
          </table:table-cell>
        </table:table-row>
        <table:table-row>
          <table:table-cell office:value-type="float" office:value="0.03116552354071022">
            <text:p>0,0311655235</text:p>
          </table:table-cell>
          <table:table-cell office:value-type="float" office:value="0.8234624019062505">
            <text:p>0,8234624019</text:p>
          </table:table-cell>
        </table:table-row>
        <table:table-row>
          <table:table-cell office:value-type="float" office:value="0.8471144448694972">
            <text:p>0,8471144449</text:p>
          </table:table-cell>
          <table:table-cell office:value-type="float" office:value="0.07961179664801377">
            <text:p>0,0796117966</text:p>
          </table:table-cell>
        </table:table-row>
        <table:table-row>
          <table:table-cell office:value-type="float" office:value="0.9196429982216541">
            <text:p>0,9196429982</text:p>
          </table:table-cell>
          <table:table-cell office:value-type="float" office:value="0.04101981343634942">
            <text:p>0,0410198134</text:p>
          </table:table-cell>
        </table:table-row>
        <table:table-row>
          <table:table-cell office:value-type="float" office:value="0.9267621683009983">
            <text:p>0,9267621683</text:p>
          </table:table-cell>
          <table:table-cell office:value-type="float" office:value="0.037315125131282434">
            <text:p>0,0373151251</text:p>
          </table:table-cell>
        </table:table-row>
        <table:table-row>
          <table:table-cell office:value-type="float" office:value="0.7639730395339944">
            <text:p>0,7639730395</text:p>
          </table:table-cell>
          <table:table-cell office:value-type="float" office:value="0.12594448715542417">
            <text:p>0,1259444872</text:p>
          </table:table-cell>
        </table:table-row>
        <table:table-row>
          <table:table-cell office:value-type="float" office:value="0.42390115797619876">
            <text:p>0,423901158</text:p>
          </table:table-cell>
          <table:table-cell office:value-type="float" office:value="0.34892307829550684">
            <text:p>0,3489230783</text:p>
          </table:table-cell>
        </table:table-row>
        <table:table-row>
          <table:table-cell office:value-type="float" office:value="0.8173713305068293">
            <text:p>0,8173713305</text:p>
          </table:table-cell>
          <table:table-cell office:value-type="float" office:value="0.09591409119109184">
            <text:p>0,0959140912</text:p>
          </table:table-cell>
        </table:table-row>
        <table:table-row>
          <table:table-cell office:value-type="float" office:value="0.16464514036058506">
            <text:p>0,1646451404</text:p>
          </table:table-cell>
          <table:table-cell office:value-type="float" office:value="0.5942351168957754">
            <text:p>0,5942351169</text:p>
          </table:table-cell>
        </table:table-row>
        <table:table-row>
          <table:table-cell office:value-type="float" office:value="0.6951010181596277">
            <text:p>0,6951010182</text:p>
          </table:table-cell>
          <table:table-cell office:value-type="float" office:value="0.16627281550879747">
            <text:p>0,1662728155</text:p>
          </table:table-cell>
        </table:table-row>
        <table:table-row>
          <table:table-cell office:value-type="float" office:value="0.7401017546339644">
            <text:p>0,7401017546</text:p>
          </table:table-cell>
          <table:table-cell office:value-type="float" office:value="0.13970833164910612">
            <text:p>0,139708331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013502671726589">
            <text:p>0,6013502672</text:p>
          </table:table-cell>
          <table:table-cell office:value-type="float" office:value="0.22453222686390184">
            <text:p>0,2245322269</text:p>
          </table:table-cell>
        </table:table-row>
        <table:table-row>
          <table:table-cell office:value-type="float" office:value="0.46032860349691923">
            <text:p>0,4603286035</text:p>
          </table:table-cell>
          <table:table-cell office:value-type="float" office:value="0.3215247952232011">
            <text:p>0,3215247952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33181081051424255">
            <text:p>0,3318108105</text:p>
          </table:table-cell>
          <table:table-cell office:value-type="float" office:value="0.4239697833322955">
            <text:p>0,4239697833</text:p>
          </table:table-cell>
        </table:table-row>
        <table:table-row>
          <table:table-cell office:value-type="float" office:value="0.03116552354071022">
            <text:p>0,0311655235</text:p>
          </table:table-cell>
          <table:table-cell office:value-type="float" office:value="0.8234624019062505">
            <text:p>0,8234624019</text:p>
          </table:table-cell>
        </table:table-row>
        <table:table-row>
          <table:table-cell office:value-type="float" office:value="0.22608711758310931">
            <text:p>0,2260871176</text:p>
          </table:table-cell>
          <table:table-cell office:value-type="float" office:value="0.5245138092613948">
            <text:p>0,5245138093</text:p>
          </table:table-cell>
        </table:table-row>
        <table:table-row>
          <table:table-cell office:value-type="float" office:value="0.13338836639800866">
            <text:p>0,1333883664</text:p>
          </table:table-cell>
          <table:table-cell office:value-type="float" office:value="0.6347762789768323">
            <text:p>0,634776279</text:p>
          </table:table-cell>
        </table:table-row>
        <table:table-row>
          <table:table-cell office:value-type="float" office:value="0.36148643606528336">
            <text:p>0,3614864361</text:p>
          </table:table-cell>
          <table:table-cell office:value-type="float" office:value="0.39876257928728076">
            <text:p>0,3987625793</text:p>
          </table:table-cell>
        </table:table-row>
        <table:table-row>
          <table:table-cell office:value-type="float" office:value="0.16464514036058506">
            <text:p>0,1646451404</text:p>
          </table:table-cell>
          <table:table-cell office:value-type="float" office:value="0.5942351168957754">
            <text:p>0,5942351169</text:p>
          </table:table-cell>
        </table:table-row>
        <table:table-row>
          <table:table-cell office:value-type="float" office:value="0.9267621683009983">
            <text:p>0,9267621683</text:p>
          </table:table-cell>
          <table:table-cell office:value-type="float" office:value="0.037315125131282434">
            <text:p>0,0373151251</text:p>
          </table:table-cell>
        </table:table-row>
        <table:table-row>
          <table:table-cell office:value-type="float" office:value="0.6821579565561194">
            <text:p>0,6821579566</text:p>
          </table:table-cell>
          <table:table-cell office:value-type="float" office:value="0.17407145796012147">
            <text:p>0,174071458</text:p>
          </table:table-cell>
        </table:table-row>
        <table:table-row>
          <table:table-cell office:value-type="float" office:value="0.398886626274395">
            <text:p>0,3988866263</text:p>
          </table:table-cell>
          <table:table-cell office:value-type="float" office:value="0.36842528052937795">
            <text:p>0,3684252805</text:p>
          </table:table-cell>
        </table:table-row>
        <table:table-row>
          <table:table-cell office:value-type="float" office:value="0.6219258184052521">
            <text:p>0,6219258184</text:p>
          </table:table-cell>
          <table:table-cell office:value-type="float" office:value="0.21137726484379615">
            <text:p>0,2113772648</text:p>
          </table:table-cell>
        </table:table-row>
        <table:table-row>
          <table:table-cell office:value-type="float" office:value="0.09189437579258057">
            <text:p>0,0918943758</text:p>
          </table:table-cell>
          <table:table-cell office:value-type="float" office:value="0.696859148591648">
            <text:p>0,6968591486</text:p>
          </table:table-cell>
        </table:table-row>
        <table:table-row>
          <table:table-cell office:value-type="float" office:value="0.06287655103290551">
            <text:p>0,062876551</text:p>
          </table:table-cell>
          <table:table-cell office:value-type="float" office:value="0.7492480288553935">
            <text:p>0,7492480289</text:p>
          </table:table-cell>
        </table:table-row>
        <table:table-row>
          <table:table-cell office:value-type="float" office:value="0.42390115797619876">
            <text:p>0,423901158</text:p>
          </table:table-cell>
          <table:table-cell office:value-type="float" office:value="0.34892307829550684">
            <text:p>0,3489230783</text:p>
          </table:table-cell>
        </table:table-row>
        <table:table-row>
          <table:table-cell office:value-type="float" office:value="0.8751191556361263">
            <text:p>0,8751191556</text:p>
          </table:table-cell>
          <table:table-cell office:value-type="float" office:value="0.06452196410812172">
            <text:p>0,064521964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751191556361263">
            <text:p>0,8751191556</text:p>
          </table:table-cell>
          <table:table-cell office:value-type="float" office:value="0.06452196410812172">
            <text:p>0,0645219641</text:p>
          </table:table-cell>
        </table:table-row>
        <table:table-row>
          <table:table-cell office:value-type="float" office:value="0.6826786546990189">
            <text:p>0,6826786547</text:p>
          </table:table-cell>
          <table:table-cell office:value-type="float" office:value="0.1737562982394245">
            <text:p>0,1737562982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33181081051424255">
            <text:p>0,3318108105</text:p>
          </table:table-cell>
          <table:table-cell office:value-type="float" office:value="0.4239697833322955">
            <text:p>0,4239697833</text:p>
          </table:table-cell>
        </table:table-row>
        <table:table-row>
          <table:table-cell office:value-type="float" office:value="0.13338836639800866">
            <text:p>0,1333883664</text:p>
          </table:table-cell>
          <table:table-cell office:value-type="float" office:value="0.6347762789768323">
            <text:p>0,634776279</text:p>
          </table:table-cell>
        </table:table-row>
        <table:table-row>
          <table:table-cell office:value-type="float" office:value="0.06287655103290551">
            <text:p>0,062876551</text:p>
          </table:table-cell>
          <table:table-cell office:value-type="float" office:value="0.7492480288553935">
            <text:p>0,7492480289</text:p>
          </table:table-cell>
        </table:table-row>
        <table:table-row>
          <table:table-cell office:value-type="float" office:value="0.09189437579258057">
            <text:p>0,0918943758</text:p>
          </table:table-cell>
          <table:table-cell office:value-type="float" office:value="0.696859148591648">
            <text:p>0,6968591486</text:p>
          </table:table-cell>
        </table:table-row>
        <table:table-row>
          <table:table-cell office:value-type="float" office:value="0.19646703008466673">
            <text:p>0,1964670301</text:p>
          </table:table-cell>
          <table:table-cell office:value-type="float" office:value="0.5567539846939775">
            <text:p>0,5567539847</text:p>
          </table:table-cell>
        </table:table-row>
        <table:table-row>
          <table:table-cell office:value-type="float" office:value="0.22608711758310931">
            <text:p>0,2260871176</text:p>
          </table:table-cell>
          <table:table-cell office:value-type="float" office:value="0.5245138092613948">
            <text:p>0,5245138093</text:p>
          </table:table-cell>
        </table:table-row>
        <table:table-row>
          <table:table-cell office:value-type="float" office:value="0.03116552354071022">
            <text:p>0,0311655235</text:p>
          </table:table-cell>
          <table:table-cell office:value-type="float" office:value="0.8234624019062505">
            <text:p>0,8234624019</text:p>
          </table:table-cell>
        </table:table-row>
        <table:table-row>
          <table:table-cell office:value-type="float" office:value="0.5286172727385429">
            <text:p>0,5286172727</text:p>
          </table:table-cell>
          <table:table-cell office:value-type="float" office:value="0.27293929226058233">
            <text:p>0,2729392923</text:p>
          </table:table-cell>
        </table:table-row>
        <table:table-row>
          <table:table-cell office:value-type="float" office:value="0.4757067646976708">
            <text:p>0,4757067647</text:p>
          </table:table-cell>
          <table:table-cell office:value-type="float" office:value="0.31028501198127434">
            <text:p>0,310285012</text:p>
          </table:table-cell>
        </table:table-row>
        <table:table-row>
          <table:table-cell office:value-type="float" office:value="0.6219258184052521">
            <text:p>0,6219258184</text:p>
          </table:table-cell>
          <table:table-cell office:value-type="float" office:value="0.21137726484379615">
            <text:p>0,2113772648</text:p>
          </table:table-cell>
        </table:table-row>
        <table:table-row>
          <table:table-cell office:value-type="float" office:value="0.9861997660475653">
            <text:p>0,986199766</text:p>
          </table:table-cell>
          <table:table-cell office:value-type="float" office:value="0.0069240884768349">
            <text:p>0,0069240885</text:p>
          </table:table-cell>
        </table:table-row>
        <table:table-row>
          <table:table-cell office:value-type="float" office:value="0.6724981896054651">
            <text:p>0,6724981896</text:p>
          </table:table-cell>
          <table:table-cell office:value-type="float" office:value="0.17994013047493596">
            <text:p>0,1799401305</text:p>
          </table:table-cell>
        </table:table-row>
        <table:table-row>
          <table:table-cell office:value-type="float" office:value="0.9267621683009983">
            <text:p>0,9267621683</text:p>
          </table:table-cell>
          <table:table-cell office:value-type="float" office:value="0.037315125131282434">
            <text:p>0,0373151251</text:p>
          </table:table-cell>
        </table:table-row>
        <table:table-row>
          <table:table-cell office:value-type="float" office:value="0.5451056799819762">
            <text:p>0,54510568</text:p>
          </table:table-cell>
          <table:table-cell office:value-type="float" office:value="0.26168727494240207">
            <text:p>0,261687274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3181081051424255">
            <text:p>0,3318108105</text:p>
          </table:table-cell>
          <table:table-cell office:value-type="float" office:value="0.4239697833322955">
            <text:p>0,4239697833</text:p>
          </table:table-cell>
        </table:table-row>
        <table:table-row>
          <table:table-cell office:value-type="float" office:value="0.4757067646976708">
            <text:p>0,4757067647</text:p>
          </table:table-cell>
          <table:table-cell office:value-type="float" office:value="0.31028501198127434">
            <text:p>0,310285012</text:p>
          </table:table-cell>
        </table:table-row>
        <table:table-row>
          <table:table-cell office:value-type="float" office:value="0.8446784583434628">
            <text:p>0,8446784583</text:p>
          </table:table-cell>
          <table:table-cell office:value-type="float" office:value="0.0809360967030297">
            <text:p>0,0809360967</text:p>
          </table:table-cell>
        </table:table-row>
        <table:table-row>
          <table:table-cell office:value-type="float" office:value="0.7352846567977398">
            <text:p>0,7352846568</text:p>
          </table:table-cell>
          <table:table-cell office:value-type="float" office:value="0.14251259088092738">
            <text:p>0,1425125909</text:p>
          </table:table-cell>
        </table:table-row>
        <table:table-row>
          <table:table-cell office:value-type="float" office:value="0.09189437579258057">
            <text:p>0,0918943758</text:p>
          </table:table-cell>
          <table:table-cell office:value-type="float" office:value="0.696859148591648">
            <text:p>0,6968591486</text:p>
          </table:table-cell>
        </table:table-row>
        <table:table-row>
          <table:table-cell office:value-type="float" office:value="0.13338836639800866">
            <text:p>0,1333883664</text:p>
          </table:table-cell>
          <table:table-cell office:value-type="float" office:value="0.6347762789768323">
            <text:p>0,634776279</text:p>
          </table:table-cell>
        </table:table-row>
        <table:table-row>
          <table:table-cell office:value-type="float" office:value="0.5451056799819762">
            <text:p>0,54510568</text:p>
          </table:table-cell>
          <table:table-cell office:value-type="float" office:value="0.26168727494240207">
            <text:p>0,2616872749</text:p>
          </table:table-cell>
        </table:table-row>
        <table:table-row>
          <table:table-cell office:value-type="float" office:value="0.15802558231023925">
            <text:p>0,1580255823</text:p>
          </table:table-cell>
          <table:table-cell office:value-type="float" office:value="0.6024756833724014">
            <text:p>0,6024756834</text:p>
          </table:table-cell>
        </table:table-row>
        <table:table-row>
          <table:table-cell office:value-type="float" office:value="0.28925571582200443">
            <text:p>0,2892557158</text:p>
          </table:table-cell>
          <table:table-cell office:value-type="float" office:value="0.4621750137619075">
            <text:p>0,4621750138</text:p>
          </table:table-cell>
        </table:table-row>
        <table:table-row>
          <table:table-cell office:value-type="float" office:value="0.6219258184052521">
            <text:p>0,6219258184</text:p>
          </table:table-cell>
          <table:table-cell office:value-type="float" office:value="0.21137726484379615">
            <text:p>0,2113772648</text:p>
          </table:table-cell>
        </table:table-row>
        <table:table-row>
          <table:table-cell office:value-type="float" office:value="0.03116552354071022">
            <text:p>0,0311655235</text:p>
          </table:table-cell>
          <table:table-cell office:value-type="float" office:value="0.8234624019062505">
            <text:p>0,8234624019</text:p>
          </table:table-cell>
        </table:table-row>
        <table:table-row>
          <table:table-cell office:value-type="float" office:value="0.8751191556361263">
            <text:p>0,8751191556</text:p>
          </table:table-cell>
          <table:table-cell office:value-type="float" office:value="0.06452196410812172">
            <text:p>0,0645219641</text:p>
          </table:table-cell>
        </table:table-row>
        <table:table-row>
          <table:table-cell office:value-type="float" office:value="0.06217309056914745">
            <text:p>0,0621730906</text:p>
          </table:table-cell>
          <table:table-cell office:value-type="float" office:value="0.7506546760632006">
            <text:p>0,7506546761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9689924329715628">
            <text:p>0,968992433</text:p>
          </table:table-cell>
          <table:table-cell office:value-type="float" office:value="0.01562586737990579">
            <text:p>0,0156258674</text:p>
          </table:table-cell>
        </table:table-row>
        <table:table-row>
          <table:table-cell office:value-type="float" office:value="0.19589954158462047">
            <text:p>0,1958995416</text:p>
          </table:table-cell>
          <table:table-cell office:value-type="float" office:value="0.55739459833321">
            <text:p>0,5573945983</text:p>
          </table:table-cell>
        </table:table-row>
        <table:table-row>
          <table:table-cell office:value-type="float" office:value="0.06597369989019868">
            <text:p>0,0659736999</text:p>
          </table:table-cell>
          <table:table-cell office:value-type="float" office:value="0.7431465400462772">
            <text:p>0,7431465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571809877688529">
            <text:p>0,3571809878</text:p>
          </table:table-cell>
          <table:table-cell office:value-type="float" office:value="0.4023537938137205">
            <text:p>0,4023537938</text:p>
          </table:table-cell>
        </table:table-row>
        <table:table-row>
          <table:table-cell office:value-type="float" office:value="0.4757067646976708">
            <text:p>0,4757067647</text:p>
          </table:table-cell>
          <table:table-cell office:value-type="float" office:value="0.31028501198127434">
            <text:p>0,310285012</text:p>
          </table:table-cell>
        </table:table-row>
        <table:table-row>
          <table:table-cell office:value-type="float" office:value="0.6219258184052521">
            <text:p>0,6219258184</text:p>
          </table:table-cell>
          <table:table-cell office:value-type="float" office:value="0.21137726484379615">
            <text:p>0,2113772648</text:p>
          </table:table-cell>
        </table:table-row>
        <table:table-row>
          <table:table-cell office:value-type="float" office:value="0.7296887006051245">
            <text:p>0,7296887006</text:p>
          </table:table-cell>
          <table:table-cell office:value-type="float" office:value="0.14578181908535537">
            <text:p>0,1457818191</text:p>
          </table:table-cell>
        </table:table-row>
        <table:table-row>
          <table:table-cell office:value-type="float" office:value="0.9689924329715628">
            <text:p>0,968992433</text:p>
          </table:table-cell>
          <table:table-cell office:value-type="float" office:value="0.01562586737990579">
            <text:p>0,0156258674</text:p>
          </table:table-cell>
        </table:table-row>
        <table:table-row>
          <table:table-cell office:value-type="float" office:value="0.8751191556361263">
            <text:p>0,8751191556</text:p>
          </table:table-cell>
          <table:table-cell office:value-type="float" office:value="0.06452196410812172">
            <text:p>0,0645219641</text:p>
          </table:table-cell>
        </table:table-row>
        <table:table-row>
          <table:table-cell office:value-type="float" office:value="0.5801112584364209">
            <text:p>0,5801112584</text:p>
          </table:table-cell>
          <table:table-cell office:value-type="float" office:value="0.23834964817416326">
            <text:p>0,2383496482</text:p>
          </table:table-cell>
        </table:table-row>
        <table:table-row>
          <table:table-cell office:value-type="float" office:value="0.8145872110515614">
            <text:p>0,8145872111</text:p>
          </table:table-cell>
          <table:table-cell office:value-type="float" office:value="0.09745514734637073">
            <text:p>0,0974551473</text:p>
          </table:table-cell>
        </table:table-row>
        <table:table-row>
          <table:table-cell office:value-type="float" office:value="0.5451056799819762">
            <text:p>0,54510568</text:p>
          </table:table-cell>
          <table:table-cell office:value-type="float" office:value="0.26168727494240207">
            <text:p>0,2616872749</text:p>
          </table:table-cell>
        </table:table-row>
        <table:table-row>
          <table:table-cell office:value-type="float" office:value="0.7652938258241935">
            <text:p>0,7652938258</text:p>
          </table:table-cell>
          <table:table-cell office:value-type="float" office:value="0.12518926285499132">
            <text:p>0,1251892629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23349486165119523">
            <text:p>0,2334948617</text:p>
          </table:table-cell>
          <table:table-cell office:value-type="float" office:value="0.5167869396930633">
            <text:p>0,5167869397</text:p>
          </table:table-cell>
        </table:table-row>
        <table:table-row>
          <table:table-cell office:value-type="float" office:value="0.13338836639800866">
            <text:p>0,1333883664</text:p>
          </table:table-cell>
          <table:table-cell office:value-type="float" office:value="0.6347762789768323">
            <text:p>0,634776279</text:p>
          </table:table-cell>
        </table:table-row>
        <table:table-row>
          <table:table-cell office:value-type="float" office:value="0.043573256260099766">
            <text:p>0,0435732563</text:p>
          </table:table-cell>
          <table:table-cell office:value-type="float" office:value="0.7912579192877014">
            <text:p>0,7912579193</text:p>
          </table:table-cell>
        </table:table-row>
        <table:table-row>
          <table:table-cell office:value-type="float" office:value="0.33181081051424255">
            <text:p>0,3318108105</text:p>
          </table:table-cell>
          <table:table-cell office:value-type="float" office:value="0.4239697833322955">
            <text:p>0,4239697833</text:p>
          </table:table-cell>
        </table:table-row>
        <table:table-row>
          <table:table-cell office:value-type="float" office:value="0.28925571582200443">
            <text:p>0,2892557158</text:p>
          </table:table-cell>
          <table:table-cell office:value-type="float" office:value="0.4621750137619075">
            <text:p>0,4621750138</text:p>
          </table:table-cell>
        </table:table-row>
        <table:table-row>
          <table:table-cell office:value-type="float" office:value="0.06597369989019868">
            <text:p>0,0659736999</text:p>
          </table:table-cell>
          <table:table-cell office:value-type="float" office:value="0.7431465400462772">
            <text:p>0,7431465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5853585997181852">
            <text:p>0,15853586</text:p>
          </table:table-cell>
          <table:table-cell office:value-type="float" office:value="0.6018343812283404">
            <text:p>0,6018343812</text:p>
          </table:table-cell>
        </table:table-row>
        <table:table-row>
          <table:table-cell office:value-type="float" office:value="0.23349486165119523">
            <text:p>0,2334948617</text:p>
          </table:table-cell>
          <table:table-cell office:value-type="float" office:value="0.5167869396930633">
            <text:p>0,5167869397</text:p>
          </table:table-cell>
        </table:table-row>
        <table:table-row>
          <table:table-cell office:value-type="float" office:value="0.9689924329715628">
            <text:p>0,968992433</text:p>
          </table:table-cell>
          <table:table-cell office:value-type="float" office:value="0.01562586737990579">
            <text:p>0,0156258674</text:p>
          </table:table-cell>
        </table:table-row>
        <table:table-row>
          <table:table-cell office:value-type="float" office:value="0.7296887006051245">
            <text:p>0,7296887006</text:p>
          </table:table-cell>
          <table:table-cell office:value-type="float" office:value="0.14578181908535537">
            <text:p>0,1457818191</text:p>
          </table:table-cell>
        </table:table-row>
        <table:table-row>
          <table:table-cell office:value-type="float" office:value="0.6531870642962291">
            <text:p>0,6531870643</text:p>
          </table:table-cell>
          <table:table-cell office:value-type="float" office:value="0.1918001087006822">
            <text:p>0,1918001087</text:p>
          </table:table-cell>
        </table:table-row>
        <table:table-row>
          <table:table-cell office:value-type="float" office:value="0.4757067646976708">
            <text:p>0,4757067647</text:p>
          </table:table-cell>
          <table:table-cell office:value-type="float" office:value="0.31028501198127434">
            <text:p>0,310285012</text:p>
          </table:table-cell>
        </table:table-row>
        <table:table-row>
          <table:table-cell office:value-type="float" office:value="0.043573256260099766">
            <text:p>0,0435732563</text:p>
          </table:table-cell>
          <table:table-cell office:value-type="float" office:value="0.7912579192877014">
            <text:p>0,7912579193</text:p>
          </table:table-cell>
        </table:table-row>
        <table:table-row>
          <table:table-cell office:value-type="float" office:value="0.09130400437079986">
            <text:p>0,0913040044</text:p>
          </table:table-cell>
          <table:table-cell office:value-type="float" office:value="0.6978344752113507">
            <text:p>0,6978344752</text:p>
          </table:table-cell>
        </table:table-row>
        <table:table-row>
          <table:table-cell office:value-type="float" office:value="0.8770860956591271">
            <text:p>0,8770860957</text:p>
          </table:table-cell>
          <table:table-cell office:value-type="float" office:value="0.06347125209146565">
            <text:p>0,0634712521</text:p>
          </table:table-cell>
        </table:table-row>
        <table:table-row>
          <table:table-cell office:value-type="float" office:value="0.06597369989019868">
            <text:p>0,0659736999</text:p>
          </table:table-cell>
          <table:table-cell office:value-type="float" office:value="0.7431465400462772">
            <text:p>0,74314654</text:p>
          </table:table-cell>
        </table:table-row>
        <table:table-row>
          <table:table-cell office:value-type="float" office:value="0.5451056799819762">
            <text:p>0,54510568</text:p>
          </table:table-cell>
          <table:table-cell office:value-type="float" office:value="0.26168727494240207">
            <text:p>0,2616872749</text:p>
          </table:table-cell>
        </table:table-row>
        <table:table-row>
          <table:table-cell office:value-type="float" office:value="0.6219258184052521">
            <text:p>0,6219258184</text:p>
          </table:table-cell>
          <table:table-cell office:value-type="float" office:value="0.21137726484379615">
            <text:p>0,2113772648</text:p>
          </table:table-cell>
        </table:table-row>
        <table:table-row>
          <table:table-cell office:value-type="float" office:value="0.41995197575677856">
            <text:p>0,4199519758</text:p>
          </table:table-cell>
          <table:table-cell office:value-type="float" office:value="0.351962982726466">
            <text:p>0,3519629827</text:p>
          </table:table-cell>
        </table:table-row>
        <table:table-row>
          <table:table-cell office:value-type="float" office:value="0.38399185921075446">
            <text:p>0,3839918592</text:p>
          </table:table-cell>
          <table:table-cell office:value-type="float" office:value="0.38032923321270473">
            <text:p>0,3803292332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44941499850164673">
            <text:p>0,4494149985</text:p>
          </table:table-cell>
          <table:table-cell office:value-type="float" office:value="0.32961578292620375">
            <text:p>0,3296157829</text:p>
          </table:table-cell>
        </table:table-row>
        <table:table-row>
          <table:table-cell office:value-type="float" office:value="0.3571809877688529">
            <text:p>0,3571809878</text:p>
          </table:table-cell>
          <table:table-cell office:value-type="float" office:value="0.4023537938137205">
            <text:p>0,402353793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5853585997181852">
            <text:p>0,15853586</text:p>
          </table:table-cell>
          <table:table-cell office:value-type="float" office:value="0.6018343812283404">
            <text:p>0,6018343812</text:p>
          </table:table-cell>
        </table:table-row>
        <table:table-row>
          <table:table-cell office:value-type="float" office:value="0.5451056799819762">
            <text:p>0,54510568</text:p>
          </table:table-cell>
          <table:table-cell office:value-type="float" office:value="0.26168727494240207">
            <text:p>0,2616872749</text:p>
          </table:table-cell>
        </table:table-row>
        <table:table-row>
          <table:table-cell office:value-type="float" office:value="0.7296887006051245">
            <text:p>0,7296887006</text:p>
          </table:table-cell>
          <table:table-cell office:value-type="float" office:value="0.14578181908535537">
            <text:p>0,1457818191</text:p>
          </table:table-cell>
        </table:table-row>
        <table:table-row>
          <table:table-cell office:value-type="float" office:value="0.9689924329715628">
            <text:p>0,968992433</text:p>
          </table:table-cell>
          <table:table-cell office:value-type="float" office:value="0.01562586737990579">
            <text:p>0,0156258674</text:p>
          </table:table-cell>
        </table:table-row>
        <table:table-row>
          <table:table-cell office:value-type="float" office:value="0.6219258184052521">
            <text:p>0,6219258184</text:p>
          </table:table-cell>
          <table:table-cell office:value-type="float" office:value="0.21137726484379615">
            <text:p>0,2113772648</text:p>
          </table:table-cell>
        </table:table-row>
        <table:table-row>
          <table:table-cell office:value-type="float" office:value="0.09130400437079986">
            <text:p>0,0913040044</text:p>
          </table:table-cell>
          <table:table-cell office:value-type="float" office:value="0.6978344752113507">
            <text:p>0,6978344752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043573256260099766">
            <text:p>0,0435732563</text:p>
          </table:table-cell>
          <table:table-cell office:value-type="float" office:value="0.7912579192877014">
            <text:p>0,7912579193</text:p>
          </table:table-cell>
        </table:table-row>
        <table:table-row>
          <table:table-cell office:value-type="float" office:value="0.8770860956591271">
            <text:p>0,8770860957</text:p>
          </table:table-cell>
          <table:table-cell office:value-type="float" office:value="0.06347125209146565">
            <text:p>0,0634712521</text:p>
          </table:table-cell>
        </table:table-row>
        <table:table-row>
          <table:table-cell office:value-type="float" office:value="0.06597369989019868">
            <text:p>0,0659736999</text:p>
          </table:table-cell>
          <table:table-cell office:value-type="float" office:value="0.7431465400462772">
            <text:p>0,74314654</text:p>
          </table:table-cell>
        </table:table-row>
        <table:table-row>
          <table:table-cell office:value-type="float" office:value="0.6531870642962291">
            <text:p>0,6531870643</text:p>
          </table:table-cell>
          <table:table-cell office:value-type="float" office:value="0.1918001087006822">
            <text:p>0,1918001087</text:p>
          </table:table-cell>
        </table:table-row>
        <table:table-row>
          <table:table-cell office:value-type="float" office:value="0.23349486165119523">
            <text:p>0,2334948617</text:p>
          </table:table-cell>
          <table:table-cell office:value-type="float" office:value="0.5167869396930633">
            <text:p>0,5167869397</text:p>
          </table:table-cell>
        </table:table-row>
        <table:table-row>
          <table:table-cell office:value-type="float" office:value="0.8022363270180315">
            <text:p>0,802236327</text:p>
          </table:table-cell>
          <table:table-cell office:value-type="float" office:value="0.10432353663946736">
            <text:p>0,1043235366</text:p>
          </table:table-cell>
        </table:table-row>
        <table:table-row>
          <table:table-cell office:value-type="float" office:value="0.5077021230319554">
            <text:p>0,507702123</text:p>
          </table:table-cell>
          <table:table-cell office:value-type="float" office:value="0.2874678091258225">
            <text:p>0,2874678091</text:p>
          </table:table-cell>
        </table:table-row>
        <table:table-row>
          <table:table-cell office:value-type="float" office:value="0.8732147637901263">
            <text:p>0,8732147638</text:p>
          </table:table-cell>
          <table:table-cell office:value-type="float" office:value="0.06554038942813245">
            <text:p>0,0655403894</text:p>
          </table:table-cell>
        </table:table-row>
        <table:table-row>
          <table:table-cell office:value-type="float" office:value="0.3115049246137999">
            <text:p>0,3115049246</text:p>
          </table:table-cell>
          <table:table-cell office:value-type="float" office:value="0.44187373774942296">
            <text:p>0,4418737377</text:p>
          </table:table-cell>
        </table:table-row>
        <table:table-row>
          <table:table-cell office:value-type="float" office:value="0.19593941692183928">
            <text:p>0,1959394169</text:p>
          </table:table-cell>
          <table:table-cell office:value-type="float" office:value="0.5573495544768544">
            <text:p>0,557349554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697933521895676">
            <text:p>0,3697933522</text:p>
          </table:table-cell>
          <table:table-cell office:value-type="float" office:value="0.3918936341481306">
            <text:p>0,3918936341</text:p>
          </table:table-cell>
        </table:table-row>
        <table:table-row>
          <table:table-cell office:value-type="float" office:value="0.5077021230319554">
            <text:p>0,507702123</text:p>
          </table:table-cell>
          <table:table-cell office:value-type="float" office:value="0.2874678091258225">
            <text:p>0,2874678091</text:p>
          </table:table-cell>
        </table:table-row>
        <table:table-row>
          <table:table-cell office:value-type="float" office:value="0.15853585997181852">
            <text:p>0,15853586</text:p>
          </table:table-cell>
          <table:table-cell office:value-type="float" office:value="0.6018343812283404">
            <text:p>0,6018343812</text:p>
          </table:table-cell>
        </table:table-row>
        <table:table-row>
          <table:table-cell office:value-type="float" office:value="0.7296887006051245">
            <text:p>0,7296887006</text:p>
          </table:table-cell>
          <table:table-cell office:value-type="float" office:value="0.14578181908535537">
            <text:p>0,1457818191</text:p>
          </table:table-cell>
        </table:table-row>
        <table:table-row>
          <table:table-cell office:value-type="float" office:value="0.1005801850798179">
            <text:p>0,1005801851</text:p>
          </table:table-cell>
          <table:table-cell office:value-type="float" office:value="0.6828562075653728">
            <text:p>0,6828562076</text:p>
          </table:table-cell>
        </table:table-row>
        <table:table-row>
          <table:table-cell office:value-type="float" office:value="0.9011495669081737">
            <text:p>0,9011495669</text:p>
          </table:table-cell>
          <table:table-cell office:value-type="float" office:value="0.050711020337761537">
            <text:p>0,0507110203</text:p>
          </table:table-cell>
        </table:table-row>
        <table:table-row>
          <table:table-cell office:value-type="float" office:value="0.3115049246137999">
            <text:p>0,3115049246</text:p>
          </table:table-cell>
          <table:table-cell office:value-type="float" office:value="0.44187373774942296">
            <text:p>0,4418737377</text:p>
          </table:table-cell>
        </table:table-row>
        <table:table-row>
          <table:table-cell office:value-type="float" office:value="0.6071186613363859">
            <text:p>0,6071186613</text:p>
          </table:table-cell>
          <table:table-cell office:value-type="float" office:value="0.2208218038623091">
            <text:p>0,2208218039</text:p>
          </table:table-cell>
        </table:table-row>
        <table:table-row>
          <table:table-cell office:value-type="float" office:value="0.5451056799819762">
            <text:p>0,54510568</text:p>
          </table:table-cell>
          <table:table-cell office:value-type="float" office:value="0.26168727494240207">
            <text:p>0,2616872749</text:p>
          </table:table-cell>
        </table:table-row>
        <table:table-row>
          <table:table-cell office:value-type="float" office:value="0.6658286034413781">
            <text:p>0,6658286034</text:p>
          </table:table-cell>
          <table:table-cell office:value-type="float" office:value="0.18401678727967807">
            <text:p>0,1840167873</text:p>
          </table:table-cell>
        </table:table-row>
        <table:table-row>
          <table:table-cell office:value-type="float" office:value="0.9689924329715628">
            <text:p>0,968992433</text:p>
          </table:table-cell>
          <table:table-cell office:value-type="float" office:value="0.01562586737990579">
            <text:p>0,0156258674</text:p>
          </table:table-cell>
        </table:table-row>
        <table:table-row>
          <table:table-cell office:value-type="float" office:value="0.7899807440507747">
            <text:p>0,7899807441</text:p>
          </table:table-cell>
          <table:table-cell office:value-type="float" office:value="0.11119139065219741">
            <text:p>0,1111913907</text:p>
          </table:table-cell>
        </table:table-row>
        <table:table-row>
          <table:table-cell office:value-type="float" office:value="0.19593941692183928">
            <text:p>0,1959394169</text:p>
          </table:table-cell>
          <table:table-cell office:value-type="float" office:value="0.5573495544768544">
            <text:p>0,5573495545</text:p>
          </table:table-cell>
        </table:table-row>
        <table:table-row>
          <table:table-cell office:value-type="float" office:value="0.3003533620565045">
            <text:p>0,3003533621</text:p>
          </table:table-cell>
          <table:table-cell office:value-type="float" office:value="0.451954963477905">
            <text:p>0,4519549635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09130400437079986">
            <text:p>0,0913040044</text:p>
          </table:table-cell>
          <table:table-cell office:value-type="float" office:value="0.6978344752113507">
            <text:p>0,6978344752</text:p>
          </table:table-cell>
        </table:table-row>
        <table:table-row>
          <table:table-cell office:value-type="float" office:value="0.8096308884480792">
            <text:p>0,8096308884</text:p>
          </table:table-cell>
          <table:table-cell office:value-type="float" office:value="0.1002050853399542">
            <text:p>0,10020508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9130400437079986">
            <text:p>0,0913040044</text:p>
          </table:table-cell>
          <table:table-cell office:value-type="float" office:value="0.6978344752113507">
            <text:p>0,6978344752</text:p>
          </table:table-cell>
        </table:table-row>
        <table:table-row>
          <table:table-cell office:value-type="float" office:value="0.7296887006051245">
            <text:p>0,7296887006</text:p>
          </table:table-cell>
          <table:table-cell office:value-type="float" office:value="0.14578181908535537">
            <text:p>0,1457818191</text:p>
          </table:table-cell>
        </table:table-row>
        <table:table-row>
          <table:table-cell office:value-type="float" office:value="0.9011495669081737">
            <text:p>0,9011495669</text:p>
          </table:table-cell>
          <table:table-cell office:value-type="float" office:value="0.050711020337761537">
            <text:p>0,0507110203</text:p>
          </table:table-cell>
        </table:table-row>
        <table:table-row>
          <table:table-cell office:value-type="float" office:value="0.3697933521895676">
            <text:p>0,3697933522</text:p>
          </table:table-cell>
          <table:table-cell office:value-type="float" office:value="0.3918936341481306">
            <text:p>0,3918936341</text:p>
          </table:table-cell>
        </table:table-row>
        <table:table-row>
          <table:table-cell office:value-type="float" office:value="0.8691758698770126">
            <text:p>0,8691758699</text:p>
          </table:table-cell>
          <table:table-cell office:value-type="float" office:value="0.067703979480223">
            <text:p>0,0677039795</text:p>
          </table:table-cell>
        </table:table-row>
        <table:table-row>
          <table:table-cell office:value-type="float" office:value="0.19593941692183928">
            <text:p>0,1959394169</text:p>
          </table:table-cell>
          <table:table-cell office:value-type="float" office:value="0.5573495544768544">
            <text:p>0,5573495545</text:p>
          </table:table-cell>
        </table:table-row>
        <table:table-row>
          <table:table-cell office:value-type="float" office:value="0.1437005160480528">
            <text:p>0,143700516</text:p>
          </table:table-cell>
          <table:table-cell office:value-type="float" office:value="0.6209214909177088">
            <text:p>0,6209214909</text:p>
          </table:table-cell>
        </table:table-row>
        <table:table-row>
          <table:table-cell office:value-type="float" office:value="0.6658286034413781">
            <text:p>0,6658286034</text:p>
          </table:table-cell>
          <table:table-cell office:value-type="float" office:value="0.18401678727967807">
            <text:p>0,1840167873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1005801850798179">
            <text:p>0,1005801851</text:p>
          </table:table-cell>
          <table:table-cell office:value-type="float" office:value="0.6828562075653728">
            <text:p>0,6828562076</text:p>
          </table:table-cell>
        </table:table-row>
        <table:table-row>
          <table:table-cell office:value-type="float" office:value="0.6071186613363859">
            <text:p>0,6071186613</text:p>
          </table:table-cell>
          <table:table-cell office:value-type="float" office:value="0.2208218038623091">
            <text:p>0,2208218039</text:p>
          </table:table-cell>
        </table:table-row>
        <table:table-row>
          <table:table-cell office:value-type="float" office:value="0.9689924329715628">
            <text:p>0,968992433</text:p>
          </table:table-cell>
          <table:table-cell office:value-type="float" office:value="0.01562586737990579">
            <text:p>0,0156258674</text:p>
          </table:table-cell>
        </table:table-row>
        <table:table-row>
          <table:table-cell office:value-type="float" office:value="0.8096308884480792">
            <text:p>0,8096308884</text:p>
          </table:table-cell>
          <table:table-cell office:value-type="float" office:value="0.1002050853399542">
            <text:p>0,1002050853</text:p>
          </table:table-cell>
        </table:table-row>
        <table:table-row>
          <table:table-cell office:value-type="float" office:value="0.424823769131884">
            <text:p>0,4248237691</text:p>
          </table:table-cell>
          <table:table-cell office:value-type="float" office:value="0.348214936400132">
            <text:p>0,3482149364</text:p>
          </table:table-cell>
        </table:table-row>
        <table:table-row>
          <table:table-cell office:value-type="float" office:value="0.15853585997181852">
            <text:p>0,15853586</text:p>
          </table:table-cell>
          <table:table-cell office:value-type="float" office:value="0.6018343812283404">
            <text:p>0,6018343812</text:p>
          </table:table-cell>
        </table:table-row>
        <table:table-row>
          <table:table-cell office:value-type="float" office:value="0.34440867158687816">
            <text:p>0,3444086716</text:p>
          </table:table-cell>
          <table:table-cell office:value-type="float" office:value="0.41313658182940205">
            <text:p>0,4131365818</text:p>
          </table:table-cell>
        </table:table-row>
        <table:table-row>
          <table:table-cell office:value-type="float" office:value="0.5565262212320008">
            <text:p>0,5565262212</text:p>
          </table:table-cell>
          <table:table-cell office:value-type="float" office:value="0.2539931493397659">
            <text:p>0,253993149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311117111794876">
            <text:p>0,0731111711</text:p>
          </table:table-cell>
          <table:table-cell office:value-type="float" office:value="0.7296092251611591">
            <text:p>0,7296092252</text:p>
          </table:table-cell>
        </table:table-row>
        <table:table-row>
          <table:table-cell office:value-type="float" office:value="0.514041351050238">
            <text:p>0,5140413511</text:p>
          </table:table-cell>
          <table:table-cell office:value-type="float" office:value="0.2830332287684192">
            <text:p>0,2830332288</text:p>
          </table:table-cell>
        </table:table-row>
        <table:table-row>
          <table:table-cell office:value-type="float" office:value="0.29471610566689">
            <text:p>0,2947161057</text:p>
          </table:table-cell>
          <table:table-cell office:value-type="float" office:value="0.4571223842642893">
            <text:p>0,4571223843</text:p>
          </table:table-cell>
        </table:table-row>
        <table:table-row>
          <table:table-cell office:value-type="float" office:value="0.6658286034413781">
            <text:p>0,6658286034</text:p>
          </table:table-cell>
          <table:table-cell office:value-type="float" office:value="0.18401678727967807">
            <text:p>0,1840167873</text:p>
          </table:table-cell>
        </table:table-row>
        <table:table-row>
          <table:table-cell office:value-type="float" office:value="0.5565262212320008">
            <text:p>0,5565262212</text:p>
          </table:table-cell>
          <table:table-cell office:value-type="float" office:value="0.2539931493397659">
            <text:p>0,2539931493</text:p>
          </table:table-cell>
        </table:table-row>
        <table:table-row>
          <table:table-cell office:value-type="float" office:value="0.433980019569281">
            <text:p>0,4339800196</text:p>
          </table:table-cell>
          <table:table-cell office:value-type="float" office:value="0.34122840106051855">
            <text:p>0,3412284011</text:p>
          </table:table-cell>
        </table:table-row>
        <table:table-row>
          <table:table-cell office:value-type="float" office:value="0.9011495669081737">
            <text:p>0,9011495669</text:p>
          </table:table-cell>
          <table:table-cell office:value-type="float" office:value="0.050711020337761537">
            <text:p>0,0507110203</text:p>
          </table:table-cell>
        </table:table-row>
        <table:table-row>
          <table:table-cell office:value-type="float" office:value="0.9689924329715628">
            <text:p>0,968992433</text:p>
          </table:table-cell>
          <table:table-cell office:value-type="float" office:value="0.01562586737990579">
            <text:p>0,0156258674</text:p>
          </table:table-cell>
        </table:table-row>
        <table:table-row>
          <table:table-cell office:value-type="float" office:value="0.3697933521895676">
            <text:p>0,3697933522</text:p>
          </table:table-cell>
          <table:table-cell office:value-type="float" office:value="0.3918936341481306">
            <text:p>0,3918936341</text:p>
          </table:table-cell>
        </table:table-row>
        <table:table-row>
          <table:table-cell office:value-type="float" office:value="0.34440867158687816">
            <text:p>0,3444086716</text:p>
          </table:table-cell>
          <table:table-cell office:value-type="float" office:value="0.41313658182940205">
            <text:p>0,4131365818</text:p>
          </table:table-cell>
        </table:table-row>
        <table:table-row>
          <table:table-cell office:value-type="float" office:value="0.23693741097155896">
            <text:p>0,236937411</text:p>
          </table:table-cell>
          <table:table-cell office:value-type="float" office:value="0.5132378291490196">
            <text:p>0,5132378291</text:p>
          </table:table-cell>
        </table:table-row>
        <table:table-row>
          <table:table-cell office:value-type="float" office:value="0.19593941692183928">
            <text:p>0,1959394169</text:p>
          </table:table-cell>
          <table:table-cell office:value-type="float" office:value="0.5573495544768544">
            <text:p>0,5573495545</text:p>
          </table:table-cell>
        </table:table-row>
        <table:table-row>
          <table:table-cell office:value-type="float" office:value="0.7688596404262986">
            <text:p>0,7688596404</text:p>
          </table:table-cell>
          <table:table-cell office:value-type="float" office:value="0.12315358218996031">
            <text:p>0,1231535822</text:p>
          </table:table-cell>
        </table:table-row>
        <table:table-row>
          <table:table-cell office:value-type="float" office:value="0.424823769131884">
            <text:p>0,4248237691</text:p>
          </table:table-cell>
          <table:table-cell office:value-type="float" office:value="0.348214936400132">
            <text:p>0,3482149364</text:p>
          </table:table-cell>
        </table:table-row>
        <table:table-row>
          <table:table-cell office:value-type="float" office:value="0.2594455656639662">
            <text:p>0,2594455657</text:p>
          </table:table-cell>
          <table:table-cell office:value-type="float" office:value="0.4906420063806143">
            <text:p>0,4906420064</text:p>
          </table:table-cell>
        </table:table-row>
        <table:table-row>
          <table:table-cell office:value-type="float" office:value="0.12308833977222516">
            <text:p>0,1230883398</text:p>
          </table:table-cell>
          <table:table-cell office:value-type="float" office:value="0.6491605213602307">
            <text:p>0,6491605214</text:p>
          </table:table-cell>
        </table:table-row>
        <table:table-row>
          <table:table-cell office:value-type="float" office:value="0.614392779944599">
            <text:p>0,6143927799</text:p>
          </table:table-cell>
          <table:table-cell office:value-type="float" office:value="0.2161678879092801">
            <text:p>0,21616788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2308833977222516">
            <text:p>0,1230883398</text:p>
          </table:table-cell>
          <table:table-cell office:value-type="float" office:value="0.6491605213602307">
            <text:p>0,6491605214</text:p>
          </table:table-cell>
        </table:table-row>
        <table:table-row>
          <table:table-cell office:value-type="float" office:value="0.19593941692183928">
            <text:p>0,1959394169</text:p>
          </table:table-cell>
          <table:table-cell office:value-type="float" office:value="0.5573495544768544">
            <text:p>0,5573495545</text:p>
          </table:table-cell>
        </table:table-row>
        <table:table-row>
          <table:table-cell office:value-type="float" office:value="0.823659928746334">
            <text:p>0,8236599287</text:p>
          </table:table-cell>
          <table:table-cell office:value-type="float" office:value="0.09244287852150379">
            <text:p>0,0924428785</text:p>
          </table:table-cell>
        </table:table-row>
        <table:table-row>
          <table:table-cell office:value-type="float" office:value="0.9011495669081737">
            <text:p>0,9011495669</text:p>
          </table:table-cell>
          <table:table-cell office:value-type="float" office:value="0.050711020337761537">
            <text:p>0,0507110203</text:p>
          </table:table-cell>
        </table:table-row>
        <table:table-row>
          <table:table-cell office:value-type="float" office:value="0.07311117111794876">
            <text:p>0,0731111711</text:p>
          </table:table-cell>
          <table:table-cell office:value-type="float" office:value="0.7296092251611591">
            <text:p>0,7296092252</text:p>
          </table:table-cell>
        </table:table-row>
        <table:table-row>
          <table:table-cell office:value-type="float" office:value="0.6658286034413781">
            <text:p>0,6658286034</text:p>
          </table:table-cell>
          <table:table-cell office:value-type="float" office:value="0.18401678727967807">
            <text:p>0,1840167873</text:p>
          </table:table-cell>
        </table:table-row>
        <table:table-row>
          <table:table-cell office:value-type="float" office:value="0.5565262212320008">
            <text:p>0,5565262212</text:p>
          </table:table-cell>
          <table:table-cell office:value-type="float" office:value="0.2539931493397659">
            <text:p>0,2539931493</text:p>
          </table:table-cell>
        </table:table-row>
        <table:table-row>
          <table:table-cell office:value-type="float" office:value="0.08099729329414021">
            <text:p>0,0809972933</text:p>
          </table:table-cell>
          <table:table-cell office:value-type="float" office:value="0.7153997658220566">
            <text:p>0,7153997658</text:p>
          </table:table-cell>
        </table:table-row>
        <table:table-row>
          <table:table-cell office:value-type="float" office:value="0.23693741097155896">
            <text:p>0,236937411</text:p>
          </table:table-cell>
          <table:table-cell office:value-type="float" office:value="0.5132378291490196">
            <text:p>0,5132378291</text:p>
          </table:table-cell>
        </table:table-row>
        <table:table-row>
          <table:table-cell office:value-type="float" office:value="0.7121276080383298">
            <text:p>0,712127608</text:p>
          </table:table-cell>
          <table:table-cell office:value-type="float" office:value="0.15612346398401988">
            <text:p>0,156123464</text:p>
          </table:table-cell>
        </table:table-row>
        <table:table-row>
          <table:table-cell office:value-type="float" office:value="0.7688596404262986">
            <text:p>0,7688596404</text:p>
          </table:table-cell>
          <table:table-cell office:value-type="float" office:value="0.12315358218996031">
            <text:p>0,1231535822</text:p>
          </table:table-cell>
        </table:table-row>
        <table:table-row>
          <table:table-cell office:value-type="float" office:value="0.29471610566689">
            <text:p>0,2947161057</text:p>
          </table:table-cell>
          <table:table-cell office:value-type="float" office:value="0.4571223842642893">
            <text:p>0,4571223843</text:p>
          </table:table-cell>
        </table:table-row>
        <table:table-row>
          <table:table-cell office:value-type="float" office:value="0.614392779944599">
            <text:p>0,6143927799</text:p>
          </table:table-cell>
          <table:table-cell office:value-type="float" office:value="0.2161678879092801">
            <text:p>0,2161678879</text:p>
          </table:table-cell>
        </table:table-row>
        <table:table-row>
          <table:table-cell office:value-type="float" office:value="0.9537298983497567">
            <text:p>0,9537298983</text:p>
          </table:table-cell>
          <table:table-cell office:value-type="float" office:value="0.023409042459558327">
            <text:p>0,0234090425</text:p>
          </table:table-cell>
        </table:table-row>
        <table:table-row>
          <table:table-cell office:value-type="float" office:value="0.33319122882316826">
            <text:p>0,3331912288</text:p>
          </table:table-cell>
          <table:table-cell office:value-type="float" office:value="0.42277281004515366">
            <text:p>0,42277281</text:p>
          </table:table-cell>
        </table:table-row>
        <table:table-row>
          <table:table-cell office:value-type="float" office:value="0.7463482114015885">
            <text:p>0,7463482114</text:p>
          </table:table-cell>
          <table:table-cell office:value-type="float" office:value="0.13608553004270818">
            <text:p>0,13608553</text:p>
          </table:table-cell>
        </table:table-row>
        <table:table-row>
          <table:table-cell office:value-type="float" office:value="0.514041351050238">
            <text:p>0,5140413511</text:p>
          </table:table-cell>
          <table:table-cell office:value-type="float" office:value="0.2830332287684192">
            <text:p>0,283033228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3319122882316826">
            <text:p>0,3331912288</text:p>
          </table:table-cell>
          <table:table-cell office:value-type="float" office:value="0.42277281004515366">
            <text:p>0,42277281</text:p>
          </table:table-cell>
        </table:table-row>
        <table:table-row>
          <table:table-cell office:value-type="float" office:value="0.07311117111794876">
            <text:p>0,0731111711</text:p>
          </table:table-cell>
          <table:table-cell office:value-type="float" office:value="0.7296092251611591">
            <text:p>0,7296092252</text:p>
          </table:table-cell>
        </table:table-row>
        <table:table-row>
          <table:table-cell office:value-type="float" office:value="0.29471610566689">
            <text:p>0,2947161057</text:p>
          </table:table-cell>
          <table:table-cell office:value-type="float" office:value="0.4571223842642893">
            <text:p>0,4571223843</text:p>
          </table:table-cell>
        </table:table-row>
        <table:table-row>
          <table:table-cell office:value-type="float" office:value="0.23693741097155896">
            <text:p>0,236937411</text:p>
          </table:table-cell>
          <table:table-cell office:value-type="float" office:value="0.5132378291490196">
            <text:p>0,5132378291</text:p>
          </table:table-cell>
        </table:table-row>
        <table:table-row>
          <table:table-cell office:value-type="float" office:value="0.43514547012372795">
            <text:p>0,4351454701</text:p>
          </table:table-cell>
          <table:table-cell office:value-type="float" office:value="0.340344430688463">
            <text:p>0,3403444307</text:p>
          </table:table-cell>
        </table:table-row>
        <table:table-row>
          <table:table-cell office:value-type="float" office:value="0.40750982904417116">
            <text:p>0,407509829</text:p>
          </table:table-cell>
          <table:table-cell office:value-type="float" office:value="0.3616350346046776">
            <text:p>0,3616350346</text:p>
          </table:table-cell>
        </table:table-row>
        <table:table-row>
          <table:table-cell office:value-type="float" office:value="0.17178973128402134">
            <text:p>0,1717897313</text:p>
          </table:table-cell>
          <table:table-cell office:value-type="float" office:value="0.5855247519042647">
            <text:p>0,5855247519</text:p>
          </table:table-cell>
        </table:table-row>
        <table:table-row>
          <table:table-cell office:value-type="float" office:value="0.9537298983497567">
            <text:p>0,9537298983</text:p>
          </table:table-cell>
          <table:table-cell office:value-type="float" office:value="0.023409042459558327">
            <text:p>0,0234090425</text:p>
          </table:table-cell>
        </table:table-row>
        <table:table-row>
          <table:table-cell office:value-type="float" office:value="0.514041351050238">
            <text:p>0,5140413511</text:p>
          </table:table-cell>
          <table:table-cell office:value-type="float" office:value="0.2830332287684192">
            <text:p>0,2830332288</text:p>
          </table:table-cell>
        </table:table-row>
        <table:table-row>
          <table:table-cell office:value-type="float" office:value="0.12308833977222516">
            <text:p>0,1230883398</text:p>
          </table:table-cell>
          <table:table-cell office:value-type="float" office:value="0.6491605213602307">
            <text:p>0,6491605214</text:p>
          </table:table-cell>
        </table:table-row>
        <table:table-row>
          <table:table-cell office:value-type="float" office:value="0.8342010976894878">
            <text:p>0,8342010977</text:p>
          </table:table-cell>
          <table:table-cell office:value-type="float" office:value="0.08665390038086451">
            <text:p>0,0866539004</text:p>
          </table:table-cell>
        </table:table-row>
        <table:table-row>
          <table:table-cell office:value-type="float" office:value="0.8906083979650199">
            <text:p>0,890608398</text:p>
          </table:table-cell>
          <table:table-cell office:value-type="float" office:value="0.05627949160515755">
            <text:p>0,0562794916</text:p>
          </table:table-cell>
        </table:table-row>
        <table:table-row>
          <table:table-cell office:value-type="float" office:value="0.9011495669081737">
            <text:p>0,9011495669</text:p>
          </table:table-cell>
          <table:table-cell office:value-type="float" office:value="0.050711020337761537">
            <text:p>0,0507110203</text:p>
          </table:table-cell>
        </table:table-row>
        <table:table-row>
          <table:table-cell office:value-type="float" office:value="0.08099729329414021">
            <text:p>0,0809972933</text:p>
          </table:table-cell>
          <table:table-cell office:value-type="float" office:value="0.7153997658220566">
            <text:p>0,7153997658</text:p>
          </table:table-cell>
        </table:table-row>
        <table:table-row>
          <table:table-cell office:value-type="float" office:value="0.7463482114015885">
            <text:p>0,7463482114</text:p>
          </table:table-cell>
          <table:table-cell office:value-type="float" office:value="0.13608553004270818">
            <text:p>0,13608553</text:p>
          </table:table-cell>
        </table:table-row>
        <table:table-row>
          <table:table-cell office:value-type="float" office:value="0.614392779944599">
            <text:p>0,6143927799</text:p>
          </table:table-cell>
          <table:table-cell office:value-type="float" office:value="0.2161678879092801">
            <text:p>0,2161678879</text:p>
          </table:table-cell>
        </table:table-row>
        <table:table-row>
          <table:table-cell office:value-type="float" office:value="0.784951682221793">
            <text:p>0,7849516822</text:p>
          </table:table-cell>
          <table:table-cell office:value-type="float" office:value="0.11402501038585011">
            <text:p>0,114025010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567389665023375">
            <text:p>0,6567389665</text:p>
          </table:table-cell>
          <table:table-cell office:value-type="float" office:value="0.1896056722173226">
            <text:p>0,1896056722</text:p>
          </table:table-cell>
        </table:table-row>
        <table:table-row>
          <table:table-cell office:value-type="float" office:value="0.514041351050238">
            <text:p>0,5140413511</text:p>
          </table:table-cell>
          <table:table-cell office:value-type="float" office:value="0.2830332287684192">
            <text:p>0,2830332288</text:p>
          </table:table-cell>
        </table:table-row>
        <table:table-row>
          <table:table-cell office:value-type="float" office:value="0.12308833977222516">
            <text:p>0,1230883398</text:p>
          </table:table-cell>
          <table:table-cell office:value-type="float" office:value="0.6491605213602307">
            <text:p>0,6491605214</text:p>
          </table:table-cell>
        </table:table-row>
        <table:table-row>
          <table:table-cell office:value-type="float" office:value="0.5981600600789001">
            <text:p>0,5981600601</text:p>
          </table:table-cell>
          <table:table-cell office:value-type="float" office:value="0.2265919187913149">
            <text:p>0,2265919188</text:p>
          </table:table-cell>
        </table:table-row>
        <table:table-row>
          <table:table-cell office:value-type="float" office:value="0.04014711055921411">
            <text:p>0,0401471106</text:p>
          </table:table-cell>
          <table:table-cell office:value-type="float" office:value="0.7996325611302721">
            <text:p>0,7996325611</text:p>
          </table:table-cell>
        </table:table-row>
        <table:table-row>
          <table:table-cell office:value-type="float" office:value="0.9537298983497567">
            <text:p>0,9537298983</text:p>
          </table:table-cell>
          <table:table-cell office:value-type="float" office:value="0.023409042459558327">
            <text:p>0,0234090425</text:p>
          </table:table-cell>
        </table:table-row>
        <table:table-row>
          <table:table-cell office:value-type="float" office:value="0.40750982904417116">
            <text:p>0,407509829</text:p>
          </table:table-cell>
          <table:table-cell office:value-type="float" office:value="0.3616350346046776">
            <text:p>0,3616350346</text:p>
          </table:table-cell>
        </table:table-row>
        <table:table-row>
          <table:table-cell office:value-type="float" office:value="0.8342010976894878">
            <text:p>0,8342010977</text:p>
          </table:table-cell>
          <table:table-cell office:value-type="float" office:value="0.08665390038086451">
            <text:p>0,0866539004</text:p>
          </table:table-cell>
        </table:table-row>
        <table:table-row>
          <table:table-cell office:value-type="float" office:value="0.7426054956640544">
            <text:p>0,7426054957</text:p>
          </table:table-cell>
          <table:table-cell office:value-type="float" office:value="0.1382543904004765">
            <text:p>0,1382543904</text:p>
          </table:table-cell>
        </table:table-row>
        <table:table-row>
          <table:table-cell office:value-type="float" office:value="0.08099729329414021">
            <text:p>0,0809972933</text:p>
          </table:table-cell>
          <table:table-cell office:value-type="float" office:value="0.7153997658220566">
            <text:p>0,7153997658</text:p>
          </table:table-cell>
        </table:table-row>
        <table:table-row>
          <table:table-cell office:value-type="float" office:value="0.3526743154325354">
            <text:p>0,3526743154</text:p>
          </table:table-cell>
          <table:table-cell office:value-type="float" office:value="0.4061361137158318">
            <text:p>0,4061361137</text:p>
          </table:table-cell>
        </table:table-row>
        <table:table-row>
          <table:table-cell office:value-type="float" office:value="0.07311117111794876">
            <text:p>0,0731111711</text:p>
          </table:table-cell>
          <table:table-cell office:value-type="float" office:value="0.7296092251611591">
            <text:p>0,7296092252</text:p>
          </table:table-cell>
        </table:table-row>
        <table:table-row>
          <table:table-cell office:value-type="float" office:value="0.1550612259227678">
            <text:p>0,1550612259</text:p>
          </table:table-cell>
          <table:table-cell office:value-type="float" office:value="0.6062218569768405">
            <text:p>0,606221857</text:p>
          </table:table-cell>
        </table:table-row>
        <table:table-row>
          <table:table-cell office:value-type="float" office:value="0.26890413441111793">
            <text:p>0,2689041344</text:p>
          </table:table-cell>
          <table:table-cell office:value-type="float" office:value="0.4814403270489327">
            <text:p>0,481440327</text:p>
          </table:table-cell>
        </table:table-row>
        <table:table-row>
          <table:table-cell office:value-type="float" office:value="0.4889293744258696">
            <text:p>0,4889293744</text:p>
          </table:table-cell>
          <table:table-cell office:value-type="float" office:value="0.3007651507355561">
            <text:p>0,3007651507</text:p>
          </table:table-cell>
        </table:table-row>
        <table:table-row>
          <table:table-cell office:value-type="float" office:value="0.614392779944599">
            <text:p>0,6143927799</text:p>
          </table:table-cell>
          <table:table-cell office:value-type="float" office:value="0.2161678879092801">
            <text:p>0,2161678879</text:p>
          </table:table-cell>
        </table:table-row>
        <table:table-row>
          <table:table-cell office:value-type="float" office:value="0.18737543418427555">
            <text:p>0,1873754342</text:p>
          </table:table-cell>
          <table:table-cell office:value-type="float" office:value="0.567131158219634">
            <text:p>0,567131158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14041351050238">
            <text:p>0,5140413511</text:p>
          </table:table-cell>
          <table:table-cell office:value-type="float" office:value="0.2830332287684192">
            <text:p>0,2830332288</text:p>
          </table:table-cell>
        </table:table-row>
        <table:table-row>
          <table:table-cell office:value-type="float" office:value="0.19857063655579596">
            <text:p>0,1985706366</text:p>
          </table:table-cell>
          <table:table-cell office:value-type="float" office:value="0.5543873469527645">
            <text:p>0,554387347</text:p>
          </table:table-cell>
        </table:table-row>
        <table:table-row>
          <table:table-cell office:value-type="float" office:value="0.5981600600789001">
            <text:p>0,5981600601</text:p>
          </table:table-cell>
          <table:table-cell office:value-type="float" office:value="0.2265919187913149">
            <text:p>0,2265919188</text:p>
          </table:table-cell>
        </table:table-row>
        <table:table-row>
          <table:table-cell office:value-type="float" office:value="0.6567389665023375">
            <text:p>0,6567389665</text:p>
          </table:table-cell>
          <table:table-cell office:value-type="float" office:value="0.1896056722173226">
            <text:p>0,1896056722</text:p>
          </table:table-cell>
        </table:table-row>
        <table:table-row>
          <table:table-cell office:value-type="float" office:value="0.3526743154325354">
            <text:p>0,3526743154</text:p>
          </table:table-cell>
          <table:table-cell office:value-type="float" office:value="0.4061361137158318">
            <text:p>0,4061361137</text:p>
          </table:table-cell>
        </table:table-row>
        <table:table-row>
          <table:table-cell office:value-type="float" office:value="0.12308833977222516">
            <text:p>0,1230883398</text:p>
          </table:table-cell>
          <table:table-cell office:value-type="float" office:value="0.6491605213602307">
            <text:p>0,6491605214</text:p>
          </table:table-cell>
        </table:table-row>
        <table:table-row>
          <table:table-cell office:value-type="float" office:value="0.26890413441111793">
            <text:p>0,2689041344</text:p>
          </table:table-cell>
          <table:table-cell office:value-type="float" office:value="0.4814403270489327">
            <text:p>0,481440327</text:p>
          </table:table-cell>
        </table:table-row>
        <table:table-row>
          <table:table-cell office:value-type="float" office:value="0.29398121210094064">
            <text:p>0,2939812121</text:p>
          </table:table-cell>
          <table:table-cell office:value-type="float" office:value="0.4577996568601781">
            <text:p>0,4577996569</text:p>
          </table:table-cell>
        </table:table-row>
        <table:table-row>
          <table:table-cell office:value-type="float" office:value="0.9537298983497567">
            <text:p>0,9537298983</text:p>
          </table:table-cell>
          <table:table-cell office:value-type="float" office:value="0.023409042459558327">
            <text:p>0,0234090425</text:p>
          </table:table-cell>
        </table:table-row>
        <table:table-row>
          <table:table-cell office:value-type="float" office:value="0.7143324345075894">
            <text:p>0,7143324345</text:p>
          </table:table-cell>
          <table:table-cell office:value-type="float" office:value="0.15481810566743126">
            <text:p>0,1548181057</text:p>
          </table:table-cell>
        </table:table-row>
        <table:table-row>
          <table:table-cell office:value-type="float" office:value="0.08099729329414021">
            <text:p>0,0809972933</text:p>
          </table:table-cell>
          <table:table-cell office:value-type="float" office:value="0.7153997658220566">
            <text:p>0,7153997658</text:p>
          </table:table-cell>
        </table:table-row>
        <table:table-row>
          <table:table-cell office:value-type="float" office:value="0.8342010976894878">
            <text:p>0,8342010977</text:p>
          </table:table-cell>
          <table:table-cell office:value-type="float" office:value="0.08665390038086451">
            <text:p>0,0866539004</text:p>
          </table:table-cell>
        </table:table-row>
        <table:table-row>
          <table:table-cell office:value-type="float" office:value="0.8845987461676879">
            <text:p>0,8845987462</text:p>
          </table:table-cell>
          <table:table-cell office:value-type="float" office:value="0.05946890207304267">
            <text:p>0,0594689021</text:p>
          </table:table-cell>
        </table:table-row>
        <table:table-row>
          <table:table-cell office:value-type="float" office:value="0.4357828902006361">
            <text:p>0,4357828902</text:p>
          </table:table-cell>
          <table:table-cell office:value-type="float" office:value="0.3398614613578176">
            <text:p>0,3398614614</text:p>
          </table:table-cell>
        </table:table-row>
        <table:table-row>
          <table:table-cell office:value-type="float" office:value="0.04724167769331851">
            <text:p>0,0472416777</text:p>
          </table:table-cell>
          <table:table-cell office:value-type="float" office:value="0.7826484927742194">
            <text:p>0,7826484928</text:p>
          </table:table-cell>
        </table:table-row>
        <table:table-row>
          <table:table-cell office:value-type="float" office:value="0.614392779944599">
            <text:p>0,6143927799</text:p>
          </table:table-cell>
          <table:table-cell office:value-type="float" office:value="0.2161678879092801">
            <text:p>0,2161678879</text:p>
          </table:table-cell>
        </table:table-row>
        <table:table-row>
          <table:table-cell office:value-type="float" office:value="0.18737543418427555">
            <text:p>0,1873754342</text:p>
          </table:table-cell>
          <table:table-cell office:value-type="float" office:value="0.567131158219634">
            <text:p>0,567131158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357828902006361">
            <text:p>0,4357828902</text:p>
          </table:table-cell>
          <table:table-cell office:value-type="float" office:value="0.3398614613578176">
            <text:p>0,3398614614</text:p>
          </table:table-cell>
        </table:table-row>
        <table:table-row>
          <table:table-cell office:value-type="float" office:value="0.3526743154325354">
            <text:p>0,3526743154</text:p>
          </table:table-cell>
          <table:table-cell office:value-type="float" office:value="0.4061361137158318">
            <text:p>0,4061361137</text:p>
          </table:table-cell>
        </table:table-row>
        <table:table-row>
          <table:table-cell office:value-type="float" office:value="0.12308833977222516">
            <text:p>0,1230883398</text:p>
          </table:table-cell>
          <table:table-cell office:value-type="float" office:value="0.6491605213602307">
            <text:p>0,6491605214</text:p>
          </table:table-cell>
        </table:table-row>
        <table:table-row>
          <table:table-cell office:value-type="float" office:value="0.9537298983497567">
            <text:p>0,9537298983</text:p>
          </table:table-cell>
          <table:table-cell office:value-type="float" office:value="0.023409042459558327">
            <text:p>0,0234090425</text:p>
          </table:table-cell>
        </table:table-row>
        <table:table-row>
          <table:table-cell office:value-type="float" office:value="0.08099729329414021">
            <text:p>0,0809972933</text:p>
          </table:table-cell>
          <table:table-cell office:value-type="float" office:value="0.7153997658220566">
            <text:p>0,7153997658</text:p>
          </table:table-cell>
        </table:table-row>
        <table:table-row>
          <table:table-cell office:value-type="float" office:value="0.8845987461676879">
            <text:p>0,8845987462</text:p>
          </table:table-cell>
          <table:table-cell office:value-type="float" office:value="0.05946890207304267">
            <text:p>0,0594689021</text:p>
          </table:table-cell>
        </table:table-row>
        <table:table-row>
          <table:table-cell office:value-type="float" office:value="0.21294865192436055">
            <text:p>0,2129486519</text:p>
          </table:table-cell>
          <table:table-cell office:value-type="float" office:value="0.5385364023843695">
            <text:p>0,5385364024</text:p>
          </table:table-cell>
        </table:table-row>
        <table:table-row>
          <table:table-cell office:value-type="float" office:value="0.17894795607945282">
            <text:p>0,1789479561</text:p>
          </table:table-cell>
          <table:table-cell office:value-type="float" office:value="0.5769775938801198">
            <text:p>0,5769775939</text:p>
          </table:table-cell>
        </table:table-row>
        <table:table-row>
          <table:table-cell office:value-type="float" office:value="0.514041351050238">
            <text:p>0,5140413511</text:p>
          </table:table-cell>
          <table:table-cell office:value-type="float" office:value="0.2830332287684192">
            <text:p>0,2830332288</text:p>
          </table:table-cell>
        </table:table-row>
        <table:table-row>
          <table:table-cell office:value-type="float" office:value="0.04724167769331851">
            <text:p>0,0472416777</text:p>
          </table:table-cell>
          <table:table-cell office:value-type="float" office:value="0.7826484927742194">
            <text:p>0,7826484928</text:p>
          </table:table-cell>
        </table:table-row>
        <table:table-row>
          <table:table-cell office:value-type="float" office:value="0.6567389665023375">
            <text:p>0,6567389665</text:p>
          </table:table-cell>
          <table:table-cell office:value-type="float" office:value="0.1896056722173226">
            <text:p>0,1896056722</text:p>
          </table:table-cell>
        </table:table-row>
        <table:table-row>
          <table:table-cell office:value-type="float" office:value="0.26840799436085566">
            <text:p>0,2684079944</text:p>
          </table:table-cell>
          <table:table-cell office:value-type="float" office:value="0.48191893070596026">
            <text:p>0,4819189307</text:p>
          </table:table-cell>
        </table:table-row>
        <table:table-row>
          <table:table-cell office:value-type="float" office:value="0.2968146991253078">
            <text:p>0,2968146991</text:p>
          </table:table-cell>
          <table:table-cell office:value-type="float" office:value="0.45519297074532183">
            <text:p>0,4551929707</text:p>
          </table:table-cell>
        </table:table-row>
        <table:table-row>
          <table:table-cell office:value-type="float" office:value="0.7143324345075894">
            <text:p>0,7143324345</text:p>
          </table:table-cell>
          <table:table-cell office:value-type="float" office:value="0.15481810566743126">
            <text:p>0,1548181057</text:p>
          </table:table-cell>
        </table:table-row>
        <table:table-row>
          <table:table-cell office:value-type="float" office:value="0.5442491629471549">
            <text:p>0,5442491629</text:p>
          </table:table-cell>
          <table:table-cell office:value-type="float" office:value="0.2622675532775077">
            <text:p>0,2622675533</text:p>
          </table:table-cell>
        </table:table-row>
        <table:table-row>
          <table:table-cell office:value-type="float" office:value="0.5816388391145254">
            <text:p>0,5816388391</text:p>
          </table:table-cell>
          <table:table-cell office:value-type="float" office:value="0.23734749779829256">
            <text:p>0,2373474978</text:p>
          </table:table-cell>
        </table:table-row>
        <table:table-row>
          <table:table-cell office:value-type="float" office:value="0.7619276839778553">
            <text:p>0,761927684</text:p>
          </table:table-cell>
          <table:table-cell office:value-type="float" office:value="0.12711530888790623">
            <text:p>0,127115308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8099729329414021">
            <text:p>0,0809972933</text:p>
          </table:table-cell>
          <table:table-cell office:value-type="float" office:value="0.7153997658220566">
            <text:p>0,7153997658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04724167769331851">
            <text:p>0,0472416777</text:p>
          </table:table-cell>
          <table:table-cell office:value-type="float" office:value="0.7826484927742194">
            <text:p>0,7826484928</text:p>
          </table:table-cell>
        </table:table-row>
        <table:table-row>
          <table:table-cell office:value-type="float" office:value="0.8845987461676879">
            <text:p>0,8845987462</text:p>
          </table:table-cell>
          <table:table-cell office:value-type="float" office:value="0.05946890207304267">
            <text:p>0,0594689021</text:p>
          </table:table-cell>
        </table:table-row>
        <table:table-row>
          <table:table-cell office:value-type="float" office:value="0.17894795607945282">
            <text:p>0,1789479561</text:p>
          </table:table-cell>
          <table:table-cell office:value-type="float" office:value="0.5769775938801198">
            <text:p>0,5769775939</text:p>
          </table:table-cell>
        </table:table-row>
        <table:table-row>
          <table:table-cell office:value-type="float" office:value="0.9537298983497567">
            <text:p>0,9537298983</text:p>
          </table:table-cell>
          <table:table-cell office:value-type="float" office:value="0.023409042459558327">
            <text:p>0,0234090425</text:p>
          </table:table-cell>
        </table:table-row>
        <table:table-row>
          <table:table-cell office:value-type="float" office:value="0.7619276839778553">
            <text:p>0,761927684</text:p>
          </table:table-cell>
          <table:table-cell office:value-type="float" office:value="0.12711530888790623">
            <text:p>0,1271153089</text:p>
          </table:table-cell>
        </table:table-row>
        <table:table-row>
          <table:table-cell office:value-type="float" office:value="0.47895470611376234">
            <text:p>0,4789547061</text:p>
          </table:table-cell>
          <table:table-cell office:value-type="float" office:value="0.30793446400376046">
            <text:p>0,307934464</text:p>
          </table:table-cell>
        </table:table-row>
        <table:table-row>
          <table:table-cell office:value-type="float" office:value="0.14070724477650332">
            <text:p>0,1407072448</text:p>
          </table:table-cell>
          <table:table-cell office:value-type="float" office:value="0.6248903563269756">
            <text:p>0,6248903563</text:p>
          </table:table-cell>
        </table:table-row>
        <table:table-row>
          <table:table-cell office:value-type="float" office:value="0.21294865192436055">
            <text:p>0,2129486519</text:p>
          </table:table-cell>
          <table:table-cell office:value-type="float" office:value="0.5385364023843695">
            <text:p>0,5385364024</text:p>
          </table:table-cell>
        </table:table-row>
        <table:table-row>
          <table:table-cell office:value-type="float" office:value="0.5442491629471549">
            <text:p>0,5442491629</text:p>
          </table:table-cell>
          <table:table-cell office:value-type="float" office:value="0.2622675532775077">
            <text:p>0,2622675533</text:p>
          </table:table-cell>
        </table:table-row>
        <table:table-row>
          <table:table-cell office:value-type="float" office:value="0.514041351050238">
            <text:p>0,5140413511</text:p>
          </table:table-cell>
          <table:table-cell office:value-type="float" office:value="0.2830332287684192">
            <text:p>0,2830332288</text:p>
          </table:table-cell>
        </table:table-row>
        <table:table-row>
          <table:table-cell office:value-type="float" office:value="0.1204782998754113">
            <text:p>0,1204782999</text:p>
          </table:table-cell>
          <table:table-cell office:value-type="float" office:value="0.6529001586352836">
            <text:p>0,6529001586</text:p>
          </table:table-cell>
        </table:table-row>
        <table:table-row>
          <table:table-cell office:value-type="float" office:value="0.3526743154325354">
            <text:p>0,3526743154</text:p>
          </table:table-cell>
          <table:table-cell office:value-type="float" office:value="0.4061361137158318">
            <text:p>0,4061361137</text:p>
          </table:table-cell>
        </table:table-row>
        <table:table-row>
          <table:table-cell office:value-type="float" office:value="0.23464720424995422">
            <text:p>0,2346472042</text:p>
          </table:table-cell>
          <table:table-cell office:value-type="float" office:value="0.5155960319630379">
            <text:p>0,515596032</text:p>
          </table:table-cell>
        </table:table-row>
        <table:table-row>
          <table:table-cell office:value-type="float" office:value="0.5950985938172298">
            <text:p>0,5950985938</text:p>
          </table:table-cell>
          <table:table-cell office:value-type="float" office:value="0.22857366274074498">
            <text:p>0,2285736627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619276839778553">
            <text:p>0,761927684</text:p>
          </table:table-cell>
          <table:table-cell office:value-type="float" office:value="0.12711530888790623">
            <text:p>0,1271153089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office:value-type="float" office:value="0.32957503956605677">
            <text:p>0,3295750396</text:p>
          </table:table-cell>
          <table:table-cell office:value-type="float" office:value="0.42591373508325703">
            <text:p>0,4259137351</text:p>
          </table:table-cell>
        </table:table-row>
        <table:table-row>
          <table:table-cell office:value-type="float" office:value="0.08099729329414021">
            <text:p>0,0809972933</text:p>
          </table:table-cell>
          <table:table-cell office:value-type="float" office:value="0.7153997658220566">
            <text:p>0,7153997658</text:p>
          </table:table-cell>
        </table:table-row>
        <table:table-row>
          <table:table-cell office:value-type="float" office:value="0.47895470611376234">
            <text:p>0,4789547061</text:p>
          </table:table-cell>
          <table:table-cell office:value-type="float" office:value="0.30793446400376046">
            <text:p>0,307934464</text:p>
          </table:table-cell>
        </table:table-row>
        <table:table-row>
          <table:table-cell office:value-type="float" office:value="0.25774648011643286">
            <text:p>0,2577464801</text:p>
          </table:table-cell>
          <table:table-cell office:value-type="float" office:value="0.4923126157600203">
            <text:p>0,4923126158</text:p>
          </table:table-cell>
        </table:table-row>
        <table:table-row>
          <table:table-cell office:value-type="float" office:value="0.1204782998754113">
            <text:p>0,1204782999</text:p>
          </table:table-cell>
          <table:table-cell office:value-type="float" office:value="0.6529001586352836">
            <text:p>0,6529001586</text:p>
          </table:table-cell>
        </table:table-row>
        <table:table-row>
          <table:table-cell office:value-type="float" office:value="0.41553315684697145">
            <text:p>0,4155331568</text:p>
          </table:table-cell>
          <table:table-cell office:value-type="float" office:value="0.3553813865183759">
            <text:p>0,3553813865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9537298983497567">
            <text:p>0,9537298983</text:p>
          </table:table-cell>
          <table:table-cell office:value-type="float" office:value="0.023409042459558327">
            <text:p>0,0234090425</text:p>
          </table:table-cell>
        </table:table-row>
        <table:table-row>
          <table:table-cell office:value-type="float" office:value="0.04724167769331851">
            <text:p>0,0472416777</text:p>
          </table:table-cell>
          <table:table-cell office:value-type="float" office:value="0.7826484927742194">
            <text:p>0,7826484928</text:p>
          </table:table-cell>
        </table:table-row>
        <table:table-row>
          <table:table-cell office:value-type="float" office:value="0.514041351050238">
            <text:p>0,5140413511</text:p>
          </table:table-cell>
          <table:table-cell office:value-type="float" office:value="0.2830332287684192">
            <text:p>0,2830332288</text:p>
          </table:table-cell>
        </table:table-row>
        <table:table-row>
          <table:table-cell office:value-type="float" office:value="0.3984829503511869">
            <text:p>0,3984829504</text:p>
          </table:table-cell>
          <table:table-cell office:value-type="float" office:value="0.3687449403361689">
            <text:p>0,3687449403</text:p>
          </table:table-cell>
        </table:table-row>
        <table:table-row>
          <table:table-cell office:value-type="float" office:value="0.9167571836396685">
            <text:p>0,9167571836</text:p>
          </table:table-cell>
          <table:table-cell office:value-type="float" office:value="0.042525622463102875">
            <text:p>0,0425256225</text:p>
          </table:table-cell>
        </table:table-row>
        <table:table-row>
          <table:table-cell office:value-type="float" office:value="0.05446068354260234">
            <text:p>0,0544606835</text:p>
          </table:table-cell>
          <table:table-cell office:value-type="float" office:value="0.766631871193596">
            <text:p>0,7666318712</text:p>
          </table:table-cell>
        </table:table-row>
        <table:table-row>
          <table:table-cell office:value-type="float" office:value="0.5950985938172298">
            <text:p>0,5950985938</text:p>
          </table:table-cell>
          <table:table-cell office:value-type="float" office:value="0.22857366274074498">
            <text:p>0,2285736627</text:p>
          </table:table-cell>
        </table:table-row>
        <table:table-row>
          <table:table-cell office:value-type="float" office:value="0.3552388695897227">
            <text:p>0,3552388696</text:p>
          </table:table-cell>
          <table:table-cell office:value-type="float" office:value="0.40398081441137934">
            <text:p>0,403980814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4784059462322793">
            <text:p>0,1478405946</text:p>
          </table:table-cell>
          <table:table-cell office:value-type="float" office:value="0.6154995518556214">
            <text:p>0,6154995519</text:p>
          </table:table-cell>
        </table:table-row>
        <table:table-row>
          <table:table-cell office:value-type="float" office:value="0.2369110158352739">
            <text:p>0,2369110158</text:p>
          </table:table-cell>
          <table:table-cell office:value-type="float" office:value="0.5132649428741813">
            <text:p>0,5132649429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1204782998754113">
            <text:p>0,1204782999</text:p>
          </table:table-cell>
          <table:table-cell office:value-type="float" office:value="0.6529001586352836">
            <text:p>0,6529001586</text:p>
          </table:table-cell>
        </table:table-row>
        <table:table-row>
          <table:table-cell office:value-type="float" office:value="0.08099729329414021">
            <text:p>0,0809972933</text:p>
          </table:table-cell>
          <table:table-cell office:value-type="float" office:value="0.7153997658220566">
            <text:p>0,7153997658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office:value-type="float" office:value="0.2596194343058377">
            <text:p>0,2596194343</text:p>
          </table:table-cell>
          <table:table-cell office:value-type="float" office:value="0.49047136066179975">
            <text:p>0,4904713607</text:p>
          </table:table-cell>
        </table:table-row>
        <table:table-row>
          <table:table-cell office:value-type="float" office:value="0.32957503956605677">
            <text:p>0,3295750396</text:p>
          </table:table-cell>
          <table:table-cell office:value-type="float" office:value="0.42591373508325703">
            <text:p>0,4259137351</text:p>
          </table:table-cell>
        </table:table-row>
        <table:table-row>
          <table:table-cell office:value-type="float" office:value="0.689584213422837">
            <text:p>0,6895842134</text:p>
          </table:table-cell>
          <table:table-cell office:value-type="float" office:value="0.1695879255316448">
            <text:p>0,1695879255</text:p>
          </table:table-cell>
        </table:table-row>
        <table:table-row>
          <table:table-cell office:value-type="float" office:value="0.9537298983497567">
            <text:p>0,9537298983</text:p>
          </table:table-cell>
          <table:table-cell office:value-type="float" office:value="0.023409042459558327">
            <text:p>0,0234090425</text:p>
          </table:table-cell>
        </table:table-row>
        <table:table-row>
          <table:table-cell office:value-type="float" office:value="0.7958864070202019">
            <text:p>0,795886407</text:p>
          </table:table-cell>
          <table:table-cell office:value-type="float" office:value="0.10787534109845287">
            <text:p>0,1078753411</text:p>
          </table:table-cell>
        </table:table-row>
        <table:table-row>
          <table:table-cell office:value-type="float" office:value="0.41553315684697145">
            <text:p>0,4155331568</text:p>
          </table:table-cell>
          <table:table-cell office:value-type="float" office:value="0.3553813865183759">
            <text:p>0,3553813865</text:p>
          </table:table-cell>
        </table:table-row>
        <table:table-row>
          <table:table-cell office:value-type="float" office:value="0.9055143803943928">
            <text:p>0,9055143804</text:p>
          </table:table-cell>
          <table:table-cell office:value-type="float" office:value="0.048414806549412104">
            <text:p>0,0484148065</text:p>
          </table:table-cell>
        </table:table-row>
        <table:table-row>
          <table:table-cell office:value-type="float" office:value="0.4660796191214093">
            <text:p>0,4660796191</text:p>
          </table:table-cell>
          <table:table-cell office:value-type="float" office:value="0.3172997589560925">
            <text:p>0,317299759</text:p>
          </table:table-cell>
        </table:table-row>
        <table:table-row>
          <table:table-cell office:value-type="float" office:value="0.5356375018723722">
            <text:p>0,5356375019</text:p>
          </table:table-cell>
          <table:table-cell office:value-type="float" office:value="0.26812740051811457">
            <text:p>0,2681274005</text:p>
          </table:table-cell>
        </table:table-row>
        <table:table-row>
          <table:table-cell office:value-type="float" office:value="0.5930320720222542">
            <text:p>0,593032072</text:p>
          </table:table-cell>
          <table:table-cell office:value-type="float" office:value="0.2299142437220033">
            <text:p>0,2299142437</text:p>
          </table:table-cell>
        </table:table-row>
        <table:table-row>
          <table:table-cell office:value-type="float" office:value="0.7221089782440607">
            <text:p>0,7221089782</text:p>
          </table:table-cell>
          <table:table-cell office:value-type="float" office:value="0.15023004392714567">
            <text:p>0,150230043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4784059462322793">
            <text:p>0,1478405946</text:p>
          </table:table-cell>
          <table:table-cell office:value-type="float" office:value="0.6154995518556214">
            <text:p>0,6154995519</text:p>
          </table:table-cell>
        </table:table-row>
        <table:table-row>
          <table:table-cell office:value-type="float" office:value="0.2369110158352739">
            <text:p>0,2369110158</text:p>
          </table:table-cell>
          <table:table-cell office:value-type="float" office:value="0.5132649428741813">
            <text:p>0,5132649429</text:p>
          </table:table-cell>
        </table:table-row>
        <table:table-row>
          <table:table-cell office:value-type="float" office:value="0.06123316166666126">
            <text:p>0,0612331617</text:p>
          </table:table-cell>
          <table:table-cell office:value-type="float" office:value="0.7525466474935907">
            <text:p>0,7525466475</text:p>
          </table:table-cell>
        </table:table-row>
        <table:table-row>
          <table:table-cell office:value-type="float" office:value="0.32957503956605677">
            <text:p>0,3295750396</text:p>
          </table:table-cell>
          <table:table-cell office:value-type="float" office:value="0.42591373508325703">
            <text:p>0,4259137351</text:p>
          </table:table-cell>
        </table:table-row>
        <table:table-row>
          <table:table-cell office:value-type="float" office:value="0.4069285697194884">
            <text:p>0,4069285697</text:p>
          </table:table-cell>
          <table:table-cell office:value-type="float" office:value="0.3620904690165788">
            <text:p>0,362090469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9537298983497567">
            <text:p>0,9537298983</text:p>
          </table:table-cell>
          <table:table-cell office:value-type="float" office:value="0.023409042459558327">
            <text:p>0,0234090425</text:p>
          </table:table-cell>
        </table:table-row>
        <table:table-row>
          <table:table-cell office:value-type="float" office:value="0.5356375018723722">
            <text:p>0,5356375019</text:p>
          </table:table-cell>
          <table:table-cell office:value-type="float" office:value="0.26812740051811457">
            <text:p>0,2681274005</text:p>
          </table:table-cell>
        </table:table-row>
        <table:table-row>
          <table:table-cell office:value-type="float" office:value="0.08099729329414021">
            <text:p>0,0809972933</text:p>
          </table:table-cell>
          <table:table-cell office:value-type="float" office:value="0.7153997658220566">
            <text:p>0,7153997658</text:p>
          </table:table-cell>
        </table:table-row>
        <table:table-row>
          <table:table-cell office:value-type="float" office:value="0.7958864070202019">
            <text:p>0,795886407</text:p>
          </table:table-cell>
          <table:table-cell office:value-type="float" office:value="0.10787534109845287">
            <text:p>0,1078753411</text:p>
          </table:table-cell>
        </table:table-row>
        <table:table-row>
          <table:table-cell office:value-type="float" office:value="0.7656151910683618">
            <text:p>0,7656151911</text:p>
          </table:table-cell>
          <table:table-cell office:value-type="float" office:value="0.12500560512174608">
            <text:p>0,1250056051</text:p>
          </table:table-cell>
        </table:table-row>
        <table:table-row>
          <table:table-cell office:value-type="float" office:value="0.5930320720222542">
            <text:p>0,593032072</text:p>
          </table:table-cell>
          <table:table-cell office:value-type="float" office:value="0.2299142437220033">
            <text:p>0,2299142437</text:p>
          </table:table-cell>
        </table:table-row>
        <table:table-row>
          <table:table-cell office:value-type="float" office:value="0.11002603815452724">
            <text:p>0,1100260382</text:p>
          </table:table-cell>
          <table:table-cell office:value-type="float" office:value="0.6682982692922341">
            <text:p>0,6682982693</text:p>
          </table:table-cell>
        </table:table-row>
        <table:table-row>
          <table:table-cell office:value-type="float" office:value="0.8951593771411527">
            <text:p>0,8951593771</text:p>
          </table:table-cell>
          <table:table-cell office:value-type="float" office:value="0.05387137389192542">
            <text:p>0,0538713739</text:p>
          </table:table-cell>
        </table:table-row>
        <table:table-row>
          <table:table-cell office:value-type="float" office:value="0.1204782998754113">
            <text:p>0,1204782999</text:p>
          </table:table-cell>
          <table:table-cell office:value-type="float" office:value="0.6529001586352836">
            <text:p>0,6529001586</text:p>
          </table:table-cell>
        </table:table-row>
        <table:table-row>
          <table:table-cell office:value-type="float" office:value="0.9055143803943928">
            <text:p>0,9055143804</text:p>
          </table:table-cell>
          <table:table-cell office:value-type="float" office:value="0.048414806549412104">
            <text:p>0,0484148065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069285697194884">
            <text:p>0,4069285697</text:p>
          </table:table-cell>
          <table:table-cell office:value-type="float" office:value="0.3620904690165788">
            <text:p>0,362090469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office:value-type="float" office:value="0.7406154366880429">
            <text:p>0,7406154367</text:p>
          </table:table-cell>
          <table:table-cell office:value-type="float" office:value="0.139409832331299">
            <text:p>0,1394098323</text:p>
          </table:table-cell>
        </table:table-row>
        <table:table-row>
          <table:table-cell office:value-type="float" office:value="0.06123316166666126">
            <text:p>0,0612331617</text:p>
          </table:table-cell>
          <table:table-cell office:value-type="float" office:value="0.7525466474935907">
            <text:p>0,7525466475</text:p>
          </table:table-cell>
        </table:table-row>
        <table:table-row>
          <table:table-cell office:value-type="float" office:value="0.2599933653230339">
            <text:p>0,2599933653</text:p>
          </table:table-cell>
          <table:table-cell office:value-type="float" office:value="0.4901045545182484">
            <text:p>0,4901045545</text:p>
          </table:table-cell>
        </table:table-row>
        <table:table-row>
          <table:table-cell office:value-type="float" office:value="0.2369110158352739">
            <text:p>0,2369110158</text:p>
          </table:table-cell>
          <table:table-cell office:value-type="float" office:value="0.5132649428741813">
            <text:p>0,5132649429</text:p>
          </table:table-cell>
        </table:table-row>
        <table:table-row>
          <table:table-cell office:value-type="float" office:value="0.32957503956605677">
            <text:p>0,3295750396</text:p>
          </table:table-cell>
          <table:table-cell office:value-type="float" office:value="0.42591373508325703">
            <text:p>0,4259137351</text:p>
          </table:table-cell>
        </table:table-row>
        <table:table-row>
          <table:table-cell office:value-type="float" office:value="0.17620992130327517">
            <text:p>0,1762099213</text:p>
          </table:table-cell>
          <table:table-cell office:value-type="float" office:value="0.5802263451533968">
            <text:p>0,5802263452</text:p>
          </table:table-cell>
        </table:table-row>
        <table:table-row>
          <table:table-cell office:value-type="float" office:value="0.32671449202097097">
            <text:p>0,326714492</text:p>
          </table:table-cell>
          <table:table-cell office:value-type="float" office:value="0.4284105564122348">
            <text:p>0,4284105564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4623116529250663">
            <text:p>0,4623116529</text:p>
          </table:table-cell>
          <table:table-cell office:value-type="float" office:value="0.32006496418770547">
            <text:p>0,3200649642</text:p>
          </table:table-cell>
        </table:table-row>
        <table:table-row>
          <table:table-cell office:value-type="float" office:value="0.5311264410998273">
            <text:p>0,5311264411</text:p>
          </table:table-cell>
          <table:table-cell office:value-type="float" office:value="0.27121577877959835">
            <text:p>0,2712157788</text:p>
          </table:table-cell>
        </table:table-row>
        <table:table-row>
          <table:table-cell office:value-type="float" office:value="0.5930320720222542">
            <text:p>0,593032072</text:p>
          </table:table-cell>
          <table:table-cell office:value-type="float" office:value="0.2299142437220033">
            <text:p>0,2299142437</text:p>
          </table:table-cell>
        </table:table-row>
        <table:table-row>
          <table:table-cell office:value-type="float" office:value="0.5356375018723722">
            <text:p>0,5356375019</text:p>
          </table:table-cell>
          <table:table-cell office:value-type="float" office:value="0.26812740051811457">
            <text:p>0,2681274005</text:p>
          </table:table-cell>
        </table:table-row>
        <table:table-row>
          <table:table-cell office:value-type="float" office:value="0.45679679057535116">
            <text:p>0,4567967906</text:p>
          </table:table-cell>
          <table:table-cell office:value-type="float" office:value="0.32413256434759996">
            <text:p>0,3241325643</text:p>
          </table:table-cell>
        </table:table-row>
        <table:table-row>
          <table:table-cell office:value-type="float" office:value="0.7958864070202019">
            <text:p>0,795886407</text:p>
          </table:table-cell>
          <table:table-cell office:value-type="float" office:value="0.10787534109845287">
            <text:p>0,1078753411</text:p>
          </table:table-cell>
        </table:table-row>
        <table:table-row>
          <table:table-cell office:value-type="float" office:value="0.14784059462322793">
            <text:p>0,1478405946</text:p>
          </table:table-cell>
          <table:table-cell office:value-type="float" office:value="0.6154995518556214">
            <text:p>0,615499551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06123316166666126">
            <text:p>0,0612331617</text:p>
          </table:table-cell>
          <table:table-cell office:value-type="float" office:value="0.7525466474935907">
            <text:p>0,7525466475</text:p>
          </table:table-cell>
        </table:table-row>
        <table:table-row>
          <table:table-cell office:value-type="float" office:value="0.14784059462322793">
            <text:p>0,1478405946</text:p>
          </table:table-cell>
          <table:table-cell office:value-type="float" office:value="0.6154995518556214">
            <text:p>0,6154995519</text:p>
          </table:table-cell>
        </table:table-row>
        <table:table-row>
          <table:table-cell office:value-type="float" office:value="0.9962467409128574">
            <text:p>0,9962467409</text:p>
          </table:table-cell>
          <table:table-cell office:value-type="float" office:value="0.0018783937250644867">
            <text:p>0,0018783937</text:p>
          </table:table-cell>
        </table:table-row>
        <table:table-row>
          <table:table-cell office:value-type="float" office:value="0.4069285697194884">
            <text:p>0,4069285697</text:p>
          </table:table-cell>
          <table:table-cell office:value-type="float" office:value="0.3620904690165788">
            <text:p>0,362090469</text:p>
          </table:table-cell>
        </table:table-row>
        <table:table-row>
          <table:table-cell office:value-type="float" office:value="0.3304677511081136">
            <text:p>0,3304677511</text:p>
          </table:table-cell>
          <table:table-cell office:value-type="float" office:value="0.4251367544292698">
            <text:p>0,4251367544</text:p>
          </table:table-cell>
        </table:table-row>
        <table:table-row>
          <table:table-cell office:value-type="float" office:value="0.207139713239971">
            <text:p>0,2071397132</text:p>
          </table:table-cell>
          <table:table-cell office:value-type="float" office:value="0.5448739589520601">
            <text:p>0,544873959</text:p>
          </table:table-cell>
        </table:table-row>
        <table:table-row>
          <table:table-cell office:value-type="float" office:value="0.6973806183960571">
            <text:p>0,6973806184</text:p>
          </table:table-cell>
          <table:table-cell office:value-type="float" office:value="0.16490682053075234">
            <text:p>0,1649068205</text:p>
          </table:table-cell>
        </table:table-row>
        <table:table-row>
          <table:table-cell office:value-type="float" office:value="0.2599933653230339">
            <text:p>0,2599933653</text:p>
          </table:table-cell>
          <table:table-cell office:value-type="float" office:value="0.4901045545182484">
            <text:p>0,4901045545</text:p>
          </table:table-cell>
        </table:table-row>
        <table:table-row>
          <table:table-cell office:value-type="float" office:value="0.48616957505531005">
            <text:p>0,4861695751</text:p>
          </table:table-cell>
          <table:table-cell office:value-type="float" office:value="0.3027413858149115">
            <text:p>0,3027413858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office:value-type="float" office:value="0.2369110158352739">
            <text:p>0,2369110158</text:p>
          </table:table-cell>
          <table:table-cell office:value-type="float" office:value="0.5132649428741813">
            <text:p>0,5132649429</text:p>
          </table:table-cell>
        </table:table-row>
        <table:table-row>
          <table:table-cell office:value-type="float" office:value="0.29864524762936095">
            <text:p>0,2986452476</text:p>
          </table:table-cell>
          <table:table-cell office:value-type="float" office:value="0.4535155559127406">
            <text:p>0,4535155559</text:p>
          </table:table-cell>
        </table:table-row>
        <table:table-row>
          <table:table-cell office:value-type="float" office:value="0.7406154366880429">
            <text:p>0,7406154367</text:p>
          </table:table-cell>
          <table:table-cell office:value-type="float" office:value="0.139409832331299">
            <text:p>0,1394098323</text:p>
          </table:table-cell>
        </table:table-row>
        <table:table-row>
          <table:table-cell office:value-type="float" office:value="0.17620992130327517">
            <text:p>0,1762099213</text:p>
          </table:table-cell>
          <table:table-cell office:value-type="float" office:value="0.5802263451533968">
            <text:p>0,5802263452</text:p>
          </table:table-cell>
        </table:table-row>
        <table:table-row>
          <table:table-cell office:value-type="float" office:value="0.6639862120651971">
            <text:p>0,6639862121</text:p>
          </table:table-cell>
          <table:table-cell office:value-type="float" office:value="0.18514650883413575">
            <text:p>0,1851465088</text:p>
          </table:table-cell>
        </table:table-row>
        <table:table-row>
          <table:table-cell office:value-type="float" office:value="0.7627144263770106">
            <text:p>0,7627144264</text:p>
          </table:table-cell>
          <table:table-cell office:value-type="float" office:value="0.1266647686157334">
            <text:p>0,12666476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14784059462322793">
            <text:p>0,1478405946</text:p>
          </table:table-cell>
          <table:table-cell office:value-type="float" office:value="0.6154995518556214">
            <text:p>0,6154995519</text:p>
          </table:table-cell>
        </table:table-row>
        <table:table-row>
          <table:table-cell office:value-type="float" office:value="0.9962467409128574">
            <text:p>0,9962467409</text:p>
          </table:table-cell>
          <table:table-cell office:value-type="float" office:value="0.0018783937250644867">
            <text:p>0,0018783937</text:p>
          </table:table-cell>
        </table:table-row>
        <table:table-row>
          <table:table-cell office:value-type="float" office:value="0.5546920320876476">
            <text:p>0,5546920321</text:p>
          </table:table-cell>
          <table:table-cell office:value-type="float" office:value="0.2552235019231289">
            <text:p>0,2552235019</text:p>
          </table:table-cell>
        </table:table-row>
        <table:table-row>
          <table:table-cell office:value-type="float" office:value="0.07061198011049927">
            <text:p>0,0706119801</text:p>
          </table:table-cell>
          <table:table-cell office:value-type="float" office:value="0.7342708519742344">
            <text:p>0,734270852</text:p>
          </table:table-cell>
        </table:table-row>
        <table:table-row>
          <table:table-cell office:value-type="float" office:value="0.06123316166666126">
            <text:p>0,0612331617</text:p>
          </table:table-cell>
          <table:table-cell office:value-type="float" office:value="0.7525466474935907">
            <text:p>0,7525466475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office:value-type="float" office:value="0.4273166186513306">
            <text:p>0,4273166187</text:p>
          </table:table-cell>
          <table:table-cell office:value-type="float" office:value="0.3463054087333056">
            <text:p>0,3463054087</text:p>
          </table:table-cell>
        </table:table-row>
        <table:table-row>
          <table:table-cell office:value-type="float" office:value="0.17620992130327517">
            <text:p>0,1762099213</text:p>
          </table:table-cell>
          <table:table-cell office:value-type="float" office:value="0.5802263451533968">
            <text:p>0,5802263452</text:p>
          </table:table-cell>
        </table:table-row>
        <table:table-row>
          <table:table-cell office:value-type="float" office:value="0.784006751617844">
            <text:p>0,7840067516</text:p>
          </table:table-cell>
          <table:table-cell office:value-type="float" office:value="0.11455844257351233">
            <text:p>0,1145584426</text:p>
          </table:table-cell>
        </table:table-row>
        <table:table-row>
          <table:table-cell office:value-type="float" office:value="0.49955530757179706">
            <text:p>0,4995553076</text:p>
          </table:table-cell>
          <table:table-cell office:value-type="float" office:value="0.2932077337917477">
            <text:p>0,2932077338</text:p>
          </table:table-cell>
        </table:table-row>
        <table:table-row>
          <table:table-cell office:value-type="float" office:value="0.48456865222975615">
            <text:p>0,4845686522</text:p>
          </table:table-cell>
          <table:table-cell office:value-type="float" office:value="0.30389034467998066">
            <text:p>0,3038903447</text:p>
          </table:table-cell>
        </table:table-row>
        <table:table-row>
          <table:table-cell office:value-type="float" office:value="0.3304677511081136">
            <text:p>0,3304677511</text:p>
          </table:table-cell>
          <table:table-cell office:value-type="float" office:value="0.4251367544292698">
            <text:p>0,4251367544</text:p>
          </table:table-cell>
        </table:table-row>
        <table:table-row>
          <table:table-cell office:value-type="float" office:value="0.4069285697194884">
            <text:p>0,4069285697</text:p>
          </table:table-cell>
          <table:table-cell office:value-type="float" office:value="0.3620904690165788">
            <text:p>0,362090469</text:p>
          </table:table-cell>
        </table:table-row>
        <table:table-row>
          <table:table-cell office:value-type="float" office:value="0.2957639722392534">
            <text:p>0,2957639722</text:p>
          </table:table-cell>
          <table:table-cell office:value-type="float" office:value="0.45615813673526995">
            <text:p>0,4561581367</text:p>
          </table:table-cell>
        </table:table-row>
        <table:table-row>
          <table:table-cell office:value-type="float" office:value="0.7406154366880429">
            <text:p>0,7406154367</text:p>
          </table:table-cell>
          <table:table-cell office:value-type="float" office:value="0.139409832331299">
            <text:p>0,1394098323</text:p>
          </table:table-cell>
        </table:table-row>
        <table:table-row>
          <table:table-cell office:value-type="float" office:value="0.2599933653230339">
            <text:p>0,2599933653</text:p>
          </table:table-cell>
          <table:table-cell office:value-type="float" office:value="0.4901045545182484">
            <text:p>0,490104554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9962467409128574">
            <text:p>0,9962467409</text:p>
          </table:table-cell>
          <table:table-cell office:value-type="float" office:value="0.0018783937250644867">
            <text:p>0,0018783937</text:p>
          </table:table-cell>
        </table:table-row>
        <table:table-row>
          <table:table-cell office:value-type="float" office:value="0.14784059462322793">
            <text:p>0,1478405946</text:p>
          </table:table-cell>
          <table:table-cell office:value-type="float" office:value="0.6154995518556214">
            <text:p>0,6154995519</text:p>
          </table:table-cell>
        </table:table-row>
        <table:table-row>
          <table:table-cell office:value-type="float" office:value="0.07061198011049927">
            <text:p>0,0706119801</text:p>
          </table:table-cell>
          <table:table-cell office:value-type="float" office:value="0.7342708519742344">
            <text:p>0,734270852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office:value-type="float" office:value="0.17620992130327517">
            <text:p>0,1762099213</text:p>
          </table:table-cell>
          <table:table-cell office:value-type="float" office:value="0.5802263451533968">
            <text:p>0,5802263452</text:p>
          </table:table-cell>
        </table:table-row>
        <table:table-row>
          <table:table-cell office:value-type="float" office:value="0.06123316166666126">
            <text:p>0,0612331617</text:p>
          </table:table-cell>
          <table:table-cell office:value-type="float" office:value="0.7525466474935907">
            <text:p>0,7525466475</text:p>
          </table:table-cell>
        </table:table-row>
        <table:table-row>
          <table:table-cell office:value-type="float" office:value="0.24598854539225729">
            <text:p>0,2459885454</text:p>
          </table:table-cell>
          <table:table-cell office:value-type="float" office:value="0.5040276767880517">
            <text:p>0,5040276768</text:p>
          </table:table-cell>
        </table:table-row>
        <table:table-row>
          <table:table-cell office:value-type="float" office:value="0.7259644276902619">
            <text:p>0,7259644277</text:p>
          </table:table-cell>
          <table:table-cell office:value-type="float" office:value="0.1479645384784376">
            <text:p>0,1479645385</text:p>
          </table:table-cell>
        </table:table-row>
        <table:table-row>
          <table:table-cell office:value-type="float" office:value="0.5992513678922481">
            <text:p>0,5992513679</text:p>
          </table:table-cell>
          <table:table-cell office:value-type="float" office:value="0.22588672153731393">
            <text:p>0,2258867215</text:p>
          </table:table-cell>
        </table:table-row>
        <table:table-row>
          <table:table-cell office:value-type="float" office:value="0.2957639722392534">
            <text:p>0,2957639722</text:p>
          </table:table-cell>
          <table:table-cell office:value-type="float" office:value="0.45615813673526995">
            <text:p>0,4561581367</text:p>
          </table:table-cell>
        </table:table-row>
        <table:table-row>
          <table:table-cell office:value-type="float" office:value="0.35106619774984255">
            <text:p>0,3510661977</text:p>
          </table:table-cell>
          <table:table-cell office:value-type="float" office:value="0.4074916053338632">
            <text:p>0,4074916053</text:p>
          </table:table-cell>
        </table:table-row>
        <table:table-row>
          <table:table-cell office:value-type="float" office:value="0.38711567643140404">
            <text:p>0,3871156764</text:p>
          </table:table-cell>
          <table:table-cell office:value-type="float" office:value="0.37781379279880845">
            <text:p>0,3778137928</text:p>
          </table:table-cell>
        </table:table-row>
        <table:table-row>
          <table:table-cell office:value-type="float" office:value="0.8249354424532397">
            <text:p>0,8249354425</text:p>
          </table:table-cell>
          <table:table-cell office:value-type="float" office:value="0.09174043222587536">
            <text:p>0,0917404322</text:p>
          </table:table-cell>
        </table:table-row>
        <table:table-row>
          <table:table-cell office:value-type="float" office:value="0.2599933653230339">
            <text:p>0,2599933653</text:p>
          </table:table-cell>
          <table:table-cell office:value-type="float" office:value="0.4901045545182484">
            <text:p>0,4901045545</text:p>
          </table:table-cell>
        </table:table-row>
        <table:table-row>
          <table:table-cell office:value-type="float" office:value="0.5392695337340476">
            <text:p>0,5392695337</text:p>
          </table:table-cell>
          <table:table-cell office:value-type="float" office:value="0.265650264700771">
            <text:p>0,2656502647</text:p>
          </table:table-cell>
        </table:table-row>
        <table:table-row>
          <table:table-cell office:value-type="float" office:value="0.5546920320876476">
            <text:p>0,5546920321</text:p>
          </table:table-cell>
          <table:table-cell office:value-type="float" office:value="0.2552235019231289">
            <text:p>0,255223501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9962467409128574">
            <text:p>0,9962467409</text:p>
          </table:table-cell>
          <table:table-cell office:value-type="float" office:value="0.0018783937250644867">
            <text:p>0,0018783937</text:p>
          </table:table-cell>
        </table:table-row>
        <table:table-row>
          <table:table-cell office:value-type="float" office:value="0.4582288327745125">
            <text:p>0,4582288328</text:p>
          </table:table-cell>
          <table:table-cell office:value-type="float" office:value="0.323073982790946">
            <text:p>0,3230739828</text:p>
          </table:table-cell>
        </table:table-row>
        <table:table-row>
          <table:table-cell office:value-type="float" office:value="0.07061198011049927">
            <text:p>0,0706119801</text:p>
          </table:table-cell>
          <table:table-cell office:value-type="float" office:value="0.7342708519742344">
            <text:p>0,734270852</text:p>
          </table:table-cell>
        </table:table-row>
        <table:table-row>
          <table:table-cell office:value-type="float" office:value="0.14004829325087514">
            <text:p>0,1400482933</text:p>
          </table:table-cell>
          <table:table-cell office:value-type="float" office:value="0.6257697323159508">
            <text:p>0,6257697323</text:p>
          </table:table-cell>
        </table:table-row>
        <table:table-row>
          <table:table-cell office:value-type="float" office:value="0.5392695337340476">
            <text:p>0,5392695337</text:p>
          </table:table-cell>
          <table:table-cell office:value-type="float" office:value="0.265650264700771">
            <text:p>0,2656502647</text:p>
          </table:table-cell>
        </table:table-row>
        <table:table-row>
          <table:table-cell office:value-type="float" office:value="0.06123316166666126">
            <text:p>0,0612331617</text:p>
          </table:table-cell>
          <table:table-cell office:value-type="float" office:value="0.7525466474935907">
            <text:p>0,7525466475</text:p>
          </table:table-cell>
        </table:table-row>
        <table:table-row>
          <table:table-cell office:value-type="float" office:value="0.5992513678922481">
            <text:p>0,5992513679</text:p>
          </table:table-cell>
          <table:table-cell office:value-type="float" office:value="0.22588672153731393">
            <text:p>0,2258867215</text:p>
          </table:table-cell>
        </table:table-row>
        <table:table-row>
          <table:table-cell office:value-type="float" office:value="0.4045940564094">
            <text:p>0,4045940564</text:p>
          </table:table-cell>
          <table:table-cell office:value-type="float" office:value="0.36392291629913287">
            <text:p>0,3639229163</text:p>
          </table:table-cell>
        </table:table-row>
        <table:table-row>
          <table:table-cell office:value-type="float" office:value="0.6585366077217961">
            <text:p>0,6585366077</text:p>
          </table:table-cell>
          <table:table-cell office:value-type="float" office:value="0.1884973150249002">
            <text:p>0,188497315</text:p>
          </table:table-cell>
        </table:table-row>
        <table:table-row>
          <table:table-cell office:value-type="float" office:value="0.35106619774984255">
            <text:p>0,3510661977</text:p>
          </table:table-cell>
          <table:table-cell office:value-type="float" office:value="0.4074916053338632">
            <text:p>0,4074916053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7786837099434003">
            <text:p>0,7786837099</text:p>
          </table:table-cell>
          <table:table-cell office:value-type="float" office:value="0.11756943052532443">
            <text:p>0,1175694305</text:p>
          </table:table-cell>
        </table:table-row>
        <table:table-row>
          <table:table-cell office:value-type="float" office:value="0.5546920320876476">
            <text:p>0,5546920321</text:p>
          </table:table-cell>
          <table:table-cell office:value-type="float" office:value="0.2552235019231289">
            <text:p>0,2552235019</text:p>
          </table:table-cell>
        </table:table-row>
        <table:table-row>
          <table:table-cell office:value-type="float" office:value="0.38711567643140404">
            <text:p>0,3871156764</text:p>
          </table:table-cell>
          <table:table-cell office:value-type="float" office:value="0.37781379279880845">
            <text:p>0,3778137928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office:value-type="float" office:value="0.7566003814794179">
            <text:p>0,7566003815</text:p>
          </table:table-cell>
          <table:table-cell office:value-type="float" office:value="0.13017221159621606">
            <text:p>0,130172211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4004829325087514">
            <text:p>0,1400482933</text:p>
          </table:table-cell>
          <table:table-cell office:value-type="float" office:value="0.6257697323159508">
            <text:p>0,6257697323</text:p>
          </table:table-cell>
        </table:table-row>
        <table:table-row>
          <table:table-cell office:value-type="float" office:value="0.35106619774984255">
            <text:p>0,3510661977</text:p>
          </table:table-cell>
          <table:table-cell office:value-type="float" office:value="0.4074916053338632">
            <text:p>0,4074916053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9955711219213698">
            <text:p>0,9955711219</text:p>
          </table:table-cell>
          <table:table-cell office:value-type="float" office:value="0.0022168963540374342">
            <text:p>0,0022168964</text:p>
          </table:table-cell>
        </table:table-row>
        <table:table-row>
          <table:table-cell office:value-type="float" office:value="0.2343238003791459">
            <text:p>0,2343238004</text:p>
          </table:table-cell>
          <table:table-cell office:value-type="float" office:value="0.5159299633532912">
            <text:p>0,5159299634</text:p>
          </table:table-cell>
        </table:table-row>
        <table:table-row>
          <table:table-cell office:value-type="float" office:value="0.07061198011049927">
            <text:p>0,0706119801</text:p>
          </table:table-cell>
          <table:table-cell office:value-type="float" office:value="0.7342708519742344">
            <text:p>0,734270852</text:p>
          </table:table-cell>
        </table:table-row>
        <table:table-row>
          <table:table-cell office:value-type="float" office:value="0.22239614083986864">
            <text:p>0,2223961408</text:p>
          </table:table-cell>
          <table:table-cell office:value-type="float" office:value="0.5284110467368127">
            <text:p>0,5284110467</text:p>
          </table:table-cell>
        </table:table-row>
        <table:table-row>
          <table:table-cell office:value-type="float" office:value="0.05545990721591657">
            <text:p>0,0554599072</text:p>
          </table:table-cell>
          <table:table-cell office:value-type="float" office:value="0.7645007277804949">
            <text:p>0,7645007278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6585366077217961">
            <text:p>0,6585366077</text:p>
          </table:table-cell>
          <table:table-cell office:value-type="float" office:value="0.1884973150249002">
            <text:p>0,188497315</text:p>
          </table:table-cell>
        </table:table-row>
        <table:table-row>
          <table:table-cell office:value-type="float" office:value="0.7786837099434003">
            <text:p>0,7786837099</text:p>
          </table:table-cell>
          <table:table-cell office:value-type="float" office:value="0.11756943052532443">
            <text:p>0,1175694305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office:value-type="float" office:value="0.4582288327745125">
            <text:p>0,4582288328</text:p>
          </table:table-cell>
          <table:table-cell office:value-type="float" office:value="0.323073982790946">
            <text:p>0,3230739828</text:p>
          </table:table-cell>
        </table:table-row>
        <table:table-row>
          <table:table-cell office:value-type="float" office:value="0.8216299672489424">
            <text:p>0,8216299672</text:p>
          </table:table-cell>
          <table:table-cell office:value-type="float" office:value="0.09356193413507707">
            <text:p>0,0935619341</text:p>
          </table:table-cell>
        </table:table-row>
        <table:table-row>
          <table:table-cell office:value-type="float" office:value="0.4970835787907415">
            <text:p>0,4970835788</text:p>
          </table:table-cell>
          <table:table-cell office:value-type="float" office:value="0.2949584559823858">
            <text:p>0,294958456</text:p>
          </table:table-cell>
        </table:table-row>
        <table:table-row>
          <table:table-cell office:value-type="float" office:value="0.5546920320876476">
            <text:p>0,5546920321</text:p>
          </table:table-cell>
          <table:table-cell office:value-type="float" office:value="0.2552235019231289">
            <text:p>0,2552235019</text:p>
          </table:table-cell>
        </table:table-row>
        <table:table-row>
          <table:table-cell office:value-type="float" office:value="0.5992513678922481">
            <text:p>0,5992513679</text:p>
          </table:table-cell>
          <table:table-cell office:value-type="float" office:value="0.22588672153731393">
            <text:p>0,225886721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5106619774984255">
            <text:p>0,3510661977</text:p>
          </table:table-cell>
          <table:table-cell office:value-type="float" office:value="0.4074916053338632">
            <text:p>0,4074916053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9867695270511692">
            <text:p>0,9867695271</text:p>
          </table:table-cell>
          <table:table-cell office:value-type="float" office:value="0.006637263105179092">
            <text:p>0,0066372631</text:p>
          </table:table-cell>
        </table:table-row>
        <table:table-row>
          <table:table-cell office:value-type="float" office:value="0.2519593181926623">
            <text:p>0,2519593182</text:p>
          </table:table-cell>
          <table:table-cell office:value-type="float" office:value="0.49804450576504067">
            <text:p>0,4980445058</text:p>
          </table:table-cell>
        </table:table-row>
        <table:table-row>
          <table:table-cell office:value-type="float" office:value="0.14004829325087514">
            <text:p>0,1400482933</text:p>
          </table:table-cell>
          <table:table-cell office:value-type="float" office:value="0.6257697323159508">
            <text:p>0,6257697323</text:p>
          </table:table-cell>
        </table:table-row>
        <table:table-row>
          <table:table-cell office:value-type="float" office:value="0.3920401785027046">
            <text:p>0,3920401785</text:p>
          </table:table-cell>
          <table:table-cell office:value-type="float" office:value="0.37386888074245617">
            <text:p>0,3738688807</text:p>
          </table:table-cell>
        </table:table-row>
        <table:table-row>
          <table:table-cell office:value-type="float" office:value="0.4582288327745125">
            <text:p>0,4582288328</text:p>
          </table:table-cell>
          <table:table-cell office:value-type="float" office:value="0.323073982790946">
            <text:p>0,3230739828</text:p>
          </table:table-cell>
        </table:table-row>
        <table:table-row>
          <table:table-cell office:value-type="float" office:value="0.22239614083986864">
            <text:p>0,2223961408</text:p>
          </table:table-cell>
          <table:table-cell office:value-type="float" office:value="0.5284110467368127">
            <text:p>0,5284110467</text:p>
          </table:table-cell>
        </table:table-row>
        <table:table-row>
          <table:table-cell office:value-type="float" office:value="0.07061198011049927">
            <text:p>0,0706119801</text:p>
          </table:table-cell>
          <table:table-cell office:value-type="float" office:value="0.7342708519742344">
            <text:p>0,734270852</text:p>
          </table:table-cell>
        </table:table-row>
        <table:table-row>
          <table:table-cell office:value-type="float" office:value="0.1215002775985962">
            <text:p>0,1215002776</text:p>
          </table:table-cell>
          <table:table-cell office:value-type="float" office:value="0.6514311006435081">
            <text:p>0,6514311006</text:p>
          </table:table-cell>
        </table:table-row>
        <table:table-row>
          <table:table-cell office:value-type="float" office:value="0.5992513678922481">
            <text:p>0,5992513679</text:p>
          </table:table-cell>
          <table:table-cell office:value-type="float" office:value="0.22588672153731393">
            <text:p>0,2258867215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7786837099434003">
            <text:p>0,7786837099</text:p>
          </table:table-cell>
          <table:table-cell office:value-type="float" office:value="0.11756943052532443">
            <text:p>0,1175694305</text:p>
          </table:table-cell>
        </table:table-row>
        <table:table-row>
          <table:table-cell office:value-type="float" office:value="0.6432792117996332">
            <text:p>0,6432792118</text:p>
          </table:table-cell>
          <table:table-cell office:value-type="float" office:value="0.19795311122127457">
            <text:p>0,1979531112</text:p>
          </table:table-cell>
        </table:table-row>
        <table:table-row>
          <table:table-cell office:value-type="float" office:value="0.8216299672489424">
            <text:p>0,8216299672</text:p>
          </table:table-cell>
          <table:table-cell office:value-type="float" office:value="0.09356193413507707">
            <text:p>0,0935619341</text:p>
          </table:table-cell>
        </table:table-row>
        <table:table-row>
          <table:table-cell office:value-type="float" office:value="0.05545990721591657">
            <text:p>0,0554599072</text:p>
          </table:table-cell>
          <table:table-cell office:value-type="float" office:value="0.7645007277804949">
            <text:p>0,764500727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867695270511692">
            <text:p>0,9867695271</text:p>
          </table:table-cell>
          <table:table-cell office:value-type="float" office:value="0.006637263105179092">
            <text:p>0,0066372631</text:p>
          </table:table-cell>
        </table:table-row>
        <table:table-row>
          <table:table-cell office:value-type="float" office:value="0.5285769890107748">
            <text:p>0,528576989</text:p>
          </table:table-cell>
          <table:table-cell office:value-type="float" office:value="0.27296699592743745">
            <text:p>0,2729669959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4582288327745125">
            <text:p>0,4582288328</text:p>
          </table:table-cell>
          <table:table-cell office:value-type="float" office:value="0.323073982790946">
            <text:p>0,3230739828</text:p>
          </table:table-cell>
        </table:table-row>
        <table:table-row>
          <table:table-cell office:value-type="float" office:value="0.19011298106979882">
            <text:p>0,1901129811</text:p>
          </table:table-cell>
          <table:table-cell office:value-type="float" office:value="0.5639805267309741">
            <text:p>0,5639805267</text:p>
          </table:table-cell>
        </table:table-row>
        <table:table-row>
          <table:table-cell office:value-type="float" office:value="0.5992513678922481">
            <text:p>0,5992513679</text:p>
          </table:table-cell>
          <table:table-cell office:value-type="float" office:value="0.22588672153731393">
            <text:p>0,2258867215</text:p>
          </table:table-cell>
        </table:table-row>
        <table:table-row>
          <table:table-cell office:value-type="float" office:value="0.22239614083986864">
            <text:p>0,2223961408</text:p>
          </table:table-cell>
          <table:table-cell office:value-type="float" office:value="0.5284110467368127">
            <text:p>0,5284110467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14808533166235538">
            <text:p>0,1480853317</text:p>
          </table:table-cell>
          <table:table-cell office:value-type="float" office:value="0.6151814302007304">
            <text:p>0,6151814302</text:p>
          </table:table-cell>
        </table:table-row>
        <table:table-row>
          <table:table-cell office:value-type="float" office:value="0.658932271992874">
            <text:p>0,658932272</text:p>
          </table:table-cell>
          <table:table-cell office:value-type="float" office:value="0.1882535666891576">
            <text:p>0,1882535667</text:p>
          </table:table-cell>
        </table:table-row>
        <table:table-row>
          <table:table-cell office:value-type="float" office:value="0.35106619774984255">
            <text:p>0,3510661977</text:p>
          </table:table-cell>
          <table:table-cell office:value-type="float" office:value="0.4074916053338632">
            <text:p>0,4074916053</text:p>
          </table:table-cell>
        </table:table-row>
        <table:table-row>
          <table:table-cell office:value-type="float" office:value="0.27548148320435023">
            <text:p>0,2754814832</text:p>
          </table:table-cell>
          <table:table-cell office:value-type="float" office:value="0.47513670045968137">
            <text:p>0,4751367005</text:p>
          </table:table-cell>
        </table:table-row>
        <table:table-row>
          <table:table-cell office:value-type="float" office:value="0.30793630846861764">
            <text:p>0,3079363085</text:p>
          </table:table-cell>
          <table:table-cell office:value-type="float" office:value="0.44507990803304154">
            <text:p>0,445079908</text:p>
          </table:table-cell>
        </table:table-row>
        <table:table-row>
          <table:table-cell office:value-type="float" office:value="0.2519593181926623">
            <text:p>0,2519593182</text:p>
          </table:table-cell>
          <table:table-cell office:value-type="float" office:value="0.49804450576504067">
            <text:p>0,4980445058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3920401785027046">
            <text:p>0,3920401785</text:p>
          </table:table-cell>
          <table:table-cell office:value-type="float" office:value="0.37386888074245617">
            <text:p>0,3738688807</text:p>
          </table:table-cell>
        </table:table-row>
        <table:table-row>
          <table:table-cell office:value-type="float" office:value="0.42140708028998136">
            <text:p>0,4214070803</text:p>
          </table:table-cell>
          <table:table-cell office:value-type="float" office:value="0.3508412518574664">
            <text:p>0,350841251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892796829659009">
            <text:p>0,0589279683</text:p>
          </table:table-cell>
          <table:table-cell office:value-type="float" office:value="0.7572491641691216">
            <text:p>0,7572491642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14808533166235538">
            <text:p>0,1480853317</text:p>
          </table:table-cell>
          <table:table-cell office:value-type="float" office:value="0.6151814302007304">
            <text:p>0,6151814302</text:p>
          </table:table-cell>
        </table:table-row>
        <table:table-row>
          <table:table-cell office:value-type="float" office:value="0.9702418115810912">
            <text:p>0,9702418116</text:p>
          </table:table-cell>
          <table:table-cell office:value-type="float" office:value="0.014991466239458795">
            <text:p>0,0149914662</text:p>
          </table:table-cell>
        </table:table-row>
        <table:table-row>
          <table:table-cell office:value-type="float" office:value="0.5992513678922481">
            <text:p>0,5992513679</text:p>
          </table:table-cell>
          <table:table-cell office:value-type="float" office:value="0.22588672153731393">
            <text:p>0,2258867215</text:p>
          </table:table-cell>
        </table:table-row>
        <table:table-row>
          <table:table-cell office:value-type="float" office:value="0.658932271992874">
            <text:p>0,658932272</text:p>
          </table:table-cell>
          <table:table-cell office:value-type="float" office:value="0.1882535666891576">
            <text:p>0,1882535667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5285769890107748">
            <text:p>0,528576989</text:p>
          </table:table-cell>
          <table:table-cell office:value-type="float" office:value="0.27296699592743745">
            <text:p>0,2729669959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4582288327745125">
            <text:p>0,4582288328</text:p>
          </table:table-cell>
          <table:table-cell office:value-type="float" office:value="0.323073982790946">
            <text:p>0,3230739828</text:p>
          </table:table-cell>
        </table:table-row>
        <table:table-row>
          <table:table-cell office:value-type="float" office:value="0.5207868631865192">
            <text:p>0,5207868632</text:p>
          </table:table-cell>
          <table:table-cell office:value-type="float" office:value="0.2783443596932681">
            <text:p>0,2783443597</text:p>
          </table:table-cell>
        </table:table-row>
        <table:table-row>
          <table:table-cell office:value-type="float" office:value="0.22239614083986864">
            <text:p>0,2223961408</text:p>
          </table:table-cell>
          <table:table-cell office:value-type="float" office:value="0.5284110467368127">
            <text:p>0,5284110467</text:p>
          </table:table-cell>
        </table:table-row>
        <table:table-row>
          <table:table-cell office:value-type="float" office:value="0.27548148320435023">
            <text:p>0,2754814832</text:p>
          </table:table-cell>
          <table:table-cell office:value-type="float" office:value="0.47513670045968137">
            <text:p>0,4751367005</text:p>
          </table:table-cell>
        </table:table-row>
        <table:table-row>
          <table:table-cell office:value-type="float" office:value="0.1546036179711693">
            <text:p>0,154603618</text:p>
          </table:table-cell>
          <table:table-cell office:value-type="float" office:value="0.6068033342318766">
            <text:p>0,6068033342</text:p>
          </table:table-cell>
        </table:table-row>
        <table:table-row>
          <table:table-cell office:value-type="float" office:value="0.19011298106979882">
            <text:p>0,1901129811</text:p>
          </table:table-cell>
          <table:table-cell office:value-type="float" office:value="0.5639805267309741">
            <text:p>0,5639805267</text:p>
          </table:table-cell>
        </table:table-row>
        <table:table-row>
          <table:table-cell office:value-type="float" office:value="0.35106619774984255">
            <text:p>0,3510661977</text:p>
          </table:table-cell>
          <table:table-cell office:value-type="float" office:value="0.4074916053338632">
            <text:p>0,4074916053</text:p>
          </table:table-cell>
        </table:table-row>
        <table:table-row>
          <table:table-cell office:value-type="float" office:value="0.3808243861687513">
            <text:p>0,3808243862</text:p>
          </table:table-cell>
          <table:table-cell office:value-type="float" office:value="0.38289029648793294">
            <text:p>0,382890296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892796829659009">
            <text:p>0,0589279683</text:p>
          </table:table-cell>
          <table:table-cell office:value-type="float" office:value="0.7572491641691216">
            <text:p>0,7572491642</text:p>
          </table:table-cell>
        </table:table-row>
        <table:table-row>
          <table:table-cell office:value-type="float" office:value="0.14808533166235538">
            <text:p>0,1480853317</text:p>
          </table:table-cell>
          <table:table-cell office:value-type="float" office:value="0.6151814302007304">
            <text:p>0,6151814302</text:p>
          </table:table-cell>
        </table:table-row>
        <table:table-row>
          <table:table-cell office:value-type="float" office:value="0.9702418115810912">
            <text:p>0,9702418116</text:p>
          </table:table-cell>
          <table:table-cell office:value-type="float" office:value="0.014991466239458795">
            <text:p>0,0149914662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4582288327745125">
            <text:p>0,4582288328</text:p>
          </table:table-cell>
          <table:table-cell office:value-type="float" office:value="0.323073982790946">
            <text:p>0,3230739828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7814005711929413">
            <text:p>0,7814005712</text:p>
          </table:table-cell>
          <table:table-cell office:value-type="float" office:value="0.1160313516911693">
            <text:p>0,1160313517</text:p>
          </table:table-cell>
        </table:table-row>
        <table:table-row>
          <table:table-cell office:value-type="float" office:value="0.3808243861687513">
            <text:p>0,3808243862</text:p>
          </table:table-cell>
          <table:table-cell office:value-type="float" office:value="0.38289029648793294">
            <text:p>0,3828902965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27548148320435023">
            <text:p>0,2754814832</text:p>
          </table:table-cell>
          <table:table-cell office:value-type="float" office:value="0.47513670045968137">
            <text:p>0,4751367005</text:p>
          </table:table-cell>
        </table:table-row>
        <table:table-row>
          <table:table-cell office:value-type="float" office:value="0.3343076856011082">
            <text:p>0,3343076856</text:p>
          </table:table-cell>
          <table:table-cell office:value-type="float" office:value="0.4218065327235976">
            <text:p>0,4218065327</text:p>
          </table:table-cell>
        </table:table-row>
        <table:table-row>
          <table:table-cell office:value-type="float" office:value="0.562940530912374">
            <text:p>0,5629405309</text:p>
          </table:table-cell>
          <table:table-cell office:value-type="float" office:value="0.2497063702040554">
            <text:p>0,2497063702</text:p>
          </table:table-cell>
        </table:table-row>
        <table:table-row>
          <table:table-cell office:value-type="float" office:value="0.2296506609309887">
            <text:p>0,2296506609</text:p>
          </table:table-cell>
          <table:table-cell office:value-type="float" office:value="0.5207811972272074">
            <text:p>0,5207811972</text:p>
          </table:table-cell>
        </table:table-row>
        <table:table-row>
          <table:table-cell office:value-type="float" office:value="0.658932271992874">
            <text:p>0,658932272</text:p>
          </table:table-cell>
          <table:table-cell office:value-type="float" office:value="0.1882535666891576">
            <text:p>0,1882535667</text:p>
          </table:table-cell>
        </table:table-row>
        <table:table-row>
          <table:table-cell office:value-type="float" office:value="0.8250666262708818">
            <text:p>0,8250666263</text:p>
          </table:table-cell>
          <table:table-cell office:value-type="float" office:value="0.09166821795619096">
            <text:p>0,091668218</text:p>
          </table:table-cell>
        </table:table-row>
        <table:table-row>
          <table:table-cell office:value-type="float" office:value="0.27037333805529556">
            <text:p>0,2703733381</text:p>
          </table:table-cell>
          <table:table-cell office:value-type="float" office:value="0.4800256371172752">
            <text:p>0,4800256371</text:p>
          </table:table-cell>
        </table:table-row>
        <table:table-row>
          <table:table-cell office:value-type="float" office:value="0.19011298106979882">
            <text:p>0,1901129811</text:p>
          </table:table-cell>
          <table:table-cell office:value-type="float" office:value="0.5639805267309741">
            <text:p>0,563980526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892796829659009">
            <text:p>0,0589279683</text:p>
          </table:table-cell>
          <table:table-cell office:value-type="float" office:value="0.7572491641691216">
            <text:p>0,7572491642</text:p>
          </table:table-cell>
        </table:table-row>
        <table:table-row>
          <table:table-cell office:value-type="float" office:value="0.13213645971225266">
            <text:p>0,1321364597</text:p>
          </table:table-cell>
          <table:table-cell office:value-type="float" office:value="0.636494209520326">
            <text:p>0,6364942095</text:p>
          </table:table-cell>
        </table:table-row>
        <table:table-row>
          <table:table-cell office:value-type="float" office:value="0.9702418115810912">
            <text:p>0,9702418116</text:p>
          </table:table-cell>
          <table:table-cell office:value-type="float" office:value="0.014991466239458795">
            <text:p>0,0149914662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3343076856011082">
            <text:p>0,3343076856</text:p>
          </table:table-cell>
          <table:table-cell office:value-type="float" office:value="0.4218065327235976">
            <text:p>0,4218065327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19011298106979882">
            <text:p>0,1901129811</text:p>
          </table:table-cell>
          <table:table-cell office:value-type="float" office:value="0.5639805267309741">
            <text:p>0,5639805267</text:p>
          </table:table-cell>
        </table:table-row>
        <table:table-row>
          <table:table-cell office:value-type="float" office:value="0.27548148320435023">
            <text:p>0,2754814832</text:p>
          </table:table-cell>
          <table:table-cell office:value-type="float" office:value="0.47513670045968137">
            <text:p>0,4751367005</text:p>
          </table:table-cell>
        </table:table-row>
        <table:table-row>
          <table:table-cell office:value-type="float" office:value="0.6325233431578321">
            <text:p>0,6325233432</text:p>
          </table:table-cell>
          <table:table-cell office:value-type="float" office:value="0.20468663838847012">
            <text:p>0,2046866384</text:p>
          </table:table-cell>
        </table:table-row>
        <table:table-row>
          <table:table-cell office:value-type="float" office:value="0.7814005711929413">
            <text:p>0,7814005712</text:p>
          </table:table-cell>
          <table:table-cell office:value-type="float" office:value="0.1160313516911693">
            <text:p>0,1160313517</text:p>
          </table:table-cell>
        </table:table-row>
        <table:table-row>
          <table:table-cell office:value-type="float" office:value="0.3993654855137011">
            <text:p>0,3993654855</text:p>
          </table:table-cell>
          <table:table-cell office:value-type="float" office:value="0.3680462948018256">
            <text:p>0,3680462948</text:p>
          </table:table-cell>
        </table:table-row>
        <table:table-row>
          <table:table-cell office:value-type="float" office:value="0.4415706823300361">
            <text:p>0,4415706823</text:p>
          </table:table-cell>
          <table:table-cell office:value-type="float" office:value="0.33549215028711954">
            <text:p>0,3354921503</text:p>
          </table:table-cell>
        </table:table-row>
        <table:table-row>
          <table:table-cell office:value-type="float" office:value="0.658932271992874">
            <text:p>0,658932272</text:p>
          </table:table-cell>
          <table:table-cell office:value-type="float" office:value="0.1882535666891576">
            <text:p>0,1882535667</text:p>
          </table:table-cell>
        </table:table-row>
        <table:table-row>
          <table:table-cell office:value-type="float" office:value="0.3591248710307855">
            <text:p>0,359124871</text:p>
          </table:table-cell>
          <table:table-cell office:value-type="float" office:value="0.4007297178811672">
            <text:p>0,4007297179</text:p>
          </table:table-cell>
        </table:table-row>
        <table:table-row>
          <table:table-cell office:value-type="float" office:value="0.695592416171085">
            <text:p>0,6955924162</text:p>
          </table:table-cell>
          <table:table-cell office:value-type="float" office:value="0.16597816804889032">
            <text:p>0,165978168</text:p>
          </table:table-cell>
        </table:table-row>
        <table:table-row>
          <table:table-cell office:value-type="float" office:value="0.1650410510327829">
            <text:p>0,165041051</text:p>
          </table:table-cell>
          <table:table-cell office:value-type="float" office:value="0.5937475525824085">
            <text:p>0,593747552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324380904707371">
            <text:p>0,5324380905</text:p>
          </table:table-cell>
          <table:table-cell office:value-type="float" office:value="0.27031644497718255">
            <text:p>0,270316445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5696352943443518">
            <text:p>0,5696352943</text:p>
          </table:table-cell>
          <table:table-cell office:value-type="float" office:value="0.24525812734130636">
            <text:p>0,2452581273</text:p>
          </table:table-cell>
        </table:table-row>
        <table:table-row>
          <table:table-cell office:value-type="float" office:value="0.13213645971225266">
            <text:p>0,1321364597</text:p>
          </table:table-cell>
          <table:table-cell office:value-type="float" office:value="0.636494209520326">
            <text:p>0,6364942095</text:p>
          </table:table-cell>
        </table:table-row>
        <table:table-row>
          <table:table-cell office:value-type="float" office:value="0.4415706823300361">
            <text:p>0,4415706823</text:p>
          </table:table-cell>
          <table:table-cell office:value-type="float" office:value="0.33549215028711954">
            <text:p>0,3354921503</text:p>
          </table:table-cell>
        </table:table-row>
        <table:table-row>
          <table:table-cell office:value-type="float" office:value="0.9702418115810912">
            <text:p>0,9702418116</text:p>
          </table:table-cell>
          <table:table-cell office:value-type="float" office:value="0.014991466239458795">
            <text:p>0,0149914662</text:p>
          </table:table-cell>
        </table:table-row>
        <table:table-row>
          <table:table-cell office:value-type="float" office:value="0.1650410510327829">
            <text:p>0,165041051</text:p>
          </table:table-cell>
          <table:table-cell office:value-type="float" office:value="0.5937475525824085">
            <text:p>0,5937475526</text:p>
          </table:table-cell>
        </table:table-row>
        <table:table-row>
          <table:table-cell office:value-type="float" office:value="0.27548148320435023">
            <text:p>0,2754814832</text:p>
          </table:table-cell>
          <table:table-cell office:value-type="float" office:value="0.47513670045968137">
            <text:p>0,4751367005</text:p>
          </table:table-cell>
        </table:table-row>
        <table:table-row>
          <table:table-cell office:value-type="float" office:value="0.6325233431578321">
            <text:p>0,6325233432</text:p>
          </table:table-cell>
          <table:table-cell office:value-type="float" office:value="0.20468663838847012">
            <text:p>0,2046866384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09685246428163273">
            <text:p>0,0968524643</text:p>
          </table:table-cell>
          <table:table-cell office:value-type="float" office:value="0.6887887144050963">
            <text:p>0,6887887144</text:p>
          </table:table-cell>
        </table:table-row>
        <table:table-row>
          <table:table-cell office:value-type="float" office:value="0.7814005711929413">
            <text:p>0,7814005712</text:p>
          </table:table-cell>
          <table:table-cell office:value-type="float" office:value="0.1160313516911693">
            <text:p>0,1160313517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32120037504574284">
            <text:p>0,321200375</text:p>
          </table:table-cell>
          <table:table-cell office:value-type="float" office:value="0.4332545765109851">
            <text:p>0,4332545765</text:p>
          </table:table-cell>
        </table:table-row>
        <table:table-row>
          <table:table-cell office:value-type="float" office:value="0.7667768805203407">
            <text:p>0,7667768805</text:p>
          </table:table-cell>
          <table:table-cell office:value-type="float" office:value="0.12434202994528698">
            <text:p>0,1243420299</text:p>
          </table:table-cell>
        </table:table-row>
        <table:table-row>
          <table:table-cell office:value-type="float" office:value="0.89896104232808">
            <text:p>0,8989610423</text:p>
          </table:table-cell>
          <table:table-cell office:value-type="float" office:value="0.05186443884427583">
            <text:p>0,0518644388</text:p>
          </table:table-cell>
        </table:table-row>
        <table:table-row>
          <table:table-cell office:value-type="float" office:value="0.9115719804522414">
            <text:p>0,9115719805</text:p>
          </table:table-cell>
          <table:table-cell office:value-type="float" office:value="0.045237212469902865">
            <text:p>0,045237212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415706823300361">
            <text:p>0,4415706823</text:p>
          </table:table-cell>
          <table:table-cell office:value-type="float" office:value="0.33549215028711954">
            <text:p>0,3354921503</text:p>
          </table:table-cell>
        </table:table-row>
        <table:table-row>
          <table:table-cell office:value-type="float" office:value="0.09685246428163273">
            <text:p>0,0968524643</text:p>
          </table:table-cell>
          <table:table-cell office:value-type="float" office:value="0.6887887144050963">
            <text:p>0,6887887144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3625987839090163">
            <text:p>0,3625987839</text:p>
          </table:table-cell>
          <table:table-cell office:value-type="float" office:value="0.3978382410771867">
            <text:p>0,3978382411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27548148320435023">
            <text:p>0,2754814832</text:p>
          </table:table-cell>
          <table:table-cell office:value-type="float" office:value="0.47513670045968137">
            <text:p>0,4751367005</text:p>
          </table:table-cell>
        </table:table-row>
        <table:table-row>
          <table:table-cell office:value-type="float" office:value="0.32120037504574284">
            <text:p>0,321200375</text:p>
          </table:table-cell>
          <table:table-cell office:value-type="float" office:value="0.4332545765109851">
            <text:p>0,4332545765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5141759299751171">
            <text:p>0,51417593</text:p>
          </table:table-cell>
          <table:table-cell office:value-type="float" office:value="0.2829393819382373">
            <text:p>0,2829393819</text:p>
          </table:table-cell>
        </table:table-row>
        <table:table-row>
          <table:table-cell office:value-type="float" office:value="0.9702418115810912">
            <text:p>0,9702418116</text:p>
          </table:table-cell>
          <table:table-cell office:value-type="float" office:value="0.014991466239458795">
            <text:p>0,0149914662</text:p>
          </table:table-cell>
        </table:table-row>
        <table:table-row>
          <table:table-cell office:value-type="float" office:value="0.6397313510324177">
            <text:p>0,639731351</text:p>
          </table:table-cell>
          <table:table-cell office:value-type="float" office:value="0.20016792322862065">
            <text:p>0,2001679232</text:p>
          </table:table-cell>
        </table:table-row>
        <table:table-row>
          <table:table-cell office:value-type="float" office:value="0.13213645971225266">
            <text:p>0,1321364597</text:p>
          </table:table-cell>
          <table:table-cell office:value-type="float" office:value="0.636494209520326">
            <text:p>0,6364942095</text:p>
          </table:table-cell>
        </table:table-row>
        <table:table-row>
          <table:table-cell office:value-type="float" office:value="0.23150831662122773">
            <text:p>0,2315083166</text:p>
          </table:table-cell>
          <table:table-cell office:value-type="float" office:value="0.5188468885882294">
            <text:p>0,5188468886</text:p>
          </table:table-cell>
        </table:table-row>
        <table:table-row>
          <table:table-cell office:value-type="float" office:value="0.5890946460599988">
            <text:p>0,5890946461</text:p>
          </table:table-cell>
          <table:table-cell office:value-type="float" office:value="0.23247498668773092">
            <text:p>0,2324749867</text:p>
          </table:table-cell>
        </table:table-row>
        <table:table-row>
          <table:table-cell office:value-type="float" office:value="0.18112915251023437">
            <text:p>0,1811291525</text:p>
          </table:table-cell>
          <table:table-cell office:value-type="float" office:value="0.5744072926961338">
            <text:p>0,5744072927</text:p>
          </table:table-cell>
        </table:table-row>
        <table:table-row>
          <table:table-cell office:value-type="float" office:value="0.9115719804522414">
            <text:p>0,9115719805</text:p>
          </table:table-cell>
          <table:table-cell office:value-type="float" office:value="0.045237212469902865">
            <text:p>0,0452372125</text:p>
          </table:table-cell>
        </table:table-row>
        <table:table-row>
          <table:table-cell office:value-type="float" office:value="0.8940391983760472">
            <text:p>0,8940391984</text:p>
          </table:table-cell>
          <table:table-cell office:value-type="float" office:value="0.0544635393724644">
            <text:p>0,054463539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116142727734551">
            <text:p>0,7116142728</text:p>
          </table:table-cell>
          <table:table-cell office:value-type="float" office:value="0.1564276718778317">
            <text:p>0,1564276719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6397313510324177">
            <text:p>0,639731351</text:p>
          </table:table-cell>
          <table:table-cell office:value-type="float" office:value="0.20016792322862065">
            <text:p>0,2001679232</text:p>
          </table:table-cell>
        </table:table-row>
        <table:table-row>
          <table:table-cell office:value-type="float" office:value="0.18112915251023437">
            <text:p>0,1811291525</text:p>
          </table:table-cell>
          <table:table-cell office:value-type="float" office:value="0.5744072926961338">
            <text:p>0,5744072927</text:p>
          </table:table-cell>
        </table:table-row>
        <table:table-row>
          <table:table-cell office:value-type="float" office:value="0.7984358864973095">
            <text:p>0,7984358865</text:p>
          </table:table-cell>
          <table:table-cell office:value-type="float" office:value="0.1064476028249326">
            <text:p>0,1064476028</text:p>
          </table:table-cell>
        </table:table-row>
        <table:table-row>
          <table:table-cell office:value-type="float" office:value="0.23150831662122773">
            <text:p>0,2315083166</text:p>
          </table:table-cell>
          <table:table-cell office:value-type="float" office:value="0.5188468885882294">
            <text:p>0,5188468886</text:p>
          </table:table-cell>
        </table:table-row>
        <table:table-row>
          <table:table-cell office:value-type="float" office:value="0.08382194555216027">
            <text:p>0,0838219456</text:p>
          </table:table-cell>
          <table:table-cell office:value-type="float" office:value="0.7104798011327011">
            <text:p>0,7104798011</text:p>
          </table:table-cell>
        </table:table-row>
        <table:table-row>
          <table:table-cell office:value-type="float" office:value="0.4415706823300361">
            <text:p>0,4415706823</text:p>
          </table:table-cell>
          <table:table-cell office:value-type="float" office:value="0.33549215028711954">
            <text:p>0,3354921503</text:p>
          </table:table-cell>
        </table:table-row>
        <table:table-row>
          <table:table-cell office:value-type="float" office:value="0.4117606553361847">
            <text:p>0,4117606553</text:p>
          </table:table-cell>
          <table:table-cell office:value-type="float" office:value="0.35831420824816085">
            <text:p>0,3583142082</text:p>
          </table:table-cell>
        </table:table-row>
        <table:table-row>
          <table:table-cell office:value-type="float" office:value="0.5547583096326569">
            <text:p>0,5547583096</text:p>
          </table:table-cell>
          <table:table-cell office:value-type="float" office:value="0.2551790083297485">
            <text:p>0,2551790083</text:p>
          </table:table-cell>
        </table:table-row>
        <table:table-row>
          <table:table-cell office:value-type="float" office:value="0.49522761691516476">
            <text:p>0,4952276169</text:p>
          </table:table-cell>
          <table:table-cell office:value-type="float" office:value="0.29627589431996526">
            <text:p>0,2962758943</text:p>
          </table:table-cell>
        </table:table-row>
        <table:table-row>
          <table:table-cell office:value-type="float" office:value="0.09685246428163273">
            <text:p>0,0968524643</text:p>
          </table:table-cell>
          <table:table-cell office:value-type="float" office:value="0.6887887144050963">
            <text:p>0,6887887144</text:p>
          </table:table-cell>
        </table:table-row>
        <table:table-row>
          <table:table-cell office:value-type="float" office:value="0.13213645971225266">
            <text:p>0,1321364597</text:p>
          </table:table-cell>
          <table:table-cell office:value-type="float" office:value="0.636494209520326">
            <text:p>0,6364942095</text:p>
          </table:table-cell>
        </table:table-row>
        <table:table-row>
          <table:table-cell office:value-type="float" office:value="0.1425589036736434">
            <text:p>0,1425589037</text:p>
          </table:table-cell>
          <table:table-cell office:value-type="float" office:value="0.6224302664756569">
            <text:p>0,6224302665</text:p>
          </table:table-cell>
        </table:table-row>
        <table:table-row>
          <table:table-cell office:value-type="float" office:value="0.5141759299751171">
            <text:p>0,51417593</text:p>
          </table:table-cell>
          <table:table-cell office:value-type="float" office:value="0.2829393819382373">
            <text:p>0,2829393819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8940391983760472">
            <text:p>0,8940391984</text:p>
          </table:table-cell>
          <table:table-cell office:value-type="float" office:value="0.0544635393724644">
            <text:p>0,054463539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940391983760472">
            <text:p>0,8940391984</text:p>
          </table:table-cell>
          <table:table-cell office:value-type="float" office:value="0.0544635393724644">
            <text:p>0,0544635394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2525600352453912">
            <text:p>0,2525600352</text:p>
          </table:table-cell>
          <table:table-cell office:value-type="float" office:value="0.497446485192481">
            <text:p>0,4974464852</text:p>
          </table:table-cell>
        </table:table-row>
        <table:table-row>
          <table:table-cell office:value-type="float" office:value="0.4117606553361847">
            <text:p>0,4117606553</text:p>
          </table:table-cell>
          <table:table-cell office:value-type="float" office:value="0.35831420824816085">
            <text:p>0,3583142082</text:p>
          </table:table-cell>
        </table:table-row>
        <table:table-row>
          <table:table-cell office:value-type="float" office:value="0.18112915251023437">
            <text:p>0,1811291525</text:p>
          </table:table-cell>
          <table:table-cell office:value-type="float" office:value="0.5744072926961338">
            <text:p>0,5744072927</text:p>
          </table:table-cell>
        </table:table-row>
        <table:table-row>
          <table:table-cell office:value-type="float" office:value="0.08382194555216027">
            <text:p>0,0838219456</text:p>
          </table:table-cell>
          <table:table-cell office:value-type="float" office:value="0.7104798011327011">
            <text:p>0,7104798011</text:p>
          </table:table-cell>
        </table:table-row>
        <table:table-row>
          <table:table-cell office:value-type="float" office:value="0.32673183462451955">
            <text:p>0,3267318346</text:p>
          </table:table-cell>
          <table:table-cell office:value-type="float" office:value="0.42839538610634054">
            <text:p>0,4283953861</text:p>
          </table:table-cell>
        </table:table-row>
        <table:table-row>
          <table:table-cell office:value-type="float" office:value="0.8402912111992302">
            <text:p>0,8402912112</text:p>
          </table:table-cell>
          <table:table-cell office:value-type="float" office:value="0.08332600604182616">
            <text:p>0,083326006</text:p>
          </table:table-cell>
        </table:table-row>
        <table:table-row>
          <table:table-cell office:value-type="float" office:value="0.4415706823300361">
            <text:p>0,4415706823</text:p>
          </table:table-cell>
          <table:table-cell office:value-type="float" office:value="0.33549215028711954">
            <text:p>0,3354921503</text:p>
          </table:table-cell>
        </table:table-row>
        <table:table-row>
          <table:table-cell office:value-type="float" office:value="0.3395200459514063">
            <text:p>0,339520046</text:p>
          </table:table-cell>
          <table:table-cell office:value-type="float" office:value="0.4173165130609876">
            <text:p>0,4173165131</text:p>
          </table:table-cell>
        </table:table-row>
        <table:table-row>
          <table:table-cell office:value-type="float" office:value="0.5547583096326569">
            <text:p>0,5547583096</text:p>
          </table:table-cell>
          <table:table-cell office:value-type="float" office:value="0.2551790083297485">
            <text:p>0,2551790083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5141759299751171">
            <text:p>0,51417593</text:p>
          </table:table-cell>
          <table:table-cell office:value-type="float" office:value="0.2829393819382373">
            <text:p>0,2829393819</text:p>
          </table:table-cell>
        </table:table-row>
        <table:table-row>
          <table:table-cell office:value-type="float" office:value="0.7431763176541686">
            <text:p>0,7431763177</text:p>
          </table:table-cell>
          <table:table-cell office:value-type="float" office:value="0.13792325303708108">
            <text:p>0,137923253</text:p>
          </table:table-cell>
        </table:table-row>
        <table:table-row>
          <table:table-cell office:value-type="float" office:value="0.7984358864973095">
            <text:p>0,7984358865</text:p>
          </table:table-cell>
          <table:table-cell office:value-type="float" office:value="0.1064476028249326">
            <text:p>0,1064476028</text:p>
          </table:table-cell>
        </table:table-row>
        <table:table-row>
          <table:table-cell office:value-type="float" office:value="0.09685246428163273">
            <text:p>0,0968524643</text:p>
          </table:table-cell>
          <table:table-cell office:value-type="float" office:value="0.6887887144050963">
            <text:p>0,6887887144</text:p>
          </table:table-cell>
        </table:table-row>
        <table:table-row>
          <table:table-cell office:value-type="float" office:value="0.4941286689181325">
            <text:p>0,4941286689</text:p>
          </table:table-cell>
          <table:table-cell office:value-type="float" office:value="0.2970571368040411">
            <text:p>0,297057136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8112915251023437">
            <text:p>0,1811291525</text:p>
          </table:table-cell>
          <table:table-cell office:value-type="float" office:value="0.5744072926961338">
            <text:p>0,5744072927</text:p>
          </table:table-cell>
        </table:table-row>
        <table:table-row>
          <table:table-cell office:value-type="float" office:value="0.6546320269993043">
            <text:p>0,654632027</text:p>
          </table:table-cell>
          <table:table-cell office:value-type="float" office:value="0.19090666360468378">
            <text:p>0,1909066636</text:p>
          </table:table-cell>
        </table:table-row>
        <table:table-row>
          <table:table-cell office:value-type="float" office:value="0.09685246428163273">
            <text:p>0,0968524643</text:p>
          </table:table-cell>
          <table:table-cell office:value-type="float" office:value="0.6887887144050963">
            <text:p>0,6887887144</text:p>
          </table:table-cell>
        </table:table-row>
        <table:table-row>
          <table:table-cell office:value-type="float" office:value="0.5555645148341899">
            <text:p>0,5555645148</text:p>
          </table:table-cell>
          <table:table-cell office:value-type="float" office:value="0.25463799745748383">
            <text:p>0,2546379975</text:p>
          </table:table-cell>
        </table:table-row>
        <table:table-row>
          <table:table-cell office:value-type="float" office:value="0.9496938189096508">
            <text:p>0,9496938189</text:p>
          </table:table-cell>
          <table:table-cell office:value-type="float" office:value="0.025477645761960543">
            <text:p>0,0254776458</text:p>
          </table:table-cell>
        </table:table-row>
        <table:table-row>
          <table:table-cell office:value-type="float" office:value="0.4117606553361847">
            <text:p>0,4117606553</text:p>
          </table:table-cell>
          <table:table-cell office:value-type="float" office:value="0.35831420824816085">
            <text:p>0,3583142082</text:p>
          </table:table-cell>
        </table:table-row>
        <table:table-row>
          <table:table-cell office:value-type="float" office:value="0.3467373503412065">
            <text:p>0,3467373503</text:p>
          </table:table-cell>
          <table:table-cell office:value-type="float" office:value="0.4111559201781795">
            <text:p>0,4111559202</text:p>
          </table:table-cell>
        </table:table-row>
        <table:table-row>
          <table:table-cell office:value-type="float" office:value="0.08382194555216027">
            <text:p>0,0838219456</text:p>
          </table:table-cell>
          <table:table-cell office:value-type="float" office:value="0.7104798011327011">
            <text:p>0,7104798011</text:p>
          </table:table-cell>
        </table:table-row>
        <table:table-row>
          <table:table-cell office:value-type="float" office:value="0.8940391983760472">
            <text:p>0,8940391984</text:p>
          </table:table-cell>
          <table:table-cell office:value-type="float" office:value="0.0544635393724644">
            <text:p>0,0544635394</text:p>
          </table:table-cell>
        </table:table-row>
        <table:table-row>
          <table:table-cell office:value-type="float" office:value="0.7984358864973095">
            <text:p>0,7984358865</text:p>
          </table:table-cell>
          <table:table-cell office:value-type="float" office:value="0.1064476028249326">
            <text:p>0,1064476028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7431763176541686">
            <text:p>0,7431763177</text:p>
          </table:table-cell>
          <table:table-cell office:value-type="float" office:value="0.13792325303708108">
            <text:p>0,137923253</text:p>
          </table:table-cell>
        </table:table-row>
        <table:table-row>
          <table:table-cell office:value-type="float" office:value="0.29182522586637133">
            <text:p>0,2918252259</text:p>
          </table:table-cell>
          <table:table-cell office:value-type="float" office:value="0.4597914977840766">
            <text:p>0,4597914978</text:p>
          </table:table-cell>
        </table:table-row>
        <table:table-row>
          <table:table-cell office:value-type="float" office:value="0.2525600352453912">
            <text:p>0,2525600352</text:p>
          </table:table-cell>
          <table:table-cell office:value-type="float" office:value="0.497446485192481">
            <text:p>0,4974464852</text:p>
          </table:table-cell>
        </table:table-row>
        <table:table-row>
          <table:table-cell office:value-type="float" office:value="0.4823093084805518">
            <text:p>0,4823093085</text:p>
          </table:table-cell>
          <table:table-cell office:value-type="float" office:value="0.3055150768515188">
            <text:p>0,3055150769</text:p>
          </table:table-cell>
        </table:table-row>
        <table:table-row>
          <table:table-cell office:value-type="float" office:value="0.32673183462451955">
            <text:p>0,3267318346</text:p>
          </table:table-cell>
          <table:table-cell office:value-type="float" office:value="0.42839538610634054">
            <text:p>0,4283953861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8940391983760472">
            <text:p>0,8940391984</text:p>
          </table:table-cell>
          <table:table-cell office:value-type="float" office:value="0.0544635393724644">
            <text:p>0,0544635394</text:p>
          </table:table-cell>
        </table:table-row>
        <table:table-row>
          <table:table-cell office:value-type="float" office:value="0.6546320269993043">
            <text:p>0,654632027</text:p>
          </table:table-cell>
          <table:table-cell office:value-type="float" office:value="0.19090666360468378">
            <text:p>0,1909066636</text:p>
          </table:table-cell>
        </table:table-row>
        <table:table-row>
          <table:table-cell office:value-type="float" office:value="0.5810822345477243">
            <text:p>0,5810822345</text:p>
          </table:table-cell>
          <table:table-cell office:value-type="float" office:value="0.2377124987593432">
            <text:p>0,2377124988</text:p>
          </table:table-cell>
        </table:table-row>
        <table:table-row>
          <table:table-cell office:value-type="float" office:value="0.8024706388060898">
            <text:p>0,8024706388</text:p>
          </table:table-cell>
          <table:table-cell office:value-type="float" office:value="0.10419274461182793">
            <text:p>0,1041927446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08382194555216027">
            <text:p>0,0838219456</text:p>
          </table:table-cell>
          <table:table-cell office:value-type="float" office:value="0.7104798011327011">
            <text:p>0,7104798011</text:p>
          </table:table-cell>
        </table:table-row>
        <table:table-row>
          <table:table-cell office:value-type="float" office:value="0.11999520338932143">
            <text:p>0,1199952034</text:p>
          </table:table-cell>
          <table:table-cell office:value-type="float" office:value="0.6535967618665763">
            <text:p>0,6535967619</text:p>
          </table:table-cell>
        </table:table-row>
        <table:table-row>
          <table:table-cell office:value-type="float" office:value="0.5127064705387675">
            <text:p>0,5127064705</text:p>
          </table:table-cell>
          <table:table-cell office:value-type="float" office:value="0.28396475607776994">
            <text:p>0,2839647561</text:p>
          </table:table-cell>
        </table:table-row>
        <table:table-row>
          <table:table-cell office:value-type="float" office:value="0.4117606553361847">
            <text:p>0,4117606553</text:p>
          </table:table-cell>
          <table:table-cell office:value-type="float" office:value="0.35831420824816085">
            <text:p>0,3583142082</text:p>
          </table:table-cell>
        </table:table-row>
        <table:table-row>
          <table:table-cell office:value-type="float" office:value="0.32673183462451955">
            <text:p>0,3267318346</text:p>
          </table:table-cell>
          <table:table-cell office:value-type="float" office:value="0.42839538610634054">
            <text:p>0,4283953861</text:p>
          </table:table-cell>
        </table:table-row>
        <table:table-row>
          <table:table-cell office:value-type="float" office:value="0.4314404903098439">
            <text:p>0,4314404903</text:p>
          </table:table-cell>
          <table:table-cell office:value-type="float" office:value="0.3431587023413921">
            <text:p>0,3431587023</text:p>
          </table:table-cell>
        </table:table-row>
        <table:table-row>
          <table:table-cell office:value-type="float" office:value="0.3728403548932628">
            <text:p>0,3728403549</text:p>
          </table:table-cell>
          <table:table-cell office:value-type="float" office:value="0.3893934532833252">
            <text:p>0,3893934533</text:p>
          </table:table-cell>
        </table:table-row>
        <table:table-row>
          <table:table-cell office:value-type="float" office:value="0.6993824811100413">
            <text:p>0,6993824811</text:p>
          </table:table-cell>
          <table:table-cell office:value-type="float" office:value="0.16370909301246062">
            <text:p>0,163709093</text:p>
          </table:table-cell>
        </table:table-row>
        <table:table-row>
          <table:table-cell office:value-type="float" office:value="0.4699978506398288">
            <text:p>0,4699978506</text:p>
          </table:table-cell>
          <table:table-cell office:value-type="float" office:value="0.3144361075437032">
            <text:p>0,3144361075</text:p>
          </table:table-cell>
        </table:table-row>
        <table:table-row>
          <table:table-cell office:value-type="float" office:value="0.1508228378332253">
            <text:p>0,1508228378</text:p>
          </table:table-cell>
          <table:table-cell office:value-type="float" office:value="0.6116408391279725">
            <text:p>0,6116408391</text:p>
          </table:table-cell>
        </table:table-row>
        <table:table-row>
          <table:table-cell office:value-type="float" office:value="0.7530938760281001">
            <text:p>0,753093876</text:p>
          </table:table-cell>
          <table:table-cell office:value-type="float" office:value="0.13219018441360086">
            <text:p>0,132190184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940391983760472">
            <text:p>0,8940391984</text:p>
          </table:table-cell>
          <table:table-cell office:value-type="float" office:value="0.0544635393724644">
            <text:p>0,0544635394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office:value-type="float" office:value="0.6546320269993043">
            <text:p>0,654632027</text:p>
          </table:table-cell>
          <table:table-cell office:value-type="float" office:value="0.19090666360468378">
            <text:p>0,1909066636</text:p>
          </table:table-cell>
        </table:table-row>
        <table:table-row>
          <table:table-cell office:value-type="float" office:value="0.9947884235894011">
            <text:p>0,9947884236</text:p>
          </table:table-cell>
          <table:table-cell office:value-type="float" office:value="0.0026091921471297352">
            <text:p>0,0026091921</text:p>
          </table:table-cell>
        </table:table-row>
        <table:table-row>
          <table:table-cell office:value-type="float" office:value="0.5810822345477243">
            <text:p>0,5810822345</text:p>
          </table:table-cell>
          <table:table-cell office:value-type="float" office:value="0.2377124987593432">
            <text:p>0,2377124988</text:p>
          </table:table-cell>
        </table:table-row>
        <table:table-row>
          <table:table-cell office:value-type="float" office:value="0.8024706388060898">
            <text:p>0,8024706388</text:p>
          </table:table-cell>
          <table:table-cell office:value-type="float" office:value="0.10419274461182793">
            <text:p>0,1041927446</text:p>
          </table:table-cell>
        </table:table-row>
        <table:table-row>
          <table:table-cell office:value-type="float" office:value="0.11999520338932143">
            <text:p>0,1199952034</text:p>
          </table:table-cell>
          <table:table-cell office:value-type="float" office:value="0.6535967618665763">
            <text:p>0,6535967619</text:p>
          </table:table-cell>
        </table:table-row>
        <table:table-row>
          <table:table-cell office:value-type="float" office:value="0.3728403548932628">
            <text:p>0,3728403549</text:p>
          </table:table-cell>
          <table:table-cell office:value-type="float" office:value="0.3893934532833252">
            <text:p>0,3893934533</text:p>
          </table:table-cell>
        </table:table-row>
        <table:table-row>
          <table:table-cell office:value-type="float" office:value="0.16997364519473027">
            <text:p>0,1699736452</text:p>
          </table:table-cell>
          <table:table-cell office:value-type="float" office:value="0.5877213985728458">
            <text:p>0,5877213986</text:p>
          </table:table-cell>
        </table:table-row>
        <table:table-row>
          <table:table-cell office:value-type="float" office:value="0.08382194555216027">
            <text:p>0,0838219456</text:p>
          </table:table-cell>
          <table:table-cell office:value-type="float" office:value="0.7104798011327011">
            <text:p>0,7104798011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1508228378332253">
            <text:p>0,1508228378</text:p>
          </table:table-cell>
          <table:table-cell office:value-type="float" office:value="0.6116408391279725">
            <text:p>0,6116408391</text:p>
          </table:table-cell>
        </table:table-row>
        <table:table-row>
          <table:table-cell office:value-type="float" office:value="0.7530938760281001">
            <text:p>0,753093876</text:p>
          </table:table-cell>
          <table:table-cell office:value-type="float" office:value="0.13219018441360086">
            <text:p>0,1321901844</text:p>
          </table:table-cell>
        </table:table-row>
        <table:table-row>
          <table:table-cell office:value-type="float" office:value="0.4117606553361847">
            <text:p>0,4117606553</text:p>
          </table:table-cell>
          <table:table-cell office:value-type="float" office:value="0.35831420824816085">
            <text:p>0,3583142082</text:p>
          </table:table-cell>
        </table:table-row>
        <table:table-row>
          <table:table-cell office:value-type="float" office:value="0.28738427359009355">
            <text:p>0,2873842736</text:p>
          </table:table-cell>
          <table:table-cell office:value-type="float" office:value="0.4639176615573932">
            <text:p>0,4639176616</text:p>
          </table:table-cell>
        </table:table-row>
        <table:table-row>
          <table:table-cell office:value-type="float" office:value="0.0890335219627591">
            <text:p>0,089033522</text:p>
          </table:table-cell>
          <table:table-cell office:value-type="float" office:value="0.7016151445485896">
            <text:p>0,7016151445</text:p>
          </table:table-cell>
        </table:table-row>
        <table:table-row>
          <table:table-cell office:value-type="float" office:value="0.7339430686665952">
            <text:p>0,7339430687</text:p>
          </table:table-cell>
          <table:table-cell office:value-type="float" office:value="0.14329522665821737">
            <text:p>0,143295226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8024706388060898">
            <text:p>0,8024706388</text:p>
          </table:table-cell>
          <table:table-cell office:value-type="float" office:value="0.10419274461182793">
            <text:p>0,1041927446</text:p>
          </table:table-cell>
        </table:table-row>
        <table:table-row>
          <table:table-cell office:value-type="float" office:value="0.49109991210675524">
            <text:p>0,4910999121</text:p>
          </table:table-cell>
          <table:table-cell office:value-type="float" office:value="0.29921478889266273">
            <text:p>0,2992147889</text:p>
          </table:table-cell>
        </table:table-row>
        <table:table-row>
          <table:table-cell office:value-type="float" office:value="0.28738427359009355">
            <text:p>0,2873842736</text:p>
          </table:table-cell>
          <table:table-cell office:value-type="float" office:value="0.4639176615573932">
            <text:p>0,4639176616</text:p>
          </table:table-cell>
        </table:table-row>
        <table:table-row>
          <table:table-cell office:value-type="float" office:value="0.8940391983760472">
            <text:p>0,8940391984</text:p>
          </table:table-cell>
          <table:table-cell office:value-type="float" office:value="0.0544635393724644">
            <text:p>0,0544635394</text:p>
          </table:table-cell>
        </table:table-row>
        <table:table-row>
          <table:table-cell office:value-type="float" office:value="0.3628383599491614">
            <text:p>0,3628383599</text:p>
          </table:table-cell>
          <table:table-cell office:value-type="float" office:value="0.39763934395649525">
            <text:p>0,397639344</text:p>
          </table:table-cell>
        </table:table-row>
        <table:table-row>
          <table:table-cell office:value-type="float" office:value="0.9936684294639931">
            <text:p>0,9936684295</text:p>
          </table:table-cell>
          <table:table-cell office:value-type="float" office:value="0.0031708122933030713">
            <text:p>0,0031708123</text:p>
          </table:table-cell>
        </table:table-row>
        <table:table-row>
          <table:table-cell office:value-type="float" office:value="0.4117606553361847">
            <text:p>0,4117606553</text:p>
          </table:table-cell>
          <table:table-cell office:value-type="float" office:value="0.35831420824816085">
            <text:p>0,3583142082</text:p>
          </table:table-cell>
        </table:table-row>
        <table:table-row>
          <table:table-cell office:value-type="float" office:value="0.16997364519473027">
            <text:p>0,1699736452</text:p>
          </table:table-cell>
          <table:table-cell office:value-type="float" office:value="0.5877213985728458">
            <text:p>0,5877213986</text:p>
          </table:table-cell>
        </table:table-row>
        <table:table-row>
          <table:table-cell office:value-type="float" office:value="0.2740493184006646">
            <text:p>0,2740493184</text:p>
          </table:table-cell>
          <table:table-cell office:value-type="float" office:value="0.4765028000068533">
            <text:p>0,4765028</text:p>
          </table:table-cell>
        </table:table-row>
        <table:table-row>
          <table:table-cell office:value-type="float" office:value="0.8860204592582427">
            <text:p>0,8860204593</text:p>
          </table:table-cell>
          <table:table-cell office:value-type="float" office:value="0.05871340216794618">
            <text:p>0,0587134022</text:p>
          </table:table-cell>
        </table:table-row>
        <table:table-row>
          <table:table-cell office:value-type="float" office:value="0.11999520338932143">
            <text:p>0,1199952034</text:p>
          </table:table-cell>
          <table:table-cell office:value-type="float" office:value="0.6535967618665763">
            <text:p>0,6535967619</text:p>
          </table:table-cell>
        </table:table-row>
        <table:table-row>
          <table:table-cell office:value-type="float" office:value="0.7091370968144327">
            <text:p>0,7091370968</text:p>
          </table:table-cell>
          <table:table-cell office:value-type="float" office:value="0.15789721719113603">
            <text:p>0,1578972172</text:p>
          </table:table-cell>
        </table:table-row>
        <table:table-row>
          <table:table-cell office:value-type="float" office:value="0.6439475018715849">
            <text:p>0,6439475019</text:p>
          </table:table-cell>
          <table:table-cell office:value-type="float" office:value="0.1975366040300749">
            <text:p>0,197536604</text:p>
          </table:table-cell>
        </table:table-row>
        <table:table-row>
          <table:table-cell office:value-type="float" office:value="0.5891009736655288">
            <text:p>0,5891009737</text:p>
          </table:table-cell>
          <table:table-cell office:value-type="float" office:value="0.2324708646145549">
            <text:p>0,2324708646</text:p>
          </table:table-cell>
        </table:table-row>
        <table:table-row>
          <table:table-cell office:value-type="float" office:value="0.05738106246503673">
            <text:p>0,0573810625</text:p>
          </table:table-cell>
          <table:table-cell office:value-type="float" office:value="0.7604565541179706">
            <text:p>0,7604565541</text:p>
          </table:table-cell>
        </table:table-row>
        <table:table-row>
          <table:table-cell office:value-type="float" office:value="0.04196662085023953">
            <text:p>0,0419666209</text:p>
          </table:table-cell>
          <table:table-cell office:value-type="float" office:value="0.7951424376542581">
            <text:p>0,795142437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628383599491614">
            <text:p>0,3628383599</text:p>
          </table:table-cell>
          <table:table-cell office:value-type="float" office:value="0.39763934395649525">
            <text:p>0,397639344</text:p>
          </table:table-cell>
        </table:table-row>
        <table:table-row>
          <table:table-cell office:value-type="float" office:value="0.06941113680123871">
            <text:p>0,0694111368</text:p>
          </table:table-cell>
          <table:table-cell office:value-type="float" office:value="0.7365400660418386">
            <text:p>0,736540066</text:p>
          </table:table-cell>
        </table:table-row>
        <table:table-row>
          <table:table-cell office:value-type="float" office:value="0.5891009736655288">
            <text:p>0,5891009737</text:p>
          </table:table-cell>
          <table:table-cell office:value-type="float" office:value="0.2324708646145549">
            <text:p>0,2324708646</text:p>
          </table:table-cell>
        </table:table-row>
        <table:table-row>
          <table:table-cell office:value-type="float" office:value="0.8940391983760472">
            <text:p>0,8940391984</text:p>
          </table:table-cell>
          <table:table-cell office:value-type="float" office:value="0.0544635393724644">
            <text:p>0,0544635394</text:p>
          </table:table-cell>
        </table:table-row>
        <table:table-row>
          <table:table-cell office:value-type="float" office:value="0.9936684294639931">
            <text:p>0,9936684295</text:p>
          </table:table-cell>
          <table:table-cell office:value-type="float" office:value="0.0031708122933030713">
            <text:p>0,0031708123</text:p>
          </table:table-cell>
        </table:table-row>
        <table:table-row>
          <table:table-cell office:value-type="float" office:value="0.16997364519473027">
            <text:p>0,1699736452</text:p>
          </table:table-cell>
          <table:table-cell office:value-type="float" office:value="0.5877213985728458">
            <text:p>0,5877213986</text:p>
          </table:table-cell>
        </table:table-row>
        <table:table-row>
          <table:table-cell office:value-type="float" office:value="0.31673982692952174">
            <text:p>0,3167398269</text:p>
          </table:table-cell>
          <table:table-cell office:value-type="float" office:value="0.43720356528357274">
            <text:p>0,4372035653</text:p>
          </table:table-cell>
        </table:table-row>
        <table:table-row>
          <table:table-cell office:value-type="float" office:value="0.8860204592582427">
            <text:p>0,8860204593</text:p>
          </table:table-cell>
          <table:table-cell office:value-type="float" office:value="0.05871340216794618">
            <text:p>0,0587134022</text:p>
          </table:table-cell>
        </table:table-row>
        <table:table-row>
          <table:table-cell office:value-type="float" office:value="0.8024706388060898">
            <text:p>0,8024706388</text:p>
          </table:table-cell>
          <table:table-cell office:value-type="float" office:value="0.10419274461182793">
            <text:p>0,1041927446</text:p>
          </table:table-cell>
        </table:table-row>
        <table:table-row>
          <table:table-cell office:value-type="float" office:value="0.11841710608937842">
            <text:p>0,1184171061</text:p>
          </table:table-cell>
          <table:table-cell office:value-type="float" office:value="0.6558821334348093">
            <text:p>0,6558821334</text:p>
          </table:table-cell>
        </table:table-row>
        <table:table-row>
          <table:table-cell office:value-type="float" office:value="0.7189807536586702">
            <text:p>0,7189807537</text:p>
          </table:table-cell>
          <table:table-cell office:value-type="float" office:value="0.15207267194725338">
            <text:p>0,1520726719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7926269819618523">
            <text:p>0,792626982</text:p>
          </table:table-cell>
          <table:table-cell office:value-type="float" office:value="0.10970399194321201">
            <text:p>0,1097039919</text:p>
          </table:table-cell>
        </table:table-row>
        <table:table-row>
          <table:table-cell office:value-type="float" office:value="0.4799033363524591">
            <text:p>0,4799033364</text:p>
          </table:table-cell>
          <table:table-cell office:value-type="float" office:value="0.3072494414636253">
            <text:p>0,3072494415</text:p>
          </table:table-cell>
        </table:table-row>
        <table:table-row>
          <table:table-cell office:value-type="float" office:value="0.11999520338932143">
            <text:p>0,1199952034</text:p>
          </table:table-cell>
          <table:table-cell office:value-type="float" office:value="0.6535967618665763">
            <text:p>0,6535967619</text:p>
          </table:table-cell>
        </table:table-row>
        <table:table-row>
          <table:table-cell office:value-type="float" office:value="0.42081172268239686">
            <text:p>0,4208117227</text:p>
          </table:table-cell>
          <table:table-cell office:value-type="float" office:value="0.35129997480931385">
            <text:p>0,3512999748</text:p>
          </table:table-cell>
        </table:table-row>
        <table:table-row>
          <table:table-cell office:value-type="float" office:value="0.2649944736013933">
            <text:p>0,2649944736</text:p>
          </table:table-cell>
          <table:table-cell office:value-type="float" office:value="0.4852238606914717">
            <text:p>0,485223860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6941113680123871">
            <text:p>0,0694111368</text:p>
          </table:table-cell>
          <table:table-cell office:value-type="float" office:value="0.7365400660418386">
            <text:p>0,736540066</text:p>
          </table:table-cell>
        </table:table-row>
        <table:table-row>
          <table:table-cell office:value-type="float" office:value="0.5891009736655288">
            <text:p>0,5891009737</text:p>
          </table:table-cell>
          <table:table-cell office:value-type="float" office:value="0.2324708646145549">
            <text:p>0,2324708646</text:p>
          </table:table-cell>
        </table:table-row>
        <table:table-row>
          <table:table-cell office:value-type="float" office:value="0.513727034194758">
            <text:p>0,5137270342</text:p>
          </table:table-cell>
          <table:table-cell office:value-type="float" office:value="0.2832524613263343">
            <text:p>0,2832524613</text:p>
          </table:table-cell>
        </table:table-row>
        <table:table-row>
          <table:table-cell office:value-type="float" office:value="0.6517170405127971">
            <text:p>0,6517170405</text:p>
          </table:table-cell>
          <table:table-cell office:value-type="float" office:value="0.19271006415737035">
            <text:p>0,1927100642</text:p>
          </table:table-cell>
        </table:table-row>
        <table:table-row>
          <table:table-cell office:value-type="float" office:value="0.8940391983760472">
            <text:p>0,8940391984</text:p>
          </table:table-cell>
          <table:table-cell office:value-type="float" office:value="0.0544635393724644">
            <text:p>0,0544635394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9936684294639931">
            <text:p>0,9936684295</text:p>
          </table:table-cell>
          <table:table-cell office:value-type="float" office:value="0.0031708122933030713">
            <text:p>0,0031708123</text:p>
          </table:table-cell>
        </table:table-row>
        <table:table-row>
          <table:table-cell office:value-type="float" office:value="0.11841710608937842">
            <text:p>0,1184171061</text:p>
          </table:table-cell>
          <table:table-cell office:value-type="float" office:value="0.6558821334348093">
            <text:p>0,6558821334</text:p>
          </table:table-cell>
        </table:table-row>
        <table:table-row>
          <table:table-cell office:value-type="float" office:value="0.7926269819618523">
            <text:p>0,792626982</text:p>
          </table:table-cell>
          <table:table-cell office:value-type="float" office:value="0.10970399194321201">
            <text:p>0,1097039919</text:p>
          </table:table-cell>
        </table:table-row>
        <table:table-row>
          <table:table-cell office:value-type="float" office:value="0.7189807536586702">
            <text:p>0,7189807537</text:p>
          </table:table-cell>
          <table:table-cell office:value-type="float" office:value="0.15207267194725338">
            <text:p>0,1520726719</text:p>
          </table:table-cell>
        </table:table-row>
        <table:table-row>
          <table:table-cell office:value-type="float" office:value="0.8194382199351005">
            <text:p>0,8194382199</text:p>
          </table:table-cell>
          <table:table-cell office:value-type="float" office:value="0.09477173048169751">
            <text:p>0,0947717305</text:p>
          </table:table-cell>
        </table:table-row>
        <table:table-row>
          <table:table-cell office:value-type="float" office:value="0.1674889972507364">
            <text:p>0,1674889973</text:p>
          </table:table-cell>
          <table:table-cell office:value-type="float" office:value="0.5907458036247687">
            <text:p>0,5907458036</text:p>
          </table:table-cell>
        </table:table-row>
        <table:table-row>
          <table:table-cell office:value-type="float" office:value="0.11999520338932143">
            <text:p>0,1199952034</text:p>
          </table:table-cell>
          <table:table-cell office:value-type="float" office:value="0.6535967618665763">
            <text:p>0,6535967619</text:p>
          </table:table-cell>
        </table:table-row>
        <table:table-row>
          <table:table-cell office:value-type="float" office:value="0.16997364519473027">
            <text:p>0,1699736452</text:p>
          </table:table-cell>
          <table:table-cell office:value-type="float" office:value="0.5877213985728458">
            <text:p>0,5877213986</text:p>
          </table:table-cell>
        </table:table-row>
        <table:table-row>
          <table:table-cell office:value-type="float" office:value="0.8776044017927445">
            <text:p>0,8776044018</text:p>
          </table:table-cell>
          <table:table-cell office:value-type="float" office:value="0.06319457634322778">
            <text:p>0,0631945763</text:p>
          </table:table-cell>
        </table:table-row>
        <table:table-row>
          <table:table-cell office:value-type="float" office:value="0.24457462363567695">
            <text:p>0,2445746236</text:p>
          </table:table-cell>
          <table:table-cell office:value-type="float" office:value="0.5054551348606712">
            <text:p>0,5054551349</text:p>
          </table:table-cell>
        </table:table-row>
        <table:table-row>
          <table:table-cell office:value-type="float" office:value="0.691107084760113">
            <text:p>0,6911070848</text:p>
          </table:table-cell>
          <table:table-cell office:value-type="float" office:value="0.16867149407703275">
            <text:p>0,168671494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3483497000136675">
            <text:p>0,33483497</text:p>
          </table:table-cell>
          <table:table-cell office:value-type="float" office:value="0.421350736627647">
            <text:p>0,4213507366</text:p>
          </table:table-cell>
        </table:table-row>
        <table:table-row>
          <table:table-cell office:value-type="float" office:value="0.24457462363567695">
            <text:p>0,2445746236</text:p>
          </table:table-cell>
          <table:table-cell office:value-type="float" office:value="0.5054551348606712">
            <text:p>0,5054551349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06941113680123871">
            <text:p>0,0694111368</text:p>
          </table:table-cell>
          <table:table-cell office:value-type="float" office:value="0.7365400660418386">
            <text:p>0,736540066</text:p>
          </table:table-cell>
        </table:table-row>
        <table:table-row>
          <table:table-cell office:value-type="float" office:value="0.6517170405127971">
            <text:p>0,6517170405</text:p>
          </table:table-cell>
          <table:table-cell office:value-type="float" office:value="0.19271006415737035">
            <text:p>0,1927100642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46900636269250373">
            <text:p>0,4690063627</text:p>
          </table:table-cell>
          <table:table-cell office:value-type="float" office:value="0.31515960787019603">
            <text:p>0,3151596079</text:p>
          </table:table-cell>
        </table:table-row>
        <table:table-row>
          <table:table-cell office:value-type="float" office:value="0.11841710608937842">
            <text:p>0,1184171061</text:p>
          </table:table-cell>
          <table:table-cell office:value-type="float" office:value="0.6558821334348093">
            <text:p>0,6558821334</text:p>
          </table:table-cell>
        </table:table-row>
        <table:table-row>
          <table:table-cell office:value-type="float" office:value="0.8194382199351005">
            <text:p>0,8194382199</text:p>
          </table:table-cell>
          <table:table-cell office:value-type="float" office:value="0.09477173048169751">
            <text:p>0,0947717305</text:p>
          </table:table-cell>
        </table:table-row>
        <table:table-row>
          <table:table-cell office:value-type="float" office:value="0.4281192718034056">
            <text:p>0,4281192718</text:p>
          </table:table-cell>
          <table:table-cell office:value-type="float" office:value="0.3456917608623551">
            <text:p>0,3456917609</text:p>
          </table:table-cell>
        </table:table-row>
        <table:table-row>
          <table:table-cell office:value-type="float" office:value="0.5179218635651636">
            <text:p>0,5179218636</text:p>
          </table:table-cell>
          <table:table-cell office:value-type="float" office:value="0.2803321157887039">
            <text:p>0,2803321158</text:p>
          </table:table-cell>
        </table:table-row>
        <table:table-row>
          <table:table-cell office:value-type="float" office:value="0.5849061442951232">
            <text:p>0,5849061443</text:p>
          </table:table-cell>
          <table:table-cell office:value-type="float" office:value="0.2352084308158704">
            <text:p>0,2352084308</text:p>
          </table:table-cell>
        </table:table-row>
        <table:table-row>
          <table:table-cell office:value-type="float" office:value="0.03634410178809799">
            <text:p>0,0363441018</text:p>
          </table:table-cell>
          <table:table-cell office:value-type="float" office:value="0.8093587091207731">
            <text:p>0,8093587091</text:p>
          </table:table-cell>
        </table:table-row>
        <table:table-row>
          <table:table-cell office:value-type="float" office:value="0.7432974347371315">
            <text:p>0,7432974347</text:p>
          </table:table-cell>
          <table:table-cell office:value-type="float" office:value="0.13785300862490302">
            <text:p>0,1378530086</text:p>
          </table:table-cell>
        </table:table-row>
        <table:table-row>
          <table:table-cell office:value-type="float" office:value="0.8776044017927445">
            <text:p>0,8776044018</text:p>
          </table:table-cell>
          <table:table-cell office:value-type="float" office:value="0.06319457634322778">
            <text:p>0,0631945763</text:p>
          </table:table-cell>
        </table:table-row>
        <table:table-row>
          <table:table-cell office:value-type="float" office:value="0.5891009736655288">
            <text:p>0,5891009737</text:p>
          </table:table-cell>
          <table:table-cell office:value-type="float" office:value="0.2324708646145549">
            <text:p>0,2324708646</text:p>
          </table:table-cell>
        </table:table-row>
        <table:table-row>
          <table:table-cell office:value-type="float" office:value="0.0564856402111013">
            <text:p>0,0564856402</text:p>
          </table:table-cell>
          <table:table-cell office:value-type="float" office:value="0.7623329214823784">
            <text:p>0,762332921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776044017927445">
            <text:p>0,8776044018</text:p>
          </table:table-cell>
          <table:table-cell office:value-type="float" office:value="0.06319457634322778">
            <text:p>0,0631945763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1214701758616637">
            <text:p>0,1214701759</text:p>
          </table:table-cell>
          <table:table-cell office:value-type="float" office:value="0.6514742823525591">
            <text:p>0,6514742824</text:p>
          </table:table-cell>
        </table:table-row>
        <table:table-row>
          <table:table-cell office:value-type="float" office:value="0.33483497000136675">
            <text:p>0,33483497</text:p>
          </table:table-cell>
          <table:table-cell office:value-type="float" office:value="0.421350736627647">
            <text:p>0,4213507366</text:p>
          </table:table-cell>
        </table:table-row>
        <table:table-row>
          <table:table-cell office:value-type="float" office:value="0.2827759309409418">
            <text:p>0,2827759309</text:p>
          </table:table-cell>
          <table:table-cell office:value-type="float" office:value="0.4682331987224646">
            <text:p>0,4682331987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8194382199351005">
            <text:p>0,8194382199</text:p>
          </table:table-cell>
          <table:table-cell office:value-type="float" office:value="0.09477173048169751">
            <text:p>0,0947717305</text:p>
          </table:table-cell>
        </table:table-row>
        <table:table-row>
          <table:table-cell office:value-type="float" office:value="0.7432974347371315">
            <text:p>0,7432974347</text:p>
          </table:table-cell>
          <table:table-cell office:value-type="float" office:value="0.13785300862490302">
            <text:p>0,1378530086</text:p>
          </table:table-cell>
        </table:table-row>
        <table:table-row>
          <table:table-cell office:value-type="float" office:value="0.6825855896302482">
            <text:p>0,6825855896</text:p>
          </table:table-cell>
          <table:table-cell office:value-type="float" office:value="0.1738126183302917">
            <text:p>0,1738126183</text:p>
          </table:table-cell>
        </table:table-row>
        <table:table-row>
          <table:table-cell office:value-type="float" office:value="0.07876574770755523">
            <text:p>0,0787657477</text:p>
          </table:table-cell>
          <table:table-cell office:value-type="float" office:value="0.7193476390486706">
            <text:p>0,719347639</text:p>
          </table:table-cell>
        </table:table-row>
        <table:table-row>
          <table:table-cell office:value-type="float" office:value="0.775219572144402">
            <text:p>0,7752195721</text:p>
          </table:table-cell>
          <table:table-cell office:value-type="float" office:value="0.11953445715098998">
            <text:p>0,1195344572</text:p>
          </table:table-cell>
        </table:table-row>
        <table:table-row>
          <table:table-cell office:value-type="float" office:value="0.24457462363567695">
            <text:p>0,2445746236</text:p>
          </table:table-cell>
          <table:table-cell office:value-type="float" office:value="0.5054551348606712">
            <text:p>0,5054551349</text:p>
          </table:table-cell>
        </table:table-row>
        <table:table-row>
          <table:table-cell office:value-type="float" office:value="0.11841710608937842">
            <text:p>0,1184171061</text:p>
          </table:table-cell>
          <table:table-cell office:value-type="float" office:value="0.6558821334348093">
            <text:p>0,6558821334</text:p>
          </table:table-cell>
        </table:table-row>
        <table:table-row>
          <table:table-cell office:value-type="float" office:value="0.5466793277460716">
            <text:p>0,5466793277</text:p>
          </table:table-cell>
          <table:table-cell office:value-type="float" office:value="0.2606223375391493">
            <text:p>0,2606223375</text:p>
          </table:table-cell>
        </table:table-row>
        <table:table-row>
          <table:table-cell office:value-type="float" office:value="0.6517170405127971">
            <text:p>0,6517170405</text:p>
          </table:table-cell>
          <table:table-cell office:value-type="float" office:value="0.19271006415737035">
            <text:p>0,1927100642</text:p>
          </table:table-cell>
        </table:table-row>
        <table:table-row>
          <table:table-cell office:value-type="float" office:value="0.6231380839659019">
            <text:p>0,623138084</text:p>
          </table:table-cell>
          <table:table-cell office:value-type="float" office:value="0.21060904238400235">
            <text:p>0,2106090424</text:p>
          </table:table-cell>
        </table:table-row>
        <table:table-row>
          <table:table-cell office:value-type="float" office:value="0.4281192718034056">
            <text:p>0,4281192718</text:p>
          </table:table-cell>
          <table:table-cell office:value-type="float" office:value="0.3456917608623551">
            <text:p>0,345691760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876574770755523">
            <text:p>0,0787657477</text:p>
          </table:table-cell>
          <table:table-cell office:value-type="float" office:value="0.7193476390486706">
            <text:p>0,719347639</text:p>
          </table:table-cell>
        </table:table-row>
        <table:table-row>
          <table:table-cell office:value-type="float" office:value="0.13918912724023583">
            <text:p>0,1391891272</text:p>
          </table:table-cell>
          <table:table-cell office:value-type="float" office:value="0.6269194091885295">
            <text:p>0,6269194092</text:p>
          </table:table-cell>
        </table:table-row>
        <table:table-row>
          <table:table-cell office:value-type="float" office:value="0.8863695791660197">
            <text:p>0,8863695792</text:p>
          </table:table-cell>
          <table:table-cell office:value-type="float" office:value="0.058527972180787646">
            <text:p>0,0585279722</text:p>
          </table:table-cell>
        </table:table-row>
        <table:table-row>
          <table:table-cell office:value-type="float" office:value="0.9912348226267249">
            <text:p>0,9912348226</text:p>
          </table:table-cell>
          <table:table-cell office:value-type="float" office:value="0.004392234548803442">
            <text:p>0,0043922345</text:p>
          </table:table-cell>
        </table:table-row>
        <table:table-row>
          <table:table-cell office:value-type="float" office:value="0.19867759112370728">
            <text:p>0,1986775911</text:p>
          </table:table-cell>
          <table:table-cell office:value-type="float" office:value="0.554267354657854">
            <text:p>0,5542673547</text:p>
          </table:table-cell>
        </table:table-row>
        <table:table-row>
          <table:table-cell office:value-type="float" office:value="0.5466793277460716">
            <text:p>0,5466793277</text:p>
          </table:table-cell>
          <table:table-cell office:value-type="float" office:value="0.2606223375391493">
            <text:p>0,2606223375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4281192718034056">
            <text:p>0,4281192718</text:p>
          </table:table-cell>
          <table:table-cell office:value-type="float" office:value="0.3456917608623551">
            <text:p>0,3456917609</text:p>
          </table:table-cell>
        </table:table-row>
        <table:table-row>
          <table:table-cell office:value-type="float" office:value="0.34372880249621285">
            <text:p>0,3437288025</text:p>
          </table:table-cell>
          <table:table-cell office:value-type="float" office:value="0.4137161075927356">
            <text:p>0,4137161076</text:p>
          </table:table-cell>
        </table:table-row>
        <table:table-row>
          <table:table-cell office:value-type="float" office:value="0.4878988941879288">
            <text:p>0,4878988942</text:p>
          </table:table-cell>
          <table:table-cell office:value-type="float" office:value="0.30150240216023017">
            <text:p>0,3015024022</text:p>
          </table:table-cell>
        </table:table-row>
        <table:table-row>
          <table:table-cell office:value-type="float" office:value="0.7432974347371315">
            <text:p>0,7432974347</text:p>
          </table:table-cell>
          <table:table-cell office:value-type="float" office:value="0.13785300862490302">
            <text:p>0,1378530086</text:p>
          </table:table-cell>
        </table:table-row>
        <table:table-row>
          <table:table-cell office:value-type="float" office:value="0.4783343799484739">
            <text:p>0,4783343799</text:p>
          </table:table-cell>
          <table:table-cell office:value-type="float" office:value="0.30838277931468916">
            <text:p>0,3083827793</text:p>
          </table:table-cell>
        </table:table-row>
        <table:table-row>
          <table:table-cell office:value-type="float" office:value="0.8776044017927445">
            <text:p>0,8776044018</text:p>
          </table:table-cell>
          <table:table-cell office:value-type="float" office:value="0.06319457634322778">
            <text:p>0,0631945763</text:p>
          </table:table-cell>
        </table:table-row>
        <table:table-row>
          <table:table-cell office:value-type="float" office:value="0.09457301097055609">
            <text:p>0,094573011</text:p>
          </table:table-cell>
          <table:table-cell office:value-type="float" office:value="0.6924727475969714">
            <text:p>0,6924727476</text:p>
          </table:table-cell>
        </table:table-row>
        <table:table-row>
          <table:table-cell office:value-type="float" office:value="0.8194382199351005">
            <text:p>0,8194382199</text:p>
          </table:table-cell>
          <table:table-cell office:value-type="float" office:value="0.09477173048169751">
            <text:p>0,0947717305</text:p>
          </table:table-cell>
        </table:table-row>
        <table:table-row>
          <table:table-cell office:value-type="float" office:value="0.6954670956921057">
            <text:p>0,6954670957</text:p>
          </table:table-cell>
          <table:table-cell office:value-type="float" office:value="0.16605330164805754">
            <text:p>0,1660533016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5121535797426214">
            <text:p>0,251215358</text:p>
          </table:table-cell>
          <table:table-cell office:value-type="float" office:value="0.4987861155412171">
            <text:p>0,4987861155</text:p>
          </table:table-cell>
        </table:table-row>
        <table:table-row>
          <table:table-cell office:value-type="float" office:value="0.34372880249621285">
            <text:p>0,3437288025</text:p>
          </table:table-cell>
          <table:table-cell office:value-type="float" office:value="0.4137161075927356">
            <text:p>0,4137161076</text:p>
          </table:table-cell>
        </table:table-row>
        <table:table-row>
          <table:table-cell office:value-type="float" office:value="0.07766794527666608">
            <text:p>0,0776679453</text:p>
          </table:table-cell>
          <table:table-cell office:value-type="float" office:value="0.7213103064757039">
            <text:p>0,7213103065</text:p>
          </table:table-cell>
        </table:table-row>
        <table:table-row>
          <table:table-cell office:value-type="float" office:value="0.9353630205960827">
            <text:p>0,9353630206</text:p>
          </table:table-cell>
          <table:table-cell office:value-type="float" office:value="0.03285832444461234">
            <text:p>0,0328583244</text:p>
          </table:table-cell>
        </table:table-row>
        <table:table-row>
          <table:table-cell office:value-type="float" office:value="0.660648280220123">
            <text:p>0,6606482802</text:p>
          </table:table-cell>
          <table:table-cell office:value-type="float" office:value="0.18719726856996655">
            <text:p>0,1871972686</text:p>
          </table:table-cell>
        </table:table-row>
        <table:table-row>
          <table:table-cell office:value-type="float" office:value="0.19867759112370728">
            <text:p>0,1986775911</text:p>
          </table:table-cell>
          <table:table-cell office:value-type="float" office:value="0.554267354657854">
            <text:p>0,5542673547</text:p>
          </table:table-cell>
        </table:table-row>
        <table:table-row>
          <table:table-cell office:value-type="float" office:value="0.5733225937962078">
            <text:p>0,5733225938</text:p>
          </table:table-cell>
          <table:table-cell office:value-type="float" office:value="0.24281931231957077">
            <text:p>0,2428193123</text:p>
          </table:table-cell>
        </table:table-row>
        <table:table-row>
          <table:table-cell office:value-type="float" office:value="0.09457301097055609">
            <text:p>0,094573011</text:p>
          </table:table-cell>
          <table:table-cell office:value-type="float" office:value="0.6924727475969714">
            <text:p>0,6924727476</text:p>
          </table:table-cell>
        </table:table-row>
        <table:table-row>
          <table:table-cell office:value-type="float" office:value="0.14442825104500176">
            <text:p>0,144428251</text:p>
          </table:table-cell>
          <table:table-cell office:value-type="float" office:value="0.6199628293903322">
            <text:p>0,6199628294</text:p>
          </table:table-cell>
        </table:table-row>
        <table:table-row>
          <table:table-cell office:value-type="float" office:value="0.13918912724023583">
            <text:p>0,1391891272</text:p>
          </table:table-cell>
          <table:table-cell office:value-type="float" office:value="0.6269194091885295">
            <text:p>0,6269194092</text:p>
          </table:table-cell>
        </table:table-row>
        <table:table-row>
          <table:table-cell office:value-type="float" office:value="0.7634647954807873">
            <text:p>0,7634647955</text:p>
          </table:table-cell>
          <table:table-cell office:value-type="float" office:value="0.1262352745270685">
            <text:p>0,1262352745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8776044017927445">
            <text:p>0,8776044018</text:p>
          </table:table-cell>
          <table:table-cell office:value-type="float" office:value="0.06319457634322778">
            <text:p>0,0631945763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9912348226267249">
            <text:p>0,9912348226</text:p>
          </table:table-cell>
          <table:table-cell office:value-type="float" office:value="0.004392234548803442">
            <text:p>0,0043922345</text:p>
          </table:table-cell>
        </table:table-row>
        <table:table-row>
          <table:table-cell office:value-type="float" office:value="0.8194382199351005">
            <text:p>0,8194382199</text:p>
          </table:table-cell>
          <table:table-cell office:value-type="float" office:value="0.09477173048169751">
            <text:p>0,0947717305</text:p>
          </table:table-cell>
        </table:table-row>
        <table:table-row>
          <table:table-cell office:value-type="float" office:value="0.3523098235375629">
            <text:p>0,3523098235</text:p>
          </table:table-cell>
          <table:table-cell office:value-type="float" office:value="0.4064430747286635">
            <text:p>0,406443074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28108827248187">
            <text:p>0,4281088272</text:p>
          </table:table-cell>
          <table:table-cell office:value-type="float" office:value="0.34569974228326417">
            <text:p>0,3456997423</text:p>
          </table:table-cell>
        </table:table-row>
        <table:table-row>
          <table:table-cell office:value-type="float" office:value="0.5517525107348796">
            <text:p>0,5517525107</text:p>
          </table:table-cell>
          <table:table-cell office:value-type="float" office:value="0.2571995485092382">
            <text:p>0,2571995485</text:p>
          </table:table-cell>
        </table:table-row>
        <table:table-row>
          <table:table-cell office:value-type="float" office:value="0.07766794527666608">
            <text:p>0,0776679453</text:p>
          </table:table-cell>
          <table:table-cell office:value-type="float" office:value="0.7213103064757039">
            <text:p>0,7213103065</text:p>
          </table:table-cell>
        </table:table-row>
        <table:table-row>
          <table:table-cell office:value-type="float" office:value="0.9353630205960827">
            <text:p>0,9353630206</text:p>
          </table:table-cell>
          <table:table-cell office:value-type="float" office:value="0.03285832444461234">
            <text:p>0,0328583244</text:p>
          </table:table-cell>
        </table:table-row>
        <table:table-row>
          <table:table-cell office:value-type="float" office:value="0.5733225937962078">
            <text:p>0,5733225938</text:p>
          </table:table-cell>
          <table:table-cell office:value-type="float" office:value="0.24281931231957077">
            <text:p>0,2428193123</text:p>
          </table:table-cell>
        </table:table-row>
        <table:table-row>
          <table:table-cell office:value-type="float" office:value="0.6545584581392693">
            <text:p>0,6545584581</text:p>
          </table:table-cell>
          <table:table-cell office:value-type="float" office:value="0.19095212864795863">
            <text:p>0,1909521286</text:p>
          </table:table-cell>
        </table:table-row>
        <table:table-row>
          <table:table-cell office:value-type="float" office:value="0.8776044017927445">
            <text:p>0,8776044018</text:p>
          </table:table-cell>
          <table:table-cell office:value-type="float" office:value="0.06319457634322778">
            <text:p>0,0631945763</text:p>
          </table:table-cell>
        </table:table-row>
        <table:table-row>
          <table:table-cell office:value-type="float" office:value="0.7013450786517318">
            <text:p>0,7013450787</text:p>
          </table:table-cell>
          <table:table-cell office:value-type="float" office:value="0.16253652100421012">
            <text:p>0,162536521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3116858872210169">
            <text:p>0,3116858872</text:p>
          </table:table-cell>
          <table:table-cell office:value-type="float" office:value="0.4417116450963562">
            <text:p>0,4417116451</text:p>
          </table:table-cell>
        </table:table-row>
        <table:table-row>
          <table:table-cell office:value-type="float" office:value="0.1912561186641122">
            <text:p>0,1912561187</text:p>
          </table:table-cell>
          <table:table-cell office:value-type="float" office:value="0.562671612327633">
            <text:p>0,5626716123</text:p>
          </table:table-cell>
        </table:table-row>
        <table:table-row>
          <table:table-cell office:value-type="float" office:value="0.25853317574591606">
            <text:p>0,2585331757</text:p>
          </table:table-cell>
          <table:table-cell office:value-type="float" office:value="0.4915384225470758">
            <text:p>0,4915384225</text:p>
          </table:table-cell>
        </table:table-row>
        <table:table-row>
          <table:table-cell office:value-type="float" office:value="0.14442825104500176">
            <text:p>0,144428251</text:p>
          </table:table-cell>
          <table:table-cell office:value-type="float" office:value="0.6199628293903322">
            <text:p>0,6199628294</text:p>
          </table:table-cell>
        </table:table-row>
        <table:table-row>
          <table:table-cell office:value-type="float" office:value="0.21639654250227938">
            <text:p>0,2163965425</text:p>
          </table:table-cell>
          <table:table-cell office:value-type="float" office:value="0.5348155822662592">
            <text:p>0,5348155823</text:p>
          </table:table-cell>
        </table:table-row>
        <table:table-row>
          <table:table-cell office:value-type="float" office:value="0.7634647954807873">
            <text:p>0,7634647955</text:p>
          </table:table-cell>
          <table:table-cell office:value-type="float" office:value="0.1262352745270685">
            <text:p>0,1262352745</text:p>
          </table:table-cell>
        </table:table-row>
        <table:table-row>
          <table:table-cell office:value-type="float" office:value="0.8435337109370293">
            <text:p>0,8435337109</text:p>
          </table:table-cell>
          <table:table-cell office:value-type="float" office:value="0.08155908685586677">
            <text:p>0,0815590869</text:p>
          </table:table-cell>
        </table:table-row>
        <table:table-row>
          <table:table-cell office:value-type="float" office:value="0.3523098235375629">
            <text:p>0,3523098235</text:p>
          </table:table-cell>
          <table:table-cell office:value-type="float" office:value="0.4064430747286635">
            <text:p>0,406443074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766794527666608">
            <text:p>0,0776679453</text:p>
          </table:table-cell>
          <table:table-cell office:value-type="float" office:value="0.7213103064757039">
            <text:p>0,7213103065</text:p>
          </table:table-cell>
        </table:table-row>
        <table:table-row>
          <table:table-cell office:value-type="float" office:value="0.14442825104500176">
            <text:p>0,144428251</text:p>
          </table:table-cell>
          <table:table-cell office:value-type="float" office:value="0.6199628293903322">
            <text:p>0,6199628294</text:p>
          </table:table-cell>
        </table:table-row>
        <table:table-row>
          <table:table-cell office:value-type="float" office:value="0.7634647954807873">
            <text:p>0,7634647955</text:p>
          </table:table-cell>
          <table:table-cell office:value-type="float" office:value="0.1262352745270685">
            <text:p>0,1262352745</text:p>
          </table:table-cell>
        </table:table-row>
        <table:table-row>
          <table:table-cell office:value-type="float" office:value="0.7013450786517318">
            <text:p>0,7013450787</text:p>
          </table:table-cell>
          <table:table-cell office:value-type="float" office:value="0.16253652100421012">
            <text:p>0,162536521</text:p>
          </table:table-cell>
        </table:table-row>
        <table:table-row>
          <table:table-cell office:value-type="float" office:value="0.3523098235375629">
            <text:p>0,3523098235</text:p>
          </table:table-cell>
          <table:table-cell office:value-type="float" office:value="0.4064430747286635">
            <text:p>0,4064430747</text:p>
          </table:table-cell>
        </table:table-row>
        <table:table-row>
          <table:table-cell office:value-type="float" office:value="0.8435337109370293">
            <text:p>0,8435337109</text:p>
          </table:table-cell>
          <table:table-cell office:value-type="float" office:value="0.08155908685586677">
            <text:p>0,0815590869</text:p>
          </table:table-cell>
        </table:table-row>
        <table:table-row>
          <table:table-cell office:value-type="float" office:value="0.1912561186641122">
            <text:p>0,1912561187</text:p>
          </table:table-cell>
          <table:table-cell office:value-type="float" office:value="0.562671612327633">
            <text:p>0,5626716123</text:p>
          </table:table-cell>
        </table:table-row>
        <table:table-row>
          <table:table-cell office:value-type="float" office:value="0.5365634842743281">
            <text:p>0,5365634843</text:p>
          </table:table-cell>
          <table:table-cell office:value-type="float" office:value="0.26749506194543093">
            <text:p>0,2674950619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4764674815984207">
            <text:p>0,4764674816</text:p>
          </table:table-cell>
          <table:table-cell office:value-type="float" office:value="0.3097337603515433">
            <text:p>0,3097337604</text:p>
          </table:table-cell>
        </table:table-row>
        <table:table-row>
          <table:table-cell office:value-type="float" office:value="0.9353630205960827">
            <text:p>0,9353630206</text:p>
          </table:table-cell>
          <table:table-cell office:value-type="float" office:value="0.03285832444461234">
            <text:p>0,0328583244</text:p>
          </table:table-cell>
        </table:table-row>
        <table:table-row>
          <table:table-cell office:value-type="float" office:value="0.3116858872210169">
            <text:p>0,3116858872</text:p>
          </table:table-cell>
          <table:table-cell office:value-type="float" office:value="0.4417116450963562">
            <text:p>0,4417116451</text:p>
          </table:table-cell>
        </table:table-row>
        <table:table-row>
          <table:table-cell office:value-type="float" office:value="0.909195830212135">
            <text:p>0,9091958302</text:p>
          </table:table-cell>
          <table:table-cell office:value-type="float" office:value="0.046482391241706056">
            <text:p>0,0464823912</text:p>
          </table:table-cell>
        </table:table-row>
        <table:table-row>
          <table:table-cell office:value-type="float" office:value="0.21899313226220768">
            <text:p>0,2189931323</text:p>
          </table:table-cell>
          <table:table-cell office:value-type="float" office:value="0.5320329795143597">
            <text:p>0,5320329795</text:p>
          </table:table-cell>
        </table:table-row>
        <table:table-row>
          <table:table-cell office:value-type="float" office:value="0.2559365859859878">
            <text:p>0,255936586</text:p>
          </table:table-cell>
          <table:table-cell office:value-type="float" office:value="0.49409824472928765">
            <text:p>0,4940982447</text:p>
          </table:table-cell>
        </table:table-row>
        <table:table-row>
          <table:table-cell office:value-type="float" office:value="0.8776044017927445">
            <text:p>0,8776044018</text:p>
          </table:table-cell>
          <table:table-cell office:value-type="float" office:value="0.06319457634322778">
            <text:p>0,0631945763</text:p>
          </table:table-cell>
        </table:table-row>
        <table:table-row>
          <table:table-cell office:value-type="float" office:value="0.6550194994102078">
            <text:p>0,6550194994</text:p>
          </table:table-cell>
          <table:table-cell office:value-type="float" office:value="0.19066725050186695">
            <text:p>0,190667250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766794527666608">
            <text:p>0,0776679453</text:p>
          </table:table-cell>
          <table:table-cell office:value-type="float" office:value="0.7213103064757039">
            <text:p>0,7213103065</text:p>
          </table:table-cell>
        </table:table-row>
        <table:table-row>
          <table:table-cell office:value-type="float" office:value="0.4764674815984207">
            <text:p>0,4764674816</text:p>
          </table:table-cell>
          <table:table-cell office:value-type="float" office:value="0.3097337603515433">
            <text:p>0,3097337604</text:p>
          </table:table-cell>
        </table:table-row>
        <table:table-row>
          <table:table-cell office:value-type="float" office:value="0.6550194994102078">
            <text:p>0,6550194994</text:p>
          </table:table-cell>
          <table:table-cell office:value-type="float" office:value="0.19066725050186695">
            <text:p>0,1906672505</text:p>
          </table:table-cell>
        </table:table-row>
        <table:table-row>
          <table:table-cell office:value-type="float" office:value="0.8435337109370293">
            <text:p>0,8435337109</text:p>
          </table:table-cell>
          <table:table-cell office:value-type="float" office:value="0.08155908685586677">
            <text:p>0,0815590869</text:p>
          </table:table-cell>
        </table:table-row>
        <table:table-row>
          <table:table-cell office:value-type="float" office:value="0.1912561186641122">
            <text:p>0,1912561187</text:p>
          </table:table-cell>
          <table:table-cell office:value-type="float" office:value="0.562671612327633">
            <text:p>0,5626716123</text:p>
          </table:table-cell>
        </table:table-row>
        <table:table-row>
          <table:table-cell office:value-type="float" office:value="0.5365634842743281">
            <text:p>0,5365634843</text:p>
          </table:table-cell>
          <table:table-cell office:value-type="float" office:value="0.26749506194543093">
            <text:p>0,2674950619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591362026419294">
            <text:p>0,5913620264</text:p>
          </table:table-cell>
          <table:table-cell office:value-type="float" office:value="0.2309993326275367">
            <text:p>0,2309993326</text:p>
          </table:table-cell>
        </table:table-row>
        <table:table-row>
          <table:table-cell office:value-type="float" office:value="0.14442825104500176">
            <text:p>0,144428251</text:p>
          </table:table-cell>
          <table:table-cell office:value-type="float" office:value="0.6199628293903322">
            <text:p>0,6199628294</text:p>
          </table:table-cell>
        </table:table-row>
        <table:table-row>
          <table:table-cell office:value-type="float" office:value="0.4314840347282267">
            <text:p>0,4314840347</text:p>
          </table:table-cell>
          <table:table-cell office:value-type="float" office:value="0.34312555634411634">
            <text:p>0,3431255563</text:p>
          </table:table-cell>
        </table:table-row>
        <table:table-row>
          <table:table-cell office:value-type="float" office:value="0.11362295392898616">
            <text:p>0,1136229539</text:p>
          </table:table-cell>
          <table:table-cell office:value-type="float" office:value="0.6629199591655031">
            <text:p>0,6629199592</text:p>
          </table:table-cell>
        </table:table-row>
        <table:table-row>
          <table:table-cell office:value-type="float" office:value="0.7652866183189154">
            <text:p>0,7652866183</text:p>
          </table:table-cell>
          <table:table-cell office:value-type="float" office:value="0.1251933823301773">
            <text:p>0,1251933823</text:p>
          </table:table-cell>
        </table:table-row>
        <table:table-row>
          <table:table-cell office:value-type="float" office:value="0.7013450786517318">
            <text:p>0,7013450787</text:p>
          </table:table-cell>
          <table:table-cell office:value-type="float" office:value="0.16253652100421012">
            <text:p>0,162536521</text:p>
          </table:table-cell>
        </table:table-row>
        <table:table-row>
          <table:table-cell office:value-type="float" office:value="0.3523098235375629">
            <text:p>0,3523098235</text:p>
          </table:table-cell>
          <table:table-cell office:value-type="float" office:value="0.4064430747286635">
            <text:p>0,4064430747</text:p>
          </table:table-cell>
        </table:table-row>
        <table:table-row>
          <table:table-cell office:value-type="float" office:value="0.5708377002053622">
            <text:p>0,5708377002</text:p>
          </table:table-cell>
          <table:table-cell office:value-type="float" office:value="0.24446197964274352">
            <text:p>0,2444619796</text:p>
          </table:table-cell>
        </table:table-row>
        <table:table-row>
          <table:table-cell office:value-type="float" office:value="0.27520606062780856">
            <text:p>0,2752060606</text:p>
          </table:table-cell>
          <table:table-cell office:value-type="float" office:value="0.4753991416059171">
            <text:p>0,4753991416</text:p>
          </table:table-cell>
        </table:table-row>
        <table:table-row>
          <table:table-cell office:value-type="float" office:value="0.1301075663748194">
            <text:p>0,1301075664</text:p>
          </table:table-cell>
          <table:table-cell office:value-type="float" office:value="0.6392957355743913">
            <text:p>0,639295735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07766794527666608">
            <text:p>0,0776679453</text:p>
          </table:table-cell>
          <table:table-cell office:value-type="float" office:value="0.7213103064757039">
            <text:p>0,7213103065</text:p>
          </table:table-cell>
        </table:table-row>
        <table:table-row>
          <table:table-cell office:value-type="float" office:value="0.1912561186641122">
            <text:p>0,1912561187</text:p>
          </table:table-cell>
          <table:table-cell office:value-type="float" office:value="0.562671612327633">
            <text:p>0,5626716123</text:p>
          </table:table-cell>
        </table:table-row>
        <table:table-row>
          <table:table-cell office:value-type="float" office:value="0.6550194994102078">
            <text:p>0,6550194994</text:p>
          </table:table-cell>
          <table:table-cell office:value-type="float" office:value="0.19066725050186695">
            <text:p>0,1906672505</text:p>
          </table:table-cell>
        </table:table-row>
        <table:table-row>
          <table:table-cell office:value-type="float" office:value="0.26724250899789315">
            <text:p>0,267242509</text:p>
          </table:table-cell>
          <table:table-cell office:value-type="float" office:value="0.48304496423973864">
            <text:p>0,4830449642</text:p>
          </table:table-cell>
        </table:table-row>
        <table:table-row>
          <table:table-cell office:value-type="float" office:value="0.7652866183189154">
            <text:p>0,7652866183</text:p>
          </table:table-cell>
          <table:table-cell office:value-type="float" office:value="0.1251933823301773">
            <text:p>0,1251933823</text:p>
          </table:table-cell>
        </table:table-row>
        <table:table-row>
          <table:table-cell office:value-type="float" office:value="0.8435337109370293">
            <text:p>0,8435337109</text:p>
          </table:table-cell>
          <table:table-cell office:value-type="float" office:value="0.08155908685586677">
            <text:p>0,0815590869</text:p>
          </table:table-cell>
        </table:table-row>
        <table:table-row>
          <table:table-cell office:value-type="float" office:value="0.7013450786517318">
            <text:p>0,7013450787</text:p>
          </table:table-cell>
          <table:table-cell office:value-type="float" office:value="0.16253652100421012">
            <text:p>0,162536521</text:p>
          </table:table-cell>
        </table:table-row>
        <table:table-row>
          <table:table-cell office:value-type="float" office:value="0.3523098235375629">
            <text:p>0,3523098235</text:p>
          </table:table-cell>
          <table:table-cell office:value-type="float" office:value="0.4064430747286635">
            <text:p>0,4064430747</text:p>
          </table:table-cell>
        </table:table-row>
        <table:table-row>
          <table:table-cell office:value-type="float" office:value="0.591362026419294">
            <text:p>0,5913620264</text:p>
          </table:table-cell>
          <table:table-cell office:value-type="float" office:value="0.2309993326275367">
            <text:p>0,2309993326</text:p>
          </table:table-cell>
        </table:table-row>
        <table:table-row>
          <table:table-cell office:value-type="float" office:value="0.11362295392898616">
            <text:p>0,1136229539</text:p>
          </table:table-cell>
          <table:table-cell office:value-type="float" office:value="0.6629199591655031">
            <text:p>0,6629199592</text:p>
          </table:table-cell>
        </table:table-row>
        <table:table-row>
          <table:table-cell office:value-type="float" office:value="0.3161877825192763">
            <text:p>0,3161877825</text:p>
          </table:table-cell>
          <table:table-cell office:value-type="float" office:value="0.4376942268487044">
            <text:p>0,4376942268</text:p>
          </table:table-cell>
        </table:table-row>
        <table:table-row>
          <table:table-cell office:value-type="float" office:value="0.7347526696236485">
            <text:p>0,7347526696</text:p>
          </table:table-cell>
          <table:table-cell office:value-type="float" office:value="0.14282284816751645">
            <text:p>0,1428228482</text:p>
          </table:table-cell>
        </table:table-row>
        <table:table-row>
          <table:table-cell office:value-type="float" office:value="0.0856314969065815">
            <text:p>0,0856314969</text:p>
          </table:table-cell>
          <table:table-cell office:value-type="float" office:value="0.7073714010788053">
            <text:p>0,7073714011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3828437722328299">
            <text:p>0,3828437722</text:p>
          </table:table-cell>
          <table:table-cell office:value-type="float" office:value="0.3812562951974139">
            <text:p>0,3812562952</text:p>
          </table:table-cell>
        </table:table-row>
        <table:table-row>
          <table:table-cell office:value-type="float" office:value="0.1562546951686659">
            <text:p>0,1562546952</text:p>
          </table:table-cell>
          <table:table-cell office:value-type="float" office:value="0.6047093535527739">
            <text:p>0,604709353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07766794527666608">
            <text:p>0,0776679453</text:p>
          </table:table-cell>
          <table:table-cell office:value-type="float" office:value="0.7213103064757039">
            <text:p>0,7213103065</text:p>
          </table:table-cell>
        </table:table-row>
        <table:table-row>
          <table:table-cell office:value-type="float" office:value="0.22173657227284055">
            <text:p>0,2217365723</text:p>
          </table:table-cell>
          <table:table-cell office:value-type="float" office:value="0.5291108705089482">
            <text:p>0,5291108705</text:p>
          </table:table-cell>
        </table:table-row>
        <table:table-row>
          <table:table-cell office:value-type="float" office:value="0.6550194994102078">
            <text:p>0,6550194994</text:p>
          </table:table-cell>
          <table:table-cell office:value-type="float" office:value="0.19066725050186695">
            <text:p>0,1906672505</text:p>
          </table:table-cell>
        </table:table-row>
        <table:table-row>
          <table:table-cell office:value-type="float" office:value="0.3161877825192763">
            <text:p>0,3161877825</text:p>
          </table:table-cell>
          <table:table-cell office:value-type="float" office:value="0.4376942268487044">
            <text:p>0,4376942268</text:p>
          </table:table-cell>
        </table:table-row>
        <table:table-row>
          <table:table-cell office:value-type="float" office:value="0.1912561186641122">
            <text:p>0,1912561187</text:p>
          </table:table-cell>
          <table:table-cell office:value-type="float" office:value="0.562671612327633">
            <text:p>0,5626716123</text:p>
          </table:table-cell>
        </table:table-row>
        <table:table-row>
          <table:table-cell office:value-type="float" office:value="0.5634319991206588">
            <text:p>0,5634319991</text:p>
          </table:table-cell>
          <table:table-cell office:value-type="float" office:value="0.24937892440948695">
            <text:p>0,2493789244</text:p>
          </table:table-cell>
        </table:table-row>
        <table:table-row>
          <table:table-cell office:value-type="float" office:value="0.7690807557707354">
            <text:p>0,7690807558</text:p>
          </table:table-cell>
          <table:table-cell office:value-type="float" office:value="0.12302750569317433">
            <text:p>0,1230275057</text:p>
          </table:table-cell>
        </table:table-row>
        <table:table-row>
          <table:table-cell office:value-type="float" office:value="0.8397395734852093">
            <text:p>0,8397395735</text:p>
          </table:table-cell>
          <table:table-cell office:value-type="float" office:value="0.0836269463339675">
            <text:p>0,0836269463</text:p>
          </table:table-cell>
        </table:table-row>
        <table:table-row>
          <table:table-cell office:value-type="float" office:value="0.5207568517639029">
            <text:p>0,5207568518</text:p>
          </table:table-cell>
          <table:table-cell office:value-type="float" office:value="0.27836515344399915">
            <text:p>0,2783651534</text:p>
          </table:table-cell>
        </table:table-row>
        <table:table-row>
          <table:table-cell office:value-type="float" office:value="0.6129489856391134">
            <text:p>0,6129489856</text:p>
          </table:table-cell>
          <table:table-cell office:value-type="float" office:value="0.21708941402027693">
            <text:p>0,217089414</text:p>
          </table:table-cell>
        </table:table-row>
        <table:table-row>
          <table:table-cell office:value-type="float" office:value="0.7347526696236485">
            <text:p>0,7347526696</text:p>
          </table:table-cell>
          <table:table-cell office:value-type="float" office:value="0.14282284816751645">
            <text:p>0,1428228482</text:p>
          </table:table-cell>
        </table:table-row>
        <table:table-row>
          <table:table-cell office:value-type="float" office:value="0.11362295392898616">
            <text:p>0,1136229539</text:p>
          </table:table-cell>
          <table:table-cell office:value-type="float" office:value="0.6629199591655031">
            <text:p>0,6629199592</text:p>
          </table:table-cell>
        </table:table-row>
        <table:table-row>
          <table:table-cell office:value-type="float" office:value="0.26724250899789315">
            <text:p>0,267242509</text:p>
          </table:table-cell>
          <table:table-cell office:value-type="float" office:value="0.48304496423973864">
            <text:p>0,4830449642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2644685992977061">
            <text:p>0,2644685993</text:p>
          </table:table-cell>
          <table:table-cell office:value-type="float" office:value="0.48573489395283087">
            <text:p>0,485734894</text:p>
          </table:table-cell>
        </table:table-row>
        <table:table-row>
          <table:table-cell office:value-type="float" office:value="0.48639269872054597">
            <text:p>0,4863926987</text:p>
          </table:table-cell>
          <table:table-cell office:value-type="float" office:value="0.30258140351683627">
            <text:p>0,302581403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11362295392898616">
            <text:p>0,1136229539</text:p>
          </table:table-cell>
          <table:table-cell office:value-type="float" office:value="0.6629199591655031">
            <text:p>0,6629199592</text:p>
          </table:table-cell>
        </table:table-row>
        <table:table-row>
          <table:table-cell office:value-type="float" office:value="0.07520315166809315">
            <text:p>0,0752031517</text:p>
          </table:table-cell>
          <table:table-cell office:value-type="float" office:value="0.7257680695686712">
            <text:p>0,7257680696</text:p>
          </table:table-cell>
        </table:table-row>
        <table:table-row>
          <table:table-cell office:value-type="float" office:value="0.1912561186641122">
            <text:p>0,1912561187</text:p>
          </table:table-cell>
          <table:table-cell office:value-type="float" office:value="0.562671612327633">
            <text:p>0,5626716123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4862119130133124">
            <text:p>0,486211913</text:p>
          </table:table-cell>
          <table:table-cell office:value-type="float" office:value="0.30271102617830503">
            <text:p>0,3027110262</text:p>
          </table:table-cell>
        </table:table-row>
        <table:table-row>
          <table:table-cell office:value-type="float" office:value="0.5634319991206588">
            <text:p>0,5634319991</text:p>
          </table:table-cell>
          <table:table-cell office:value-type="float" office:value="0.24937892440948695">
            <text:p>0,2493789244</text:p>
          </table:table-cell>
        </table:table-row>
        <table:table-row>
          <table:table-cell office:value-type="float" office:value="0.6550194994102078">
            <text:p>0,6550194994</text:p>
          </table:table-cell>
          <table:table-cell office:value-type="float" office:value="0.19066725050186695">
            <text:p>0,1906672505</text:p>
          </table:table-cell>
        </table:table-row>
        <table:table-row>
          <table:table-cell office:value-type="float" office:value="0.22173657227284055">
            <text:p>0,2217365723</text:p>
          </table:table-cell>
          <table:table-cell office:value-type="float" office:value="0.5291108705089482">
            <text:p>0,5291108705</text:p>
          </table:table-cell>
        </table:table-row>
        <table:table-row>
          <table:table-cell office:value-type="float" office:value="0.5207568517639029">
            <text:p>0,5207568518</text:p>
          </table:table-cell>
          <table:table-cell office:value-type="float" office:value="0.27836515344399915">
            <text:p>0,2783651534</text:p>
          </table:table-cell>
        </table:table-row>
        <table:table-row>
          <table:table-cell office:value-type="float" office:value="0.7347526696236485">
            <text:p>0,7347526696</text:p>
          </table:table-cell>
          <table:table-cell office:value-type="float" office:value="0.14282284816751645">
            <text:p>0,1428228482</text:p>
          </table:table-cell>
        </table:table-row>
        <table:table-row>
          <table:table-cell office:value-type="float" office:value="0.10801026027868409">
            <text:p>0,1080102603</text:p>
          </table:table-cell>
          <table:table-cell office:value-type="float" office:value="0.6713508553507493">
            <text:p>0,6713508554</text:p>
          </table:table-cell>
        </table:table-row>
        <table:table-row>
          <table:table-cell office:value-type="float" office:value="0.29874388671704477">
            <text:p>0,2987438867</text:p>
          </table:table-cell>
          <table:table-cell office:value-type="float" office:value="0.4534253146028031">
            <text:p>0,4534253146</text:p>
          </table:table-cell>
        </table:table-row>
        <table:table-row>
          <table:table-cell office:value-type="float" office:value="0.07766794527666608">
            <text:p>0,0776679453</text:p>
          </table:table-cell>
          <table:table-cell office:value-type="float" office:value="0.7213103064757039">
            <text:p>0,7213103065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6129489856391134">
            <text:p>0,6129489856</text:p>
          </table:table-cell>
          <table:table-cell office:value-type="float" office:value="0.21708941402027693">
            <text:p>0,217089414</text:p>
          </table:table-cell>
        </table:table-row>
        <table:table-row>
          <table:table-cell office:value-type="float" office:value="0.8224587711877684">
            <text:p>0,8224587712</text:p>
          </table:table-cell>
          <table:table-cell office:value-type="float" office:value="0.09310487310396887">
            <text:p>0,093104873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35366256214879677">
            <text:p>0,3536625621</text:p>
          </table:table-cell>
          <table:table-cell office:value-type="float" office:value="0.4053046476145986">
            <text:p>0,4053046476</text:p>
          </table:table-cell>
        </table:table-row>
        <table:table-row>
          <table:table-cell office:value-type="float" office:value="0.07520315166809315">
            <text:p>0,0752031517</text:p>
          </table:table-cell>
          <table:table-cell office:value-type="float" office:value="0.7257680695686712">
            <text:p>0,7257680696</text:p>
          </table:table-cell>
        </table:table-row>
        <table:table-row>
          <table:table-cell office:value-type="float" office:value="0.11362295392898616">
            <text:p>0,1136229539</text:p>
          </table:table-cell>
          <table:table-cell office:value-type="float" office:value="0.6629199591655031">
            <text:p>0,6629199592</text:p>
          </table:table-cell>
        </table:table-row>
        <table:table-row>
          <table:table-cell office:value-type="float" office:value="0.4315060092447026">
            <text:p>0,4315060092</text:p>
          </table:table-cell>
          <table:table-cell office:value-type="float" office:value="0.3431088299842183">
            <text:p>0,34310883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17402476211998344">
            <text:p>0,1740247621</text:p>
          </table:table-cell>
          <table:table-cell office:value-type="float" office:value="0.5828372474441379">
            <text:p>0,5828372474</text:p>
          </table:table-cell>
        </table:table-row>
        <table:table-row>
          <table:table-cell office:value-type="float" office:value="0.39910722032257273">
            <text:p>0,3991072203</text:p>
          </table:table-cell>
          <table:table-cell office:value-type="float" office:value="0.36825066654362604">
            <text:p>0,3682506665</text:p>
          </table:table-cell>
        </table:table-row>
        <table:table-row>
          <table:table-cell office:value-type="float" office:value="0.22173657227284055">
            <text:p>0,2217365723</text:p>
          </table:table-cell>
          <table:table-cell office:value-type="float" office:value="0.5291108705089482">
            <text:p>0,5291108705</text:p>
          </table:table-cell>
        </table:table-row>
        <table:table-row>
          <table:table-cell office:value-type="float" office:value="0.6581872214024772">
            <text:p>0,6581872214</text:p>
          </table:table-cell>
          <table:table-cell office:value-type="float" office:value="0.18871261478901502">
            <text:p>0,1887126148</text:p>
          </table:table-cell>
        </table:table-row>
        <table:table-row>
          <table:table-cell office:value-type="float" office:value="0.4862119130133124">
            <text:p>0,486211913</text:p>
          </table:table-cell>
          <table:table-cell office:value-type="float" office:value="0.30271102617830503">
            <text:p>0,3027110262</text:p>
          </table:table-cell>
        </table:table-row>
        <table:table-row>
          <table:table-cell office:value-type="float" office:value="0.7345013685253945">
            <text:p>0,7345013685</text:p>
          </table:table-cell>
          <table:table-cell office:value-type="float" office:value="0.14296944714590576">
            <text:p>0,1429694471</text:p>
          </table:table-cell>
        </table:table-row>
        <table:table-row>
          <table:table-cell office:value-type="float" office:value="0.29874388671704477">
            <text:p>0,2987438867</text:p>
          </table:table-cell>
          <table:table-cell office:value-type="float" office:value="0.4534253146028031">
            <text:p>0,4534253146</text:p>
          </table:table-cell>
        </table:table-row>
        <table:table-row>
          <table:table-cell office:value-type="float" office:value="0.7772205354244046">
            <text:p>0,7772205354</text:p>
          </table:table-cell>
          <table:table-cell office:value-type="float" office:value="0.11839887963750606">
            <text:p>0,1183988796</text:p>
          </table:table-cell>
        </table:table-row>
        <table:table-row>
          <table:table-cell office:value-type="float" office:value="0.2977283197207098">
            <text:p>0,2977283197</text:p>
          </table:table-cell>
          <table:table-cell office:value-type="float" office:value="0.45435513406547134">
            <text:p>0,4543551341</text:p>
          </table:table-cell>
        </table:table-row>
        <table:table-row>
          <table:table-cell office:value-type="float" office:value="0.5928541955065456">
            <text:p>0,5928541955</text:p>
          </table:table-cell>
          <table:table-cell office:value-type="float" office:value="0.23002974375204233">
            <text:p>0,2300297438</text:p>
          </table:table-cell>
        </table:table-row>
        <table:table-row>
          <table:table-cell office:value-type="float" office:value="0.6129489856391134">
            <text:p>0,6129489856</text:p>
          </table:table-cell>
          <table:table-cell office:value-type="float" office:value="0.21708941402027693">
            <text:p>0,21708941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520315166809315">
            <text:p>0,0752031517</text:p>
          </table:table-cell>
          <table:table-cell office:value-type="float" office:value="0.7257680695686712">
            <text:p>0,7257680696</text:p>
          </table:table-cell>
        </table:table-row>
        <table:table-row>
          <table:table-cell office:value-type="float" office:value="0.11362295392898616">
            <text:p>0,1136229539</text:p>
          </table:table-cell>
          <table:table-cell office:value-type="float" office:value="0.6629199591655031">
            <text:p>0,6629199592</text:p>
          </table:table-cell>
        </table:table-row>
        <table:table-row>
          <table:table-cell office:value-type="float" office:value="0.9699625768361679">
            <text:p>0,9699625768</text:p>
          </table:table-cell>
          <table:table-cell office:value-type="float" office:value="0.015133218736580578">
            <text:p>0,0151332187</text:p>
          </table:table-cell>
        </table:table-row>
        <table:table-row>
          <table:table-cell office:value-type="float" office:value="0.6581872214024772">
            <text:p>0,6581872214</text:p>
          </table:table-cell>
          <table:table-cell office:value-type="float" office:value="0.18871261478901502">
            <text:p>0,1887126148</text:p>
          </table:table-cell>
        </table:table-row>
        <table:table-row>
          <table:table-cell office:value-type="float" office:value="0.7772205354244046">
            <text:p>0,7772205354</text:p>
          </table:table-cell>
          <table:table-cell office:value-type="float" office:value="0.11839887963750606">
            <text:p>0,1183988796</text:p>
          </table:table-cell>
        </table:table-row>
        <table:table-row>
          <table:table-cell office:value-type="float" office:value="0.8681958701104293">
            <text:p>0,8681958701</text:p>
          </table:table-cell>
          <table:table-cell office:value-type="float" office:value="0.06822971172588399">
            <text:p>0,0682297117</text:p>
          </table:table-cell>
        </table:table-row>
        <table:table-row>
          <table:table-cell office:value-type="float" office:value="0.17402476211998344">
            <text:p>0,1740247621</text:p>
          </table:table-cell>
          <table:table-cell office:value-type="float" office:value="0.5828372474441379">
            <text:p>0,5828372474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4862119130133124">
            <text:p>0,486211913</text:p>
          </table:table-cell>
          <table:table-cell office:value-type="float" office:value="0.30271102617830503">
            <text:p>0,3027110262</text:p>
          </table:table-cell>
        </table:table-row>
        <table:table-row>
          <table:table-cell office:value-type="float" office:value="0.7258950262185722">
            <text:p>0,7258950262</text:p>
          </table:table-cell>
          <table:table-cell office:value-type="float" office:value="0.14800526631993072">
            <text:p>0,1480052663</text:p>
          </table:table-cell>
        </table:table-row>
        <table:table-row>
          <table:table-cell office:value-type="float" office:value="0.6129489856391134">
            <text:p>0,6129489856</text:p>
          </table:table-cell>
          <table:table-cell office:value-type="float" office:value="0.21708941402027693">
            <text:p>0,217089414</text:p>
          </table:table-cell>
        </table:table-row>
        <table:table-row>
          <table:table-cell office:value-type="float" office:value="0.5536858105631084">
            <text:p>0,5536858106</text:p>
          </table:table-cell>
          <table:table-cell office:value-type="float" office:value="0.25589932766922696">
            <text:p>0,2558993277</text:p>
          </table:table-cell>
        </table:table-row>
        <table:table-row>
          <table:table-cell office:value-type="float" office:value="0.5928541955065456">
            <text:p>0,5928541955</text:p>
          </table:table-cell>
          <table:table-cell office:value-type="float" office:value="0.23002974375204233">
            <text:p>0,2300297438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35366256214879677">
            <text:p>0,3536625621</text:p>
          </table:table-cell>
          <table:table-cell office:value-type="float" office:value="0.4053046476145986">
            <text:p>0,4053046476</text:p>
          </table:table-cell>
        </table:table-row>
        <table:table-row>
          <table:table-cell office:value-type="float" office:value="0.2977283197207098">
            <text:p>0,2977283197</text:p>
          </table:table-cell>
          <table:table-cell office:value-type="float" office:value="0.45435513406547134">
            <text:p>0,4543551341</text:p>
          </table:table-cell>
        </table:table-row>
        <table:table-row>
          <table:table-cell office:value-type="float" office:value="0.19255346140650886">
            <text:p>0,1925534614</text:p>
          </table:table-cell>
          <table:table-cell office:value-type="float" office:value="0.5611908599328076">
            <text:p>0,561190859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1362295392898616">
            <text:p>0,1136229539</text:p>
          </table:table-cell>
          <table:table-cell office:value-type="float" office:value="0.6629199591655031">
            <text:p>0,6629199592</text:p>
          </table:table-cell>
        </table:table-row>
        <table:table-row>
          <table:table-cell office:value-type="float" office:value="0.40433959518553636">
            <text:p>0,4043395952</text:p>
          </table:table-cell>
          <table:table-cell office:value-type="float" office:value="0.36412297164818386">
            <text:p>0,3641229716</text:p>
          </table:table-cell>
        </table:table-row>
        <table:table-row>
          <table:table-cell office:value-type="float" office:value="0.7772205354244046">
            <text:p>0,7772205354</text:p>
          </table:table-cell>
          <table:table-cell office:value-type="float" office:value="0.11839887963750606">
            <text:p>0,1183988796</text:p>
          </table:table-cell>
        </table:table-row>
        <table:table-row>
          <table:table-cell office:value-type="float" office:value="0.17402476211998344">
            <text:p>0,1740247621</text:p>
          </table:table-cell>
          <table:table-cell office:value-type="float" office:value="0.5828372474441379">
            <text:p>0,5828372474</text:p>
          </table:table-cell>
        </table:table-row>
        <table:table-row>
          <table:table-cell office:value-type="float" office:value="0.07520315166809315">
            <text:p>0,0752031517</text:p>
          </table:table-cell>
          <table:table-cell office:value-type="float" office:value="0.7257680695686712">
            <text:p>0,7257680696</text:p>
          </table:table-cell>
        </table:table-row>
        <table:table-row>
          <table:table-cell office:value-type="float" office:value="0.4862119130133124">
            <text:p>0,486211913</text:p>
          </table:table-cell>
          <table:table-cell office:value-type="float" office:value="0.30271102617830503">
            <text:p>0,3027110262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20117826081464554">
            <text:p>0,2011782608</text:p>
          </table:table-cell>
          <table:table-cell office:value-type="float" office:value="0.5514710033736441">
            <text:p>0,5514710034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904490844102777">
            <text:p>0,9044908441</text:p>
          </table:table-cell>
          <table:table-cell office:value-type="float" office:value="0.04895276452597952">
            <text:p>0,0489527645</text:p>
          </table:table-cell>
        </table:table-row>
        <table:table-row>
          <table:table-cell office:value-type="float" office:value="0.0753453911018957">
            <text:p>0,0753453911</text:p>
          </table:table-cell>
          <table:table-cell office:value-type="float" office:value="0.7255088505946035">
            <text:p>0,7255088506</text:p>
          </table:table-cell>
        </table:table-row>
        <table:table-row>
          <table:table-cell office:value-type="float" office:value="0.5928541955065456">
            <text:p>0,5928541955</text:p>
          </table:table-cell>
          <table:table-cell office:value-type="float" office:value="0.23002974375204233">
            <text:p>0,2300297438</text:p>
          </table:table-cell>
        </table:table-row>
        <table:table-row>
          <table:table-cell office:value-type="float" office:value="0.5536858105631084">
            <text:p>0,5536858106</text:p>
          </table:table-cell>
          <table:table-cell office:value-type="float" office:value="0.25589932766922696">
            <text:p>0,2558993277</text:p>
          </table:table-cell>
        </table:table-row>
        <table:table-row>
          <table:table-cell office:value-type="float" office:value="0.36465362201807866">
            <text:p>0,364653622</text:p>
          </table:table-cell>
          <table:table-cell office:value-type="float" office:value="0.39613443381984537">
            <text:p>0,3961344338</text:p>
          </table:table-cell>
        </table:table-row>
        <table:table-row>
          <table:table-cell office:value-type="float" office:value="0.9441698732569583">
            <text:p>0,9441698733</text:p>
          </table:table-cell>
          <table:table-cell office:value-type="float" office:value="0.02831596017174476">
            <text:p>0,0283159602</text:p>
          </table:table-cell>
        </table:table-row>
        <table:table-row>
          <table:table-cell office:value-type="float" office:value="0.30173577624486164">
            <text:p>0,3017357762</text:p>
          </table:table-cell>
          <table:table-cell office:value-type="float" office:value="0.4506951882198176">
            <text:p>0,4506951882</text:p>
          </table:table-cell>
        </table:table-row>
        <table:table-row>
          <table:table-cell office:value-type="float" office:value="0.5367313398764669">
            <text:p>0,5367313399</text:p>
          </table:table-cell>
          <table:table-cell office:value-type="float" office:value="0.26738049447447354">
            <text:p>0,267380494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0173577624486164">
            <text:p>0,3017357762</text:p>
          </table:table-cell>
          <table:table-cell office:value-type="float" office:value="0.4506951882198176">
            <text:p>0,4506951882</text:p>
          </table:table-cell>
        </table:table-row>
        <table:table-row>
          <table:table-cell office:value-type="float" office:value="0.07520315166809315">
            <text:p>0,0752031517</text:p>
          </table:table-cell>
          <table:table-cell office:value-type="float" office:value="0.7257680695686712">
            <text:p>0,7257680696</text:p>
          </table:table-cell>
        </table:table-row>
        <table:table-row>
          <table:table-cell office:value-type="float" office:value="0.6365710085148706">
            <text:p>0,6365710085</text:p>
          </table:table-cell>
          <table:table-cell office:value-type="float" office:value="0.2021459979953284">
            <text:p>0,202145998</text:p>
          </table:table-cell>
        </table:table-row>
        <table:table-row>
          <table:table-cell office:value-type="float" office:value="0.36465362201807866">
            <text:p>0,364653622</text:p>
          </table:table-cell>
          <table:table-cell office:value-type="float" office:value="0.39613443381984537">
            <text:p>0,3961344338</text:p>
          </table:table-cell>
        </table:table-row>
        <table:table-row>
          <table:table-cell office:value-type="float" office:value="0.8327082751745706">
            <text:p>0,8327082752</text:p>
          </table:table-cell>
          <table:table-cell office:value-type="float" office:value="0.08747149350030137">
            <text:p>0,0874714935</text:p>
          </table:table-cell>
        </table:table-row>
        <table:table-row>
          <table:table-cell office:value-type="float" office:value="0.20117826081464554">
            <text:p>0,2011782608</text:p>
          </table:table-cell>
          <table:table-cell office:value-type="float" office:value="0.5514710033736441">
            <text:p>0,5514710034</text:p>
          </table:table-cell>
        </table:table-row>
        <table:table-row>
          <table:table-cell office:value-type="float" office:value="0.7772205354244046">
            <text:p>0,7772205354</text:p>
          </table:table-cell>
          <table:table-cell office:value-type="float" office:value="0.11839887963750606">
            <text:p>0,1183988796</text:p>
          </table:table-cell>
        </table:table-row>
        <table:table-row>
          <table:table-cell office:value-type="float" office:value="0.6917510169617149">
            <text:p>0,691751017</text:p>
          </table:table-cell>
          <table:table-cell office:value-type="float" office:value="0.1682842931856373">
            <text:p>0,1682842932</text:p>
          </table:table-cell>
        </table:table-row>
        <table:table-row>
          <table:table-cell office:value-type="float" office:value="0.9441698732569583">
            <text:p>0,9441698733</text:p>
          </table:table-cell>
          <table:table-cell office:value-type="float" office:value="0.02831596017174476">
            <text:p>0,0283159602</text:p>
          </table:table-cell>
        </table:table-row>
        <table:table-row>
          <table:table-cell office:value-type="float" office:value="0.5928541955065456">
            <text:p>0,5928541955</text:p>
          </table:table-cell>
          <table:table-cell office:value-type="float" office:value="0.23002974375204233">
            <text:p>0,2300297438</text:p>
          </table:table-cell>
        </table:table-row>
        <table:table-row>
          <table:table-cell office:value-type="float" office:value="0.11362295392898616">
            <text:p>0,1136229539</text:p>
          </table:table-cell>
          <table:table-cell office:value-type="float" office:value="0.6629199591655031">
            <text:p>0,6629199592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4562833493741183">
            <text:p>0,4562833494</text:p>
          </table:table-cell>
          <table:table-cell office:value-type="float" office:value="0.3245125098315156">
            <text:p>0,3245125098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07640977637593753">
            <text:p>0,0764097764</text:p>
          </table:table-cell>
          <table:table-cell office:value-type="float" office:value="0.7235768165006098">
            <text:p>0,7235768165</text:p>
          </table:table-cell>
        </table:table-row>
        <table:table-row>
          <table:table-cell office:value-type="float" office:value="0.1606726701307828">
            <text:p>0,1606726701</text:p>
          </table:table-cell>
          <table:table-cell office:value-type="float" office:value="0.5991600442436124">
            <text:p>0,5991600442</text:p>
          </table:table-cell>
        </table:table-row>
        <table:table-row>
          <table:table-cell office:value-type="float" office:value="0.13222446737753885">
            <text:p>0,1322244674</text:p>
          </table:table-cell>
          <table:table-cell office:value-type="float" office:value="0.6363731756628248">
            <text:p>0,636373175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422141546367556">
            <text:p>0,5422141546</text:p>
          </table:table-cell>
          <table:table-cell office:value-type="float" office:value="0.2636480769110767">
            <text:p>0,2636480769</text:p>
          </table:table-cell>
        </table:table-row>
        <table:table-row>
          <table:table-cell office:value-type="float" office:value="0.4562833493741183">
            <text:p>0,4562833494</text:p>
          </table:table-cell>
          <table:table-cell office:value-type="float" office:value="0.3245125098315156">
            <text:p>0,3245125098</text:p>
          </table:table-cell>
        </table:table-row>
        <table:table-row>
          <table:table-cell office:value-type="float" office:value="0.033805466029670314">
            <text:p>0,033805466</text:p>
          </table:table-cell>
          <table:table-cell office:value-type="float" office:value="0.8161373718515089">
            <text:p>0,8161373719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07520315166809315">
            <text:p>0,0752031517</text:p>
          </table:table-cell>
          <table:table-cell office:value-type="float" office:value="0.7257680695686712">
            <text:p>0,7257680696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6365710085148706">
            <text:p>0,6365710085</text:p>
          </table:table-cell>
          <table:table-cell office:value-type="float" office:value="0.2021459979953284">
            <text:p>0,202145998</text:p>
          </table:table-cell>
        </table:table-row>
        <table:table-row>
          <table:table-cell office:value-type="float" office:value="0.759521621608106">
            <text:p>0,7595216216</text:p>
          </table:table-cell>
          <table:table-cell office:value-type="float" office:value="0.12849462330510775">
            <text:p>0,1284946233</text:p>
          </table:table-cell>
        </table:table-row>
        <table:table-row>
          <table:table-cell office:value-type="float" office:value="0.34698197026392014">
            <text:p>0,3469819703</text:p>
          </table:table-cell>
          <table:table-cell office:value-type="float" office:value="0.410948244834191">
            <text:p>0,4109482448</text:p>
          </table:table-cell>
        </table:table-row>
        <table:table-row>
          <table:table-cell office:value-type="float" office:value="0.5928541955065456">
            <text:p>0,5928541955</text:p>
          </table:table-cell>
          <table:table-cell office:value-type="float" office:value="0.23002974375204233">
            <text:p>0,2300297438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6971403649543375">
            <text:p>0,697140365</text:p>
          </table:table-cell>
          <table:table-cell office:value-type="float" office:value="0.16505068120613597">
            <text:p>0,1650506812</text:p>
          </table:table-cell>
        </table:table-row>
        <table:table-row>
          <table:table-cell office:value-type="float" office:value="0.40281580239718084">
            <text:p>0,4028158024</text:p>
          </table:table-cell>
          <table:table-cell office:value-type="float" office:value="0.3653222846222023">
            <text:p>0,3653222846</text:p>
          </table:table-cell>
        </table:table-row>
        <table:table-row>
          <table:table-cell office:value-type="float" office:value="0.36465362201807866">
            <text:p>0,364653622</text:p>
          </table:table-cell>
          <table:table-cell office:value-type="float" office:value="0.39613443381984537">
            <text:p>0,3961344338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6917510169617149">
            <text:p>0,691751017</text:p>
          </table:table-cell>
          <table:table-cell office:value-type="float" office:value="0.1682842931856373">
            <text:p>0,1682842932</text:p>
          </table:table-cell>
        </table:table-row>
        <table:table-row>
          <table:table-cell office:value-type="float" office:value="0.4211596819420729">
            <text:p>0,4211596819</text:p>
          </table:table-cell>
          <table:table-cell office:value-type="float" office:value="0.3510318328746217">
            <text:p>0,35103183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14441570712607174">
            <text:p>0,1444157071</text:p>
          </table:table-cell>
          <table:table-cell office:value-type="float" office:value="0.6199793332908436">
            <text:p>0,6199793333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3177656973719313">
            <text:p>0,3177656974</text:p>
          </table:table-cell>
          <table:table-cell office:value-type="float" office:value="0.43629289753283107">
            <text:p>0,4362928975</text:p>
          </table:table-cell>
        </table:table-row>
        <table:table-row>
          <table:table-cell office:value-type="float" office:value="0.07520315166809315">
            <text:p>0,0752031517</text:p>
          </table:table-cell>
          <table:table-cell office:value-type="float" office:value="0.7257680695686712">
            <text:p>0,7257680696</text:p>
          </table:table-cell>
        </table:table-row>
        <table:table-row>
          <table:table-cell office:value-type="float" office:value="0.4562833493741183">
            <text:p>0,4562833494</text:p>
          </table:table-cell>
          <table:table-cell office:value-type="float" office:value="0.3245125098315156">
            <text:p>0,3245125098</text:p>
          </table:table-cell>
        </table:table-row>
        <table:table-row>
          <table:table-cell office:value-type="float" office:value="0.7979396784172222">
            <text:p>0,7979396784</text:p>
          </table:table-cell>
          <table:table-cell office:value-type="float" office:value="0.10672530629306298">
            <text:p>0,1067253063</text:p>
          </table:table-cell>
        </table:table-row>
        <table:table-row>
          <table:table-cell office:value-type="float" office:value="0.48849745051382">
            <text:p>0,4884974505</text:p>
          </table:table-cell>
          <table:table-cell office:value-type="float" office:value="0.30107407365742966">
            <text:p>0,3010740737</text:p>
          </table:table-cell>
        </table:table-row>
        <table:table-row>
          <table:table-cell office:value-type="float" office:value="0.6917510169617149">
            <text:p>0,691751017</text:p>
          </table:table-cell>
          <table:table-cell office:value-type="float" office:value="0.1682842931856373">
            <text:p>0,1682842932</text:p>
          </table:table-cell>
        </table:table-row>
        <table:table-row>
          <table:table-cell office:value-type="float" office:value="0.4211596819420729">
            <text:p>0,4211596819</text:p>
          </table:table-cell>
          <table:table-cell office:value-type="float" office:value="0.3510318328746217">
            <text:p>0,3510318329</text:p>
          </table:table-cell>
        </table:table-row>
        <table:table-row>
          <table:table-cell office:value-type="float" office:value="0.033805466029670314">
            <text:p>0,033805466</text:p>
          </table:table-cell>
          <table:table-cell office:value-type="float" office:value="0.8161373718515089">
            <text:p>0,8161373719</text:p>
          </table:table-cell>
        </table:table-row>
        <table:table-row>
          <table:table-cell office:value-type="float" office:value="0.6365710085148706">
            <text:p>0,6365710085</text:p>
          </table:table-cell>
          <table:table-cell office:value-type="float" office:value="0.2021459979953284">
            <text:p>0,202145998</text:p>
          </table:table-cell>
        </table:table-row>
        <table:table-row>
          <table:table-cell office:value-type="float" office:value="0.048820569653598045">
            <text:p>0,0488205697</text:p>
          </table:table-cell>
          <table:table-cell office:value-type="float" office:value="0.7790462273379383">
            <text:p>0,7790462273</text:p>
          </table:table-cell>
        </table:table-row>
        <table:table-row>
          <table:table-cell office:value-type="float" office:value="0.34698197026392014">
            <text:p>0,3469819703</text:p>
          </table:table-cell>
          <table:table-cell office:value-type="float" office:value="0.410948244834191">
            <text:p>0,4109482448</text:p>
          </table:table-cell>
        </table:table-row>
        <table:table-row>
          <table:table-cell office:value-type="float" office:value="0.5928541955065456">
            <text:p>0,5928541955</text:p>
          </table:table-cell>
          <table:table-cell office:value-type="float" office:value="0.23002974375204233">
            <text:p>0,230029743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979396784172222">
            <text:p>0,7979396784</text:p>
          </table:table-cell>
          <table:table-cell office:value-type="float" office:value="0.10672530629306298">
            <text:p>0,1067253063</text:p>
          </table:table-cell>
        </table:table-row>
        <table:table-row>
          <table:table-cell office:value-type="float" office:value="0.5928541955065456">
            <text:p>0,5928541955</text:p>
          </table:table-cell>
          <table:table-cell office:value-type="float" office:value="0.23002974375204233">
            <text:p>0,2300297438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5143916823967267">
            <text:p>0,5143916824</text:p>
          </table:table-cell>
          <table:table-cell office:value-type="float" office:value="0.28278895546936345">
            <text:p>0,2827889555</text:p>
          </table:table-cell>
        </table:table-row>
        <table:table-row>
          <table:table-cell office:value-type="float" office:value="0.7158215341489487">
            <text:p>0,7158215341</text:p>
          </table:table-cell>
          <table:table-cell office:value-type="float" office:value="0.1539376298706172">
            <text:p>0,1539376299</text:p>
          </table:table-cell>
        </table:table-row>
        <table:table-row>
          <table:table-cell office:value-type="float" office:value="0.20653544663483486">
            <text:p>0,2065354466</text:p>
          </table:table-cell>
          <table:table-cell office:value-type="float" office:value="0.5455382891432603">
            <text:p>0,5455382891</text:p>
          </table:table-cell>
        </table:table-row>
        <table:table-row>
          <table:table-cell office:value-type="float" office:value="0.4211596819420729">
            <text:p>0,4211596819</text:p>
          </table:table-cell>
          <table:table-cell office:value-type="float" office:value="0.3510318328746217">
            <text:p>0,3510318329</text:p>
          </table:table-cell>
        </table:table-row>
        <table:table-row>
          <table:table-cell office:value-type="float" office:value="0.048820569653598045">
            <text:p>0,0488205697</text:p>
          </table:table-cell>
          <table:table-cell office:value-type="float" office:value="0.7790462273379383">
            <text:p>0,7790462273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37711459449072526">
            <text:p>0,3771145945</text:p>
          </table:table-cell>
          <table:table-cell office:value-type="float" office:value="0.385903432275733">
            <text:p>0,3859034323</text:p>
          </table:table-cell>
        </table:table-row>
        <table:table-row>
          <table:table-cell office:value-type="float" office:value="0.4562833493741183">
            <text:p>0,4562833494</text:p>
          </table:table-cell>
          <table:table-cell office:value-type="float" office:value="0.3245125098315156">
            <text:p>0,3245125098</text:p>
          </table:table-cell>
        </table:table-row>
        <table:table-row>
          <table:table-cell office:value-type="float" office:value="0.18606105727184685">
            <text:p>0,1860610573</text:p>
          </table:table-cell>
          <table:table-cell office:value-type="float" office:value="0.5686520461717166">
            <text:p>0,5686520462</text:p>
          </table:table-cell>
        </table:table-row>
        <table:table-row>
          <table:table-cell office:value-type="float" office:value="0.2694020381801464">
            <text:p>0,2694020382</text:p>
          </table:table-cell>
          <table:table-cell office:value-type="float" office:value="0.48096046568672013">
            <text:p>0,4809604657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6917510169617149">
            <text:p>0,691751017</text:p>
          </table:table-cell>
          <table:table-cell office:value-type="float" office:value="0.1682842931856373">
            <text:p>0,1682842932</text:p>
          </table:table-cell>
        </table:table-row>
        <table:table-row>
          <table:table-cell office:value-type="float" office:value="0.033805466029670314">
            <text:p>0,033805466</text:p>
          </table:table-cell>
          <table:table-cell office:value-type="float" office:value="0.8161373718515089">
            <text:p>0,816137371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18606105727184685">
            <text:p>0,1860610573</text:p>
          </table:table-cell>
          <table:table-cell office:value-type="float" office:value="0.5686520461717166">
            <text:p>0,5686520462</text:p>
          </table:table-cell>
        </table:table-row>
        <table:table-row>
          <table:table-cell office:value-type="float" office:value="0.3004347361630261">
            <text:p>0,3004347362</text:p>
          </table:table-cell>
          <table:table-cell office:value-type="float" office:value="0.4518807281594397">
            <text:p>0,4518807282</text:p>
          </table:table-cell>
        </table:table-row>
        <table:table-row>
          <table:table-cell office:value-type="float" office:value="0.20653544663483486">
            <text:p>0,2065354466</text:p>
          </table:table-cell>
          <table:table-cell office:value-type="float" office:value="0.5455382891432603">
            <text:p>0,5455382891</text:p>
          </table:table-cell>
        </table:table-row>
        <table:table-row>
          <table:table-cell office:value-type="float" office:value="0.6433863701967595">
            <text:p>0,6433863702</text:p>
          </table:table-cell>
          <table:table-cell office:value-type="float" office:value="0.1978863109279586">
            <text:p>0,1978863109</text:p>
          </table:table-cell>
        </table:table-row>
        <table:table-row>
          <table:table-cell office:value-type="float" office:value="0.7979396784172222">
            <text:p>0,7979396784</text:p>
          </table:table-cell>
          <table:table-cell office:value-type="float" office:value="0.10672530629306298">
            <text:p>0,1067253063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7837187799814535">
            <text:p>0,78371878</text:p>
          </table:table-cell>
          <table:table-cell office:value-type="float" office:value="0.11472107221426908">
            <text:p>0,1147210722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5928541955065456">
            <text:p>0,5928541955</text:p>
          </table:table-cell>
          <table:table-cell office:value-type="float" office:value="0.23002974375204233">
            <text:p>0,2300297438</text:p>
          </table:table-cell>
        </table:table-row>
        <table:table-row>
          <table:table-cell office:value-type="float" office:value="0.7206031331277519">
            <text:p>0,7206031331</text:p>
          </table:table-cell>
          <table:table-cell office:value-type="float" office:value="0.15111653736937958">
            <text:p>0,1511165374</text:p>
          </table:table-cell>
        </table:table-row>
        <table:table-row>
          <table:table-cell office:value-type="float" office:value="0.4562833493741183">
            <text:p>0,4562833494</text:p>
          </table:table-cell>
          <table:table-cell office:value-type="float" office:value="0.3245125098315156">
            <text:p>0,3245125098</text:p>
          </table:table-cell>
        </table:table-row>
        <table:table-row>
          <table:table-cell office:value-type="float" office:value="0.4211596819420729">
            <text:p>0,4211596819</text:p>
          </table:table-cell>
          <table:table-cell office:value-type="float" office:value="0.3510318328746217">
            <text:p>0,3510318329</text:p>
          </table:table-cell>
        </table:table-row>
        <table:table-row>
          <table:table-cell office:value-type="float" office:value="0.37711459449072526">
            <text:p>0,3771145945</text:p>
          </table:table-cell>
          <table:table-cell office:value-type="float" office:value="0.385903432275733">
            <text:p>0,3859034323</text:p>
          </table:table-cell>
        </table:table-row>
        <table:table-row>
          <table:table-cell office:value-type="float" office:value="0.347907575860072">
            <text:p>0,3479075759</text:p>
          </table:table-cell>
          <table:table-cell office:value-type="float" office:value="0.4101630938470602">
            <text:p>0,4101630938</text:p>
          </table:table-cell>
        </table:table-row>
        <table:table-row>
          <table:table-cell office:value-type="float" office:value="0.033805466029670314">
            <text:p>0,033805466</text:p>
          </table:table-cell>
          <table:table-cell office:value-type="float" office:value="0.8161373718515089">
            <text:p>0,816137371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033805466029670314">
            <text:p>0,033805466</text:p>
          </table:table-cell>
          <table:table-cell office:value-type="float" office:value="0.8161373718515089">
            <text:p>0,8161373719</text:p>
          </table:table-cell>
        </table:table-row>
        <table:table-row>
          <table:table-cell office:value-type="float" office:value="0.18606105727184685">
            <text:p>0,1860610573</text:p>
          </table:table-cell>
          <table:table-cell office:value-type="float" office:value="0.5686520461717166">
            <text:p>0,5686520462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6433863701967595">
            <text:p>0,6433863702</text:p>
          </table:table-cell>
          <table:table-cell office:value-type="float" office:value="0.1978863109279586">
            <text:p>0,1978863109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7140592633750794">
            <text:p>0,7140592634</text:p>
          </table:table-cell>
          <table:table-cell office:value-type="float" office:value="0.15497972605677712">
            <text:p>0,1549797261</text:p>
          </table:table-cell>
        </table:table-row>
        <table:table-row>
          <table:table-cell office:value-type="float" office:value="0.5184059966878872">
            <text:p>0,5184059967</text:p>
          </table:table-cell>
          <table:table-cell office:value-type="float" office:value="0.2799958356454546">
            <text:p>0,2799958356</text:p>
          </table:table-cell>
        </table:table-row>
        <table:table-row>
          <table:table-cell office:value-type="float" office:value="0.8671639100292947">
            <text:p>0,86716391</text:p>
          </table:table-cell>
          <table:table-cell office:value-type="float" office:value="0.06878363951802546">
            <text:p>0,0687836395</text:p>
          </table:table-cell>
        </table:table-row>
        <table:table-row>
          <table:table-cell office:value-type="float" office:value="0.20711506186464126">
            <text:p>0,2071150619</text:p>
          </table:table-cell>
          <table:table-cell office:value-type="float" office:value="0.5449010416792395">
            <text:p>0,5449010417</text:p>
          </table:table-cell>
        </table:table-row>
        <table:table-row>
          <table:table-cell office:value-type="float" office:value="0.7426831892445147">
            <text:p>0,7426831892</text:p>
          </table:table-cell>
          <table:table-cell office:value-type="float" office:value="0.1382093123939464">
            <text:p>0,1382093124</text:p>
          </table:table-cell>
        </table:table-row>
        <table:table-row>
          <table:table-cell office:value-type="float" office:value="0.347907575860072">
            <text:p>0,3479075759</text:p>
          </table:table-cell>
          <table:table-cell office:value-type="float" office:value="0.4101630938470602">
            <text:p>0,4101630938</text:p>
          </table:table-cell>
        </table:table-row>
        <table:table-row>
          <table:table-cell office:value-type="float" office:value="0.3024476427561766">
            <text:p>0,3024476428</text:p>
          </table:table-cell>
          <table:table-cell office:value-type="float" office:value="0.4500475995541282">
            <text:p>0,4500475996</text:p>
          </table:table-cell>
        </table:table-row>
        <table:table-row>
          <table:table-cell office:value-type="float" office:value="0.2793807315702317">
            <text:p>0,2793807316</text:p>
          </table:table-cell>
          <table:table-cell office:value-type="float" office:value="0.47143521535176813">
            <text:p>0,4714352154</text:p>
          </table:table-cell>
        </table:table-row>
        <table:table-row>
          <table:table-cell office:value-type="float" office:value="0.7837187799814535">
            <text:p>0,78371878</text:p>
          </table:table-cell>
          <table:table-cell office:value-type="float" office:value="0.11472107221426908">
            <text:p>0,1147210722</text:p>
          </table:table-cell>
        </table:table-row>
        <table:table-row>
          <table:table-cell office:value-type="float" office:value="0.8118031183473274">
            <text:p>0,8118031183</text:p>
          </table:table-cell>
          <table:table-cell office:value-type="float" office:value="0.098998824447311">
            <text:p>0,0989988244</text:p>
          </table:table-cell>
        </table:table-row>
        <table:table-row>
          <table:table-cell office:value-type="float" office:value="0.8533004700991895">
            <text:p>0,8533004701</text:p>
          </table:table-cell>
          <table:table-cell office:value-type="float" office:value="0.07625735721512261">
            <text:p>0,076257357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03662319991128286">
            <text:p>0,0366231999</text:p>
          </table:table-cell>
          <table:table-cell office:value-type="float" office:value="0.8086281109690274">
            <text:p>0,808628111</text:p>
          </table:table-cell>
        </table:table-row>
        <table:table-row>
          <table:table-cell office:value-type="float" office:value="0.6433863701967595">
            <text:p>0,6433863702</text:p>
          </table:table-cell>
          <table:table-cell office:value-type="float" office:value="0.1978863109279586">
            <text:p>0,1978863109</text:p>
          </table:table-cell>
        </table:table-row>
        <table:table-row>
          <table:table-cell office:value-type="float" office:value="0.5684001835771866">
            <text:p>0,5684001836</text:p>
          </table:table-cell>
          <table:table-cell office:value-type="float" office:value="0.24607680525322306">
            <text:p>0,2460768053</text:p>
          </table:table-cell>
        </table:table-row>
        <table:table-row>
          <table:table-cell office:value-type="float" office:value="0.5184059966878872">
            <text:p>0,5184059967</text:p>
          </table:table-cell>
          <table:table-cell office:value-type="float" office:value="0.2799958356454546">
            <text:p>0,2799958356</text:p>
          </table:table-cell>
        </table:table-row>
        <table:table-row>
          <table:table-cell office:value-type="float" office:value="0.12914893957419749">
            <text:p>0,1291489396</text:p>
          </table:table-cell>
          <table:table-cell office:value-type="float" office:value="0.6406270188589611">
            <text:p>0,6406270189</text:p>
          </table:table-cell>
        </table:table-row>
        <table:table-row>
          <table:table-cell office:value-type="float" office:value="0.20711506186464126">
            <text:p>0,2071150619</text:p>
          </table:table-cell>
          <table:table-cell office:value-type="float" office:value="0.5449010416792395">
            <text:p>0,5449010417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45818161075513886">
            <text:p>0,4581816108</text:p>
          </table:table-cell>
          <table:table-cell office:value-type="float" office:value="0.323108863438781">
            <text:p>0,3231088634</text:p>
          </table:table-cell>
        </table:table-row>
        <table:table-row>
          <table:table-cell office:value-type="float" office:value="0.25566744416355186">
            <text:p>0,2556674442</text:p>
          </table:table-cell>
          <table:table-cell office:value-type="float" office:value="0.4943643167620071">
            <text:p>0,4943643168</text:p>
          </table:table-cell>
        </table:table-row>
        <table:table-row>
          <table:table-cell office:value-type="float" office:value="0.18324332339023433">
            <text:p>0,1832433234</text:p>
          </table:table-cell>
          <table:table-cell office:value-type="float" office:value="0.5719307025839924">
            <text:p>0,5719307026</text:p>
          </table:table-cell>
        </table:table-row>
        <table:table-row>
          <table:table-cell office:value-type="float" office:value="0.3813980675319693">
            <text:p>0,3813980675</text:p>
          </table:table-cell>
          <table:table-cell office:value-type="float" office:value="0.3824256582953196">
            <text:p>0,3824256583</text:p>
          </table:table-cell>
        </table:table-row>
        <table:table-row>
          <table:table-cell office:value-type="float" office:value="0.7036966698383955">
            <text:p>0,7036966698</text:p>
          </table:table-cell>
          <table:table-cell office:value-type="float" office:value="0.16113369966460356">
            <text:p>0,1611336997</text:p>
          </table:table-cell>
        </table:table-row>
        <table:table-row>
          <table:table-cell office:value-type="float" office:value="0.7426831892445147">
            <text:p>0,7426831892</text:p>
          </table:table-cell>
          <table:table-cell office:value-type="float" office:value="0.1382093123939464">
            <text:p>0,1382093124</text:p>
          </table:table-cell>
        </table:table-row>
        <table:table-row>
          <table:table-cell office:value-type="float" office:value="0.4331881122957715">
            <text:p>0,4331881123</text:p>
          </table:table-cell>
          <table:table-cell office:value-type="float" office:value="0.3418297239347773">
            <text:p>0,3418297239</text:p>
          </table:table-cell>
        </table:table-row>
        <table:table-row>
          <table:table-cell office:value-type="float" office:value="0.347907575860072">
            <text:p>0,3479075759</text:p>
          </table:table-cell>
          <table:table-cell office:value-type="float" office:value="0.4101630938470602">
            <text:p>0,4101630938</text:p>
          </table:table-cell>
        </table:table-row>
        <table:table-row>
          <table:table-cell office:value-type="float" office:value="0.3182307348986849">
            <text:p>0,3182307349</text:p>
          </table:table-cell>
          <table:table-cell office:value-type="float" office:value="0.4358805668134762">
            <text:p>0,435880566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426831892445147">
            <text:p>0,7426831892</text:p>
          </table:table-cell>
          <table:table-cell office:value-type="float" office:value="0.1382093123939464">
            <text:p>0,1382093124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05057903850189424">
            <text:p>0,0505790385</text:p>
          </table:table-cell>
          <table:table-cell office:value-type="float" office:value="0.7751021598549817">
            <text:p>0,7751021599</text:p>
          </table:table-cell>
        </table:table-row>
        <table:table-row>
          <table:table-cell office:value-type="float" office:value="0.0963219403506397">
            <text:p>0,0963219404</text:p>
          </table:table-cell>
          <table:table-cell office:value-type="float" office:value="0.689642238133731">
            <text:p>0,6896422381</text:p>
          </table:table-cell>
        </table:table-row>
        <table:table-row>
          <table:table-cell office:value-type="float" office:value="0.7036966698383955">
            <text:p>0,7036966698</text:p>
          </table:table-cell>
          <table:table-cell office:value-type="float" office:value="0.16113369966460356">
            <text:p>0,1611336997</text:p>
          </table:table-cell>
        </table:table-row>
        <table:table-row>
          <table:table-cell office:value-type="float" office:value="0.18324332339023433">
            <text:p>0,1832433234</text:p>
          </table:table-cell>
          <table:table-cell office:value-type="float" office:value="0.5719307025839924">
            <text:p>0,5719307026</text:p>
          </table:table-cell>
        </table:table-row>
        <table:table-row>
          <table:table-cell office:value-type="float" office:value="0.45818161075513886">
            <text:p>0,4581816108</text:p>
          </table:table-cell>
          <table:table-cell office:value-type="float" office:value="0.323108863438781">
            <text:p>0,3231088634</text:p>
          </table:table-cell>
        </table:table-row>
        <table:table-row>
          <table:table-cell office:value-type="float" office:value="0.20711506186464126">
            <text:p>0,2071150619</text:p>
          </table:table-cell>
          <table:table-cell office:value-type="float" office:value="0.5449010416792395">
            <text:p>0,5449010417</text:p>
          </table:table-cell>
        </table:table-row>
        <table:table-row>
          <table:table-cell office:value-type="float" office:value="0.13715042275831715">
            <text:p>0,1371504228</text:p>
          </table:table-cell>
          <table:table-cell office:value-type="float" office:value="0.6296617454835145">
            <text:p>0,6296617455</text:p>
          </table:table-cell>
        </table:table-row>
        <table:table-row>
          <table:table-cell office:value-type="float" office:value="0.5184059966878872">
            <text:p>0,5184059967</text:p>
          </table:table-cell>
          <table:table-cell office:value-type="float" office:value="0.2799958356454546">
            <text:p>0,2799958356</text:p>
          </table:table-cell>
        </table:table-row>
        <table:table-row>
          <table:table-cell office:value-type="float" office:value="0.6433863701967595">
            <text:p>0,6433863702</text:p>
          </table:table-cell>
          <table:table-cell office:value-type="float" office:value="0.1978863109279586">
            <text:p>0,1978863109</text:p>
          </table:table-cell>
        </table:table-row>
        <table:table-row>
          <table:table-cell office:value-type="float" office:value="0.9512928723957809">
            <text:p>0,9512928724</text:p>
          </table:table-cell>
          <table:table-cell office:value-type="float" office:value="0.024657561470956546">
            <text:p>0,0246575615</text:p>
          </table:table-cell>
        </table:table-row>
        <table:table-row>
          <table:table-cell office:value-type="float" office:value="0.24766596097943216">
            <text:p>0,247665961</text:p>
          </table:table-cell>
          <table:table-cell office:value-type="float" office:value="0.5023395123385501">
            <text:p>0,5023395123</text:p>
          </table:table-cell>
        </table:table-row>
        <table:table-row>
          <table:table-cell office:value-type="float" office:value="0.03662319991128286">
            <text:p>0,0366231999</text:p>
          </table:table-cell>
          <table:table-cell office:value-type="float" office:value="0.8086281109690274">
            <text:p>0,808628111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4331881122957715">
            <text:p>0,4331881123</text:p>
          </table:table-cell>
          <table:table-cell office:value-type="float" office:value="0.3418297239347773">
            <text:p>0,3418297239</text:p>
          </table:table-cell>
        </table:table-row>
        <table:table-row>
          <table:table-cell office:value-type="float" office:value="0.5684001835771866">
            <text:p>0,5684001836</text:p>
          </table:table-cell>
          <table:table-cell office:value-type="float" office:value="0.24607680525322306">
            <text:p>0,24607680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238591862300423">
            <text:p>0,3238591862</text:p>
          </table:table-cell>
          <table:table-cell office:value-type="float" office:value="0.4309137269007077">
            <text:p>0,4309137269</text:p>
          </table:table-cell>
        </table:table-row>
        <table:table-row>
          <table:table-cell office:value-type="float" office:value="0.5684001835771866">
            <text:p>0,5684001836</text:p>
          </table:table-cell>
          <table:table-cell office:value-type="float" office:value="0.24607680525322306">
            <text:p>0,2460768053</text:p>
          </table:table-cell>
        </table:table-row>
        <table:table-row>
          <table:table-cell office:value-type="float" office:value="0.6433863701967595">
            <text:p>0,6433863702</text:p>
          </table:table-cell>
          <table:table-cell office:value-type="float" office:value="0.1978863109279586">
            <text:p>0,1978863109</text:p>
          </table:table-cell>
        </table:table-row>
        <table:table-row>
          <table:table-cell office:value-type="float" office:value="0.39521565810450515">
            <text:p>0,3952156581</text:p>
          </table:table-cell>
          <table:table-cell office:value-type="float" office:value="0.3713382005366438">
            <text:p>0,3713382005</text:p>
          </table:table-cell>
        </table:table-row>
        <table:table-row>
          <table:table-cell office:value-type="float" office:value="0.7857640903286331">
            <text:p>0,7857640903</text:p>
          </table:table-cell>
          <table:table-cell office:value-type="float" office:value="0.11356664642589565">
            <text:p>0,1135666464</text:p>
          </table:table-cell>
        </table:table-row>
        <table:table-row>
          <table:table-cell office:value-type="float" office:value="0.8766999746362271">
            <text:p>0,8766999746</text:p>
          </table:table-cell>
          <table:table-cell office:value-type="float" office:value="0.06367741956298678">
            <text:p>0,0636774196</text:p>
          </table:table-cell>
        </table:table-row>
        <table:table-row>
          <table:table-cell office:value-type="float" office:value="0.25686683902769764">
            <text:p>0,256866839</text:p>
          </table:table-cell>
          <table:table-cell office:value-type="float" office:value="0.49317967776765537">
            <text:p>0,4931796778</text:p>
          </table:table-cell>
        </table:table-row>
        <table:table-row>
          <table:table-cell office:value-type="float" office:value="0.45818161075513886">
            <text:p>0,4581816108</text:p>
          </table:table-cell>
          <table:table-cell office:value-type="float" office:value="0.323108863438781">
            <text:p>0,3231088634</text:p>
          </table:table-cell>
        </table:table-row>
        <table:table-row>
          <table:table-cell office:value-type="float" office:value="0.7426831892445147">
            <text:p>0,7426831892</text:p>
          </table:table-cell>
          <table:table-cell office:value-type="float" office:value="0.1382093123939464">
            <text:p>0,1382093124</text:p>
          </table:table-cell>
        </table:table-row>
        <table:table-row>
          <table:table-cell office:value-type="float" office:value="0.9512928723957809">
            <text:p>0,9512928724</text:p>
          </table:table-cell>
          <table:table-cell office:value-type="float" office:value="0.024657561470956546">
            <text:p>0,0246575615</text:p>
          </table:table-cell>
        </table:table-row>
        <table:table-row>
          <table:table-cell office:value-type="float" office:value="0.06227081835970506">
            <text:p>0,0622708184</text:p>
          </table:table-cell>
          <table:table-cell office:value-type="float" office:value="0.7504587842465597">
            <text:p>0,7504587842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5123893576638036">
            <text:p>0,5123893577</text:p>
          </table:table-cell>
          <table:table-cell office:value-type="float" office:value="0.28418622696695506">
            <text:p>0,284186227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03662319991128286">
            <text:p>0,0366231999</text:p>
          </table:table-cell>
          <table:table-cell office:value-type="float" office:value="0.8086281109690274">
            <text:p>0,808628111</text:p>
          </table:table-cell>
        </table:table-row>
        <table:table-row>
          <table:table-cell office:value-type="float" office:value="0.08774024689832405">
            <text:p>0,0877402469</text:p>
          </table:table-cell>
          <table:table-cell office:value-type="float" office:value="0.7037901978355139">
            <text:p>0,7037901978</text:p>
          </table:table-cell>
        </table:table-row>
        <table:table-row>
          <table:table-cell office:value-type="float" office:value="0.5184059966878872">
            <text:p>0,5184059967</text:p>
          </table:table-cell>
          <table:table-cell office:value-type="float" office:value="0.2799958356454546">
            <text:p>0,279995835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5686683902769764">
            <text:p>0,256866839</text:p>
          </table:table-cell>
          <table:table-cell office:value-type="float" office:value="0.49317967776765537">
            <text:p>0,4931796778</text:p>
          </table:table-cell>
        </table:table-row>
        <table:table-row>
          <table:table-cell office:value-type="float" office:value="0.3238591862300423">
            <text:p>0,3238591862</text:p>
          </table:table-cell>
          <table:table-cell office:value-type="float" office:value="0.4309137269007077">
            <text:p>0,4309137269</text:p>
          </table:table-cell>
        </table:table-row>
        <table:table-row>
          <table:table-cell office:value-type="float" office:value="0.15023123443232253">
            <text:p>0,1502312344</text:p>
          </table:table-cell>
          <table:table-cell office:value-type="float" office:value="0.6124032579699328">
            <text:p>0,612403258</text:p>
          </table:table-cell>
        </table:table-row>
        <table:table-row>
          <table:table-cell office:value-type="float" office:value="0.7426831892445147">
            <text:p>0,7426831892</text:p>
          </table:table-cell>
          <table:table-cell office:value-type="float" office:value="0.1382093123939464">
            <text:p>0,1382093124</text:p>
          </table:table-cell>
        </table:table-row>
        <table:table-row>
          <table:table-cell office:value-type="float" office:value="0.644170750386732">
            <text:p>0,6441707504</text:p>
          </table:table-cell>
          <table:table-cell office:value-type="float" office:value="0.19739751409135797">
            <text:p>0,1973975141</text:p>
          </table:table-cell>
        </table:table-row>
        <table:table-row>
          <table:table-cell office:value-type="float" office:value="0.06227081835970506">
            <text:p>0,0622708184</text:p>
          </table:table-cell>
          <table:table-cell office:value-type="float" office:value="0.7504587842465597">
            <text:p>0,7504587842</text:p>
          </table:table-cell>
        </table:table-row>
        <table:table-row>
          <table:table-cell office:value-type="float" office:value="0.19704655699568033">
            <text:p>0,197046557</text:p>
          </table:table-cell>
          <table:table-cell office:value-type="float" office:value="0.5561007355314944">
            <text:p>0,5561007355</text:p>
          </table:table-cell>
        </table:table-row>
        <table:table-row>
          <table:table-cell office:value-type="float" office:value="0.03662319991128286">
            <text:p>0,0366231999</text:p>
          </table:table-cell>
          <table:table-cell office:value-type="float" office:value="0.8086281109690274">
            <text:p>0,808628111</text:p>
          </table:table-cell>
        </table:table-row>
        <table:table-row>
          <table:table-cell office:value-type="float" office:value="0.3428070031907462">
            <text:p>0,3428070032</text:p>
          </table:table-cell>
          <table:table-cell office:value-type="float" office:value="0.41450277268739677">
            <text:p>0,4145027727</text:p>
          </table:table-cell>
        </table:table-row>
        <table:table-row>
          <table:table-cell office:value-type="float" office:value="0.5891052799059421">
            <text:p>0,5891052799</text:p>
          </table:table-cell>
          <table:table-cell office:value-type="float" office:value="0.23246805935782577">
            <text:p>0,2324680594</text:p>
          </table:table-cell>
        </table:table-row>
        <table:table-row>
          <table:table-cell office:value-type="float" office:value="0.214651696429361">
            <text:p>0,2146516964</text:p>
          </table:table-cell>
          <table:table-cell office:value-type="float" office:value="0.5366948128615858">
            <text:p>0,5366948129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9512928723957809">
            <text:p>0,9512928724</text:p>
          </table:table-cell>
          <table:table-cell office:value-type="float" office:value="0.024657561470956546">
            <text:p>0,0246575615</text:p>
          </table:table-cell>
        </table:table-row>
        <table:table-row>
          <table:table-cell office:value-type="float" office:value="0.8766999746362271">
            <text:p>0,8766999746</text:p>
          </table:table-cell>
          <table:table-cell office:value-type="float" office:value="0.06367741956298678">
            <text:p>0,0636774196</text:p>
          </table:table-cell>
        </table:table-row>
        <table:table-row>
          <table:table-cell office:value-type="float" office:value="0.5123893576638036">
            <text:p>0,5123893577</text:p>
          </table:table-cell>
          <table:table-cell office:value-type="float" office:value="0.28418622696695506">
            <text:p>0,284186227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3914945471568502">
            <text:p>0,3914945472</text:p>
          </table:table-cell>
          <table:table-cell office:value-type="float" office:value="0.37430474897371147">
            <text:p>0,37430474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296945184565436">
            <text:p>0,8296945185</text:p>
          </table:table-cell>
          <table:table-cell office:value-type="float" office:value="0.08912431229253703">
            <text:p>0,0891243123</text:p>
          </table:table-cell>
        </table:table-row>
        <table:table-row>
          <table:table-cell office:value-type="float" office:value="0.5123893576638036">
            <text:p>0,5123893577</text:p>
          </table:table-cell>
          <table:table-cell office:value-type="float" office:value="0.28418622696695506">
            <text:p>0,284186227</text:p>
          </table:table-cell>
        </table:table-row>
        <table:table-row>
          <table:table-cell office:value-type="float" office:value="0.43365710139652563">
            <text:p>0,4336571014</text:p>
          </table:table-cell>
          <table:table-cell office:value-type="float" office:value="0.3414735378160376">
            <text:p>0,3414735378</text:p>
          </table:table-cell>
        </table:table-row>
        <table:table-row>
          <table:table-cell office:value-type="float" office:value="0.3238591862300423">
            <text:p>0,3238591862</text:p>
          </table:table-cell>
          <table:table-cell office:value-type="float" office:value="0.4309137269007077">
            <text:p>0,4309137269</text:p>
          </table:table-cell>
        </table:table-row>
        <table:table-row>
          <table:table-cell office:value-type="float" office:value="0.8766999746362271">
            <text:p>0,8766999746</text:p>
          </table:table-cell>
          <table:table-cell office:value-type="float" office:value="0.06367741956298678">
            <text:p>0,0636774196</text:p>
          </table:table-cell>
        </table:table-row>
        <table:table-row>
          <table:table-cell office:value-type="float" office:value="0.15023123443232253">
            <text:p>0,1502312344</text:p>
          </table:table-cell>
          <table:table-cell office:value-type="float" office:value="0.6124032579699328">
            <text:p>0,612403258</text:p>
          </table:table-cell>
        </table:table-row>
        <table:table-row>
          <table:table-cell office:value-type="float" office:value="0.19704655699568033">
            <text:p>0,197046557</text:p>
          </table:table-cell>
          <table:table-cell office:value-type="float" office:value="0.5561007355314944">
            <text:p>0,5561007355</text:p>
          </table:table-cell>
        </table:table-row>
        <table:table-row>
          <table:table-cell office:value-type="float" office:value="0.06227081835970506">
            <text:p>0,0622708184</text:p>
          </table:table-cell>
          <table:table-cell office:value-type="float" office:value="0.7504587842465597">
            <text:p>0,7504587842</text:p>
          </table:table-cell>
        </table:table-row>
        <table:table-row>
          <table:table-cell office:value-type="float" office:value="0.7426831892445147">
            <text:p>0,7426831892</text:p>
          </table:table-cell>
          <table:table-cell office:value-type="float" office:value="0.1382093123939464">
            <text:p>0,1382093124</text:p>
          </table:table-cell>
        </table:table-row>
        <table:table-row>
          <table:table-cell office:value-type="float" office:value="0.03662319991128286">
            <text:p>0,0366231999</text:p>
          </table:table-cell>
          <table:table-cell office:value-type="float" office:value="0.8086281109690274">
            <text:p>0,808628111</text:p>
          </table:table-cell>
        </table:table-row>
        <table:table-row>
          <table:table-cell office:value-type="float" office:value="0.26107953520821264">
            <text:p>0,2610795352</text:p>
          </table:table-cell>
          <table:table-cell office:value-type="float" office:value="0.48904057381411126">
            <text:p>0,4890405738</text:p>
          </table:table-cell>
        </table:table-row>
        <table:table-row>
          <table:table-cell office:value-type="float" office:value="0.214651696429361">
            <text:p>0,2146516964</text:p>
          </table:table-cell>
          <table:table-cell office:value-type="float" office:value="0.5366948128615858">
            <text:p>0,5366948129</text:p>
          </table:table-cell>
        </table:table-row>
        <table:table-row>
          <table:table-cell office:value-type="float" office:value="0.6776544980655224">
            <text:p>0,6776544981</text:p>
          </table:table-cell>
          <table:table-cell office:value-type="float" office:value="0.17680227280104666">
            <text:p>0,1768022728</text:p>
          </table:table-cell>
        </table:table-row>
        <table:table-row>
          <table:table-cell office:value-type="float" office:value="0.9252391949001679">
            <text:p>0,9252391949</text:p>
          </table:table-cell>
          <table:table-cell office:value-type="float" office:value="0.038106453447072974">
            <text:p>0,0381064534</text:p>
          </table:table-cell>
        </table:table-row>
        <table:table-row>
          <table:table-cell office:value-type="float" office:value="0.9512928723957809">
            <text:p>0,9512928724</text:p>
          </table:table-cell>
          <table:table-cell office:value-type="float" office:value="0.024657561470956546">
            <text:p>0,0246575615</text:p>
          </table:table-cell>
        </table:table-row>
        <table:table-row>
          <table:table-cell office:value-type="float" office:value="0.1102777789412511">
            <text:p>0,1102777789</text:p>
          </table:table-cell>
          <table:table-cell office:value-type="float" office:value="0.6679190174953539">
            <text:p>0,6679190175</text:p>
          </table:table-cell>
        </table:table-row>
        <table:table-row>
          <table:table-cell office:value-type="float" office:value="0.7424670843229599">
            <text:p>0,7424670843</text:p>
          </table:table-cell>
          <table:table-cell office:value-type="float" office:value="0.1383347028439872">
            <text:p>0,138334702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6107953520821264">
            <text:p>0,2610795352</text:p>
          </table:table-cell>
          <table:table-cell office:value-type="float" office:value="0.48904057381411126">
            <text:p>0,4890405738</text:p>
          </table:table-cell>
        </table:table-row>
        <table:table-row>
          <table:table-cell office:value-type="float" office:value="0.5123893576638036">
            <text:p>0,5123893577</text:p>
          </table:table-cell>
          <table:table-cell office:value-type="float" office:value="0.28418622696695506">
            <text:p>0,284186227</text:p>
          </table:table-cell>
        </table:table-row>
        <table:table-row>
          <table:table-cell office:value-type="float" office:value="0.3238591862300423">
            <text:p>0,3238591862</text:p>
          </table:table-cell>
          <table:table-cell office:value-type="float" office:value="0.4309137269007077">
            <text:p>0,4309137269</text:p>
          </table:table-cell>
        </table:table-row>
        <table:table-row>
          <table:table-cell office:value-type="float" office:value="0.5663506081571497">
            <text:p>0,5663506082</text:p>
          </table:table-cell>
          <table:table-cell office:value-type="float" office:value="0.24743730616170612">
            <text:p>0,2474373062</text:p>
          </table:table-cell>
        </table:table-row>
        <table:table-row>
          <table:table-cell office:value-type="float" office:value="0.6776544980655224">
            <text:p>0,6776544981</text:p>
          </table:table-cell>
          <table:table-cell office:value-type="float" office:value="0.17680227280104666">
            <text:p>0,1768022728</text:p>
          </table:table-cell>
        </table:table-row>
        <table:table-row>
          <table:table-cell office:value-type="float" office:value="0.7426831892445147">
            <text:p>0,7426831892</text:p>
          </table:table-cell>
          <table:table-cell office:value-type="float" office:value="0.1382093123939464">
            <text:p>0,1382093124</text:p>
          </table:table-cell>
        </table:table-row>
        <table:table-row>
          <table:table-cell office:value-type="float" office:value="0.8296945184565436">
            <text:p>0,8296945185</text:p>
          </table:table-cell>
          <table:table-cell office:value-type="float" office:value="0.08912431229253703">
            <text:p>0,0891243123</text:p>
          </table:table-cell>
        </table:table-row>
        <table:table-row>
          <table:table-cell office:value-type="float" office:value="0.46201484058094755">
            <text:p>0,4620148406</text:p>
          </table:table-cell>
          <table:table-cell office:value-type="float" office:value="0.32028326445426725">
            <text:p>0,3202832645</text:p>
          </table:table-cell>
        </table:table-row>
        <table:table-row>
          <table:table-cell office:value-type="float" office:value="0.06227081835970506">
            <text:p>0,0622708184</text:p>
          </table:table-cell>
          <table:table-cell office:value-type="float" office:value="0.7504587842465597">
            <text:p>0,7504587842</text:p>
          </table:table-cell>
        </table:table-row>
        <table:table-row>
          <table:table-cell office:value-type="float" office:value="0.214651696429361">
            <text:p>0,2146516964</text:p>
          </table:table-cell>
          <table:table-cell office:value-type="float" office:value="0.5366948128615858">
            <text:p>0,5366948129</text:p>
          </table:table-cell>
        </table:table-row>
        <table:table-row>
          <table:table-cell office:value-type="float" office:value="0.43365710139652563">
            <text:p>0,4336571014</text:p>
          </table:table-cell>
          <table:table-cell office:value-type="float" office:value="0.3414735378160376">
            <text:p>0,3414735378</text:p>
          </table:table-cell>
        </table:table-row>
        <table:table-row>
          <table:table-cell office:value-type="float" office:value="0.07902120529137821">
            <text:p>0,0790212053</text:p>
          </table:table-cell>
          <table:table-cell office:value-type="float" office:value="0.718892893559451">
            <text:p>0,7188928936</text:p>
          </table:table-cell>
        </table:table-row>
        <table:table-row>
          <table:table-cell office:value-type="float" office:value="0.03662319991128286">
            <text:p>0,0366231999</text:p>
          </table:table-cell>
          <table:table-cell office:value-type="float" office:value="0.8086281109690274">
            <text:p>0,808628111</text:p>
          </table:table-cell>
        </table:table-row>
        <table:table-row>
          <table:table-cell office:value-type="float" office:value="0.6175546411079327">
            <text:p>0,6175546411</text:p>
          </table:table-cell>
          <table:table-cell office:value-type="float" office:value="0.21415355118958979">
            <text:p>0,2141535512</text:p>
          </table:table-cell>
        </table:table-row>
        <table:table-row>
          <table:table-cell office:value-type="float" office:value="0.39098427751672593">
            <text:p>0,3909842775</text:p>
          </table:table-cell>
          <table:table-cell office:value-type="float" office:value="0.37471264404537497">
            <text:p>0,374712644</text:p>
          </table:table-cell>
        </table:table-row>
        <table:table-row>
          <table:table-cell office:value-type="float" office:value="0.19704655699568033">
            <text:p>0,197046557</text:p>
          </table:table-cell>
          <table:table-cell office:value-type="float" office:value="0.5561007355314944">
            <text:p>0,5561007355</text:p>
          </table:table-cell>
        </table:table-row>
        <table:table-row>
          <table:table-cell office:value-type="float" office:value="0.7419767500389606">
            <text:p>0,74197675</text:p>
          </table:table-cell>
          <table:table-cell office:value-type="float" office:value="0.13861927695184606">
            <text:p>0,13861927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902120529137821">
            <text:p>0,0790212053</text:p>
          </table:table-cell>
          <table:table-cell office:value-type="float" office:value="0.718892893559451">
            <text:p>0,7188928936</text:p>
          </table:table-cell>
        </table:table-row>
        <table:table-row>
          <table:table-cell office:value-type="float" office:value="0.1755943573278303">
            <text:p>0,1755943573</text:p>
          </table:table-cell>
          <table:table-cell office:value-type="float" office:value="0.5809601960101758">
            <text:p>0,580960196</text:p>
          </table:table-cell>
        </table:table-row>
        <table:table-row>
          <table:table-cell office:value-type="float" office:value="0.9481267480290199">
            <text:p>0,948126748</text:p>
          </table:table-cell>
          <table:table-cell office:value-type="float" office:value="0.026281997686691705">
            <text:p>0,0262819977</text:p>
          </table:table-cell>
        </table:table-row>
        <table:table-row>
          <table:table-cell office:value-type="float" office:value="0.8296945184565436">
            <text:p>0,8296945185</text:p>
          </table:table-cell>
          <table:table-cell office:value-type="float" office:value="0.08912431229253703">
            <text:p>0,0891243123</text:p>
          </table:table-cell>
        </table:table-row>
        <table:table-row>
          <table:table-cell office:value-type="float" office:value="0.6175546411079327">
            <text:p>0,6175546411</text:p>
          </table:table-cell>
          <table:table-cell office:value-type="float" office:value="0.21415355118958979">
            <text:p>0,2141535512</text:p>
          </table:table-cell>
        </table:table-row>
        <table:table-row>
          <table:table-cell office:value-type="float" office:value="0.3238591862300423">
            <text:p>0,3238591862</text:p>
          </table:table-cell>
          <table:table-cell office:value-type="float" office:value="0.4309137269007077">
            <text:p>0,4309137269</text:p>
          </table:table-cell>
        </table:table-row>
        <table:table-row>
          <table:table-cell office:value-type="float" office:value="0.5663506081571497">
            <text:p>0,5663506082</text:p>
          </table:table-cell>
          <table:table-cell office:value-type="float" office:value="0.24743730616170612">
            <text:p>0,2474373062</text:p>
          </table:table-cell>
        </table:table-row>
        <table:table-row>
          <table:table-cell office:value-type="float" office:value="0.26107953520821264">
            <text:p>0,2610795352</text:p>
          </table:table-cell>
          <table:table-cell office:value-type="float" office:value="0.48904057381411126">
            <text:p>0,4890405738</text:p>
          </table:table-cell>
        </table:table-row>
        <table:table-row>
          <table:table-cell office:value-type="float" office:value="0.3841322106069274">
            <text:p>0,3841322106</text:p>
          </table:table-cell>
          <table:table-cell office:value-type="float" office:value="0.38021599681265783">
            <text:p>0,3802159968</text:p>
          </table:table-cell>
        </table:table-row>
        <table:table-row>
          <table:table-cell office:value-type="float" office:value="0.6776544980655224">
            <text:p>0,6776544981</text:p>
          </table:table-cell>
          <table:table-cell office:value-type="float" office:value="0.17680227280104666">
            <text:p>0,1768022728</text:p>
          </table:table-cell>
        </table:table-row>
        <table:table-row>
          <table:table-cell office:value-type="float" office:value="0.6801824050447984">
            <text:p>0,680182405</text:p>
          </table:table-cell>
          <table:table-cell office:value-type="float" office:value="0.17526828298846275">
            <text:p>0,175268283</text:p>
          </table:table-cell>
        </table:table-row>
        <table:table-row>
          <table:table-cell office:value-type="float" office:value="0.7401552822652386">
            <text:p>0,7401552823</text:p>
          </table:table-cell>
          <table:table-cell office:value-type="float" office:value="0.13967722204672584">
            <text:p>0,139677222</text:p>
          </table:table-cell>
        </table:table-row>
        <table:table-row>
          <table:table-cell office:value-type="float" office:value="0.03662319991128286">
            <text:p>0,0366231999</text:p>
          </table:table-cell>
          <table:table-cell office:value-type="float" office:value="0.8086281109690274">
            <text:p>0,808628111</text:p>
          </table:table-cell>
        </table:table-row>
        <table:table-row>
          <table:table-cell office:value-type="float" office:value="0.21627914909677082">
            <text:p>0,2162791491</text:p>
          </table:table-cell>
          <table:table-cell office:value-type="float" office:value="0.5349417788096088">
            <text:p>0,5349417788</text:p>
          </table:table-cell>
        </table:table-row>
        <table:table-row>
          <table:table-cell office:value-type="float" office:value="0.5210941620786963">
            <text:p>0,5210941621</text:p>
          </table:table-cell>
          <table:table-cell office:value-type="float" office:value="0.27813147867586285">
            <text:p>0,2781314787</text:p>
          </table:table-cell>
        </table:table-row>
        <table:table-row>
          <table:table-cell office:value-type="float" office:value="0.06227081835970506">
            <text:p>0,0622708184</text:p>
          </table:table-cell>
          <table:table-cell office:value-type="float" office:value="0.7504587842465597">
            <text:p>0,7504587842</text:p>
          </table:table-cell>
        </table:table-row>
        <table:table-row>
          <table:table-cell office:value-type="float" office:value="0.2914125280108987">
            <text:p>0,291412528</text:p>
          </table:table-cell>
          <table:table-cell office:value-type="float" office:value="0.4601736130838928">
            <text:p>0,460173613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481267480290199">
            <text:p>0,948126748</text:p>
          </table:table-cell>
          <table:table-cell office:value-type="float" office:value="0.026281997686691705">
            <text:p>0,0262819977</text:p>
          </table:table-cell>
        </table:table-row>
        <table:table-row>
          <table:table-cell office:value-type="float" office:value="0.11813048126538073">
            <text:p>0,1181304813</text:p>
          </table:table-cell>
          <table:table-cell office:value-type="float" office:value="0.6562988489030321">
            <text:p>0,6562988489</text:p>
          </table:table-cell>
        </table:table-row>
        <table:table-row>
          <table:table-cell office:value-type="float" office:value="0.8296945184565436">
            <text:p>0,8296945185</text:p>
          </table:table-cell>
          <table:table-cell office:value-type="float" office:value="0.08912431229253703">
            <text:p>0,0891243123</text:p>
          </table:table-cell>
        </table:table-row>
        <table:table-row>
          <table:table-cell office:value-type="float" office:value="0.1755943573278303">
            <text:p>0,1755943573</text:p>
          </table:table-cell>
          <table:table-cell office:value-type="float" office:value="0.5809601960101758">
            <text:p>0,580960196</text:p>
          </table:table-cell>
        </table:table-row>
        <table:table-row>
          <table:table-cell office:value-type="float" office:value="0.07902120529137821">
            <text:p>0,0790212053</text:p>
          </table:table-cell>
          <table:table-cell office:value-type="float" office:value="0.718892893559451">
            <text:p>0,7188928936</text:p>
          </table:table-cell>
        </table:table-row>
        <table:table-row>
          <table:table-cell office:value-type="float" office:value="0.5210941620786963">
            <text:p>0,5210941621</text:p>
          </table:table-cell>
          <table:table-cell office:value-type="float" office:value="0.27813147867586285">
            <text:p>0,2781314787</text:p>
          </table:table-cell>
        </table:table-row>
        <table:table-row>
          <table:table-cell office:value-type="float" office:value="0.06227081835970506">
            <text:p>0,0622708184</text:p>
          </table:table-cell>
          <table:table-cell office:value-type="float" office:value="0.7504587842465597">
            <text:p>0,7504587842</text:p>
          </table:table-cell>
        </table:table-row>
        <table:table-row>
          <table:table-cell office:value-type="float" office:value="0.7964261896438519">
            <text:p>0,7964261896</text:p>
          </table:table-cell>
          <table:table-cell office:value-type="float" office:value="0.1075728659190982">
            <text:p>0,1075728659</text:p>
          </table:table-cell>
        </table:table-row>
        <table:table-row>
          <table:table-cell office:value-type="float" office:value="0.6175546411079327">
            <text:p>0,6175546411</text:p>
          </table:table-cell>
          <table:table-cell office:value-type="float" office:value="0.21415355118958979">
            <text:p>0,2141535512</text:p>
          </table:table-cell>
        </table:table-row>
        <table:table-row>
          <table:table-cell office:value-type="float" office:value="0.48356950486966915">
            <text:p>0,4835695049</text:p>
          </table:table-cell>
          <table:table-cell office:value-type="float" office:value="0.304608380213229">
            <text:p>0,3046083802</text:p>
          </table:table-cell>
        </table:table-row>
        <table:table-row>
          <table:table-cell office:value-type="float" office:value="0.4311210816488654">
            <text:p>0,4311210816</text:p>
          </table:table-cell>
          <table:table-cell office:value-type="float" office:value="0.34340188726370424">
            <text:p>0,3434018873</text:p>
          </table:table-cell>
        </table:table-row>
        <table:table-row>
          <table:table-cell office:value-type="float" office:value="0.3726909876706832">
            <text:p>0,3726909877</text:p>
          </table:table-cell>
          <table:table-cell office:value-type="float" office:value="0.3895157760673228">
            <text:p>0,3895157761</text:p>
          </table:table-cell>
        </table:table-row>
        <table:table-row>
          <table:table-cell office:value-type="float" office:value="0.26107953520821264">
            <text:p>0,2610795352</text:p>
          </table:table-cell>
          <table:table-cell office:value-type="float" office:value="0.48904057381411126">
            <text:p>0,4890405738</text:p>
          </table:table-cell>
        </table:table-row>
        <table:table-row>
          <table:table-cell office:value-type="float" office:value="0.3841322106069274">
            <text:p>0,3841322106</text:p>
          </table:table-cell>
          <table:table-cell office:value-type="float" office:value="0.38021599681265783">
            <text:p>0,3802159968</text:p>
          </table:table-cell>
        </table:table-row>
        <table:table-row>
          <table:table-cell office:value-type="float" office:value="0.3238591862300423">
            <text:p>0,3238591862</text:p>
          </table:table-cell>
          <table:table-cell office:value-type="float" office:value="0.4309137269007077">
            <text:p>0,4309137269</text:p>
          </table:table-cell>
        </table:table-row>
        <table:table-row>
          <table:table-cell office:value-type="float" office:value="0.7260972092352745">
            <text:p>0,7260972092</text:p>
          </table:table-cell>
          <table:table-cell office:value-type="float" office:value="0.14788662184233103">
            <text:p>0,1478866218</text:p>
          </table:table-cell>
        </table:table-row>
        <table:table-row>
          <table:table-cell office:value-type="float" office:value="0.21627914909677082">
            <text:p>0,2162791491</text:p>
          </table:table-cell>
          <table:table-cell office:value-type="float" office:value="0.5349417788096088">
            <text:p>0,534941778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296945184565436">
            <text:p>0,8296945185</text:p>
          </table:table-cell>
          <table:table-cell office:value-type="float" office:value="0.08912431229253703">
            <text:p>0,0891243123</text:p>
          </table:table-cell>
        </table:table-row>
        <table:table-row>
          <table:table-cell office:value-type="float" office:value="0.1755943573278303">
            <text:p>0,1755943573</text:p>
          </table:table-cell>
          <table:table-cell office:value-type="float" office:value="0.5809601960101758">
            <text:p>0,580960196</text:p>
          </table:table-cell>
        </table:table-row>
        <table:table-row>
          <table:table-cell office:value-type="float" office:value="0.9481267480290199">
            <text:p>0,948126748</text:p>
          </table:table-cell>
          <table:table-cell office:value-type="float" office:value="0.026281997686691705">
            <text:p>0,0262819977</text:p>
          </table:table-cell>
        </table:table-row>
        <table:table-row>
          <table:table-cell office:value-type="float" office:value="0.4311210816488654">
            <text:p>0,4311210816</text:p>
          </table:table-cell>
          <table:table-cell office:value-type="float" office:value="0.34340188726370424">
            <text:p>0,3434018873</text:p>
          </table:table-cell>
        </table:table-row>
        <table:table-row>
          <table:table-cell office:value-type="float" office:value="0.5805555471392329">
            <text:p>0,5805555471</text:p>
          </table:table-cell>
          <table:table-cell office:value-type="float" office:value="0.2380580421454448">
            <text:p>0,2380580421</text:p>
          </table:table-cell>
        </table:table-row>
        <table:table-row>
          <table:table-cell office:value-type="float" office:value="0.5210941620786963">
            <text:p>0,5210941621</text:p>
          </table:table-cell>
          <table:table-cell office:value-type="float" office:value="0.27813147867586285">
            <text:p>0,2781314787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1244367227271744">
            <text:p>0,1244367227</text:p>
          </table:table-cell>
          <table:table-cell office:value-type="float" office:value="0.6472441031999969">
            <text:p>0,6472441032</text:p>
          </table:table-cell>
        </table:table-row>
        <table:table-row>
          <table:table-cell office:value-type="float" office:value="0.6175546411079327">
            <text:p>0,6175546411</text:p>
          </table:table-cell>
          <table:table-cell office:value-type="float" office:value="0.21415355118958979">
            <text:p>0,2141535512</text:p>
          </table:table-cell>
        </table:table-row>
        <table:table-row>
          <table:table-cell office:value-type="float" office:value="0.21627914909677082">
            <text:p>0,2162791491</text:p>
          </table:table-cell>
          <table:table-cell office:value-type="float" office:value="0.5349417788096088">
            <text:p>0,5349417788</text:p>
          </table:table-cell>
        </table:table-row>
        <table:table-row>
          <table:table-cell office:value-type="float" office:value="0.7625853306504211">
            <text:p>0,7625853307</text:p>
          </table:table-cell>
          <table:table-cell office:value-type="float" office:value="0.1267386813499517">
            <text:p>0,1267386813</text:p>
          </table:table-cell>
        </table:table-row>
        <table:table-row>
          <table:table-cell office:value-type="float" office:value="0.7260972092352745">
            <text:p>0,7260972092</text:p>
          </table:table-cell>
          <table:table-cell office:value-type="float" office:value="0.14788662184233103">
            <text:p>0,1478866218</text:p>
          </table:table-cell>
        </table:table-row>
        <table:table-row>
          <table:table-cell office:value-type="float" office:value="0.09571320295012495">
            <text:p>0,095713203</text:p>
          </table:table-cell>
          <table:table-cell office:value-type="float" office:value="0.6906244952325331">
            <text:p>0,6906244952</text:p>
          </table:table-cell>
        </table:table-row>
        <table:table-row>
          <table:table-cell office:value-type="float" office:value="0.6513955001013636">
            <text:p>0,6513955001</text:p>
          </table:table-cell>
          <table:table-cell office:value-type="float" office:value="0.19290923676369365">
            <text:p>0,1929092368</text:p>
          </table:table-cell>
        </table:table-row>
        <table:table-row>
          <table:table-cell office:value-type="float" office:value="0.3841322106069274">
            <text:p>0,3841322106</text:p>
          </table:table-cell>
          <table:table-cell office:value-type="float" office:value="0.38021599681265783">
            <text:p>0,3802159968</text:p>
          </table:table-cell>
        </table:table-row>
        <table:table-row>
          <table:table-cell office:value-type="float" office:value="0.48356950486966915">
            <text:p>0,4835695049</text:p>
          </table:table-cell>
          <table:table-cell office:value-type="float" office:value="0.304608380213229">
            <text:p>0,3046083802</text:p>
          </table:table-cell>
        </table:table-row>
        <table:table-row>
          <table:table-cell office:value-type="float" office:value="0.07902120529137821">
            <text:p>0,0790212053</text:p>
          </table:table-cell>
          <table:table-cell office:value-type="float" office:value="0.718892893559451">
            <text:p>0,718892893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279918677140711">
            <text:p>0,3279918677</text:p>
          </table:table-cell>
          <table:table-cell office:value-type="float" office:value="0.42729425730653703">
            <text:p>0,4272942573</text:p>
          </table:table-cell>
        </table:table-row>
        <table:table-row>
          <table:table-cell office:value-type="float" office:value="0.8296945184565436">
            <text:p>0,8296945185</text:p>
          </table:table-cell>
          <table:table-cell office:value-type="float" office:value="0.08912431229253703">
            <text:p>0,0891243123</text:p>
          </table:table-cell>
        </table:table-row>
        <table:table-row>
          <table:table-cell office:value-type="float" office:value="0.9317856837989213">
            <text:p>0,9317856838</text:p>
          </table:table-cell>
          <table:table-cell office:value-type="float" office:value="0.03470953397491727">
            <text:p>0,034709534</text:p>
          </table:table-cell>
        </table:table-row>
        <table:table-row>
          <table:table-cell office:value-type="float" office:value="0.1244367227271744">
            <text:p>0,1244367227</text:p>
          </table:table-cell>
          <table:table-cell office:value-type="float" office:value="0.6472441031999969">
            <text:p>0,6472441032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4311210816488654">
            <text:p>0,4311210816</text:p>
          </table:table-cell>
          <table:table-cell office:value-type="float" office:value="0.34340188726370424">
            <text:p>0,3434018873</text:p>
          </table:table-cell>
        </table:table-row>
        <table:table-row>
          <table:table-cell office:value-type="float" office:value="0.26465850731988205">
            <text:p>0,2646585073</text:p>
          </table:table-cell>
          <table:table-cell office:value-type="float" office:value="0.48555028688910506">
            <text:p>0,4855502869</text:p>
          </table:table-cell>
        </table:table-row>
        <table:table-row>
          <table:table-cell office:value-type="float" office:value="0.21627914909677082">
            <text:p>0,2162791491</text:p>
          </table:table-cell>
          <table:table-cell office:value-type="float" office:value="0.5349417788096088">
            <text:p>0,5349417788</text:p>
          </table:table-cell>
        </table:table-row>
        <table:table-row>
          <table:table-cell office:value-type="float" office:value="0.7260972092352745">
            <text:p>0,7260972092</text:p>
          </table:table-cell>
          <table:table-cell office:value-type="float" office:value="0.14788662184233103">
            <text:p>0,1478866218</text:p>
          </table:table-cell>
        </table:table-row>
        <table:table-row>
          <table:table-cell office:value-type="float" office:value="0.16732905487900185">
            <text:p>0,1673290549</text:p>
          </table:table-cell>
          <table:table-cell office:value-type="float" office:value="0.5909412574226021">
            <text:p>0,5909412574</text:p>
          </table:table-cell>
        </table:table-row>
        <table:table-row>
          <table:table-cell office:value-type="float" office:value="0.09571320295012495">
            <text:p>0,095713203</text:p>
          </table:table-cell>
          <table:table-cell office:value-type="float" office:value="0.6906244952325331">
            <text:p>0,6906244952</text:p>
          </table:table-cell>
        </table:table-row>
        <table:table-row>
          <table:table-cell office:value-type="float" office:value="0.7625853306504211">
            <text:p>0,7625853307</text:p>
          </table:table-cell>
          <table:table-cell office:value-type="float" office:value="0.1267386813499517">
            <text:p>0,1267386813</text:p>
          </table:table-cell>
        </table:table-row>
        <table:table-row>
          <table:table-cell office:value-type="float" office:value="0.1755943573278303">
            <text:p>0,1755943573</text:p>
          </table:table-cell>
          <table:table-cell office:value-type="float" office:value="0.5809601960101758">
            <text:p>0,580960196</text:p>
          </table:table-cell>
        </table:table-row>
        <table:table-row>
          <table:table-cell office:value-type="float" office:value="0.7949368062761264">
            <text:p>0,7949368063</text:p>
          </table:table-cell>
          <table:table-cell office:value-type="float" office:value="0.10840771297855745">
            <text:p>0,108407713</text:p>
          </table:table-cell>
        </table:table-row>
        <table:table-row>
          <table:table-cell office:value-type="float" office:value="0.3766830380689735">
            <text:p>0,3766830381</text:p>
          </table:table-cell>
          <table:table-cell office:value-type="float" office:value="0.3862549079064065">
            <text:p>0,3862549079</text:p>
          </table:table-cell>
        </table:table-row>
        <table:table-row>
          <table:table-cell office:value-type="float" office:value="0.9481267480290199">
            <text:p>0,948126748</text:p>
          </table:table-cell>
          <table:table-cell office:value-type="float" office:value="0.026281997686691705">
            <text:p>0,0262819977</text:p>
          </table:table-cell>
        </table:table-row>
        <table:table-row>
          <table:table-cell office:value-type="float" office:value="0.3841322106069274">
            <text:p>0,3841322106</text:p>
          </table:table-cell>
          <table:table-cell office:value-type="float" office:value="0.38021599681265783">
            <text:p>0,380215996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8296945184565436">
            <text:p>0,8296945185</text:p>
          </table:table-cell>
          <table:table-cell office:value-type="float" office:value="0.08912431229253703">
            <text:p>0,0891243123</text:p>
          </table:table-cell>
        </table:table-row>
        <table:table-row>
          <table:table-cell office:value-type="float" office:value="0.9317856837989213">
            <text:p>0,9317856838</text:p>
          </table:table-cell>
          <table:table-cell office:value-type="float" office:value="0.03470953397491727">
            <text:p>0,034709534</text:p>
          </table:table-cell>
        </table:table-row>
        <table:table-row>
          <table:table-cell office:value-type="float" office:value="0.09571320295012495">
            <text:p>0,095713203</text:p>
          </table:table-cell>
          <table:table-cell office:value-type="float" office:value="0.6906244952325331">
            <text:p>0,6906244952</text:p>
          </table:table-cell>
        </table:table-row>
        <table:table-row>
          <table:table-cell office:value-type="float" office:value="0.1244367227271744">
            <text:p>0,1244367227</text:p>
          </table:table-cell>
          <table:table-cell office:value-type="float" office:value="0.6472441031999969">
            <text:p>0,6472441032</text:p>
          </table:table-cell>
        </table:table-row>
        <table:table-row>
          <table:table-cell office:value-type="float" office:value="0.6011601429885054">
            <text:p>0,601160143</text:p>
          </table:table-cell>
          <table:table-cell office:value-type="float" office:value="0.224654823328019">
            <text:p>0,2246548233</text:p>
          </table:table-cell>
        </table:table-row>
        <table:table-row>
          <table:table-cell office:value-type="float" office:value="0.3279918677140711">
            <text:p>0,3279918677</text:p>
          </table:table-cell>
          <table:table-cell office:value-type="float" office:value="0.42729425730653703">
            <text:p>0,4272942573</text:p>
          </table:table-cell>
        </table:table-row>
        <table:table-row>
          <table:table-cell office:value-type="float" office:value="0.6772061460091874">
            <text:p>0,677206146</text:p>
          </table:table-cell>
          <table:table-cell office:value-type="float" office:value="0.17707464128926775">
            <text:p>0,1770746413</text:p>
          </table:table-cell>
        </table:table-row>
        <table:table-row>
          <table:table-cell office:value-type="float" office:value="0.16732905487900185">
            <text:p>0,1673290549</text:p>
          </table:table-cell>
          <table:table-cell office:value-type="float" office:value="0.5909412574226021">
            <text:p>0,5909412574</text:p>
          </table:table-cell>
        </table:table-row>
        <table:table-row>
          <table:table-cell office:value-type="float" office:value="0.26465850731988205">
            <text:p>0,2646585073</text:p>
          </table:table-cell>
          <table:table-cell office:value-type="float" office:value="0.48555028688910506">
            <text:p>0,4855502869</text:p>
          </table:table-cell>
        </table:table-row>
        <table:table-row>
          <table:table-cell office:value-type="float" office:value="0.49838821131864286">
            <text:p>0,4983882113</text:p>
          </table:table-cell>
          <table:table-cell office:value-type="float" office:value="0.2940338454864547">
            <text:p>0,2940338455</text:p>
          </table:table-cell>
        </table:table-row>
        <table:table-row>
          <table:table-cell office:value-type="float" office:value="0.4311210816488654">
            <text:p>0,4311210816</text:p>
          </table:table-cell>
          <table:table-cell office:value-type="float" office:value="0.34340188726370424">
            <text:p>0,3434018873</text:p>
          </table:table-cell>
        </table:table-row>
        <table:table-row>
          <table:table-cell office:value-type="float" office:value="0.7949368062761264">
            <text:p>0,7949368063</text:p>
          </table:table-cell>
          <table:table-cell office:value-type="float" office:value="0.10840771297855745">
            <text:p>0,108407713</text:p>
          </table:table-cell>
        </table:table-row>
        <table:table-row>
          <table:table-cell office:value-type="float" office:value="0.9481267480290199">
            <text:p>0,948126748</text:p>
          </table:table-cell>
          <table:table-cell office:value-type="float" office:value="0.026281997686691705">
            <text:p>0,0262819977</text:p>
          </table:table-cell>
        </table:table-row>
        <table:table-row>
          <table:table-cell office:value-type="float" office:value="0.5710050093228805">
            <text:p>0,5710050093</text:p>
          </table:table-cell>
          <table:table-cell office:value-type="float" office:value="0.24435126591591483">
            <text:p>0,2443512659</text:p>
          </table:table-cell>
        </table:table-row>
        <table:table-row>
          <table:table-cell office:value-type="float" office:value="0.2803254730385116">
            <text:p>0,280325473</text:p>
          </table:table-cell>
          <table:table-cell office:value-type="float" office:value="0.47054228399379094">
            <text:p>0,470542284</text:p>
          </table:table-cell>
        </table:table-row>
        <table:table-row>
          <table:table-cell office:value-type="float" office:value="0.2171952684855816">
            <text:p>0,2171952685</text:p>
          </table:table-cell>
          <table:table-cell office:value-type="float" office:value="0.5339578683363686">
            <text:p>0,533957868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813039658641115">
            <text:p>0,7813039659</text:p>
          </table:table-cell>
          <table:table-cell office:value-type="float" office:value="0.11608599634120997">
            <text:p>0,1160859963</text:p>
          </table:table-cell>
        </table:table-row>
        <table:table-row>
          <table:table-cell office:value-type="float" office:value="0.6772061460091874">
            <text:p>0,677206146</text:p>
          </table:table-cell>
          <table:table-cell office:value-type="float" office:value="0.17707464128926775">
            <text:p>0,1770746413</text:p>
          </table:table-cell>
        </table:table-row>
        <table:table-row>
          <table:table-cell office:value-type="float" office:value="0.1244367227271744">
            <text:p>0,1244367227</text:p>
          </table:table-cell>
          <table:table-cell office:value-type="float" office:value="0.6472441031999969">
            <text:p>0,6472441032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3279918677140711">
            <text:p>0,3279918677</text:p>
          </table:table-cell>
          <table:table-cell office:value-type="float" office:value="0.42729425730653703">
            <text:p>0,4272942573</text:p>
          </table:table-cell>
        </table:table-row>
        <table:table-row>
          <table:table-cell office:value-type="float" office:value="0.16732905487900185">
            <text:p>0,1673290549</text:p>
          </table:table-cell>
          <table:table-cell office:value-type="float" office:value="0.5909412574226021">
            <text:p>0,5909412574</text:p>
          </table:table-cell>
        </table:table-row>
        <table:table-row>
          <table:table-cell office:value-type="float" office:value="0.5668493670642009">
            <text:p>0,5668493671</text:p>
          </table:table-cell>
          <table:table-cell office:value-type="float" office:value="0.2471060054269254">
            <text:p>0,2471060054</text:p>
          </table:table-cell>
        </table:table-row>
        <table:table-row>
          <table:table-cell office:value-type="float" office:value="0.49838821131864286">
            <text:p>0,4983882113</text:p>
          </table:table-cell>
          <table:table-cell office:value-type="float" office:value="0.2940338454864547">
            <text:p>0,2940338455</text:p>
          </table:table-cell>
        </table:table-row>
        <table:table-row>
          <table:table-cell office:value-type="float" office:value="0.4311210816488654">
            <text:p>0,4311210816</text:p>
          </table:table-cell>
          <table:table-cell office:value-type="float" office:value="0.34340188726370424">
            <text:p>0,3434018873</text:p>
          </table:table-cell>
        </table:table-row>
        <table:table-row>
          <table:table-cell office:value-type="float" office:value="0.2171952684855816">
            <text:p>0,2171952685</text:p>
          </table:table-cell>
          <table:table-cell office:value-type="float" office:value="0.5339578683363686">
            <text:p>0,5339578683</text:p>
          </table:table-cell>
        </table:table-row>
        <table:table-row>
          <table:table-cell office:value-type="float" office:value="0.2803254730385116">
            <text:p>0,280325473</text:p>
          </table:table-cell>
          <table:table-cell office:value-type="float" office:value="0.47054228399379094">
            <text:p>0,470542284</text:p>
          </table:table-cell>
        </table:table-row>
        <table:table-row>
          <table:table-cell office:value-type="float" office:value="0.8564207044529664">
            <text:p>0,8564207045</text:p>
          </table:table-cell>
          <table:table-cell office:value-type="float" office:value="0.07456998943574">
            <text:p>0,0745699894</text:p>
          </table:table-cell>
        </table:table-row>
        <table:table-row>
          <table:table-cell office:value-type="float" office:value="0.9050594978024986">
            <text:p>0,9050594978</text:p>
          </table:table-cell>
          <table:table-cell office:value-type="float" office:value="0.04865384964120523">
            <text:p>0,0486538496</text:p>
          </table:table-cell>
        </table:table-row>
        <table:table-row>
          <table:table-cell office:value-type="float" office:value="0.45826657547152666">
            <text:p>0,4582665755</text:p>
          </table:table-cell>
          <table:table-cell office:value-type="float" office:value="0.3230461053575904">
            <text:p>0,3230461054</text:p>
          </table:table-cell>
        </table:table-row>
        <table:table-row>
          <table:table-cell office:value-type="float" office:value="0.26465850731988205">
            <text:p>0,2646585073</text:p>
          </table:table-cell>
          <table:table-cell office:value-type="float" office:value="0.48555028688910506">
            <text:p>0,4855502869</text:p>
          </table:table-cell>
        </table:table-row>
        <table:table-row>
          <table:table-cell office:value-type="float" office:value="0.6181225193806547">
            <text:p>0,6181225194</text:p>
          </table:table-cell>
          <table:table-cell office:value-type="float" office:value="0.213792317907886">
            <text:p>0,2137923179</text:p>
          </table:table-cell>
        </table:table-row>
        <table:table-row>
          <table:table-cell office:value-type="float" office:value="0.09571320295012495">
            <text:p>0,095713203</text:p>
          </table:table-cell>
          <table:table-cell office:value-type="float" office:value="0.6906244952325331">
            <text:p>0,690624495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050594978024986">
            <text:p>0,9050594978</text:p>
          </table:table-cell>
          <table:table-cell office:value-type="float" office:value="0.04865384964120523">
            <text:p>0,0486538496</text:p>
          </table:table-cell>
        </table:table-row>
        <table:table-row>
          <table:table-cell office:value-type="float" office:value="0.16732905487900185">
            <text:p>0,1673290549</text:p>
          </table:table-cell>
          <table:table-cell office:value-type="float" office:value="0.5909412574226021">
            <text:p>0,5909412574</text:p>
          </table:table-cell>
        </table:table-row>
        <table:table-row>
          <table:table-cell office:value-type="float" office:value="0.2171952684855816">
            <text:p>0,2171952685</text:p>
          </table:table-cell>
          <table:table-cell office:value-type="float" office:value="0.5339578683363686">
            <text:p>0,5339578683</text:p>
          </table:table-cell>
        </table:table-row>
        <table:table-row>
          <table:table-cell office:value-type="float" office:value="0.8564207044529664">
            <text:p>0,8564207045</text:p>
          </table:table-cell>
          <table:table-cell office:value-type="float" office:value="0.07456998943574">
            <text:p>0,0745699894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400240964923637">
            <text:p>0,4002409649</text:p>
          </table:table-cell>
          <table:table-cell office:value-type="float" office:value="0.36735399714877126">
            <text:p>0,3673539971</text:p>
          </table:table-cell>
        </table:table-row>
        <table:table-row>
          <table:table-cell office:value-type="float" office:value="0.1244367227271744">
            <text:p>0,1244367227</text:p>
          </table:table-cell>
          <table:table-cell office:value-type="float" office:value="0.6472441031999969">
            <text:p>0,6472441032</text:p>
          </table:table-cell>
        </table:table-row>
        <table:table-row>
          <table:table-cell office:value-type="float" office:value="0.7495180894070621">
            <text:p>0,7495180894</text:p>
          </table:table-cell>
          <table:table-cell office:value-type="float" office:value="0.1342528721346734">
            <text:p>0,1342528721</text:p>
          </table:table-cell>
        </table:table-row>
        <table:table-row>
          <table:table-cell office:value-type="float" office:value="0.33393745701956573">
            <text:p>0,333937457</text:p>
          </table:table-cell>
          <table:table-cell office:value-type="float" office:value="0.42212678118849833">
            <text:p>0,4221267812</text:p>
          </table:table-cell>
        </table:table-row>
        <table:table-row>
          <table:table-cell office:value-type="float" office:value="0.26465850731988205">
            <text:p>0,2646585073</text:p>
          </table:table-cell>
          <table:table-cell office:value-type="float" office:value="0.48555028688910506">
            <text:p>0,4855502869</text:p>
          </table:table-cell>
        </table:table-row>
        <table:table-row>
          <table:table-cell office:value-type="float" office:value="0.7818411117356348">
            <text:p>0,7818411117</text:p>
          </table:table-cell>
          <table:table-cell office:value-type="float" office:value="0.11578220345005796">
            <text:p>0,1157822035</text:p>
          </table:table-cell>
        </table:table-row>
        <table:table-row>
          <table:table-cell office:value-type="float" office:value="0.6929872108552365">
            <text:p>0,6929872109</text:p>
          </table:table-cell>
          <table:table-cell office:value-type="float" office:value="0.16754146598449926">
            <text:p>0,167541466</text:p>
          </table:table-cell>
        </table:table-row>
        <table:table-row>
          <table:table-cell office:value-type="float" office:value="0.45826657547152666">
            <text:p>0,4582665755</text:p>
          </table:table-cell>
          <table:table-cell office:value-type="float" office:value="0.3230461053575904">
            <text:p>0,3230461054</text:p>
          </table:table-cell>
        </table:table-row>
        <table:table-row>
          <table:table-cell office:value-type="float" office:value="0.07797880737053325">
            <text:p>0,0779788074</text:p>
          </table:table-cell>
          <table:table-cell office:value-type="float" office:value="0.720753142595063">
            <text:p>0,7207531426</text:p>
          </table:table-cell>
        </table:table-row>
        <table:table-row>
          <table:table-cell office:value-type="float" office:value="0.4311210816488654">
            <text:p>0,4311210816</text:p>
          </table:table-cell>
          <table:table-cell office:value-type="float" office:value="0.34340188726370424">
            <text:p>0,3434018873</text:p>
          </table:table-cell>
        </table:table-row>
        <table:table-row>
          <table:table-cell office:value-type="float" office:value="0.6772061460091874">
            <text:p>0,677206146</text:p>
          </table:table-cell>
          <table:table-cell office:value-type="float" office:value="0.17707464128926775">
            <text:p>0,1770746413</text:p>
          </table:table-cell>
        </table:table-row>
        <table:table-row>
          <table:table-cell office:value-type="float" office:value="0.6221797253087148">
            <text:p>0,6221797253</text:p>
          </table:table-cell>
          <table:table-cell office:value-type="float" office:value="0.21121630004879366">
            <text:p>0,211216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3393745701956573">
            <text:p>0,333937457</text:p>
          </table:table-cell>
          <table:table-cell office:value-type="float" office:value="0.42212678118849833">
            <text:p>0,4221267812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1244367227271744">
            <text:p>0,1244367227</text:p>
          </table:table-cell>
          <table:table-cell office:value-type="float" office:value="0.6472441031999969">
            <text:p>0,6472441032</text:p>
          </table:table-cell>
        </table:table-row>
        <table:table-row>
          <table:table-cell office:value-type="float" office:value="0.07797880737053325">
            <text:p>0,0779788074</text:p>
          </table:table-cell>
          <table:table-cell office:value-type="float" office:value="0.720753142595063">
            <text:p>0,7207531426</text:p>
          </table:table-cell>
        </table:table-row>
        <table:table-row>
          <table:table-cell office:value-type="float" office:value="0.5222683591305222">
            <text:p>0,5222683591</text:p>
          </table:table-cell>
          <table:table-cell office:value-type="float" office:value="0.2773186323624206">
            <text:p>0,2773186324</text:p>
          </table:table-cell>
        </table:table-row>
        <table:table-row>
          <table:table-cell office:value-type="float" office:value="0.7818411117356348">
            <text:p>0,7818411117</text:p>
          </table:table-cell>
          <table:table-cell office:value-type="float" office:value="0.11578220345005796">
            <text:p>0,1157822035</text:p>
          </table:table-cell>
        </table:table-row>
        <table:table-row>
          <table:table-cell office:value-type="float" office:value="0.8564207044529664">
            <text:p>0,8564207045</text:p>
          </table:table-cell>
          <table:table-cell office:value-type="float" office:value="0.07456998943574">
            <text:p>0,0745699894</text:p>
          </table:table-cell>
        </table:table-row>
        <table:table-row>
          <table:table-cell office:value-type="float" office:value="0.9479178960542152">
            <text:p>0,9479178961</text:p>
          </table:table-cell>
          <table:table-cell office:value-type="float" office:value="0.02638924818271693">
            <text:p>0,0263892482</text:p>
          </table:table-cell>
        </table:table-row>
        <table:table-row>
          <table:table-cell office:value-type="float" office:value="0.5640997321984074">
            <text:p>0,5640997322</text:p>
          </table:table-cell>
          <table:table-cell office:value-type="float" office:value="0.248934269056025">
            <text:p>0,2489342691</text:p>
          </table:table-cell>
        </table:table-row>
        <table:table-row>
          <table:table-cell office:value-type="float" office:value="0.27121239536517144">
            <text:p>0,2712123954</text:p>
          </table:table-cell>
          <table:table-cell office:value-type="float" office:value="0.4792194364560334">
            <text:p>0,4792194365</text:p>
          </table:table-cell>
        </table:table-row>
        <table:table-row>
          <table:table-cell office:value-type="float" office:value="0.7495180894070621">
            <text:p>0,7495180894</text:p>
          </table:table-cell>
          <table:table-cell office:value-type="float" office:value="0.1342528721346734">
            <text:p>0,1342528721</text:p>
          </table:table-cell>
        </table:table-row>
        <table:table-row>
          <table:table-cell office:value-type="float" office:value="0.2171952684855816">
            <text:p>0,2171952685</text:p>
          </table:table-cell>
          <table:table-cell office:value-type="float" office:value="0.5339578683363686">
            <text:p>0,5339578683</text:p>
          </table:table-cell>
        </table:table-row>
        <table:table-row>
          <table:table-cell office:value-type="float" office:value="0.4621532818188155">
            <text:p>0,4621532818</text:p>
          </table:table-cell>
          <table:table-cell office:value-type="float" office:value="0.3201814346321399">
            <text:p>0,3201814346</text:p>
          </table:table-cell>
        </table:table-row>
        <table:table-row>
          <table:table-cell office:value-type="float" office:value="0.16732905487900185">
            <text:p>0,1673290549</text:p>
          </table:table-cell>
          <table:table-cell office:value-type="float" office:value="0.5909412574226021">
            <text:p>0,5909412574</text:p>
          </table:table-cell>
        </table:table-row>
        <table:table-row>
          <table:table-cell office:value-type="float" office:value="0.4311210816488654">
            <text:p>0,4311210816</text:p>
          </table:table-cell>
          <table:table-cell office:value-type="float" office:value="0.34340188726370424">
            <text:p>0,3434018873</text:p>
          </table:table-cell>
        </table:table-row>
        <table:table-row>
          <table:table-cell office:value-type="float" office:value="0.6221797253087148">
            <text:p>0,6221797253</text:p>
          </table:table-cell>
          <table:table-cell office:value-type="float" office:value="0.21121630004879366">
            <text:p>0,2112163</text:p>
          </table:table-cell>
        </table:table-row>
        <table:table-row>
          <table:table-cell office:value-type="float" office:value="0.14941453802835464">
            <text:p>0,149414538</text:p>
          </table:table-cell>
          <table:table-cell office:value-type="float" office:value="0.6134582324918112">
            <text:p>0,613458232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221797253087148">
            <text:p>0,6221797253</text:p>
          </table:table-cell>
          <table:table-cell office:value-type="float" office:value="0.21121630004879366">
            <text:p>0,2112163</text:p>
          </table:table-cell>
        </table:table-row>
        <table:table-row>
          <table:table-cell office:value-type="float" office:value="0.7380703171985697">
            <text:p>0,7380703172</text:p>
          </table:table-cell>
          <table:table-cell office:value-type="float" office:value="0.14088981079341767">
            <text:p>0,1408898108</text:p>
          </table:table-cell>
        </table:table-row>
        <table:table-row>
          <table:table-cell office:value-type="float" office:value="0.27121239536517144">
            <text:p>0,2712123954</text:p>
          </table:table-cell>
          <table:table-cell office:value-type="float" office:value="0.4792194364560334">
            <text:p>0,4792194365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8564207044529664">
            <text:p>0,8564207045</text:p>
          </table:table-cell>
          <table:table-cell office:value-type="float" office:value="0.07456998943574">
            <text:p>0,0745699894</text:p>
          </table:table-cell>
        </table:table-row>
        <table:table-row>
          <table:table-cell office:value-type="float" office:value="0.9181389641630924">
            <text:p>0,9181389642</text:p>
          </table:table-cell>
          <table:table-cell office:value-type="float" office:value="0.04180431843850785">
            <text:p>0,0418043184</text:p>
          </table:table-cell>
        </table:table-row>
        <table:table-row>
          <table:table-cell office:value-type="float" office:value="0.16732905487900185">
            <text:p>0,1673290549</text:p>
          </table:table-cell>
          <table:table-cell office:value-type="float" office:value="0.5909412574226021">
            <text:p>0,5909412574</text:p>
          </table:table-cell>
        </table:table-row>
        <table:table-row>
          <table:table-cell office:value-type="float" office:value="0.9479178960542152">
            <text:p>0,9479178961</text:p>
          </table:table-cell>
          <table:table-cell office:value-type="float" office:value="0.02638924818271693">
            <text:p>0,0263892482</text:p>
          </table:table-cell>
        </table:table-row>
        <table:table-row>
          <table:table-cell office:value-type="float" office:value="0.3637163889106886">
            <text:p>0,3637163889</text:p>
          </table:table-cell>
          <table:table-cell office:value-type="float" office:value="0.3969109610424937">
            <text:p>0,396910961</text:p>
          </table:table-cell>
        </table:table-row>
        <table:table-row>
          <table:table-cell office:value-type="float" office:value="0.2171952684855816">
            <text:p>0,2171952685</text:p>
          </table:table-cell>
          <table:table-cell office:value-type="float" office:value="0.5339578683363686">
            <text:p>0,5339578683</text:p>
          </table:table-cell>
        </table:table-row>
        <table:table-row>
          <table:table-cell office:value-type="float" office:value="0.3188713336260439">
            <text:p>0,3188713336</text:p>
          </table:table-cell>
          <table:table-cell office:value-type="float" office:value="0.43531306582669727">
            <text:p>0,4353130658</text:p>
          </table:table-cell>
        </table:table-row>
        <table:table-row>
          <table:table-cell office:value-type="float" office:value="0.8210090727254483">
            <text:p>0,8210090727</text:p>
          </table:table-cell>
          <table:table-cell office:value-type="float" office:value="0.09390449028513093">
            <text:p>0,0939044903</text:p>
          </table:table-cell>
        </table:table-row>
        <table:table-row>
          <table:table-cell office:value-type="float" office:value="0.4000944621953312">
            <text:p>0,4000944622</text:p>
          </table:table-cell>
          <table:table-cell office:value-type="float" office:value="0.3674697934522564">
            <text:p>0,3674697935</text:p>
          </table:table-cell>
        </table:table-row>
        <table:table-row>
          <table:table-cell office:value-type="float" office:value="0.7818411117356348">
            <text:p>0,7818411117</text:p>
          </table:table-cell>
          <table:table-cell office:value-type="float" office:value="0.11578220345005796">
            <text:p>0,1157822035</text:p>
          </table:table-cell>
        </table:table-row>
        <table:table-row>
          <table:table-cell office:value-type="float" office:value="0.21147335765183897">
            <text:p>0,2114733577</text:p>
          </table:table-cell>
          <table:table-cell office:value-type="float" office:value="0.5401376753289753">
            <text:p>0,5401376753</text:p>
          </table:table-cell>
        </table:table-row>
        <table:table-row>
          <table:table-cell office:value-type="float" office:value="0.14941453802835464">
            <text:p>0,149414538</text:p>
          </table:table-cell>
          <table:table-cell office:value-type="float" office:value="0.6134582324918112">
            <text:p>0,6134582325</text:p>
          </table:table-cell>
        </table:table-row>
        <table:table-row>
          <table:table-cell office:value-type="float" office:value="0.33393745701956573">
            <text:p>0,333937457</text:p>
          </table:table-cell>
          <table:table-cell office:value-type="float" office:value="0.42212678118849833">
            <text:p>0,42212678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4941453802835464">
            <text:p>0,149414538</text:p>
          </table:table-cell>
          <table:table-cell office:value-type="float" office:value="0.6134582324918112">
            <text:p>0,6134582325</text:p>
          </table:table-cell>
        </table:table-row>
        <table:table-row>
          <table:table-cell office:value-type="float" office:value="0.05926419656954027">
            <text:p>0,0592641966</text:p>
          </table:table-cell>
          <table:table-cell office:value-type="float" office:value="0.7565576113953442">
            <text:p>0,7565576114</text:p>
          </table:table-cell>
        </table:table-row>
        <table:table-row>
          <table:table-cell office:value-type="float" office:value="0.27121239536517144">
            <text:p>0,2712123954</text:p>
          </table:table-cell>
          <table:table-cell office:value-type="float" office:value="0.4792194364560334">
            <text:p>0,4792194365</text:p>
          </table:table-cell>
        </table:table-row>
        <table:table-row>
          <table:table-cell office:value-type="float" office:value="0.4659945855079063">
            <text:p>0,4659945855</text:p>
          </table:table-cell>
          <table:table-cell office:value-type="float" office:value="0.31736203921265393">
            <text:p>0,3173620392</text:p>
          </table:table-cell>
        </table:table-row>
        <table:table-row>
          <table:table-cell office:value-type="float" office:value="0.7380703171985697">
            <text:p>0,7380703172</text:p>
          </table:table-cell>
          <table:table-cell office:value-type="float" office:value="0.14088981079341767">
            <text:p>0,1408898108</text:p>
          </table:table-cell>
        </table:table-row>
        <table:table-row>
          <table:table-cell office:value-type="float" office:value="0.6492652769397877">
            <text:p>0,6492652769</text:p>
          </table:table-cell>
          <table:table-cell office:value-type="float" office:value="0.19423000990370232">
            <text:p>0,1942300099</text:p>
          </table:table-cell>
        </table:table-row>
        <table:table-row>
          <table:table-cell office:value-type="float" office:value="0.8564207044529664">
            <text:p>0,8564207045</text:p>
          </table:table-cell>
          <table:table-cell office:value-type="float" office:value="0.07456998943574">
            <text:p>0,0745699894</text:p>
          </table:table-cell>
        </table:table-row>
        <table:table-row>
          <table:table-cell office:value-type="float" office:value="0.9181389641630924">
            <text:p>0,9181389642</text:p>
          </table:table-cell>
          <table:table-cell office:value-type="float" office:value="0.04180431843850785">
            <text:p>0,0418043184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9479178960542152">
            <text:p>0,9479178961</text:p>
          </table:table-cell>
          <table:table-cell office:value-type="float" office:value="0.02638924818271693">
            <text:p>0,0263892482</text:p>
          </table:table-cell>
        </table:table-row>
        <table:table-row>
          <table:table-cell office:value-type="float" office:value="0.2171952684855816">
            <text:p>0,2171952685</text:p>
          </table:table-cell>
          <table:table-cell office:value-type="float" office:value="0.5339578683363686">
            <text:p>0,5339578683</text:p>
          </table:table-cell>
        </table:table-row>
        <table:table-row>
          <table:table-cell office:value-type="float" office:value="0.16732905487900185">
            <text:p>0,1673290549</text:p>
          </table:table-cell>
          <table:table-cell office:value-type="float" office:value="0.5909412574226021">
            <text:p>0,5909412574</text:p>
          </table:table-cell>
        </table:table-row>
        <table:table-row>
          <table:table-cell office:value-type="float" office:value="0.5234333788833299">
            <text:p>0,5234333789</text:p>
          </table:table-cell>
          <table:table-cell office:value-type="float" office:value="0.2765130416632724">
            <text:p>0,2765130417</text:p>
          </table:table-cell>
        </table:table-row>
        <table:table-row>
          <table:table-cell office:value-type="float" office:value="0.3188713336260439">
            <text:p>0,3188713336</text:p>
          </table:table-cell>
          <table:table-cell office:value-type="float" office:value="0.43531306582669727">
            <text:p>0,4353130658</text:p>
          </table:table-cell>
        </table:table-row>
        <table:table-row>
          <table:table-cell office:value-type="float" office:value="0.2069247377394828">
            <text:p>0,2069247377</text:p>
          </table:table-cell>
          <table:table-cell office:value-type="float" office:value="0.5451101916513377">
            <text:p>0,5451101917</text:p>
          </table:table-cell>
        </table:table-row>
        <table:table-row>
          <table:table-cell office:value-type="float" office:value="0.3637163889106886">
            <text:p>0,3637163889</text:p>
          </table:table-cell>
          <table:table-cell office:value-type="float" office:value="0.3969109610424937">
            <text:p>0,396910961</text:p>
          </table:table-cell>
        </table:table-row>
        <table:table-row>
          <table:table-cell office:value-type="float" office:value="0.41529198282892854">
            <text:p>0,4152919828</text:p>
          </table:table-cell>
          <table:table-cell office:value-type="float" office:value="0.35556848088495197">
            <text:p>0,355568480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4601688636520985">
            <text:p>0,1460168864</text:p>
          </table:table-cell>
          <table:table-cell office:value-type="float" office:value="0.6178784403292457">
            <text:p>0,6178784403</text:p>
          </table:table-cell>
        </table:table-row>
        <table:table-row>
          <table:table-cell office:value-type="float" office:value="0.05926419656954027">
            <text:p>0,0592641966</text:p>
          </table:table-cell>
          <table:table-cell office:value-type="float" office:value="0.7565576113953442">
            <text:p>0,7565576114</text:p>
          </table:table-cell>
        </table:table-row>
        <table:table-row>
          <table:table-cell office:value-type="float" office:value="0.6492652769397877">
            <text:p>0,6492652769</text:p>
          </table:table-cell>
          <table:table-cell office:value-type="float" office:value="0.19423000990370232">
            <text:p>0,1942300099</text:p>
          </table:table-cell>
        </table:table-row>
        <table:table-row>
          <table:table-cell office:value-type="float" office:value="0.7380703171985697">
            <text:p>0,7380703172</text:p>
          </table:table-cell>
          <table:table-cell office:value-type="float" office:value="0.14088981079341767">
            <text:p>0,1408898108</text:p>
          </table:table-cell>
        </table:table-row>
        <table:table-row>
          <table:table-cell office:value-type="float" office:value="0.8187290153179785">
            <text:p>0,8187290153</text:p>
          </table:table-cell>
          <table:table-cell office:value-type="float" office:value="0.09516354222545909">
            <text:p>0,0951635422</text:p>
          </table:table-cell>
        </table:table-row>
        <table:table-row>
          <table:table-cell office:value-type="float" office:value="0.5497358366420827">
            <text:p>0,5497358366</text:p>
          </table:table-cell>
          <table:table-cell office:value-type="float" office:value="0.2585582715802389">
            <text:p>0,2585582716</text:p>
          </table:table-cell>
        </table:table-row>
        <table:table-row>
          <table:table-cell office:value-type="float" office:value="0.7568954557553919">
            <text:p>0,7568954558</text:p>
          </table:table-cell>
          <table:table-cell office:value-type="float" office:value="0.13000261163875215">
            <text:p>0,1300026116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9479178960542152">
            <text:p>0,9479178961</text:p>
          </table:table-cell>
          <table:table-cell office:value-type="float" office:value="0.02638924818271693">
            <text:p>0,0263892482</text:p>
          </table:table-cell>
        </table:table-row>
        <table:table-row>
          <table:table-cell office:value-type="float" office:value="0.16732905487900185">
            <text:p>0,1673290549</text:p>
          </table:table-cell>
          <table:table-cell office:value-type="float" office:value="0.5909412574226021">
            <text:p>0,5909412574</text:p>
          </table:table-cell>
        </table:table-row>
        <table:table-row>
          <table:table-cell office:value-type="float" office:value="0.3188713336260439">
            <text:p>0,3188713336</text:p>
          </table:table-cell>
          <table:table-cell office:value-type="float" office:value="0.43531306582669727">
            <text:p>0,4353130658</text:p>
          </table:table-cell>
        </table:table-row>
        <table:table-row>
          <table:table-cell office:value-type="float" office:value="0.27121239536517144">
            <text:p>0,2712123954</text:p>
          </table:table-cell>
          <table:table-cell office:value-type="float" office:value="0.4792194364560334">
            <text:p>0,4792194365</text:p>
          </table:table-cell>
        </table:table-row>
        <table:table-row>
          <table:table-cell office:value-type="float" office:value="0.4953512036457982">
            <text:p>0,4953512036</text:p>
          </table:table-cell>
          <table:table-cell office:value-type="float" office:value="0.29618809071897756">
            <text:p>0,2961880907</text:p>
          </table:table-cell>
        </table:table-row>
        <table:table-row>
          <table:table-cell office:value-type="float" office:value="0.599678701386272">
            <text:p>0,5996787014</text:p>
          </table:table-cell>
          <table:table-cell office:value-type="float" office:value="0.22561075589451007">
            <text:p>0,2256107559</text:p>
          </table:table-cell>
        </table:table-row>
        <table:table-row>
          <table:table-cell office:value-type="float" office:value="0.5234333788833299">
            <text:p>0,5234333789</text:p>
          </table:table-cell>
          <table:table-cell office:value-type="float" office:value="0.2765130416632724">
            <text:p>0,2765130417</text:p>
          </table:table-cell>
        </table:table-row>
        <table:table-row>
          <table:table-cell office:value-type="float" office:value="0.4463189897350675">
            <text:p>0,4463189897</text:p>
          </table:table-cell>
          <table:table-cell office:value-type="float" office:value="0.3319289036823495">
            <text:p>0,3319289037</text:p>
          </table:table-cell>
        </table:table-row>
        <table:table-row>
          <table:table-cell office:value-type="float" office:value="0.2009688090699255">
            <text:p>0,2009688091</text:p>
          </table:table-cell>
          <table:table-cell office:value-type="float" office:value="0.5517045515846435">
            <text:p>0,551704551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463189897350675">
            <text:p>0,4463189897</text:p>
          </table:table-cell>
          <table:table-cell office:value-type="float" office:value="0.3319289036823495">
            <text:p>0,3319289037</text:p>
          </table:table-cell>
        </table:table-row>
        <table:table-row>
          <table:table-cell office:value-type="float" office:value="0.14601688636520985">
            <text:p>0,1460168864</text:p>
          </table:table-cell>
          <table:table-cell office:value-type="float" office:value="0.6178784403292457">
            <text:p>0,6178784403</text:p>
          </table:table-cell>
        </table:table-row>
        <table:table-row>
          <table:table-cell office:value-type="float" office:value="0.3188713336260439">
            <text:p>0,3188713336</text:p>
          </table:table-cell>
          <table:table-cell office:value-type="float" office:value="0.43531306582669727">
            <text:p>0,4353130658</text:p>
          </table:table-cell>
        </table:table-row>
        <table:table-row>
          <table:table-cell office:value-type="float" office:value="0.05926419656954027">
            <text:p>0,0592641966</text:p>
          </table:table-cell>
          <table:table-cell office:value-type="float" office:value="0.7565576113953442">
            <text:p>0,7565576114</text:p>
          </table:table-cell>
        </table:table-row>
        <table:table-row>
          <table:table-cell office:value-type="float" office:value="0.6492652769397877">
            <text:p>0,6492652769</text:p>
          </table:table-cell>
          <table:table-cell office:value-type="float" office:value="0.19423000990370232">
            <text:p>0,1942300099</text:p>
          </table:table-cell>
        </table:table-row>
        <table:table-row>
          <table:table-cell office:value-type="float" office:value="0.9479178960542152">
            <text:p>0,9479178961</text:p>
          </table:table-cell>
          <table:table-cell office:value-type="float" office:value="0.02638924818271693">
            <text:p>0,0263892482</text:p>
          </table:table-cell>
        </table:table-row>
        <table:table-row>
          <table:table-cell office:value-type="float" office:value="0.7380703171985697">
            <text:p>0,7380703172</text:p>
          </table:table-cell>
          <table:table-cell office:value-type="float" office:value="0.14088981079341767">
            <text:p>0,1408898108</text:p>
          </table:table-cell>
        </table:table-row>
        <table:table-row>
          <table:table-cell office:value-type="float" office:value="0.896832249952736">
            <text:p>0,89683225</text:p>
          </table:table-cell>
          <table:table-cell office:value-type="float" office:value="0.05298772449733469">
            <text:p>0,0529877245</text:p>
          </table:table-cell>
        </table:table-row>
        <table:table-row>
          <table:table-cell office:value-type="float" office:value="0.4953512036457982">
            <text:p>0,4953512036</text:p>
          </table:table-cell>
          <table:table-cell office:value-type="float" office:value="0.29618809071897756">
            <text:p>0,2961880907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8616094240990646">
            <text:p>0,8616094241</text:p>
          </table:table-cell>
          <table:table-cell office:value-type="float" office:value="0.07177081273046326">
            <text:p>0,0717708127</text:p>
          </table:table-cell>
        </table:table-row>
        <table:table-row>
          <table:table-cell office:value-type="float" office:value="0.8187290153179785">
            <text:p>0,8187290153</text:p>
          </table:table-cell>
          <table:table-cell office:value-type="float" office:value="0.09516354222545909">
            <text:p>0,0951635422</text:p>
          </table:table-cell>
        </table:table-row>
        <table:table-row>
          <table:table-cell office:value-type="float" office:value="0.23141151245583122">
            <text:p>0,2314115125</text:p>
          </table:table-cell>
          <table:table-cell office:value-type="float" office:value="0.5189474951153137">
            <text:p>0,5189474951</text:p>
          </table:table-cell>
        </table:table-row>
        <table:table-row>
          <table:table-cell office:value-type="float" office:value="0.3088307243373138">
            <text:p>0,3088307243</text:p>
          </table:table-cell>
          <table:table-cell office:value-type="float" office:value="0.44427459628219823">
            <text:p>0,4442745963</text:p>
          </table:table-cell>
        </table:table-row>
        <table:table-row>
          <table:table-cell office:value-type="float" office:value="0.794886857899725">
            <text:p>0,7948868579</text:p>
          </table:table-cell>
          <table:table-cell office:value-type="float" office:value="0.10843572419049619">
            <text:p>0,1084357242</text:p>
          </table:table-cell>
        </table:table-row>
        <table:table-row>
          <table:table-cell office:value-type="float" office:value="0.5745629665823302">
            <text:p>0,5745629666</text:p>
          </table:table-cell>
          <table:table-cell office:value-type="float" office:value="0.24200068167423117">
            <text:p>0,2420006817</text:p>
          </table:table-cell>
        </table:table-row>
        <table:table-row>
          <table:table-cell office:value-type="float" office:value="0.24918463641247385">
            <text:p>0,2491846364</text:p>
          </table:table-cell>
          <table:table-cell office:value-type="float" office:value="0.5008160294916575">
            <text:p>0,50081602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0541848864234998">
            <text:p>0,1054184886</text:p>
          </table:table-cell>
          <table:table-cell office:value-type="float" office:value="0.67531786522454">
            <text:p>0,6753178652</text:p>
          </table:table-cell>
        </table:table-row>
        <table:table-row>
          <table:table-cell office:value-type="float" office:value="0.14601688636520985">
            <text:p>0,1460168864</text:p>
          </table:table-cell>
          <table:table-cell office:value-type="float" office:value="0.6178784403292457">
            <text:p>0,6178784403</text:p>
          </table:table-cell>
        </table:table-row>
        <table:table-row>
          <table:table-cell office:value-type="float" office:value="0.5745629665823302">
            <text:p>0,5745629666</text:p>
          </table:table-cell>
          <table:table-cell office:value-type="float" office:value="0.24200068167423117">
            <text:p>0,2420006817</text:p>
          </table:table-cell>
        </table:table-row>
        <table:table-row>
          <table:table-cell office:value-type="float" office:value="0.4041254397990071">
            <text:p>0,4041254398</text:p>
          </table:table-cell>
          <table:table-cell office:value-type="float" office:value="0.3642913876633359">
            <text:p>0,3642913877</text:p>
          </table:table-cell>
        </table:table-row>
        <table:table-row>
          <table:table-cell office:value-type="float" office:value="0.35017299275550684">
            <text:p>0,3501729928</text:p>
          </table:table-cell>
          <table:table-cell office:value-type="float" office:value="0.40824583418829496">
            <text:p>0,4082458342</text:p>
          </table:table-cell>
        </table:table-row>
        <table:table-row>
          <table:table-cell office:value-type="float" office:value="0.18821043630127024">
            <text:p>0,1882104363</text:p>
          </table:table-cell>
          <table:table-cell office:value-type="float" office:value="0.5661677325264173">
            <text:p>0,5661677325</text:p>
          </table:table-cell>
        </table:table-row>
        <table:table-row>
          <table:table-cell office:value-type="float" office:value="0.6862800793916969">
            <text:p>0,6862800794</text:p>
          </table:table-cell>
          <table:table-cell office:value-type="float" office:value="0.17157976884210702">
            <text:p>0,1715797688</text:p>
          </table:table-cell>
        </table:table-row>
        <table:table-row>
          <table:table-cell office:value-type="float" office:value="0.4953512036457982">
            <text:p>0,4953512036</text:p>
          </table:table-cell>
          <table:table-cell office:value-type="float" office:value="0.29618809071897756">
            <text:p>0,2961880907</text:p>
          </table:table-cell>
        </table:table-row>
        <table:table-row>
          <table:table-cell office:value-type="float" office:value="0.24918463641247385">
            <text:p>0,2491846364</text:p>
          </table:table-cell>
          <table:table-cell office:value-type="float" office:value="0.5008160294916575">
            <text:p>0,5008160295</text:p>
          </table:table-cell>
        </table:table-row>
        <table:table-row>
          <table:table-cell office:value-type="float" office:value="0.05926419656954027">
            <text:p>0,0592641966</text:p>
          </table:table-cell>
          <table:table-cell office:value-type="float" office:value="0.7565576113953442">
            <text:p>0,7565576114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794886857899725">
            <text:p>0,7948868579</text:p>
          </table:table-cell>
          <table:table-cell office:value-type="float" office:value="0.10843572419049619">
            <text:p>0,1084357242</text:p>
          </table:table-cell>
        </table:table-row>
        <table:table-row>
          <table:table-cell office:value-type="float" office:value="0.3039835045507508">
            <text:p>0,3039835046</text:p>
          </table:table-cell>
          <table:table-cell office:value-type="float" office:value="0.4486530089401496">
            <text:p>0,4486530089</text:p>
          </table:table-cell>
        </table:table-row>
        <table:table-row>
          <table:table-cell office:value-type="float" office:value="0.8187290153179785">
            <text:p>0,8187290153</text:p>
          </table:table-cell>
          <table:table-cell office:value-type="float" office:value="0.09516354222545909">
            <text:p>0,0951635422</text:p>
          </table:table-cell>
        </table:table-row>
        <table:table-row>
          <table:table-cell office:value-type="float" office:value="0.6492652769397877">
            <text:p>0,6492652769</text:p>
          </table:table-cell>
          <table:table-cell office:value-type="float" office:value="0.19423000990370232">
            <text:p>0,1942300099</text:p>
          </table:table-cell>
        </table:table-row>
        <table:table-row>
          <table:table-cell office:value-type="float" office:value="0.21773239030278274">
            <text:p>0,2177323903</text:p>
          </table:table-cell>
          <table:table-cell office:value-type="float" office:value="0.5333819653048302">
            <text:p>0,5333819653</text:p>
          </table:table-cell>
        </table:table-row>
        <table:table-row>
          <table:table-cell office:value-type="float" office:value="0.7411017884809583">
            <text:p>0,7411017885</text:p>
          </table:table-cell>
          <table:table-cell office:value-type="float" office:value="0.13912730994591405">
            <text:p>0,139127309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035751407019802">
            <text:p>0,9035751407</text:p>
          </table:table-cell>
          <table:table-cell office:value-type="float" office:value="0.049434304899456105">
            <text:p>0,0494343049</text:p>
          </table:table-cell>
        </table:table-row>
        <table:table-row>
          <table:table-cell office:value-type="float" office:value="0.4953512036457982">
            <text:p>0,4953512036</text:p>
          </table:table-cell>
          <table:table-cell office:value-type="float" office:value="0.29618809071897756">
            <text:p>0,2961880907</text:p>
          </table:table-cell>
        </table:table-row>
        <table:table-row>
          <table:table-cell office:value-type="float" office:value="0.24918463641247385">
            <text:p>0,2491846364</text:p>
          </table:table-cell>
          <table:table-cell office:value-type="float" office:value="0.5008160294916575">
            <text:p>0,5008160295</text:p>
          </table:table-cell>
        </table:table-row>
        <table:table-row>
          <table:table-cell office:value-type="float" office:value="0.5745629665823302">
            <text:p>0,5745629666</text:p>
          </table:table-cell>
          <table:table-cell office:value-type="float" office:value="0.24200068167423117">
            <text:p>0,2420006817</text:p>
          </table:table-cell>
        </table:table-row>
        <table:table-row>
          <table:table-cell office:value-type="float" office:value="0.14601688636520985">
            <text:p>0,1460168864</text:p>
          </table:table-cell>
          <table:table-cell office:value-type="float" office:value="0.6178784403292457">
            <text:p>0,6178784403</text:p>
          </table:table-cell>
        </table:table-row>
        <table:table-row>
          <table:table-cell office:value-type="float" office:value="0.8187290153179785">
            <text:p>0,8187290153</text:p>
          </table:table-cell>
          <table:table-cell office:value-type="float" office:value="0.09516354222545909">
            <text:p>0,0951635422</text:p>
          </table:table-cell>
        </table:table-row>
        <table:table-row>
          <table:table-cell office:value-type="float" office:value="0.6492652769397877">
            <text:p>0,6492652769</text:p>
          </table:table-cell>
          <table:table-cell office:value-type="float" office:value="0.19423000990370232">
            <text:p>0,1942300099</text:p>
          </table:table-cell>
        </table:table-row>
        <table:table-row>
          <table:table-cell office:value-type="float" office:value="0.54916107396772">
            <text:p>0,549161074</text:p>
          </table:table-cell>
          <table:table-cell office:value-type="float" office:value="0.2589459709523738">
            <text:p>0,258945971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3039835045507508">
            <text:p>0,3039835046</text:p>
          </table:table-cell>
          <table:table-cell office:value-type="float" office:value="0.4486530089401496">
            <text:p>0,4486530089</text:p>
          </table:table-cell>
        </table:table-row>
        <table:table-row>
          <table:table-cell office:value-type="float" office:value="0.43184806480453114">
            <text:p>0,4318480648</text:p>
          </table:table-cell>
          <table:table-cell office:value-type="float" office:value="0.34284852217732087">
            <text:p>0,3428485222</text:p>
          </table:table-cell>
        </table:table-row>
        <table:table-row>
          <table:table-cell office:value-type="float" office:value="0.6862800793916969">
            <text:p>0,6862800794</text:p>
          </table:table-cell>
          <table:table-cell office:value-type="float" office:value="0.17157976884210702">
            <text:p>0,1715797688</text:p>
          </table:table-cell>
        </table:table-row>
        <table:table-row>
          <table:table-cell office:value-type="float" office:value="0.18821043630127024">
            <text:p>0,1882104363</text:p>
          </table:table-cell>
          <table:table-cell office:value-type="float" office:value="0.5661677325264173">
            <text:p>0,5661677325</text:p>
          </table:table-cell>
        </table:table-row>
        <table:table-row>
          <table:table-cell office:value-type="float" office:value="0.12248609716542236">
            <text:p>0,1224860972</text:p>
          </table:table-cell>
          <table:table-cell office:value-type="float" office:value="0.65001986175581">
            <text:p>0,6500198618</text:p>
          </table:table-cell>
        </table:table-row>
        <table:table-row>
          <table:table-cell office:value-type="float" office:value="0.10541848864234998">
            <text:p>0,1054184886</text:p>
          </table:table-cell>
          <table:table-cell office:value-type="float" office:value="0.67531786522454">
            <text:p>0,6753178652</text:p>
          </table:table-cell>
        </table:table-row>
        <table:table-row>
          <table:table-cell office:value-type="float" office:value="0.7314321241419242">
            <text:p>0,7314321241</text:p>
          </table:table-cell>
          <table:table-cell office:value-type="float" office:value="0.14476194884586424">
            <text:p>0,1447619488</text:p>
          </table:table-cell>
        </table:table-row>
        <table:table-row>
          <table:table-cell office:value-type="float" office:value="0.7827049386897167">
            <text:p>0,7827049387</text:p>
          </table:table-cell>
          <table:table-cell office:value-type="float" office:value="0.11529386873961545">
            <text:p>0,115293868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24918463641247385">
            <text:p>0,2491846364</text:p>
          </table:table-cell>
          <table:table-cell office:value-type="float" office:value="0.5008160294916575">
            <text:p>0,5008160295</text:p>
          </table:table-cell>
        </table:table-row>
        <table:table-row>
          <table:table-cell office:value-type="float" office:value="0.18821043630127024">
            <text:p>0,1882104363</text:p>
          </table:table-cell>
          <table:table-cell office:value-type="float" office:value="0.5661677325264173">
            <text:p>0,5661677325</text:p>
          </table:table-cell>
        </table:table-row>
        <table:table-row>
          <table:table-cell office:value-type="float" office:value="0.9035751407019802">
            <text:p>0,9035751407</text:p>
          </table:table-cell>
          <table:table-cell office:value-type="float" office:value="0.049434304899456105">
            <text:p>0,0494343049</text:p>
          </table:table-cell>
        </table:table-row>
        <table:table-row>
          <table:table-cell office:value-type="float" office:value="0.8187290153179785">
            <text:p>0,8187290153</text:p>
          </table:table-cell>
          <table:table-cell office:value-type="float" office:value="0.09516354222545909">
            <text:p>0,0951635422</text:p>
          </table:table-cell>
        </table:table-row>
        <table:table-row>
          <table:table-cell office:value-type="float" office:value="0.3039835045507508">
            <text:p>0,3039835046</text:p>
          </table:table-cell>
          <table:table-cell office:value-type="float" office:value="0.4486530089401496">
            <text:p>0,4486530089</text:p>
          </table:table-cell>
        </table:table-row>
        <table:table-row>
          <table:table-cell office:value-type="float" office:value="0.10541848864234998">
            <text:p>0,1054184886</text:p>
          </table:table-cell>
          <table:table-cell office:value-type="float" office:value="0.67531786522454">
            <text:p>0,6753178652</text:p>
          </table:table-cell>
        </table:table-row>
        <table:table-row>
          <table:table-cell office:value-type="float" office:value="0.9417860383533319">
            <text:p>0,9417860384</text:p>
          </table:table-cell>
          <table:table-cell office:value-type="float" office:value="0.029543386671340266">
            <text:p>0,0295433867</text:p>
          </table:table-cell>
        </table:table-row>
        <table:table-row>
          <table:table-cell office:value-type="float" office:value="0.4953512036457982">
            <text:p>0,4953512036</text:p>
          </table:table-cell>
          <table:table-cell office:value-type="float" office:value="0.29618809071897756">
            <text:p>0,2961880907</text:p>
          </table:table-cell>
        </table:table-row>
        <table:table-row>
          <table:table-cell office:value-type="float" office:value="0.7314321241419242">
            <text:p>0,7314321241</text:p>
          </table:table-cell>
          <table:table-cell office:value-type="float" office:value="0.14476194884586424">
            <text:p>0,1447619488</text:p>
          </table:table-cell>
        </table:table-row>
        <table:table-row>
          <table:table-cell office:value-type="float" office:value="0.4090257346178623">
            <text:p>0,4090257346</text:p>
          </table:table-cell>
          <table:table-cell office:value-type="float" office:value="0.36044880219183206">
            <text:p>0,3604488022</text:p>
          </table:table-cell>
        </table:table-row>
        <table:table-row>
          <table:table-cell office:value-type="float" office:value="0.45402183472200414">
            <text:p>0,4540218347</text:p>
          </table:table-cell>
          <table:table-cell office:value-type="float" office:value="0.32618857629006903">
            <text:p>0,3261885763</text:p>
          </table:table-cell>
        </table:table-row>
        <table:table-row>
          <table:table-cell office:value-type="float" office:value="0.36849664662640813">
            <text:p>0,3684966466</text:p>
          </table:table-cell>
          <table:table-cell office:value-type="float" office:value="0.3929607536358064">
            <text:p>0,3929607536</text:p>
          </table:table-cell>
        </table:table-row>
        <table:table-row>
          <table:table-cell office:value-type="float" office:value="0.5323573772543599">
            <text:p>0,5323573773</text:p>
          </table:table-cell>
          <table:table-cell office:value-type="float" office:value="0.2703717540731033">
            <text:p>0,2703717541</text:p>
          </table:table-cell>
        </table:table-row>
        <table:table-row>
          <table:table-cell office:value-type="float" office:value="0.6862800793916969">
            <text:p>0,6862800794</text:p>
          </table:table-cell>
          <table:table-cell office:value-type="float" office:value="0.17157976884210702">
            <text:p>0,1715797688</text:p>
          </table:table-cell>
        </table:table-row>
        <table:table-row>
          <table:table-cell office:value-type="float" office:value="0.7827049386897167">
            <text:p>0,7827049387</text:p>
          </table:table-cell>
          <table:table-cell office:value-type="float" office:value="0.11529386873961545">
            <text:p>0,1152938687</text:p>
          </table:table-cell>
        </table:table-row>
        <table:table-row>
          <table:table-cell office:value-type="float" office:value="0.3386154044321843">
            <text:p>0,3386154044</text:p>
          </table:table-cell>
          <table:table-cell office:value-type="float" office:value="0.41809330264020483">
            <text:p>0,418093302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0541848864234998">
            <text:p>0,1054184886</text:p>
          </table:table-cell>
          <table:table-cell office:value-type="float" office:value="0.67531786522454">
            <text:p>0,6753178652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18821043630127024">
            <text:p>0,1882104363</text:p>
          </table:table-cell>
          <table:table-cell office:value-type="float" office:value="0.5661677325264173">
            <text:p>0,5661677325</text:p>
          </table:table-cell>
        </table:table-row>
        <table:table-row>
          <table:table-cell office:value-type="float" office:value="0.3039835045507508">
            <text:p>0,3039835046</text:p>
          </table:table-cell>
          <table:table-cell office:value-type="float" office:value="0.4486530089401496">
            <text:p>0,4486530089</text:p>
          </table:table-cell>
        </table:table-row>
        <table:table-row>
          <table:table-cell office:value-type="float" office:value="0.24918463641247385">
            <text:p>0,2491846364</text:p>
          </table:table-cell>
          <table:table-cell office:value-type="float" office:value="0.5008160294916575">
            <text:p>0,5008160295</text:p>
          </table:table-cell>
        </table:table-row>
        <table:table-row>
          <table:table-cell office:value-type="float" office:value="0.9417860383533319">
            <text:p>0,9417860384</text:p>
          </table:table-cell>
          <table:table-cell office:value-type="float" office:value="0.029543386671340266">
            <text:p>0,0295433867</text:p>
          </table:table-cell>
        </table:table-row>
        <table:table-row>
          <table:table-cell office:value-type="float" office:value="0.7314321241419242">
            <text:p>0,7314321241</text:p>
          </table:table-cell>
          <table:table-cell office:value-type="float" office:value="0.14476194884586424">
            <text:p>0,1447619488</text:p>
          </table:table-cell>
        </table:table-row>
        <table:table-row>
          <table:table-cell office:value-type="float" office:value="0.8680102676044212">
            <text:p>0,8680102676</text:p>
          </table:table-cell>
          <table:table-cell office:value-type="float" office:value="0.06832931375704365">
            <text:p>0,0683293138</text:p>
          </table:table-cell>
        </table:table-row>
        <table:table-row>
          <table:table-cell office:value-type="float" office:value="0.036894010572120696">
            <text:p>0,0368940106</text:p>
          </table:table-cell>
          <table:table-cell office:value-type="float" office:value="0.8079218633677412">
            <text:p>0,8079218634</text:p>
          </table:table-cell>
        </table:table-row>
        <table:table-row>
          <table:table-cell office:value-type="float" office:value="0.4953512036457982">
            <text:p>0,4953512036</text:p>
          </table:table-cell>
          <table:table-cell office:value-type="float" office:value="0.29618809071897756">
            <text:p>0,2961880907</text:p>
          </table:table-cell>
        </table:table-row>
        <table:table-row>
          <table:table-cell office:value-type="float" office:value="0.3386154044321843">
            <text:p>0,3386154044</text:p>
          </table:table-cell>
          <table:table-cell office:value-type="float" office:value="0.41809330264020483">
            <text:p>0,4180933026</text:p>
          </table:table-cell>
        </table:table-row>
        <table:table-row>
          <table:table-cell office:value-type="float" office:value="0.45402183472200414">
            <text:p>0,4540218347</text:p>
          </table:table-cell>
          <table:table-cell office:value-type="float" office:value="0.32618857629006903">
            <text:p>0,3261885763</text:p>
          </table:table-cell>
        </table:table-row>
        <table:table-row>
          <table:table-cell office:value-type="float" office:value="0.5323573772543599">
            <text:p>0,5323573773</text:p>
          </table:table-cell>
          <table:table-cell office:value-type="float" office:value="0.2703717540731033">
            <text:p>0,2703717541</text:p>
          </table:table-cell>
        </table:table-row>
        <table:table-row>
          <table:table-cell office:value-type="float" office:value="0.5797314581817881">
            <text:p>0,5797314582</text:p>
          </table:table-cell>
          <table:table-cell office:value-type="float" office:value="0.23859901616704748">
            <text:p>0,2385990162</text:p>
          </table:table-cell>
        </table:table-row>
        <table:table-row>
          <table:table-cell office:value-type="float" office:value="0.4090257346178623">
            <text:p>0,4090257346</text:p>
          </table:table-cell>
          <table:table-cell office:value-type="float" office:value="0.36044880219183206">
            <text:p>0,3604488022</text:p>
          </table:table-cell>
        </table:table-row>
        <table:table-row>
          <table:table-cell office:value-type="float" office:value="0.36849664662640813">
            <text:p>0,3684966466</text:p>
          </table:table-cell>
          <table:table-cell office:value-type="float" office:value="0.3929607536358064">
            <text:p>0,3929607536</text:p>
          </table:table-cell>
        </table:table-row>
        <table:table-row>
          <table:table-cell office:value-type="float" office:value="0.7739705721088209">
            <text:p>0,7739705721</text:p>
          </table:table-cell>
          <table:table-cell office:value-type="float" office:value="0.12024402695473502">
            <text:p>0,12024402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314321241419242">
            <text:p>0,7314321241</text:p>
          </table:table-cell>
          <table:table-cell office:value-type="float" office:value="0.14476194884586424">
            <text:p>0,1447619488</text:p>
          </table:table-cell>
        </table:table-row>
        <table:table-row>
          <table:table-cell office:value-type="float" office:value="0.9417860383533319">
            <text:p>0,9417860384</text:p>
          </table:table-cell>
          <table:table-cell office:value-type="float" office:value="0.029543386671340266">
            <text:p>0,0295433867</text:p>
          </table:table-cell>
        </table:table-row>
        <table:table-row>
          <table:table-cell office:value-type="float" office:value="0.6476668937931165">
            <text:p>0,6476668938</text:p>
          </table:table-cell>
          <table:table-cell office:value-type="float" office:value="0.19522245695278218">
            <text:p>0,195222457</text:p>
          </table:table-cell>
        </table:table-row>
        <table:table-row>
          <table:table-cell office:value-type="float" office:value="0.16846115010043614">
            <text:p>0,1684611501</text:p>
          </table:table-cell>
          <table:table-cell office:value-type="float" office:value="0.5895598093504535">
            <text:p>0,5895598094</text:p>
          </table:table-cell>
        </table:table-row>
        <table:table-row>
          <table:table-cell office:value-type="float" office:value="0.11440120771445197">
            <text:p>0,1144012077</text:p>
          </table:table-cell>
          <table:table-cell office:value-type="float" office:value="0.6617675241576411">
            <text:p>0,6617675242</text:p>
          </table:table-cell>
        </table:table-row>
        <table:table-row>
          <table:table-cell office:value-type="float" office:value="0.8680102676044212">
            <text:p>0,8680102676</text:p>
          </table:table-cell>
          <table:table-cell office:value-type="float" office:value="0.06832931375704365">
            <text:p>0,0683293138</text:p>
          </table:table-cell>
        </table:table-row>
        <table:table-row>
          <table:table-cell office:value-type="float" office:value="0.18821043630127024">
            <text:p>0,1882104363</text:p>
          </table:table-cell>
          <table:table-cell office:value-type="float" office:value="0.5661677325264173">
            <text:p>0,5661677325</text:p>
          </table:table-cell>
        </table:table-row>
        <table:table-row>
          <table:table-cell office:value-type="float" office:value="0.36849664662640813">
            <text:p>0,3684966466</text:p>
          </table:table-cell>
          <table:table-cell office:value-type="float" office:value="0.3929607536358064">
            <text:p>0,3929607536</text:p>
          </table:table-cell>
        </table:table-row>
        <table:table-row>
          <table:table-cell office:value-type="float" office:value="0.2309900627595809">
            <text:p>0,2309900628</text:p>
          </table:table-cell>
          <table:table-cell office:value-type="float" office:value="0.519385744323391">
            <text:p>0,5193857443</text:p>
          </table:table-cell>
        </table:table-row>
        <table:table-row>
          <table:table-cell office:value-type="float" office:value="0.036894010572120696">
            <text:p>0,0368940106</text:p>
          </table:table-cell>
          <table:table-cell office:value-type="float" office:value="0.8079218633677412">
            <text:p>0,8079218634</text:p>
          </table:table-cell>
        </table:table-row>
        <table:table-row>
          <table:table-cell office:value-type="float" office:value="0.7907085022141223">
            <text:p>0,7907085022</text:p>
          </table:table-cell>
          <table:table-cell office:value-type="float" office:value="0.11078208395572564">
            <text:p>0,110782084</text:p>
          </table:table-cell>
        </table:table-row>
        <table:table-row>
          <table:table-cell office:value-type="float" office:value="0.5323573772543599">
            <text:p>0,5323573773</text:p>
          </table:table-cell>
          <table:table-cell office:value-type="float" office:value="0.2703717540731033">
            <text:p>0,2703717541</text:p>
          </table:table-cell>
        </table:table-row>
        <table:table-row>
          <table:table-cell office:value-type="float" office:value="0.45402183472200414">
            <text:p>0,4540218347</text:p>
          </table:table-cell>
          <table:table-cell office:value-type="float" office:value="0.32618857629006903">
            <text:p>0,3261885763</text:p>
          </table:table-cell>
        </table:table-row>
        <table:table-row>
          <table:table-cell office:value-type="float" office:value="0.8825096602811338">
            <text:p>0,8825096603</text:p>
          </table:table-cell>
          <table:table-cell office:value-type="float" office:value="0.06058014696242775">
            <text:p>0,060580147</text:p>
          </table:table-cell>
        </table:table-row>
        <table:table-row>
          <table:table-cell office:value-type="float" office:value="0.6216548819615026">
            <text:p>0,621654882</text:p>
          </table:table-cell>
          <table:table-cell office:value-type="float" office:value="0.21154906179172905">
            <text:p>0,2115490618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4090257346178623">
            <text:p>0,4090257346</text:p>
          </table:table-cell>
          <table:table-cell office:value-type="float" office:value="0.36044880219183206">
            <text:p>0,360448802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1440120771445197">
            <text:p>0,1144012077</text:p>
          </table:table-cell>
          <table:table-cell office:value-type="float" office:value="0.6617675241576411">
            <text:p>0,6617675242</text:p>
          </table:table-cell>
        </table:table-row>
        <table:table-row>
          <table:table-cell office:value-type="float" office:value="0.5323573772543599">
            <text:p>0,5323573773</text:p>
          </table:table-cell>
          <table:table-cell office:value-type="float" office:value="0.2703717540731033">
            <text:p>0,2703717541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7314321241419242">
            <text:p>0,7314321241</text:p>
          </table:table-cell>
          <table:table-cell office:value-type="float" office:value="0.14476194884586424">
            <text:p>0,1447619488</text:p>
          </table:table-cell>
        </table:table-row>
        <table:table-row>
          <table:table-cell office:value-type="float" office:value="0.6664378396682955">
            <text:p>0,6664378397</text:p>
          </table:table-cell>
          <table:table-cell office:value-type="float" office:value="0.18364355844502855">
            <text:p>0,1836435584</text:p>
          </table:table-cell>
        </table:table-row>
        <table:table-row>
          <table:table-cell office:value-type="float" office:value="0.4668081932073789">
            <text:p>0,4668081932</text:p>
          </table:table-cell>
          <table:table-cell office:value-type="float" office:value="0.31676636996750596">
            <text:p>0,31676637</text:p>
          </table:table-cell>
        </table:table-row>
        <table:table-row>
          <table:table-cell office:value-type="float" office:value="0.18821043630127024">
            <text:p>0,1882104363</text:p>
          </table:table-cell>
          <table:table-cell office:value-type="float" office:value="0.5661677325264173">
            <text:p>0,5661677325</text:p>
          </table:table-cell>
        </table:table-row>
        <table:table-row>
          <table:table-cell office:value-type="float" office:value="0.1560530400377649">
            <text:p>0,15605304</text:p>
          </table:table-cell>
          <table:table-cell office:value-type="float" office:value="0.6049645078758557">
            <text:p>0,6049645079</text:p>
          </table:table-cell>
        </table:table-row>
        <table:table-row>
          <table:table-cell office:value-type="float" office:value="0.34533150169908566">
            <text:p>0,3453315017</text:p>
          </table:table-cell>
          <table:table-cell office:value-type="float" office:value="0.4123508685456213">
            <text:p>0,4123508685</text:p>
          </table:table-cell>
        </table:table-row>
        <table:table-row>
          <table:table-cell office:value-type="float" office:value="0.5935492258406215">
            <text:p>0,5935492258</text:p>
          </table:table-cell>
          <table:table-cell office:value-type="float" office:value="0.22957854012195278">
            <text:p>0,2295785401</text:p>
          </table:table-cell>
        </table:table-row>
        <table:table-row>
          <table:table-cell office:value-type="float" office:value="0.8396077831910222">
            <text:p>0,8396077832</text:p>
          </table:table-cell>
          <table:table-cell office:value-type="float" office:value="0.08369885780327535">
            <text:p>0,0836988578</text:p>
          </table:table-cell>
        </table:table-row>
        <table:table-row>
          <table:table-cell office:value-type="float" office:value="0.36849664662640813">
            <text:p>0,3684966466</text:p>
          </table:table-cell>
          <table:table-cell office:value-type="float" office:value="0.3929607536358064">
            <text:p>0,3929607536</text:p>
          </table:table-cell>
        </table:table-row>
        <table:table-row>
          <table:table-cell office:value-type="float" office:value="0.2309900627595809">
            <text:p>0,2309900628</text:p>
          </table:table-cell>
          <table:table-cell office:value-type="float" office:value="0.519385744323391">
            <text:p>0,5193857443</text:p>
          </table:table-cell>
        </table:table-row>
        <table:table-row>
          <table:table-cell office:value-type="float" office:value="0.29080848893284295">
            <text:p>0,2908084889</text:p>
          </table:table-cell>
          <table:table-cell office:value-type="float" office:value="0.46073337862162933">
            <text:p>0,4607333786</text:p>
          </table:table-cell>
        </table:table-row>
        <table:table-row>
          <table:table-cell office:value-type="float" office:value="0.8825096602811338">
            <text:p>0,8825096603</text:p>
          </table:table-cell>
          <table:table-cell office:value-type="float" office:value="0.06058014696242775">
            <text:p>0,060580147</text:p>
          </table:table-cell>
        </table:table-row>
        <table:table-row>
          <table:table-cell office:value-type="float" office:value="0.3014270832697262">
            <text:p>0,3014270833</text:p>
          </table:table-cell>
          <table:table-cell office:value-type="float" office:value="0.45097624525916347">
            <text:p>0,4509762453</text:p>
          </table:table-cell>
        </table:table-row>
        <table:table-row>
          <table:table-cell office:value-type="float" office:value="0.4090257346178623">
            <text:p>0,4090257346</text:p>
          </table:table-cell>
          <table:table-cell office:value-type="float" office:value="0.36044880219183206">
            <text:p>0,360448802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8825096602811338">
            <text:p>0,8825096603</text:p>
          </table:table-cell>
          <table:table-cell office:value-type="float" office:value="0.06058014696242775">
            <text:p>0,060580147</text:p>
          </table:table-cell>
        </table:table-row>
        <table:table-row>
          <table:table-cell office:value-type="float" office:value="0.6664378396682955">
            <text:p>0,6664378397</text:p>
          </table:table-cell>
          <table:table-cell office:value-type="float" office:value="0.18364355844502855">
            <text:p>0,1836435584</text:p>
          </table:table-cell>
        </table:table-row>
        <table:table-row>
          <table:table-cell office:value-type="float" office:value="0.11440120771445197">
            <text:p>0,1144012077</text:p>
          </table:table-cell>
          <table:table-cell office:value-type="float" office:value="0.6617675241576411">
            <text:p>0,6617675242</text:p>
          </table:table-cell>
        </table:table-row>
        <table:table-row>
          <table:table-cell office:value-type="float" office:value="0.2309900627595809">
            <text:p>0,2309900628</text:p>
          </table:table-cell>
          <table:table-cell office:value-type="float" office:value="0.519385744323391">
            <text:p>0,5193857443</text:p>
          </table:table-cell>
        </table:table-row>
        <table:table-row>
          <table:table-cell office:value-type="float" office:value="0.8396077831910222">
            <text:p>0,8396077832</text:p>
          </table:table-cell>
          <table:table-cell office:value-type="float" office:value="0.08369885780327535">
            <text:p>0,0836988578</text:p>
          </table:table-cell>
        </table:table-row>
        <table:table-row>
          <table:table-cell office:value-type="float" office:value="0.7618161745918282">
            <text:p>0,7618161746</text:p>
          </table:table-cell>
          <table:table-cell office:value-type="float" office:value="0.12717918528954175">
            <text:p>0,1271791853</text:p>
          </table:table-cell>
        </table:table-row>
        <table:table-row>
          <table:table-cell office:value-type="float" office:value="0.18821043630127024">
            <text:p>0,1882104363</text:p>
          </table:table-cell>
          <table:table-cell office:value-type="float" office:value="0.5661677325264173">
            <text:p>0,5661677325</text:p>
          </table:table-cell>
        </table:table-row>
        <table:table-row>
          <table:table-cell office:value-type="float" office:value="0.5935492258406215">
            <text:p>0,5935492258</text:p>
          </table:table-cell>
          <table:table-cell office:value-type="float" office:value="0.22957854012195278">
            <text:p>0,2295785401</text:p>
          </table:table-cell>
        </table:table-row>
        <table:table-row>
          <table:table-cell office:value-type="float" office:value="0.4668081932073789">
            <text:p>0,4668081932</text:p>
          </table:table-cell>
          <table:table-cell office:value-type="float" office:value="0.31676636996750596">
            <text:p>0,31676637</text:p>
          </table:table-cell>
        </table:table-row>
        <table:table-row>
          <table:table-cell office:value-type="float" office:value="0.514865434906802">
            <text:p>0,5148654349</text:p>
          </table:table-cell>
          <table:table-cell office:value-type="float" office:value="0.28245875734784276">
            <text:p>0,2824587573</text:p>
          </table:table-cell>
        </table:table-row>
        <table:table-row>
          <table:table-cell office:value-type="float" office:value="0.28413170288983364">
            <text:p>0,2841317029</text:p>
          </table:table-cell>
          <table:table-cell office:value-type="float" office:value="0.46695994250916406">
            <text:p>0,4669599425</text:p>
          </table:table-cell>
        </table:table-row>
        <table:table-row>
          <table:table-cell office:value-type="float" office:value="0.7220796186658914">
            <text:p>0,7220796187</text:p>
          </table:table-cell>
          <table:table-cell office:value-type="float" office:value="0.1502473191181498">
            <text:p>0,1502473191</text:p>
          </table:table-cell>
        </table:table-row>
        <table:table-row>
          <table:table-cell office:value-type="float" office:value="0.5401176628109564">
            <text:p>0,5401176628</text:p>
          </table:table-cell>
          <table:table-cell office:value-type="float" office:value="0.26507302212331574">
            <text:p>0,2650730221</text:p>
          </table:table-cell>
        </table:table-row>
        <table:table-row>
          <table:table-cell office:value-type="float" office:value="0.13771515434144097">
            <text:p>0,1377151543</text:p>
          </table:table-cell>
          <table:table-cell office:value-type="float" office:value="0.6289000749913294">
            <text:p>0,628900075</text:p>
          </table:table-cell>
        </table:table-row>
        <table:table-row>
          <table:table-cell office:value-type="float" office:value="0.5931283700647181">
            <text:p>0,5931283701</text:p>
          </table:table-cell>
          <table:table-cell office:value-type="float" office:value="0.2298517220270384">
            <text:p>0,229851722</text:p>
          </table:table-cell>
        </table:table-row>
        <table:table-row>
          <table:table-cell office:value-type="float" office:value="0.38520201883456767">
            <text:p>0,3852020188</text:p>
          </table:table-cell>
          <table:table-cell office:value-type="float" office:value="0.3793535476339467">
            <text:p>0,379353547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8520201883456767">
            <text:p>0,3852020188</text:p>
          </table:table-cell>
          <table:table-cell office:value-type="float" office:value="0.3793535476339467">
            <text:p>0,3793535476</text:p>
          </table:table-cell>
        </table:table-row>
        <table:table-row>
          <table:table-cell office:value-type="float" office:value="0.8825096602811338">
            <text:p>0,8825096603</text:p>
          </table:table-cell>
          <table:table-cell office:value-type="float" office:value="0.06058014696242775">
            <text:p>0,060580147</text:p>
          </table:table-cell>
        </table:table-row>
        <table:table-row>
          <table:table-cell office:value-type="float" office:value="0.11440120771445197">
            <text:p>0,1144012077</text:p>
          </table:table-cell>
          <table:table-cell office:value-type="float" office:value="0.6617675241576411">
            <text:p>0,6617675242</text:p>
          </table:table-cell>
        </table:table-row>
        <table:table-row>
          <table:table-cell office:value-type="float" office:value="0.28413170288983364">
            <text:p>0,2841317029</text:p>
          </table:table-cell>
          <table:table-cell office:value-type="float" office:value="0.46695994250916406">
            <text:p>0,4669599425</text:p>
          </table:table-cell>
        </table:table-row>
        <table:table-row>
          <table:table-cell office:value-type="float" office:value="0.6664378396682955">
            <text:p>0,6664378397</text:p>
          </table:table-cell>
          <table:table-cell office:value-type="float" office:value="0.18364355844502855">
            <text:p>0,1836435584</text:p>
          </table:table-cell>
        </table:table-row>
        <table:table-row>
          <table:table-cell office:value-type="float" office:value="0.05903136340762151">
            <text:p>0,0590313634</text:p>
          </table:table-cell>
          <table:table-cell office:value-type="float" office:value="0.75703629199483">
            <text:p>0,757036292</text:p>
          </table:table-cell>
        </table:table-row>
        <table:table-row>
          <table:table-cell office:value-type="float" office:value="0.978107445096517">
            <text:p>0,9781074451</text:p>
          </table:table-cell>
          <table:table-cell office:value-type="float" office:value="0.011006852856645377">
            <text:p>0,0110068529</text:p>
          </table:table-cell>
        </table:table-row>
        <table:table-row>
          <table:table-cell office:value-type="float" office:value="0.41411663884561845">
            <text:p>0,4141166388</text:p>
          </table:table-cell>
          <table:table-cell office:value-type="float" office:value="0.35648105012702347">
            <text:p>0,3564810501</text:p>
          </table:table-cell>
        </table:table-row>
        <table:table-row>
          <table:table-cell office:value-type="float" office:value="0.4668081932073789">
            <text:p>0,4668081932</text:p>
          </table:table-cell>
          <table:table-cell office:value-type="float" office:value="0.31676636996750596">
            <text:p>0,31676637</text:p>
          </table:table-cell>
        </table:table-row>
        <table:table-row>
          <table:table-cell office:value-type="float" office:value="0.025371991317625936">
            <text:p>0,0253719913</text:p>
          </table:table-cell>
          <table:table-cell office:value-type="float" office:value="0.840714120783963">
            <text:p>0,8407141208</text:p>
          </table:table-cell>
        </table:table-row>
        <table:table-row>
          <table:table-cell office:value-type="float" office:value="0.6082296449529355">
            <text:p>0,608229645</text:p>
          </table:table-cell>
          <table:table-cell office:value-type="float" office:value="0.22010920959859037">
            <text:p>0,2201092096</text:p>
          </table:table-cell>
        </table:table-row>
        <table:table-row>
          <table:table-cell office:value-type="float" office:value="0.05707797728795615">
            <text:p>0,0570779773</text:p>
          </table:table-cell>
          <table:table-cell office:value-type="float" office:value="0.7610900226278606">
            <text:p>0,7610900226</text:p>
          </table:table-cell>
        </table:table-row>
        <table:table-row>
          <table:table-cell office:value-type="float" office:value="0.8178404741782573">
            <text:p>0,8178404742</text:p>
          </table:table-cell>
          <table:table-cell office:value-type="float" office:value="0.09565467094795177">
            <text:p>0,0956546709</text:p>
          </table:table-cell>
        </table:table-row>
        <table:table-row>
          <table:table-cell office:value-type="float" office:value="0.7618161745918282">
            <text:p>0,7618161746</text:p>
          </table:table-cell>
          <table:table-cell office:value-type="float" office:value="0.12717918528954175">
            <text:p>0,1271791853</text:p>
          </table:table-cell>
        </table:table-row>
        <table:table-row>
          <table:table-cell office:value-type="float" office:value="0.2337207782393383">
            <text:p>0,2337207782</text:p>
          </table:table-cell>
          <table:table-cell office:value-type="float" office:value="0.516553231224638">
            <text:p>0,5165532312</text:p>
          </table:table-cell>
        </table:table-row>
        <table:table-row>
          <table:table-cell office:value-type="float" office:value="0.2836816171213414">
            <text:p>0,2836816171</text:p>
          </table:table-cell>
          <table:table-cell office:value-type="float" office:value="0.4673822974014651">
            <text:p>0,4673822974</text:p>
          </table:table-cell>
        </table:table-row>
        <table:table-row>
          <table:table-cell office:value-type="float" office:value="0.13771515434144097">
            <text:p>0,1377151543</text:p>
          </table:table-cell>
          <table:table-cell office:value-type="float" office:value="0.6289000749913294">
            <text:p>0,62890007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2579097296262044">
            <text:p>0,325790973</text:p>
          </table:table-cell>
          <table:table-cell office:value-type="float" office:value="0.4292189798507483">
            <text:p>0,4292189799</text:p>
          </table:table-cell>
        </table:table-row>
        <table:table-row>
          <table:table-cell office:value-type="float" office:value="0.4668081932073789">
            <text:p>0,4668081932</text:p>
          </table:table-cell>
          <table:table-cell office:value-type="float" office:value="0.31676636996750596">
            <text:p>0,31676637</text:p>
          </table:table-cell>
        </table:table-row>
        <table:table-row>
          <table:table-cell office:value-type="float" office:value="0.11440120771445197">
            <text:p>0,1144012077</text:p>
          </table:table-cell>
          <table:table-cell office:value-type="float" office:value="0.6617675241576411">
            <text:p>0,6617675242</text:p>
          </table:table-cell>
        </table:table-row>
        <table:table-row>
          <table:table-cell office:value-type="float" office:value="0.978107445096517">
            <text:p>0,9781074451</text:p>
          </table:table-cell>
          <table:table-cell office:value-type="float" office:value="0.011006852856645377">
            <text:p>0,0110068529</text:p>
          </table:table-cell>
        </table:table-row>
        <table:table-row>
          <table:table-cell office:value-type="float" office:value="0.06972106814569236">
            <text:p>0,0697210681</text:p>
          </table:table-cell>
          <table:table-cell office:value-type="float" office:value="0.7359525267197349">
            <text:p>0,7359525267</text:p>
          </table:table-cell>
        </table:table-row>
        <table:table-row>
          <table:table-cell office:value-type="float" office:value="0.8886452750541579">
            <text:p>0,8886452751</text:p>
          </table:table-cell>
          <table:table-cell office:value-type="float" office:value="0.05732016301707299">
            <text:p>0,057320163</text:p>
          </table:table-cell>
        </table:table-row>
        <table:table-row>
          <table:table-cell office:value-type="float" office:value="0.6082296449529355">
            <text:p>0,608229645</text:p>
          </table:table-cell>
          <table:table-cell office:value-type="float" office:value="0.22010920959859037">
            <text:p>0,2201092096</text:p>
          </table:table-cell>
        </table:table-row>
        <table:table-row>
          <table:table-cell office:value-type="float" office:value="0.38520201883456767">
            <text:p>0,3852020188</text:p>
          </table:table-cell>
          <table:table-cell office:value-type="float" office:value="0.3793535476339467">
            <text:p>0,3793535476</text:p>
          </table:table-cell>
        </table:table-row>
        <table:table-row>
          <table:table-cell office:value-type="float" office:value="0.6664378396682955">
            <text:p>0,6664378397</text:p>
          </table:table-cell>
          <table:table-cell office:value-type="float" office:value="0.18364355844502855">
            <text:p>0,1836435584</text:p>
          </table:table-cell>
        </table:table-row>
        <table:table-row>
          <table:table-cell office:value-type="float" office:value="0.41411663884561845">
            <text:p>0,4141166388</text:p>
          </table:table-cell>
          <table:table-cell office:value-type="float" office:value="0.35648105012702347">
            <text:p>0,3564810501</text:p>
          </table:table-cell>
        </table:table-row>
        <table:table-row>
          <table:table-cell office:value-type="float" office:value="0.025371991317625936">
            <text:p>0,0253719913</text:p>
          </table:table-cell>
          <table:table-cell office:value-type="float" office:value="0.840714120783963">
            <text:p>0,8407141208</text:p>
          </table:table-cell>
        </table:table-row>
        <table:table-row>
          <table:table-cell office:value-type="float" office:value="0.5650131803836639">
            <text:p>0,5650131804</text:p>
          </table:table-cell>
          <table:table-cell office:value-type="float" office:value="0.24832641367168962">
            <text:p>0,2483264137</text:p>
          </table:table-cell>
        </table:table-row>
        <table:table-row>
          <table:table-cell office:value-type="float" office:value="0.5218538494031533">
            <text:p>0,5218538494</text:p>
          </table:table-cell>
          <table:table-cell office:value-type="float" office:value="0.2776054752400505">
            <text:p>0,2776054752</text:p>
          </table:table-cell>
        </table:table-row>
        <table:table-row>
          <table:table-cell office:value-type="float" office:value="0.05707797728795615">
            <text:p>0,0570779773</text:p>
          </table:table-cell>
          <table:table-cell office:value-type="float" office:value="0.7610900226278606">
            <text:p>0,7610900226</text:p>
          </table:table-cell>
        </table:table-row>
        <table:table-row>
          <table:table-cell office:value-type="float" office:value="0.7320681879139138">
            <text:p>0,7320681879</text:p>
          </table:table-cell>
          <table:table-cell office:value-type="float" office:value="0.14439016607222555">
            <text:p>0,1443901661</text:p>
          </table:table-cell>
        </table:table-row>
        <table:table-row>
          <table:table-cell office:value-type="float" office:value="0.8558807697629471">
            <text:p>0,8558807698</text:p>
          </table:table-cell>
          <table:table-cell office:value-type="float" office:value="0.07486175640451054">
            <text:p>0,0748617564</text:p>
          </table:table-cell>
        </table:table-row>
        <table:table-row>
          <table:table-cell office:value-type="float" office:value="0.2447550651011523">
            <text:p>0,2447550651</text:p>
          </table:table-cell>
          <table:table-cell office:value-type="float" office:value="0.5052727366506347">
            <text:p>0,505272736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447550651011523">
            <text:p>0,2447550651</text:p>
          </table:table-cell>
          <table:table-cell office:value-type="float" office:value="0.5052727366506347">
            <text:p>0,5052727367</text:p>
          </table:table-cell>
        </table:table-row>
        <table:table-row>
          <table:table-cell office:value-type="float" office:value="0.978107445096517">
            <text:p>0,9781074451</text:p>
          </table:table-cell>
          <table:table-cell office:value-type="float" office:value="0.011006852856645377">
            <text:p>0,0110068529</text:p>
          </table:table-cell>
        </table:table-row>
        <table:table-row>
          <table:table-cell office:value-type="float" office:value="0.1814740628680281">
            <text:p>0,1814740629</text:p>
          </table:table-cell>
          <table:table-cell office:value-type="float" office:value="0.5740022736351424">
            <text:p>0,5740022736</text:p>
          </table:table-cell>
        </table:table-row>
        <table:table-row>
          <table:table-cell office:value-type="float" office:value="0.3230383296085399">
            <text:p>0,3230383296</text:p>
          </table:table-cell>
          <table:table-cell office:value-type="float" office:value="0.4316353902568001">
            <text:p>0,4316353903</text:p>
          </table:table-cell>
        </table:table-row>
        <table:table-row>
          <table:table-cell office:value-type="float" office:value="0.8886452750541579">
            <text:p>0,8886452751</text:p>
          </table:table-cell>
          <table:table-cell office:value-type="float" office:value="0.05732016301707299">
            <text:p>0,057320163</text:p>
          </table:table-cell>
        </table:table-row>
        <table:table-row>
          <table:table-cell office:value-type="float" office:value="0.05707797728795615">
            <text:p>0,0570779773</text:p>
          </table:table-cell>
          <table:table-cell office:value-type="float" office:value="0.7610900226278606">
            <text:p>0,7610900226</text:p>
          </table:table-cell>
        </table:table-row>
        <table:table-row>
          <table:table-cell office:value-type="float" office:value="0.06972106814569236">
            <text:p>0,0697210681</text:p>
          </table:table-cell>
          <table:table-cell office:value-type="float" office:value="0.7359525267197349">
            <text:p>0,7359525267</text:p>
          </table:table-cell>
        </table:table-row>
        <table:table-row>
          <table:table-cell office:value-type="float" office:value="0.6664378396682955">
            <text:p>0,6664378397</text:p>
          </table:table-cell>
          <table:table-cell office:value-type="float" office:value="0.18364355844502855">
            <text:p>0,1836435584</text:p>
          </table:table-cell>
        </table:table-row>
        <table:table-row>
          <table:table-cell office:value-type="float" office:value="0.41411663884561845">
            <text:p>0,4141166388</text:p>
          </table:table-cell>
          <table:table-cell office:value-type="float" office:value="0.35648105012702347">
            <text:p>0,3564810501</text:p>
          </table:table-cell>
        </table:table-row>
        <table:table-row>
          <table:table-cell office:value-type="float" office:value="0.15843850449257213">
            <text:p>0,1584385045</text:p>
          </table:table-cell>
          <table:table-cell office:value-type="float" office:value="0.6019566550078093">
            <text:p>0,601956655</text:p>
          </table:table-cell>
        </table:table-row>
        <table:table-row>
          <table:table-cell office:value-type="float" office:value="0.025371991317625936">
            <text:p>0,0253719913</text:p>
          </table:table-cell>
          <table:table-cell office:value-type="float" office:value="0.840714120783963">
            <text:p>0,8407141208</text:p>
          </table:table-cell>
        </table:table-row>
        <table:table-row>
          <table:table-cell office:value-type="float" office:value="0.7992486736787089">
            <text:p>0,7992486737</text:p>
          </table:table-cell>
          <table:table-cell office:value-type="float" office:value="0.1059929118409022">
            <text:p>0,1059929118</text:p>
          </table:table-cell>
        </table:table-row>
        <table:table-row>
          <table:table-cell office:value-type="float" office:value="0.10973516580654072">
            <text:p>0,1097351658</text:p>
          </table:table-cell>
          <table:table-cell office:value-type="float" office:value="0.6687370141314597">
            <text:p>0,6687370141</text:p>
          </table:table-cell>
        </table:table-row>
        <table:table-row>
          <table:table-cell office:value-type="float" office:value="0.38520201883456767">
            <text:p>0,3852020188</text:p>
          </table:table-cell>
          <table:table-cell office:value-type="float" office:value="0.3793535476339467">
            <text:p>0,3793535476</text:p>
          </table:table-cell>
        </table:table-row>
        <table:table-row>
          <table:table-cell office:value-type="float" office:value="0.6082296449529355">
            <text:p>0,608229645</text:p>
          </table:table-cell>
          <table:table-cell office:value-type="float" office:value="0.22010920959859037">
            <text:p>0,2201092096</text:p>
          </table:table-cell>
        </table:table-row>
        <table:table-row>
          <table:table-cell office:value-type="float" office:value="0.34955617558947066">
            <text:p>0,3495561756</text:p>
          </table:table-cell>
          <table:table-cell office:value-type="float" office:value="0.4087672407676731">
            <text:p>0,4087672408</text:p>
          </table:table-cell>
        </table:table-row>
        <table:table-row>
          <table:table-cell office:value-type="float" office:value="0.6976262463283844">
            <text:p>0,6976262463</text:p>
          </table:table-cell>
          <table:table-cell office:value-type="float" office:value="0.16475976729542985">
            <text:p>0,164759767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992486736787089">
            <text:p>0,7992486737</text:p>
          </table:table-cell>
          <table:table-cell office:value-type="float" office:value="0.1059929118409022">
            <text:p>0,1059929118</text:p>
          </table:table-cell>
        </table:table-row>
        <table:table-row>
          <table:table-cell office:value-type="float" office:value="0.6082296449529355">
            <text:p>0,608229645</text:p>
          </table:table-cell>
          <table:table-cell office:value-type="float" office:value="0.22010920959859037">
            <text:p>0,2201092096</text:p>
          </table:table-cell>
        </table:table-row>
        <table:table-row>
          <table:table-cell office:value-type="float" office:value="0.1814740628680281">
            <text:p>0,1814740629</text:p>
          </table:table-cell>
          <table:table-cell office:value-type="float" office:value="0.5740022736351424">
            <text:p>0,5740022736</text:p>
          </table:table-cell>
        </table:table-row>
        <table:table-row>
          <table:table-cell office:value-type="float" office:value="0.978107445096517">
            <text:p>0,9781074451</text:p>
          </table:table-cell>
          <table:table-cell office:value-type="float" office:value="0.011006852856645377">
            <text:p>0,0110068529</text:p>
          </table:table-cell>
        </table:table-row>
        <table:table-row>
          <table:table-cell office:value-type="float" office:value="0.7058063250143004">
            <text:p>0,705806325</text:p>
          </table:table-cell>
          <table:table-cell office:value-type="float" office:value="0.1598771964680994">
            <text:p>0,1598771965</text:p>
          </table:table-cell>
        </table:table-row>
        <table:table-row>
          <table:table-cell office:value-type="float" office:value="0.5264432203533234">
            <text:p>0,5264432204</text:p>
          </table:table-cell>
          <table:table-cell office:value-type="float" office:value="0.27443592953253027">
            <text:p>0,2744359295</text:p>
          </table:table-cell>
        </table:table-row>
        <table:table-row>
          <table:table-cell office:value-type="float" office:value="0.8886452750541579">
            <text:p>0,8886452751</text:p>
          </table:table-cell>
          <table:table-cell office:value-type="float" office:value="0.05732016301707299">
            <text:p>0,057320163</text:p>
          </table:table-cell>
        </table:table-row>
        <table:table-row>
          <table:table-cell office:value-type="float" office:value="0.8909077078359626">
            <text:p>0,8909077078</text:p>
          </table:table-cell>
          <table:table-cell office:value-type="float" office:value="0.05612092520494838">
            <text:p>0,0561209252</text:p>
          </table:table-cell>
        </table:table-row>
        <table:table-row>
          <table:table-cell office:value-type="float" office:value="0.06972106814569236">
            <text:p>0,0697210681</text:p>
          </table:table-cell>
          <table:table-cell office:value-type="float" office:value="0.7359525267197349">
            <text:p>0,7359525267</text:p>
          </table:table-cell>
        </table:table-row>
        <table:table-row>
          <table:table-cell office:value-type="float" office:value="0.24369931363198144">
            <text:p>0,2436993136</text:p>
          </table:table-cell>
          <table:table-cell office:value-type="float" office:value="0.5063408932958073">
            <text:p>0,5063408933</text:p>
          </table:table-cell>
        </table:table-row>
        <table:table-row>
          <table:table-cell office:value-type="float" office:value="0.3230383296085399">
            <text:p>0,3230383296</text:p>
          </table:table-cell>
          <table:table-cell office:value-type="float" office:value="0.4316353902568001">
            <text:p>0,4316353903</text:p>
          </table:table-cell>
        </table:table-row>
        <table:table-row>
          <table:table-cell office:value-type="float" office:value="0.025371991317625936">
            <text:p>0,0253719913</text:p>
          </table:table-cell>
          <table:table-cell office:value-type="float" office:value="0.840714120783963">
            <text:p>0,8407141208</text:p>
          </table:table-cell>
        </table:table-row>
        <table:table-row>
          <table:table-cell office:value-type="float" office:value="0.05707797728795615">
            <text:p>0,0570779773</text:p>
          </table:table-cell>
          <table:table-cell office:value-type="float" office:value="0.7610900226278606">
            <text:p>0,7610900226</text:p>
          </table:table-cell>
        </table:table-row>
        <table:table-row>
          <table:table-cell office:value-type="float" office:value="0.6664378396682955">
            <text:p>0,6664378397</text:p>
          </table:table-cell>
          <table:table-cell office:value-type="float" office:value="0.18364355844502855">
            <text:p>0,1836435584</text:p>
          </table:table-cell>
        </table:table-row>
        <table:table-row>
          <table:table-cell office:value-type="float" office:value="0.2843425429736472">
            <text:p>0,284342543</text:p>
          </table:table-cell>
          <table:table-cell office:value-type="float" office:value="0.46676220785315004">
            <text:p>0,4667622079</text:p>
          </table:table-cell>
        </table:table-row>
        <table:table-row>
          <table:table-cell office:value-type="float" office:value="0.10841685478058505">
            <text:p>0,1084168548</text:p>
          </table:table-cell>
          <table:table-cell office:value-type="float" office:value="0.6707328519566748">
            <text:p>0,670732852</text:p>
          </table:table-cell>
        </table:table-row>
        <table:table-row>
          <table:table-cell office:value-type="float" office:value="0.41411663884561845">
            <text:p>0,4141166388</text:p>
          </table:table-cell>
          <table:table-cell office:value-type="float" office:value="0.35648105012702347">
            <text:p>0,356481050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627498653343858">
            <text:p>0,3627498653</text:p>
          </table:table-cell>
          <table:table-cell office:value-type="float" office:value="0.3977128049390508">
            <text:p>0,3977128049</text:p>
          </table:table-cell>
        </table:table-row>
        <table:table-row>
          <table:table-cell office:value-type="float" office:value="0.2843425429736472">
            <text:p>0,284342543</text:p>
          </table:table-cell>
          <table:table-cell office:value-type="float" office:value="0.46676220785315004">
            <text:p>0,4667622079</text:p>
          </table:table-cell>
        </table:table-row>
        <table:table-row>
          <table:table-cell office:value-type="float" office:value="0.24369931363198144">
            <text:p>0,2436993136</text:p>
          </table:table-cell>
          <table:table-cell office:value-type="float" office:value="0.5063408932958073">
            <text:p>0,5063408933</text:p>
          </table:table-cell>
        </table:table-row>
        <table:table-row>
          <table:table-cell office:value-type="float" office:value="0.05707797728795615">
            <text:p>0,0570779773</text:p>
          </table:table-cell>
          <table:table-cell office:value-type="float" office:value="0.7610900226278606">
            <text:p>0,7610900226</text:p>
          </table:table-cell>
        </table:table-row>
        <table:table-row>
          <table:table-cell office:value-type="float" office:value="0.7992486736787089">
            <text:p>0,7992486737</text:p>
          </table:table-cell>
          <table:table-cell office:value-type="float" office:value="0.1059929118409022">
            <text:p>0,1059929118</text:p>
          </table:table-cell>
        </table:table-row>
        <table:table-row>
          <table:table-cell office:value-type="float" office:value="0.3230383296085399">
            <text:p>0,3230383296</text:p>
          </table:table-cell>
          <table:table-cell office:value-type="float" office:value="0.4316353902568001">
            <text:p>0,4316353903</text:p>
          </table:table-cell>
        </table:table-row>
        <table:table-row>
          <table:table-cell office:value-type="float" office:value="0.6664378396682955">
            <text:p>0,6664378397</text:p>
          </table:table-cell>
          <table:table-cell office:value-type="float" office:value="0.18364355844502855">
            <text:p>0,1836435584</text:p>
          </table:table-cell>
        </table:table-row>
        <table:table-row>
          <table:table-cell office:value-type="float" office:value="0.4359694367503965">
            <text:p>0,4359694368</text:p>
          </table:table-cell>
          <table:table-cell office:value-type="float" office:value="0.3397201829902745">
            <text:p>0,339720183</text:p>
          </table:table-cell>
        </table:table-row>
        <table:table-row>
          <table:table-cell office:value-type="float" office:value="0.8886452750541579">
            <text:p>0,8886452751</text:p>
          </table:table-cell>
          <table:table-cell office:value-type="float" office:value="0.05732016301707299">
            <text:p>0,057320163</text:p>
          </table:table-cell>
        </table:table-row>
        <table:table-row>
          <table:table-cell office:value-type="float" office:value="0.7058063250143004">
            <text:p>0,705806325</text:p>
          </table:table-cell>
          <table:table-cell office:value-type="float" office:value="0.1598771964680994">
            <text:p>0,1598771965</text:p>
          </table:table-cell>
        </table:table-row>
        <table:table-row>
          <table:table-cell office:value-type="float" office:value="0.7549366053677483">
            <text:p>0,7549366054</text:p>
          </table:table-cell>
          <table:table-cell office:value-type="float" office:value="0.13112912042827196">
            <text:p>0,1311291204</text:p>
          </table:table-cell>
        </table:table-row>
        <table:table-row>
          <table:table-cell office:value-type="float" office:value="0.4972749157507612">
            <text:p>0,4972749158</text:p>
          </table:table-cell>
          <table:table-cell office:value-type="float" office:value="0.2948227770618501">
            <text:p>0,2948227771</text:p>
          </table:table-cell>
        </table:table-row>
        <table:table-row>
          <table:table-cell office:value-type="float" office:value="0.41411663884561845">
            <text:p>0,4141166388</text:p>
          </table:table-cell>
          <table:table-cell office:value-type="float" office:value="0.35648105012702347">
            <text:p>0,3564810501</text:p>
          </table:table-cell>
        </table:table-row>
        <table:table-row>
          <table:table-cell office:value-type="float" office:value="0.13839801825742287">
            <text:p>0,1383980183</text:p>
          </table:table-cell>
          <table:table-cell office:value-type="float" office:value="0.6279811587332936">
            <text:p>0,6279811587</text:p>
          </table:table-cell>
        </table:table-row>
        <table:table-row>
          <table:table-cell office:value-type="float" office:value="0.025371991317625936">
            <text:p>0,0253719913</text:p>
          </table:table-cell>
          <table:table-cell office:value-type="float" office:value="0.840714120783963">
            <text:p>0,8407141208</text:p>
          </table:table-cell>
        </table:table-row>
        <table:table-row>
          <table:table-cell office:value-type="float" office:value="0.06972106814569236">
            <text:p>0,0697210681</text:p>
          </table:table-cell>
          <table:table-cell office:value-type="float" office:value="0.7359525267197349">
            <text:p>0,7359525267</text:p>
          </table:table-cell>
        </table:table-row>
        <table:table-row>
          <table:table-cell office:value-type="float" office:value="0.5728444221714248">
            <text:p>0,5728444222</text:p>
          </table:table-cell>
          <table:table-cell office:value-type="float" office:value="0.24313513612308246">
            <text:p>0,243135136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5945396660774874">
            <text:p>0,1594539666</text:p>
          </table:table-cell>
          <table:table-cell office:value-type="float" office:value="0.6006831250651323">
            <text:p>0,6006831251</text:p>
          </table:table-cell>
        </table:table-row>
        <table:table-row>
          <table:table-cell office:value-type="float" office:value="0.2284303581880653">
            <text:p>0,2284303582</text:p>
          </table:table-cell>
          <table:table-cell office:value-type="float" office:value="0.5220561139756412">
            <text:p>0,522056114</text:p>
          </table:table-cell>
        </table:table-row>
        <table:table-row>
          <table:table-cell office:value-type="float" office:value="0.10578248633348124">
            <text:p>0,1057824863</text:p>
          </table:table-cell>
          <table:table-cell office:value-type="float" office:value="0.6747578035778856">
            <text:p>0,6747578036</text:p>
          </table:table-cell>
        </table:table-row>
        <table:table-row>
          <table:table-cell office:value-type="float" office:value="0.9049801095556427">
            <text:p>0,9049801096</text:p>
          </table:table-cell>
          <table:table-cell office:value-type="float" office:value="0.04869557472087693">
            <text:p>0,0486955747</text:p>
          </table:table-cell>
        </table:table-row>
        <table:table-row>
          <table:table-cell office:value-type="float" office:value="0.3627498653343858">
            <text:p>0,3627498653</text:p>
          </table:table-cell>
          <table:table-cell office:value-type="float" office:value="0.3977128049390508">
            <text:p>0,3977128049</text:p>
          </table:table-cell>
        </table:table-row>
        <table:table-row>
          <table:table-cell office:value-type="float" office:value="0.8276967636241381">
            <text:p>0,8276967636</text:p>
          </table:table-cell>
          <table:table-cell office:value-type="float" office:value="0.09022158542635328">
            <text:p>0,0902215854</text:p>
          </table:table-cell>
        </table:table-row>
        <table:table-row>
          <table:table-cell office:value-type="float" office:value="0.7058063250143004">
            <text:p>0,705806325</text:p>
          </table:table-cell>
          <table:table-cell office:value-type="float" office:value="0.1598771964680994">
            <text:p>0,1598771965</text:p>
          </table:table-cell>
        </table:table-row>
        <table:table-row>
          <table:table-cell office:value-type="float" office:value="0.13839801825742287">
            <text:p>0,1383980183</text:p>
          </table:table-cell>
          <table:table-cell office:value-type="float" office:value="0.6279811587332936">
            <text:p>0,6279811587</text:p>
          </table:table-cell>
        </table:table-row>
        <table:table-row>
          <table:table-cell office:value-type="float" office:value="0.4972749157507612">
            <text:p>0,4972749158</text:p>
          </table:table-cell>
          <table:table-cell office:value-type="float" office:value="0.2948227770618501">
            <text:p>0,2948227771</text:p>
          </table:table-cell>
        </table:table-row>
        <table:table-row>
          <table:table-cell office:value-type="float" office:value="0.5534316362601919">
            <text:p>0,5534316363</text:p>
          </table:table-cell>
          <table:table-cell office:value-type="float" office:value="0.25607014022813157">
            <text:p>0,2560701402</text:p>
          </table:table-cell>
        </table:table-row>
        <table:table-row>
          <table:table-cell office:value-type="float" office:value="0.025371991317625936">
            <text:p>0,0253719913</text:p>
          </table:table-cell>
          <table:table-cell office:value-type="float" office:value="0.840714120783963">
            <text:p>0,8407141208</text:p>
          </table:table-cell>
        </table:table-row>
        <table:table-row>
          <table:table-cell office:value-type="float" office:value="0.8886452750541579">
            <text:p>0,8886452751</text:p>
          </table:table-cell>
          <table:table-cell office:value-type="float" office:value="0.05732016301707299">
            <text:p>0,057320163</text:p>
          </table:table-cell>
        </table:table-row>
        <table:table-row>
          <table:table-cell office:value-type="float" office:value="0.05707797728795615">
            <text:p>0,0570779773</text:p>
          </table:table-cell>
          <table:table-cell office:value-type="float" office:value="0.7610900226278606">
            <text:p>0,7610900226</text:p>
          </table:table-cell>
        </table:table-row>
        <table:table-row>
          <table:table-cell office:value-type="float" office:value="0.24369931363198144">
            <text:p>0,2436993136</text:p>
          </table:table-cell>
          <table:table-cell office:value-type="float" office:value="0.5063408932958073">
            <text:p>0,5063408933</text:p>
          </table:table-cell>
        </table:table-row>
        <table:table-row>
          <table:table-cell office:value-type="float" office:value="0.2843425429736472">
            <text:p>0,284342543</text:p>
          </table:table-cell>
          <table:table-cell office:value-type="float" office:value="0.46676220785315004">
            <text:p>0,4667622079</text:p>
          </table:table-cell>
        </table:table-row>
        <table:table-row>
          <table:table-cell office:value-type="float" office:value="0.41411663884561845">
            <text:p>0,4141166388</text:p>
          </table:table-cell>
          <table:table-cell office:value-type="float" office:value="0.35648105012702347">
            <text:p>0,3564810501</text:p>
          </table:table-cell>
        </table:table-row>
        <table:table-row>
          <table:table-cell office:value-type="float" office:value="0.07234693273187229">
            <text:p>0,0723469327</text:p>
          </table:table-cell>
          <table:table-cell office:value-type="float" office:value="0.7310261486094377">
            <text:p>0,73102614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893478892157137">
            <text:p>0,6893478892</text:p>
          </table:table-cell>
          <table:table-cell office:value-type="float" office:value="0.1697302310599803">
            <text:p>0,1697302311</text:p>
          </table:table-cell>
        </table:table-row>
        <table:table-row>
          <table:table-cell office:value-type="float" office:value="0.3627498653343858">
            <text:p>0,3627498653</text:p>
          </table:table-cell>
          <table:table-cell office:value-type="float" office:value="0.3977128049390508">
            <text:p>0,3977128049</text:p>
          </table:table-cell>
        </table:table-row>
        <table:table-row>
          <table:table-cell office:value-type="float" office:value="0.5808743617492471">
            <text:p>0,5808743617</text:p>
          </table:table-cell>
          <table:table-cell office:value-type="float" office:value="0.23784885898579988">
            <text:p>0,237848859</text:p>
          </table:table-cell>
        </table:table-row>
        <table:table-row>
          <table:table-cell office:value-type="float" office:value="0.05707797728795615">
            <text:p>0,0570779773</text:p>
          </table:table-cell>
          <table:table-cell office:value-type="float" office:value="0.7610900226278606">
            <text:p>0,7610900226</text:p>
          </table:table-cell>
        </table:table-row>
        <table:table-row>
          <table:table-cell office:value-type="float" office:value="0.9803156832545676">
            <text:p>0,9803156833</text:p>
          </table:table-cell>
          <table:table-cell office:value-type="float" office:value="0.009891075055593834">
            <text:p>0,0098910751</text:p>
          </table:table-cell>
        </table:table-row>
        <table:table-row>
          <table:table-cell office:value-type="float" office:value="0.9049801095556427">
            <text:p>0,9049801096</text:p>
          </table:table-cell>
          <table:table-cell office:value-type="float" office:value="0.04869557472087693">
            <text:p>0,0486955747</text:p>
          </table:table-cell>
        </table:table-row>
        <table:table-row>
          <table:table-cell office:value-type="float" office:value="0.5534316362601919">
            <text:p>0,5534316363</text:p>
          </table:table-cell>
          <table:table-cell office:value-type="float" office:value="0.25607014022813157">
            <text:p>0,2560701402</text:p>
          </table:table-cell>
        </table:table-row>
        <table:table-row>
          <table:table-cell office:value-type="float" office:value="0.4837492316965318">
            <text:p>0,4837492317</text:p>
          </table:table-cell>
          <table:table-cell office:value-type="float" office:value="0.3044791651599992">
            <text:p>0,3044791652</text:p>
          </table:table-cell>
        </table:table-row>
        <table:table-row>
          <table:table-cell office:value-type="float" office:value="0.7451083760190231">
            <text:p>0,745108376</text:p>
          </table:table-cell>
          <table:table-cell office:value-type="float" office:value="0.13680339665924124">
            <text:p>0,1368033967</text:p>
          </table:table-cell>
        </table:table-row>
        <table:table-row>
          <table:table-cell office:value-type="float" office:value="0.7883947126194154">
            <text:p>0,7883947126</text:p>
          </table:table-cell>
          <table:table-cell office:value-type="float" office:value="0.11208406218864653">
            <text:p>0,1120840622</text:p>
          </table:table-cell>
        </table:table-row>
        <table:table-row>
          <table:table-cell office:value-type="float" office:value="0.42185308542645084">
            <text:p>0,4218530854</text:p>
          </table:table-cell>
          <table:table-cell office:value-type="float" office:value="0.3504978172273392">
            <text:p>0,3504978172</text:p>
          </table:table-cell>
        </table:table-row>
        <table:table-row>
          <table:table-cell office:value-type="float" office:value="0.025371991317625936">
            <text:p>0,0253719913</text:p>
          </table:table-cell>
          <table:table-cell office:value-type="float" office:value="0.840714120783963">
            <text:p>0,8407141208</text:p>
          </table:table-cell>
        </table:table-row>
        <table:table-row>
          <table:table-cell office:value-type="float" office:value="0.4972749157507612">
            <text:p>0,4972749158</text:p>
          </table:table-cell>
          <table:table-cell office:value-type="float" office:value="0.2948227770618501">
            <text:p>0,2948227771</text:p>
          </table:table-cell>
        </table:table-row>
        <table:table-row>
          <table:table-cell office:value-type="float" office:value="0.17508310282462888">
            <text:p>0,1750831028</text:p>
          </table:table-cell>
          <table:table-cell office:value-type="float" office:value="0.5815706716485699">
            <text:p>0,5815706716</text:p>
          </table:table-cell>
        </table:table-row>
        <table:table-row>
          <table:table-cell office:value-type="float" office:value="0.30446149950669676">
            <text:p>0,3044614995</text:p>
          </table:table-cell>
          <table:table-cell office:value-type="float" office:value="0.4482196999650162">
            <text:p>0,4482197</text:p>
          </table:table-cell>
        </table:table-row>
        <table:table-row>
          <table:table-cell office:value-type="float" office:value="0.21381984858173325">
            <text:p>0,2138198486</text:p>
          </table:table-cell>
          <table:table-cell office:value-type="float" office:value="0.5375934163728491">
            <text:p>0,5375934164</text:p>
          </table:table-cell>
        </table:table-row>
        <table:table-row>
          <table:table-cell office:value-type="float" office:value="0.2843425429736472">
            <text:p>0,284342543</text:p>
          </table:table-cell>
          <table:table-cell office:value-type="float" office:value="0.46676220785315004">
            <text:p>0,46676220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707797728795615">
            <text:p>0,0570779773</text:p>
          </table:table-cell>
          <table:table-cell office:value-type="float" office:value="0.7610900226278606">
            <text:p>0,7610900226</text:p>
          </table:table-cell>
        </table:table-row>
        <table:table-row>
          <table:table-cell office:value-type="float" office:value="0.17444936410747394">
            <text:p>0,1744493641</text:p>
          </table:table-cell>
          <table:table-cell office:value-type="float" office:value="0.5823286410256576">
            <text:p>0,582328641</text:p>
          </table:table-cell>
        </table:table-row>
        <table:table-row>
          <table:table-cell office:value-type="float" office:value="0.9049801095556427">
            <text:p>0,9049801096</text:p>
          </table:table-cell>
          <table:table-cell office:value-type="float" office:value="0.04869557472087693">
            <text:p>0,0486955747</text:p>
          </table:table-cell>
        </table:table-row>
        <table:table-row>
          <table:table-cell office:value-type="float" office:value="0.8068974488426564">
            <text:p>0,8068974488</text:p>
          </table:table-cell>
          <table:table-cell office:value-type="float" office:value="0.10172529321890822">
            <text:p>0,1017252932</text:p>
          </table:table-cell>
        </table:table-row>
        <table:table-row>
          <table:table-cell office:value-type="float" office:value="0.5534316362601919">
            <text:p>0,5534316363</text:p>
          </table:table-cell>
          <table:table-cell office:value-type="float" office:value="0.25607014022813157">
            <text:p>0,2560701402</text:p>
          </table:table-cell>
        </table:table-row>
        <table:table-row>
          <table:table-cell office:value-type="float" office:value="0.30446149950669676">
            <text:p>0,3044614995</text:p>
          </table:table-cell>
          <table:table-cell office:value-type="float" office:value="0.4482196999650162">
            <text:p>0,4482197</text:p>
          </table:table-cell>
        </table:table-row>
        <table:table-row>
          <table:table-cell office:value-type="float" office:value="0.27277571263660283">
            <text:p>0,2727757126</text:p>
          </table:table-cell>
          <table:table-cell office:value-type="float" office:value="0.4777206565097536">
            <text:p>0,4777206565</text:p>
          </table:table-cell>
        </table:table-row>
        <table:table-row>
          <table:table-cell office:value-type="float" office:value="0.21381984858173325">
            <text:p>0,2138198486</text:p>
          </table:table-cell>
          <table:table-cell office:value-type="float" office:value="0.5375934163728491">
            <text:p>0,5375934164</text:p>
          </table:table-cell>
        </table:table-row>
        <table:table-row>
          <table:table-cell office:value-type="float" office:value="0.42185308542645084">
            <text:p>0,4218530854</text:p>
          </table:table-cell>
          <table:table-cell office:value-type="float" office:value="0.3504978172273392">
            <text:p>0,3504978172</text:p>
          </table:table-cell>
        </table:table-row>
        <table:table-row>
          <table:table-cell office:value-type="float" office:value="0.6893478892157137">
            <text:p>0,6893478892</text:p>
          </table:table-cell>
          <table:table-cell office:value-type="float" office:value="0.1697302310599803">
            <text:p>0,1697302311</text:p>
          </table:table-cell>
        </table:table-row>
        <table:table-row>
          <table:table-cell office:value-type="float" office:value="0.4972749157507612">
            <text:p>0,4972749158</text:p>
          </table:table-cell>
          <table:table-cell office:value-type="float" office:value="0.2948227770618501">
            <text:p>0,2948227771</text:p>
          </table:table-cell>
        </table:table-row>
        <table:table-row>
          <table:table-cell office:value-type="float" office:value="0.9414905947246996">
            <text:p>0,9414905947</text:p>
          </table:table-cell>
          <table:table-cell office:value-type="float" office:value="0.02969561748660554">
            <text:p>0,0296956175</text:p>
          </table:table-cell>
        </table:table-row>
        <table:table-row>
          <table:table-cell office:value-type="float" office:value="0.6397960977020538">
            <text:p>0,6397960977</text:p>
          </table:table-cell>
          <table:table-cell office:value-type="float" office:value="0.2001274490882602">
            <text:p>0,2001274491</text:p>
          </table:table-cell>
        </table:table-row>
        <table:table-row>
          <table:table-cell office:value-type="float" office:value="0.3540132910203566">
            <text:p>0,354013291</text:p>
          </table:table-cell>
          <table:table-cell office:value-type="float" office:value="0.40500983956005066">
            <text:p>0,4050098396</text:p>
          </table:table-cell>
        </table:table-row>
        <table:table-row>
          <table:table-cell office:value-type="float" office:value="0.4624069634615891">
            <text:p>0,4624069635</text:p>
          </table:table-cell>
          <table:table-cell office:value-type="float" office:value="0.31999487982693164">
            <text:p>0,3199948798</text:p>
          </table:table-cell>
        </table:table-row>
        <table:table-row>
          <table:table-cell office:value-type="float" office:value="0.3933483632972615">
            <text:p>0,3933483633</text:p>
          </table:table-cell>
          <table:table-cell office:value-type="float" office:value="0.37282509353669013">
            <text:p>0,3728250935</text:p>
          </table:table-cell>
        </table:table-row>
        <table:table-row>
          <table:table-cell office:value-type="float" office:value="0.6196994502791151">
            <text:p>0,6196994503</text:p>
          </table:table-cell>
          <table:table-cell office:value-type="float" office:value="0.2127900849969463">
            <text:p>0,21279008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1647644380198471">
            <text:p>0,1164764438</text:p>
          </table:table-cell>
          <table:table-cell office:value-type="float" office:value="0.6587135458269919">
            <text:p>0,6587135458</text:p>
          </table:table-cell>
        </table:table-row>
        <table:table-row>
          <table:table-cell office:value-type="float" office:value="0.8068974488426564">
            <text:p>0,8068974488</text:p>
          </table:table-cell>
          <table:table-cell office:value-type="float" office:value="0.10172529321890822">
            <text:p>0,1017252932</text:p>
          </table:table-cell>
        </table:table-row>
        <table:table-row>
          <table:table-cell office:value-type="float" office:value="0.9049801095556427">
            <text:p>0,9049801096</text:p>
          </table:table-cell>
          <table:table-cell office:value-type="float" office:value="0.04869557472087693">
            <text:p>0,0486955747</text:p>
          </table:table-cell>
        </table:table-row>
        <table:table-row>
          <table:table-cell office:value-type="float" office:value="0.27277571263660283">
            <text:p>0,2727757126</text:p>
          </table:table-cell>
          <table:table-cell office:value-type="float" office:value="0.4777206565097536">
            <text:p>0,4777206565</text:p>
          </table:table-cell>
        </table:table-row>
        <table:table-row>
          <table:table-cell office:value-type="float" office:value="0.05862361664483674">
            <text:p>0,0586236166</text:p>
          </table:table-cell>
          <table:table-cell office:value-type="float" office:value="0.7578768564452445">
            <text:p>0,7578768564</text:p>
          </table:table-cell>
        </table:table-row>
        <table:table-row>
          <table:table-cell office:value-type="float" office:value="0.3540132910203566">
            <text:p>0,354013291</text:p>
          </table:table-cell>
          <table:table-cell office:value-type="float" office:value="0.40500983956005066">
            <text:p>0,4050098396</text:p>
          </table:table-cell>
        </table:table-row>
        <table:table-row>
          <table:table-cell office:value-type="float" office:value="0.30446149950669676">
            <text:p>0,3044614995</text:p>
          </table:table-cell>
          <table:table-cell office:value-type="float" office:value="0.4482196999650162">
            <text:p>0,4482197</text:p>
          </table:table-cell>
        </table:table-row>
        <table:table-row>
          <table:table-cell office:value-type="float" office:value="0.17444936410747394">
            <text:p>0,1744493641</text:p>
          </table:table-cell>
          <table:table-cell office:value-type="float" office:value="0.5823286410256576">
            <text:p>0,582328641</text:p>
          </table:table-cell>
        </table:table-row>
        <table:table-row>
          <table:table-cell office:value-type="float" office:value="0.4624069634615891">
            <text:p>0,4624069635</text:p>
          </table:table-cell>
          <table:table-cell office:value-type="float" office:value="0.31999487982693164">
            <text:p>0,3199948798</text:p>
          </table:table-cell>
        </table:table-row>
        <table:table-row>
          <table:table-cell office:value-type="float" office:value="0.760624634510809">
            <text:p>0,7606246345</text:p>
          </table:table-cell>
          <table:table-cell office:value-type="float" office:value="0.12786203241069194">
            <text:p>0,1278620324</text:p>
          </table:table-cell>
        </table:table-row>
        <table:table-row>
          <table:table-cell office:value-type="float" office:value="0.05707797728795615">
            <text:p>0,0570779773</text:p>
          </table:table-cell>
          <table:table-cell office:value-type="float" office:value="0.7610900226278606">
            <text:p>0,7610900226</text:p>
          </table:table-cell>
        </table:table-row>
        <table:table-row>
          <table:table-cell office:value-type="float" office:value="0.21381984858173325">
            <text:p>0,2138198486</text:p>
          </table:table-cell>
          <table:table-cell office:value-type="float" office:value="0.5375934163728491">
            <text:p>0,5375934164</text:p>
          </table:table-cell>
        </table:table-row>
        <table:table-row>
          <table:table-cell office:value-type="float" office:value="0.4972749157507612">
            <text:p>0,4972749158</text:p>
          </table:table-cell>
          <table:table-cell office:value-type="float" office:value="0.2948227770618501">
            <text:p>0,2948227771</text:p>
          </table:table-cell>
        </table:table-row>
        <table:table-row>
          <table:table-cell office:value-type="float" office:value="0.6397960977020538">
            <text:p>0,6397960977</text:p>
          </table:table-cell>
          <table:table-cell office:value-type="float" office:value="0.2001274490882602">
            <text:p>0,2001274491</text:p>
          </table:table-cell>
        </table:table-row>
        <table:table-row>
          <table:table-cell office:value-type="float" office:value="0.6893478892157137">
            <text:p>0,6893478892</text:p>
          </table:table-cell>
          <table:table-cell office:value-type="float" office:value="0.1697302310599803">
            <text:p>0,1697302311</text:p>
          </table:table-cell>
        </table:table-row>
        <table:table-row>
          <table:table-cell office:value-type="float" office:value="0.42185308542645084">
            <text:p>0,4218530854</text:p>
          </table:table-cell>
          <table:table-cell office:value-type="float" office:value="0.3504978172273392">
            <text:p>0,3504978172</text:p>
          </table:table-cell>
        </table:table-row>
        <table:table-row>
          <table:table-cell office:value-type="float" office:value="0.9739851084149401">
            <text:p>0,9739851084</text:p>
          </table:table-cell>
          <table:table-cell office:value-type="float" office:value="0.013093161228001193">
            <text:p>0,01309316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1647644380198471">
            <text:p>0,1164764438</text:p>
          </table:table-cell>
          <table:table-cell office:value-type="float" office:value="0.6587135458269919">
            <text:p>0,6587135458</text:p>
          </table:table-cell>
        </table:table-row>
        <table:table-row>
          <table:table-cell office:value-type="float" office:value="0.3540132910203566">
            <text:p>0,354013291</text:p>
          </table:table-cell>
          <table:table-cell office:value-type="float" office:value="0.40500983956005066">
            <text:p>0,4050098396</text:p>
          </table:table-cell>
        </table:table-row>
        <table:table-row>
          <table:table-cell office:value-type="float" office:value="0.42185308542645084">
            <text:p>0,4218530854</text:p>
          </table:table-cell>
          <table:table-cell office:value-type="float" office:value="0.3504978172273392">
            <text:p>0,3504978172</text:p>
          </table:table-cell>
        </table:table-row>
        <table:table-row>
          <table:table-cell office:value-type="float" office:value="0.8068974488426564">
            <text:p>0,8068974488</text:p>
          </table:table-cell>
          <table:table-cell office:value-type="float" office:value="0.10172529321890822">
            <text:p>0,1017252932</text:p>
          </table:table-cell>
        </table:table-row>
        <table:table-row>
          <table:table-cell office:value-type="float" office:value="0.17444936410747394">
            <text:p>0,1744493641</text:p>
          </table:table-cell>
          <table:table-cell office:value-type="float" office:value="0.5823286410256576">
            <text:p>0,582328641</text:p>
          </table:table-cell>
        </table:table-row>
        <table:table-row>
          <table:table-cell office:value-type="float" office:value="0.05862361664483674">
            <text:p>0,0586236166</text:p>
          </table:table-cell>
          <table:table-cell office:value-type="float" office:value="0.7578768564452445">
            <text:p>0,7578768564</text:p>
          </table:table-cell>
        </table:table-row>
        <table:table-row>
          <table:table-cell office:value-type="float" office:value="0.6157990381658738">
            <text:p>0,6157990382</text:p>
          </table:table-cell>
          <table:table-cell office:value-type="float" office:value="0.21527136017227344">
            <text:p>0,2152713602</text:p>
          </table:table-cell>
        </table:table-row>
        <table:table-row>
          <table:table-cell office:value-type="float" office:value="0.30446149950669676">
            <text:p>0,3044614995</text:p>
          </table:table-cell>
          <table:table-cell office:value-type="float" office:value="0.4482196999650162">
            <text:p>0,4482197</text:p>
          </table:table-cell>
        </table:table-row>
        <table:table-row>
          <table:table-cell office:value-type="float" office:value="0.9033761270427181">
            <text:p>0,903376127</text:p>
          </table:table-cell>
          <table:table-cell office:value-type="float" office:value="0.04953899236069759">
            <text:p>0,0495389924</text:p>
          </table:table-cell>
        </table:table-row>
        <table:table-row>
          <table:table-cell office:value-type="float" office:value="0.5427484233504305">
            <text:p>0,5427484234</text:p>
          </table:table-cell>
          <table:table-cell office:value-type="float" office:value="0.26328538541004187">
            <text:p>0,2632853854</text:p>
          </table:table-cell>
        </table:table-row>
        <table:table-row>
          <table:table-cell office:value-type="float" office:value="0.9739851084149401">
            <text:p>0,9739851084</text:p>
          </table:table-cell>
          <table:table-cell office:value-type="float" office:value="0.013093161228001193">
            <text:p>0,0130931612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26669020608848093">
            <text:p>0,2666902061</text:p>
          </table:table-cell>
          <table:table-cell office:value-type="float" office:value="0.48357942906146645">
            <text:p>0,4835794291</text:p>
          </table:table-cell>
        </table:table-row>
        <table:table-row>
          <table:table-cell office:value-type="float" office:value="0.760624634510809">
            <text:p>0,7606246345</text:p>
          </table:table-cell>
          <table:table-cell office:value-type="float" office:value="0.12786203241069194">
            <text:p>0,1278620324</text:p>
          </table:table-cell>
        </table:table-row>
        <table:table-row>
          <table:table-cell office:value-type="float" office:value="0.7112665500215946">
            <text:p>0,71126655</text:p>
          </table:table-cell>
          <table:table-cell office:value-type="float" office:value="0.1566337983879159">
            <text:p>0,1566337984</text:p>
          </table:table-cell>
        </table:table-row>
        <table:table-row>
          <table:table-cell office:value-type="float" office:value="0.6893478892157137">
            <text:p>0,6893478892</text:p>
          </table:table-cell>
          <table:table-cell office:value-type="float" office:value="0.1697302310599803">
            <text:p>0,1697302311</text:p>
          </table:table-cell>
        </table:table-row>
        <table:table-row>
          <table:table-cell office:value-type="float" office:value="0.9049801095556427">
            <text:p>0,9049801096</text:p>
          </table:table-cell>
          <table:table-cell office:value-type="float" office:value="0.04869557472087693">
            <text:p>0,048695574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7444936410747394">
            <text:p>0,1744493641</text:p>
          </table:table-cell>
          <table:table-cell office:value-type="float" office:value="0.5823286410256576">
            <text:p>0,582328641</text:p>
          </table:table-cell>
        </table:table-row>
        <table:table-row>
          <table:table-cell office:value-type="float" office:value="0.42185308542645084">
            <text:p>0,4218530854</text:p>
          </table:table-cell>
          <table:table-cell office:value-type="float" office:value="0.3504978172273392">
            <text:p>0,3504978172</text:p>
          </table:table-cell>
        </table:table-row>
        <table:table-row>
          <table:table-cell office:value-type="float" office:value="0.11647644380198471">
            <text:p>0,1164764438</text:p>
          </table:table-cell>
          <table:table-cell office:value-type="float" office:value="0.6587135458269919">
            <text:p>0,6587135458</text:p>
          </table:table-cell>
        </table:table-row>
        <table:table-row>
          <table:table-cell office:value-type="float" office:value="0.5367093793989928">
            <text:p>0,5367093794</text:p>
          </table:table-cell>
          <table:table-cell office:value-type="float" office:value="0.2673954822695994">
            <text:p>0,2673954823</text:p>
          </table:table-cell>
        </table:table-row>
        <table:table-row>
          <table:table-cell office:value-type="float" office:value="0.25359294814875494">
            <text:p>0,2535929481</text:p>
          </table:table-cell>
          <table:table-cell office:value-type="float" office:value="0.49641986918787695">
            <text:p>0,4964198692</text:p>
          </table:table-cell>
        </table:table-row>
        <table:table-row>
          <table:table-cell office:value-type="float" office:value="0.07709336109707376">
            <text:p>0,0770933611</text:p>
          </table:table-cell>
          <table:table-cell office:value-type="float" office:value="0.7223430874314962">
            <text:p>0,7223430874</text:p>
          </table:table-cell>
        </table:table-row>
        <table:table-row>
          <table:table-cell office:value-type="float" office:value="0.8283031305892629">
            <text:p>0,8283031306</text:p>
          </table:table-cell>
          <table:table-cell office:value-type="float" office:value="0.0898883966296975">
            <text:p>0,0898883966</text:p>
          </table:table-cell>
        </table:table-row>
        <table:table-row>
          <table:table-cell office:value-type="float" office:value="0.3540132910203566">
            <text:p>0,354013291</text:p>
          </table:table-cell>
          <table:table-cell office:value-type="float" office:value="0.40500983956005066">
            <text:p>0,4050098396</text:p>
          </table:table-cell>
        </table:table-row>
        <table:table-row>
          <table:table-cell office:value-type="float" office:value="0.30446149950669676">
            <text:p>0,3044614995</text:p>
          </table:table-cell>
          <table:table-cell office:value-type="float" office:value="0.4482196999650162">
            <text:p>0,4482197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9033761270427181">
            <text:p>0,903376127</text:p>
          </table:table-cell>
          <table:table-cell office:value-type="float" office:value="0.04953899236069759">
            <text:p>0,0495389924</text:p>
          </table:table-cell>
        </table:table-row>
        <table:table-row>
          <table:table-cell office:value-type="float" office:value="0.9739851084149401">
            <text:p>0,9739851084</text:p>
          </table:table-cell>
          <table:table-cell office:value-type="float" office:value="0.013093161228001193">
            <text:p>0,0130931612</text:p>
          </table:table-cell>
        </table:table-row>
        <table:table-row>
          <table:table-cell office:value-type="float" office:value="0.9142556067360255">
            <text:p>0,9142556067</text:p>
          </table:table-cell>
          <table:table-cell office:value-type="float" office:value="0.04383285627667299">
            <text:p>0,0438328563</text:p>
          </table:table-cell>
        </table:table-row>
        <table:table-row>
          <table:table-cell office:value-type="float" office:value="0.8068974488426564">
            <text:p>0,8068974488</text:p>
          </table:table-cell>
          <table:table-cell office:value-type="float" office:value="0.10172529321890822">
            <text:p>0,1017252932</text:p>
          </table:table-cell>
        </table:table-row>
        <table:table-row>
          <table:table-cell office:value-type="float" office:value="0.5815986472555198">
            <text:p>0,5815986473</text:p>
          </table:table-cell>
          <table:table-cell office:value-type="float" office:value="0.23737384830080743">
            <text:p>0,2373738483</text:p>
          </table:table-cell>
        </table:table-row>
        <table:table-row>
          <table:table-cell office:value-type="float" office:value="0.6377399847084811">
            <text:p>0,6377399847</text:p>
          </table:table-cell>
          <table:table-cell office:value-type="float" office:value="0.20141375875333223">
            <text:p>0,2014137588</text:p>
          </table:table-cell>
        </table:table-row>
        <table:table-row>
          <table:table-cell office:value-type="float" office:value="0.6893478892157137">
            <text:p>0,6893478892</text:p>
          </table:table-cell>
          <table:table-cell office:value-type="float" office:value="0.1697302310599803">
            <text:p>0,16973023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7444936410747394">
            <text:p>0,1744493641</text:p>
          </table:table-cell>
          <table:table-cell office:value-type="float" office:value="0.5823286410256576">
            <text:p>0,582328641</text:p>
          </table:table-cell>
        </table:table-row>
        <table:table-row>
          <table:table-cell office:value-type="float" office:value="0.25359294814875494">
            <text:p>0,2535929481</text:p>
          </table:table-cell>
          <table:table-cell office:value-type="float" office:value="0.49641986918787695">
            <text:p>0,4964198692</text:p>
          </table:table-cell>
        </table:table-row>
        <table:table-row>
          <table:table-cell office:value-type="float" office:value="0.5034181705338739">
            <text:p>0,5034181705</text:p>
          </table:table-cell>
          <table:table-cell office:value-type="float" office:value="0.29048032406854707">
            <text:p>0,2904803241</text:p>
          </table:table-cell>
        </table:table-row>
        <table:table-row>
          <table:table-cell office:value-type="float" office:value="0.42185308542645084">
            <text:p>0,4218530854</text:p>
          </table:table-cell>
          <table:table-cell office:value-type="float" office:value="0.3504978172273392">
            <text:p>0,3504978172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11647644380198471">
            <text:p>0,1164764438</text:p>
          </table:table-cell>
          <table:table-cell office:value-type="float" office:value="0.6587135458269919">
            <text:p>0,6587135458</text:p>
          </table:table-cell>
        </table:table-row>
        <table:table-row>
          <table:table-cell office:value-type="float" office:value="0.5367093793989928">
            <text:p>0,5367093794</text:p>
          </table:table-cell>
          <table:table-cell office:value-type="float" office:value="0.2673954822695994">
            <text:p>0,2673954823</text:p>
          </table:table-cell>
        </table:table-row>
        <table:table-row>
          <table:table-cell office:value-type="float" office:value="0.3540132910203566">
            <text:p>0,354013291</text:p>
          </table:table-cell>
          <table:table-cell office:value-type="float" office:value="0.40500983956005066">
            <text:p>0,4050098396</text:p>
          </table:table-cell>
        </table:table-row>
        <table:table-row>
          <table:table-cell office:value-type="float" office:value="0.397133430083204">
            <text:p>0,3971334301</text:p>
          </table:table-cell>
          <table:table-cell office:value-type="float" office:value="0.36981476526087664">
            <text:p>0,3698147653</text:p>
          </table:table-cell>
        </table:table-row>
        <table:table-row>
          <table:table-cell office:value-type="float" office:value="0.8504868431885659">
            <text:p>0,8504868432</text:p>
          </table:table-cell>
          <table:table-cell office:value-type="float" office:value="0.07778156427635541">
            <text:p>0,0777815643</text:p>
          </table:table-cell>
        </table:table-row>
        <table:table-row>
          <table:table-cell office:value-type="float" office:value="0.07709336109707376">
            <text:p>0,0770933611</text:p>
          </table:table-cell>
          <table:table-cell office:value-type="float" office:value="0.7223430874314962">
            <text:p>0,7223430874</text:p>
          </table:table-cell>
        </table:table-row>
        <table:table-row>
          <table:table-cell office:value-type="float" office:value="0.9739851084149401">
            <text:p>0,9739851084</text:p>
          </table:table-cell>
          <table:table-cell office:value-type="float" office:value="0.013093161228001193">
            <text:p>0,0130931612</text:p>
          </table:table-cell>
        </table:table-row>
        <table:table-row>
          <table:table-cell office:value-type="float" office:value="0.9033761270427181">
            <text:p>0,903376127</text:p>
          </table:table-cell>
          <table:table-cell office:value-type="float" office:value="0.04953899236069759">
            <text:p>0,0495389924</text:p>
          </table:table-cell>
        </table:table-row>
        <table:table-row>
          <table:table-cell office:value-type="float" office:value="0.93076527915316">
            <text:p>0,9307652792</text:p>
          </table:table-cell>
          <table:table-cell office:value-type="float" office:value="0.035238226735138545">
            <text:p>0,0352382267</text:p>
          </table:table-cell>
        </table:table-row>
        <table:table-row>
          <table:table-cell office:value-type="float" office:value="0.6197832527566579">
            <text:p>0,6197832528</text:p>
          </table:table-cell>
          <table:table-cell office:value-type="float" office:value="0.2127368592670822">
            <text:p>0,2127368593</text:p>
          </table:table-cell>
        </table:table-row>
        <table:table-row>
          <table:table-cell office:value-type="float" office:value="0.7402438711289675">
            <text:p>0,7402438711</text:p>
          </table:table-cell>
          <table:table-cell office:value-type="float" office:value="0.13962573775770848">
            <text:p>0,1396257378</text:p>
          </table:table-cell>
        </table:table-row>
        <table:table-row>
          <table:table-cell office:value-type="float" office:value="0.6893478892157137">
            <text:p>0,6893478892</text:p>
          </table:table-cell>
          <table:table-cell office:value-type="float" office:value="0.1697302310599803">
            <text:p>0,169730231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7444936410747394">
            <text:p>0,1744493641</text:p>
          </table:table-cell>
          <table:table-cell office:value-type="float" office:value="0.5823286410256576">
            <text:p>0,582328641</text:p>
          </table:table-cell>
        </table:table-row>
        <table:table-row>
          <table:table-cell office:value-type="float" office:value="0.07709336109707376">
            <text:p>0,0770933611</text:p>
          </table:table-cell>
          <table:table-cell office:value-type="float" office:value="0.7223430874314962">
            <text:p>0,7223430874</text:p>
          </table:table-cell>
        </table:table-row>
        <table:table-row>
          <table:table-cell office:value-type="float" office:value="0.3540132910203566">
            <text:p>0,354013291</text:p>
          </table:table-cell>
          <table:table-cell office:value-type="float" office:value="0.40500983956005066">
            <text:p>0,4050098396</text:p>
          </table:table-cell>
        </table:table-row>
        <table:table-row>
          <table:table-cell office:value-type="float" office:value="0.2556781187218406">
            <text:p>0,2556781187</text:p>
          </table:table-cell>
          <table:table-cell office:value-type="float" office:value="0.49435376128973274">
            <text:p>0,4943537613</text:p>
          </table:table-cell>
        </table:table-row>
        <table:table-row>
          <table:table-cell office:value-type="float" office:value="0.5367093793989928">
            <text:p>0,5367093794</text:p>
          </table:table-cell>
          <table:table-cell office:value-type="float" office:value="0.2673954822695994">
            <text:p>0,2673954823</text:p>
          </table:table-cell>
        </table:table-row>
        <table:table-row>
          <table:table-cell office:value-type="float" office:value="0.6197832527566579">
            <text:p>0,6197832528</text:p>
          </table:table-cell>
          <table:table-cell office:value-type="float" office:value="0.2127368592670822">
            <text:p>0,2127368593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8234457987454339">
            <text:p>0,8234457987</text:p>
          </table:table-cell>
          <table:table-cell office:value-type="float" office:value="0.09256085672622993">
            <text:p>0,0925608567</text:p>
          </table:table-cell>
        </table:table-row>
        <table:table-row>
          <table:table-cell office:value-type="float" office:value="0.7402438711289675">
            <text:p>0,7402438711</text:p>
          </table:table-cell>
          <table:table-cell office:value-type="float" office:value="0.13962573775770848">
            <text:p>0,1396257378</text:p>
          </table:table-cell>
        </table:table-row>
        <table:table-row>
          <table:table-cell office:value-type="float" office:value="0.11647644380198471">
            <text:p>0,1164764438</text:p>
          </table:table-cell>
          <table:table-cell office:value-type="float" office:value="0.6587135458269919">
            <text:p>0,6587135458</text:p>
          </table:table-cell>
        </table:table-row>
        <table:table-row>
          <table:table-cell office:value-type="float" office:value="0.4488311017598615">
            <text:p>0,4488311018</text:p>
          </table:table-cell>
          <table:table-cell office:value-type="float" office:value="0.3300514185701551">
            <text:p>0,3300514186</text:p>
          </table:table-cell>
        </table:table-row>
        <table:table-row>
          <table:table-cell office:value-type="float" office:value="0.22763267076658">
            <text:p>0,2276326708</text:p>
          </table:table-cell>
          <table:table-cell office:value-type="float" office:value="0.52289134280902">
            <text:p>0,5228913428</text:p>
          </table:table-cell>
        </table:table-row>
        <table:table-row>
          <table:table-cell office:value-type="float" office:value="0.6477778235673954">
            <text:p>0,6477778236</text:p>
          </table:table-cell>
          <table:table-cell office:value-type="float" office:value="0.19515354037717514">
            <text:p>0,1951535404</text:p>
          </table:table-cell>
        </table:table-row>
        <table:table-row>
          <table:table-cell office:value-type="float" office:value="0.5034181705338739">
            <text:p>0,5034181705</text:p>
          </table:table-cell>
          <table:table-cell office:value-type="float" office:value="0.29048032406854707">
            <text:p>0,2904803241</text:p>
          </table:table-cell>
        </table:table-row>
        <table:table-row>
          <table:table-cell office:value-type="float" office:value="0.6893478892157137">
            <text:p>0,6893478892</text:p>
          </table:table-cell>
          <table:table-cell office:value-type="float" office:value="0.1697302310599803">
            <text:p>0,1697302311</text:p>
          </table:table-cell>
        </table:table-row>
        <table:table-row>
          <table:table-cell office:value-type="float" office:value="0.13177903776022765">
            <text:p>0,1317790378</text:p>
          </table:table-cell>
          <table:table-cell office:value-type="float" office:value="0.6369861741472818">
            <text:p>0,6369861741</text:p>
          </table:table-cell>
        </table:table-row>
        <table:table-row>
          <table:table-cell office:value-type="float" office:value="0.397133430083204">
            <text:p>0,3971334301</text:p>
          </table:table-cell>
          <table:table-cell office:value-type="float" office:value="0.36981476526087664">
            <text:p>0,36981476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234457987454339">
            <text:p>0,8234457987</text:p>
          </table:table-cell>
          <table:table-cell office:value-type="float" office:value="0.09256085672622993">
            <text:p>0,0925608567</text:p>
          </table:table-cell>
        </table:table-row>
        <table:table-row>
          <table:table-cell office:value-type="float" office:value="0.9502202803153483">
            <text:p>0,9502202803</text:p>
          </table:table-cell>
          <table:table-cell office:value-type="float" office:value="0.025207570651398448">
            <text:p>0,0252075707</text:p>
          </table:table-cell>
        </table:table-row>
        <table:table-row>
          <table:table-cell office:value-type="float" office:value="0.07709336109707376">
            <text:p>0,0770933611</text:p>
          </table:table-cell>
          <table:table-cell office:value-type="float" office:value="0.7223430874314962">
            <text:p>0,7223430874</text:p>
          </table:table-cell>
        </table:table-row>
        <table:table-row>
          <table:table-cell office:value-type="float" office:value="0.31678836771283214">
            <text:p>0,3167883677</text:p>
          </table:table-cell>
          <table:table-cell office:value-type="float" office:value="0.43716044229920004">
            <text:p>0,4371604423</text:p>
          </table:table-cell>
        </table:table-row>
        <table:table-row>
          <table:table-cell office:value-type="float" office:value="0.11647644380198471">
            <text:p>0,1164764438</text:p>
          </table:table-cell>
          <table:table-cell office:value-type="float" office:value="0.6587135458269919">
            <text:p>0,6587135458</text:p>
          </table:table-cell>
        </table:table-row>
        <table:table-row>
          <table:table-cell office:value-type="float" office:value="0.2556781187218406">
            <text:p>0,2556781187</text:p>
          </table:table-cell>
          <table:table-cell office:value-type="float" office:value="0.49435376128973274">
            <text:p>0,4943537613</text:p>
          </table:table-cell>
        </table:table-row>
        <table:table-row>
          <table:table-cell office:value-type="float" office:value="0.6893478892157137">
            <text:p>0,6893478892</text:p>
          </table:table-cell>
          <table:table-cell office:value-type="float" office:value="0.1697302310599803">
            <text:p>0,1697302311</text:p>
          </table:table-cell>
        </table:table-row>
        <table:table-row>
          <table:table-cell office:value-type="float" office:value="0.7702967388356841">
            <text:p>0,7702967388</text:p>
          </table:table-cell>
          <table:table-cell office:value-type="float" office:value="0.12233449490384773">
            <text:p>0,1223344949</text:p>
          </table:table-cell>
        </table:table-row>
        <table:table-row>
          <table:table-cell office:value-type="float" office:value="0.7402438711289675">
            <text:p>0,7402438711</text:p>
          </table:table-cell>
          <table:table-cell office:value-type="float" office:value="0.13962573775770848">
            <text:p>0,1396257378</text:p>
          </table:table-cell>
        </table:table-row>
        <table:table-row>
          <table:table-cell office:value-type="float" office:value="0.13177903776022765">
            <text:p>0,1317790378</text:p>
          </table:table-cell>
          <table:table-cell office:value-type="float" office:value="0.6369861741472818">
            <text:p>0,6369861741</text:p>
          </table:table-cell>
        </table:table-row>
        <table:table-row>
          <table:table-cell office:value-type="float" office:value="0.1911674685842213">
            <text:p>0,1911674686</text:p>
          </table:table-cell>
          <table:table-cell office:value-type="float" office:value="0.5627729782090072">
            <text:p>0,5627729782</text:p>
          </table:table-cell>
        </table:table-row>
        <table:table-row>
          <table:table-cell office:value-type="float" office:value="0.22763267076658">
            <text:p>0,2276326708</text:p>
          </table:table-cell>
          <table:table-cell office:value-type="float" office:value="0.52289134280902">
            <text:p>0,5228913428</text:p>
          </table:table-cell>
        </table:table-row>
        <table:table-row>
          <table:table-cell office:value-type="float" office:value="0.397133430083204">
            <text:p>0,3971334301</text:p>
          </table:table-cell>
          <table:table-cell office:value-type="float" office:value="0.36981476526087664">
            <text:p>0,3698147653</text:p>
          </table:table-cell>
        </table:table-row>
        <table:table-row>
          <table:table-cell office:value-type="float" office:value="0.3540132910203566">
            <text:p>0,354013291</text:p>
          </table:table-cell>
          <table:table-cell office:value-type="float" office:value="0.40500983956005066">
            <text:p>0,4050098396</text:p>
          </table:table-cell>
        </table:table-row>
        <table:table-row>
          <table:table-cell office:value-type="float" office:value="0.04878851109894351">
            <text:p>0,0487885111</text:p>
          </table:table-cell>
          <table:table-cell office:value-type="float" office:value="0.7791187850926578">
            <text:p>0,7791187851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5707463502879639">
            <text:p>0,5707463503</text:p>
          </table:table-cell>
          <table:table-cell office:value-type="float" office:value="0.2445224356157465">
            <text:p>0,244522435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392708085420234">
            <text:p>0,4392708085</text:p>
          </table:table-cell>
          <table:table-cell office:value-type="float" office:value="0.337224918586989">
            <text:p>0,3372249186</text:p>
          </table:table-cell>
        </table:table-row>
        <table:table-row>
          <table:table-cell office:value-type="float" office:value="0.537111801381996">
            <text:p>0,5371118014</text:p>
          </table:table-cell>
          <table:table-cell office:value-type="float" office:value="0.2671208821490436">
            <text:p>0,2671208821</text:p>
          </table:table-cell>
        </table:table-row>
        <table:table-row>
          <table:table-cell office:value-type="float" office:value="0.8349039412149415">
            <text:p>0,8349039412</text:p>
          </table:table-cell>
          <table:table-cell office:value-type="float" office:value="0.08626921841554369">
            <text:p>0,0862692184</text:p>
          </table:table-cell>
        </table:table-row>
        <table:table-row>
          <table:table-cell office:value-type="float" office:value="0.6322236716494213">
            <text:p>0,6322236716</text:p>
          </table:table-cell>
          <table:table-cell office:value-type="float" office:value="0.20487505909484816">
            <text:p>0,2048750591</text:p>
          </table:table-cell>
        </table:table-row>
        <table:table-row>
          <table:table-cell office:value-type="float" office:value="0.9502202803153483">
            <text:p>0,9502202803</text:p>
          </table:table-cell>
          <table:table-cell office:value-type="float" office:value="0.025207570651398448">
            <text:p>0,0252075707</text:p>
          </table:table-cell>
        </table:table-row>
        <table:table-row>
          <table:table-cell office:value-type="float" office:value="0.6893478892157137">
            <text:p>0,6893478892</text:p>
          </table:table-cell>
          <table:table-cell office:value-type="float" office:value="0.1697302310599803">
            <text:p>0,1697302311</text:p>
          </table:table-cell>
        </table:table-row>
        <table:table-row>
          <table:table-cell office:value-type="float" office:value="0.5707463502879639">
            <text:p>0,5707463503</text:p>
          </table:table-cell>
          <table:table-cell office:value-type="float" office:value="0.2445224356157465">
            <text:p>0,2445224356</text:p>
          </table:table-cell>
        </table:table-row>
        <table:table-row>
          <table:table-cell office:value-type="float" office:value="0.07709336109707376">
            <text:p>0,0770933611</text:p>
          </table:table-cell>
          <table:table-cell office:value-type="float" office:value="0.7223430874314962">
            <text:p>0,7223430874</text:p>
          </table:table-cell>
        </table:table-row>
        <table:table-row>
          <table:table-cell office:value-type="float" office:value="0.11647644380198471">
            <text:p>0,1164764438</text:p>
          </table:table-cell>
          <table:table-cell office:value-type="float" office:value="0.6587135458269919">
            <text:p>0,6587135458</text:p>
          </table:table-cell>
        </table:table-row>
        <table:table-row>
          <table:table-cell office:value-type="float" office:value="0.1701851168639923">
            <text:p>0,1701851169</text:p>
          </table:table-cell>
          <table:table-cell office:value-type="float" office:value="0.5874650113457135">
            <text:p>0,5874650113</text:p>
          </table:table-cell>
        </table:table-row>
        <table:table-row>
          <table:table-cell office:value-type="float" office:value="0.7702967388356841">
            <text:p>0,7702967388</text:p>
          </table:table-cell>
          <table:table-cell office:value-type="float" office:value="0.12233449490384773">
            <text:p>0,1223344949</text:p>
          </table:table-cell>
        </table:table-row>
        <table:table-row>
          <table:table-cell office:value-type="float" office:value="0.7402438711289675">
            <text:p>0,7402438711</text:p>
          </table:table-cell>
          <table:table-cell office:value-type="float" office:value="0.13962573775770848">
            <text:p>0,1396257378</text:p>
          </table:table-cell>
        </table:table-row>
        <table:table-row>
          <table:table-cell office:value-type="float" office:value="0.13177903776022765">
            <text:p>0,1317790378</text:p>
          </table:table-cell>
          <table:table-cell office:value-type="float" office:value="0.6369861741472818">
            <text:p>0,6369861741</text:p>
          </table:table-cell>
        </table:table-row>
        <table:table-row>
          <table:table-cell office:value-type="float" office:value="0.8234457987454339">
            <text:p>0,8234457987</text:p>
          </table:table-cell>
          <table:table-cell office:value-type="float" office:value="0.09256085672622993">
            <text:p>0,0925608567</text:p>
          </table:table-cell>
        </table:table-row>
        <table:table-row>
          <table:table-cell office:value-type="float" office:value="0.27349568587165085">
            <text:p>0,2734956859</text:p>
          </table:table-cell>
          <table:table-cell office:value-type="float" office:value="0.4770318500408932">
            <text:p>0,47703185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06390526057699358">
            <text:p>0,0639052606</text:p>
          </table:table-cell>
          <table:table-cell office:value-type="float" office:value="0.747205101758375">
            <text:p>0,747205101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502202803153483">
            <text:p>0,9502202803</text:p>
          </table:table-cell>
          <table:table-cell office:value-type="float" office:value="0.025207570651398448">
            <text:p>0,0252075707</text:p>
          </table:table-cell>
        </table:table-row>
        <table:table-row>
          <table:table-cell office:value-type="float" office:value="0.35438021258312485">
            <text:p>0,3543802126</text:p>
          </table:table-cell>
          <table:table-cell office:value-type="float" office:value="0.40470157686826946">
            <text:p>0,4047015769</text:p>
          </table:table-cell>
        </table:table-row>
        <table:table-row>
          <table:table-cell office:value-type="float" office:value="0.27349568587165085">
            <text:p>0,2734956859</text:p>
          </table:table-cell>
          <table:table-cell office:value-type="float" office:value="0.4770318500408932">
            <text:p>0,47703185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20780875126064874">
            <text:p>0,2078087513</text:p>
          </table:table-cell>
          <table:table-cell office:value-type="float" office:value="0.5441395484793086">
            <text:p>0,5441395485</text:p>
          </table:table-cell>
        </table:table-row>
        <table:table-row>
          <table:table-cell office:value-type="float" office:value="0.5049577431530254">
            <text:p>0,5049577432</text:p>
          </table:table-cell>
          <table:table-cell office:value-type="float" office:value="0.28939621225817724">
            <text:p>0,2893962123</text:p>
          </table:table-cell>
        </table:table-row>
        <table:table-row>
          <table:table-cell office:value-type="float" office:value="0.29824391920190707">
            <text:p>0,2982439192</text:p>
          </table:table-cell>
          <table:table-cell office:value-type="float" office:value="0.45388287043720454">
            <text:p>0,4538828704</text:p>
          </table:table-cell>
        </table:table-row>
        <table:table-row>
          <table:table-cell office:value-type="float" office:value="0.4039037540984885">
            <text:p>0,4039037541</text:p>
          </table:table-cell>
          <table:table-cell office:value-type="float" office:value="0.36446577267743596">
            <text:p>0,3644657727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1701851168639923">
            <text:p>0,1701851169</text:p>
          </table:table-cell>
          <table:table-cell office:value-type="float" office:value="0.5874650113457135">
            <text:p>0,5874650113</text:p>
          </table:table-cell>
        </table:table-row>
        <table:table-row>
          <table:table-cell office:value-type="float" office:value="0.13177903776022765">
            <text:p>0,1317790378</text:p>
          </table:table-cell>
          <table:table-cell office:value-type="float" office:value="0.6369861741472818">
            <text:p>0,6369861741</text:p>
          </table:table-cell>
        </table:table-row>
        <table:table-row>
          <table:table-cell office:value-type="float" office:value="0.4392708085420234">
            <text:p>0,4392708085</text:p>
          </table:table-cell>
          <table:table-cell office:value-type="float" office:value="0.337224918586989">
            <text:p>0,3372249186</text:p>
          </table:table-cell>
        </table:table-row>
        <table:table-row>
          <table:table-cell office:value-type="float" office:value="0.5905290789771799">
            <text:p>0,590529079</text:p>
          </table:table-cell>
          <table:table-cell office:value-type="float" office:value="0.2315411013091332">
            <text:p>0,2315411013</text:p>
          </table:table-cell>
        </table:table-row>
        <table:table-row>
          <table:table-cell office:value-type="float" office:value="0.06390526057699358">
            <text:p>0,0639052606</text:p>
          </table:table-cell>
          <table:table-cell office:value-type="float" office:value="0.747205101758375">
            <text:p>0,7472051018</text:p>
          </table:table-cell>
        </table:table-row>
        <table:table-row>
          <table:table-cell office:value-type="float" office:value="0.6322236716494213">
            <text:p>0,6322236716</text:p>
          </table:table-cell>
          <table:table-cell office:value-type="float" office:value="0.20487505909484816">
            <text:p>0,2048750591</text:p>
          </table:table-cell>
        </table:table-row>
        <table:table-row>
          <table:table-cell office:value-type="float" office:value="0.6475813897747331">
            <text:p>0,6475813898</text:p>
          </table:table-cell>
          <table:table-cell office:value-type="float" office:value="0.19527558147230728">
            <text:p>0,1952755815</text:p>
          </table:table-cell>
        </table:table-row>
        <table:table-row>
          <table:table-cell office:value-type="float" office:value="0.7402438711289675">
            <text:p>0,7402438711</text:p>
          </table:table-cell>
          <table:table-cell office:value-type="float" office:value="0.13962573775770848">
            <text:p>0,139625737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402438711289675">
            <text:p>0,7402438711</text:p>
          </table:table-cell>
          <table:table-cell office:value-type="float" office:value="0.13962573775770848">
            <text:p>0,1396257378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858274998755989">
            <text:p>0,8582749988</text:p>
          </table:table-cell>
          <table:table-cell office:value-type="float" office:value="0.07356867563969482">
            <text:p>0,0735686756</text:p>
          </table:table-cell>
        </table:table-row>
        <table:table-row>
          <table:table-cell office:value-type="float" office:value="0.9502202803153483">
            <text:p>0,9502202803</text:p>
          </table:table-cell>
          <table:table-cell office:value-type="float" office:value="0.025207570651398448">
            <text:p>0,0252075707</text:p>
          </table:table-cell>
        </table:table-row>
        <table:table-row>
          <table:table-cell office:value-type="float" office:value="0.27349568587165085">
            <text:p>0,2734956859</text:p>
          </table:table-cell>
          <table:table-cell office:value-type="float" office:value="0.4770318500408932">
            <text:p>0,47703185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4392708085420234">
            <text:p>0,4392708085</text:p>
          </table:table-cell>
          <table:table-cell office:value-type="float" office:value="0.337224918586989">
            <text:p>0,3372249186</text:p>
          </table:table-cell>
        </table:table-row>
        <table:table-row>
          <table:table-cell office:value-type="float" office:value="0.12088045023149031">
            <text:p>0,1208804502</text:p>
          </table:table-cell>
          <table:table-cell office:value-type="float" office:value="0.6523213405578503">
            <text:p>0,6523213406</text:p>
          </table:table-cell>
        </table:table-row>
        <table:table-row>
          <table:table-cell office:value-type="float" office:value="0.08165227712926376">
            <text:p>0,0816522771</text:p>
          </table:table-cell>
          <table:table-cell office:value-type="float" office:value="0.7142513742303145">
            <text:p>0,7142513742</text:p>
          </table:table-cell>
        </table:table-row>
        <table:table-row>
          <table:table-cell office:value-type="float" office:value="0.5409015958124569">
            <text:p>0,5409015958</text:p>
          </table:table-cell>
          <table:table-cell office:value-type="float" office:value="0.26453987476379326">
            <text:p>0,2645398748</text:p>
          </table:table-cell>
        </table:table-row>
        <table:table-row>
          <table:table-cell office:value-type="float" office:value="0.22366734337902822">
            <text:p>0,2236673434</text:p>
          </table:table-cell>
          <table:table-cell office:value-type="float" office:value="0.5270651806231347">
            <text:p>0,5270651806</text:p>
          </table:table-cell>
        </table:table-row>
        <table:table-row>
          <table:table-cell office:value-type="float" office:value="0.1701851168639923">
            <text:p>0,1701851169</text:p>
          </table:table-cell>
          <table:table-cell office:value-type="float" office:value="0.5874650113457135">
            <text:p>0,5874650113</text:p>
          </table:table-cell>
        </table:table-row>
        <table:table-row>
          <table:table-cell office:value-type="float" office:value="0.4039037540984885">
            <text:p>0,4039037541</text:p>
          </table:table-cell>
          <table:table-cell office:value-type="float" office:value="0.36446577267743596">
            <text:p>0,3644657727</text:p>
          </table:table-cell>
        </table:table-row>
        <table:table-row>
          <table:table-cell office:value-type="float" office:value="0.13177903776022765">
            <text:p>0,1317790378</text:p>
          </table:table-cell>
          <table:table-cell office:value-type="float" office:value="0.6369861741472818">
            <text:p>0,6369861741</text:p>
          </table:table-cell>
        </table:table-row>
        <table:table-row>
          <table:table-cell office:value-type="float" office:value="0.6546189291056159">
            <text:p>0,6546189291</text:p>
          </table:table-cell>
          <table:table-cell office:value-type="float" office:value="0.19091475782485323">
            <text:p>0,1909147578</text:p>
          </table:table-cell>
        </table:table-row>
        <table:table-row>
          <table:table-cell office:value-type="float" office:value="0.49836497437788635">
            <text:p>0,4983649744</text:p>
          </table:table-cell>
          <table:table-cell office:value-type="float" office:value="0.29405030322417003">
            <text:p>0,294050303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8165227712926376">
            <text:p>0,0816522771</text:p>
          </table:table-cell>
          <table:table-cell office:value-type="float" office:value="0.7142513742303145">
            <text:p>0,7142513742</text:p>
          </table:table-cell>
        </table:table-row>
        <table:table-row>
          <table:table-cell office:value-type="float" office:value="0.7402438711289675">
            <text:p>0,7402438711</text:p>
          </table:table-cell>
          <table:table-cell office:value-type="float" office:value="0.13962573775770848">
            <text:p>0,1396257378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3704959578816468">
            <text:p>0,3704959579</text:p>
          </table:table-cell>
          <table:table-cell office:value-type="float" office:value="0.3913162086258196">
            <text:p>0,3913162086</text:p>
          </table:table-cell>
        </table:table-row>
        <table:table-row>
          <table:table-cell office:value-type="float" office:value="0.3035048658483183">
            <text:p>0,3035048658</text:p>
          </table:table-cell>
          <table:table-cell office:value-type="float" office:value="0.44908724297914615">
            <text:p>0,449087243</text:p>
          </table:table-cell>
        </table:table-row>
        <table:table-row>
          <table:table-cell office:value-type="float" office:value="0.6546189291056159">
            <text:p>0,6546189291</text:p>
          </table:table-cell>
          <table:table-cell office:value-type="float" office:value="0.19091475782485323">
            <text:p>0,1909147578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6103795507318801">
            <text:p>0,6103795507</text:p>
          </table:table-cell>
          <table:table-cell office:value-type="float" office:value="0.2187320877369402">
            <text:p>0,2187320877</text:p>
          </table:table-cell>
        </table:table-row>
        <table:table-row>
          <table:table-cell office:value-type="float" office:value="0.4392708085420234">
            <text:p>0,4392708085</text:p>
          </table:table-cell>
          <table:table-cell office:value-type="float" office:value="0.337224918586989">
            <text:p>0,3372249186</text:p>
          </table:table-cell>
        </table:table-row>
        <table:table-row>
          <table:table-cell office:value-type="float" office:value="0.27349568587165085">
            <text:p>0,2734956859</text:p>
          </table:table-cell>
          <table:table-cell office:value-type="float" office:value="0.4770318500408932">
            <text:p>0,47703185</text:p>
          </table:table-cell>
        </table:table-row>
        <table:table-row>
          <table:table-cell office:value-type="float" office:value="0.9068966693170112">
            <text:p>0,9068966693</text:p>
          </table:table-cell>
          <table:table-cell office:value-type="float" office:value="0.04768877497059232">
            <text:p>0,047688775</text:p>
          </table:table-cell>
        </table:table-row>
        <table:table-row>
          <table:table-cell office:value-type="float" office:value="0.49836497437788635">
            <text:p>0,4983649744</text:p>
          </table:table-cell>
          <table:table-cell office:value-type="float" office:value="0.29405030322417003">
            <text:p>0,2940503032</text:p>
          </table:table-cell>
        </table:table-row>
        <table:table-row>
          <table:table-cell office:value-type="float" office:value="0.55761865709562">
            <text:p>0,5576186571</text:p>
          </table:table-cell>
          <table:table-cell office:value-type="float" office:value="0.25326131940576424">
            <text:p>0,2532613194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17262664900618124">
            <text:p>0,172626649</text:p>
          </table:table-cell>
          <table:table-cell office:value-type="float" office:value="0.5845163673426097">
            <text:p>0,5845163673</text:p>
          </table:table-cell>
        </table:table-row>
        <table:table-row>
          <table:table-cell office:value-type="float" office:value="0.22122581123683926">
            <text:p>0,2212258112</text:p>
          </table:table-cell>
          <table:table-cell office:value-type="float" office:value="0.5296535200122794">
            <text:p>0,52965352</text:p>
          </table:table-cell>
        </table:table-row>
        <table:table-row>
          <table:table-cell office:value-type="float" office:value="0.11652193588094945">
            <text:p>0,1165219359</text:p>
          </table:table-cell>
          <table:table-cell office:value-type="float" office:value="0.6586469043923149">
            <text:p>0,658646904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068966693170112">
            <text:p>0,9068966693</text:p>
          </table:table-cell>
          <table:table-cell office:value-type="float" office:value="0.04768877497059232">
            <text:p>0,047688775</text:p>
          </table:table-cell>
        </table:table-row>
        <table:table-row>
          <table:table-cell office:value-type="float" office:value="0.044212552760320066">
            <text:p>0,0442125528</text:p>
          </table:table-cell>
          <table:table-cell office:value-type="float" office:value="0.7897321880070084">
            <text:p>0,789732188</text:p>
          </table:table-cell>
        </table:table-row>
        <table:table-row>
          <table:table-cell office:value-type="float" office:value="0.22122581123683926">
            <text:p>0,2212258112</text:p>
          </table:table-cell>
          <table:table-cell office:value-type="float" office:value="0.5296535200122794">
            <text:p>0,52965352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55761865709562">
            <text:p>0,5576186571</text:p>
          </table:table-cell>
          <table:table-cell office:value-type="float" office:value="0.25326131940576424">
            <text:p>0,2532613194</text:p>
          </table:table-cell>
        </table:table-row>
        <table:table-row>
          <table:table-cell office:value-type="float" office:value="0.49836497437788635">
            <text:p>0,4983649744</text:p>
          </table:table-cell>
          <table:table-cell office:value-type="float" office:value="0.29405030322417003">
            <text:p>0,2940503032</text:p>
          </table:table-cell>
        </table:table-row>
        <table:table-row>
          <table:table-cell office:value-type="float" office:value="0.08165227712926376">
            <text:p>0,0816522771</text:p>
          </table:table-cell>
          <table:table-cell office:value-type="float" office:value="0.7142513742303145">
            <text:p>0,7142513742</text:p>
          </table:table-cell>
        </table:table-row>
        <table:table-row>
          <table:table-cell office:value-type="float" office:value="0.17262664900618124">
            <text:p>0,172626649</text:p>
          </table:table-cell>
          <table:table-cell office:value-type="float" office:value="0.5845163673426097">
            <text:p>0,5845163673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41906984846219053">
            <text:p>0,4190698485</text:p>
          </table:table-cell>
          <table:table-cell office:value-type="float" office:value="0.35264395541387694">
            <text:p>0,3526439554</text:p>
          </table:table-cell>
        </table:table-row>
        <table:table-row>
          <table:table-cell office:value-type="float" office:value="0.4392708085420234">
            <text:p>0,4392708085</text:p>
          </table:table-cell>
          <table:table-cell office:value-type="float" office:value="0.337224918586989">
            <text:p>0,3372249186</text:p>
          </table:table-cell>
        </table:table-row>
        <table:table-row>
          <table:table-cell office:value-type="float" office:value="0.3035048658483183">
            <text:p>0,3035048658</text:p>
          </table:table-cell>
          <table:table-cell office:value-type="float" office:value="0.44908724297914615">
            <text:p>0,449087243</text:p>
          </table:table-cell>
        </table:table-row>
        <table:table-row>
          <table:table-cell office:value-type="float" office:value="0.33177240152655707">
            <text:p>0,3317724015</text:p>
          </table:table-cell>
          <table:table-cell office:value-type="float" office:value="0.4240031236833336">
            <text:p>0,4240031237</text:p>
          </table:table-cell>
        </table:table-row>
        <table:table-row>
          <table:table-cell office:value-type="float" office:value="0.7920999198003713">
            <text:p>0,7920999198</text:p>
          </table:table-cell>
          <table:table-cell office:value-type="float" office:value="0.11000004505597227">
            <text:p>0,1100000451</text:p>
          </table:table-cell>
        </table:table-row>
        <table:table-row>
          <table:table-cell office:value-type="float" office:value="0.5212222088444429">
            <text:p>0,5212222088</text:p>
          </table:table-cell>
          <table:table-cell office:value-type="float" office:value="0.27804279292714107">
            <text:p>0,2780427929</text:p>
          </table:table-cell>
        </table:table-row>
        <table:table-row>
          <table:table-cell office:value-type="float" office:value="0.11652193588094945">
            <text:p>0,1165219359</text:p>
          </table:table-cell>
          <table:table-cell office:value-type="float" office:value="0.6586469043923149">
            <text:p>0,6586469044</text:p>
          </table:table-cell>
        </table:table-row>
        <table:table-row>
          <table:table-cell office:value-type="float" office:value="0.3704959578816468">
            <text:p>0,3704959579</text:p>
          </table:table-cell>
          <table:table-cell office:value-type="float" office:value="0.3913162086258196">
            <text:p>0,39131620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997558591771363">
            <text:p>0,5997558592</text:p>
          </table:table-cell>
          <table:table-cell office:value-type="float" office:value="0.22556093901641538">
            <text:p>0,225560939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3035048658483183">
            <text:p>0,3035048658</text:p>
          </table:table-cell>
          <table:table-cell office:value-type="float" office:value="0.44908724297914615">
            <text:p>0,449087243</text:p>
          </table:table-cell>
        </table:table-row>
        <table:table-row>
          <table:table-cell office:value-type="float" office:value="0.08165227712926376">
            <text:p>0,0816522771</text:p>
          </table:table-cell>
          <table:table-cell office:value-type="float" office:value="0.7142513742303145">
            <text:p>0,7142513742</text:p>
          </table:table-cell>
        </table:table-row>
        <table:table-row>
          <table:table-cell office:value-type="float" office:value="0.22622608400205624">
            <text:p>0,226226084</text:p>
          </table:table-cell>
          <table:table-cell office:value-type="float" office:value="0.5243677008422827">
            <text:p>0,5243677008</text:p>
          </table:table-cell>
        </table:table-row>
        <table:table-row>
          <table:table-cell office:value-type="float" office:value="0.9068966693170112">
            <text:p>0,9068966693</text:p>
          </table:table-cell>
          <table:table-cell office:value-type="float" office:value="0.04768877497059232">
            <text:p>0,047688775</text:p>
          </table:table-cell>
        </table:table-row>
        <table:table-row>
          <table:table-cell office:value-type="float" office:value="0.17262664900618124">
            <text:p>0,172626649</text:p>
          </table:table-cell>
          <table:table-cell office:value-type="float" office:value="0.5845163673426097">
            <text:p>0,5845163673</text:p>
          </table:table-cell>
        </table:table-row>
        <table:table-row>
          <table:table-cell office:value-type="float" office:value="0.1535252425456264">
            <text:p>0,1535252425</text:p>
          </table:table-cell>
          <table:table-cell office:value-type="float" office:value="0.6081770265213813">
            <text:p>0,6081770265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4392708085420234">
            <text:p>0,4392708085</text:p>
          </table:table-cell>
          <table:table-cell office:value-type="float" office:value="0.337224918586989">
            <text:p>0,3372249186</text:p>
          </table:table-cell>
        </table:table-row>
        <table:table-row>
          <table:table-cell office:value-type="float" office:value="0.21814520331477655">
            <text:p>0,2181452033</text:p>
          </table:table-cell>
          <table:table-cell office:value-type="float" office:value="0.5329398290211671">
            <text:p>0,532939829</text:p>
          </table:table-cell>
        </table:table-row>
        <table:table-row>
          <table:table-cell office:value-type="float" office:value="0.55761865709562">
            <text:p>0,5576186571</text:p>
          </table:table-cell>
          <table:table-cell office:value-type="float" office:value="0.25326131940576424">
            <text:p>0,2532613194</text:p>
          </table:table-cell>
        </table:table-row>
        <table:table-row>
          <table:table-cell office:value-type="float" office:value="0.11652193588094945">
            <text:p>0,1165219359</text:p>
          </table:table-cell>
          <table:table-cell office:value-type="float" office:value="0.6586469043923149">
            <text:p>0,6586469044</text:p>
          </table:table-cell>
        </table:table-row>
        <table:table-row>
          <table:table-cell office:value-type="float" office:value="0.8948680682228589">
            <text:p>0,8948680682</text:p>
          </table:table-cell>
          <table:table-cell office:value-type="float" office:value="0.05402533425949563">
            <text:p>0,0540253343</text:p>
          </table:table-cell>
        </table:table-row>
        <table:table-row>
          <table:table-cell office:value-type="float" office:value="0.7920999198003713">
            <text:p>0,7920999198</text:p>
          </table:table-cell>
          <table:table-cell office:value-type="float" office:value="0.11000004505597227">
            <text:p>0,1100000451</text:p>
          </table:table-cell>
        </table:table-row>
        <table:table-row>
          <table:table-cell office:value-type="float" office:value="0.3704959578816468">
            <text:p>0,3704959579</text:p>
          </table:table-cell>
          <table:table-cell office:value-type="float" office:value="0.3913162086258196">
            <text:p>0,39131620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82962897863778">
            <text:p>0,6829628979</text:p>
          </table:table-cell>
          <table:table-cell office:value-type="float" office:value="0.17358430686259474">
            <text:p>0,1735843069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9068966693170112">
            <text:p>0,9068966693</text:p>
          </table:table-cell>
          <table:table-cell office:value-type="float" office:value="0.04768877497059232">
            <text:p>0,047688775</text:p>
          </table:table-cell>
        </table:table-row>
        <table:table-row>
          <table:table-cell office:value-type="float" office:value="0.17262664900618124">
            <text:p>0,172626649</text:p>
          </table:table-cell>
          <table:table-cell office:value-type="float" office:value="0.5845163673426097">
            <text:p>0,5845163673</text:p>
          </table:table-cell>
        </table:table-row>
        <table:table-row>
          <table:table-cell office:value-type="float" office:value="0.6016024194448313">
            <text:p>0,6016024194</text:p>
          </table:table-cell>
          <table:table-cell office:value-type="float" office:value="0.2243696631482035">
            <text:p>0,2243696631</text:p>
          </table:table-cell>
        </table:table-row>
        <table:table-row>
          <table:table-cell office:value-type="float" office:value="0.11652193588094945">
            <text:p>0,1165219359</text:p>
          </table:table-cell>
          <table:table-cell office:value-type="float" office:value="0.6586469043923149">
            <text:p>0,6586469044</text:p>
          </table:table-cell>
        </table:table-row>
        <table:table-row>
          <table:table-cell office:value-type="float" office:value="0.24663367853596144">
            <text:p>0,2466336785</text:p>
          </table:table-cell>
          <table:table-cell office:value-type="float" office:value="0.5033777305275553">
            <text:p>0,5033777305</text:p>
          </table:table-cell>
        </table:table-row>
        <table:table-row>
          <table:table-cell office:value-type="float" office:value="0.1535252425456264">
            <text:p>0,1535252425</text:p>
          </table:table-cell>
          <table:table-cell office:value-type="float" office:value="0.6081770265213813">
            <text:p>0,6081770265</text:p>
          </table:table-cell>
        </table:table-row>
        <table:table-row>
          <table:table-cell office:value-type="float" office:value="0.3969297765492451">
            <text:p>0,3969297765</text:p>
          </table:table-cell>
          <table:table-cell office:value-type="float" office:value="0.3699763682612809">
            <text:p>0,3699763683</text:p>
          </table:table-cell>
        </table:table-row>
        <table:table-row>
          <table:table-cell office:value-type="float" office:value="0.7880043027041568">
            <text:p>0,7880043027</text:p>
          </table:table-cell>
          <table:table-cell office:value-type="float" office:value="0.11230393562652496">
            <text:p>0,1123039356</text:p>
          </table:table-cell>
        </table:table-row>
        <table:table-row>
          <table:table-cell office:value-type="float" office:value="0.21814520331477655">
            <text:p>0,2181452033</text:p>
          </table:table-cell>
          <table:table-cell office:value-type="float" office:value="0.5329398290211671">
            <text:p>0,532939829</text:p>
          </table:table-cell>
        </table:table-row>
        <table:table-row>
          <table:table-cell office:value-type="float" office:value="0.2926818473162417">
            <text:p>0,2926818473</text:p>
          </table:table-cell>
          <table:table-cell office:value-type="float" office:value="0.45899921689867984">
            <text:p>0,4589992169</text:p>
          </table:table-cell>
        </table:table-row>
        <table:table-row>
          <table:table-cell office:value-type="float" office:value="0.4392708085420234">
            <text:p>0,4392708085</text:p>
          </table:table-cell>
          <table:table-cell office:value-type="float" office:value="0.337224918586989">
            <text:p>0,3372249186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3704959578816468">
            <text:p>0,3704959579</text:p>
          </table:table-cell>
          <table:table-cell office:value-type="float" office:value="0.3913162086258196">
            <text:p>0,3913162086</text:p>
          </table:table-cell>
        </table:table-row>
        <table:table-row>
          <table:table-cell office:value-type="float" office:value="0.07921369860362623">
            <text:p>0,0792136986</text:p>
          </table:table-cell>
          <table:table-cell office:value-type="float" office:value="0.7185507175286705">
            <text:p>0,718550717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068966693170112">
            <text:p>0,9068966693</text:p>
          </table:table-cell>
          <table:table-cell office:value-type="float" office:value="0.04768877497059232">
            <text:p>0,047688775</text:p>
          </table:table-cell>
        </table:table-row>
        <table:table-row>
          <table:table-cell office:value-type="float" office:value="0.7880043027041568">
            <text:p>0,7880043027</text:p>
          </table:table-cell>
          <table:table-cell office:value-type="float" office:value="0.11230393562652496">
            <text:p>0,1123039356</text:p>
          </table:table-cell>
        </table:table-row>
        <table:table-row>
          <table:table-cell office:value-type="float" office:value="0.07921369860362623">
            <text:p>0,0792136986</text:p>
          </table:table-cell>
          <table:table-cell office:value-type="float" office:value="0.7185507175286705">
            <text:p>0,7185507175</text:p>
          </table:table-cell>
        </table:table-row>
        <table:table-row>
          <table:table-cell office:value-type="float" office:value="0.11652193588094945">
            <text:p>0,1165219359</text:p>
          </table:table-cell>
          <table:table-cell office:value-type="float" office:value="0.6586469043923149">
            <text:p>0,6586469044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3431576213328653">
            <text:p>0,3431576213</text:p>
          </table:table-cell>
          <table:table-cell office:value-type="float" office:value="0.4142034300775863">
            <text:p>0,4142034301</text:p>
          </table:table-cell>
        </table:table-row>
        <table:table-row>
          <table:table-cell office:value-type="float" office:value="0.4392708085420234">
            <text:p>0,4392708085</text:p>
          </table:table-cell>
          <table:table-cell office:value-type="float" office:value="0.337224918586989">
            <text:p>0,3372249186</text:p>
          </table:table-cell>
        </table:table-row>
        <table:table-row>
          <table:table-cell office:value-type="float" office:value="0.5296223826457402">
            <text:p>0,5296223826</text:p>
          </table:table-cell>
          <table:table-cell office:value-type="float" office:value="0.27224840594764743">
            <text:p>0,2722484059</text:p>
          </table:table-cell>
        </table:table-row>
        <table:table-row>
          <table:table-cell office:value-type="float" office:value="0.3969297765492451">
            <text:p>0,3969297765</text:p>
          </table:table-cell>
          <table:table-cell office:value-type="float" office:value="0.3699763682612809">
            <text:p>0,3699763683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596154531298502">
            <text:p>0,5961545313</text:p>
          </table:table-cell>
          <table:table-cell office:value-type="float" office:value="0.2278895601673928">
            <text:p>0,2278895602</text:p>
          </table:table-cell>
        </table:table-row>
        <table:table-row>
          <table:table-cell office:value-type="float" office:value="0.6016024194448313">
            <text:p>0,6016024194</text:p>
          </table:table-cell>
          <table:table-cell office:value-type="float" office:value="0.2243696631482035">
            <text:p>0,2243696631</text:p>
          </table:table-cell>
        </table:table-row>
        <table:table-row>
          <table:table-cell office:value-type="float" office:value="0.6629213981089705">
            <text:p>0,6629213981</text:p>
          </table:table-cell>
          <table:table-cell office:value-type="float" office:value="0.18580014854522942">
            <text:p>0,1858001485</text:p>
          </table:table-cell>
        </table:table-row>
        <table:table-row>
          <table:table-cell office:value-type="float" office:value="0.1535252425456264">
            <text:p>0,1535252425</text:p>
          </table:table-cell>
          <table:table-cell office:value-type="float" office:value="0.6081770265213813">
            <text:p>0,6081770265</text:p>
          </table:table-cell>
        </table:table-row>
        <table:table-row>
          <table:table-cell office:value-type="float" office:value="0.3704959578816468">
            <text:p>0,3704959579</text:p>
          </table:table-cell>
          <table:table-cell office:value-type="float" office:value="0.3913162086258196">
            <text:p>0,3913162086</text:p>
          </table:table-cell>
        </table:table-row>
        <table:table-row>
          <table:table-cell office:value-type="float" office:value="0.2953738894834867">
            <text:p>0,2953738895</text:p>
          </table:table-cell>
          <table:table-cell office:value-type="float" office:value="0.4565168912620313">
            <text:p>0,456516891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953738894834867">
            <text:p>0,2953738895</text:p>
          </table:table-cell>
          <table:table-cell office:value-type="float" office:value="0.4565168912620313">
            <text:p>0,4565168913</text:p>
          </table:table-cell>
        </table:table-row>
        <table:table-row>
          <table:table-cell office:value-type="float" office:value="0.1535252425456264">
            <text:p>0,1535252425</text:p>
          </table:table-cell>
          <table:table-cell office:value-type="float" office:value="0.6081770265213813">
            <text:p>0,6081770265</text:p>
          </table:table-cell>
        </table:table-row>
        <table:table-row>
          <table:table-cell office:value-type="float" office:value="0.6629213981089705">
            <text:p>0,6629213981</text:p>
          </table:table-cell>
          <table:table-cell office:value-type="float" office:value="0.18580014854522942">
            <text:p>0,1858001485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9068966693170112">
            <text:p>0,9068966693</text:p>
          </table:table-cell>
          <table:table-cell office:value-type="float" office:value="0.04768877497059232">
            <text:p>0,047688775</text:p>
          </table:table-cell>
        </table:table-row>
        <table:table-row>
          <table:table-cell office:value-type="float" office:value="0.5296223826457402">
            <text:p>0,5296223826</text:p>
          </table:table-cell>
          <table:table-cell office:value-type="float" office:value="0.27224840594764743">
            <text:p>0,2722484059</text:p>
          </table:table-cell>
        </table:table-row>
        <table:table-row>
          <table:table-cell office:value-type="float" office:value="0.11652193588094945">
            <text:p>0,1165219359</text:p>
          </table:table-cell>
          <table:table-cell office:value-type="float" office:value="0.6586469043923149">
            <text:p>0,6586469044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07921369860362623">
            <text:p>0,0792136986</text:p>
          </table:table-cell>
          <table:table-cell office:value-type="float" office:value="0.7185507175286705">
            <text:p>0,7185507175</text:p>
          </table:table-cell>
        </table:table-row>
        <table:table-row>
          <table:table-cell office:value-type="float" office:value="0.596154531298502">
            <text:p>0,5961545313</text:p>
          </table:table-cell>
          <table:table-cell office:value-type="float" office:value="0.2278895601673928">
            <text:p>0,2278895602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46990549577869717">
            <text:p>0,4699054958</text:p>
          </table:table-cell>
          <table:table-cell office:value-type="float" office:value="0.3145034677121282">
            <text:p>0,3145034677</text:p>
          </table:table-cell>
        </table:table-row>
        <table:table-row>
          <table:table-cell office:value-type="float" office:value="0.6016024194448313">
            <text:p>0,6016024194</text:p>
          </table:table-cell>
          <table:table-cell office:value-type="float" office:value="0.2243696631482035">
            <text:p>0,2243696631</text:p>
          </table:table-cell>
        </table:table-row>
        <table:table-row>
          <table:table-cell office:value-type="float" office:value="0.3431576213328653">
            <text:p>0,3431576213</text:p>
          </table:table-cell>
          <table:table-cell office:value-type="float" office:value="0.4142034300775863">
            <text:p>0,4142034301</text:p>
          </table:table-cell>
        </table:table-row>
        <table:table-row>
          <table:table-cell office:value-type="float" office:value="0.7906225666994394">
            <text:p>0,7906225667</text:p>
          </table:table-cell>
          <table:table-cell office:value-type="float" office:value="0.11083040610947592">
            <text:p>0,1108304061</text:p>
          </table:table-cell>
        </table:table-row>
        <table:table-row>
          <table:table-cell office:value-type="float" office:value="0.12956898696833608">
            <text:p>0,129568987</text:p>
          </table:table-cell>
          <table:table-cell office:value-type="float" office:value="0.640043076232258">
            <text:p>0,6400430762</text:p>
          </table:table-cell>
        </table:table-row>
        <table:table-row>
          <table:table-cell office:value-type="float" office:value="0.7397759719002224">
            <text:p>0,7397759719</text:p>
          </table:table-cell>
          <table:table-cell office:value-type="float" office:value="0.13989769684053144">
            <text:p>0,139897696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953738894834867">
            <text:p>0,2953738895</text:p>
          </table:table-cell>
          <table:table-cell office:value-type="float" office:value="0.4565168912620313">
            <text:p>0,4565168913</text:p>
          </table:table-cell>
        </table:table-row>
        <table:table-row>
          <table:table-cell office:value-type="float" office:value="0.41892525754070464">
            <text:p>0,4189252575</text:p>
          </table:table-cell>
          <table:table-cell office:value-type="float" office:value="0.35275564309860175">
            <text:p>0,3527556431</text:p>
          </table:table-cell>
        </table:table-row>
        <table:table-row>
          <table:table-cell office:value-type="float" office:value="0.211229676849849">
            <text:p>0,2112296768</text:p>
          </table:table-cell>
          <table:table-cell office:value-type="float" office:value="0.5404027014332557">
            <text:p>0,5404027014</text:p>
          </table:table-cell>
        </table:table-row>
        <table:table-row>
          <table:table-cell office:value-type="float" office:value="0.9068966693170112">
            <text:p>0,9068966693</text:p>
          </table:table-cell>
          <table:table-cell office:value-type="float" office:value="0.04768877497059232">
            <text:p>0,047688775</text:p>
          </table:table-cell>
        </table:table-row>
        <table:table-row>
          <table:table-cell office:value-type="float" office:value="0.5296223826457402">
            <text:p>0,5296223826</text:p>
          </table:table-cell>
          <table:table-cell office:value-type="float" office:value="0.27224840594764743">
            <text:p>0,2722484059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07921369860362623">
            <text:p>0,0792136986</text:p>
          </table:table-cell>
          <table:table-cell office:value-type="float" office:value="0.7185507175286705">
            <text:p>0,7185507175</text:p>
          </table:table-cell>
        </table:table-row>
        <table:table-row>
          <table:table-cell office:value-type="float" office:value="0.3463541277214792">
            <text:p>0,3463541277</text:p>
          </table:table-cell>
          <table:table-cell office:value-type="float" office:value="0.4114814125947429">
            <text:p>0,4114814126</text:p>
          </table:table-cell>
        </table:table-row>
        <table:table-row>
          <table:table-cell office:value-type="float" office:value="0.11652193588094945">
            <text:p>0,1165219359</text:p>
          </table:table-cell>
          <table:table-cell office:value-type="float" office:value="0.6586469043923149">
            <text:p>0,6586469044</text:p>
          </table:table-cell>
        </table:table-row>
        <table:table-row>
          <table:table-cell office:value-type="float" office:value="0.19803485280444372">
            <text:p>0,1980348528</text:p>
          </table:table-cell>
          <table:table-cell office:value-type="float" office:value="0.554988929570911">
            <text:p>0,5549889296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7906225666994394">
            <text:p>0,7906225667</text:p>
          </table:table-cell>
          <table:table-cell office:value-type="float" office:value="0.11083040610947592">
            <text:p>0,1108304061</text:p>
          </table:table-cell>
        </table:table-row>
        <table:table-row>
          <table:table-cell office:value-type="float" office:value="0.5837587365853442">
            <text:p>0,5837587366</text:p>
          </table:table-cell>
          <table:table-cell office:value-type="float" office:value="0.2359589431284833">
            <text:p>0,2359589431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1575161634717428">
            <text:p>0,1575161635</text:p>
          </table:table-cell>
          <table:table-cell office:value-type="float" office:value="0.6031169398024869">
            <text:p>0,6031169398</text:p>
          </table:table-cell>
        </table:table-row>
        <table:table-row>
          <table:table-cell office:value-type="float" office:value="0.49680946698861345">
            <text:p>0,496809467</text:p>
          </table:table-cell>
          <table:table-cell office:value-type="float" office:value="0.2951528768671795">
            <text:p>0,2951528769</text:p>
          </table:table-cell>
        </table:table-row>
        <table:table-row>
          <table:table-cell office:value-type="float" office:value="0.0651368435418699">
            <text:p>0,0651368435</text:p>
          </table:table-cell>
          <table:table-cell office:value-type="float" office:value="0.7447807931564125">
            <text:p>0,744780793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805264696546975">
            <text:p>0,6805264697</text:p>
          </table:table-cell>
          <table:table-cell office:value-type="float" office:value="0.17505971752211202">
            <text:p>0,1750597175</text:p>
          </table:table-cell>
        </table:table-row>
        <table:table-row>
          <table:table-cell office:value-type="float" office:value="0.5837587365853442">
            <text:p>0,5837587366</text:p>
          </table:table-cell>
          <table:table-cell office:value-type="float" office:value="0.2359589431284833">
            <text:p>0,2359589431</text:p>
          </table:table-cell>
        </table:table-row>
        <table:table-row>
          <table:table-cell office:value-type="float" office:value="0.1575161634717428">
            <text:p>0,1575161635</text:p>
          </table:table-cell>
          <table:table-cell office:value-type="float" office:value="0.6031169398024869">
            <text:p>0,6031169398</text:p>
          </table:table-cell>
        </table:table-row>
        <table:table-row>
          <table:table-cell office:value-type="float" office:value="0.49680946698861345">
            <text:p>0,496809467</text:p>
          </table:table-cell>
          <table:table-cell office:value-type="float" office:value="0.2951528768671795">
            <text:p>0,2951528769</text:p>
          </table:table-cell>
        </table:table-row>
        <table:table-row>
          <table:table-cell office:value-type="float" office:value="0.41892525754070464">
            <text:p>0,4189252575</text:p>
          </table:table-cell>
          <table:table-cell office:value-type="float" office:value="0.35275564309860175">
            <text:p>0,3527556431</text:p>
          </table:table-cell>
        </table:table-row>
        <table:table-row>
          <table:table-cell office:value-type="float" office:value="0.7906225666994394">
            <text:p>0,7906225667</text:p>
          </table:table-cell>
          <table:table-cell office:value-type="float" office:value="0.11083040610947592">
            <text:p>0,1108304061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9286990866321663">
            <text:p>0,9286990866</text:p>
          </table:table-cell>
          <table:table-cell office:value-type="float" office:value="0.03630965210179349">
            <text:p>0,0363096521</text:p>
          </table:table-cell>
        </table:table-row>
        <table:table-row>
          <table:table-cell office:value-type="float" office:value="0.11652193588094945">
            <text:p>0,1165219359</text:p>
          </table:table-cell>
          <table:table-cell office:value-type="float" office:value="0.6586469043923149">
            <text:p>0,6586469044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9068966693170112">
            <text:p>0,9068966693</text:p>
          </table:table-cell>
          <table:table-cell office:value-type="float" office:value="0.04768877497059232">
            <text:p>0,047688775</text:p>
          </table:table-cell>
        </table:table-row>
        <table:table-row>
          <table:table-cell office:value-type="float" office:value="0.1010294479908863">
            <text:p>0,101029448</text:p>
          </table:table-cell>
          <table:table-cell office:value-type="float" office:value="0.6821487014484819">
            <text:p>0,6821487014</text:p>
          </table:table-cell>
        </table:table-row>
        <table:table-row>
          <table:table-cell office:value-type="float" office:value="0.19803485280444372">
            <text:p>0,1980348528</text:p>
          </table:table-cell>
          <table:table-cell office:value-type="float" office:value="0.554988929570911">
            <text:p>0,5549889296</text:p>
          </table:table-cell>
        </table:table-row>
        <table:table-row>
          <table:table-cell office:value-type="float" office:value="0.2511838100570025">
            <text:p>0,2511838101</text:p>
          </table:table-cell>
          <table:table-cell office:value-type="float" office:value="0.49881758804103815">
            <text:p>0,498817588</text:p>
          </table:table-cell>
        </table:table-row>
        <table:table-row>
          <table:table-cell office:value-type="float" office:value="0.8619234800672732">
            <text:p>0,8619234801</text:p>
          </table:table-cell>
          <table:table-cell office:value-type="float" office:value="0.0716016587330236">
            <text:p>0,0716016587</text:p>
          </table:table-cell>
        </table:table-row>
        <table:table-row>
          <table:table-cell office:value-type="float" office:value="0.2716259348080562">
            <text:p>0,2716259348</text:p>
          </table:table-cell>
          <table:table-cell office:value-type="float" office:value="0.4788225495974944">
            <text:p>0,478822549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9680946698861345">
            <text:p>0,496809467</text:p>
          </table:table-cell>
          <table:table-cell office:value-type="float" office:value="0.2951528768671795">
            <text:p>0,2951528769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5837587365853442">
            <text:p>0,5837587366</text:p>
          </table:table-cell>
          <table:table-cell office:value-type="float" office:value="0.2359589431284833">
            <text:p>0,2359589431</text:p>
          </table:table-cell>
        </table:table-row>
        <table:table-row>
          <table:table-cell office:value-type="float" office:value="0.41892525754070464">
            <text:p>0,4189252575</text:p>
          </table:table-cell>
          <table:table-cell office:value-type="float" office:value="0.35275564309860175">
            <text:p>0,3527556431</text:p>
          </table:table-cell>
        </table:table-row>
        <table:table-row>
          <table:table-cell office:value-type="float" office:value="0.0977762261654157">
            <text:p>0,0977762262</text:p>
          </table:table-cell>
          <table:table-cell office:value-type="float" office:value="0.6873080970581175">
            <text:p>0,6873080971</text:p>
          </table:table-cell>
        </table:table-row>
        <table:table-row>
          <table:table-cell office:value-type="float" office:value="0.2511838100570025">
            <text:p>0,2511838101</text:p>
          </table:table-cell>
          <table:table-cell office:value-type="float" office:value="0.49881758804103815">
            <text:p>0,498817588</text:p>
          </table:table-cell>
        </table:table-row>
        <table:table-row>
          <table:table-cell office:value-type="float" office:value="0.19803485280444372">
            <text:p>0,1980348528</text:p>
          </table:table-cell>
          <table:table-cell office:value-type="float" office:value="0.554988929570911">
            <text:p>0,5549889296</text:p>
          </table:table-cell>
        </table:table-row>
        <table:table-row>
          <table:table-cell office:value-type="float" office:value="0.2716259348080562">
            <text:p>0,2716259348</text:p>
          </table:table-cell>
          <table:table-cell office:value-type="float" office:value="0.4788225495974944">
            <text:p>0,4788225496</text:p>
          </table:table-cell>
        </table:table-row>
        <table:table-row>
          <table:table-cell office:value-type="float" office:value="0.1575161634717428">
            <text:p>0,1575161635</text:p>
          </table:table-cell>
          <table:table-cell office:value-type="float" office:value="0.6031169398024869">
            <text:p>0,6031169398</text:p>
          </table:table-cell>
        </table:table-row>
        <table:table-row>
          <table:table-cell office:value-type="float" office:value="0.3287079392916748">
            <text:p>0,3287079393</text:p>
          </table:table-cell>
          <table:table-cell office:value-type="float" office:value="0.42666943279494085">
            <text:p>0,4266694328</text:p>
          </table:table-cell>
        </table:table-row>
        <table:table-row>
          <table:table-cell office:value-type="float" office:value="0.7829509154500581">
            <text:p>0,7829509155</text:p>
          </table:table-cell>
          <table:table-cell office:value-type="float" office:value="0.11515486357777949">
            <text:p>0,1151548636</text:p>
          </table:table-cell>
        </table:table-row>
        <table:table-row>
          <table:table-cell office:value-type="float" office:value="0.6622891070821482">
            <text:p>0,6622891071</text:p>
          </table:table-cell>
          <table:table-cell office:value-type="float" office:value="0.1861885309961845">
            <text:p>0,186188531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9355737930875991">
            <text:p>0,9355737931</text:p>
          </table:table-cell>
          <table:table-cell office:value-type="float" office:value="0.03274936387325178">
            <text:p>0,0327493639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7906225666994394">
            <text:p>0,7906225667</text:p>
          </table:table-cell>
          <table:table-cell office:value-type="float" office:value="0.11083040610947592">
            <text:p>0,1108304061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0977762261654157">
            <text:p>0,0977762262</text:p>
          </table:table-cell>
          <table:table-cell office:value-type="float" office:value="0.6873080970581175">
            <text:p>0,6873080971</text:p>
          </table:table-cell>
        </table:table-row>
        <table:table-row>
          <table:table-cell office:value-type="float" office:value="0.49680946698861345">
            <text:p>0,496809467</text:p>
          </table:table-cell>
          <table:table-cell office:value-type="float" office:value="0.2951528768671795">
            <text:p>0,2951528769</text:p>
          </table:table-cell>
        </table:table-row>
        <table:table-row>
          <table:table-cell office:value-type="float" office:value="0.41892525754070464">
            <text:p>0,4189252575</text:p>
          </table:table-cell>
          <table:table-cell office:value-type="float" office:value="0.35275564309860175">
            <text:p>0,3527556431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9355737930875991">
            <text:p>0,9355737931</text:p>
          </table:table-cell>
          <table:table-cell office:value-type="float" office:value="0.03274936387325178">
            <text:p>0,0327493639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7829509154500581">
            <text:p>0,7829509155</text:p>
          </table:table-cell>
          <table:table-cell office:value-type="float" office:value="0.11515486357777949">
            <text:p>0,1151548636</text:p>
          </table:table-cell>
        </table:table-row>
        <table:table-row>
          <table:table-cell office:value-type="float" office:value="0.6109671709226452">
            <text:p>0,6109671709</text:p>
          </table:table-cell>
          <table:table-cell office:value-type="float" office:value="0.21835610990512744">
            <text:p>0,2183561099</text:p>
          </table:table-cell>
        </table:table-row>
        <table:table-row>
          <table:table-cell office:value-type="float" office:value="0.19803485280444372">
            <text:p>0,1980348528</text:p>
          </table:table-cell>
          <table:table-cell office:value-type="float" office:value="0.554988929570911">
            <text:p>0,5549889296</text:p>
          </table:table-cell>
        </table:table-row>
        <table:table-row>
          <table:table-cell office:value-type="float" office:value="0.2511838100570025">
            <text:p>0,2511838101</text:p>
          </table:table-cell>
          <table:table-cell office:value-type="float" office:value="0.49881758804103815">
            <text:p>0,498817588</text:p>
          </table:table-cell>
        </table:table-row>
        <table:table-row>
          <table:table-cell office:value-type="float" office:value="0.20871365085185026">
            <text:p>0,2087136509</text:p>
          </table:table-cell>
          <table:table-cell office:value-type="float" office:value="0.5431481084072758">
            <text:p>0,5431481084</text:p>
          </table:table-cell>
        </table:table-row>
        <table:table-row>
          <table:table-cell office:value-type="float" office:value="0.1575161634717428">
            <text:p>0,1575161635</text:p>
          </table:table-cell>
          <table:table-cell office:value-type="float" office:value="0.6031169398024869">
            <text:p>0,6031169398</text:p>
          </table:table-cell>
        </table:table-row>
        <table:table-row>
          <table:table-cell office:value-type="float" office:value="0.37897750115862056">
            <text:p>0,3789775012</text:p>
          </table:table-cell>
          <table:table-cell office:value-type="float" office:value="0.38438851443575184">
            <text:p>0,3843885144</text:p>
          </table:table-cell>
        </table:table-row>
        <table:table-row>
          <table:table-cell office:value-type="float" office:value="0.9787503468097174">
            <text:p>0,9787503468</text:p>
          </table:table-cell>
          <table:table-cell office:value-type="float" office:value="0.010681877852367738">
            <text:p>0,0106818779</text:p>
          </table:table-cell>
        </table:table-row>
        <table:table-row>
          <table:table-cell office:value-type="float" office:value="0.5501263174251917">
            <text:p>0,5501263174</text:p>
          </table:table-cell>
          <table:table-cell office:value-type="float" office:value="0.25829499298899716">
            <text:p>0,25829499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0977762261654157">
            <text:p>0,0977762262</text:p>
          </table:table-cell>
          <table:table-cell office:value-type="float" office:value="0.6873080970581175">
            <text:p>0,6873080971</text:p>
          </table:table-cell>
        </table:table-row>
        <table:table-row>
          <table:table-cell office:value-type="float" office:value="0.49680946698861345">
            <text:p>0,496809467</text:p>
          </table:table-cell>
          <table:table-cell office:value-type="float" office:value="0.2951528768671795">
            <text:p>0,2951528769</text:p>
          </table:table-cell>
        </table:table-row>
        <table:table-row>
          <table:table-cell office:value-type="float" office:value="0.5501263174251917">
            <text:p>0,5501263174</text:p>
          </table:table-cell>
          <table:table-cell office:value-type="float" office:value="0.25829499298899716">
            <text:p>0,258294993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6294594195305878">
            <text:p>0,6294594195</text:p>
          </table:table-cell>
          <table:table-cell office:value-type="float" office:value="0.20661521344899247">
            <text:p>0,2066152134</text:p>
          </table:table-cell>
        </table:table-row>
        <table:table-row>
          <table:table-cell office:value-type="float" office:value="0.42159399388592145">
            <text:p>0,4215939939</text:p>
          </table:table-cell>
          <table:table-cell office:value-type="float" office:value="0.35069730180298697">
            <text:p>0,3506973018</text:p>
          </table:table-cell>
        </table:table-row>
        <table:table-row>
          <table:table-cell office:value-type="float" office:value="0.8459263536705979">
            <text:p>0,8459263537</text:p>
          </table:table-cell>
          <table:table-cell office:value-type="float" office:value="0.08025745250608429">
            <text:p>0,0802574525</text:p>
          </table:table-cell>
        </table:table-row>
        <table:table-row>
          <table:table-cell office:value-type="float" office:value="0.6109671709226452">
            <text:p>0,6109671709</text:p>
          </table:table-cell>
          <table:table-cell office:value-type="float" office:value="0.21835610990512744">
            <text:p>0,2183561099</text:p>
          </table:table-cell>
        </table:table-row>
        <table:table-row>
          <table:table-cell office:value-type="float" office:value="0.8628193614631666">
            <text:p>0,8628193615</text:p>
          </table:table-cell>
          <table:table-cell office:value-type="float" office:value="0.07111929643082437">
            <text:p>0,0711192964</text:p>
          </table:table-cell>
        </table:table-row>
        <table:table-row>
          <table:table-cell office:value-type="float" office:value="0.9186807852950304">
            <text:p>0,9186807853</text:p>
          </table:table-cell>
          <table:table-cell office:value-type="float" office:value="0.04152163024143818">
            <text:p>0,0415216302</text:p>
          </table:table-cell>
        </table:table-row>
        <table:table-row>
          <table:table-cell office:value-type="float" office:value="0.7829509154500581">
            <text:p>0,7829509155</text:p>
          </table:table-cell>
          <table:table-cell office:value-type="float" office:value="0.11515486357777949">
            <text:p>0,1151548636</text:p>
          </table:table-cell>
        </table:table-row>
        <table:table-row>
          <table:table-cell office:value-type="float" office:value="0.37897750115862056">
            <text:p>0,3789775012</text:p>
          </table:table-cell>
          <table:table-cell office:value-type="float" office:value="0.38438851443575184">
            <text:p>0,3843885144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9787503468097174">
            <text:p>0,9787503468</text:p>
          </table:table-cell>
          <table:table-cell office:value-type="float" office:value="0.010681877852367738">
            <text:p>0,0106818779</text:p>
          </table:table-cell>
        </table:table-row>
        <table:table-row>
          <table:table-cell office:value-type="float" office:value="0.2511838100570025">
            <text:p>0,2511838101</text:p>
          </table:table-cell>
          <table:table-cell office:value-type="float" office:value="0.49881758804103815">
            <text:p>0,498817588</text:p>
          </table:table-cell>
        </table:table-row>
        <table:table-row>
          <table:table-cell office:value-type="float" office:value="0.2971028449940353">
            <text:p>0,297102845</text:p>
          </table:table-cell>
          <table:table-cell office:value-type="float" office:value="0.45492858725297725">
            <text:p>0,454928587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0202191767528144">
            <text:p>0,2020219177</text:p>
          </table:table-cell>
          <table:table-cell office:value-type="float" office:value="0.5505315164827667">
            <text:p>0,5505315165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49680946698861345">
            <text:p>0,496809467</text:p>
          </table:table-cell>
          <table:table-cell office:value-type="float" office:value="0.2951528768671795">
            <text:p>0,2951528769</text:p>
          </table:table-cell>
        </table:table-row>
        <table:table-row>
          <table:table-cell office:value-type="float" office:value="0.42159399388592145">
            <text:p>0,4215939939</text:p>
          </table:table-cell>
          <table:table-cell office:value-type="float" office:value="0.35069730180298697">
            <text:p>0,3506973018</text:p>
          </table:table-cell>
        </table:table-row>
        <table:table-row>
          <table:table-cell office:value-type="float" office:value="0.2511838100570025">
            <text:p>0,2511838101</text:p>
          </table:table-cell>
          <table:table-cell office:value-type="float" office:value="0.49881758804103815">
            <text:p>0,498817588</text:p>
          </table:table-cell>
        </table:table-row>
        <table:table-row>
          <table:table-cell office:value-type="float" office:value="0.34235875100151225">
            <text:p>0,342358751</text:p>
          </table:table-cell>
          <table:table-cell office:value-type="float" office:value="0.4148856940720794">
            <text:p>0,4148856941</text:p>
          </table:table-cell>
        </table:table-row>
        <table:table-row>
          <table:table-cell office:value-type="float" office:value="0.9186807852950304">
            <text:p>0,9186807853</text:p>
          </table:table-cell>
          <table:table-cell office:value-type="float" office:value="0.04152163024143818">
            <text:p>0,0415216302</text:p>
          </table:table-cell>
        </table:table-row>
        <table:table-row>
          <table:table-cell office:value-type="float" office:value="0.04729316068238278">
            <text:p>0,0472931607</text:p>
          </table:table-cell>
          <table:table-cell office:value-type="float" office:value="0.7825300924670662">
            <text:p>0,7825300925</text:p>
          </table:table-cell>
        </table:table-row>
        <table:table-row>
          <table:table-cell office:value-type="float" office:value="0.8628193614631666">
            <text:p>0,8628193615</text:p>
          </table:table-cell>
          <table:table-cell office:value-type="float" office:value="0.07111929643082437">
            <text:p>0,0711192964</text:p>
          </table:table-cell>
        </table:table-row>
        <table:table-row>
          <table:table-cell office:value-type="float" office:value="0.0977762261654157">
            <text:p>0,0977762262</text:p>
          </table:table-cell>
          <table:table-cell office:value-type="float" office:value="0.6873080970581175">
            <text:p>0,6873080971</text:p>
          </table:table-cell>
        </table:table-row>
        <table:table-row>
          <table:table-cell office:value-type="float" office:value="0.6007561639516243">
            <text:p>0,600756164</text:p>
          </table:table-cell>
          <table:table-cell office:value-type="float" office:value="0.2249153827151359">
            <text:p>0,2249153827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2971028449940353">
            <text:p>0,297102845</text:p>
          </table:table-cell>
          <table:table-cell office:value-type="float" office:value="0.45492858725297725">
            <text:p>0,4549285873</text:p>
          </table:table-cell>
        </table:table-row>
        <table:table-row>
          <table:table-cell office:value-type="float" office:value="0.5501263174251917">
            <text:p>0,5501263174</text:p>
          </table:table-cell>
          <table:table-cell office:value-type="float" office:value="0.25829499298899716">
            <text:p>0,258294993</text:p>
          </table:table-cell>
        </table:table-row>
        <table:table-row>
          <table:table-cell office:value-type="float" office:value="0.07258049757968167">
            <text:p>0,0725804976</text:p>
          </table:table-cell>
          <table:table-cell office:value-type="float" office:value="0.7305923208598506">
            <text:p>0,7305923209</text:p>
          </table:table-cell>
        </table:table-row>
        <table:table-row>
          <table:table-cell office:value-type="float" office:value="0.93963964872175">
            <text:p>0,9396396487</text:p>
          </table:table-cell>
          <table:table-cell office:value-type="float" office:value="0.03064988331266505">
            <text:p>0,0306498833</text:p>
          </table:table-cell>
        </table:table-row>
        <table:table-row>
          <table:table-cell office:value-type="float" office:value="0.6667242263233362">
            <text:p>0,6667242263</text:p>
          </table:table-cell>
          <table:table-cell office:value-type="float" office:value="0.18346817188591102">
            <text:p>0,183468171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768865080402758">
            <text:p>0,776886508</text:p>
          </table:table-cell>
          <table:table-cell office:value-type="float" office:value="0.11858834359859083">
            <text:p>0,1185883436</text:p>
          </table:table-cell>
        </table:table-row>
        <table:table-row>
          <table:table-cell office:value-type="float" office:value="0.2511838100570025">
            <text:p>0,2511838101</text:p>
          </table:table-cell>
          <table:table-cell office:value-type="float" office:value="0.49881758804103815">
            <text:p>0,498817588</text:p>
          </table:table-cell>
        </table:table-row>
        <table:table-row>
          <table:table-cell office:value-type="float" office:value="0.20202191767528144">
            <text:p>0,2020219177</text:p>
          </table:table-cell>
          <table:table-cell office:value-type="float" office:value="0.5505315164827667">
            <text:p>0,5505315165</text:p>
          </table:table-cell>
        </table:table-row>
        <table:table-row>
          <table:table-cell office:value-type="float" office:value="0.8628193614631666">
            <text:p>0,8628193615</text:p>
          </table:table-cell>
          <table:table-cell office:value-type="float" office:value="0.07111929643082437">
            <text:p>0,0711192964</text:p>
          </table:table-cell>
        </table:table-row>
        <table:table-row>
          <table:table-cell office:value-type="float" office:value="0.16638189633149691">
            <text:p>0,1663818963</text:p>
          </table:table-cell>
          <table:table-cell office:value-type="float" office:value="0.5921006296505265">
            <text:p>0,5921006297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6007561639516243">
            <text:p>0,600756164</text:p>
          </table:table-cell>
          <table:table-cell office:value-type="float" office:value="0.2249153827151359">
            <text:p>0,2249153827</text:p>
          </table:table-cell>
        </table:table-row>
        <table:table-row>
          <table:table-cell office:value-type="float" office:value="0.4582826185179199">
            <text:p>0,4582826185</text:p>
          </table:table-cell>
          <table:table-cell office:value-type="float" office:value="0.32303425602330516">
            <text:p>0,323034256</text:p>
          </table:table-cell>
        </table:table-row>
        <table:table-row>
          <table:table-cell office:value-type="float" office:value="0.2971028449940353">
            <text:p>0,297102845</text:p>
          </table:table-cell>
          <table:table-cell office:value-type="float" office:value="0.45492858725297725">
            <text:p>0,4549285873</text:p>
          </table:table-cell>
        </table:table-row>
        <table:table-row>
          <table:table-cell office:value-type="float" office:value="0.93963964872175">
            <text:p>0,9396396487</text:p>
          </table:table-cell>
          <table:table-cell office:value-type="float" office:value="0.03064988331266505">
            <text:p>0,0306498833</text:p>
          </table:table-cell>
        </table:table-row>
        <table:table-row>
          <table:table-cell office:value-type="float" office:value="0.5501263174251917">
            <text:p>0,5501263174</text:p>
          </table:table-cell>
          <table:table-cell office:value-type="float" office:value="0.25829499298899716">
            <text:p>0,258294993</text:p>
          </table:table-cell>
        </table:table-row>
        <table:table-row>
          <table:table-cell office:value-type="float" office:value="0.42159399388592145">
            <text:p>0,4215939939</text:p>
          </table:table-cell>
          <table:table-cell office:value-type="float" office:value="0.35069730180298697">
            <text:p>0,3506973018</text:p>
          </table:table-cell>
        </table:table-row>
        <table:table-row>
          <table:table-cell office:value-type="float" office:value="0.6667242263233362">
            <text:p>0,6667242263</text:p>
          </table:table-cell>
          <table:table-cell office:value-type="float" office:value="0.18346817188591102">
            <text:p>0,1834681719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49801674337831603">
            <text:p>0,4980167434</text:p>
          </table:table-cell>
          <table:table-cell office:value-type="float" office:value="0.2942969864182837">
            <text:p>0,2942969864</text:p>
          </table:table-cell>
        </table:table-row>
        <table:table-row>
          <table:table-cell office:value-type="float" office:value="0.07258049757968167">
            <text:p>0,0725804976</text:p>
          </table:table-cell>
          <table:table-cell office:value-type="float" office:value="0.7305923208598506">
            <text:p>0,7305923209</text:p>
          </table:table-cell>
        </table:table-row>
        <table:table-row>
          <table:table-cell office:value-type="float" office:value="0.044407880707728165">
            <text:p>0,0444078807</text:p>
          </table:table-cell>
          <table:table-cell office:value-type="float" office:value="0.7892682256807765">
            <text:p>0,789268225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258049757968167">
            <text:p>0,0725804976</text:p>
          </table:table-cell>
          <table:table-cell office:value-type="float" office:value="0.7305923208598506">
            <text:p>0,7305923209</text:p>
          </table:table-cell>
        </table:table-row>
        <table:table-row>
          <table:table-cell office:value-type="float" office:value="0.7768865080402758">
            <text:p>0,776886508</text:p>
          </table:table-cell>
          <table:table-cell office:value-type="float" office:value="0.11858834359859083">
            <text:p>0,1185883436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4082848409009787">
            <text:p>0,4082848409</text:p>
          </table:table-cell>
          <table:table-cell office:value-type="float" office:value="0.36102829413112614">
            <text:p>0,3610282941</text:p>
          </table:table-cell>
        </table:table-row>
        <table:table-row>
          <table:table-cell office:value-type="float" office:value="0.32084509690303126">
            <text:p>0,3208450969</text:p>
          </table:table-cell>
          <table:table-cell office:value-type="float" office:value="0.4335681003836107">
            <text:p>0,4335681004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044407880707728165">
            <text:p>0,0444078807</text:p>
          </table:table-cell>
          <table:table-cell office:value-type="float" office:value="0.7892682256807765">
            <text:p>0,7892682257</text:p>
          </table:table-cell>
        </table:table-row>
        <table:table-row>
          <table:table-cell office:value-type="float" office:value="0.6667242263233362">
            <text:p>0,6667242263</text:p>
          </table:table-cell>
          <table:table-cell office:value-type="float" office:value="0.18346817188591102">
            <text:p>0,1834681719</text:p>
          </table:table-cell>
        </table:table-row>
        <table:table-row>
          <table:table-cell office:value-type="float" office:value="0.8464536382660285">
            <text:p>0,8464536383</text:p>
          </table:table-cell>
          <table:table-cell office:value-type="float" office:value="0.07997084923029285">
            <text:p>0,0799708492</text:p>
          </table:table-cell>
        </table:table-row>
        <table:table-row>
          <table:table-cell office:value-type="float" office:value="0.2511838100570025">
            <text:p>0,2511838101</text:p>
          </table:table-cell>
          <table:table-cell office:value-type="float" office:value="0.49881758804103815">
            <text:p>0,498817588</text:p>
          </table:table-cell>
        </table:table-row>
        <table:table-row>
          <table:table-cell office:value-type="float" office:value="0.49801674337831603">
            <text:p>0,4980167434</text:p>
          </table:table-cell>
          <table:table-cell office:value-type="float" office:value="0.2942969864182837">
            <text:p>0,2942969864</text:p>
          </table:table-cell>
        </table:table-row>
        <table:table-row>
          <table:table-cell office:value-type="float" office:value="0.6007561639516243">
            <text:p>0,600756164</text:p>
          </table:table-cell>
          <table:table-cell office:value-type="float" office:value="0.2249153827151359">
            <text:p>0,2249153827</text:p>
          </table:table-cell>
        </table:table-row>
        <table:table-row>
          <table:table-cell office:value-type="float" office:value="0.9304328697742472">
            <text:p>0,9304328698</text:p>
          </table:table-cell>
          <table:table-cell office:value-type="float" office:value="0.03541051748723323">
            <text:p>0,0354105175</text:p>
          </table:table-cell>
        </table:table-row>
        <table:table-row>
          <table:table-cell office:value-type="float" office:value="0.93963964872175">
            <text:p>0,9396396487</text:p>
          </table:table-cell>
          <table:table-cell office:value-type="float" office:value="0.03064988331266505">
            <text:p>0,0306498833</text:p>
          </table:table-cell>
        </table:table-row>
        <table:table-row>
          <table:table-cell office:value-type="float" office:value="0.21588992824860614">
            <text:p>0,2158899282</text:p>
          </table:table-cell>
          <table:table-cell office:value-type="float" office:value="0.5353604318952097">
            <text:p>0,5353604319</text:p>
          </table:table-cell>
        </table:table-row>
        <table:table-row>
          <table:table-cell office:value-type="float" office:value="0.8690782497961701">
            <text:p>0,8690782498</text:p>
          </table:table-cell>
          <table:table-cell office:value-type="float" office:value="0.06775633560953065">
            <text:p>0,0677563356</text:p>
          </table:table-cell>
        </table:table-row>
        <table:table-row>
          <table:table-cell office:value-type="float" office:value="0.5501263174251917">
            <text:p>0,5501263174</text:p>
          </table:table-cell>
          <table:table-cell office:value-type="float" office:value="0.25829499298899716">
            <text:p>0,25829499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07258049757968167">
            <text:p>0,0725804976</text:p>
          </table:table-cell>
          <table:table-cell office:value-type="float" office:value="0.7305923208598506">
            <text:p>0,7305923209</text:p>
          </table:table-cell>
        </table:table-row>
        <table:table-row>
          <table:table-cell office:value-type="float" office:value="0.17203558077507372">
            <text:p>0,1720355808</text:p>
          </table:table-cell>
          <table:table-cell office:value-type="float" office:value="0.5852282787181922">
            <text:p>0,5852282787</text:p>
          </table:table-cell>
        </table:table-row>
        <table:table-row>
          <table:table-cell office:value-type="float" office:value="0.044407880707728165">
            <text:p>0,0444078807</text:p>
          </table:table-cell>
          <table:table-cell office:value-type="float" office:value="0.7892682256807765">
            <text:p>0,7892682257</text:p>
          </table:table-cell>
        </table:table-row>
        <table:table-row>
          <table:table-cell office:value-type="float" office:value="0.5501263174251917">
            <text:p>0,5501263174</text:p>
          </table:table-cell>
          <table:table-cell office:value-type="float" office:value="0.25829499298899716">
            <text:p>0,258294993</text:p>
          </table:table-cell>
        </table:table-row>
        <table:table-row>
          <table:table-cell office:value-type="float" office:value="0.43826093256054865">
            <text:p>0,4382609326</text:p>
          </table:table-cell>
          <table:table-cell office:value-type="float" office:value="0.33798721118051755">
            <text:p>0,3379872112</text:p>
          </table:table-cell>
        </table:table-row>
        <table:table-row>
          <table:table-cell office:value-type="float" office:value="0.21588992824860614">
            <text:p>0,2158899282</text:p>
          </table:table-cell>
          <table:table-cell office:value-type="float" office:value="0.5353604318952097">
            <text:p>0,5353604319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49801674337831603">
            <text:p>0,4980167434</text:p>
          </table:table-cell>
          <table:table-cell office:value-type="float" office:value="0.2942969864182837">
            <text:p>0,2942969864</text:p>
          </table:table-cell>
        </table:table-row>
        <table:table-row>
          <table:table-cell office:value-type="float" office:value="0.2846885807141262">
            <text:p>0,2846885807</text:p>
          </table:table-cell>
          <table:table-cell office:value-type="float" office:value="0.46643783800373717">
            <text:p>0,466437838</text:p>
          </table:table-cell>
        </table:table-row>
        <table:table-row>
          <table:table-cell office:value-type="float" office:value="0.2511838100570025">
            <text:p>0,2511838101</text:p>
          </table:table-cell>
          <table:table-cell office:value-type="float" office:value="0.49881758804103815">
            <text:p>0,498817588</text:p>
          </table:table-cell>
        </table:table-row>
        <table:table-row>
          <table:table-cell office:value-type="float" office:value="0.9304328697742472">
            <text:p>0,9304328698</text:p>
          </table:table-cell>
          <table:table-cell office:value-type="float" office:value="0.03541051748723323">
            <text:p>0,0354105175</text:p>
          </table:table-cell>
        </table:table-row>
        <table:table-row>
          <table:table-cell office:value-type="float" office:value="0.6514003796670425">
            <text:p>0,6514003797</text:p>
          </table:table-cell>
          <table:table-cell office:value-type="float" office:value="0.19290621383445006">
            <text:p>0,1929062138</text:p>
          </table:table-cell>
        </table:table-row>
        <table:table-row>
          <table:table-cell office:value-type="float" office:value="0.4799244739393363">
            <text:p>0,4799244739</text:p>
          </table:table-cell>
          <table:table-cell office:value-type="float" office:value="0.30723418535602065">
            <text:p>0,3072341854</text:p>
          </table:table-cell>
        </table:table-row>
        <table:table-row>
          <table:table-cell office:value-type="float" office:value="0.6007561639516243">
            <text:p>0,600756164</text:p>
          </table:table-cell>
          <table:table-cell office:value-type="float" office:value="0.2249153827151359">
            <text:p>0,2249153827</text:p>
          </table:table-cell>
        </table:table-row>
        <table:table-row>
          <table:table-cell office:value-type="float" office:value="0.3886480808171798">
            <text:p>0,3886480808</text:p>
          </table:table-cell>
          <table:table-cell office:value-type="float" office:value="0.3765835414290222">
            <text:p>0,3765835414</text:p>
          </table:table-cell>
        </table:table-row>
        <table:table-row>
          <table:table-cell office:value-type="float" office:value="0.8694254569598053">
            <text:p>0,869425457</text:p>
          </table:table-cell>
          <table:table-cell office:value-type="float" office:value="0.067570132953794">
            <text:p>0,06757013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1588992824860614">
            <text:p>0,2158899282</text:p>
          </table:table-cell>
          <table:table-cell office:value-type="float" office:value="0.5353604318952097">
            <text:p>0,5353604319</text:p>
          </table:table-cell>
        </table:table-row>
        <table:table-row>
          <table:table-cell office:value-type="float" office:value="0.8694254569598053">
            <text:p>0,869425457</text:p>
          </table:table-cell>
          <table:table-cell office:value-type="float" office:value="0.067570132953794">
            <text:p>0,067570133</text:p>
          </table:table-cell>
        </table:table-row>
        <table:table-row>
          <table:table-cell office:value-type="float" office:value="0.17203558077507372">
            <text:p>0,1720355808</text:p>
          </table:table-cell>
          <table:table-cell office:value-type="float" office:value="0.5852282787181922">
            <text:p>0,5852282787</text:p>
          </table:table-cell>
        </table:table-row>
        <table:table-row>
          <table:table-cell office:value-type="float" office:value="0.07258049757968167">
            <text:p>0,0725804976</text:p>
          </table:table-cell>
          <table:table-cell office:value-type="float" office:value="0.7305923208598506">
            <text:p>0,7305923209</text:p>
          </table:table-cell>
        </table:table-row>
        <table:table-row>
          <table:table-cell office:value-type="float" office:value="0.9304328697742472">
            <text:p>0,9304328698</text:p>
          </table:table-cell>
          <table:table-cell office:value-type="float" office:value="0.03541051748723323">
            <text:p>0,0354105175</text:p>
          </table:table-cell>
        </table:table-row>
        <table:table-row>
          <table:table-cell office:value-type="float" office:value="0.43826093256054865">
            <text:p>0,4382609326</text:p>
          </table:table-cell>
          <table:table-cell office:value-type="float" office:value="0.33798721118051755">
            <text:p>0,3379872112</text:p>
          </table:table-cell>
        </table:table-row>
        <table:table-row>
          <table:table-cell office:value-type="float" office:value="0.7958458519155404">
            <text:p>0,7958458519</text:p>
          </table:table-cell>
          <table:table-cell office:value-type="float" office:value="0.10789807089349912">
            <text:p>0,1078980709</text:p>
          </table:table-cell>
        </table:table-row>
        <table:table-row>
          <table:table-cell office:value-type="float" office:value="0.7178486136727728">
            <text:p>0,7178486137</text:p>
          </table:table-cell>
          <table:table-cell office:value-type="float" office:value="0.1527405275402507">
            <text:p>0,1527405275</text:p>
          </table:table-cell>
        </table:table-row>
        <table:table-row>
          <table:table-cell office:value-type="float" office:value="0.33109379875507955">
            <text:p>0,3310937988</text:p>
          </table:table-cell>
          <table:table-cell office:value-type="float" office:value="0.42459249331010673">
            <text:p>0,4245924933</text:p>
          </table:table-cell>
        </table:table-row>
        <table:table-row>
          <table:table-cell office:value-type="float" office:value="0.3886480808171798">
            <text:p>0,3886480808</text:p>
          </table:table-cell>
          <table:table-cell office:value-type="float" office:value="0.3765835414290222">
            <text:p>0,3765835414</text:p>
          </table:table-cell>
        </table:table-row>
        <table:table-row>
          <table:table-cell office:value-type="float" office:value="0.8025799911480246">
            <text:p>0,8025799911</text:p>
          </table:table-cell>
          <table:table-cell office:value-type="float" office:value="0.104131711048982">
            <text:p>0,104131711</text:p>
          </table:table-cell>
        </table:table-row>
        <table:table-row>
          <table:table-cell office:value-type="float" office:value="0.6007561639516243">
            <text:p>0,600756164</text:p>
          </table:table-cell>
          <table:table-cell office:value-type="float" office:value="0.2249153827151359">
            <text:p>0,2249153827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09774044749203355">
            <text:p>0,0977404475</text:p>
          </table:table-cell>
          <table:table-cell office:value-type="float" office:value="0.6873653130376709">
            <text:p>0,687365313</text:p>
          </table:table-cell>
        </table:table-row>
        <table:table-row>
          <table:table-cell office:value-type="float" office:value="0.9059476901016165">
            <text:p>0,9059476901</text:p>
          </table:table-cell>
          <table:table-cell office:value-type="float" office:value="0.04818715594838896">
            <text:p>0,0481871559</text:p>
          </table:table-cell>
        </table:table-row>
        <table:table-row>
          <table:table-cell office:value-type="float" office:value="0.044407880707728165">
            <text:p>0,0444078807</text:p>
          </table:table-cell>
          <table:table-cell office:value-type="float" office:value="0.7892682256807765">
            <text:p>0,7892682257</text:p>
          </table:table-cell>
        </table:table-row>
        <table:table-row>
          <table:table-cell office:value-type="float" office:value="0.14687563086272185">
            <text:p>0,1468756309</text:p>
          </table:table-cell>
          <table:table-cell office:value-type="float" office:value="0.6167564340230591">
            <text:p>0,61675643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386114793891492">
            <text:p>0,5386114794</text:p>
          </table:table-cell>
          <table:table-cell office:value-type="float" office:value="0.2660984538855711">
            <text:p>0,2660984539</text:p>
          </table:table-cell>
        </table:table-row>
        <table:table-row>
          <table:table-cell office:value-type="float" office:value="0.2841860468208424">
            <text:p>0,2841860468</text:p>
          </table:table-cell>
          <table:table-cell office:value-type="float" office:value="0.46690896948003113">
            <text:p>0,4669089695</text:p>
          </table:table-cell>
        </table:table-row>
        <table:table-row>
          <table:table-cell office:value-type="float" office:value="0.4460321583652024">
            <text:p>0,4460321584</text:p>
          </table:table-cell>
          <table:table-cell office:value-type="float" office:value="0.3321436094749094">
            <text:p>0,3321436095</text:p>
          </table:table-cell>
        </table:table-row>
        <table:table-row>
          <table:table-cell office:value-type="float" office:value="0.6954953050869397">
            <text:p>0,6954953051</text:p>
          </table:table-cell>
          <table:table-cell office:value-type="float" office:value="0.16603638863141057">
            <text:p>0,1660363886</text:p>
          </table:table-cell>
        </table:table-row>
        <table:table-row>
          <table:table-cell office:value-type="float" office:value="0.07258049757968167">
            <text:p>0,0725804976</text:p>
          </table:table-cell>
          <table:table-cell office:value-type="float" office:value="0.7305923208598506">
            <text:p>0,7305923209</text:p>
          </table:table-cell>
        </table:table-row>
        <table:table-row>
          <table:table-cell office:value-type="float" office:value="0.09774044749203355">
            <text:p>0,0977404475</text:p>
          </table:table-cell>
          <table:table-cell office:value-type="float" office:value="0.6873653130376709">
            <text:p>0,687365313</text:p>
          </table:table-cell>
        </table:table-row>
        <table:table-row>
          <table:table-cell office:value-type="float" office:value="0.6170850388362257">
            <text:p>0,6170850388</text:p>
          </table:table-cell>
          <table:table-cell office:value-type="float" office:value="0.21445239556330786">
            <text:p>0,2144523956</text:p>
          </table:table-cell>
        </table:table-row>
        <table:table-row>
          <table:table-cell office:value-type="float" office:value="0.23364314387457613">
            <text:p>0,2336431439</text:p>
          </table:table-cell>
          <table:table-cell office:value-type="float" office:value="0.5166335304610217">
            <text:p>0,5166335305</text:p>
          </table:table-cell>
        </table:table-row>
        <table:table-row>
          <table:table-cell office:value-type="float" office:value="0.6007561639516243">
            <text:p>0,600756164</text:p>
          </table:table-cell>
          <table:table-cell office:value-type="float" office:value="0.2249153827151359">
            <text:p>0,2249153827</text:p>
          </table:table-cell>
        </table:table-row>
        <table:table-row>
          <table:table-cell office:value-type="float" office:value="0.044407880707728165">
            <text:p>0,0444078807</text:p>
          </table:table-cell>
          <table:table-cell office:value-type="float" office:value="0.7892682256807765">
            <text:p>0,7892682257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9534457090779338">
            <text:p>0,9534457091</text:p>
          </table:table-cell>
          <table:table-cell office:value-type="float" office:value="0.02355455396733308">
            <text:p>0,023554554</text:p>
          </table:table-cell>
        </table:table-row>
        <table:table-row>
          <table:table-cell office:value-type="float" office:value="0.43826093256054865">
            <text:p>0,4382609326</text:p>
          </table:table-cell>
          <table:table-cell office:value-type="float" office:value="0.33798721118051755">
            <text:p>0,3379872112</text:p>
          </table:table-cell>
        </table:table-row>
        <table:table-row>
          <table:table-cell office:value-type="float" office:value="0.17203558077507372">
            <text:p>0,1720355808</text:p>
          </table:table-cell>
          <table:table-cell office:value-type="float" office:value="0.5852282787181922">
            <text:p>0,5852282787</text:p>
          </table:table-cell>
        </table:table-row>
        <table:table-row>
          <table:table-cell office:value-type="float" office:value="0.3886480808171798">
            <text:p>0,3886480808</text:p>
          </table:table-cell>
          <table:table-cell office:value-type="float" office:value="0.3765835414290222">
            <text:p>0,3765835414</text:p>
          </table:table-cell>
        </table:table-row>
        <table:table-row>
          <table:table-cell office:value-type="float" office:value="0.20394231739595797">
            <text:p>0,2039423174</text:p>
          </table:table-cell>
          <table:table-cell office:value-type="float" office:value="0.5484002686050866">
            <text:p>0,5484002686</text:p>
          </table:table-cell>
        </table:table-row>
        <table:table-row>
          <table:table-cell office:value-type="float" office:value="0.9059476901016165">
            <text:p>0,9059476901</text:p>
          </table:table-cell>
          <table:table-cell office:value-type="float" office:value="0.04818715594838896">
            <text:p>0,048187155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954953050869397">
            <text:p>0,6954953051</text:p>
          </table:table-cell>
          <table:table-cell office:value-type="float" office:value="0.16603638863141057">
            <text:p>0,1660363886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7744296921537539">
            <text:p>0,7744296922</text:p>
          </table:table-cell>
          <table:table-cell office:value-type="float" office:value="0.1199831296198044">
            <text:p>0,1199831296</text:p>
          </table:table-cell>
        </table:table-row>
        <table:table-row>
          <table:table-cell office:value-type="float" office:value="0.6170850388362257">
            <text:p>0,6170850388</text:p>
          </table:table-cell>
          <table:table-cell office:value-type="float" office:value="0.21445239556330786">
            <text:p>0,2144523956</text:p>
          </table:table-cell>
        </table:table-row>
        <table:table-row>
          <table:table-cell office:value-type="float" office:value="0.9534457090779338">
            <text:p>0,9534457091</text:p>
          </table:table-cell>
          <table:table-cell office:value-type="float" office:value="0.02355455396733308">
            <text:p>0,023554554</text:p>
          </table:table-cell>
        </table:table-row>
        <table:table-row>
          <table:table-cell office:value-type="float" office:value="0.044407880707728165">
            <text:p>0,0444078807</text:p>
          </table:table-cell>
          <table:table-cell office:value-type="float" office:value="0.7892682256807765">
            <text:p>0,7892682257</text:p>
          </table:table-cell>
        </table:table-row>
        <table:table-row>
          <table:table-cell office:value-type="float" office:value="0.8780867785168041">
            <text:p>0,8780867785</text:p>
          </table:table-cell>
          <table:table-cell office:value-type="float" office:value="0.06293715337934558">
            <text:p>0,0629371534</text:p>
          </table:table-cell>
        </table:table-row>
        <table:table-row>
          <table:table-cell office:value-type="float" office:value="0.5037556448776948">
            <text:p>0,5037556449</text:p>
          </table:table-cell>
          <table:table-cell office:value-type="float" office:value="0.2902425450354926">
            <text:p>0,290242545</text:p>
          </table:table-cell>
        </table:table-row>
        <table:table-row>
          <table:table-cell office:value-type="float" office:value="0.3886480808171798">
            <text:p>0,3886480808</text:p>
          </table:table-cell>
          <table:table-cell office:value-type="float" office:value="0.3765835414290222">
            <text:p>0,3765835414</text:p>
          </table:table-cell>
        </table:table-row>
        <table:table-row>
          <table:table-cell office:value-type="float" office:value="0.23364314387457613">
            <text:p>0,2336431439</text:p>
          </table:table-cell>
          <table:table-cell office:value-type="float" office:value="0.5166335304610217">
            <text:p>0,5166335305</text:p>
          </table:table-cell>
        </table:table-row>
        <table:table-row>
          <table:table-cell office:value-type="float" office:value="0.3336645082406554">
            <text:p>0,3336645082</text:p>
          </table:table-cell>
          <table:table-cell office:value-type="float" office:value="0.42236299612935513">
            <text:p>0,4223629961</text:p>
          </table:table-cell>
        </table:table-row>
        <table:table-row>
          <table:table-cell office:value-type="float" office:value="0.9059476901016165">
            <text:p>0,9059476901</text:p>
          </table:table-cell>
          <table:table-cell office:value-type="float" office:value="0.04818715594838896">
            <text:p>0,0481871559</text:p>
          </table:table-cell>
        </table:table-row>
        <table:table-row>
          <table:table-cell office:value-type="float" office:value="0.4460321583652024">
            <text:p>0,4460321584</text:p>
          </table:table-cell>
          <table:table-cell office:value-type="float" office:value="0.3321436094749094">
            <text:p>0,3321436095</text:p>
          </table:table-cell>
        </table:table-row>
        <table:table-row>
          <table:table-cell office:value-type="float" office:value="0.8209752139775669">
            <text:p>0,820975214</text:p>
          </table:table-cell>
          <table:table-cell office:value-type="float" office:value="0.0939231743513319">
            <text:p>0,0939231744</text:p>
          </table:table-cell>
        </table:table-row>
        <table:table-row>
          <table:table-cell office:value-type="float" office:value="0.43826093256054865">
            <text:p>0,4382609326</text:p>
          </table:table-cell>
          <table:table-cell office:value-type="float" office:value="0.33798721118051755">
            <text:p>0,3379872112</text:p>
          </table:table-cell>
        </table:table-row>
        <table:table-row>
          <table:table-cell office:value-type="float" office:value="0.17203558077507372">
            <text:p>0,1720355808</text:p>
          </table:table-cell>
          <table:table-cell office:value-type="float" office:value="0.5852282787181922">
            <text:p>0,5852282787</text:p>
          </table:table-cell>
        </table:table-row>
        <table:table-row>
          <table:table-cell office:value-type="float" office:value="0.293235660550641">
            <text:p>0,2932356606</text:p>
          </table:table-cell>
          <table:table-cell office:value-type="float" office:value="0.4584876173616701">
            <text:p>0,458487617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6954953050869397">
            <text:p>0,6954953051</text:p>
          </table:table-cell>
          <table:table-cell office:value-type="float" office:value="0.16603638863141057">
            <text:p>0,1660363886</text:p>
          </table:table-cell>
        </table:table-row>
        <table:table-row>
          <table:table-cell office:value-type="float" office:value="0.05034238028666317">
            <text:p>0,0503423803</text:p>
          </table:table-cell>
          <table:table-cell office:value-type="float" office:value="0.7756289227938165">
            <text:p>0,7756289228</text:p>
          </table:table-cell>
        </table:table-row>
        <table:table-row>
          <table:table-cell office:value-type="float" office:value="0.6170850388362257">
            <text:p>0,6170850388</text:p>
          </table:table-cell>
          <table:table-cell office:value-type="float" office:value="0.21445239556330786">
            <text:p>0,2144523956</text:p>
          </table:table-cell>
        </table:table-row>
        <table:table-row>
          <table:table-cell office:value-type="float" office:value="0.7744296921537539">
            <text:p>0,7744296922</text:p>
          </table:table-cell>
          <table:table-cell office:value-type="float" office:value="0.1199831296198044">
            <text:p>0,1199831296</text:p>
          </table:table-cell>
        </table:table-row>
        <table:table-row>
          <table:table-cell office:value-type="float" office:value="0.17203558077507372">
            <text:p>0,1720355808</text:p>
          </table:table-cell>
          <table:table-cell office:value-type="float" office:value="0.5852282787181922">
            <text:p>0,5852282787</text:p>
          </table:table-cell>
        </table:table-row>
        <table:table-row>
          <table:table-cell office:value-type="float" office:value="0.3886480808171798">
            <text:p>0,3886480808</text:p>
          </table:table-cell>
          <table:table-cell office:value-type="float" office:value="0.3765835414290222">
            <text:p>0,3765835414</text:p>
          </table:table-cell>
        </table:table-row>
        <table:table-row>
          <table:table-cell office:value-type="float" office:value="0.8209752139775669">
            <text:p>0,820975214</text:p>
          </table:table-cell>
          <table:table-cell office:value-type="float" office:value="0.0939231743513319">
            <text:p>0,0939231744</text:p>
          </table:table-cell>
        </table:table-row>
        <table:table-row>
          <table:table-cell office:value-type="float" office:value="0.2472106878435696">
            <text:p>0,2472106878</text:p>
          </table:table-cell>
          <table:table-cell office:value-type="float" office:value="0.502797136126943">
            <text:p>0,5027971361</text:p>
          </table:table-cell>
        </table:table-row>
        <table:table-row>
          <table:table-cell office:value-type="float" office:value="0.4460321583652024">
            <text:p>0,4460321584</text:p>
          </table:table-cell>
          <table:table-cell office:value-type="float" office:value="0.3321436094749094">
            <text:p>0,3321436095</text:p>
          </table:table-cell>
        </table:table-row>
        <table:table-row>
          <table:table-cell office:value-type="float" office:value="0.8780867785168041">
            <text:p>0,8780867785</text:p>
          </table:table-cell>
          <table:table-cell office:value-type="float" office:value="0.06293715337934558">
            <text:p>0,0629371534</text:p>
          </table:table-cell>
        </table:table-row>
        <table:table-row>
          <table:table-cell office:value-type="float" office:value="0.3337256419220732">
            <text:p>0,3337256419</text:p>
          </table:table-cell>
          <table:table-cell office:value-type="float" office:value="0.42231008151251836">
            <text:p>0,4223100815</text:p>
          </table:table-cell>
        </table:table-row>
        <table:table-row>
          <table:table-cell office:value-type="float" office:value="0.49782114529875976">
            <text:p>0,4978211453</text:p>
          </table:table-cell>
          <table:table-cell office:value-type="float" office:value="0.29443558387716307">
            <text:p>0,2944355839</text:p>
          </table:table-cell>
        </table:table-row>
        <table:table-row>
          <table:table-cell office:value-type="float" office:value="0.044407880707728165">
            <text:p>0,0444078807</text:p>
          </table:table-cell>
          <table:table-cell office:value-type="float" office:value="0.7892682256807765">
            <text:p>0,7892682257</text:p>
          </table:table-cell>
        </table:table-row>
        <table:table-row>
          <table:table-cell office:value-type="float" office:value="0.19778488920928358">
            <text:p>0,1977848892</text:p>
          </table:table-cell>
          <table:table-cell office:value-type="float" office:value="0.555269869236091">
            <text:p>0,5552698692</text:p>
          </table:table-cell>
        </table:table-row>
        <table:table-row>
          <table:table-cell office:value-type="float" office:value="0.293235660550641">
            <text:p>0,2932356606</text:p>
          </table:table-cell>
          <table:table-cell office:value-type="float" office:value="0.4584876173616701">
            <text:p>0,4584876174</text:p>
          </table:table-cell>
        </table:table-row>
        <table:table-row>
          <table:table-cell office:value-type="float" office:value="0.5037556448776948">
            <text:p>0,5037556449</text:p>
          </table:table-cell>
          <table:table-cell office:value-type="float" office:value="0.2902425450354926">
            <text:p>0,29024254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0964087495812451">
            <text:p>0,109640875</text:p>
          </table:table-cell>
          <table:table-cell office:value-type="float" office:value="0.668879364946664">
            <text:p>0,6688793649</text:p>
          </table:table-cell>
        </table:table-row>
        <table:table-row>
          <table:table-cell office:value-type="float" office:value="0.6170850388362257">
            <text:p>0,6170850388</text:p>
          </table:table-cell>
          <table:table-cell office:value-type="float" office:value="0.21445239556330786">
            <text:p>0,2144523956</text:p>
          </table:table-cell>
        </table:table-row>
        <table:table-row>
          <table:table-cell office:value-type="float" office:value="0.548215947019911">
            <text:p>0,548215947</text:p>
          </table:table-cell>
          <table:table-cell office:value-type="float" office:value="0.25958393654654477">
            <text:p>0,2595839365</text:p>
          </table:table-cell>
        </table:table-row>
        <table:table-row>
          <table:table-cell office:value-type="float" office:value="0.05034238028666317">
            <text:p>0,0503423803</text:p>
          </table:table-cell>
          <table:table-cell office:value-type="float" office:value="0.7756289227938165">
            <text:p>0,7756289228</text:p>
          </table:table-cell>
        </table:table-row>
        <table:table-row>
          <table:table-cell office:value-type="float" office:value="0.17203558077507372">
            <text:p>0,1720355808</text:p>
          </table:table-cell>
          <table:table-cell office:value-type="float" office:value="0.5852282787181922">
            <text:p>0,5852282787</text:p>
          </table:table-cell>
        </table:table-row>
        <table:table-row>
          <table:table-cell office:value-type="float" office:value="0.13216905055648326">
            <text:p>0,1321690506</text:p>
          </table:table-cell>
          <table:table-cell office:value-type="float" office:value="0.6364493837765046">
            <text:p>0,6364493838</text:p>
          </table:table-cell>
        </table:table-row>
        <table:table-row>
          <table:table-cell office:value-type="float" office:value="0.8780867785168041">
            <text:p>0,8780867785</text:p>
          </table:table-cell>
          <table:table-cell office:value-type="float" office:value="0.06293715337934558">
            <text:p>0,0629371534</text:p>
          </table:table-cell>
        </table:table-row>
        <table:table-row>
          <table:table-cell office:value-type="float" office:value="0.9137777302398361">
            <text:p>0,9137777302</text:p>
          </table:table-cell>
          <table:table-cell office:value-type="float" office:value="0.044082780655230525">
            <text:p>0,0440827807</text:p>
          </table:table-cell>
        </table:table-row>
        <table:table-row>
          <table:table-cell office:value-type="float" office:value="0.4460321583652024">
            <text:p>0,4460321584</text:p>
          </table:table-cell>
          <table:table-cell office:value-type="float" office:value="0.3321436094749094">
            <text:p>0,3321436095</text:p>
          </table:table-cell>
        </table:table-row>
        <table:table-row>
          <table:table-cell office:value-type="float" office:value="0.9663454750052068">
            <text:p>0,966345475</text:p>
          </table:table-cell>
          <table:table-cell office:value-type="float" office:value="0.016971274577794015">
            <text:p>0,0169712746</text:p>
          </table:table-cell>
        </table:table-row>
        <table:table-row>
          <table:table-cell office:value-type="float" office:value="0.6635964734189661">
            <text:p>0,6635964734</text:p>
          </table:table-cell>
          <table:table-cell office:value-type="float" office:value="0.18538569039147978">
            <text:p>0,1853856904</text:p>
          </table:table-cell>
        </table:table-row>
        <table:table-row>
          <table:table-cell office:value-type="float" office:value="0.3337256419220732">
            <text:p>0,3337256419</text:p>
          </table:table-cell>
          <table:table-cell office:value-type="float" office:value="0.42231008151251836">
            <text:p>0,4223100815</text:p>
          </table:table-cell>
        </table:table-row>
        <table:table-row>
          <table:table-cell office:value-type="float" office:value="0.8209752139775669">
            <text:p>0,820975214</text:p>
          </table:table-cell>
          <table:table-cell office:value-type="float" office:value="0.0939231743513319">
            <text:p>0,0939231744</text:p>
          </table:table-cell>
        </table:table-row>
        <table:table-row>
          <table:table-cell office:value-type="float" office:value="0.2472106878435696">
            <text:p>0,2472106878</text:p>
          </table:table-cell>
          <table:table-cell office:value-type="float" office:value="0.502797136126943">
            <text:p>0,5027971361</text:p>
          </table:table-cell>
        </table:table-row>
        <table:table-row>
          <table:table-cell office:value-type="float" office:value="0.49782114529875976">
            <text:p>0,4978211453</text:p>
          </table:table-cell>
          <table:table-cell office:value-type="float" office:value="0.29443558387716307">
            <text:p>0,2944355839</text:p>
          </table:table-cell>
        </table:table-row>
        <table:table-row>
          <table:table-cell office:value-type="float" office:value="0.6954953050869397">
            <text:p>0,6954953051</text:p>
          </table:table-cell>
          <table:table-cell office:value-type="float" office:value="0.16603638863141057">
            <text:p>0,1660363886</text:p>
          </table:table-cell>
        </table:table-row>
        <table:table-row>
          <table:table-cell office:value-type="float" office:value="0.2721403980978463">
            <text:p>0,2721403981</text:p>
          </table:table-cell>
          <table:table-cell office:value-type="float" office:value="0.47832922441654224">
            <text:p>0,478329224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034238028666317">
            <text:p>0,0503423803</text:p>
          </table:table-cell>
          <table:table-cell office:value-type="float" office:value="0.7756289227938165">
            <text:p>0,7756289228</text:p>
          </table:table-cell>
        </table:table-row>
        <table:table-row>
          <table:table-cell office:value-type="float" office:value="0.17203558077507372">
            <text:p>0,1720355808</text:p>
          </table:table-cell>
          <table:table-cell office:value-type="float" office:value="0.5852282787181922">
            <text:p>0,5852282787</text:p>
          </table:table-cell>
        </table:table-row>
        <table:table-row>
          <table:table-cell office:value-type="float" office:value="0.548215947019911">
            <text:p>0,548215947</text:p>
          </table:table-cell>
          <table:table-cell office:value-type="float" office:value="0.25958393654654477">
            <text:p>0,2595839365</text:p>
          </table:table-cell>
        </table:table-row>
        <table:table-row>
          <table:table-cell office:value-type="float" office:value="0.7555411154421282">
            <text:p>0,7555411154</text:p>
          </table:table-cell>
          <table:table-cell office:value-type="float" office:value="0.1307813189754098">
            <text:p>0,130781319</text:p>
          </table:table-cell>
        </table:table-row>
        <table:table-row>
          <table:table-cell office:value-type="float" office:value="0.09552424394616985">
            <text:p>0,0955242439</text:p>
          </table:table-cell>
          <table:table-cell office:value-type="float" office:value="0.6909300338981967">
            <text:p>0,6909300339</text:p>
          </table:table-cell>
        </table:table-row>
        <table:table-row>
          <table:table-cell office:value-type="float" office:value="0.2721403980978463">
            <text:p>0,2721403981</text:p>
          </table:table-cell>
          <table:table-cell office:value-type="float" office:value="0.47832922441654224">
            <text:p>0,4783292244</text:p>
          </table:table-cell>
        </table:table-row>
        <table:table-row>
          <table:table-cell office:value-type="float" office:value="0.2462597495199129">
            <text:p>0,2462597495</text:p>
          </table:table-cell>
          <table:table-cell office:value-type="float" office:value="0.503754345590903">
            <text:p>0,5037543456</text:p>
          </table:table-cell>
        </table:table-row>
        <table:table-row>
          <table:table-cell office:value-type="float" office:value="0.6954953050869397">
            <text:p>0,6954953051</text:p>
          </table:table-cell>
          <table:table-cell office:value-type="float" office:value="0.16603638863141057">
            <text:p>0,1660363886</text:p>
          </table:table-cell>
        </table:table-row>
        <table:table-row>
          <table:table-cell office:value-type="float" office:value="0.8780867785168041">
            <text:p>0,8780867785</text:p>
          </table:table-cell>
          <table:table-cell office:value-type="float" office:value="0.06293715337934558">
            <text:p>0,0629371534</text:p>
          </table:table-cell>
        </table:table-row>
        <table:table-row>
          <table:table-cell office:value-type="float" office:value="0.6170850388362257">
            <text:p>0,6170850388</text:p>
          </table:table-cell>
          <table:table-cell office:value-type="float" office:value="0.21445239556330786">
            <text:p>0,2144523956</text:p>
          </table:table-cell>
        </table:table-row>
        <table:table-row>
          <table:table-cell office:value-type="float" office:value="0.4118471039199073">
            <text:p>0,4118471039</text:p>
          </table:table-cell>
          <table:table-cell office:value-type="float" office:value="0.3582468512582838">
            <text:p>0,3582468513</text:p>
          </table:table-cell>
        </table:table-row>
        <table:table-row>
          <table:table-cell office:value-type="float" office:value="0.333184729222422">
            <text:p>0,3331847292</text:p>
          </table:table-cell>
          <table:table-cell office:value-type="float" office:value="0.4227784400921757">
            <text:p>0,4227784401</text:p>
          </table:table-cell>
        </table:table-row>
        <table:table-row>
          <table:table-cell office:value-type="float" office:value="0.49782114529875976">
            <text:p>0,4978211453</text:p>
          </table:table-cell>
          <table:table-cell office:value-type="float" office:value="0.29443558387716307">
            <text:p>0,2944355839</text:p>
          </table:table-cell>
        </table:table-row>
        <table:table-row>
          <table:table-cell office:value-type="float" office:value="0.35579057299300826">
            <text:p>0,355790573</text:p>
          </table:table-cell>
          <table:table-cell office:value-type="float" office:value="0.4035181704418749">
            <text:p>0,4035181704</text:p>
          </table:table-cell>
        </table:table-row>
        <table:table-row>
          <table:table-cell office:value-type="float" office:value="0.4460321583652024">
            <text:p>0,4460321584</text:p>
          </table:table-cell>
          <table:table-cell office:value-type="float" office:value="0.3321436094749094">
            <text:p>0,3321436095</text:p>
          </table:table-cell>
        </table:table-row>
        <table:table-row>
          <table:table-cell office:value-type="float" office:value="0.8059811397685948">
            <text:p>0,8059811398</text:p>
          </table:table-cell>
          <table:table-cell office:value-type="float" office:value="0.10223547643683606">
            <text:p>0,1022354764</text:p>
          </table:table-cell>
        </table:table-row>
        <table:table-row>
          <table:table-cell office:value-type="float" office:value="0.10964087495812451">
            <text:p>0,109640875</text:p>
          </table:table-cell>
          <table:table-cell office:value-type="float" office:value="0.668879364946664">
            <text:p>0,668879364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034238028666317">
            <text:p>0,0503423803</text:p>
          </table:table-cell>
          <table:table-cell office:value-type="float" office:value="0.7756289227938165">
            <text:p>0,7756289228</text:p>
          </table:table-cell>
        </table:table-row>
        <table:table-row>
          <table:table-cell office:value-type="float" office:value="0.6170850388362257">
            <text:p>0,6170850388</text:p>
          </table:table-cell>
          <table:table-cell office:value-type="float" office:value="0.21445239556330786">
            <text:p>0,2144523956</text:p>
          </table:table-cell>
        </table:table-row>
        <table:table-row>
          <table:table-cell office:value-type="float" office:value="0.8780867785168041">
            <text:p>0,8780867785</text:p>
          </table:table-cell>
          <table:table-cell office:value-type="float" office:value="0.06293715337934558">
            <text:p>0,0629371534</text:p>
          </table:table-cell>
        </table:table-row>
        <table:table-row>
          <table:table-cell office:value-type="float" office:value="0.9871951819075213">
            <text:p>0,9871951819</text:p>
          </table:table-cell>
          <table:table-cell office:value-type="float" office:value="0.006423036746764477">
            <text:p>0,0064230367</text:p>
          </table:table-cell>
        </table:table-row>
        <table:table-row>
          <table:table-cell office:value-type="float" office:value="0.2721403980978463">
            <text:p>0,2721403981</text:p>
          </table:table-cell>
          <table:table-cell office:value-type="float" office:value="0.47832922441654224">
            <text:p>0,4783292244</text:p>
          </table:table-cell>
        </table:table-row>
        <table:table-row>
          <table:table-cell office:value-type="float" office:value="0.333184729222422">
            <text:p>0,3331847292</text:p>
          </table:table-cell>
          <table:table-cell office:value-type="float" office:value="0.4227784400921757">
            <text:p>0,4227784401</text:p>
          </table:table-cell>
        </table:table-row>
        <table:table-row>
          <table:table-cell office:value-type="float" office:value="0.2280993807949118">
            <text:p>0,2280993808</text:p>
          </table:table-cell>
          <table:table-cell office:value-type="float" office:value="0.5224024907990916">
            <text:p>0,5224024908</text:p>
          </table:table-cell>
        </table:table-row>
        <table:table-row>
          <table:table-cell office:value-type="float" office:value="0.6954953050869397">
            <text:p>0,6954953051</text:p>
          </table:table-cell>
          <table:table-cell office:value-type="float" office:value="0.16603638863141057">
            <text:p>0,1660363886</text:p>
          </table:table-cell>
        </table:table-row>
        <table:table-row>
          <table:table-cell office:value-type="float" office:value="0.09438339758959766">
            <text:p>0,0943833976</text:p>
          </table:table-cell>
          <table:table-cell office:value-type="float" office:value="0.6927811893949238">
            <text:p>0,6927811894</text:p>
          </table:table-cell>
        </table:table-row>
        <table:table-row>
          <table:table-cell office:value-type="float" office:value="0.17385116807305828">
            <text:p>0,1738511681</text:p>
          </table:table-cell>
          <table:table-cell office:value-type="float" office:value="0.5830453644902622">
            <text:p>0,5830453645</text:p>
          </table:table-cell>
        </table:table-row>
        <table:table-row>
          <table:table-cell office:value-type="float" office:value="0.8559912669388976">
            <text:p>0,8559912669</text:p>
          </table:table-cell>
          <table:table-cell office:value-type="float" office:value="0.07480203905385874">
            <text:p>0,0748020391</text:p>
          </table:table-cell>
        </table:table-row>
        <table:table-row>
          <table:table-cell office:value-type="float" office:value="0.7555411154421282">
            <text:p>0,7555411154</text:p>
          </table:table-cell>
          <table:table-cell office:value-type="float" office:value="0.1307813189754098">
            <text:p>0,130781319</text:p>
          </table:table-cell>
        </table:table-row>
        <table:table-row>
          <table:table-cell office:value-type="float" office:value="0.8059811397685948">
            <text:p>0,8059811398</text:p>
          </table:table-cell>
          <table:table-cell office:value-type="float" office:value="0.10223547643683606">
            <text:p>0,1022354764</text:p>
          </table:table-cell>
        </table:table-row>
        <table:table-row>
          <table:table-cell office:value-type="float" office:value="0.12946488465638484">
            <text:p>0,1294648847</text:p>
          </table:table-cell>
          <table:table-cell office:value-type="float" office:value="0.6401877091365766">
            <text:p>0,6401877091</text:p>
          </table:table-cell>
        </table:table-row>
        <table:table-row>
          <table:table-cell office:value-type="float" office:value="0.36922968640383635">
            <text:p>0,3692296864</text:p>
          </table:table-cell>
          <table:table-cell office:value-type="float" office:value="0.39235727075539173">
            <text:p>0,3923572708</text:p>
          </table:table-cell>
        </table:table-row>
        <table:table-row>
          <table:table-cell office:value-type="float" office:value="0.5583470098133656">
            <text:p>0,5583470098</text:p>
          </table:table-cell>
          <table:table-cell office:value-type="float" office:value="0.2527737893961658">
            <text:p>0,2527737894</text:p>
          </table:table-cell>
        </table:table-row>
        <table:table-row>
          <table:table-cell office:value-type="float" office:value="0.15435315521669385">
            <text:p>0,1543531552</text:p>
          </table:table-cell>
          <table:table-cell office:value-type="float" office:value="0.6071219588514856">
            <text:p>0,607121958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802385628068322">
            <text:p>0,4802385628</text:p>
          </table:table-cell>
          <table:table-cell office:value-type="float" office:value="0.30700753048331597">
            <text:p>0,3070075305</text:p>
          </table:table-cell>
        </table:table-row>
        <table:table-row>
          <table:table-cell office:value-type="float" office:value="0.4008157301921303">
            <text:p>0,4008157302</text:p>
          </table:table-cell>
          <table:table-cell office:value-type="float" office:value="0.3668999050765114">
            <text:p>0,3668999051</text:p>
          </table:table-cell>
        </table:table-row>
        <table:table-row>
          <table:table-cell office:value-type="float" office:value="0.6170850388362257">
            <text:p>0,6170850388</text:p>
          </table:table-cell>
          <table:table-cell office:value-type="float" office:value="0.21445239556330786">
            <text:p>0,2144523956</text:p>
          </table:table-cell>
        </table:table-row>
        <table:table-row>
          <table:table-cell office:value-type="float" office:value="0.09438339758959766">
            <text:p>0,0943833976</text:p>
          </table:table-cell>
          <table:table-cell office:value-type="float" office:value="0.6927811893949238">
            <text:p>0,6927811894</text:p>
          </table:table-cell>
        </table:table-row>
        <table:table-row>
          <table:table-cell office:value-type="float" office:value="0.5583470098133656">
            <text:p>0,5583470098</text:p>
          </table:table-cell>
          <table:table-cell office:value-type="float" office:value="0.2527737893961658">
            <text:p>0,2527737894</text:p>
          </table:table-cell>
        </table:table-row>
        <table:table-row>
          <table:table-cell office:value-type="float" office:value="0.333184729222422">
            <text:p>0,3331847292</text:p>
          </table:table-cell>
          <table:table-cell office:value-type="float" office:value="0.4227784400921757">
            <text:p>0,4227784401</text:p>
          </table:table-cell>
        </table:table-row>
        <table:table-row>
          <table:table-cell office:value-type="float" office:value="0.05034238028666317">
            <text:p>0,0503423803</text:p>
          </table:table-cell>
          <table:table-cell office:value-type="float" office:value="0.7756289227938165">
            <text:p>0,7756289228</text:p>
          </table:table-cell>
        </table:table-row>
        <table:table-row>
          <table:table-cell office:value-type="float" office:value="0.12946488465638484">
            <text:p>0,1294648847</text:p>
          </table:table-cell>
          <table:table-cell office:value-type="float" office:value="0.6401877091365766">
            <text:p>0,6401877091</text:p>
          </table:table-cell>
        </table:table-row>
        <table:table-row>
          <table:table-cell office:value-type="float" office:value="0.06625780950403855">
            <text:p>0,0662578095</text:p>
          </table:table-cell>
          <table:table-cell office:value-type="float" office:value="0.742594076400642">
            <text:p>0,7425940764</text:p>
          </table:table-cell>
        </table:table-row>
        <table:table-row>
          <table:table-cell office:value-type="float" office:value="0.9393859820087838">
            <text:p>0,939385982</text:p>
          </table:table-cell>
          <table:table-cell office:value-type="float" office:value="0.03078073584519392">
            <text:p>0,0307807358</text:p>
          </table:table-cell>
        </table:table-row>
        <table:table-row>
          <table:table-cell office:value-type="float" office:value="0.68791011447242">
            <text:p>0,6879101145</text:p>
          </table:table-cell>
          <table:table-cell office:value-type="float" office:value="0.17059653094985183">
            <text:p>0,1705965309</text:p>
          </table:table-cell>
        </table:table-row>
        <table:table-row>
          <table:table-cell office:value-type="float" office:value="0.2750573393125961">
            <text:p>0,2750573393</text:p>
          </table:table-cell>
          <table:table-cell office:value-type="float" office:value="0.47554090787498393">
            <text:p>0,4755409079</text:p>
          </table:table-cell>
        </table:table-row>
        <table:table-row>
          <table:table-cell office:value-type="float" office:value="0.22363723174762506">
            <text:p>0,2236372317</text:p>
          </table:table-cell>
          <table:table-cell office:value-type="float" office:value="0.5270970165587607">
            <text:p>0,5270970166</text:p>
          </table:table-cell>
        </table:table-row>
        <table:table-row>
          <table:table-cell office:value-type="float" office:value="0.17735061345864428">
            <text:p>0,1773506135</text:p>
          </table:table-cell>
          <table:table-cell office:value-type="float" office:value="0.5788698378664332">
            <text:p>0,5788698379</text:p>
          </table:table-cell>
        </table:table-row>
        <table:table-row>
          <table:table-cell office:value-type="float" office:value="0.5742458345301477">
            <text:p>0,5742458345</text:p>
          </table:table-cell>
          <table:table-cell office:value-type="float" office:value="0.24220990074417859">
            <text:p>0,2422099007</text:p>
          </table:table-cell>
        </table:table-row>
        <table:table-row>
          <table:table-cell office:value-type="float" office:value="0.8559912669388976">
            <text:p>0,8559912669</text:p>
          </table:table-cell>
          <table:table-cell office:value-type="float" office:value="0.07480203905385874">
            <text:p>0,0748020391</text:p>
          </table:table-cell>
        </table:table-row>
        <table:table-row>
          <table:table-cell office:value-type="float" office:value="0.9038004668376352">
            <text:p>0,9038004668</text:p>
          </table:table-cell>
          <table:table-cell office:value-type="float" office:value="0.04931579016077314">
            <text:p>0,049315790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419266772235756">
            <text:p>0,7419266772</text:p>
          </table:table-cell>
          <table:table-cell office:value-type="float" office:value="0.1386483428798807">
            <text:p>0,1386483429</text:p>
          </table:table-cell>
        </table:table-row>
        <table:table-row>
          <table:table-cell office:value-type="float" office:value="0.8334039034822964">
            <text:p>0,8334039035</text:p>
          </table:table-cell>
          <table:table-cell office:value-type="float" office:value="0.08709041878053636">
            <text:p>0,0870904188</text:p>
          </table:table-cell>
        </table:table-row>
        <table:table-row>
          <table:table-cell office:value-type="float" office:value="0.5583470098133656">
            <text:p>0,5583470098</text:p>
          </table:table-cell>
          <table:table-cell office:value-type="float" office:value="0.2527737893961658">
            <text:p>0,2527737894</text:p>
          </table:table-cell>
        </table:table-row>
        <table:table-row>
          <table:table-cell office:value-type="float" office:value="0.22363723174762506">
            <text:p>0,2236372317</text:p>
          </table:table-cell>
          <table:table-cell office:value-type="float" office:value="0.5270970165587607">
            <text:p>0,5270970166</text:p>
          </table:table-cell>
        </table:table-row>
        <table:table-row>
          <table:table-cell office:value-type="float" office:value="0.09438339758959766">
            <text:p>0,0943833976</text:p>
          </table:table-cell>
          <table:table-cell office:value-type="float" office:value="0.6927811893949238">
            <text:p>0,6927811894</text:p>
          </table:table-cell>
        </table:table-row>
        <table:table-row>
          <table:table-cell office:value-type="float" office:value="0.9393859820087838">
            <text:p>0,939385982</text:p>
          </table:table-cell>
          <table:table-cell office:value-type="float" office:value="0.03078073584519392">
            <text:p>0,0307807358</text:p>
          </table:table-cell>
        </table:table-row>
        <table:table-row>
          <table:table-cell office:value-type="float" office:value="0.4802385628068322">
            <text:p>0,4802385628</text:p>
          </table:table-cell>
          <table:table-cell office:value-type="float" office:value="0.30700753048331597">
            <text:p>0,3070075305</text:p>
          </table:table-cell>
        </table:table-row>
        <table:table-row>
          <table:table-cell office:value-type="float" office:value="0.9038004668376352">
            <text:p>0,9038004668</text:p>
          </table:table-cell>
          <table:table-cell office:value-type="float" office:value="0.04931579016077314">
            <text:p>0,0493157902</text:p>
          </table:table-cell>
        </table:table-row>
        <table:table-row>
          <table:table-cell office:value-type="float" office:value="0.12946488465638484">
            <text:p>0,1294648847</text:p>
          </table:table-cell>
          <table:table-cell office:value-type="float" office:value="0.6401877091365766">
            <text:p>0,6401877091</text:p>
          </table:table-cell>
        </table:table-row>
        <table:table-row>
          <table:table-cell office:value-type="float" office:value="0.17735061345864428">
            <text:p>0,1773506135</text:p>
          </table:table-cell>
          <table:table-cell office:value-type="float" office:value="0.5788698378664332">
            <text:p>0,5788698379</text:p>
          </table:table-cell>
        </table:table-row>
        <table:table-row>
          <table:table-cell office:value-type="float" office:value="0.05034238028666317">
            <text:p>0,0503423803</text:p>
          </table:table-cell>
          <table:table-cell office:value-type="float" office:value="0.7756289227938165">
            <text:p>0,7756289228</text:p>
          </table:table-cell>
        </table:table-row>
        <table:table-row>
          <table:table-cell office:value-type="float" office:value="0.3863131616935024">
            <text:p>0,3863131617</text:p>
          </table:table-cell>
          <table:table-cell office:value-type="float" office:value="0.37845904262590835">
            <text:p>0,3784590426</text:p>
          </table:table-cell>
        </table:table-row>
        <table:table-row>
          <table:table-cell office:value-type="float" office:value="0.308970822527528">
            <text:p>0,3089708225</text:p>
          </table:table-cell>
          <table:table-cell office:value-type="float" office:value="0.44414856073989695">
            <text:p>0,4441485607</text:p>
          </table:table-cell>
        </table:table-row>
        <table:table-row>
          <table:table-cell office:value-type="float" office:value="0.8559912669388976">
            <text:p>0,8559912669</text:p>
          </table:table-cell>
          <table:table-cell office:value-type="float" office:value="0.07480203905385874">
            <text:p>0,0748020391</text:p>
          </table:table-cell>
        </table:table-row>
        <table:table-row>
          <table:table-cell office:value-type="float" office:value="0.680227913056635">
            <text:p>0,6802279131</text:p>
          </table:table-cell>
          <table:table-cell office:value-type="float" office:value="0.1752406938647888">
            <text:p>0,1752406939</text:p>
          </table:table-cell>
        </table:table-row>
        <table:table-row>
          <table:table-cell office:value-type="float" office:value="0.2587894154304032">
            <text:p>0,2587894154</text:p>
          </table:table-cell>
          <table:table-cell office:value-type="float" office:value="0.4912865094865252">
            <text:p>0,4912865095</text:p>
          </table:table-cell>
        </table:table-row>
        <table:table-row>
          <table:table-cell office:value-type="float" office:value="0.6226157624519393">
            <text:p>0,6226157625</text:p>
          </table:table-cell>
          <table:table-cell office:value-type="float" office:value="0.21093995003425803">
            <text:p>0,210939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2946488465638484">
            <text:p>0,1294648847</text:p>
          </table:table-cell>
          <table:table-cell office:value-type="float" office:value="0.6401877091365766">
            <text:p>0,6401877091</text:p>
          </table:table-cell>
        </table:table-row>
        <table:table-row>
          <table:table-cell office:value-type="float" office:value="0.8334039034822964">
            <text:p>0,8334039035</text:p>
          </table:table-cell>
          <table:table-cell office:value-type="float" office:value="0.08709041878053636">
            <text:p>0,0870904188</text:p>
          </table:table-cell>
        </table:table-row>
        <table:table-row>
          <table:table-cell office:value-type="float" office:value="0.7419266772235756">
            <text:p>0,7419266772</text:p>
          </table:table-cell>
          <table:table-cell office:value-type="float" office:value="0.1386483428798807">
            <text:p>0,1386483429</text:p>
          </table:table-cell>
        </table:table-row>
        <table:table-row>
          <table:table-cell office:value-type="float" office:value="0.05034238028666317">
            <text:p>0,0503423803</text:p>
          </table:table-cell>
          <table:table-cell office:value-type="float" office:value="0.7756289227938165">
            <text:p>0,7756289228</text:p>
          </table:table-cell>
        </table:table-row>
        <table:table-row>
          <table:table-cell office:value-type="float" office:value="0.09438339758959766">
            <text:p>0,0943833976</text:p>
          </table:table-cell>
          <table:table-cell office:value-type="float" office:value="0.6927811893949238">
            <text:p>0,6927811894</text:p>
          </table:table-cell>
        </table:table-row>
        <table:table-row>
          <table:table-cell office:value-type="float" office:value="0.4802385628068322">
            <text:p>0,4802385628</text:p>
          </table:table-cell>
          <table:table-cell office:value-type="float" office:value="0.30700753048331597">
            <text:p>0,3070075305</text:p>
          </table:table-cell>
        </table:table-row>
        <table:table-row>
          <table:table-cell office:value-type="float" office:value="0.22363723174762506">
            <text:p>0,2236372317</text:p>
          </table:table-cell>
          <table:table-cell office:value-type="float" office:value="0.5270970165587607">
            <text:p>0,5270970166</text:p>
          </table:table-cell>
        </table:table-row>
        <table:table-row>
          <table:table-cell office:value-type="float" office:value="0.17735061345864428">
            <text:p>0,1773506135</text:p>
          </table:table-cell>
          <table:table-cell office:value-type="float" office:value="0.5788698378664332">
            <text:p>0,5788698379</text:p>
          </table:table-cell>
        </table:table-row>
        <table:table-row>
          <table:table-cell office:value-type="float" office:value="0.5583470098133656">
            <text:p>0,5583470098</text:p>
          </table:table-cell>
          <table:table-cell office:value-type="float" office:value="0.2527737893961658">
            <text:p>0,2527737894</text:p>
          </table:table-cell>
        </table:table-row>
        <table:table-row>
          <table:table-cell office:value-type="float" office:value="0.5416606476729073">
            <text:p>0,5416606477</text:p>
          </table:table-cell>
          <table:table-cell office:value-type="float" office:value="0.2640240169184137">
            <text:p>0,2640240169</text:p>
          </table:table-cell>
        </table:table-row>
        <table:table-row>
          <table:table-cell office:value-type="float" office:value="0.308970822527528">
            <text:p>0,3089708225</text:p>
          </table:table-cell>
          <table:table-cell office:value-type="float" office:value="0.44414856073989695">
            <text:p>0,4441485607</text:p>
          </table:table-cell>
        </table:table-row>
        <table:table-row>
          <table:table-cell office:value-type="float" office:value="0.9393859820087838">
            <text:p>0,939385982</text:p>
          </table:table-cell>
          <table:table-cell office:value-type="float" office:value="0.03078073584519392">
            <text:p>0,0307807358</text:p>
          </table:table-cell>
        </table:table-row>
        <table:table-row>
          <table:table-cell office:value-type="float" office:value="0.6226157624519393">
            <text:p>0,6226157625</text:p>
          </table:table-cell>
          <table:table-cell office:value-type="float" office:value="0.21093995003425803">
            <text:p>0,21093995</text:p>
          </table:table-cell>
        </table:table-row>
        <table:table-row>
          <table:table-cell office:value-type="float" office:value="0.7218557085405773">
            <text:p>0,7218557085</text:p>
          </table:table-cell>
          <table:table-cell office:value-type="float" office:value="0.15037907950629104">
            <text:p>0,1503790795</text:p>
          </table:table-cell>
        </table:table-row>
        <table:table-row>
          <table:table-cell office:value-type="float" office:value="0.18900368345430785">
            <text:p>0,1890036835</text:p>
          </table:table-cell>
          <table:table-cell office:value-type="float" office:value="0.5652544612600288">
            <text:p>0,5652544613</text:p>
          </table:table-cell>
        </table:table-row>
        <table:table-row>
          <table:table-cell office:value-type="float" office:value="0.2707389146222293">
            <text:p>0,2707389146</text:p>
          </table:table-cell>
          <table:table-cell office:value-type="float" office:value="0.479674222604502">
            <text:p>0,4796742226</text:p>
          </table:table-cell>
        </table:table-row>
        <table:table-row>
          <table:table-cell office:value-type="float" office:value="0.44310638092584825">
            <text:p>0,4431063809</text:p>
          </table:table-cell>
          <table:table-cell office:value-type="float" office:value="0.334337637442338">
            <text:p>0,334337637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4310638092584825">
            <text:p>0,4431063809</text:p>
          </table:table-cell>
          <table:table-cell office:value-type="float" office:value="0.334337637442338">
            <text:p>0,3343376374</text:p>
          </table:table-cell>
        </table:table-row>
        <table:table-row>
          <table:table-cell office:value-type="float" office:value="0.09438339758959766">
            <text:p>0,0943833976</text:p>
          </table:table-cell>
          <table:table-cell office:value-type="float" office:value="0.6927811893949238">
            <text:p>0,6927811894</text:p>
          </table:table-cell>
        </table:table-row>
        <table:table-row>
          <table:table-cell office:value-type="float" office:value="0.05034238028666317">
            <text:p>0,0503423803</text:p>
          </table:table-cell>
          <table:table-cell office:value-type="float" office:value="0.7756289227938165">
            <text:p>0,7756289228</text:p>
          </table:table-cell>
        </table:table-row>
        <table:table-row>
          <table:table-cell office:value-type="float" office:value="0.8334039034822964">
            <text:p>0,8334039035</text:p>
          </table:table-cell>
          <table:table-cell office:value-type="float" office:value="0.08709041878053636">
            <text:p>0,0870904188</text:p>
          </table:table-cell>
        </table:table-row>
        <table:table-row>
          <table:table-cell office:value-type="float" office:value="0.35473630135814904">
            <text:p>0,3547363014</text:p>
          </table:table-cell>
          <table:table-cell office:value-type="float" office:value="0.4044025677035292">
            <text:p>0,4044025677</text:p>
          </table:table-cell>
        </table:table-row>
        <table:table-row>
          <table:table-cell office:value-type="float" office:value="0.8883932916051275">
            <text:p>0,8883932916</text:p>
          </table:table-cell>
          <table:table-cell office:value-type="float" office:value="0.05745382521325382">
            <text:p>0,0574538252</text:p>
          </table:table-cell>
        </table:table-row>
        <table:table-row>
          <table:table-cell office:value-type="float" office:value="0.6758711917810802">
            <text:p>0,6758711918</text:p>
          </table:table-cell>
          <table:table-cell office:value-type="float" office:value="0.177886144271318">
            <text:p>0,1778861443</text:p>
          </table:table-cell>
        </table:table-row>
        <table:table-row>
          <table:table-cell office:value-type="float" office:value="0.769922544633576">
            <text:p>0,7699225446</text:p>
          </table:table-cell>
          <table:table-cell office:value-type="float" office:value="0.1225476966617638">
            <text:p>0,1225476967</text:p>
          </table:table-cell>
        </table:table-row>
        <table:table-row>
          <table:table-cell office:value-type="float" office:value="0.12946488465638484">
            <text:p>0,1294648847</text:p>
          </table:table-cell>
          <table:table-cell office:value-type="float" office:value="0.6401877091365766">
            <text:p>0,6401877091</text:p>
          </table:table-cell>
        </table:table-row>
        <table:table-row>
          <table:table-cell office:value-type="float" office:value="0.17735061345864428">
            <text:p>0,1773506135</text:p>
          </table:table-cell>
          <table:table-cell office:value-type="float" office:value="0.5788698378664332">
            <text:p>0,5788698379</text:p>
          </table:table-cell>
        </table:table-row>
        <table:table-row>
          <table:table-cell office:value-type="float" office:value="0.6226157624519393">
            <text:p>0,6226157625</text:p>
          </table:table-cell>
          <table:table-cell office:value-type="float" office:value="0.21093995003425803">
            <text:p>0,21093995</text:p>
          </table:table-cell>
        </table:table-row>
        <table:table-row>
          <table:table-cell office:value-type="float" office:value="0.7218557085405773">
            <text:p>0,7218557085</text:p>
          </table:table-cell>
          <table:table-cell office:value-type="float" office:value="0.15037907950629104">
            <text:p>0,1503790795</text:p>
          </table:table-cell>
        </table:table-row>
        <table:table-row>
          <table:table-cell office:value-type="float" office:value="0.2707389146222293">
            <text:p>0,2707389146</text:p>
          </table:table-cell>
          <table:table-cell office:value-type="float" office:value="0.479674222604502">
            <text:p>0,4796742226</text:p>
          </table:table-cell>
        </table:table-row>
        <table:table-row>
          <table:table-cell office:value-type="float" office:value="0.5111468655891735">
            <text:p>0,5111468656</text:p>
          </table:table-cell>
          <table:table-cell office:value-type="float" office:value="0.28505464153603066">
            <text:p>0,2850546415</text:p>
          </table:table-cell>
        </table:table-row>
        <table:table-row>
          <table:table-cell office:value-type="float" office:value="0.22363723174762506">
            <text:p>0,2236372317</text:p>
          </table:table-cell>
          <table:table-cell office:value-type="float" office:value="0.5270970165587607">
            <text:p>0,5270970166</text:p>
          </table:table-cell>
        </table:table-row>
        <table:table-row>
          <table:table-cell office:value-type="float" office:value="0.03378335735484025">
            <text:p>0,0337833574</text:p>
          </table:table-cell>
          <table:table-cell office:value-type="float" office:value="0.8161975044923485">
            <text:p>0,8161975045</text:p>
          </table:table-cell>
        </table:table-row>
        <table:table-row>
          <table:table-cell office:value-type="float" office:value="0.11910013249950517">
            <text:p>0,1191001325</text:p>
          </table:table-cell>
          <table:table-cell office:value-type="float" office:value="0.6548911294975088">
            <text:p>0,65489112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707389146222293">
            <text:p>0,2707389146</text:p>
          </table:table-cell>
          <table:table-cell office:value-type="float" office:value="0.479674222604502">
            <text:p>0,4796742226</text:p>
          </table:table-cell>
        </table:table-row>
        <table:table-row>
          <table:table-cell office:value-type="float" office:value="0.8883932916051275">
            <text:p>0,8883932916</text:p>
          </table:table-cell>
          <table:table-cell office:value-type="float" office:value="0.05745382521325382">
            <text:p>0,0574538252</text:p>
          </table:table-cell>
        </table:table-row>
        <table:table-row>
          <table:table-cell office:value-type="float" office:value="0.22363723174762506">
            <text:p>0,2236372317</text:p>
          </table:table-cell>
          <table:table-cell office:value-type="float" office:value="0.5270970165587607">
            <text:p>0,5270970166</text:p>
          </table:table-cell>
        </table:table-row>
        <table:table-row>
          <table:table-cell office:value-type="float" office:value="0.6226157624519393">
            <text:p>0,6226157625</text:p>
          </table:table-cell>
          <table:table-cell office:value-type="float" office:value="0.21093995003425803">
            <text:p>0,21093995</text:p>
          </table:table-cell>
        </table:table-row>
        <table:table-row>
          <table:table-cell office:value-type="float" office:value="0.5596078059747183">
            <text:p>0,559607806</text:p>
          </table:table-cell>
          <table:table-cell office:value-type="float" office:value="0.2519306141976413">
            <text:p>0,2519306142</text:p>
          </table:table-cell>
        </table:table-row>
        <table:table-row>
          <table:table-cell office:value-type="float" office:value="0.34714788910063826">
            <text:p>0,3471478891</text:p>
          </table:table-cell>
          <table:table-cell office:value-type="float" office:value="0.41080742613247556">
            <text:p>0,4108074261</text:p>
          </table:table-cell>
        </table:table-row>
        <table:table-row>
          <table:table-cell office:value-type="float" office:value="0.5111468655891735">
            <text:p>0,5111468656</text:p>
          </table:table-cell>
          <table:table-cell office:value-type="float" office:value="0.28505464153603066">
            <text:p>0,2850546415</text:p>
          </table:table-cell>
        </table:table-row>
        <table:table-row>
          <table:table-cell office:value-type="float" office:value="0.44310638092584825">
            <text:p>0,4431063809</text:p>
          </table:table-cell>
          <table:table-cell office:value-type="float" office:value="0.334337637442338">
            <text:p>0,3343376374</text:p>
          </table:table-cell>
        </table:table-row>
        <table:table-row>
          <table:table-cell office:value-type="float" office:value="0.472236757992739">
            <text:p>0,472236758</text:p>
          </table:table-cell>
          <table:table-cell office:value-type="float" office:value="0.31280515281854815">
            <text:p>0,3128051528</text:p>
          </table:table-cell>
        </table:table-row>
        <table:table-row>
          <table:table-cell office:value-type="float" office:value="0.40309519343210054">
            <text:p>0,4030951934</text:p>
          </table:table-cell>
          <table:table-cell office:value-type="float" office:value="0.36510221812318433">
            <text:p>0,3651022181</text:p>
          </table:table-cell>
        </table:table-row>
        <table:table-row>
          <table:table-cell office:value-type="float" office:value="0.05034238028666317">
            <text:p>0,0503423803</text:p>
          </table:table-cell>
          <table:table-cell office:value-type="float" office:value="0.7756289227938165">
            <text:p>0,7756289228</text:p>
          </table:table-cell>
        </table:table-row>
        <table:table-row>
          <table:table-cell office:value-type="float" office:value="0.769922544633576">
            <text:p>0,7699225446</text:p>
          </table:table-cell>
          <table:table-cell office:value-type="float" office:value="0.1225476966617638">
            <text:p>0,1225476967</text:p>
          </table:table-cell>
        </table:table-row>
        <table:table-row>
          <table:table-cell office:value-type="float" office:value="0.17735061345864428">
            <text:p>0,1773506135</text:p>
          </table:table-cell>
          <table:table-cell office:value-type="float" office:value="0.5788698378664332">
            <text:p>0,5788698379</text:p>
          </table:table-cell>
        </table:table-row>
        <table:table-row>
          <table:table-cell office:value-type="float" office:value="0.7985021566294903">
            <text:p>0,7985021566</text:p>
          </table:table-cell>
          <table:table-cell office:value-type="float" office:value="0.10641052119584005">
            <text:p>0,1064105212</text:p>
          </table:table-cell>
        </table:table-row>
        <table:table-row>
          <table:table-cell office:value-type="float" office:value="0.03378335735484025">
            <text:p>0,0337833574</text:p>
          </table:table-cell>
          <table:table-cell office:value-type="float" office:value="0.8161975044923485">
            <text:p>0,8161975045</text:p>
          </table:table-cell>
        </table:table-row>
        <table:table-row>
          <table:table-cell office:value-type="float" office:value="0.06744689213762653">
            <text:p>0,0674468921</text:p>
          </table:table-cell>
          <table:table-cell office:value-type="float" office:value="0.7402946051048871">
            <text:p>0,7402946051</text:p>
          </table:table-cell>
        </table:table-row>
        <table:table-row>
          <table:table-cell office:value-type="float" office:value="0.13705329691389556">
            <text:p>0,1370532969</text:p>
          </table:table-cell>
          <table:table-cell office:value-type="float" office:value="0.6297928999682805">
            <text:p>0,62979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883932916051275">
            <text:p>0,8883932916</text:p>
          </table:table-cell>
          <table:table-cell office:value-type="float" office:value="0.05745382521325382">
            <text:p>0,0574538252</text:p>
          </table:table-cell>
        </table:table-row>
        <table:table-row>
          <table:table-cell office:value-type="float" office:value="0.06744689213762653">
            <text:p>0,0674468921</text:p>
          </table:table-cell>
          <table:table-cell office:value-type="float" office:value="0.7402946051048871">
            <text:p>0,7402946051</text:p>
          </table:table-cell>
        </table:table-row>
        <table:table-row>
          <table:table-cell office:value-type="float" office:value="0.13705329691389556">
            <text:p>0,1370532969</text:p>
          </table:table-cell>
          <table:table-cell office:value-type="float" office:value="0.6297928999682805">
            <text:p>0,6297929</text:p>
          </table:table-cell>
        </table:table-row>
        <table:table-row>
          <table:table-cell office:value-type="float" office:value="0.7985021566294903">
            <text:p>0,7985021566</text:p>
          </table:table-cell>
          <table:table-cell office:value-type="float" office:value="0.10641052119584005">
            <text:p>0,1064105212</text:p>
          </table:table-cell>
        </table:table-row>
        <table:table-row>
          <table:table-cell office:value-type="float" office:value="0.6885520822410572">
            <text:p>0,6885520822</text:p>
          </table:table-cell>
          <table:table-cell office:value-type="float" office:value="0.1702096154804773">
            <text:p>0,1702096155</text:p>
          </table:table-cell>
        </table:table-row>
        <table:table-row>
          <table:table-cell office:value-type="float" office:value="0.17735061345864428">
            <text:p>0,1773506135</text:p>
          </table:table-cell>
          <table:table-cell office:value-type="float" office:value="0.5788698378664332">
            <text:p>0,5788698379</text:p>
          </table:table-cell>
        </table:table-row>
        <table:table-row>
          <table:table-cell office:value-type="float" office:value="0.7695695169822306">
            <text:p>0,769569517</text:p>
          </table:table-cell>
          <table:table-cell office:value-type="float" office:value="0.12274888601824474">
            <text:p>0,122748886</text:p>
          </table:table-cell>
        </table:table-row>
        <table:table-row>
          <table:table-cell office:value-type="float" office:value="0.44310638092584825">
            <text:p>0,4431063809</text:p>
          </table:table-cell>
          <table:table-cell office:value-type="float" office:value="0.334337637442338">
            <text:p>0,3343376374</text:p>
          </table:table-cell>
        </table:table-row>
        <table:table-row>
          <table:table-cell office:value-type="float" office:value="0.30001282390198075">
            <text:p>0,3000128239</text:p>
          </table:table-cell>
          <table:table-cell office:value-type="float" office:value="0.45226573605261766">
            <text:p>0,4522657361</text:p>
          </table:table-cell>
        </table:table-row>
        <table:table-row>
          <table:table-cell office:value-type="float" office:value="0.22363723174762506">
            <text:p>0,2236372317</text:p>
          </table:table-cell>
          <table:table-cell office:value-type="float" office:value="0.5270970165587607">
            <text:p>0,5270970166</text:p>
          </table:table-cell>
        </table:table-row>
        <table:table-row>
          <table:table-cell office:value-type="float" office:value="0.03378335735484025">
            <text:p>0,0337833574</text:p>
          </table:table-cell>
          <table:table-cell office:value-type="float" office:value="0.8161975044923485">
            <text:p>0,8161975045</text:p>
          </table:table-cell>
        </table:table-row>
        <table:table-row>
          <table:table-cell office:value-type="float" office:value="0.5596078059747183">
            <text:p>0,559607806</text:p>
          </table:table-cell>
          <table:table-cell office:value-type="float" office:value="0.2519306141976413">
            <text:p>0,2519306142</text:p>
          </table:table-cell>
        </table:table-row>
        <table:table-row>
          <table:table-cell office:value-type="float" office:value="0.472236757992739">
            <text:p>0,472236758</text:p>
          </table:table-cell>
          <table:table-cell office:value-type="float" office:value="0.31280515281854815">
            <text:p>0,3128051528</text:p>
          </table:table-cell>
        </table:table-row>
        <table:table-row>
          <table:table-cell office:value-type="float" office:value="0.22586928250414404">
            <text:p>0,2258692825</text:p>
          </table:table-cell>
          <table:table-cell office:value-type="float" office:value="0.5247429300850497">
            <text:p>0,5247429301</text:p>
          </table:table-cell>
        </table:table-row>
        <table:table-row>
          <table:table-cell office:value-type="float" office:value="0.2693970429769662">
            <text:p>0,269397043</text:p>
          </table:table-cell>
          <table:table-cell office:value-type="float" office:value="0.4809652776769494">
            <text:p>0,4809652777</text:p>
          </table:table-cell>
        </table:table-row>
        <table:table-row>
          <table:table-cell office:value-type="float" office:value="0.36105044416642756">
            <text:p>0,3610504442</text:p>
          </table:table-cell>
          <table:table-cell office:value-type="float" office:value="0.39912526749211064">
            <text:p>0,3991252675</text:p>
          </table:table-cell>
        </table:table-row>
        <table:table-row>
          <table:table-cell office:value-type="float" office:value="0.3455127708160013">
            <text:p>0,3455127708</text:p>
          </table:table-cell>
          <table:table-cell office:value-type="float" office:value="0.41219665634159475">
            <text:p>0,412196656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596078059747183">
            <text:p>0,559607806</text:p>
          </table:table-cell>
          <table:table-cell office:value-type="float" office:value="0.2519306141976413">
            <text:p>0,2519306142</text:p>
          </table:table-cell>
        </table:table-row>
        <table:table-row>
          <table:table-cell office:value-type="float" office:value="0.6885520822410572">
            <text:p>0,6885520822</text:p>
          </table:table-cell>
          <table:table-cell office:value-type="float" office:value="0.1702096154804773">
            <text:p>0,1702096155</text:p>
          </table:table-cell>
        </table:table-row>
        <table:table-row>
          <table:table-cell office:value-type="float" office:value="0.6321123721069435">
            <text:p>0,6321123721</text:p>
          </table:table-cell>
          <table:table-cell office:value-type="float" office:value="0.20494505088834047">
            <text:p>0,2049450509</text:p>
          </table:table-cell>
        </table:table-row>
        <table:table-row>
          <table:table-cell office:value-type="float" office:value="0.07315646159286546">
            <text:p>0,0731564616</text:p>
          </table:table-cell>
          <table:table-cell office:value-type="float" office:value="0.7295254880901614">
            <text:p>0,7295254881</text:p>
          </table:table-cell>
        </table:table-row>
        <table:table-row>
          <table:table-cell office:value-type="float" office:value="0.9192152264774603">
            <text:p>0,9192152265</text:p>
          </table:table-cell>
          <table:table-cell office:value-type="float" office:value="0.04124287409299521">
            <text:p>0,0412428741</text:p>
          </table:table-cell>
        </table:table-row>
        <table:table-row>
          <table:table-cell office:value-type="float" office:value="0.13367938176219543">
            <text:p>0,1336793818</text:p>
          </table:table-cell>
          <table:table-cell office:value-type="float" office:value="0.6343780890562007">
            <text:p>0,6343780891</text:p>
          </table:table-cell>
        </table:table-row>
        <table:table-row>
          <table:table-cell office:value-type="float" office:value="0.03378335735484025">
            <text:p>0,0337833574</text:p>
          </table:table-cell>
          <table:table-cell office:value-type="float" office:value="0.8161975044923485">
            <text:p>0,8161975045</text:p>
          </table:table-cell>
        </table:table-row>
        <table:table-row>
          <table:table-cell office:value-type="float" office:value="0.47991815124580905">
            <text:p>0,4799181512</text:p>
          </table:table-cell>
          <table:table-cell office:value-type="float" office:value="0.30723874874109114">
            <text:p>0,3072387487</text:p>
          </table:table-cell>
        </table:table-row>
        <table:table-row>
          <table:table-cell office:value-type="float" office:value="0.7695695169822306">
            <text:p>0,769569517</text:p>
          </table:table-cell>
          <table:table-cell office:value-type="float" office:value="0.12274888601824474">
            <text:p>0,122748886</text:p>
          </table:table-cell>
        </table:table-row>
        <table:table-row>
          <table:table-cell office:value-type="float" office:value="0.06744689213762653">
            <text:p>0,0674468921</text:p>
          </table:table-cell>
          <table:table-cell office:value-type="float" office:value="0.7402946051048871">
            <text:p>0,7402946051</text:p>
          </table:table-cell>
        </table:table-row>
        <table:table-row>
          <table:table-cell office:value-type="float" office:value="0.36105044416642756">
            <text:p>0,3610504442</text:p>
          </table:table-cell>
          <table:table-cell office:value-type="float" office:value="0.39912526749211064">
            <text:p>0,3991252675</text:p>
          </table:table-cell>
        </table:table-row>
        <table:table-row>
          <table:table-cell office:value-type="float" office:value="0.8196416275904541">
            <text:p>0,8196416276</text:p>
          </table:table-cell>
          <table:table-cell office:value-type="float" office:value="0.09465938587156375">
            <text:p>0,0946593859</text:p>
          </table:table-cell>
        </table:table-row>
        <table:table-row>
          <table:table-cell office:value-type="float" office:value="0.8689104546506032">
            <text:p>0,8689104547</text:p>
          </table:table-cell>
          <table:table-cell office:value-type="float" office:value="0.06784633528017325">
            <text:p>0,0678463353</text:p>
          </table:table-cell>
        </table:table-row>
        <table:table-row>
          <table:table-cell office:value-type="float" office:value="0.40566203717312993">
            <text:p>0,4056620372</text:p>
          </table:table-cell>
          <table:table-cell office:value-type="float" office:value="0.36308396379653785">
            <text:p>0,3630839638</text:p>
          </table:table-cell>
        </table:table-row>
        <table:table-row>
          <table:table-cell office:value-type="float" office:value="0.30001282390198075">
            <text:p>0,3000128239</text:p>
          </table:table-cell>
          <table:table-cell office:value-type="float" office:value="0.45226573605261766">
            <text:p>0,4522657361</text:p>
          </table:table-cell>
        </table:table-row>
        <table:table-row>
          <table:table-cell office:value-type="float" office:value="0.2031645533523973">
            <text:p>0,2031645534</text:p>
          </table:table-cell>
          <table:table-cell office:value-type="float" office:value="0.5492622121982701">
            <text:p>0,5492622122</text:p>
          </table:table-cell>
        </table:table-row>
        <table:table-row>
          <table:table-cell office:value-type="float" office:value="0.13705329691389556">
            <text:p>0,1370532969</text:p>
          </table:table-cell>
          <table:table-cell office:value-type="float" office:value="0.6297928999682805">
            <text:p>0,629792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0477294541531255">
            <text:p>0,2047729454</text:p>
          </table:table-cell>
          <table:table-cell office:value-type="float" office:value="0.5474815524033163">
            <text:p>0,5474815524</text:p>
          </table:table-cell>
        </table:table-row>
        <table:table-row>
          <table:table-cell office:value-type="float" office:value="0.2984044318390655">
            <text:p>0,2984044318</text:p>
          </table:table-cell>
          <table:table-cell office:value-type="float" office:value="0.4537359321362373">
            <text:p>0,4537359321</text:p>
          </table:table-cell>
        </table:table-row>
        <table:table-row>
          <table:table-cell office:value-type="float" office:value="0.7695695169822306">
            <text:p>0,769569517</text:p>
          </table:table-cell>
          <table:table-cell office:value-type="float" office:value="0.12274888601824474">
            <text:p>0,122748886</text:p>
          </table:table-cell>
        </table:table-row>
        <table:table-row>
          <table:table-cell office:value-type="float" office:value="0.13705329691389556">
            <text:p>0,1370532969</text:p>
          </table:table-cell>
          <table:table-cell office:value-type="float" office:value="0.6297928999682805">
            <text:p>0,6297929</text:p>
          </table:table-cell>
        </table:table-row>
        <table:table-row>
          <table:table-cell office:value-type="float" office:value="0.2031645533523973">
            <text:p>0,2031645534</text:p>
          </table:table-cell>
          <table:table-cell office:value-type="float" office:value="0.5492622121982701">
            <text:p>0,5492622122</text:p>
          </table:table-cell>
        </table:table-row>
        <table:table-row>
          <table:table-cell office:value-type="float" office:value="0.9192152264774603">
            <text:p>0,9192152265</text:p>
          </table:table-cell>
          <table:table-cell office:value-type="float" office:value="0.04124287409299521">
            <text:p>0,0412428741</text:p>
          </table:table-cell>
        </table:table-row>
        <table:table-row>
          <table:table-cell office:value-type="float" office:value="0.47349678305080334">
            <text:p>0,4734967831</text:p>
          </table:table-cell>
          <table:table-cell office:value-type="float" office:value="0.31188897476438926">
            <text:p>0,3118889748</text:p>
          </table:table-cell>
        </table:table-row>
        <table:table-row>
          <table:table-cell office:value-type="float" office:value="0.07315646159286546">
            <text:p>0,0731564616</text:p>
          </table:table-cell>
          <table:table-cell office:value-type="float" office:value="0.7295254880901614">
            <text:p>0,7295254881</text:p>
          </table:table-cell>
        </table:table-row>
        <table:table-row>
          <table:table-cell office:value-type="float" office:value="0.7141825901255939">
            <text:p>0,7141825901</text:p>
          </table:table-cell>
          <table:table-cell office:value-type="float" office:value="0.15490675654955455">
            <text:p>0,1549067565</text:p>
          </table:table-cell>
        </table:table-row>
        <table:table-row>
          <table:table-cell office:value-type="float" office:value="0.11436495582725106">
            <text:p>0,1143649558</text:p>
          </table:table-cell>
          <table:table-cell office:value-type="float" office:value="0.6618211185966056">
            <text:p>0,6618211186</text:p>
          </table:table-cell>
        </table:table-row>
        <table:table-row>
          <table:table-cell office:value-type="float" office:value="0.5853417456458954">
            <text:p>0,5853417456</text:p>
          </table:table-cell>
          <table:table-cell office:value-type="float" office:value="0.23492369946135738">
            <text:p>0,2349236995</text:p>
          </table:table-cell>
        </table:table-row>
        <table:table-row>
          <table:table-cell office:value-type="float" office:value="0.40734614503578426">
            <text:p>0,407346145</text:p>
          </table:table-cell>
          <table:table-cell office:value-type="float" office:value="0.36176325314521085">
            <text:p>0,3617632531</text:p>
          </table:table-cell>
        </table:table-row>
        <table:table-row>
          <table:table-cell office:value-type="float" office:value="0.5072835025613259">
            <text:p>0,5072835026</text:p>
          </table:table-cell>
          <table:table-cell office:value-type="float" office:value="0.28776162518344606">
            <text:p>0,2877616252</text:p>
          </table:table-cell>
        </table:table-row>
        <table:table-row>
          <table:table-cell office:value-type="float" office:value="0.6321123721069435">
            <text:p>0,6321123721</text:p>
          </table:table-cell>
          <table:table-cell office:value-type="float" office:value="0.20494505088834047">
            <text:p>0,2049450509</text:p>
          </table:table-cell>
        </table:table-row>
        <table:table-row>
          <table:table-cell office:value-type="float" office:value="0.3486528293428995">
            <text:p>0,3486528293</text:p>
          </table:table-cell>
          <table:table-cell office:value-type="float" office:value="0.4095316864192461">
            <text:p>0,4095316864</text:p>
          </table:table-cell>
        </table:table-row>
        <table:table-row>
          <table:table-cell office:value-type="float" office:value="0.36105044416642756">
            <text:p>0,3610504442</text:p>
          </table:table-cell>
          <table:table-cell office:value-type="float" office:value="0.39912526749211064">
            <text:p>0,3991252675</text:p>
          </table:table-cell>
        </table:table-row>
        <table:table-row>
          <table:table-cell office:value-type="float" office:value="0.8196416275904541">
            <text:p>0,8196416276</text:p>
          </table:table-cell>
          <table:table-cell office:value-type="float" office:value="0.09465938587156375">
            <text:p>0,094659385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192152264774603">
            <text:p>0,9192152265</text:p>
          </table:table-cell>
          <table:table-cell office:value-type="float" office:value="0.04124287409299521">
            <text:p>0,0412428741</text:p>
          </table:table-cell>
        </table:table-row>
        <table:table-row>
          <table:table-cell office:value-type="float" office:value="0.5072835025613259">
            <text:p>0,5072835026</text:p>
          </table:table-cell>
          <table:table-cell office:value-type="float" office:value="0.28776162518344606">
            <text:p>0,2877616252</text:p>
          </table:table-cell>
        </table:table-row>
        <table:table-row>
          <table:table-cell office:value-type="float" office:value="0.2932932692669785">
            <text:p>0,2932932693</text:p>
          </table:table-cell>
          <table:table-cell office:value-type="float" office:value="0.4584344275464156">
            <text:p>0,4584344275</text:p>
          </table:table-cell>
        </table:table-row>
        <table:table-row>
          <table:table-cell office:value-type="float" office:value="0.2082757159244843">
            <text:p>0,2082757159</text:p>
          </table:table-cell>
          <table:table-cell office:value-type="float" office:value="0.5436276564859739">
            <text:p>0,5436276565</text:p>
          </table:table-cell>
        </table:table-row>
        <table:table-row>
          <table:table-cell office:value-type="float" office:value="0.47349678305080334">
            <text:p>0,4734967831</text:p>
          </table:table-cell>
          <table:table-cell office:value-type="float" office:value="0.31188897476438926">
            <text:p>0,3118889748</text:p>
          </table:table-cell>
        </table:table-row>
        <table:table-row>
          <table:table-cell office:value-type="float" office:value="0.11436495582725106">
            <text:p>0,1143649558</text:p>
          </table:table-cell>
          <table:table-cell office:value-type="float" office:value="0.6618211185966056">
            <text:p>0,6618211186</text:p>
          </table:table-cell>
        </table:table-row>
        <table:table-row>
          <table:table-cell office:value-type="float" office:value="0.8570918383430519">
            <text:p>0,8570918383</text:p>
          </table:table-cell>
          <table:table-cell office:value-type="float" office:value="0.0742074539384906">
            <text:p>0,0742074539</text:p>
          </table:table-cell>
        </table:table-row>
        <table:table-row>
          <table:table-cell office:value-type="float" office:value="0.03284153896986429">
            <text:p>0,032841539</text:p>
          </table:table-cell>
          <table:table-cell office:value-type="float" office:value="0.8187776532271357">
            <text:p>0,8187776532</text:p>
          </table:table-cell>
        </table:table-row>
        <table:table-row>
          <table:table-cell office:value-type="float" office:value="0.07315646159286546">
            <text:p>0,0731564616</text:p>
          </table:table-cell>
          <table:table-cell office:value-type="float" office:value="0.7295254880901614">
            <text:p>0,7295254881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5800734691412672">
            <text:p>0,5800734691</text:p>
          </table:table-cell>
          <table:table-cell office:value-type="float" office:value="0.23837445608667562">
            <text:p>0,2383744561</text:p>
          </table:table-cell>
        </table:table-row>
        <table:table-row>
          <table:table-cell office:value-type="float" office:value="0.3486528293428995">
            <text:p>0,3486528293</text:p>
          </table:table-cell>
          <table:table-cell office:value-type="float" office:value="0.4095316864192461">
            <text:p>0,4095316864</text:p>
          </table:table-cell>
        </table:table-row>
        <table:table-row>
          <table:table-cell office:value-type="float" office:value="0.4075774782881604">
            <text:p>0,4075774783</text:p>
          </table:table-cell>
          <table:table-cell office:value-type="float" office:value="0.3615820504652455">
            <text:p>0,3615820505</text:p>
          </table:table-cell>
        </table:table-row>
        <table:table-row>
          <table:table-cell office:value-type="float" office:value="0.17857170049648752">
            <text:p>0,1785717005</text:p>
          </table:table-cell>
          <table:table-cell office:value-type="float" office:value="0.5774225508897954">
            <text:p>0,5774225509</text:p>
          </table:table-cell>
        </table:table-row>
        <table:table-row>
          <table:table-cell office:value-type="float" office:value="0.2984044318390655">
            <text:p>0,2984044318</text:p>
          </table:table-cell>
          <table:table-cell office:value-type="float" office:value="0.4537359321362373">
            <text:p>0,4537359321</text:p>
          </table:table-cell>
        </table:table-row>
        <table:table-row>
          <table:table-cell office:value-type="float" office:value="0.13705329691389556">
            <text:p>0,1370532969</text:p>
          </table:table-cell>
          <table:table-cell office:value-type="float" office:value="0.6297928999682805">
            <text:p>0,6297929</text:p>
          </table:table-cell>
        </table:table-row>
        <table:table-row>
          <table:table-cell office:value-type="float" office:value="0.15433921703081088">
            <text:p>0,154339217</text:p>
          </table:table-cell>
          <table:table-cell office:value-type="float" office:value="0.6071396978176455">
            <text:p>0,607139697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38580784098997">
            <text:p>0,6385807841</text:p>
          </table:table-cell>
          <table:table-cell office:value-type="float" office:value="0.20088750222575236">
            <text:p>0,2008875022</text:p>
          </table:table-cell>
        </table:table-row>
        <table:table-row>
          <table:table-cell office:value-type="float" office:value="0.8570918383430519">
            <text:p>0,8570918383</text:p>
          </table:table-cell>
          <table:table-cell office:value-type="float" office:value="0.0742074539384906">
            <text:p>0,0742074539</text:p>
          </table:table-cell>
        </table:table-row>
        <table:table-row>
          <table:table-cell office:value-type="float" office:value="0.5800734691412672">
            <text:p>0,5800734691</text:p>
          </table:table-cell>
          <table:table-cell office:value-type="float" office:value="0.23837445608667562">
            <text:p>0,2383744561</text:p>
          </table:table-cell>
        </table:table-row>
        <table:table-row>
          <table:table-cell office:value-type="float" office:value="0.5072835025613259">
            <text:p>0,5072835026</text:p>
          </table:table-cell>
          <table:table-cell office:value-type="float" office:value="0.28776162518344606">
            <text:p>0,2877616252</text:p>
          </table:table-cell>
        </table:table-row>
        <table:table-row>
          <table:table-cell office:value-type="float" office:value="0.47349678305080334">
            <text:p>0,4734967831</text:p>
          </table:table-cell>
          <table:table-cell office:value-type="float" office:value="0.31188897476438926">
            <text:p>0,3118889748</text:p>
          </table:table-cell>
        </table:table-row>
        <table:table-row>
          <table:table-cell office:value-type="float" office:value="0.4075774782881604">
            <text:p>0,4075774783</text:p>
          </table:table-cell>
          <table:table-cell office:value-type="float" office:value="0.3615820504652455">
            <text:p>0,3615820505</text:p>
          </table:table-cell>
        </table:table-row>
        <table:table-row>
          <table:table-cell office:value-type="float" office:value="0.9192152264774603">
            <text:p>0,9192152265</text:p>
          </table:table-cell>
          <table:table-cell office:value-type="float" office:value="0.04124287409299521">
            <text:p>0,0412428741</text:p>
          </table:table-cell>
        </table:table-row>
        <table:table-row>
          <table:table-cell office:value-type="float" office:value="0.2984044318390655">
            <text:p>0,2984044318</text:p>
          </table:table-cell>
          <table:table-cell office:value-type="float" office:value="0.4537359321362373">
            <text:p>0,4537359321</text:p>
          </table:table-cell>
        </table:table-row>
        <table:table-row>
          <table:table-cell office:value-type="float" office:value="0.07315646159286546">
            <text:p>0,0731564616</text:p>
          </table:table-cell>
          <table:table-cell office:value-type="float" office:value="0.7295254880901614">
            <text:p>0,7295254881</text:p>
          </table:table-cell>
        </table:table-row>
        <table:table-row>
          <table:table-cell office:value-type="float" office:value="0.23659568145592583">
            <text:p>0,2365956815</text:p>
          </table:table-cell>
          <table:table-cell office:value-type="float" office:value="0.5135889788913847">
            <text:p>0,5135889789</text:p>
          </table:table-cell>
        </table:table-row>
        <table:table-row>
          <table:table-cell office:value-type="float" office:value="0.04165025953316766">
            <text:p>0,0416502595</text:p>
          </table:table-cell>
          <table:table-cell office:value-type="float" office:value="0.79591604783039">
            <text:p>0,7959160478</text:p>
          </table:table-cell>
        </table:table-row>
        <table:table-row>
          <table:table-cell office:value-type="float" office:value="0.3486528293428995">
            <text:p>0,3486528293</text:p>
          </table:table-cell>
          <table:table-cell office:value-type="float" office:value="0.4095316864192461">
            <text:p>0,4095316864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10114300816254079">
            <text:p>0,1011430082</text:p>
          </table:table-cell>
          <table:table-cell office:value-type="float" office:value="0.6819701143563064">
            <text:p>0,6819701144</text:p>
          </table:table-cell>
        </table:table-row>
        <table:table-row>
          <table:table-cell office:value-type="float" office:value="0.3957723800862231">
            <text:p>0,3957723801</text:p>
          </table:table-cell>
          <table:table-cell office:value-type="float" office:value="0.37089557298789966">
            <text:p>0,370895573</text:p>
          </table:table-cell>
        </table:table-row>
        <table:table-row>
          <table:table-cell office:value-type="float" office:value="0.9652374406018196">
            <text:p>0,9652374406</text:p>
          </table:table-cell>
          <table:table-cell office:value-type="float" office:value="0.017535018129490987">
            <text:p>0,0175350181</text:p>
          </table:table-cell>
        </table:table-row>
        <table:table-row>
          <table:table-cell office:value-type="float" office:value="0.3547325615800993">
            <text:p>0,3547325616</text:p>
          </table:table-cell>
          <table:table-cell office:value-type="float" office:value="0.4044057072300816">
            <text:p>0,404405707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7035064325144939">
            <text:p>0,1703506433</text:p>
          </table:table-cell>
          <table:table-cell office:value-type="float" office:value="0.5872644390757571">
            <text:p>0,5872644391</text:p>
          </table:table-cell>
        </table:table-row>
        <table:table-row>
          <table:table-cell office:value-type="float" office:value="0.23659568145592583">
            <text:p>0,2365956815</text:p>
          </table:table-cell>
          <table:table-cell office:value-type="float" office:value="0.5135889788913847">
            <text:p>0,5135889789</text:p>
          </table:table-cell>
        </table:table-row>
        <table:table-row>
          <table:table-cell office:value-type="float" office:value="0.7683669318543226">
            <text:p>0,7683669319</text:p>
          </table:table-cell>
          <table:table-cell office:value-type="float" office:value="0.1234345821022127">
            <text:p>0,1234345821</text:p>
          </table:table-cell>
        </table:table-row>
        <table:table-row>
          <table:table-cell office:value-type="float" office:value="0.10114300816254079">
            <text:p>0,1011430082</text:p>
          </table:table-cell>
          <table:table-cell office:value-type="float" office:value="0.6819701143563064">
            <text:p>0,6819701144</text:p>
          </table:table-cell>
        </table:table-row>
        <table:table-row>
          <table:table-cell office:value-type="float" office:value="0.2984044318390655">
            <text:p>0,2984044318</text:p>
          </table:table-cell>
          <table:table-cell office:value-type="float" office:value="0.4537359321362373">
            <text:p>0,4537359321</text:p>
          </table:table-cell>
        </table:table-row>
        <table:table-row>
          <table:table-cell office:value-type="float" office:value="0.8570918383430519">
            <text:p>0,8570918383</text:p>
          </table:table-cell>
          <table:table-cell office:value-type="float" office:value="0.0742074539384906">
            <text:p>0,0742074539</text:p>
          </table:table-cell>
        </table:table-row>
        <table:table-row>
          <table:table-cell office:value-type="float" office:value="0.7022254869462488">
            <text:p>0,7022254869</text:p>
          </table:table-cell>
          <table:table-cell office:value-type="float" office:value="0.1620110460475933">
            <text:p>0,162011046</text:p>
          </table:table-cell>
        </table:table-row>
        <table:table-row>
          <table:table-cell office:value-type="float" office:value="0.9192152264774603">
            <text:p>0,9192152265</text:p>
          </table:table-cell>
          <table:table-cell office:value-type="float" office:value="0.04124287409299521">
            <text:p>0,0412428741</text:p>
          </table:table-cell>
        </table:table-row>
        <table:table-row>
          <table:table-cell office:value-type="float" office:value="0.9652374406018196">
            <text:p>0,9652374406</text:p>
          </table:table-cell>
          <table:table-cell office:value-type="float" office:value="0.017535018129490987">
            <text:p>0,0175350181</text:p>
          </table:table-cell>
        </table:table-row>
        <table:table-row>
          <table:table-cell office:value-type="float" office:value="0.5800734691412672">
            <text:p>0,5800734691</text:p>
          </table:table-cell>
          <table:table-cell office:value-type="float" office:value="0.23837445608667562">
            <text:p>0,2383744561</text:p>
          </table:table-cell>
        </table:table-row>
        <table:table-row>
          <table:table-cell office:value-type="float" office:value="0.5652052084075111">
            <text:p>0,5652052084</text:p>
          </table:table-cell>
          <table:table-cell office:value-type="float" office:value="0.24819869087137714">
            <text:p>0,2481986909</text:p>
          </table:table-cell>
        </table:table-row>
        <table:table-row>
          <table:table-cell office:value-type="float" office:value="0.638580784098997">
            <text:p>0,6385807841</text:p>
          </table:table-cell>
          <table:table-cell office:value-type="float" office:value="0.20088750222575236">
            <text:p>0,2008875022</text:p>
          </table:table-cell>
        </table:table-row>
        <table:table-row>
          <table:table-cell office:value-type="float" office:value="0.3486528293428995">
            <text:p>0,3486528293</text:p>
          </table:table-cell>
          <table:table-cell office:value-type="float" office:value="0.4095316864192461">
            <text:p>0,4095316864</text:p>
          </table:table-cell>
        </table:table-row>
        <table:table-row>
          <table:table-cell office:value-type="float" office:value="0.07315646159286546">
            <text:p>0,0731564616</text:p>
          </table:table-cell>
          <table:table-cell office:value-type="float" office:value="0.7295254880901614">
            <text:p>0,7295254881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5108658340523586">
            <text:p>0,5108658341</text:p>
          </table:table-cell>
          <table:table-cell office:value-type="float" office:value="0.2852512091284388">
            <text:p>0,2852512091</text:p>
          </table:table-cell>
        </table:table-row>
        <table:table-row>
          <table:table-cell office:value-type="float" office:value="0.8722291758071294">
            <text:p>0,8722291758</text:p>
          </table:table-cell>
          <table:table-cell office:value-type="float" office:value="0.06606789550464143">
            <text:p>0,066067895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0114300816254079">
            <text:p>0,1011430082</text:p>
          </table:table-cell>
          <table:table-cell office:value-type="float" office:value="0.6819701143563064">
            <text:p>0,6819701144</text:p>
          </table:table-cell>
        </table:table-row>
        <table:table-row>
          <table:table-cell office:value-type="float" office:value="0.5108658340523586">
            <text:p>0,5108658341</text:p>
          </table:table-cell>
          <table:table-cell office:value-type="float" office:value="0.2852512091284388">
            <text:p>0,2852512091</text:p>
          </table:table-cell>
        </table:table-row>
        <table:table-row>
          <table:table-cell office:value-type="float" office:value="0.17035064325144939">
            <text:p>0,1703506433</text:p>
          </table:table-cell>
          <table:table-cell office:value-type="float" office:value="0.5872644390757571">
            <text:p>0,5872644391</text:p>
          </table:table-cell>
        </table:table-row>
        <table:table-row>
          <table:table-cell office:value-type="float" office:value="0.4344792999515808">
            <text:p>0,4344793</text:p>
          </table:table-cell>
          <table:table-cell office:value-type="float" office:value="0.34084956197270055">
            <text:p>0,340849562</text:p>
          </table:table-cell>
        </table:table-row>
        <table:table-row>
          <table:table-cell office:value-type="float" office:value="0.3486528293428995">
            <text:p>0,3486528293</text:p>
          </table:table-cell>
          <table:table-cell office:value-type="float" office:value="0.4095316864192461">
            <text:p>0,4095316864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23659568145592583">
            <text:p>0,2365956815</text:p>
          </table:table-cell>
          <table:table-cell office:value-type="float" office:value="0.5135889788913847">
            <text:p>0,5135889789</text:p>
          </table:table-cell>
        </table:table-row>
        <table:table-row>
          <table:table-cell office:value-type="float" office:value="0.19270934237114967">
            <text:p>0,1927093424</text:p>
          </table:table-cell>
          <table:table-cell office:value-type="float" office:value="0.5610132776824">
            <text:p>0,5610132777</text:p>
          </table:table-cell>
        </table:table-row>
        <table:table-row>
          <table:table-cell office:value-type="float" office:value="0.638580784098997">
            <text:p>0,6385807841</text:p>
          </table:table-cell>
          <table:table-cell office:value-type="float" office:value="0.20088750222575236">
            <text:p>0,2008875022</text:p>
          </table:table-cell>
        </table:table-row>
        <table:table-row>
          <table:table-cell office:value-type="float" office:value="0.8373243968196985">
            <text:p>0,8373243968</text:p>
          </table:table-cell>
          <table:table-cell office:value-type="float" office:value="0.08494568640998224">
            <text:p>0,0849456864</text:p>
          </table:table-cell>
        </table:table-row>
        <table:table-row>
          <table:table-cell office:value-type="float" office:value="0.2984044318390655">
            <text:p>0,2984044318</text:p>
          </table:table-cell>
          <table:table-cell office:value-type="float" office:value="0.4537359321362373">
            <text:p>0,4537359321</text:p>
          </table:table-cell>
        </table:table-row>
        <table:table-row>
          <table:table-cell office:value-type="float" office:value="0.7683669318543226">
            <text:p>0,7683669319</text:p>
          </table:table-cell>
          <table:table-cell office:value-type="float" office:value="0.1234345821022127">
            <text:p>0,1234345821</text:p>
          </table:table-cell>
        </table:table-row>
        <table:table-row>
          <table:table-cell office:value-type="float" office:value="0.7022254869462488">
            <text:p>0,7022254869</text:p>
          </table:table-cell>
          <table:table-cell office:value-type="float" office:value="0.1620110460475933">
            <text:p>0,162011046</text:p>
          </table:table-cell>
        </table:table-row>
        <table:table-row>
          <table:table-cell office:value-type="float" office:value="0.9192152264774603">
            <text:p>0,9192152265</text:p>
          </table:table-cell>
          <table:table-cell office:value-type="float" office:value="0.04124287409299521">
            <text:p>0,0412428741</text:p>
          </table:table-cell>
        </table:table-row>
        <table:table-row>
          <table:table-cell office:value-type="float" office:value="0.5652052084075111">
            <text:p>0,5652052084</text:p>
          </table:table-cell>
          <table:table-cell office:value-type="float" office:value="0.24819869087137714">
            <text:p>0,2481986909</text:p>
          </table:table-cell>
        </table:table-row>
        <table:table-row>
          <table:table-cell office:value-type="float" office:value="0.38486225324685475">
            <text:p>0,3848622532</text:p>
          </table:table-cell>
          <table:table-cell office:value-type="float" office:value="0.37962732712759284">
            <text:p>0,3796273271</text:p>
          </table:table-cell>
        </table:table-row>
        <table:table-row>
          <table:table-cell office:value-type="float" office:value="0.8722291758071294">
            <text:p>0,8722291758</text:p>
          </table:table-cell>
          <table:table-cell office:value-type="float" office:value="0.06606789550464143">
            <text:p>0,066067895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0114300816254079">
            <text:p>0,1011430082</text:p>
          </table:table-cell>
          <table:table-cell office:value-type="float" office:value="0.6819701143563064">
            <text:p>0,6819701144</text:p>
          </table:table-cell>
        </table:table-row>
        <table:table-row>
          <table:table-cell office:value-type="float" office:value="0.17035064325144939">
            <text:p>0,1703506433</text:p>
          </table:table-cell>
          <table:table-cell office:value-type="float" office:value="0.5872644390757571">
            <text:p>0,5872644391</text:p>
          </table:table-cell>
        </table:table-row>
        <table:table-row>
          <table:table-cell office:value-type="float" office:value="0.9192152264774603">
            <text:p>0,9192152265</text:p>
          </table:table-cell>
          <table:table-cell office:value-type="float" office:value="0.04124287409299521">
            <text:p>0,0412428741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638580784098997">
            <text:p>0,6385807841</text:p>
          </table:table-cell>
          <table:table-cell office:value-type="float" office:value="0.20088750222575236">
            <text:p>0,2008875022</text:p>
          </table:table-cell>
        </table:table-row>
        <table:table-row>
          <table:table-cell office:value-type="float" office:value="0.4344792999515808">
            <text:p>0,4344793</text:p>
          </table:table-cell>
          <table:table-cell office:value-type="float" office:value="0.34084956197270055">
            <text:p>0,340849562</text:p>
          </table:table-cell>
        </table:table-row>
        <table:table-row>
          <table:table-cell office:value-type="float" office:value="0.5652052084075111">
            <text:p>0,5652052084</text:p>
          </table:table-cell>
          <table:table-cell office:value-type="float" office:value="0.24819869087137714">
            <text:p>0,2481986909</text:p>
          </table:table-cell>
        </table:table-row>
        <table:table-row>
          <table:table-cell office:value-type="float" office:value="0.19270934237114967">
            <text:p>0,1927093424</text:p>
          </table:table-cell>
          <table:table-cell office:value-type="float" office:value="0.5610132776824">
            <text:p>0,5610132777</text:p>
          </table:table-cell>
        </table:table-row>
        <table:table-row>
          <table:table-cell office:value-type="float" office:value="0.5016968816633284">
            <text:p>0,5016968817</text:p>
          </table:table-cell>
          <table:table-cell office:value-type="float" office:value="0.2916943585828725">
            <text:p>0,2916943586</text:p>
          </table:table-cell>
        </table:table-row>
        <table:table-row>
          <table:table-cell office:value-type="float" office:value="0.8722291758071294">
            <text:p>0,8722291758</text:p>
          </table:table-cell>
          <table:table-cell office:value-type="float" office:value="0.06606789550464143">
            <text:p>0,0660678955</text:p>
          </table:table-cell>
        </table:table-row>
        <table:table-row>
          <table:table-cell office:value-type="float" office:value="0.2984044318390655">
            <text:p>0,2984044318</text:p>
          </table:table-cell>
          <table:table-cell office:value-type="float" office:value="0.4537359321362373">
            <text:p>0,4537359321</text:p>
          </table:table-cell>
        </table:table-row>
        <table:table-row>
          <table:table-cell office:value-type="float" office:value="0.24824266356021205">
            <text:p>0,2482426636</text:p>
          </table:table-cell>
          <table:table-cell office:value-type="float" office:value="0.5017604355731953">
            <text:p>0,5017604356</text:p>
          </table:table-cell>
        </table:table-row>
        <table:table-row>
          <table:table-cell office:value-type="float" office:value="0.23659568145592583">
            <text:p>0,2365956815</text:p>
          </table:table-cell>
          <table:table-cell office:value-type="float" office:value="0.5135889788913847">
            <text:p>0,5135889789</text:p>
          </table:table-cell>
        </table:table-row>
        <table:table-row>
          <table:table-cell office:value-type="float" office:value="0.07358037347681405">
            <text:p>0,0735803735</text:p>
          </table:table-cell>
          <table:table-cell office:value-type="float" office:value="0.728742975248909">
            <text:p>0,7287429752</text:p>
          </table:table-cell>
        </table:table-row>
        <table:table-row>
          <table:table-cell office:value-type="float" office:value="0.8202691417138086">
            <text:p>0,8202691417</text:p>
          </table:table-cell>
          <table:table-cell office:value-type="float" office:value="0.09431288972746854">
            <text:p>0,0943128897</text:p>
          </table:table-cell>
        </table:table-row>
        <table:table-row>
          <table:table-cell office:value-type="float" office:value="0.7683669318543226">
            <text:p>0,7683669319</text:p>
          </table:table-cell>
          <table:table-cell office:value-type="float" office:value="0.1234345821022127">
            <text:p>0,1234345821</text:p>
          </table:table-cell>
        </table:table-row>
        <table:table-row>
          <table:table-cell office:value-type="float" office:value="0.5506422843352481">
            <text:p>0,5506422843</text:p>
          </table:table-cell>
          <table:table-cell office:value-type="float" office:value="0.25794724962759685">
            <text:p>0,257947249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984044318390655">
            <text:p>0,2984044318</text:p>
          </table:table-cell>
          <table:table-cell office:value-type="float" office:value="0.4537359321362373">
            <text:p>0,4537359321</text:p>
          </table:table-cell>
        </table:table-row>
        <table:table-row>
          <table:table-cell office:value-type="float" office:value="0.41342393183233905">
            <text:p>0,4134239318</text:p>
          </table:table-cell>
          <table:table-cell office:value-type="float" office:value="0.35701949342741424">
            <text:p>0,3570194934</text:p>
          </table:table-cell>
        </table:table-row>
        <table:table-row>
          <table:table-cell office:value-type="float" office:value="0.7683669318543226">
            <text:p>0,7683669319</text:p>
          </table:table-cell>
          <table:table-cell office:value-type="float" office:value="0.1234345821022127">
            <text:p>0,1234345821</text:p>
          </table:table-cell>
        </table:table-row>
        <table:table-row>
          <table:table-cell office:value-type="float" office:value="0.638580784098997">
            <text:p>0,6385807841</text:p>
          </table:table-cell>
          <table:table-cell office:value-type="float" office:value="0.20088750222575236">
            <text:p>0,2008875022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8202691417138086">
            <text:p>0,8202691417</text:p>
          </table:table-cell>
          <table:table-cell office:value-type="float" office:value="0.09431288972746854">
            <text:p>0,0943128897</text:p>
          </table:table-cell>
        </table:table-row>
        <table:table-row>
          <table:table-cell office:value-type="float" office:value="0.9192152264774603">
            <text:p>0,9192152265</text:p>
          </table:table-cell>
          <table:table-cell office:value-type="float" office:value="0.04124287409299521">
            <text:p>0,0412428741</text:p>
          </table:table-cell>
        </table:table-row>
        <table:table-row>
          <table:table-cell office:value-type="float" office:value="0.6913114688032993">
            <text:p>0,6913114688</text:p>
          </table:table-cell>
          <table:table-cell office:value-type="float" office:value="0.16854857700326276">
            <text:p>0,168548577</text:p>
          </table:table-cell>
        </table:table-row>
        <table:table-row>
          <table:table-cell office:value-type="float" office:value="0.5016968816633284">
            <text:p>0,5016968817</text:p>
          </table:table-cell>
          <table:table-cell office:value-type="float" office:value="0.2916943585828725">
            <text:p>0,2916943586</text:p>
          </table:table-cell>
        </table:table-row>
        <table:table-row>
          <table:table-cell office:value-type="float" office:value="0.5652052084075111">
            <text:p>0,5652052084</text:p>
          </table:table-cell>
          <table:table-cell office:value-type="float" office:value="0.24819869087137714">
            <text:p>0,2481986909</text:p>
          </table:table-cell>
        </table:table-row>
        <table:table-row>
          <table:table-cell office:value-type="float" office:value="0.17035064325144939">
            <text:p>0,1703506433</text:p>
          </table:table-cell>
          <table:table-cell office:value-type="float" office:value="0.5872644390757571">
            <text:p>0,5872644391</text:p>
          </table:table-cell>
        </table:table-row>
        <table:table-row>
          <table:table-cell office:value-type="float" office:value="0.10114300816254079">
            <text:p>0,1011430082</text:p>
          </table:table-cell>
          <table:table-cell office:value-type="float" office:value="0.6819701143563064">
            <text:p>0,6819701144</text:p>
          </table:table-cell>
        </table:table-row>
        <table:table-row>
          <table:table-cell office:value-type="float" office:value="0.8722291758071294">
            <text:p>0,8722291758</text:p>
          </table:table-cell>
          <table:table-cell office:value-type="float" office:value="0.06606789550464143">
            <text:p>0,0660678955</text:p>
          </table:table-cell>
        </table:table-row>
        <table:table-row>
          <table:table-cell office:value-type="float" office:value="0.5506422843352481">
            <text:p>0,5506422843</text:p>
          </table:table-cell>
          <table:table-cell office:value-type="float" office:value="0.25794724962759685">
            <text:p>0,2579472496</text:p>
          </table:table-cell>
        </table:table-row>
        <table:table-row>
          <table:table-cell office:value-type="float" office:value="0.07358037347681405">
            <text:p>0,0735803735</text:p>
          </table:table-cell>
          <table:table-cell office:value-type="float" office:value="0.728742975248909">
            <text:p>0,7287429752</text:p>
          </table:table-cell>
        </table:table-row>
        <table:table-row>
          <table:table-cell office:value-type="float" office:value="0.280982292202139">
            <text:p>0,2809822922</text:p>
          </table:table-cell>
          <table:table-cell office:value-type="float" office:value="0.46992237153211325">
            <text:p>0,4699223715</text:p>
          </table:table-cell>
        </table:table-row>
        <table:table-row>
          <table:table-cell office:value-type="float" office:value="0.138968488165193">
            <text:p>0,1389684882</text:p>
          </table:table-cell>
          <table:table-cell office:value-type="float" office:value="0.6272152254112395">
            <text:p>0,627215225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858238157832386">
            <text:p>0,3858238158</text:p>
          </table:table-cell>
          <table:table-cell office:value-type="float" office:value="0.37885282276803467">
            <text:p>0,3788528228</text:p>
          </table:table-cell>
        </table:table-row>
        <table:table-row>
          <table:table-cell office:value-type="float" office:value="0.2984044318390655">
            <text:p>0,2984044318</text:p>
          </table:table-cell>
          <table:table-cell office:value-type="float" office:value="0.4537359321362373">
            <text:p>0,4537359321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43545154849844725">
            <text:p>0,4354515485</text:p>
          </table:table-cell>
          <table:table-cell office:value-type="float" office:value="0.3401124728421917">
            <text:p>0,3401124728</text:p>
          </table:table-cell>
        </table:table-row>
        <table:table-row>
          <table:table-cell office:value-type="float" office:value="0.138968488165193">
            <text:p>0,1389684882</text:p>
          </table:table-cell>
          <table:table-cell office:value-type="float" office:value="0.6272152254112395">
            <text:p>0,6272152254</text:p>
          </table:table-cell>
        </table:table-row>
        <table:table-row>
          <table:table-cell office:value-type="float" office:value="0.2197212030539482">
            <text:p>0,2197212031</text:p>
          </table:table-cell>
          <table:table-cell office:value-type="float" office:value="0.5312557167773155">
            <text:p>0,5312557168</text:p>
          </table:table-cell>
        </table:table-row>
        <table:table-row>
          <table:table-cell office:value-type="float" office:value="0.5016968816633284">
            <text:p>0,5016968817</text:p>
          </table:table-cell>
          <table:table-cell office:value-type="float" office:value="0.2916943585828725">
            <text:p>0,2916943586</text:p>
          </table:table-cell>
        </table:table-row>
        <table:table-row>
          <table:table-cell office:value-type="float" office:value="0.280982292202139">
            <text:p>0,2809822922</text:p>
          </table:table-cell>
          <table:table-cell office:value-type="float" office:value="0.46992237153211325">
            <text:p>0,4699223715</text:p>
          </table:table-cell>
        </table:table-row>
        <table:table-row>
          <table:table-cell office:value-type="float" office:value="0.7306165430382212">
            <text:p>0,730616543</text:p>
          </table:table-cell>
          <table:table-cell office:value-type="float" office:value="0.14523889709567317">
            <text:p>0,1452388971</text:p>
          </table:table-cell>
        </table:table-row>
        <table:table-row>
          <table:table-cell office:value-type="float" office:value="0.9334919575180856">
            <text:p>0,9334919575</text:p>
          </table:table-cell>
          <table:table-cell office:value-type="float" office:value="0.03382612459346346">
            <text:p>0,0338261246</text:p>
          </table:table-cell>
        </table:table-row>
        <table:table-row>
          <table:table-cell office:value-type="float" office:value="0.6042329561161364">
            <text:p>0,6042329561</text:p>
          </table:table-cell>
          <table:table-cell office:value-type="float" office:value="0.22267577156238316">
            <text:p>0,2226757716</text:p>
          </table:table-cell>
        </table:table-row>
        <table:table-row>
          <table:table-cell office:value-type="float" office:value="0.8202691417138086">
            <text:p>0,8202691417</text:p>
          </table:table-cell>
          <table:table-cell office:value-type="float" office:value="0.09431288972746854">
            <text:p>0,0943128897</text:p>
          </table:table-cell>
        </table:table-row>
        <table:table-row>
          <table:table-cell office:value-type="float" office:value="0.7683669318543226">
            <text:p>0,7683669319</text:p>
          </table:table-cell>
          <table:table-cell office:value-type="float" office:value="0.1234345821022127">
            <text:p>0,1234345821</text:p>
          </table:table-cell>
        </table:table-row>
        <table:table-row>
          <table:table-cell office:value-type="float" office:value="0.10114300816254079">
            <text:p>0,1011430082</text:p>
          </table:table-cell>
          <table:table-cell office:value-type="float" office:value="0.6819701143563064">
            <text:p>0,6819701144</text:p>
          </table:table-cell>
        </table:table-row>
        <table:table-row>
          <table:table-cell office:value-type="float" office:value="0.6913114688032993">
            <text:p>0,6913114688</text:p>
          </table:table-cell>
          <table:table-cell office:value-type="float" office:value="0.16854857700326276">
            <text:p>0,168548577</text:p>
          </table:table-cell>
        </table:table-row>
        <table:table-row>
          <table:table-cell office:value-type="float" office:value="0.07358037347681405">
            <text:p>0,0735803735</text:p>
          </table:table-cell>
          <table:table-cell office:value-type="float" office:value="0.728742975248909">
            <text:p>0,7287429752</text:p>
          </table:table-cell>
        </table:table-row>
        <table:table-row>
          <table:table-cell office:value-type="float" office:value="0.8722291758071294">
            <text:p>0,8722291758</text:p>
          </table:table-cell>
          <table:table-cell office:value-type="float" office:value="0.06606789550464143">
            <text:p>0,066067895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016968816633284">
            <text:p>0,5016968817</text:p>
          </table:table-cell>
          <table:table-cell office:value-type="float" office:value="0.2916943585828725">
            <text:p>0,2916943586</text:p>
          </table:table-cell>
        </table:table-row>
        <table:table-row>
          <table:table-cell office:value-type="float" office:value="0.6042329561161364">
            <text:p>0,6042329561</text:p>
          </table:table-cell>
          <table:table-cell office:value-type="float" office:value="0.22267577156238316">
            <text:p>0,2226757716</text:p>
          </table:table-cell>
        </table:table-row>
        <table:table-row>
          <table:table-cell office:value-type="float" office:value="0.43545154849844725">
            <text:p>0,4354515485</text:p>
          </table:table-cell>
          <table:table-cell office:value-type="float" office:value="0.3401124728421917">
            <text:p>0,3401124728</text:p>
          </table:table-cell>
        </table:table-row>
        <table:table-row>
          <table:table-cell office:value-type="float" office:value="0.9334919575180856">
            <text:p>0,9334919575</text:p>
          </table:table-cell>
          <table:table-cell office:value-type="float" office:value="0.03382612459346346">
            <text:p>0,0338261246</text:p>
          </table:table-cell>
        </table:table-row>
        <table:table-row>
          <table:table-cell office:value-type="float" office:value="0.1899141806905498">
            <text:p>0,1899141807</text:p>
          </table:table-cell>
          <table:table-cell office:value-type="float" office:value="0.564208558263761">
            <text:p>0,5642085583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8722291758071294">
            <text:p>0,8722291758</text:p>
          </table:table-cell>
          <table:table-cell office:value-type="float" office:value="0.06606789550464143">
            <text:p>0,0660678955</text:p>
          </table:table-cell>
        </table:table-row>
        <table:table-row>
          <table:table-cell office:value-type="float" office:value="0.650508782635059">
            <text:p>0,6505087826</text:p>
          </table:table-cell>
          <table:table-cell office:value-type="float" office:value="0.19345875329586582">
            <text:p>0,1934587533</text:p>
          </table:table-cell>
        </table:table-row>
        <table:table-row>
          <table:table-cell office:value-type="float" office:value="0.37566528371762575">
            <text:p>0,3756652837</text:p>
          </table:table-cell>
          <table:table-cell office:value-type="float" office:value="0.3870846031321894">
            <text:p>0,3870846031</text:p>
          </table:table-cell>
        </table:table-row>
        <table:table-row>
          <table:table-cell office:value-type="float" office:value="0.31409939875753384">
            <text:p>0,3140993988</text:p>
          </table:table-cell>
          <table:table-cell office:value-type="float" office:value="0.43955428562836363">
            <text:p>0,4395542856</text:p>
          </table:table-cell>
        </table:table-row>
        <table:table-row>
          <table:table-cell office:value-type="float" office:value="0.10114300816254079">
            <text:p>0,1011430082</text:p>
          </table:table-cell>
          <table:table-cell office:value-type="float" office:value="0.6819701143563064">
            <text:p>0,6819701144</text:p>
          </table:table-cell>
        </table:table-row>
        <table:table-row>
          <table:table-cell office:value-type="float" office:value="0.14230460358497182">
            <text:p>0,1423046036</text:p>
          </table:table-cell>
          <table:table-cell office:value-type="float" office:value="0.622767175891371">
            <text:p>0,6227671759</text:p>
          </table:table-cell>
        </table:table-row>
        <table:table-row>
          <table:table-cell office:value-type="float" office:value="0.3858238157832386">
            <text:p>0,3858238158</text:p>
          </table:table-cell>
          <table:table-cell office:value-type="float" office:value="0.37885282276803467">
            <text:p>0,3788528228</text:p>
          </table:table-cell>
        </table:table-row>
        <table:table-row>
          <table:table-cell office:value-type="float" office:value="0.138968488165193">
            <text:p>0,1389684882</text:p>
          </table:table-cell>
          <table:table-cell office:value-type="float" office:value="0.6272152254112395">
            <text:p>0,6272152254</text:p>
          </table:table-cell>
        </table:table-row>
        <table:table-row>
          <table:table-cell office:value-type="float" office:value="0.6913114688032993">
            <text:p>0,6913114688</text:p>
          </table:table-cell>
          <table:table-cell office:value-type="float" office:value="0.16854857700326276">
            <text:p>0,168548577</text:p>
          </table:table-cell>
        </table:table-row>
        <table:table-row>
          <table:table-cell office:value-type="float" office:value="0.26580660448951704">
            <text:p>0,2658066045</text:p>
          </table:table-cell>
          <table:table-cell office:value-type="float" office:value="0.4844356446674023">
            <text:p>0,4844356447</text:p>
          </table:table-cell>
        </table:table-row>
        <table:table-row>
          <table:table-cell office:value-type="float" office:value="0.23337847182989196">
            <text:p>0,2333784718</text:p>
          </table:table-cell>
          <table:table-cell office:value-type="float" office:value="0.5169073879369588">
            <text:p>0,51690738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997575869929668">
            <text:p>0,799757587</text:p>
          </table:table-cell>
          <table:table-cell office:value-type="float" office:value="0.10570833225788867">
            <text:p>0,1057083323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31409939875753384">
            <text:p>0,3140993988</text:p>
          </table:table-cell>
          <table:table-cell office:value-type="float" office:value="0.43955428562836363">
            <text:p>0,4395542856</text:p>
          </table:table-cell>
        </table:table-row>
        <table:table-row>
          <table:table-cell office:value-type="float" office:value="0.26580660448951704">
            <text:p>0,2658066045</text:p>
          </table:table-cell>
          <table:table-cell office:value-type="float" office:value="0.4844356446674023">
            <text:p>0,4844356447</text:p>
          </table:table-cell>
        </table:table-row>
        <table:table-row>
          <table:table-cell office:value-type="float" office:value="0.23337847182989196">
            <text:p>0,2333784718</text:p>
          </table:table-cell>
          <table:table-cell office:value-type="float" office:value="0.5169073879369588">
            <text:p>0,5169073879</text:p>
          </table:table-cell>
        </table:table-row>
        <table:table-row>
          <table:table-cell office:value-type="float" office:value="0.7215978142832444">
            <text:p>0,7215978143</text:p>
          </table:table-cell>
          <table:table-cell office:value-type="float" office:value="0.15053086325444143">
            <text:p>0,1505308633</text:p>
          </table:table-cell>
        </table:table-row>
        <table:table-row>
          <table:table-cell office:value-type="float" office:value="0.8722291758071294">
            <text:p>0,8722291758</text:p>
          </table:table-cell>
          <table:table-cell office:value-type="float" office:value="0.06606789550464143">
            <text:p>0,0660678955</text:p>
          </table:table-cell>
        </table:table-row>
        <table:table-row>
          <table:table-cell office:value-type="float" office:value="0.650508782635059">
            <text:p>0,6505087826</text:p>
          </table:table-cell>
          <table:table-cell office:value-type="float" office:value="0.19345875329586582">
            <text:p>0,1934587533</text:p>
          </table:table-cell>
        </table:table-row>
        <table:table-row>
          <table:table-cell office:value-type="float" office:value="0.43545154849844725">
            <text:p>0,4354515485</text:p>
          </table:table-cell>
          <table:table-cell office:value-type="float" office:value="0.3401124728421917">
            <text:p>0,3401124728</text:p>
          </table:table-cell>
        </table:table-row>
        <table:table-row>
          <table:table-cell office:value-type="float" office:value="0.6042329561161364">
            <text:p>0,6042329561</text:p>
          </table:table-cell>
          <table:table-cell office:value-type="float" office:value="0.22267577156238316">
            <text:p>0,2226757716</text:p>
          </table:table-cell>
        </table:table-row>
        <table:table-row>
          <table:table-cell office:value-type="float" office:value="0.1899141806905498">
            <text:p>0,1899141807</text:p>
          </table:table-cell>
          <table:table-cell office:value-type="float" office:value="0.564208558263761">
            <text:p>0,5642085583</text:p>
          </table:table-cell>
        </table:table-row>
        <table:table-row>
          <table:table-cell office:value-type="float" office:value="0.5647483778947435">
            <text:p>0,5647483779</text:p>
          </table:table-cell>
          <table:table-cell office:value-type="float" office:value="0.24850257625541816">
            <text:p>0,2485025763</text:p>
          </table:table-cell>
        </table:table-row>
        <table:table-row>
          <table:table-cell office:value-type="float" office:value="0.5117806575466475">
            <text:p>0,5117806575</text:p>
          </table:table-cell>
          <table:table-cell office:value-type="float" office:value="0.2846115338177114">
            <text:p>0,2846115338</text:p>
          </table:table-cell>
        </table:table-row>
        <table:table-row>
          <table:table-cell office:value-type="float" office:value="0.9460749854592455">
            <text:p>0,9460749855</text:p>
          </table:table-cell>
          <table:table-cell office:value-type="float" office:value="0.02733613953265157">
            <text:p>0,0273361395</text:p>
          </table:table-cell>
        </table:table-row>
        <table:table-row>
          <table:table-cell office:value-type="float" office:value="0.8961902616534971">
            <text:p>0,8961902617</text:p>
          </table:table-cell>
          <table:table-cell office:value-type="float" office:value="0.053326739759964936">
            <text:p>0,0533267398</text:p>
          </table:table-cell>
        </table:table-row>
        <table:table-row>
          <table:table-cell office:value-type="float" office:value="0.07463437149073322">
            <text:p>0,0746343715</text:p>
          </table:table-cell>
          <table:table-cell office:value-type="float" office:value="0.7268070800867394">
            <text:p>0,7268070801</text:p>
          </table:table-cell>
        </table:table-row>
        <table:table-row>
          <table:table-cell office:value-type="float" office:value="0.3980253865346851">
            <text:p>0,3980253865</text:p>
          </table:table-cell>
          <table:table-cell office:value-type="float" office:value="0.36910746831596974">
            <text:p>0,369107468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899141806905498">
            <text:p>0,1899141807</text:p>
          </table:table-cell>
          <table:table-cell office:value-type="float" office:value="0.564208558263761">
            <text:p>0,5642085583</text:p>
          </table:table-cell>
        </table:table-row>
        <table:table-row>
          <table:table-cell office:value-type="float" office:value="0.08742087538641628">
            <text:p>0,0874208754</text:p>
          </table:table-cell>
          <table:table-cell office:value-type="float" office:value="0.7043297861021232">
            <text:p>0,7043297861</text:p>
          </table:table-cell>
        </table:table-row>
        <table:table-row>
          <table:table-cell office:value-type="float" office:value="0.31409939875753384">
            <text:p>0,3140993988</text:p>
          </table:table-cell>
          <table:table-cell office:value-type="float" office:value="0.43955428562836363">
            <text:p>0,4395542856</text:p>
          </table:table-cell>
        </table:table-row>
        <table:table-row>
          <table:table-cell office:value-type="float" office:value="0.3980253865346851">
            <text:p>0,3980253865</text:p>
          </table:table-cell>
          <table:table-cell office:value-type="float" office:value="0.36910746831596974">
            <text:p>0,3691074683</text:p>
          </table:table-cell>
        </table:table-row>
        <table:table-row>
          <table:table-cell office:value-type="float" office:value="0.43545154849844725">
            <text:p>0,4354515485</text:p>
          </table:table-cell>
          <table:table-cell office:value-type="float" office:value="0.3401124728421917">
            <text:p>0,3401124728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5117806575466475">
            <text:p>0,5117806575</text:p>
          </table:table-cell>
          <table:table-cell office:value-type="float" office:value="0.2846115338177114">
            <text:p>0,2846115338</text:p>
          </table:table-cell>
        </table:table-row>
        <table:table-row>
          <table:table-cell office:value-type="float" office:value="0.7997575869929668">
            <text:p>0,799757587</text:p>
          </table:table-cell>
          <table:table-cell office:value-type="float" office:value="0.10570833225788867">
            <text:p>0,1057083323</text:p>
          </table:table-cell>
        </table:table-row>
        <table:table-row>
          <table:table-cell office:value-type="float" office:value="0.9460749854592455">
            <text:p>0,9460749855</text:p>
          </table:table-cell>
          <table:table-cell office:value-type="float" office:value="0.02733613953265157">
            <text:p>0,0273361395</text:p>
          </table:table-cell>
        </table:table-row>
        <table:table-row>
          <table:table-cell office:value-type="float" office:value="0.8722291758071294">
            <text:p>0,8722291758</text:p>
          </table:table-cell>
          <table:table-cell office:value-type="float" office:value="0.06606789550464143">
            <text:p>0,0660678955</text:p>
          </table:table-cell>
        </table:table-row>
        <table:table-row>
          <table:table-cell office:value-type="float" office:value="0.7713374378849946">
            <text:p>0,7713374379</text:p>
          </table:table-cell>
          <table:table-cell office:value-type="float" office:value="0.12174181593053479">
            <text:p>0,1217418159</text:p>
          </table:table-cell>
        </table:table-row>
        <table:table-row>
          <table:table-cell office:value-type="float" office:value="0.7215978142832444">
            <text:p>0,7215978143</text:p>
          </table:table-cell>
          <table:table-cell office:value-type="float" office:value="0.15053086325444143">
            <text:p>0,1505308633</text:p>
          </table:table-cell>
        </table:table-row>
        <table:table-row>
          <table:table-cell office:value-type="float" office:value="0.290308446795418">
            <text:p>0,2903084468</text:p>
          </table:table-cell>
          <table:table-cell office:value-type="float" office:value="0.46119720973679246">
            <text:p>0,4611972097</text:p>
          </table:table-cell>
        </table:table-row>
        <table:table-row>
          <table:table-cell office:value-type="float" office:value="0.910494909764022">
            <text:p>0,9104949098</text:p>
          </table:table-cell>
          <table:table-cell office:value-type="float" office:value="0.045801430642435914">
            <text:p>0,0458014306</text:p>
          </table:table-cell>
        </table:table-row>
        <table:table-row>
          <table:table-cell office:value-type="float" office:value="0.6233227620139259">
            <text:p>0,623322762</text:p>
          </table:table-cell>
          <table:table-cell office:value-type="float" office:value="0.21049207602841258">
            <text:p>0,210492076</text:p>
          </table:table-cell>
        </table:table-row>
        <table:table-row>
          <table:table-cell office:value-type="float" office:value="0.7113519855147306">
            <text:p>0,7113519855</text:p>
          </table:table-cell>
          <table:table-cell office:value-type="float" office:value="0.15658314842853027">
            <text:p>0,1565831484</text:p>
          </table:table-cell>
        </table:table-row>
        <table:table-row>
          <table:table-cell office:value-type="float" office:value="0.26580660448951704">
            <text:p>0,2658066045</text:p>
          </table:table-cell>
          <table:table-cell office:value-type="float" office:value="0.4844356446674023">
            <text:p>0,484435644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899141806905498">
            <text:p>0,1899141807</text:p>
          </table:table-cell>
          <table:table-cell office:value-type="float" office:value="0.564208558263761">
            <text:p>0,5642085583</text:p>
          </table:table-cell>
        </table:table-row>
        <table:table-row>
          <table:table-cell office:value-type="float" office:value="0.134120125533829">
            <text:p>0,1341201255</text:p>
          </table:table-cell>
          <table:table-cell office:value-type="float" office:value="0.633775853426035">
            <text:p>0,6337758534</text:p>
          </table:table-cell>
        </table:table-row>
        <table:table-row>
          <table:table-cell office:value-type="float" office:value="0.26580660448951704">
            <text:p>0,2658066045</text:p>
          </table:table-cell>
          <table:table-cell office:value-type="float" office:value="0.4844356446674023">
            <text:p>0,4844356447</text:p>
          </table:table-cell>
        </table:table-row>
        <table:table-row>
          <table:table-cell office:value-type="float" office:value="0.5636623741411483">
            <text:p>0,5636623741</text:p>
          </table:table-cell>
          <table:table-cell office:value-type="float" office:value="0.24922548382277365">
            <text:p>0,2492254838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6233227620139259">
            <text:p>0,623322762</text:p>
          </table:table-cell>
          <table:table-cell office:value-type="float" office:value="0.21049207602841258">
            <text:p>0,210492076</text:p>
          </table:table-cell>
        </table:table-row>
        <table:table-row>
          <table:table-cell office:value-type="float" office:value="0.5117806575466475">
            <text:p>0,5117806575</text:p>
          </table:table-cell>
          <table:table-cell office:value-type="float" office:value="0.2846115338177114">
            <text:p>0,2846115338</text:p>
          </table:table-cell>
        </table:table-row>
        <table:table-row>
          <table:table-cell office:value-type="float" office:value="0.3499688346681956">
            <text:p>0,3499688347</text:p>
          </table:table-cell>
          <table:table-cell office:value-type="float" office:value="0.40841836178918156">
            <text:p>0,4084183618</text:p>
          </table:table-cell>
        </table:table-row>
        <table:table-row>
          <table:table-cell office:value-type="float" office:value="0.6749403548337995">
            <text:p>0,6749403548</text:p>
          </table:table-cell>
          <table:table-cell office:value-type="float" office:value="0.17845246343635135">
            <text:p>0,1784524634</text:p>
          </table:table-cell>
        </table:table-row>
        <table:table-row>
          <table:table-cell office:value-type="float" office:value="0.9460749854592455">
            <text:p>0,9460749855</text:p>
          </table:table-cell>
          <table:table-cell office:value-type="float" office:value="0.02733613953265157">
            <text:p>0,0273361395</text:p>
          </table:table-cell>
        </table:table-row>
        <table:table-row>
          <table:table-cell office:value-type="float" office:value="0.08742087538641628">
            <text:p>0,0874208754</text:p>
          </table:table-cell>
          <table:table-cell office:value-type="float" office:value="0.7043297861021232">
            <text:p>0,7043297861</text:p>
          </table:table-cell>
        </table:table-row>
        <table:table-row>
          <table:table-cell office:value-type="float" office:value="0.4650454965321671">
            <text:p>0,4650454965</text:p>
          </table:table-cell>
          <table:table-cell office:value-type="float" office:value="0.31805755629073273">
            <text:p>0,3180575563</text:p>
          </table:table-cell>
        </table:table-row>
        <table:table-row>
          <table:table-cell office:value-type="float" office:value="0.3980253865346851">
            <text:p>0,3980253865</text:p>
          </table:table-cell>
          <table:table-cell office:value-type="float" office:value="0.36910746831596974">
            <text:p>0,3691074683</text:p>
          </table:table-cell>
        </table:table-row>
        <table:table-row>
          <table:table-cell office:value-type="float" office:value="0.31409939875753384">
            <text:p>0,3140993988</text:p>
          </table:table-cell>
          <table:table-cell office:value-type="float" office:value="0.43955428562836363">
            <text:p>0,4395542856</text:p>
          </table:table-cell>
        </table:table-row>
        <table:table-row>
          <table:table-cell office:value-type="float" office:value="0.7215978142832444">
            <text:p>0,7215978143</text:p>
          </table:table-cell>
          <table:table-cell office:value-type="float" office:value="0.15053086325444143">
            <text:p>0,1505308633</text:p>
          </table:table-cell>
        </table:table-row>
        <table:table-row>
          <table:table-cell office:value-type="float" office:value="0.7663936167611994">
            <text:p>0,7663936168</text:p>
          </table:table-cell>
          <table:table-cell office:value-type="float" office:value="0.12456090059833436">
            <text:p>0,1245609006</text:p>
          </table:table-cell>
        </table:table-row>
        <table:table-row>
          <table:table-cell office:value-type="float" office:value="0.7113519855147306">
            <text:p>0,7113519855</text:p>
          </table:table-cell>
          <table:table-cell office:value-type="float" office:value="0.15658314842853027">
            <text:p>0,156583148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663936167611994">
            <text:p>0,7663936168</text:p>
          </table:table-cell>
          <table:table-cell office:value-type="float" office:value="0.12456090059833436">
            <text:p>0,1245609006</text:p>
          </table:table-cell>
        </table:table-row>
        <table:table-row>
          <table:table-cell office:value-type="float" office:value="0.9404094996461507">
            <text:p>0,9404094996</text:p>
          </table:table-cell>
          <table:table-cell office:value-type="float" office:value="0.030252868193903493">
            <text:p>0,0302528682</text:p>
          </table:table-cell>
        </table:table-row>
        <table:table-row>
          <table:table-cell office:value-type="float" office:value="0.26580660448951704">
            <text:p>0,2658066045</text:p>
          </table:table-cell>
          <table:table-cell office:value-type="float" office:value="0.4844356446674023">
            <text:p>0,4844356447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134120125533829">
            <text:p>0,1341201255</text:p>
          </table:table-cell>
          <table:table-cell office:value-type="float" office:value="0.633775853426035">
            <text:p>0,6337758534</text:p>
          </table:table-cell>
        </table:table-row>
        <table:table-row>
          <table:table-cell office:value-type="float" office:value="0.08742087538641628">
            <text:p>0,0874208754</text:p>
          </table:table-cell>
          <table:table-cell office:value-type="float" office:value="0.7043297861021232">
            <text:p>0,7043297861</text:p>
          </table:table-cell>
        </table:table-row>
        <table:table-row>
          <table:table-cell office:value-type="float" office:value="0.19023051594371">
            <text:p>0,1902305159</text:p>
          </table:table-cell>
          <table:table-cell office:value-type="float" office:value="0.5638457658766683">
            <text:p>0,5638457659</text:p>
          </table:table-cell>
        </table:table-row>
        <table:table-row>
          <table:table-cell office:value-type="float" office:value="0.5117806575466475">
            <text:p>0,5117806575</text:p>
          </table:table-cell>
          <table:table-cell office:value-type="float" office:value="0.2846115338177114">
            <text:p>0,2846115338</text:p>
          </table:table-cell>
        </table:table-row>
        <table:table-row>
          <table:table-cell office:value-type="float" office:value="0.17136137717966976">
            <text:p>0,1713613772</text:p>
          </table:table-cell>
          <table:table-cell office:value-type="float" office:value="0.5860418171123202">
            <text:p>0,5860418171</text:p>
          </table:table-cell>
        </table:table-row>
        <table:table-row>
          <table:table-cell office:value-type="float" office:value="0.31409939875753384">
            <text:p>0,3140993988</text:p>
          </table:table-cell>
          <table:table-cell office:value-type="float" office:value="0.43955428562836363">
            <text:p>0,4395542856</text:p>
          </table:table-cell>
        </table:table-row>
        <table:table-row>
          <table:table-cell office:value-type="float" office:value="0.45697240589554894">
            <text:p>0,4569724059</text:p>
          </table:table-cell>
          <table:table-cell office:value-type="float" office:value="0.3240026583665073">
            <text:p>0,3240026584</text:p>
          </table:table-cell>
        </table:table-row>
        <table:table-row>
          <table:table-cell office:value-type="float" office:value="0.3499688346681956">
            <text:p>0,3499688347</text:p>
          </table:table-cell>
          <table:table-cell office:value-type="float" office:value="0.40841836178918156">
            <text:p>0,4084183618</text:p>
          </table:table-cell>
        </table:table-row>
        <table:table-row>
          <table:table-cell office:value-type="float" office:value="0.3980253865346851">
            <text:p>0,3980253865</text:p>
          </table:table-cell>
          <table:table-cell office:value-type="float" office:value="0.36910746831596974">
            <text:p>0,3691074683</text:p>
          </table:table-cell>
        </table:table-row>
        <table:table-row>
          <table:table-cell office:value-type="float" office:value="0.9460749854592455">
            <text:p>0,9460749855</text:p>
          </table:table-cell>
          <table:table-cell office:value-type="float" office:value="0.02733613953265157">
            <text:p>0,0273361395</text:p>
          </table:table-cell>
        </table:table-row>
        <table:table-row>
          <table:table-cell office:value-type="float" office:value="0.40883423908281213">
            <text:p>0,4088342391</text:p>
          </table:table-cell>
          <table:table-cell office:value-type="float" office:value="0.3605985305906686">
            <text:p>0,3605985306</text:p>
          </table:table-cell>
        </table:table-row>
        <table:table-row>
          <table:table-cell office:value-type="float" office:value="0.5632767544918504">
            <text:p>0,5632767545</text:p>
          </table:table-cell>
          <table:table-cell office:value-type="float" office:value="0.2494823423184166">
            <text:p>0,2494823423</text:p>
          </table:table-cell>
        </table:table-row>
        <table:table-row>
          <table:table-cell office:value-type="float" office:value="0.6037241361560225">
            <text:p>0,6037241362</text:p>
          </table:table-cell>
          <table:table-cell office:value-type="float" office:value="0.22300312989303328">
            <text:p>0,223003129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663936167611994">
            <text:p>0,7663936168</text:p>
          </table:table-cell>
          <table:table-cell office:value-type="float" office:value="0.12456090059833436">
            <text:p>0,1245609006</text:p>
          </table:table-cell>
        </table:table-row>
        <table:table-row>
          <table:table-cell office:value-type="float" office:value="0.6037241361560225">
            <text:p>0,6037241362</text:p>
          </table:table-cell>
          <table:table-cell office:value-type="float" office:value="0.22300312989303328">
            <text:p>0,2230031299</text:p>
          </table:table-cell>
        </table:table-row>
        <table:table-row>
          <table:table-cell office:value-type="float" office:value="0.8246107429786145">
            <text:p>0,824610743</text:p>
          </table:table-cell>
          <table:table-cell office:value-type="float" office:value="0.09191919799028103">
            <text:p>0,091919198</text:p>
          </table:table-cell>
        </table:table-row>
        <table:table-row>
          <table:table-cell office:value-type="float" office:value="0.134120125533829">
            <text:p>0,1341201255</text:p>
          </table:table-cell>
          <table:table-cell office:value-type="float" office:value="0.633775853426035">
            <text:p>0,6337758534</text:p>
          </table:table-cell>
        </table:table-row>
        <table:table-row>
          <table:table-cell office:value-type="float" office:value="0.19023051594371">
            <text:p>0,1902305159</text:p>
          </table:table-cell>
          <table:table-cell office:value-type="float" office:value="0.5638457658766683">
            <text:p>0,5638457659</text:p>
          </table:table-cell>
        </table:table-row>
        <table:table-row>
          <table:table-cell office:value-type="float" office:value="0.9075453662798094">
            <text:p>0,9075453663</text:p>
          </table:table-cell>
          <table:table-cell office:value-type="float" office:value="0.047348245013000834">
            <text:p>0,047348245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17136137717966976">
            <text:p>0,1713613772</text:p>
          </table:table-cell>
          <table:table-cell office:value-type="float" office:value="0.5860418171123202">
            <text:p>0,5860418171</text:p>
          </table:table-cell>
        </table:table-row>
        <table:table-row>
          <table:table-cell office:value-type="float" office:value="0.24861471420172512">
            <text:p>0,2486147142</text:p>
          </table:table-cell>
          <table:table-cell office:value-type="float" office:value="0.5013872101502759">
            <text:p>0,5013872102</text:p>
          </table:table-cell>
        </table:table-row>
        <table:table-row>
          <table:table-cell office:value-type="float" office:value="0.08742087538641628">
            <text:p>0,0874208754</text:p>
          </table:table-cell>
          <table:table-cell office:value-type="float" office:value="0.7043297861021232">
            <text:p>0,7043297861</text:p>
          </table:table-cell>
        </table:table-row>
        <table:table-row>
          <table:table-cell office:value-type="float" office:value="0.5632767544918504">
            <text:p>0,5632767545</text:p>
          </table:table-cell>
          <table:table-cell office:value-type="float" office:value="0.2494823423184166">
            <text:p>0,2494823423</text:p>
          </table:table-cell>
        </table:table-row>
        <table:table-row>
          <table:table-cell office:value-type="float" office:value="0.5117806575466475">
            <text:p>0,5117806575</text:p>
          </table:table-cell>
          <table:table-cell office:value-type="float" office:value="0.2846115338177114">
            <text:p>0,2846115338</text:p>
          </table:table-cell>
        </table:table-row>
        <table:table-row>
          <table:table-cell office:value-type="float" office:value="0.502287838376315">
            <text:p>0,5022878384</text:p>
          </table:table-cell>
          <table:table-cell office:value-type="float" office:value="0.29127731913228927">
            <text:p>0,2912773191</text:p>
          </table:table-cell>
        </table:table-row>
        <table:table-row>
          <table:table-cell office:value-type="float" office:value="0.9460749854592455">
            <text:p>0,9460749855</text:p>
          </table:table-cell>
          <table:table-cell office:value-type="float" office:value="0.02733613953265157">
            <text:p>0,0273361395</text:p>
          </table:table-cell>
        </table:table-row>
        <table:table-row>
          <table:table-cell office:value-type="float" office:value="0.3980253865346851">
            <text:p>0,3980253865</text:p>
          </table:table-cell>
          <table:table-cell office:value-type="float" office:value="0.36910746831596974">
            <text:p>0,3691074683</text:p>
          </table:table-cell>
        </table:table-row>
        <table:table-row>
          <table:table-cell office:value-type="float" office:value="0.45697240589554894">
            <text:p>0,4569724059</text:p>
          </table:table-cell>
          <table:table-cell office:value-type="float" office:value="0.3240026583665073">
            <text:p>0,3240026584</text:p>
          </table:table-cell>
        </table:table-row>
        <table:table-row>
          <table:table-cell office:value-type="float" office:value="0.359393345819114">
            <text:p>0,3593933458</text:p>
          </table:table-cell>
          <table:table-cell office:value-type="float" office:value="0.40050575831029533">
            <text:p>0,400505758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431770756016526">
            <text:p>0,6431770756</text:p>
          </table:table-cell>
          <table:table-cell office:value-type="float" office:value="0.19801678596017203">
            <text:p>0,198016786</text:p>
          </table:table-cell>
        </table:table-row>
        <table:table-row>
          <table:table-cell office:value-type="float" office:value="0.7663936167611994">
            <text:p>0,7663936168</text:p>
          </table:table-cell>
          <table:table-cell office:value-type="float" office:value="0.12456090059833436">
            <text:p>0,1245609006</text:p>
          </table:table-cell>
        </table:table-row>
        <table:table-row>
          <table:table-cell office:value-type="float" office:value="0.134120125533829">
            <text:p>0,1341201255</text:p>
          </table:table-cell>
          <table:table-cell office:value-type="float" office:value="0.633775853426035">
            <text:p>0,6337758534</text:p>
          </table:table-cell>
        </table:table-row>
        <table:table-row>
          <table:table-cell office:value-type="float" office:value="0.9075453662798094">
            <text:p>0,9075453663</text:p>
          </table:table-cell>
          <table:table-cell office:value-type="float" office:value="0.047348245013000834">
            <text:p>0,047348245</text:p>
          </table:table-cell>
        </table:table-row>
        <table:table-row>
          <table:table-cell office:value-type="float" office:value="0.26855511240372915">
            <text:p>0,2685551124</text:p>
          </table:table-cell>
          <table:table-cell office:value-type="float" office:value="0.4817769665445879">
            <text:p>0,4817769665</text:p>
          </table:table-cell>
        </table:table-row>
        <table:table-row>
          <table:table-cell office:value-type="float" office:value="0.3415341107000855">
            <text:p>0,3415341107</text:p>
          </table:table-cell>
          <table:table-cell office:value-type="float" office:value="0.4155908020059186">
            <text:p>0,415590802</text:p>
          </table:table-cell>
        </table:table-row>
        <table:table-row>
          <table:table-cell office:value-type="float" office:value="0.24861471420172512">
            <text:p>0,2486147142</text:p>
          </table:table-cell>
          <table:table-cell office:value-type="float" office:value="0.5013872101502759">
            <text:p>0,5013872102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8246107429786145">
            <text:p>0,824610743</text:p>
          </table:table-cell>
          <table:table-cell office:value-type="float" office:value="0.09191919799028103">
            <text:p>0,091919198</text:p>
          </table:table-cell>
        </table:table-row>
        <table:table-row>
          <table:table-cell office:value-type="float" office:value="0.03587472973071949">
            <text:p>0,0358747297</text:p>
          </table:table-cell>
          <table:table-cell office:value-type="float" office:value="0.8105937442144017">
            <text:p>0,8105937442</text:p>
          </table:table-cell>
        </table:table-row>
        <table:table-row>
          <table:table-cell office:value-type="float" office:value="0.3980253865346851">
            <text:p>0,3980253865</text:p>
          </table:table-cell>
          <table:table-cell office:value-type="float" office:value="0.36910746831596974">
            <text:p>0,3691074683</text:p>
          </table:table-cell>
        </table:table-row>
        <table:table-row>
          <table:table-cell office:value-type="float" office:value="0.1906114013684286">
            <text:p>0,1906114014</text:p>
          </table:table-cell>
          <table:table-cell office:value-type="float" office:value="0.5634093434709939">
            <text:p>0,5634093435</text:p>
          </table:table-cell>
        </table:table-row>
        <table:table-row>
          <table:table-cell office:value-type="float" office:value="0.08981451137946772">
            <text:p>0,0898145114</text:p>
          </table:table-cell>
          <table:table-cell office:value-type="float" office:value="0.7003093071524114">
            <text:p>0,7003093072</text:p>
          </table:table-cell>
        </table:table-row>
        <table:table-row>
          <table:table-cell office:value-type="float" office:value="0.4499647136370169">
            <text:p>0,4499647136</text:p>
          </table:table-cell>
          <table:table-cell office:value-type="float" office:value="0.32920590816777695">
            <text:p>0,3292059082</text:p>
          </table:table-cell>
        </table:table-row>
        <table:table-row>
          <table:table-cell office:value-type="float" office:value="0.1689677411866183">
            <text:p>0,1689677412</text:p>
          </table:table-cell>
          <table:table-cell office:value-type="float" office:value="0.5889431411755567">
            <text:p>0,5889431412</text:p>
          </table:table-cell>
        </table:table-row>
        <table:table-row>
          <table:table-cell office:value-type="float" office:value="0.5632767544918504">
            <text:p>0,5632767545</text:p>
          </table:table-cell>
          <table:table-cell office:value-type="float" office:value="0.2494823423184166">
            <text:p>0,2494823423</text:p>
          </table:table-cell>
        </table:table-row>
        <table:table-row>
          <table:table-cell office:value-type="float" office:value="0.9460749854592455">
            <text:p>0,9460749855</text:p>
          </table:table-cell>
          <table:table-cell office:value-type="float" office:value="0.02733613953265157">
            <text:p>0,027336139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431770756016526">
            <text:p>0,6431770756</text:p>
          </table:table-cell>
          <table:table-cell office:value-type="float" office:value="0.19801678596017203">
            <text:p>0,198016786</text:p>
          </table:table-cell>
        </table:table-row>
        <table:table-row>
          <table:table-cell office:value-type="float" office:value="0.4994814582460744">
            <text:p>0,4994814582</text:p>
          </table:table-cell>
          <table:table-cell office:value-type="float" office:value="0.2932599783187071">
            <text:p>0,2932599783</text:p>
          </table:table-cell>
        </table:table-row>
        <table:table-row>
          <table:table-cell office:value-type="float" office:value="0.4499647136370169">
            <text:p>0,4499647136</text:p>
          </table:table-cell>
          <table:table-cell office:value-type="float" office:value="0.32920590816777695">
            <text:p>0,3292059082</text:p>
          </table:table-cell>
        </table:table-row>
        <table:table-row>
          <table:table-cell office:value-type="float" office:value="0.720110214913265">
            <text:p>0,7201102149</text:p>
          </table:table-cell>
          <table:table-cell office:value-type="float" office:value="0.15140692030086356">
            <text:p>0,1514069203</text:p>
          </table:table-cell>
        </table:table-row>
        <table:table-row>
          <table:table-cell office:value-type="float" office:value="0.24861471420172512">
            <text:p>0,2486147142</text:p>
          </table:table-cell>
          <table:table-cell office:value-type="float" office:value="0.5013872101502759">
            <text:p>0,5013872102</text:p>
          </table:table-cell>
        </table:table-row>
        <table:table-row>
          <table:table-cell office:value-type="float" office:value="0.5632767544918504">
            <text:p>0,5632767545</text:p>
          </table:table-cell>
          <table:table-cell office:value-type="float" office:value="0.2494823423184166">
            <text:p>0,2494823423</text:p>
          </table:table-cell>
        </table:table-row>
        <table:table-row>
          <table:table-cell office:value-type="float" office:value="0.8246107429786145">
            <text:p>0,824610743</text:p>
          </table:table-cell>
          <table:table-cell office:value-type="float" office:value="0.09191919799028103">
            <text:p>0,091919198</text:p>
          </table:table-cell>
        </table:table-row>
        <table:table-row>
          <table:table-cell office:value-type="float" office:value="0.08981451137946772">
            <text:p>0,0898145114</text:p>
          </table:table-cell>
          <table:table-cell office:value-type="float" office:value="0.7003093071524114">
            <text:p>0,7003093072</text:p>
          </table:table-cell>
        </table:table-row>
        <table:table-row>
          <table:table-cell office:value-type="float" office:value="0.134120125533829">
            <text:p>0,1341201255</text:p>
          </table:table-cell>
          <table:table-cell office:value-type="float" office:value="0.633775853426035">
            <text:p>0,6337758534</text:p>
          </table:table-cell>
        </table:table-row>
        <table:table-row>
          <table:table-cell office:value-type="float" office:value="0.5936603309925952">
            <text:p>0,593660331</text:p>
          </table:table-cell>
          <table:table-cell office:value-type="float" office:value="0.22950643676108806">
            <text:p>0,2295064368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1906114013684286">
            <text:p>0,1906114014</text:p>
          </table:table-cell>
          <table:table-cell office:value-type="float" office:value="0.5634093434709939">
            <text:p>0,5634093435</text:p>
          </table:table-cell>
        </table:table-row>
        <table:table-row>
          <table:table-cell office:value-type="float" office:value="0.9460749854592455">
            <text:p>0,9460749855</text:p>
          </table:table-cell>
          <table:table-cell office:value-type="float" office:value="0.02733613953265157">
            <text:p>0,0273361395</text:p>
          </table:table-cell>
        </table:table-row>
        <table:table-row>
          <table:table-cell office:value-type="float" office:value="0.28186510353212707">
            <text:p>0,2818651035</text:p>
          </table:table-cell>
          <table:table-cell office:value-type="float" office:value="0.4690903056713627">
            <text:p>0,4690903057</text:p>
          </table:table-cell>
        </table:table-row>
        <table:table-row>
          <table:table-cell office:value-type="float" office:value="0.3980253865346851">
            <text:p>0,3980253865</text:p>
          </table:table-cell>
          <table:table-cell office:value-type="float" office:value="0.36910746831596974">
            <text:p>0,3691074683</text:p>
          </table:table-cell>
        </table:table-row>
        <table:table-row>
          <table:table-cell office:value-type="float" office:value="0.8732412226896619">
            <text:p>0,8732412227</text:p>
          </table:table-cell>
          <table:table-cell office:value-type="float" office:value="0.06552623220891751">
            <text:p>0,0655262322</text:p>
          </table:table-cell>
        </table:table-row>
        <table:table-row>
          <table:table-cell office:value-type="float" office:value="0.3291055955665342">
            <text:p>0,3291055956</text:p>
          </table:table-cell>
          <table:table-cell office:value-type="float" office:value="0.4263227426797066">
            <text:p>0,426322742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980253865346851">
            <text:p>0,3980253865</text:p>
          </table:table-cell>
          <table:table-cell office:value-type="float" office:value="0.36910746831596974">
            <text:p>0,3691074683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4499647136370169">
            <text:p>0,4499647136</text:p>
          </table:table-cell>
          <table:table-cell office:value-type="float" office:value="0.32920590816777695">
            <text:p>0,3292059082</text:p>
          </table:table-cell>
        </table:table-row>
        <table:table-row>
          <table:table-cell office:value-type="float" office:value="0.9460749854592455">
            <text:p>0,9460749855</text:p>
          </table:table-cell>
          <table:table-cell office:value-type="float" office:value="0.02733613953265157">
            <text:p>0,0273361395</text:p>
          </table:table-cell>
        </table:table-row>
        <table:table-row>
          <table:table-cell office:value-type="float" office:value="0.8732412226896619">
            <text:p>0,8732412227</text:p>
          </table:table-cell>
          <table:table-cell office:value-type="float" office:value="0.06552623220891751">
            <text:p>0,0655262322</text:p>
          </table:table-cell>
        </table:table-row>
        <table:table-row>
          <table:table-cell office:value-type="float" office:value="0.28186510353212707">
            <text:p>0,2818651035</text:p>
          </table:table-cell>
          <table:table-cell office:value-type="float" office:value="0.4690903056713627">
            <text:p>0,4690903057</text:p>
          </table:table-cell>
        </table:table-row>
        <table:table-row>
          <table:table-cell office:value-type="float" office:value="0.791378659758067">
            <text:p>0,7913786598</text:p>
          </table:table-cell>
          <table:table-cell office:value-type="float" office:value="0.11040533963042076">
            <text:p>0,1104053396</text:p>
          </table:table-cell>
        </table:table-row>
        <table:table-row>
          <table:table-cell office:value-type="float" office:value="0.3291055955665342">
            <text:p>0,3291055956</text:p>
          </table:table-cell>
          <table:table-cell office:value-type="float" office:value="0.4263227426797066">
            <text:p>0,4263227427</text:p>
          </table:table-cell>
        </table:table-row>
        <table:table-row>
          <table:table-cell office:value-type="float" office:value="0.14957844861086114">
            <text:p>0,1495784486</text:p>
          </table:table-cell>
          <table:table-cell office:value-type="float" office:value="0.6132462687822378">
            <text:p>0,6132462688</text:p>
          </table:table-cell>
        </table:table-row>
        <table:table-row>
          <table:table-cell office:value-type="float" office:value="0.6585860538789499">
            <text:p>0,6585860539</text:p>
          </table:table-cell>
          <table:table-cell office:value-type="float" office:value="0.18846684979666428">
            <text:p>0,1884668498</text:p>
          </table:table-cell>
        </table:table-row>
        <table:table-row>
          <table:table-cell office:value-type="float" office:value="0.720110214913265">
            <text:p>0,7201102149</text:p>
          </table:table-cell>
          <table:table-cell office:value-type="float" office:value="0.15140692030086356">
            <text:p>0,1514069203</text:p>
          </table:table-cell>
        </table:table-row>
        <table:table-row>
          <table:table-cell office:value-type="float" office:value="0.7329320653881384">
            <text:p>0,7329320654</text:p>
          </table:table-cell>
          <table:table-cell office:value-type="float" office:value="0.14388548348475105">
            <text:p>0,1438854835</text:p>
          </table:table-cell>
        </table:table-row>
        <table:table-row>
          <table:table-cell office:value-type="float" office:value="0.4994814582460744">
            <text:p>0,4994814582</text:p>
          </table:table-cell>
          <table:table-cell office:value-type="float" office:value="0.2932599783187071">
            <text:p>0,2932599783</text:p>
          </table:table-cell>
        </table:table-row>
        <table:table-row>
          <table:table-cell office:value-type="float" office:value="0.09464229843402562">
            <text:p>0,0946422984</text:p>
          </table:table-cell>
          <table:table-cell office:value-type="float" office:value="0.692360115664393">
            <text:p>0,6923601157</text:p>
          </table:table-cell>
        </table:table-row>
        <table:table-row>
          <table:table-cell office:value-type="float" office:value="0.6431770756016526">
            <text:p>0,6431770756</text:p>
          </table:table-cell>
          <table:table-cell office:value-type="float" office:value="0.19801678596017203">
            <text:p>0,198016786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1906114013684286">
            <text:p>0,1906114014</text:p>
          </table:table-cell>
          <table:table-cell office:value-type="float" office:value="0.5634093434709939">
            <text:p>0,563409343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063947539474519">
            <text:p>0,6063947539</text:p>
          </table:table-cell>
          <table:table-cell office:value-type="float" office:value="0.22128647504525012">
            <text:p>0,221286475</text:p>
          </table:table-cell>
        </table:table-row>
        <table:table-row>
          <table:table-cell office:value-type="float" office:value="0.791378659758067">
            <text:p>0,7913786598</text:p>
          </table:table-cell>
          <table:table-cell office:value-type="float" office:value="0.11040533963042076">
            <text:p>0,1104053396</text:p>
          </table:table-cell>
        </table:table-row>
        <table:table-row>
          <table:table-cell office:value-type="float" office:value="0.4994814582460744">
            <text:p>0,4994814582</text:p>
          </table:table-cell>
          <table:table-cell office:value-type="float" office:value="0.2932599783187071">
            <text:p>0,2932599783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09464229843402562">
            <text:p>0,0946422984</text:p>
          </table:table-cell>
          <table:table-cell office:value-type="float" office:value="0.692360115664393">
            <text:p>0,6923601157</text:p>
          </table:table-cell>
        </table:table-row>
        <table:table-row>
          <table:table-cell office:value-type="float" office:value="0.8732412226896619">
            <text:p>0,8732412227</text:p>
          </table:table-cell>
          <table:table-cell office:value-type="float" office:value="0.06552623220891751">
            <text:p>0,0655262322</text:p>
          </table:table-cell>
        </table:table-row>
        <table:table-row>
          <table:table-cell office:value-type="float" office:value="0.3980253865346851">
            <text:p>0,3980253865</text:p>
          </table:table-cell>
          <table:table-cell office:value-type="float" office:value="0.36910746831596974">
            <text:p>0,3691074683</text:p>
          </table:table-cell>
        </table:table-row>
        <table:table-row>
          <table:table-cell office:value-type="float" office:value="0.3782207359252473">
            <text:p>0,3782207359</text:p>
          </table:table-cell>
          <table:table-cell office:value-type="float" office:value="0.3850034667372122">
            <text:p>0,3850034667</text:p>
          </table:table-cell>
        </table:table-row>
        <table:table-row>
          <table:table-cell office:value-type="float" office:value="0.3291055955665342">
            <text:p>0,3291055956</text:p>
          </table:table-cell>
          <table:table-cell office:value-type="float" office:value="0.4263227426797066">
            <text:p>0,4263227427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7329320653881384">
            <text:p>0,7329320654</text:p>
          </table:table-cell>
          <table:table-cell office:value-type="float" office:value="0.14388548348475105">
            <text:p>0,1438854835</text:p>
          </table:table-cell>
        </table:table-row>
        <table:table-row>
          <table:table-cell office:value-type="float" office:value="0.4499647136370169">
            <text:p>0,4499647136</text:p>
          </table:table-cell>
          <table:table-cell office:value-type="float" office:value="0.32920590816777695">
            <text:p>0,3292059082</text:p>
          </table:table-cell>
        </table:table-row>
        <table:table-row>
          <table:table-cell office:value-type="float" office:value="0.14957844861086114">
            <text:p>0,1495784486</text:p>
          </table:table-cell>
          <table:table-cell office:value-type="float" office:value="0.6132462687822378">
            <text:p>0,6132462688</text:p>
          </table:table-cell>
        </table:table-row>
        <table:table-row>
          <table:table-cell office:value-type="float" office:value="0.879332212683977">
            <text:p>0,8793322127</text:p>
          </table:table-cell>
          <table:table-cell office:value-type="float" office:value="0.06227284742096917">
            <text:p>0,0622728474</text:p>
          </table:table-cell>
        </table:table-row>
        <table:table-row>
          <table:table-cell office:value-type="float" office:value="0.9399839954649304">
            <text:p>0,9399839955</text:p>
          </table:table-cell>
          <table:table-cell office:value-type="float" office:value="0.030472282260620265">
            <text:p>0,0304722823</text:p>
          </table:table-cell>
        </table:table-row>
        <table:table-row>
          <table:table-cell office:value-type="float" office:value="0.7018919264044564">
            <text:p>0,7018919264</text:p>
          </table:table-cell>
          <table:table-cell office:value-type="float" office:value="0.16221009411400977">
            <text:p>0,1622100941</text:p>
          </table:table-cell>
        </table:table-row>
        <table:table-row>
          <table:table-cell office:value-type="float" office:value="0.18983764357759775">
            <text:p>0,1898376436</text:p>
          </table:table-cell>
          <table:table-cell office:value-type="float" office:value="0.5642963810368362">
            <text:p>0,56429638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9399839954649304">
            <text:p>0,9399839955</text:p>
          </table:table-cell>
          <table:table-cell office:value-type="float" office:value="0.030472282260620265">
            <text:p>0,0304722823</text:p>
          </table:table-cell>
        </table:table-row>
        <table:table-row>
          <table:table-cell office:value-type="float" office:value="0.09464229843402562">
            <text:p>0,0946422984</text:p>
          </table:table-cell>
          <table:table-cell office:value-type="float" office:value="0.692360115664393">
            <text:p>0,6923601157</text:p>
          </table:table-cell>
        </table:table-row>
        <table:table-row>
          <table:table-cell office:value-type="float" office:value="0.5094767820047286">
            <text:p>0,509476782</text:p>
          </table:table-cell>
          <table:table-cell office:value-type="float" office:value="0.28622357701817536">
            <text:p>0,286223577</text:p>
          </table:table-cell>
        </table:table-row>
        <table:table-row>
          <table:table-cell office:value-type="float" office:value="0.5970087256299975">
            <text:p>0,5970087256</text:p>
          </table:table-cell>
          <table:table-cell office:value-type="float" office:value="0.227336602633464">
            <text:p>0,2273366026</text:p>
          </table:table-cell>
        </table:table-row>
        <table:table-row>
          <table:table-cell office:value-type="float" office:value="0.6679478833090066">
            <text:p>0,6679478833</text:p>
          </table:table-cell>
          <table:table-cell office:value-type="float" office:value="0.18271921391176305">
            <text:p>0,1827192139</text:p>
          </table:table-cell>
        </table:table-row>
        <table:table-row>
          <table:table-cell office:value-type="float" office:value="0.4499647136370169">
            <text:p>0,4499647136</text:p>
          </table:table-cell>
          <table:table-cell office:value-type="float" office:value="0.32920590816777695">
            <text:p>0,3292059082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2772274786258103">
            <text:p>0,2772274786</text:p>
          </table:table-cell>
          <table:table-cell office:value-type="float" office:value="0.47347604173617097">
            <text:p>0,4734760417</text:p>
          </table:table-cell>
        </table:table-row>
        <table:table-row>
          <table:table-cell office:value-type="float" office:value="0.6063947539474519">
            <text:p>0,6063947539</text:p>
          </table:table-cell>
          <table:table-cell office:value-type="float" office:value="0.22128647504525012">
            <text:p>0,221286475</text:p>
          </table:table-cell>
        </table:table-row>
        <table:table-row>
          <table:table-cell office:value-type="float" office:value="0.2270751431673139">
            <text:p>0,2270751432</text:p>
          </table:table-cell>
          <table:table-cell office:value-type="float" office:value="0.5234759783942535">
            <text:p>0,5234759784</text:p>
          </table:table-cell>
        </table:table-row>
        <table:table-row>
          <table:table-cell office:value-type="float" office:value="0.4994814582460744">
            <text:p>0,4994814582</text:p>
          </table:table-cell>
          <table:table-cell office:value-type="float" office:value="0.2932599783187071">
            <text:p>0,2932599783</text:p>
          </table:table-cell>
        </table:table-row>
        <table:table-row>
          <table:table-cell office:value-type="float" office:value="0.879332212683977">
            <text:p>0,8793322127</text:p>
          </table:table-cell>
          <table:table-cell office:value-type="float" office:value="0.06227284742096917">
            <text:p>0,0622728474</text:p>
          </table:table-cell>
        </table:table-row>
        <table:table-row>
          <table:table-cell office:value-type="float" office:value="0.7018919264044564">
            <text:p>0,7018919264</text:p>
          </table:table-cell>
          <table:table-cell office:value-type="float" office:value="0.16221009411400977">
            <text:p>0,1622100941</text:p>
          </table:table-cell>
        </table:table-row>
        <table:table-row>
          <table:table-cell office:value-type="float" office:value="0.2941942159604677">
            <text:p>0,294194216</text:p>
          </table:table-cell>
          <table:table-cell office:value-type="float" office:value="0.45760326700793297">
            <text:p>0,457603267</text:p>
          </table:table-cell>
        </table:table-row>
        <table:table-row>
          <table:table-cell office:value-type="float" office:value="0.18983764357759775">
            <text:p>0,1898376436</text:p>
          </table:table-cell>
          <table:table-cell office:value-type="float" office:value="0.5642963810368362">
            <text:p>0,564296381</text:p>
          </table:table-cell>
        </table:table-row>
        <table:table-row>
          <table:table-cell office:value-type="float" office:value="0.8137291543219501">
            <text:p>0,8137291543</text:p>
          </table:table-cell>
          <table:table-cell office:value-type="float" office:value="0.09793062665782182">
            <text:p>0,097930626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3633176869939795">
            <text:p>0,363317687</text:p>
          </table:table-cell>
          <table:table-cell office:value-type="float" office:value="0.3972416014737087">
            <text:p>0,3972416015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7280325513628403">
            <text:p>0,7280325514</text:p>
          </table:table-cell>
          <table:table-cell office:value-type="float" office:value="0.14675176451231953">
            <text:p>0,1467517645</text:p>
          </table:table-cell>
        </table:table-row>
        <table:table-row>
          <table:table-cell office:value-type="float" office:value="0.4499647136370169">
            <text:p>0,4499647136</text:p>
          </table:table-cell>
          <table:table-cell office:value-type="float" office:value="0.32920590816777695">
            <text:p>0,3292059082</text:p>
          </table:table-cell>
        </table:table-row>
        <table:table-row>
          <table:table-cell office:value-type="float" office:value="0.18983764357759775">
            <text:p>0,1898376436</text:p>
          </table:table-cell>
          <table:table-cell office:value-type="float" office:value="0.5642963810368362">
            <text:p>0,564296381</text:p>
          </table:table-cell>
        </table:table-row>
        <table:table-row>
          <table:table-cell office:value-type="float" office:value="0.544187151929602">
            <text:p>0,5441871519</text:p>
          </table:table-cell>
          <table:table-cell office:value-type="float" office:value="0.2623095825960581">
            <text:p>0,2623095826</text:p>
          </table:table-cell>
        </table:table-row>
        <table:table-row>
          <table:table-cell office:value-type="float" office:value="0.8137291543219501">
            <text:p>0,8137291543</text:p>
          </table:table-cell>
          <table:table-cell office:value-type="float" office:value="0.09793062665782182">
            <text:p>0,0979306267</text:p>
          </table:table-cell>
        </table:table-row>
        <table:table-row>
          <table:table-cell office:value-type="float" office:value="0.2772274786258103">
            <text:p>0,2772274786</text:p>
          </table:table-cell>
          <table:table-cell office:value-type="float" office:value="0.47347604173617097">
            <text:p>0,4734760417</text:p>
          </table:table-cell>
        </table:table-row>
        <table:table-row>
          <table:table-cell office:value-type="float" office:value="0.33751473643199603">
            <text:p>0,3375147364</text:p>
          </table:table-cell>
          <table:table-cell office:value-type="float" office:value="0.41903981510606425">
            <text:p>0,4190398151</text:p>
          </table:table-cell>
        </table:table-row>
        <table:table-row>
          <table:table-cell office:value-type="float" office:value="0.879332212683977">
            <text:p>0,8793322127</text:p>
          </table:table-cell>
          <table:table-cell office:value-type="float" office:value="0.06227284742096917">
            <text:p>0,0622728474</text:p>
          </table:table-cell>
        </table:table-row>
        <table:table-row>
          <table:table-cell office:value-type="float" office:value="0.2941942159604677">
            <text:p>0,294194216</text:p>
          </table:table-cell>
          <table:table-cell office:value-type="float" office:value="0.45760326700793297">
            <text:p>0,457603267</text:p>
          </table:table-cell>
        </table:table-row>
        <table:table-row>
          <table:table-cell office:value-type="float" office:value="0.09464229843402562">
            <text:p>0,0946422984</text:p>
          </table:table-cell>
          <table:table-cell office:value-type="float" office:value="0.692360115664393">
            <text:p>0,6923601157</text:p>
          </table:table-cell>
        </table:table-row>
        <table:table-row>
          <table:table-cell office:value-type="float" office:value="0.2270751431673139">
            <text:p>0,2270751432</text:p>
          </table:table-cell>
          <table:table-cell office:value-type="float" office:value="0.5234759783942535">
            <text:p>0,5234759784</text:p>
          </table:table-cell>
        </table:table-row>
        <table:table-row>
          <table:table-cell office:value-type="float" office:value="0.5970087256299975">
            <text:p>0,5970087256</text:p>
          </table:table-cell>
          <table:table-cell office:value-type="float" office:value="0.227336602633464">
            <text:p>0,2273366026</text:p>
          </table:table-cell>
        </table:table-row>
        <table:table-row>
          <table:table-cell office:value-type="float" office:value="0.8183461980495419">
            <text:p>0,818346198</text:p>
          </table:table-cell>
          <table:table-cell office:value-type="float" office:value="0.09537510643939173">
            <text:p>0,0953751064</text:p>
          </table:table-cell>
        </table:table-row>
        <table:table-row>
          <table:table-cell office:value-type="float" office:value="0.7018919264044564">
            <text:p>0,7018919264</text:p>
          </table:table-cell>
          <table:table-cell office:value-type="float" office:value="0.16221009411400977">
            <text:p>0,162210094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544187151929602">
            <text:p>0,5441871519</text:p>
          </table:table-cell>
          <table:table-cell office:value-type="float" office:value="0.2623095825960581">
            <text:p>0,2623095826</text:p>
          </table:table-cell>
        </table:table-row>
        <table:table-row>
          <table:table-cell office:value-type="float" office:value="0.8982025491298188">
            <text:p>0,8982025491</text:p>
          </table:table-cell>
          <table:table-cell office:value-type="float" office:value="0.052264515210167506">
            <text:p>0,0522645152</text:p>
          </table:table-cell>
        </table:table-row>
        <table:table-row>
          <table:table-cell office:value-type="float" office:value="0.6578636069695888">
            <text:p>0,657863607</text:p>
          </table:table-cell>
          <table:table-cell office:value-type="float" office:value="0.18891208431539996">
            <text:p>0,1889120843</text:p>
          </table:table-cell>
        </table:table-row>
        <table:table-row>
          <table:table-cell office:value-type="float" office:value="0.4499647136370169">
            <text:p>0,4499647136</text:p>
          </table:table-cell>
          <table:table-cell office:value-type="float" office:value="0.32920590816777695">
            <text:p>0,3292059082</text:p>
          </table:table-cell>
        </table:table-row>
        <table:table-row>
          <table:table-cell office:value-type="float" office:value="0.38711541447501796">
            <text:p>0,3871154145</text:p>
          </table:table-cell>
          <table:table-cell office:value-type="float" office:value="0.37781400331169623">
            <text:p>0,3778140033</text:p>
          </table:table-cell>
        </table:table-row>
        <table:table-row>
          <table:table-cell office:value-type="float" office:value="0.18983764357759775">
            <text:p>0,1898376436</text:p>
          </table:table-cell>
          <table:table-cell office:value-type="float" office:value="0.5642963810368362">
            <text:p>0,564296381</text:p>
          </table:table-cell>
        </table:table-row>
        <table:table-row>
          <table:table-cell office:value-type="float" office:value="0.879332212683977">
            <text:p>0,8793322127</text:p>
          </table:table-cell>
          <table:table-cell office:value-type="float" office:value="0.06227284742096917">
            <text:p>0,0622728474</text:p>
          </table:table-cell>
        </table:table-row>
        <table:table-row>
          <table:table-cell office:value-type="float" office:value="0.5970087256299975">
            <text:p>0,5970087256</text:p>
          </table:table-cell>
          <table:table-cell office:value-type="float" office:value="0.227336602633464">
            <text:p>0,2273366026</text:p>
          </table:table-cell>
        </table:table-row>
        <table:table-row>
          <table:table-cell office:value-type="float" office:value="0.7508452954295717">
            <text:p>0,7508452954</text:p>
          </table:table-cell>
          <table:table-cell office:value-type="float" office:value="0.13348670210459457">
            <text:p>0,1334867021</text:p>
          </table:table-cell>
        </table:table-row>
        <table:table-row>
          <table:table-cell office:value-type="float" office:value="0.09464229843402562">
            <text:p>0,0946422984</text:p>
          </table:table-cell>
          <table:table-cell office:value-type="float" office:value="0.692360115664393">
            <text:p>0,6923601157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2941942159604677">
            <text:p>0,294194216</text:p>
          </table:table-cell>
          <table:table-cell office:value-type="float" office:value="0.45760326700793297">
            <text:p>0,457603267</text:p>
          </table:table-cell>
        </table:table-row>
        <table:table-row>
          <table:table-cell office:value-type="float" office:value="0.44785306595934105">
            <text:p>0,447853066</text:p>
          </table:table-cell>
          <table:table-cell office:value-type="float" office:value="0.33078175012979427">
            <text:p>0,3307817501</text:p>
          </table:table-cell>
        </table:table-row>
        <table:table-row>
          <table:table-cell office:value-type="float" office:value="0.2270751431673139">
            <text:p>0,2270751432</text:p>
          </table:table-cell>
          <table:table-cell office:value-type="float" office:value="0.5234759783942535">
            <text:p>0,5234759784</text:p>
          </table:table-cell>
        </table:table-row>
        <table:table-row>
          <table:table-cell office:value-type="float" office:value="0.8183461980495419">
            <text:p>0,818346198</text:p>
          </table:table-cell>
          <table:table-cell office:value-type="float" office:value="0.09537510643939173">
            <text:p>0,0953751064</text:p>
          </table:table-cell>
        </table:table-row>
        <table:table-row>
          <table:table-cell office:value-type="float" office:value="0.33751473643199603">
            <text:p>0,3375147364</text:p>
          </table:table-cell>
          <table:table-cell office:value-type="float" office:value="0.41903981510606425">
            <text:p>0,419039815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578636069695888">
            <text:p>0,657863607</text:p>
          </table:table-cell>
          <table:table-cell office:value-type="float" office:value="0.18891208431539996">
            <text:p>0,1889120843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7508452954295717">
            <text:p>0,7508452954</text:p>
          </table:table-cell>
          <table:table-cell office:value-type="float" office:value="0.13348670210459457">
            <text:p>0,1334867021</text:p>
          </table:table-cell>
        </table:table-row>
        <table:table-row>
          <table:table-cell office:value-type="float" office:value="0.2941942159604677">
            <text:p>0,294194216</text:p>
          </table:table-cell>
          <table:table-cell office:value-type="float" office:value="0.45760326700793297">
            <text:p>0,457603267</text:p>
          </table:table-cell>
        </table:table-row>
        <table:table-row>
          <table:table-cell office:value-type="float" office:value="0.5054700925266683">
            <text:p>0,5054700925</text:p>
          </table:table-cell>
          <table:table-cell office:value-type="float" office:value="0.2890358008122573">
            <text:p>0,2890358008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1729056218632977">
            <text:p>0,1729056219</text:p>
          </table:table-cell>
          <table:table-cell office:value-type="float" office:value="0.584180782234277">
            <text:p>0,5841807822</text:p>
          </table:table-cell>
        </table:table-row>
        <table:table-row>
          <table:table-cell office:value-type="float" office:value="0.2505809325764411">
            <text:p>0,2505809326</text:p>
          </table:table-cell>
          <table:table-cell office:value-type="float" office:value="0.4994194045146765">
            <text:p>0,4994194045</text:p>
          </table:table-cell>
        </table:table-row>
        <table:table-row>
          <table:table-cell office:value-type="float" office:value="0.2270751431673139">
            <text:p>0,2270751432</text:p>
          </table:table-cell>
          <table:table-cell office:value-type="float" office:value="0.5234759783942535">
            <text:p>0,5234759784</text:p>
          </table:table-cell>
        </table:table-row>
        <table:table-row>
          <table:table-cell office:value-type="float" office:value="0.9723727943435657">
            <text:p>0,9723727943</text:p>
          </table:table-cell>
          <table:table-cell office:value-type="float" office:value="0.013910351771419416">
            <text:p>0,0139103518</text:p>
          </table:table-cell>
        </table:table-row>
        <table:table-row>
          <table:table-cell office:value-type="float" office:value="0.5970087256299975">
            <text:p>0,5970087256</text:p>
          </table:table-cell>
          <table:table-cell office:value-type="float" office:value="0.227336602633464">
            <text:p>0,2273366026</text:p>
          </table:table-cell>
        </table:table-row>
        <table:table-row>
          <table:table-cell office:value-type="float" office:value="0.7834621828440189">
            <text:p>0,7834621828</text:p>
          </table:table-cell>
          <table:table-cell office:value-type="float" office:value="0.11486600853654994">
            <text:p>0,1148660085</text:p>
          </table:table-cell>
        </table:table-row>
        <table:table-row>
          <table:table-cell office:value-type="float" office:value="0.879332212683977">
            <text:p>0,8793322127</text:p>
          </table:table-cell>
          <table:table-cell office:value-type="float" office:value="0.06227284742096917">
            <text:p>0,0622728474</text:p>
          </table:table-cell>
        </table:table-row>
        <table:table-row>
          <table:table-cell office:value-type="float" office:value="0.4499647136370169">
            <text:p>0,4499647136</text:p>
          </table:table-cell>
          <table:table-cell office:value-type="float" office:value="0.32920590816777695">
            <text:p>0,3292059082</text:p>
          </table:table-cell>
        </table:table-row>
        <table:table-row>
          <table:table-cell office:value-type="float" office:value="0.8306751638700696">
            <text:p>0,8306751639</text:p>
          </table:table-cell>
          <table:table-cell office:value-type="float" office:value="0.08858617309694627">
            <text:p>0,0885861731</text:p>
          </table:table-cell>
        </table:table-row>
        <table:table-row>
          <table:table-cell office:value-type="float" office:value="0.09464229843402562">
            <text:p>0,0946422984</text:p>
          </table:table-cell>
          <table:table-cell office:value-type="float" office:value="0.692360115664393">
            <text:p>0,6923601157</text:p>
          </table:table-cell>
        </table:table-row>
        <table:table-row>
          <table:table-cell office:value-type="float" office:value="0.3574715131715329">
            <text:p>0,3574715132</text:p>
          </table:table-cell>
          <table:table-cell office:value-type="float" office:value="0.40211078520219745">
            <text:p>0,402110785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79332212683977">
            <text:p>0,8793322127</text:p>
          </table:table-cell>
          <table:table-cell office:value-type="float" office:value="0.06227284742096917">
            <text:p>0,0622728474</text:p>
          </table:table-cell>
        </table:table-row>
        <table:table-row>
          <table:table-cell office:value-type="float" office:value="0.2941942159604677">
            <text:p>0,294194216</text:p>
          </table:table-cell>
          <table:table-cell office:value-type="float" office:value="0.45760326700793297">
            <text:p>0,457603267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5054700925266683">
            <text:p>0,5054700925</text:p>
          </table:table-cell>
          <table:table-cell office:value-type="float" office:value="0.2890358008122573">
            <text:p>0,2890358008</text:p>
          </table:table-cell>
        </table:table-row>
        <table:table-row>
          <table:table-cell office:value-type="float" office:value="0.4329407452923018">
            <text:p>0,4329407453</text:p>
          </table:table-cell>
          <table:table-cell office:value-type="float" office:value="0.3420176709878131">
            <text:p>0,342017671</text:p>
          </table:table-cell>
        </table:table-row>
        <table:table-row>
          <table:table-cell office:value-type="float" office:value="0.3574715131715329">
            <text:p>0,3574715132</text:p>
          </table:table-cell>
          <table:table-cell office:value-type="float" office:value="0.40211078520219745">
            <text:p>0,4021107852</text:p>
          </table:table-cell>
        </table:table-row>
        <table:table-row>
          <table:table-cell office:value-type="float" office:value="0.5857562235956062">
            <text:p>0,5857562236</text:p>
          </table:table-cell>
          <table:table-cell office:value-type="float" office:value="0.23465287379150224">
            <text:p>0,2346528738</text:p>
          </table:table-cell>
        </table:table-row>
        <table:table-row>
          <table:table-cell office:value-type="float" office:value="0.9623256402368692">
            <text:p>0,9623256402</text:p>
          </table:table-cell>
          <table:table-cell office:value-type="float" office:value="0.01901802247091755">
            <text:p>0,0190180225</text:p>
          </table:table-cell>
        </table:table-row>
        <table:table-row>
          <table:table-cell office:value-type="float" office:value="0.1729056218632977">
            <text:p>0,1729056219</text:p>
          </table:table-cell>
          <table:table-cell office:value-type="float" office:value="0.584180782234277">
            <text:p>0,5841807822</text:p>
          </table:table-cell>
        </table:table-row>
        <table:table-row>
          <table:table-cell office:value-type="float" office:value="0.7834621828440189">
            <text:p>0,7834621828</text:p>
          </table:table-cell>
          <table:table-cell office:value-type="float" office:value="0.11486600853654994">
            <text:p>0,1148660085</text:p>
          </table:table-cell>
        </table:table-row>
        <table:table-row>
          <table:table-cell office:value-type="float" office:value="0.2505809325764411">
            <text:p>0,2505809326</text:p>
          </table:table-cell>
          <table:table-cell office:value-type="float" office:value="0.4994194045146765">
            <text:p>0,4994194045</text:p>
          </table:table-cell>
        </table:table-row>
        <table:table-row>
          <table:table-cell office:value-type="float" office:value="0.3492400981467447">
            <text:p>0,3492400981</text:p>
          </table:table-cell>
          <table:table-cell office:value-type="float" office:value="0.40903460494987975">
            <text:p>0,4090346049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5970087256299975">
            <text:p>0,5970087256</text:p>
          </table:table-cell>
          <table:table-cell office:value-type="float" office:value="0.227336602633464">
            <text:p>0,2273366026</text:p>
          </table:table-cell>
        </table:table-row>
        <table:table-row>
          <table:table-cell office:value-type="float" office:value="0.6578636069695888">
            <text:p>0,657863607</text:p>
          </table:table-cell>
          <table:table-cell office:value-type="float" office:value="0.18891208431539996">
            <text:p>0,1889120843</text:p>
          </table:table-cell>
        </table:table-row>
        <table:table-row>
          <table:table-cell office:value-type="float" office:value="0.7508452954295717">
            <text:p>0,7508452954</text:p>
          </table:table-cell>
          <table:table-cell office:value-type="float" office:value="0.13348670210459457">
            <text:p>0,1334867021</text:p>
          </table:table-cell>
        </table:table-row>
        <table:table-row>
          <table:table-cell office:value-type="float" office:value="0.4786900396627204">
            <text:p>0,4786900397</text:p>
          </table:table-cell>
          <table:table-cell office:value-type="float" office:value="0.3081257053028199">
            <text:p>0,30812570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1729056218632977">
            <text:p>0,1729056219</text:p>
          </table:table-cell>
          <table:table-cell office:value-type="float" office:value="0.584180782234277">
            <text:p>0,5841807822</text:p>
          </table:table-cell>
        </table:table-row>
        <table:table-row>
          <table:table-cell office:value-type="float" office:value="0.879332212683977">
            <text:p>0,8793322127</text:p>
          </table:table-cell>
          <table:table-cell office:value-type="float" office:value="0.06227284742096917">
            <text:p>0,0622728474</text:p>
          </table:table-cell>
        </table:table-row>
        <table:table-row>
          <table:table-cell office:value-type="float" office:value="0.06373352782096174">
            <text:p>0,0637335278</text:p>
          </table:table-cell>
          <table:table-cell office:value-type="float" office:value="0.7475449984235571">
            <text:p>0,7475449984</text:p>
          </table:table-cell>
        </table:table-row>
        <table:table-row>
          <table:table-cell office:value-type="float" office:value="0.9623256402368692">
            <text:p>0,9623256402</text:p>
          </table:table-cell>
          <table:table-cell office:value-type="float" office:value="0.01901802247091755">
            <text:p>0,0190180225</text:p>
          </table:table-cell>
        </table:table-row>
        <table:table-row>
          <table:table-cell office:value-type="float" office:value="0.24729639828031857">
            <text:p>0,2472963983</text:p>
          </table:table-cell>
          <table:table-cell office:value-type="float" office:value="0.5027109509748695">
            <text:p>0,502710951</text:p>
          </table:table-cell>
        </table:table-row>
        <table:table-row>
          <table:table-cell office:value-type="float" office:value="0.8204699138258914">
            <text:p>0,8204699138</text:p>
          </table:table-cell>
          <table:table-cell office:value-type="float" office:value="0.09420205684386129">
            <text:p>0,0942020568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office:value-type="float" office:value="0.2941942159604677">
            <text:p>0,294194216</text:p>
          </table:table-cell>
          <table:table-cell office:value-type="float" office:value="0.45760326700793297">
            <text:p>0,457603267</text:p>
          </table:table-cell>
        </table:table-row>
        <table:table-row>
          <table:table-cell office:value-type="float" office:value="0.39429469129453343">
            <text:p>0,3942946913</text:p>
          </table:table-cell>
          <table:table-cell office:value-type="float" office:value="0.3720711096831637">
            <text:p>0,3720711097</text:p>
          </table:table-cell>
        </table:table-row>
        <table:table-row>
          <table:table-cell office:value-type="float" office:value="0.7834621828440189">
            <text:p>0,7834621828</text:p>
          </table:table-cell>
          <table:table-cell office:value-type="float" office:value="0.11486600853654994">
            <text:p>0,1148660085</text:p>
          </table:table-cell>
        </table:table-row>
        <table:table-row>
          <table:table-cell office:value-type="float" office:value="0.31407261815571536">
            <text:p>0,3140726182</text:p>
          </table:table-cell>
          <table:table-cell office:value-type="float" office:value="0.4395781783730086">
            <text:p>0,4395781784</text:p>
          </table:table-cell>
        </table:table-row>
        <table:table-row>
          <table:table-cell office:value-type="float" office:value="0.6247168479076799">
            <text:p>0,6247168479</text:p>
          </table:table-cell>
          <table:table-cell office:value-type="float" office:value="0.20960968635257182">
            <text:p>0,2096096864</text:p>
          </table:table-cell>
        </table:table-row>
        <table:table-row>
          <table:table-cell office:value-type="float" office:value="0.7093459870422453">
            <text:p>0,709345987</text:p>
          </table:table-cell>
          <table:table-cell office:value-type="float" office:value="0.15777319738549922">
            <text:p>0,1577731974</text:p>
          </table:table-cell>
        </table:table-row>
        <table:table-row>
          <table:table-cell office:value-type="float" office:value="0.2505809325764411">
            <text:p>0,2505809326</text:p>
          </table:table-cell>
          <table:table-cell office:value-type="float" office:value="0.4994194045146765">
            <text:p>0,4994194045</text:p>
          </table:table-cell>
        </table:table-row>
        <table:table-row>
          <table:table-cell office:value-type="float" office:value="0.5054700925266683">
            <text:p>0,5054700925</text:p>
          </table:table-cell>
          <table:table-cell office:value-type="float" office:value="0.2890358008122573">
            <text:p>0,2890358008</text:p>
          </table:table-cell>
        </table:table-row>
        <table:table-row>
          <table:table-cell office:value-type="float" office:value="0.6689405198162042">
            <text:p>0,6689405198</text:p>
          </table:table-cell>
          <table:table-cell office:value-type="float" office:value="0.18211215939090752">
            <text:p>0,182112159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054700925266683">
            <text:p>0,5054700925</text:p>
          </table:table-cell>
          <table:table-cell office:value-type="float" office:value="0.2890358008122573">
            <text:p>0,2890358008</text:p>
          </table:table-cell>
        </table:table-row>
        <table:table-row>
          <table:table-cell office:value-type="float" office:value="0.879332212683977">
            <text:p>0,8793322127</text:p>
          </table:table-cell>
          <table:table-cell office:value-type="float" office:value="0.06227284742096917">
            <text:p>0,0622728474</text:p>
          </table:table-cell>
        </table:table-row>
        <table:table-row>
          <table:table-cell office:value-type="float" office:value="0.5925041663074209">
            <text:p>0,5925041663</text:p>
          </table:table-cell>
          <table:table-cell office:value-type="float" office:value="0.23025707778023652">
            <text:p>0,2302570778</text:p>
          </table:table-cell>
        </table:table-row>
        <table:table-row>
          <table:table-cell office:value-type="float" office:value="0.43014002185720734">
            <text:p>0,4301400219</text:p>
          </table:table-cell>
          <table:table-cell office:value-type="float" office:value="0.34414939059477323">
            <text:p>0,3441493906</text:p>
          </table:table-cell>
        </table:table-row>
        <table:table-row>
          <table:table-cell office:value-type="float" office:value="0.9623256402368692">
            <text:p>0,9623256402</text:p>
          </table:table-cell>
          <table:table-cell office:value-type="float" office:value="0.01901802247091755">
            <text:p>0,0190180225</text:p>
          </table:table-cell>
        </table:table-row>
        <table:table-row>
          <table:table-cell office:value-type="float" office:value="0.1729056218632977">
            <text:p>0,1729056219</text:p>
          </table:table-cell>
          <table:table-cell office:value-type="float" office:value="0.584180782234277">
            <text:p>0,5841807822</text:p>
          </table:table-cell>
        </table:table-row>
        <table:table-row>
          <table:table-cell office:value-type="float" office:value="0.24729639828031857">
            <text:p>0,2472963983</text:p>
          </table:table-cell>
          <table:table-cell office:value-type="float" office:value="0.5027109509748695">
            <text:p>0,502710951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2941942159604677">
            <text:p>0,294194216</text:p>
          </table:table-cell>
          <table:table-cell office:value-type="float" office:value="0.45760326700793297">
            <text:p>0,457603267</text:p>
          </table:table-cell>
        </table:table-row>
        <table:table-row>
          <table:table-cell office:value-type="float" office:value="0.7093459870422453">
            <text:p>0,709345987</text:p>
          </table:table-cell>
          <table:table-cell office:value-type="float" office:value="0.15777319738549922">
            <text:p>0,1577731974</text:p>
          </table:table-cell>
        </table:table-row>
        <table:table-row>
          <table:table-cell office:value-type="float" office:value="0.6247168479076799">
            <text:p>0,6247168479</text:p>
          </table:table-cell>
          <table:table-cell office:value-type="float" office:value="0.20960968635257182">
            <text:p>0,2096096864</text:p>
          </table:table-cell>
        </table:table-row>
        <table:table-row>
          <table:table-cell office:value-type="float" office:value="0.8204699138258914">
            <text:p>0,8204699138</text:p>
          </table:table-cell>
          <table:table-cell office:value-type="float" office:value="0.09420205684386129">
            <text:p>0,0942020568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39429469129453343">
            <text:p>0,3942946913</text:p>
          </table:table-cell>
          <table:table-cell office:value-type="float" office:value="0.3720711096831637">
            <text:p>0,3720711097</text:p>
          </table:table-cell>
        </table:table-row>
        <table:table-row>
          <table:table-cell office:value-type="float" office:value="0.0936376876301431">
            <text:p>0,0936376876</text:p>
          </table:table-cell>
          <table:table-cell office:value-type="float" office:value="0.6939972424468317">
            <text:p>0,6939972424</text:p>
          </table:table-cell>
        </table:table-row>
        <table:table-row>
          <table:table-cell office:value-type="float" office:value="0.2505809325764411">
            <text:p>0,2505809326</text:p>
          </table:table-cell>
          <table:table-cell office:value-type="float" office:value="0.4994194045146765">
            <text:p>0,499419404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office:value-type="float" office:value="0.0936376876301431">
            <text:p>0,0936376876</text:p>
          </table:table-cell>
          <table:table-cell office:value-type="float" office:value="0.6939972424468317">
            <text:p>0,6939972424</text:p>
          </table:table-cell>
        </table:table-row>
        <table:table-row>
          <table:table-cell office:value-type="float" office:value="0.9623256402368692">
            <text:p>0,9623256402</text:p>
          </table:table-cell>
          <table:table-cell office:value-type="float" office:value="0.01901802247091755">
            <text:p>0,0190180225</text:p>
          </table:table-cell>
        </table:table-row>
        <table:table-row>
          <table:table-cell office:value-type="float" office:value="0.3483537275112046">
            <text:p>0,3483537275</text:p>
          </table:table-cell>
          <table:table-cell office:value-type="float" office:value="0.4097850158533718">
            <text:p>0,4097850159</text:p>
          </table:table-cell>
        </table:table-row>
        <table:table-row>
          <table:table-cell office:value-type="float" office:value="0.6551864754915083">
            <text:p>0,6551864755</text:p>
          </table:table-cell>
          <table:table-cell office:value-type="float" office:value="0.19056410044308736">
            <text:p>0,1905641004</text:p>
          </table:table-cell>
        </table:table-row>
        <table:table-row>
          <table:table-cell office:value-type="float" office:value="0.20068567305128415">
            <text:p>0,2006856731</text:p>
          </table:table-cell>
          <table:table-cell office:value-type="float" office:value="0.5520204546507909">
            <text:p>0,5520204547</text:p>
          </table:table-cell>
        </table:table-row>
        <table:table-row>
          <table:table-cell office:value-type="float" office:value="0.1729056218632977">
            <text:p>0,1729056219</text:p>
          </table:table-cell>
          <table:table-cell office:value-type="float" office:value="0.584180782234277">
            <text:p>0,5841807822</text:p>
          </table:table-cell>
        </table:table-row>
        <table:table-row>
          <table:table-cell office:value-type="float" office:value="0.887273152623572">
            <text:p>0,8872731526</text:p>
          </table:table-cell>
          <table:table-cell office:value-type="float" office:value="0.05804822171006441">
            <text:p>0,0580482217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7935718991421792">
            <text:p>0,7935718991</text:p>
          </table:table-cell>
          <table:table-cell office:value-type="float" office:value="0.10917347415886902">
            <text:p>0,1091734742</text:p>
          </table:table-cell>
        </table:table-row>
        <table:table-row>
          <table:table-cell office:value-type="float" office:value="0.12929233847927107">
            <text:p>0,1292923385</text:p>
          </table:table-cell>
          <table:table-cell office:value-type="float" office:value="0.6404275615689224">
            <text:p>0,6404275616</text:p>
          </table:table-cell>
        </table:table-row>
        <table:table-row>
          <table:table-cell office:value-type="float" office:value="0.39429469129453343">
            <text:p>0,3942946913</text:p>
          </table:table-cell>
          <table:table-cell office:value-type="float" office:value="0.3720711096831637">
            <text:p>0,3720711097</text:p>
          </table:table-cell>
        </table:table-row>
        <table:table-row>
          <table:table-cell office:value-type="float" office:value="0.3032266731289724">
            <text:p>0,3032266731</text:p>
          </table:table-cell>
          <table:table-cell office:value-type="float" office:value="0.4493397843234247">
            <text:p>0,4493397843</text:p>
          </table:table-cell>
        </table:table-row>
        <table:table-row>
          <table:table-cell office:value-type="float" office:value="0.14232262627377965">
            <text:p>0,1423226263</text:p>
          </table:table-cell>
          <table:table-cell office:value-type="float" office:value="0.6227432886299044">
            <text:p>0,6227432886</text:p>
          </table:table-cell>
        </table:table-row>
        <table:table-row>
          <table:table-cell office:value-type="float" office:value="0.5054700925266683">
            <text:p>0,5054700925</text:p>
          </table:table-cell>
          <table:table-cell office:value-type="float" office:value="0.2890358008122573">
            <text:p>0,2890358008</text:p>
          </table:table-cell>
        </table:table-row>
        <table:table-row>
          <table:table-cell office:value-type="float" office:value="0.23426611048580998">
            <text:p>0,2342661105</text:p>
          </table:table-cell>
          <table:table-cell office:value-type="float" office:value="0.5159895553959502">
            <text:p>0,5159895554</text:p>
          </table:table-cell>
        </table:table-row>
        <table:table-row>
          <table:table-cell office:value-type="float" office:value="0.5518172721463661">
            <text:p>0,5518172721</text:p>
          </table:table-cell>
          <table:table-cell office:value-type="float" office:value="0.2571559570499564">
            <text:p>0,25715595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9429469129453343">
            <text:p>0,3942946913</text:p>
          </table:table-cell>
          <table:table-cell office:value-type="float" office:value="0.3720711096831637">
            <text:p>0,3720711097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office:value-type="float" office:value="0.3032266731289724">
            <text:p>0,3032266731</text:p>
          </table:table-cell>
          <table:table-cell office:value-type="float" office:value="0.4493397843234247">
            <text:p>0,4493397843</text:p>
          </table:table-cell>
        </table:table-row>
        <table:table-row>
          <table:table-cell office:value-type="float" office:value="0.5054700925266683">
            <text:p>0,5054700925</text:p>
          </table:table-cell>
          <table:table-cell office:value-type="float" office:value="0.2890358008122573">
            <text:p>0,2890358008</text:p>
          </table:table-cell>
        </table:table-row>
        <table:table-row>
          <table:table-cell office:value-type="float" office:value="0.23426611048580998">
            <text:p>0,2342661105</text:p>
          </table:table-cell>
          <table:table-cell office:value-type="float" office:value="0.5159895553959502">
            <text:p>0,5159895554</text:p>
          </table:table-cell>
        </table:table-row>
        <table:table-row>
          <table:table-cell office:value-type="float" office:value="0.6296699211093789">
            <text:p>0,6296699211</text:p>
          </table:table-cell>
          <table:table-cell office:value-type="float" office:value="0.2064825640797936">
            <text:p>0,2064825641</text:p>
          </table:table-cell>
        </table:table-row>
        <table:table-row>
          <table:table-cell office:value-type="float" office:value="0.5518172721463661">
            <text:p>0,5518172721</text:p>
          </table:table-cell>
          <table:table-cell office:value-type="float" office:value="0.2571559570499564">
            <text:p>0,257155957</text:p>
          </table:table-cell>
        </table:table-row>
        <table:table-row>
          <table:table-cell office:value-type="float" office:value="0.6551864754915083">
            <text:p>0,6551864755</text:p>
          </table:table-cell>
          <table:table-cell office:value-type="float" office:value="0.19056410044308736">
            <text:p>0,1905641004</text:p>
          </table:table-cell>
        </table:table-row>
        <table:table-row>
          <table:table-cell office:value-type="float" office:value="0.7151456517454025">
            <text:p>0,7151456517</text:p>
          </table:table-cell>
          <table:table-cell office:value-type="float" office:value="0.15433715243874968">
            <text:p>0,1543371524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8635238678991334">
            <text:p>0,8635238679</text:p>
          </table:table-cell>
          <table:table-cell office:value-type="float" office:value="0.07074015049657212">
            <text:p>0,0707401505</text:p>
          </table:table-cell>
        </table:table-row>
        <table:table-row>
          <table:table-cell office:value-type="float" office:value="0.0936376876301431">
            <text:p>0,0936376876</text:p>
          </table:table-cell>
          <table:table-cell office:value-type="float" office:value="0.6939972424468317">
            <text:p>0,6939972424</text:p>
          </table:table-cell>
        </table:table-row>
        <table:table-row>
          <table:table-cell office:value-type="float" office:value="0.8092797602409159">
            <text:p>0,8092797602</text:p>
          </table:table-cell>
          <table:table-cell office:value-type="float" office:value="0.10040022218715738">
            <text:p>0,1004002222</text:p>
          </table:table-cell>
        </table:table-row>
        <table:table-row>
          <table:table-cell office:value-type="float" office:value="0.7935718991421792">
            <text:p>0,7935718991</text:p>
          </table:table-cell>
          <table:table-cell office:value-type="float" office:value="0.10917347415886902">
            <text:p>0,1091734742</text:p>
          </table:table-cell>
        </table:table-row>
        <table:table-row>
          <table:table-cell office:value-type="float" office:value="0.9487570322257322">
            <text:p>0,9487570322</text:p>
          </table:table-cell>
          <table:table-cell office:value-type="float" office:value="0.025958403236426397">
            <text:p>0,0259584032</text:p>
          </table:table-cell>
        </table:table-row>
        <table:table-row>
          <table:table-cell office:value-type="float" office:value="0.8940567030063293">
            <text:p>0,894056703</text:p>
          </table:table-cell>
          <table:table-cell office:value-type="float" office:value="0.0544542829633623">
            <text:p>0,054454283</text:p>
          </table:table-cell>
        </table:table-row>
        <table:table-row>
          <table:table-cell office:value-type="float" office:value="0.10167387821859267">
            <text:p>0,1016738782</text:p>
          </table:table-cell>
          <table:table-cell office:value-type="float" office:value="0.6811365837563164">
            <text:p>0,681136583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3426611048580998">
            <text:p>0,2342661105</text:p>
          </table:table-cell>
          <table:table-cell office:value-type="float" office:value="0.5159895553959502">
            <text:p>0,5159895554</text:p>
          </table:table-cell>
        </table:table-row>
        <table:table-row>
          <table:table-cell office:value-type="float" office:value="0.1463521134497801">
            <text:p>0,1463521134</text:p>
          </table:table-cell>
          <table:table-cell office:value-type="float" office:value="0.6174400524757198">
            <text:p>0,6174400525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office:value-type="float" office:value="0.47874799806040014">
            <text:p>0,4787479981</text:p>
          </table:table-cell>
          <table:table-cell office:value-type="float" office:value="0.3080838215069689">
            <text:p>0,3080838215</text:p>
          </table:table-cell>
        </table:table-row>
        <table:table-row>
          <table:table-cell office:value-type="float" office:value="0.39429469129453343">
            <text:p>0,3942946913</text:p>
          </table:table-cell>
          <table:table-cell office:value-type="float" office:value="0.3720711096831637">
            <text:p>0,3720711097</text:p>
          </table:table-cell>
        </table:table-row>
        <table:table-row>
          <table:table-cell office:value-type="float" office:value="0.5518172721463661">
            <text:p>0,5518172721</text:p>
          </table:table-cell>
          <table:table-cell office:value-type="float" office:value="0.2571559570499564">
            <text:p>0,257155957</text:p>
          </table:table-cell>
        </table:table-row>
        <table:table-row>
          <table:table-cell office:value-type="float" office:value="0.289594219122494">
            <text:p>0,2895942191</text:p>
          </table:table-cell>
          <table:table-cell office:value-type="float" office:value="0.4618604092593689">
            <text:p>0,4618604093</text:p>
          </table:table-cell>
        </table:table-row>
        <table:table-row>
          <table:table-cell office:value-type="float" office:value="0.10167387821859267">
            <text:p>0,1016738782</text:p>
          </table:table-cell>
          <table:table-cell office:value-type="float" office:value="0.6811365837563164">
            <text:p>0,6811365838</text:p>
          </table:table-cell>
        </table:table-row>
        <table:table-row>
          <table:table-cell office:value-type="float" office:value="0.6033629762511494">
            <text:p>0,6033629763</text:p>
          </table:table-cell>
          <table:table-cell office:value-type="float" office:value="0.22323557222852342">
            <text:p>0,2232355722</text:p>
          </table:table-cell>
        </table:table-row>
        <table:table-row>
          <table:table-cell office:value-type="float" office:value="0.08951955981562788">
            <text:p>0,0895195598</text:p>
          </table:table-cell>
          <table:table-cell office:value-type="float" office:value="0.700801805126388">
            <text:p>0,7008018051</text:p>
          </table:table-cell>
        </table:table-row>
        <table:table-row>
          <table:table-cell office:value-type="float" office:value="0.6752934979564823">
            <text:p>0,675293498</text:p>
          </table:table-cell>
          <table:table-cell office:value-type="float" office:value="0.17823756598607998">
            <text:p>0,178237566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8317937283689809">
            <text:p>0,8317937284</text:p>
          </table:table-cell>
          <table:table-cell office:value-type="float" office:value="0.08797273704730679">
            <text:p>0,087972737</text:p>
          </table:table-cell>
        </table:table-row>
        <table:table-row>
          <table:table-cell office:value-type="float" office:value="0.3575868146044976">
            <text:p>0,3575868146</text:p>
          </table:table-cell>
          <table:table-cell office:value-type="float" office:value="0.4020143692324224">
            <text:p>0,4020143692</text:p>
          </table:table-cell>
        </table:table-row>
        <table:table-row>
          <table:table-cell office:value-type="float" office:value="0.7829100436231847">
            <text:p>0,7829100436</text:p>
          </table:table-cell>
          <table:table-cell office:value-type="float" office:value="0.1151779593482175">
            <text:p>0,1151779593</text:p>
          </table:table-cell>
        </table:table-row>
        <table:table-row>
          <table:table-cell office:value-type="float" office:value="0.9262430640976671">
            <text:p>0,9262430641</text:p>
          </table:table-cell>
          <table:table-cell office:value-type="float" office:value="0.037584775630774225">
            <text:p>0,0375847756</text:p>
          </table:table-cell>
        </table:table-row>
        <table:table-row>
          <table:table-cell office:value-type="float" office:value="0.8940567030063293">
            <text:p>0,894056703</text:p>
          </table:table-cell>
          <table:table-cell office:value-type="float" office:value="0.0544542829633623">
            <text:p>0,05445428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office:value-type="float" office:value="0.39429469129453343">
            <text:p>0,3942946913</text:p>
          </table:table-cell>
          <table:table-cell office:value-type="float" office:value="0.3720711096831637">
            <text:p>0,3720711097</text:p>
          </table:table-cell>
        </table:table-row>
        <table:table-row>
          <table:table-cell office:value-type="float" office:value="0.16223790332128438">
            <text:p>0,1622379033</text:p>
          </table:table-cell>
          <table:table-cell office:value-type="float" office:value="0.5972123346957054">
            <text:p>0,5972123347</text:p>
          </table:table-cell>
        </table:table-row>
        <table:table-row>
          <table:table-cell office:value-type="float" office:value="0.23426611048580998">
            <text:p>0,2342661105</text:p>
          </table:table-cell>
          <table:table-cell office:value-type="float" office:value="0.5159895553959502">
            <text:p>0,5159895554</text:p>
          </table:table-cell>
        </table:table-row>
        <table:table-row>
          <table:table-cell office:value-type="float" office:value="0.47874799806040014">
            <text:p>0,4787479981</text:p>
          </table:table-cell>
          <table:table-cell office:value-type="float" office:value="0.3080838215069689">
            <text:p>0,3080838215</text:p>
          </table:table-cell>
        </table:table-row>
        <table:table-row>
          <table:table-cell office:value-type="float" office:value="0.6033629762511494">
            <text:p>0,6033629763</text:p>
          </table:table-cell>
          <table:table-cell office:value-type="float" office:value="0.22323557222852342">
            <text:p>0,2232355722</text:p>
          </table:table-cell>
        </table:table-row>
        <table:table-row>
          <table:table-cell office:value-type="float" office:value="0.8317937283689809">
            <text:p>0,8317937284</text:p>
          </table:table-cell>
          <table:table-cell office:value-type="float" office:value="0.08797273704730679">
            <text:p>0,087972737</text:p>
          </table:table-cell>
        </table:table-row>
        <table:table-row>
          <table:table-cell office:value-type="float" office:value="0.3575868146044976">
            <text:p>0,3575868146</text:p>
          </table:table-cell>
          <table:table-cell office:value-type="float" office:value="0.4020143692324224">
            <text:p>0,4020143692</text:p>
          </table:table-cell>
        </table:table-row>
        <table:table-row>
          <table:table-cell office:value-type="float" office:value="0.289594219122494">
            <text:p>0,2895942191</text:p>
          </table:table-cell>
          <table:table-cell office:value-type="float" office:value="0.4618604092593689">
            <text:p>0,4618604093</text:p>
          </table:table-cell>
        </table:table-row>
        <table:table-row>
          <table:table-cell office:value-type="float" office:value="0.08951955981562788">
            <text:p>0,0895195598</text:p>
          </table:table-cell>
          <table:table-cell office:value-type="float" office:value="0.700801805126388">
            <text:p>0,7008018051</text:p>
          </table:table-cell>
        </table:table-row>
        <table:table-row>
          <table:table-cell office:value-type="float" office:value="0.6736501799263932">
            <text:p>0,6736501799</text:p>
          </table:table-cell>
          <table:table-cell office:value-type="float" office:value="0.17923804917236008">
            <text:p>0,1792380492</text:p>
          </table:table-cell>
        </table:table-row>
        <table:table-row>
          <table:table-cell office:value-type="float" office:value="0.9726485839308174">
            <text:p>0,9726485839</text:p>
          </table:table-cell>
          <table:table-cell office:value-type="float" office:value="0.013770521668097002">
            <text:p>0,0137705217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2501672280920474">
            <text:p>0,2501672281</text:p>
          </table:table-cell>
          <table:table-cell office:value-type="float" office:value="0.4998327998638381">
            <text:p>0,4998327999</text:p>
          </table:table-cell>
        </table:table-row>
        <table:table-row>
          <table:table-cell office:value-type="float" office:value="0.6978470879696506">
            <text:p>0,697847088</text:p>
          </table:table-cell>
          <table:table-cell office:value-type="float" office:value="0.16462757528773397">
            <text:p>0,1646275753</text:p>
          </table:table-cell>
        </table:table-row>
        <table:table-row>
          <table:table-cell office:value-type="float" office:value="0.5185591087594223">
            <text:p>0,5185591088</text:p>
          </table:table-cell>
          <table:table-cell office:value-type="float" office:value="0.27988951628279823">
            <text:p>0,2798895163</text:p>
          </table:table-cell>
        </table:table-row>
        <table:table-row>
          <table:table-cell office:value-type="float" office:value="0.13083819171041078">
            <text:p>0,1308381917</text:p>
          </table:table-cell>
          <table:table-cell office:value-type="float" office:value="0.6382843772928646">
            <text:p>0,638284377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185591087594223">
            <text:p>0,5185591088</text:p>
          </table:table-cell>
          <table:table-cell office:value-type="float" office:value="0.27988951628279823">
            <text:p>0,2798895163</text:p>
          </table:table-cell>
        </table:table-row>
        <table:table-row>
          <table:table-cell office:value-type="float" office:value="0.08951955981562788">
            <text:p>0,0895195598</text:p>
          </table:table-cell>
          <table:table-cell office:value-type="float" office:value="0.700801805126388">
            <text:p>0,7008018051</text:p>
          </table:table-cell>
        </table:table-row>
        <table:table-row>
          <table:table-cell office:value-type="float" office:value="0.6033629762511494">
            <text:p>0,6033629763</text:p>
          </table:table-cell>
          <table:table-cell office:value-type="float" office:value="0.22323557222852342">
            <text:p>0,2232355722</text:p>
          </table:table-cell>
        </table:table-row>
        <table:table-row>
          <table:table-cell office:value-type="float" office:value="0.9106364298618765">
            <text:p>0,9106364299</text:p>
          </table:table-cell>
          <table:table-cell office:value-type="float" office:value="0.04572727699997814">
            <text:p>0,045727277</text:p>
          </table:table-cell>
        </table:table-row>
        <table:table-row>
          <table:table-cell office:value-type="float" office:value="0.13083819171041078">
            <text:p>0,1308381917</text:p>
          </table:table-cell>
          <table:table-cell office:value-type="float" office:value="0.6382843772928646">
            <text:p>0,6382843773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8317937283689809">
            <text:p>0,8317937284</text:p>
          </table:table-cell>
          <table:table-cell office:value-type="float" office:value="0.08797273704730679">
            <text:p>0,087972737</text:p>
          </table:table-cell>
        </table:table-row>
        <table:table-row>
          <table:table-cell office:value-type="float" office:value="0.16223790332128438">
            <text:p>0,1622379033</text:p>
          </table:table-cell>
          <table:table-cell office:value-type="float" office:value="0.5972123346957054">
            <text:p>0,5972123347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office:value-type="float" office:value="0.31977716617644225">
            <text:p>0,3197771662</text:p>
          </table:table-cell>
          <table:table-cell office:value-type="float" office:value="0.4345115684857539">
            <text:p>0,4345115685</text:p>
          </table:table-cell>
        </table:table-row>
        <table:table-row>
          <table:table-cell office:value-type="float" office:value="0.8343081526837455">
            <text:p>0,8343081527</text:p>
          </table:table-cell>
          <table:table-cell office:value-type="float" office:value="0.0865952963314972">
            <text:p>0,0865952963</text:p>
          </table:table-cell>
        </table:table-row>
        <table:table-row>
          <table:table-cell office:value-type="float" office:value="0.4187317900303163">
            <text:p>0,41873179</text:p>
          </table:table-cell>
          <table:table-cell office:value-type="float" office:value="0.3529051151258292">
            <text:p>0,3529051151</text:p>
          </table:table-cell>
        </table:table-row>
        <table:table-row>
          <table:table-cell office:value-type="float" office:value="0.6343899992970252">
            <text:p>0,6343899993</text:p>
          </table:table-cell>
          <table:table-cell office:value-type="float" office:value="0.20351396792095267">
            <text:p>0,2035139679</text:p>
          </table:table-cell>
        </table:table-row>
        <table:table-row>
          <table:table-cell office:value-type="float" office:value="0.2501672280920474">
            <text:p>0,2501672281</text:p>
          </table:table-cell>
          <table:table-cell office:value-type="float" office:value="0.4998327998638381">
            <text:p>0,4998327999</text:p>
          </table:table-cell>
        </table:table-row>
        <table:table-row>
          <table:table-cell office:value-type="float" office:value="0.4602099042977761">
            <text:p>0,4602099043</text:p>
          </table:table-cell>
          <table:table-cell office:value-type="float" office:value="0.3216122758349942">
            <text:p>0,3216122758</text:p>
          </table:table-cell>
        </table:table-row>
        <table:table-row>
          <table:table-cell office:value-type="float" office:value="0.47874799806040014">
            <text:p>0,4787479981</text:p>
          </table:table-cell>
          <table:table-cell office:value-type="float" office:value="0.3080838215069689">
            <text:p>0,3080838215</text:p>
          </table:table-cell>
        </table:table-row>
        <table:table-row>
          <table:table-cell office:value-type="float" office:value="0.9554371343316574">
            <text:p>0,9554371343</text:p>
          </table:table-cell>
          <table:table-cell office:value-type="float" office:value="0.0225353539223746">
            <text:p>0,022535353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343899992970252">
            <text:p>0,6343899993</text:p>
          </table:table-cell>
          <table:table-cell office:value-type="float" office:value="0.20351396792095267">
            <text:p>0,2035139679</text:p>
          </table:table-cell>
        </table:table-row>
        <table:table-row>
          <table:table-cell office:value-type="float" office:value="0.9106364298618765">
            <text:p>0,9106364299</text:p>
          </table:table-cell>
          <table:table-cell office:value-type="float" office:value="0.04572727699997814">
            <text:p>0,045727277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office:value-type="float" office:value="0.6033629762511494">
            <text:p>0,6033629763</text:p>
          </table:table-cell>
          <table:table-cell office:value-type="float" office:value="0.22323557222852342">
            <text:p>0,2232355722</text:p>
          </table:table-cell>
        </table:table-row>
        <table:table-row>
          <table:table-cell office:value-type="float" office:value="0.08951955981562788">
            <text:p>0,0895195598</text:p>
          </table:table-cell>
          <table:table-cell office:value-type="float" office:value="0.700801805126388">
            <text:p>0,7008018051</text:p>
          </table:table-cell>
        </table:table-row>
        <table:table-row>
          <table:table-cell office:value-type="float" office:value="0.34761698981134886">
            <text:p>0,3476169898</text:p>
          </table:table-cell>
          <table:table-cell office:value-type="float" office:value="0.41040947275982387">
            <text:p>0,4104094728</text:p>
          </table:table-cell>
        </table:table-row>
        <table:table-row>
          <table:table-cell office:value-type="float" office:value="0.2501672280920474">
            <text:p>0,2501672281</text:p>
          </table:table-cell>
          <table:table-cell office:value-type="float" office:value="0.4998327998638381">
            <text:p>0,4998327999</text:p>
          </table:table-cell>
        </table:table-row>
        <table:table-row>
          <table:table-cell office:value-type="float" office:value="0.27758339681556904">
            <text:p>0,2775833968</text:p>
          </table:table-cell>
          <table:table-cell office:value-type="float" office:value="0.47313816154937827">
            <text:p>0,4731381615</text:p>
          </table:table-cell>
        </table:table-row>
        <table:table-row>
          <table:table-cell office:value-type="float" office:value="0.31977716617644225">
            <text:p>0,3197771662</text:p>
          </table:table-cell>
          <table:table-cell office:value-type="float" office:value="0.4345115684857539">
            <text:p>0,4345115685</text:p>
          </table:table-cell>
        </table:table-row>
        <table:table-row>
          <table:table-cell office:value-type="float" office:value="0.16223790332128438">
            <text:p>0,1622379033</text:p>
          </table:table-cell>
          <table:table-cell office:value-type="float" office:value="0.5972123346957054">
            <text:p>0,5972123347</text:p>
          </table:table-cell>
        </table:table-row>
        <table:table-row>
          <table:table-cell office:value-type="float" office:value="0.13083819171041078">
            <text:p>0,1308381917</text:p>
          </table:table-cell>
          <table:table-cell office:value-type="float" office:value="0.6382843772928646">
            <text:p>0,6382843773</text:p>
          </table:table-cell>
        </table:table-row>
        <table:table-row>
          <table:table-cell office:value-type="float" office:value="0.8343081526837455">
            <text:p>0,8343081527</text:p>
          </table:table-cell>
          <table:table-cell office:value-type="float" office:value="0.0865952963314972">
            <text:p>0,0865952963</text:p>
          </table:table-cell>
        </table:table-row>
        <table:table-row>
          <table:table-cell office:value-type="float" office:value="0.7949445165170679">
            <text:p>0,7949445165</text:p>
          </table:table-cell>
          <table:table-cell office:value-type="float" office:value="0.10840338912876757">
            <text:p>0,1084033891</text:p>
          </table:table-cell>
        </table:table-row>
        <table:table-row>
          <table:table-cell office:value-type="float" office:value="0.5367840993814511">
            <text:p>0,5367840994</text:p>
          </table:table-cell>
          <table:table-cell office:value-type="float" office:value="0.26734448791983345">
            <text:p>0,2673444879</text:p>
          </table:table-cell>
        </table:table-row>
        <table:table-row>
          <table:table-cell office:value-type="float" office:value="0.4014549009266745">
            <text:p>0,4014549009</text:p>
          </table:table-cell>
          <table:table-cell office:value-type="float" office:value="0.36639531178606755">
            <text:p>0,3663953118</text:p>
          </table:table-cell>
        </table:table-row>
        <table:table-row>
          <table:table-cell office:value-type="float" office:value="0.20443167268215762">
            <text:p>0,2044316727</text:p>
          </table:table-cell>
          <table:table-cell office:value-type="float" office:value="0.5478587912143402">
            <text:p>0,54785879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961814846267253">
            <text:p>0,4961814846</text:p>
          </table:table-cell>
          <table:table-cell office:value-type="float" office:value="0.295598491890651">
            <text:p>0,2955984919</text:p>
          </table:table-cell>
        </table:table-row>
        <table:table-row>
          <table:table-cell office:value-type="float" office:value="0.4014549009266745">
            <text:p>0,4014549009</text:p>
          </table:table-cell>
          <table:table-cell office:value-type="float" office:value="0.36639531178606755">
            <text:p>0,3663953118</text:p>
          </table:table-cell>
        </table:table-row>
        <table:table-row>
          <table:table-cell office:value-type="float" office:value="0.9106364298618765">
            <text:p>0,9106364299</text:p>
          </table:table-cell>
          <table:table-cell office:value-type="float" office:value="0.04572727699997814">
            <text:p>0,045727277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6033629762511494">
            <text:p>0,6033629763</text:p>
          </table:table-cell>
          <table:table-cell office:value-type="float" office:value="0.22323557222852342">
            <text:p>0,2232355722</text:p>
          </table:table-cell>
        </table:table-row>
        <table:table-row>
          <table:table-cell office:value-type="float" office:value="0.31977716617644225">
            <text:p>0,3197771662</text:p>
          </table:table-cell>
          <table:table-cell office:value-type="float" office:value="0.4345115684857539">
            <text:p>0,4345115685</text:p>
          </table:table-cell>
        </table:table-row>
        <table:table-row>
          <table:table-cell office:value-type="float" office:value="0.5367840993814511">
            <text:p>0,5367840994</text:p>
          </table:table-cell>
          <table:table-cell office:value-type="float" office:value="0.26734448791983345">
            <text:p>0,2673444879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office:value-type="float" office:value="0.08951955981562788">
            <text:p>0,0895195598</text:p>
          </table:table-cell>
          <table:table-cell office:value-type="float" office:value="0.700801805126388">
            <text:p>0,7008018051</text:p>
          </table:table-cell>
        </table:table-row>
        <table:table-row>
          <table:table-cell office:value-type="float" office:value="0.8998950952799238">
            <text:p>0,8998950953</text:p>
          </table:table-cell>
          <table:table-cell office:value-type="float" office:value="0.051371993202855126">
            <text:p>0,0513719932</text:p>
          </table:table-cell>
        </table:table-row>
        <table:table-row>
          <table:table-cell office:value-type="float" office:value="0.7024045709860878">
            <text:p>0,702404571</text:p>
          </table:table-cell>
          <table:table-cell office:value-type="float" office:value="0.16190419939836964">
            <text:p>0,1619041994</text:p>
          </table:table-cell>
        </table:table-row>
        <table:table-row>
          <table:table-cell office:value-type="float" office:value="0.6686876810791087">
            <text:p>0,6686876811</text:p>
          </table:table-cell>
          <table:table-cell office:value-type="float" office:value="0.18226674209794502">
            <text:p>0,1822667421</text:p>
          </table:table-cell>
        </table:table-row>
        <table:table-row>
          <table:table-cell office:value-type="float" office:value="0.27758339681556904">
            <text:p>0,2775833968</text:p>
          </table:table-cell>
          <table:table-cell office:value-type="float" office:value="0.47313816154937827">
            <text:p>0,4731381615</text:p>
          </table:table-cell>
        </table:table-row>
        <table:table-row>
          <table:table-cell office:value-type="float" office:value="0.13083819171041078">
            <text:p>0,1308381917</text:p>
          </table:table-cell>
          <table:table-cell office:value-type="float" office:value="0.6382843772928646">
            <text:p>0,6382843773</text:p>
          </table:table-cell>
        </table:table-row>
        <table:table-row>
          <table:table-cell office:value-type="float" office:value="0.10357487831600468">
            <text:p>0,1035748783</text:p>
          </table:table-cell>
          <table:table-cell office:value-type="float" office:value="0.6781694882146743">
            <text:p>0,6781694882</text:p>
          </table:table-cell>
        </table:table-row>
        <table:table-row>
          <table:table-cell office:value-type="float" office:value="0.16223790332128438">
            <text:p>0,1622379033</text:p>
          </table:table-cell>
          <table:table-cell office:value-type="float" office:value="0.5972123346957054">
            <text:p>0,5972123347</text:p>
          </table:table-cell>
        </table:table-row>
        <table:table-row>
          <table:table-cell office:value-type="float" office:value="0.0589780041108179">
            <text:p>0,0589780041</text:p>
          </table:table-cell>
          <table:table-cell office:value-type="float" office:value="0.7571461260123324">
            <text:p>0,75714612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8998950952799238">
            <text:p>0,8998950953</text:p>
          </table:table-cell>
          <table:table-cell office:value-type="float" office:value="0.051371993202855126">
            <text:p>0,0513719932</text:p>
          </table:table-cell>
        </table:table-row>
        <table:table-row>
          <table:table-cell office:value-type="float" office:value="0.2194509076834722">
            <text:p>0,2194509077</text:p>
          </table:table-cell>
          <table:table-cell office:value-type="float" office:value="0.5315441240805361">
            <text:p>0,5315441241</text:p>
          </table:table-cell>
        </table:table-row>
        <table:table-row>
          <table:table-cell office:value-type="float" office:value="0.4014549009266745">
            <text:p>0,4014549009</text:p>
          </table:table-cell>
          <table:table-cell office:value-type="float" office:value="0.36639531178606755">
            <text:p>0,3663953118</text:p>
          </table:table-cell>
        </table:table-row>
        <table:table-row>
          <table:table-cell office:value-type="float" office:value="0.16223790332128438">
            <text:p>0,1622379033</text:p>
          </table:table-cell>
          <table:table-cell office:value-type="float" office:value="0.5972123346957054">
            <text:p>0,5972123347</text:p>
          </table:table-cell>
        </table:table-row>
        <table:table-row>
          <table:table-cell office:value-type="float" office:value="0.9911143431824013">
            <text:p>0,9911143432</text:p>
          </table:table-cell>
          <table:table-cell office:value-type="float" office:value="0.004452741863852361">
            <text:p>0,0044527419</text:p>
          </table:table-cell>
        </table:table-row>
        <table:table-row>
          <table:table-cell office:value-type="float" office:value="0.3311119794391409">
            <text:p>0,3311119794</text:p>
          </table:table-cell>
          <table:table-cell office:value-type="float" office:value="0.4245766954327094">
            <text:p>0,4245766954</text:p>
          </table:table-cell>
        </table:table-row>
        <table:table-row>
          <table:table-cell office:value-type="float" office:value="0.9106364298618765">
            <text:p>0,9106364299</text:p>
          </table:table-cell>
          <table:table-cell office:value-type="float" office:value="0.04572727699997814">
            <text:p>0,045727277</text:p>
          </table:table-cell>
        </table:table-row>
        <table:table-row>
          <table:table-cell office:value-type="float" office:value="0.4269413004188626">
            <text:p>0,4269413004</text:p>
          </table:table-cell>
          <table:table-cell office:value-type="float" office:value="0.3465925464008981">
            <text:p>0,3465925464</text:p>
          </table:table-cell>
        </table:table-row>
        <table:table-row>
          <table:table-cell office:value-type="float" office:value="0.6033629762511494">
            <text:p>0,6033629763</text:p>
          </table:table-cell>
          <table:table-cell office:value-type="float" office:value="0.22323557222852342">
            <text:p>0,2232355722</text:p>
          </table:table-cell>
        </table:table-row>
        <table:table-row>
          <table:table-cell office:value-type="float" office:value="0.26952775036789434">
            <text:p>0,2695277504</text:p>
          </table:table-cell>
          <table:table-cell office:value-type="float" office:value="0.48083937902813323">
            <text:p>0,480839379</text:p>
          </table:table-cell>
        </table:table-row>
        <table:table-row>
          <table:table-cell office:value-type="float" office:value="0.03147425164563529">
            <text:p>0,0314742516</text:p>
          </table:table-cell>
          <table:table-cell office:value-type="float" office:value="0.8225901591071247">
            <text:p>0,8225901591</text:p>
          </table:table-cell>
        </table:table-row>
        <table:table-row>
          <table:table-cell office:value-type="float" office:value="0.5387563332112644">
            <text:p>0,5387563332</text:p>
          </table:table-cell>
          <table:table-cell office:value-type="float" office:value="0.26599977301688493">
            <text:p>0,265999773</text:p>
          </table:table-cell>
        </table:table-row>
        <table:table-row>
          <table:table-cell office:value-type="float" office:value="0.10357487831600468">
            <text:p>0,1035748783</text:p>
          </table:table-cell>
          <table:table-cell office:value-type="float" office:value="0.6781694882146743">
            <text:p>0,6781694882</text:p>
          </table:table-cell>
        </table:table-row>
        <table:table-row>
          <table:table-cell office:value-type="float" office:value="0.13083819171041078">
            <text:p>0,1308381917</text:p>
          </table:table-cell>
          <table:table-cell office:value-type="float" office:value="0.6382843772928646">
            <text:p>0,6382843773</text:p>
          </table:table-cell>
        </table:table-row>
        <table:table-row>
          <table:table-cell office:value-type="float" office:value="0.47069508513453723">
            <text:p>0,4706950851</text:p>
          </table:table-cell>
          <table:table-cell office:value-type="float" office:value="0.3139277843152827">
            <text:p>0,3139277843</text:p>
          </table:table-cell>
        </table:table-row>
        <table:table-row>
          <table:table-cell office:value-type="float" office:value="0.054452298808048846">
            <text:p>0,0544522988</text:p>
          </table:table-cell>
          <table:table-cell office:value-type="float" office:value="0.7666498364944887">
            <text:p>0,766649836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311119794391409">
            <text:p>0,3311119794</text:p>
          </table:table-cell>
          <table:table-cell office:value-type="float" office:value="0.4245766954327094">
            <text:p>0,4245766954</text:p>
          </table:table-cell>
        </table:table-row>
        <table:table-row>
          <table:table-cell office:value-type="float" office:value="0.26952775036789434">
            <text:p>0,2695277504</text:p>
          </table:table-cell>
          <table:table-cell office:value-type="float" office:value="0.48083937902813323">
            <text:p>0,480839379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16223790332128438">
            <text:p>0,1622379033</text:p>
          </table:table-cell>
          <table:table-cell office:value-type="float" office:value="0.5972123346957054">
            <text:p>0,5972123347</text:p>
          </table:table-cell>
        </table:table-row>
        <table:table-row>
          <table:table-cell office:value-type="float" office:value="0.8484994454385975">
            <text:p>0,8484994454</text:p>
          </table:table-cell>
          <table:table-cell office:value-type="float" office:value="0.07885970371577089">
            <text:p>0,0788597037</text:p>
          </table:table-cell>
        </table:table-row>
        <table:table-row>
          <table:table-cell office:value-type="float" office:value="0.6681963963723361">
            <text:p>0,6681963964</text:p>
          </table:table-cell>
          <table:table-cell office:value-type="float" office:value="0.18256719152438217">
            <text:p>0,1825671915</text:p>
          </table:table-cell>
        </table:table-row>
        <table:table-row>
          <table:table-cell office:value-type="float" office:value="0.9106364298618765">
            <text:p>0,9106364299</text:p>
          </table:table-cell>
          <table:table-cell office:value-type="float" office:value="0.04572727699997814">
            <text:p>0,045727277</text:p>
          </table:table-cell>
        </table:table-row>
        <table:table-row>
          <table:table-cell office:value-type="float" office:value="0.4014549009266745">
            <text:p>0,4014549009</text:p>
          </table:table-cell>
          <table:table-cell office:value-type="float" office:value="0.36639531178606755">
            <text:p>0,3663953118</text:p>
          </table:table-cell>
        </table:table-row>
        <table:table-row>
          <table:table-cell office:value-type="float" office:value="0.9911143431824013">
            <text:p>0,9911143432</text:p>
          </table:table-cell>
          <table:table-cell office:value-type="float" office:value="0.004452741863852361">
            <text:p>0,0044527419</text:p>
          </table:table-cell>
        </table:table-row>
        <table:table-row>
          <table:table-cell office:value-type="float" office:value="0.2194509076834722">
            <text:p>0,2194509077</text:p>
          </table:table-cell>
          <table:table-cell office:value-type="float" office:value="0.5315441240805361">
            <text:p>0,5315441241</text:p>
          </table:table-cell>
        </table:table-row>
        <table:table-row>
          <table:table-cell office:value-type="float" office:value="0.7133083403107473">
            <text:p>0,7133083403</text:p>
          </table:table-cell>
          <table:table-cell office:value-type="float" office:value="0.15542416544708826">
            <text:p>0,1554241654</text:p>
          </table:table-cell>
        </table:table-row>
        <table:table-row>
          <table:table-cell office:value-type="float" office:value="0.03147425164563529">
            <text:p>0,0314742516</text:p>
          </table:table-cell>
          <table:table-cell office:value-type="float" office:value="0.8225901591071247">
            <text:p>0,8225901591</text:p>
          </table:table-cell>
        </table:table-row>
        <table:table-row>
          <table:table-cell office:value-type="float" office:value="0.6089179823107949">
            <text:p>0,6089179823</text:p>
          </table:table-cell>
          <table:table-cell office:value-type="float" office:value="0.2196680307005262">
            <text:p>0,2196680307</text:p>
          </table:table-cell>
        </table:table-row>
        <table:table-row>
          <table:table-cell office:value-type="float" office:value="0.4889732754889345">
            <text:p>0,4889732755</text:p>
          </table:table-cell>
          <table:table-cell office:value-type="float" office:value="0.300733759224046">
            <text:p>0,3007337592</text:p>
          </table:table-cell>
        </table:table-row>
        <table:table-row>
          <table:table-cell office:value-type="float" office:value="0.22088119851708815">
            <text:p>0,2208811985</text:p>
          </table:table-cell>
          <table:table-cell office:value-type="float" office:value="0.5300200020031829">
            <text:p>0,530020002</text:p>
          </table:table-cell>
        </table:table-row>
        <table:table-row>
          <table:table-cell office:value-type="float" office:value="0.08012080349644148">
            <text:p>0,0801208035</text:p>
          </table:table-cell>
          <table:table-cell office:value-type="float" office:value="0.716943815654133">
            <text:p>0,7169438157</text:p>
          </table:table-cell>
        </table:table-row>
        <table:table-row>
          <table:table-cell office:value-type="float" office:value="0.5536197993472809">
            <text:p>0,5536197993</text:p>
          </table:table-cell>
          <table:table-cell office:value-type="float" office:value="0.25594368536562984">
            <text:p>0,255943685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014549009266745">
            <text:p>0,4014549009</text:p>
          </table:table-cell>
          <table:table-cell office:value-type="float" office:value="0.36639531178606755">
            <text:p>0,3663953118</text:p>
          </table:table-cell>
        </table:table-row>
        <table:table-row>
          <table:table-cell office:value-type="float" office:value="0.3311119794391409">
            <text:p>0,3311119794</text:p>
          </table:table-cell>
          <table:table-cell office:value-type="float" office:value="0.4245766954327094">
            <text:p>0,4245766954</text:p>
          </table:table-cell>
        </table:table-row>
        <table:table-row>
          <table:table-cell office:value-type="float" office:value="0.03147425164563529">
            <text:p>0,0314742516</text:p>
          </table:table-cell>
          <table:table-cell office:value-type="float" office:value="0.8225901591071247">
            <text:p>0,8225901591</text:p>
          </table:table-cell>
        </table:table-row>
        <table:table-row>
          <table:table-cell office:value-type="float" office:value="0.08012080349644148">
            <text:p>0,0801208035</text:p>
          </table:table-cell>
          <table:table-cell office:value-type="float" office:value="0.716943815654133">
            <text:p>0,7169438157</text:p>
          </table:table-cell>
        </table:table-row>
        <table:table-row>
          <table:table-cell office:value-type="float" office:value="0.13730928447752305">
            <text:p>0,1373092845</text:p>
          </table:table-cell>
          <table:table-cell office:value-type="float" office:value="0.6294473256370654">
            <text:p>0,6294473256</text:p>
          </table:table-cell>
        </table:table-row>
        <table:table-row>
          <table:table-cell office:value-type="float" office:value="0.4738831531893604">
            <text:p>0,4738831532</text:p>
          </table:table-cell>
          <table:table-cell office:value-type="float" office:value="0.3116082850663">
            <text:p>0,3116082851</text:p>
          </table:table-cell>
        </table:table-row>
        <table:table-row>
          <table:table-cell office:value-type="float" office:value="0.7844291969489202">
            <text:p>0,7844291969</text:p>
          </table:table-cell>
          <table:table-cell office:value-type="float" office:value="0.11431992404202729">
            <text:p>0,114319924</text:p>
          </table:table-cell>
        </table:table-row>
        <table:table-row>
          <table:table-cell office:value-type="float" office:value="0.5536197993472809">
            <text:p>0,5536197993</text:p>
          </table:table-cell>
          <table:table-cell office:value-type="float" office:value="0.25594368536562984">
            <text:p>0,2559436854</text:p>
          </table:table-cell>
        </table:table-row>
        <table:table-row>
          <table:table-cell office:value-type="float" office:value="0.9106364298618765">
            <text:p>0,9106364299</text:p>
          </table:table-cell>
          <table:table-cell office:value-type="float" office:value="0.04572727699997814">
            <text:p>0,045727277</text:p>
          </table:table-cell>
        </table:table-row>
        <table:table-row>
          <table:table-cell office:value-type="float" office:value="0.10039745726436015">
            <text:p>0,1003974573</text:p>
          </table:table-cell>
          <table:table-cell office:value-type="float" office:value="0.6831444220715688">
            <text:p>0,6831444221</text:p>
          </table:table-cell>
        </table:table-row>
        <table:table-row>
          <table:table-cell office:value-type="float" office:value="0.2194509076834722">
            <text:p>0,2194509077</text:p>
          </table:table-cell>
          <table:table-cell office:value-type="float" office:value="0.5315441240805361">
            <text:p>0,5315441241</text:p>
          </table:table-cell>
        </table:table-row>
        <table:table-row>
          <table:table-cell office:value-type="float" office:value="0.8484994454385975">
            <text:p>0,8484994454</text:p>
          </table:table-cell>
          <table:table-cell office:value-type="float" office:value="0.07885970371577089">
            <text:p>0,0788597037</text:p>
          </table:table-cell>
        </table:table-row>
        <table:table-row>
          <table:table-cell office:value-type="float" office:value="0.16226242670239063">
            <text:p>0,1622624267</text:p>
          </table:table-cell>
          <table:table-cell office:value-type="float" office:value="0.5971818937753783">
            <text:p>0,5971818938</text:p>
          </table:table-cell>
        </table:table-row>
        <table:table-row>
          <table:table-cell office:value-type="float" office:value="0.28233178004784426">
            <text:p>0,28233178</text:p>
          </table:table-cell>
          <table:table-cell office:value-type="float" office:value="0.4686509809476974">
            <text:p>0,4686509809</text:p>
          </table:table-cell>
        </table:table-row>
        <table:table-row>
          <table:table-cell office:value-type="float" office:value="0.4889732754889345">
            <text:p>0,4889732755</text:p>
          </table:table-cell>
          <table:table-cell office:value-type="float" office:value="0.300733759224046">
            <text:p>0,3007337592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6089179823107949">
            <text:p>0,6089179823</text:p>
          </table:table-cell>
          <table:table-cell office:value-type="float" office:value="0.2196680307005262">
            <text:p>0,219668030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089179823107949">
            <text:p>0,6089179823</text:p>
          </table:table-cell>
          <table:table-cell office:value-type="float" office:value="0.2196680307005262">
            <text:p>0,2196680307</text:p>
          </table:table-cell>
        </table:table-row>
        <table:table-row>
          <table:table-cell office:value-type="float" office:value="0.9106364298618765">
            <text:p>0,9106364299</text:p>
          </table:table-cell>
          <table:table-cell office:value-type="float" office:value="0.04572727699997814">
            <text:p>0,045727277</text:p>
          </table:table-cell>
        </table:table-row>
        <table:table-row>
          <table:table-cell office:value-type="float" office:value="0.7023829607324039">
            <text:p>0,7023829607</text:p>
          </table:table-cell>
          <table:table-cell office:value-type="float" office:value="0.16191709196977178">
            <text:p>0,161917092</text:p>
          </table:table-cell>
        </table:table-row>
        <table:table-row>
          <table:table-cell office:value-type="float" office:value="0.28233178004784426">
            <text:p>0,28233178</text:p>
          </table:table-cell>
          <table:table-cell office:value-type="float" office:value="0.4686509809476974">
            <text:p>0,4686509809</text:p>
          </table:table-cell>
        </table:table-row>
        <table:table-row>
          <table:table-cell office:value-type="float" office:value="0.13730928447752305">
            <text:p>0,1373092845</text:p>
          </table:table-cell>
          <table:table-cell office:value-type="float" office:value="0.6294473256370654">
            <text:p>0,6294473256</text:p>
          </table:table-cell>
        </table:table-row>
        <table:table-row>
          <table:table-cell office:value-type="float" office:value="0.4738831531893604">
            <text:p>0,4738831532</text:p>
          </table:table-cell>
          <table:table-cell office:value-type="float" office:value="0.3116082850663">
            <text:p>0,3116082851</text:p>
          </table:table-cell>
        </table:table-row>
        <table:table-row>
          <table:table-cell office:value-type="float" office:value="0.16226242670239063">
            <text:p>0,1622624267</text:p>
          </table:table-cell>
          <table:table-cell office:value-type="float" office:value="0.5971818937753783">
            <text:p>0,5971818938</text:p>
          </table:table-cell>
        </table:table-row>
        <table:table-row>
          <table:table-cell office:value-type="float" office:value="0.4014549009266745">
            <text:p>0,4014549009</text:p>
          </table:table-cell>
          <table:table-cell office:value-type="float" office:value="0.36639531178606755">
            <text:p>0,3663953118</text:p>
          </table:table-cell>
        </table:table-row>
        <table:table-row>
          <table:table-cell office:value-type="float" office:value="0.9939194353089019">
            <text:p>0,9939194353</text:p>
          </table:table-cell>
          <table:table-cell office:value-type="float" office:value="0.0030449181086933397">
            <text:p>0,0030449181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10039745726436015">
            <text:p>0,1003974573</text:p>
          </table:table-cell>
          <table:table-cell office:value-type="float" office:value="0.6831444220715688">
            <text:p>0,6831444221</text:p>
          </table:table-cell>
        </table:table-row>
        <table:table-row>
          <table:table-cell office:value-type="float" office:value="0.24225321091186086">
            <text:p>0,2422532109</text:p>
          </table:table-cell>
          <table:table-cell office:value-type="float" office:value="0.5078077500489663">
            <text:p>0,50780775</text:p>
          </table:table-cell>
        </table:table-row>
        <table:table-row>
          <table:table-cell office:value-type="float" office:value="0.8484994454385975">
            <text:p>0,8484994454</text:p>
          </table:table-cell>
          <table:table-cell office:value-type="float" office:value="0.07885970371577089">
            <text:p>0,0788597037</text:p>
          </table:table-cell>
        </table:table-row>
        <table:table-row>
          <table:table-cell office:value-type="float" office:value="0.3311119794391409">
            <text:p>0,3311119794</text:p>
          </table:table-cell>
          <table:table-cell office:value-type="float" office:value="0.4245766954327094">
            <text:p>0,4245766954</text:p>
          </table:table-cell>
        </table:table-row>
        <table:table-row>
          <table:table-cell office:value-type="float" office:value="0.34449426242679937">
            <text:p>0,3444942624</text:p>
          </table:table-cell>
          <table:table-cell office:value-type="float" office:value="0.4130636640769296">
            <text:p>0,4130636641</text:p>
          </table:table-cell>
        </table:table-row>
        <table:table-row>
          <table:table-cell office:value-type="float" office:value="0.5536197993472809">
            <text:p>0,5536197993</text:p>
          </table:table-cell>
          <table:table-cell office:value-type="float" office:value="0.25594368536562984">
            <text:p>0,2559436854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484994454385975">
            <text:p>0,8484994454</text:p>
          </table:table-cell>
          <table:table-cell office:value-type="float" office:value="0.07885970371577089">
            <text:p>0,0788597037</text:p>
          </table:table-cell>
        </table:table-row>
        <table:table-row>
          <table:table-cell office:value-type="float" office:value="0.800419063320678">
            <text:p>0,8004190633</text:p>
          </table:table-cell>
          <table:table-cell office:value-type="float" office:value="0.10533857615258835">
            <text:p>0,1053385762</text:p>
          </table:table-cell>
        </table:table-row>
        <table:table-row>
          <table:table-cell office:value-type="float" office:value="0.4738831531893604">
            <text:p>0,4738831532</text:p>
          </table:table-cell>
          <table:table-cell office:value-type="float" office:value="0.3116082850663">
            <text:p>0,3116082851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18498218005370215">
            <text:p>0,1849821801</text:p>
          </table:table-cell>
          <table:table-cell office:value-type="float" office:value="0.5699044524135339">
            <text:p>0,5699044524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13730928447752305">
            <text:p>0,1373092845</text:p>
          </table:table-cell>
          <table:table-cell office:value-type="float" office:value="0.6294473256370654">
            <text:p>0,6294473256</text:p>
          </table:table-cell>
        </table:table-row>
        <table:table-row>
          <table:table-cell office:value-type="float" office:value="0.2341167011258127">
            <text:p>0,2341167011</text:p>
          </table:table-cell>
          <table:table-cell office:value-type="float" office:value="0.5161439251948854">
            <text:p>0,5161439252</text:p>
          </table:table-cell>
        </table:table-row>
        <table:table-row>
          <table:table-cell office:value-type="float" office:value="0.6339429080038221">
            <text:p>0,633942908</text:p>
          </table:table-cell>
          <table:table-cell office:value-type="float" office:value="0.20379468225600117">
            <text:p>0,2037946823</text:p>
          </table:table-cell>
        </table:table-row>
        <table:table-row>
          <table:table-cell office:value-type="float" office:value="0.7023829607324039">
            <text:p>0,7023829607</text:p>
          </table:table-cell>
          <table:table-cell office:value-type="float" office:value="0.16191709196977178">
            <text:p>0,161917092</text:p>
          </table:table-cell>
        </table:table-row>
        <table:table-row>
          <table:table-cell office:value-type="float" office:value="0.3311119794391409">
            <text:p>0,3311119794</text:p>
          </table:table-cell>
          <table:table-cell office:value-type="float" office:value="0.4245766954327094">
            <text:p>0,4245766954</text:p>
          </table:table-cell>
        </table:table-row>
        <table:table-row>
          <table:table-cell office:value-type="float" office:value="0.16226242670239063">
            <text:p>0,1622624267</text:p>
          </table:table-cell>
          <table:table-cell office:value-type="float" office:value="0.5971818937753783">
            <text:p>0,5971818938</text:p>
          </table:table-cell>
        </table:table-row>
        <table:table-row>
          <table:table-cell office:value-type="float" office:value="0.9106364298618765">
            <text:p>0,9106364299</text:p>
          </table:table-cell>
          <table:table-cell office:value-type="float" office:value="0.04572727699997814">
            <text:p>0,045727277</text:p>
          </table:table-cell>
        </table:table-row>
        <table:table-row>
          <table:table-cell office:value-type="float" office:value="0.24225321091186086">
            <text:p>0,2422532109</text:p>
          </table:table-cell>
          <table:table-cell office:value-type="float" office:value="0.5078077500489663">
            <text:p>0,50780775</text:p>
          </table:table-cell>
        </table:table-row>
        <table:table-row>
          <table:table-cell office:value-type="float" office:value="0.28464467182425274">
            <text:p>0,2846446718</text:p>
          </table:table-cell>
          <table:table-cell office:value-type="float" office:value="0.46647898652044384">
            <text:p>0,4664789865</text:p>
          </table:table-cell>
        </table:table-row>
        <table:table-row>
          <table:table-cell office:value-type="float" office:value="0.1085339670504083">
            <text:p>0,1085339671</text:p>
          </table:table-cell>
          <table:table-cell office:value-type="float" office:value="0.6705550621873083">
            <text:p>0,670555062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311119794391409">
            <text:p>0,3311119794</text:p>
          </table:table-cell>
          <table:table-cell office:value-type="float" office:value="0.4245766954327094">
            <text:p>0,4245766954</text:p>
          </table:table-cell>
        </table:table-row>
        <table:table-row>
          <table:table-cell office:value-type="float" office:value="0.28464467182425274">
            <text:p>0,2846446718</text:p>
          </table:table-cell>
          <table:table-cell office:value-type="float" office:value="0.46647898652044384">
            <text:p>0,4664789865</text:p>
          </table:table-cell>
        </table:table-row>
        <table:table-row>
          <table:table-cell office:value-type="float" office:value="0.8484994454385975">
            <text:p>0,8484994454</text:p>
          </table:table-cell>
          <table:table-cell office:value-type="float" office:value="0.07885970371577089">
            <text:p>0,0788597037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4738831531893604">
            <text:p>0,4738831532</text:p>
          </table:table-cell>
          <table:table-cell office:value-type="float" office:value="0.3116082850663">
            <text:p>0,3116082851</text:p>
          </table:table-cell>
        </table:table-row>
        <table:table-row>
          <table:table-cell office:value-type="float" office:value="0.39154615267048415">
            <text:p>0,3915461527</text:p>
          </table:table-cell>
          <table:table-cell office:value-type="float" office:value="0.374263511795513">
            <text:p>0,3742635118</text:p>
          </table:table-cell>
        </table:table-row>
        <table:table-row>
          <table:table-cell office:value-type="float" office:value="0.7023829607324039">
            <text:p>0,7023829607</text:p>
          </table:table-cell>
          <table:table-cell office:value-type="float" office:value="0.16191709196977178">
            <text:p>0,161917092</text:p>
          </table:table-cell>
        </table:table-row>
        <table:table-row>
          <table:table-cell office:value-type="float" office:value="0.9106364298618765">
            <text:p>0,9106364299</text:p>
          </table:table-cell>
          <table:table-cell office:value-type="float" office:value="0.04572727699997814">
            <text:p>0,045727277</text:p>
          </table:table-cell>
        </table:table-row>
        <table:table-row>
          <table:table-cell office:value-type="float" office:value="0.6058899054723423">
            <text:p>0,6058899055</text:p>
          </table:table-cell>
          <table:table-cell office:value-type="float" office:value="0.22161069799724098">
            <text:p>0,221610698</text:p>
          </table:table-cell>
        </table:table-row>
        <table:table-row>
          <table:table-cell office:value-type="float" office:value="0.9429834837568712">
            <text:p>0,9429834838</text:p>
          </table:table-cell>
          <table:table-cell office:value-type="float" office:value="0.02892663317498445">
            <text:p>0,0289266332</text:p>
          </table:table-cell>
        </table:table-row>
        <table:table-row>
          <table:table-cell office:value-type="float" office:value="0.1085339670504083">
            <text:p>0,1085339671</text:p>
          </table:table-cell>
          <table:table-cell office:value-type="float" office:value="0.6705550621873083">
            <text:p>0,6705550622</text:p>
          </table:table-cell>
        </table:table-row>
        <table:table-row>
          <table:table-cell office:value-type="float" office:value="0.0717483701419164">
            <text:p>0,0717483701</text:p>
          </table:table-cell>
          <table:table-cell office:value-type="float" office:value="0.7321411376453704">
            <text:p>0,7321411376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6495706860763809">
            <text:p>0,6495706861</text:p>
          </table:table-cell>
          <table:table-cell office:value-type="float" office:value="0.19404051834079095">
            <text:p>0,1940405183</text:p>
          </table:table-cell>
        </table:table-row>
        <table:table-row>
          <table:table-cell office:value-type="float" office:value="0.42670069587031345">
            <text:p>0,4267006959</text:p>
          </table:table-cell>
          <table:table-cell office:value-type="float" office:value="0.3467766875942704">
            <text:p>0,3467766876</text:p>
          </table:table-cell>
        </table:table-row>
        <table:table-row>
          <table:table-cell office:value-type="float" office:value="0.24225321091186086">
            <text:p>0,2422532109</text:p>
          </table:table-cell>
          <table:table-cell office:value-type="float" office:value="0.5078077500489663">
            <text:p>0,50780775</text:p>
          </table:table-cell>
        </table:table-row>
        <table:table-row>
          <table:table-cell office:value-type="float" office:value="0.7405480029491418">
            <text:p>0,7405480029</text:p>
          </table:table-cell>
          <table:table-cell office:value-type="float" office:value="0.13944901199920656">
            <text:p>0,1394490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3750637698409215">
            <text:p>0,137506377</text:p>
          </table:table-cell>
          <table:table-cell office:value-type="float" office:value="0.6291814770213169">
            <text:p>0,629181477</text:p>
          </table:table-cell>
        </table:table-row>
        <table:table-row>
          <table:table-cell office:value-type="float" office:value="0.24225321091186086">
            <text:p>0,2422532109</text:p>
          </table:table-cell>
          <table:table-cell office:value-type="float" office:value="0.5078077500489663">
            <text:p>0,50780775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6058899054723423">
            <text:p>0,6058899055</text:p>
          </table:table-cell>
          <table:table-cell office:value-type="float" office:value="0.22161069799724098">
            <text:p>0,221610698</text:p>
          </table:table-cell>
        </table:table-row>
        <table:table-row>
          <table:table-cell office:value-type="float" office:value="0.1085339670504083">
            <text:p>0,1085339671</text:p>
          </table:table-cell>
          <table:table-cell office:value-type="float" office:value="0.6705550621873083">
            <text:p>0,6705550622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9429834837568712">
            <text:p>0,9429834838</text:p>
          </table:table-cell>
          <table:table-cell office:value-type="float" office:value="0.02892663317498445">
            <text:p>0,0289266332</text:p>
          </table:table-cell>
        </table:table-row>
        <table:table-row>
          <table:table-cell office:value-type="float" office:value="0.7023829607324039">
            <text:p>0,7023829607</text:p>
          </table:table-cell>
          <table:table-cell office:value-type="float" office:value="0.16191709196977178">
            <text:p>0,161917092</text:p>
          </table:table-cell>
        </table:table-row>
        <table:table-row>
          <table:table-cell office:value-type="float" office:value="0.7477366949843648">
            <text:p>0,747736695</text:p>
          </table:table-cell>
          <table:table-cell office:value-type="float" office:value="0.13528230330103408">
            <text:p>0,1352823033</text:p>
          </table:table-cell>
        </table:table-row>
        <table:table-row>
          <table:table-cell office:value-type="float" office:value="0.3445603114615767">
            <text:p>0,3445603115</text:p>
          </table:table-cell>
          <table:table-cell office:value-type="float" office:value="0.4130074008459931">
            <text:p>0,4130074008</text:p>
          </table:table-cell>
        </table:table-row>
        <table:table-row>
          <table:table-cell office:value-type="float" office:value="0.8116717786774681">
            <text:p>0,8116717787</text:p>
          </table:table-cell>
          <table:table-cell office:value-type="float" office:value="0.09907171279980997">
            <text:p>0,0990717128</text:p>
          </table:table-cell>
        </table:table-row>
        <table:table-row>
          <table:table-cell office:value-type="float" office:value="0.39154615267048415">
            <text:p>0,3915461527</text:p>
          </table:table-cell>
          <table:table-cell office:value-type="float" office:value="0.374263511795513">
            <text:p>0,3742635118</text:p>
          </table:table-cell>
        </table:table-row>
        <table:table-row>
          <table:table-cell office:value-type="float" office:value="0.4738831531893604">
            <text:p>0,4738831532</text:p>
          </table:table-cell>
          <table:table-cell office:value-type="float" office:value="0.3116082850663">
            <text:p>0,3116082851</text:p>
          </table:table-cell>
        </table:table-row>
        <table:table-row>
          <table:table-cell office:value-type="float" office:value="0.08198038327430264">
            <text:p>0,0819803833</text:p>
          </table:table-cell>
          <table:table-cell office:value-type="float" office:value="0.7136778330720748">
            <text:p>0,7136778331</text:p>
          </table:table-cell>
        </table:table-row>
        <table:table-row>
          <table:table-cell office:value-type="float" office:value="0.6495706860763809">
            <text:p>0,6495706861</text:p>
          </table:table-cell>
          <table:table-cell office:value-type="float" office:value="0.19404051834079095">
            <text:p>0,1940405183</text:p>
          </table:table-cell>
        </table:table-row>
        <table:table-row>
          <table:table-cell office:value-type="float" office:value="0.31545532591604525">
            <text:p>0,3154553259</text:p>
          </table:table-cell>
          <table:table-cell office:value-type="float" office:value="0.4383459018968656">
            <text:p>0,4383459019</text:p>
          </table:table-cell>
        </table:table-row>
        <table:table-row>
          <table:table-cell office:value-type="float" office:value="0.27606144790955334">
            <text:p>0,2760614479</text:p>
          </table:table-cell>
          <table:table-cell office:value-type="float" office:value="0.4745844997437234">
            <text:p>0,474584499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429834837568712">
            <text:p>0,9429834838</text:p>
          </table:table-cell>
          <table:table-cell office:value-type="float" office:value="0.02892663317498445">
            <text:p>0,0289266332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8526849506067938">
            <text:p>0,8526849506</text:p>
          </table:table-cell>
          <table:table-cell office:value-type="float" office:value="0.07659058343181602">
            <text:p>0,0765905834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6058899054723423">
            <text:p>0,6058899055</text:p>
          </table:table-cell>
          <table:table-cell office:value-type="float" office:value="0.22161069799724098">
            <text:p>0,221610698</text:p>
          </table:table-cell>
        </table:table-row>
        <table:table-row>
          <table:table-cell office:value-type="float" office:value="0.39154615267048415">
            <text:p>0,3915461527</text:p>
          </table:table-cell>
          <table:table-cell office:value-type="float" office:value="0.374263511795513">
            <text:p>0,3742635118</text:p>
          </table:table-cell>
        </table:table-row>
        <table:table-row>
          <table:table-cell office:value-type="float" office:value="0.13750637698409215">
            <text:p>0,137506377</text:p>
          </table:table-cell>
          <table:table-cell office:value-type="float" office:value="0.6291814770213169">
            <text:p>0,629181477</text:p>
          </table:table-cell>
        </table:table-row>
        <table:table-row>
          <table:table-cell office:value-type="float" office:value="0.4738831531893604">
            <text:p>0,4738831532</text:p>
          </table:table-cell>
          <table:table-cell office:value-type="float" office:value="0.3116082850663">
            <text:p>0,3116082851</text:p>
          </table:table-cell>
        </table:table-row>
        <table:table-row>
          <table:table-cell office:value-type="float" office:value="0.46277037530925147">
            <text:p>0,4627703753</text:p>
          </table:table-cell>
          <table:table-cell office:value-type="float" office:value="0.31972771972595304">
            <text:p>0,3197277197</text:p>
          </table:table-cell>
        </table:table-row>
        <table:table-row>
          <table:table-cell office:value-type="float" office:value="0.18941532806552855">
            <text:p>0,1894153281</text:p>
          </table:table-cell>
          <table:table-cell office:value-type="float" office:value="0.564781287091733">
            <text:p>0,5647812871</text:p>
          </table:table-cell>
        </table:table-row>
        <table:table-row>
          <table:table-cell office:value-type="float" office:value="0.08198038327430264">
            <text:p>0,0819803833</text:p>
          </table:table-cell>
          <table:table-cell office:value-type="float" office:value="0.7136778330720748">
            <text:p>0,7136778331</text:p>
          </table:table-cell>
        </table:table-row>
        <table:table-row>
          <table:table-cell office:value-type="float" office:value="0.24225321091186086">
            <text:p>0,2422532109</text:p>
          </table:table-cell>
          <table:table-cell office:value-type="float" office:value="0.5078077500489663">
            <text:p>0,50780775</text:p>
          </table:table-cell>
        </table:table-row>
        <table:table-row>
          <table:table-cell office:value-type="float" office:value="0.19034425983042447">
            <text:p>0,1903442598</text:p>
          </table:table-cell>
          <table:table-cell office:value-type="float" office:value="0.5637153912519668">
            <text:p>0,5637153913</text:p>
          </table:table-cell>
        </table:table-row>
        <table:table-row>
          <table:table-cell office:value-type="float" office:value="0.6495706860763809">
            <text:p>0,6495706861</text:p>
          </table:table-cell>
          <table:table-cell office:value-type="float" office:value="0.19404051834079095">
            <text:p>0,1940405183</text:p>
          </table:table-cell>
        </table:table-row>
        <table:table-row>
          <table:table-cell office:value-type="float" office:value="0.27606144790955334">
            <text:p>0,2760614479</text:p>
          </table:table-cell>
          <table:table-cell office:value-type="float" office:value="0.4745844997437234">
            <text:p>0,4745844997</text:p>
          </table:table-cell>
        </table:table-row>
        <table:table-row>
          <table:table-cell office:value-type="float" office:value="0.7477366949843648">
            <text:p>0,747736695</text:p>
          </table:table-cell>
          <table:table-cell office:value-type="float" office:value="0.13528230330103408">
            <text:p>0,1352823033</text:p>
          </table:table-cell>
        </table:table-row>
        <table:table-row>
          <table:table-cell office:value-type="float" office:value="0.37114519041831046">
            <text:p>0,3711451904</text:p>
          </table:table-cell>
          <table:table-cell office:value-type="float" office:value="0.3907831335080172">
            <text:p>0,390783133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477366949843648">
            <text:p>0,747736695</text:p>
          </table:table-cell>
          <table:table-cell office:value-type="float" office:value="0.13528230330103408">
            <text:p>0,1352823033</text:p>
          </table:table-cell>
        </table:table-row>
        <table:table-row>
          <table:table-cell office:value-type="float" office:value="0.8526849506067938">
            <text:p>0,8526849506</text:p>
          </table:table-cell>
          <table:table-cell office:value-type="float" office:value="0.07659058343181602">
            <text:p>0,0765905834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34454546571754663">
            <text:p>0,3445454657</text:p>
          </table:table-cell>
          <table:table-cell office:value-type="float" office:value="0.4130200465794879">
            <text:p>0,4130200466</text:p>
          </table:table-cell>
        </table:table-row>
        <table:table-row>
          <table:table-cell office:value-type="float" office:value="0.13750637698409215">
            <text:p>0,137506377</text:p>
          </table:table-cell>
          <table:table-cell office:value-type="float" office:value="0.6291814770213169">
            <text:p>0,629181477</text:p>
          </table:table-cell>
        </table:table-row>
        <table:table-row>
          <table:table-cell office:value-type="float" office:value="0.6819857158729333">
            <text:p>0,6819857159</text:p>
          </table:table-cell>
          <table:table-cell office:value-type="float" office:value="0.1741757354782234">
            <text:p>0,1741757355</text:p>
          </table:table-cell>
        </table:table-row>
        <table:table-row>
          <table:table-cell office:value-type="float" office:value="0.27606144790955334">
            <text:p>0,2760614479</text:p>
          </table:table-cell>
          <table:table-cell office:value-type="float" office:value="0.4745844997437234">
            <text:p>0,4745844997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08198038327430264">
            <text:p>0,0819803833</text:p>
          </table:table-cell>
          <table:table-cell office:value-type="float" office:value="0.7136778330720748">
            <text:p>0,7136778331</text:p>
          </table:table-cell>
        </table:table-row>
        <table:table-row>
          <table:table-cell office:value-type="float" office:value="0.8899110941824263">
            <text:p>0,8899110942</text:p>
          </table:table-cell>
          <table:table-cell office:value-type="float" office:value="0.05664900796022565">
            <text:p>0,056649008</text:p>
          </table:table-cell>
        </table:table-row>
        <table:table-row>
          <table:table-cell office:value-type="float" office:value="0.49536948018925875">
            <text:p>0,4953694802</text:p>
          </table:table-cell>
          <table:table-cell office:value-type="float" office:value="0.29617510687014004">
            <text:p>0,2961751069</text:p>
          </table:table-cell>
        </table:table-row>
        <table:table-row>
          <table:table-cell office:value-type="float" office:value="0.6495706860763809">
            <text:p>0,6495706861</text:p>
          </table:table-cell>
          <table:table-cell office:value-type="float" office:value="0.19404051834079095">
            <text:p>0,1940405183</text:p>
          </table:table-cell>
        </table:table-row>
        <table:table-row>
          <table:table-cell office:value-type="float" office:value="0.6058899054723423">
            <text:p>0,6058899055</text:p>
          </table:table-cell>
          <table:table-cell office:value-type="float" office:value="0.22161069799724098">
            <text:p>0,221610698</text:p>
          </table:table-cell>
        </table:table-row>
        <table:table-row>
          <table:table-cell office:value-type="float" office:value="0.46277037530925147">
            <text:p>0,4627703753</text:p>
          </table:table-cell>
          <table:table-cell office:value-type="float" office:value="0.31972771972595304">
            <text:p>0,3197277197</text:p>
          </table:table-cell>
        </table:table-row>
        <table:table-row>
          <table:table-cell office:value-type="float" office:value="0.9429834837568712">
            <text:p>0,9429834838</text:p>
          </table:table-cell>
          <table:table-cell office:value-type="float" office:value="0.02892663317498445">
            <text:p>0,0289266332</text:p>
          </table:table-cell>
        </table:table-row>
        <table:table-row>
          <table:table-cell office:value-type="float" office:value="0.5840440972472097">
            <text:p>0,5840440972</text:p>
          </table:table-cell>
          <table:table-cell office:value-type="float" office:value="0.23577222162027522">
            <text:p>0,2357722216</text:p>
          </table:table-cell>
        </table:table-row>
        <table:table-row>
          <table:table-cell office:value-type="float" office:value="0.1579579316774738">
            <text:p>0,1579579317</text:p>
          </table:table-cell>
          <table:table-cell office:value-type="float" office:value="0.6025607824113557">
            <text:p>0,602560782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4454546571754663">
            <text:p>0,3445454657</text:p>
          </table:table-cell>
          <table:table-cell office:value-type="float" office:value="0.4130200465794879">
            <text:p>0,4130200466</text:p>
          </table:table-cell>
        </table:table-row>
        <table:table-row>
          <table:table-cell office:value-type="float" office:value="0.46277037530925147">
            <text:p>0,4627703753</text:p>
          </table:table-cell>
          <table:table-cell office:value-type="float" office:value="0.31972771972595304">
            <text:p>0,3197277197</text:p>
          </table:table-cell>
        </table:table-row>
        <table:table-row>
          <table:table-cell office:value-type="float" office:value="0.2292276457376462">
            <text:p>0,2292276457</text:p>
          </table:table-cell>
          <table:table-cell office:value-type="float" office:value="0.5212227597956998">
            <text:p>0,5212227598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1579579316774738">
            <text:p>0,1579579317</text:p>
          </table:table-cell>
          <table:table-cell office:value-type="float" office:value="0.6025607824113557">
            <text:p>0,6025607824</text:p>
          </table:table-cell>
        </table:table-row>
        <table:table-row>
          <table:table-cell office:value-type="float" office:value="0.7872263838959348">
            <text:p>0,7872263839</text:p>
          </table:table-cell>
          <table:table-cell office:value-type="float" office:value="0.1127422111381976">
            <text:p>0,1127422111</text:p>
          </table:table-cell>
        </table:table-row>
        <table:table-row>
          <table:table-cell office:value-type="float" office:value="0.12187420572403428">
            <text:p>0,1218742057</text:p>
          </table:table-cell>
          <table:table-cell office:value-type="float" office:value="0.6508951364932962">
            <text:p>0,6508951365</text:p>
          </table:table-cell>
        </table:table-row>
        <table:table-row>
          <table:table-cell office:value-type="float" office:value="0.9429834837568712">
            <text:p>0,9429834838</text:p>
          </table:table-cell>
          <table:table-cell office:value-type="float" office:value="0.02892663317498445">
            <text:p>0,0289266332</text:p>
          </table:table-cell>
        </table:table-row>
        <table:table-row>
          <table:table-cell office:value-type="float" office:value="0.3134796349622037">
            <text:p>0,313479635</text:p>
          </table:table-cell>
          <table:table-cell office:value-type="float" office:value="0.440107479097815">
            <text:p>0,4401074791</text:p>
          </table:table-cell>
        </table:table-row>
        <table:table-row>
          <table:table-cell office:value-type="float" office:value="0.08198038327430264">
            <text:p>0,0819803833</text:p>
          </table:table-cell>
          <table:table-cell office:value-type="float" office:value="0.7136778330720748">
            <text:p>0,7136778331</text:p>
          </table:table-cell>
        </table:table-row>
        <table:table-row>
          <table:table-cell office:value-type="float" office:value="0.27606144790955334">
            <text:p>0,2760614479</text:p>
          </table:table-cell>
          <table:table-cell office:value-type="float" office:value="0.4745844997437234">
            <text:p>0,4745844997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8378305022620963">
            <text:p>0,8378305023</text:p>
          </table:table-cell>
          <table:table-cell office:value-type="float" office:value="0.08466918424970726">
            <text:p>0,0846691842</text:p>
          </table:table-cell>
        </table:table-row>
        <table:table-row>
          <table:table-cell office:value-type="float" office:value="0.7398011971081461">
            <text:p>0,7398011971</text:p>
          </table:table-cell>
          <table:table-cell office:value-type="float" office:value="0.13988303289137116">
            <text:p>0,1398830329</text:p>
          </table:table-cell>
        </table:table-row>
        <table:table-row>
          <table:table-cell office:value-type="float" office:value="0.9099061927222685">
            <text:p>0,9099061927</text:p>
          </table:table-cell>
          <table:table-cell office:value-type="float" office:value="0.0461099682236592">
            <text:p>0,0461099682</text:p>
          </table:table-cell>
        </table:table-row>
        <table:table-row>
          <table:table-cell office:value-type="float" office:value="0.6936419484583263">
            <text:p>0,6936419485</text:p>
          </table:table-cell>
          <table:table-cell office:value-type="float" office:value="0.16714830344272802">
            <text:p>0,1671483034</text:p>
          </table:table-cell>
        </table:table-row>
        <table:table-row>
          <table:table-cell office:value-type="float" office:value="0.7477366949843648">
            <text:p>0,747736695</text:p>
          </table:table-cell>
          <table:table-cell office:value-type="float" office:value="0.13528230330103408">
            <text:p>0,135282303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3969112300381439">
            <text:p>0,39691123</text:p>
          </table:table-cell>
          <table:table-cell office:value-type="float" office:value="0.3699910873343585">
            <text:p>0,3699910873</text:p>
          </table:table-cell>
        </table:table-row>
        <table:table-row>
          <table:table-cell office:value-type="float" office:value="0.6032790156550544">
            <text:p>0,6032790157</text:p>
          </table:table-cell>
          <table:table-cell office:value-type="float" office:value="0.22328961919190604">
            <text:p>0,2232896192</text:p>
          </table:table-cell>
        </table:table-row>
        <table:table-row>
          <table:table-cell office:value-type="float" office:value="0.12187420572403428">
            <text:p>0,1218742057</text:p>
          </table:table-cell>
          <table:table-cell office:value-type="float" office:value="0.6508951364932962">
            <text:p>0,6508951365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34454546571754663">
            <text:p>0,3445454657</text:p>
          </table:table-cell>
          <table:table-cell office:value-type="float" office:value="0.4130200465794879">
            <text:p>0,4130200466</text:p>
          </table:table-cell>
        </table:table-row>
        <table:table-row>
          <table:table-cell office:value-type="float" office:value="0.47465350757949554">
            <text:p>0,4746535076</text:p>
          </table:table-cell>
          <table:table-cell office:value-type="float" office:value="0.31104898027545125">
            <text:p>0,3110489803</text:p>
          </table:table-cell>
        </table:table-row>
        <table:table-row>
          <table:table-cell office:value-type="float" office:value="0.6672929332774897">
            <text:p>0,6672929333</text:p>
          </table:table-cell>
          <table:table-cell office:value-type="float" office:value="0.18312000068707168">
            <text:p>0,1831200007</text:p>
          </table:table-cell>
        </table:table-row>
        <table:table-row>
          <table:table-cell office:value-type="float" office:value="0.46277037530925147">
            <text:p>0,4627703753</text:p>
          </table:table-cell>
          <table:table-cell office:value-type="float" office:value="0.31972771972595304">
            <text:p>0,3197277197</text:p>
          </table:table-cell>
        </table:table-row>
        <table:table-row>
          <table:table-cell office:value-type="float" office:value="0.08198038327430264">
            <text:p>0,0819803833</text:p>
          </table:table-cell>
          <table:table-cell office:value-type="float" office:value="0.7136778330720748">
            <text:p>0,7136778331</text:p>
          </table:table-cell>
        </table:table-row>
        <table:table-row>
          <table:table-cell office:value-type="float" office:value="0.17523053040280334">
            <text:p>0,1752305304</text:p>
          </table:table-cell>
          <table:table-cell office:value-type="float" office:value="0.5813945408827026">
            <text:p>0,5813945409</text:p>
          </table:table-cell>
        </table:table-row>
        <table:table-row>
          <table:table-cell office:value-type="float" office:value="0.1579579316774738">
            <text:p>0,1579579317</text:p>
          </table:table-cell>
          <table:table-cell office:value-type="float" office:value="0.6025607824113557">
            <text:p>0,6025607824</text:p>
          </table:table-cell>
        </table:table-row>
        <table:table-row>
          <table:table-cell office:value-type="float" office:value="0.9099061927222685">
            <text:p>0,9099061927</text:p>
          </table:table-cell>
          <table:table-cell office:value-type="float" office:value="0.0461099682236592">
            <text:p>0,0461099682</text:p>
          </table:table-cell>
        </table:table-row>
        <table:table-row>
          <table:table-cell office:value-type="float" office:value="0.8588300001282345">
            <text:p>0,8588300001</text:p>
          </table:table-cell>
          <table:table-cell office:value-type="float" office:value="0.07326918680329053">
            <text:p>0,0732691868</text:p>
          </table:table-cell>
        </table:table-row>
        <table:table-row>
          <table:table-cell office:value-type="float" office:value="0.2292276457376462">
            <text:p>0,2292276457</text:p>
          </table:table-cell>
          <table:table-cell office:value-type="float" office:value="0.5212227597956998">
            <text:p>0,5212227598</text:p>
          </table:table-cell>
        </table:table-row>
        <table:table-row>
          <table:table-cell office:value-type="float" office:value="0.9429834837568712">
            <text:p>0,9429834838</text:p>
          </table:table-cell>
          <table:table-cell office:value-type="float" office:value="0.02892663317498445">
            <text:p>0,0289266332</text:p>
          </table:table-cell>
        </table:table-row>
        <table:table-row>
          <table:table-cell office:value-type="float" office:value="0.2176866731238036">
            <text:p>0,2176866731</text:p>
          </table:table-cell>
          <table:table-cell office:value-type="float" office:value="0.5334309556734356">
            <text:p>0,533430955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672929332774897">
            <text:p>0,6672929333</text:p>
          </table:table-cell>
          <table:table-cell office:value-type="float" office:value="0.18312000068707168">
            <text:p>0,1831200007</text:p>
          </table:table-cell>
        </table:table-row>
        <table:table-row>
          <table:table-cell office:value-type="float" office:value="0.8285850639525125">
            <text:p>0,828585064</text:p>
          </table:table-cell>
          <table:table-cell office:value-type="float" office:value="0.08973352036202464">
            <text:p>0,0897335204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12187420572403428">
            <text:p>0,1218742057</text:p>
          </table:table-cell>
          <table:table-cell office:value-type="float" office:value="0.6508951364932962">
            <text:p>0,6508951365</text:p>
          </table:table-cell>
        </table:table-row>
        <table:table-row>
          <table:table-cell office:value-type="float" office:value="0.08198038327430264">
            <text:p>0,0819803833</text:p>
          </table:table-cell>
          <table:table-cell office:value-type="float" office:value="0.7136778330720748">
            <text:p>0,7136778331</text:p>
          </table:table-cell>
        </table:table-row>
        <table:table-row>
          <table:table-cell office:value-type="float" office:value="0.34454546571754663">
            <text:p>0,3445454657</text:p>
          </table:table-cell>
          <table:table-cell office:value-type="float" office:value="0.4130200465794879">
            <text:p>0,4130200466</text:p>
          </table:table-cell>
        </table:table-row>
        <table:table-row>
          <table:table-cell office:value-type="float" office:value="0.4809707993388595">
            <text:p>0,4809707993</text:p>
          </table:table-cell>
          <table:table-cell office:value-type="float" office:value="0.30647941678789414">
            <text:p>0,3064794168</text:p>
          </table:table-cell>
        </table:table-row>
        <table:table-row>
          <table:table-cell office:value-type="float" office:value="0.9099061927222685">
            <text:p>0,9099061927</text:p>
          </table:table-cell>
          <table:table-cell office:value-type="float" office:value="0.0461099682236592">
            <text:p>0,0461099682</text:p>
          </table:table-cell>
        </table:table-row>
        <table:table-row>
          <table:table-cell office:value-type="float" office:value="0.30539905430354286">
            <text:p>0,3053990543</text:p>
          </table:table-cell>
          <table:table-cell office:value-type="float" office:value="0.4473707804471946">
            <text:p>0,4473707804</text:p>
          </table:table-cell>
        </table:table-row>
        <table:table-row>
          <table:table-cell office:value-type="float" office:value="0.6091199368666573">
            <text:p>0,6091199369</text:p>
          </table:table-cell>
          <table:table-cell office:value-type="float" office:value="0.21953863845373012">
            <text:p>0,2195386385</text:p>
          </table:table-cell>
        </table:table-row>
        <table:table-row>
          <table:table-cell office:value-type="float" office:value="0.6032790156550544">
            <text:p>0,6032790157</text:p>
          </table:table-cell>
          <table:table-cell office:value-type="float" office:value="0.22328961919190604">
            <text:p>0,2232896192</text:p>
          </table:table-cell>
        </table:table-row>
        <table:table-row>
          <table:table-cell office:value-type="float" office:value="0.24418242204022916">
            <text:p>0,244182422</text:p>
          </table:table-cell>
          <table:table-cell office:value-type="float" office:value="0.505851821777891">
            <text:p>0,5058518218</text:p>
          </table:table-cell>
        </table:table-row>
        <table:table-row>
          <table:table-cell office:value-type="float" office:value="0.18460918139310728">
            <text:p>0,1846091814</text:p>
          </table:table-cell>
          <table:table-cell office:value-type="float" office:value="0.5703382942440561">
            <text:p>0,5703382942</text:p>
          </table:table-cell>
        </table:table-row>
        <table:table-row>
          <table:table-cell office:value-type="float" office:value="0.27508109130601416">
            <text:p>0,2750810913</text:p>
          </table:table-cell>
          <table:table-cell office:value-type="float" office:value="0.4755182640872857">
            <text:p>0,4755182641</text:p>
          </table:table-cell>
        </table:table-row>
        <table:table-row>
          <table:table-cell office:value-type="float" office:value="0.9803788443585679">
            <text:p>0,9803788444</text:p>
          </table:table-cell>
          <table:table-cell office:value-type="float" office:value="0.00985917953123061">
            <text:p>0,0098591795</text:p>
          </table:table-cell>
        </table:table-row>
        <table:table-row>
          <table:table-cell office:value-type="float" office:value="0.1529151481576596">
            <text:p>0,1529151482</text:p>
          </table:table-cell>
          <table:table-cell office:value-type="float" office:value="0.6089563347173879">
            <text:p>0,608956334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4454546571754663">
            <text:p>0,3445454657</text:p>
          </table:table-cell>
          <table:table-cell office:value-type="float" office:value="0.4130200465794879">
            <text:p>0,4130200466</text:p>
          </table:table-cell>
        </table:table-row>
        <table:table-row>
          <table:table-cell office:value-type="float" office:value="0.41848587108218016">
            <text:p>0,4184858711</text:p>
          </table:table-cell>
          <table:table-cell office:value-type="float" office:value="0.35309516072131586">
            <text:p>0,3530951607</text:p>
          </table:table-cell>
        </table:table-row>
        <table:table-row>
          <table:table-cell office:value-type="float" office:value="0.7257175172209441">
            <text:p>0,7257175172</text:p>
          </table:table-cell>
          <table:table-cell office:value-type="float" office:value="0.14810944528012038">
            <text:p>0,1481094453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6672929332774897">
            <text:p>0,6672929333</text:p>
          </table:table-cell>
          <table:table-cell office:value-type="float" office:value="0.18312000068707168">
            <text:p>0,1831200007</text:p>
          </table:table-cell>
        </table:table-row>
        <table:table-row>
          <table:table-cell office:value-type="float" office:value="0.805514304625186">
            <text:p>0,8055143046</text:p>
          </table:table-cell>
          <table:table-cell office:value-type="float" office:value="0.10249551275484647">
            <text:p>0,1024955128</text:p>
          </table:table-cell>
        </table:table-row>
        <table:table-row>
          <table:table-cell office:value-type="float" office:value="0.8834024196457132">
            <text:p>0,8834024196</text:p>
          </table:table-cell>
          <table:table-cell office:value-type="float" office:value="0.06010510180887074">
            <text:p>0,0601051018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12187420572403428">
            <text:p>0,1218742057</text:p>
          </table:table-cell>
          <table:table-cell office:value-type="float" office:value="0.6508951364932962">
            <text:p>0,6508951365</text:p>
          </table:table-cell>
        </table:table-row>
        <table:table-row>
          <table:table-cell office:value-type="float" office:value="0.24418242204022916">
            <text:p>0,244182422</text:p>
          </table:table-cell>
          <table:table-cell office:value-type="float" office:value="0.505851821777891">
            <text:p>0,5058518218</text:p>
          </table:table-cell>
        </table:table-row>
        <table:table-row>
          <table:table-cell office:value-type="float" office:value="0.27508109130601416">
            <text:p>0,2750810913</text:p>
          </table:table-cell>
          <table:table-cell office:value-type="float" office:value="0.4755182640872857">
            <text:p>0,4755182641</text:p>
          </table:table-cell>
        </table:table-row>
        <table:table-row>
          <table:table-cell office:value-type="float" office:value="0.6091199368666573">
            <text:p>0,6091199369</text:p>
          </table:table-cell>
          <table:table-cell office:value-type="float" office:value="0.21953863845373012">
            <text:p>0,2195386385</text:p>
          </table:table-cell>
        </table:table-row>
        <table:table-row>
          <table:table-cell office:value-type="float" office:value="0.09012680894500194">
            <text:p>0,0901268089</text:p>
          </table:table-cell>
          <table:table-cell office:value-type="float" office:value="0.6997887261527277">
            <text:p>0,6997887262</text:p>
          </table:table-cell>
        </table:table-row>
        <table:table-row>
          <table:table-cell office:value-type="float" office:value="0.8285850639525125">
            <text:p>0,828585064</text:p>
          </table:table-cell>
          <table:table-cell office:value-type="float" office:value="0.08973352036202464">
            <text:p>0,0897335204</text:p>
          </table:table-cell>
        </table:table-row>
        <table:table-row>
          <table:table-cell office:value-type="float" office:value="0.6032790156550544">
            <text:p>0,6032790157</text:p>
          </table:table-cell>
          <table:table-cell office:value-type="float" office:value="0.22328961919190604">
            <text:p>0,2232896192</text:p>
          </table:table-cell>
        </table:table-row>
        <table:table-row>
          <table:table-cell office:value-type="float" office:value="0.4340215832104626">
            <text:p>0,4340215832</text:p>
          </table:table-cell>
          <table:table-cell office:value-type="float" office:value="0.34119685549440293">
            <text:p>0,3411968555</text:p>
          </table:table-cell>
        </table:table-row>
        <table:table-row>
          <table:table-cell office:value-type="float" office:value="0.7033883346418541">
            <text:p>0,7033883346</text:p>
          </table:table-cell>
          <table:table-cell office:value-type="float" office:value="0.1613175006941816">
            <text:p>0,161317500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2187420572403428">
            <text:p>0,1218742057</text:p>
          </table:table-cell>
          <table:table-cell office:value-type="float" office:value="0.6508951364932962">
            <text:p>0,6508951365</text:p>
          </table:table-cell>
        </table:table-row>
        <table:table-row>
          <table:table-cell office:value-type="float" office:value="0.18102047780486513">
            <text:p>0,1810204778</text:p>
          </table:table-cell>
          <table:table-cell office:value-type="float" office:value="0.5745349863915188">
            <text:p>0,5745349864</text:p>
          </table:table-cell>
        </table:table-row>
        <table:table-row>
          <table:table-cell office:value-type="float" office:value="0.805514304625186">
            <text:p>0,8055143046</text:p>
          </table:table-cell>
          <table:table-cell office:value-type="float" office:value="0.10249551275484647">
            <text:p>0,1024955128</text:p>
          </table:table-cell>
        </table:table-row>
        <table:table-row>
          <table:table-cell office:value-type="float" office:value="0.09012680894500194">
            <text:p>0,0901268089</text:p>
          </table:table-cell>
          <table:table-cell office:value-type="float" office:value="0.6997887261527277">
            <text:p>0,6997887262</text:p>
          </table:table-cell>
        </table:table-row>
        <table:table-row>
          <table:table-cell office:value-type="float" office:value="0.7257175172209441">
            <text:p>0,7257175172</text:p>
          </table:table-cell>
          <table:table-cell office:value-type="float" office:value="0.14810944528012038">
            <text:p>0,1481094453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24418242204022916">
            <text:p>0,244182422</text:p>
          </table:table-cell>
          <table:table-cell office:value-type="float" office:value="0.505851821777891">
            <text:p>0,5058518218</text:p>
          </table:table-cell>
        </table:table-row>
        <table:table-row>
          <table:table-cell office:value-type="float" office:value="0.3662448191057665">
            <text:p>0,3662448191</text:p>
          </table:table-cell>
          <table:table-cell office:value-type="float" office:value="0.39481835858498937">
            <text:p>0,3948183586</text:p>
          </table:table-cell>
        </table:table-row>
        <table:table-row>
          <table:table-cell office:value-type="float" office:value="0.8834024196457132">
            <text:p>0,8834024196</text:p>
          </table:table-cell>
          <table:table-cell office:value-type="float" office:value="0.06010510180887074">
            <text:p>0,0601051018</text:p>
          </table:table-cell>
        </table:table-row>
        <table:table-row>
          <table:table-cell office:value-type="float" office:value="0.20484760054245352">
            <text:p>0,2048476005</text:p>
          </table:table-cell>
          <table:table-cell office:value-type="float" office:value="0.5473990714299699">
            <text:p>0,5473990714</text:p>
          </table:table-cell>
        </table:table-row>
        <table:table-row>
          <table:table-cell office:value-type="float" office:value="0.3101296062053814">
            <text:p>0,3101296062</text:p>
          </table:table-cell>
          <table:table-cell office:value-type="float" office:value="0.4431071860713398">
            <text:p>0,4431071861</text:p>
          </table:table-cell>
        </table:table-row>
        <table:table-row>
          <table:table-cell office:value-type="float" office:value="0.41848587108218016">
            <text:p>0,4184858711</text:p>
          </table:table-cell>
          <table:table-cell office:value-type="float" office:value="0.35309516072131586">
            <text:p>0,3530951607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06572451393273393">
            <text:p>0,0657245139</text:p>
          </table:table-cell>
          <table:table-cell office:value-type="float" office:value="0.7436320731200294">
            <text:p>0,7436320731</text:p>
          </table:table-cell>
        </table:table-row>
        <table:table-row>
          <table:table-cell office:value-type="float" office:value="0.34454546571754663">
            <text:p>0,3445454657</text:p>
          </table:table-cell>
          <table:table-cell office:value-type="float" office:value="0.4130200465794879">
            <text:p>0,4130200466</text:p>
          </table:table-cell>
        </table:table-row>
        <table:table-row>
          <table:table-cell office:value-type="float" office:value="0.517956209066905">
            <text:p>0,5179562091</text:p>
          </table:table-cell>
          <table:table-cell office:value-type="float" office:value="0.28030825413451843">
            <text:p>0,2803082541</text:p>
          </table:table-cell>
        </table:table-row>
        <table:table-row>
          <table:table-cell office:value-type="float" office:value="0.031069195230911943">
            <text:p>0,0310691952</text:p>
          </table:table-cell>
          <table:table-cell office:value-type="float" office:value="0.8237354396626708">
            <text:p>0,823735439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257175172209441">
            <text:p>0,7257175172</text:p>
          </table:table-cell>
          <table:table-cell office:value-type="float" office:value="0.14810944528012038">
            <text:p>0,1481094453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18102047780486513">
            <text:p>0,1810204778</text:p>
          </table:table-cell>
          <table:table-cell office:value-type="float" office:value="0.5745349863915188">
            <text:p>0,5745349864</text:p>
          </table:table-cell>
        </table:table-row>
        <table:table-row>
          <table:table-cell office:value-type="float" office:value="0.9357126096287453">
            <text:p>0,9357126096</text:p>
          </table:table-cell>
          <table:table-cell office:value-type="float" office:value="0.0326776082252902">
            <text:p>0,0326776082</text:p>
          </table:table-cell>
        </table:table-row>
        <table:table-row>
          <table:table-cell office:value-type="float" office:value="0.12187420572403428">
            <text:p>0,1218742057</text:p>
          </table:table-cell>
          <table:table-cell office:value-type="float" office:value="0.6508951364932962">
            <text:p>0,6508951365</text:p>
          </table:table-cell>
        </table:table-row>
        <table:table-row>
          <table:table-cell office:value-type="float" office:value="0.805514304625186">
            <text:p>0,8055143046</text:p>
          </table:table-cell>
          <table:table-cell office:value-type="float" office:value="0.10249551275484647">
            <text:p>0,1024955128</text:p>
          </table:table-cell>
        </table:table-row>
        <table:table-row>
          <table:table-cell office:value-type="float" office:value="0.2796661441476044">
            <text:p>0,2796661441</text:p>
          </table:table-cell>
          <table:table-cell office:value-type="float" office:value="0.4711652960067727">
            <text:p>0,471165296</text:p>
          </table:table-cell>
        </table:table-row>
        <table:table-row>
          <table:table-cell office:value-type="float" office:value="0.4557238282710238">
            <text:p>0,4557238283</text:p>
          </table:table-cell>
          <table:table-cell office:value-type="float" office:value="0.32492679784261636">
            <text:p>0,3249267978</text:p>
          </table:table-cell>
        </table:table-row>
        <table:table-row>
          <table:table-cell office:value-type="float" office:value="0.8161256942548843">
            <text:p>0,8161256943</text:p>
          </table:table-cell>
          <table:table-cell office:value-type="float" office:value="0.09660324648862928">
            <text:p>0,0966032465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517956209066905">
            <text:p>0,5179562091</text:p>
          </table:table-cell>
          <table:table-cell office:value-type="float" office:value="0.28030825413451843">
            <text:p>0,2803082541</text:p>
          </table:table-cell>
        </table:table-row>
        <table:table-row>
          <table:table-cell office:value-type="float" office:value="0.3662448191057665">
            <text:p>0,3662448191</text:p>
          </table:table-cell>
          <table:table-cell office:value-type="float" office:value="0.39481835858498937">
            <text:p>0,3948183586</text:p>
          </table:table-cell>
        </table:table-row>
        <table:table-row>
          <table:table-cell office:value-type="float" office:value="0.8776151031499044">
            <text:p>0,8776151031</text:p>
          </table:table-cell>
          <table:table-cell office:value-type="float" office:value="0.06318886473851926">
            <text:p>0,0631888647</text:p>
          </table:table-cell>
        </table:table-row>
        <table:table-row>
          <table:table-cell office:value-type="float" office:value="0.20484760054245352">
            <text:p>0,2048476005</text:p>
          </table:table-cell>
          <table:table-cell office:value-type="float" office:value="0.5473990714299699">
            <text:p>0,5473990714</text:p>
          </table:table-cell>
        </table:table-row>
        <table:table-row>
          <table:table-cell office:value-type="float" office:value="0.8834024196457132">
            <text:p>0,8834024196</text:p>
          </table:table-cell>
          <table:table-cell office:value-type="float" office:value="0.06010510180887074">
            <text:p>0,0601051018</text:p>
          </table:table-cell>
        </table:table-row>
        <table:table-row>
          <table:table-cell office:value-type="float" office:value="0.11745628458911525">
            <text:p>0,1174562846</text:p>
          </table:table-cell>
          <table:table-cell office:value-type="float" office:value="0.6572810413923454">
            <text:p>0,6572810414</text:p>
          </table:table-cell>
        </table:table-row>
        <table:table-row>
          <table:table-cell office:value-type="float" office:value="0.09012680894500194">
            <text:p>0,0901268089</text:p>
          </table:table-cell>
          <table:table-cell office:value-type="float" office:value="0.6997887261527277">
            <text:p>0,699788726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524987319837435">
            <text:p>0,652498732</text:p>
          </table:table-cell>
          <table:table-cell office:value-type="float" office:value="0.19222606381256424">
            <text:p>0,1922260638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5488733892292136">
            <text:p>0,5488733892</text:p>
          </table:table-cell>
          <table:table-cell office:value-type="float" office:value="0.25914010148394884">
            <text:p>0,2591401015</text:p>
          </table:table-cell>
        </table:table-row>
        <table:table-row>
          <table:table-cell office:value-type="float" office:value="0.09012680894500194">
            <text:p>0,0901268089</text:p>
          </table:table-cell>
          <table:table-cell office:value-type="float" office:value="0.6997887261527277">
            <text:p>0,6997887262</text:p>
          </table:table-cell>
        </table:table-row>
        <table:table-row>
          <table:table-cell office:value-type="float" office:value="0.4557238282710238">
            <text:p>0,4557238283</text:p>
          </table:table-cell>
          <table:table-cell office:value-type="float" office:value="0.32492679784261636">
            <text:p>0,3249267978</text:p>
          </table:table-cell>
        </table:table-row>
        <table:table-row>
          <table:table-cell office:value-type="float" office:value="0.9357126096287453">
            <text:p>0,9357126096</text:p>
          </table:table-cell>
          <table:table-cell office:value-type="float" office:value="0.0326776082252902">
            <text:p>0,0326776082</text:p>
          </table:table-cell>
        </table:table-row>
        <table:table-row>
          <table:table-cell office:value-type="float" office:value="0.2796661441476044">
            <text:p>0,2796661441</text:p>
          </table:table-cell>
          <table:table-cell office:value-type="float" office:value="0.4711652960067727">
            <text:p>0,471165296</text:p>
          </table:table-cell>
        </table:table-row>
        <table:table-row>
          <table:table-cell office:value-type="float" office:value="0.2979609585327644">
            <text:p>0,2979609585</text:p>
          </table:table-cell>
          <table:table-cell office:value-type="float" office:value="0.45414199783023756">
            <text:p>0,4541419978</text:p>
          </table:table-cell>
        </table:table-row>
        <table:table-row>
          <table:table-cell office:value-type="float" office:value="0.20675346908004139">
            <text:p>0,2067534691</text:p>
          </table:table-cell>
          <table:table-cell office:value-type="float" office:value="0.5452984835300839">
            <text:p>0,5452984835</text:p>
          </table:table-cell>
        </table:table-row>
        <table:table-row>
          <table:table-cell office:value-type="float" office:value="0.38601019694482">
            <text:p>0,3860101969</text:p>
          </table:table-cell>
          <table:table-cell office:value-type="float" office:value="0.3787028110921312">
            <text:p>0,3787028111</text:p>
          </table:table-cell>
        </table:table-row>
        <table:table-row>
          <table:table-cell office:value-type="float" office:value="0.13255335303220767">
            <text:p>0,132553353</text:p>
          </table:table-cell>
          <table:table-cell office:value-type="float" office:value="0.6359212268859833">
            <text:p>0,6359212269</text:p>
          </table:table-cell>
        </table:table-row>
        <table:table-row>
          <table:table-cell office:value-type="float" office:value="0.36553852534713277">
            <text:p>0,3655385253</text:p>
          </table:table-cell>
          <table:table-cell office:value-type="float" office:value="0.395402178843545">
            <text:p>0,3954021788</text:p>
          </table:table-cell>
        </table:table-row>
        <table:table-row>
          <table:table-cell office:value-type="float" office:value="0.18102047780486513">
            <text:p>0,1810204778</text:p>
          </table:table-cell>
          <table:table-cell office:value-type="float" office:value="0.5745349863915188">
            <text:p>0,5745349864</text:p>
          </table:table-cell>
        </table:table-row>
        <table:table-row>
          <table:table-cell office:value-type="float" office:value="0.7088427626659278">
            <text:p>0,7088427627</text:p>
          </table:table-cell>
          <table:table-cell office:value-type="float" office:value="0.15807199674442007">
            <text:p>0,1580719967</text:p>
          </table:table-cell>
        </table:table-row>
        <table:table-row>
          <table:table-cell office:value-type="float" office:value="0.7861419992598432">
            <text:p>0,7861419993</text:p>
          </table:table-cell>
          <table:table-cell office:value-type="float" office:value="0.11335350941886468">
            <text:p>0,1133535094</text:p>
          </table:table-cell>
        </table:table-row>
        <table:table-row>
          <table:table-cell office:value-type="float" office:value="0.8161256942548843">
            <text:p>0,8161256943</text:p>
          </table:table-cell>
          <table:table-cell office:value-type="float" office:value="0.09660324648862928">
            <text:p>0,0966032465</text:p>
          </table:table-cell>
        </table:table-row>
        <table:table-row>
          <table:table-cell office:value-type="float" office:value="0.48570752326606487">
            <text:p>0,4857075233</text:p>
          </table:table-cell>
          <table:table-cell office:value-type="float" office:value="0.3030727991633094">
            <text:p>0,303072799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357126096287453">
            <text:p>0,9357126096</text:p>
          </table:table-cell>
          <table:table-cell office:value-type="float" office:value="0.0326776082252902">
            <text:p>0,0326776082</text:p>
          </table:table-cell>
        </table:table-row>
        <table:table-row>
          <table:table-cell office:value-type="float" office:value="0.8432421885070784">
            <text:p>0,8432421885</text:p>
          </table:table-cell>
          <table:table-cell office:value-type="float" office:value="0.08171780562450282">
            <text:p>0,0817178056</text:p>
          </table:table-cell>
        </table:table-row>
        <table:table-row>
          <table:table-cell office:value-type="float" office:value="0.36553852534713277">
            <text:p>0,3655385253</text:p>
          </table:table-cell>
          <table:table-cell office:value-type="float" office:value="0.395402178843545">
            <text:p>0,3954021788</text:p>
          </table:table-cell>
        </table:table-row>
        <table:table-row>
          <table:table-cell office:value-type="float" office:value="0.18102047780486513">
            <text:p>0,1810204778</text:p>
          </table:table-cell>
          <table:table-cell office:value-type="float" office:value="0.5745349863915188">
            <text:p>0,5745349864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48570752326606487">
            <text:p>0,4857075233</text:p>
          </table:table-cell>
          <table:table-cell office:value-type="float" office:value="0.3030727991633094">
            <text:p>0,3030727992</text:p>
          </table:table-cell>
        </table:table-row>
        <table:table-row>
          <table:table-cell office:value-type="float" office:value="0.38601019694482">
            <text:p>0,3860101969</text:p>
          </table:table-cell>
          <table:table-cell office:value-type="float" office:value="0.3787028110921312">
            <text:p>0,3787028111</text:p>
          </table:table-cell>
        </table:table-row>
        <table:table-row>
          <table:table-cell office:value-type="float" office:value="0.22502377415387445">
            <text:p>0,2250237742</text:p>
          </table:table-cell>
          <table:table-cell office:value-type="float" office:value="0.5256332914781282">
            <text:p>0,5256332915</text:p>
          </table:table-cell>
        </table:table-row>
        <table:table-row>
          <table:table-cell office:value-type="float" office:value="0.2979609585327644">
            <text:p>0,2979609585</text:p>
          </table:table-cell>
          <table:table-cell office:value-type="float" office:value="0.45414199783023756">
            <text:p>0,4541419978</text:p>
          </table:table-cell>
        </table:table-row>
        <table:table-row>
          <table:table-cell office:value-type="float" office:value="0.7088427626659278">
            <text:p>0,7088427627</text:p>
          </table:table-cell>
          <table:table-cell office:value-type="float" office:value="0.15807199674442007">
            <text:p>0,1580719967</text:p>
          </table:table-cell>
        </table:table-row>
        <table:table-row>
          <table:table-cell office:value-type="float" office:value="0.2796661441476044">
            <text:p>0,2796661441</text:p>
          </table:table-cell>
          <table:table-cell office:value-type="float" office:value="0.4711652960067727">
            <text:p>0,471165296</text:p>
          </table:table-cell>
        </table:table-row>
        <table:table-row>
          <table:table-cell office:value-type="float" office:value="0.6010752984625082">
            <text:p>0,6010752985</text:p>
          </table:table-cell>
          <table:table-cell office:value-type="float" office:value="0.2247095392934928">
            <text:p>0,2247095393</text:p>
          </table:table-cell>
        </table:table-row>
        <table:table-row>
          <table:table-cell office:value-type="float" office:value="0.7505312701301359">
            <text:p>0,7505312701</text:p>
          </table:table-cell>
          <table:table-cell office:value-type="float" office:value="0.13366792156232843">
            <text:p>0,1336679216</text:p>
          </table:table-cell>
        </table:table-row>
        <table:table-row>
          <table:table-cell office:value-type="float" office:value="0.44986187342118494">
            <text:p>0,4498618734</text:p>
          </table:table-cell>
          <table:table-cell office:value-type="float" office:value="0.32928256812485857">
            <text:p>0,3292825681</text:p>
          </table:table-cell>
        </table:table-row>
        <table:table-row>
          <table:table-cell office:value-type="float" office:value="0.06883447216413786">
            <text:p>0,0688344722</text:p>
          </table:table-cell>
          <table:table-cell office:value-type="float" office:value="0.7376367553102419">
            <text:p>0,7376367553</text:p>
          </table:table-cell>
        </table:table-row>
        <table:table-row>
          <table:table-cell office:value-type="float" office:value="0.13560461083868786">
            <text:p>0,1356046108</text:p>
          </table:table-cell>
          <table:table-cell office:value-type="float" office:value="0.6317546866032266">
            <text:p>0,6317546866</text:p>
          </table:table-cell>
        </table:table-row>
        <table:table-row>
          <table:table-cell office:value-type="float" office:value="0.5479088411558324">
            <text:p>0,5479088412</text:p>
          </table:table-cell>
          <table:table-cell office:value-type="float" office:value="0.2597913529579431">
            <text:p>0,2597913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088427626659278">
            <text:p>0,7088427627</text:p>
          </table:table-cell>
          <table:table-cell office:value-type="float" office:value="0.15807199674442007">
            <text:p>0,1580719967</text:p>
          </table:table-cell>
        </table:table-row>
        <table:table-row>
          <table:table-cell office:value-type="float" office:value="0.8432421885070784">
            <text:p>0,8432421885</text:p>
          </table:table-cell>
          <table:table-cell office:value-type="float" office:value="0.08171780562450282">
            <text:p>0,0817178056</text:p>
          </table:table-cell>
        </table:table-row>
        <table:table-row>
          <table:table-cell office:value-type="float" office:value="0.6323522864238968">
            <text:p>0,6323522864</text:p>
          </table:table-cell>
          <table:table-cell office:value-type="float" office:value="0.20479418612292777">
            <text:p>0,2047941861</text:p>
          </table:table-cell>
        </table:table-row>
        <table:table-row>
          <table:table-cell office:value-type="float" office:value="0.7505312701301359">
            <text:p>0,7505312701</text:p>
          </table:table-cell>
          <table:table-cell office:value-type="float" office:value="0.13366792156232843">
            <text:p>0,1336679216</text:p>
          </table:table-cell>
        </table:table-row>
        <table:table-row>
          <table:table-cell office:value-type="float" office:value="0.13560461083868786">
            <text:p>0,1356046108</text:p>
          </table:table-cell>
          <table:table-cell office:value-type="float" office:value="0.6317546866032266">
            <text:p>0,6317546866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9357126096287453">
            <text:p>0,9357126096</text:p>
          </table:table-cell>
          <table:table-cell office:value-type="float" office:value="0.0326776082252902">
            <text:p>0,0326776082</text:p>
          </table:table-cell>
        </table:table-row>
        <table:table-row>
          <table:table-cell office:value-type="float" office:value="0.11001185833170493">
            <text:p>0,1100118583</text:p>
          </table:table-cell>
          <table:table-cell office:value-type="float" office:value="0.6683196443385515">
            <text:p>0,6683196443</text:p>
          </table:table-cell>
        </table:table-row>
        <table:table-row>
          <table:table-cell office:value-type="float" office:value="0.18102047780486513">
            <text:p>0,1810204778</text:p>
          </table:table-cell>
          <table:table-cell office:value-type="float" office:value="0.5745349863915188">
            <text:p>0,5745349864</text:p>
          </table:table-cell>
        </table:table-row>
        <table:table-row>
          <table:table-cell office:value-type="float" office:value="0.41162821676230676">
            <text:p>0,4116282168</text:p>
          </table:table-cell>
          <table:table-cell office:value-type="float" office:value="0.35841741236041424">
            <text:p>0,3584174124</text:p>
          </table:table-cell>
        </table:table-row>
        <table:table-row>
          <table:table-cell office:value-type="float" office:value="0.44986187342118494">
            <text:p>0,4498618734</text:p>
          </table:table-cell>
          <table:table-cell office:value-type="float" office:value="0.32928256812485857">
            <text:p>0,3292825681</text:p>
          </table:table-cell>
        </table:table-row>
        <table:table-row>
          <table:table-cell office:value-type="float" office:value="0.08193331807376936">
            <text:p>0,0819333181</text:p>
          </table:table-cell>
          <table:table-cell office:value-type="float" office:value="0.7137600341081467">
            <text:p>0,7137600341</text:p>
          </table:table-cell>
        </table:table-row>
        <table:table-row>
          <table:table-cell office:value-type="float" office:value="0.8178934309388479">
            <text:p>0,8178934309</text:p>
          </table:table-cell>
          <table:table-cell office:value-type="float" office:value="0.09562539236285061">
            <text:p>0,0956253924</text:p>
          </table:table-cell>
        </table:table-row>
        <table:table-row>
          <table:table-cell office:value-type="float" office:value="0.6010752984625082">
            <text:p>0,6010752985</text:p>
          </table:table-cell>
          <table:table-cell office:value-type="float" office:value="0.2247095392934928">
            <text:p>0,2247095393</text:p>
          </table:table-cell>
        </table:table-row>
        <table:table-row>
          <table:table-cell office:value-type="float" office:value="0.19555888854028353">
            <text:p>0,1955588885</text:p>
          </table:table-cell>
          <table:table-cell office:value-type="float" office:value="0.5577795928043534">
            <text:p>0,5577795928</text:p>
          </table:table-cell>
        </table:table-row>
        <table:table-row>
          <table:table-cell office:value-type="float" office:value="0.06883447216413786">
            <text:p>0,0688344722</text:p>
          </table:table-cell>
          <table:table-cell office:value-type="float" office:value="0.7376367553102419">
            <text:p>0,7376367553</text:p>
          </table:table-cell>
        </table:table-row>
        <table:table-row>
          <table:table-cell office:value-type="float" office:value="0.22502377415387445">
            <text:p>0,2250237742</text:p>
          </table:table-cell>
          <table:table-cell office:value-type="float" office:value="0.5256332914781282">
            <text:p>0,525633291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2502377415387445">
            <text:p>0,2250237742</text:p>
          </table:table-cell>
          <table:table-cell office:value-type="float" office:value="0.5256332914781282">
            <text:p>0,5256332915</text:p>
          </table:table-cell>
        </table:table-row>
        <table:table-row>
          <table:table-cell office:value-type="float" office:value="0.40076661855235457">
            <text:p>0,4007666186</text:p>
          </table:table-cell>
          <table:table-cell office:value-type="float" office:value="0.36693869289589764">
            <text:p>0,3669386929</text:p>
          </table:table-cell>
        </table:table-row>
        <table:table-row>
          <table:table-cell office:value-type="float" office:value="0.4877071814008167">
            <text:p>0,4877071814</text:p>
          </table:table-cell>
          <table:table-cell office:value-type="float" office:value="0.3016396478888448">
            <text:p>0,3016396479</text:p>
          </table:table-cell>
        </table:table-row>
        <table:table-row>
          <table:table-cell office:value-type="float" office:value="0.6010752984625082">
            <text:p>0,6010752985</text:p>
          </table:table-cell>
          <table:table-cell office:value-type="float" office:value="0.2247095392934928">
            <text:p>0,2247095393</text:p>
          </table:table-cell>
        </table:table-row>
        <table:table-row>
          <table:table-cell office:value-type="float" office:value="0.8432421885070784">
            <text:p>0,8432421885</text:p>
          </table:table-cell>
          <table:table-cell office:value-type="float" office:value="0.08171780562450282">
            <text:p>0,0817178056</text:p>
          </table:table-cell>
        </table:table-row>
        <table:table-row>
          <table:table-cell office:value-type="float" office:value="0.9357126096287453">
            <text:p>0,9357126096</text:p>
          </table:table-cell>
          <table:table-cell office:value-type="float" office:value="0.0326776082252902">
            <text:p>0,0326776082</text:p>
          </table:table-cell>
        </table:table-row>
        <table:table-row>
          <table:table-cell office:value-type="float" office:value="0.13560461083868786">
            <text:p>0,1356046108</text:p>
          </table:table-cell>
          <table:table-cell office:value-type="float" office:value="0.6317546866032266">
            <text:p>0,6317546866</text:p>
          </table:table-cell>
        </table:table-row>
        <table:table-row>
          <table:table-cell office:value-type="float" office:value="0.18102047780486513">
            <text:p>0,1810204778</text:p>
          </table:table-cell>
          <table:table-cell office:value-type="float" office:value="0.5745349863915188">
            <text:p>0,5745349864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6661003189310197">
            <text:p>0,6661003189</text:p>
          </table:table-cell>
          <table:table-cell office:value-type="float" office:value="0.1838503085027724">
            <text:p>0,1838503085</text:p>
          </table:table-cell>
        </table:table-row>
        <table:table-row>
          <table:table-cell office:value-type="float" office:value="0.6323522864238968">
            <text:p>0,6323522864</text:p>
          </table:table-cell>
          <table:table-cell office:value-type="float" office:value="0.20479418612292777">
            <text:p>0,2047941861</text:p>
          </table:table-cell>
        </table:table-row>
        <table:table-row>
          <table:table-cell office:value-type="float" office:value="0.7800481229592161">
            <text:p>0,780048123</text:p>
          </table:table-cell>
          <table:table-cell office:value-type="float" office:value="0.1167966695266508">
            <text:p>0,1167966695</text:p>
          </table:table-cell>
        </table:table-row>
        <table:table-row>
          <table:table-cell office:value-type="float" office:value="0.44986187342118494">
            <text:p>0,4498618734</text:p>
          </table:table-cell>
          <table:table-cell office:value-type="float" office:value="0.32928256812485857">
            <text:p>0,3292825681</text:p>
          </table:table-cell>
        </table:table-row>
        <table:table-row>
          <table:table-cell office:value-type="float" office:value="0.7088427626659278">
            <text:p>0,7088427627</text:p>
          </table:table-cell>
          <table:table-cell office:value-type="float" office:value="0.15807199674442007">
            <text:p>0,1580719967</text:p>
          </table:table-cell>
        </table:table-row>
        <table:table-row>
          <table:table-cell office:value-type="float" office:value="0.19555888854028353">
            <text:p>0,1955588885</text:p>
          </table:table-cell>
          <table:table-cell office:value-type="float" office:value="0.5577795928043534">
            <text:p>0,5577795928</text:p>
          </table:table-cell>
        </table:table-row>
        <table:table-row>
          <table:table-cell office:value-type="float" office:value="0.11001185833170493">
            <text:p>0,1100118583</text:p>
          </table:table-cell>
          <table:table-cell office:value-type="float" office:value="0.6683196443385515">
            <text:p>0,6683196443</text:p>
          </table:table-cell>
        </table:table-row>
        <table:table-row>
          <table:table-cell office:value-type="float" office:value="0.06883447216413786">
            <text:p>0,0688344722</text:p>
          </table:table-cell>
          <table:table-cell office:value-type="float" office:value="0.7376367553102419">
            <text:p>0,737636755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2502377415387445">
            <text:p>0,2250237742</text:p>
          </table:table-cell>
          <table:table-cell office:value-type="float" office:value="0.5256332914781282">
            <text:p>0,5256332915</text:p>
          </table:table-cell>
        </table:table-row>
        <table:table-row>
          <table:table-cell office:value-type="float" office:value="0.40076661855235457">
            <text:p>0,4007666186</text:p>
          </table:table-cell>
          <table:table-cell office:value-type="float" office:value="0.36693869289589764">
            <text:p>0,3669386929</text:p>
          </table:table-cell>
        </table:table-row>
        <table:table-row>
          <table:table-cell office:value-type="float" office:value="0.5829847455430792">
            <text:p>0,5829847455</text:p>
          </table:table-cell>
          <table:table-cell office:value-type="float" office:value="0.2364656225531956">
            <text:p>0,2364656226</text:p>
          </table:table-cell>
        </table:table-row>
        <table:table-row>
          <table:table-cell office:value-type="float" office:value="0.4877071814008167">
            <text:p>0,4877071814</text:p>
          </table:table-cell>
          <table:table-cell office:value-type="float" office:value="0.3016396478888448">
            <text:p>0,3016396479</text:p>
          </table:table-cell>
        </table:table-row>
        <table:table-row>
          <table:table-cell office:value-type="float" office:value="0.9357126096287453">
            <text:p>0,9357126096</text:p>
          </table:table-cell>
          <table:table-cell office:value-type="float" office:value="0.0326776082252902">
            <text:p>0,0326776082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8432421885070784">
            <text:p>0,8432421885</text:p>
          </table:table-cell>
          <table:table-cell office:value-type="float" office:value="0.08171780562450282">
            <text:p>0,0817178056</text:p>
          </table:table-cell>
        </table:table-row>
        <table:table-row>
          <table:table-cell office:value-type="float" office:value="0.44986187342118494">
            <text:p>0,4498618734</text:p>
          </table:table-cell>
          <table:table-cell office:value-type="float" office:value="0.32928256812485857">
            <text:p>0,3292825681</text:p>
          </table:table-cell>
        </table:table-row>
        <table:table-row>
          <table:table-cell office:value-type="float" office:value="0.7471145427772401">
            <text:p>0,7471145428</text:p>
          </table:table-cell>
          <table:table-cell office:value-type="float" office:value="0.13564212112271457">
            <text:p>0,1356421211</text:p>
          </table:table-cell>
        </table:table-row>
        <table:table-row>
          <table:table-cell office:value-type="float" office:value="0.7800481229592161">
            <text:p>0,780048123</text:p>
          </table:table-cell>
          <table:table-cell office:value-type="float" office:value="0.1167966695266508">
            <text:p>0,1167966695</text:p>
          </table:table-cell>
        </table:table-row>
        <table:table-row>
          <table:table-cell office:value-type="float" office:value="0.06883447216413786">
            <text:p>0,0688344722</text:p>
          </table:table-cell>
          <table:table-cell office:value-type="float" office:value="0.7376367553102419">
            <text:p>0,7376367553</text:p>
          </table:table-cell>
        </table:table-row>
        <table:table-row>
          <table:table-cell office:value-type="float" office:value="0.19555888854028353">
            <text:p>0,1955588885</text:p>
          </table:table-cell>
          <table:table-cell office:value-type="float" office:value="0.5577795928043534">
            <text:p>0,5577795928</text:p>
          </table:table-cell>
        </table:table-row>
        <table:table-row>
          <table:table-cell office:value-type="float" office:value="0.7088427626659278">
            <text:p>0,7088427627</text:p>
          </table:table-cell>
          <table:table-cell office:value-type="float" office:value="0.15807199674442007">
            <text:p>0,1580719967</text:p>
          </table:table-cell>
        </table:table-row>
        <table:table-row>
          <table:table-cell office:value-type="float" office:value="0.4127595208239436">
            <text:p>0,4127595208</text:p>
          </table:table-cell>
          <table:table-cell office:value-type="float" office:value="0.3575363661467339">
            <text:p>0,3575363661</text:p>
          </table:table-cell>
        </table:table-row>
        <table:table-row>
          <table:table-cell office:value-type="float" office:value="0.11001185833170493">
            <text:p>0,1100118583</text:p>
          </table:table-cell>
          <table:table-cell office:value-type="float" office:value="0.6683196443385515">
            <text:p>0,6683196443</text:p>
          </table:table-cell>
        </table:table-row>
        <table:table-row>
          <table:table-cell office:value-type="float" office:value="0.6323522864238968">
            <text:p>0,6323522864</text:p>
          </table:table-cell>
          <table:table-cell office:value-type="float" office:value="0.20479418612292777">
            <text:p>0,2047941861</text:p>
          </table:table-cell>
        </table:table-row>
        <table:table-row>
          <table:table-cell office:value-type="float" office:value="0.08421705584489608">
            <text:p>0,0842170558</text:p>
          </table:table-cell>
          <table:table-cell office:value-type="float" office:value="0.7097982497556293">
            <text:p>0,709798249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9555888854028353">
            <text:p>0,1955588885</text:p>
          </table:table-cell>
          <table:table-cell office:value-type="float" office:value="0.5577795928043534">
            <text:p>0,5577795928</text:p>
          </table:table-cell>
        </table:table-row>
        <table:table-row>
          <table:table-cell office:value-type="float" office:value="0.11001185833170493">
            <text:p>0,1100118583</text:p>
          </table:table-cell>
          <table:table-cell office:value-type="float" office:value="0.6683196443385515">
            <text:p>0,6683196443</text:p>
          </table:table-cell>
        </table:table-row>
        <table:table-row>
          <table:table-cell office:value-type="float" office:value="0.8432421885070784">
            <text:p>0,8432421885</text:p>
          </table:table-cell>
          <table:table-cell office:value-type="float" office:value="0.08171780562450282">
            <text:p>0,0817178056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255171989969746">
            <text:p>0,25517199</text:p>
          </table:table-cell>
          <table:table-cell office:value-type="float" office:value="0.4948544863410682">
            <text:p>0,4948544863</text:p>
          </table:table-cell>
        </table:table-row>
        <table:table-row>
          <table:table-cell office:value-type="float" office:value="0.40076661855235457">
            <text:p>0,4007666186</text:p>
          </table:table-cell>
          <table:table-cell office:value-type="float" office:value="0.36693869289589764">
            <text:p>0,3669386929</text:p>
          </table:table-cell>
        </table:table-row>
        <table:table-row>
          <table:table-cell office:value-type="float" office:value="0.5588292036674516">
            <text:p>0,5588292037</text:p>
          </table:table-cell>
          <table:table-cell office:value-type="float" office:value="0.25245120315296365">
            <text:p>0,2524512032</text:p>
          </table:table-cell>
        </table:table-row>
        <table:table-row>
          <table:table-cell office:value-type="float" office:value="0.3286909533148896">
            <text:p>0,3286909533</text:p>
          </table:table-cell>
          <table:table-cell office:value-type="float" office:value="0.42668424640963365">
            <text:p>0,4266842464</text:p>
          </table:table-cell>
        </table:table-row>
        <table:table-row>
          <table:table-cell office:value-type="float" office:value="0.914372133201582">
            <text:p>0,9143721332</text:p>
          </table:table-cell>
          <table:table-cell office:value-type="float" office:value="0.043771924067494306">
            <text:p>0,0437719241</text:p>
          </table:table-cell>
        </table:table-row>
        <table:table-row>
          <table:table-cell office:value-type="float" office:value="0.4877071814008167">
            <text:p>0,4877071814</text:p>
          </table:table-cell>
          <table:table-cell office:value-type="float" office:value="0.3016396478888448">
            <text:p>0,3016396479</text:p>
          </table:table-cell>
        </table:table-row>
        <table:table-row>
          <table:table-cell office:value-type="float" office:value="0.30302861633879774">
            <text:p>0,3030286163</text:p>
          </table:table-cell>
          <table:table-cell office:value-type="float" office:value="0.4495196494525915">
            <text:p>0,4495196495</text:p>
          </table:table-cell>
        </table:table-row>
        <table:table-row>
          <table:table-cell office:value-type="float" office:value="0.6454439028772404">
            <text:p>0,6454439029</text:p>
          </table:table-cell>
          <table:table-cell office:value-type="float" office:value="0.19660476546270178">
            <text:p>0,1966047655</text:p>
          </table:table-cell>
        </table:table-row>
        <table:table-row>
          <table:table-cell office:value-type="float" office:value="0.6323522864238968">
            <text:p>0,6323522864</text:p>
          </table:table-cell>
          <table:table-cell office:value-type="float" office:value="0.20479418612292777">
            <text:p>0,2047941861</text:p>
          </table:table-cell>
        </table:table-row>
        <table:table-row>
          <table:table-cell office:value-type="float" office:value="0.6969267266675997">
            <text:p>0,6969267267</text:p>
          </table:table-cell>
          <table:table-cell office:value-type="float" office:value="0.16517862589198185">
            <text:p>0,1651786259</text:p>
          </table:table-cell>
        </table:table-row>
        <table:table-row>
          <table:table-cell office:value-type="float" office:value="0.7817632085078621">
            <text:p>0,7817632085</text:p>
          </table:table-cell>
          <table:table-cell office:value-type="float" office:value="0.11582625660571544">
            <text:p>0,1158262566</text:p>
          </table:table-cell>
        </table:table-row>
        <table:table-row>
          <table:table-cell office:value-type="float" office:value="0.9703492586800322">
            <text:p>0,9703492587</text:p>
          </table:table-cell>
          <table:table-cell office:value-type="float" office:value="0.014936926547324036">
            <text:p>0,0149369265</text:p>
          </table:table-cell>
        </table:table-row>
        <table:table-row>
          <table:table-cell office:value-type="float" office:value="0.5829847455430792">
            <text:p>0,5829847455</text:p>
          </table:table-cell>
          <table:table-cell office:value-type="float" office:value="0.2364656225531956">
            <text:p>0,236465622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9555888854028353">
            <text:p>0,1955588885</text:p>
          </table:table-cell>
          <table:table-cell office:value-type="float" office:value="0.5577795928043534">
            <text:p>0,5577795928</text:p>
          </table:table-cell>
        </table:table-row>
        <table:table-row>
          <table:table-cell office:value-type="float" office:value="0.11001185833170493">
            <text:p>0,1100118583</text:p>
          </table:table-cell>
          <table:table-cell office:value-type="float" office:value="0.6683196443385515">
            <text:p>0,6683196443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4877071814008167">
            <text:p>0,4877071814</text:p>
          </table:table-cell>
          <table:table-cell office:value-type="float" office:value="0.3016396478888448">
            <text:p>0,3016396479</text:p>
          </table:table-cell>
        </table:table-row>
        <table:table-row>
          <table:table-cell office:value-type="float" office:value="0.0816005218360353">
            <text:p>0,0816005218</text:p>
          </table:table-cell>
          <table:table-cell office:value-type="float" office:value="0.7143419494639871">
            <text:p>0,7143419495</text:p>
          </table:table-cell>
        </table:table-row>
        <table:table-row>
          <table:table-cell office:value-type="float" office:value="0.8432421885070784">
            <text:p>0,8432421885</text:p>
          </table:table-cell>
          <table:table-cell office:value-type="float" office:value="0.08171780562450282">
            <text:p>0,0817178056</text:p>
          </table:table-cell>
        </table:table-row>
        <table:table-row>
          <table:table-cell office:value-type="float" office:value="0.4233489781697988">
            <text:p>0,4233489782</text:p>
          </table:table-cell>
          <table:table-cell office:value-type="float" office:value="0.3493472676075211">
            <text:p>0,3493472676</text:p>
          </table:table-cell>
        </table:table-row>
        <table:table-row>
          <table:table-cell office:value-type="float" office:value="0.7003912262897274">
            <text:p>0,7003912263</text:p>
          </table:table-cell>
          <table:table-cell office:value-type="float" office:value="0.16310620369743012">
            <text:p>0,1631062037</text:p>
          </table:table-cell>
        </table:table-row>
        <table:table-row>
          <table:table-cell office:value-type="float" office:value="0.7817632085078621">
            <text:p>0,7817632085</text:p>
          </table:table-cell>
          <table:table-cell office:value-type="float" office:value="0.11582625660571544">
            <text:p>0,1158262566</text:p>
          </table:table-cell>
        </table:table-row>
        <table:table-row>
          <table:table-cell office:value-type="float" office:value="0.23409213067685633">
            <text:p>0,2340921307</text:p>
          </table:table-cell>
          <table:table-cell office:value-type="float" office:value="0.5161693161064955">
            <text:p>0,5161693161</text:p>
          </table:table-cell>
        </table:table-row>
        <table:table-row>
          <table:table-cell office:value-type="float" office:value="0.255171989969746">
            <text:p>0,25517199</text:p>
          </table:table-cell>
          <table:table-cell office:value-type="float" office:value="0.4948544863410682">
            <text:p>0,4948544863</text:p>
          </table:table-cell>
        </table:table-row>
        <table:table-row>
          <table:table-cell office:value-type="float" office:value="0.5210592877066434">
            <text:p>0,5210592877</text:p>
          </table:table-cell>
          <table:table-cell office:value-type="float" office:value="0.27815563470603755">
            <text:p>0,2781556347</text:p>
          </table:table-cell>
        </table:table-row>
        <table:table-row>
          <table:table-cell office:value-type="float" office:value="0.889181289320988">
            <text:p>0,8891812893</text:p>
          </table:table-cell>
          <table:table-cell office:value-type="float" office:value="0.05703590242205503">
            <text:p>0,0570359024</text:p>
          </table:table-cell>
        </table:table-row>
        <table:table-row>
          <table:table-cell office:value-type="float" office:value="0.36646086927569776">
            <text:p>0,3664608693</text:p>
          </table:table-cell>
          <table:table-cell office:value-type="float" office:value="0.3946398846341974">
            <text:p>0,3946398846</text:p>
          </table:table-cell>
        </table:table-row>
        <table:table-row>
          <table:table-cell office:value-type="float" office:value="0.40076661855235457">
            <text:p>0,4007666186</text:p>
          </table:table-cell>
          <table:table-cell office:value-type="float" office:value="0.36693869289589764">
            <text:p>0,3669386929</text:p>
          </table:table-cell>
        </table:table-row>
        <table:table-row>
          <table:table-cell office:value-type="float" office:value="0.914372133201582">
            <text:p>0,9143721332</text:p>
          </table:table-cell>
          <table:table-cell office:value-type="float" office:value="0.043771924067494306">
            <text:p>0,0437719241</text:p>
          </table:table-cell>
        </table:table-row>
        <table:table-row>
          <table:table-cell office:value-type="float" office:value="0.7847599012974799">
            <text:p>0,7847599013</text:p>
          </table:table-cell>
          <table:table-cell office:value-type="float" office:value="0.11413324856529361">
            <text:p>0,11413324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393665813601785">
            <text:p>0,6393665814</text:p>
          </table:table-cell>
          <table:table-cell office:value-type="float" office:value="0.20039598465229147">
            <text:p>0,2003959847</text:p>
          </table:table-cell>
        </table:table-row>
        <table:table-row>
          <table:table-cell office:value-type="float" office:value="0.5210592877066434">
            <text:p>0,5210592877</text:p>
          </table:table-cell>
          <table:table-cell office:value-type="float" office:value="0.27815563470603755">
            <text:p>0,2781556347</text:p>
          </table:table-cell>
        </table:table-row>
        <table:table-row>
          <table:table-cell office:value-type="float" office:value="0.11001185833170493">
            <text:p>0,1100118583</text:p>
          </table:table-cell>
          <table:table-cell office:value-type="float" office:value="0.6683196443385515">
            <text:p>0,6683196443</text:p>
          </table:table-cell>
        </table:table-row>
        <table:table-row>
          <table:table-cell office:value-type="float" office:value="0.18933352082568825">
            <text:p>0,1893335208</text:p>
          </table:table-cell>
          <table:table-cell office:value-type="float" office:value="0.5648752812977775">
            <text:p>0,5648752813</text:p>
          </table:table-cell>
        </table:table-row>
        <table:table-row>
          <table:table-cell office:value-type="float" office:value="0.914372133201582">
            <text:p>0,9143721332</text:p>
          </table:table-cell>
          <table:table-cell office:value-type="float" office:value="0.043771924067494306">
            <text:p>0,0437719241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3135614111079056">
            <text:p>0,3135614111</text:p>
          </table:table-cell>
          <table:table-cell office:value-type="float" office:value="0.4400344554279205">
            <text:p>0,4400344554</text:p>
          </table:table-cell>
        </table:table-row>
        <table:table-row>
          <table:table-cell office:value-type="float" office:value="0.23409213067685633">
            <text:p>0,2340921307</text:p>
          </table:table-cell>
          <table:table-cell office:value-type="float" office:value="0.5161693161064955">
            <text:p>0,5161693161</text:p>
          </table:table-cell>
        </table:table-row>
        <table:table-row>
          <table:table-cell office:value-type="float" office:value="0.46032489744454164">
            <text:p>0,4603248974</text:p>
          </table:table-cell>
          <table:table-cell office:value-type="float" office:value="0.3215275263914227">
            <text:p>0,3215275264</text:p>
          </table:table-cell>
        </table:table-row>
        <table:table-row>
          <table:table-cell office:value-type="float" office:value="0.889181289320988">
            <text:p>0,8891812893</text:p>
          </table:table-cell>
          <table:table-cell office:value-type="float" office:value="0.05703590242205503">
            <text:p>0,0570359024</text:p>
          </table:table-cell>
        </table:table-row>
        <table:table-row>
          <table:table-cell office:value-type="float" office:value="0.4233489781697988">
            <text:p>0,4233489782</text:p>
          </table:table-cell>
          <table:table-cell office:value-type="float" office:value="0.3493472676075211">
            <text:p>0,3493472676</text:p>
          </table:table-cell>
        </table:table-row>
        <table:table-row>
          <table:table-cell office:value-type="float" office:value="0.8432421885070784">
            <text:p>0,8432421885</text:p>
          </table:table-cell>
          <table:table-cell office:value-type="float" office:value="0.08171780562450282">
            <text:p>0,0817178056</text:p>
          </table:table-cell>
        </table:table-row>
        <table:table-row>
          <table:table-cell office:value-type="float" office:value="0.40076661855235457">
            <text:p>0,4007666186</text:p>
          </table:table-cell>
          <table:table-cell office:value-type="float" office:value="0.36693869289589764">
            <text:p>0,3669386929</text:p>
          </table:table-cell>
        </table:table-row>
        <table:table-row>
          <table:table-cell office:value-type="float" office:value="0.2740589526801131">
            <text:p>0,2740589527</text:p>
          </table:table-cell>
          <table:table-cell office:value-type="float" office:value="0.4764935982434283">
            <text:p>0,4764935982</text:p>
          </table:table-cell>
        </table:table-row>
        <table:table-row>
          <table:table-cell office:value-type="float" office:value="0.36646086927569776">
            <text:p>0,3664608693</text:p>
          </table:table-cell>
          <table:table-cell office:value-type="float" office:value="0.3946398846341974">
            <text:p>0,3946398846</text:p>
          </table:table-cell>
        </table:table-row>
        <table:table-row>
          <table:table-cell office:value-type="float" office:value="0.34543813294398207">
            <text:p>0,3454381329</text:p>
          </table:table-cell>
          <table:table-cell office:value-type="float" office:value="0.4122601485827406">
            <text:p>0,4122601486</text:p>
          </table:table-cell>
        </table:table-row>
        <table:table-row>
          <table:table-cell office:value-type="float" office:value="0.4877071814008167">
            <text:p>0,4877071814</text:p>
          </table:table-cell>
          <table:table-cell office:value-type="float" office:value="0.3016396478888448">
            <text:p>0,301639647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079438294344182">
            <text:p>0,7079438294</text:p>
          </table:table-cell>
          <table:table-cell office:value-type="float" office:value="0.15860602008665514">
            <text:p>0,1586060201</text:p>
          </table:table-cell>
        </table:table-row>
        <table:table-row>
          <table:table-cell office:value-type="float" office:value="0.8167006621313865">
            <text:p>0,8167006621</text:p>
          </table:table-cell>
          <table:table-cell office:value-type="float" office:value="0.0962850769565734">
            <text:p>0,096285077</text:p>
          </table:table-cell>
        </table:table-row>
        <table:table-row>
          <table:table-cell office:value-type="float" office:value="0.17576881711638984">
            <text:p>0,1757688171</text:p>
          </table:table-cell>
          <table:table-cell office:value-type="float" office:value="0.5807520815598606">
            <text:p>0,5807520816</text:p>
          </table:table-cell>
        </table:table-row>
        <table:table-row>
          <table:table-cell office:value-type="float" office:value="0.12170612247178672">
            <text:p>0,1217061225</text:p>
          </table:table-cell>
          <table:table-cell office:value-type="float" office:value="0.6511359541715617">
            <text:p>0,6511359542</text:p>
          </table:table-cell>
        </table:table-row>
        <table:table-row>
          <table:table-cell office:value-type="float" office:value="0.0910460035518621">
            <text:p>0,0910460036</text:p>
          </table:table-cell>
          <table:table-cell office:value-type="float" office:value="0.6982616969096198">
            <text:p>0,6982616969</text:p>
          </table:table-cell>
        </table:table-row>
        <table:table-row>
          <table:table-cell office:value-type="float" office:value="0.5687295646718025">
            <text:p>0,5687295647</text:p>
          </table:table-cell>
          <table:table-cell office:value-type="float" office:value="0.24585839216245176">
            <text:p>0,2458583922</text:p>
          </table:table-cell>
        </table:table-row>
        <table:table-row>
          <table:table-cell office:value-type="float" office:value="0.9314227519257603">
            <text:p>0,9314227519</text:p>
          </table:table-cell>
          <table:table-cell office:value-type="float" office:value="0.03489754330135486">
            <text:p>0,0348975433</text:p>
          </table:table-cell>
        </table:table-row>
        <table:table-row>
          <table:table-cell office:value-type="float" office:value="0.18933352082568825">
            <text:p>0,1893335208</text:p>
          </table:table-cell>
          <table:table-cell office:value-type="float" office:value="0.5648752812977775">
            <text:p>0,5648752813</text:p>
          </table:table-cell>
        </table:table-row>
        <table:table-row>
          <table:table-cell office:value-type="float" office:value="0.23409213067685633">
            <text:p>0,2340921307</text:p>
          </table:table-cell>
          <table:table-cell office:value-type="float" office:value="0.5161693161064955">
            <text:p>0,5161693161</text:p>
          </table:table-cell>
        </table:table-row>
        <table:table-row>
          <table:table-cell office:value-type="float" office:value="0.05550107627793942">
            <text:p>0,0555010763</text:p>
          </table:table-cell>
          <table:table-cell office:value-type="float" office:value="0.7644133359505692">
            <text:p>0,764413336</text:p>
          </table:table-cell>
        </table:table-row>
        <table:table-row>
          <table:table-cell office:value-type="float" office:value="0.6182030284593661">
            <text:p>0,6182030285</text:p>
          </table:table-cell>
          <table:table-cell office:value-type="float" office:value="0.213741118676955">
            <text:p>0,2137411187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2740589526801131">
            <text:p>0,2740589527</text:p>
          </table:table-cell>
          <table:table-cell office:value-type="float" office:value="0.4764935982434283">
            <text:p>0,4764935982</text:p>
          </table:table-cell>
        </table:table-row>
        <table:table-row>
          <table:table-cell office:value-type="float" office:value="0.6752792423876306">
            <text:p>0,6752792424</text:p>
          </table:table-cell>
          <table:table-cell office:value-type="float" office:value="0.1782462398092537">
            <text:p>0,1782462398</text:p>
          </table:table-cell>
        </table:table-row>
        <table:table-row>
          <table:table-cell office:value-type="float" office:value="0.46032489744454164">
            <text:p>0,4603248974</text:p>
          </table:table-cell>
          <table:table-cell office:value-type="float" office:value="0.3215275263914227">
            <text:p>0,3215275264</text:p>
          </table:table-cell>
        </table:table-row>
        <table:table-row>
          <table:table-cell office:value-type="float" office:value="0.6393665813601785">
            <text:p>0,6393665814</text:p>
          </table:table-cell>
          <table:table-cell office:value-type="float" office:value="0.20039598465229147">
            <text:p>0,2003959847</text:p>
          </table:table-cell>
        </table:table-row>
        <table:table-row>
          <table:table-cell office:value-type="float" office:value="0.36646086927569776">
            <text:p>0,3664608693</text:p>
          </table:table-cell>
          <table:table-cell office:value-type="float" office:value="0.3946398846341974">
            <text:p>0,394639884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6646086927569776">
            <text:p>0,3664608693</text:p>
          </table:table-cell>
          <table:table-cell office:value-type="float" office:value="0.3946398846341974">
            <text:p>0,3946398846</text:p>
          </table:table-cell>
        </table:table-row>
        <table:table-row>
          <table:table-cell office:value-type="float" office:value="0.12170612247178672">
            <text:p>0,1217061225</text:p>
          </table:table-cell>
          <table:table-cell office:value-type="float" office:value="0.6511359541715617">
            <text:p>0,6511359542</text:p>
          </table:table-cell>
        </table:table-row>
        <table:table-row>
          <table:table-cell office:value-type="float" office:value="0.5687295646718025">
            <text:p>0,5687295647</text:p>
          </table:table-cell>
          <table:table-cell office:value-type="float" office:value="0.24585839216245176">
            <text:p>0,2458583922</text:p>
          </table:table-cell>
        </table:table-row>
        <table:table-row>
          <table:table-cell office:value-type="float" office:value="0.46032489744454164">
            <text:p>0,4603248974</text:p>
          </table:table-cell>
          <table:table-cell office:value-type="float" office:value="0.3215275263914227">
            <text:p>0,3215275264</text:p>
          </table:table-cell>
        </table:table-row>
        <table:table-row>
          <table:table-cell office:value-type="float" office:value="0.7079438294344182">
            <text:p>0,7079438294</text:p>
          </table:table-cell>
          <table:table-cell office:value-type="float" office:value="0.15860602008665514">
            <text:p>0,1586060201</text:p>
          </table:table-cell>
        </table:table-row>
        <table:table-row>
          <table:table-cell office:value-type="float" office:value="0.3151240943197223">
            <text:p>0,3151240943</text:p>
          </table:table-cell>
          <table:table-cell office:value-type="float" office:value="0.438640850863084">
            <text:p>0,4386408509</text:p>
          </table:table-cell>
        </table:table-row>
        <table:table-row>
          <table:table-cell office:value-type="float" office:value="0.7945953316909907">
            <text:p>0,7945953317</text:p>
          </table:table-cell>
          <table:table-cell office:value-type="float" office:value="0.10859923059771215">
            <text:p>0,1085992306</text:p>
          </table:table-cell>
        </table:table-row>
        <table:table-row>
          <table:table-cell office:value-type="float" office:value="0.4416855688306011">
            <text:p>0,4416855688</text:p>
          </table:table-cell>
          <table:table-cell office:value-type="float" office:value="0.3354057111059401">
            <text:p>0,3354057111</text:p>
          </table:table-cell>
        </table:table-row>
        <table:table-row>
          <table:table-cell office:value-type="float" office:value="0.2740589526801131">
            <text:p>0,2740589527</text:p>
          </table:table-cell>
          <table:table-cell office:value-type="float" office:value="0.4764935982434283">
            <text:p>0,4764935982</text:p>
          </table:table-cell>
        </table:table-row>
        <table:table-row>
          <table:table-cell office:value-type="float" office:value="0.9314227519257603">
            <text:p>0,9314227519</text:p>
          </table:table-cell>
          <table:table-cell office:value-type="float" office:value="0.03489754330135486">
            <text:p>0,0348975433</text:p>
          </table:table-cell>
        </table:table-row>
        <table:table-row>
          <table:table-cell office:value-type="float" office:value="0.17576881711638984">
            <text:p>0,1757688171</text:p>
          </table:table-cell>
          <table:table-cell office:value-type="float" office:value="0.5807520815598606">
            <text:p>0,5807520816</text:p>
          </table:table-cell>
        </table:table-row>
        <table:table-row>
          <table:table-cell office:value-type="float" office:value="0.8484136472490366">
            <text:p>0,8484136472</text:p>
          </table:table-cell>
          <table:table-cell office:value-type="float" office:value="0.07890627662054028">
            <text:p>0,0789062766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9498046390319373">
            <text:p>0,949804639</text:p>
          </table:table-cell>
          <table:table-cell office:value-type="float" office:value="0.025420788733959587">
            <text:p>0,0254207887</text:p>
          </table:table-cell>
        </table:table-row>
        <table:table-row>
          <table:table-cell office:value-type="float" office:value="0.23409213067685633">
            <text:p>0,2340921307</text:p>
          </table:table-cell>
          <table:table-cell office:value-type="float" office:value="0.5161693161064955">
            <text:p>0,5161693161</text:p>
          </table:table-cell>
        </table:table-row>
        <table:table-row>
          <table:table-cell office:value-type="float" office:value="0.6182030284593661">
            <text:p>0,6182030285</text:p>
          </table:table-cell>
          <table:table-cell office:value-type="float" office:value="0.213741118676955">
            <text:p>0,2137411187</text:p>
          </table:table-cell>
        </table:table-row>
        <table:table-row>
          <table:table-cell office:value-type="float" office:value="0.0910460035518621">
            <text:p>0,0910460036</text:p>
          </table:table-cell>
          <table:table-cell office:value-type="float" office:value="0.6982616969096198">
            <text:p>0,698261696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0910460035518621">
            <text:p>0,0910460036</text:p>
          </table:table-cell>
          <table:table-cell office:value-type="float" office:value="0.6982616969096198">
            <text:p>0,6982616969</text:p>
          </table:table-cell>
        </table:table-row>
        <table:table-row>
          <table:table-cell office:value-type="float" office:value="0.7079438294344182">
            <text:p>0,7079438294</text:p>
          </table:table-cell>
          <table:table-cell office:value-type="float" office:value="0.15860602008665514">
            <text:p>0,1586060201</text:p>
          </table:table-cell>
        </table:table-row>
        <table:table-row>
          <table:table-cell office:value-type="float" office:value="0.3151240943197223">
            <text:p>0,3151240943</text:p>
          </table:table-cell>
          <table:table-cell office:value-type="float" office:value="0.438640850863084">
            <text:p>0,4386408509</text:p>
          </table:table-cell>
        </table:table-row>
        <table:table-row>
          <table:table-cell office:value-type="float" office:value="0.511319753811026">
            <text:p>0,5113197538</text:p>
          </table:table-cell>
          <table:table-cell office:value-type="float" office:value="0.2849337416637351">
            <text:p>0,2849337417</text:p>
          </table:table-cell>
        </table:table-row>
        <table:table-row>
          <table:table-cell office:value-type="float" office:value="0.9314227519257603">
            <text:p>0,9314227519</text:p>
          </table:table-cell>
          <table:table-cell office:value-type="float" office:value="0.03489754330135486">
            <text:p>0,0348975433</text:p>
          </table:table-cell>
        </table:table-row>
        <table:table-row>
          <table:table-cell office:value-type="float" office:value="0.6182030284593661">
            <text:p>0,6182030285</text:p>
          </table:table-cell>
          <table:table-cell office:value-type="float" office:value="0.213741118676955">
            <text:p>0,2137411187</text:p>
          </table:table-cell>
        </table:table-row>
        <table:table-row>
          <table:table-cell office:value-type="float" office:value="0.23409213067685633">
            <text:p>0,2340921307</text:p>
          </table:table-cell>
          <table:table-cell office:value-type="float" office:value="0.5161693161064955">
            <text:p>0,5161693161</text:p>
          </table:table-cell>
        </table:table-row>
        <table:table-row>
          <table:table-cell office:value-type="float" office:value="0.8484136472490366">
            <text:p>0,8484136472</text:p>
          </table:table-cell>
          <table:table-cell office:value-type="float" office:value="0.07890627662054028">
            <text:p>0,0789062766</text:p>
          </table:table-cell>
        </table:table-row>
        <table:table-row>
          <table:table-cell office:value-type="float" office:value="0.7206348027169526">
            <text:p>0,7206348027</text:p>
          </table:table-cell>
          <table:table-cell office:value-type="float" office:value="0.15109788390124002">
            <text:p>0,1510978839</text:p>
          </table:table-cell>
        </table:table-row>
        <table:table-row>
          <table:table-cell office:value-type="float" office:value="0.12170612247178672">
            <text:p>0,1217061225</text:p>
          </table:table-cell>
          <table:table-cell office:value-type="float" office:value="0.6511359541715617">
            <text:p>0,6511359542</text:p>
          </table:table-cell>
        </table:table-row>
        <table:table-row>
          <table:table-cell office:value-type="float" office:value="0.7849069533192696">
            <text:p>0,7849069533</text:p>
          </table:table-cell>
          <table:table-cell office:value-type="float" office:value="0.1140502535023391">
            <text:p>0,1140502535</text:p>
          </table:table-cell>
        </table:table-row>
        <table:table-row>
          <table:table-cell office:value-type="float" office:value="0.5687295646718025">
            <text:p>0,5687295647</text:p>
          </table:table-cell>
          <table:table-cell office:value-type="float" office:value="0.24585839216245176">
            <text:p>0,2458583922</text:p>
          </table:table-cell>
        </table:table-row>
        <table:table-row>
          <table:table-cell office:value-type="float" office:value="0.36646086927569776">
            <text:p>0,3664608693</text:p>
          </table:table-cell>
          <table:table-cell office:value-type="float" office:value="0.3946398846341974">
            <text:p>0,3946398846</text:p>
          </table:table-cell>
        </table:table-row>
        <table:table-row>
          <table:table-cell office:value-type="float" office:value="0.13871168351920157">
            <text:p>0,1387116835</text:p>
          </table:table-cell>
          <table:table-cell office:value-type="float" office:value="0.6275598255837569">
            <text:p>0,6275598256</text:p>
          </table:table-cell>
        </table:table-row>
        <table:table-row>
          <table:table-cell office:value-type="float" office:value="0.2740589526801131">
            <text:p>0,2740589527</text:p>
          </table:table-cell>
          <table:table-cell office:value-type="float" office:value="0.4764935982434283">
            <text:p>0,4764935982</text:p>
          </table:table-cell>
        </table:table-row>
        <table:table-row>
          <table:table-cell office:value-type="float" office:value="0.47598949770993526">
            <text:p>0,4759894977</text:p>
          </table:table-cell>
          <table:table-cell office:value-type="float" office:value="0.3100800787700537">
            <text:p>0,310080078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21324544031904438">
            <text:p>0,2132454403</text:p>
          </table:table-cell>
          <table:table-cell office:value-type="float" office:value="0.5382149414294087">
            <text:p>0,5382149414</text:p>
          </table:table-cell>
        </table:table-row>
        <table:table-row>
          <table:table-cell office:value-type="float" office:value="0.13871168351920157">
            <text:p>0,1387116835</text:p>
          </table:table-cell>
          <table:table-cell office:value-type="float" office:value="0.6275598255837569">
            <text:p>0,6275598256</text:p>
          </table:table-cell>
        </table:table-row>
        <table:table-row>
          <table:table-cell office:value-type="float" office:value="0.7849069533192696">
            <text:p>0,7849069533</text:p>
          </table:table-cell>
          <table:table-cell office:value-type="float" office:value="0.1140502535023391">
            <text:p>0,1140502535</text:p>
          </table:table-cell>
        </table:table-row>
        <table:table-row>
          <table:table-cell office:value-type="float" office:value="0.6182030284593661">
            <text:p>0,6182030285</text:p>
          </table:table-cell>
          <table:table-cell office:value-type="float" office:value="0.213741118676955">
            <text:p>0,2137411187</text:p>
          </table:table-cell>
        </table:table-row>
        <table:table-row>
          <table:table-cell office:value-type="float" office:value="0.0910460035518621">
            <text:p>0,0910460036</text:p>
          </table:table-cell>
          <table:table-cell office:value-type="float" office:value="0.6982616969096198">
            <text:p>0,6982616969</text:p>
          </table:table-cell>
        </table:table-row>
        <table:table-row>
          <table:table-cell office:value-type="float" office:value="0.2740589526801131">
            <text:p>0,2740589527</text:p>
          </table:table-cell>
          <table:table-cell office:value-type="float" office:value="0.4764935982434283">
            <text:p>0,4764935982</text:p>
          </table:table-cell>
        </table:table-row>
        <table:table-row>
          <table:table-cell office:value-type="float" office:value="0.9314227519257603">
            <text:p>0,9314227519</text:p>
          </table:table-cell>
          <table:table-cell office:value-type="float" office:value="0.03489754330135486">
            <text:p>0,0348975433</text:p>
          </table:table-cell>
        </table:table-row>
        <table:table-row>
          <table:table-cell office:value-type="float" office:value="0.6887455341436762">
            <text:p>0,6887455341</text:p>
          </table:table-cell>
          <table:table-cell office:value-type="float" office:value="0.1700930569372996">
            <text:p>0,1700930569</text:p>
          </table:table-cell>
        </table:table-row>
        <table:table-row>
          <table:table-cell office:value-type="float" office:value="0.7206348027169526">
            <text:p>0,7206348027</text:p>
          </table:table-cell>
          <table:table-cell office:value-type="float" office:value="0.15109788390124002">
            <text:p>0,1510978839</text:p>
          </table:table-cell>
        </table:table-row>
        <table:table-row>
          <table:table-cell office:value-type="float" office:value="0.12170612247178672">
            <text:p>0,1217061225</text:p>
          </table:table-cell>
          <table:table-cell office:value-type="float" office:value="0.6511359541715617">
            <text:p>0,6511359542</text:p>
          </table:table-cell>
        </table:table-row>
        <table:table-row>
          <table:table-cell office:value-type="float" office:value="0.5687295646718025">
            <text:p>0,5687295647</text:p>
          </table:table-cell>
          <table:table-cell office:value-type="float" office:value="0.24585839216245176">
            <text:p>0,2458583922</text:p>
          </table:table-cell>
        </table:table-row>
        <table:table-row>
          <table:table-cell office:value-type="float" office:value="0.40642129623645123">
            <text:p>0,4064212962</text:p>
          </table:table-cell>
          <table:table-cell office:value-type="float" office:value="0.36248819913945807">
            <text:p>0,3624881991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47598949770993526">
            <text:p>0,4759894977</text:p>
          </table:table-cell>
          <table:table-cell office:value-type="float" office:value="0.3100800787700537">
            <text:p>0,3100800788</text:p>
          </table:table-cell>
        </table:table-row>
        <table:table-row>
          <table:table-cell office:value-type="float" office:value="0.34701336289299867">
            <text:p>0,3470133629</text:p>
          </table:table-cell>
          <table:table-cell office:value-type="float" office:value="0.4109215986874084">
            <text:p>0,4109215987</text:p>
          </table:table-cell>
        </table:table-row>
        <table:table-row>
          <table:table-cell office:value-type="float" office:value="0.893000035945486">
            <text:p>0,8930000359</text:p>
          </table:table-cell>
          <table:table-cell office:value-type="float" office:value="0.055013208586762286">
            <text:p>0,05501320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0910460035518621">
            <text:p>0,0910460036</text:p>
          </table:table-cell>
          <table:table-cell office:value-type="float" office:value="0.6982616969096198">
            <text:p>0,6982616969</text:p>
          </table:table-cell>
        </table:table-row>
        <table:table-row>
          <table:table-cell office:value-type="float" office:value="0.17535467641851854">
            <text:p>0,1753546764</text:p>
          </table:table-cell>
          <table:table-cell office:value-type="float" office:value="0.5812462819048426">
            <text:p>0,5812462819</text:p>
          </table:table-cell>
        </table:table-row>
        <table:table-row>
          <table:table-cell office:value-type="float" office:value="0.2740589526801131">
            <text:p>0,2740589527</text:p>
          </table:table-cell>
          <table:table-cell office:value-type="float" office:value="0.4764935982434283">
            <text:p>0,4764935982</text:p>
          </table:table-cell>
        </table:table-row>
        <table:table-row>
          <table:table-cell office:value-type="float" office:value="0.34701336289299867">
            <text:p>0,3470133629</text:p>
          </table:table-cell>
          <table:table-cell office:value-type="float" office:value="0.4109215986874084">
            <text:p>0,4109215987</text:p>
          </table:table-cell>
        </table:table-row>
        <table:table-row>
          <table:table-cell office:value-type="float" office:value="0.6182030284593661">
            <text:p>0,6182030285</text:p>
          </table:table-cell>
          <table:table-cell office:value-type="float" office:value="0.213741118676955">
            <text:p>0,2137411187</text:p>
          </table:table-cell>
        </table:table-row>
        <table:table-row>
          <table:table-cell office:value-type="float" office:value="0.6887455341436762">
            <text:p>0,6887455341</text:p>
          </table:table-cell>
          <table:table-cell office:value-type="float" office:value="0.1700930569372996">
            <text:p>0,1700930569</text:p>
          </table:table-cell>
        </table:table-row>
        <table:table-row>
          <table:table-cell office:value-type="float" office:value="0.5331624034174294">
            <text:p>0,5331624034</text:p>
          </table:table-cell>
          <table:table-cell office:value-type="float" office:value="0.2698202937513058">
            <text:p>0,2698202938</text:p>
          </table:table-cell>
        </table:table-row>
        <table:table-row>
          <table:table-cell office:value-type="float" office:value="0.9314227519257603">
            <text:p>0,9314227519</text:p>
          </table:table-cell>
          <table:table-cell office:value-type="float" office:value="0.03489754330135486">
            <text:p>0,0348975433</text:p>
          </table:table-cell>
        </table:table-row>
        <table:table-row>
          <table:table-cell office:value-type="float" office:value="0.7849069533192696">
            <text:p>0,7849069533</text:p>
          </table:table-cell>
          <table:table-cell office:value-type="float" office:value="0.1140502535023391">
            <text:p>0,1140502535</text:p>
          </table:table-cell>
        </table:table-row>
        <table:table-row>
          <table:table-cell office:value-type="float" office:value="0.40642129623645123">
            <text:p>0,4064212962</text:p>
          </table:table-cell>
          <table:table-cell office:value-type="float" office:value="0.36248819913945807">
            <text:p>0,3624881991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5687295646718025">
            <text:p>0,5687295647</text:p>
          </table:table-cell>
          <table:table-cell office:value-type="float" office:value="0.24585839216245176">
            <text:p>0,2458583922</text:p>
          </table:table-cell>
        </table:table-row>
        <table:table-row>
          <table:table-cell office:value-type="float" office:value="0.21324544031904438">
            <text:p>0,2132454403</text:p>
          </table:table-cell>
          <table:table-cell office:value-type="float" office:value="0.5382149414294087">
            <text:p>0,5382149414</text:p>
          </table:table-cell>
        </table:table-row>
        <table:table-row>
          <table:table-cell office:value-type="float" office:value="0.893000035945486">
            <text:p>0,8930000359</text:p>
          </table:table-cell>
          <table:table-cell office:value-type="float" office:value="0.055013208586762286">
            <text:p>0,0550132086</text:p>
          </table:table-cell>
        </table:table-row>
        <table:table-row>
          <table:table-cell office:value-type="float" office:value="0.12170612247178672">
            <text:p>0,1217061225</text:p>
          </table:table-cell>
          <table:table-cell office:value-type="float" office:value="0.6511359541715617">
            <text:p>0,6511359542</text:p>
          </table:table-cell>
        </table:table-row>
        <table:table-row>
          <table:table-cell office:value-type="float" office:value="0.7294407758501205">
            <text:p>0,7294407759</text:p>
          </table:table-cell>
          <table:table-cell office:value-type="float" office:value="0.14592694934793748">
            <text:p>0,145926949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542240804657984">
            <text:p>0,4542240805</text:p>
          </table:table-cell>
          <table:table-cell office:value-type="float" office:value="0.3260385170754946">
            <text:p>0,3260385171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7849069533192696">
            <text:p>0,7849069533</text:p>
          </table:table-cell>
          <table:table-cell office:value-type="float" office:value="0.1140502535023391">
            <text:p>0,1140502535</text:p>
          </table:table-cell>
        </table:table-row>
        <table:table-row>
          <table:table-cell office:value-type="float" office:value="0.5331624034174294">
            <text:p>0,5331624034</text:p>
          </table:table-cell>
          <table:table-cell office:value-type="float" office:value="0.2698202937513058">
            <text:p>0,2698202938</text:p>
          </table:table-cell>
        </table:table-row>
        <table:table-row>
          <table:table-cell office:value-type="float" office:value="0.0910460035518621">
            <text:p>0,0910460036</text:p>
          </table:table-cell>
          <table:table-cell office:value-type="float" office:value="0.6982616969096198">
            <text:p>0,6982616969</text:p>
          </table:table-cell>
        </table:table-row>
        <table:table-row>
          <table:table-cell office:value-type="float" office:value="0.2740589526801131">
            <text:p>0,2740589527</text:p>
          </table:table-cell>
          <table:table-cell office:value-type="float" office:value="0.4764935982434283">
            <text:p>0,4764935982</text:p>
          </table:table-cell>
        </table:table-row>
        <table:table-row>
          <table:table-cell office:value-type="float" office:value="0.7294407758501205">
            <text:p>0,7294407759</text:p>
          </table:table-cell>
          <table:table-cell office:value-type="float" office:value="0.14592694934793748">
            <text:p>0,1459269493</text:p>
          </table:table-cell>
        </table:table-row>
        <table:table-row>
          <table:table-cell office:value-type="float" office:value="0.29863530058228266">
            <text:p>0,2986353006</text:p>
          </table:table-cell>
          <table:table-cell office:value-type="float" office:value="0.45352465693109023">
            <text:p>0,4535246569</text:p>
          </table:table-cell>
        </table:table-row>
        <table:table-row>
          <table:table-cell office:value-type="float" office:value="0.21824591833757642">
            <text:p>0,2182459183</text:p>
          </table:table-cell>
          <table:table-cell office:value-type="float" office:value="0.5328320234245755">
            <text:p>0,5328320234</text:p>
          </table:table-cell>
        </table:table-row>
        <table:table-row>
          <table:table-cell office:value-type="float" office:value="0.6478081114590997">
            <text:p>0,6478081115</text:p>
          </table:table-cell>
          <table:table-cell office:value-type="float" office:value="0.19513472465318793">
            <text:p>0,1951347247</text:p>
          </table:table-cell>
        </table:table-row>
        <table:table-row>
          <table:table-cell office:value-type="float" office:value="0.893000035945486">
            <text:p>0,8930000359</text:p>
          </table:table-cell>
          <table:table-cell office:value-type="float" office:value="0.055013208586762286">
            <text:p>0,0550132086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12170612247178672">
            <text:p>0,1217061225</text:p>
          </table:table-cell>
          <table:table-cell office:value-type="float" office:value="0.6511359541715617">
            <text:p>0,6511359542</text:p>
          </table:table-cell>
        </table:table-row>
        <table:table-row>
          <table:table-cell office:value-type="float" office:value="0.9314227519257603">
            <text:p>0,9314227519</text:p>
          </table:table-cell>
          <table:table-cell office:value-type="float" office:value="0.03489754330135486">
            <text:p>0,0348975433</text:p>
          </table:table-cell>
        </table:table-row>
        <table:table-row>
          <table:table-cell office:value-type="float" office:value="0.34701336289299867">
            <text:p>0,3470133629</text:p>
          </table:table-cell>
          <table:table-cell office:value-type="float" office:value="0.4109215986874084">
            <text:p>0,4109215987</text:p>
          </table:table-cell>
        </table:table-row>
        <table:table-row>
          <table:table-cell office:value-type="float" office:value="0.15298981489881194">
            <text:p>0,1529898149</text:p>
          </table:table-cell>
          <table:table-cell office:value-type="float" office:value="0.6088608752645526">
            <text:p>0,6088608753</text:p>
          </table:table-cell>
        </table:table-row>
        <table:table-row>
          <table:table-cell office:value-type="float" office:value="0.40642129623645123">
            <text:p>0,4064212962</text:p>
          </table:table-cell>
          <table:table-cell office:value-type="float" office:value="0.36248819913945807">
            <text:p>0,362488199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15298981489881194">
            <text:p>0,1529898149</text:p>
          </table:table-cell>
          <table:table-cell office:value-type="float" office:value="0.6088608752645526">
            <text:p>0,6088608753</text:p>
          </table:table-cell>
        </table:table-row>
        <table:table-row>
          <table:table-cell office:value-type="float" office:value="0.5443132707558125">
            <text:p>0,5443132708</text:p>
          </table:table-cell>
          <table:table-cell office:value-type="float" office:value="0.2622241053302077">
            <text:p>0,2622241053</text:p>
          </table:table-cell>
        </table:table-row>
        <table:table-row>
          <table:table-cell office:value-type="float" office:value="0.7849069533192696">
            <text:p>0,7849069533</text:p>
          </table:table-cell>
          <table:table-cell office:value-type="float" office:value="0.1140502535023391">
            <text:p>0,1140502535</text:p>
          </table:table-cell>
        </table:table-row>
        <table:table-row>
          <table:table-cell office:value-type="float" office:value="0.6478081114590997">
            <text:p>0,6478081115</text:p>
          </table:table-cell>
          <table:table-cell office:value-type="float" office:value="0.19513472465318793">
            <text:p>0,1951347247</text:p>
          </table:table-cell>
        </table:table-row>
        <table:table-row>
          <table:table-cell office:value-type="float" office:value="0.12170612247178672">
            <text:p>0,1217061225</text:p>
          </table:table-cell>
          <table:table-cell office:value-type="float" office:value="0.6511359541715617">
            <text:p>0,6511359542</text:p>
          </table:table-cell>
        </table:table-row>
        <table:table-row>
          <table:table-cell office:value-type="float" office:value="0.21824591833757642">
            <text:p>0,2182459183</text:p>
          </table:table-cell>
          <table:table-cell office:value-type="float" office:value="0.5328320234245755">
            <text:p>0,5328320234</text:p>
          </table:table-cell>
        </table:table-row>
        <table:table-row>
          <table:table-cell office:value-type="float" office:value="0.29863530058228266">
            <text:p>0,2986353006</text:p>
          </table:table-cell>
          <table:table-cell office:value-type="float" office:value="0.45352465693109023">
            <text:p>0,4535246569</text:p>
          </table:table-cell>
        </table:table-row>
        <table:table-row>
          <table:table-cell office:value-type="float" office:value="0.9314227519257603">
            <text:p>0,9314227519</text:p>
          </table:table-cell>
          <table:table-cell office:value-type="float" office:value="0.03489754330135486">
            <text:p>0,0348975433</text:p>
          </table:table-cell>
        </table:table-row>
        <table:table-row>
          <table:table-cell office:value-type="float" office:value="0.0910460035518621">
            <text:p>0,0910460036</text:p>
          </table:table-cell>
          <table:table-cell office:value-type="float" office:value="0.6982616969096198">
            <text:p>0,6982616969</text:p>
          </table:table-cell>
        </table:table-row>
        <table:table-row>
          <table:table-cell office:value-type="float" office:value="0.7294407758501205">
            <text:p>0,7294407759</text:p>
          </table:table-cell>
          <table:table-cell office:value-type="float" office:value="0.14592694934793748">
            <text:p>0,1459269493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9833715192172757">
            <text:p>0,9833715192</text:p>
          </table:table-cell>
          <table:table-cell office:value-type="float" office:value="0.008349094077318098">
            <text:p>0,0083490941</text:p>
          </table:table-cell>
        </table:table-row>
        <table:table-row>
          <table:table-cell office:value-type="float" office:value="0.5088156036417345">
            <text:p>0,5088156036</text:p>
          </table:table-cell>
          <table:table-cell office:value-type="float" office:value="0.28668688246904184">
            <text:p>0,2866868825</text:p>
          </table:table-cell>
        </table:table-row>
        <table:table-row>
          <table:table-cell office:value-type="float" office:value="0.893000035945486">
            <text:p>0,8930000359</text:p>
          </table:table-cell>
          <table:table-cell office:value-type="float" office:value="0.055013208586762286">
            <text:p>0,0550132086</text:p>
          </table:table-cell>
        </table:table-row>
        <table:table-row>
          <table:table-cell office:value-type="float" office:value="0.34701336289299867">
            <text:p>0,3470133629</text:p>
          </table:table-cell>
          <table:table-cell office:value-type="float" office:value="0.4109215986874084">
            <text:p>0,4109215987</text:p>
          </table:table-cell>
        </table:table-row>
        <table:table-row>
          <table:table-cell office:value-type="float" office:value="0.4542240804657984">
            <text:p>0,4542240805</text:p>
          </table:table-cell>
          <table:table-cell office:value-type="float" office:value="0.3260385170754946">
            <text:p>0,326038517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542240804657984">
            <text:p>0,4542240805</text:p>
          </table:table-cell>
          <table:table-cell office:value-type="float" office:value="0.3260385170754946">
            <text:p>0,3260385171</text:p>
          </table:table-cell>
        </table:table-row>
        <table:table-row>
          <table:table-cell office:value-type="float" office:value="0.6478081114590997">
            <text:p>0,6478081115</text:p>
          </table:table-cell>
          <table:table-cell office:value-type="float" office:value="0.19513472465318793">
            <text:p>0,1951347247</text:p>
          </table:table-cell>
        </table:table-row>
        <table:table-row>
          <table:table-cell office:value-type="float" office:value="0.15298981489881194">
            <text:p>0,1529898149</text:p>
          </table:table-cell>
          <table:table-cell office:value-type="float" office:value="0.6088608752645526">
            <text:p>0,6088608753</text:p>
          </table:table-cell>
        </table:table-row>
        <table:table-row>
          <table:table-cell office:value-type="float" office:value="0.5443132707558125">
            <text:p>0,5443132708</text:p>
          </table:table-cell>
          <table:table-cell office:value-type="float" office:value="0.2622241053302077">
            <text:p>0,2622241053</text:p>
          </table:table-cell>
        </table:table-row>
        <table:table-row>
          <table:table-cell office:value-type="float" office:value="0.29863530058228266">
            <text:p>0,2986353006</text:p>
          </table:table-cell>
          <table:table-cell office:value-type="float" office:value="0.45352465693109023">
            <text:p>0,4535246569</text:p>
          </table:table-cell>
        </table:table-row>
        <table:table-row>
          <table:table-cell office:value-type="float" office:value="0.3769460262695496">
            <text:p>0,3769460263</text:p>
          </table:table-cell>
          <table:table-cell office:value-type="float" office:value="0.38604069656894224">
            <text:p>0,3860406966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20770521850794701">
            <text:p>0,2077052185</text:p>
          </table:table-cell>
          <table:table-cell office:value-type="float" office:value="0.5442531201336129">
            <text:p>0,5442531201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25718770235708377">
            <text:p>0,2571877024</text:p>
          </table:table-cell>
          <table:table-cell office:value-type="float" office:value="0.49286323111306185">
            <text:p>0,4928632311</text:p>
          </table:table-cell>
        </table:table-row>
        <table:table-row>
          <table:table-cell office:value-type="float" office:value="0.06486620342315946">
            <text:p>0,0648662034</text:p>
          </table:table-cell>
          <table:table-cell office:value-type="float" office:value="0.7453115561648713">
            <text:p>0,7453115562</text:p>
          </table:table-cell>
        </table:table-row>
        <table:table-row>
          <table:table-cell office:value-type="float" office:value="0.7294407758501205">
            <text:p>0,7294407759</text:p>
          </table:table-cell>
          <table:table-cell office:value-type="float" office:value="0.14592694934793748">
            <text:p>0,1459269493</text:p>
          </table:table-cell>
        </table:table-row>
        <table:table-row>
          <table:table-cell office:value-type="float" office:value="0.893000035945486">
            <text:p>0,8930000359</text:p>
          </table:table-cell>
          <table:table-cell office:value-type="float" office:value="0.055013208586762286">
            <text:p>0,0550132086</text:p>
          </table:table-cell>
        </table:table-row>
        <table:table-row>
          <table:table-cell office:value-type="float" office:value="0.5088156036417345">
            <text:p>0,5088156036</text:p>
          </table:table-cell>
          <table:table-cell office:value-type="float" office:value="0.28668688246904184">
            <text:p>0,2866868825</text:p>
          </table:table-cell>
        </table:table-row>
        <table:table-row>
          <table:table-cell office:value-type="float" office:value="0.34701336289299867">
            <text:p>0,3470133629</text:p>
          </table:table-cell>
          <table:table-cell office:value-type="float" office:value="0.4109215986874084">
            <text:p>0,4109215987</text:p>
          </table:table-cell>
        </table:table-row>
        <table:table-row>
          <table:table-cell office:value-type="float" office:value="0.8096016715537879">
            <text:p>0,8096016716</text:p>
          </table:table-cell>
          <table:table-cell office:value-type="float" office:value="0.10022132079394774">
            <text:p>0,1002213208</text:p>
          </table:table-cell>
        </table:table-row>
        <table:table-row>
          <table:table-cell office:value-type="float" office:value="0.6808583703752524">
            <text:p>0,6808583704</text:p>
          </table:table-cell>
          <table:table-cell office:value-type="float" office:value="0.17485857553068374">
            <text:p>0,1748585755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5298981489881194">
            <text:p>0,1529898149</text:p>
          </table:table-cell>
          <table:table-cell office:value-type="float" office:value="0.6088608752645526">
            <text:p>0,6088608753</text:p>
          </table:table-cell>
        </table:table-row>
        <table:table-row>
          <table:table-cell office:value-type="float" office:value="0.10896444091153837">
            <text:p>0,1089644409</text:p>
          </table:table-cell>
          <table:table-cell office:value-type="float" office:value="0.669902376695108">
            <text:p>0,6699023767</text:p>
          </table:table-cell>
        </table:table-row>
        <table:table-row>
          <table:table-cell office:value-type="float" office:value="0.5088156036417345">
            <text:p>0,5088156036</text:p>
          </table:table-cell>
          <table:table-cell office:value-type="float" office:value="0.28668688246904184">
            <text:p>0,2866868825</text:p>
          </table:table-cell>
        </table:table-row>
        <table:table-row>
          <table:table-cell office:value-type="float" office:value="0.9016136086157154">
            <text:p>0,9016136086</text:p>
          </table:table-cell>
          <table:table-cell office:value-type="float" office:value="0.050466636386211294">
            <text:p>0,0504666364</text:p>
          </table:table-cell>
        </table:table-row>
        <table:table-row>
          <table:table-cell office:value-type="float" office:value="0.9913864273297707">
            <text:p>0,9913864273</text:p>
          </table:table-cell>
          <table:table-cell office:value-type="float" office:value="0.00431610069773114">
            <text:p>0,0043161007</text:p>
          </table:table-cell>
        </table:table-row>
        <table:table-row>
          <table:table-cell office:value-type="float" office:value="0.05093717188369315">
            <text:p>0,0509371719</text:p>
          </table:table-cell>
          <table:table-cell office:value-type="float" office:value="0.7743073508425825">
            <text:p>0,7743073508</text:p>
          </table:table-cell>
        </table:table-row>
        <table:table-row>
          <table:table-cell office:value-type="float" office:value="0.3769460262695496">
            <text:p>0,3769460263</text:p>
          </table:table-cell>
          <table:table-cell office:value-type="float" office:value="0.38604069656894224">
            <text:p>0,3860406966</text:p>
          </table:table-cell>
        </table:table-row>
        <table:table-row>
          <table:table-cell office:value-type="float" office:value="0.4542240804657984">
            <text:p>0,4542240805</text:p>
          </table:table-cell>
          <table:table-cell office:value-type="float" office:value="0.3260385170754946">
            <text:p>0,3260385171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560296207060103">
            <text:p>0,5602962071</text:p>
          </table:table-cell>
          <table:table-cell office:value-type="float" office:value="0.2514706371423343">
            <text:p>0,2514706371</text:p>
          </table:table-cell>
        </table:table-row>
        <table:table-row>
          <table:table-cell office:value-type="float" office:value="0.07147744447252521">
            <text:p>0,0714774445</text:p>
          </table:table-cell>
          <table:table-cell office:value-type="float" office:value="0.7326473406294128">
            <text:p>0,7326473406</text:p>
          </table:table-cell>
        </table:table-row>
        <table:table-row>
          <table:table-cell office:value-type="float" office:value="0.19916043332923858">
            <text:p>0,1991604333</text:p>
          </table:table-cell>
          <table:table-cell office:value-type="float" office:value="0.5537260557356742">
            <text:p>0,5537260557</text:p>
          </table:table-cell>
        </table:table-row>
        <table:table-row>
          <table:table-cell office:value-type="float" office:value="0.6178769579456918">
            <text:p>0,6178769579</text:p>
          </table:table-cell>
          <table:table-cell office:value-type="float" office:value="0.2139485017216164">
            <text:p>0,2139485017</text:p>
          </table:table-cell>
        </table:table-row>
        <table:table-row>
          <table:table-cell office:value-type="float" office:value="0.8096016715537879">
            <text:p>0,8096016716</text:p>
          </table:table-cell>
          <table:table-cell office:value-type="float" office:value="0.10022132079394774">
            <text:p>0,1002213208</text:p>
          </table:table-cell>
        </table:table-row>
        <table:table-row>
          <table:table-cell office:value-type="float" office:value="0.25718770235708377">
            <text:p>0,2571877024</text:p>
          </table:table-cell>
          <table:table-cell office:value-type="float" office:value="0.49286323111306185">
            <text:p>0,4928632311</text:p>
          </table:table-cell>
        </table:table-row>
        <table:table-row>
          <table:table-cell office:value-type="float" office:value="0.29863530058228266">
            <text:p>0,2986353006</text:p>
          </table:table-cell>
          <table:table-cell office:value-type="float" office:value="0.45352465693109023">
            <text:p>0,4535246569</text:p>
          </table:table-cell>
        </table:table-row>
        <table:table-row>
          <table:table-cell office:value-type="float" office:value="0.4247113210664545">
            <text:p>0,4247113211</text:p>
          </table:table-cell>
          <table:table-cell office:value-type="float" office:value="0.34830120372486917">
            <text:p>0,348301203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477710499445637">
            <text:p>0,7477710499</text:p>
          </table:table-cell>
          <table:table-cell office:value-type="float" office:value="0.13526243868757282">
            <text:p>0,1352624387</text:p>
          </table:table-cell>
        </table:table-row>
        <table:table-row>
          <table:table-cell office:value-type="float" office:value="0.15298981489881194">
            <text:p>0,1529898149</text:p>
          </table:table-cell>
          <table:table-cell office:value-type="float" office:value="0.6088608752645526">
            <text:p>0,6088608753</text:p>
          </table:table-cell>
        </table:table-row>
        <table:table-row>
          <table:table-cell office:value-type="float" office:value="0.9016136086157154">
            <text:p>0,9016136086</text:p>
          </table:table-cell>
          <table:table-cell office:value-type="float" office:value="0.050466636386211294">
            <text:p>0,0504666364</text:p>
          </table:table-cell>
        </table:table-row>
        <table:table-row>
          <table:table-cell office:value-type="float" office:value="0.6615153874634049">
            <text:p>0,6615153875</text:p>
          </table:table-cell>
          <table:table-cell office:value-type="float" office:value="0.18666403776581664">
            <text:p>0,1866640378</text:p>
          </table:table-cell>
        </table:table-row>
        <table:table-row>
          <table:table-cell office:value-type="float" office:value="0.19916043332923858">
            <text:p>0,1991604333</text:p>
          </table:table-cell>
          <table:table-cell office:value-type="float" office:value="0.5537260557356742">
            <text:p>0,5537260557</text:p>
          </table:table-cell>
        </table:table-row>
        <table:table-row>
          <table:table-cell office:value-type="float" office:value="0.10896444091153837">
            <text:p>0,1089644409</text:p>
          </table:table-cell>
          <table:table-cell office:value-type="float" office:value="0.669902376695108">
            <text:p>0,6699023767</text:p>
          </table:table-cell>
        </table:table-row>
        <table:table-row>
          <table:table-cell office:value-type="float" office:value="0.9913864273297707">
            <text:p>0,9913864273</text:p>
          </table:table-cell>
          <table:table-cell office:value-type="float" office:value="0.00431610069773114">
            <text:p>0,0043161007</text:p>
          </table:table-cell>
        </table:table-row>
        <table:table-row>
          <table:table-cell office:value-type="float" office:value="0.4247113210664545">
            <text:p>0,4247113211</text:p>
          </table:table-cell>
          <table:table-cell office:value-type="float" office:value="0.34830120372486917">
            <text:p>0,3483012037</text:p>
          </table:table-cell>
        </table:table-row>
        <table:table-row>
          <table:table-cell office:value-type="float" office:value="0.8096016715537879">
            <text:p>0,8096016716</text:p>
          </table:table-cell>
          <table:table-cell office:value-type="float" office:value="0.10022132079394774">
            <text:p>0,1002213208</text:p>
          </table:table-cell>
        </table:table-row>
        <table:table-row>
          <table:table-cell office:value-type="float" office:value="0.2536024796486721">
            <text:p>0,2536024796</text:p>
          </table:table-cell>
          <table:table-cell office:value-type="float" office:value="0.49641040553971716">
            <text:p>0,4964104055</text:p>
          </table:table-cell>
        </table:table-row>
        <table:table-row>
          <table:table-cell office:value-type="float" office:value="0.6178769579456918">
            <text:p>0,6178769579</text:p>
          </table:table-cell>
          <table:table-cell office:value-type="float" office:value="0.2139485017216164">
            <text:p>0,2139485017</text:p>
          </table:table-cell>
        </table:table-row>
        <table:table-row>
          <table:table-cell office:value-type="float" office:value="0.4542240804657984">
            <text:p>0,4542240805</text:p>
          </table:table-cell>
          <table:table-cell office:value-type="float" office:value="0.3260385170754946">
            <text:p>0,3260385171</text:p>
          </table:table-cell>
        </table:table-row>
        <table:table-row>
          <table:table-cell office:value-type="float" office:value="0.07147744447252521">
            <text:p>0,0714774445</text:p>
          </table:table-cell>
          <table:table-cell office:value-type="float" office:value="0.7326473406294128">
            <text:p>0,7326473406</text:p>
          </table:table-cell>
        </table:table-row>
        <table:table-row>
          <table:table-cell office:value-type="float" office:value="0.3769460262695496">
            <text:p>0,3769460263</text:p>
          </table:table-cell>
          <table:table-cell office:value-type="float" office:value="0.38604069656894224">
            <text:p>0,3860406966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17988482463400102">
            <text:p>0,1798848246</text:p>
          </table:table-cell>
          <table:table-cell office:value-type="float" office:value="0.5758716884785914">
            <text:p>0,5758716885</text:p>
          </table:table-cell>
        </table:table-row>
        <table:table-row>
          <table:table-cell office:value-type="float" office:value="0.09075305316776279">
            <text:p>0,0907530532</text:p>
          </table:table-cell>
          <table:table-cell office:value-type="float" office:value="0.6987475258727942">
            <text:p>0,698747525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536024796486721">
            <text:p>0,2536024796</text:p>
          </table:table-cell>
          <table:table-cell office:value-type="float" office:value="0.49641040553971716">
            <text:p>0,4964104055</text:p>
          </table:table-cell>
        </table:table-row>
        <table:table-row>
          <table:table-cell office:value-type="float" office:value="0.07147744447252521">
            <text:p>0,0714774445</text:p>
          </table:table-cell>
          <table:table-cell office:value-type="float" office:value="0.7326473406294128">
            <text:p>0,7326473406</text:p>
          </table:table-cell>
        </table:table-row>
        <table:table-row>
          <table:table-cell office:value-type="float" office:value="0.6178769579456918">
            <text:p>0,6178769579</text:p>
          </table:table-cell>
          <table:table-cell office:value-type="float" office:value="0.2139485017216164">
            <text:p>0,2139485017</text:p>
          </table:table-cell>
        </table:table-row>
        <table:table-row>
          <table:table-cell office:value-type="float" office:value="0.2996889547324417">
            <text:p>0,2996889547</text:p>
          </table:table-cell>
          <table:table-cell office:value-type="float" office:value="0.4525614603150033">
            <text:p>0,4525614603</text:p>
          </table:table-cell>
        </table:table-row>
        <table:table-row>
          <table:table-cell office:value-type="float" office:value="0.9016136086157154">
            <text:p>0,9016136086</text:p>
          </table:table-cell>
          <table:table-cell office:value-type="float" office:value="0.050466636386211294">
            <text:p>0,0504666364</text:p>
          </table:table-cell>
        </table:table-row>
        <table:table-row>
          <table:table-cell office:value-type="float" office:value="0.7477710499445637">
            <text:p>0,7477710499</text:p>
          </table:table-cell>
          <table:table-cell office:value-type="float" office:value="0.13526243868757282">
            <text:p>0,1352624387</text:p>
          </table:table-cell>
        </table:table-row>
        <table:table-row>
          <table:table-cell office:value-type="float" office:value="0.19916043332923858">
            <text:p>0,1991604333</text:p>
          </table:table-cell>
          <table:table-cell office:value-type="float" office:value="0.5537260557356742">
            <text:p>0,5537260557</text:p>
          </table:table-cell>
        </table:table-row>
        <table:table-row>
          <table:table-cell office:value-type="float" office:value="0.3769460262695496">
            <text:p>0,3769460263</text:p>
          </table:table-cell>
          <table:table-cell office:value-type="float" office:value="0.38604069656894224">
            <text:p>0,3860406966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9454719339086497">
            <text:p>0,9454719339</text:p>
          </table:table-cell>
          <table:table-cell office:value-type="float" office:value="0.027646188926762294">
            <text:p>0,0276461889</text:p>
          </table:table-cell>
        </table:table-row>
        <table:table-row>
          <table:table-cell office:value-type="float" office:value="0.5231772137023907">
            <text:p>0,5231772137</text:p>
          </table:table-cell>
          <table:table-cell office:value-type="float" office:value="0.27669009843470915">
            <text:p>0,2766900984</text:p>
          </table:table-cell>
        </table:table-row>
        <table:table-row>
          <table:table-cell office:value-type="float" office:value="0.4690526054326311">
            <text:p>0,4690526054</text:p>
          </table:table-cell>
          <table:table-cell office:value-type="float" office:value="0.31512584701083146">
            <text:p>0,315125847</text:p>
          </table:table-cell>
        </table:table-row>
        <table:table-row>
          <table:table-cell office:value-type="float" office:value="0.15298981489881194">
            <text:p>0,1529898149</text:p>
          </table:table-cell>
          <table:table-cell office:value-type="float" office:value="0.6088608752645526">
            <text:p>0,6088608753</text:p>
          </table:table-cell>
        </table:table-row>
        <table:table-row>
          <table:table-cell office:value-type="float" office:value="0.5613428005471721">
            <text:p>0,5613428005</text:p>
          </table:table-cell>
          <table:table-cell office:value-type="float" office:value="0.2507718634840439">
            <text:p>0,2507718635</text:p>
          </table:table-cell>
        </table:table-row>
        <table:table-row>
          <table:table-cell office:value-type="float" office:value="0.129738303698246">
            <text:p>0,1297383037</text:p>
          </table:table-cell>
          <table:table-cell office:value-type="float" office:value="0.6398079627500824">
            <text:p>0,6398079628</text:p>
          </table:table-cell>
        </table:table-row>
        <table:table-row>
          <table:table-cell office:value-type="float" office:value="0.10896444091153837">
            <text:p>0,1089644409</text:p>
          </table:table-cell>
          <table:table-cell office:value-type="float" office:value="0.669902376695108">
            <text:p>0,6699023767</text:p>
          </table:table-cell>
        </table:table-row>
        <table:table-row>
          <table:table-cell office:value-type="float" office:value="0.8093984641639407">
            <text:p>0,8093984642</text:p>
          </table:table-cell>
          <table:table-cell office:value-type="float" office:value="0.10033424864345275">
            <text:p>0,100334248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6732894307438745">
            <text:p>0,6732894307</text:p>
          </table:table-cell>
          <table:table-cell office:value-type="float" office:value="0.1794578434084727">
            <text:p>0,1794578434</text:p>
          </table:table-cell>
        </table:table-row>
        <table:table-row>
          <table:table-cell office:value-type="float" office:value="0.2996889547324417">
            <text:p>0,2996889547</text:p>
          </table:table-cell>
          <table:table-cell office:value-type="float" office:value="0.4525614603150033">
            <text:p>0,4525614603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5613428005471721">
            <text:p>0,5613428005</text:p>
          </table:table-cell>
          <table:table-cell office:value-type="float" office:value="0.2507718634840439">
            <text:p>0,2507718635</text:p>
          </table:table-cell>
        </table:table-row>
        <table:table-row>
          <table:table-cell office:value-type="float" office:value="0.9454719339086497">
            <text:p>0,9454719339</text:p>
          </table:table-cell>
          <table:table-cell office:value-type="float" office:value="0.027646188926762294">
            <text:p>0,0276461889</text:p>
          </table:table-cell>
        </table:table-row>
        <table:table-row>
          <table:table-cell office:value-type="float" office:value="0.7477710499445637">
            <text:p>0,7477710499</text:p>
          </table:table-cell>
          <table:table-cell office:value-type="float" office:value="0.13526243868757282">
            <text:p>0,1352624387</text:p>
          </table:table-cell>
        </table:table-row>
        <table:table-row>
          <table:table-cell office:value-type="float" office:value="0.35445444827008715">
            <text:p>0,3544544483</text:p>
          </table:table-cell>
          <table:table-cell office:value-type="float" office:value="0.40463922847563494">
            <text:p>0,4046392285</text:p>
          </table:table-cell>
        </table:table-row>
        <table:table-row>
          <table:table-cell office:value-type="float" office:value="0.15298981489881194">
            <text:p>0,1529898149</text:p>
          </table:table-cell>
          <table:table-cell office:value-type="float" office:value="0.6088608752645526">
            <text:p>0,6088608753</text:p>
          </table:table-cell>
        </table:table-row>
        <table:table-row>
          <table:table-cell office:value-type="float" office:value="0.2536024796486721">
            <text:p>0,2536024796</text:p>
          </table:table-cell>
          <table:table-cell office:value-type="float" office:value="0.49641040553971716">
            <text:p>0,4964104055</text:p>
          </table:table-cell>
        </table:table-row>
        <table:table-row>
          <table:table-cell office:value-type="float" office:value="0.40884745229281644">
            <text:p>0,4088474523</text:p>
          </table:table-cell>
          <table:table-cell office:value-type="float" office:value="0.36058819819085575">
            <text:p>0,3605881982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6178769579456918">
            <text:p>0,6178769579</text:p>
          </table:table-cell>
          <table:table-cell office:value-type="float" office:value="0.2139485017216164">
            <text:p>0,2139485017</text:p>
          </table:table-cell>
        </table:table-row>
        <table:table-row>
          <table:table-cell office:value-type="float" office:value="0.129738303698246">
            <text:p>0,1297383037</text:p>
          </table:table-cell>
          <table:table-cell office:value-type="float" office:value="0.6398079627500824">
            <text:p>0,6398079628</text:p>
          </table:table-cell>
        </table:table-row>
        <table:table-row>
          <table:table-cell office:value-type="float" office:value="0.19296886125490992">
            <text:p>0,1929688613</text:p>
          </table:table-cell>
          <table:table-cell office:value-type="float" office:value="0.5607177885972277">
            <text:p>0,5607177886</text:p>
          </table:table-cell>
        </table:table-row>
        <table:table-row>
          <table:table-cell office:value-type="float" office:value="0.10542482456225855">
            <text:p>0,1054248246</text:p>
          </table:table-cell>
          <table:table-cell office:value-type="float" office:value="0.6753081082591397">
            <text:p>0,6753081083</text:p>
          </table:table-cell>
        </table:table-row>
        <table:table-row>
          <table:table-cell office:value-type="float" office:value="0.3769460262695496">
            <text:p>0,3769460263</text:p>
          </table:table-cell>
          <table:table-cell office:value-type="float" office:value="0.38604069656894224">
            <text:p>0,3860406966</text:p>
          </table:table-cell>
        </table:table-row>
        <table:table-row>
          <table:table-cell office:value-type="float" office:value="0.45542848062311825">
            <text:p>0,4554284806</text:p>
          </table:table-cell>
          <table:table-cell office:value-type="float" office:value="0.3251455856089269">
            <text:p>0,325145585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9454719339086497">
            <text:p>0,9454719339</text:p>
          </table:table-cell>
          <table:table-cell office:value-type="float" office:value="0.027646188926762294">
            <text:p>0,0276461889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2536024796486721">
            <text:p>0,2536024796</text:p>
          </table:table-cell>
          <table:table-cell office:value-type="float" office:value="0.49641040553971716">
            <text:p>0,4964104055</text:p>
          </table:table-cell>
        </table:table-row>
        <table:table-row>
          <table:table-cell office:value-type="float" office:value="0.5005677254182939">
            <text:p>0,5005677254</text:p>
          </table:table-cell>
          <table:table-cell office:value-type="float" office:value="0.2924918902102296">
            <text:p>0,2924918902</text:p>
          </table:table-cell>
        </table:table-row>
        <table:table-row>
          <table:table-cell office:value-type="float" office:value="0.6178769579456918">
            <text:p>0,6178769579</text:p>
          </table:table-cell>
          <table:table-cell office:value-type="float" office:value="0.2139485017216164">
            <text:p>0,2139485017</text:p>
          </table:table-cell>
        </table:table-row>
        <table:table-row>
          <table:table-cell office:value-type="float" office:value="0.45542848062311825">
            <text:p>0,4554284806</text:p>
          </table:table-cell>
          <table:table-cell office:value-type="float" office:value="0.3251455856089269">
            <text:p>0,3251455856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19296886125490992">
            <text:p>0,1929688613</text:p>
          </table:table-cell>
          <table:table-cell office:value-type="float" office:value="0.5607177885972277">
            <text:p>0,5607177886</text:p>
          </table:table-cell>
        </table:table-row>
        <table:table-row>
          <table:table-cell office:value-type="float" office:value="0.40884745229281644">
            <text:p>0,4088474523</text:p>
          </table:table-cell>
          <table:table-cell office:value-type="float" office:value="0.36058819819085575">
            <text:p>0,3605881982</text:p>
          </table:table-cell>
        </table:table-row>
        <table:table-row>
          <table:table-cell office:value-type="float" office:value="0.5613428005471721">
            <text:p>0,5613428005</text:p>
          </table:table-cell>
          <table:table-cell office:value-type="float" office:value="0.2507718634840439">
            <text:p>0,2507718635</text:p>
          </table:table-cell>
        </table:table-row>
        <table:table-row>
          <table:table-cell office:value-type="float" office:value="0.129738303698246">
            <text:p>0,1297383037</text:p>
          </table:table-cell>
          <table:table-cell office:value-type="float" office:value="0.6398079627500824">
            <text:p>0,6398079628</text:p>
          </table:table-cell>
        </table:table-row>
        <table:table-row>
          <table:table-cell office:value-type="float" office:value="0.3352675984039223">
            <text:p>0,3352675984</text:p>
          </table:table-cell>
          <table:table-cell office:value-type="float" office:value="0.4209770311948564">
            <text:p>0,4209770312</text:p>
          </table:table-cell>
        </table:table-row>
        <table:table-row>
          <table:table-cell office:value-type="float" office:value="0.7926500418229014">
            <text:p>0,7926500418</text:p>
          </table:table-cell>
          <table:table-cell office:value-type="float" office:value="0.10969104136659313">
            <text:p>0,1096910414</text:p>
          </table:table-cell>
        </table:table-row>
        <table:table-row>
          <table:table-cell office:value-type="float" office:value="0.09375355841143937">
            <text:p>0,0937535584</text:p>
          </table:table-cell>
          <table:table-cell office:value-type="float" office:value="0.6938079713456939">
            <text:p>0,6938079713</text:p>
          </table:table-cell>
        </table:table-row>
        <table:table-row>
          <table:table-cell office:value-type="float" office:value="0.7026318051493881">
            <text:p>0,7026318051</text:p>
          </table:table-cell>
          <table:table-cell office:value-type="float" office:value="0.1617686446157075">
            <text:p>0,1617686446</text:p>
          </table:table-cell>
        </table:table-row>
        <table:table-row>
          <table:table-cell office:value-type="float" office:value="0.6732894307438745">
            <text:p>0,6732894307</text:p>
          </table:table-cell>
          <table:table-cell office:value-type="float" office:value="0.1794578434084727">
            <text:p>0,1794578434</text:p>
          </table:table-cell>
        </table:table-row>
        <table:table-row>
          <table:table-cell office:value-type="float" office:value="0.10542482456225855">
            <text:p>0,1054248246</text:p>
          </table:table-cell>
          <table:table-cell office:value-type="float" office:value="0.6753081082591397">
            <text:p>0,675308108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926500418229014">
            <text:p>0,7926500418</text:p>
          </table:table-cell>
          <table:table-cell office:value-type="float" office:value="0.10969104136659313">
            <text:p>0,1096910414</text:p>
          </table:table-cell>
        </table:table-row>
        <table:table-row>
          <table:table-cell office:value-type="float" office:value="0.8483837146944239">
            <text:p>0,8483837147</text:p>
          </table:table-cell>
          <table:table-cell office:value-type="float" office:value="0.07892252514002718">
            <text:p>0,0789225251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3352675984039223">
            <text:p>0,3352675984</text:p>
          </table:table-cell>
          <table:table-cell office:value-type="float" office:value="0.4209770311948564">
            <text:p>0,4209770312</text:p>
          </table:table-cell>
        </table:table-row>
        <table:table-row>
          <table:table-cell office:value-type="float" office:value="0.7026318051493881">
            <text:p>0,7026318051</text:p>
          </table:table-cell>
          <table:table-cell office:value-type="float" office:value="0.1617686446157075">
            <text:p>0,1617686446</text:p>
          </table:table-cell>
        </table:table-row>
        <table:table-row>
          <table:table-cell office:value-type="float" office:value="0.27031519208527716">
            <text:p>0,2703151921</text:p>
          </table:table-cell>
          <table:table-cell office:value-type="float" office:value="0.4800815524668536">
            <text:p>0,4800815525</text:p>
          </table:table-cell>
        </table:table-row>
        <table:table-row>
          <table:table-cell office:value-type="float" office:value="0.9365336892399272">
            <text:p>0,9365336892</text:p>
          </table:table-cell>
          <table:table-cell office:value-type="float" office:value="0.03225329282919942">
            <text:p>0,0322532928</text:p>
          </table:table-cell>
        </table:table-row>
        <table:table-row>
          <table:table-cell office:value-type="float" office:value="0.45542848062311825">
            <text:p>0,4554284806</text:p>
          </table:table-cell>
          <table:table-cell office:value-type="float" office:value="0.3251455856089269">
            <text:p>0,3251455856</text:p>
          </table:table-cell>
        </table:table-row>
        <table:table-row>
          <table:table-cell office:value-type="float" office:value="0.19296886125490992">
            <text:p>0,1929688613</text:p>
          </table:table-cell>
          <table:table-cell office:value-type="float" office:value="0.5607177885972277">
            <text:p>0,5607177886</text:p>
          </table:table-cell>
        </table:table-row>
        <table:table-row>
          <table:table-cell office:value-type="float" office:value="0.3828819753954923">
            <text:p>0,3828819754</text:p>
          </table:table-cell>
          <table:table-cell office:value-type="float" office:value="0.3812254244108827">
            <text:p>0,3812254244</text:p>
          </table:table-cell>
        </table:table-row>
        <table:table-row>
          <table:table-cell office:value-type="float" office:value="0.23222497880575793">
            <text:p>0,2322249788</text:p>
          </table:table-cell>
          <table:table-cell office:value-type="float" office:value="0.5181027300287353">
            <text:p>0,51810273</text:p>
          </table:table-cell>
        </table:table-row>
        <table:table-row>
          <table:table-cell office:value-type="float" office:value="0.129738303698246">
            <text:p>0,1297383037</text:p>
          </table:table-cell>
          <table:table-cell office:value-type="float" office:value="0.6398079627500824">
            <text:p>0,6398079628</text:p>
          </table:table-cell>
        </table:table-row>
        <table:table-row>
          <table:table-cell office:value-type="float" office:value="0.9454719339086497">
            <text:p>0,9454719339</text:p>
          </table:table-cell>
          <table:table-cell office:value-type="float" office:value="0.027646188926762294">
            <text:p>0,0276461889</text:p>
          </table:table-cell>
        </table:table-row>
        <table:table-row>
          <table:table-cell office:value-type="float" office:value="0.5613428005471721">
            <text:p>0,5613428005</text:p>
          </table:table-cell>
          <table:table-cell office:value-type="float" office:value="0.2507718634840439">
            <text:p>0,2507718635</text:p>
          </table:table-cell>
        </table:table-row>
        <table:table-row>
          <table:table-cell office:value-type="float" office:value="0.5005677254182939">
            <text:p>0,5005677254</text:p>
          </table:table-cell>
          <table:table-cell office:value-type="float" office:value="0.2924918902102296">
            <text:p>0,2924918902</text:p>
          </table:table-cell>
        </table:table-row>
        <table:table-row>
          <table:table-cell office:value-type="float" office:value="0.6732894307438745">
            <text:p>0,6732894307</text:p>
          </table:table-cell>
          <table:table-cell office:value-type="float" office:value="0.1794578434084727">
            <text:p>0,1794578434</text:p>
          </table:table-cell>
        </table:table-row>
        <table:table-row>
          <table:table-cell office:value-type="float" office:value="0.5143557216108132">
            <text:p>0,5143557216</text:p>
          </table:table-cell>
          <table:table-cell office:value-type="float" office:value="0.2828140257849341">
            <text:p>0,282814025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129738303698246">
            <text:p>0,1297383037</text:p>
          </table:table-cell>
          <table:table-cell office:value-type="float" office:value="0.6398079627500824">
            <text:p>0,6398079628</text:p>
          </table:table-cell>
        </table:table-row>
        <table:table-row>
          <table:table-cell office:value-type="float" office:value="0.19296886125490992">
            <text:p>0,1929688613</text:p>
          </table:table-cell>
          <table:table-cell office:value-type="float" office:value="0.5607177885972277">
            <text:p>0,5607177886</text:p>
          </table:table-cell>
        </table:table-row>
        <table:table-row>
          <table:table-cell office:value-type="float" office:value="0.3828819753954923">
            <text:p>0,3828819754</text:p>
          </table:table-cell>
          <table:table-cell office:value-type="float" office:value="0.3812254244108827">
            <text:p>0,3812254244</text:p>
          </table:table-cell>
        </table:table-row>
        <table:table-row>
          <table:table-cell office:value-type="float" office:value="0.5964230998001218">
            <text:p>0,5964230998</text:p>
          </table:table-cell>
          <table:table-cell office:value-type="float" office:value="0.22771566130076049">
            <text:p>0,2277156613</text:p>
          </table:table-cell>
        </table:table-row>
        <table:table-row>
          <table:table-cell office:value-type="float" office:value="0.6732894307438745">
            <text:p>0,6732894307</text:p>
          </table:table-cell>
          <table:table-cell office:value-type="float" office:value="0.1794578434084727">
            <text:p>0,1794578434</text:p>
          </table:table-cell>
        </table:table-row>
        <table:table-row>
          <table:table-cell office:value-type="float" office:value="0.3352675984039223">
            <text:p>0,3352675984</text:p>
          </table:table-cell>
          <table:table-cell office:value-type="float" office:value="0.4209770311948564">
            <text:p>0,4209770312</text:p>
          </table:table-cell>
        </table:table-row>
        <table:table-row>
          <table:table-cell office:value-type="float" office:value="0.14288076122728904">
            <text:p>0,1428807612</text:p>
          </table:table-cell>
          <table:table-cell office:value-type="float" office:value="0.6220042841151648">
            <text:p>0,6220042841</text:p>
          </table:table-cell>
        </table:table-row>
        <table:table-row>
          <table:table-cell office:value-type="float" office:value="0.8619647697477969">
            <text:p>0,8619647697</text:p>
          </table:table-cell>
          <table:table-cell office:value-type="float" office:value="0.07157942194940714">
            <text:p>0,0715794219</text:p>
          </table:table-cell>
        </table:table-row>
        <table:table-row>
          <table:table-cell office:value-type="float" office:value="0.4515469598103764">
            <text:p>0,4515469598</text:p>
          </table:table-cell>
          <table:table-cell office:value-type="float" office:value="0.328027560230052">
            <text:p>0,3280275602</text:p>
          </table:table-cell>
        </table:table-row>
        <table:table-row>
          <table:table-cell office:value-type="float" office:value="0.9365336892399272">
            <text:p>0,9365336892</text:p>
          </table:table-cell>
          <table:table-cell office:value-type="float" office:value="0.03225329282919942">
            <text:p>0,0322532928</text:p>
          </table:table-cell>
        </table:table-row>
        <table:table-row>
          <table:table-cell office:value-type="float" office:value="0.2852038209290142">
            <text:p>0,2852038209</text:p>
          </table:table-cell>
          <table:table-cell office:value-type="float" office:value="0.46595522572633086">
            <text:p>0,4659552257</text:p>
          </table:table-cell>
        </table:table-row>
        <table:table-row>
          <table:table-cell office:value-type="float" office:value="0.04112545492451728">
            <text:p>0,0411254549</text:p>
          </table:table-cell>
          <table:table-cell office:value-type="float" office:value="0.7972058804488718">
            <text:p>0,7972058804</text:p>
          </table:table-cell>
        </table:table-row>
        <table:table-row>
          <table:table-cell office:value-type="float" office:value="0.27031519208527716">
            <text:p>0,2703151921</text:p>
          </table:table-cell>
          <table:table-cell office:value-type="float" office:value="0.4800815524668536">
            <text:p>0,4800815525</text:p>
          </table:table-cell>
        </table:table-row>
        <table:table-row>
          <table:table-cell office:value-type="float" office:value="0.23222497880575793">
            <text:p>0,2322249788</text:p>
          </table:table-cell>
          <table:table-cell office:value-type="float" office:value="0.5181027300287353">
            <text:p>0,51810273</text:p>
          </table:table-cell>
        </table:table-row>
        <table:table-row>
          <table:table-cell office:value-type="float" office:value="0.7026318051493881">
            <text:p>0,7026318051</text:p>
          </table:table-cell>
          <table:table-cell office:value-type="float" office:value="0.1617686446157075">
            <text:p>0,1617686446</text:p>
          </table:table-cell>
        </table:table-row>
        <table:table-row>
          <table:table-cell office:value-type="float" office:value="0.9454719339086497">
            <text:p>0,9454719339</text:p>
          </table:table-cell>
          <table:table-cell office:value-type="float" office:value="0.027646188926762294">
            <text:p>0,027646188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71175931525937">
            <text:p>0,7711759315</text:p>
          </table:table-cell>
          <table:table-cell office:value-type="float" office:value="0.12183376771482668">
            <text:p>0,1218337677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129738303698246">
            <text:p>0,1297383037</text:p>
          </table:table-cell>
          <table:table-cell office:value-type="float" office:value="0.6398079627500824">
            <text:p>0,6398079628</text:p>
          </table:table-cell>
        </table:table-row>
        <table:table-row>
          <table:table-cell office:value-type="float" office:value="0.04112545492451728">
            <text:p>0,0411254549</text:p>
          </table:table-cell>
          <table:table-cell office:value-type="float" office:value="0.7972058804488718">
            <text:p>0,7972058804</text:p>
          </table:table-cell>
        </table:table-row>
        <table:table-row>
          <table:table-cell office:value-type="float" office:value="0.7026318051493881">
            <text:p>0,7026318051</text:p>
          </table:table-cell>
          <table:table-cell office:value-type="float" office:value="0.1617686446157075">
            <text:p>0,1617686446</text:p>
          </table:table-cell>
        </table:table-row>
        <table:table-row>
          <table:table-cell office:value-type="float" office:value="0.4903671232018414">
            <text:p>0,4903671232</text:p>
          </table:table-cell>
          <table:table-cell office:value-type="float" office:value="0.29973781824102386">
            <text:p>0,2997378182</text:p>
          </table:table-cell>
        </table:table-row>
        <table:table-row>
          <table:table-cell office:value-type="float" office:value="0.4515469598103764">
            <text:p>0,4515469598</text:p>
          </table:table-cell>
          <table:table-cell office:value-type="float" office:value="0.328027560230052">
            <text:p>0,3280275602</text:p>
          </table:table-cell>
        </table:table-row>
        <table:table-row>
          <table:table-cell office:value-type="float" office:value="0.8619647697477969">
            <text:p>0,8619647697</text:p>
          </table:table-cell>
          <table:table-cell office:value-type="float" office:value="0.07157942194940714">
            <text:p>0,0715794219</text:p>
          </table:table-cell>
        </table:table-row>
        <table:table-row>
          <table:table-cell office:value-type="float" office:value="0.14288076122728904">
            <text:p>0,1428807612</text:p>
          </table:table-cell>
          <table:table-cell office:value-type="float" office:value="0.6220042841151648">
            <text:p>0,6220042841</text:p>
          </table:table-cell>
        </table:table-row>
        <table:table-row>
          <table:table-cell office:value-type="float" office:value="0.3352675984039223">
            <text:p>0,3352675984</text:p>
          </table:table-cell>
          <table:table-cell office:value-type="float" office:value="0.4209770311948564">
            <text:p>0,4209770312</text:p>
          </table:table-cell>
        </table:table-row>
        <table:table-row>
          <table:table-cell office:value-type="float" office:value="0.5964230998001218">
            <text:p>0,5964230998</text:p>
          </table:table-cell>
          <table:table-cell office:value-type="float" office:value="0.22771566130076049">
            <text:p>0,2277156613</text:p>
          </table:table-cell>
        </table:table-row>
        <table:table-row>
          <table:table-cell office:value-type="float" office:value="0.6633364802097823">
            <text:p>0,6633364802</text:p>
          </table:table-cell>
          <table:table-cell office:value-type="float" office:value="0.1855452865813948">
            <text:p>0,1855452866</text:p>
          </table:table-cell>
        </table:table-row>
        <table:table-row>
          <table:table-cell office:value-type="float" office:value="0.40684554143160695">
            <text:p>0,4068455414</text:p>
          </table:table-cell>
          <table:table-cell office:value-type="float" office:value="0.3621555507558234">
            <text:p>0,3621555508</text:p>
          </table:table-cell>
        </table:table-row>
        <table:table-row>
          <table:table-cell office:value-type="float" office:value="0.1886059384140894">
            <text:p>0,1886059384</text:p>
          </table:table-cell>
          <table:table-cell office:value-type="float" office:value="0.5657121479777618">
            <text:p>0,565712148</text:p>
          </table:table-cell>
        </table:table-row>
        <table:table-row>
          <table:table-cell office:value-type="float" office:value="0.5864698314428627">
            <text:p>0,5864698314</text:p>
          </table:table-cell>
          <table:table-cell office:value-type="float" office:value="0.23418681687838339">
            <text:p>0,2341868169</text:p>
          </table:table-cell>
        </table:table-row>
        <table:table-row>
          <table:table-cell office:value-type="float" office:value="0.9454719339086497">
            <text:p>0,9454719339</text:p>
          </table:table-cell>
          <table:table-cell office:value-type="float" office:value="0.027646188926762294">
            <text:p>0,0276461889</text:p>
          </table:table-cell>
        </table:table-row>
        <table:table-row>
          <table:table-cell office:value-type="float" office:value="0.30896935843491585">
            <text:p>0,3089693584</text:p>
          </table:table-cell>
          <table:table-cell office:value-type="float" office:value="0.44414987772339576">
            <text:p>0,444149877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619647697477969">
            <text:p>0,8619647697</text:p>
          </table:table-cell>
          <table:table-cell office:value-type="float" office:value="0.07157942194940714">
            <text:p>0,0715794219</text:p>
          </table:table-cell>
        </table:table-row>
        <table:table-row>
          <table:table-cell office:value-type="float" office:value="0.2216464824396617">
            <text:p>0,2216464824</text:p>
          </table:table-cell>
          <table:table-cell office:value-type="float" office:value="0.5292065395105177">
            <text:p>0,5292065395</text:p>
          </table:table-cell>
        </table:table-row>
        <table:table-row>
          <table:table-cell office:value-type="float" office:value="0.30896935843491585">
            <text:p>0,3089693584</text:p>
          </table:table-cell>
          <table:table-cell office:value-type="float" office:value="0.44414987772339576">
            <text:p>0,4441498777</text:p>
          </table:table-cell>
        </table:table-row>
        <table:table-row>
          <table:table-cell office:value-type="float" office:value="0.9454719339086497">
            <text:p>0,9454719339</text:p>
          </table:table-cell>
          <table:table-cell office:value-type="float" office:value="0.027646188926762294">
            <text:p>0,0276461889</text:p>
          </table:table-cell>
        </table:table-row>
        <table:table-row>
          <table:table-cell office:value-type="float" office:value="0.771175931525937">
            <text:p>0,7711759315</text:p>
          </table:table-cell>
          <table:table-cell office:value-type="float" office:value="0.12183376771482668">
            <text:p>0,1218337677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5301831792922566">
            <text:p>0,5301831793</text:p>
          </table:table-cell>
          <table:table-cell office:value-type="float" office:value="0.2718632138861157">
            <text:p>0,2718632139</text:p>
          </table:table-cell>
        </table:table-row>
        <table:table-row>
          <table:table-cell office:value-type="float" office:value="0.7026318051493881">
            <text:p>0,7026318051</text:p>
          </table:table-cell>
          <table:table-cell office:value-type="float" office:value="0.1617686446157075">
            <text:p>0,1617686446</text:p>
          </table:table-cell>
        </table:table-row>
        <table:table-row>
          <table:table-cell office:value-type="float" office:value="0.3597425544443685">
            <text:p>0,3597425544</text:p>
          </table:table-cell>
          <table:table-cell office:value-type="float" office:value="0.4002145763321949">
            <text:p>0,4002145763</text:p>
          </table:table-cell>
        </table:table-row>
        <table:table-row>
          <table:table-cell office:value-type="float" office:value="0.7467009754854909">
            <text:p>0,7467009755</text:p>
          </table:table-cell>
          <table:table-cell office:value-type="float" office:value="0.13588138806903893">
            <text:p>0,1358813881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5864698314428627">
            <text:p>0,5864698314</text:p>
          </table:table-cell>
          <table:table-cell office:value-type="float" office:value="0.23418681687838339">
            <text:p>0,2341868169</text:p>
          </table:table-cell>
        </table:table-row>
        <table:table-row>
          <table:table-cell office:value-type="float" office:value="0.1886059384140894">
            <text:p>0,1886059384</text:p>
          </table:table-cell>
          <table:table-cell office:value-type="float" office:value="0.5657121479777618">
            <text:p>0,565712148</text:p>
          </table:table-cell>
        </table:table-row>
        <table:table-row>
          <table:table-cell office:value-type="float" office:value="0.1720232089854231">
            <text:p>0,172023209</text:p>
          </table:table-cell>
          <table:table-cell office:value-type="float" office:value="0.5852431929607145">
            <text:p>0,585243193</text:p>
          </table:table-cell>
        </table:table-row>
        <table:table-row>
          <table:table-cell office:value-type="float" office:value="0.40684554143160695">
            <text:p>0,4068455414</text:p>
          </table:table-cell>
          <table:table-cell office:value-type="float" office:value="0.3621555507558234">
            <text:p>0,3621555508</text:p>
          </table:table-cell>
        </table:table-row>
        <table:table-row>
          <table:table-cell office:value-type="float" office:value="0.14288076122728904">
            <text:p>0,1428807612</text:p>
          </table:table-cell>
          <table:table-cell office:value-type="float" office:value="0.6220042841151648">
            <text:p>0,6220042841</text:p>
          </table:table-cell>
        </table:table-row>
        <table:table-row>
          <table:table-cell office:value-type="float" office:value="0.3352675984039223">
            <text:p>0,3352675984</text:p>
          </table:table-cell>
          <table:table-cell office:value-type="float" office:value="0.4209770311948564">
            <text:p>0,4209770312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026318051493881">
            <text:p>0,7026318051</text:p>
          </table:table-cell>
          <table:table-cell office:value-type="float" office:value="0.1617686446157075">
            <text:p>0,1617686446</text:p>
          </table:table-cell>
        </table:table-row>
        <table:table-row>
          <table:table-cell office:value-type="float" office:value="0.2216464824396617">
            <text:p>0,2216464824</text:p>
          </table:table-cell>
          <table:table-cell office:value-type="float" office:value="0.5292065395105177">
            <text:p>0,5292065395</text:p>
          </table:table-cell>
        </table:table-row>
        <table:table-row>
          <table:table-cell office:value-type="float" office:value="0.30896935843491585">
            <text:p>0,3089693584</text:p>
          </table:table-cell>
          <table:table-cell office:value-type="float" office:value="0.44414987772339576">
            <text:p>0,4441498777</text:p>
          </table:table-cell>
        </table:table-row>
        <table:table-row>
          <table:table-cell office:value-type="float" office:value="0.8619647697477969">
            <text:p>0,8619647697</text:p>
          </table:table-cell>
          <table:table-cell office:value-type="float" office:value="0.07157942194940714">
            <text:p>0,0715794219</text:p>
          </table:table-cell>
        </table:table-row>
        <table:table-row>
          <table:table-cell office:value-type="float" office:value="0.589409574508128">
            <text:p>0,5894095745</text:p>
          </table:table-cell>
          <table:table-cell office:value-type="float" office:value="0.23226985567314862">
            <text:p>0,2322698557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42690242313925664">
            <text:p>0,4269024231</text:p>
          </table:table-cell>
          <table:table-cell office:value-type="float" office:value="0.3466222967232072">
            <text:p>0,3466222967</text:p>
          </table:table-cell>
        </table:table-row>
        <table:table-row>
          <table:table-cell office:value-type="float" office:value="0.5064784968744611">
            <text:p>0,5064784969</text:p>
          </table:table-cell>
          <table:table-cell office:value-type="float" office:value="0.28832697334066315">
            <text:p>0,2883269733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9261472932352536">
            <text:p>0,9261472932</text:p>
          </table:table-cell>
          <table:table-cell office:value-type="float" office:value="0.037634532396733644">
            <text:p>0,0376345324</text:p>
          </table:table-cell>
        </table:table-row>
        <table:table-row>
          <table:table-cell office:value-type="float" office:value="0.3597425544443685">
            <text:p>0,3597425544</text:p>
          </table:table-cell>
          <table:table-cell office:value-type="float" office:value="0.4002145763321949">
            <text:p>0,4002145763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7467009754854909">
            <text:p>0,7467009755</text:p>
          </table:table-cell>
          <table:table-cell office:value-type="float" office:value="0.13588138806903893">
            <text:p>0,1358813881</text:p>
          </table:table-cell>
        </table:table-row>
        <table:table-row>
          <table:table-cell office:value-type="float" office:value="0.13617359634052045">
            <text:p>0,1361735963</text:p>
          </table:table-cell>
          <table:table-cell office:value-type="float" office:value="0.6309829321826421">
            <text:p>0,6309829322</text:p>
          </table:table-cell>
        </table:table-row>
        <table:table-row>
          <table:table-cell office:value-type="float" office:value="0.9454719339086497">
            <text:p>0,9454719339</text:p>
          </table:table-cell>
          <table:table-cell office:value-type="float" office:value="0.027646188926762294">
            <text:p>0,0276461889</text:p>
          </table:table-cell>
        </table:table-row>
        <table:table-row>
          <table:table-cell office:value-type="float" office:value="0.5532360427101872">
            <text:p>0,5532360427</text:p>
          </table:table-cell>
          <table:table-cell office:value-type="float" office:value="0.2562016115168122">
            <text:p>0,2562016115</text:p>
          </table:table-cell>
        </table:table-row>
        <table:table-row>
          <table:table-cell office:value-type="float" office:value="0.1886059384140894">
            <text:p>0,1886059384</text:p>
          </table:table-cell>
          <table:table-cell office:value-type="float" office:value="0.5657121479777618">
            <text:p>0,56571214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3597425544443685">
            <text:p>0,3597425544</text:p>
          </table:table-cell>
          <table:table-cell office:value-type="float" office:value="0.4002145763321949">
            <text:p>0,4002145763</text:p>
          </table:table-cell>
        </table:table-row>
        <table:table-row>
          <table:table-cell office:value-type="float" office:value="0.42690242313925664">
            <text:p>0,4269024231</text:p>
          </table:table-cell>
          <table:table-cell office:value-type="float" office:value="0.3466222967232072">
            <text:p>0,3466222967</text:p>
          </table:table-cell>
        </table:table-row>
        <table:table-row>
          <table:table-cell office:value-type="float" office:value="0.8619647697477969">
            <text:p>0,8619647697</text:p>
          </table:table-cell>
          <table:table-cell office:value-type="float" office:value="0.07157942194940714">
            <text:p>0,0715794219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24906654193401362">
            <text:p>0,2490665419</text:p>
          </table:table-cell>
          <table:table-cell office:value-type="float" office:value="0.5009343310404796">
            <text:p>0,500934331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04511114907660488">
            <text:p>0,0451111491</text:p>
          </table:table-cell>
          <table:table-cell office:value-type="float" office:value="0.7876061463304438">
            <text:p>0,7876061463</text:p>
          </table:table-cell>
        </table:table-row>
        <table:table-row>
          <table:table-cell office:value-type="float" office:value="0.4726416417124395">
            <text:p>0,4726416417</text:p>
          </table:table-cell>
          <table:table-cell office:value-type="float" office:value="0.3125106242912262">
            <text:p>0,3125106243</text:p>
          </table:table-cell>
        </table:table-row>
        <table:table-row>
          <table:table-cell office:value-type="float" office:value="0.7026318051493881">
            <text:p>0,7026318051</text:p>
          </table:table-cell>
          <table:table-cell office:value-type="float" office:value="0.1617686446157075">
            <text:p>0,1617686446</text:p>
          </table:table-cell>
        </table:table-row>
        <table:table-row>
          <table:table-cell office:value-type="float" office:value="0.9261472932352536">
            <text:p>0,9261472932</text:p>
          </table:table-cell>
          <table:table-cell office:value-type="float" office:value="0.037634532396733644">
            <text:p>0,0376345324</text:p>
          </table:table-cell>
        </table:table-row>
        <table:table-row>
          <table:table-cell office:value-type="float" office:value="0.63916011911566">
            <text:p>0,6391601191</text:p>
          </table:table-cell>
          <table:table-cell office:value-type="float" office:value="0.200525097882579">
            <text:p>0,2005250979</text:p>
          </table:table-cell>
        </table:table-row>
        <table:table-row>
          <table:table-cell office:value-type="float" office:value="0.2216464824396617">
            <text:p>0,2216464824</text:p>
          </table:table-cell>
          <table:table-cell office:value-type="float" office:value="0.5292065395105177">
            <text:p>0,5292065395</text:p>
          </table:table-cell>
        </table:table-row>
        <table:table-row>
          <table:table-cell office:value-type="float" office:value="0.7467009754854909">
            <text:p>0,7467009755</text:p>
          </table:table-cell>
          <table:table-cell office:value-type="float" office:value="0.13588138806903893">
            <text:p>0,1358813881</text:p>
          </table:table-cell>
        </table:table-row>
        <table:table-row>
          <table:table-cell office:value-type="float" office:value="0.13617359634052045">
            <text:p>0,1361735963</text:p>
          </table:table-cell>
          <table:table-cell office:value-type="float" office:value="0.6309829321826421">
            <text:p>0,6309829322</text:p>
          </table:table-cell>
        </table:table-row>
        <table:table-row>
          <table:table-cell office:value-type="float" office:value="0.30896935843491585">
            <text:p>0,3089693584</text:p>
          </table:table-cell>
          <table:table-cell office:value-type="float" office:value="0.44414987772339576">
            <text:p>0,4441498777</text:p>
          </table:table-cell>
        </table:table-row>
        <table:table-row>
          <table:table-cell office:value-type="float" office:value="0.9454719339086497">
            <text:p>0,9454719339</text:p>
          </table:table-cell>
          <table:table-cell office:value-type="float" office:value="0.027646188926762294">
            <text:p>0,0276461889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216464824396617">
            <text:p>0,2216464824</text:p>
          </table:table-cell>
          <table:table-cell office:value-type="float" office:value="0.5292065395105177">
            <text:p>0,5292065395</text:p>
          </table:table-cell>
        </table:table-row>
        <table:table-row>
          <table:table-cell office:value-type="float" office:value="0.13617359634052045">
            <text:p>0,1361735963</text:p>
          </table:table-cell>
          <table:table-cell office:value-type="float" office:value="0.6309829321826421">
            <text:p>0,6309829322</text:p>
          </table:table-cell>
        </table:table-row>
        <table:table-row>
          <table:table-cell office:value-type="float" office:value="0.8619647697477969">
            <text:p>0,8619647697</text:p>
          </table:table-cell>
          <table:table-cell office:value-type="float" office:value="0.07157942194940714">
            <text:p>0,0715794219</text:p>
          </table:table-cell>
        </table:table-row>
        <table:table-row>
          <table:table-cell office:value-type="float" office:value="0.63916011911566">
            <text:p>0,6391601191</text:p>
          </table:table-cell>
          <table:table-cell office:value-type="float" office:value="0.200525097882579">
            <text:p>0,2005250979</text:p>
          </table:table-cell>
        </table:table-row>
        <table:table-row>
          <table:table-cell office:value-type="float" office:value="0.3597425544443685">
            <text:p>0,3597425544</text:p>
          </table:table-cell>
          <table:table-cell office:value-type="float" office:value="0.4002145763321949">
            <text:p>0,4002145763</text:p>
          </table:table-cell>
        </table:table-row>
        <table:table-row>
          <table:table-cell office:value-type="float" office:value="0.24906654193401362">
            <text:p>0,2490665419</text:p>
          </table:table-cell>
          <table:table-cell office:value-type="float" office:value="0.5009343310404796">
            <text:p>0,500934331</text:p>
          </table:table-cell>
        </table:table-row>
        <table:table-row>
          <table:table-cell office:value-type="float" office:value="0.04511114907660488">
            <text:p>0,0451111491</text:p>
          </table:table-cell>
          <table:table-cell office:value-type="float" office:value="0.7876061463304438">
            <text:p>0,7876061463</text:p>
          </table:table-cell>
        </table:table-row>
        <table:table-row>
          <table:table-cell office:value-type="float" office:value="0.30896935843491585">
            <text:p>0,3089693584</text:p>
          </table:table-cell>
          <table:table-cell office:value-type="float" office:value="0.44414987772339576">
            <text:p>0,4441498777</text:p>
          </table:table-cell>
        </table:table-row>
        <table:table-row>
          <table:table-cell office:value-type="float" office:value="0.4726416417124395">
            <text:p>0,4726416417</text:p>
          </table:table-cell>
          <table:table-cell office:value-type="float" office:value="0.3125106242912262">
            <text:p>0,3125106243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9261472932352536">
            <text:p>0,9261472932</text:p>
          </table:table-cell>
          <table:table-cell office:value-type="float" office:value="0.037634532396733644">
            <text:p>0,0376345324</text:p>
          </table:table-cell>
        </table:table-row>
        <table:table-row>
          <table:table-cell office:value-type="float" office:value="0.7026318051493881">
            <text:p>0,7026318051</text:p>
          </table:table-cell>
          <table:table-cell office:value-type="float" office:value="0.1617686446157075">
            <text:p>0,1617686446</text:p>
          </table:table-cell>
        </table:table-row>
        <table:table-row>
          <table:table-cell office:value-type="float" office:value="0.4130610415221559">
            <text:p>0,4130610415</text:p>
          </table:table-cell>
          <table:table-cell office:value-type="float" office:value="0.3573017492460744">
            <text:p>0,3573017492</text:p>
          </table:table-cell>
        </table:table-row>
        <table:table-row>
          <table:table-cell office:value-type="float" office:value="0.42690242313925664">
            <text:p>0,4269024231</text:p>
          </table:table-cell>
          <table:table-cell office:value-type="float" office:value="0.3466222967232072">
            <text:p>0,3466222967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7467009754854909">
            <text:p>0,7467009755</text:p>
          </table:table-cell>
          <table:table-cell office:value-type="float" office:value="0.13588138806903893">
            <text:p>0,1358813881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104780325779612">
            <text:p>0,5104780326</text:p>
          </table:table-cell>
          <table:table-cell office:value-type="float" office:value="0.2855225457875097">
            <text:p>0,2855225458</text:p>
          </table:table-cell>
        </table:table-row>
        <table:table-row>
          <table:table-cell office:value-type="float" office:value="0.63916011911566">
            <text:p>0,6391601191</text:p>
          </table:table-cell>
          <table:table-cell office:value-type="float" office:value="0.200525097882579">
            <text:p>0,2005250979</text:p>
          </table:table-cell>
        </table:table-row>
        <table:table-row>
          <table:table-cell office:value-type="float" office:value="0.2216464824396617">
            <text:p>0,2216464824</text:p>
          </table:table-cell>
          <table:table-cell office:value-type="float" office:value="0.5292065395105177">
            <text:p>0,5292065395</text:p>
          </table:table-cell>
        </table:table-row>
        <table:table-row>
          <table:table-cell office:value-type="float" office:value="0.13617359634052045">
            <text:p>0,1361735963</text:p>
          </table:table-cell>
          <table:table-cell office:value-type="float" office:value="0.6309829321826421">
            <text:p>0,6309829322</text:p>
          </table:table-cell>
        </table:table-row>
        <table:table-row>
          <table:table-cell office:value-type="float" office:value="0.30896935843491585">
            <text:p>0,3089693584</text:p>
          </table:table-cell>
          <table:table-cell office:value-type="float" office:value="0.44414987772339576">
            <text:p>0,4441498777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4726416417124395">
            <text:p>0,4726416417</text:p>
          </table:table-cell>
          <table:table-cell office:value-type="float" office:value="0.3125106242912262">
            <text:p>0,3125106243</text:p>
          </table:table-cell>
        </table:table-row>
        <table:table-row>
          <table:table-cell office:value-type="float" office:value="0.9261472932352536">
            <text:p>0,9261472932</text:p>
          </table:table-cell>
          <table:table-cell office:value-type="float" office:value="0.037634532396733644">
            <text:p>0,0376345324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2507083819079718">
            <text:p>0,2507083819</text:p>
          </table:table-cell>
          <table:table-cell office:value-type="float" office:value="0.49929211918727323">
            <text:p>0,4992921192</text:p>
          </table:table-cell>
        </table:table-row>
        <table:table-row>
          <table:table-cell office:value-type="float" office:value="0.7467009754854909">
            <text:p>0,7467009755</text:p>
          </table:table-cell>
          <table:table-cell office:value-type="float" office:value="0.13588138806903893">
            <text:p>0,1358813881</text:p>
          </table:table-cell>
        </table:table-row>
        <table:table-row>
          <table:table-cell office:value-type="float" office:value="0.9737359616282221">
            <text:p>0,9737359616</text:p>
          </table:table-cell>
          <table:table-cell office:value-type="float" office:value="0.013219395393169409">
            <text:p>0,0132193954</text:p>
          </table:table-cell>
        </table:table-row>
        <table:table-row>
          <table:table-cell office:value-type="float" office:value="0.6777838444708403">
            <text:p>0,6777838445</text:p>
          </table:table-cell>
          <table:table-cell office:value-type="float" office:value="0.17672371316134683">
            <text:p>0,1767237132</text:p>
          </table:table-cell>
        </table:table-row>
        <table:table-row>
          <table:table-cell office:value-type="float" office:value="0.8940146966022611">
            <text:p>0,8940146966</text:p>
          </table:table-cell>
          <table:table-cell office:value-type="float" office:value="0.05447649600749682">
            <text:p>0,054476496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3978405236709466">
            <text:p>0,3978405237</text:p>
          </table:table-cell>
          <table:table-cell office:value-type="float" office:value="0.3692539943281872">
            <text:p>0,3692539943</text:p>
          </table:table-cell>
        </table:table-row>
        <table:table-row>
          <table:table-cell office:value-type="float" office:value="0.34786342609347337">
            <text:p>0,3478634261</text:p>
          </table:table-cell>
          <table:table-cell office:value-type="float" office:value="0.41020052043641697">
            <text:p>0,4102005204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13617359634052045">
            <text:p>0,1361735963</text:p>
          </table:table-cell>
          <table:table-cell office:value-type="float" office:value="0.6309829321826421">
            <text:p>0,6309829322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544901648970087">
            <text:p>0,544901649</text:p>
          </table:table-cell>
          <table:table-cell office:value-type="float" office:value="0.2618254617164807">
            <text:p>0,2618254617</text:p>
          </table:table-cell>
        </table:table-row>
        <table:table-row>
          <table:table-cell office:value-type="float" office:value="0.8940146966022611">
            <text:p>0,8940146966</text:p>
          </table:table-cell>
          <table:table-cell office:value-type="float" office:value="0.05447649600749682">
            <text:p>0,054476496</text:p>
          </table:table-cell>
        </table:table-row>
        <table:table-row>
          <table:table-cell office:value-type="float" office:value="0.21746942474590433">
            <text:p>0,2174694247</text:p>
          </table:table-cell>
          <table:table-cell office:value-type="float" office:value="0.5336638286108354">
            <text:p>0,5336638286</text:p>
          </table:table-cell>
        </table:table-row>
        <table:table-row>
          <table:table-cell office:value-type="float" office:value="0.6278927349383809">
            <text:p>0,6278927349</text:p>
          </table:table-cell>
          <table:table-cell office:value-type="float" office:value="0.2076031707923227">
            <text:p>0,2076031708</text:p>
          </table:table-cell>
        </table:table-row>
        <table:table-row>
          <table:table-cell office:value-type="float" office:value="0.30896935843491585">
            <text:p>0,3089693584</text:p>
          </table:table-cell>
          <table:table-cell office:value-type="float" office:value="0.44414987772339576">
            <text:p>0,4441498777</text:p>
          </table:table-cell>
        </table:table-row>
        <table:table-row>
          <table:table-cell office:value-type="float" office:value="0.7467009754854909">
            <text:p>0,7467009755</text:p>
          </table:table-cell>
          <table:table-cell office:value-type="float" office:value="0.13588138806903893">
            <text:p>0,1358813881</text:p>
          </table:table-cell>
        </table:table-row>
        <table:table-row>
          <table:table-cell office:value-type="float" office:value="0.44229692642016993">
            <text:p>0,4422969264</text:p>
          </table:table-cell>
          <table:table-cell office:value-type="float" office:value="0.3349459221836393">
            <text:p>0,3349459222</text:p>
          </table:table-cell>
        </table:table-row>
        <table:table-row>
          <table:table-cell office:value-type="float" office:value="0.27114084103686376">
            <text:p>0,271140841</text:p>
          </table:table-cell>
          <table:table-cell office:value-type="float" office:value="0.4792881401035082">
            <text:p>0,4792881401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10422255269658143">
            <text:p>0,1042225527</text:p>
          </table:table-cell>
          <table:table-cell office:value-type="float" office:value="0.6771648211601136">
            <text:p>0,6771648212</text:p>
          </table:table-cell>
        </table:table-row>
        <table:table-row>
          <table:table-cell office:value-type="float" office:value="0.9261472932352536">
            <text:p>0,9261472932</text:p>
          </table:table-cell>
          <table:table-cell office:value-type="float" office:value="0.037634532396733644">
            <text:p>0,0376345324</text:p>
          </table:table-cell>
        </table:table-row>
        <table:table-row>
          <table:table-cell office:value-type="float" office:value="0.2507083819079718">
            <text:p>0,2507083819</text:p>
          </table:table-cell>
          <table:table-cell office:value-type="float" office:value="0.49929211918727323">
            <text:p>0,4992921192</text:p>
          </table:table-cell>
        </table:table-row>
        <table:table-row>
          <table:table-cell office:value-type="float" office:value="0.34786342609347337">
            <text:p>0,3478634261</text:p>
          </table:table-cell>
          <table:table-cell office:value-type="float" office:value="0.41020052043641697">
            <text:p>0,4102005204</text:p>
          </table:table-cell>
        </table:table-row>
        <table:table-row>
          <table:table-cell office:value-type="float" office:value="0.4054614212882987">
            <text:p>0,4054614213</text:p>
          </table:table-cell>
          <table:table-cell office:value-type="float" office:value="0.3632414733289403">
            <text:p>0,363241473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544901648970087">
            <text:p>0,544901649</text:p>
          </table:table-cell>
          <table:table-cell office:value-type="float" office:value="0.2618254617164807">
            <text:p>0,2618254617</text:p>
          </table:table-cell>
        </table:table-row>
        <table:table-row>
          <table:table-cell office:value-type="float" office:value="0.4054614212882987">
            <text:p>0,4054614213</text:p>
          </table:table-cell>
          <table:table-cell office:value-type="float" office:value="0.3632414733289403">
            <text:p>0,3632414733</text:p>
          </table:table-cell>
        </table:table-row>
        <table:table-row>
          <table:table-cell office:value-type="float" office:value="0.8940146966022611">
            <text:p>0,8940146966</text:p>
          </table:table-cell>
          <table:table-cell office:value-type="float" office:value="0.05447649600749682">
            <text:p>0,054476496</text:p>
          </table:table-cell>
        </table:table-row>
        <table:table-row>
          <table:table-cell office:value-type="float" office:value="0.34786342609347337">
            <text:p>0,3478634261</text:p>
          </table:table-cell>
          <table:table-cell office:value-type="float" office:value="0.41020052043641697">
            <text:p>0,4102005204</text:p>
          </table:table-cell>
        </table:table-row>
        <table:table-row>
          <table:table-cell office:value-type="float" office:value="0.717515752584677">
            <text:p>0,7175157526</text:p>
          </table:table-cell>
          <table:table-cell office:value-type="float" office:value="0.15293698428943492">
            <text:p>0,1529369843</text:p>
          </table:table-cell>
        </table:table-row>
        <table:table-row>
          <table:table-cell office:value-type="float" office:value="0.6278927349383809">
            <text:p>0,6278927349</text:p>
          </table:table-cell>
          <table:table-cell office:value-type="float" office:value="0.2076031707923227">
            <text:p>0,2076031708</text:p>
          </table:table-cell>
        </table:table-row>
        <table:table-row>
          <table:table-cell office:value-type="float" office:value="0.627153827153509">
            <text:p>0,6271538272</text:p>
          </table:table-cell>
          <table:table-cell office:value-type="float" office:value="0.20806955661907467">
            <text:p>0,2080695566</text:p>
          </table:table-cell>
        </table:table-row>
        <table:table-row>
          <table:table-cell office:value-type="float" office:value="0.5137692052976877">
            <text:p>0,5137692053</text:p>
          </table:table-cell>
          <table:table-cell office:value-type="float" office:value="0.28322304355002614">
            <text:p>0,2832230436</text:p>
          </table:table-cell>
        </table:table-row>
        <table:table-row>
          <table:table-cell office:value-type="float" office:value="0.44229692642016993">
            <text:p>0,4422969264</text:p>
          </table:table-cell>
          <table:table-cell office:value-type="float" office:value="0.3349459221836393">
            <text:p>0,3349459222</text:p>
          </table:table-cell>
        </table:table-row>
        <table:table-row>
          <table:table-cell office:value-type="float" office:value="0.17855618435250728">
            <text:p>0,1785561844</text:p>
          </table:table-cell>
          <table:table-cell office:value-type="float" office:value="0.5774409102237803">
            <text:p>0,5774409102</text:p>
          </table:table-cell>
        </table:table-row>
        <table:table-row>
          <table:table-cell office:value-type="float" office:value="0.2507083819079718">
            <text:p>0,2507083819</text:p>
          </table:table-cell>
          <table:table-cell office:value-type="float" office:value="0.49929211918727323">
            <text:p>0,4992921192</text:p>
          </table:table-cell>
        </table:table-row>
        <table:table-row>
          <table:table-cell office:value-type="float" office:value="0.9570948001844584">
            <text:p>0,9570948002</text:p>
          </table:table-cell>
          <table:table-cell office:value-type="float" office:value="0.021687779804188345">
            <text:p>0,0216877798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7588601196277566">
            <text:p>0,7588601196</text:p>
          </table:table-cell>
          <table:table-cell office:value-type="float" office:value="0.12887422284278804">
            <text:p>0,1288742228</text:p>
          </table:table-cell>
        </table:table-row>
        <table:table-row>
          <table:table-cell office:value-type="float" office:value="0.4734293700925693">
            <text:p>0,4734293701</text:p>
          </table:table-cell>
          <table:table-cell office:value-type="float" office:value="0.31193796057872125">
            <text:p>0,311937960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2507083819079718">
            <text:p>0,2507083819</text:p>
          </table:table-cell>
          <table:table-cell office:value-type="float" office:value="0.49929211918727323">
            <text:p>0,4992921192</text:p>
          </table:table-cell>
        </table:table-row>
        <table:table-row>
          <table:table-cell office:value-type="float" office:value="0.3340281015612019">
            <text:p>0,3340281016</text:p>
          </table:table-cell>
          <table:table-cell office:value-type="float" office:value="0.42204835707370647">
            <text:p>0,4220483571</text:p>
          </table:table-cell>
        </table:table-row>
        <table:table-row>
          <table:table-cell office:value-type="float" office:value="0.15914130654969816">
            <text:p>0,1591413065</text:p>
          </table:table-cell>
          <table:table-cell office:value-type="float" office:value="0.6010748108357933">
            <text:p>0,6010748108</text:p>
          </table:table-cell>
        </table:table-row>
        <table:table-row>
          <table:table-cell office:value-type="float" office:value="0.717515752584677">
            <text:p>0,7175157526</text:p>
          </table:table-cell>
          <table:table-cell office:value-type="float" office:value="0.15293698428943492">
            <text:p>0,1529369843</text:p>
          </table:table-cell>
        </table:table-row>
        <table:table-row>
          <table:table-cell office:value-type="float" office:value="0.544901648970087">
            <text:p>0,544901649</text:p>
          </table:table-cell>
          <table:table-cell office:value-type="float" office:value="0.2618254617164807">
            <text:p>0,2618254617</text:p>
          </table:table-cell>
        </table:table-row>
        <table:table-row>
          <table:table-cell office:value-type="float" office:value="0.6304438923009325">
            <text:p>0,6304438923</text:p>
          </table:table-cell>
          <table:table-cell office:value-type="float" office:value="0.20599503005275055">
            <text:p>0,2059950301</text:p>
          </table:table-cell>
        </table:table-row>
        <table:table-row>
          <table:table-cell office:value-type="float" office:value="0.4054614212882987">
            <text:p>0,4054614213</text:p>
          </table:table-cell>
          <table:table-cell office:value-type="float" office:value="0.3632414733289403">
            <text:p>0,3632414733</text:p>
          </table:table-cell>
        </table:table-row>
        <table:table-row>
          <table:table-cell office:value-type="float" office:value="0.627153827153509">
            <text:p>0,6271538272</text:p>
          </table:table-cell>
          <table:table-cell office:value-type="float" office:value="0.20806955661907467">
            <text:p>0,2080695566</text:p>
          </table:table-cell>
        </table:table-row>
        <table:table-row>
          <table:table-cell office:value-type="float" office:value="0.8200180723430401">
            <text:p>0,8200180723</text:p>
          </table:table-cell>
          <table:table-cell office:value-type="float" office:value="0.09445150745913111">
            <text:p>0,0944515075</text:p>
          </table:table-cell>
        </table:table-row>
        <table:table-row>
          <table:table-cell office:value-type="float" office:value="0.8764874858196756">
            <text:p>0,8764874858</text:p>
          </table:table-cell>
          <table:table-cell office:value-type="float" office:value="0.06379089631659973">
            <text:p>0,0637908963</text:p>
          </table:table-cell>
        </table:table-row>
        <table:table-row>
          <table:table-cell office:value-type="float" office:value="0.3621843615229059">
            <text:p>0,3621843615</text:p>
          </table:table-cell>
          <table:table-cell office:value-type="float" office:value="0.3981824516326349">
            <text:p>0,3981824516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9545436428219068">
            <text:p>0,9545436428</text:p>
          </table:table-cell>
          <table:table-cell office:value-type="float" office:value="0.022992506261130696">
            <text:p>0,0229925063</text:p>
          </table:table-cell>
        </table:table-row>
        <table:table-row>
          <table:table-cell office:value-type="float" office:value="0.8942193828809809">
            <text:p>0,8942193829</text:p>
          </table:table-cell>
          <table:table-cell office:value-type="float" office:value="0.054368262545624546">
            <text:p>0,0543682625</text:p>
          </table:table-cell>
        </table:table-row>
        <table:table-row>
          <table:table-cell office:value-type="float" office:value="0.22648967243985935">
            <text:p>0,2264896724</text:p>
          </table:table-cell>
          <table:table-cell office:value-type="float" office:value="0.5240906888493782">
            <text:p>0,524090688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4481674749840652">
            <text:p>0,448167475</text:p>
          </table:table-cell>
          <table:table-cell office:value-type="float" office:value="0.3305468836549753">
            <text:p>0,3305468837</text:p>
          </table:table-cell>
        </table:table-row>
        <table:table-row>
          <table:table-cell office:value-type="float" office:value="0.544901648970087">
            <text:p>0,544901649</text:p>
          </table:table-cell>
          <table:table-cell office:value-type="float" office:value="0.2618254617164807">
            <text:p>0,2618254617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3340281015612019">
            <text:p>0,3340281016</text:p>
          </table:table-cell>
          <table:table-cell office:value-type="float" office:value="0.42204835707370647">
            <text:p>0,4220483571</text:p>
          </table:table-cell>
        </table:table-row>
        <table:table-row>
          <table:table-cell office:value-type="float" office:value="0.04875438463071743">
            <text:p>0,0487543846</text:p>
          </table:table-cell>
          <table:table-cell office:value-type="float" office:value="0.7791960493317264">
            <text:p>0,7791960493</text:p>
          </table:table-cell>
        </table:table-row>
        <table:table-row>
          <table:table-cell office:value-type="float" office:value="0.271514390520179">
            <text:p>0,2715143905</text:p>
          </table:table-cell>
          <table:table-cell office:value-type="float" office:value="0.4789295723991055">
            <text:p>0,4789295724</text:p>
          </table:table-cell>
        </table:table-row>
        <table:table-row>
          <table:table-cell office:value-type="float" office:value="0.4054614212882987">
            <text:p>0,4054614213</text:p>
          </table:table-cell>
          <table:table-cell office:value-type="float" office:value="0.3632414733289403">
            <text:p>0,3632414733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142844342199489">
            <text:p>0,1428443422</text:p>
          </table:table-cell>
          <table:table-cell office:value-type="float" office:value="0.6220524610485088">
            <text:p>0,622052461</text:p>
          </table:table-cell>
        </table:table-row>
        <table:table-row>
          <table:table-cell office:value-type="float" office:value="0.21240734131629965">
            <text:p>0,2124073413</text:p>
          </table:table-cell>
          <table:table-cell office:value-type="float" office:value="0.539123290546919">
            <text:p>0,5391232905</text:p>
          </table:table-cell>
        </table:table-row>
        <table:table-row>
          <table:table-cell office:value-type="float" office:value="0.7344265014665421">
            <text:p>0,7344265015</text:p>
          </table:table-cell>
          <table:table-cell office:value-type="float" office:value="0.1430131264327661">
            <text:p>0,1430131264</text:p>
          </table:table-cell>
        </table:table-row>
        <table:table-row>
          <table:table-cell office:value-type="float" office:value="0.6667490079217511">
            <text:p>0,6667490079</text:p>
          </table:table-cell>
          <table:table-cell office:value-type="float" office:value="0.18345299711421936">
            <text:p>0,1834529971</text:p>
          </table:table-cell>
        </table:table-row>
        <table:table-row>
          <table:table-cell office:value-type="float" office:value="0.3621843615229059">
            <text:p>0,3621843615</text:p>
          </table:table-cell>
          <table:table-cell office:value-type="float" office:value="0.3981824516326349">
            <text:p>0,3981824516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1635710832640007">
            <text:p>0,1635710833</text:p>
          </table:table-cell>
          <table:table-cell office:value-type="float" office:value="0.5955607792708517">
            <text:p>0,5955607793</text:p>
          </table:table-cell>
        </table:table-row>
        <table:table-row>
          <table:table-cell office:value-type="float" office:value="0.9545436428219068">
            <text:p>0,9545436428</text:p>
          </table:table-cell>
          <table:table-cell office:value-type="float" office:value="0.022992506261130696">
            <text:p>0,0229925063</text:p>
          </table:table-cell>
        </table:table-row>
        <table:table-row>
          <table:table-cell office:value-type="float" office:value="0.8585762542182144">
            <text:p>0,8585762542</text:p>
          </table:table-cell>
          <table:table-cell office:value-type="float" office:value="0.07340610070095199">
            <text:p>0,073406100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344265014665421">
            <text:p>0,7344265015</text:p>
          </table:table-cell>
          <table:table-cell office:value-type="float" office:value="0.1430131264327661">
            <text:p>0,1430131264</text:p>
          </table:table-cell>
        </table:table-row>
        <table:table-row>
          <table:table-cell office:value-type="float" office:value="0.271514390520179">
            <text:p>0,2715143905</text:p>
          </table:table-cell>
          <table:table-cell office:value-type="float" office:value="0.4789295723991055">
            <text:p>0,4789295724</text:p>
          </table:table-cell>
        </table:table-row>
        <table:table-row>
          <table:table-cell office:value-type="float" office:value="0.544901648970087">
            <text:p>0,544901649</text:p>
          </table:table-cell>
          <table:table-cell office:value-type="float" office:value="0.2618254617164807">
            <text:p>0,2618254617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6010612868522791">
            <text:p>0,6010612869</text:p>
          </table:table-cell>
          <table:table-cell office:value-type="float" office:value="0.22471857570796971">
            <text:p>0,2247185757</text:p>
          </table:table-cell>
        </table:table-row>
        <table:table-row>
          <table:table-cell office:value-type="float" office:value="0.943840362117808">
            <text:p>0,9438403621</text:p>
          </table:table-cell>
          <table:table-cell office:value-type="float" office:value="0.02848553169918877">
            <text:p>0,0284855317</text:p>
          </table:table-cell>
        </table:table-row>
        <table:table-row>
          <table:table-cell office:value-type="float" office:value="0.48441707330872985">
            <text:p>0,4844170733</text:p>
          </table:table-cell>
          <table:table-cell office:value-type="float" office:value="0.30399922894530507">
            <text:p>0,3039992289</text:p>
          </table:table-cell>
        </table:table-row>
        <table:table-row>
          <table:table-cell office:value-type="float" office:value="0.8652802153537155">
            <text:p>0,8652802154</text:p>
          </table:table-cell>
          <table:table-cell office:value-type="float" office:value="0.06979560560395359">
            <text:p>0,0697956056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3340281015612019">
            <text:p>0,3340281016</text:p>
          </table:table-cell>
          <table:table-cell office:value-type="float" office:value="0.42204835707370647">
            <text:p>0,4220483571</text:p>
          </table:table-cell>
        </table:table-row>
        <table:table-row>
          <table:table-cell office:value-type="float" office:value="0.6667490079217511">
            <text:p>0,6667490079</text:p>
          </table:table-cell>
          <table:table-cell office:value-type="float" office:value="0.18345299711421936">
            <text:p>0,1834529971</text:p>
          </table:table-cell>
        </table:table-row>
        <table:table-row>
          <table:table-cell office:value-type="float" office:value="0.04875438463071743">
            <text:p>0,0487543846</text:p>
          </table:table-cell>
          <table:table-cell office:value-type="float" office:value="0.7791960493317264">
            <text:p>0,7791960493</text:p>
          </table:table-cell>
        </table:table-row>
        <table:table-row>
          <table:table-cell office:value-type="float" office:value="0.4054614212882987">
            <text:p>0,4054614213</text:p>
          </table:table-cell>
          <table:table-cell office:value-type="float" office:value="0.3632414733289403">
            <text:p>0,3632414733</text:p>
          </table:table-cell>
        </table:table-row>
        <table:table-row>
          <table:table-cell office:value-type="float" office:value="0.25283451073219204">
            <text:p>0,2528345107</text:p>
          </table:table-cell>
          <table:table-cell office:value-type="float" office:value="0.49717347849164517">
            <text:p>0,4971734785</text:p>
          </table:table-cell>
        </table:table-row>
        <table:table-row>
          <table:table-cell office:value-type="float" office:value="0.678414068623145">
            <text:p>0,6784140686</text:p>
          </table:table-cell>
          <table:table-cell office:value-type="float" office:value="0.17634104835608988">
            <text:p>0,1763410484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2091444966722691">
            <text:p>0,2091444967</text:p>
          </table:table-cell>
          <table:table-cell office:value-type="float" office:value="0.5426768137604774">
            <text:p>0,5426768138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2091444966722691">
            <text:p>0,2091444967</text:p>
          </table:table-cell>
          <table:table-cell office:value-type="float" office:value="0.5426768137604774">
            <text:p>0,5426768138</text:p>
          </table:table-cell>
        </table:table-row>
        <table:table-row>
          <table:table-cell office:value-type="float" office:value="0.10105737222297778">
            <text:p>0,1010573722</text:p>
          </table:table-cell>
          <table:table-cell office:value-type="float" office:value="0.6821047779173494">
            <text:p>0,6821047779</text:p>
          </table:table-cell>
        </table:table-row>
        <table:table-row>
          <table:table-cell office:value-type="float" office:value="0.8652802153537155">
            <text:p>0,8652802154</text:p>
          </table:table-cell>
          <table:table-cell office:value-type="float" office:value="0.06979560560395359">
            <text:p>0,0697956056</text:p>
          </table:table-cell>
        </table:table-row>
        <table:table-row>
          <table:table-cell office:value-type="float" office:value="0.48441707330872985">
            <text:p>0,4844170733</text:p>
          </table:table-cell>
          <table:table-cell office:value-type="float" office:value="0.30399922894530507">
            <text:p>0,3039992289</text:p>
          </table:table-cell>
        </table:table-row>
        <table:table-row>
          <table:table-cell office:value-type="float" office:value="0.943840362117808">
            <text:p>0,9438403621</text:p>
          </table:table-cell>
          <table:table-cell office:value-type="float" office:value="0.02848553169918877">
            <text:p>0,0284855317</text:p>
          </table:table-cell>
        </table:table-row>
        <table:table-row>
          <table:table-cell office:value-type="float" office:value="0.4054614212882987">
            <text:p>0,4054614213</text:p>
          </table:table-cell>
          <table:table-cell office:value-type="float" office:value="0.3632414733289403">
            <text:p>0,3632414733</text:p>
          </table:table-cell>
        </table:table-row>
        <table:table-row>
          <table:table-cell office:value-type="float" office:value="0.25283451073219204">
            <text:p>0,2528345107</text:p>
          </table:table-cell>
          <table:table-cell office:value-type="float" office:value="0.49717347849164517">
            <text:p>0,4971734785</text:p>
          </table:table-cell>
        </table:table-row>
        <table:table-row>
          <table:table-cell office:value-type="float" office:value="0.6010612868522791">
            <text:p>0,6010612869</text:p>
          </table:table-cell>
          <table:table-cell office:value-type="float" office:value="0.22471857570796971">
            <text:p>0,2247185757</text:p>
          </table:table-cell>
        </table:table-row>
        <table:table-row>
          <table:table-cell office:value-type="float" office:value="0.29961264155163675">
            <text:p>0,2996126416</text:p>
          </table:table-cell>
          <table:table-cell office:value-type="float" office:value="0.45263116497955713">
            <text:p>0,452631165</text:p>
          </table:table-cell>
        </table:table-row>
        <table:table-row>
          <table:table-cell office:value-type="float" office:value="0.6394360088788708">
            <text:p>0,6394360089</text:p>
          </table:table-cell>
          <table:table-cell office:value-type="float" office:value="0.20035257214265312">
            <text:p>0,2003525721</text:p>
          </table:table-cell>
        </table:table-row>
        <table:table-row>
          <table:table-cell office:value-type="float" office:value="0.04875438463071743">
            <text:p>0,0487543846</text:p>
          </table:table-cell>
          <table:table-cell office:value-type="float" office:value="0.7791960493317264">
            <text:p>0,7791960493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5638500513284992">
            <text:p>0,5638500513</text:p>
          </table:table-cell>
          <table:table-cell office:value-type="float" office:value="0.24910050517496074">
            <text:p>0,2491005052</text:p>
          </table:table-cell>
        </table:table-row>
        <table:table-row>
          <table:table-cell office:value-type="float" office:value="0.37243224083515636">
            <text:p>0,3724322408</text:p>
          </table:table-cell>
          <table:table-cell office:value-type="float" office:value="0.3897277322086835">
            <text:p>0,3897277322</text:p>
          </table:table-cell>
        </table:table-row>
        <table:table-row>
          <table:table-cell office:value-type="float" office:value="0.09795100164067533">
            <text:p>0,0979510016</text:p>
          </table:table-cell>
          <table:table-cell office:value-type="float" office:value="0.6870287526933578">
            <text:p>0,6870287527</text:p>
          </table:table-cell>
        </table:table-row>
        <table:table-row>
          <table:table-cell office:value-type="float" office:value="0.5248971616948706">
            <text:p>0,5248971617</text:p>
          </table:table-cell>
          <table:table-cell office:value-type="float" office:value="0.2755021313386281">
            <text:p>0,2755021313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7474724607341855">
            <text:p>0,7474724607</text:p>
          </table:table-cell>
          <table:table-cell office:value-type="float" office:value="0.13543510322579866">
            <text:p>0,1354351032</text:p>
          </table:table-cell>
        </table:table-row>
        <table:table-row>
          <table:table-cell office:value-type="float" office:value="0.943840362117808">
            <text:p>0,9438403621</text:p>
          </table:table-cell>
          <table:table-cell office:value-type="float" office:value="0.02848553169918877">
            <text:p>0,0284855317</text:p>
          </table:table-cell>
        </table:table-row>
        <table:table-row>
          <table:table-cell office:value-type="float" office:value="0.18455594590712004">
            <text:p>0,1845559459</text:p>
          </table:table-cell>
          <table:table-cell office:value-type="float" office:value="0.5704002491770741">
            <text:p>0,5704002492</text:p>
          </table:table-cell>
        </table:table-row>
        <table:table-row>
          <table:table-cell office:value-type="float" office:value="0.29961264155163675">
            <text:p>0,2996126416</text:p>
          </table:table-cell>
          <table:table-cell office:value-type="float" office:value="0.45263116497955713">
            <text:p>0,452631165</text:p>
          </table:table-cell>
        </table:table-row>
        <table:table-row>
          <table:table-cell office:value-type="float" office:value="0.6547360307404158">
            <text:p>0,6547360307</text:p>
          </table:table-cell>
          <table:table-cell office:value-type="float" office:value="0.190842394375227">
            <text:p>0,1908423944</text:p>
          </table:table-cell>
        </table:table-row>
        <table:table-row>
          <table:table-cell office:value-type="float" office:value="0.12564592298812685">
            <text:p>0,125645923</text:p>
          </table:table-cell>
          <table:table-cell office:value-type="float" office:value="0.6455343133840359">
            <text:p>0,6455343134</text:p>
          </table:table-cell>
        </table:table-row>
        <table:table-row>
          <table:table-cell office:value-type="float" office:value="0.37243224083515636">
            <text:p>0,3724322408</text:p>
          </table:table-cell>
          <table:table-cell office:value-type="float" office:value="0.3897277322086835">
            <text:p>0,3897277322</text:p>
          </table:table-cell>
        </table:table-row>
        <table:table-row>
          <table:table-cell office:value-type="float" office:value="0.25283451073219204">
            <text:p>0,2528345107</text:p>
          </table:table-cell>
          <table:table-cell office:value-type="float" office:value="0.49717347849164517">
            <text:p>0,4971734785</text:p>
          </table:table-cell>
        </table:table-row>
        <table:table-row>
          <table:table-cell office:value-type="float" office:value="0.2091444966722691">
            <text:p>0,2091444967</text:p>
          </table:table-cell>
          <table:table-cell office:value-type="float" office:value="0.5426768137604774">
            <text:p>0,5426768138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8652802153537155">
            <text:p>0,8652802154</text:p>
          </table:table-cell>
          <table:table-cell office:value-type="float" office:value="0.06979560560395359">
            <text:p>0,0697956056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4054614212882987">
            <text:p>0,4054614213</text:p>
          </table:table-cell>
          <table:table-cell office:value-type="float" office:value="0.3632414733289403">
            <text:p>0,3632414733</text:p>
          </table:table-cell>
        </table:table-row>
        <table:table-row>
          <table:table-cell office:value-type="float" office:value="0.44575153921643584">
            <text:p>0,4457515392</text:p>
          </table:table-cell>
          <table:table-cell office:value-type="float" office:value="0.3323537319684653">
            <text:p>0,332353732</text:p>
          </table:table-cell>
        </table:table-row>
        <table:table-row>
          <table:table-cell office:value-type="float" office:value="0.04875438463071743">
            <text:p>0,0487543846</text:p>
          </table:table-cell>
          <table:table-cell office:value-type="float" office:value="0.7791960493317264">
            <text:p>0,7791960493</text:p>
          </table:table-cell>
        </table:table-row>
        <table:table-row>
          <table:table-cell office:value-type="float" office:value="0.280271147015698">
            <text:p>0,280271147</text:p>
          </table:table-cell>
          <table:table-cell office:value-type="float" office:value="0.47059358993709">
            <text:p>0,4705935899</text:p>
          </table:table-cell>
        </table:table-row>
        <table:table-row>
          <table:table-cell office:value-type="float" office:value="0.09795100164067533">
            <text:p>0,0979510016</text:p>
          </table:table-cell>
          <table:table-cell office:value-type="float" office:value="0.6870287526933578">
            <text:p>0,6870287527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5267566664404798">
            <text:p>0,5267566664</text:p>
          </table:table-cell>
          <table:table-cell office:value-type="float" office:value="0.2742199600151022">
            <text:p>0,27421996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6143839380354363">
            <text:p>0,614383938</text:p>
          </table:table-cell>
          <table:table-cell office:value-type="float" office:value="0.21617352811005652">
            <text:p>0,2161735281</text:p>
          </table:table-cell>
        </table:table-row>
        <table:table-row>
          <table:table-cell office:value-type="float" office:value="0.7474724607341855">
            <text:p>0,7474724607</text:p>
          </table:table-cell>
          <table:table-cell office:value-type="float" office:value="0.13543510322579866">
            <text:p>0,1354351032</text:p>
          </table:table-cell>
        </table:table-row>
        <table:table-row>
          <table:table-cell office:value-type="float" office:value="0.04875438463071743">
            <text:p>0,0487543846</text:p>
          </table:table-cell>
          <table:table-cell office:value-type="float" office:value="0.7791960493317264">
            <text:p>0,7791960493</text:p>
          </table:table-cell>
        </table:table-row>
        <table:table-row>
          <table:table-cell office:value-type="float" office:value="0.6964303850505594">
            <text:p>0,6964303851</text:p>
          </table:table-cell>
          <table:table-cell office:value-type="float" office:value="0.16547595298244433">
            <text:p>0,165475953</text:p>
          </table:table-cell>
        </table:table-row>
        <table:table-row>
          <table:table-cell office:value-type="float" office:value="0.07098359553451399">
            <text:p>0,0709835955</text:p>
          </table:table-cell>
          <table:table-cell office:value-type="float" office:value="0.7335725323197437">
            <text:p>0,7335725323</text:p>
          </table:table-cell>
        </table:table-row>
        <table:table-row>
          <table:table-cell office:value-type="float" office:value="0.09795100164067533">
            <text:p>0,0979510016</text:p>
          </table:table-cell>
          <table:table-cell office:value-type="float" office:value="0.6870287526933578">
            <text:p>0,6870287527</text:p>
          </table:table-cell>
        </table:table-row>
        <table:table-row>
          <table:table-cell office:value-type="float" office:value="0.46387908050259147">
            <text:p>0,4638790805</text:p>
          </table:table-cell>
          <table:table-cell office:value-type="float" office:value="0.3189133091135964">
            <text:p>0,3189133091</text:p>
          </table:table-cell>
        </table:table-row>
        <table:table-row>
          <table:table-cell office:value-type="float" office:value="0.8652802153537155">
            <text:p>0,8652802154</text:p>
          </table:table-cell>
          <table:table-cell office:value-type="float" office:value="0.06979560560395359">
            <text:p>0,0697956056</text:p>
          </table:table-cell>
        </table:table-row>
        <table:table-row>
          <table:table-cell office:value-type="float" office:value="0.943840362117808">
            <text:p>0,9438403621</text:p>
          </table:table-cell>
          <table:table-cell office:value-type="float" office:value="0.02848553169918877">
            <text:p>0,0284855317</text:p>
          </table:table-cell>
        </table:table-row>
        <table:table-row>
          <table:table-cell office:value-type="float" office:value="0.17209727346668313">
            <text:p>0,1720972735</text:p>
          </table:table-cell>
          <table:table-cell office:value-type="float" office:value="0.5851539159318445">
            <text:p>0,5851539159</text:p>
          </table:table-cell>
        </table:table-row>
        <table:table-row>
          <table:table-cell office:value-type="float" office:value="0.13159247874697544">
            <text:p>0,1315924787</text:p>
          </table:table-cell>
          <table:table-cell office:value-type="float" office:value="0.6372432237063304">
            <text:p>0,6372432237</text:p>
          </table:table-cell>
        </table:table-row>
        <table:table-row>
          <table:table-cell office:value-type="float" office:value="0.33340770907794703">
            <text:p>0,3334077091</text:p>
          </table:table-cell>
          <table:table-cell office:value-type="float" office:value="0.42258532311869057">
            <text:p>0,4225853231</text:p>
          </table:table-cell>
        </table:table-row>
        <table:table-row>
          <table:table-cell office:value-type="float" office:value="0.37243224083515636">
            <text:p>0,3724322408</text:p>
          </table:table-cell>
          <table:table-cell office:value-type="float" office:value="0.3897277322086835">
            <text:p>0,3897277322</text:p>
          </table:table-cell>
        </table:table-row>
        <table:table-row>
          <table:table-cell office:value-type="float" office:value="0.2091444966722691">
            <text:p>0,2091444967</text:p>
          </table:table-cell>
          <table:table-cell office:value-type="float" office:value="0.5426768137604774">
            <text:p>0,5426768138</text:p>
          </table:table-cell>
        </table:table-row>
        <table:table-row>
          <table:table-cell office:value-type="float" office:value="0.2281559578266963">
            <text:p>0,2281559578</text:p>
          </table:table-cell>
          <table:table-cell office:value-type="float" office:value="0.5223432636016778">
            <text:p>0,5223432636</text:p>
          </table:table-cell>
        </table:table-row>
        <table:table-row>
          <table:table-cell table:number-columns-repeated="2"/>
        </table:table-row>
        <table:table-row>
          <table:table-cell office:value-type="float" office:value="0.023418605197960574">
            <text:p>0,0234186052</text:p>
          </table:table-cell>
          <table:table-cell office:value-type="float" office:value="0.846968613683465">
            <text:p>0,8469686137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1.0">
            <text:p>1</text:p>
          </table:table-cell>
          <table:table-cell office:value-type="float" office:value="0.0">
            <text:p>0</text:p>
          </table:table-cell>
        </table:table-row>
        <table:table-row>
          <table:table-cell office:value-type="float" office:value="0.8652802153537155">
            <text:p>0,8652802154</text:p>
          </table:table-cell>
          <table:table-cell office:value-type="float" office:value="0.06979560560395359">
            <text:p>0,0697956056</text:p>
          </table:table-cell>
        </table:table-row>
        <table:table-row>
          <table:table-cell office:value-type="float" office:value="0.4416562346469447">
            <text:p>0,4416562346</text:p>
          </table:table-cell>
          <table:table-cell office:value-type="float" office:value="0.3354277807138304">
            <text:p>0,3354277807</text:p>
          </table:table-cell>
        </table:table-row>
        <table:table-row>
          <table:table-cell office:value-type="float" office:value="0.04875438463071743">
            <text:p>0,0487543846</text:p>
          </table:table-cell>
          <table:table-cell office:value-type="float" office:value="0.7791960493317264">
            <text:p>0,7791960493</text:p>
          </table:table-cell>
        </table:table-row>
        <table:table-row>
          <table:table-cell office:value-type="float" office:value="0.33340770907794703">
            <text:p>0,3334077091</text:p>
          </table:table-cell>
          <table:table-cell office:value-type="float" office:value="0.42258532311869057">
            <text:p>0,4225853231</text:p>
          </table:table-cell>
        </table:table-row>
        <table:table-row>
          <table:table-cell office:value-type="float" office:value="0.7474724607341855">
            <text:p>0,7474724607</text:p>
          </table:table-cell>
          <table:table-cell office:value-type="float" office:value="0.13543510322579866">
            <text:p>0,1354351032</text:p>
          </table:table-cell>
        </table:table-row>
        <table:table-row>
          <table:table-cell office:value-type="float" office:value="0.943840362117808">
            <text:p>0,9438403621</text:p>
          </table:table-cell>
          <table:table-cell office:value-type="float" office:value="0.02848553169918877">
            <text:p>0,0284855317</text:p>
          </table:table-cell>
        </table:table-row>
        <table:table-row>
          <table:table-cell office:value-type="float" office:value="0.6392239351651878">
            <text:p>0,6392239352</text:p>
          </table:table-cell>
          <table:table-cell office:value-type="float" office:value="0.20048518765116818">
            <text:p>0,2004851877</text:p>
          </table:table-cell>
        </table:table-row>
        <table:table-row>
          <table:table-cell office:value-type="float" office:value="0.37243224083515636">
            <text:p>0,3724322408</text:p>
          </table:table-cell>
          <table:table-cell office:value-type="float" office:value="0.3897277322086835">
            <text:p>0,3897277322</text:p>
          </table:table-cell>
        </table:table-row>
        <table:table-row>
          <table:table-cell office:value-type="float" office:value="0.2730978579984732">
            <text:p>0,273097858</text:p>
          </table:table-cell>
          <table:table-cell office:value-type="float" office:value="0.4774123441962361">
            <text:p>0,4774123442</text:p>
          </table:table-cell>
        </table:table-row>
        <table:table-row>
          <table:table-cell office:value-type="float" office:value="0.09795100164067533">
            <text:p>0,0979510016</text:p>
          </table:table-cell>
          <table:table-cell office:value-type="float" office:value="0.6870287526933578">
            <text:p>0,6870287527</text:p>
          </table:table-cell>
        </table:table-row>
        <table:table-row>
          <table:table-cell office:value-type="float" office:value="0.2281559578266963">
            <text:p>0,2281559578</text:p>
          </table:table-cell>
          <table:table-cell office:value-type="float" office:value="0.5223432636016778">
            <text:p>0,5223432636</text:p>
          </table:table-cell>
        </table:table-row>
        <table:table-row>
          <table:table-cell office:value-type="float" office:value="0.5267566664404798">
            <text:p>0,5267566664</text:p>
          </table:table-cell>
          <table:table-cell office:value-type="float" office:value="0.2742199600151022">
            <text:p>0,27421996</text:p>
          </table:table-cell>
        </table:table-row>
        <table:table-row>
          <table:table-cell office:value-type="float" office:value="0.6964303850505594">
            <text:p>0,6964303851</text:p>
          </table:table-cell>
          <table:table-cell office:value-type="float" office:value="0.16547595298244433">
            <text:p>0,165475953</text:p>
          </table:table-cell>
        </table:table-row>
        <table:table-row>
          <table:table-cell office:value-type="float" office:value="0.8094359402002272">
            <text:p>0,8094359402</text:p>
          </table:table-cell>
          <table:table-cell office:value-type="float" office:value="0.10031342112920949">
            <text:p>0,1003134211</text:p>
          </table:table-cell>
        </table:table-row>
        <table:table-row>
          <table:table-cell office:value-type="float" office:value="0.8024908615604547">
            <text:p>0,8024908616</text:p>
          </table:table-cell>
          <table:table-cell office:value-type="float" office:value="0.10418145723564376">
            <text:p>0,1041814572</text:p>
          </table:table-cell>
        </table:table-row>
        <table:table-row>
          <table:table-cell office:value-type="float" office:value="0.46387908050259147">
            <text:p>0,4638790805</text:p>
          </table:table-cell>
          <table:table-cell office:value-type="float" office:value="0.3189133091135964">
            <text:p>0,3189133091</text:p>
          </table:table-cell>
        </table:table-row>
        <table:table-row>
          <table:table-cell office:value-type="float" office:value="0.15319995571972136">
            <text:p>0,1531999557</text:p>
          </table:table-cell>
          <table:table-cell office:value-type="float" office:value="0.6085923407497991">
            <text:p>0,60859234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